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rig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Trig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ngle</text:p>
          </table:table-cell>
          <table:table-cell office:value-type="string" table:style-name="ce1">
            <text:p>Sine</text:p>
          </table:table-cell>
          <table:table-cell office:value-type="string" table:style-name="ce1">
            <text:p>Cosi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81"/>
        </table:table-row>
        <table:table-row table:style-name="ro1">
          <table:table-cell office:value-type="float" table:style-name="ce1" office:value="0.0">
            <text:p>0</text:p>
          </table:table-cell>
          <table:table-cell office:value-type="float" table:style-name="ce1" office:value="0.0">
            <text:p>0</text:p>
          </table:table-cell>
          <table:table-cell office:value-type="float" table:style-name="ce1" office:value="1.0">
            <text:p>1</text:p>
          </table:table-cell>
          <table:table-cell table:number-columns-repeated="16381"/>
        </table:table-row>
        <table:table-row table:style-name="ro1">
          <table:table-cell office:value-type="float" table:style-name="ce1" office:value="0.1">
            <text:p>0.1</text:p>
          </table:table-cell>
          <table:table-cell office:value-type="float" table:style-name="ce1" office:value="0.0017453283659">
            <text:p>0.00174533</text:p>
          </table:table-cell>
          <table:table-cell office:value-type="float" table:style-name="ce1" office:value="0.999998476913">
            <text:p>0.999998</text:p>
          </table:table-cell>
          <table:table-cell table:number-columns-repeated="16381"/>
        </table:table-row>
        <table:table-row table:style-name="ro1">
          <table:table-cell office:value-type="float" table:style-name="ce1" office:value="0.2">
            <text:p>0.2</text:p>
          </table:table-cell>
          <table:table-cell office:value-type="float" table:style-name="ce1" office:value="0.00349065141522">
            <text:p>0.00349065</text:p>
          </table:table-cell>
          <table:table-cell office:value-type="float" table:style-name="ce1" office:value="0.999993907658">
            <text:p>0.999994</text:p>
          </table:table-cell>
          <table:table-cell table:number-columns-repeated="16381"/>
        </table:table-row>
        <table:table-row table:style-name="ro1">
          <table:table-cell office:value-type="float" table:style-name="ce1" office:value="0.3">
            <text:p>0.3</text:p>
          </table:table-cell>
          <table:table-cell office:value-type="float" table:style-name="ce1" office:value="0.00523596383142">
            <text:p>0.00523596</text:p>
          </table:table-cell>
          <table:table-cell office:value-type="float" table:style-name="ce1" office:value="0.999986292247">
            <text:p>0.999986</text:p>
          </table:table-cell>
          <table:table-cell table:number-columns-repeated="16381"/>
        </table:table-row>
        <table:table-row table:style-name="ro1">
          <table:table-cell office:value-type="float" table:style-name="ce1" office:value="0.4">
            <text:p>0.4</text:p>
          </table:table-cell>
          <table:table-cell office:value-type="float" table:style-name="ce1" office:value="0.00698126029796">
            <text:p>0.00698126</text:p>
          </table:table-cell>
          <table:table-cell office:value-type="float" table:style-name="ce1" office:value="0.999975630705">
            <text:p>0.999976</text:p>
          </table:table-cell>
          <table:table-cell table:number-columns-repeated="16381"/>
        </table:table-row>
        <table:table-row table:style-name="ro1">
          <table:table-cell office:value-type="float" table:style-name="ce1" office:value="0.5">
            <text:p>0.5</text:p>
          </table:table-cell>
          <table:table-cell office:value-type="float" table:style-name="ce1" office:value="0.00872653549837">
            <text:p>0.00872654</text:p>
          </table:table-cell>
          <table:table-cell office:value-type="float" table:style-name="ce1" office:value="0.999961923064">
            <text:p>0.999962</text:p>
          </table:table-cell>
          <table:table-cell table:number-columns-repeated="16381"/>
        </table:table-row>
        <table:table-row table:style-name="ro1">
          <table:table-cell office:value-type="float" table:style-name="ce1" office:value="0.6">
            <text:p>0.6</text:p>
          </table:table-cell>
          <table:table-cell office:value-type="float" table:style-name="ce1" office:value="0.0104717841162">
            <text:p>0.0104718</text:p>
          </table:table-cell>
          <table:table-cell office:value-type="float" table:style-name="ce1" office:value="0.999945169366">
            <text:p>0.9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0.7">
            <text:p>0.7</text:p>
          </table:table-cell>
          <table:table-cell office:value-type="float" table:style-name="ce1" office:value="0.0122170008352">
            <text:p>0.012217</text:p>
          </table:table-cell>
          <table:table-cell office:value-type="float" table:style-name="ce1" office:value="0.99992536966">
            <text:p>0.999925</text:p>
          </table:table-cell>
          <table:table-cell table:number-columns-repeated="16381"/>
        </table:table-row>
        <table:table-row table:style-name="ro1">
          <table:table-cell office:value-type="float" table:style-name="ce1" office:value="0.8">
            <text:p>0.8</text:p>
          </table:table-cell>
          <table:table-cell office:value-type="float" table:style-name="ce1" office:value="0.0139621803391">
            <text:p>0.0139622</text:p>
          </table:table-cell>
          <table:table-cell office:value-type="float" table:style-name="ce1" office:value="0.999902524009">
            <text:p>0.999903</text:p>
          </table:table-cell>
          <table:table-cell table:number-columns-repeated="16381"/>
        </table:table-row>
        <table:table-row table:style-name="ro1">
          <table:table-cell office:value-type="float" table:style-name="ce1" office:value="0.9">
            <text:p>0.9</text:p>
          </table:table-cell>
          <table:table-cell office:value-type="float" table:style-name="ce1" office:value="0.0157073173118">
            <text:p>0.0157073</text:p>
          </table:table-cell>
          <table:table-cell office:value-type="float" table:style-name="ce1" office:value="0.999876632482">
            <text:p>0.999877</text:p>
          </table:table-cell>
          <table:table-cell table:number-columns-repeated="16381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0.0174524064373">
            <text:p>0.0174524</text:p>
          </table:table-cell>
          <table:table-cell office:value-type="float" table:style-name="ce1" office:value="0.999847695156">
            <text:p>0.999848</text:p>
          </table:table-cell>
          <table:table-cell table:number-columns-repeated="16381"/>
        </table:table-row>
        <table:table-row table:style-name="ro1">
          <table:table-cell office:value-type="float" table:style-name="ce1" office:value="1.1">
            <text:p>1.1</text:p>
          </table:table-cell>
          <table:table-cell office:value-type="float" table:style-name="ce1" office:value="0.0191974423997">
            <text:p>0.0191974</text:p>
          </table:table-cell>
          <table:table-cell office:value-type="float" table:style-name="ce1" office:value="0.999815712122">
            <text:p>0.999816</text:p>
          </table:table-cell>
          <table:table-cell table:number-columns-repeated="16381"/>
        </table:table-row>
        <table:table-row table:style-name="ro1">
          <table:table-cell office:value-type="float" table:style-name="ce1" office:value="1.2">
            <text:p>1.2</text:p>
          </table:table-cell>
          <table:table-cell office:value-type="float" table:style-name="ce1" office:value="0.0209424198834">
            <text:p>0.0209424</text:p>
          </table:table-cell>
          <table:table-cell office:value-type="float" table:style-name="ce1" office:value="0.999780683475">
            <text:p>0.999781</text:p>
          </table:table-cell>
          <table:table-cell table:number-columns-repeated="16381"/>
        </table:table-row>
        <table:table-row table:style-name="ro1">
          <table:table-cell office:value-type="float" table:style-name="ce1" office:value="1.3">
            <text:p>1.3</text:p>
          </table:table-cell>
          <table:table-cell office:value-type="float" table:style-name="ce1" office:value="0.0226873335728">
            <text:p>0.0226873</text:p>
          </table:table-cell>
          <table:table-cell office:value-type="float" table:style-name="ce1" office:value="0.999742609323">
            <text:p>0.999743</text:p>
          </table:table-cell>
          <table:table-cell table:number-columns-repeated="16381"/>
        </table:table-row>
        <table:table-row table:style-name="ro1">
          <table:table-cell office:value-type="float" table:style-name="ce1" office:value="1.4">
            <text:p>1.4</text:p>
          </table:table-cell>
          <table:table-cell office:value-type="float" table:style-name="ce1" office:value="0.0244321781527">
            <text:p>0.0244322</text:p>
          </table:table-cell>
          <table:table-cell office:value-type="float" table:style-name="ce1" office:value="0.999701489781">
            <text:p>0.999701</text:p>
          </table:table-cell>
          <table:table-cell table:number-columns-repeated="16381"/>
        </table:table-row>
        <table:table-row table:style-name="ro1">
          <table:table-cell office:value-type="float" table:style-name="ce1" office:value="1.5">
            <text:p>1.5</text:p>
          </table:table-cell>
          <table:table-cell office:value-type="float" table:style-name="ce1" office:value="0.0261769483079">
            <text:p>0.0261769</text:p>
          </table:table-cell>
          <table:table-cell office:value-type="float" table:style-name="ce1" office:value="0.999657324976">
            <text:p>0.999657</text:p>
          </table:table-cell>
          <table:table-cell table:number-columns-repeated="16381"/>
        </table:table-row>
        <table:table-row table:style-name="ro1">
          <table:table-cell office:value-type="float" table:style-name="ce1" office:value="1.6">
            <text:p>1.6</text:p>
          </table:table-cell>
          <table:table-cell office:value-type="float" table:style-name="ce1" office:value="0.0279216387236">
            <text:p>0.0279216</text:p>
          </table:table-cell>
          <table:table-cell office:value-type="float" table:style-name="ce1" office:value="0.99961011504">
            <text:p>0.99961</text:p>
          </table:table-cell>
          <table:table-cell table:number-columns-repeated="16381"/>
        </table:table-row>
        <table:table-row table:style-name="ro1">
          <table:table-cell office:value-type="float" table:style-name="ce1" office:value="1.7">
            <text:p>1.7</text:p>
          </table:table-cell>
          <table:table-cell office:value-type="float" table:style-name="ce1" office:value="0.0296662440851">
            <text:p>0.0296662</text:p>
          </table:table-cell>
          <table:table-cell office:value-type="float" table:style-name="ce1" office:value="0.999559860119">
            <text:p>0.99956</text:p>
          </table:table-cell>
          <table:table-cell table:number-columns-repeated="16381"/>
        </table:table-row>
        <table:table-row table:style-name="ro1">
          <table:table-cell office:value-type="float" table:style-name="ce1" office:value="1.8">
            <text:p>1.8</text:p>
          </table:table-cell>
          <table:table-cell office:value-type="float" table:style-name="ce1" office:value="0.0314107590781">
            <text:p>0.0314108</text:p>
          </table:table-cell>
          <table:table-cell office:value-type="float" table:style-name="ce1" office:value="0.999506560366">
            <text:p>0.999507</text:p>
          </table:table-cell>
          <table:table-cell table:number-columns-repeated="16381"/>
        </table:table-row>
        <table:table-row table:style-name="ro1">
          <table:table-cell office:value-type="float" table:style-name="ce1" office:value="1.9">
            <text:p>1.9</text:p>
          </table:table-cell>
          <table:table-cell office:value-type="float" table:style-name="ce1" office:value="0.0331551783885">
            <text:p>0.0331552</text:p>
          </table:table-cell>
          <table:table-cell office:value-type="float" table:style-name="ce1" office:value="0.999450215942">
            <text:p>0.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2.0">
            <text:p>2</text:p>
          </table:table-cell>
          <table:table-cell office:value-type="float" table:style-name="ce1" office:value="0.0348994967025">
            <text:p>0.0348995</text:p>
          </table:table-cell>
          <table:table-cell office:value-type="float" table:style-name="ce1" office:value="0.999390827019">
            <text:p>0.999391</text:p>
          </table:table-cell>
          <table:table-cell table:number-columns-repeated="16381"/>
        </table:table-row>
        <table:table-row table:style-name="ro1">
          <table:table-cell office:value-type="float" table:style-name="ce1" office:value="2.1">
            <text:p>2.1</text:p>
          </table:table-cell>
          <table:table-cell office:value-type="float" table:style-name="ce1" office:value="0.0366437087066">
            <text:p>0.0366437</text:p>
          </table:table-cell>
          <table:table-cell office:value-type="float" table:style-name="ce1" office:value="0.999328393779">
            <text:p>0.999328</text:p>
          </table:table-cell>
          <table:table-cell table:number-columns-repeated="16381"/>
        </table:table-row>
        <table:table-row table:style-name="ro1">
          <table:table-cell office:value-type="float" table:style-name="ce1" office:value="2.2">
            <text:p>2.2</text:p>
          </table:table-cell>
          <table:table-cell office:value-type="float" table:style-name="ce1" office:value="0.0383878090875">
            <text:p>0.0383878</text:p>
          </table:table-cell>
          <table:table-cell office:value-type="float" table:style-name="ce1" office:value="0.999262916411">
            <text:p>0.999263</text:p>
          </table:table-cell>
          <table:table-cell table:number-columns-repeated="16381"/>
        </table:table-row>
        <table:table-row table:style-name="ro1">
          <table:table-cell office:value-type="float" table:style-name="ce1" office:value="2.3">
            <text:p>2.3</text:p>
          </table:table-cell>
          <table:table-cell office:value-type="float" table:style-name="ce1" office:value="0.0401317925326">
            <text:p>0.0401318</text:p>
          </table:table-cell>
          <table:table-cell office:value-type="float" table:style-name="ce1" office:value="0.999194395114">
            <text:p>0.999194</text:p>
          </table:table-cell>
          <table:table-cell table:number-columns-repeated="16381"/>
        </table:table-row>
        <table:table-row table:style-name="ro1">
          <table:table-cell office:value-type="float" table:style-name="ce1" office:value="2.4">
            <text:p>2.4</text:p>
          </table:table-cell>
          <table:table-cell office:value-type="float" table:style-name="ce1" office:value="0.0418756537292">
            <text:p>0.0418757</text:p>
          </table:table-cell>
          <table:table-cell office:value-type="float" table:style-name="ce1" office:value="0.999122830099">
            <text:p>0.999123</text:p>
          </table:table-cell>
          <table:table-cell table:number-columns-repeated="16381"/>
        </table:table-row>
        <table:table-row table:style-name="ro1">
          <table:table-cell office:value-type="float" table:style-name="ce1" office:value="2.5">
            <text:p>2.5</text:p>
          </table:table-cell>
          <table:table-cell office:value-type="float" table:style-name="ce1" office:value="0.0436193873653">
            <text:p>0.0436194</text:p>
          </table:table-cell>
          <table:table-cell office:value-type="float" table:style-name="ce1" office:value="0.999048221582">
            <text:p>0.999048</text:p>
          </table:table-cell>
          <table:table-cell table:number-columns-repeated="16381"/>
        </table:table-row>
        <table:table-row table:style-name="ro1">
          <table:table-cell office:value-type="float" table:style-name="ce1" office:value="2.6">
            <text:p>2.6</text:p>
          </table:table-cell>
          <table:table-cell office:value-type="float" table:style-name="ce1" office:value="0.0453629881293">
            <text:p>0.045363</text:p>
          </table:table-cell>
          <table:table-cell office:value-type="float" table:style-name="ce1" office:value="0.998970569791">
            <text:p>0.998971</text:p>
          </table:table-cell>
          <table:table-cell table:number-columns-repeated="16381"/>
        </table:table-row>
        <table:table-row table:style-name="ro1">
          <table:table-cell office:value-type="float" table:style-name="ce1" office:value="2.7">
            <text:p>2.7</text:p>
          </table:table-cell>
          <table:table-cell office:value-type="float" table:style-name="ce1" office:value="0.0471064507096">
            <text:p>0.0471065</text:p>
          </table:table-cell>
          <table:table-cell office:value-type="float" table:style-name="ce1" office:value="0.998889874962">
            <text:p>0.99889</text:p>
          </table:table-cell>
          <table:table-cell table:number-columns-repeated="16381"/>
        </table:table-row>
        <table:table-row table:style-name="ro1">
          <table:table-cell office:value-type="float" table:style-name="ce1" office:value="2.8">
            <text:p>2.8</text:p>
          </table:table-cell>
          <table:table-cell office:value-type="float" table:style-name="ce1" office:value="0.0488497697956">
            <text:p>0.0488498</text:p>
          </table:table-cell>
          <table:table-cell office:value-type="float" table:style-name="ce1" office:value="0.998806137341">
            <text:p>0.998806</text:p>
          </table:table-cell>
          <table:table-cell table:number-columns-repeated="16381"/>
        </table:table-row>
        <table:table-row table:style-name="ro1">
          <table:table-cell office:value-type="float" table:style-name="ce1" office:value="2.9">
            <text:p>2.9</text:p>
          </table:table-cell>
          <table:table-cell office:value-type="float" table:style-name="ce1" office:value="0.0505929400767">
            <text:p>0.0505929</text:p>
          </table:table-cell>
          <table:table-cell office:value-type="float" table:style-name="ce1" office:value="0.998719357184">
            <text:p>0.998719</text:p>
          </table:table-cell>
          <table:table-cell table:number-columns-repeated="16381"/>
        </table:table-row>
        <table:table-row table:style-name="ro1">
          <table:table-cell office:value-type="float" table:style-name="ce1" office:value="3.0">
            <text:p>3</text:p>
          </table:table-cell>
          <table:table-cell office:value-type="float" table:style-name="ce1" office:value="0.0523359562429">
            <text:p>0.052336</text:p>
          </table:table-cell>
          <table:table-cell office:value-type="float" table:style-name="ce1" office:value="0.998629534755">
            <text:p>0.99863</text:p>
          </table:table-cell>
          <table:table-cell table:number-columns-repeated="16381"/>
        </table:table-row>
        <table:table-row table:style-name="ro1">
          <table:table-cell office:value-type="float" table:style-name="ce1" office:value="3.1">
            <text:p>3.1</text:p>
          </table:table-cell>
          <table:table-cell office:value-type="float" table:style-name="ce1" office:value="0.0540788129848">
            <text:p>0.0540788</text:p>
          </table:table-cell>
          <table:table-cell office:value-type="float" table:style-name="ce1" office:value="0.998536670326">
            <text:p>0.998537</text:p>
          </table:table-cell>
          <table:table-cell table:number-columns-repeated="16381"/>
        </table:table-row>
        <table:table-row table:style-name="ro1">
          <table:table-cell office:value-type="float" table:style-name="ce1" office:value="3.2">
            <text:p>3.2</text:p>
          </table:table-cell>
          <table:table-cell office:value-type="float" table:style-name="ce1" office:value="0.0558215049932">
            <text:p>0.0558215</text:p>
          </table:table-cell>
          <table:table-cell office:value-type="float" table:style-name="ce1" office:value="0.998440764182">
            <text:p>0.998441</text:p>
          </table:table-cell>
          <table:table-cell table:number-columns-repeated="16381"/>
        </table:table-row>
        <table:table-row table:style-name="ro1">
          <table:table-cell office:value-type="float" table:style-name="ce1" office:value="3.3">
            <text:p>3.3</text:p>
          </table:table-cell>
          <table:table-cell office:value-type="float" table:style-name="ce1" office:value="0.0575640269596">
            <text:p>0.057564</text:p>
          </table:table-cell>
          <table:table-cell office:value-type="float" table:style-name="ce1" office:value="0.998341816614">
            <text:p>0.998342</text:p>
          </table:table-cell>
          <table:table-cell table:number-columns-repeated="16381"/>
        </table:table-row>
        <table:table-row table:style-name="ro1">
          <table:table-cell office:value-type="float" table:style-name="ce1" office:value="3.4">
            <text:p>3.4</text:p>
          </table:table-cell>
          <table:table-cell office:value-type="float" table:style-name="ce1" office:value="0.059306373576">
            <text:p>0.0593064</text:p>
          </table:table-cell>
          <table:table-cell office:value-type="float" table:style-name="ce1" office:value="0.998239827924">
            <text:p>0.99824</text:p>
          </table:table-cell>
          <table:table-cell table:number-columns-repeated="16381"/>
        </table:table-row>
        <table:table-row table:style-name="ro1">
          <table:table-cell office:value-type="float" table:style-name="ce1" office:value="3.5">
            <text:p>3.5</text:p>
          </table:table-cell>
          <table:table-cell office:value-type="float" table:style-name="ce1" office:value="0.0610485395349">
            <text:p>0.0610485</text:p>
          </table:table-cell>
          <table:table-cell office:value-type="float" table:style-name="ce1" office:value="0.998134798422">
            <text:p>0.998135</text:p>
          </table:table-cell>
          <table:table-cell table:number-columns-repeated="16381"/>
        </table:table-row>
        <table:table-row table:style-name="ro1">
          <table:table-cell office:value-type="float" table:style-name="ce1" office:value="3.6">
            <text:p>3.6</text:p>
          </table:table-cell>
          <table:table-cell office:value-type="float" table:style-name="ce1" office:value="0.0627905195293">
            <text:p>0.0627905</text:p>
          </table:table-cell>
          <table:table-cell office:value-type="float" table:style-name="ce1" office:value="0.998026728428">
            <text:p>0.998027</text:p>
          </table:table-cell>
          <table:table-cell table:number-columns-repeated="16381"/>
        </table:table-row>
        <table:table-row table:style-name="ro1">
          <table:table-cell office:value-type="float" table:style-name="ce1" office:value="3.7">
            <text:p>3.7</text:p>
          </table:table-cell>
          <table:table-cell office:value-type="float" table:style-name="ce1" office:value="0.064532308253">
            <text:p>0.0645323</text:p>
          </table:table-cell>
          <table:table-cell office:value-type="float" table:style-name="ce1" office:value="0.997915618272">
            <text:p>0.997916</text:p>
          </table:table-cell>
          <table:table-cell table:number-columns-repeated="16381"/>
        </table:table-row>
        <table:table-row table:style-name="ro1">
          <table:table-cell office:value-type="float" table:style-name="ce1" office:value="3.8">
            <text:p>3.8</text:p>
          </table:table-cell>
          <table:table-cell office:value-type="float" table:style-name="ce1" office:value="0.0662739004">
            <text:p>0.0662739</text:p>
          </table:table-cell>
          <table:table-cell office:value-type="float" table:style-name="ce1" office:value="0.997801468292">
            <text:p>0.997801</text:p>
          </table:table-cell>
          <table:table-cell table:number-columns-repeated="16381"/>
        </table:table-row>
        <table:table-row table:style-name="ro1">
          <table:table-cell office:value-type="float" table:style-name="ce1" office:value="3.9">
            <text:p>3.9</text:p>
          </table:table-cell>
          <table:table-cell office:value-type="float" table:style-name="ce1" office:value="0.0680152906652">
            <text:p>0.0680153</text:p>
          </table:table-cell>
          <table:table-cell office:value-type="float" table:style-name="ce1" office:value="0.997684278836">
            <text:p>0.997684</text:p>
          </table:table-cell>
          <table:table-cell table:number-columns-repeated="16381"/>
        </table:table-row>
        <table:table-row table:style-name="ro1">
          <table:table-cell office:value-type="float" table:style-name="ce1" office:value="4.0">
            <text:p>4</text:p>
          </table:table-cell>
          <table:table-cell office:value-type="float" table:style-name="ce1" office:value="0.0697564737441">
            <text:p>0.0697565</text:p>
          </table:table-cell>
          <table:table-cell office:value-type="float" table:style-name="ce1" office:value="0.99756405026">
            <text:p>0.997564</text:p>
          </table:table-cell>
          <table:table-cell table:number-columns-repeated="16381"/>
        </table:table-row>
        <table:table-row table:style-name="ro1">
          <table:table-cell office:value-type="float" table:style-name="ce1" office:value="4.1">
            <text:p>4.1</text:p>
          </table:table-cell>
          <table:table-cell office:value-type="float" table:style-name="ce1" office:value="0.0714974443327">
            <text:p>0.0714974</text:p>
          </table:table-cell>
          <table:table-cell office:value-type="float" table:style-name="ce1" office:value="0.997440782931">
            <text:p>0.997441</text:p>
          </table:table-cell>
          <table:table-cell table:number-columns-repeated="16381"/>
        </table:table-row>
        <table:table-row table:style-name="ro1">
          <table:table-cell office:value-type="float" table:style-name="ce1" office:value="4.2">
            <text:p>4.2</text:p>
          </table:table-cell>
          <table:table-cell office:value-type="float" table:style-name="ce1" office:value="0.0732381971276">
            <text:p>0.0732382</text:p>
          </table:table-cell>
          <table:table-cell office:value-type="float" table:style-name="ce1" office:value="0.997314477224">
            <text:p>0.997314</text:p>
          </table:table-cell>
          <table:table-cell table:number-columns-repeated="16381"/>
        </table:table-row>
        <table:table-row table:style-name="ro1">
          <table:table-cell office:value-type="float" table:style-name="ce1" office:value="4.3">
            <text:p>4.3</text:p>
          </table:table-cell>
          <table:table-cell office:value-type="float" table:style-name="ce1" office:value="0.0749787268263">
            <text:p>0.0749787</text:p>
          </table:table-cell>
          <table:table-cell office:value-type="float" table:style-name="ce1" office:value="0.997185133525">
            <text:p>0.997185</text:p>
          </table:table-cell>
          <table:table-cell table:number-columns-repeated="16381"/>
        </table:table-row>
        <table:table-row table:style-name="ro1">
          <table:table-cell office:value-type="float" table:style-name="ce1" office:value="4.4">
            <text:p>4.4</text:p>
          </table:table-cell>
          <table:table-cell office:value-type="float" table:style-name="ce1" office:value="0.0767190281268">
            <text:p>0.076719</text:p>
          </table:table-cell>
          <table:table-cell office:value-type="float" table:style-name="ce1" office:value="0.997052752227">
            <text:p>0.997053</text:p>
          </table:table-cell>
          <table:table-cell table:number-columns-repeated="16381"/>
        </table:table-row>
        <table:table-row table:style-name="ro1">
          <table:table-cell office:value-type="float" table:style-name="ce1" office:value="4.5">
            <text:p>4.5</text:p>
          </table:table-cell>
          <table:table-cell office:value-type="float" table:style-name="ce1" office:value="0.0784590957278">
            <text:p>0.0784591</text:p>
          </table:table-cell>
          <table:table-cell office:value-type="float" table:style-name="ce1" office:value="0.996917333733">
            <text:p>0.996917</text:p>
          </table:table-cell>
          <table:table-cell table:number-columns-repeated="16381"/>
        </table:table-row>
        <table:table-row table:style-name="ro1">
          <table:table-cell office:value-type="float" table:style-name="ce1" office:value="4.6">
            <text:p>4.6</text:p>
          </table:table-cell>
          <table:table-cell office:value-type="float" table:style-name="ce1" office:value="0.0801989243289">
            <text:p>0.0801989</text:p>
          </table:table-cell>
          <table:table-cell office:value-type="float" table:style-name="ce1" office:value="0.996778878456">
            <text:p>0.996779</text:p>
          </table:table-cell>
          <table:table-cell table:number-columns-repeated="16381"/>
        </table:table-row>
        <table:table-row table:style-name="ro1">
          <table:table-cell office:value-type="float" table:style-name="ce1" office:value="4.7">
            <text:p>4.7</text:p>
          </table:table-cell>
          <table:table-cell office:value-type="float" table:style-name="ce1" office:value="0.08193850863">
            <text:p>0.0819385</text:p>
          </table:table-cell>
          <table:table-cell office:value-type="float" table:style-name="ce1" office:value="0.996637386818">
            <text:p>0.996637</text:p>
          </table:table-cell>
          <table:table-cell table:number-columns-repeated="16381"/>
        </table:table-row>
        <table:table-row table:style-name="ro1">
          <table:table-cell office:value-type="float" table:style-name="ce1" office:value="4.8">
            <text:p>4.8</text:p>
          </table:table-cell>
          <table:table-cell office:value-type="float" table:style-name="ce1" office:value="0.0836778433323">
            <text:p>0.0836778</text:p>
          </table:table-cell>
          <table:table-cell office:value-type="float" table:style-name="ce1" office:value="0.99649285925">
            <text:p>0.996493</text:p>
          </table:table-cell>
          <table:table-cell table:number-columns-repeated="16381"/>
        </table:table-row>
        <table:table-row table:style-name="ro1">
          <table:table-cell office:value-type="float" table:style-name="ce1" office:value="4.9">
            <text:p>4.9</text:p>
          </table:table-cell>
          <table:table-cell office:value-type="float" table:style-name="ce1" office:value="0.0854169231374">
            <text:p>0.0854169</text:p>
          </table:table-cell>
          <table:table-cell office:value-type="float" table:style-name="ce1" office:value="0.996345296191">
            <text:p>0.996345</text:p>
          </table:table-cell>
          <table:table-cell table:number-columns-repeated="16381"/>
        </table:table-row>
        <table:table-row table:style-name="ro1">
          <table:table-cell office:value-type="float" table:style-name="ce1" office:value="5.0">
            <text:p>5</text:p>
          </table:table-cell>
          <table:table-cell office:value-type="float" table:style-name="ce1" office:value="0.0871557427477">
            <text:p>0.0871557</text:p>
          </table:table-cell>
          <table:table-cell office:value-type="float" table:style-name="ce1" office:value="0.996194698092">
            <text:p>0.996195</text:p>
          </table:table-cell>
          <table:table-cell table:number-columns-repeated="16381"/>
        </table:table-row>
        <table:table-row table:style-name="ro1">
          <table:table-cell office:value-type="float" table:style-name="ce1" office:value="5.1">
            <text:p>5.1</text:p>
          </table:table-cell>
          <table:table-cell office:value-type="float" table:style-name="ce1" office:value="0.0888942968664">
            <text:p>0.0888943</text:p>
          </table:table-cell>
          <table:table-cell office:value-type="float" table:style-name="ce1" office:value="0.996041065411">
            <text:p>0.996041</text:p>
          </table:table-cell>
          <table:table-cell table:number-columns-repeated="16381"/>
        </table:table-row>
        <table:table-row table:style-name="ro1">
          <table:table-cell office:value-type="float" table:style-name="ce1" office:value="5.2">
            <text:p>5.2</text:p>
          </table:table-cell>
          <table:table-cell office:value-type="float" table:style-name="ce1" office:value="0.0906325801978">
            <text:p>0.0906326</text:p>
          </table:table-cell>
          <table:table-cell office:value-type="float" table:style-name="ce1" office:value="0.995884398616">
            <text:p>0.995884</text:p>
          </table:table-cell>
          <table:table-cell table:number-columns-repeated="16381"/>
        </table:table-row>
        <table:table-row table:style-name="ro1">
          <table:table-cell office:value-type="float" table:style-name="ce1" office:value="5.3">
            <text:p>5.3</text:p>
          </table:table-cell>
          <table:table-cell office:value-type="float" table:style-name="ce1" office:value="0.0923705874466">
            <text:p>0.0923706</text:p>
          </table:table-cell>
          <table:table-cell office:value-type="float" table:style-name="ce1" office:value="0.995724698185">
            <text:p>0.995725</text:p>
          </table:table-cell>
          <table:table-cell table:number-columns-repeated="16381"/>
        </table:table-row>
        <table:table-row table:style-name="ro1">
          <table:table-cell office:value-type="float" table:style-name="ce1" office:value="5.4">
            <text:p>5.4</text:p>
          </table:table-cell>
          <table:table-cell office:value-type="float" table:style-name="ce1" office:value="0.0941083133185">
            <text:p>0.0941083</text:p>
          </table:table-cell>
          <table:table-cell office:value-type="float" table:style-name="ce1" office:value="0.995561964603">
            <text:p>0.995562</text:p>
          </table:table-cell>
          <table:table-cell table:number-columns-repeated="16381"/>
        </table:table-row>
        <table:table-row table:style-name="ro1">
          <table:table-cell office:value-type="float" table:style-name="ce1" office:value="5.5">
            <text:p>5.5</text:p>
          </table:table-cell>
          <table:table-cell office:value-type="float" table:style-name="ce1" office:value="0.0958457525202">
            <text:p>0.0958458</text:p>
          </table:table-cell>
          <table:table-cell office:value-type="float" table:style-name="ce1" office:value="0.995396198367">
            <text:p>0.995396</text:p>
          </table:table-cell>
          <table:table-cell table:number-columns-repeated="16381"/>
        </table:table-row>
        <table:table-row table:style-name="ro1">
          <table:table-cell office:value-type="float" table:style-name="ce1" office:value="5.6">
            <text:p>5.6</text:p>
          </table:table-cell>
          <table:table-cell office:value-type="float" table:style-name="ce1" office:value="0.0975828997591">
            <text:p>0.0975829</text:p>
          </table:table-cell>
          <table:table-cell office:value-type="float" table:style-name="ce1" office:value="0.995227399982">
            <text:p>0.995227</text:p>
          </table:table-cell>
          <table:table-cell table:number-columns-repeated="16381"/>
        </table:table-row>
        <table:table-row table:style-name="ro1">
          <table:table-cell office:value-type="float" table:style-name="ce1" office:value="5.7">
            <text:p>5.7</text:p>
          </table:table-cell>
          <table:table-cell office:value-type="float" table:style-name="ce1" office:value="0.0993197497436">
            <text:p>0.0993197</text:p>
          </table:table-cell>
          <table:table-cell office:value-type="float" table:style-name="ce1" office:value="0.995055569961">
            <text:p>0.995056</text:p>
          </table:table-cell>
          <table:table-cell table:number-columns-repeated="16381"/>
        </table:table-row>
        <table:table-row table:style-name="ro1">
          <table:table-cell office:value-type="float" table:style-name="ce1" office:value="5.8">
            <text:p>5.8</text:p>
          </table:table-cell>
          <table:table-cell office:value-type="float" table:style-name="ce1" office:value="0.101056297183">
            <text:p>0.101056</text:p>
          </table:table-cell>
          <table:table-cell office:value-type="float" table:style-name="ce1" office:value="0.994880708829">
            <text:p>0.994881</text:p>
          </table:table-cell>
          <table:table-cell table:number-columns-repeated="16381"/>
        </table:table-row>
        <table:table-row table:style-name="ro1">
          <table:table-cell office:value-type="float" table:style-name="ce1" office:value="5.9">
            <text:p>5.9</text:p>
          </table:table-cell>
          <table:table-cell office:value-type="float" table:style-name="ce1" office:value="0.102792536787">
            <text:p>0.102793</text:p>
          </table:table-cell>
          <table:table-cell office:value-type="float" table:style-name="ce1" office:value="0.994702817117">
            <text:p>0.994703</text:p>
          </table:table-cell>
          <table:table-cell table:number-columns-repeated="16381"/>
        </table:table-row>
        <table:table-row table:style-name="ro1">
          <table:table-cell office:value-type="float" table:style-name="ce1" office:value="6.0">
            <text:p>6</text:p>
          </table:table-cell>
          <table:table-cell office:value-type="float" table:style-name="ce1" office:value="0.104528463268">
            <text:p>0.104528</text:p>
          </table:table-cell>
          <table:table-cell office:value-type="float" table:style-name="ce1" office:value="0.994521895368">
            <text:p>0.994522</text:p>
          </table:table-cell>
          <table:table-cell table:number-columns-repeated="16381"/>
        </table:table-row>
        <table:table-row table:style-name="ro1">
          <table:table-cell office:value-type="float" table:style-name="ce1" office:value="6.1">
            <text:p>6.1</text:p>
          </table:table-cell>
          <table:table-cell office:value-type="float" table:style-name="ce1" office:value="0.106264071336">
            <text:p>0.106264</text:p>
          </table:table-cell>
          <table:table-cell office:value-type="float" table:style-name="ce1" office:value="0.994337944133">
            <text:p>0.994338</text:p>
          </table:table-cell>
          <table:table-cell table:number-columns-repeated="16381"/>
        </table:table-row>
        <table:table-row table:style-name="ro1">
          <table:table-cell office:value-type="float" table:style-name="ce1" office:value="6.2">
            <text:p>6.2</text:p>
          </table:table-cell>
          <table:table-cell office:value-type="float" table:style-name="ce1" office:value="0.107999355706">
            <text:p>0.107999</text:p>
          </table:table-cell>
          <table:table-cell office:value-type="float" table:style-name="ce1" office:value="0.994150963972">
            <text:p>0.994151</text:p>
          </table:table-cell>
          <table:table-cell table:number-columns-repeated="16381"/>
        </table:table-row>
        <table:table-row table:style-name="ro1">
          <table:table-cell office:value-type="float" table:style-name="ce1" office:value="6.3">
            <text:p>6.3</text:p>
          </table:table-cell>
          <table:table-cell office:value-type="float" table:style-name="ce1" office:value="0.109734311091">
            <text:p>0.109734</text:p>
          </table:table-cell>
          <table:table-cell office:value-type="float" table:style-name="ce1" office:value="0.993960955455">
            <text:p>0.993961</text:p>
          </table:table-cell>
          <table:table-cell table:number-columns-repeated="16381"/>
        </table:table-row>
        <table:table-row table:style-name="ro1">
          <table:table-cell office:value-type="float" table:style-name="ce1" office:value="6.4">
            <text:p>6.4</text:p>
          </table:table-cell>
          <table:table-cell office:value-type="float" table:style-name="ce1" office:value="0.111468932206">
            <text:p>0.111469</text:p>
          </table:table-cell>
          <table:table-cell office:value-type="float" table:style-name="ce1" office:value="0.993767919161">
            <text:p>0.993768</text:p>
          </table:table-cell>
          <table:table-cell table:number-columns-repeated="16381"/>
        </table:table-row>
        <table:table-row table:style-name="ro1">
          <table:table-cell office:value-type="float" table:style-name="ce1" office:value="6.5">
            <text:p>6.5</text:p>
          </table:table-cell>
          <table:table-cell office:value-type="float" table:style-name="ce1" office:value="0.113203213768">
            <text:p>0.113203</text:p>
          </table:table-cell>
          <table:table-cell office:value-type="float" table:style-name="ce1" office:value="0.993571855677">
            <text:p>0.993572</text:p>
          </table:table-cell>
          <table:table-cell table:number-columns-repeated="16381"/>
        </table:table-row>
        <table:table-row table:style-name="ro1">
          <table:table-cell office:value-type="float" table:style-name="ce1" office:value="6.6">
            <text:p>6.6</text:p>
          </table:table-cell>
          <table:table-cell office:value-type="float" table:style-name="ce1" office:value="0.114937150493">
            <text:p>0.114937</text:p>
          </table:table-cell>
          <table:table-cell office:value-type="float" table:style-name="ce1" office:value="0.9933727656">
            <text:p>0.993373</text:p>
          </table:table-cell>
          <table:table-cell table:number-columns-repeated="16381"/>
        </table:table-row>
        <table:table-row table:style-name="ro1">
          <table:table-cell office:value-type="float" table:style-name="ce1" office:value="6.7">
            <text:p>6.7</text:p>
          </table:table-cell>
          <table:table-cell office:value-type="float" table:style-name="ce1" office:value="0.116670737099">
            <text:p>0.116671</text:p>
          </table:table-cell>
          <table:table-cell office:value-type="float" table:style-name="ce1" office:value="0.993170649538">
            <text:p>0.993171</text:p>
          </table:table-cell>
          <table:table-cell table:number-columns-repeated="16381"/>
        </table:table-row>
        <table:table-row table:style-name="ro1">
          <table:table-cell office:value-type="float" table:style-name="ce1" office:value="6.8">
            <text:p>6.8</text:p>
          </table:table-cell>
          <table:table-cell office:value-type="float" table:style-name="ce1" office:value="0.118403968307">
            <text:p>0.118404</text:p>
          </table:table-cell>
          <table:table-cell office:value-type="float" table:style-name="ce1" office:value="0.992965508107">
            <text:p>0.992966</text:p>
          </table:table-cell>
          <table:table-cell table:number-columns-repeated="16381"/>
        </table:table-row>
        <table:table-row table:style-name="ro1">
          <table:table-cell office:value-type="float" table:style-name="ce1" office:value="6.9">
            <text:p>6.9</text:p>
          </table:table-cell>
          <table:table-cell office:value-type="float" table:style-name="ce1" office:value="0.120136838835">
            <text:p>0.120137</text:p>
          </table:table-cell>
          <table:table-cell office:value-type="float" table:style-name="ce1" office:value="0.992757341929">
            <text:p>0.992757</text:p>
          </table:table-cell>
          <table:table-cell table:number-columns-repeated="16381"/>
        </table:table-row>
        <table:table-row table:style-name="ro1">
          <table:table-cell office:value-type="float" table:style-name="ce1" office:value="7.0">
            <text:p>7</text:p>
          </table:table-cell>
          <table:table-cell office:value-type="float" table:style-name="ce1" office:value="0.121869343405">
            <text:p>0.121869</text:p>
          </table:table-cell>
          <table:table-cell office:value-type="float" table:style-name="ce1" office:value="0.992546151641">
            <text:p>0.992546</text:p>
          </table:table-cell>
          <table:table-cell table:number-columns-repeated="16381"/>
        </table:table-row>
        <table:table-row table:style-name="ro1">
          <table:table-cell office:value-type="float" table:style-name="ce1" office:value="7.1">
            <text:p>7.1</text:p>
          </table:table-cell>
          <table:table-cell office:value-type="float" table:style-name="ce1" office:value="0.12360147674">
            <text:p>0.123601</text:p>
          </table:table-cell>
          <table:table-cell office:value-type="float" table:style-name="ce1" office:value="0.992331937885">
            <text:p>0.992332</text:p>
          </table:table-cell>
          <table:table-cell table:number-columns-repeated="16381"/>
        </table:table-row>
        <table:table-row table:style-name="ro1">
          <table:table-cell office:value-type="float" table:style-name="ce1" office:value="7.2">
            <text:p>7.2</text:p>
          </table:table-cell>
          <table:table-cell office:value-type="float" table:style-name="ce1" office:value="0.125333233564">
            <text:p>0.125333</text:p>
          </table:table-cell>
          <table:table-cell office:value-type="float" table:style-name="ce1" office:value="0.992114701314">
            <text:p>0.992115</text:p>
          </table:table-cell>
          <table:table-cell table:number-columns-repeated="16381"/>
        </table:table-row>
        <table:table-row table:style-name="ro1">
          <table:table-cell office:value-type="float" table:style-name="ce1" office:value="7.3">
            <text:p>7.3</text:p>
          </table:table-cell>
          <table:table-cell office:value-type="float" table:style-name="ce1" office:value="0.127064608601">
            <text:p>0.127065</text:p>
          </table:table-cell>
          <table:table-cell office:value-type="float" table:style-name="ce1" office:value="0.99189444259">
            <text:p>0.991894</text:p>
          </table:table-cell>
          <table:table-cell table:number-columns-repeated="16381"/>
        </table:table-row>
        <table:table-row table:style-name="ro1">
          <table:table-cell office:value-type="float" table:style-name="ce1" office:value="7.4">
            <text:p>7.4</text:p>
          </table:table-cell>
          <table:table-cell office:value-type="float" table:style-name="ce1" office:value="0.128795596578">
            <text:p>0.128796</text:p>
          </table:table-cell>
          <table:table-cell office:value-type="float" table:style-name="ce1" office:value="0.991671162383">
            <text:p>0.991671</text:p>
          </table:table-cell>
          <table:table-cell table:number-columns-repeated="16381"/>
        </table:table-row>
        <table:table-row table:style-name="ro1">
          <table:table-cell office:value-type="float" table:style-name="ce1" office:value="7.5">
            <text:p>7.5</text:p>
          </table:table-cell>
          <table:table-cell office:value-type="float" table:style-name="ce1" office:value="0.13052619222">
            <text:p>0.130526</text:p>
          </table:table-cell>
          <table:table-cell office:value-type="float" table:style-name="ce1" office:value="0.991444861374">
            <text:p>0.991445</text:p>
          </table:table-cell>
          <table:table-cell table:number-columns-repeated="16381"/>
        </table:table-row>
        <table:table-row table:style-name="ro1">
          <table:table-cell office:value-type="float" table:style-name="ce1" office:value="7.6">
            <text:p>7.6</text:p>
          </table:table-cell>
          <table:table-cell office:value-type="float" table:style-name="ce1" office:value="0.132256390257">
            <text:p>0.132256</text:p>
          </table:table-cell>
          <table:table-cell office:value-type="float" table:style-name="ce1" office:value="0.991215540252">
            <text:p>0.991216</text:p>
          </table:table-cell>
          <table:table-cell table:number-columns-repeated="16381"/>
        </table:table-row>
        <table:table-row table:style-name="ro1">
          <table:table-cell office:value-type="float" table:style-name="ce1" office:value="7.7">
            <text:p>7.7</text:p>
          </table:table-cell>
          <table:table-cell office:value-type="float" table:style-name="ce1" office:value="0.133986185418">
            <text:p>0.133986</text:p>
          </table:table-cell>
          <table:table-cell office:value-type="float" table:style-name="ce1" office:value="0.990983199715">
            <text:p>0.990983</text:p>
          </table:table-cell>
          <table:table-cell table:number-columns-repeated="16381"/>
        </table:table-row>
        <table:table-row table:style-name="ro1">
          <table:table-cell office:value-type="float" table:style-name="ce1" office:value="7.8">
            <text:p>7.8</text:p>
          </table:table-cell>
          <table:table-cell office:value-type="float" table:style-name="ce1" office:value="0.135715572434">
            <text:p>0.135716</text:p>
          </table:table-cell>
          <table:table-cell office:value-type="float" table:style-name="ce1" office:value="0.990747840471">
            <text:p>0.990748</text:p>
          </table:table-cell>
          <table:table-cell table:number-columns-repeated="16381"/>
        </table:table-row>
        <table:table-row table:style-name="ro1">
          <table:table-cell office:value-type="float" table:style-name="ce1" office:value="7.9">
            <text:p>7.9</text:p>
          </table:table-cell>
          <table:table-cell office:value-type="float" table:style-name="ce1" office:value="0.137444546037">
            <text:p>0.137445</text:p>
          </table:table-cell>
          <table:table-cell office:value-type="float" table:style-name="ce1" office:value="0.990509463238">
            <text:p>0.990509</text:p>
          </table:table-cell>
          <table:table-cell table:number-columns-repeated="16381"/>
        </table:table-row>
        <table:table-row table:style-name="ro1">
          <table:table-cell office:value-type="float" table:style-name="ce1" office:value="8.0">
            <text:p>8</text:p>
          </table:table-cell>
          <table:table-cell office:value-type="float" table:style-name="ce1" office:value="0.13917310096">
            <text:p>0.139173</text:p>
          </table:table-cell>
          <table:table-cell office:value-type="float" table:style-name="ce1" office:value="0.990268068742">
            <text:p>0.990268</text:p>
          </table:table-cell>
          <table:table-cell table:number-columns-repeated="16381"/>
        </table:table-row>
        <table:table-row table:style-name="ro1">
          <table:table-cell office:value-type="float" table:style-name="ce1" office:value="8.1">
            <text:p>8.1</text:p>
          </table:table-cell>
          <table:table-cell office:value-type="float" table:style-name="ce1" office:value="0.140901231938">
            <text:p>0.140901</text:p>
          </table:table-cell>
          <table:table-cell office:value-type="float" table:style-name="ce1" office:value="0.990023657717">
            <text:p>0.990024</text:p>
          </table:table-cell>
          <table:table-cell table:number-columns-repeated="16381"/>
        </table:table-row>
        <table:table-row table:style-name="ro1">
          <table:table-cell office:value-type="float" table:style-name="ce1" office:value="8.2">
            <text:p>8.2</text:p>
          </table:table-cell>
          <table:table-cell office:value-type="float" table:style-name="ce1" office:value="0.142628933706">
            <text:p>0.142629</text:p>
          </table:table-cell>
          <table:table-cell office:value-type="float" table:style-name="ce1" office:value="0.989776230908">
            <text:p>0.989776</text:p>
          </table:table-cell>
          <table:table-cell table:number-columns-repeated="16381"/>
        </table:table-row>
        <table:table-row table:style-name="ro1">
          <table:table-cell office:value-type="float" table:style-name="ce1" office:value="8.3">
            <text:p>8.3</text:p>
          </table:table-cell>
          <table:table-cell office:value-type="float" table:style-name="ce1" office:value="0.144356201001">
            <text:p>0.144356</text:p>
          </table:table-cell>
          <table:table-cell office:value-type="float" table:style-name="ce1" office:value="0.989525789069">
            <text:p>0.989526</text:p>
          </table:table-cell>
          <table:table-cell table:number-columns-repeated="16381"/>
        </table:table-row>
        <table:table-row table:style-name="ro1">
          <table:table-cell office:value-type="float" table:style-name="ce1" office:value="8.4">
            <text:p>8.4</text:p>
          </table:table-cell>
          <table:table-cell office:value-type="float" table:style-name="ce1" office:value="0.146083028562">
            <text:p>0.146083</text:p>
          </table:table-cell>
          <table:table-cell office:value-type="float" table:style-name="ce1" office:value="0.989272332963">
            <text:p>0.989272</text:p>
          </table:table-cell>
          <table:table-cell table:number-columns-repeated="16381"/>
        </table:table-row>
        <table:table-row table:style-name="ro1">
          <table:table-cell office:value-type="float" table:style-name="ce1" office:value="8.5">
            <text:p>8.5</text:p>
          </table:table-cell>
          <table:table-cell office:value-type="float" table:style-name="ce1" office:value="0.14780941113">
            <text:p>0.147809</text:p>
          </table:table-cell>
          <table:table-cell office:value-type="float" table:style-name="ce1" office:value="0.989015863362">
            <text:p>0.989016</text:p>
          </table:table-cell>
          <table:table-cell table:number-columns-repeated="16381"/>
        </table:table-row>
        <table:table-row table:style-name="ro1">
          <table:table-cell office:value-type="float" table:style-name="ce1" office:value="8.6">
            <text:p>8.6</text:p>
          </table:table-cell>
          <table:table-cell office:value-type="float" table:style-name="ce1" office:value="0.149535343444">
            <text:p>0.149535</text:p>
          </table:table-cell>
          <table:table-cell office:value-type="float" table:style-name="ce1" office:value="0.988756381047">
            <text:p>0.988756</text:p>
          </table:table-cell>
          <table:table-cell table:number-columns-repeated="16381"/>
        </table:table-row>
        <table:table-row table:style-name="ro1">
          <table:table-cell office:value-type="float" table:style-name="ce1" office:value="8.7">
            <text:p>8.7</text:p>
          </table:table-cell>
          <table:table-cell office:value-type="float" table:style-name="ce1" office:value="0.151260820247">
            <text:p>0.151261</text:p>
          </table:table-cell>
          <table:table-cell office:value-type="float" table:style-name="ce1" office:value="0.988493886809">
            <text:p>0.988494</text:p>
          </table:table-cell>
          <table:table-cell table:number-columns-repeated="16381"/>
        </table:table-row>
        <table:table-row table:style-name="ro1">
          <table:table-cell office:value-type="float" table:style-name="ce1" office:value="8.8">
            <text:p>8.8</text:p>
          </table:table-cell>
          <table:table-cell office:value-type="float" table:style-name="ce1" office:value="0.152985836284">
            <text:p>0.152986</text:p>
          </table:table-cell>
          <table:table-cell office:value-type="float" table:style-name="ce1" office:value="0.988228381447">
            <text:p>0.988228</text:p>
          </table:table-cell>
          <table:table-cell table:number-columns-repeated="16381"/>
        </table:table-row>
        <table:table-row table:style-name="ro1">
          <table:table-cell office:value-type="float" table:style-name="ce1" office:value="8.9">
            <text:p>8.9</text:p>
          </table:table-cell>
          <table:table-cell office:value-type="float" table:style-name="ce1" office:value="0.154710386299">
            <text:p>0.15471</text:p>
          </table:table-cell>
          <table:table-cell office:value-type="float" table:style-name="ce1" office:value="0.987959865769">
            <text:p>0.98796</text:p>
          </table:table-cell>
          <table:table-cell table:number-columns-repeated="16381"/>
        </table:table-row>
        <table:table-row table:style-name="ro1">
          <table:table-cell office:value-type="float" table:style-name="ce1" office:value="9.0">
            <text:p>9</text:p>
          </table:table-cell>
          <table:table-cell office:value-type="float" table:style-name="ce1" office:value="0.15643446504">
            <text:p>0.156434</text:p>
          </table:table-cell>
          <table:table-cell office:value-type="float" table:style-name="ce1" office:value="0.987688340595">
            <text:p>0.987688</text:p>
          </table:table-cell>
          <table:table-cell table:number-columns-repeated="16381"/>
        </table:table-row>
        <table:table-row table:style-name="ro1">
          <table:table-cell office:value-type="float" table:style-name="ce1" office:value="9.1">
            <text:p>9.1</text:p>
          </table:table-cell>
          <table:table-cell office:value-type="float" table:style-name="ce1" office:value="0.158158067254">
            <text:p>0.158158</text:p>
          </table:table-cell>
          <table:table-cell office:value-type="float" table:style-name="ce1" office:value="0.987413806751">
            <text:p>0.987414</text:p>
          </table:table-cell>
          <table:table-cell table:number-columns-repeated="16381"/>
        </table:table-row>
        <table:table-row table:style-name="ro1">
          <table:table-cell office:value-type="float" table:style-name="ce1" office:value="9.2">
            <text:p>9.2</text:p>
          </table:table-cell>
          <table:table-cell office:value-type="float" table:style-name="ce1" office:value="0.159881187692">
            <text:p>0.159881</text:p>
          </table:table-cell>
          <table:table-cell office:value-type="float" table:style-name="ce1" office:value="0.987136265073">
            <text:p>0.987136</text:p>
          </table:table-cell>
          <table:table-cell table:number-columns-repeated="16381"/>
        </table:table-row>
        <table:table-row table:style-name="ro1">
          <table:table-cell office:value-type="float" table:style-name="ce1" office:value="9.3">
            <text:p>9.3</text:p>
          </table:table-cell>
          <table:table-cell office:value-type="float" table:style-name="ce1" office:value="0.161603821103">
            <text:p>0.161604</text:p>
          </table:table-cell>
          <table:table-cell office:value-type="float" table:style-name="ce1" office:value="0.986855716407">
            <text:p>0.986856</text:p>
          </table:table-cell>
          <table:table-cell table:number-columns-repeated="16381"/>
        </table:table-row>
        <table:table-row table:style-name="ro1">
          <table:table-cell office:value-type="float" table:style-name="ce1" office:value="9.4">
            <text:p>9.4</text:p>
          </table:table-cell>
          <table:table-cell office:value-type="float" table:style-name="ce1" office:value="0.163325962242">
            <text:p>0.163326</text:p>
          </table:table-cell>
          <table:table-cell office:value-type="float" table:style-name="ce1" office:value="0.986572161607">
            <text:p>0.986572</text:p>
          </table:table-cell>
          <table:table-cell table:number-columns-repeated="16381"/>
        </table:table-row>
        <table:table-row table:style-name="ro1">
          <table:table-cell office:value-type="float" table:style-name="ce1" office:value="9.5">
            <text:p>9.5</text:p>
          </table:table-cell>
          <table:table-cell office:value-type="float" table:style-name="ce1" office:value="0.165047605861">
            <text:p>0.165048</text:p>
          </table:table-cell>
          <table:table-cell office:value-type="float" table:style-name="ce1" office:value="0.986285601537">
            <text:p>0.986286</text:p>
          </table:table-cell>
          <table:table-cell table:number-columns-repeated="16381"/>
        </table:table-row>
        <table:table-row table:style-name="ro1">
          <table:table-cell office:value-type="float" table:style-name="ce1" office:value="9.6">
            <text:p>9.6</text:p>
          </table:table-cell>
          <table:table-cell office:value-type="float" table:style-name="ce1" office:value="0.166768746716">
            <text:p>0.166769</text:p>
          </table:table-cell>
          <table:table-cell office:value-type="float" table:style-name="ce1" office:value="0.985996037071">
            <text:p>0.985996</text:p>
          </table:table-cell>
          <table:table-cell table:number-columns-repeated="16381"/>
        </table:table-row>
        <table:table-row table:style-name="ro1">
          <table:table-cell office:value-type="float" table:style-name="ce1" office:value="9.7">
            <text:p>9.7</text:p>
          </table:table-cell>
          <table:table-cell office:value-type="float" table:style-name="ce1" office:value="0.168489379565">
            <text:p>0.168489</text:p>
          </table:table-cell>
          <table:table-cell office:value-type="float" table:style-name="ce1" office:value="0.985703469089">
            <text:p>0.985703</text:p>
          </table:table-cell>
          <table:table-cell table:number-columns-repeated="16381"/>
        </table:table-row>
        <table:table-row table:style-name="ro1">
          <table:table-cell office:value-type="float" table:style-name="ce1" office:value="9.8">
            <text:p>9.8</text:p>
          </table:table-cell>
          <table:table-cell office:value-type="float" table:style-name="ce1" office:value="0.170209499166">
            <text:p>0.170209</text:p>
          </table:table-cell>
          <table:table-cell office:value-type="float" table:style-name="ce1" office:value="0.985407898483">
            <text:p>0.985408</text:p>
          </table:table-cell>
          <table:table-cell table:number-columns-repeated="16381"/>
        </table:table-row>
        <table:table-row table:style-name="ro1">
          <table:table-cell office:value-type="float" table:style-name="ce1" office:value="9.9">
            <text:p>9.9</text:p>
          </table:table-cell>
          <table:table-cell office:value-type="float" table:style-name="ce1" office:value="0.171929100279">
            <text:p>0.171929</text:p>
          </table:table-cell>
          <table:table-cell office:value-type="float" table:style-name="ce1" office:value="0.985109326155">
            <text:p>0.985109</text:p>
          </table:table-cell>
          <table:table-cell table:number-columns-repeated="16381"/>
        </table:table-row>
        <table:table-row table:style-name="ro1">
          <table:table-cell office:value-type="float" table:style-name="ce1" office:value="10.0">
            <text:p>10</text:p>
          </table:table-cell>
          <table:table-cell office:value-type="float" table:style-name="ce1" office:value="0.173648177667">
            <text:p>0.173648</text:p>
          </table:table-cell>
          <table:table-cell office:value-type="float" table:style-name="ce1" office:value="0.984807753012">
            <text:p>0.984808</text:p>
          </table:table-cell>
          <table:table-cell table:number-columns-repeated="16381"/>
        </table:table-row>
        <table:table-row table:style-name="ro1">
          <table:table-cell office:value-type="float" table:style-name="ce1" office:value="10.1">
            <text:p>10.1</text:p>
          </table:table-cell>
          <table:table-cell office:value-type="float" table:style-name="ce1" office:value="0.175366726092">
            <text:p>0.175367</text:p>
          </table:table-cell>
          <table:table-cell office:value-type="float" table:style-name="ce1" office:value="0.984503179974">
            <text:p>0.984503</text:p>
          </table:table-cell>
          <table:table-cell table:number-columns-repeated="16381"/>
        </table:table-row>
        <table:table-row table:style-name="ro1">
          <table:table-cell office:value-type="float" table:style-name="ce1" office:value="10.2">
            <text:p>10.2</text:p>
          </table:table-cell>
          <table:table-cell office:value-type="float" table:style-name="ce1" office:value="0.17708474032">
            <text:p>0.177085</text:p>
          </table:table-cell>
          <table:table-cell office:value-type="float" table:style-name="ce1" office:value="0.984195607969">
            <text:p>0.984196</text:p>
          </table:table-cell>
          <table:table-cell table:number-columns-repeated="16381"/>
        </table:table-row>
        <table:table-row table:style-name="ro1">
          <table:table-cell office:value-type="float" table:style-name="ce1" office:value="10.3">
            <text:p>10.3</text:p>
          </table:table-cell>
          <table:table-cell office:value-type="float" table:style-name="ce1" office:value="0.178802215116">
            <text:p>0.178802</text:p>
          </table:table-cell>
          <table:table-cell office:value-type="float" table:style-name="ce1" office:value="0.983885037934">
            <text:p>0.983885</text:p>
          </table:table-cell>
          <table:table-cell table:number-columns-repeated="16381"/>
        </table:table-row>
        <table:table-row table:style-name="ro1">
          <table:table-cell office:value-type="float" table:style-name="ce1" office:value="10.4">
            <text:p>10.4</text:p>
          </table:table-cell>
          <table:table-cell office:value-type="float" table:style-name="ce1" office:value="0.180519145251">
            <text:p>0.180519</text:p>
          </table:table-cell>
          <table:table-cell office:value-type="float" table:style-name="ce1" office:value="0.983571470813">
            <text:p>0.983571</text:p>
          </table:table-cell>
          <table:table-cell table:number-columns-repeated="16381"/>
        </table:table-row>
        <table:table-row table:style-name="ro1">
          <table:table-cell office:value-type="float" table:style-name="ce1" office:value="10.5">
            <text:p>10.5</text:p>
          </table:table-cell>
          <table:table-cell office:value-type="float" table:style-name="ce1" office:value="0.182235525492">
            <text:p>0.182236</text:p>
          </table:table-cell>
          <table:table-cell office:value-type="float" table:style-name="ce1" office:value="0.983254907564">
            <text:p>0.983255</text:p>
          </table:table-cell>
          <table:table-cell table:number-columns-repeated="16381"/>
        </table:table-row>
        <table:table-row table:style-name="ro1">
          <table:table-cell office:value-type="float" table:style-name="ce1" office:value="10.6">
            <text:p>10.6</text:p>
          </table:table-cell>
          <table:table-cell office:value-type="float" table:style-name="ce1" office:value="0.183951350613">
            <text:p>0.183951</text:p>
          </table:table-cell>
          <table:table-cell office:value-type="float" table:style-name="ce1" office:value="0.98293534915">
            <text:p>0.982935</text:p>
          </table:table-cell>
          <table:table-cell table:number-columns-repeated="16381"/>
        </table:table-row>
        <table:table-row table:style-name="ro1">
          <table:table-cell office:value-type="float" table:style-name="ce1" office:value="10.7">
            <text:p>10.7</text:p>
          </table:table-cell>
          <table:table-cell office:value-type="float" table:style-name="ce1" office:value="0.185666615386">
            <text:p>0.185667</text:p>
          </table:table-cell>
          <table:table-cell office:value-type="float" table:style-name="ce1" office:value="0.982612796544">
            <text:p>0.982613</text:p>
          </table:table-cell>
          <table:table-cell table:number-columns-repeated="16381"/>
        </table:table-row>
        <table:table-row table:style-name="ro1">
          <table:table-cell office:value-type="float" table:style-name="ce1" office:value="10.8">
            <text:p>10.8</text:p>
          </table:table-cell>
          <table:table-cell office:value-type="float" table:style-name="ce1" office:value="0.187381314586">
            <text:p>0.187381</text:p>
          </table:table-cell>
          <table:table-cell office:value-type="float" table:style-name="ce1" office:value="0.982287250729">
            <text:p>0.982287</text:p>
          </table:table-cell>
          <table:table-cell table:number-columns-repeated="16381"/>
        </table:table-row>
        <table:table-row table:style-name="ro1">
          <table:table-cell office:value-type="float" table:style-name="ce1" office:value="10.9">
            <text:p>10.9</text:p>
          </table:table-cell>
          <table:table-cell office:value-type="float" table:style-name="ce1" office:value="0.18909544299">
            <text:p>0.189095</text:p>
          </table:table-cell>
          <table:table-cell office:value-type="float" table:style-name="ce1" office:value="0.981958712696">
            <text:p>0.981959</text:p>
          </table:table-cell>
          <table:table-cell table:number-columns-repeated="16381"/>
        </table:table-row>
        <table:table-row table:style-name="ro1">
          <table:table-cell office:value-type="float" table:style-name="ce1" office:value="11.0">
            <text:p>11</text:p>
          </table:table-cell>
          <table:table-cell office:value-type="float" table:style-name="ce1" office:value="0.190808995377">
            <text:p>0.190809</text:p>
          </table:table-cell>
          <table:table-cell office:value-type="float" table:style-name="ce1" office:value="0.981627183448">
            <text:p>0.981627</text:p>
          </table:table-cell>
          <table:table-cell table:number-columns-repeated="16381"/>
        </table:table-row>
        <table:table-row table:style-name="ro1">
          <table:table-cell office:value-type="float" table:style-name="ce1" office:value="11.1">
            <text:p>11.1</text:p>
          </table:table-cell>
          <table:table-cell office:value-type="float" table:style-name="ce1" office:value="0.192521966526">
            <text:p>0.192522</text:p>
          </table:table-cell>
          <table:table-cell office:value-type="float" table:style-name="ce1" office:value="0.981292663992">
            <text:p>0.981293</text:p>
          </table:table-cell>
          <table:table-cell table:number-columns-repeated="16381"/>
        </table:table-row>
        <table:table-row table:style-name="ro1">
          <table:table-cell office:value-type="float" table:style-name="ce1" office:value="11.2">
            <text:p>11.2</text:p>
          </table:table-cell>
          <table:table-cell office:value-type="float" table:style-name="ce1" office:value="0.19423435122">
            <text:p>0.194234</text:p>
          </table:table-cell>
          <table:table-cell office:value-type="float" table:style-name="ce1" office:value="0.980955155349">
            <text:p>0.980955</text:p>
          </table:table-cell>
          <table:table-cell table:number-columns-repeated="16381"/>
        </table:table-row>
        <table:table-row table:style-name="ro1">
          <table:table-cell office:value-type="float" table:style-name="ce1" office:value="11.3">
            <text:p>11.3</text:p>
          </table:table-cell>
          <table:table-cell office:value-type="float" table:style-name="ce1" office:value="0.195946144243">
            <text:p>0.195946</text:p>
          </table:table-cell>
          <table:table-cell office:value-type="float" table:style-name="ce1" office:value="0.980614658547">
            <text:p>0.980615</text:p>
          </table:table-cell>
          <table:table-cell table:number-columns-repeated="16381"/>
        </table:table-row>
        <table:table-row table:style-name="ro1">
          <table:table-cell office:value-type="float" table:style-name="ce1" office:value="11.4">
            <text:p>11.4</text:p>
          </table:table-cell>
          <table:table-cell office:value-type="float" table:style-name="ce1" office:value="0.197657340379">
            <text:p>0.197657</text:p>
          </table:table-cell>
          <table:table-cell office:value-type="float" table:style-name="ce1" office:value="0.980271174622">
            <text:p>0.980271</text:p>
          </table:table-cell>
          <table:table-cell table:number-columns-repeated="16381"/>
        </table:table-row>
        <table:table-row table:style-name="ro1">
          <table:table-cell office:value-type="float" table:style-name="ce1" office:value="11.5">
            <text:p>11.5</text:p>
          </table:table-cell>
          <table:table-cell office:value-type="float" table:style-name="ce1" office:value="0.199367934417">
            <text:p>0.199368</text:p>
          </table:table-cell>
          <table:table-cell office:value-type="float" table:style-name="ce1" office:value="0.979924704621">
            <text:p>0.979925</text:p>
          </table:table-cell>
          <table:table-cell table:number-columns-repeated="16381"/>
        </table:table-row>
        <table:table-row table:style-name="ro1">
          <table:table-cell office:value-type="float" table:style-name="ce1" office:value="11.6">
            <text:p>11.6</text:p>
          </table:table-cell>
          <table:table-cell office:value-type="float" table:style-name="ce1" office:value="0.201077921146">
            <text:p>0.201078</text:p>
          </table:table-cell>
          <table:table-cell office:value-type="float" table:style-name="ce1" office:value="0.979575249599">
            <text:p>0.979575</text:p>
          </table:table-cell>
          <table:table-cell table:number-columns-repeated="16381"/>
        </table:table-row>
        <table:table-row table:style-name="ro1">
          <table:table-cell office:value-type="float" table:style-name="ce1" office:value="11.7">
            <text:p>11.7</text:p>
          </table:table-cell>
          <table:table-cell office:value-type="float" table:style-name="ce1" office:value="0.202787295357">
            <text:p>0.202787</text:p>
          </table:table-cell>
          <table:table-cell office:value-type="float" table:style-name="ce1" office:value="0.979222810622">
            <text:p>0.979223</text:p>
          </table:table-cell>
          <table:table-cell table:number-columns-repeated="16381"/>
        </table:table-row>
        <table:table-row table:style-name="ro1">
          <table:table-cell office:value-type="float" table:style-name="ce1" office:value="11.8">
            <text:p>11.8</text:p>
          </table:table-cell>
          <table:table-cell office:value-type="float" table:style-name="ce1" office:value="0.204496051842">
            <text:p>0.204496</text:p>
          </table:table-cell>
          <table:table-cell office:value-type="float" table:style-name="ce1" office:value="0.978867388762">
            <text:p>0.978867</text:p>
          </table:table-cell>
          <table:table-cell table:number-columns-repeated="16381"/>
        </table:table-row>
        <table:table-row table:style-name="ro1">
          <table:table-cell office:value-type="float" table:style-name="ce1" office:value="11.9">
            <text:p>11.9</text:p>
          </table:table-cell>
          <table:table-cell office:value-type="float" table:style-name="ce1" office:value="0.206204185397">
            <text:p>0.206204</text:p>
          </table:table-cell>
          <table:table-cell office:value-type="float" table:style-name="ce1" office:value="0.978508985102">
            <text:p>0.978509</text:p>
          </table:table-cell>
          <table:table-cell table:number-columns-repeated="16381"/>
        </table:table-row>
        <table:table-row table:style-name="ro1">
          <table:table-cell office:value-type="float" table:style-name="ce1" office:value="12.0">
            <text:p>12</text:p>
          </table:table-cell>
          <table:table-cell office:value-type="float" table:style-name="ce1" office:value="0.207911690818">
            <text:p>0.207912</text:p>
          </table:table-cell>
          <table:table-cell office:value-type="float" table:style-name="ce1" office:value="0.978147600734">
            <text:p>0.978148</text:p>
          </table:table-cell>
          <table:table-cell table:number-columns-repeated="16381"/>
        </table:table-row>
        <table:table-row table:style-name="ro1">
          <table:table-cell office:value-type="float" table:style-name="ce1" office:value="12.1">
            <text:p>12.1</text:p>
          </table:table-cell>
          <table:table-cell office:value-type="float" table:style-name="ce1" office:value="0.209618562904">
            <text:p>0.209619</text:p>
          </table:table-cell>
          <table:table-cell office:value-type="float" table:style-name="ce1" office:value="0.977783236759">
            <text:p>0.977783</text:p>
          </table:table-cell>
          <table:table-cell table:number-columns-repeated="16381"/>
        </table:table-row>
        <table:table-row table:style-name="ro1">
          <table:table-cell office:value-type="float" table:style-name="ce1" office:value="12.2">
            <text:p>12.2</text:p>
          </table:table-cell>
          <table:table-cell office:value-type="float" table:style-name="ce1" office:value="0.211324796455">
            <text:p>0.211325</text:p>
          </table:table-cell>
          <table:table-cell office:value-type="float" table:style-name="ce1" office:value="0.977415894286">
            <text:p>0.977416</text:p>
          </table:table-cell>
          <table:table-cell table:number-columns-repeated="16381"/>
        </table:table-row>
        <table:table-row table:style-name="ro1">
          <table:table-cell office:value-type="float" table:style-name="ce1" office:value="12.3">
            <text:p>12.3</text:p>
          </table:table-cell>
          <table:table-cell office:value-type="float" table:style-name="ce1" office:value="0.213030386275">
            <text:p>0.21303</text:p>
          </table:table-cell>
          <table:table-cell office:value-type="float" table:style-name="ce1" office:value="0.977045574435">
            <text:p>0.977046</text:p>
          </table:table-cell>
          <table:table-cell table:number-columns-repeated="16381"/>
        </table:table-row>
        <table:table-row table:style-name="ro1">
          <table:table-cell office:value-type="float" table:style-name="ce1" office:value="12.4">
            <text:p>12.4</text:p>
          </table:table-cell>
          <table:table-cell office:value-type="float" table:style-name="ce1" office:value="0.214735327167">
            <text:p>0.214735</text:p>
          </table:table-cell>
          <table:table-cell office:value-type="float" table:style-name="ce1" office:value="0.976672278334">
            <text:p>0.976672</text:p>
          </table:table-cell>
          <table:table-cell table:number-columns-repeated="16381"/>
        </table:table-row>
        <table:table-row table:style-name="ro1">
          <table:table-cell office:value-type="float" table:style-name="ce1" office:value="12.5">
            <text:p>12.5</text:p>
          </table:table-cell>
          <table:table-cell office:value-type="float" table:style-name="ce1" office:value="0.216439613938">
            <text:p>0.21644</text:p>
          </table:table-cell>
          <table:table-cell office:value-type="float" table:style-name="ce1" office:value="0.97629600712">
            <text:p>0.976296</text:p>
          </table:table-cell>
          <table:table-cell table:number-columns-repeated="16381"/>
        </table:table-row>
        <table:table-row table:style-name="ro1">
          <table:table-cell office:value-type="float" table:style-name="ce1" office:value="12.6">
            <text:p>12.6</text:p>
          </table:table-cell>
          <table:table-cell office:value-type="float" table:style-name="ce1" office:value="0.218143241397">
            <text:p>0.218143</text:p>
          </table:table-cell>
          <table:table-cell office:value-type="float" table:style-name="ce1" office:value="0.975916761939">
            <text:p>0.975917</text:p>
          </table:table-cell>
          <table:table-cell table:number-columns-repeated="16381"/>
        </table:table-row>
        <table:table-row table:style-name="ro1">
          <table:table-cell office:value-type="float" table:style-name="ce1" office:value="12.7">
            <text:p>12.7</text:p>
          </table:table-cell>
          <table:table-cell office:value-type="float" table:style-name="ce1" office:value="0.219846204353">
            <text:p>0.219846</text:p>
          </table:table-cell>
          <table:table-cell office:value-type="float" table:style-name="ce1" office:value="0.975534543946">
            <text:p>0.975535</text:p>
          </table:table-cell>
          <table:table-cell table:number-columns-repeated="16381"/>
        </table:table-row>
        <table:table-row table:style-name="ro1">
          <table:table-cell office:value-type="float" table:style-name="ce1" office:value="12.8">
            <text:p>12.8</text:p>
          </table:table-cell>
          <table:table-cell office:value-type="float" table:style-name="ce1" office:value="0.221548497619">
            <text:p>0.221548</text:p>
          </table:table-cell>
          <table:table-cell office:value-type="float" table:style-name="ce1" office:value="0.975149354306">
            <text:p>0.975149</text:p>
          </table:table-cell>
          <table:table-cell table:number-columns-repeated="16381"/>
        </table:table-row>
        <table:table-row table:style-name="ro1">
          <table:table-cell office:value-type="float" table:style-name="ce1" office:value="12.9">
            <text:p>12.9</text:p>
          </table:table-cell>
          <table:table-cell office:value-type="float" table:style-name="ce1" office:value="0.223250116011">
            <text:p>0.22325</text:p>
          </table:table-cell>
          <table:table-cell office:value-type="float" table:style-name="ce1" office:value="0.974761194191">
            <text:p>0.974761</text:p>
          </table:table-cell>
          <table:table-cell table:number-columns-repeated="16381"/>
        </table:table-row>
        <table:table-row table:style-name="ro1">
          <table:table-cell office:value-type="float" table:style-name="ce1" office:value="13.0">
            <text:p>13</text:p>
          </table:table-cell>
          <table:table-cell office:value-type="float" table:style-name="ce1" office:value="0.224951054344">
            <text:p>0.224951</text:p>
          </table:table-cell>
          <table:table-cell office:value-type="float" table:style-name="ce1" office:value="0.974370064785">
            <text:p>0.97437</text:p>
          </table:table-cell>
          <table:table-cell table:number-columns-repeated="16381"/>
        </table:table-row>
        <table:table-row table:style-name="ro1">
          <table:table-cell office:value-type="float" table:style-name="ce1" office:value="13.1">
            <text:p>13.1</text:p>
          </table:table-cell>
          <table:table-cell office:value-type="float" table:style-name="ce1" office:value="0.226651307437">
            <text:p>0.226651</text:p>
          </table:table-cell>
          <table:table-cell office:value-type="float" table:style-name="ce1" office:value="0.973975967279">
            <text:p>0.973976</text:p>
          </table:table-cell>
          <table:table-cell table:number-columns-repeated="16381"/>
        </table:table-row>
        <table:table-row table:style-name="ro1">
          <table:table-cell office:value-type="float" table:style-name="ce1" office:value="13.2">
            <text:p>13.2</text:p>
          </table:table-cell>
          <table:table-cell office:value-type="float" table:style-name="ce1" office:value="0.228350870111">
            <text:p>0.228351</text:p>
          </table:table-cell>
          <table:table-cell office:value-type="float" table:style-name="ce1" office:value="0.973578902873">
            <text:p>0.973579</text:p>
          </table:table-cell>
          <table:table-cell table:number-columns-repeated="16381"/>
        </table:table-row>
        <table:table-row table:style-name="ro1">
          <table:table-cell office:value-type="float" table:style-name="ce1" office:value="13.3">
            <text:p>13.3</text:p>
          </table:table-cell>
          <table:table-cell office:value-type="float" table:style-name="ce1" office:value="0.230049737188">
            <text:p>0.23005</text:p>
          </table:table-cell>
          <table:table-cell office:value-type="float" table:style-name="ce1" office:value="0.973178872777">
            <text:p>0.973179</text:p>
          </table:table-cell>
          <table:table-cell table:number-columns-repeated="16381"/>
        </table:table-row>
        <table:table-row table:style-name="ro1">
          <table:table-cell office:value-type="float" table:style-name="ce1" office:value="13.4">
            <text:p>13.4</text:p>
          </table:table-cell>
          <table:table-cell office:value-type="float" table:style-name="ce1" office:value="0.231747903494">
            <text:p>0.231748</text:p>
          </table:table-cell>
          <table:table-cell office:value-type="float" table:style-name="ce1" office:value="0.972775878209">
            <text:p>0.972776</text:p>
          </table:table-cell>
          <table:table-cell table:number-columns-repeated="16381"/>
        </table:table-row>
        <table:table-row table:style-name="ro1">
          <table:table-cell office:value-type="float" table:style-name="ce1" office:value="13.5">
            <text:p>13.5</text:p>
          </table:table-cell>
          <table:table-cell office:value-type="float" table:style-name="ce1" office:value="0.233445363856">
            <text:p>0.233445</text:p>
          </table:table-cell>
          <table:table-cell office:value-type="float" table:style-name="ce1" office:value="0.972369920398">
            <text:p>0.97237</text:p>
          </table:table-cell>
          <table:table-cell table:number-columns-repeated="16381"/>
        </table:table-row>
        <table:table-row table:style-name="ro1">
          <table:table-cell office:value-type="float" table:style-name="ce1" office:value="13.6">
            <text:p>13.6</text:p>
          </table:table-cell>
          <table:table-cell office:value-type="float" table:style-name="ce1" office:value="0.235142113103">
            <text:p>0.235142</text:p>
          </table:table-cell>
          <table:table-cell office:value-type="float" table:style-name="ce1" office:value="0.971961000579">
            <text:p>0.971961</text:p>
          </table:table-cell>
          <table:table-cell table:number-columns-repeated="16381"/>
        </table:table-row>
        <table:table-row table:style-name="ro1">
          <table:table-cell office:value-type="float" table:style-name="ce1" office:value="13.7">
            <text:p>13.7</text:p>
          </table:table-cell>
          <table:table-cell office:value-type="float" table:style-name="ce1" office:value="0.236838146066">
            <text:p>0.236838</text:p>
          </table:table-cell>
          <table:table-cell office:value-type="float" table:style-name="ce1" office:value="0.971549119998">
            <text:p>0.971549</text:p>
          </table:table-cell>
          <table:table-cell table:number-columns-repeated="16381"/>
        </table:table-row>
        <table:table-row table:style-name="ro1">
          <table:table-cell office:value-type="float" table:style-name="ce1" office:value="13.8">
            <text:p>13.8</text:p>
          </table:table-cell>
          <table:table-cell office:value-type="float" table:style-name="ce1" office:value="0.238533457579">
            <text:p>0.238533</text:p>
          </table:table-cell>
          <table:table-cell office:value-type="float" table:style-name="ce1" office:value="0.97113427991">
            <text:p>0.971134</text:p>
          </table:table-cell>
          <table:table-cell table:number-columns-repeated="16381"/>
        </table:table-row>
        <table:table-row table:style-name="ro1">
          <table:table-cell office:value-type="float" table:style-name="ce1" office:value="13.9">
            <text:p>13.9</text:p>
          </table:table-cell>
          <table:table-cell office:value-type="float" table:style-name="ce1" office:value="0.240228042477">
            <text:p>0.240228</text:p>
          </table:table-cell>
          <table:table-cell office:value-type="float" table:style-name="ce1" office:value="0.970716481578">
            <text:p>0.970716</text:p>
          </table:table-cell>
          <table:table-cell table:number-columns-repeated="16381"/>
        </table:table-row>
        <table:table-row table:style-name="ro1">
          <table:table-cell office:value-type="float" table:style-name="ce1" office:value="14.0">
            <text:p>14</text:p>
          </table:table-cell>
          <table:table-cell office:value-type="float" table:style-name="ce1" office:value="0.2419218956">
            <text:p>0.241922</text:p>
          </table:table-cell>
          <table:table-cell office:value-type="float" table:style-name="ce1" office:value="0.970295726276">
            <text:p>0.970296</text:p>
          </table:table-cell>
          <table:table-cell table:number-columns-repeated="16381"/>
        </table:table-row>
        <table:table-row table:style-name="ro1">
          <table:table-cell office:value-type="float" table:style-name="ce1" office:value="14.1">
            <text:p>14.1</text:p>
          </table:table-cell>
          <table:table-cell office:value-type="float" table:style-name="ce1" office:value="0.243615011786">
            <text:p>0.243615</text:p>
          </table:table-cell>
          <table:table-cell office:value-type="float" table:style-name="ce1" office:value="0.969872015285">
            <text:p>0.969872</text:p>
          </table:table-cell>
          <table:table-cell table:number-columns-repeated="16381"/>
        </table:table-row>
        <table:table-row table:style-name="ro1">
          <table:table-cell office:value-type="float" table:style-name="ce1" office:value="14.2">
            <text:p>14.2</text:p>
          </table:table-cell>
          <table:table-cell office:value-type="float" table:style-name="ce1" office:value="0.245307385879">
            <text:p>0.245307</text:p>
          </table:table-cell>
          <table:table-cell office:value-type="float" table:style-name="ce1" office:value="0.969445349895">
            <text:p>0.969445</text:p>
          </table:table-cell>
          <table:table-cell table:number-columns-repeated="16381"/>
        </table:table-row>
        <table:table-row table:style-name="ro1">
          <table:table-cell office:value-type="float" table:style-name="ce1" office:value="14.3">
            <text:p>14.3</text:p>
          </table:table-cell>
          <table:table-cell office:value-type="float" table:style-name="ce1" office:value="0.246999012723">
            <text:p>0.246999</text:p>
          </table:table-cell>
          <table:table-cell office:value-type="float" table:style-name="ce1" office:value="0.969015731407">
            <text:p>0.969016</text:p>
          </table:table-cell>
          <table:table-cell table:number-columns-repeated="16381"/>
        </table:table-row>
        <table:table-row table:style-name="ro1">
          <table:table-cell office:value-type="float" table:style-name="ce1" office:value="14.4">
            <text:p>14.4</text:p>
          </table:table-cell>
          <table:table-cell office:value-type="float" table:style-name="ce1" office:value="0.248689887165">
            <text:p>0.24869</text:p>
          </table:table-cell>
          <table:table-cell office:value-type="float" table:style-name="ce1" office:value="0.968583161129">
            <text:p>0.968583</text:p>
          </table:table-cell>
          <table:table-cell table:number-columns-repeated="16381"/>
        </table:table-row>
        <table:table-row table:style-name="ro1">
          <table:table-cell office:value-type="float" table:style-name="ce1" office:value="14.5">
            <text:p>14.5</text:p>
          </table:table-cell>
          <table:table-cell office:value-type="float" table:style-name="ce1" office:value="0.250380004054">
            <text:p>0.25038</text:p>
          </table:table-cell>
          <table:table-cell office:value-type="float" table:style-name="ce1" office:value="0.968147640378">
            <text:p>0.968148</text:p>
          </table:table-cell>
          <table:table-cell table:number-columns-repeated="16381"/>
        </table:table-row>
        <table:table-row table:style-name="ro1">
          <table:table-cell office:value-type="float" table:style-name="ce1" office:value="14.6">
            <text:p>14.6</text:p>
          </table:table-cell>
          <table:table-cell office:value-type="float" table:style-name="ce1" office:value="0.252069358243">
            <text:p>0.252069</text:p>
          </table:table-cell>
          <table:table-cell office:value-type="float" table:style-name="ce1" office:value="0.967709170482">
            <text:p>0.967709</text:p>
          </table:table-cell>
          <table:table-cell table:number-columns-repeated="16381"/>
        </table:table-row>
        <table:table-row table:style-name="ro1">
          <table:table-cell office:value-type="float" table:style-name="ce1" office:value="14.7">
            <text:p>14.7</text:p>
          </table:table-cell>
          <table:table-cell office:value-type="float" table:style-name="ce1" office:value="0.253757944585">
            <text:p>0.253758</text:p>
          </table:table-cell>
          <table:table-cell office:value-type="float" table:style-name="ce1" office:value="0.967267752776">
            <text:p>0.967268</text:p>
          </table:table-cell>
          <table:table-cell table:number-columns-repeated="16381"/>
        </table:table-row>
        <table:table-row table:style-name="ro1">
          <table:table-cell office:value-type="float" table:style-name="ce1" office:value="14.8">
            <text:p>14.8</text:p>
          </table:table-cell>
          <table:table-cell office:value-type="float" table:style-name="ce1" office:value="0.255445757936">
            <text:p>0.255446</text:p>
          </table:table-cell>
          <table:table-cell office:value-type="float" table:style-name="ce1" office:value="0.966823388604">
            <text:p>0.966823</text:p>
          </table:table-cell>
          <table:table-cell table:number-columns-repeated="16381"/>
        </table:table-row>
        <table:table-row table:style-name="ro1">
          <table:table-cell office:value-type="float" table:style-name="ce1" office:value="14.9">
            <text:p>14.9</text:p>
          </table:table-cell>
          <table:table-cell office:value-type="float" table:style-name="ce1" office:value="0.257132793155">
            <text:p>0.257133</text:p>
          </table:table-cell>
          <table:table-cell office:value-type="float" table:style-name="ce1" office:value="0.966376079321">
            <text:p>0.966376</text:p>
          </table:table-cell>
          <table:table-cell table:number-columns-repeated="16381"/>
        </table:table-row>
        <table:table-row table:style-name="ro1">
          <table:table-cell office:value-type="float" table:style-name="ce1" office:value="15.0">
            <text:p>15</text:p>
          </table:table-cell>
          <table:table-cell office:value-type="float" table:style-name="ce1" office:value="0.258819045103">
            <text:p>0.258819</text:p>
          </table:table-cell>
          <table:table-cell office:value-type="float" table:style-name="ce1" office:value="0.965925826289">
            <text:p>0.965926</text:p>
          </table:table-cell>
          <table:table-cell table:number-columns-repeated="16381"/>
        </table:table-row>
        <table:table-row table:style-name="ro1">
          <table:table-cell office:value-type="float" table:style-name="ce1" office:value="15.1">
            <text:p>15.1</text:p>
          </table:table-cell>
          <table:table-cell office:value-type="float" table:style-name="ce1" office:value="0.260504508643">
            <text:p>0.260505</text:p>
          </table:table-cell>
          <table:table-cell office:value-type="float" table:style-name="ce1" office:value="0.965472630879">
            <text:p>0.965473</text:p>
          </table:table-cell>
          <table:table-cell table:number-columns-repeated="16381"/>
        </table:table-row>
        <table:table-row table:style-name="ro1">
          <table:table-cell office:value-type="float" table:style-name="ce1" office:value="15.2">
            <text:p>15.2</text:p>
          </table:table-cell>
          <table:table-cell office:value-type="float" table:style-name="ce1" office:value="0.262189178641">
            <text:p>0.262189</text:p>
          </table:table-cell>
          <table:table-cell office:value-type="float" table:style-name="ce1" office:value="0.965016494472">
            <text:p>0.965016</text:p>
          </table:table-cell>
          <table:table-cell table:number-columns-repeated="16381"/>
        </table:table-row>
        <table:table-row table:style-name="ro1">
          <table:table-cell office:value-type="float" table:style-name="ce1" office:value="15.3">
            <text:p>15.3</text:p>
          </table:table-cell>
          <table:table-cell office:value-type="float" table:style-name="ce1" office:value="0.263873049965">
            <text:p>0.263873</text:p>
          </table:table-cell>
          <table:table-cell office:value-type="float" table:style-name="ce1" office:value="0.964557418458">
            <text:p>0.964557</text:p>
          </table:table-cell>
          <table:table-cell table:number-columns-repeated="16381"/>
        </table:table-row>
        <table:table-row table:style-name="ro1">
          <table:table-cell office:value-type="float" table:style-name="ce1" office:value="15.4">
            <text:p>15.4</text:p>
          </table:table-cell>
          <table:table-cell office:value-type="float" table:style-name="ce1" office:value="0.265556117487">
            <text:p>0.265556</text:p>
          </table:table-cell>
          <table:table-cell office:value-type="float" table:style-name="ce1" office:value="0.964095404234">
            <text:p>0.964095</text:p>
          </table:table-cell>
          <table:table-cell table:number-columns-repeated="16381"/>
        </table:table-row>
        <table:table-row table:style-name="ro1">
          <table:table-cell office:value-type="float" table:style-name="ce1" office:value="15.5">
            <text:p>15.5</text:p>
          </table:table-cell>
          <table:table-cell office:value-type="float" table:style-name="ce1" office:value="0.267238376078">
            <text:p>0.267238</text:p>
          </table:table-cell>
          <table:table-cell office:value-type="float" table:style-name="ce1" office:value="0.963630453209">
            <text:p>0.96363</text:p>
          </table:table-cell>
          <table:table-cell table:number-columns-repeated="16381"/>
        </table:table-row>
        <table:table-row table:style-name="ro1">
          <table:table-cell office:value-type="float" table:style-name="ce1" office:value="15.6">
            <text:p>15.6</text:p>
          </table:table-cell>
          <table:table-cell office:value-type="float" table:style-name="ce1" office:value="0.268919820615">
            <text:p>0.26892</text:p>
          </table:table-cell>
          <table:table-cell office:value-type="float" table:style-name="ce1" office:value="0.963162566798">
            <text:p>0.963163</text:p>
          </table:table-cell>
          <table:table-cell table:number-columns-repeated="16381"/>
        </table:table-row>
        <table:table-row table:style-name="ro1">
          <table:table-cell office:value-type="float" table:style-name="ce1" office:value="15.7">
            <text:p>15.7</text:p>
          </table:table-cell>
          <table:table-cell office:value-type="float" table:style-name="ce1" office:value="0.270600445976">
            <text:p>0.2706</text:p>
          </table:table-cell>
          <table:table-cell office:value-type="float" table:style-name="ce1" office:value="0.962691746426">
            <text:p>0.962692</text:p>
          </table:table-cell>
          <table:table-cell table:number-columns-repeated="16381"/>
        </table:table-row>
        <table:table-row table:style-name="ro1">
          <table:table-cell office:value-type="float" table:style-name="ce1" office:value="15.8">
            <text:p>15.8</text:p>
          </table:table-cell>
          <table:table-cell office:value-type="float" table:style-name="ce1" office:value="0.272280247041">
            <text:p>0.27228</text:p>
          </table:table-cell>
          <table:table-cell office:value-type="float" table:style-name="ce1" office:value="0.962217993529">
            <text:p>0.962218</text:p>
          </table:table-cell>
          <table:table-cell table:number-columns-repeated="16381"/>
        </table:table-row>
        <table:table-row table:style-name="ro1">
          <table:table-cell office:value-type="float" table:style-name="ce1" office:value="15.9">
            <text:p>15.9</text:p>
          </table:table-cell>
          <table:table-cell office:value-type="float" table:style-name="ce1" office:value="0.273959218692">
            <text:p>0.273959</text:p>
          </table:table-cell>
          <table:table-cell office:value-type="float" table:style-name="ce1" office:value="0.961741309549">
            <text:p>0.961741</text:p>
          </table:table-cell>
          <table:table-cell table:number-columns-repeated="16381"/>
        </table:table-row>
        <table:table-row table:style-name="ro1">
          <table:table-cell office:value-type="float" table:style-name="ce1" office:value="16.0">
            <text:p>16</text:p>
          </table:table-cell>
          <table:table-cell office:value-type="float" table:style-name="ce1" office:value="0.275637355817">
            <text:p>0.275637</text:p>
          </table:table-cell>
          <table:table-cell office:value-type="float" table:style-name="ce1" office:value="0.961261695938">
            <text:p>0.961262</text:p>
          </table:table-cell>
          <table:table-cell table:number-columns-repeated="16381"/>
        </table:table-row>
        <table:table-row table:style-name="ro1">
          <table:table-cell office:value-type="float" table:style-name="ce1" office:value="16.1">
            <text:p>16.1</text:p>
          </table:table-cell>
          <table:table-cell office:value-type="float" table:style-name="ce1" office:value="0.277314653302">
            <text:p>0.277315</text:p>
          </table:table-cell>
          <table:table-cell office:value-type="float" table:style-name="ce1" office:value="0.960779154158">
            <text:p>0.960779</text:p>
          </table:table-cell>
          <table:table-cell table:number-columns-repeated="16381"/>
        </table:table-row>
        <table:table-row table:style-name="ro1">
          <table:table-cell office:value-type="float" table:style-name="ce1" office:value="16.2">
            <text:p>16.2</text:p>
          </table:table-cell>
          <table:table-cell office:value-type="float" table:style-name="ce1" office:value="0.278991106039">
            <text:p>0.278991</text:p>
          </table:table-cell>
          <table:table-cell office:value-type="float" table:style-name="ce1" office:value="0.960293685677">
            <text:p>0.960294</text:p>
          </table:table-cell>
          <table:table-cell table:number-columns-repeated="16381"/>
        </table:table-row>
        <table:table-row table:style-name="ro1">
          <table:table-cell office:value-type="float" table:style-name="ce1" office:value="16.3">
            <text:p>16.3</text:p>
          </table:table-cell>
          <table:table-cell office:value-type="float" table:style-name="ce1" office:value="0.280666708921">
            <text:p>0.280667</text:p>
          </table:table-cell>
          <table:table-cell office:value-type="float" table:style-name="ce1" office:value="0.959805291975">
            <text:p>0.959805</text:p>
          </table:table-cell>
          <table:table-cell table:number-columns-repeated="16381"/>
        </table:table-row>
        <table:table-row table:style-name="ro1">
          <table:table-cell office:value-type="float" table:style-name="ce1" office:value="16.4">
            <text:p>16.4</text:p>
          </table:table-cell>
          <table:table-cell office:value-type="float" table:style-name="ce1" office:value="0.282341456843">
            <text:p>0.282341</text:p>
          </table:table-cell>
          <table:table-cell office:value-type="float" table:style-name="ce1" office:value="0.95931397454">
            <text:p>0.959314</text:p>
          </table:table-cell>
          <table:table-cell table:number-columns-repeated="16381"/>
        </table:table-row>
        <table:table-row table:style-name="ro1">
          <table:table-cell office:value-type="float" table:style-name="ce1" office:value="16.5">
            <text:p>16.5</text:p>
          </table:table-cell>
          <table:table-cell office:value-type="float" table:style-name="ce1" office:value="0.284015344704">
            <text:p>0.284015</text:p>
          </table:table-cell>
          <table:table-cell office:value-type="float" table:style-name="ce1" office:value="0.958819734868">
            <text:p>0.95882</text:p>
          </table:table-cell>
          <table:table-cell table:number-columns-repeated="16381"/>
        </table:table-row>
        <table:table-row table:style-name="ro1">
          <table:table-cell office:value-type="float" table:style-name="ce1" office:value="16.6">
            <text:p>16.6</text:p>
          </table:table-cell>
          <table:table-cell office:value-type="float" table:style-name="ce1" office:value="0.285688367405">
            <text:p>0.285688</text:p>
          </table:table-cell>
          <table:table-cell office:value-type="float" table:style-name="ce1" office:value="0.958322574465">
            <text:p>0.958323</text:p>
          </table:table-cell>
          <table:table-cell table:number-columns-repeated="16381"/>
        </table:table-row>
        <table:table-row table:style-name="ro1">
          <table:table-cell office:value-type="float" table:style-name="ce1" office:value="16.7">
            <text:p>16.7</text:p>
          </table:table-cell>
          <table:table-cell office:value-type="float" table:style-name="ce1" office:value="0.28736051985">
            <text:p>0.287361</text:p>
          </table:table-cell>
          <table:table-cell office:value-type="float" table:style-name="ce1" office:value="0.957822494845">
            <text:p>0.957822</text:p>
          </table:table-cell>
          <table:table-cell table:number-columns-repeated="16381"/>
        </table:table-row>
        <table:table-row table:style-name="ro1">
          <table:table-cell office:value-type="float" table:style-name="ce1" office:value="16.8">
            <text:p>16.8</text:p>
          </table:table-cell>
          <table:table-cell office:value-type="float" table:style-name="ce1" office:value="0.289031796944">
            <text:p>0.289032</text:p>
          </table:table-cell>
          <table:table-cell office:value-type="float" table:style-name="ce1" office:value="0.957319497532">
            <text:p>0.957319</text:p>
          </table:table-cell>
          <table:table-cell table:number-columns-repeated="16381"/>
        </table:table-row>
        <table:table-row table:style-name="ro1">
          <table:table-cell office:value-type="float" table:style-name="ce1" office:value="16.9">
            <text:p>16.9</text:p>
          </table:table-cell>
          <table:table-cell office:value-type="float" table:style-name="ce1" office:value="0.290702193598">
            <text:p>0.290702</text:p>
          </table:table-cell>
          <table:table-cell office:value-type="float" table:style-name="ce1" office:value="0.956813584058">
            <text:p>0.956814</text:p>
          </table:table-cell>
          <table:table-cell table:number-columns-repeated="16381"/>
        </table:table-row>
        <table:table-row table:style-name="ro1">
          <table:table-cell office:value-type="float" table:style-name="ce1" office:value="17.0">
            <text:p>17</text:p>
          </table:table-cell>
          <table:table-cell office:value-type="float" table:style-name="ce1" office:value="0.292371704723">
            <text:p>0.292372</text:p>
          </table:table-cell>
          <table:table-cell office:value-type="float" table:style-name="ce1" office:value="0.956304755963">
            <text:p>0.956305</text:p>
          </table:table-cell>
          <table:table-cell table:number-columns-repeated="16381"/>
        </table:table-row>
        <table:table-row table:style-name="ro1">
          <table:table-cell office:value-type="float" table:style-name="ce1" office:value="17.1">
            <text:p>17.1</text:p>
          </table:table-cell>
          <table:table-cell office:value-type="float" table:style-name="ce1" office:value="0.294040325232">
            <text:p>0.29404</text:p>
          </table:table-cell>
          <table:table-cell office:value-type="float" table:style-name="ce1" office:value="0.955793014798">
            <text:p>0.955793</text:p>
          </table:table-cell>
          <table:table-cell table:number-columns-repeated="16381"/>
        </table:table-row>
        <table:table-row table:style-name="ro1">
          <table:table-cell office:value-type="float" table:style-name="ce1" office:value="17.2">
            <text:p>17.2</text:p>
          </table:table-cell>
          <table:table-cell office:value-type="float" table:style-name="ce1" office:value="0.295708050044">
            <text:p>0.295708</text:p>
          </table:table-cell>
          <table:table-cell office:value-type="float" table:style-name="ce1" office:value="0.955278362122">
            <text:p>0.955278</text:p>
          </table:table-cell>
          <table:table-cell table:number-columns-repeated="16381"/>
        </table:table-row>
        <table:table-row table:style-name="ro1">
          <table:table-cell office:value-type="float" table:style-name="ce1" office:value="17.3">
            <text:p>17.3</text:p>
          </table:table-cell>
          <table:table-cell office:value-type="float" table:style-name="ce1" office:value="0.297374874078">
            <text:p>0.297375</text:p>
          </table:table-cell>
          <table:table-cell office:value-type="float" table:style-name="ce1" office:value="0.954760799503">
            <text:p>0.954761</text:p>
          </table:table-cell>
          <table:table-cell table:number-columns-repeated="16381"/>
        </table:table-row>
        <table:table-row table:style-name="ro1">
          <table:table-cell office:value-type="float" table:style-name="ce1" office:value="17.4">
            <text:p>17.4</text:p>
          </table:table-cell>
          <table:table-cell office:value-type="float" table:style-name="ce1" office:value="0.299040792256">
            <text:p>0.299041</text:p>
          </table:table-cell>
          <table:table-cell office:value-type="float" table:style-name="ce1" office:value="0.954240328516">
            <text:p>0.95424</text:p>
          </table:table-cell>
          <table:table-cell table:number-columns-repeated="16381"/>
        </table:table-row>
        <table:table-row table:style-name="ro1">
          <table:table-cell office:value-type="float" table:style-name="ce1" office:value="17.5">
            <text:p>17.5</text:p>
          </table:table-cell>
          <table:table-cell office:value-type="float" table:style-name="ce1" office:value="0.300705799504">
            <text:p>0.300706</text:p>
          </table:table-cell>
          <table:table-cell office:value-type="float" table:style-name="ce1" office:value="0.953716950748">
            <text:p>0.953717</text:p>
          </table:table-cell>
          <table:table-cell table:number-columns-repeated="16381"/>
        </table:table-row>
        <table:table-row table:style-name="ro1">
          <table:table-cell office:value-type="float" table:style-name="ce1" office:value="17.6">
            <text:p>17.6</text:p>
          </table:table-cell>
          <table:table-cell office:value-type="float" table:style-name="ce1" office:value="0.30236989075">
            <text:p>0.30237</text:p>
          </table:table-cell>
          <table:table-cell office:value-type="float" table:style-name="ce1" office:value="0.953190667793">
            <text:p>0.953191</text:p>
          </table:table-cell>
          <table:table-cell table:number-columns-repeated="16381"/>
        </table:table-row>
        <table:table-row table:style-name="ro1">
          <table:table-cell office:value-type="float" table:style-name="ce1" office:value="17.7">
            <text:p>17.7</text:p>
          </table:table-cell>
          <table:table-cell office:value-type="float" table:style-name="ce1" office:value="0.304033060925">
            <text:p>0.304033</text:p>
          </table:table-cell>
          <table:table-cell office:value-type="float" table:style-name="ce1" office:value="0.952661481254">
            <text:p>0.952661</text:p>
          </table:table-cell>
          <table:table-cell table:number-columns-repeated="16381"/>
        </table:table-row>
        <table:table-row table:style-name="ro1">
          <table:table-cell office:value-type="float" table:style-name="ce1" office:value="17.8">
            <text:p>17.8</text:p>
          </table:table-cell>
          <table:table-cell office:value-type="float" table:style-name="ce1" office:value="0.305695304963">
            <text:p>0.305695</text:p>
          </table:table-cell>
          <table:table-cell office:value-type="float" table:style-name="ce1" office:value="0.952129392742">
            <text:p>0.952129</text:p>
          </table:table-cell>
          <table:table-cell table:number-columns-repeated="16381"/>
        </table:table-row>
        <table:table-row table:style-name="ro1">
          <table:table-cell office:value-type="float" table:style-name="ce1" office:value="17.9">
            <text:p>17.9</text:p>
          </table:table-cell>
          <table:table-cell office:value-type="float" table:style-name="ce1" office:value="0.3073566178">
            <text:p>0.307357</text:p>
          </table:table-cell>
          <table:table-cell office:value-type="float" table:style-name="ce1" office:value="0.951594403879">
            <text:p>0.951594</text:p>
          </table:table-cell>
          <table:table-cell table:number-columns-repeated="16381"/>
        </table:table-row>
        <table:table-row table:style-name="ro1">
          <table:table-cell office:value-type="float" table:style-name="ce1" office:value="18.0">
            <text:p>18</text:p>
          </table:table-cell>
          <table:table-cell office:value-type="float" table:style-name="ce1" office:value="0.309016994375">
            <text:p>0.309017</text:p>
          </table:table-cell>
          <table:table-cell office:value-type="float" table:style-name="ce1" office:value="0.951056516295">
            <text:p>0.951057</text:p>
          </table:table-cell>
          <table:table-cell table:number-columns-repeated="16381"/>
        </table:table-row>
        <table:table-row table:style-name="ro1">
          <table:table-cell office:value-type="float" table:style-name="ce1" office:value="18.1">
            <text:p>18.1</text:p>
          </table:table-cell>
          <table:table-cell office:value-type="float" table:style-name="ce1" office:value="0.310676429631">
            <text:p>0.310676</text:p>
          </table:table-cell>
          <table:table-cell office:value-type="float" table:style-name="ce1" office:value="0.950515731628">
            <text:p>0.950516</text:p>
          </table:table-cell>
          <table:table-cell table:number-columns-repeated="16381"/>
        </table:table-row>
        <table:table-row table:style-name="ro1">
          <table:table-cell office:value-type="float" table:style-name="ce1" office:value="18.2">
            <text:p>18.2</text:p>
          </table:table-cell>
          <table:table-cell office:value-type="float" table:style-name="ce1" office:value="0.312334918512">
            <text:p>0.312335</text:p>
          </table:table-cell>
          <table:table-cell office:value-type="float" table:style-name="ce1" office:value="0.949972051525">
            <text:p>0.949972</text:p>
          </table:table-cell>
          <table:table-cell table:number-columns-repeated="16381"/>
        </table:table-row>
        <table:table-row table:style-name="ro1">
          <table:table-cell office:value-type="float" table:style-name="ce1" office:value="18.3">
            <text:p>18.3</text:p>
          </table:table-cell>
          <table:table-cell office:value-type="float" table:style-name="ce1" office:value="0.313992455967">
            <text:p>0.313992</text:p>
          </table:table-cell>
          <table:table-cell office:value-type="float" table:style-name="ce1" office:value="0.949425477642">
            <text:p>0.949425</text:p>
          </table:table-cell>
          <table:table-cell table:number-columns-repeated="16381"/>
        </table:table-row>
        <table:table-row table:style-name="ro1">
          <table:table-cell office:value-type="float" table:style-name="ce1" office:value="18.4">
            <text:p>18.4</text:p>
          </table:table-cell>
          <table:table-cell office:value-type="float" table:style-name="ce1" office:value="0.315649036947">
            <text:p>0.315649</text:p>
          </table:table-cell>
          <table:table-cell office:value-type="float" table:style-name="ce1" office:value="0.948876011644">
            <text:p>0.948876</text:p>
          </table:table-cell>
          <table:table-cell table:number-columns-repeated="16381"/>
        </table:table-row>
        <table:table-row table:style-name="ro1">
          <table:table-cell office:value-type="float" table:style-name="ce1" office:value="18.5">
            <text:p>18.5</text:p>
          </table:table-cell>
          <table:table-cell office:value-type="float" table:style-name="ce1" office:value="0.317304656405">
            <text:p>0.317305</text:p>
          </table:table-cell>
          <table:table-cell office:value-type="float" table:style-name="ce1" office:value="0.948323655206">
            <text:p>0.948324</text:p>
          </table:table-cell>
          <table:table-cell table:number-columns-repeated="16381"/>
        </table:table-row>
        <table:table-row table:style-name="ro1">
          <table:table-cell office:value-type="float" table:style-name="ce1" office:value="18.6">
            <text:p>18.6</text:p>
          </table:table-cell>
          <table:table-cell office:value-type="float" table:style-name="ce1" office:value="0.318959309298">
            <text:p>0.318959</text:p>
          </table:table-cell>
          <table:table-cell office:value-type="float" table:style-name="ce1" office:value="0.94776841001">
            <text:p>0.947768</text:p>
          </table:table-cell>
          <table:table-cell table:number-columns-repeated="16381"/>
        </table:table-row>
        <table:table-row table:style-name="ro1">
          <table:table-cell office:value-type="float" table:style-name="ce1" office:value="18.7">
            <text:p>18.7</text:p>
          </table:table-cell>
          <table:table-cell office:value-type="float" table:style-name="ce1" office:value="0.320612990586">
            <text:p>0.320613</text:p>
          </table:table-cell>
          <table:table-cell office:value-type="float" table:style-name="ce1" office:value="0.947210277746">
            <text:p>0.94721</text:p>
          </table:table-cell>
          <table:table-cell table:number-columns-repeated="16381"/>
        </table:table-row>
        <table:table-row table:style-name="ro1">
          <table:table-cell office:value-type="float" table:style-name="ce1" office:value="18.8">
            <text:p>18.8</text:p>
          </table:table-cell>
          <table:table-cell office:value-type="float" table:style-name="ce1" office:value="0.322265695231">
            <text:p>0.322266</text:p>
          </table:table-cell>
          <table:table-cell office:value-type="float" table:style-name="ce1" office:value="0.946649260116">
            <text:p>0.946649</text:p>
          </table:table-cell>
          <table:table-cell table:number-columns-repeated="16381"/>
        </table:table-row>
        <table:table-row table:style-name="ro1">
          <table:table-cell office:value-type="float" table:style-name="ce1" office:value="18.9">
            <text:p>18.9</text:p>
          </table:table-cell>
          <table:table-cell office:value-type="float" table:style-name="ce1" office:value="0.323917418198">
            <text:p>0.323917</text:p>
          </table:table-cell>
          <table:table-cell office:value-type="float" table:style-name="ce1" office:value="0.946085358828">
            <text:p>0.946085</text:p>
          </table:table-cell>
          <table:table-cell table:number-columns-repeated="16381"/>
        </table:table-row>
        <table:table-row table:style-name="ro1">
          <table:table-cell office:value-type="float" table:style-name="ce1" office:value="19.0">
            <text:p>19</text:p>
          </table:table-cell>
          <table:table-cell office:value-type="float" table:style-name="ce1" office:value="0.325568154457">
            <text:p>0.325568</text:p>
          </table:table-cell>
          <table:table-cell office:value-type="float" table:style-name="ce1" office:value="0.945518575599">
            <text:p>0.945519</text:p>
          </table:table-cell>
          <table:table-cell table:number-columns-repeated="16381"/>
        </table:table-row>
        <table:table-row table:style-name="ro1">
          <table:table-cell office:value-type="float" table:style-name="ce1" office:value="19.1">
            <text:p>19.1</text:p>
          </table:table-cell>
          <table:table-cell office:value-type="float" table:style-name="ce1" office:value="0.327217898979">
            <text:p>0.327218</text:p>
          </table:table-cell>
          <table:table-cell office:value-type="float" table:style-name="ce1" office:value="0.944948912158">
            <text:p>0.944949</text:p>
          </table:table-cell>
          <table:table-cell table:number-columns-repeated="16381"/>
        </table:table-row>
        <table:table-row table:style-name="ro1">
          <table:table-cell office:value-type="float" table:style-name="ce1" office:value="19.2">
            <text:p>19.2</text:p>
          </table:table-cell>
          <table:table-cell office:value-type="float" table:style-name="ce1" office:value="0.328866646739">
            <text:p>0.328867</text:p>
          </table:table-cell>
          <table:table-cell office:value-type="float" table:style-name="ce1" office:value="0.944376370237">
            <text:p>0.944376</text:p>
          </table:table-cell>
          <table:table-cell table:number-columns-repeated="16381"/>
        </table:table-row>
        <table:table-row table:style-name="ro1">
          <table:table-cell office:value-type="float" table:style-name="ce1" office:value="19.3">
            <text:p>19.3</text:p>
          </table:table-cell>
          <table:table-cell office:value-type="float" table:style-name="ce1" office:value="0.330514392713">
            <text:p>0.330514</text:p>
          </table:table-cell>
          <table:table-cell office:value-type="float" table:style-name="ce1" office:value="0.943800951583">
            <text:p>0.943801</text:p>
          </table:table-cell>
          <table:table-cell table:number-columns-repeated="16381"/>
        </table:table-row>
        <table:table-row table:style-name="ro1">
          <table:table-cell office:value-type="float" table:style-name="ce1" office:value="19.4">
            <text:p>19.4</text:p>
          </table:table-cell>
          <table:table-cell office:value-type="float" table:style-name="ce1" office:value="0.332161131884">
            <text:p>0.332161</text:p>
          </table:table-cell>
          <table:table-cell office:value-type="float" table:style-name="ce1" office:value="0.943222657948">
            <text:p>0.943223</text:p>
          </table:table-cell>
          <table:table-cell table:number-columns-repeated="16381"/>
        </table:table-row>
        <table:table-row table:style-name="ro1">
          <table:table-cell office:value-type="float" table:style-name="ce1" office:value="19.5">
            <text:p>19.5</text:p>
          </table:table-cell>
          <table:table-cell office:value-type="float" table:style-name="ce1" office:value="0.333806859234">
            <text:p>0.333807</text:p>
          </table:table-cell>
          <table:table-cell office:value-type="float" table:style-name="ce1" office:value="0.942641491092">
            <text:p>0.942641</text:p>
          </table:table-cell>
          <table:table-cell table:number-columns-repeated="16381"/>
        </table:table-row>
        <table:table-row table:style-name="ro1">
          <table:table-cell office:value-type="float" table:style-name="ce1" office:value="19.6">
            <text:p>19.6</text:p>
          </table:table-cell>
          <table:table-cell office:value-type="float" table:style-name="ce1" office:value="0.33545156975">
            <text:p>0.335452</text:p>
          </table:table-cell>
          <table:table-cell office:value-type="float" table:style-name="ce1" office:value="0.942057452787">
            <text:p>0.942057</text:p>
          </table:table-cell>
          <table:table-cell table:number-columns-repeated="16381"/>
        </table:table-row>
        <table:table-row table:style-name="ro1">
          <table:table-cell office:value-type="float" table:style-name="ce1" office:value="19.7">
            <text:p>19.7</text:p>
          </table:table-cell>
          <table:table-cell office:value-type="float" table:style-name="ce1" office:value="0.337095258423">
            <text:p>0.337095</text:p>
          </table:table-cell>
          <table:table-cell office:value-type="float" table:style-name="ce1" office:value="0.941470544812">
            <text:p>0.941471</text:p>
          </table:table-cell>
          <table:table-cell table:number-columns-repeated="16381"/>
        </table:table-row>
        <table:table-row table:style-name="ro1">
          <table:table-cell office:value-type="float" table:style-name="ce1" office:value="19.8">
            <text:p>19.8</text:p>
          </table:table-cell>
          <table:table-cell office:value-type="float" table:style-name="ce1" office:value="0.338737920245">
            <text:p>0.338738</text:p>
          </table:table-cell>
          <table:table-cell office:value-type="float" table:style-name="ce1" office:value="0.940880768954">
            <text:p>0.940881</text:p>
          </table:table-cell>
          <table:table-cell table:number-columns-repeated="16381"/>
        </table:table-row>
        <table:table-row table:style-name="ro1">
          <table:table-cell office:value-type="float" table:style-name="ce1" office:value="19.9">
            <text:p>19.9</text:p>
          </table:table-cell>
          <table:table-cell office:value-type="float" table:style-name="ce1" office:value="0.340379550213">
            <text:p>0.34038</text:p>
          </table:table-cell>
          <table:table-cell office:value-type="float" table:style-name="ce1" office:value="0.94028812701">
            <text:p>0.940288</text:p>
          </table:table-cell>
          <table:table-cell table:number-columns-repeated="16381"/>
        </table:table-row>
        <table:table-row table:style-name="ro1">
          <table:table-cell office:value-type="float" table:style-name="ce1" office:value="20.0">
            <text:p>20</text:p>
          </table:table-cell>
          <table:table-cell office:value-type="float" table:style-name="ce1" office:value="0.342020143326">
            <text:p>0.34202</text:p>
          </table:table-cell>
          <table:table-cell office:value-type="float" table:style-name="ce1" office:value="0.939692620786">
            <text:p>0.939693</text:p>
          </table:table-cell>
          <table:table-cell table:number-columns-repeated="16381"/>
        </table:table-row>
        <table:table-row table:style-name="ro1">
          <table:table-cell office:value-type="float" table:style-name="ce1" office:value="20.1">
            <text:p>20.1</text:p>
          </table:table-cell>
          <table:table-cell office:value-type="float" table:style-name="ce1" office:value="0.343659694586">
            <text:p>0.34366</text:p>
          </table:table-cell>
          <table:table-cell office:value-type="float" table:style-name="ce1" office:value="0.939094252095">
            <text:p>0.939094</text:p>
          </table:table-cell>
          <table:table-cell table:number-columns-repeated="16381"/>
        </table:table-row>
        <table:table-row table:style-name="ro1">
          <table:table-cell office:value-type="float" table:style-name="ce1" office:value="20.2">
            <text:p>20.2</text:p>
          </table:table-cell>
          <table:table-cell office:value-type="float" table:style-name="ce1" office:value="0.345298198999">
            <text:p>0.345298</text:p>
          </table:table-cell>
          <table:table-cell office:value-type="float" table:style-name="ce1" office:value="0.93849302276">
            <text:p>0.938493</text:p>
          </table:table-cell>
          <table:table-cell table:number-columns-repeated="16381"/>
        </table:table-row>
        <table:table-row table:style-name="ro1">
          <table:table-cell office:value-type="float" table:style-name="ce1" office:value="20.3">
            <text:p>20.3</text:p>
          </table:table-cell>
          <table:table-cell office:value-type="float" table:style-name="ce1" office:value="0.346935651573">
            <text:p>0.346936</text:p>
          </table:table-cell>
          <table:table-cell office:value-type="float" table:style-name="ce1" office:value="0.937888934612">
            <text:p>0.937889</text:p>
          </table:table-cell>
          <table:table-cell table:number-columns-repeated="16381"/>
        </table:table-row>
        <table:table-row table:style-name="ro1">
          <table:table-cell office:value-type="float" table:style-name="ce1" office:value="20.4">
            <text:p>20.4</text:p>
          </table:table-cell>
          <table:table-cell office:value-type="float" table:style-name="ce1" office:value="0.348572047322">
            <text:p>0.348572</text:p>
          </table:table-cell>
          <table:table-cell office:value-type="float" table:style-name="ce1" office:value="0.937281989492">
            <text:p>0.937282</text:p>
          </table:table-cell>
          <table:table-cell table:number-columns-repeated="16381"/>
        </table:table-row>
        <table:table-row table:style-name="ro1">
          <table:table-cell office:value-type="float" table:style-name="ce1" office:value="20.5">
            <text:p>20.5</text:p>
          </table:table-cell>
          <table:table-cell office:value-type="float" table:style-name="ce1" office:value="0.350207381259">
            <text:p>0.350207</text:p>
          </table:table-cell>
          <table:table-cell office:value-type="float" table:style-name="ce1" office:value="0.936672189248">
            <text:p>0.936672</text:p>
          </table:table-cell>
          <table:table-cell table:number-columns-repeated="16381"/>
        </table:table-row>
        <table:table-row table:style-name="ro1">
          <table:table-cell office:value-type="float" table:style-name="ce1" office:value="20.6">
            <text:p>20.6</text:p>
          </table:table-cell>
          <table:table-cell office:value-type="float" table:style-name="ce1" office:value="0.351841648405">
            <text:p>0.351842</text:p>
          </table:table-cell>
          <table:table-cell office:value-type="float" table:style-name="ce1" office:value="0.936059535739">
            <text:p>0.93606</text:p>
          </table:table-cell>
          <table:table-cell table:number-columns-repeated="16381"/>
        </table:table-row>
        <table:table-row table:style-name="ro1">
          <table:table-cell office:value-type="float" table:style-name="ce1" office:value="20.7">
            <text:p>20.7</text:p>
          </table:table-cell>
          <table:table-cell office:value-type="float" table:style-name="ce1" office:value="0.353474843779">
            <text:p>0.353475</text:p>
          </table:table-cell>
          <table:table-cell office:value-type="float" table:style-name="ce1" office:value="0.93544403083">
            <text:p>0.935444</text:p>
          </table:table-cell>
          <table:table-cell table:number-columns-repeated="16381"/>
        </table:table-row>
        <table:table-row table:style-name="ro1">
          <table:table-cell office:value-type="float" table:style-name="ce1" office:value="20.8">
            <text:p>20.8</text:p>
          </table:table-cell>
          <table:table-cell office:value-type="float" table:style-name="ce1" office:value="0.355106962408">
            <text:p>0.355107</text:p>
          </table:table-cell>
          <table:table-cell office:value-type="float" table:style-name="ce1" office:value="0.934825676396">
            <text:p>0.934826</text:p>
          </table:table-cell>
          <table:table-cell table:number-columns-repeated="16381"/>
        </table:table-row>
        <table:table-row table:style-name="ro1">
          <table:table-cell office:value-type="float" table:style-name="ce1" office:value="20.9">
            <text:p>20.9</text:p>
          </table:table-cell>
          <table:table-cell office:value-type="float" table:style-name="ce1" office:value="0.35673799932">
            <text:p>0.356738</text:p>
          </table:table-cell>
          <table:table-cell office:value-type="float" table:style-name="ce1" office:value="0.934204474321">
            <text:p>0.934204</text:p>
          </table:table-cell>
          <table:table-cell table:number-columns-repeated="16381"/>
        </table:table-row>
        <table:table-row table:style-name="ro1">
          <table:table-cell office:value-type="float" table:style-name="ce1" office:value="21.0">
            <text:p>21</text:p>
          </table:table-cell>
          <table:table-cell office:value-type="float" table:style-name="ce1" office:value="0.358367949545">
            <text:p>0.358368</text:p>
          </table:table-cell>
          <table:table-cell office:value-type="float" table:style-name="ce1" office:value="0.933580426497">
            <text:p>0.93358</text:p>
          </table:table-cell>
          <table:table-cell table:number-columns-repeated="16381"/>
        </table:table-row>
        <table:table-row table:style-name="ro1">
          <table:table-cell office:value-type="float" table:style-name="ce1" office:value="21.1">
            <text:p>21.1</text:p>
          </table:table-cell>
          <table:table-cell office:value-type="float" table:style-name="ce1" office:value="0.35999680812">
            <text:p>0.359997</text:p>
          </table:table-cell>
          <table:table-cell office:value-type="float" table:style-name="ce1" office:value="0.932953534825">
            <text:p>0.932954</text:p>
          </table:table-cell>
          <table:table-cell table:number-columns-repeated="16381"/>
        </table:table-row>
        <table:table-row table:style-name="ro1">
          <table:table-cell office:value-type="float" table:style-name="ce1" office:value="21.2">
            <text:p>21.2</text:p>
          </table:table-cell>
          <table:table-cell office:value-type="float" table:style-name="ce1" office:value="0.361624570082">
            <text:p>0.361625</text:p>
          </table:table-cell>
          <table:table-cell office:value-type="float" table:style-name="ce1" office:value="0.932323801216">
            <text:p>0.932324</text:p>
          </table:table-cell>
          <table:table-cell table:number-columns-repeated="16381"/>
        </table:table-row>
        <table:table-row table:style-name="ro1">
          <table:table-cell office:value-type="float" table:style-name="ce1" office:value="21.3">
            <text:p>21.3</text:p>
          </table:table-cell>
          <table:table-cell office:value-type="float" table:style-name="ce1" office:value="0.363251230473">
            <text:p>0.363251</text:p>
          </table:table-cell>
          <table:table-cell office:value-type="float" table:style-name="ce1" office:value="0.931691227586">
            <text:p>0.931691</text:p>
          </table:table-cell>
          <table:table-cell table:number-columns-repeated="16381"/>
        </table:table-row>
        <table:table-row table:style-name="ro1">
          <table:table-cell office:value-type="float" table:style-name="ce1" office:value="21.4">
            <text:p>21.4</text:p>
          </table:table-cell>
          <table:table-cell office:value-type="float" table:style-name="ce1" office:value="0.364876784338">
            <text:p>0.364877</text:p>
          </table:table-cell>
          <table:table-cell office:value-type="float" table:style-name="ce1" office:value="0.931055815863">
            <text:p>0.931056</text:p>
          </table:table-cell>
          <table:table-cell table:number-columns-repeated="16381"/>
        </table:table-row>
        <table:table-row table:style-name="ro1">
          <table:table-cell office:value-type="float" table:style-name="ce1" office:value="21.5">
            <text:p>21.5</text:p>
          </table:table-cell>
          <table:table-cell office:value-type="float" table:style-name="ce1" office:value="0.366501226724">
            <text:p>0.366501</text:p>
          </table:table-cell>
          <table:table-cell office:value-type="float" table:style-name="ce1" office:value="0.930417567982">
            <text:p>0.930418</text:p>
          </table:table-cell>
          <table:table-cell table:number-columns-repeated="16381"/>
        </table:table-row>
        <table:table-row table:style-name="ro1">
          <table:table-cell office:value-type="float" table:style-name="ce1" office:value="21.6">
            <text:p>21.6</text:p>
          </table:table-cell>
          <table:table-cell office:value-type="float" table:style-name="ce1" office:value="0.368124552685">
            <text:p>0.368125</text:p>
          </table:table-cell>
          <table:table-cell office:value-type="float" table:style-name="ce1" office:value="0.929776485888">
            <text:p>0.929776</text:p>
          </table:table-cell>
          <table:table-cell table:number-columns-repeated="16381"/>
        </table:table-row>
        <table:table-row table:style-name="ro1">
          <table:table-cell office:value-type="float" table:style-name="ce1" office:value="21.7">
            <text:p>21.7</text:p>
          </table:table-cell>
          <table:table-cell office:value-type="float" table:style-name="ce1" office:value="0.369746757274">
            <text:p>0.369747</text:p>
          </table:table-cell>
          <table:table-cell office:value-type="float" table:style-name="ce1" office:value="0.929132571534">
            <text:p>0.929133</text:p>
          </table:table-cell>
          <table:table-cell table:number-columns-repeated="16381"/>
        </table:table-row>
        <table:table-row table:style-name="ro1">
          <table:table-cell office:value-type="float" table:style-name="ce1" office:value="21.8">
            <text:p>21.8</text:p>
          </table:table-cell>
          <table:table-cell office:value-type="float" table:style-name="ce1" office:value="0.37136783555">
            <text:p>0.371368</text:p>
          </table:table-cell>
          <table:table-cell office:value-type="float" table:style-name="ce1" office:value="0.928485826881">
            <text:p>0.928486</text:p>
          </table:table-cell>
          <table:table-cell table:number-columns-repeated="16381"/>
        </table:table-row>
        <table:table-row table:style-name="ro1">
          <table:table-cell office:value-type="float" table:style-name="ce1" office:value="21.9">
            <text:p>21.9</text:p>
          </table:table-cell>
          <table:table-cell office:value-type="float" table:style-name="ce1" office:value="0.372987782576">
            <text:p>0.372988</text:p>
          </table:table-cell>
          <table:table-cell office:value-type="float" table:style-name="ce1" office:value="0.927836253899">
            <text:p>0.927836</text:p>
          </table:table-cell>
          <table:table-cell table:number-columns-repeated="16381"/>
        </table:table-row>
        <table:table-row table:style-name="ro1">
          <table:table-cell office:value-type="float" table:style-name="ce1" office:value="22.0">
            <text:p>22</text:p>
          </table:table-cell>
          <table:table-cell office:value-type="float" table:style-name="ce1" office:value="0.374606593416">
            <text:p>0.374607</text:p>
          </table:table-cell>
          <table:table-cell office:value-type="float" table:style-name="ce1" office:value="0.927183854567">
            <text:p>0.927184</text:p>
          </table:table-cell>
          <table:table-cell table:number-columns-repeated="16381"/>
        </table:table-row>
        <table:table-row table:style-name="ro1">
          <table:table-cell office:value-type="float" table:style-name="ce1" office:value="22.1">
            <text:p>22.1</text:p>
          </table:table-cell>
          <table:table-cell office:value-type="float" table:style-name="ce1" office:value="0.376224263139">
            <text:p>0.376224</text:p>
          </table:table-cell>
          <table:table-cell office:value-type="float" table:style-name="ce1" office:value="0.926528630872">
            <text:p>0.926529</text:p>
          </table:table-cell>
          <table:table-cell table:number-columns-repeated="16381"/>
        </table:table-row>
        <table:table-row table:style-name="ro1">
          <table:table-cell office:value-type="float" table:style-name="ce1" office:value="22.2">
            <text:p>22.2</text:p>
          </table:table-cell>
          <table:table-cell office:value-type="float" table:style-name="ce1" office:value="0.377840786818">
            <text:p>0.377841</text:p>
          </table:table-cell>
          <table:table-cell office:value-type="float" table:style-name="ce1" office:value="0.92587058481">
            <text:p>0.925871</text:p>
          </table:table-cell>
          <table:table-cell table:number-columns-repeated="16381"/>
        </table:table-row>
        <table:table-row table:style-name="ro1">
          <table:table-cell office:value-type="float" table:style-name="ce1" office:value="22.3">
            <text:p>22.3</text:p>
          </table:table-cell>
          <table:table-cell office:value-type="float" table:style-name="ce1" office:value="0.379456159529">
            <text:p>0.379456</text:p>
          </table:table-cell>
          <table:table-cell office:value-type="float" table:style-name="ce1" office:value="0.925209718386">
            <text:p>0.92521</text:p>
          </table:table-cell>
          <table:table-cell table:number-columns-repeated="16381"/>
        </table:table-row>
        <table:table-row table:style-name="ro1">
          <table:table-cell office:value-type="float" table:style-name="ce1" office:value="22.4">
            <text:p>22.4</text:p>
          </table:table-cell>
          <table:table-cell office:value-type="float" table:style-name="ce1" office:value="0.38107037635">
            <text:p>0.38107</text:p>
          </table:table-cell>
          <table:table-cell office:value-type="float" table:style-name="ce1" office:value="0.924546033612">
            <text:p>0.924546</text:p>
          </table:table-cell>
          <table:table-cell table:number-columns-repeated="16381"/>
        </table:table-row>
        <table:table-row table:style-name="ro1">
          <table:table-cell office:value-type="float" table:style-name="ce1" office:value="22.5">
            <text:p>22.5</text:p>
          </table:table-cell>
          <table:table-cell office:value-type="float" table:style-name="ce1" office:value="0.382683432365">
            <text:p>0.382683</text:p>
          </table:table-cell>
          <table:table-cell office:value-type="float" table:style-name="ce1" office:value="0.923879532511">
            <text:p>0.92388</text:p>
          </table:table-cell>
          <table:table-cell table:number-columns-repeated="16381"/>
        </table:table-row>
        <table:table-row table:style-name="ro1">
          <table:table-cell office:value-type="float" table:style-name="ce1" office:value="22.6">
            <text:p>22.6</text:p>
          </table:table-cell>
          <table:table-cell office:value-type="float" table:style-name="ce1" office:value="0.38429532266">
            <text:p>0.384295</text:p>
          </table:table-cell>
          <table:table-cell office:value-type="float" table:style-name="ce1" office:value="0.923210217113">
            <text:p>0.92321</text:p>
          </table:table-cell>
          <table:table-cell table:number-columns-repeated="16381"/>
        </table:table-row>
        <table:table-row table:style-name="ro1">
          <table:table-cell office:value-type="float" table:style-name="ce1" office:value="22.7">
            <text:p>22.7</text:p>
          </table:table-cell>
          <table:table-cell office:value-type="float" table:style-name="ce1" office:value="0.385906042324">
            <text:p>0.385906</text:p>
          </table:table-cell>
          <table:table-cell office:value-type="float" table:style-name="ce1" office:value="0.922538089456">
            <text:p>0.922538</text:p>
          </table:table-cell>
          <table:table-cell table:number-columns-repeated="16381"/>
        </table:table-row>
        <table:table-row table:style-name="ro1">
          <table:table-cell office:value-type="float" table:style-name="ce1" office:value="22.8">
            <text:p>22.8</text:p>
          </table:table-cell>
          <table:table-cell office:value-type="float" table:style-name="ce1" office:value="0.387515586452">
            <text:p>0.387516</text:p>
          </table:table-cell>
          <table:table-cell office:value-type="float" table:style-name="ce1" office:value="0.921863151589">
            <text:p>0.921863</text:p>
          </table:table-cell>
          <table:table-cell table:number-columns-repeated="16381"/>
        </table:table-row>
        <table:table-row table:style-name="ro1">
          <table:table-cell office:value-type="float" table:style-name="ce1" office:value="22.9">
            <text:p>22.9</text:p>
          </table:table-cell>
          <table:table-cell office:value-type="float" table:style-name="ce1" office:value="0.38912395014">
            <text:p>0.389124</text:p>
          </table:table-cell>
          <table:table-cell office:value-type="float" table:style-name="ce1" office:value="0.921185405566">
            <text:p>0.921185</text:p>
          </table:table-cell>
          <table:table-cell table:number-columns-repeated="16381"/>
        </table:table-row>
        <table:table-row table:style-name="ro1">
          <table:table-cell office:value-type="float" table:style-name="ce1" office:value="23.0">
            <text:p>23</text:p>
          </table:table-cell>
          <table:table-cell office:value-type="float" table:style-name="ce1" office:value="0.390731128489">
            <text:p>0.390731</text:p>
          </table:table-cell>
          <table:table-cell office:value-type="float" table:style-name="ce1" office:value="0.920504853452">
            <text:p>0.920505</text:p>
          </table:table-cell>
          <table:table-cell table:number-columns-repeated="16381"/>
        </table:table-row>
        <table:table-row table:style-name="ro1">
          <table:table-cell office:value-type="float" table:style-name="ce1" office:value="23.1">
            <text:p>23.1</text:p>
          </table:table-cell>
          <table:table-cell office:value-type="float" table:style-name="ce1" office:value="0.392337116604">
            <text:p>0.392337</text:p>
          </table:table-cell>
          <table:table-cell office:value-type="float" table:style-name="ce1" office:value="0.919821497322">
            <text:p>0.919821</text:p>
          </table:table-cell>
          <table:table-cell table:number-columns-repeated="16381"/>
        </table:table-row>
        <table:table-row table:style-name="ro1">
          <table:table-cell office:value-type="float" table:style-name="ce1" office:value="23.2">
            <text:p>23.2</text:p>
          </table:table-cell>
          <table:table-cell office:value-type="float" table:style-name="ce1" office:value="0.393941909591">
            <text:p>0.393942</text:p>
          </table:table-cell>
          <table:table-cell office:value-type="float" table:style-name="ce1" office:value="0.919135339255">
            <text:p>0.919135</text:p>
          </table:table-cell>
          <table:table-cell table:number-columns-repeated="16381"/>
        </table:table-row>
        <table:table-row table:style-name="ro1">
          <table:table-cell office:value-type="float" table:style-name="ce1" office:value="23.3">
            <text:p>23.3</text:p>
          </table:table-cell>
          <table:table-cell office:value-type="float" table:style-name="ce1" office:value="0.395545502563">
            <text:p>0.395546</text:p>
          </table:table-cell>
          <table:table-cell office:value-type="float" table:style-name="ce1" office:value="0.918446381343">
            <text:p>0.918446</text:p>
          </table:table-cell>
          <table:table-cell table:number-columns-repeated="16381"/>
        </table:table-row>
        <table:table-row table:style-name="ro1">
          <table:table-cell office:value-type="float" table:style-name="ce1" office:value="23.4">
            <text:p>23.4</text:p>
          </table:table-cell>
          <table:table-cell office:value-type="float" table:style-name="ce1" office:value="0.397147890635">
            <text:p>0.397148</text:p>
          </table:table-cell>
          <table:table-cell office:value-type="float" table:style-name="ce1" office:value="0.917754625684">
            <text:p>0.917755</text:p>
          </table:table-cell>
          <table:table-cell table:number-columns-repeated="16381"/>
        </table:table-row>
        <table:table-row table:style-name="ro1">
          <table:table-cell office:value-type="float" table:style-name="ce1" office:value="23.5">
            <text:p>23.5</text:p>
          </table:table-cell>
          <table:table-cell office:value-type="float" table:style-name="ce1" office:value="0.398749068925">
            <text:p>0.398749</text:p>
          </table:table-cell>
          <table:table-cell office:value-type="float" table:style-name="ce1" office:value="0.917060074385">
            <text:p>0.91706</text:p>
          </table:table-cell>
          <table:table-cell table:number-columns-repeated="16381"/>
        </table:table-row>
        <table:table-row table:style-name="ro1">
          <table:table-cell office:value-type="float" table:style-name="ce1" office:value="23.6">
            <text:p>23.6</text:p>
          </table:table-cell>
          <table:table-cell office:value-type="float" table:style-name="ce1" office:value="0.400349032557">
            <text:p>0.400349</text:p>
          </table:table-cell>
          <table:table-cell office:value-type="float" table:style-name="ce1" office:value="0.916362729562">
            <text:p>0.916363</text:p>
          </table:table-cell>
          <table:table-cell table:number-columns-repeated="16381"/>
        </table:table-row>
        <table:table-row table:style-name="ro1">
          <table:table-cell office:value-type="float" table:style-name="ce1" office:value="23.7">
            <text:p>23.7</text:p>
          </table:table-cell>
          <table:table-cell office:value-type="float" table:style-name="ce1" office:value="0.401947776656">
            <text:p>0.401948</text:p>
          </table:table-cell>
          <table:table-cell office:value-type="float" table:style-name="ce1" office:value="0.91566259334">
            <text:p>0.915663</text:p>
          </table:table-cell>
          <table:table-cell table:number-columns-repeated="16381"/>
        </table:table-row>
        <table:table-row table:style-name="ro1">
          <table:table-cell office:value-type="float" table:style-name="ce1" office:value="23.8">
            <text:p>23.8</text:p>
          </table:table-cell>
          <table:table-cell office:value-type="float" table:style-name="ce1" office:value="0.403545296352">
            <text:p>0.403545</text:p>
          </table:table-cell>
          <table:table-cell office:value-type="float" table:style-name="ce1" office:value="0.91495966785">
            <text:p>0.91496</text:p>
          </table:table-cell>
          <table:table-cell table:number-columns-repeated="16381"/>
        </table:table-row>
        <table:table-row table:style-name="ro1">
          <table:table-cell office:value-type="float" table:style-name="ce1" office:value="23.9">
            <text:p>23.9</text:p>
          </table:table-cell>
          <table:table-cell office:value-type="float" table:style-name="ce1" office:value="0.40514158678">
            <text:p>0.405142</text:p>
          </table:table-cell>
          <table:table-cell office:value-type="float" table:style-name="ce1" office:value="0.914253955234">
            <text:p>0.914254</text:p>
          </table:table-cell>
          <table:table-cell table:number-columns-repeated="16381"/>
        </table:table-row>
        <table:table-row table:style-name="ro1">
          <table:table-cell office:value-type="float" table:style-name="ce1" office:value="24.0">
            <text:p>24</text:p>
          </table:table-cell>
          <table:table-cell office:value-type="float" table:style-name="ce1" office:value="0.406736643076">
            <text:p>0.406737</text:p>
          </table:table-cell>
          <table:table-cell office:value-type="float" table:style-name="ce1" office:value="0.913545457643">
            <text:p>0.913545</text:p>
          </table:table-cell>
          <table:table-cell table:number-columns-repeated="16381"/>
        </table:table-row>
        <table:table-row table:style-name="ro1">
          <table:table-cell office:value-type="float" table:style-name="ce1" office:value="24.1">
            <text:p>24.1</text:p>
          </table:table-cell>
          <table:table-cell office:value-type="float" table:style-name="ce1" office:value="0.408330460381">
            <text:p>0.40833</text:p>
          </table:table-cell>
          <table:table-cell office:value-type="float" table:style-name="ce1" office:value="0.912834177233">
            <text:p>0.912834</text:p>
          </table:table-cell>
          <table:table-cell table:number-columns-repeated="16381"/>
        </table:table-row>
        <table:table-row table:style-name="ro1">
          <table:table-cell office:value-type="float" table:style-name="ce1" office:value="24.2">
            <text:p>24.2</text:p>
          </table:table-cell>
          <table:table-cell office:value-type="float" table:style-name="ce1" office:value="0.409923033842">
            <text:p>0.409923</text:p>
          </table:table-cell>
          <table:table-cell office:value-type="float" table:style-name="ce1" office:value="0.912120116172">
            <text:p>0.91212</text:p>
          </table:table-cell>
          <table:table-cell table:number-columns-repeated="16381"/>
        </table:table-row>
        <table:table-row table:style-name="ro1">
          <table:table-cell office:value-type="float" table:style-name="ce1" office:value="24.3">
            <text:p>24.3</text:p>
          </table:table-cell>
          <table:table-cell office:value-type="float" table:style-name="ce1" office:value="0.411514358605">
            <text:p>0.411514</text:p>
          </table:table-cell>
          <table:table-cell office:value-type="float" table:style-name="ce1" office:value="0.911403276635">
            <text:p>0.911403</text:p>
          </table:table-cell>
          <table:table-cell table:number-columns-repeated="16381"/>
        </table:table-row>
        <table:table-row table:style-name="ro1">
          <table:table-cell office:value-type="float" table:style-name="ce1" office:value="24.4">
            <text:p>24.4</text:p>
          </table:table-cell>
          <table:table-cell office:value-type="float" table:style-name="ce1" office:value="0.413104429825">
            <text:p>0.413104</text:p>
          </table:table-cell>
          <table:table-cell office:value-type="float" table:style-name="ce1" office:value="0.910683660806">
            <text:p>0.910684</text:p>
          </table:table-cell>
          <table:table-cell table:number-columns-repeated="16381"/>
        </table:table-row>
        <table:table-row table:style-name="ro1">
          <table:table-cell office:value-type="float" table:style-name="ce1" office:value="24.5">
            <text:p>24.5</text:p>
          </table:table-cell>
          <table:table-cell office:value-type="float" table:style-name="ce1" office:value="0.414693242656">
            <text:p>0.414693</text:p>
          </table:table-cell>
          <table:table-cell office:value-type="float" table:style-name="ce1" office:value="0.909961270877">
            <text:p>0.909961</text:p>
          </table:table-cell>
          <table:table-cell table:number-columns-repeated="16381"/>
        </table:table-row>
        <table:table-row table:style-name="ro1">
          <table:table-cell office:value-type="float" table:style-name="ce1" office:value="24.6">
            <text:p>24.6</text:p>
          </table:table-cell>
          <table:table-cell office:value-type="float" table:style-name="ce1" office:value="0.41628079226">
            <text:p>0.416281</text:p>
          </table:table-cell>
          <table:table-cell office:value-type="float" table:style-name="ce1" office:value="0.909236109047">
            <text:p>0.909236</text:p>
          </table:table-cell>
          <table:table-cell table:number-columns-repeated="16381"/>
        </table:table-row>
        <table:table-row table:style-name="ro1">
          <table:table-cell office:value-type="float" table:style-name="ce1" office:value="24.7">
            <text:p>24.7</text:p>
          </table:table-cell>
          <table:table-cell office:value-type="float" table:style-name="ce1" office:value="0.417867073801">
            <text:p>0.417867</text:p>
          </table:table-cell>
          <table:table-cell office:value-type="float" table:style-name="ce1" office:value="0.908508177527">
            <text:p>0.908508</text:p>
          </table:table-cell>
          <table:table-cell table:number-columns-repeated="16381"/>
        </table:table-row>
        <table:table-row table:style-name="ro1">
          <table:table-cell office:value-type="float" table:style-name="ce1" office:value="24.8">
            <text:p>24.8</text:p>
          </table:table-cell>
          <table:table-cell office:value-type="float" table:style-name="ce1" office:value="0.419452082446">
            <text:p>0.419452</text:p>
          </table:table-cell>
          <table:table-cell office:value-type="float" table:style-name="ce1" office:value="0.907777478533">
            <text:p>0.907777</text:p>
          </table:table-cell>
          <table:table-cell table:number-columns-repeated="16381"/>
        </table:table-row>
        <table:table-row table:style-name="ro1">
          <table:table-cell office:value-type="float" table:style-name="ce1" office:value="24.9">
            <text:p>24.9</text:p>
          </table:table-cell>
          <table:table-cell office:value-type="float" table:style-name="ce1" office:value="0.421035813367">
            <text:p>0.421036</text:p>
          </table:table-cell>
          <table:table-cell office:value-type="float" table:style-name="ce1" office:value="0.907044014291">
            <text:p>0.907044</text:p>
          </table:table-cell>
          <table:table-cell table:number-columns-repeated="16381"/>
        </table:table-row>
        <table:table-row table:style-name="ro1">
          <table:table-cell office:value-type="float" table:style-name="ce1" office:value="25.0">
            <text:p>25</text:p>
          </table:table-cell>
          <table:table-cell office:value-type="float" table:style-name="ce1" office:value="0.422618261741">
            <text:p>0.422618</text:p>
          </table:table-cell>
          <table:table-cell office:value-type="float" table:style-name="ce1" office:value="0.906307787037">
            <text:p>0.906308</text:p>
          </table:table-cell>
          <table:table-cell table:number-columns-repeated="16381"/>
        </table:table-row>
        <table:table-row table:style-name="ro1">
          <table:table-cell office:value-type="float" table:style-name="ce1" office:value="25.1">
            <text:p>25.1</text:p>
          </table:table-cell>
          <table:table-cell office:value-type="float" table:style-name="ce1" office:value="0.424199422745">
            <text:p>0.424199</text:p>
          </table:table-cell>
          <table:table-cell office:value-type="float" table:style-name="ce1" office:value="0.905568799011">
            <text:p>0.905569</text:p>
          </table:table-cell>
          <table:table-cell table:number-columns-repeated="16381"/>
        </table:table-row>
        <table:table-row table:style-name="ro1">
          <table:table-cell office:value-type="float" table:style-name="ce1" office:value="25.2">
            <text:p>25.2</text:p>
          </table:table-cell>
          <table:table-cell office:value-type="float" table:style-name="ce1" office:value="0.425779291565">
            <text:p>0.425779</text:p>
          </table:table-cell>
          <table:table-cell office:value-type="float" table:style-name="ce1" office:value="0.904827052466">
            <text:p>0.904827</text:p>
          </table:table-cell>
          <table:table-cell table:number-columns-repeated="16381"/>
        </table:table-row>
        <table:table-row table:style-name="ro1">
          <table:table-cell office:value-type="float" table:style-name="ce1" office:value="25.3">
            <text:p>25.3</text:p>
          </table:table-cell>
          <table:table-cell office:value-type="float" table:style-name="ce1" office:value="0.427357863387">
            <text:p>0.427358</text:p>
          </table:table-cell>
          <table:table-cell office:value-type="float" table:style-name="ce1" office:value="0.904082549661">
            <text:p>0.904083</text:p>
          </table:table-cell>
          <table:table-cell table:number-columns-repeated="16381"/>
        </table:table-row>
        <table:table-row table:style-name="ro1">
          <table:table-cell office:value-type="float" table:style-name="ce1" office:value="25.4">
            <text:p>25.4</text:p>
          </table:table-cell>
          <table:table-cell office:value-type="float" table:style-name="ce1" office:value="0.428935133403">
            <text:p>0.428935</text:p>
          </table:table-cell>
          <table:table-cell office:value-type="float" table:style-name="ce1" office:value="0.903335292863">
            <text:p>0.903335</text:p>
          </table:table-cell>
          <table:table-cell table:number-columns-repeated="16381"/>
        </table:table-row>
        <table:table-row table:style-name="ro1">
          <table:table-cell office:value-type="float" table:style-name="ce1" office:value="25.5">
            <text:p>25.5</text:p>
          </table:table-cell>
          <table:table-cell office:value-type="float" table:style-name="ce1" office:value="0.430511096808">
            <text:p>0.430511</text:p>
          </table:table-cell>
          <table:table-cell office:value-type="float" table:style-name="ce1" office:value="0.90258528435">
            <text:p>0.902585</text:p>
          </table:table-cell>
          <table:table-cell table:number-columns-repeated="16381"/>
        </table:table-row>
        <table:table-row table:style-name="ro1">
          <table:table-cell office:value-type="float" table:style-name="ce1" office:value="25.6">
            <text:p>25.6</text:p>
          </table:table-cell>
          <table:table-cell office:value-type="float" table:style-name="ce1" office:value="0.432085748802">
            <text:p>0.432086</text:p>
          </table:table-cell>
          <table:table-cell office:value-type="float" table:style-name="ce1" office:value="0.901832526405">
            <text:p>0.901833</text:p>
          </table:table-cell>
          <table:table-cell table:number-columns-repeated="16381"/>
        </table:table-row>
        <table:table-row table:style-name="ro1">
          <table:table-cell office:value-type="float" table:style-name="ce1" office:value="25.7">
            <text:p>25.7</text:p>
          </table:table-cell>
          <table:table-cell office:value-type="float" table:style-name="ce1" office:value="0.433659084588">
            <text:p>0.433659</text:p>
          </table:table-cell>
          <table:table-cell office:value-type="float" table:style-name="ce1" office:value="0.901077021322">
            <text:p>0.901077</text:p>
          </table:table-cell>
          <table:table-cell table:number-columns-repeated="16381"/>
        </table:table-row>
        <table:table-row table:style-name="ro1">
          <table:table-cell office:value-type="float" table:style-name="ce1" office:value="25.8">
            <text:p>25.8</text:p>
          </table:table-cell>
          <table:table-cell office:value-type="float" table:style-name="ce1" office:value="0.435231099372">
            <text:p>0.435231</text:p>
          </table:table-cell>
          <table:table-cell office:value-type="float" table:style-name="ce1" office:value="0.900318771402">
            <text:p>0.900319</text:p>
          </table:table-cell>
          <table:table-cell table:number-columns-repeated="16381"/>
        </table:table-row>
        <table:table-row table:style-name="ro1">
          <table:table-cell office:value-type="float" table:style-name="ce1" office:value="25.9">
            <text:p>25.9</text:p>
          </table:table-cell>
          <table:table-cell office:value-type="float" table:style-name="ce1" office:value="0.436801788368">
            <text:p>0.436802</text:p>
          </table:table-cell>
          <table:table-cell office:value-type="float" table:style-name="ce1" office:value="0.899557778955">
            <text:p>0.899558</text:p>
          </table:table-cell>
          <table:table-cell table:number-columns-repeated="16381"/>
        </table:table-row>
        <table:table-row table:style-name="ro1">
          <table:table-cell office:value-type="float" table:style-name="ce1" office:value="26.0">
            <text:p>26</text:p>
          </table:table-cell>
          <table:table-cell office:value-type="float" table:style-name="ce1" office:value="0.438371146789">
            <text:p>0.438371</text:p>
          </table:table-cell>
          <table:table-cell office:value-type="float" table:style-name="ce1" office:value="0.898794046299">
            <text:p>0.898794</text:p>
          </table:table-cell>
          <table:table-cell table:number-columns-repeated="16381"/>
        </table:table-row>
        <table:table-row table:style-name="ro1">
          <table:table-cell office:value-type="float" table:style-name="ce1" office:value="26.1">
            <text:p>26.1</text:p>
          </table:table-cell>
          <table:table-cell office:value-type="float" table:style-name="ce1" office:value="0.439939169856">
            <text:p>0.439939</text:p>
          </table:table-cell>
          <table:table-cell office:value-type="float" table:style-name="ce1" office:value="0.898027575761">
            <text:p>0.898028</text:p>
          </table:table-cell>
          <table:table-cell table:number-columns-repeated="16381"/>
        </table:table-row>
        <table:table-row table:style-name="ro1">
          <table:table-cell office:value-type="float" table:style-name="ce1" office:value="26.2">
            <text:p>26.2</text:p>
          </table:table-cell>
          <table:table-cell office:value-type="float" table:style-name="ce1" office:value="0.441505852792">
            <text:p>0.441506</text:p>
          </table:table-cell>
          <table:table-cell office:value-type="float" table:style-name="ce1" office:value="0.897258369674">
            <text:p>0.897258</text:p>
          </table:table-cell>
          <table:table-cell table:number-columns-repeated="16381"/>
        </table:table-row>
        <table:table-row table:style-name="ro1">
          <table:table-cell office:value-type="float" table:style-name="ce1" office:value="26.3">
            <text:p>26.3</text:p>
          </table:table-cell>
          <table:table-cell office:value-type="float" table:style-name="ce1" office:value="0.443071190824">
            <text:p>0.443071</text:p>
          </table:table-cell>
          <table:table-cell office:value-type="float" table:style-name="ce1" office:value="0.896486430383">
            <text:p>0.896486</text:p>
          </table:table-cell>
          <table:table-cell table:number-columns-repeated="16381"/>
        </table:table-row>
        <table:table-row table:style-name="ro1">
          <table:table-cell office:value-type="float" table:style-name="ce1" office:value="26.4">
            <text:p>26.4</text:p>
          </table:table-cell>
          <table:table-cell office:value-type="float" table:style-name="ce1" office:value="0.444635179185">
            <text:p>0.444635</text:p>
          </table:table-cell>
          <table:table-cell office:value-type="float" table:style-name="ce1" office:value="0.895711760239">
            <text:p>0.895712</text:p>
          </table:table-cell>
          <table:table-cell table:number-columns-repeated="16381"/>
        </table:table-row>
        <table:table-row table:style-name="ro1">
          <table:table-cell office:value-type="float" table:style-name="ce1" office:value="26.5">
            <text:p>26.5</text:p>
          </table:table-cell>
          <table:table-cell office:value-type="float" table:style-name="ce1" office:value="0.44619781311">
            <text:p>0.446198</text:p>
          </table:table-cell>
          <table:table-cell office:value-type="float" table:style-name="ce1" office:value="0.894934361602">
            <text:p>0.894934</text:p>
          </table:table-cell>
          <table:table-cell table:number-columns-repeated="16381"/>
        </table:table-row>
        <table:table-row table:style-name="ro1">
          <table:table-cell office:value-type="float" table:style-name="ce1" office:value="26.6">
            <text:p>26.6</text:p>
          </table:table-cell>
          <table:table-cell office:value-type="float" table:style-name="ce1" office:value="0.447759087839">
            <text:p>0.447759</text:p>
          </table:table-cell>
          <table:table-cell office:value-type="float" table:style-name="ce1" office:value="0.894154236839">
            <text:p>0.894154</text:p>
          </table:table-cell>
          <table:table-cell table:number-columns-repeated="16381"/>
        </table:table-row>
        <table:table-row table:style-name="ro1">
          <table:table-cell office:value-type="float" table:style-name="ce1" office:value="26.7">
            <text:p>26.7</text:p>
          </table:table-cell>
          <table:table-cell office:value-type="float" table:style-name="ce1" office:value="0.449318998616">
            <text:p>0.449319</text:p>
          </table:table-cell>
          <table:table-cell office:value-type="float" table:style-name="ce1" office:value="0.893371388328">
            <text:p>0.893371</text:p>
          </table:table-cell>
          <table:table-cell table:number-columns-repeated="16381"/>
        </table:table-row>
        <table:table-row table:style-name="ro1">
          <table:table-cell office:value-type="float" table:style-name="ce1" office:value="26.8">
            <text:p>26.8</text:p>
          </table:table-cell>
          <table:table-cell office:value-type="float" table:style-name="ce1" office:value="0.450877540689">
            <text:p>0.450878</text:p>
          </table:table-cell>
          <table:table-cell office:value-type="float" table:style-name="ce1" office:value="0.892585818452">
            <text:p>0.892586</text:p>
          </table:table-cell>
          <table:table-cell table:number-columns-repeated="16381"/>
        </table:table-row>
        <table:table-row table:style-name="ro1">
          <table:table-cell office:value-type="float" table:style-name="ce1" office:value="26.9">
            <text:p>26.9</text:p>
          </table:table-cell>
          <table:table-cell office:value-type="float" table:style-name="ce1" office:value="0.452434709312">
            <text:p>0.452435</text:p>
          </table:table-cell>
          <table:table-cell office:value-type="float" table:style-name="ce1" office:value="0.891797529605">
            <text:p>0.891798</text:p>
          </table:table-cell>
          <table:table-cell table:number-columns-repeated="16381"/>
        </table:table-row>
        <table:table-row table:style-name="ro1">
          <table:table-cell office:value-type="float" table:style-name="ce1" office:value="27.0">
            <text:p>27</text:p>
          </table:table-cell>
          <table:table-cell office:value-type="float" table:style-name="ce1" office:value="0.45399049974">
            <text:p>0.45399</text:p>
          </table:table-cell>
          <table:table-cell office:value-type="float" table:style-name="ce1" office:value="0.891006524188">
            <text:p>0.891007</text:p>
          </table:table-cell>
          <table:table-cell table:number-columns-repeated="16381"/>
        </table:table-row>
        <table:table-row table:style-name="ro1">
          <table:table-cell office:value-type="float" table:style-name="ce1" office:value="27.1">
            <text:p>27.1</text:p>
          </table:table-cell>
          <table:table-cell office:value-type="float" table:style-name="ce1" office:value="0.455544907234">
            <text:p>0.455545</text:p>
          </table:table-cell>
          <table:table-cell office:value-type="float" table:style-name="ce1" office:value="0.890212804611">
            <text:p>0.890213</text:p>
          </table:table-cell>
          <table:table-cell table:number-columns-repeated="16381"/>
        </table:table-row>
        <table:table-row table:style-name="ro1">
          <table:table-cell office:value-type="float" table:style-name="ce1" office:value="27.2">
            <text:p>27.2</text:p>
          </table:table-cell>
          <table:table-cell office:value-type="float" table:style-name="ce1" office:value="0.457097927059">
            <text:p>0.457098</text:p>
          </table:table-cell>
          <table:table-cell office:value-type="float" table:style-name="ce1" office:value="0.889416373291">
            <text:p>0.889416</text:p>
          </table:table-cell>
          <table:table-cell table:number-columns-repeated="16381"/>
        </table:table-row>
        <table:table-row table:style-name="ro1">
          <table:table-cell office:value-type="float" table:style-name="ce1" office:value="27.3">
            <text:p>27.3</text:p>
          </table:table-cell>
          <table:table-cell office:value-type="float" table:style-name="ce1" office:value="0.458649554484">
            <text:p>0.45865</text:p>
          </table:table-cell>
          <table:table-cell office:value-type="float" table:style-name="ce1" office:value="0.888617232655">
            <text:p>0.888617</text:p>
          </table:table-cell>
          <table:table-cell table:number-columns-repeated="16381"/>
        </table:table-row>
        <table:table-row table:style-name="ro1">
          <table:table-cell office:value-type="float" table:style-name="ce1" office:value="27.4">
            <text:p>27.4</text:p>
          </table:table-cell>
          <table:table-cell office:value-type="float" table:style-name="ce1" office:value="0.460199784784">
            <text:p>0.4602</text:p>
          </table:table-cell>
          <table:table-cell office:value-type="float" table:style-name="ce1" office:value="0.887815385136">
            <text:p>0.887815</text:p>
          </table:table-cell>
          <table:table-cell table:number-columns-repeated="16381"/>
        </table:table-row>
        <table:table-row table:style-name="ro1">
          <table:table-cell office:value-type="float" table:style-name="ce1" office:value="27.5">
            <text:p>27.5</text:p>
          </table:table-cell>
          <table:table-cell office:value-type="float" table:style-name="ce1" office:value="0.461748613235">
            <text:p>0.461749</text:p>
          </table:table-cell>
          <table:table-cell office:value-type="float" table:style-name="ce1" office:value="0.887010833178">
            <text:p>0.887011</text:p>
          </table:table-cell>
          <table:table-cell table:number-columns-repeated="16381"/>
        </table:table-row>
        <table:table-row table:style-name="ro1">
          <table:table-cell office:value-type="float" table:style-name="ce1" office:value="27.6">
            <text:p>27.6</text:p>
          </table:table-cell>
          <table:table-cell office:value-type="float" table:style-name="ce1" office:value="0.46329603512">
            <text:p>0.463296</text:p>
          </table:table-cell>
          <table:table-cell office:value-type="float" table:style-name="ce1" office:value="0.886203579231">
            <text:p>0.886204</text:p>
          </table:table-cell>
          <table:table-cell table:number-columns-repeated="16381"/>
        </table:table-row>
        <table:table-row table:style-name="ro1">
          <table:table-cell office:value-type="float" table:style-name="ce1" office:value="27.7">
            <text:p>27.7</text:p>
          </table:table-cell>
          <table:table-cell office:value-type="float" table:style-name="ce1" office:value="0.464842045725">
            <text:p>0.464842</text:p>
          </table:table-cell>
          <table:table-cell office:value-type="float" table:style-name="ce1" office:value="0.885393625754">
            <text:p>0.885394</text:p>
          </table:table-cell>
          <table:table-cell table:number-columns-repeated="16381"/>
        </table:table-row>
        <table:table-row table:style-name="ro1">
          <table:table-cell office:value-type="float" table:style-name="ce1" office:value="27.8">
            <text:p>27.8</text:p>
          </table:table-cell>
          <table:table-cell office:value-type="float" table:style-name="ce1" office:value="0.46638664034">
            <text:p>0.466387</text:p>
          </table:table-cell>
          <table:table-cell office:value-type="float" table:style-name="ce1" office:value="0.884580975215">
            <text:p>0.884581</text:p>
          </table:table-cell>
          <table:table-cell table:number-columns-repeated="16381"/>
        </table:table-row>
        <table:table-row table:style-name="ro1">
          <table:table-cell office:value-type="float" table:style-name="ce1" office:value="27.9">
            <text:p>27.9</text:p>
          </table:table-cell>
          <table:table-cell office:value-type="float" table:style-name="ce1" office:value="0.467929814261">
            <text:p>0.46793</text:p>
          </table:table-cell>
          <table:table-cell office:value-type="float" table:style-name="ce1" office:value="0.883765630089">
            <text:p>0.883766</text:p>
          </table:table-cell>
          <table:table-cell table:number-columns-repeated="16381"/>
        </table:table-row>
        <table:table-row table:style-name="ro1">
          <table:table-cell office:value-type="float" table:style-name="ce1" office:value="28.0">
            <text:p>28</text:p>
          </table:table-cell>
          <table:table-cell office:value-type="float" table:style-name="ce1" office:value="0.469471562786">
            <text:p>0.469472</text:p>
          </table:table-cell>
          <table:table-cell office:value-type="float" table:style-name="ce1" office:value="0.882947592859">
            <text:p>0.882948</text:p>
          </table:table-cell>
          <table:table-cell table:number-columns-repeated="16381"/>
        </table:table-row>
        <table:table-row table:style-name="ro1">
          <table:table-cell office:value-type="float" table:style-name="ce1" office:value="28.1">
            <text:p>28.1</text:p>
          </table:table-cell>
          <table:table-cell office:value-type="float" table:style-name="ce1" office:value="0.471011881219">
            <text:p>0.471012</text:p>
          </table:table-cell>
          <table:table-cell office:value-type="float" table:style-name="ce1" office:value="0.882126866018">
            <text:p>0.882127</text:p>
          </table:table-cell>
          <table:table-cell table:number-columns-repeated="16381"/>
        </table:table-row>
        <table:table-row table:style-name="ro1">
          <table:table-cell office:value-type="float" table:style-name="ce1" office:value="28.2">
            <text:p>28.2</text:p>
          </table:table-cell>
          <table:table-cell office:value-type="float" table:style-name="ce1" office:value="0.472550764869">
            <text:p>0.472551</text:p>
          </table:table-cell>
          <table:table-cell office:value-type="float" table:style-name="ce1" office:value="0.881303452065">
            <text:p>0.881303</text:p>
          </table:table-cell>
          <table:table-cell table:number-columns-repeated="16381"/>
        </table:table-row>
        <table:table-row table:style-name="ro1">
          <table:table-cell office:value-type="float" table:style-name="ce1" office:value="28.3">
            <text:p>28.3</text:p>
          </table:table-cell>
          <table:table-cell office:value-type="float" table:style-name="ce1" office:value="0.474088209047">
            <text:p>0.474088</text:p>
          </table:table-cell>
          <table:table-cell office:value-type="float" table:style-name="ce1" office:value="0.880477353509">
            <text:p>0.880477</text:p>
          </table:table-cell>
          <table:table-cell table:number-columns-repeated="16381"/>
        </table:table-row>
        <table:table-row table:style-name="ro1">
          <table:table-cell office:value-type="float" table:style-name="ce1" office:value="28.4">
            <text:p>28.4</text:p>
          </table:table-cell>
          <table:table-cell office:value-type="float" table:style-name="ce1" office:value="0.47562420907">
            <text:p>0.475624</text:p>
          </table:table-cell>
          <table:table-cell office:value-type="float" table:style-name="ce1" office:value="0.879648572867">
            <text:p>0.879649</text:p>
          </table:table-cell>
          <table:table-cell table:number-columns-repeated="16381"/>
        </table:table-row>
        <table:table-row table:style-name="ro1">
          <table:table-cell office:value-type="float" table:style-name="ce1" office:value="28.5">
            <text:p>28.5</text:p>
          </table:table-cell>
          <table:table-cell office:value-type="float" table:style-name="ce1" office:value="0.47715876026">
            <text:p>0.477159</text:p>
          </table:table-cell>
          <table:table-cell office:value-type="float" table:style-name="ce1" office:value="0.878817112662">
            <text:p>0.878817</text:p>
          </table:table-cell>
          <table:table-cell table:number-columns-repeated="16381"/>
        </table:table-row>
        <table:table-row table:style-name="ro1">
          <table:table-cell office:value-type="float" table:style-name="ce1" office:value="28.6">
            <text:p>28.6</text:p>
          </table:table-cell>
          <table:table-cell office:value-type="float" table:style-name="ce1" office:value="0.478691857941">
            <text:p>0.478692</text:p>
          </table:table-cell>
          <table:table-cell office:value-type="float" table:style-name="ce1" office:value="0.877982975428">
            <text:p>0.877983</text:p>
          </table:table-cell>
          <table:table-cell table:number-columns-repeated="16381"/>
        </table:table-row>
        <table:table-row table:style-name="ro1">
          <table:table-cell office:value-type="float" table:style-name="ce1" office:value="28.7">
            <text:p>28.7</text:p>
          </table:table-cell>
          <table:table-cell office:value-type="float" table:style-name="ce1" office:value="0.480223497443">
            <text:p>0.480223</text:p>
          </table:table-cell>
          <table:table-cell office:value-type="float" table:style-name="ce1" office:value="0.877146163706">
            <text:p>0.8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28.8">
            <text:p>28.8</text:p>
          </table:table-cell>
          <table:table-cell office:value-type="float" table:style-name="ce1" office:value="0.481753674102">
            <text:p>0.481754</text:p>
          </table:table-cell>
          <table:table-cell office:value-type="float" table:style-name="ce1" office:value="0.876306680044">
            <text:p>0.876307</text:p>
          </table:table-cell>
          <table:table-cell table:number-columns-repeated="16381"/>
        </table:table-row>
        <table:table-row table:style-name="ro1">
          <table:table-cell office:value-type="float" table:style-name="ce1" office:value="28.9">
            <text:p>28.9</text:p>
          </table:table-cell>
          <table:table-cell office:value-type="float" table:style-name="ce1" office:value="0.483282383255">
            <text:p>0.483282</text:p>
          </table:table-cell>
          <table:table-cell office:value-type="float" table:style-name="ce1" office:value="0.875464527">
            <text:p>0.875465</text:p>
          </table:table-cell>
          <table:table-cell table:number-columns-repeated="16381"/>
        </table:table-row>
        <table:table-row table:style-name="ro1">
          <table:table-cell office:value-type="float" table:style-name="ce1" office:value="29.0">
            <text:p>29</text:p>
          </table:table-cell>
          <table:table-cell office:value-type="float" table:style-name="ce1" office:value="0.484809620246">
            <text:p>0.48481</text:p>
          </table:table-cell>
          <table:table-cell office:value-type="float" table:style-name="ce1" office:value="0.874619707139">
            <text:p>0.87462</text:p>
          </table:table-cell>
          <table:table-cell table:number-columns-repeated="16381"/>
        </table:table-row>
        <table:table-row table:style-name="ro1">
          <table:table-cell office:value-type="float" table:style-name="ce1" office:value="29.1">
            <text:p>29.1</text:p>
          </table:table-cell>
          <table:table-cell office:value-type="float" table:style-name="ce1" office:value="0.486335380423">
            <text:p>0.486335</text:p>
          </table:table-cell>
          <table:table-cell office:value-type="float" table:style-name="ce1" office:value="0.873772223035">
            <text:p>0.873772</text:p>
          </table:table-cell>
          <table:table-cell table:number-columns-repeated="16381"/>
        </table:table-row>
        <table:table-row table:style-name="ro1">
          <table:table-cell office:value-type="float" table:style-name="ce1" office:value="29.2">
            <text:p>29.2</text:p>
          </table:table-cell>
          <table:table-cell office:value-type="float" table:style-name="ce1" office:value="0.487859659139">
            <text:p>0.48786</text:p>
          </table:table-cell>
          <table:table-cell office:value-type="float" table:style-name="ce1" office:value="0.87292207727">
            <text:p>0.872922</text:p>
          </table:table-cell>
          <table:table-cell table:number-columns-repeated="16381"/>
        </table:table-row>
        <table:table-row table:style-name="ro1">
          <table:table-cell office:value-type="float" table:style-name="ce1" office:value="29.3">
            <text:p>29.3</text:p>
          </table:table-cell>
          <table:table-cell office:value-type="float" table:style-name="ce1" office:value="0.489382451749">
            <text:p>0.489382</text:p>
          </table:table-cell>
          <table:table-cell office:value-type="float" table:style-name="ce1" office:value="0.872069272432">
            <text:p>0.872069</text:p>
          </table:table-cell>
          <table:table-cell table:number-columns-repeated="16381"/>
        </table:table-row>
        <table:table-row table:style-name="ro1">
          <table:table-cell office:value-type="float" table:style-name="ce1" office:value="29.4">
            <text:p>29.4</text:p>
          </table:table-cell>
          <table:table-cell office:value-type="float" table:style-name="ce1" office:value="0.490903753615">
            <text:p>0.490904</text:p>
          </table:table-cell>
          <table:table-cell office:value-type="float" table:style-name="ce1" office:value="0.87121381112">
            <text:p>0.871214</text:p>
          </table:table-cell>
          <table:table-cell table:number-columns-repeated="16381"/>
        </table:table-row>
        <table:table-row table:style-name="ro1">
          <table:table-cell office:value-type="float" table:style-name="ce1" office:value="29.5">
            <text:p>29.5</text:p>
          </table:table-cell>
          <table:table-cell office:value-type="float" table:style-name="ce1" office:value="0.492423560103">
            <text:p>0.492424</text:p>
          </table:table-cell>
          <table:table-cell office:value-type="float" table:style-name="ce1" office:value="0.87035569594">
            <text:p>0.870356</text:p>
          </table:table-cell>
          <table:table-cell table:number-columns-repeated="16381"/>
        </table:table-row>
        <table:table-row table:style-name="ro1">
          <table:table-cell office:value-type="float" table:style-name="ce1" office:value="29.6">
            <text:p>29.6</text:p>
          </table:table-cell>
          <table:table-cell office:value-type="float" table:style-name="ce1" office:value="0.493941866584">
            <text:p>0.493942</text:p>
          </table:table-cell>
          <table:table-cell office:value-type="float" table:style-name="ce1" office:value="0.869494929505">
            <text:p>0.869495</text:p>
          </table:table-cell>
          <table:table-cell table:number-columns-repeated="16381"/>
        </table:table-row>
        <table:table-row table:style-name="ro1">
          <table:table-cell office:value-type="float" table:style-name="ce1" office:value="29.7">
            <text:p>29.7</text:p>
          </table:table-cell>
          <table:table-cell office:value-type="float" table:style-name="ce1" office:value="0.495458668432">
            <text:p>0.495459</text:p>
          </table:table-cell>
          <table:table-cell office:value-type="float" table:style-name="ce1" office:value="0.868631514438">
            <text:p>0.868632</text:p>
          </table:table-cell>
          <table:table-cell table:number-columns-repeated="16381"/>
        </table:table-row>
        <table:table-row table:style-name="ro1">
          <table:table-cell office:value-type="float" table:style-name="ce1" office:value="29.8">
            <text:p>29.8</text:p>
          </table:table-cell>
          <table:table-cell office:value-type="float" table:style-name="ce1" office:value="0.496973961028">
            <text:p>0.496974</text:p>
          </table:table-cell>
          <table:table-cell office:value-type="float" table:style-name="ce1" office:value="0.867765453369">
            <text:p>0.867765</text:p>
          </table:table-cell>
          <table:table-cell table:number-columns-repeated="16381"/>
        </table:table-row>
        <table:table-row table:style-name="ro1">
          <table:table-cell office:value-type="float" table:style-name="ce1" office:value="29.9">
            <text:p>29.9</text:p>
          </table:table-cell>
          <table:table-cell office:value-type="float" table:style-name="ce1" office:value="0.498487739754">
            <text:p>0.498488</text:p>
          </table:table-cell>
          <table:table-cell office:value-type="float" table:style-name="ce1" office:value="0.866896748936">
            <text:p>0.866897</text:p>
          </table:table-cell>
          <table:table-cell table:number-columns-repeated="16381"/>
        </table:table-row>
        <table:table-row table:style-name="ro1">
          <table:table-cell office:value-type="float" table:style-name="ce1" office:value="30.0">
            <text:p>30</text:p>
          </table:table-cell>
          <table:table-cell office:value-type="float" table:style-name="ce1" office:value="0.5">
            <text:p>0.5</text:p>
          </table:table-cell>
          <table:table-cell office:value-type="float" table:style-name="ce1" office:value="0.866025403784">
            <text:p>0.866025</text:p>
          </table:table-cell>
          <table:table-cell table:number-columns-repeated="16381"/>
        </table:table-row>
        <table:table-row table:style-name="ro1">
          <table:table-cell office:value-type="float" table:style-name="ce1" office:value="30.1">
            <text:p>30.1</text:p>
          </table:table-cell>
          <table:table-cell office:value-type="float" table:style-name="ce1" office:value="0.501510737159">
            <text:p>0.501511</text:p>
          </table:table-cell>
          <table:table-cell office:value-type="float" table:style-name="ce1" office:value="0.86515142057">
            <text:p>0.865151</text:p>
          </table:table-cell>
          <table:table-cell table:number-columns-repeated="16381"/>
        </table:table-row>
        <table:table-row table:style-name="ro1">
          <table:table-cell office:value-type="float" table:style-name="ce1" office:value="30.2">
            <text:p>30.2</text:p>
          </table:table-cell>
          <table:table-cell office:value-type="float" table:style-name="ce1" office:value="0.50301994663">
            <text:p>0.50302</text:p>
          </table:table-cell>
          <table:table-cell office:value-type="float" table:style-name="ce1" office:value="0.864274801954">
            <text:p>0.864275</text:p>
          </table:table-cell>
          <table:table-cell table:number-columns-repeated="16381"/>
        </table:table-row>
        <table:table-row table:style-name="ro1">
          <table:table-cell office:value-type="float" table:style-name="ce1" office:value="30.3">
            <text:p>30.3</text:p>
          </table:table-cell>
          <table:table-cell office:value-type="float" table:style-name="ce1" office:value="0.504527623815">
            <text:p>0.504528</text:p>
          </table:table-cell>
          <table:table-cell office:value-type="float" table:style-name="ce1" office:value="0.863395550607">
            <text:p>0.863396</text:p>
          </table:table-cell>
          <table:table-cell table:number-columns-repeated="16381"/>
        </table:table-row>
        <table:table-row table:style-name="ro1">
          <table:table-cell office:value-type="float" table:style-name="ce1" office:value="30.4">
            <text:p>30.4</text:p>
          </table:table-cell>
          <table:table-cell office:value-type="float" table:style-name="ce1" office:value="0.506033764121">
            <text:p>0.506034</text:p>
          </table:table-cell>
          <table:table-cell office:value-type="float" table:style-name="ce1" office:value="0.862513669207">
            <text:p>0.862514</text:p>
          </table:table-cell>
          <table:table-cell table:number-columns-repeated="16381"/>
        </table:table-row>
        <table:table-row table:style-name="ro1">
          <table:table-cell office:value-type="float" table:style-name="ce1" office:value="30.5">
            <text:p>30.5</text:p>
          </table:table-cell>
          <table:table-cell office:value-type="float" table:style-name="ce1" office:value="0.507538362961">
            <text:p>0.507538</text:p>
          </table:table-cell>
          <table:table-cell office:value-type="float" table:style-name="ce1" office:value="0.861629160442">
            <text:p>0.861629</text:p>
          </table:table-cell>
          <table:table-cell table:number-columns-repeated="16381"/>
        </table:table-row>
        <table:table-row table:style-name="ro1">
          <table:table-cell office:value-type="float" table:style-name="ce1" office:value="30.6">
            <text:p>30.6</text:p>
          </table:table-cell>
          <table:table-cell office:value-type="float" table:style-name="ce1" office:value="0.50904141575">
            <text:p>0.509041</text:p>
          </table:table-cell>
          <table:table-cell office:value-type="float" table:style-name="ce1" office:value="0.860742027004">
            <text:p>0.860742</text:p>
          </table:table-cell>
          <table:table-cell table:number-columns-repeated="16381"/>
        </table:table-row>
        <table:table-row table:style-name="ro1">
          <table:table-cell office:value-type="float" table:style-name="ce1" office:value="30.7">
            <text:p>30.7</text:p>
          </table:table-cell>
          <table:table-cell office:value-type="float" table:style-name="ce1" office:value="0.510542917912">
            <text:p>0.510543</text:p>
          </table:table-cell>
          <table:table-cell office:value-type="float" table:style-name="ce1" office:value="0.859852271597">
            <text:p>0.859852</text:p>
          </table:table-cell>
          <table:table-cell table:number-columns-repeated="16381"/>
        </table:table-row>
        <table:table-row table:style-name="ro1">
          <table:table-cell office:value-type="float" table:style-name="ce1" office:value="30.8">
            <text:p>30.8</text:p>
          </table:table-cell>
          <table:table-cell office:value-type="float" table:style-name="ce1" office:value="0.512042864871">
            <text:p>0.512043</text:p>
          </table:table-cell>
          <table:table-cell office:value-type="float" table:style-name="ce1" office:value="0.858959896931">
            <text:p>0.85896</text:p>
          </table:table-cell>
          <table:table-cell table:number-columns-repeated="16381"/>
        </table:table-row>
        <table:table-row table:style-name="ro1">
          <table:table-cell office:value-type="float" table:style-name="ce1" office:value="30.9">
            <text:p>30.9</text:p>
          </table:table-cell>
          <table:table-cell office:value-type="float" table:style-name="ce1" office:value="0.513541252058">
            <text:p>0.513541</text:p>
          </table:table-cell>
          <table:table-cell office:value-type="float" table:style-name="ce1" office:value="0.858064905724">
            <text:p>0.858065</text:p>
          </table:table-cell>
          <table:table-cell table:number-columns-repeated="16381"/>
        </table:table-row>
        <table:table-row table:style-name="ro1">
          <table:table-cell office:value-type="float" table:style-name="ce1" office:value="31.0">
            <text:p>31</text:p>
          </table:table-cell>
          <table:table-cell office:value-type="float" table:style-name="ce1" office:value="0.51503807491">
            <text:p>0.515038</text:p>
          </table:table-cell>
          <table:table-cell office:value-type="float" table:style-name="ce1" office:value="0.857167300702">
            <text:p>0.857167</text:p>
          </table:table-cell>
          <table:table-cell table:number-columns-repeated="16381"/>
        </table:table-row>
        <table:table-row table:style-name="ro1">
          <table:table-cell office:value-type="float" table:style-name="ce1" office:value="31.1">
            <text:p>31.1</text:p>
          </table:table-cell>
          <table:table-cell office:value-type="float" table:style-name="ce1" office:value="0.516533328867">
            <text:p>0.516533</text:p>
          </table:table-cell>
          <table:table-cell office:value-type="float" table:style-name="ce1" office:value="0.8562670846">
            <text:p>0.856267</text:p>
          </table:table-cell>
          <table:table-cell table:number-columns-repeated="16381"/>
        </table:table-row>
        <table:table-row table:style-name="ro1">
          <table:table-cell office:value-type="float" table:style-name="ce1" office:value="31.2">
            <text:p>31.2</text:p>
          </table:table-cell>
          <table:table-cell office:value-type="float" table:style-name="ce1" office:value="0.518027009373">
            <text:p>0.518027</text:p>
          </table:table-cell>
          <table:table-cell office:value-type="float" table:style-name="ce1" office:value="0.855364260161">
            <text:p>0.855364</text:p>
          </table:table-cell>
          <table:table-cell table:number-columns-repeated="16381"/>
        </table:table-row>
        <table:table-row table:style-name="ro1">
          <table:table-cell office:value-type="float" table:style-name="ce1" office:value="31.3">
            <text:p>31.3</text:p>
          </table:table-cell>
          <table:table-cell office:value-type="float" table:style-name="ce1" office:value="0.51951911188">
            <text:p>0.519519</text:p>
          </table:table-cell>
          <table:table-cell office:value-type="float" table:style-name="ce1" office:value="0.854458830133">
            <text:p>0.854459</text:p>
          </table:table-cell>
          <table:table-cell table:number-columns-repeated="16381"/>
        </table:table-row>
        <table:table-row table:style-name="ro1">
          <table:table-cell office:value-type="float" table:style-name="ce1" office:value="31.4">
            <text:p>31.4</text:p>
          </table:table-cell>
          <table:table-cell office:value-type="float" table:style-name="ce1" office:value="0.521009631841">
            <text:p>0.52101</text:p>
          </table:table-cell>
          <table:table-cell office:value-type="float" table:style-name="ce1" office:value="0.853550797275">
            <text:p>0.853551</text:p>
          </table:table-cell>
          <table:table-cell table:number-columns-repeated="16381"/>
        </table:table-row>
        <table:table-row table:style-name="ro1">
          <table:table-cell office:value-type="float" table:style-name="ce1" office:value="31.5">
            <text:p>31.5</text:p>
          </table:table-cell>
          <table:table-cell office:value-type="float" table:style-name="ce1" office:value="0.522498564716">
            <text:p>0.522499</text:p>
          </table:table-cell>
          <table:table-cell office:value-type="float" table:style-name="ce1" office:value="0.852640164354">
            <text:p>0.85264</text:p>
          </table:table-cell>
          <table:table-cell table:number-columns-repeated="16381"/>
        </table:table-row>
        <table:table-row table:style-name="ro1">
          <table:table-cell office:value-type="float" table:style-name="ce1" office:value="31.6">
            <text:p>31.6</text:p>
          </table:table-cell>
          <table:table-cell office:value-type="float" table:style-name="ce1" office:value="0.52398590597">
            <text:p>0.523986</text:p>
          </table:table-cell>
          <table:table-cell office:value-type="float" table:style-name="ce1" office:value="0.851726934143">
            <text:p>0.851727</text:p>
          </table:table-cell>
          <table:table-cell table:number-columns-repeated="16381"/>
        </table:table-row>
        <table:table-row table:style-name="ro1">
          <table:table-cell office:value-type="float" table:style-name="ce1" office:value="31.7">
            <text:p>31.7</text:p>
          </table:table-cell>
          <table:table-cell office:value-type="float" table:style-name="ce1" office:value="0.525471651072">
            <text:p>0.525472</text:p>
          </table:table-cell>
          <table:table-cell office:value-type="float" table:style-name="ce1" office:value="0.850811109424">
            <text:p>0.850811</text:p>
          </table:table-cell>
          <table:table-cell table:number-columns-repeated="16381"/>
        </table:table-row>
        <table:table-row table:style-name="ro1">
          <table:table-cell office:value-type="float" table:style-name="ce1" office:value="31.8">
            <text:p>31.8</text:p>
          </table:table-cell>
          <table:table-cell office:value-type="float" table:style-name="ce1" office:value="0.526955795497">
            <text:p>0.526956</text:p>
          </table:table-cell>
          <table:table-cell office:value-type="float" table:style-name="ce1" office:value="0.849892692987">
            <text:p>0.849893</text:p>
          </table:table-cell>
          <table:table-cell table:number-columns-repeated="16381"/>
        </table:table-row>
        <table:table-row table:style-name="ro1">
          <table:table-cell office:value-type="float" table:style-name="ce1" office:value="31.9">
            <text:p>31.9</text:p>
          </table:table-cell>
          <table:table-cell office:value-type="float" table:style-name="ce1" office:value="0.528438334722">
            <text:p>0.528438</text:p>
          </table:table-cell>
          <table:table-cell office:value-type="float" table:style-name="ce1" office:value="0.848971687629">
            <text:p>0.848972</text:p>
          </table:table-cell>
          <table:table-cell table:number-columns-repeated="16381"/>
        </table:table-row>
        <table:table-row table:style-name="ro1">
          <table:table-cell office:value-type="float" table:style-name="ce1" office:value="32.0">
            <text:p>32</text:p>
          </table:table-cell>
          <table:table-cell office:value-type="float" table:style-name="ce1" office:value="0.529919264233">
            <text:p>0.529919</text:p>
          </table:table-cell>
          <table:table-cell office:value-type="float" table:style-name="ce1" office:value="0.848048096156">
            <text:p>0.848048</text:p>
          </table:table-cell>
          <table:table-cell table:number-columns-repeated="16381"/>
        </table:table-row>
        <table:table-row table:style-name="ro1">
          <table:table-cell office:value-type="float" table:style-name="ce1" office:value="32.1">
            <text:p>32.1</text:p>
          </table:table-cell>
          <table:table-cell office:value-type="float" table:style-name="ce1" office:value="0.531398579518">
            <text:p>0.531399</text:p>
          </table:table-cell>
          <table:table-cell office:value-type="float" table:style-name="ce1" office:value="0.847121921382">
            <text:p>0.847122</text:p>
          </table:table-cell>
          <table:table-cell table:number-columns-repeated="16381"/>
        </table:table-row>
        <table:table-row table:style-name="ro1">
          <table:table-cell office:value-type="float" table:style-name="ce1" office:value="32.2">
            <text:p>32.2</text:p>
          </table:table-cell>
          <table:table-cell office:value-type="float" table:style-name="ce1" office:value="0.532876276071">
            <text:p>0.532876</text:p>
          </table:table-cell>
          <table:table-cell office:value-type="float" table:style-name="ce1" office:value="0.846193166128">
            <text:p>0.846193</text:p>
          </table:table-cell>
          <table:table-cell table:number-columns-repeated="16381"/>
        </table:table-row>
        <table:table-row table:style-name="ro1">
          <table:table-cell office:value-type="float" table:style-name="ce1" office:value="32.3">
            <text:p>32.3</text:p>
          </table:table-cell>
          <table:table-cell office:value-type="float" table:style-name="ce1" office:value="0.53435234939">
            <text:p>0.534352</text:p>
          </table:table-cell>
          <table:table-cell office:value-type="float" table:style-name="ce1" office:value="0.845261833222">
            <text:p>0.845262</text:p>
          </table:table-cell>
          <table:table-cell table:number-columns-repeated="16381"/>
        </table:table-row>
        <table:table-row table:style-name="ro1">
          <table:table-cell office:value-type="float" table:style-name="ce1" office:value="32.4">
            <text:p>32.4</text:p>
          </table:table-cell>
          <table:table-cell office:value-type="float" table:style-name="ce1" office:value="0.535826794979">
            <text:p>0.535827</text:p>
          </table:table-cell>
          <table:table-cell office:value-type="float" table:style-name="ce1" office:value="0.844327925502">
            <text:p>0.844328</text:p>
          </table:table-cell>
          <table:table-cell table:number-columns-repeated="16381"/>
        </table:table-row>
        <table:table-row table:style-name="ro1">
          <table:table-cell office:value-type="float" table:style-name="ce1" office:value="32.5">
            <text:p>32.5</text:p>
          </table:table-cell>
          <table:table-cell office:value-type="float" table:style-name="ce1" office:value="0.537299608347">
            <text:p>0.5373</text:p>
          </table:table-cell>
          <table:table-cell office:value-type="float" table:style-name="ce1" office:value="0.843391445813">
            <text:p>0.843391</text:p>
          </table:table-cell>
          <table:table-cell table:number-columns-repeated="16381"/>
        </table:table-row>
        <table:table-row table:style-name="ro1">
          <table:table-cell office:value-type="float" table:style-name="ce1" office:value="32.6">
            <text:p>32.6</text:p>
          </table:table-cell>
          <table:table-cell office:value-type="float" table:style-name="ce1" office:value="0.538770785007">
            <text:p>0.538771</text:p>
          </table:table-cell>
          <table:table-cell office:value-type="float" table:style-name="ce1" office:value="0.842452397007">
            <text:p>0.842452</text:p>
          </table:table-cell>
          <table:table-cell table:number-columns-repeated="16381"/>
        </table:table-row>
        <table:table-row table:style-name="ro1">
          <table:table-cell office:value-type="float" table:style-name="ce1" office:value="32.7">
            <text:p>32.7</text:p>
          </table:table-cell>
          <table:table-cell office:value-type="float" table:style-name="ce1" office:value="0.540240320478">
            <text:p>0.54024</text:p>
          </table:table-cell>
          <table:table-cell office:value-type="float" table:style-name="ce1" office:value="0.841510781945">
            <text:p>0.841511</text:p>
          </table:table-cell>
          <table:table-cell table:number-columns-repeated="16381"/>
        </table:table-row>
        <table:table-row table:style-name="ro1">
          <table:table-cell office:value-type="float" table:style-name="ce1" office:value="32.8">
            <text:p>32.8</text:p>
          </table:table-cell>
          <table:table-cell office:value-type="float" table:style-name="ce1" office:value="0.541708210283">
            <text:p>0.541708</text:p>
          </table:table-cell>
          <table:table-cell office:value-type="float" table:style-name="ce1" office:value="0.840566603496">
            <text:p>0.840567</text:p>
          </table:table-cell>
          <table:table-cell table:number-columns-repeated="16381"/>
        </table:table-row>
        <table:table-row table:style-name="ro1">
          <table:table-cell office:value-type="float" table:style-name="ce1" office:value="32.9">
            <text:p>32.9</text:p>
          </table:table-cell>
          <table:table-cell office:value-type="float" table:style-name="ce1" office:value="0.543174449951">
            <text:p>0.543174</text:p>
          </table:table-cell>
          <table:table-cell office:value-type="float" table:style-name="ce1" office:value="0.839619864534">
            <text:p>0.83962</text:p>
          </table:table-cell>
          <table:table-cell table:number-columns-repeated="16381"/>
        </table:table-row>
        <table:table-row table:style-name="ro1">
          <table:table-cell office:value-type="float" table:style-name="ce1" office:value="33.0">
            <text:p>33</text:p>
          </table:table-cell>
          <table:table-cell office:value-type="float" table:style-name="ce1" office:value="0.544639035015">
            <text:p>0.544639</text:p>
          </table:table-cell>
          <table:table-cell office:value-type="float" table:style-name="ce1" office:value="0.838670567945">
            <text:p>0.838671</text:p>
          </table:table-cell>
          <table:table-cell table:number-columns-repeated="16381"/>
        </table:table-row>
        <table:table-row table:style-name="ro1">
          <table:table-cell office:value-type="float" table:style-name="ce1" office:value="33.1">
            <text:p>33.1</text:p>
          </table:table-cell>
          <table:table-cell office:value-type="float" table:style-name="ce1" office:value="0.546101961014">
            <text:p>0.546102</text:p>
          </table:table-cell>
          <table:table-cell office:value-type="float" table:style-name="ce1" office:value="0.83771871662">
            <text:p>0.837719</text:p>
          </table:table-cell>
          <table:table-cell table:number-columns-repeated="16381"/>
        </table:table-row>
        <table:table-row table:style-name="ro1">
          <table:table-cell office:value-type="float" table:style-name="ce1" office:value="33.2">
            <text:p>33.2</text:p>
          </table:table-cell>
          <table:table-cell office:value-type="float" table:style-name="ce1" office:value="0.547563223493">
            <text:p>0.547563</text:p>
          </table:table-cell>
          <table:table-cell office:value-type="float" table:style-name="ce1" office:value="0.836764313459">
            <text:p>0.836764</text:p>
          </table:table-cell>
          <table:table-cell table:number-columns-repeated="16381"/>
        </table:table-row>
        <table:table-row table:style-name="ro1">
          <table:table-cell office:value-type="float" table:style-name="ce1" office:value="33.3">
            <text:p>33.3</text:p>
          </table:table-cell>
          <table:table-cell office:value-type="float" table:style-name="ce1" office:value="0.549022817998">
            <text:p>0.549023</text:p>
          </table:table-cell>
          <table:table-cell office:value-type="float" table:style-name="ce1" office:value="0.835807361368">
            <text:p>0.835807</text:p>
          </table:table-cell>
          <table:table-cell table:number-columns-repeated="16381"/>
        </table:table-row>
        <table:table-row table:style-name="ro1">
          <table:table-cell office:value-type="float" table:style-name="ce1" office:value="33.4">
            <text:p>33.4</text:p>
          </table:table-cell>
          <table:table-cell office:value-type="float" table:style-name="ce1" office:value="0.550480740085">
            <text:p>0.550481</text:p>
          </table:table-cell>
          <table:table-cell office:value-type="float" table:style-name="ce1" office:value="0.834847863263">
            <text:p>0.834848</text:p>
          </table:table-cell>
          <table:table-cell table:number-columns-repeated="16381"/>
        </table:table-row>
        <table:table-row table:style-name="ro1">
          <table:table-cell office:value-type="float" table:style-name="ce1" office:value="33.5">
            <text:p>33.5</text:p>
          </table:table-cell>
          <table:table-cell office:value-type="float" table:style-name="ce1" office:value="0.551936985312">
            <text:p>0.551937</text:p>
          </table:table-cell>
          <table:table-cell office:value-type="float" table:style-name="ce1" office:value="0.833885822067">
            <text:p>0.833886</text:p>
          </table:table-cell>
          <table:table-cell table:number-columns-repeated="16381"/>
        </table:table-row>
        <table:table-row table:style-name="ro1">
          <table:table-cell office:value-type="float" table:style-name="ce1" office:value="33.6">
            <text:p>33.6</text:p>
          </table:table-cell>
          <table:table-cell office:value-type="float" table:style-name="ce1" office:value="0.553391549243">
            <text:p>0.553392</text:p>
          </table:table-cell>
          <table:table-cell office:value-type="float" table:style-name="ce1" office:value="0.83292124071">
            <text:p>0.832921</text:p>
          </table:table-cell>
          <table:table-cell table:number-columns-repeated="16381"/>
        </table:table-row>
        <table:table-row table:style-name="ro1">
          <table:table-cell office:value-type="float" table:style-name="ce1" office:value="33.7">
            <text:p>33.7</text:p>
          </table:table-cell>
          <table:table-cell office:value-type="float" table:style-name="ce1" office:value="0.554844427448">
            <text:p>0.554844</text:p>
          </table:table-cell>
          <table:table-cell office:value-type="float" table:style-name="ce1" office:value="0.83195412213">
            <text:p>0.831954</text:p>
          </table:table-cell>
          <table:table-cell table:number-columns-repeated="16381"/>
        </table:table-row>
        <table:table-row table:style-name="ro1">
          <table:table-cell office:value-type="float" table:style-name="ce1" office:value="33.8">
            <text:p>33.8</text:p>
          </table:table-cell>
          <table:table-cell office:value-type="float" table:style-name="ce1" office:value="0.5562956155">
            <text:p>0.556296</text:p>
          </table:table-cell>
          <table:table-cell office:value-type="float" table:style-name="ce1" office:value="0.830984469274">
            <text:p>0.830984</text:p>
          </table:table-cell>
          <table:table-cell table:number-columns-repeated="16381"/>
        </table:table-row>
        <table:table-row table:style-name="ro1">
          <table:table-cell office:value-type="float" table:style-name="ce1" office:value="33.9">
            <text:p>33.9</text:p>
          </table:table-cell>
          <table:table-cell office:value-type="float" table:style-name="ce1" office:value="0.55774510898">
            <text:p>0.557745</text:p>
          </table:table-cell>
          <table:table-cell office:value-type="float" table:style-name="ce1" office:value="0.830012285095">
            <text:p>0.830012</text:p>
          </table:table-cell>
          <table:table-cell table:number-columns-repeated="16381"/>
        </table:table-row>
        <table:table-row table:style-name="ro1">
          <table:table-cell office:value-type="float" table:style-name="ce1" office:value="34.0">
            <text:p>34</text:p>
          </table:table-cell>
          <table:table-cell office:value-type="float" table:style-name="ce1" office:value="0.559192903471">
            <text:p>0.559193</text:p>
          </table:table-cell>
          <table:table-cell office:value-type="float" table:style-name="ce1" office:value="0.829037572555">
            <text:p>0.829038</text:p>
          </table:table-cell>
          <table:table-cell table:number-columns-repeated="16381"/>
        </table:table-row>
        <table:table-row table:style-name="ro1">
          <table:table-cell office:value-type="float" table:style-name="ce1" office:value="34.1">
            <text:p>34.1</text:p>
          </table:table-cell>
          <table:table-cell office:value-type="float" table:style-name="ce1" office:value="0.560638994563">
            <text:p>0.560639</text:p>
          </table:table-cell>
          <table:table-cell office:value-type="float" table:style-name="ce1" office:value="0.828060334622">
            <text:p>0.82806</text:p>
          </table:table-cell>
          <table:table-cell table:number-columns-repeated="16381"/>
        </table:table-row>
        <table:table-row table:style-name="ro1">
          <table:table-cell office:value-type="float" table:style-name="ce1" office:value="34.2">
            <text:p>34.2</text:p>
          </table:table-cell>
          <table:table-cell office:value-type="float" table:style-name="ce1" office:value="0.562083377852">
            <text:p>0.562083</text:p>
          </table:table-cell>
          <table:table-cell office:value-type="float" table:style-name="ce1" office:value="0.827080574275">
            <text:p>0.827081</text:p>
          </table:table-cell>
          <table:table-cell table:number-columns-repeated="16381"/>
        </table:table-row>
        <table:table-row table:style-name="ro1">
          <table:table-cell office:value-type="float" table:style-name="ce1" office:value="34.3">
            <text:p>34.3</text:p>
          </table:table-cell>
          <table:table-cell office:value-type="float" table:style-name="ce1" office:value="0.563526048938">
            <text:p>0.563526</text:p>
          </table:table-cell>
          <table:table-cell office:value-type="float" table:style-name="ce1" office:value="0.826098294496">
            <text:p>0.826098</text:p>
          </table:table-cell>
          <table:table-cell table:number-columns-repeated="16381"/>
        </table:table-row>
        <table:table-row table:style-name="ro1">
          <table:table-cell office:value-type="float" table:style-name="ce1" office:value="34.4">
            <text:p>34.4</text:p>
          </table:table-cell>
          <table:table-cell office:value-type="float" table:style-name="ce1" office:value="0.564967003425">
            <text:p>0.564967</text:p>
          </table:table-cell>
          <table:table-cell office:value-type="float" table:style-name="ce1" office:value="0.825113498278">
            <text:p>0.825113</text:p>
          </table:table-cell>
          <table:table-cell table:number-columns-repeated="16381"/>
        </table:table-row>
        <table:table-row table:style-name="ro1">
          <table:table-cell office:value-type="float" table:style-name="ce1" office:value="34.5">
            <text:p>34.5</text:p>
          </table:table-cell>
          <table:table-cell office:value-type="float" table:style-name="ce1" office:value="0.566406236925">
            <text:p>0.566406</text:p>
          </table:table-cell>
          <table:table-cell office:value-type="float" table:style-name="ce1" office:value="0.824126188622">
            <text:p>0.824126</text:p>
          </table:table-cell>
          <table:table-cell table:number-columns-repeated="16381"/>
        </table:table-row>
        <table:table-row table:style-name="ro1">
          <table:table-cell office:value-type="float" table:style-name="ce1" office:value="34.6">
            <text:p>34.6</text:p>
          </table:table-cell>
          <table:table-cell office:value-type="float" table:style-name="ce1" office:value="0.567843745053">
            <text:p>0.567844</text:p>
          </table:table-cell>
          <table:table-cell office:value-type="float" table:style-name="ce1" office:value="0.823136368534">
            <text:p>0.823136</text:p>
          </table:table-cell>
          <table:table-cell table:number-columns-repeated="16381"/>
        </table:table-row>
        <table:table-row table:style-name="ro1">
          <table:table-cell office:value-type="float" table:style-name="ce1" office:value="34.7">
            <text:p>34.7</text:p>
          </table:table-cell>
          <table:table-cell office:value-type="float" table:style-name="ce1" office:value="0.569279523431">
            <text:p>0.56928</text:p>
          </table:table-cell>
          <table:table-cell office:value-type="float" table:style-name="ce1" office:value="0.822144041031">
            <text:p>0.822144</text:p>
          </table:table-cell>
          <table:table-cell table:number-columns-repeated="16381"/>
        </table:table-row>
        <table:table-row table:style-name="ro1">
          <table:table-cell office:value-type="float" table:style-name="ce1" office:value="34.8">
            <text:p>34.8</text:p>
          </table:table-cell>
          <table:table-cell office:value-type="float" table:style-name="ce1" office:value="0.570713567684">
            <text:p>0.570714</text:p>
          </table:table-cell>
          <table:table-cell office:value-type="float" table:style-name="ce1" office:value="0.821149209134">
            <text:p>0.821149</text:p>
          </table:table-cell>
          <table:table-cell table:number-columns-repeated="16381"/>
        </table:table-row>
        <table:table-row table:style-name="ro1">
          <table:table-cell office:value-type="float" table:style-name="ce1" office:value="34.9">
            <text:p>34.9</text:p>
          </table:table-cell>
          <table:table-cell office:value-type="float" table:style-name="ce1" office:value="0.572145873446">
            <text:p>0.572146</text:p>
          </table:table-cell>
          <table:table-cell office:value-type="float" table:style-name="ce1" office:value="0.820151875874">
            <text:p>0.820152</text:p>
          </table:table-cell>
          <table:table-cell table:number-columns-repeated="16381"/>
        </table:table-row>
        <table:table-row table:style-name="ro1">
          <table:table-cell office:value-type="float" table:style-name="ce1" office:value="35.0">
            <text:p>35</text:p>
          </table:table-cell>
          <table:table-cell office:value-type="float" table:style-name="ce1" office:value="0.573576436351">
            <text:p>0.573576</text:p>
          </table:table-cell>
          <table:table-cell office:value-type="float" table:style-name="ce1" office:value="0.819152044289">
            <text:p>0.819152</text:p>
          </table:table-cell>
          <table:table-cell table:number-columns-repeated="16381"/>
        </table:table-row>
        <table:table-row table:style-name="ro1">
          <table:table-cell office:value-type="float" table:style-name="ce1" office:value="35.1">
            <text:p>35.1</text:p>
          </table:table-cell>
          <table:table-cell office:value-type="float" table:style-name="ce1" office:value="0.575005252043">
            <text:p>0.575005</text:p>
          </table:table-cell>
          <table:table-cell office:value-type="float" table:style-name="ce1" office:value="0.818149717425">
            <text:p>0.81815</text:p>
          </table:table-cell>
          <table:table-cell table:number-columns-repeated="16381"/>
        </table:table-row>
        <table:table-row table:style-name="ro1">
          <table:table-cell office:value-type="float" table:style-name="ce1" office:value="35.2">
            <text:p>35.2</text:p>
          </table:table-cell>
          <table:table-cell office:value-type="float" table:style-name="ce1" office:value="0.57643231617">
            <text:p>0.576432</text:p>
          </table:table-cell>
          <table:table-cell office:value-type="float" table:style-name="ce1" office:value="0.817144898335">
            <text:p>0.817145</text:p>
          </table:table-cell>
          <table:table-cell table:number-columns-repeated="16381"/>
        </table:table-row>
        <table:table-row table:style-name="ro1">
          <table:table-cell office:value-type="float" table:style-name="ce1" office:value="35.3">
            <text:p>35.3</text:p>
          </table:table-cell>
          <table:table-cell office:value-type="float" table:style-name="ce1" office:value="0.577857624384">
            <text:p>0.577858</text:p>
          </table:table-cell>
          <table:table-cell office:value-type="float" table:style-name="ce1" office:value="0.81613759008">
            <text:p>0.816138</text:p>
          </table:table-cell>
          <table:table-cell table:number-columns-repeated="16381"/>
        </table:table-row>
        <table:table-row table:style-name="ro1">
          <table:table-cell office:value-type="float" table:style-name="ce1" office:value="35.4">
            <text:p>35.4</text:p>
          </table:table-cell>
          <table:table-cell office:value-type="float" table:style-name="ce1" office:value="0.579281172343">
            <text:p>0.579281</text:p>
          </table:table-cell>
          <table:table-cell office:value-type="float" table:style-name="ce1" office:value="0.815127795729">
            <text:p>0.815128</text:p>
          </table:table-cell>
          <table:table-cell table:number-columns-repeated="16381"/>
        </table:table-row>
        <table:table-row table:style-name="ro1">
          <table:table-cell office:value-type="float" table:style-name="ce1" office:value="35.5">
            <text:p>35.5</text:p>
          </table:table-cell>
          <table:table-cell office:value-type="float" table:style-name="ce1" office:value="0.580702955711">
            <text:p>0.580703</text:p>
          </table:table-cell>
          <table:table-cell office:value-type="float" table:style-name="ce1" office:value="0.814115518356">
            <text:p>0.814116</text:p>
          </table:table-cell>
          <table:table-cell table:number-columns-repeated="16381"/>
        </table:table-row>
        <table:table-row table:style-name="ro1">
          <table:table-cell office:value-type="float" table:style-name="ce1" office:value="35.6">
            <text:p>35.6</text:p>
          </table:table-cell>
          <table:table-cell office:value-type="float" table:style-name="ce1" office:value="0.582122970157">
            <text:p>0.582123</text:p>
          </table:table-cell>
          <table:table-cell office:value-type="float" table:style-name="ce1" office:value="0.813100761047">
            <text:p>0.813101</text:p>
          </table:table-cell>
          <table:table-cell table:number-columns-repeated="16381"/>
        </table:table-row>
        <table:table-row table:style-name="ro1">
          <table:table-cell office:value-type="float" table:style-name="ce1" office:value="35.7">
            <text:p>35.7</text:p>
          </table:table-cell>
          <table:table-cell office:value-type="float" table:style-name="ce1" office:value="0.583541211356">
            <text:p>0.583541</text:p>
          </table:table-cell>
          <table:table-cell office:value-type="float" table:style-name="ce1" office:value="0.812083526892">
            <text:p>0.812084</text:p>
          </table:table-cell>
          <table:table-cell table:number-columns-repeated="16381"/>
        </table:table-row>
        <table:table-row table:style-name="ro1">
          <table:table-cell office:value-type="float" table:style-name="ce1" office:value="35.8">
            <text:p>35.8</text:p>
          </table:table-cell>
          <table:table-cell office:value-type="float" table:style-name="ce1" office:value="0.584957674987">
            <text:p>0.584958</text:p>
          </table:table-cell>
          <table:table-cell office:value-type="float" table:style-name="ce1" office:value="0.811063818989">
            <text:p>0.811064</text:p>
          </table:table-cell>
          <table:table-cell table:number-columns-repeated="16381"/>
        </table:table-row>
        <table:table-row table:style-name="ro1">
          <table:table-cell office:value-type="float" table:style-name="ce1" office:value="35.9">
            <text:p>35.9</text:p>
          </table:table-cell>
          <table:table-cell office:value-type="float" table:style-name="ce1" office:value="0.586372356736">
            <text:p>0.586372</text:p>
          </table:table-cell>
          <table:table-cell office:value-type="float" table:style-name="ce1" office:value="0.810041640446">
            <text:p>0.810042</text:p>
          </table:table-cell>
          <table:table-cell table:number-columns-repeated="16381"/>
        </table:table-row>
        <table:table-row table:style-name="ro1">
          <table:table-cell office:value-type="float" table:style-name="ce1" office:value="36.0">
            <text:p>36</text:p>
          </table:table-cell>
          <table:table-cell office:value-type="float" table:style-name="ce1" office:value="0.587785252292">
            <text:p>0.587785</text:p>
          </table:table-cell>
          <table:table-cell office:value-type="float" table:style-name="ce1" office:value="0.809016994375">
            <text:p>0.8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36.1">
            <text:p>36.1</text:p>
          </table:table-cell>
          <table:table-cell office:value-type="float" table:style-name="ce1" office:value="0.589196357353">
            <text:p>0.589196</text:p>
          </table:table-cell>
          <table:table-cell office:value-type="float" table:style-name="ce1" office:value="0.807989883898">
            <text:p>0.80799</text:p>
          </table:table-cell>
          <table:table-cell table:number-columns-repeated="16381"/>
        </table:table-row>
        <table:table-row table:style-name="ro1">
          <table:table-cell office:value-type="float" table:style-name="ce1" office:value="36.2">
            <text:p>36.2</text:p>
          </table:table-cell>
          <table:table-cell office:value-type="float" table:style-name="ce1" office:value="0.59060566762">
            <text:p>0.590606</text:p>
          </table:table-cell>
          <table:table-cell office:value-type="float" table:style-name="ce1" office:value="0.806960312144">
            <text:p>0.80696</text:p>
          </table:table-cell>
          <table:table-cell table:number-columns-repeated="16381"/>
        </table:table-row>
        <table:table-row table:style-name="ro1">
          <table:table-cell office:value-type="float" table:style-name="ce1" office:value="36.3">
            <text:p>36.3</text:p>
          </table:table-cell>
          <table:table-cell office:value-type="float" table:style-name="ce1" office:value="0.592013178799">
            <text:p>0.592013</text:p>
          </table:table-cell>
          <table:table-cell office:value-type="float" table:style-name="ce1" office:value="0.805928282249">
            <text:p>0.805928</text:p>
          </table:table-cell>
          <table:table-cell table:number-columns-repeated="16381"/>
        </table:table-row>
        <table:table-row table:style-name="ro1">
          <table:table-cell office:value-type="float" table:style-name="ce1" office:value="36.4">
            <text:p>36.4</text:p>
          </table:table-cell>
          <table:table-cell office:value-type="float" table:style-name="ce1" office:value="0.593418886604">
            <text:p>0.593419</text:p>
          </table:table-cell>
          <table:table-cell office:value-type="float" table:style-name="ce1" office:value="0.804893797356">
            <text:p>0.804894</text:p>
          </table:table-cell>
          <table:table-cell table:number-columns-repeated="16381"/>
        </table:table-row>
        <table:table-row table:style-name="ro1">
          <table:table-cell office:value-type="float" table:style-name="ce1" office:value="36.5">
            <text:p>36.5</text:p>
          </table:table-cell>
          <table:table-cell office:value-type="float" table:style-name="ce1" office:value="0.594822786751">
            <text:p>0.594823</text:p>
          </table:table-cell>
          <table:table-cell office:value-type="float" table:style-name="ce1" office:value="0.803856860617">
            <text:p>0.803857</text:p>
          </table:table-cell>
          <table:table-cell table:number-columns-repeated="16381"/>
        </table:table-row>
        <table:table-row table:style-name="ro1">
          <table:table-cell office:value-type="float" table:style-name="ce1" office:value="36.6">
            <text:p>36.6</text:p>
          </table:table-cell>
          <table:table-cell office:value-type="float" table:style-name="ce1" office:value="0.596224874966">
            <text:p>0.596225</text:p>
          </table:table-cell>
          <table:table-cell office:value-type="float" table:style-name="ce1" office:value="0.802817475191">
            <text:p>0.802817</text:p>
          </table:table-cell>
          <table:table-cell table:number-columns-repeated="16381"/>
        </table:table-row>
        <table:table-row table:style-name="ro1">
          <table:table-cell office:value-type="float" table:style-name="ce1" office:value="36.7">
            <text:p>36.7</text:p>
          </table:table-cell>
          <table:table-cell office:value-type="float" table:style-name="ce1" office:value="0.597625146976">
            <text:p>0.597625</text:p>
          </table:table-cell>
          <table:table-cell office:value-type="float" table:style-name="ce1" office:value="0.801775644244">
            <text:p>0.801776</text:p>
          </table:table-cell>
          <table:table-cell table:number-columns-repeated="16381"/>
        </table:table-row>
        <table:table-row table:style-name="ro1">
          <table:table-cell office:value-type="float" table:style-name="ce1" office:value="36.8">
            <text:p>36.8</text:p>
          </table:table-cell>
          <table:table-cell office:value-type="float" table:style-name="ce1" office:value="0.599023598516">
            <text:p>0.599024</text:p>
          </table:table-cell>
          <table:table-cell office:value-type="float" table:style-name="ce1" office:value="0.800731370949">
            <text:p>0.800731</text:p>
          </table:table-cell>
          <table:table-cell table:number-columns-repeated="16381"/>
        </table:table-row>
        <table:table-row table:style-name="ro1">
          <table:table-cell office:value-type="float" table:style-name="ce1" office:value="36.9">
            <text:p>36.9</text:p>
          </table:table-cell>
          <table:table-cell office:value-type="float" table:style-name="ce1" office:value="0.600420225326">
            <text:p>0.60042</text:p>
          </table:table-cell>
          <table:table-cell office:value-type="float" table:style-name="ce1" office:value="0.799684658487">
            <text:p>0.799685</text:p>
          </table:table-cell>
          <table:table-cell table:number-columns-repeated="16381"/>
        </table:table-row>
        <table:table-row table:style-name="ro1">
          <table:table-cell office:value-type="float" table:style-name="ce1" office:value="37.0">
            <text:p>37</text:p>
          </table:table-cell>
          <table:table-cell office:value-type="float" table:style-name="ce1" office:value="0.601815023152">
            <text:p>0.601815</text:p>
          </table:table-cell>
          <table:table-cell office:value-type="float" table:style-name="ce1" office:value="0.798635510047">
            <text:p>0.798636</text:p>
          </table:table-cell>
          <table:table-cell table:number-columns-repeated="16381"/>
        </table:table-row>
        <table:table-row table:style-name="ro1">
          <table:table-cell office:value-type="float" table:style-name="ce1" office:value="37.1">
            <text:p>37.1</text:p>
          </table:table-cell>
          <table:table-cell office:value-type="float" table:style-name="ce1" office:value="0.603207987745">
            <text:p>0.603208</text:p>
          </table:table-cell>
          <table:table-cell office:value-type="float" table:style-name="ce1" office:value="0.797583928825">
            <text:p>0.797584</text:p>
          </table:table-cell>
          <table:table-cell table:number-columns-repeated="16381"/>
        </table:table-row>
        <table:table-row table:style-name="ro1">
          <table:table-cell office:value-type="float" table:style-name="ce1" office:value="37.2">
            <text:p>37.2</text:p>
          </table:table-cell>
          <table:table-cell office:value-type="float" table:style-name="ce1" office:value="0.604599114862">
            <text:p>0.604599</text:p>
          </table:table-cell>
          <table:table-cell office:value-type="float" table:style-name="ce1" office:value="0.796529918024">
            <text:p>0.79653</text:p>
          </table:table-cell>
          <table:table-cell table:number-columns-repeated="16381"/>
        </table:table-row>
        <table:table-row table:style-name="ro1">
          <table:table-cell office:value-type="float" table:style-name="ce1" office:value="37.3">
            <text:p>37.3</text:p>
          </table:table-cell>
          <table:table-cell office:value-type="float" table:style-name="ce1" office:value="0.605988400266">
            <text:p>0.605988</text:p>
          </table:table-cell>
          <table:table-cell office:value-type="float" table:style-name="ce1" office:value="0.795473480855">
            <text:p>0.795473</text:p>
          </table:table-cell>
          <table:table-cell table:number-columns-repeated="16381"/>
        </table:table-row>
        <table:table-row table:style-name="ro1">
          <table:table-cell office:value-type="float" table:style-name="ce1" office:value="37.4">
            <text:p>37.4</text:p>
          </table:table-cell>
          <table:table-cell office:value-type="float" table:style-name="ce1" office:value="0.607375839723">
            <text:p>0.607376</text:p>
          </table:table-cell>
          <table:table-cell office:value-type="float" table:style-name="ce1" office:value="0.794414620535">
            <text:p>0.794415</text:p>
          </table:table-cell>
          <table:table-cell table:number-columns-repeated="16381"/>
        </table:table-row>
        <table:table-row table:style-name="ro1">
          <table:table-cell office:value-type="float" table:style-name="ce1" office:value="37.5">
            <text:p>37.5</text:p>
          </table:table-cell>
          <table:table-cell office:value-type="float" table:style-name="ce1" office:value="0.608761429009">
            <text:p>0.608761</text:p>
          </table:table-cell>
          <table:table-cell office:value-type="float" table:style-name="ce1" office:value="0.793353340291">
            <text:p>0.793353</text:p>
          </table:table-cell>
          <table:table-cell table:number-columns-repeated="16381"/>
        </table:table-row>
        <table:table-row table:style-name="ro1">
          <table:table-cell office:value-type="float" table:style-name="ce1" office:value="37.6">
            <text:p>37.6</text:p>
          </table:table-cell>
          <table:table-cell office:value-type="float" table:style-name="ce1" office:value="0.610145163901">
            <text:p>0.610145</text:p>
          </table:table-cell>
          <table:table-cell office:value-type="float" table:style-name="ce1" office:value="0.792289643355">
            <text:p>0.79229</text:p>
          </table:table-cell>
          <table:table-cell table:number-columns-repeated="16381"/>
        </table:table-row>
        <table:table-row table:style-name="ro1">
          <table:table-cell office:value-type="float" table:style-name="ce1" office:value="37.7">
            <text:p>37.7</text:p>
          </table:table-cell>
          <table:table-cell office:value-type="float" table:style-name="ce1" office:value="0.611527040186">
            <text:p>0.611527</text:p>
          </table:table-cell>
          <table:table-cell office:value-type="float" table:style-name="ce1" office:value="0.791223532967">
            <text:p>0.791224</text:p>
          </table:table-cell>
          <table:table-cell table:number-columns-repeated="16381"/>
        </table:table-row>
        <table:table-row table:style-name="ro1">
          <table:table-cell office:value-type="float" table:style-name="ce1" office:value="37.8">
            <text:p>37.8</text:p>
          </table:table-cell>
          <table:table-cell office:value-type="float" table:style-name="ce1" office:value="0.612907053653">
            <text:p>0.612907</text:p>
          </table:table-cell>
          <table:table-cell office:value-type="float" table:style-name="ce1" office:value="0.790155012376">
            <text:p>0.790155</text:p>
          </table:table-cell>
          <table:table-cell table:number-columns-repeated="16381"/>
        </table:table-row>
        <table:table-row table:style-name="ro1">
          <table:table-cell office:value-type="float" table:style-name="ce1" office:value="37.9">
            <text:p>37.9</text:p>
          </table:table-cell>
          <table:table-cell office:value-type="float" table:style-name="ce1" office:value="0.614285200099">
            <text:p>0.614285</text:p>
          </table:table-cell>
          <table:table-cell office:value-type="float" table:style-name="ce1" office:value="0.789084084835">
            <text:p>0.789084</text:p>
          </table:table-cell>
          <table:table-cell table:number-columns-repeated="16381"/>
        </table:table-row>
        <table:table-row table:style-name="ro1">
          <table:table-cell office:value-type="float" table:style-name="ce1" office:value="38.0">
            <text:p>38</text:p>
          </table:table-cell>
          <table:table-cell office:value-type="float" table:style-name="ce1" office:value="0.615661475326">
            <text:p>0.615661</text:p>
          </table:table-cell>
          <table:table-cell office:value-type="float" table:style-name="ce1" office:value="0.788010753607">
            <text:p>0.788011</text:p>
          </table:table-cell>
          <table:table-cell table:number-columns-repeated="16381"/>
        </table:table-row>
        <table:table-row table:style-name="ro1">
          <table:table-cell office:value-type="float" table:style-name="ce1" office:value="38.1">
            <text:p>38.1</text:p>
          </table:table-cell>
          <table:table-cell office:value-type="float" table:style-name="ce1" office:value="0.617035875141">
            <text:p>0.617036</text:p>
          </table:table-cell>
          <table:table-cell office:value-type="float" table:style-name="ce1" office:value="0.786935021961">
            <text:p>0.786935</text:p>
          </table:table-cell>
          <table:table-cell table:number-columns-repeated="16381"/>
        </table:table-row>
        <table:table-row table:style-name="ro1">
          <table:table-cell office:value-type="float" table:style-name="ce1" office:value="38.2">
            <text:p>38.2</text:p>
          </table:table-cell>
          <table:table-cell office:value-type="float" table:style-name="ce1" office:value="0.618408395358">
            <text:p>0.618408</text:p>
          </table:table-cell>
          <table:table-cell office:value-type="float" table:style-name="ce1" office:value="0.785856893175">
            <text:p>0.785857</text:p>
          </table:table-cell>
          <table:table-cell table:number-columns-repeated="16381"/>
        </table:table-row>
        <table:table-row table:style-name="ro1">
          <table:table-cell office:value-type="float" table:style-name="ce1" office:value="38.3">
            <text:p>38.3</text:p>
          </table:table-cell>
          <table:table-cell office:value-type="float" table:style-name="ce1" office:value="0.619779031795">
            <text:p>0.619779</text:p>
          </table:table-cell>
          <table:table-cell office:value-type="float" table:style-name="ce1" office:value="0.784776370533">
            <text:p>0.784776</text:p>
          </table:table-cell>
          <table:table-cell table:number-columns-repeated="16381"/>
        </table:table-row>
        <table:table-row table:style-name="ro1">
          <table:table-cell office:value-type="float" table:style-name="ce1" office:value="38.4">
            <text:p>38.4</text:p>
          </table:table-cell>
          <table:table-cell office:value-type="float" table:style-name="ce1" office:value="0.621147780278">
            <text:p>0.621148</text:p>
          </table:table-cell>
          <table:table-cell office:value-type="float" table:style-name="ce1" office:value="0.783693457326">
            <text:p>0.783693</text:p>
          </table:table-cell>
          <table:table-cell table:number-columns-repeated="16381"/>
        </table:table-row>
        <table:table-row table:style-name="ro1">
          <table:table-cell office:value-type="float" table:style-name="ce1" office:value="38.5">
            <text:p>38.5</text:p>
          </table:table-cell>
          <table:table-cell office:value-type="float" table:style-name="ce1" office:value="0.622514636638">
            <text:p>0.622515</text:p>
          </table:table-cell>
          <table:table-cell office:value-type="float" table:style-name="ce1" office:value="0.782608156852">
            <text:p>0.782608</text:p>
          </table:table-cell>
          <table:table-cell table:number-columns-repeated="16381"/>
        </table:table-row>
        <table:table-row table:style-name="ro1">
          <table:table-cell office:value-type="float" table:style-name="ce1" office:value="38.6">
            <text:p>38.6</text:p>
          </table:table-cell>
          <table:table-cell office:value-type="float" table:style-name="ce1" office:value="0.623879596709">
            <text:p>0.62388</text:p>
          </table:table-cell>
          <table:table-cell office:value-type="float" table:style-name="ce1" office:value="0.781520472419">
            <text:p>0.78152</text:p>
          </table:table-cell>
          <table:table-cell table:number-columns-repeated="16381"/>
        </table:table-row>
        <table:table-row table:style-name="ro1">
          <table:table-cell office:value-type="float" table:style-name="ce1" office:value="38.7">
            <text:p>38.7</text:p>
          </table:table-cell>
          <table:table-cell office:value-type="float" table:style-name="ce1" office:value="0.625242656336">
            <text:p>0.625243</text:p>
          </table:table-cell>
          <table:table-cell office:value-type="float" table:style-name="ce1" office:value="0.780430407338">
            <text:p>0.78043</text:p>
          </table:table-cell>
          <table:table-cell table:number-columns-repeated="16381"/>
        </table:table-row>
        <table:table-row table:style-name="ro1">
          <table:table-cell office:value-type="float" table:style-name="ce1" office:value="38.8">
            <text:p>38.8</text:p>
          </table:table-cell>
          <table:table-cell office:value-type="float" table:style-name="ce1" office:value="0.626603811364">
            <text:p>0.626604</text:p>
          </table:table-cell>
          <table:table-cell office:value-type="float" table:style-name="ce1" office:value="0.779337964931">
            <text:p>0.779338</text:p>
          </table:table-cell>
          <table:table-cell table:number-columns-repeated="16381"/>
        </table:table-row>
        <table:table-row table:style-name="ro1">
          <table:table-cell office:value-type="float" table:style-name="ce1" office:value="38.9">
            <text:p>38.9</text:p>
          </table:table-cell>
          <table:table-cell office:value-type="float" table:style-name="ce1" office:value="0.627963057649">
            <text:p>0.627963</text:p>
          </table:table-cell>
          <table:table-cell office:value-type="float" table:style-name="ce1" office:value="0.778243148526">
            <text:p>0.778243</text:p>
          </table:table-cell>
          <table:table-cell table:number-columns-repeated="16381"/>
        </table:table-row>
        <table:table-row table:style-name="ro1">
          <table:table-cell office:value-type="float" table:style-name="ce1" office:value="39.0">
            <text:p>39</text:p>
          </table:table-cell>
          <table:table-cell office:value-type="float" table:style-name="ce1" office:value="0.62932039105">
            <text:p>0.62932</text:p>
          </table:table-cell>
          <table:table-cell office:value-type="float" table:style-name="ce1" office:value="0.777145961457">
            <text:p>0.7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39.1">
            <text:p>39.1</text:p>
          </table:table-cell>
          <table:table-cell office:value-type="float" table:style-name="ce1" office:value="0.630675807431">
            <text:p>0.630676</text:p>
          </table:table-cell>
          <table:table-cell office:value-type="float" table:style-name="ce1" office:value="0.776046407067">
            <text:p>0.776046</text:p>
          </table:table-cell>
          <table:table-cell table:number-columns-repeated="16381"/>
        </table:table-row>
        <table:table-row table:style-name="ro1">
          <table:table-cell office:value-type="float" table:style-name="ce1" office:value="39.2">
            <text:p>39.2</text:p>
          </table:table-cell>
          <table:table-cell office:value-type="float" table:style-name="ce1" office:value="0.632029302665">
            <text:p>0.632029</text:p>
          </table:table-cell>
          <table:table-cell office:value-type="float" table:style-name="ce1" office:value="0.774944488704">
            <text:p>0.774944</text:p>
          </table:table-cell>
          <table:table-cell table:number-columns-repeated="16381"/>
        </table:table-row>
        <table:table-row table:style-name="ro1">
          <table:table-cell office:value-type="float" table:style-name="ce1" office:value="39.3">
            <text:p>39.3</text:p>
          </table:table-cell>
          <table:table-cell office:value-type="float" table:style-name="ce1" office:value="0.633380872628">
            <text:p>0.633381</text:p>
          </table:table-cell>
          <table:table-cell office:value-type="float" table:style-name="ce1" office:value="0.773840209727">
            <text:p>0.77384</text:p>
          </table:table-cell>
          <table:table-cell table:number-columns-repeated="16381"/>
        </table:table-row>
        <table:table-row table:style-name="ro1">
          <table:table-cell office:value-type="float" table:style-name="ce1" office:value="39.4">
            <text:p>39.4</text:p>
          </table:table-cell>
          <table:table-cell office:value-type="float" table:style-name="ce1" office:value="0.634730513202">
            <text:p>0.634731</text:p>
          </table:table-cell>
          <table:table-cell office:value-type="float" table:style-name="ce1" office:value="0.772733573497">
            <text:p>0.772734</text:p>
          </table:table-cell>
          <table:table-cell table:number-columns-repeated="16381"/>
        </table:table-row>
        <table:table-row table:style-name="ro1">
          <table:table-cell office:value-type="float" table:style-name="ce1" office:value="39.5">
            <text:p>39.5</text:p>
          </table:table-cell>
          <table:table-cell office:value-type="float" table:style-name="ce1" office:value="0.636078220278">
            <text:p>0.636078</text:p>
          </table:table-cell>
          <table:table-cell office:value-type="float" table:style-name="ce1" office:value="0.771624583388">
            <text:p>0.771625</text:p>
          </table:table-cell>
          <table:table-cell table:number-columns-repeated="16381"/>
        </table:table-row>
        <table:table-row table:style-name="ro1">
          <table:table-cell office:value-type="float" table:style-name="ce1" office:value="39.6">
            <text:p>39.6</text:p>
          </table:table-cell>
          <table:table-cell office:value-type="float" table:style-name="ce1" office:value="0.637423989749">
            <text:p>0.637424</text:p>
          </table:table-cell>
          <table:table-cell office:value-type="float" table:style-name="ce1" office:value="0.770513242776">
            <text:p>0.770513</text:p>
          </table:table-cell>
          <table:table-cell table:number-columns-repeated="16381"/>
        </table:table-row>
        <table:table-row table:style-name="ro1">
          <table:table-cell office:value-type="float" table:style-name="ce1" office:value="39.7">
            <text:p>39.7</text:p>
          </table:table-cell>
          <table:table-cell office:value-type="float" table:style-name="ce1" office:value="0.638767817516">
            <text:p>0.638768</text:p>
          </table:table-cell>
          <table:table-cell office:value-type="float" table:style-name="ce1" office:value="0.769399555047">
            <text:p>0.7694</text:p>
          </table:table-cell>
          <table:table-cell table:number-columns-repeated="16381"/>
        </table:table-row>
        <table:table-row table:style-name="ro1">
          <table:table-cell office:value-type="float" table:style-name="ce1" office:value="39.8">
            <text:p>39.8</text:p>
          </table:table-cell>
          <table:table-cell office:value-type="float" table:style-name="ce1" office:value="0.640109699485">
            <text:p>0.64011</text:p>
          </table:table-cell>
          <table:table-cell office:value-type="float" table:style-name="ce1" office:value="0.768283523594">
            <text:p>0.768284</text:p>
          </table:table-cell>
          <table:table-cell table:number-columns-repeated="16381"/>
        </table:table-row>
        <table:table-row table:style-name="ro1">
          <table:table-cell office:value-type="float" table:style-name="ce1" office:value="39.9">
            <text:p>39.9</text:p>
          </table:table-cell>
          <table:table-cell office:value-type="float" table:style-name="ce1" office:value="0.641449631569">
            <text:p>0.64145</text:p>
          </table:table-cell>
          <table:table-cell office:value-type="float" table:style-name="ce1" office:value="0.767165151815">
            <text:p>0.767165</text:p>
          </table:table-cell>
          <table:table-cell table:number-columns-repeated="16381"/>
        </table:table-row>
        <table:table-row table:style-name="ro1">
          <table:table-cell office:value-type="float" table:style-name="ce1" office:value="40.0">
            <text:p>40</text:p>
          </table:table-cell>
          <table:table-cell office:value-type="float" table:style-name="ce1" office:value="0.642787609687">
            <text:p>0.642788</text:p>
          </table:table-cell>
          <table:table-cell office:value-type="float" table:style-name="ce1" office:value="0.766044443119">
            <text:p>0.766044</text:p>
          </table:table-cell>
          <table:table-cell table:number-columns-repeated="16381"/>
        </table:table-row>
        <table:table-row table:style-name="ro1">
          <table:table-cell office:value-type="float" table:style-name="ce1" office:value="40.1">
            <text:p>40.1</text:p>
          </table:table-cell>
          <table:table-cell office:value-type="float" table:style-name="ce1" office:value="0.644123629761">
            <text:p>0.644124</text:p>
          </table:table-cell>
          <table:table-cell office:value-type="float" table:style-name="ce1" office:value="0.764921400918">
            <text:p>0.764921</text:p>
          </table:table-cell>
          <table:table-cell table:number-columns-repeated="16381"/>
        </table:table-row>
        <table:table-row table:style-name="ro1">
          <table:table-cell office:value-type="float" table:style-name="ce1" office:value="40.2">
            <text:p>40.2</text:p>
          </table:table-cell>
          <table:table-cell office:value-type="float" table:style-name="ce1" office:value="0.645457687724">
            <text:p>0.645458</text:p>
          </table:table-cell>
          <table:table-cell office:value-type="float" table:style-name="ce1" office:value="0.763796028635">
            <text:p>0.763796</text:p>
          </table:table-cell>
          <table:table-cell table:number-columns-repeated="16381"/>
        </table:table-row>
        <table:table-row table:style-name="ro1">
          <table:table-cell office:value-type="float" table:style-name="ce1" office:value="40.3">
            <text:p>40.3</text:p>
          </table:table-cell>
          <table:table-cell office:value-type="float" table:style-name="ce1" office:value="0.64678977951">
            <text:p>0.64679</text:p>
          </table:table-cell>
          <table:table-cell office:value-type="float" table:style-name="ce1" office:value="0.762668329696">
            <text:p>0.762668</text:p>
          </table:table-cell>
          <table:table-cell table:number-columns-repeated="16381"/>
        </table:table-row>
        <table:table-row table:style-name="ro1">
          <table:table-cell office:value-type="float" table:style-name="ce1" office:value="40.4">
            <text:p>40.4</text:p>
          </table:table-cell>
          <table:table-cell office:value-type="float" table:style-name="ce1" office:value="0.648119901063">
            <text:p>0.64812</text:p>
          </table:table-cell>
          <table:table-cell office:value-type="float" table:style-name="ce1" office:value="0.761538307537">
            <text:p>0.761538</text:p>
          </table:table-cell>
          <table:table-cell table:number-columns-repeated="16381"/>
        </table:table-row>
        <table:table-row table:style-name="ro1">
          <table:table-cell office:value-type="float" table:style-name="ce1" office:value="40.5">
            <text:p>40.5</text:p>
          </table:table-cell>
          <table:table-cell office:value-type="float" table:style-name="ce1" office:value="0.64944804833">
            <text:p>0.649448</text:p>
          </table:table-cell>
          <table:table-cell office:value-type="float" table:style-name="ce1" office:value="0.7604059656">
            <text:p>0.760406</text:p>
          </table:table-cell>
          <table:table-cell table:number-columns-repeated="16381"/>
        </table:table-row>
        <table:table-row table:style-name="ro1">
          <table:table-cell office:value-type="float" table:style-name="ce1" office:value="40.6">
            <text:p>40.6</text:p>
          </table:table-cell>
          <table:table-cell office:value-type="float" table:style-name="ce1" office:value="0.650774217266">
            <text:p>0.650774</text:p>
          </table:table-cell>
          <table:table-cell office:value-type="float" table:style-name="ce1" office:value="0.759271307335">
            <text:p>0.759271</text:p>
          </table:table-cell>
          <table:table-cell table:number-columns-repeated="16381"/>
        </table:table-row>
        <table:table-row table:style-name="ro1">
          <table:table-cell office:value-type="float" table:style-name="ce1" office:value="40.7">
            <text:p>40.7</text:p>
          </table:table-cell>
          <table:table-cell office:value-type="float" table:style-name="ce1" office:value="0.65209840383">
            <text:p>0.652098</text:p>
          </table:table-cell>
          <table:table-cell office:value-type="float" table:style-name="ce1" office:value="0.758134336198">
            <text:p>0.758134</text:p>
          </table:table-cell>
          <table:table-cell table:number-columns-repeated="16381"/>
        </table:table-row>
        <table:table-row table:style-name="ro1">
          <table:table-cell office:value-type="float" table:style-name="ce1" office:value="40.8">
            <text:p>40.8</text:p>
          </table:table-cell>
          <table:table-cell office:value-type="float" table:style-name="ce1" office:value="0.65342060399">
            <text:p>0.653421</text:p>
          </table:table-cell>
          <table:table-cell office:value-type="float" table:style-name="ce1" office:value="0.756995055652">
            <text:p>0.756995</text:p>
          </table:table-cell>
          <table:table-cell table:number-columns-repeated="16381"/>
        </table:table-row>
        <table:table-row table:style-name="ro1">
          <table:table-cell office:value-type="float" table:style-name="ce1" office:value="40.9">
            <text:p>40.9</text:p>
          </table:table-cell>
          <table:table-cell office:value-type="float" table:style-name="ce1" office:value="0.654740813717">
            <text:p>0.654741</text:p>
          </table:table-cell>
          <table:table-cell office:value-type="float" table:style-name="ce1" office:value="0.755853469168">
            <text:p>0.755853</text:p>
          </table:table-cell>
          <table:table-cell table:number-columns-repeated="16381"/>
        </table:table-row>
        <table:table-row table:style-name="ro1">
          <table:table-cell office:value-type="float" table:style-name="ce1" office:value="41.0">
            <text:p>41</text:p>
          </table:table-cell>
          <table:table-cell office:value-type="float" table:style-name="ce1" office:value="0.656059028991">
            <text:p>0.656059</text:p>
          </table:table-cell>
          <table:table-cell office:value-type="float" table:style-name="ce1" office:value="0.754709580223">
            <text:p>0.75471</text:p>
          </table:table-cell>
          <table:table-cell table:number-columns-repeated="16381"/>
        </table:table-row>
        <table:table-row table:style-name="ro1">
          <table:table-cell office:value-type="float" table:style-name="ce1" office:value="41.1">
            <text:p>41.1</text:p>
          </table:table-cell>
          <table:table-cell office:value-type="float" table:style-name="ce1" office:value="0.657375245794">
            <text:p>0.657375</text:p>
          </table:table-cell>
          <table:table-cell office:value-type="float" table:style-name="ce1" office:value="0.753563392302">
            <text:p>0.753563</text:p>
          </table:table-cell>
          <table:table-cell table:number-columns-repeated="16381"/>
        </table:table-row>
        <table:table-row table:style-name="ro1">
          <table:table-cell office:value-type="float" table:style-name="ce1" office:value="41.2">
            <text:p>41.2</text:p>
          </table:table-cell>
          <table:table-cell office:value-type="float" table:style-name="ce1" office:value="0.658689460119">
            <text:p>0.658689</text:p>
          </table:table-cell>
          <table:table-cell office:value-type="float" table:style-name="ce1" office:value="0.752414908896">
            <text:p>0.752415</text:p>
          </table:table-cell>
          <table:table-cell table:number-columns-repeated="16381"/>
        </table:table-row>
        <table:table-row table:style-name="ro1">
          <table:table-cell office:value-type="float" table:style-name="ce1" office:value="41.3">
            <text:p>41.3</text:p>
          </table:table-cell>
          <table:table-cell office:value-type="float" table:style-name="ce1" office:value="0.660001667961">
            <text:p>0.660002</text:p>
          </table:table-cell>
          <table:table-cell office:value-type="float" table:style-name="ce1" office:value="0.751264133504">
            <text:p>0.751264</text:p>
          </table:table-cell>
          <table:table-cell table:number-columns-repeated="16381"/>
        </table:table-row>
        <table:table-row table:style-name="ro1">
          <table:table-cell office:value-type="float" table:style-name="ce1" office:value="41.4">
            <text:p>41.4</text:p>
          </table:table-cell>
          <table:table-cell office:value-type="float" table:style-name="ce1" office:value="0.661311865324">
            <text:p>0.661312</text:p>
          </table:table-cell>
          <table:table-cell office:value-type="float" table:style-name="ce1" office:value="0.75011106963">
            <text:p>0.750111</text:p>
          </table:table-cell>
          <table:table-cell table:number-columns-repeated="16381"/>
        </table:table-row>
        <table:table-row table:style-name="ro1">
          <table:table-cell office:value-type="float" table:style-name="ce1" office:value="41.5">
            <text:p>41.5</text:p>
          </table:table-cell>
          <table:table-cell office:value-type="float" table:style-name="ce1" office:value="0.662620048216">
            <text:p>0.66262</text:p>
          </table:table-cell>
          <table:table-cell office:value-type="float" table:style-name="ce1" office:value="0.748955720789">
            <text:p>0.748956</text:p>
          </table:table-cell>
          <table:table-cell table:number-columns-repeated="16381"/>
        </table:table-row>
        <table:table-row table:style-name="ro1">
          <table:table-cell office:value-type="float" table:style-name="ce1" office:value="41.6">
            <text:p>41.6</text:p>
          </table:table-cell>
          <table:table-cell office:value-type="float" table:style-name="ce1" office:value="0.663926212652">
            <text:p>0.663926</text:p>
          </table:table-cell>
          <table:table-cell office:value-type="float" table:style-name="ce1" office:value="0.747798090499">
            <text:p>0.747798</text:p>
          </table:table-cell>
          <table:table-cell table:number-columns-repeated="16381"/>
        </table:table-row>
        <table:table-row table:style-name="ro1">
          <table:table-cell office:value-type="float" table:style-name="ce1" office:value="41.7">
            <text:p>41.7</text:p>
          </table:table-cell>
          <table:table-cell office:value-type="float" table:style-name="ce1" office:value="0.665230354654">
            <text:p>0.66523</text:p>
          </table:table-cell>
          <table:table-cell office:value-type="float" table:style-name="ce1" office:value="0.746638182285">
            <text:p>0.746638</text:p>
          </table:table-cell>
          <table:table-cell table:number-columns-repeated="16381"/>
        </table:table-row>
        <table:table-row table:style-name="ro1">
          <table:table-cell office:value-type="float" table:style-name="ce1" office:value="41.8">
            <text:p>41.8</text:p>
          </table:table-cell>
          <table:table-cell office:value-type="float" table:style-name="ce1" office:value="0.666532470249">
            <text:p>0.666532</text:p>
          </table:table-cell>
          <table:table-cell office:value-type="float" table:style-name="ce1" office:value="0.745475999683">
            <text:p>0.745476</text:p>
          </table:table-cell>
          <table:table-cell table:number-columns-repeated="16381"/>
        </table:table-row>
        <table:table-row table:style-name="ro1">
          <table:table-cell office:value-type="float" table:style-name="ce1" office:value="41.9">
            <text:p>41.9</text:p>
          </table:table-cell>
          <table:table-cell office:value-type="float" table:style-name="ce1" office:value="0.667832555471">
            <text:p>0.667833</text:p>
          </table:table-cell>
          <table:table-cell office:value-type="float" table:style-name="ce1" office:value="0.744311546231">
            <text:p>0.744312</text:p>
          </table:table-cell>
          <table:table-cell table:number-columns-repeated="16381"/>
        </table:table-row>
        <table:table-row table:style-name="ro1">
          <table:table-cell office:value-type="float" table:style-name="ce1" office:value="42.0">
            <text:p>42</text:p>
          </table:table-cell>
          <table:table-cell office:value-type="float" table:style-name="ce1" office:value="0.669130606359">
            <text:p>0.669131</text:p>
          </table:table-cell>
          <table:table-cell office:value-type="float" table:style-name="ce1" office:value="0.743144825477">
            <text:p>0.743145</text:p>
          </table:table-cell>
          <table:table-cell table:number-columns-repeated="16381"/>
        </table:table-row>
        <table:table-row table:style-name="ro1">
          <table:table-cell office:value-type="float" table:style-name="ce1" office:value="42.1">
            <text:p>42.1</text:p>
          </table:table-cell>
          <table:table-cell office:value-type="float" table:style-name="ce1" office:value="0.670426618959">
            <text:p>0.670427</text:p>
          </table:table-cell>
          <table:table-cell office:value-type="float" table:style-name="ce1" office:value="0.741975840976">
            <text:p>0.741976</text:p>
          </table:table-cell>
          <table:table-cell table:number-columns-repeated="16381"/>
        </table:table-row>
        <table:table-row table:style-name="ro1">
          <table:table-cell office:value-type="float" table:style-name="ce1" office:value="42.2">
            <text:p>42.2</text:p>
          </table:table-cell>
          <table:table-cell office:value-type="float" table:style-name="ce1" office:value="0.671720589323">
            <text:p>0.671721</text:p>
          </table:table-cell>
          <table:table-cell office:value-type="float" table:style-name="ce1" office:value="0.740804596287">
            <text:p>0.740805</text:p>
          </table:table-cell>
          <table:table-cell table:number-columns-repeated="16381"/>
        </table:table-row>
        <table:table-row table:style-name="ro1">
          <table:table-cell office:value-type="float" table:style-name="ce1" office:value="42.3">
            <text:p>42.3</text:p>
          </table:table-cell>
          <table:table-cell office:value-type="float" table:style-name="ce1" office:value="0.67301251351">
            <text:p>0.673013</text:p>
          </table:table-cell>
          <table:table-cell office:value-type="float" table:style-name="ce1" office:value="0.739631094979">
            <text:p>0.739631</text:p>
          </table:table-cell>
          <table:table-cell table:number-columns-repeated="16381"/>
        </table:table-row>
        <table:table-row table:style-name="ro1">
          <table:table-cell office:value-type="float" table:style-name="ce1" office:value="42.4">
            <text:p>42.4</text:p>
          </table:table-cell>
          <table:table-cell office:value-type="float" table:style-name="ce1" office:value="0.674302387584">
            <text:p>0.674302</text:p>
          </table:table-cell>
          <table:table-cell office:value-type="float" table:style-name="ce1" office:value="0.738455340626">
            <text:p>0.738455</text:p>
          </table:table-cell>
          <table:table-cell table:number-columns-repeated="16381"/>
        </table:table-row>
        <table:table-row table:style-name="ro1">
          <table:table-cell office:value-type="float" table:style-name="ce1" office:value="42.5">
            <text:p>42.5</text:p>
          </table:table-cell>
          <table:table-cell office:value-type="float" table:style-name="ce1" office:value="0.675590207616">
            <text:p>0.67559</text:p>
          </table:table-cell>
          <table:table-cell office:value-type="float" table:style-name="ce1" office:value="0.73727733681">
            <text:p>0.737277</text:p>
          </table:table-cell>
          <table:table-cell table:number-columns-repeated="16381"/>
        </table:table-row>
        <table:table-row table:style-name="ro1">
          <table:table-cell office:value-type="float" table:style-name="ce1" office:value="42.6">
            <text:p>42.6</text:p>
          </table:table-cell>
          <table:table-cell office:value-type="float" table:style-name="ce1" office:value="0.676875969683">
            <text:p>0.676876</text:p>
          </table:table-cell>
          <table:table-cell office:value-type="float" table:style-name="ce1" office:value="0.73609708712">
            <text:p>0.736097</text:p>
          </table:table-cell>
          <table:table-cell table:number-columns-repeated="16381"/>
        </table:table-row>
        <table:table-row table:style-name="ro1">
          <table:table-cell office:value-type="float" table:style-name="ce1" office:value="42.7">
            <text:p>42.7</text:p>
          </table:table-cell>
          <table:table-cell office:value-type="float" table:style-name="ce1" office:value="0.678159669868">
            <text:p>0.67816</text:p>
          </table:table-cell>
          <table:table-cell office:value-type="float" table:style-name="ce1" office:value="0.73491459515">
            <text:p>0.734915</text:p>
          </table:table-cell>
          <table:table-cell table:number-columns-repeated="16381"/>
        </table:table-row>
        <table:table-row table:style-name="ro1">
          <table:table-cell office:value-type="float" table:style-name="ce1" office:value="42.8">
            <text:p>42.8</text:p>
          </table:table-cell>
          <table:table-cell office:value-type="float" table:style-name="ce1" office:value="0.679441304262">
            <text:p>0.679441</text:p>
          </table:table-cell>
          <table:table-cell office:value-type="float" table:style-name="ce1" office:value="0.733729864503">
            <text:p>0.73373</text:p>
          </table:table-cell>
          <table:table-cell table:number-columns-repeated="16381"/>
        </table:table-row>
        <table:table-row table:style-name="ro1">
          <table:table-cell office:value-type="float" table:style-name="ce1" office:value="42.9">
            <text:p>42.9</text:p>
          </table:table-cell>
          <table:table-cell office:value-type="float" table:style-name="ce1" office:value="0.680720868959">
            <text:p>0.680721</text:p>
          </table:table-cell>
          <table:table-cell office:value-type="float" table:style-name="ce1" office:value="0.732542898787">
            <text:p>0.732543</text:p>
          </table:table-cell>
          <table:table-cell table:number-columns-repeated="16381"/>
        </table:table-row>
        <table:table-row table:style-name="ro1">
          <table:table-cell office:value-type="float" table:style-name="ce1" office:value="43.0">
            <text:p>43</text:p>
          </table:table-cell>
          <table:table-cell office:value-type="float" table:style-name="ce1" office:value="0.681998360062">
            <text:p>0.681998</text:p>
          </table:table-cell>
          <table:table-cell office:value-type="float" table:style-name="ce1" office:value="0.731353701619">
            <text:p>0.731354</text:p>
          </table:table-cell>
          <table:table-cell table:number-columns-repeated="16381"/>
        </table:table-row>
        <table:table-row table:style-name="ro1">
          <table:table-cell office:value-type="float" table:style-name="ce1" office:value="43.1">
            <text:p>43.1</text:p>
          </table:table-cell>
          <table:table-cell office:value-type="float" table:style-name="ce1" office:value="0.683273773681">
            <text:p>0.683274</text:p>
          </table:table-cell>
          <table:table-cell office:value-type="float" table:style-name="ce1" office:value="0.730162276621">
            <text:p>0.730162</text:p>
          </table:table-cell>
          <table:table-cell table:number-columns-repeated="16381"/>
        </table:table-row>
        <table:table-row table:style-name="ro1">
          <table:table-cell office:value-type="float" table:style-name="ce1" office:value="43.2">
            <text:p>43.2</text:p>
          </table:table-cell>
          <table:table-cell office:value-type="float" table:style-name="ce1" office:value="0.684547105929">
            <text:p>0.684547</text:p>
          </table:table-cell>
          <table:table-cell office:value-type="float" table:style-name="ce1" office:value="0.728968627421">
            <text:p>0.728969</text:p>
          </table:table-cell>
          <table:table-cell table:number-columns-repeated="16381"/>
        </table:table-row>
        <table:table-row table:style-name="ro1">
          <table:table-cell office:value-type="float" table:style-name="ce1" office:value="43.3">
            <text:p>43.3</text:p>
          </table:table-cell>
          <table:table-cell office:value-type="float" table:style-name="ce1" office:value="0.685818352927">
            <text:p>0.685818</text:p>
          </table:table-cell>
          <table:table-cell office:value-type="float" table:style-name="ce1" office:value="0.727772757657">
            <text:p>0.727773</text:p>
          </table:table-cell>
          <table:table-cell table:number-columns-repeated="16381"/>
        </table:table-row>
        <table:table-row table:style-name="ro1">
          <table:table-cell office:value-type="float" table:style-name="ce1" office:value="43.4">
            <text:p>43.4</text:p>
          </table:table-cell>
          <table:table-cell office:value-type="float" table:style-name="ce1" office:value="0.687087510804">
            <text:p>0.687088</text:p>
          </table:table-cell>
          <table:table-cell office:value-type="float" table:style-name="ce1" office:value="0.726574670971">
            <text:p>0.726575</text:p>
          </table:table-cell>
          <table:table-cell table:number-columns-repeated="16381"/>
        </table:table-row>
        <table:table-row table:style-name="ro1">
          <table:table-cell office:value-type="float" table:style-name="ce1" office:value="43.5">
            <text:p>43.5</text:p>
          </table:table-cell>
          <table:table-cell office:value-type="float" table:style-name="ce1" office:value="0.688354575694">
            <text:p>0.688355</text:p>
          </table:table-cell>
          <table:table-cell office:value-type="float" table:style-name="ce1" office:value="0.725374371012">
            <text:p>0.725374</text:p>
          </table:table-cell>
          <table:table-cell table:number-columns-repeated="16381"/>
        </table:table-row>
        <table:table-row table:style-name="ro1">
          <table:table-cell office:value-type="float" table:style-name="ce1" office:value="43.6">
            <text:p>43.6</text:p>
          </table:table-cell>
          <table:table-cell office:value-type="float" table:style-name="ce1" office:value="0.689619543736">
            <text:p>0.68962</text:p>
          </table:table-cell>
          <table:table-cell office:value-type="float" table:style-name="ce1" office:value="0.724171861437">
            <text:p>0.724172</text:p>
          </table:table-cell>
          <table:table-cell table:number-columns-repeated="16381"/>
        </table:table-row>
        <table:table-row table:style-name="ro1">
          <table:table-cell office:value-type="float" table:style-name="ce1" office:value="43.7">
            <text:p>43.7</text:p>
          </table:table-cell>
          <table:table-cell office:value-type="float" table:style-name="ce1" office:value="0.690882411077">
            <text:p>0.690882</text:p>
          </table:table-cell>
          <table:table-cell office:value-type="float" table:style-name="ce1" office:value="0.72296714591">
            <text:p>0.722967</text:p>
          </table:table-cell>
          <table:table-cell table:number-columns-repeated="16381"/>
        </table:table-row>
        <table:table-row table:style-name="ro1">
          <table:table-cell office:value-type="float" table:style-name="ce1" office:value="43.8">
            <text:p>43.8</text:p>
          </table:table-cell>
          <table:table-cell office:value-type="float" table:style-name="ce1" office:value="0.69214317387">
            <text:p>0.692143</text:p>
          </table:table-cell>
          <table:table-cell office:value-type="float" table:style-name="ce1" office:value="0.721760228098">
            <text:p>0.72176</text:p>
          </table:table-cell>
          <table:table-cell table:number-columns-repeated="16381"/>
        </table:table-row>
        <table:table-row table:style-name="ro1">
          <table:table-cell office:value-type="float" table:style-name="ce1" office:value="43.9">
            <text:p>43.9</text:p>
          </table:table-cell>
          <table:table-cell office:value-type="float" table:style-name="ce1" office:value="0.693401828276">
            <text:p>0.693402</text:p>
          </table:table-cell>
          <table:table-cell office:value-type="float" table:style-name="ce1" office:value="0.72055111168">
            <text:p>0.720551</text:p>
          </table:table-cell>
          <table:table-cell table:number-columns-repeated="16381"/>
        </table:table-row>
        <table:table-row table:style-name="ro1">
          <table:table-cell office:value-type="float" table:style-name="ce1" office:value="44.0">
            <text:p>44</text:p>
          </table:table-cell>
          <table:table-cell office:value-type="float" table:style-name="ce1" office:value="0.694658370459">
            <text:p>0.694658</text:p>
          </table:table-cell>
          <table:table-cell office:value-type="float" table:style-name="ce1" office:value="0.719339800339">
            <text:p>0.71934</text:p>
          </table:table-cell>
          <table:table-cell table:number-columns-repeated="16381"/>
        </table:table-row>
        <table:table-row table:style-name="ro1">
          <table:table-cell office:value-type="float" table:style-name="ce1" office:value="44.1">
            <text:p>44.1</text:p>
          </table:table-cell>
          <table:table-cell office:value-type="float" table:style-name="ce1" office:value="0.695912796592">
            <text:p>0.695913</text:p>
          </table:table-cell>
          <table:table-cell office:value-type="float" table:style-name="ce1" office:value="0.718126297763">
            <text:p>0.718126</text:p>
          </table:table-cell>
          <table:table-cell table:number-columns-repeated="16381"/>
        </table:table-row>
        <table:table-row table:style-name="ro1">
          <table:table-cell office:value-type="float" table:style-name="ce1" office:value="44.2">
            <text:p>44.2</text:p>
          </table:table-cell>
          <table:table-cell office:value-type="float" table:style-name="ce1" office:value="0.697165102855">
            <text:p>0.697165</text:p>
          </table:table-cell>
          <table:table-cell office:value-type="float" table:style-name="ce1" office:value="0.71691060765">
            <text:p>0.716911</text:p>
          </table:table-cell>
          <table:table-cell table:number-columns-repeated="16381"/>
        </table:table-row>
        <table:table-row table:style-name="ro1">
          <table:table-cell office:value-type="float" table:style-name="ce1" office:value="44.3">
            <text:p>44.3</text:p>
          </table:table-cell>
          <table:table-cell office:value-type="float" table:style-name="ce1" office:value="0.698415285431">
            <text:p>0.698415</text:p>
          </table:table-cell>
          <table:table-cell office:value-type="float" table:style-name="ce1" office:value="0.715692733704">
            <text:p>0.715693</text:p>
          </table:table-cell>
          <table:table-cell table:number-columns-repeated="16381"/>
        </table:table-row>
        <table:table-row table:style-name="ro1">
          <table:table-cell office:value-type="float" table:style-name="ce1" office:value="44.4">
            <text:p>44.4</text:p>
          </table:table-cell>
          <table:table-cell office:value-type="float" table:style-name="ce1" office:value="0.699663340513">
            <text:p>0.699663</text:p>
          </table:table-cell>
          <table:table-cell office:value-type="float" table:style-name="ce1" office:value="0.714472679633">
            <text:p>0.714473</text:p>
          </table:table-cell>
          <table:table-cell table:number-columns-repeated="16381"/>
        </table:table-row>
        <table:table-row table:style-name="ro1">
          <table:table-cell office:value-type="float" table:style-name="ce1" office:value="44.5">
            <text:p>44.5</text:p>
          </table:table-cell>
          <table:table-cell office:value-type="float" table:style-name="ce1" office:value="0.7009092643">
            <text:p>0.700909</text:p>
          </table:table-cell>
          <table:table-cell office:value-type="float" table:style-name="ce1" office:value="0.713250449154">
            <text:p>0.71325</text:p>
          </table:table-cell>
          <table:table-cell table:number-columns-repeated="16381"/>
        </table:table-row>
        <table:table-row table:style-name="ro1">
          <table:table-cell office:value-type="float" table:style-name="ce1" office:value="44.6">
            <text:p>44.6</text:p>
          </table:table-cell>
          <table:table-cell office:value-type="float" table:style-name="ce1" office:value="0.702153052995">
            <text:p>0.702153</text:p>
          </table:table-cell>
          <table:table-cell office:value-type="float" table:style-name="ce1" office:value="0.712026045991">
            <text:p>0.712026</text:p>
          </table:table-cell>
          <table:table-cell table:number-columns-repeated="16381"/>
        </table:table-row>
        <table:table-row table:style-name="ro1">
          <table:table-cell office:value-type="float" table:style-name="ce1" office:value="44.7">
            <text:p>44.7</text:p>
          </table:table-cell>
          <table:table-cell office:value-type="float" table:style-name="ce1" office:value="0.703394702811">
            <text:p>0.703395</text:p>
          </table:table-cell>
          <table:table-cell office:value-type="float" table:style-name="ce1" office:value="0.710799473873">
            <text:p>0.710799</text:p>
          </table:table-cell>
          <table:table-cell table:number-columns-repeated="16381"/>
        </table:table-row>
        <table:table-row table:style-name="ro1">
          <table:table-cell office:value-type="float" table:style-name="ce1" office:value="44.8">
            <text:p>44.8</text:p>
          </table:table-cell>
          <table:table-cell office:value-type="float" table:style-name="ce1" office:value="0.704634209964">
            <text:p>0.704634</text:p>
          </table:table-cell>
          <table:table-cell office:value-type="float" table:style-name="ce1" office:value="0.709570736537">
            <text:p>0.709571</text:p>
          </table:table-cell>
          <table:table-cell table:number-columns-repeated="16381"/>
        </table:table-row>
        <table:table-row table:style-name="ro1">
          <table:table-cell office:value-type="float" table:style-name="ce1" office:value="44.9">
            <text:p>44.9</text:p>
          </table:table-cell>
          <table:table-cell office:value-type="float" table:style-name="ce1" office:value="0.705871570679">
            <text:p>0.705872</text:p>
          </table:table-cell>
          <table:table-cell office:value-type="float" table:style-name="ce1" office:value="0.708339837725">
            <text:p>0.70834</text:p>
          </table:table-cell>
          <table:table-cell table:number-columns-repeated="16381"/>
        </table:table-row>
        <table:table-row table:style-name="ro1">
          <table:table-cell office:value-type="float" table:style-name="ce1" office:value="45.0">
            <text:p>45</text:p>
          </table:table-cell>
          <table:table-cell office:value-type="float" table:style-name="ce1" office:value="0.707106781187">
            <text:p>0.707107</text:p>
          </table:table-cell>
          <table:table-cell office:value-type="float" table:style-name="ce1" office:value="0.707106781187">
            <text:p>0.707107</text:p>
          </table:table-cell>
          <table:table-cell table:number-columns-repeated="16381"/>
        </table:table-row>
        <table:table-row table:style-name="ro1">
          <table:table-cell office:value-type="float" table:style-name="ce1" office:value="45.1">
            <text:p>45.1</text:p>
          </table:table-cell>
          <table:table-cell office:value-type="float" table:style-name="ce1" office:value="0.708339837725">
            <text:p>0.70834</text:p>
          </table:table-cell>
          <table:table-cell office:value-type="float" table:style-name="ce1" office:value="0.705871570679">
            <text:p>0.705872</text:p>
          </table:table-cell>
          <table:table-cell table:number-columns-repeated="16381"/>
        </table:table-row>
        <table:table-row table:style-name="ro1">
          <table:table-cell office:value-type="float" table:style-name="ce1" office:value="45.2">
            <text:p>45.2</text:p>
          </table:table-cell>
          <table:table-cell office:value-type="float" table:style-name="ce1" office:value="0.709570736537">
            <text:p>0.709571</text:p>
          </table:table-cell>
          <table:table-cell office:value-type="float" table:style-name="ce1" office:value="0.704634209964">
            <text:p>0.704634</text:p>
          </table:table-cell>
          <table:table-cell table:number-columns-repeated="16381"/>
        </table:table-row>
        <table:table-row table:style-name="ro1">
          <table:table-cell office:value-type="float" table:style-name="ce1" office:value="45.3">
            <text:p>45.3</text:p>
          </table:table-cell>
          <table:table-cell office:value-type="float" table:style-name="ce1" office:value="0.710799473873">
            <text:p>0.710799</text:p>
          </table:table-cell>
          <table:table-cell office:value-type="float" table:style-name="ce1" office:value="0.703394702811">
            <text:p>0.703395</text:p>
          </table:table-cell>
          <table:table-cell table:number-columns-repeated="16381"/>
        </table:table-row>
        <table:table-row table:style-name="ro1">
          <table:table-cell office:value-type="float" table:style-name="ce1" office:value="45.4">
            <text:p>45.4</text:p>
          </table:table-cell>
          <table:table-cell office:value-type="float" table:style-name="ce1" office:value="0.712026045991">
            <text:p>0.712026</text:p>
          </table:table-cell>
          <table:table-cell office:value-type="float" table:style-name="ce1" office:value="0.702153052995">
            <text:p>0.702153</text:p>
          </table:table-cell>
          <table:table-cell table:number-columns-repeated="16381"/>
        </table:table-row>
        <table:table-row table:style-name="ro1">
          <table:table-cell office:value-type="float" table:style-name="ce1" office:value="45.5">
            <text:p>45.5</text:p>
          </table:table-cell>
          <table:table-cell office:value-type="float" table:style-name="ce1" office:value="0.713250449154">
            <text:p>0.71325</text:p>
          </table:table-cell>
          <table:table-cell office:value-type="float" table:style-name="ce1" office:value="0.7009092643">
            <text:p>0.700909</text:p>
          </table:table-cell>
          <table:table-cell table:number-columns-repeated="16381"/>
        </table:table-row>
        <table:table-row table:style-name="ro1">
          <table:table-cell office:value-type="float" table:style-name="ce1" office:value="45.6">
            <text:p>45.6</text:p>
          </table:table-cell>
          <table:table-cell office:value-type="float" table:style-name="ce1" office:value="0.714472679633">
            <text:p>0.714473</text:p>
          </table:table-cell>
          <table:table-cell office:value-type="float" table:style-name="ce1" office:value="0.699663340513">
            <text:p>0.699663</text:p>
          </table:table-cell>
          <table:table-cell table:number-columns-repeated="16381"/>
        </table:table-row>
        <table:table-row table:style-name="ro1">
          <table:table-cell office:value-type="float" table:style-name="ce1" office:value="45.7">
            <text:p>45.7</text:p>
          </table:table-cell>
          <table:table-cell office:value-type="float" table:style-name="ce1" office:value="0.715692733704">
            <text:p>0.715693</text:p>
          </table:table-cell>
          <table:table-cell office:value-type="float" table:style-name="ce1" office:value="0.698415285431">
            <text:p>0.698415</text:p>
          </table:table-cell>
          <table:table-cell table:number-columns-repeated="16381"/>
        </table:table-row>
        <table:table-row table:style-name="ro1">
          <table:table-cell office:value-type="float" table:style-name="ce1" office:value="45.8">
            <text:p>45.8</text:p>
          </table:table-cell>
          <table:table-cell office:value-type="float" table:style-name="ce1" office:value="0.71691060765">
            <text:p>0.716911</text:p>
          </table:table-cell>
          <table:table-cell office:value-type="float" table:style-name="ce1" office:value="0.697165102855">
            <text:p>0.697165</text:p>
          </table:table-cell>
          <table:table-cell table:number-columns-repeated="16381"/>
        </table:table-row>
        <table:table-row table:style-name="ro1">
          <table:table-cell office:value-type="float" table:style-name="ce1" office:value="45.9">
            <text:p>45.9</text:p>
          </table:table-cell>
          <table:table-cell office:value-type="float" table:style-name="ce1" office:value="0.718126297763">
            <text:p>0.718126</text:p>
          </table:table-cell>
          <table:table-cell office:value-type="float" table:style-name="ce1" office:value="0.695912796592">
            <text:p>0.695913</text:p>
          </table:table-cell>
          <table:table-cell table:number-columns-repeated="16381"/>
        </table:table-row>
        <table:table-row table:style-name="ro1">
          <table:table-cell office:value-type="float" table:style-name="ce1" office:value="46.0">
            <text:p>46</text:p>
          </table:table-cell>
          <table:table-cell office:value-type="float" table:style-name="ce1" office:value="0.719339800339">
            <text:p>0.71934</text:p>
          </table:table-cell>
          <table:table-cell office:value-type="float" table:style-name="ce1" office:value="0.694658370459">
            <text:p>0.694658</text:p>
          </table:table-cell>
          <table:table-cell table:number-columns-repeated="16381"/>
        </table:table-row>
        <table:table-row table:style-name="ro1">
          <table:table-cell office:value-type="float" table:style-name="ce1" office:value="46.1">
            <text:p>46.1</text:p>
          </table:table-cell>
          <table:table-cell office:value-type="float" table:style-name="ce1" office:value="0.72055111168">
            <text:p>0.720551</text:p>
          </table:table-cell>
          <table:table-cell office:value-type="float" table:style-name="ce1" office:value="0.693401828276">
            <text:p>0.693402</text:p>
          </table:table-cell>
          <table:table-cell table:number-columns-repeated="16381"/>
        </table:table-row>
        <table:table-row table:style-name="ro1">
          <table:table-cell office:value-type="float" table:style-name="ce1" office:value="46.2">
            <text:p>46.2</text:p>
          </table:table-cell>
          <table:table-cell office:value-type="float" table:style-name="ce1" office:value="0.721760228098">
            <text:p>0.72176</text:p>
          </table:table-cell>
          <table:table-cell office:value-type="float" table:style-name="ce1" office:value="0.69214317387">
            <text:p>0.692143</text:p>
          </table:table-cell>
          <table:table-cell table:number-columns-repeated="16381"/>
        </table:table-row>
        <table:table-row table:style-name="ro1">
          <table:table-cell office:value-type="float" table:style-name="ce1" office:value="46.3">
            <text:p>46.3</text:p>
          </table:table-cell>
          <table:table-cell office:value-type="float" table:style-name="ce1" office:value="0.72296714591">
            <text:p>0.722967</text:p>
          </table:table-cell>
          <table:table-cell office:value-type="float" table:style-name="ce1" office:value="0.690882411077">
            <text:p>0.690882</text:p>
          </table:table-cell>
          <table:table-cell table:number-columns-repeated="16381"/>
        </table:table-row>
        <table:table-row table:style-name="ro1">
          <table:table-cell office:value-type="float" table:style-name="ce1" office:value="46.4">
            <text:p>46.4</text:p>
          </table:table-cell>
          <table:table-cell office:value-type="float" table:style-name="ce1" office:value="0.724171861437">
            <text:p>0.724172</text:p>
          </table:table-cell>
          <table:table-cell office:value-type="float" table:style-name="ce1" office:value="0.689619543736">
            <text:p>0.68962</text:p>
          </table:table-cell>
          <table:table-cell table:number-columns-repeated="16381"/>
        </table:table-row>
        <table:table-row table:style-name="ro1">
          <table:table-cell office:value-type="float" table:style-name="ce1" office:value="46.5">
            <text:p>46.5</text:p>
          </table:table-cell>
          <table:table-cell office:value-type="float" table:style-name="ce1" office:value="0.725374371012">
            <text:p>0.725374</text:p>
          </table:table-cell>
          <table:table-cell office:value-type="float" table:style-name="ce1" office:value="0.688354575694">
            <text:p>0.688355</text:p>
          </table:table-cell>
          <table:table-cell table:number-columns-repeated="16381"/>
        </table:table-row>
        <table:table-row table:style-name="ro1">
          <table:table-cell office:value-type="float" table:style-name="ce1" office:value="46.6">
            <text:p>46.6</text:p>
          </table:table-cell>
          <table:table-cell office:value-type="float" table:style-name="ce1" office:value="0.726574670971">
            <text:p>0.726575</text:p>
          </table:table-cell>
          <table:table-cell office:value-type="float" table:style-name="ce1" office:value="0.687087510804">
            <text:p>0.687088</text:p>
          </table:table-cell>
          <table:table-cell table:number-columns-repeated="16381"/>
        </table:table-row>
        <table:table-row table:style-name="ro1">
          <table:table-cell office:value-type="float" table:style-name="ce1" office:value="46.7">
            <text:p>46.7</text:p>
          </table:table-cell>
          <table:table-cell office:value-type="float" table:style-name="ce1" office:value="0.727772757657">
            <text:p>0.727773</text:p>
          </table:table-cell>
          <table:table-cell office:value-type="float" table:style-name="ce1" office:value="0.685818352927">
            <text:p>0.685818</text:p>
          </table:table-cell>
          <table:table-cell table:number-columns-repeated="16381"/>
        </table:table-row>
        <table:table-row table:style-name="ro1">
          <table:table-cell office:value-type="float" table:style-name="ce1" office:value="46.8">
            <text:p>46.8</text:p>
          </table:table-cell>
          <table:table-cell office:value-type="float" table:style-name="ce1" office:value="0.728968627421">
            <text:p>0.728969</text:p>
          </table:table-cell>
          <table:table-cell office:value-type="float" table:style-name="ce1" office:value="0.684547105929">
            <text:p>0.684547</text:p>
          </table:table-cell>
          <table:table-cell table:number-columns-repeated="16381"/>
        </table:table-row>
        <table:table-row table:style-name="ro1">
          <table:table-cell office:value-type="float" table:style-name="ce1" office:value="46.9">
            <text:p>46.9</text:p>
          </table:table-cell>
          <table:table-cell office:value-type="float" table:style-name="ce1" office:value="0.730162276621">
            <text:p>0.730162</text:p>
          </table:table-cell>
          <table:table-cell office:value-type="float" table:style-name="ce1" office:value="0.683273773681">
            <text:p>0.683274</text:p>
          </table:table-cell>
          <table:table-cell table:number-columns-repeated="16381"/>
        </table:table-row>
        <table:table-row table:style-name="ro1">
          <table:table-cell office:value-type="float" table:style-name="ce1" office:value="47.0">
            <text:p>47</text:p>
          </table:table-cell>
          <table:table-cell office:value-type="float" table:style-name="ce1" office:value="0.731353701619">
            <text:p>0.731354</text:p>
          </table:table-cell>
          <table:table-cell office:value-type="float" table:style-name="ce1" office:value="0.681998360062">
            <text:p>0.681998</text:p>
          </table:table-cell>
          <table:table-cell table:number-columns-repeated="16381"/>
        </table:table-row>
        <table:table-row table:style-name="ro1">
          <table:table-cell office:value-type="float" table:style-name="ce1" office:value="47.1">
            <text:p>47.1</text:p>
          </table:table-cell>
          <table:table-cell office:value-type="float" table:style-name="ce1" office:value="0.732542898787">
            <text:p>0.732543</text:p>
          </table:table-cell>
          <table:table-cell office:value-type="float" table:style-name="ce1" office:value="0.680720868959">
            <text:p>0.680721</text:p>
          </table:table-cell>
          <table:table-cell table:number-columns-repeated="16381"/>
        </table:table-row>
        <table:table-row table:style-name="ro1">
          <table:table-cell office:value-type="float" table:style-name="ce1" office:value="47.2">
            <text:p>47.2</text:p>
          </table:table-cell>
          <table:table-cell office:value-type="float" table:style-name="ce1" office:value="0.733729864503">
            <text:p>0.73373</text:p>
          </table:table-cell>
          <table:table-cell office:value-type="float" table:style-name="ce1" office:value="0.679441304262">
            <text:p>0.679441</text:p>
          </table:table-cell>
          <table:table-cell table:number-columns-repeated="16381"/>
        </table:table-row>
        <table:table-row table:style-name="ro1">
          <table:table-cell office:value-type="float" table:style-name="ce1" office:value="47.3">
            <text:p>47.3</text:p>
          </table:table-cell>
          <table:table-cell office:value-type="float" table:style-name="ce1" office:value="0.73491459515">
            <text:p>0.734915</text:p>
          </table:table-cell>
          <table:table-cell office:value-type="float" table:style-name="ce1" office:value="0.678159669868">
            <text:p>0.67816</text:p>
          </table:table-cell>
          <table:table-cell table:number-columns-repeated="16381"/>
        </table:table-row>
        <table:table-row table:style-name="ro1">
          <table:table-cell office:value-type="float" table:style-name="ce1" office:value="47.4">
            <text:p>47.4</text:p>
          </table:table-cell>
          <table:table-cell office:value-type="float" table:style-name="ce1" office:value="0.73609708712">
            <text:p>0.736097</text:p>
          </table:table-cell>
          <table:table-cell office:value-type="float" table:style-name="ce1" office:value="0.676875969683">
            <text:p>0.676876</text:p>
          </table:table-cell>
          <table:table-cell table:number-columns-repeated="16381"/>
        </table:table-row>
        <table:table-row table:style-name="ro1">
          <table:table-cell office:value-type="float" table:style-name="ce1" office:value="47.5">
            <text:p>47.5</text:p>
          </table:table-cell>
          <table:table-cell office:value-type="float" table:style-name="ce1" office:value="0.73727733681">
            <text:p>0.737277</text:p>
          </table:table-cell>
          <table:table-cell office:value-type="float" table:style-name="ce1" office:value="0.675590207616">
            <text:p>0.67559</text:p>
          </table:table-cell>
          <table:table-cell table:number-columns-repeated="16381"/>
        </table:table-row>
        <table:table-row table:style-name="ro1">
          <table:table-cell office:value-type="float" table:style-name="ce1" office:value="47.6">
            <text:p>47.6</text:p>
          </table:table-cell>
          <table:table-cell office:value-type="float" table:style-name="ce1" office:value="0.738455340626">
            <text:p>0.738455</text:p>
          </table:table-cell>
          <table:table-cell office:value-type="float" table:style-name="ce1" office:value="0.674302387584">
            <text:p>0.674302</text:p>
          </table:table-cell>
          <table:table-cell table:number-columns-repeated="16381"/>
        </table:table-row>
        <table:table-row table:style-name="ro1">
          <table:table-cell office:value-type="float" table:style-name="ce1" office:value="47.7">
            <text:p>47.7</text:p>
          </table:table-cell>
          <table:table-cell office:value-type="float" table:style-name="ce1" office:value="0.739631094979">
            <text:p>0.739631</text:p>
          </table:table-cell>
          <table:table-cell office:value-type="float" table:style-name="ce1" office:value="0.67301251351">
            <text:p>0.673013</text:p>
          </table:table-cell>
          <table:table-cell table:number-columns-repeated="16381"/>
        </table:table-row>
        <table:table-row table:style-name="ro1">
          <table:table-cell office:value-type="float" table:style-name="ce1" office:value="47.8">
            <text:p>47.8</text:p>
          </table:table-cell>
          <table:table-cell office:value-type="float" table:style-name="ce1" office:value="0.740804596287">
            <text:p>0.740805</text:p>
          </table:table-cell>
          <table:table-cell office:value-type="float" table:style-name="ce1" office:value="0.671720589323">
            <text:p>0.671721</text:p>
          </table:table-cell>
          <table:table-cell table:number-columns-repeated="16381"/>
        </table:table-row>
        <table:table-row table:style-name="ro1">
          <table:table-cell office:value-type="float" table:style-name="ce1" office:value="47.9">
            <text:p>47.9</text:p>
          </table:table-cell>
          <table:table-cell office:value-type="float" table:style-name="ce1" office:value="0.741975840976">
            <text:p>0.741976</text:p>
          </table:table-cell>
          <table:table-cell office:value-type="float" table:style-name="ce1" office:value="0.670426618959">
            <text:p>0.670427</text:p>
          </table:table-cell>
          <table:table-cell table:number-columns-repeated="16381"/>
        </table:table-row>
        <table:table-row table:style-name="ro1">
          <table:table-cell office:value-type="float" table:style-name="ce1" office:value="48.0">
            <text:p>48</text:p>
          </table:table-cell>
          <table:table-cell office:value-type="float" table:style-name="ce1" office:value="0.743144825477">
            <text:p>0.743145</text:p>
          </table:table-cell>
          <table:table-cell office:value-type="float" table:style-name="ce1" office:value="0.669130606359">
            <text:p>0.669131</text:p>
          </table:table-cell>
          <table:table-cell table:number-columns-repeated="16381"/>
        </table:table-row>
        <table:table-row table:style-name="ro1">
          <table:table-cell office:value-type="float" table:style-name="ce1" office:value="48.1">
            <text:p>48.1</text:p>
          </table:table-cell>
          <table:table-cell office:value-type="float" table:style-name="ce1" office:value="0.744311546231">
            <text:p>0.744312</text:p>
          </table:table-cell>
          <table:table-cell office:value-type="float" table:style-name="ce1" office:value="0.667832555471">
            <text:p>0.667833</text:p>
          </table:table-cell>
          <table:table-cell table:number-columns-repeated="16381"/>
        </table:table-row>
        <table:table-row table:style-name="ro1">
          <table:table-cell office:value-type="float" table:style-name="ce1" office:value="48.2">
            <text:p>48.2</text:p>
          </table:table-cell>
          <table:table-cell office:value-type="float" table:style-name="ce1" office:value="0.745475999683">
            <text:p>0.745476</text:p>
          </table:table-cell>
          <table:table-cell office:value-type="float" table:style-name="ce1" office:value="0.666532470249">
            <text:p>0.666532</text:p>
          </table:table-cell>
          <table:table-cell table:number-columns-repeated="16381"/>
        </table:table-row>
        <table:table-row table:style-name="ro1">
          <table:table-cell office:value-type="float" table:style-name="ce1" office:value="48.3">
            <text:p>48.3</text:p>
          </table:table-cell>
          <table:table-cell office:value-type="float" table:style-name="ce1" office:value="0.746638182285">
            <text:p>0.746638</text:p>
          </table:table-cell>
          <table:table-cell office:value-type="float" table:style-name="ce1" office:value="0.665230354654">
            <text:p>0.66523</text:p>
          </table:table-cell>
          <table:table-cell table:number-columns-repeated="16381"/>
        </table:table-row>
        <table:table-row table:style-name="ro1">
          <table:table-cell office:value-type="float" table:style-name="ce1" office:value="48.4">
            <text:p>48.4</text:p>
          </table:table-cell>
          <table:table-cell office:value-type="float" table:style-name="ce1" office:value="0.747798090499">
            <text:p>0.747798</text:p>
          </table:table-cell>
          <table:table-cell office:value-type="float" table:style-name="ce1" office:value="0.663926212652">
            <text:p>0.663926</text:p>
          </table:table-cell>
          <table:table-cell table:number-columns-repeated="16381"/>
        </table:table-row>
        <table:table-row table:style-name="ro1">
          <table:table-cell office:value-type="float" table:style-name="ce1" office:value="48.5">
            <text:p>48.5</text:p>
          </table:table-cell>
          <table:table-cell office:value-type="float" table:style-name="ce1" office:value="0.748955720789">
            <text:p>0.748956</text:p>
          </table:table-cell>
          <table:table-cell office:value-type="float" table:style-name="ce1" office:value="0.662620048216">
            <text:p>0.66262</text:p>
          </table:table-cell>
          <table:table-cell table:number-columns-repeated="16381"/>
        </table:table-row>
        <table:table-row table:style-name="ro1">
          <table:table-cell office:value-type="float" table:style-name="ce1" office:value="48.6">
            <text:p>48.6</text:p>
          </table:table-cell>
          <table:table-cell office:value-type="float" table:style-name="ce1" office:value="0.75011106963">
            <text:p>0.750111</text:p>
          </table:table-cell>
          <table:table-cell office:value-type="float" table:style-name="ce1" office:value="0.661311865324">
            <text:p>0.661312</text:p>
          </table:table-cell>
          <table:table-cell table:number-columns-repeated="16381"/>
        </table:table-row>
        <table:table-row table:style-name="ro1">
          <table:table-cell office:value-type="float" table:style-name="ce1" office:value="48.7">
            <text:p>48.7</text:p>
          </table:table-cell>
          <table:table-cell office:value-type="float" table:style-name="ce1" office:value="0.751264133504">
            <text:p>0.751264</text:p>
          </table:table-cell>
          <table:table-cell office:value-type="float" table:style-name="ce1" office:value="0.660001667961">
            <text:p>0.660002</text:p>
          </table:table-cell>
          <table:table-cell table:number-columns-repeated="16381"/>
        </table:table-row>
        <table:table-row table:style-name="ro1">
          <table:table-cell office:value-type="float" table:style-name="ce1" office:value="48.8">
            <text:p>48.8</text:p>
          </table:table-cell>
          <table:table-cell office:value-type="float" table:style-name="ce1" office:value="0.752414908896">
            <text:p>0.752415</text:p>
          </table:table-cell>
          <table:table-cell office:value-type="float" table:style-name="ce1" office:value="0.658689460119">
            <text:p>0.658689</text:p>
          </table:table-cell>
          <table:table-cell table:number-columns-repeated="16381"/>
        </table:table-row>
        <table:table-row table:style-name="ro1">
          <table:table-cell office:value-type="float" table:style-name="ce1" office:value="48.9">
            <text:p>48.9</text:p>
          </table:table-cell>
          <table:table-cell office:value-type="float" table:style-name="ce1" office:value="0.753563392302">
            <text:p>0.753563</text:p>
          </table:table-cell>
          <table:table-cell office:value-type="float" table:style-name="ce1" office:value="0.657375245794">
            <text:p>0.657375</text:p>
          </table:table-cell>
          <table:table-cell table:number-columns-repeated="16381"/>
        </table:table-row>
        <table:table-row table:style-name="ro1">
          <table:table-cell office:value-type="float" table:style-name="ce1" office:value="49.0">
            <text:p>49</text:p>
          </table:table-cell>
          <table:table-cell office:value-type="float" table:style-name="ce1" office:value="0.754709580223">
            <text:p>0.75471</text:p>
          </table:table-cell>
          <table:table-cell office:value-type="float" table:style-name="ce1" office:value="0.656059028991">
            <text:p>0.656059</text:p>
          </table:table-cell>
          <table:table-cell table:number-columns-repeated="16381"/>
        </table:table-row>
        <table:table-row table:style-name="ro1">
          <table:table-cell office:value-type="float" table:style-name="ce1" office:value="49.1">
            <text:p>49.1</text:p>
          </table:table-cell>
          <table:table-cell office:value-type="float" table:style-name="ce1" office:value="0.755853469168">
            <text:p>0.755853</text:p>
          </table:table-cell>
          <table:table-cell office:value-type="float" table:style-name="ce1" office:value="0.654740813717">
            <text:p>0.654741</text:p>
          </table:table-cell>
          <table:table-cell table:number-columns-repeated="16381"/>
        </table:table-row>
        <table:table-row table:style-name="ro1">
          <table:table-cell office:value-type="float" table:style-name="ce1" office:value="49.2">
            <text:p>49.2</text:p>
          </table:table-cell>
          <table:table-cell office:value-type="float" table:style-name="ce1" office:value="0.756995055652">
            <text:p>0.756995</text:p>
          </table:table-cell>
          <table:table-cell office:value-type="float" table:style-name="ce1" office:value="0.65342060399">
            <text:p>0.653421</text:p>
          </table:table-cell>
          <table:table-cell table:number-columns-repeated="16381"/>
        </table:table-row>
        <table:table-row table:style-name="ro1">
          <table:table-cell office:value-type="float" table:style-name="ce1" office:value="49.3">
            <text:p>49.3</text:p>
          </table:table-cell>
          <table:table-cell office:value-type="float" table:style-name="ce1" office:value="0.758134336198">
            <text:p>0.758134</text:p>
          </table:table-cell>
          <table:table-cell office:value-type="float" table:style-name="ce1" office:value="0.65209840383">
            <text:p>0.652098</text:p>
          </table:table-cell>
          <table:table-cell table:number-columns-repeated="16381"/>
        </table:table-row>
        <table:table-row table:style-name="ro1">
          <table:table-cell office:value-type="float" table:style-name="ce1" office:value="49.4">
            <text:p>49.4</text:p>
          </table:table-cell>
          <table:table-cell office:value-type="float" table:style-name="ce1" office:value="0.759271307335">
            <text:p>0.759271</text:p>
          </table:table-cell>
          <table:table-cell office:value-type="float" table:style-name="ce1" office:value="0.650774217266">
            <text:p>0.650774</text:p>
          </table:table-cell>
          <table:table-cell table:number-columns-repeated="16381"/>
        </table:table-row>
        <table:table-row table:style-name="ro1">
          <table:table-cell office:value-type="float" table:style-name="ce1" office:value="49.5">
            <text:p>49.5</text:p>
          </table:table-cell>
          <table:table-cell office:value-type="float" table:style-name="ce1" office:value="0.7604059656">
            <text:p>0.760406</text:p>
          </table:table-cell>
          <table:table-cell office:value-type="float" table:style-name="ce1" office:value="0.64944804833">
            <text:p>0.649448</text:p>
          </table:table-cell>
          <table:table-cell table:number-columns-repeated="16381"/>
        </table:table-row>
        <table:table-row table:style-name="ro1">
          <table:table-cell office:value-type="float" table:style-name="ce1" office:value="49.6">
            <text:p>49.6</text:p>
          </table:table-cell>
          <table:table-cell office:value-type="float" table:style-name="ce1" office:value="0.761538307537">
            <text:p>0.761538</text:p>
          </table:table-cell>
          <table:table-cell office:value-type="float" table:style-name="ce1" office:value="0.648119901063">
            <text:p>0.64812</text:p>
          </table:table-cell>
          <table:table-cell table:number-columns-repeated="16381"/>
        </table:table-row>
        <table:table-row table:style-name="ro1">
          <table:table-cell office:value-type="float" table:style-name="ce1" office:value="49.7">
            <text:p>49.7</text:p>
          </table:table-cell>
          <table:table-cell office:value-type="float" table:style-name="ce1" office:value="0.762668329696">
            <text:p>0.762668</text:p>
          </table:table-cell>
          <table:table-cell office:value-type="float" table:style-name="ce1" office:value="0.64678977951">
            <text:p>0.64679</text:p>
          </table:table-cell>
          <table:table-cell table:number-columns-repeated="16381"/>
        </table:table-row>
        <table:table-row table:style-name="ro1">
          <table:table-cell office:value-type="float" table:style-name="ce1" office:value="49.8">
            <text:p>49.8</text:p>
          </table:table-cell>
          <table:table-cell office:value-type="float" table:style-name="ce1" office:value="0.763796028635">
            <text:p>0.763796</text:p>
          </table:table-cell>
          <table:table-cell office:value-type="float" table:style-name="ce1" office:value="0.645457687724">
            <text:p>0.645458</text:p>
          </table:table-cell>
          <table:table-cell table:number-columns-repeated="16381"/>
        </table:table-row>
        <table:table-row table:style-name="ro1">
          <table:table-cell office:value-type="float" table:style-name="ce1" office:value="49.9">
            <text:p>49.9</text:p>
          </table:table-cell>
          <table:table-cell office:value-type="float" table:style-name="ce1" office:value="0.764921400918">
            <text:p>0.764921</text:p>
          </table:table-cell>
          <table:table-cell office:value-type="float" table:style-name="ce1" office:value="0.644123629761">
            <text:p>0.644124</text:p>
          </table:table-cell>
          <table:table-cell table:number-columns-repeated="16381"/>
        </table:table-row>
        <table:table-row table:style-name="ro1">
          <table:table-cell office:value-type="float" table:style-name="ce1" office:value="50.0">
            <text:p>50</text:p>
          </table:table-cell>
          <table:table-cell office:value-type="float" table:style-name="ce1" office:value="0.766044443119">
            <text:p>0.766044</text:p>
          </table:table-cell>
          <table:table-cell office:value-type="float" table:style-name="ce1" office:value="0.642787609687">
            <text:p>0.642788</text:p>
          </table:table-cell>
          <table:table-cell table:number-columns-repeated="16381"/>
        </table:table-row>
        <table:table-row table:style-name="ro1">
          <table:table-cell office:value-type="float" table:style-name="ce1" office:value="50.1">
            <text:p>50.1</text:p>
          </table:table-cell>
          <table:table-cell office:value-type="float" table:style-name="ce1" office:value="0.767165151815">
            <text:p>0.767165</text:p>
          </table:table-cell>
          <table:table-cell office:value-type="float" table:style-name="ce1" office:value="0.641449631569">
            <text:p>0.64145</text:p>
          </table:table-cell>
          <table:table-cell table:number-columns-repeated="16381"/>
        </table:table-row>
        <table:table-row table:style-name="ro1">
          <table:table-cell office:value-type="float" table:style-name="ce1" office:value="50.2">
            <text:p>50.2</text:p>
          </table:table-cell>
          <table:table-cell office:value-type="float" table:style-name="ce1" office:value="0.768283523594">
            <text:p>0.768284</text:p>
          </table:table-cell>
          <table:table-cell office:value-type="float" table:style-name="ce1" office:value="0.640109699485">
            <text:p>0.64011</text:p>
          </table:table-cell>
          <table:table-cell table:number-columns-repeated="16381"/>
        </table:table-row>
        <table:table-row table:style-name="ro1">
          <table:table-cell office:value-type="float" table:style-name="ce1" office:value="50.3">
            <text:p>50.3</text:p>
          </table:table-cell>
          <table:table-cell office:value-type="float" table:style-name="ce1" office:value="0.769399555047">
            <text:p>0.7694</text:p>
          </table:table-cell>
          <table:table-cell office:value-type="float" table:style-name="ce1" office:value="0.638767817516">
            <text:p>0.638768</text:p>
          </table:table-cell>
          <table:table-cell table:number-columns-repeated="16381"/>
        </table:table-row>
        <table:table-row table:style-name="ro1">
          <table:table-cell office:value-type="float" table:style-name="ce1" office:value="50.4">
            <text:p>50.4</text:p>
          </table:table-cell>
          <table:table-cell office:value-type="float" table:style-name="ce1" office:value="0.770513242776">
            <text:p>0.770513</text:p>
          </table:table-cell>
          <table:table-cell office:value-type="float" table:style-name="ce1" office:value="0.637423989749">
            <text:p>0.637424</text:p>
          </table:table-cell>
          <table:table-cell table:number-columns-repeated="16381"/>
        </table:table-row>
        <table:table-row table:style-name="ro1">
          <table:table-cell office:value-type="float" table:style-name="ce1" office:value="50.5">
            <text:p>50.5</text:p>
          </table:table-cell>
          <table:table-cell office:value-type="float" table:style-name="ce1" office:value="0.771624583388">
            <text:p>0.771625</text:p>
          </table:table-cell>
          <table:table-cell office:value-type="float" table:style-name="ce1" office:value="0.636078220278">
            <text:p>0.636078</text:p>
          </table:table-cell>
          <table:table-cell table:number-columns-repeated="16381"/>
        </table:table-row>
        <table:table-row table:style-name="ro1">
          <table:table-cell office:value-type="float" table:style-name="ce1" office:value="50.6">
            <text:p>50.6</text:p>
          </table:table-cell>
          <table:table-cell office:value-type="float" table:style-name="ce1" office:value="0.772733573497">
            <text:p>0.772734</text:p>
          </table:table-cell>
          <table:table-cell office:value-type="float" table:style-name="ce1" office:value="0.634730513202">
            <text:p>0.634731</text:p>
          </table:table-cell>
          <table:table-cell table:number-columns-repeated="16381"/>
        </table:table-row>
        <table:table-row table:style-name="ro1">
          <table:table-cell office:value-type="float" table:style-name="ce1" office:value="50.7">
            <text:p>50.7</text:p>
          </table:table-cell>
          <table:table-cell office:value-type="float" table:style-name="ce1" office:value="0.773840209727">
            <text:p>0.77384</text:p>
          </table:table-cell>
          <table:table-cell office:value-type="float" table:style-name="ce1" office:value="0.633380872628">
            <text:p>0.633381</text:p>
          </table:table-cell>
          <table:table-cell table:number-columns-repeated="16381"/>
        </table:table-row>
        <table:table-row table:style-name="ro1">
          <table:table-cell office:value-type="float" table:style-name="ce1" office:value="50.8">
            <text:p>50.8</text:p>
          </table:table-cell>
          <table:table-cell office:value-type="float" table:style-name="ce1" office:value="0.774944488704">
            <text:p>0.774944</text:p>
          </table:table-cell>
          <table:table-cell office:value-type="float" table:style-name="ce1" office:value="0.632029302665">
            <text:p>0.632029</text:p>
          </table:table-cell>
          <table:table-cell table:number-columns-repeated="16381"/>
        </table:table-row>
        <table:table-row table:style-name="ro1">
          <table:table-cell office:value-type="float" table:style-name="ce1" office:value="50.9">
            <text:p>50.9</text:p>
          </table:table-cell>
          <table:table-cell office:value-type="float" table:style-name="ce1" office:value="0.776046407067">
            <text:p>0.776046</text:p>
          </table:table-cell>
          <table:table-cell office:value-type="float" table:style-name="ce1" office:value="0.630675807431">
            <text:p>0.630676</text:p>
          </table:table-cell>
          <table:table-cell table:number-columns-repeated="16381"/>
        </table:table-row>
        <table:table-row table:style-name="ro1">
          <table:table-cell office:value-type="float" table:style-name="ce1" office:value="51.0">
            <text:p>51</text:p>
          </table:table-cell>
          <table:table-cell office:value-type="float" table:style-name="ce1" office:value="0.777145961457">
            <text:p>0.777146</text:p>
          </table:table-cell>
          <table:table-cell office:value-type="float" table:style-name="ce1" office:value="0.62932039105">
            <text:p>0.62932</text:p>
          </table:table-cell>
          <table:table-cell table:number-columns-repeated="16381"/>
        </table:table-row>
        <table:table-row table:style-name="ro1">
          <table:table-cell office:value-type="float" table:style-name="ce1" office:value="51.1">
            <text:p>51.1</text:p>
          </table:table-cell>
          <table:table-cell office:value-type="float" table:style-name="ce1" office:value="0.778243148526">
            <text:p>0.778243</text:p>
          </table:table-cell>
          <table:table-cell office:value-type="float" table:style-name="ce1" office:value="0.627963057649">
            <text:p>0.627963</text:p>
          </table:table-cell>
          <table:table-cell table:number-columns-repeated="16381"/>
        </table:table-row>
        <table:table-row table:style-name="ro1">
          <table:table-cell office:value-type="float" table:style-name="ce1" office:value="51.2">
            <text:p>51.2</text:p>
          </table:table-cell>
          <table:table-cell office:value-type="float" table:style-name="ce1" office:value="0.779337964931">
            <text:p>0.779338</text:p>
          </table:table-cell>
          <table:table-cell office:value-type="float" table:style-name="ce1" office:value="0.626603811364">
            <text:p>0.626604</text:p>
          </table:table-cell>
          <table:table-cell table:number-columns-repeated="16381"/>
        </table:table-row>
        <table:table-row table:style-name="ro1">
          <table:table-cell office:value-type="float" table:style-name="ce1" office:value="51.3">
            <text:p>51.3</text:p>
          </table:table-cell>
          <table:table-cell office:value-type="float" table:style-name="ce1" office:value="0.780430407338">
            <text:p>0.78043</text:p>
          </table:table-cell>
          <table:table-cell office:value-type="float" table:style-name="ce1" office:value="0.625242656336">
            <text:p>0.625243</text:p>
          </table:table-cell>
          <table:table-cell table:number-columns-repeated="16381"/>
        </table:table-row>
        <table:table-row table:style-name="ro1">
          <table:table-cell office:value-type="float" table:style-name="ce1" office:value="51.4">
            <text:p>51.4</text:p>
          </table:table-cell>
          <table:table-cell office:value-type="float" table:style-name="ce1" office:value="0.781520472419">
            <text:p>0.78152</text:p>
          </table:table-cell>
          <table:table-cell office:value-type="float" table:style-name="ce1" office:value="0.623879596709">
            <text:p>0.62388</text:p>
          </table:table-cell>
          <table:table-cell table:number-columns-repeated="16381"/>
        </table:table-row>
        <table:table-row table:style-name="ro1">
          <table:table-cell office:value-type="float" table:style-name="ce1" office:value="51.5">
            <text:p>51.5</text:p>
          </table:table-cell>
          <table:table-cell office:value-type="float" table:style-name="ce1" office:value="0.782608156852">
            <text:p>0.782608</text:p>
          </table:table-cell>
          <table:table-cell office:value-type="float" table:style-name="ce1" office:value="0.622514636638">
            <text:p>0.622515</text:p>
          </table:table-cell>
          <table:table-cell table:number-columns-repeated="16381"/>
        </table:table-row>
        <table:table-row table:style-name="ro1">
          <table:table-cell office:value-type="float" table:style-name="ce1" office:value="51.6">
            <text:p>51.6</text:p>
          </table:table-cell>
          <table:table-cell office:value-type="float" table:style-name="ce1" office:value="0.783693457326">
            <text:p>0.783693</text:p>
          </table:table-cell>
          <table:table-cell office:value-type="float" table:style-name="ce1" office:value="0.621147780278">
            <text:p>0.621148</text:p>
          </table:table-cell>
          <table:table-cell table:number-columns-repeated="16381"/>
        </table:table-row>
        <table:table-row table:style-name="ro1">
          <table:table-cell office:value-type="float" table:style-name="ce1" office:value="51.7">
            <text:p>51.7</text:p>
          </table:table-cell>
          <table:table-cell office:value-type="float" table:style-name="ce1" office:value="0.784776370533">
            <text:p>0.784776</text:p>
          </table:table-cell>
          <table:table-cell office:value-type="float" table:style-name="ce1" office:value="0.619779031795">
            <text:p>0.619779</text:p>
          </table:table-cell>
          <table:table-cell table:number-columns-repeated="16381"/>
        </table:table-row>
        <table:table-row table:style-name="ro1">
          <table:table-cell office:value-type="float" table:style-name="ce1" office:value="51.8">
            <text:p>51.8</text:p>
          </table:table-cell>
          <table:table-cell office:value-type="float" table:style-name="ce1" office:value="0.785856893175">
            <text:p>0.785857</text:p>
          </table:table-cell>
          <table:table-cell office:value-type="float" table:style-name="ce1" office:value="0.618408395358">
            <text:p>0.618408</text:p>
          </table:table-cell>
          <table:table-cell table:number-columns-repeated="16381"/>
        </table:table-row>
        <table:table-row table:style-name="ro1">
          <table:table-cell office:value-type="float" table:style-name="ce1" office:value="51.9">
            <text:p>51.9</text:p>
          </table:table-cell>
          <table:table-cell office:value-type="float" table:style-name="ce1" office:value="0.786935021961">
            <text:p>0.786935</text:p>
          </table:table-cell>
          <table:table-cell office:value-type="float" table:style-name="ce1" office:value="0.617035875141">
            <text:p>0.617036</text:p>
          </table:table-cell>
          <table:table-cell table:number-columns-repeated="16381"/>
        </table:table-row>
        <table:table-row table:style-name="ro1">
          <table:table-cell office:value-type="float" table:style-name="ce1" office:value="52.0">
            <text:p>52</text:p>
          </table:table-cell>
          <table:table-cell office:value-type="float" table:style-name="ce1" office:value="0.788010753607">
            <text:p>0.788011</text:p>
          </table:table-cell>
          <table:table-cell office:value-type="float" table:style-name="ce1" office:value="0.615661475326">
            <text:p>0.615661</text:p>
          </table:table-cell>
          <table:table-cell table:number-columns-repeated="16381"/>
        </table:table-row>
        <table:table-row table:style-name="ro1">
          <table:table-cell office:value-type="float" table:style-name="ce1" office:value="52.1">
            <text:p>52.1</text:p>
          </table:table-cell>
          <table:table-cell office:value-type="float" table:style-name="ce1" office:value="0.789084084835">
            <text:p>0.789084</text:p>
          </table:table-cell>
          <table:table-cell office:value-type="float" table:style-name="ce1" office:value="0.614285200099">
            <text:p>0.614285</text:p>
          </table:table-cell>
          <table:table-cell table:number-columns-repeated="16381"/>
        </table:table-row>
        <table:table-row table:style-name="ro1">
          <table:table-cell office:value-type="float" table:style-name="ce1" office:value="52.2">
            <text:p>52.2</text:p>
          </table:table-cell>
          <table:table-cell office:value-type="float" table:style-name="ce1" office:value="0.790155012376">
            <text:p>0.790155</text:p>
          </table:table-cell>
          <table:table-cell office:value-type="float" table:style-name="ce1" office:value="0.612907053653">
            <text:p>0.612907</text:p>
          </table:table-cell>
          <table:table-cell table:number-columns-repeated="16381"/>
        </table:table-row>
        <table:table-row table:style-name="ro1">
          <table:table-cell office:value-type="float" table:style-name="ce1" office:value="52.3">
            <text:p>52.3</text:p>
          </table:table-cell>
          <table:table-cell office:value-type="float" table:style-name="ce1" office:value="0.791223532967">
            <text:p>0.791224</text:p>
          </table:table-cell>
          <table:table-cell office:value-type="float" table:style-name="ce1" office:value="0.611527040186">
            <text:p>0.611527</text:p>
          </table:table-cell>
          <table:table-cell table:number-columns-repeated="16381"/>
        </table:table-row>
        <table:table-row table:style-name="ro1">
          <table:table-cell office:value-type="float" table:style-name="ce1" office:value="52.4">
            <text:p>52.4</text:p>
          </table:table-cell>
          <table:table-cell office:value-type="float" table:style-name="ce1" office:value="0.792289643355">
            <text:p>0.79229</text:p>
          </table:table-cell>
          <table:table-cell office:value-type="float" table:style-name="ce1" office:value="0.610145163901">
            <text:p>0.610145</text:p>
          </table:table-cell>
          <table:table-cell table:number-columns-repeated="16381"/>
        </table:table-row>
        <table:table-row table:style-name="ro1">
          <table:table-cell office:value-type="float" table:style-name="ce1" office:value="52.5">
            <text:p>52.5</text:p>
          </table:table-cell>
          <table:table-cell office:value-type="float" table:style-name="ce1" office:value="0.793353340291">
            <text:p>0.793353</text:p>
          </table:table-cell>
          <table:table-cell office:value-type="float" table:style-name="ce1" office:value="0.608761429009">
            <text:p>0.608761</text:p>
          </table:table-cell>
          <table:table-cell table:number-columns-repeated="16381"/>
        </table:table-row>
        <table:table-row table:style-name="ro1">
          <table:table-cell office:value-type="float" table:style-name="ce1" office:value="52.6">
            <text:p>52.6</text:p>
          </table:table-cell>
          <table:table-cell office:value-type="float" table:style-name="ce1" office:value="0.794414620535">
            <text:p>0.794415</text:p>
          </table:table-cell>
          <table:table-cell office:value-type="float" table:style-name="ce1" office:value="0.607375839723">
            <text:p>0.607376</text:p>
          </table:table-cell>
          <table:table-cell table:number-columns-repeated="16381"/>
        </table:table-row>
        <table:table-row table:style-name="ro1">
          <table:table-cell office:value-type="float" table:style-name="ce1" office:value="52.7">
            <text:p>52.7</text:p>
          </table:table-cell>
          <table:table-cell office:value-type="float" table:style-name="ce1" office:value="0.795473480855">
            <text:p>0.795473</text:p>
          </table:table-cell>
          <table:table-cell office:value-type="float" table:style-name="ce1" office:value="0.605988400266">
            <text:p>0.605988</text:p>
          </table:table-cell>
          <table:table-cell table:number-columns-repeated="16381"/>
        </table:table-row>
        <table:table-row table:style-name="ro1">
          <table:table-cell office:value-type="float" table:style-name="ce1" office:value="52.8">
            <text:p>52.8</text:p>
          </table:table-cell>
          <table:table-cell office:value-type="float" table:style-name="ce1" office:value="0.796529918024">
            <text:p>0.79653</text:p>
          </table:table-cell>
          <table:table-cell office:value-type="float" table:style-name="ce1" office:value="0.604599114862">
            <text:p>0.604599</text:p>
          </table:table-cell>
          <table:table-cell table:number-columns-repeated="16381"/>
        </table:table-row>
        <table:table-row table:style-name="ro1">
          <table:table-cell office:value-type="float" table:style-name="ce1" office:value="52.9">
            <text:p>52.9</text:p>
          </table:table-cell>
          <table:table-cell office:value-type="float" table:style-name="ce1" office:value="0.797583928825">
            <text:p>0.797584</text:p>
          </table:table-cell>
          <table:table-cell office:value-type="float" table:style-name="ce1" office:value="0.603207987745">
            <text:p>0.603208</text:p>
          </table:table-cell>
          <table:table-cell table:number-columns-repeated="16381"/>
        </table:table-row>
        <table:table-row table:style-name="ro1">
          <table:table-cell office:value-type="float" table:style-name="ce1" office:value="53.0">
            <text:p>53</text:p>
          </table:table-cell>
          <table:table-cell office:value-type="float" table:style-name="ce1" office:value="0.798635510047">
            <text:p>0.798636</text:p>
          </table:table-cell>
          <table:table-cell office:value-type="float" table:style-name="ce1" office:value="0.601815023152">
            <text:p>0.601815</text:p>
          </table:table-cell>
          <table:table-cell table:number-columns-repeated="16381"/>
        </table:table-row>
        <table:table-row table:style-name="ro1">
          <table:table-cell office:value-type="float" table:style-name="ce1" office:value="53.1">
            <text:p>53.1</text:p>
          </table:table-cell>
          <table:table-cell office:value-type="float" table:style-name="ce1" office:value="0.799684658487">
            <text:p>0.799685</text:p>
          </table:table-cell>
          <table:table-cell office:value-type="float" table:style-name="ce1" office:value="0.600420225326">
            <text:p>0.60042</text:p>
          </table:table-cell>
          <table:table-cell table:number-columns-repeated="16381"/>
        </table:table-row>
        <table:table-row table:style-name="ro1">
          <table:table-cell office:value-type="float" table:style-name="ce1" office:value="53.2">
            <text:p>53.2</text:p>
          </table:table-cell>
          <table:table-cell office:value-type="float" table:style-name="ce1" office:value="0.800731370949">
            <text:p>0.800731</text:p>
          </table:table-cell>
          <table:table-cell office:value-type="float" table:style-name="ce1" office:value="0.599023598516">
            <text:p>0.599024</text:p>
          </table:table-cell>
          <table:table-cell table:number-columns-repeated="16381"/>
        </table:table-row>
        <table:table-row table:style-name="ro1">
          <table:table-cell office:value-type="float" table:style-name="ce1" office:value="53.3">
            <text:p>53.3</text:p>
          </table:table-cell>
          <table:table-cell office:value-type="float" table:style-name="ce1" office:value="0.801775644244">
            <text:p>0.801776</text:p>
          </table:table-cell>
          <table:table-cell office:value-type="float" table:style-name="ce1" office:value="0.597625146976">
            <text:p>0.597625</text:p>
          </table:table-cell>
          <table:table-cell table:number-columns-repeated="16381"/>
        </table:table-row>
        <table:table-row table:style-name="ro1">
          <table:table-cell office:value-type="float" table:style-name="ce1" office:value="53.4">
            <text:p>53.4</text:p>
          </table:table-cell>
          <table:table-cell office:value-type="float" table:style-name="ce1" office:value="0.802817475191">
            <text:p>0.802817</text:p>
          </table:table-cell>
          <table:table-cell office:value-type="float" table:style-name="ce1" office:value="0.596224874966">
            <text:p>0.596225</text:p>
          </table:table-cell>
          <table:table-cell table:number-columns-repeated="16381"/>
        </table:table-row>
        <table:table-row table:style-name="ro1">
          <table:table-cell office:value-type="float" table:style-name="ce1" office:value="53.5">
            <text:p>53.5</text:p>
          </table:table-cell>
          <table:table-cell office:value-type="float" table:style-name="ce1" office:value="0.803856860617">
            <text:p>0.803857</text:p>
          </table:table-cell>
          <table:table-cell office:value-type="float" table:style-name="ce1" office:value="0.594822786751">
            <text:p>0.594823</text:p>
          </table:table-cell>
          <table:table-cell table:number-columns-repeated="16381"/>
        </table:table-row>
        <table:table-row table:style-name="ro1">
          <table:table-cell office:value-type="float" table:style-name="ce1" office:value="53.6">
            <text:p>53.6</text:p>
          </table:table-cell>
          <table:table-cell office:value-type="float" table:style-name="ce1" office:value="0.804893797356">
            <text:p>0.804894</text:p>
          </table:table-cell>
          <table:table-cell office:value-type="float" table:style-name="ce1" office:value="0.593418886604">
            <text:p>0.593419</text:p>
          </table:table-cell>
          <table:table-cell table:number-columns-repeated="16381"/>
        </table:table-row>
        <table:table-row table:style-name="ro1">
          <table:table-cell office:value-type="float" table:style-name="ce1" office:value="53.7">
            <text:p>53.7</text:p>
          </table:table-cell>
          <table:table-cell office:value-type="float" table:style-name="ce1" office:value="0.805928282249">
            <text:p>0.805928</text:p>
          </table:table-cell>
          <table:table-cell office:value-type="float" table:style-name="ce1" office:value="0.592013178799">
            <text:p>0.592013</text:p>
          </table:table-cell>
          <table:table-cell table:number-columns-repeated="16381"/>
        </table:table-row>
        <table:table-row table:style-name="ro1">
          <table:table-cell office:value-type="float" table:style-name="ce1" office:value="53.8">
            <text:p>53.8</text:p>
          </table:table-cell>
          <table:table-cell office:value-type="float" table:style-name="ce1" office:value="0.806960312144">
            <text:p>0.80696</text:p>
          </table:table-cell>
          <table:table-cell office:value-type="float" table:style-name="ce1" office:value="0.59060566762">
            <text:p>0.590606</text:p>
          </table:table-cell>
          <table:table-cell table:number-columns-repeated="16381"/>
        </table:table-row>
        <table:table-row table:style-name="ro1">
          <table:table-cell office:value-type="float" table:style-name="ce1" office:value="53.9">
            <text:p>53.9</text:p>
          </table:table-cell>
          <table:table-cell office:value-type="float" table:style-name="ce1" office:value="0.807989883898">
            <text:p>0.80799</text:p>
          </table:table-cell>
          <table:table-cell office:value-type="float" table:style-name="ce1" office:value="0.589196357353">
            <text:p>0.589196</text:p>
          </table:table-cell>
          <table:table-cell table:number-columns-repeated="16381"/>
        </table:table-row>
        <table:table-row table:style-name="ro1">
          <table:table-cell office:value-type="float" table:style-name="ce1" office:value="54.0">
            <text:p>54</text:p>
          </table:table-cell>
          <table:table-cell office:value-type="float" table:style-name="ce1" office:value="0.809016994375">
            <text:p>0.809017</text:p>
          </table:table-cell>
          <table:table-cell office:value-type="float" table:style-name="ce1" office:value="0.587785252292">
            <text:p>0.587785</text:p>
          </table:table-cell>
          <table:table-cell table:number-columns-repeated="16381"/>
        </table:table-row>
        <table:table-row table:style-name="ro1">
          <table:table-cell office:value-type="float" table:style-name="ce1" office:value="54.1">
            <text:p>54.1</text:p>
          </table:table-cell>
          <table:table-cell office:value-type="float" table:style-name="ce1" office:value="0.810041640446">
            <text:p>0.810042</text:p>
          </table:table-cell>
          <table:table-cell office:value-type="float" table:style-name="ce1" office:value="0.586372356736">
            <text:p>0.586372</text:p>
          </table:table-cell>
          <table:table-cell table:number-columns-repeated="16381"/>
        </table:table-row>
        <table:table-row table:style-name="ro1">
          <table:table-cell office:value-type="float" table:style-name="ce1" office:value="54.2">
            <text:p>54.2</text:p>
          </table:table-cell>
          <table:table-cell office:value-type="float" table:style-name="ce1" office:value="0.811063818989">
            <text:p>0.811064</text:p>
          </table:table-cell>
          <table:table-cell office:value-type="float" table:style-name="ce1" office:value="0.584957674987">
            <text:p>0.584958</text:p>
          </table:table-cell>
          <table:table-cell table:number-columns-repeated="16381"/>
        </table:table-row>
        <table:table-row table:style-name="ro1">
          <table:table-cell office:value-type="float" table:style-name="ce1" office:value="54.3">
            <text:p>54.3</text:p>
          </table:table-cell>
          <table:table-cell office:value-type="float" table:style-name="ce1" office:value="0.812083526892">
            <text:p>0.812084</text:p>
          </table:table-cell>
          <table:table-cell office:value-type="float" table:style-name="ce1" office:value="0.583541211356">
            <text:p>0.583541</text:p>
          </table:table-cell>
          <table:table-cell table:number-columns-repeated="16381"/>
        </table:table-row>
        <table:table-row table:style-name="ro1">
          <table:table-cell office:value-type="float" table:style-name="ce1" office:value="54.4">
            <text:p>54.4</text:p>
          </table:table-cell>
          <table:table-cell office:value-type="float" table:style-name="ce1" office:value="0.813100761047">
            <text:p>0.813101</text:p>
          </table:table-cell>
          <table:table-cell office:value-type="float" table:style-name="ce1" office:value="0.582122970157">
            <text:p>0.582123</text:p>
          </table:table-cell>
          <table:table-cell table:number-columns-repeated="16381"/>
        </table:table-row>
        <table:table-row table:style-name="ro1">
          <table:table-cell office:value-type="float" table:style-name="ce1" office:value="54.5">
            <text:p>54.5</text:p>
          </table:table-cell>
          <table:table-cell office:value-type="float" table:style-name="ce1" office:value="0.814115518356">
            <text:p>0.814116</text:p>
          </table:table-cell>
          <table:table-cell office:value-type="float" table:style-name="ce1" office:value="0.580702955711">
            <text:p>0.580703</text:p>
          </table:table-cell>
          <table:table-cell table:number-columns-repeated="16381"/>
        </table:table-row>
        <table:table-row table:style-name="ro1">
          <table:table-cell office:value-type="float" table:style-name="ce1" office:value="54.6">
            <text:p>54.6</text:p>
          </table:table-cell>
          <table:table-cell office:value-type="float" table:style-name="ce1" office:value="0.815127795729">
            <text:p>0.815128</text:p>
          </table:table-cell>
          <table:table-cell office:value-type="float" table:style-name="ce1" office:value="0.579281172343">
            <text:p>0.579281</text:p>
          </table:table-cell>
          <table:table-cell table:number-columns-repeated="16381"/>
        </table:table-row>
        <table:table-row table:style-name="ro1">
          <table:table-cell office:value-type="float" table:style-name="ce1" office:value="54.7">
            <text:p>54.7</text:p>
          </table:table-cell>
          <table:table-cell office:value-type="float" table:style-name="ce1" office:value="0.81613759008">
            <text:p>0.816138</text:p>
          </table:table-cell>
          <table:table-cell office:value-type="float" table:style-name="ce1" office:value="0.577857624384">
            <text:p>0.577858</text:p>
          </table:table-cell>
          <table:table-cell table:number-columns-repeated="16381"/>
        </table:table-row>
        <table:table-row table:style-name="ro1">
          <table:table-cell office:value-type="float" table:style-name="ce1" office:value="54.8">
            <text:p>54.8</text:p>
          </table:table-cell>
          <table:table-cell office:value-type="float" table:style-name="ce1" office:value="0.817144898335">
            <text:p>0.817145</text:p>
          </table:table-cell>
          <table:table-cell office:value-type="float" table:style-name="ce1" office:value="0.57643231617">
            <text:p>0.576432</text:p>
          </table:table-cell>
          <table:table-cell table:number-columns-repeated="16381"/>
        </table:table-row>
        <table:table-row table:style-name="ro1">
          <table:table-cell office:value-type="float" table:style-name="ce1" office:value="54.9">
            <text:p>54.9</text:p>
          </table:table-cell>
          <table:table-cell office:value-type="float" table:style-name="ce1" office:value="0.818149717425">
            <text:p>0.81815</text:p>
          </table:table-cell>
          <table:table-cell office:value-type="float" table:style-name="ce1" office:value="0.575005252043">
            <text:p>0.575005</text:p>
          </table:table-cell>
          <table:table-cell table:number-columns-repeated="16381"/>
        </table:table-row>
        <table:table-row table:style-name="ro1">
          <table:table-cell office:value-type="float" table:style-name="ce1" office:value="55.0">
            <text:p>55</text:p>
          </table:table-cell>
          <table:table-cell office:value-type="float" table:style-name="ce1" office:value="0.819152044289">
            <text:p>0.819152</text:p>
          </table:table-cell>
          <table:table-cell office:value-type="float" table:style-name="ce1" office:value="0.573576436351">
            <text:p>0.573576</text:p>
          </table:table-cell>
          <table:table-cell table:number-columns-repeated="16381"/>
        </table:table-row>
        <table:table-row table:style-name="ro1">
          <table:table-cell office:value-type="float" table:style-name="ce1" office:value="55.1">
            <text:p>55.1</text:p>
          </table:table-cell>
          <table:table-cell office:value-type="float" table:style-name="ce1" office:value="0.820151875874">
            <text:p>0.820152</text:p>
          </table:table-cell>
          <table:table-cell office:value-type="float" table:style-name="ce1" office:value="0.572145873446">
            <text:p>0.572146</text:p>
          </table:table-cell>
          <table:table-cell table:number-columns-repeated="16381"/>
        </table:table-row>
        <table:table-row table:style-name="ro1">
          <table:table-cell office:value-type="float" table:style-name="ce1" office:value="55.2">
            <text:p>55.2</text:p>
          </table:table-cell>
          <table:table-cell office:value-type="float" table:style-name="ce1" office:value="0.821149209134">
            <text:p>0.821149</text:p>
          </table:table-cell>
          <table:table-cell office:value-type="float" table:style-name="ce1" office:value="0.570713567684">
            <text:p>0.570714</text:p>
          </table:table-cell>
          <table:table-cell table:number-columns-repeated="16381"/>
        </table:table-row>
        <table:table-row table:style-name="ro1">
          <table:table-cell office:value-type="float" table:style-name="ce1" office:value="55.3">
            <text:p>55.3</text:p>
          </table:table-cell>
          <table:table-cell office:value-type="float" table:style-name="ce1" office:value="0.822144041031">
            <text:p>0.822144</text:p>
          </table:table-cell>
          <table:table-cell office:value-type="float" table:style-name="ce1" office:value="0.569279523431">
            <text:p>0.56928</text:p>
          </table:table-cell>
          <table:table-cell table:number-columns-repeated="16381"/>
        </table:table-row>
        <table:table-row table:style-name="ro1">
          <table:table-cell office:value-type="float" table:style-name="ce1" office:value="55.4">
            <text:p>55.4</text:p>
          </table:table-cell>
          <table:table-cell office:value-type="float" table:style-name="ce1" office:value="0.823136368534">
            <text:p>0.823136</text:p>
          </table:table-cell>
          <table:table-cell office:value-type="float" table:style-name="ce1" office:value="0.567843745053">
            <text:p>0.567844</text:p>
          </table:table-cell>
          <table:table-cell table:number-columns-repeated="16381"/>
        </table:table-row>
        <table:table-row table:style-name="ro1">
          <table:table-cell office:value-type="float" table:style-name="ce1" office:value="55.5">
            <text:p>55.5</text:p>
          </table:table-cell>
          <table:table-cell office:value-type="float" table:style-name="ce1" office:value="0.824126188622">
            <text:p>0.824126</text:p>
          </table:table-cell>
          <table:table-cell office:value-type="float" table:style-name="ce1" office:value="0.566406236925">
            <text:p>0.566406</text:p>
          </table:table-cell>
          <table:table-cell table:number-columns-repeated="16381"/>
        </table:table-row>
        <table:table-row table:style-name="ro1">
          <table:table-cell office:value-type="float" table:style-name="ce1" office:value="55.6">
            <text:p>55.6</text:p>
          </table:table-cell>
          <table:table-cell office:value-type="float" table:style-name="ce1" office:value="0.825113498278">
            <text:p>0.825113</text:p>
          </table:table-cell>
          <table:table-cell office:value-type="float" table:style-name="ce1" office:value="0.564967003425">
            <text:p>0.564967</text:p>
          </table:table-cell>
          <table:table-cell table:number-columns-repeated="16381"/>
        </table:table-row>
        <table:table-row table:style-name="ro1">
          <table:table-cell office:value-type="float" table:style-name="ce1" office:value="55.7">
            <text:p>55.7</text:p>
          </table:table-cell>
          <table:table-cell office:value-type="float" table:style-name="ce1" office:value="0.826098294496">
            <text:p>0.826098</text:p>
          </table:table-cell>
          <table:table-cell office:value-type="float" table:style-name="ce1" office:value="0.563526048938">
            <text:p>0.563526</text:p>
          </table:table-cell>
          <table:table-cell table:number-columns-repeated="16381"/>
        </table:table-row>
        <table:table-row table:style-name="ro1">
          <table:table-cell office:value-type="float" table:style-name="ce1" office:value="55.8">
            <text:p>55.8</text:p>
          </table:table-cell>
          <table:table-cell office:value-type="float" table:style-name="ce1" office:value="0.827080574275">
            <text:p>0.827081</text:p>
          </table:table-cell>
          <table:table-cell office:value-type="float" table:style-name="ce1" office:value="0.562083377852">
            <text:p>0.562083</text:p>
          </table:table-cell>
          <table:table-cell table:number-columns-repeated="16381"/>
        </table:table-row>
        <table:table-row table:style-name="ro1">
          <table:table-cell office:value-type="float" table:style-name="ce1" office:value="55.9">
            <text:p>55.9</text:p>
          </table:table-cell>
          <table:table-cell office:value-type="float" table:style-name="ce1" office:value="0.828060334622">
            <text:p>0.82806</text:p>
          </table:table-cell>
          <table:table-cell office:value-type="float" table:style-name="ce1" office:value="0.560638994563">
            <text:p>0.560639</text:p>
          </table:table-cell>
          <table:table-cell table:number-columns-repeated="16381"/>
        </table:table-row>
        <table:table-row table:style-name="ro1">
          <table:table-cell office:value-type="float" table:style-name="ce1" office:value="56.0">
            <text:p>56</text:p>
          </table:table-cell>
          <table:table-cell office:value-type="float" table:style-name="ce1" office:value="0.829037572555">
            <text:p>0.829038</text:p>
          </table:table-cell>
          <table:table-cell office:value-type="float" table:style-name="ce1" office:value="0.559192903471">
            <text:p>0.559193</text:p>
          </table:table-cell>
          <table:table-cell table:number-columns-repeated="16381"/>
        </table:table-row>
        <table:table-row table:style-name="ro1">
          <table:table-cell office:value-type="float" table:style-name="ce1" office:value="56.1">
            <text:p>56.1</text:p>
          </table:table-cell>
          <table:table-cell office:value-type="float" table:style-name="ce1" office:value="0.830012285095">
            <text:p>0.830012</text:p>
          </table:table-cell>
          <table:table-cell office:value-type="float" table:style-name="ce1" office:value="0.55774510898">
            <text:p>0.557745</text:p>
          </table:table-cell>
          <table:table-cell table:number-columns-repeated="16381"/>
        </table:table-row>
        <table:table-row table:style-name="ro1">
          <table:table-cell office:value-type="float" table:style-name="ce1" office:value="56.2">
            <text:p>56.2</text:p>
          </table:table-cell>
          <table:table-cell office:value-type="float" table:style-name="ce1" office:value="0.830984469274">
            <text:p>0.830984</text:p>
          </table:table-cell>
          <table:table-cell office:value-type="float" table:style-name="ce1" office:value="0.5562956155">
            <text:p>0.556296</text:p>
          </table:table-cell>
          <table:table-cell table:number-columns-repeated="16381"/>
        </table:table-row>
        <table:table-row table:style-name="ro1">
          <table:table-cell office:value-type="float" table:style-name="ce1" office:value="56.3">
            <text:p>56.3</text:p>
          </table:table-cell>
          <table:table-cell office:value-type="float" table:style-name="ce1" office:value="0.83195412213">
            <text:p>0.831954</text:p>
          </table:table-cell>
          <table:table-cell office:value-type="float" table:style-name="ce1" office:value="0.554844427448">
            <text:p>0.554844</text:p>
          </table:table-cell>
          <table:table-cell table:number-columns-repeated="16381"/>
        </table:table-row>
        <table:table-row table:style-name="ro1">
          <table:table-cell office:value-type="float" table:style-name="ce1" office:value="56.4">
            <text:p>56.4</text:p>
          </table:table-cell>
          <table:table-cell office:value-type="float" table:style-name="ce1" office:value="0.83292124071">
            <text:p>0.832921</text:p>
          </table:table-cell>
          <table:table-cell office:value-type="float" table:style-name="ce1" office:value="0.553391549243">
            <text:p>0.553392</text:p>
          </table:table-cell>
          <table:table-cell table:number-columns-repeated="16381"/>
        </table:table-row>
        <table:table-row table:style-name="ro1">
          <table:table-cell office:value-type="float" table:style-name="ce1" office:value="56.5">
            <text:p>56.5</text:p>
          </table:table-cell>
          <table:table-cell office:value-type="float" table:style-name="ce1" office:value="0.833885822067">
            <text:p>0.833886</text:p>
          </table:table-cell>
          <table:table-cell office:value-type="float" table:style-name="ce1" office:value="0.551936985312">
            <text:p>0.551937</text:p>
          </table:table-cell>
          <table:table-cell table:number-columns-repeated="16381"/>
        </table:table-row>
        <table:table-row table:style-name="ro1">
          <table:table-cell office:value-type="float" table:style-name="ce1" office:value="56.6">
            <text:p>56.6</text:p>
          </table:table-cell>
          <table:table-cell office:value-type="float" table:style-name="ce1" office:value="0.834847863263">
            <text:p>0.834848</text:p>
          </table:table-cell>
          <table:table-cell office:value-type="float" table:style-name="ce1" office:value="0.550480740085">
            <text:p>0.550481</text:p>
          </table:table-cell>
          <table:table-cell table:number-columns-repeated="16381"/>
        </table:table-row>
        <table:table-row table:style-name="ro1">
          <table:table-cell office:value-type="float" table:style-name="ce1" office:value="56.7">
            <text:p>56.7</text:p>
          </table:table-cell>
          <table:table-cell office:value-type="float" table:style-name="ce1" office:value="0.835807361368">
            <text:p>0.835807</text:p>
          </table:table-cell>
          <table:table-cell office:value-type="float" table:style-name="ce1" office:value="0.549022817998">
            <text:p>0.549023</text:p>
          </table:table-cell>
          <table:table-cell table:number-columns-repeated="16381"/>
        </table:table-row>
        <table:table-row table:style-name="ro1">
          <table:table-cell office:value-type="float" table:style-name="ce1" office:value="56.8">
            <text:p>56.8</text:p>
          </table:table-cell>
          <table:table-cell office:value-type="float" table:style-name="ce1" office:value="0.836764313459">
            <text:p>0.836764</text:p>
          </table:table-cell>
          <table:table-cell office:value-type="float" table:style-name="ce1" office:value="0.547563223493">
            <text:p>0.547563</text:p>
          </table:table-cell>
          <table:table-cell table:number-columns-repeated="16381"/>
        </table:table-row>
        <table:table-row table:style-name="ro1">
          <table:table-cell office:value-type="float" table:style-name="ce1" office:value="56.9">
            <text:p>56.9</text:p>
          </table:table-cell>
          <table:table-cell office:value-type="float" table:style-name="ce1" office:value="0.83771871662">
            <text:p>0.837719</text:p>
          </table:table-cell>
          <table:table-cell office:value-type="float" table:style-name="ce1" office:value="0.546101961014">
            <text:p>0.546102</text:p>
          </table:table-cell>
          <table:table-cell table:number-columns-repeated="16381"/>
        </table:table-row>
        <table:table-row table:style-name="ro1">
          <table:table-cell office:value-type="float" table:style-name="ce1" office:value="57.0">
            <text:p>57</text:p>
          </table:table-cell>
          <table:table-cell office:value-type="float" table:style-name="ce1" office:value="0.838670567945">
            <text:p>0.838671</text:p>
          </table:table-cell>
          <table:table-cell office:value-type="float" table:style-name="ce1" office:value="0.544639035015">
            <text:p>0.544639</text:p>
          </table:table-cell>
          <table:table-cell table:number-columns-repeated="16381"/>
        </table:table-row>
        <table:table-row table:style-name="ro1">
          <table:table-cell office:value-type="float" table:style-name="ce1" office:value="57.1">
            <text:p>57.1</text:p>
          </table:table-cell>
          <table:table-cell office:value-type="float" table:style-name="ce1" office:value="0.839619864534">
            <text:p>0.83962</text:p>
          </table:table-cell>
          <table:table-cell office:value-type="float" table:style-name="ce1" office:value="0.543174449951">
            <text:p>0.543174</text:p>
          </table:table-cell>
          <table:table-cell table:number-columns-repeated="16381"/>
        </table:table-row>
        <table:table-row table:style-name="ro1">
          <table:table-cell office:value-type="float" table:style-name="ce1" office:value="57.2">
            <text:p>57.2</text:p>
          </table:table-cell>
          <table:table-cell office:value-type="float" table:style-name="ce1" office:value="0.840566603496">
            <text:p>0.840567</text:p>
          </table:table-cell>
          <table:table-cell office:value-type="float" table:style-name="ce1" office:value="0.541708210283">
            <text:p>0.541708</text:p>
          </table:table-cell>
          <table:table-cell table:number-columns-repeated="16381"/>
        </table:table-row>
        <table:table-row table:style-name="ro1">
          <table:table-cell office:value-type="float" table:style-name="ce1" office:value="57.3">
            <text:p>57.3</text:p>
          </table:table-cell>
          <table:table-cell office:value-type="float" table:style-name="ce1" office:value="0.841510781945">
            <text:p>0.841511</text:p>
          </table:table-cell>
          <table:table-cell office:value-type="float" table:style-name="ce1" office:value="0.540240320478">
            <text:p>0.54024</text:p>
          </table:table-cell>
          <table:table-cell table:number-columns-repeated="16381"/>
        </table:table-row>
        <table:table-row table:style-name="ro1">
          <table:table-cell office:value-type="float" table:style-name="ce1" office:value="57.4">
            <text:p>57.4</text:p>
          </table:table-cell>
          <table:table-cell office:value-type="float" table:style-name="ce1" office:value="0.842452397007">
            <text:p>0.842452</text:p>
          </table:table-cell>
          <table:table-cell office:value-type="float" table:style-name="ce1" office:value="0.538770785007">
            <text:p>0.538771</text:p>
          </table:table-cell>
          <table:table-cell table:number-columns-repeated="16381"/>
        </table:table-row>
        <table:table-row table:style-name="ro1">
          <table:table-cell office:value-type="float" table:style-name="ce1" office:value="57.5">
            <text:p>57.5</text:p>
          </table:table-cell>
          <table:table-cell office:value-type="float" table:style-name="ce1" office:value="0.843391445813">
            <text:p>0.843391</text:p>
          </table:table-cell>
          <table:table-cell office:value-type="float" table:style-name="ce1" office:value="0.537299608347">
            <text:p>0.5373</text:p>
          </table:table-cell>
          <table:table-cell table:number-columns-repeated="16381"/>
        </table:table-row>
        <table:table-row table:style-name="ro1">
          <table:table-cell office:value-type="float" table:style-name="ce1" office:value="57.6">
            <text:p>57.6</text:p>
          </table:table-cell>
          <table:table-cell office:value-type="float" table:style-name="ce1" office:value="0.844327925502">
            <text:p>0.844328</text:p>
          </table:table-cell>
          <table:table-cell office:value-type="float" table:style-name="ce1" office:value="0.535826794979">
            <text:p>0.535827</text:p>
          </table:table-cell>
          <table:table-cell table:number-columns-repeated="16381"/>
        </table:table-row>
        <table:table-row table:style-name="ro1">
          <table:table-cell office:value-type="float" table:style-name="ce1" office:value="57.7">
            <text:p>57.7</text:p>
          </table:table-cell>
          <table:table-cell office:value-type="float" table:style-name="ce1" office:value="0.845261833222">
            <text:p>0.845262</text:p>
          </table:table-cell>
          <table:table-cell office:value-type="float" table:style-name="ce1" office:value="0.53435234939">
            <text:p>0.534352</text:p>
          </table:table-cell>
          <table:table-cell table:number-columns-repeated="16381"/>
        </table:table-row>
        <table:table-row table:style-name="ro1">
          <table:table-cell office:value-type="float" table:style-name="ce1" office:value="57.8">
            <text:p>57.8</text:p>
          </table:table-cell>
          <table:table-cell office:value-type="float" table:style-name="ce1" office:value="0.846193166128">
            <text:p>0.846193</text:p>
          </table:table-cell>
          <table:table-cell office:value-type="float" table:style-name="ce1" office:value="0.532876276071">
            <text:p>0.532876</text:p>
          </table:table-cell>
          <table:table-cell table:number-columns-repeated="16381"/>
        </table:table-row>
        <table:table-row table:style-name="ro1">
          <table:table-cell office:value-type="float" table:style-name="ce1" office:value="57.9">
            <text:p>57.9</text:p>
          </table:table-cell>
          <table:table-cell office:value-type="float" table:style-name="ce1" office:value="0.847121921382">
            <text:p>0.847122</text:p>
          </table:table-cell>
          <table:table-cell office:value-type="float" table:style-name="ce1" office:value="0.531398579518">
            <text:p>0.531399</text:p>
          </table:table-cell>
          <table:table-cell table:number-columns-repeated="16381"/>
        </table:table-row>
        <table:table-row table:style-name="ro1">
          <table:table-cell office:value-type="float" table:style-name="ce1" office:value="58.0">
            <text:p>58</text:p>
          </table:table-cell>
          <table:table-cell office:value-type="float" table:style-name="ce1" office:value="0.848048096156">
            <text:p>0.848048</text:p>
          </table:table-cell>
          <table:table-cell office:value-type="float" table:style-name="ce1" office:value="0.529919264233">
            <text:p>0.529919</text:p>
          </table:table-cell>
          <table:table-cell table:number-columns-repeated="16381"/>
        </table:table-row>
        <table:table-row table:style-name="ro1">
          <table:table-cell office:value-type="float" table:style-name="ce1" office:value="58.1">
            <text:p>58.1</text:p>
          </table:table-cell>
          <table:table-cell office:value-type="float" table:style-name="ce1" office:value="0.848971687629">
            <text:p>0.848972</text:p>
          </table:table-cell>
          <table:table-cell office:value-type="float" table:style-name="ce1" office:value="0.528438334722">
            <text:p>0.528438</text:p>
          </table:table-cell>
          <table:table-cell table:number-columns-repeated="16381"/>
        </table:table-row>
        <table:table-row table:style-name="ro1">
          <table:table-cell office:value-type="float" table:style-name="ce1" office:value="58.2">
            <text:p>58.2</text:p>
          </table:table-cell>
          <table:table-cell office:value-type="float" table:style-name="ce1" office:value="0.849892692987">
            <text:p>0.849893</text:p>
          </table:table-cell>
          <table:table-cell office:value-type="float" table:style-name="ce1" office:value="0.526955795497">
            <text:p>0.526956</text:p>
          </table:table-cell>
          <table:table-cell table:number-columns-repeated="16381"/>
        </table:table-row>
        <table:table-row table:style-name="ro1">
          <table:table-cell office:value-type="float" table:style-name="ce1" office:value="58.3">
            <text:p>58.3</text:p>
          </table:table-cell>
          <table:table-cell office:value-type="float" table:style-name="ce1" office:value="0.850811109424">
            <text:p>0.850811</text:p>
          </table:table-cell>
          <table:table-cell office:value-type="float" table:style-name="ce1" office:value="0.525471651072">
            <text:p>0.525472</text:p>
          </table:table-cell>
          <table:table-cell table:number-columns-repeated="16381"/>
        </table:table-row>
        <table:table-row table:style-name="ro1">
          <table:table-cell office:value-type="float" table:style-name="ce1" office:value="58.4">
            <text:p>58.4</text:p>
          </table:table-cell>
          <table:table-cell office:value-type="float" table:style-name="ce1" office:value="0.851726934143">
            <text:p>0.851727</text:p>
          </table:table-cell>
          <table:table-cell office:value-type="float" table:style-name="ce1" office:value="0.52398590597">
            <text:p>0.523986</text:p>
          </table:table-cell>
          <table:table-cell table:number-columns-repeated="16381"/>
        </table:table-row>
        <table:table-row table:style-name="ro1">
          <table:table-cell office:value-type="float" table:style-name="ce1" office:value="58.5">
            <text:p>58.5</text:p>
          </table:table-cell>
          <table:table-cell office:value-type="float" table:style-name="ce1" office:value="0.852640164354">
            <text:p>0.85264</text:p>
          </table:table-cell>
          <table:table-cell office:value-type="float" table:style-name="ce1" office:value="0.522498564716">
            <text:p>0.522499</text:p>
          </table:table-cell>
          <table:table-cell table:number-columns-repeated="16381"/>
        </table:table-row>
        <table:table-row table:style-name="ro1">
          <table:table-cell office:value-type="float" table:style-name="ce1" office:value="58.6">
            <text:p>58.6</text:p>
          </table:table-cell>
          <table:table-cell office:value-type="float" table:style-name="ce1" office:value="0.853550797275">
            <text:p>0.853551</text:p>
          </table:table-cell>
          <table:table-cell office:value-type="float" table:style-name="ce1" office:value="0.521009631841">
            <text:p>0.52101</text:p>
          </table:table-cell>
          <table:table-cell table:number-columns-repeated="16381"/>
        </table:table-row>
        <table:table-row table:style-name="ro1">
          <table:table-cell office:value-type="float" table:style-name="ce1" office:value="58.7">
            <text:p>58.7</text:p>
          </table:table-cell>
          <table:table-cell office:value-type="float" table:style-name="ce1" office:value="0.854458830133">
            <text:p>0.854459</text:p>
          </table:table-cell>
          <table:table-cell office:value-type="float" table:style-name="ce1" office:value="0.51951911188">
            <text:p>0.519519</text:p>
          </table:table-cell>
          <table:table-cell table:number-columns-repeated="16381"/>
        </table:table-row>
        <table:table-row table:style-name="ro1">
          <table:table-cell office:value-type="float" table:style-name="ce1" office:value="58.8">
            <text:p>58.8</text:p>
          </table:table-cell>
          <table:table-cell office:value-type="float" table:style-name="ce1" office:value="0.855364260161">
            <text:p>0.855364</text:p>
          </table:table-cell>
          <table:table-cell office:value-type="float" table:style-name="ce1" office:value="0.518027009373">
            <text:p>0.518027</text:p>
          </table:table-cell>
          <table:table-cell table:number-columns-repeated="16381"/>
        </table:table-row>
        <table:table-row table:style-name="ro1">
          <table:table-cell office:value-type="float" table:style-name="ce1" office:value="58.9">
            <text:p>58.9</text:p>
          </table:table-cell>
          <table:table-cell office:value-type="float" table:style-name="ce1" office:value="0.8562670846">
            <text:p>0.856267</text:p>
          </table:table-cell>
          <table:table-cell office:value-type="float" table:style-name="ce1" office:value="0.516533328867">
            <text:p>0.516533</text:p>
          </table:table-cell>
          <table:table-cell table:number-columns-repeated="16381"/>
        </table:table-row>
        <table:table-row table:style-name="ro1">
          <table:table-cell office:value-type="float" table:style-name="ce1" office:value="59.0">
            <text:p>59</text:p>
          </table:table-cell>
          <table:table-cell office:value-type="float" table:style-name="ce1" office:value="0.857167300702">
            <text:p>0.857167</text:p>
          </table:table-cell>
          <table:table-cell office:value-type="float" table:style-name="ce1" office:value="0.51503807491">
            <text:p>0.515038</text:p>
          </table:table-cell>
          <table:table-cell table:number-columns-repeated="16381"/>
        </table:table-row>
        <table:table-row table:style-name="ro1">
          <table:table-cell office:value-type="float" table:style-name="ce1" office:value="59.1">
            <text:p>59.1</text:p>
          </table:table-cell>
          <table:table-cell office:value-type="float" table:style-name="ce1" office:value="0.858064905724">
            <text:p>0.858065</text:p>
          </table:table-cell>
          <table:table-cell office:value-type="float" table:style-name="ce1" office:value="0.513541252058">
            <text:p>0.513541</text:p>
          </table:table-cell>
          <table:table-cell table:number-columns-repeated="16381"/>
        </table:table-row>
        <table:table-row table:style-name="ro1">
          <table:table-cell office:value-type="float" table:style-name="ce1" office:value="59.2">
            <text:p>59.2</text:p>
          </table:table-cell>
          <table:table-cell office:value-type="float" table:style-name="ce1" office:value="0.858959896931">
            <text:p>0.85896</text:p>
          </table:table-cell>
          <table:table-cell office:value-type="float" table:style-name="ce1" office:value="0.512042864871">
            <text:p>0.512043</text:p>
          </table:table-cell>
          <table:table-cell table:number-columns-repeated="16381"/>
        </table:table-row>
        <table:table-row table:style-name="ro1">
          <table:table-cell office:value-type="float" table:style-name="ce1" office:value="59.3">
            <text:p>59.3</text:p>
          </table:table-cell>
          <table:table-cell office:value-type="float" table:style-name="ce1" office:value="0.859852271597">
            <text:p>0.859852</text:p>
          </table:table-cell>
          <table:table-cell office:value-type="float" table:style-name="ce1" office:value="0.510542917912">
            <text:p>0.510543</text:p>
          </table:table-cell>
          <table:table-cell table:number-columns-repeated="16381"/>
        </table:table-row>
        <table:table-row table:style-name="ro1">
          <table:table-cell office:value-type="float" table:style-name="ce1" office:value="59.4">
            <text:p>59.4</text:p>
          </table:table-cell>
          <table:table-cell office:value-type="float" table:style-name="ce1" office:value="0.860742027004">
            <text:p>0.860742</text:p>
          </table:table-cell>
          <table:table-cell office:value-type="float" table:style-name="ce1" office:value="0.50904141575">
            <text:p>0.509041</text:p>
          </table:table-cell>
          <table:table-cell table:number-columns-repeated="16381"/>
        </table:table-row>
        <table:table-row table:style-name="ro1">
          <table:table-cell office:value-type="float" table:style-name="ce1" office:value="59.5">
            <text:p>59.5</text:p>
          </table:table-cell>
          <table:table-cell office:value-type="float" table:style-name="ce1" office:value="0.861629160442">
            <text:p>0.861629</text:p>
          </table:table-cell>
          <table:table-cell office:value-type="float" table:style-name="ce1" office:value="0.507538362961">
            <text:p>0.507538</text:p>
          </table:table-cell>
          <table:table-cell table:number-columns-repeated="16381"/>
        </table:table-row>
        <table:table-row table:style-name="ro1">
          <table:table-cell office:value-type="float" table:style-name="ce1" office:value="59.6">
            <text:p>59.6</text:p>
          </table:table-cell>
          <table:table-cell office:value-type="float" table:style-name="ce1" office:value="0.862513669207">
            <text:p>0.862514</text:p>
          </table:table-cell>
          <table:table-cell office:value-type="float" table:style-name="ce1" office:value="0.506033764121">
            <text:p>0.506034</text:p>
          </table:table-cell>
          <table:table-cell table:number-columns-repeated="16381"/>
        </table:table-row>
        <table:table-row table:style-name="ro1">
          <table:table-cell office:value-type="float" table:style-name="ce1" office:value="59.7">
            <text:p>59.7</text:p>
          </table:table-cell>
          <table:table-cell office:value-type="float" table:style-name="ce1" office:value="0.863395550607">
            <text:p>0.863396</text:p>
          </table:table-cell>
          <table:table-cell office:value-type="float" table:style-name="ce1" office:value="0.504527623815">
            <text:p>0.5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59.8">
            <text:p>59.8</text:p>
          </table:table-cell>
          <table:table-cell office:value-type="float" table:style-name="ce1" office:value="0.864274801954">
            <text:p>0.864275</text:p>
          </table:table-cell>
          <table:table-cell office:value-type="float" table:style-name="ce1" office:value="0.50301994663">
            <text:p>0.50302</text:p>
          </table:table-cell>
          <table:table-cell table:number-columns-repeated="16381"/>
        </table:table-row>
        <table:table-row table:style-name="ro1">
          <table:table-cell office:value-type="float" table:style-name="ce1" office:value="59.9">
            <text:p>59.9</text:p>
          </table:table-cell>
          <table:table-cell office:value-type="float" table:style-name="ce1" office:value="0.86515142057">
            <text:p>0.865151</text:p>
          </table:table-cell>
          <table:table-cell office:value-type="float" table:style-name="ce1" office:value="0.501510737159">
            <text:p>0.501511</text:p>
          </table:table-cell>
          <table:table-cell table:number-columns-repeated="16381"/>
        </table:table-row>
        <table:table-row table:style-name="ro1">
          <table:table-cell office:value-type="float" table:style-name="ce1" office:value="60.0">
            <text:p>60</text:p>
          </table:table-cell>
          <table:table-cell office:value-type="float" table:style-name="ce1" office:value="0.866025403784">
            <text:p>0.866025</text:p>
          </table:table-cell>
          <table:table-cell office:value-type="float" table:style-name="ce1" office:value="0.5">
            <text:p>0.5</text:p>
          </table:table-cell>
          <table:table-cell table:number-columns-repeated="16381"/>
        </table:table-row>
        <table:table-row table:style-name="ro1">
          <table:table-cell office:value-type="float" table:style-name="ce1" office:value="60.1">
            <text:p>60.1</text:p>
          </table:table-cell>
          <table:table-cell office:value-type="float" table:style-name="ce1" office:value="0.866896748936">
            <text:p>0.866897</text:p>
          </table:table-cell>
          <table:table-cell office:value-type="float" table:style-name="ce1" office:value="0.498487739754">
            <text:p>0.498488</text:p>
          </table:table-cell>
          <table:table-cell table:number-columns-repeated="16381"/>
        </table:table-row>
        <table:table-row table:style-name="ro1">
          <table:table-cell office:value-type="float" table:style-name="ce1" office:value="60.2">
            <text:p>60.2</text:p>
          </table:table-cell>
          <table:table-cell office:value-type="float" table:style-name="ce1" office:value="0.867765453369">
            <text:p>0.867765</text:p>
          </table:table-cell>
          <table:table-cell office:value-type="float" table:style-name="ce1" office:value="0.496973961028">
            <text:p>0.496974</text:p>
          </table:table-cell>
          <table:table-cell table:number-columns-repeated="16381"/>
        </table:table-row>
        <table:table-row table:style-name="ro1">
          <table:table-cell office:value-type="float" table:style-name="ce1" office:value="60.3">
            <text:p>60.3</text:p>
          </table:table-cell>
          <table:table-cell office:value-type="float" table:style-name="ce1" office:value="0.868631514438">
            <text:p>0.868632</text:p>
          </table:table-cell>
          <table:table-cell office:value-type="float" table:style-name="ce1" office:value="0.495458668432">
            <text:p>0.495459</text:p>
          </table:table-cell>
          <table:table-cell table:number-columns-repeated="16381"/>
        </table:table-row>
        <table:table-row table:style-name="ro1">
          <table:table-cell office:value-type="float" table:style-name="ce1" office:value="60.4">
            <text:p>60.4</text:p>
          </table:table-cell>
          <table:table-cell office:value-type="float" table:style-name="ce1" office:value="0.869494929505">
            <text:p>0.869495</text:p>
          </table:table-cell>
          <table:table-cell office:value-type="float" table:style-name="ce1" office:value="0.493941866584">
            <text:p>0.4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60.5">
            <text:p>60.5</text:p>
          </table:table-cell>
          <table:table-cell office:value-type="float" table:style-name="ce1" office:value="0.87035569594">
            <text:p>0.870356</text:p>
          </table:table-cell>
          <table:table-cell office:value-type="float" table:style-name="ce1" office:value="0.492423560103">
            <text:p>0.492424</text:p>
          </table:table-cell>
          <table:table-cell table:number-columns-repeated="16381"/>
        </table:table-row>
        <table:table-row table:style-name="ro1">
          <table:table-cell office:value-type="float" table:style-name="ce1" office:value="60.6">
            <text:p>60.6</text:p>
          </table:table-cell>
          <table:table-cell office:value-type="float" table:style-name="ce1" office:value="0.87121381112">
            <text:p>0.871214</text:p>
          </table:table-cell>
          <table:table-cell office:value-type="float" table:style-name="ce1" office:value="0.490903753615">
            <text:p>0.490904</text:p>
          </table:table-cell>
          <table:table-cell table:number-columns-repeated="16381"/>
        </table:table-row>
        <table:table-row table:style-name="ro1">
          <table:table-cell office:value-type="float" table:style-name="ce1" office:value="60.7">
            <text:p>60.7</text:p>
          </table:table-cell>
          <table:table-cell office:value-type="float" table:style-name="ce1" office:value="0.872069272432">
            <text:p>0.872069</text:p>
          </table:table-cell>
          <table:table-cell office:value-type="float" table:style-name="ce1" office:value="0.489382451749">
            <text:p>0.489382</text:p>
          </table:table-cell>
          <table:table-cell table:number-columns-repeated="16381"/>
        </table:table-row>
        <table:table-row table:style-name="ro1">
          <table:table-cell office:value-type="float" table:style-name="ce1" office:value="60.8">
            <text:p>60.8</text:p>
          </table:table-cell>
          <table:table-cell office:value-type="float" table:style-name="ce1" office:value="0.87292207727">
            <text:p>0.872922</text:p>
          </table:table-cell>
          <table:table-cell office:value-type="float" table:style-name="ce1" office:value="0.487859659139">
            <text:p>0.48786</text:p>
          </table:table-cell>
          <table:table-cell table:number-columns-repeated="16381"/>
        </table:table-row>
        <table:table-row table:style-name="ro1">
          <table:table-cell office:value-type="float" table:style-name="ce1" office:value="60.9">
            <text:p>60.9</text:p>
          </table:table-cell>
          <table:table-cell office:value-type="float" table:style-name="ce1" office:value="0.873772223035">
            <text:p>0.873772</text:p>
          </table:table-cell>
          <table:table-cell office:value-type="float" table:style-name="ce1" office:value="0.486335380423">
            <text:p>0.486335</text:p>
          </table:table-cell>
          <table:table-cell table:number-columns-repeated="16381"/>
        </table:table-row>
        <table:table-row table:style-name="ro1">
          <table:table-cell office:value-type="float" table:style-name="ce1" office:value="61.0">
            <text:p>61</text:p>
          </table:table-cell>
          <table:table-cell office:value-type="float" table:style-name="ce1" office:value="0.874619707139">
            <text:p>0.87462</text:p>
          </table:table-cell>
          <table:table-cell office:value-type="float" table:style-name="ce1" office:value="0.484809620246">
            <text:p>0.48481</text:p>
          </table:table-cell>
          <table:table-cell table:number-columns-repeated="16381"/>
        </table:table-row>
        <table:table-row table:style-name="ro1">
          <table:table-cell office:value-type="float" table:style-name="ce1" office:value="61.1">
            <text:p>61.1</text:p>
          </table:table-cell>
          <table:table-cell office:value-type="float" table:style-name="ce1" office:value="0.875464527">
            <text:p>0.875465</text:p>
          </table:table-cell>
          <table:table-cell office:value-type="float" table:style-name="ce1" office:value="0.483282383255">
            <text:p>0.483282</text:p>
          </table:table-cell>
          <table:table-cell table:number-columns-repeated="16381"/>
        </table:table-row>
        <table:table-row table:style-name="ro1">
          <table:table-cell office:value-type="float" table:style-name="ce1" office:value="61.2">
            <text:p>61.2</text:p>
          </table:table-cell>
          <table:table-cell office:value-type="float" table:style-name="ce1" office:value="0.876306680044">
            <text:p>0.876307</text:p>
          </table:table-cell>
          <table:table-cell office:value-type="float" table:style-name="ce1" office:value="0.481753674102">
            <text:p>0.481754</text:p>
          </table:table-cell>
          <table:table-cell table:number-columns-repeated="16381"/>
        </table:table-row>
        <table:table-row table:style-name="ro1">
          <table:table-cell office:value-type="float" table:style-name="ce1" office:value="61.3">
            <text:p>61.3</text:p>
          </table:table-cell>
          <table:table-cell office:value-type="float" table:style-name="ce1" office:value="0.877146163706">
            <text:p>0.877146</text:p>
          </table:table-cell>
          <table:table-cell office:value-type="float" table:style-name="ce1" office:value="0.480223497443">
            <text:p>0.480223</text:p>
          </table:table-cell>
          <table:table-cell table:number-columns-repeated="16381"/>
        </table:table-row>
        <table:table-row table:style-name="ro1">
          <table:table-cell office:value-type="float" table:style-name="ce1" office:value="61.4">
            <text:p>61.4</text:p>
          </table:table-cell>
          <table:table-cell office:value-type="float" table:style-name="ce1" office:value="0.877982975428">
            <text:p>0.877983</text:p>
          </table:table-cell>
          <table:table-cell office:value-type="float" table:style-name="ce1" office:value="0.478691857941">
            <text:p>0.478692</text:p>
          </table:table-cell>
          <table:table-cell table:number-columns-repeated="16381"/>
        </table:table-row>
        <table:table-row table:style-name="ro1">
          <table:table-cell office:value-type="float" table:style-name="ce1" office:value="61.5">
            <text:p>61.5</text:p>
          </table:table-cell>
          <table:table-cell office:value-type="float" table:style-name="ce1" office:value="0.878817112662">
            <text:p>0.878817</text:p>
          </table:table-cell>
          <table:table-cell office:value-type="float" table:style-name="ce1" office:value="0.47715876026">
            <text:p>0.477159</text:p>
          </table:table-cell>
          <table:table-cell table:number-columns-repeated="16381"/>
        </table:table-row>
        <table:table-row table:style-name="ro1">
          <table:table-cell office:value-type="float" table:style-name="ce1" office:value="61.6">
            <text:p>61.6</text:p>
          </table:table-cell>
          <table:table-cell office:value-type="float" table:style-name="ce1" office:value="0.879648572867">
            <text:p>0.879649</text:p>
          </table:table-cell>
          <table:table-cell office:value-type="float" table:style-name="ce1" office:value="0.47562420907">
            <text:p>0.475624</text:p>
          </table:table-cell>
          <table:table-cell table:number-columns-repeated="16381"/>
        </table:table-row>
        <table:table-row table:style-name="ro1">
          <table:table-cell office:value-type="float" table:style-name="ce1" office:value="61.7">
            <text:p>61.7</text:p>
          </table:table-cell>
          <table:table-cell office:value-type="float" table:style-name="ce1" office:value="0.880477353509">
            <text:p>0.880477</text:p>
          </table:table-cell>
          <table:table-cell office:value-type="float" table:style-name="ce1" office:value="0.474088209047">
            <text:p>0.474088</text:p>
          </table:table-cell>
          <table:table-cell table:number-columns-repeated="16381"/>
        </table:table-row>
        <table:table-row table:style-name="ro1">
          <table:table-cell office:value-type="float" table:style-name="ce1" office:value="61.8">
            <text:p>61.8</text:p>
          </table:table-cell>
          <table:table-cell office:value-type="float" table:style-name="ce1" office:value="0.881303452065">
            <text:p>0.881303</text:p>
          </table:table-cell>
          <table:table-cell office:value-type="float" table:style-name="ce1" office:value="0.472550764869">
            <text:p>0.472551</text:p>
          </table:table-cell>
          <table:table-cell table:number-columns-repeated="16381"/>
        </table:table-row>
        <table:table-row table:style-name="ro1">
          <table:table-cell office:value-type="float" table:style-name="ce1" office:value="61.9">
            <text:p>61.9</text:p>
          </table:table-cell>
          <table:table-cell office:value-type="float" table:style-name="ce1" office:value="0.882126866018">
            <text:p>0.882127</text:p>
          </table:table-cell>
          <table:table-cell office:value-type="float" table:style-name="ce1" office:value="0.471011881219">
            <text:p>0.471012</text:p>
          </table:table-cell>
          <table:table-cell table:number-columns-repeated="16381"/>
        </table:table-row>
        <table:table-row table:style-name="ro1">
          <table:table-cell office:value-type="float" table:style-name="ce1" office:value="62.0">
            <text:p>62</text:p>
          </table:table-cell>
          <table:table-cell office:value-type="float" table:style-name="ce1" office:value="0.882947592859">
            <text:p>0.882948</text:p>
          </table:table-cell>
          <table:table-cell office:value-type="float" table:style-name="ce1" office:value="0.469471562786">
            <text:p>0.469472</text:p>
          </table:table-cell>
          <table:table-cell table:number-columns-repeated="16381"/>
        </table:table-row>
        <table:table-row table:style-name="ro1">
          <table:table-cell office:value-type="float" table:style-name="ce1" office:value="62.1">
            <text:p>62.1</text:p>
          </table:table-cell>
          <table:table-cell office:value-type="float" table:style-name="ce1" office:value="0.883765630089">
            <text:p>0.883766</text:p>
          </table:table-cell>
          <table:table-cell office:value-type="float" table:style-name="ce1" office:value="0.467929814261">
            <text:p>0.46793</text:p>
          </table:table-cell>
          <table:table-cell table:number-columns-repeated="16381"/>
        </table:table-row>
        <table:table-row table:style-name="ro1">
          <table:table-cell office:value-type="float" table:style-name="ce1" office:value="62.2">
            <text:p>62.2</text:p>
          </table:table-cell>
          <table:table-cell office:value-type="float" table:style-name="ce1" office:value="0.884580975215">
            <text:p>0.884581</text:p>
          </table:table-cell>
          <table:table-cell office:value-type="float" table:style-name="ce1" office:value="0.46638664034">
            <text:p>0.466387</text:p>
          </table:table-cell>
          <table:table-cell table:number-columns-repeated="16381"/>
        </table:table-row>
        <table:table-row table:style-name="ro1">
          <table:table-cell office:value-type="float" table:style-name="ce1" office:value="62.3">
            <text:p>62.3</text:p>
          </table:table-cell>
          <table:table-cell office:value-type="float" table:style-name="ce1" office:value="0.885393625754">
            <text:p>0.885394</text:p>
          </table:table-cell>
          <table:table-cell office:value-type="float" table:style-name="ce1" office:value="0.464842045725">
            <text:p>0.464842</text:p>
          </table:table-cell>
          <table:table-cell table:number-columns-repeated="16381"/>
        </table:table-row>
        <table:table-row table:style-name="ro1">
          <table:table-cell office:value-type="float" table:style-name="ce1" office:value="62.4">
            <text:p>62.4</text:p>
          </table:table-cell>
          <table:table-cell office:value-type="float" table:style-name="ce1" office:value="0.886203579231">
            <text:p>0.886204</text:p>
          </table:table-cell>
          <table:table-cell office:value-type="float" table:style-name="ce1" office:value="0.46329603512">
            <text:p>0.463296</text:p>
          </table:table-cell>
          <table:table-cell table:number-columns-repeated="16381"/>
        </table:table-row>
        <table:table-row table:style-name="ro1">
          <table:table-cell office:value-type="float" table:style-name="ce1" office:value="62.5">
            <text:p>62.5</text:p>
          </table:table-cell>
          <table:table-cell office:value-type="float" table:style-name="ce1" office:value="0.887010833178">
            <text:p>0.887011</text:p>
          </table:table-cell>
          <table:table-cell office:value-type="float" table:style-name="ce1" office:value="0.461748613235">
            <text:p>0.461749</text:p>
          </table:table-cell>
          <table:table-cell table:number-columns-repeated="16381"/>
        </table:table-row>
        <table:table-row table:style-name="ro1">
          <table:table-cell office:value-type="float" table:style-name="ce1" office:value="62.6">
            <text:p>62.6</text:p>
          </table:table-cell>
          <table:table-cell office:value-type="float" table:style-name="ce1" office:value="0.887815385136">
            <text:p>0.887815</text:p>
          </table:table-cell>
          <table:table-cell office:value-type="float" table:style-name="ce1" office:value="0.460199784784">
            <text:p>0.4602</text:p>
          </table:table-cell>
          <table:table-cell table:number-columns-repeated="16381"/>
        </table:table-row>
        <table:table-row table:style-name="ro1">
          <table:table-cell office:value-type="float" table:style-name="ce1" office:value="62.7">
            <text:p>62.7</text:p>
          </table:table-cell>
          <table:table-cell office:value-type="float" table:style-name="ce1" office:value="0.888617232655">
            <text:p>0.888617</text:p>
          </table:table-cell>
          <table:table-cell office:value-type="float" table:style-name="ce1" office:value="0.458649554484">
            <text:p>0.45865</text:p>
          </table:table-cell>
          <table:table-cell table:number-columns-repeated="16381"/>
        </table:table-row>
        <table:table-row table:style-name="ro1">
          <table:table-cell office:value-type="float" table:style-name="ce1" office:value="62.8">
            <text:p>62.8</text:p>
          </table:table-cell>
          <table:table-cell office:value-type="float" table:style-name="ce1" office:value="0.889416373291">
            <text:p>0.889416</text:p>
          </table:table-cell>
          <table:table-cell office:value-type="float" table:style-name="ce1" office:value="0.457097927059">
            <text:p>0.457098</text:p>
          </table:table-cell>
          <table:table-cell table:number-columns-repeated="16381"/>
        </table:table-row>
        <table:table-row table:style-name="ro1">
          <table:table-cell office:value-type="float" table:style-name="ce1" office:value="62.9">
            <text:p>62.9</text:p>
          </table:table-cell>
          <table:table-cell office:value-type="float" table:style-name="ce1" office:value="0.890212804611">
            <text:p>0.890213</text:p>
          </table:table-cell>
          <table:table-cell office:value-type="float" table:style-name="ce1" office:value="0.455544907234">
            <text:p>0.455545</text:p>
          </table:table-cell>
          <table:table-cell table:number-columns-repeated="16381"/>
        </table:table-row>
        <table:table-row table:style-name="ro1">
          <table:table-cell office:value-type="float" table:style-name="ce1" office:value="63.0">
            <text:p>63</text:p>
          </table:table-cell>
          <table:table-cell office:value-type="float" table:style-name="ce1" office:value="0.891006524188">
            <text:p>0.891007</text:p>
          </table:table-cell>
          <table:table-cell office:value-type="float" table:style-name="ce1" office:value="0.45399049974">
            <text:p>0.45399</text:p>
          </table:table-cell>
          <table:table-cell table:number-columns-repeated="16381"/>
        </table:table-row>
        <table:table-row table:style-name="ro1">
          <table:table-cell office:value-type="float" table:style-name="ce1" office:value="63.1">
            <text:p>63.1</text:p>
          </table:table-cell>
          <table:table-cell office:value-type="float" table:style-name="ce1" office:value="0.891797529605">
            <text:p>0.891798</text:p>
          </table:table-cell>
          <table:table-cell office:value-type="float" table:style-name="ce1" office:value="0.452434709312">
            <text:p>0.452435</text:p>
          </table:table-cell>
          <table:table-cell table:number-columns-repeated="16381"/>
        </table:table-row>
        <table:table-row table:style-name="ro1">
          <table:table-cell office:value-type="float" table:style-name="ce1" office:value="63.2">
            <text:p>63.2</text:p>
          </table:table-cell>
          <table:table-cell office:value-type="float" table:style-name="ce1" office:value="0.892585818452">
            <text:p>0.892586</text:p>
          </table:table-cell>
          <table:table-cell office:value-type="float" table:style-name="ce1" office:value="0.450877540689">
            <text:p>0.450878</text:p>
          </table:table-cell>
          <table:table-cell table:number-columns-repeated="16381"/>
        </table:table-row>
        <table:table-row table:style-name="ro1">
          <table:table-cell office:value-type="float" table:style-name="ce1" office:value="63.3">
            <text:p>63.3</text:p>
          </table:table-cell>
          <table:table-cell office:value-type="float" table:style-name="ce1" office:value="0.893371388328">
            <text:p>0.893371</text:p>
          </table:table-cell>
          <table:table-cell office:value-type="float" table:style-name="ce1" office:value="0.449318998616">
            <text:p>0.449319</text:p>
          </table:table-cell>
          <table:table-cell table:number-columns-repeated="16381"/>
        </table:table-row>
        <table:table-row table:style-name="ro1">
          <table:table-cell office:value-type="float" table:style-name="ce1" office:value="63.4">
            <text:p>63.4</text:p>
          </table:table-cell>
          <table:table-cell office:value-type="float" table:style-name="ce1" office:value="0.894154236839">
            <text:p>0.894154</text:p>
          </table:table-cell>
          <table:table-cell office:value-type="float" table:style-name="ce1" office:value="0.447759087839">
            <text:p>0.447759</text:p>
          </table:table-cell>
          <table:table-cell table:number-columns-repeated="16381"/>
        </table:table-row>
        <table:table-row table:style-name="ro1">
          <table:table-cell office:value-type="float" table:style-name="ce1" office:value="63.5">
            <text:p>63.5</text:p>
          </table:table-cell>
          <table:table-cell office:value-type="float" table:style-name="ce1" office:value="0.894934361602">
            <text:p>0.894934</text:p>
          </table:table-cell>
          <table:table-cell office:value-type="float" table:style-name="ce1" office:value="0.44619781311">
            <text:p>0.446198</text:p>
          </table:table-cell>
          <table:table-cell table:number-columns-repeated="16381"/>
        </table:table-row>
        <table:table-row table:style-name="ro1">
          <table:table-cell office:value-type="float" table:style-name="ce1" office:value="63.6">
            <text:p>63.6</text:p>
          </table:table-cell>
          <table:table-cell office:value-type="float" table:style-name="ce1" office:value="0.895711760239">
            <text:p>0.895712</text:p>
          </table:table-cell>
          <table:table-cell office:value-type="float" table:style-name="ce1" office:value="0.444635179185">
            <text:p>0.444635</text:p>
          </table:table-cell>
          <table:table-cell table:number-columns-repeated="16381"/>
        </table:table-row>
        <table:table-row table:style-name="ro1">
          <table:table-cell office:value-type="float" table:style-name="ce1" office:value="63.7">
            <text:p>63.7</text:p>
          </table:table-cell>
          <table:table-cell office:value-type="float" table:style-name="ce1" office:value="0.896486430383">
            <text:p>0.896486</text:p>
          </table:table-cell>
          <table:table-cell office:value-type="float" table:style-name="ce1" office:value="0.443071190824">
            <text:p>0.443071</text:p>
          </table:table-cell>
          <table:table-cell table:number-columns-repeated="16381"/>
        </table:table-row>
        <table:table-row table:style-name="ro1">
          <table:table-cell office:value-type="float" table:style-name="ce1" office:value="63.8">
            <text:p>63.8</text:p>
          </table:table-cell>
          <table:table-cell office:value-type="float" table:style-name="ce1" office:value="0.897258369674">
            <text:p>0.897258</text:p>
          </table:table-cell>
          <table:table-cell office:value-type="float" table:style-name="ce1" office:value="0.441505852792">
            <text:p>0.441506</text:p>
          </table:table-cell>
          <table:table-cell table:number-columns-repeated="16381"/>
        </table:table-row>
        <table:table-row table:style-name="ro1">
          <table:table-cell office:value-type="float" table:style-name="ce1" office:value="63.9">
            <text:p>63.9</text:p>
          </table:table-cell>
          <table:table-cell office:value-type="float" table:style-name="ce1" office:value="0.898027575761">
            <text:p>0.898028</text:p>
          </table:table-cell>
          <table:table-cell office:value-type="float" table:style-name="ce1" office:value="0.439939169856">
            <text:p>0.439939</text:p>
          </table:table-cell>
          <table:table-cell table:number-columns-repeated="16381"/>
        </table:table-row>
        <table:table-row table:style-name="ro1">
          <table:table-cell office:value-type="float" table:style-name="ce1" office:value="64.0">
            <text:p>64</text:p>
          </table:table-cell>
          <table:table-cell office:value-type="float" table:style-name="ce1" office:value="0.898794046299">
            <text:p>0.898794</text:p>
          </table:table-cell>
          <table:table-cell office:value-type="float" table:style-name="ce1" office:value="0.438371146789">
            <text:p>0.438371</text:p>
          </table:table-cell>
          <table:table-cell table:number-columns-repeated="16381"/>
        </table:table-row>
        <table:table-row table:style-name="ro1">
          <table:table-cell office:value-type="float" table:style-name="ce1" office:value="64.1">
            <text:p>64.1</text:p>
          </table:table-cell>
          <table:table-cell office:value-type="float" table:style-name="ce1" office:value="0.899557778955">
            <text:p>0.899558</text:p>
          </table:table-cell>
          <table:table-cell office:value-type="float" table:style-name="ce1" office:value="0.436801788368">
            <text:p>0.436802</text:p>
          </table:table-cell>
          <table:table-cell table:number-columns-repeated="16381"/>
        </table:table-row>
        <table:table-row table:style-name="ro1">
          <table:table-cell office:value-type="float" table:style-name="ce1" office:value="64.2">
            <text:p>64.2</text:p>
          </table:table-cell>
          <table:table-cell office:value-type="float" table:style-name="ce1" office:value="0.900318771402">
            <text:p>0.900319</text:p>
          </table:table-cell>
          <table:table-cell office:value-type="float" table:style-name="ce1" office:value="0.435231099372">
            <text:p>0.435231</text:p>
          </table:table-cell>
          <table:table-cell table:number-columns-repeated="16381"/>
        </table:table-row>
        <table:table-row table:style-name="ro1">
          <table:table-cell office:value-type="float" table:style-name="ce1" office:value="64.3">
            <text:p>64.3</text:p>
          </table:table-cell>
          <table:table-cell office:value-type="float" table:style-name="ce1" office:value="0.901077021322">
            <text:p>0.901077</text:p>
          </table:table-cell>
          <table:table-cell office:value-type="float" table:style-name="ce1" office:value="0.433659084588">
            <text:p>0.433659</text:p>
          </table:table-cell>
          <table:table-cell table:number-columns-repeated="16381"/>
        </table:table-row>
        <table:table-row table:style-name="ro1">
          <table:table-cell office:value-type="float" table:style-name="ce1" office:value="64.4">
            <text:p>64.4</text:p>
          </table:table-cell>
          <table:table-cell office:value-type="float" table:style-name="ce1" office:value="0.901832526405">
            <text:p>0.901833</text:p>
          </table:table-cell>
          <table:table-cell office:value-type="float" table:style-name="ce1" office:value="0.432085748802">
            <text:p>0.432086</text:p>
          </table:table-cell>
          <table:table-cell table:number-columns-repeated="16381"/>
        </table:table-row>
        <table:table-row table:style-name="ro1">
          <table:table-cell office:value-type="float" table:style-name="ce1" office:value="64.5">
            <text:p>64.5</text:p>
          </table:table-cell>
          <table:table-cell office:value-type="float" table:style-name="ce1" office:value="0.90258528435">
            <text:p>0.902585</text:p>
          </table:table-cell>
          <table:table-cell office:value-type="float" table:style-name="ce1" office:value="0.430511096808">
            <text:p>0.430511</text:p>
          </table:table-cell>
          <table:table-cell table:number-columns-repeated="16381"/>
        </table:table-row>
        <table:table-row table:style-name="ro1">
          <table:table-cell office:value-type="float" table:style-name="ce1" office:value="64.6">
            <text:p>64.6</text:p>
          </table:table-cell>
          <table:table-cell office:value-type="float" table:style-name="ce1" office:value="0.903335292863">
            <text:p>0.903335</text:p>
          </table:table-cell>
          <table:table-cell office:value-type="float" table:style-name="ce1" office:value="0.428935133403">
            <text:p>0.428935</text:p>
          </table:table-cell>
          <table:table-cell table:number-columns-repeated="16381"/>
        </table:table-row>
        <table:table-row table:style-name="ro1">
          <table:table-cell office:value-type="float" table:style-name="ce1" office:value="64.7">
            <text:p>64.7</text:p>
          </table:table-cell>
          <table:table-cell office:value-type="float" table:style-name="ce1" office:value="0.904082549661">
            <text:p>0.904083</text:p>
          </table:table-cell>
          <table:table-cell office:value-type="float" table:style-name="ce1" office:value="0.427357863387">
            <text:p>0.427358</text:p>
          </table:table-cell>
          <table:table-cell table:number-columns-repeated="16381"/>
        </table:table-row>
        <table:table-row table:style-name="ro1">
          <table:table-cell office:value-type="float" table:style-name="ce1" office:value="64.8">
            <text:p>64.8</text:p>
          </table:table-cell>
          <table:table-cell office:value-type="float" table:style-name="ce1" office:value="0.904827052466">
            <text:p>0.904827</text:p>
          </table:table-cell>
          <table:table-cell office:value-type="float" table:style-name="ce1" office:value="0.425779291565">
            <text:p>0.425779</text:p>
          </table:table-cell>
          <table:table-cell table:number-columns-repeated="16381"/>
        </table:table-row>
        <table:table-row table:style-name="ro1">
          <table:table-cell office:value-type="float" table:style-name="ce1" office:value="64.9">
            <text:p>64.9</text:p>
          </table:table-cell>
          <table:table-cell office:value-type="float" table:style-name="ce1" office:value="0.905568799011">
            <text:p>0.905569</text:p>
          </table:table-cell>
          <table:table-cell office:value-type="float" table:style-name="ce1" office:value="0.424199422745">
            <text:p>0.424199</text:p>
          </table:table-cell>
          <table:table-cell table:number-columns-repeated="16381"/>
        </table:table-row>
        <table:table-row table:style-name="ro1">
          <table:table-cell office:value-type="float" table:style-name="ce1" office:value="65.0">
            <text:p>65</text:p>
          </table:table-cell>
          <table:table-cell office:value-type="float" table:style-name="ce1" office:value="0.906307787037">
            <text:p>0.906308</text:p>
          </table:table-cell>
          <table:table-cell office:value-type="float" table:style-name="ce1" office:value="0.422618261741">
            <text:p>0.422618</text:p>
          </table:table-cell>
          <table:table-cell table:number-columns-repeated="16381"/>
        </table:table-row>
        <table:table-row table:style-name="ro1">
          <table:table-cell office:value-type="float" table:style-name="ce1" office:value="65.1">
            <text:p>65.1</text:p>
          </table:table-cell>
          <table:table-cell office:value-type="float" table:style-name="ce1" office:value="0.907044014291">
            <text:p>0.907044</text:p>
          </table:table-cell>
          <table:table-cell office:value-type="float" table:style-name="ce1" office:value="0.421035813367">
            <text:p>0.421036</text:p>
          </table:table-cell>
          <table:table-cell table:number-columns-repeated="16381"/>
        </table:table-row>
        <table:table-row table:style-name="ro1">
          <table:table-cell office:value-type="float" table:style-name="ce1" office:value="65.2">
            <text:p>65.2</text:p>
          </table:table-cell>
          <table:table-cell office:value-type="float" table:style-name="ce1" office:value="0.907777478533">
            <text:p>0.907777</text:p>
          </table:table-cell>
          <table:table-cell office:value-type="float" table:style-name="ce1" office:value="0.419452082446">
            <text:p>0.419452</text:p>
          </table:table-cell>
          <table:table-cell table:number-columns-repeated="16381"/>
        </table:table-row>
        <table:table-row table:style-name="ro1">
          <table:table-cell office:value-type="float" table:style-name="ce1" office:value="65.3">
            <text:p>65.3</text:p>
          </table:table-cell>
          <table:table-cell office:value-type="float" table:style-name="ce1" office:value="0.908508177527">
            <text:p>0.908508</text:p>
          </table:table-cell>
          <table:table-cell office:value-type="float" table:style-name="ce1" office:value="0.417867073801">
            <text:p>0.417867</text:p>
          </table:table-cell>
          <table:table-cell table:number-columns-repeated="16381"/>
        </table:table-row>
        <table:table-row table:style-name="ro1">
          <table:table-cell office:value-type="float" table:style-name="ce1" office:value="65.4">
            <text:p>65.4</text:p>
          </table:table-cell>
          <table:table-cell office:value-type="float" table:style-name="ce1" office:value="0.909236109047">
            <text:p>0.909236</text:p>
          </table:table-cell>
          <table:table-cell office:value-type="float" table:style-name="ce1" office:value="0.41628079226">
            <text:p>0.416281</text:p>
          </table:table-cell>
          <table:table-cell table:number-columns-repeated="16381"/>
        </table:table-row>
        <table:table-row table:style-name="ro1">
          <table:table-cell office:value-type="float" table:style-name="ce1" office:value="65.5">
            <text:p>65.5</text:p>
          </table:table-cell>
          <table:table-cell office:value-type="float" table:style-name="ce1" office:value="0.909961270877">
            <text:p>0.909961</text:p>
          </table:table-cell>
          <table:table-cell office:value-type="float" table:style-name="ce1" office:value="0.414693242656">
            <text:p>0.414693</text:p>
          </table:table-cell>
          <table:table-cell table:number-columns-repeated="16381"/>
        </table:table-row>
        <table:table-row table:style-name="ro1">
          <table:table-cell office:value-type="float" table:style-name="ce1" office:value="65.6">
            <text:p>65.6</text:p>
          </table:table-cell>
          <table:table-cell office:value-type="float" table:style-name="ce1" office:value="0.910683660806">
            <text:p>0.910684</text:p>
          </table:table-cell>
          <table:table-cell office:value-type="float" table:style-name="ce1" office:value="0.413104429825">
            <text:p>0.413104</text:p>
          </table:table-cell>
          <table:table-cell table:number-columns-repeated="16381"/>
        </table:table-row>
        <table:table-row table:style-name="ro1">
          <table:table-cell office:value-type="float" table:style-name="ce1" office:value="65.7">
            <text:p>65.7</text:p>
          </table:table-cell>
          <table:table-cell office:value-type="float" table:style-name="ce1" office:value="0.911403276635">
            <text:p>0.911403</text:p>
          </table:table-cell>
          <table:table-cell office:value-type="float" table:style-name="ce1" office:value="0.411514358605">
            <text:p>0.411514</text:p>
          </table:table-cell>
          <table:table-cell table:number-columns-repeated="16381"/>
        </table:table-row>
        <table:table-row table:style-name="ro1">
          <table:table-cell office:value-type="float" table:style-name="ce1" office:value="65.8">
            <text:p>65.8</text:p>
          </table:table-cell>
          <table:table-cell office:value-type="float" table:style-name="ce1" office:value="0.912120116172">
            <text:p>0.91212</text:p>
          </table:table-cell>
          <table:table-cell office:value-type="float" table:style-name="ce1" office:value="0.409923033842">
            <text:p>0.409923</text:p>
          </table:table-cell>
          <table:table-cell table:number-columns-repeated="16381"/>
        </table:table-row>
        <table:table-row table:style-name="ro1">
          <table:table-cell office:value-type="float" table:style-name="ce1" office:value="65.9">
            <text:p>65.9</text:p>
          </table:table-cell>
          <table:table-cell office:value-type="float" table:style-name="ce1" office:value="0.912834177233">
            <text:p>0.912834</text:p>
          </table:table-cell>
          <table:table-cell office:value-type="float" table:style-name="ce1" office:value="0.408330460381">
            <text:p>0.40833</text:p>
          </table:table-cell>
          <table:table-cell table:number-columns-repeated="16381"/>
        </table:table-row>
        <table:table-row table:style-name="ro1">
          <table:table-cell office:value-type="float" table:style-name="ce1" office:value="66.0">
            <text:p>66</text:p>
          </table:table-cell>
          <table:table-cell office:value-type="float" table:style-name="ce1" office:value="0.913545457643">
            <text:p>0.913545</text:p>
          </table:table-cell>
          <table:table-cell office:value-type="float" table:style-name="ce1" office:value="0.406736643076">
            <text:p>0.406737</text:p>
          </table:table-cell>
          <table:table-cell table:number-columns-repeated="16381"/>
        </table:table-row>
        <table:table-row table:style-name="ro1">
          <table:table-cell office:value-type="float" table:style-name="ce1" office:value="66.1">
            <text:p>66.1</text:p>
          </table:table-cell>
          <table:table-cell office:value-type="float" table:style-name="ce1" office:value="0.914253955234">
            <text:p>0.914254</text:p>
          </table:table-cell>
          <table:table-cell office:value-type="float" table:style-name="ce1" office:value="0.40514158678">
            <text:p>0.405142</text:p>
          </table:table-cell>
          <table:table-cell table:number-columns-repeated="16381"/>
        </table:table-row>
        <table:table-row table:style-name="ro1">
          <table:table-cell office:value-type="float" table:style-name="ce1" office:value="66.2">
            <text:p>66.2</text:p>
          </table:table-cell>
          <table:table-cell office:value-type="float" table:style-name="ce1" office:value="0.91495966785">
            <text:p>0.91496</text:p>
          </table:table-cell>
          <table:table-cell office:value-type="float" table:style-name="ce1" office:value="0.403545296352">
            <text:p>0.403545</text:p>
          </table:table-cell>
          <table:table-cell table:number-columns-repeated="16381"/>
        </table:table-row>
        <table:table-row table:style-name="ro1">
          <table:table-cell office:value-type="float" table:style-name="ce1" office:value="66.3">
            <text:p>66.3</text:p>
          </table:table-cell>
          <table:table-cell office:value-type="float" table:style-name="ce1" office:value="0.91566259334">
            <text:p>0.915663</text:p>
          </table:table-cell>
          <table:table-cell office:value-type="float" table:style-name="ce1" office:value="0.401947776656">
            <text:p>0.401948</text:p>
          </table:table-cell>
          <table:table-cell table:number-columns-repeated="16381"/>
        </table:table-row>
        <table:table-row table:style-name="ro1">
          <table:table-cell office:value-type="float" table:style-name="ce1" office:value="66.4">
            <text:p>66.4</text:p>
          </table:table-cell>
          <table:table-cell office:value-type="float" table:style-name="ce1" office:value="0.916362729562">
            <text:p>0.916363</text:p>
          </table:table-cell>
          <table:table-cell office:value-type="float" table:style-name="ce1" office:value="0.400349032557">
            <text:p>0.400349</text:p>
          </table:table-cell>
          <table:table-cell table:number-columns-repeated="16381"/>
        </table:table-row>
        <table:table-row table:style-name="ro1">
          <table:table-cell office:value-type="float" table:style-name="ce1" office:value="66.5">
            <text:p>66.5</text:p>
          </table:table-cell>
          <table:table-cell office:value-type="float" table:style-name="ce1" office:value="0.917060074385">
            <text:p>0.91706</text:p>
          </table:table-cell>
          <table:table-cell office:value-type="float" table:style-name="ce1" office:value="0.398749068925">
            <text:p>0.398749</text:p>
          </table:table-cell>
          <table:table-cell table:number-columns-repeated="16381"/>
        </table:table-row>
        <table:table-row table:style-name="ro1">
          <table:table-cell office:value-type="float" table:style-name="ce1" office:value="66.6">
            <text:p>66.6</text:p>
          </table:table-cell>
          <table:table-cell office:value-type="float" table:style-name="ce1" office:value="0.917754625684">
            <text:p>0.917755</text:p>
          </table:table-cell>
          <table:table-cell office:value-type="float" table:style-name="ce1" office:value="0.397147890635">
            <text:p>0.397148</text:p>
          </table:table-cell>
          <table:table-cell table:number-columns-repeated="16381"/>
        </table:table-row>
        <table:table-row table:style-name="ro1">
          <table:table-cell office:value-type="float" table:style-name="ce1" office:value="66.7">
            <text:p>66.7</text:p>
          </table:table-cell>
          <table:table-cell office:value-type="float" table:style-name="ce1" office:value="0.918446381343">
            <text:p>0.918446</text:p>
          </table:table-cell>
          <table:table-cell office:value-type="float" table:style-name="ce1" office:value="0.395545502563">
            <text:p>0.395546</text:p>
          </table:table-cell>
          <table:table-cell table:number-columns-repeated="16381"/>
        </table:table-row>
        <table:table-row table:style-name="ro1">
          <table:table-cell office:value-type="float" table:style-name="ce1" office:value="66.8">
            <text:p>66.8</text:p>
          </table:table-cell>
          <table:table-cell office:value-type="float" table:style-name="ce1" office:value="0.919135339255">
            <text:p>0.919135</text:p>
          </table:table-cell>
          <table:table-cell office:value-type="float" table:style-name="ce1" office:value="0.393941909591">
            <text:p>0.3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66.9">
            <text:p>66.9</text:p>
          </table:table-cell>
          <table:table-cell office:value-type="float" table:style-name="ce1" office:value="0.919821497322">
            <text:p>0.919821</text:p>
          </table:table-cell>
          <table:table-cell office:value-type="float" table:style-name="ce1" office:value="0.392337116604">
            <text:p>0.392337</text:p>
          </table:table-cell>
          <table:table-cell table:number-columns-repeated="16381"/>
        </table:table-row>
        <table:table-row table:style-name="ro1">
          <table:table-cell office:value-type="float" table:style-name="ce1" office:value="67.0">
            <text:p>67</text:p>
          </table:table-cell>
          <table:table-cell office:value-type="float" table:style-name="ce1" office:value="0.920504853452">
            <text:p>0.920505</text:p>
          </table:table-cell>
          <table:table-cell office:value-type="float" table:style-name="ce1" office:value="0.390731128489">
            <text:p>0.390731</text:p>
          </table:table-cell>
          <table:table-cell table:number-columns-repeated="16381"/>
        </table:table-row>
        <table:table-row table:style-name="ro1">
          <table:table-cell office:value-type="float" table:style-name="ce1" office:value="67.1">
            <text:p>67.1</text:p>
          </table:table-cell>
          <table:table-cell office:value-type="float" table:style-name="ce1" office:value="0.921185405566">
            <text:p>0.921185</text:p>
          </table:table-cell>
          <table:table-cell office:value-type="float" table:style-name="ce1" office:value="0.38912395014">
            <text:p>0.389124</text:p>
          </table:table-cell>
          <table:table-cell table:number-columns-repeated="16381"/>
        </table:table-row>
        <table:table-row table:style-name="ro1">
          <table:table-cell office:value-type="float" table:style-name="ce1" office:value="67.2">
            <text:p>67.2</text:p>
          </table:table-cell>
          <table:table-cell office:value-type="float" table:style-name="ce1" office:value="0.921863151589">
            <text:p>0.921863</text:p>
          </table:table-cell>
          <table:table-cell office:value-type="float" table:style-name="ce1" office:value="0.387515586452">
            <text:p>0.387516</text:p>
          </table:table-cell>
          <table:table-cell table:number-columns-repeated="16381"/>
        </table:table-row>
        <table:table-row table:style-name="ro1">
          <table:table-cell office:value-type="float" table:style-name="ce1" office:value="67.3">
            <text:p>67.3</text:p>
          </table:table-cell>
          <table:table-cell office:value-type="float" table:style-name="ce1" office:value="0.922538089456">
            <text:p>0.922538</text:p>
          </table:table-cell>
          <table:table-cell office:value-type="float" table:style-name="ce1" office:value="0.385906042324">
            <text:p>0.385906</text:p>
          </table:table-cell>
          <table:table-cell table:number-columns-repeated="16381"/>
        </table:table-row>
        <table:table-row table:style-name="ro1">
          <table:table-cell office:value-type="float" table:style-name="ce1" office:value="67.4">
            <text:p>67.4</text:p>
          </table:table-cell>
          <table:table-cell office:value-type="float" table:style-name="ce1" office:value="0.923210217113">
            <text:p>0.92321</text:p>
          </table:table-cell>
          <table:table-cell office:value-type="float" table:style-name="ce1" office:value="0.38429532266">
            <text:p>0.384295</text:p>
          </table:table-cell>
          <table:table-cell table:number-columns-repeated="16381"/>
        </table:table-row>
        <table:table-row table:style-name="ro1">
          <table:table-cell office:value-type="float" table:style-name="ce1" office:value="67.5">
            <text:p>67.5</text:p>
          </table:table-cell>
          <table:table-cell office:value-type="float" table:style-name="ce1" office:value="0.923879532511">
            <text:p>0.92388</text:p>
          </table:table-cell>
          <table:table-cell office:value-type="float" table:style-name="ce1" office:value="0.382683432365">
            <text:p>0.382683</text:p>
          </table:table-cell>
          <table:table-cell table:number-columns-repeated="16381"/>
        </table:table-row>
        <table:table-row table:style-name="ro1">
          <table:table-cell office:value-type="float" table:style-name="ce1" office:value="67.6">
            <text:p>67.6</text:p>
          </table:table-cell>
          <table:table-cell office:value-type="float" table:style-name="ce1" office:value="0.924546033612">
            <text:p>0.924546</text:p>
          </table:table-cell>
          <table:table-cell office:value-type="float" table:style-name="ce1" office:value="0.38107037635">
            <text:p>0.38107</text:p>
          </table:table-cell>
          <table:table-cell table:number-columns-repeated="16381"/>
        </table:table-row>
        <table:table-row table:style-name="ro1">
          <table:table-cell office:value-type="float" table:style-name="ce1" office:value="67.7">
            <text:p>67.7</text:p>
          </table:table-cell>
          <table:table-cell office:value-type="float" table:style-name="ce1" office:value="0.925209718386">
            <text:p>0.92521</text:p>
          </table:table-cell>
          <table:table-cell office:value-type="float" table:style-name="ce1" office:value="0.379456159529">
            <text:p>0.379456</text:p>
          </table:table-cell>
          <table:table-cell table:number-columns-repeated="16381"/>
        </table:table-row>
        <table:table-row table:style-name="ro1">
          <table:table-cell office:value-type="float" table:style-name="ce1" office:value="67.8">
            <text:p>67.8</text:p>
          </table:table-cell>
          <table:table-cell office:value-type="float" table:style-name="ce1" office:value="0.92587058481">
            <text:p>0.925871</text:p>
          </table:table-cell>
          <table:table-cell office:value-type="float" table:style-name="ce1" office:value="0.377840786818">
            <text:p>0.377841</text:p>
          </table:table-cell>
          <table:table-cell table:number-columns-repeated="16381"/>
        </table:table-row>
        <table:table-row table:style-name="ro1">
          <table:table-cell office:value-type="float" table:style-name="ce1" office:value="67.9">
            <text:p>67.9</text:p>
          </table:table-cell>
          <table:table-cell office:value-type="float" table:style-name="ce1" office:value="0.926528630872">
            <text:p>0.926529</text:p>
          </table:table-cell>
          <table:table-cell office:value-type="float" table:style-name="ce1" office:value="0.376224263139">
            <text:p>0.376224</text:p>
          </table:table-cell>
          <table:table-cell table:number-columns-repeated="16381"/>
        </table:table-row>
        <table:table-row table:style-name="ro1">
          <table:table-cell office:value-type="float" table:style-name="ce1" office:value="68.0">
            <text:p>68</text:p>
          </table:table-cell>
          <table:table-cell office:value-type="float" table:style-name="ce1" office:value="0.927183854567">
            <text:p>0.927184</text:p>
          </table:table-cell>
          <table:table-cell office:value-type="float" table:style-name="ce1" office:value="0.374606593416">
            <text:p>0.374607</text:p>
          </table:table-cell>
          <table:table-cell table:number-columns-repeated="16381"/>
        </table:table-row>
        <table:table-row table:style-name="ro1">
          <table:table-cell office:value-type="float" table:style-name="ce1" office:value="68.1">
            <text:p>68.1</text:p>
          </table:table-cell>
          <table:table-cell office:value-type="float" table:style-name="ce1" office:value="0.927836253899">
            <text:p>0.927836</text:p>
          </table:table-cell>
          <table:table-cell office:value-type="float" table:style-name="ce1" office:value="0.372987782576">
            <text:p>0.372988</text:p>
          </table:table-cell>
          <table:table-cell table:number-columns-repeated="16381"/>
        </table:table-row>
        <table:table-row table:style-name="ro1">
          <table:table-cell office:value-type="float" table:style-name="ce1" office:value="68.2">
            <text:p>68.2</text:p>
          </table:table-cell>
          <table:table-cell office:value-type="float" table:style-name="ce1" office:value="0.928485826881">
            <text:p>0.928486</text:p>
          </table:table-cell>
          <table:table-cell office:value-type="float" table:style-name="ce1" office:value="0.37136783555">
            <text:p>0.371368</text:p>
          </table:table-cell>
          <table:table-cell table:number-columns-repeated="16381"/>
        </table:table-row>
        <table:table-row table:style-name="ro1">
          <table:table-cell office:value-type="float" table:style-name="ce1" office:value="68.3">
            <text:p>68.3</text:p>
          </table:table-cell>
          <table:table-cell office:value-type="float" table:style-name="ce1" office:value="0.929132571534">
            <text:p>0.929133</text:p>
          </table:table-cell>
          <table:table-cell office:value-type="float" table:style-name="ce1" office:value="0.369746757274">
            <text:p>0.369747</text:p>
          </table:table-cell>
          <table:table-cell table:number-columns-repeated="16381"/>
        </table:table-row>
        <table:table-row table:style-name="ro1">
          <table:table-cell office:value-type="float" table:style-name="ce1" office:value="68.4">
            <text:p>68.4</text:p>
          </table:table-cell>
          <table:table-cell office:value-type="float" table:style-name="ce1" office:value="0.929776485888">
            <text:p>0.929776</text:p>
          </table:table-cell>
          <table:table-cell office:value-type="float" table:style-name="ce1" office:value="0.368124552685">
            <text:p>0.368125</text:p>
          </table:table-cell>
          <table:table-cell table:number-columns-repeated="16381"/>
        </table:table-row>
        <table:table-row table:style-name="ro1">
          <table:table-cell office:value-type="float" table:style-name="ce1" office:value="68.5">
            <text:p>68.5</text:p>
          </table:table-cell>
          <table:table-cell office:value-type="float" table:style-name="ce1" office:value="0.930417567982">
            <text:p>0.930418</text:p>
          </table:table-cell>
          <table:table-cell office:value-type="float" table:style-name="ce1" office:value="0.366501226724">
            <text:p>0.366501</text:p>
          </table:table-cell>
          <table:table-cell table:number-columns-repeated="16381"/>
        </table:table-row>
        <table:table-row table:style-name="ro1">
          <table:table-cell office:value-type="float" table:style-name="ce1" office:value="68.6">
            <text:p>68.6</text:p>
          </table:table-cell>
          <table:table-cell office:value-type="float" table:style-name="ce1" office:value="0.931055815863">
            <text:p>0.931056</text:p>
          </table:table-cell>
          <table:table-cell office:value-type="float" table:style-name="ce1" office:value="0.364876784338">
            <text:p>0.364877</text:p>
          </table:table-cell>
          <table:table-cell table:number-columns-repeated="16381"/>
        </table:table-row>
        <table:table-row table:style-name="ro1">
          <table:table-cell office:value-type="float" table:style-name="ce1" office:value="68.7">
            <text:p>68.7</text:p>
          </table:table-cell>
          <table:table-cell office:value-type="float" table:style-name="ce1" office:value="0.931691227586">
            <text:p>0.931691</text:p>
          </table:table-cell>
          <table:table-cell office:value-type="float" table:style-name="ce1" office:value="0.363251230473">
            <text:p>0.363251</text:p>
          </table:table-cell>
          <table:table-cell table:number-columns-repeated="16381"/>
        </table:table-row>
        <table:table-row table:style-name="ro1">
          <table:table-cell office:value-type="float" table:style-name="ce1" office:value="68.8">
            <text:p>68.8</text:p>
          </table:table-cell>
          <table:table-cell office:value-type="float" table:style-name="ce1" office:value="0.932323801216">
            <text:p>0.932324</text:p>
          </table:table-cell>
          <table:table-cell office:value-type="float" table:style-name="ce1" office:value="0.361624570082">
            <text:p>0.361625</text:p>
          </table:table-cell>
          <table:table-cell table:number-columns-repeated="16381"/>
        </table:table-row>
        <table:table-row table:style-name="ro1">
          <table:table-cell office:value-type="float" table:style-name="ce1" office:value="68.9">
            <text:p>68.9</text:p>
          </table:table-cell>
          <table:table-cell office:value-type="float" table:style-name="ce1" office:value="0.932953534825">
            <text:p>0.932954</text:p>
          </table:table-cell>
          <table:table-cell office:value-type="float" table:style-name="ce1" office:value="0.35999680812">
            <text:p>0.359997</text:p>
          </table:table-cell>
          <table:table-cell table:number-columns-repeated="16381"/>
        </table:table-row>
        <table:table-row table:style-name="ro1">
          <table:table-cell office:value-type="float" table:style-name="ce1" office:value="69.0">
            <text:p>69</text:p>
          </table:table-cell>
          <table:table-cell office:value-type="float" table:style-name="ce1" office:value="0.933580426497">
            <text:p>0.93358</text:p>
          </table:table-cell>
          <table:table-cell office:value-type="float" table:style-name="ce1" office:value="0.358367949545">
            <text:p>0.358368</text:p>
          </table:table-cell>
          <table:table-cell table:number-columns-repeated="16381"/>
        </table:table-row>
        <table:table-row table:style-name="ro1">
          <table:table-cell office:value-type="float" table:style-name="ce1" office:value="69.1">
            <text:p>69.1</text:p>
          </table:table-cell>
          <table:table-cell office:value-type="float" table:style-name="ce1" office:value="0.934204474321">
            <text:p>0.934204</text:p>
          </table:table-cell>
          <table:table-cell office:value-type="float" table:style-name="ce1" office:value="0.35673799932">
            <text:p>0.356738</text:p>
          </table:table-cell>
          <table:table-cell table:number-columns-repeated="16381"/>
        </table:table-row>
        <table:table-row table:style-name="ro1">
          <table:table-cell office:value-type="float" table:style-name="ce1" office:value="69.2">
            <text:p>69.2</text:p>
          </table:table-cell>
          <table:table-cell office:value-type="float" table:style-name="ce1" office:value="0.934825676396">
            <text:p>0.934826</text:p>
          </table:table-cell>
          <table:table-cell office:value-type="float" table:style-name="ce1" office:value="0.355106962408">
            <text:p>0.355107</text:p>
          </table:table-cell>
          <table:table-cell table:number-columns-repeated="16381"/>
        </table:table-row>
        <table:table-row table:style-name="ro1">
          <table:table-cell office:value-type="float" table:style-name="ce1" office:value="69.3">
            <text:p>69.3</text:p>
          </table:table-cell>
          <table:table-cell office:value-type="float" table:style-name="ce1" office:value="0.93544403083">
            <text:p>0.935444</text:p>
          </table:table-cell>
          <table:table-cell office:value-type="float" table:style-name="ce1" office:value="0.353474843779">
            <text:p>0.353475</text:p>
          </table:table-cell>
          <table:table-cell table:number-columns-repeated="16381"/>
        </table:table-row>
        <table:table-row table:style-name="ro1">
          <table:table-cell office:value-type="float" table:style-name="ce1" office:value="69.4">
            <text:p>69.4</text:p>
          </table:table-cell>
          <table:table-cell office:value-type="float" table:style-name="ce1" office:value="0.936059535739">
            <text:p>0.93606</text:p>
          </table:table-cell>
          <table:table-cell office:value-type="float" table:style-name="ce1" office:value="0.351841648405">
            <text:p>0.351842</text:p>
          </table:table-cell>
          <table:table-cell table:number-columns-repeated="16381"/>
        </table:table-row>
        <table:table-row table:style-name="ro1">
          <table:table-cell office:value-type="float" table:style-name="ce1" office:value="69.5">
            <text:p>69.5</text:p>
          </table:table-cell>
          <table:table-cell office:value-type="float" table:style-name="ce1" office:value="0.936672189248">
            <text:p>0.936672</text:p>
          </table:table-cell>
          <table:table-cell office:value-type="float" table:style-name="ce1" office:value="0.350207381259">
            <text:p>0.350207</text:p>
          </table:table-cell>
          <table:table-cell table:number-columns-repeated="16381"/>
        </table:table-row>
        <table:table-row table:style-name="ro1">
          <table:table-cell office:value-type="float" table:style-name="ce1" office:value="69.6">
            <text:p>69.6</text:p>
          </table:table-cell>
          <table:table-cell office:value-type="float" table:style-name="ce1" office:value="0.937281989492">
            <text:p>0.937282</text:p>
          </table:table-cell>
          <table:table-cell office:value-type="float" table:style-name="ce1" office:value="0.348572047322">
            <text:p>0.348572</text:p>
          </table:table-cell>
          <table:table-cell table:number-columns-repeated="16381"/>
        </table:table-row>
        <table:table-row table:style-name="ro1">
          <table:table-cell office:value-type="float" table:style-name="ce1" office:value="69.7">
            <text:p>69.7</text:p>
          </table:table-cell>
          <table:table-cell office:value-type="float" table:style-name="ce1" office:value="0.937888934612">
            <text:p>0.937889</text:p>
          </table:table-cell>
          <table:table-cell office:value-type="float" table:style-name="ce1" office:value="0.346935651573">
            <text:p>0.346936</text:p>
          </table:table-cell>
          <table:table-cell table:number-columns-repeated="16381"/>
        </table:table-row>
        <table:table-row table:style-name="ro1">
          <table:table-cell office:value-type="float" table:style-name="ce1" office:value="69.8">
            <text:p>69.8</text:p>
          </table:table-cell>
          <table:table-cell office:value-type="float" table:style-name="ce1" office:value="0.93849302276">
            <text:p>0.938493</text:p>
          </table:table-cell>
          <table:table-cell office:value-type="float" table:style-name="ce1" office:value="0.345298198999">
            <text:p>0.345298</text:p>
          </table:table-cell>
          <table:table-cell table:number-columns-repeated="16381"/>
        </table:table-row>
        <table:table-row table:style-name="ro1">
          <table:table-cell office:value-type="float" table:style-name="ce1" office:value="69.9">
            <text:p>69.9</text:p>
          </table:table-cell>
          <table:table-cell office:value-type="float" table:style-name="ce1" office:value="0.939094252095">
            <text:p>0.939094</text:p>
          </table:table-cell>
          <table:table-cell office:value-type="float" table:style-name="ce1" office:value="0.343659694586">
            <text:p>0.34366</text:p>
          </table:table-cell>
          <table:table-cell table:number-columns-repeated="16381"/>
        </table:table-row>
        <table:table-row table:style-name="ro1">
          <table:table-cell office:value-type="float" table:style-name="ce1" office:value="70.0">
            <text:p>70</text:p>
          </table:table-cell>
          <table:table-cell office:value-type="float" table:style-name="ce1" office:value="0.939692620786">
            <text:p>0.939693</text:p>
          </table:table-cell>
          <table:table-cell office:value-type="float" table:style-name="ce1" office:value="0.342020143326">
            <text:p>0.34202</text:p>
          </table:table-cell>
          <table:table-cell table:number-columns-repeated="16381"/>
        </table:table-row>
        <table:table-row table:style-name="ro1">
          <table:table-cell office:value-type="float" table:style-name="ce1" office:value="70.1">
            <text:p>70.1</text:p>
          </table:table-cell>
          <table:table-cell office:value-type="float" table:style-name="ce1" office:value="0.94028812701">
            <text:p>0.940288</text:p>
          </table:table-cell>
          <table:table-cell office:value-type="float" table:style-name="ce1" office:value="0.340379550213">
            <text:p>0.34038</text:p>
          </table:table-cell>
          <table:table-cell table:number-columns-repeated="16381"/>
        </table:table-row>
        <table:table-row table:style-name="ro1">
          <table:table-cell office:value-type="float" table:style-name="ce1" office:value="70.2">
            <text:p>70.2</text:p>
          </table:table-cell>
          <table:table-cell office:value-type="float" table:style-name="ce1" office:value="0.940880768954">
            <text:p>0.940881</text:p>
          </table:table-cell>
          <table:table-cell office:value-type="float" table:style-name="ce1" office:value="0.338737920245">
            <text:p>0.338738</text:p>
          </table:table-cell>
          <table:table-cell table:number-columns-repeated="16381"/>
        </table:table-row>
        <table:table-row table:style-name="ro1">
          <table:table-cell office:value-type="float" table:style-name="ce1" office:value="70.3">
            <text:p>70.3</text:p>
          </table:table-cell>
          <table:table-cell office:value-type="float" table:style-name="ce1" office:value="0.941470544812">
            <text:p>0.941471</text:p>
          </table:table-cell>
          <table:table-cell office:value-type="float" table:style-name="ce1" office:value="0.337095258423">
            <text:p>0.337095</text:p>
          </table:table-cell>
          <table:table-cell table:number-columns-repeated="16381"/>
        </table:table-row>
        <table:table-row table:style-name="ro1">
          <table:table-cell office:value-type="float" table:style-name="ce1" office:value="70.4">
            <text:p>70.4</text:p>
          </table:table-cell>
          <table:table-cell office:value-type="float" table:style-name="ce1" office:value="0.942057452787">
            <text:p>0.942057</text:p>
          </table:table-cell>
          <table:table-cell office:value-type="float" table:style-name="ce1" office:value="0.33545156975">
            <text:p>0.335452</text:p>
          </table:table-cell>
          <table:table-cell table:number-columns-repeated="16381"/>
        </table:table-row>
        <table:table-row table:style-name="ro1">
          <table:table-cell office:value-type="float" table:style-name="ce1" office:value="70.5">
            <text:p>70.5</text:p>
          </table:table-cell>
          <table:table-cell office:value-type="float" table:style-name="ce1" office:value="0.942641491092">
            <text:p>0.942641</text:p>
          </table:table-cell>
          <table:table-cell office:value-type="float" table:style-name="ce1" office:value="0.333806859234">
            <text:p>0.333807</text:p>
          </table:table-cell>
          <table:table-cell table:number-columns-repeated="16381"/>
        </table:table-row>
        <table:table-row table:style-name="ro1">
          <table:table-cell office:value-type="float" table:style-name="ce1" office:value="70.6">
            <text:p>70.6</text:p>
          </table:table-cell>
          <table:table-cell office:value-type="float" table:style-name="ce1" office:value="0.943222657948">
            <text:p>0.943223</text:p>
          </table:table-cell>
          <table:table-cell office:value-type="float" table:style-name="ce1" office:value="0.332161131884">
            <text:p>0.332161</text:p>
          </table:table-cell>
          <table:table-cell table:number-columns-repeated="16381"/>
        </table:table-row>
        <table:table-row table:style-name="ro1">
          <table:table-cell office:value-type="float" table:style-name="ce1" office:value="70.7">
            <text:p>70.7</text:p>
          </table:table-cell>
          <table:table-cell office:value-type="float" table:style-name="ce1" office:value="0.943800951583">
            <text:p>0.943801</text:p>
          </table:table-cell>
          <table:table-cell office:value-type="float" table:style-name="ce1" office:value="0.330514392713">
            <text:p>0.330514</text:p>
          </table:table-cell>
          <table:table-cell table:number-columns-repeated="16381"/>
        </table:table-row>
        <table:table-row table:style-name="ro1">
          <table:table-cell office:value-type="float" table:style-name="ce1" office:value="70.8">
            <text:p>70.8</text:p>
          </table:table-cell>
          <table:table-cell office:value-type="float" table:style-name="ce1" office:value="0.944376370237">
            <text:p>0.944376</text:p>
          </table:table-cell>
          <table:table-cell office:value-type="float" table:style-name="ce1" office:value="0.328866646739">
            <text:p>0.328867</text:p>
          </table:table-cell>
          <table:table-cell table:number-columns-repeated="16381"/>
        </table:table-row>
        <table:table-row table:style-name="ro1">
          <table:table-cell office:value-type="float" table:style-name="ce1" office:value="70.9">
            <text:p>70.9</text:p>
          </table:table-cell>
          <table:table-cell office:value-type="float" table:style-name="ce1" office:value="0.944948912158">
            <text:p>0.944949</text:p>
          </table:table-cell>
          <table:table-cell office:value-type="float" table:style-name="ce1" office:value="0.327217898979">
            <text:p>0.327218</text:p>
          </table:table-cell>
          <table:table-cell table:number-columns-repeated="16381"/>
        </table:table-row>
        <table:table-row table:style-name="ro1">
          <table:table-cell office:value-type="float" table:style-name="ce1" office:value="71.0">
            <text:p>71</text:p>
          </table:table-cell>
          <table:table-cell office:value-type="float" table:style-name="ce1" office:value="0.945518575599">
            <text:p>0.945519</text:p>
          </table:table-cell>
          <table:table-cell office:value-type="float" table:style-name="ce1" office:value="0.325568154457">
            <text:p>0.325568</text:p>
          </table:table-cell>
          <table:table-cell table:number-columns-repeated="16381"/>
        </table:table-row>
        <table:table-row table:style-name="ro1">
          <table:table-cell office:value-type="float" table:style-name="ce1" office:value="71.1">
            <text:p>71.1</text:p>
          </table:table-cell>
          <table:table-cell office:value-type="float" table:style-name="ce1" office:value="0.946085358828">
            <text:p>0.946085</text:p>
          </table:table-cell>
          <table:table-cell office:value-type="float" table:style-name="ce1" office:value="0.323917418198">
            <text:p>0.323917</text:p>
          </table:table-cell>
          <table:table-cell table:number-columns-repeated="16381"/>
        </table:table-row>
        <table:table-row table:style-name="ro1">
          <table:table-cell office:value-type="float" table:style-name="ce1" office:value="71.2">
            <text:p>71.2</text:p>
          </table:table-cell>
          <table:table-cell office:value-type="float" table:style-name="ce1" office:value="0.946649260116">
            <text:p>0.946649</text:p>
          </table:table-cell>
          <table:table-cell office:value-type="float" table:style-name="ce1" office:value="0.322265695231">
            <text:p>0.322266</text:p>
          </table:table-cell>
          <table:table-cell table:number-columns-repeated="16381"/>
        </table:table-row>
        <table:table-row table:style-name="ro1">
          <table:table-cell office:value-type="float" table:style-name="ce1" office:value="71.3">
            <text:p>71.3</text:p>
          </table:table-cell>
          <table:table-cell office:value-type="float" table:style-name="ce1" office:value="0.947210277746">
            <text:p>0.94721</text:p>
          </table:table-cell>
          <table:table-cell office:value-type="float" table:style-name="ce1" office:value="0.320612990586">
            <text:p>0.320613</text:p>
          </table:table-cell>
          <table:table-cell table:number-columns-repeated="16381"/>
        </table:table-row>
        <table:table-row table:style-name="ro1">
          <table:table-cell office:value-type="float" table:style-name="ce1" office:value="71.4">
            <text:p>71.4</text:p>
          </table:table-cell>
          <table:table-cell office:value-type="float" table:style-name="ce1" office:value="0.94776841001">
            <text:p>0.947768</text:p>
          </table:table-cell>
          <table:table-cell office:value-type="float" table:style-name="ce1" office:value="0.318959309298">
            <text:p>0.318959</text:p>
          </table:table-cell>
          <table:table-cell table:number-columns-repeated="16381"/>
        </table:table-row>
        <table:table-row table:style-name="ro1">
          <table:table-cell office:value-type="float" table:style-name="ce1" office:value="71.5">
            <text:p>71.5</text:p>
          </table:table-cell>
          <table:table-cell office:value-type="float" table:style-name="ce1" office:value="0.948323655206">
            <text:p>0.948324</text:p>
          </table:table-cell>
          <table:table-cell office:value-type="float" table:style-name="ce1" office:value="0.317304656405">
            <text:p>0.317305</text:p>
          </table:table-cell>
          <table:table-cell table:number-columns-repeated="16381"/>
        </table:table-row>
        <table:table-row table:style-name="ro1">
          <table:table-cell office:value-type="float" table:style-name="ce1" office:value="71.6">
            <text:p>71.6</text:p>
          </table:table-cell>
          <table:table-cell office:value-type="float" table:style-name="ce1" office:value="0.948876011644">
            <text:p>0.948876</text:p>
          </table:table-cell>
          <table:table-cell office:value-type="float" table:style-name="ce1" office:value="0.315649036947">
            <text:p>0.315649</text:p>
          </table:table-cell>
          <table:table-cell table:number-columns-repeated="16381"/>
        </table:table-row>
        <table:table-row table:style-name="ro1">
          <table:table-cell office:value-type="float" table:style-name="ce1" office:value="71.7">
            <text:p>71.7</text:p>
          </table:table-cell>
          <table:table-cell office:value-type="float" table:style-name="ce1" office:value="0.949425477642">
            <text:p>0.949425</text:p>
          </table:table-cell>
          <table:table-cell office:value-type="float" table:style-name="ce1" office:value="0.313992455967">
            <text:p>0.313992</text:p>
          </table:table-cell>
          <table:table-cell table:number-columns-repeated="16381"/>
        </table:table-row>
        <table:table-row table:style-name="ro1">
          <table:table-cell office:value-type="float" table:style-name="ce1" office:value="71.8">
            <text:p>71.8</text:p>
          </table:table-cell>
          <table:table-cell office:value-type="float" table:style-name="ce1" office:value="0.949972051525">
            <text:p>0.949972</text:p>
          </table:table-cell>
          <table:table-cell office:value-type="float" table:style-name="ce1" office:value="0.312334918512">
            <text:p>0.312335</text:p>
          </table:table-cell>
          <table:table-cell table:number-columns-repeated="16381"/>
        </table:table-row>
        <table:table-row table:style-name="ro1">
          <table:table-cell office:value-type="float" table:style-name="ce1" office:value="71.9">
            <text:p>71.9</text:p>
          </table:table-cell>
          <table:table-cell office:value-type="float" table:style-name="ce1" office:value="0.950515731628">
            <text:p>0.950516</text:p>
          </table:table-cell>
          <table:table-cell office:value-type="float" table:style-name="ce1" office:value="0.310676429631">
            <text:p>0.310676</text:p>
          </table:table-cell>
          <table:table-cell table:number-columns-repeated="16381"/>
        </table:table-row>
        <table:table-row table:style-name="ro1">
          <table:table-cell office:value-type="float" table:style-name="ce1" office:value="72.0">
            <text:p>72</text:p>
          </table:table-cell>
          <table:table-cell office:value-type="float" table:style-name="ce1" office:value="0.951056516295">
            <text:p>0.951057</text:p>
          </table:table-cell>
          <table:table-cell office:value-type="float" table:style-name="ce1" office:value="0.309016994375">
            <text:p>0.3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72.1">
            <text:p>72.1</text:p>
          </table:table-cell>
          <table:table-cell office:value-type="float" table:style-name="ce1" office:value="0.951594403879">
            <text:p>0.951594</text:p>
          </table:table-cell>
          <table:table-cell office:value-type="float" table:style-name="ce1" office:value="0.3073566178">
            <text:p>0.307357</text:p>
          </table:table-cell>
          <table:table-cell table:number-columns-repeated="16381"/>
        </table:table-row>
        <table:table-row table:style-name="ro1">
          <table:table-cell office:value-type="float" table:style-name="ce1" office:value="72.2">
            <text:p>72.2</text:p>
          </table:table-cell>
          <table:table-cell office:value-type="float" table:style-name="ce1" office:value="0.952129392742">
            <text:p>0.952129</text:p>
          </table:table-cell>
          <table:table-cell office:value-type="float" table:style-name="ce1" office:value="0.305695304963">
            <text:p>0.305695</text:p>
          </table:table-cell>
          <table:table-cell table:number-columns-repeated="16381"/>
        </table:table-row>
        <table:table-row table:style-name="ro1">
          <table:table-cell office:value-type="float" table:style-name="ce1" office:value="72.3">
            <text:p>72.3</text:p>
          </table:table-cell>
          <table:table-cell office:value-type="float" table:style-name="ce1" office:value="0.952661481254">
            <text:p>0.952661</text:p>
          </table:table-cell>
          <table:table-cell office:value-type="float" table:style-name="ce1" office:value="0.304033060925">
            <text:p>0.304033</text:p>
          </table:table-cell>
          <table:table-cell table:number-columns-repeated="16381"/>
        </table:table-row>
        <table:table-row table:style-name="ro1">
          <table:table-cell office:value-type="float" table:style-name="ce1" office:value="72.4">
            <text:p>72.4</text:p>
          </table:table-cell>
          <table:table-cell office:value-type="float" table:style-name="ce1" office:value="0.953190667793">
            <text:p>0.953191</text:p>
          </table:table-cell>
          <table:table-cell office:value-type="float" table:style-name="ce1" office:value="0.30236989075">
            <text:p>0.30237</text:p>
          </table:table-cell>
          <table:table-cell table:number-columns-repeated="16381"/>
        </table:table-row>
        <table:table-row table:style-name="ro1">
          <table:table-cell office:value-type="float" table:style-name="ce1" office:value="72.5">
            <text:p>72.5</text:p>
          </table:table-cell>
          <table:table-cell office:value-type="float" table:style-name="ce1" office:value="0.953716950748">
            <text:p>0.953717</text:p>
          </table:table-cell>
          <table:table-cell office:value-type="float" table:style-name="ce1" office:value="0.300705799504">
            <text:p>0.300706</text:p>
          </table:table-cell>
          <table:table-cell table:number-columns-repeated="16381"/>
        </table:table-row>
        <table:table-row table:style-name="ro1">
          <table:table-cell office:value-type="float" table:style-name="ce1" office:value="72.6">
            <text:p>72.6</text:p>
          </table:table-cell>
          <table:table-cell office:value-type="float" table:style-name="ce1" office:value="0.954240328516">
            <text:p>0.95424</text:p>
          </table:table-cell>
          <table:table-cell office:value-type="float" table:style-name="ce1" office:value="0.299040792256">
            <text:p>0.299041</text:p>
          </table:table-cell>
          <table:table-cell table:number-columns-repeated="16381"/>
        </table:table-row>
        <table:table-row table:style-name="ro1">
          <table:table-cell office:value-type="float" table:style-name="ce1" office:value="72.7">
            <text:p>72.7</text:p>
          </table:table-cell>
          <table:table-cell office:value-type="float" table:style-name="ce1" office:value="0.954760799503">
            <text:p>0.954761</text:p>
          </table:table-cell>
          <table:table-cell office:value-type="float" table:style-name="ce1" office:value="0.297374874078">
            <text:p>0.297375</text:p>
          </table:table-cell>
          <table:table-cell table:number-columns-repeated="16381"/>
        </table:table-row>
        <table:table-row table:style-name="ro1">
          <table:table-cell office:value-type="float" table:style-name="ce1" office:value="72.8">
            <text:p>72.8</text:p>
          </table:table-cell>
          <table:table-cell office:value-type="float" table:style-name="ce1" office:value="0.955278362122">
            <text:p>0.955278</text:p>
          </table:table-cell>
          <table:table-cell office:value-type="float" table:style-name="ce1" office:value="0.295708050044">
            <text:p>0.295708</text:p>
          </table:table-cell>
          <table:table-cell table:number-columns-repeated="16381"/>
        </table:table-row>
        <table:table-row table:style-name="ro1">
          <table:table-cell office:value-type="float" table:style-name="ce1" office:value="72.9">
            <text:p>72.9</text:p>
          </table:table-cell>
          <table:table-cell office:value-type="float" table:style-name="ce1" office:value="0.955793014798">
            <text:p>0.955793</text:p>
          </table:table-cell>
          <table:table-cell office:value-type="float" table:style-name="ce1" office:value="0.294040325232">
            <text:p>0.29404</text:p>
          </table:table-cell>
          <table:table-cell table:number-columns-repeated="16381"/>
        </table:table-row>
        <table:table-row table:style-name="ro1">
          <table:table-cell office:value-type="float" table:style-name="ce1" office:value="73.0">
            <text:p>73</text:p>
          </table:table-cell>
          <table:table-cell office:value-type="float" table:style-name="ce1" office:value="0.956304755963">
            <text:p>0.956305</text:p>
          </table:table-cell>
          <table:table-cell office:value-type="float" table:style-name="ce1" office:value="0.292371704723">
            <text:p>0.292372</text:p>
          </table:table-cell>
          <table:table-cell table:number-columns-repeated="16381"/>
        </table:table-row>
        <table:table-row table:style-name="ro1">
          <table:table-cell office:value-type="float" table:style-name="ce1" office:value="73.1">
            <text:p>73.1</text:p>
          </table:table-cell>
          <table:table-cell office:value-type="float" table:style-name="ce1" office:value="0.956813584058">
            <text:p>0.956814</text:p>
          </table:table-cell>
          <table:table-cell office:value-type="float" table:style-name="ce1" office:value="0.290702193598">
            <text:p>0.290702</text:p>
          </table:table-cell>
          <table:table-cell table:number-columns-repeated="16381"/>
        </table:table-row>
        <table:table-row table:style-name="ro1">
          <table:table-cell office:value-type="float" table:style-name="ce1" office:value="73.2">
            <text:p>73.2</text:p>
          </table:table-cell>
          <table:table-cell office:value-type="float" table:style-name="ce1" office:value="0.957319497532">
            <text:p>0.957319</text:p>
          </table:table-cell>
          <table:table-cell office:value-type="float" table:style-name="ce1" office:value="0.289031796944">
            <text:p>0.289032</text:p>
          </table:table-cell>
          <table:table-cell table:number-columns-repeated="16381"/>
        </table:table-row>
        <table:table-row table:style-name="ro1">
          <table:table-cell office:value-type="float" table:style-name="ce1" office:value="73.3">
            <text:p>73.3</text:p>
          </table:table-cell>
          <table:table-cell office:value-type="float" table:style-name="ce1" office:value="0.957822494845">
            <text:p>0.957822</text:p>
          </table:table-cell>
          <table:table-cell office:value-type="float" table:style-name="ce1" office:value="0.28736051985">
            <text:p>0.287361</text:p>
          </table:table-cell>
          <table:table-cell table:number-columns-repeated="16381"/>
        </table:table-row>
        <table:table-row table:style-name="ro1">
          <table:table-cell office:value-type="float" table:style-name="ce1" office:value="73.4">
            <text:p>73.4</text:p>
          </table:table-cell>
          <table:table-cell office:value-type="float" table:style-name="ce1" office:value="0.958322574465">
            <text:p>0.958323</text:p>
          </table:table-cell>
          <table:table-cell office:value-type="float" table:style-name="ce1" office:value="0.285688367405">
            <text:p>0.285688</text:p>
          </table:table-cell>
          <table:table-cell table:number-columns-repeated="16381"/>
        </table:table-row>
        <table:table-row table:style-name="ro1">
          <table:table-cell office:value-type="float" table:style-name="ce1" office:value="73.5">
            <text:p>73.5</text:p>
          </table:table-cell>
          <table:table-cell office:value-type="float" table:style-name="ce1" office:value="0.958819734868">
            <text:p>0.95882</text:p>
          </table:table-cell>
          <table:table-cell office:value-type="float" table:style-name="ce1" office:value="0.284015344704">
            <text:p>0.284015</text:p>
          </table:table-cell>
          <table:table-cell table:number-columns-repeated="16381"/>
        </table:table-row>
        <table:table-row table:style-name="ro1">
          <table:table-cell office:value-type="float" table:style-name="ce1" office:value="73.6">
            <text:p>73.6</text:p>
          </table:table-cell>
          <table:table-cell office:value-type="float" table:style-name="ce1" office:value="0.95931397454">
            <text:p>0.959314</text:p>
          </table:table-cell>
          <table:table-cell office:value-type="float" table:style-name="ce1" office:value="0.282341456843">
            <text:p>0.282341</text:p>
          </table:table-cell>
          <table:table-cell table:number-columns-repeated="16381"/>
        </table:table-row>
        <table:table-row table:style-name="ro1">
          <table:table-cell office:value-type="float" table:style-name="ce1" office:value="73.7">
            <text:p>73.7</text:p>
          </table:table-cell>
          <table:table-cell office:value-type="float" table:style-name="ce1" office:value="0.959805291975">
            <text:p>0.959805</text:p>
          </table:table-cell>
          <table:table-cell office:value-type="float" table:style-name="ce1" office:value="0.280666708921">
            <text:p>0.280667</text:p>
          </table:table-cell>
          <table:table-cell table:number-columns-repeated="16381"/>
        </table:table-row>
        <table:table-row table:style-name="ro1">
          <table:table-cell office:value-type="float" table:style-name="ce1" office:value="73.8">
            <text:p>73.8</text:p>
          </table:table-cell>
          <table:table-cell office:value-type="float" table:style-name="ce1" office:value="0.960293685677">
            <text:p>0.960294</text:p>
          </table:table-cell>
          <table:table-cell office:value-type="float" table:style-name="ce1" office:value="0.278991106039">
            <text:p>0.278991</text:p>
          </table:table-cell>
          <table:table-cell table:number-columns-repeated="16381"/>
        </table:table-row>
        <table:table-row table:style-name="ro1">
          <table:table-cell office:value-type="float" table:style-name="ce1" office:value="73.9">
            <text:p>73.9</text:p>
          </table:table-cell>
          <table:table-cell office:value-type="float" table:style-name="ce1" office:value="0.960779154158">
            <text:p>0.960779</text:p>
          </table:table-cell>
          <table:table-cell office:value-type="float" table:style-name="ce1" office:value="0.277314653302">
            <text:p>0.277315</text:p>
          </table:table-cell>
          <table:table-cell table:number-columns-repeated="16381"/>
        </table:table-row>
        <table:table-row table:style-name="ro1">
          <table:table-cell office:value-type="float" table:style-name="ce1" office:value="74.0">
            <text:p>74</text:p>
          </table:table-cell>
          <table:table-cell office:value-type="float" table:style-name="ce1" office:value="0.961261695938">
            <text:p>0.961262</text:p>
          </table:table-cell>
          <table:table-cell office:value-type="float" table:style-name="ce1" office:value="0.275637355817">
            <text:p>0.275637</text:p>
          </table:table-cell>
          <table:table-cell table:number-columns-repeated="16381"/>
        </table:table-row>
        <table:table-row table:style-name="ro1">
          <table:table-cell office:value-type="float" table:style-name="ce1" office:value="74.1">
            <text:p>74.1</text:p>
          </table:table-cell>
          <table:table-cell office:value-type="float" table:style-name="ce1" office:value="0.961741309549">
            <text:p>0.961741</text:p>
          </table:table-cell>
          <table:table-cell office:value-type="float" table:style-name="ce1" office:value="0.273959218692">
            <text:p>0.273959</text:p>
          </table:table-cell>
          <table:table-cell table:number-columns-repeated="16381"/>
        </table:table-row>
        <table:table-row table:style-name="ro1">
          <table:table-cell office:value-type="float" table:style-name="ce1" office:value="74.2">
            <text:p>74.2</text:p>
          </table:table-cell>
          <table:table-cell office:value-type="float" table:style-name="ce1" office:value="0.962217993529">
            <text:p>0.962218</text:p>
          </table:table-cell>
          <table:table-cell office:value-type="float" table:style-name="ce1" office:value="0.272280247041">
            <text:p>0.27228</text:p>
          </table:table-cell>
          <table:table-cell table:number-columns-repeated="16381"/>
        </table:table-row>
        <table:table-row table:style-name="ro1">
          <table:table-cell office:value-type="float" table:style-name="ce1" office:value="74.3">
            <text:p>74.3</text:p>
          </table:table-cell>
          <table:table-cell office:value-type="float" table:style-name="ce1" office:value="0.962691746426">
            <text:p>0.962692</text:p>
          </table:table-cell>
          <table:table-cell office:value-type="float" table:style-name="ce1" office:value="0.270600445976">
            <text:p>0.2706</text:p>
          </table:table-cell>
          <table:table-cell table:number-columns-repeated="16381"/>
        </table:table-row>
        <table:table-row table:style-name="ro1">
          <table:table-cell office:value-type="float" table:style-name="ce1" office:value="74.4">
            <text:p>74.4</text:p>
          </table:table-cell>
          <table:table-cell office:value-type="float" table:style-name="ce1" office:value="0.963162566798">
            <text:p>0.963163</text:p>
          </table:table-cell>
          <table:table-cell office:value-type="float" table:style-name="ce1" office:value="0.268919820615">
            <text:p>0.26892</text:p>
          </table:table-cell>
          <table:table-cell table:number-columns-repeated="16381"/>
        </table:table-row>
        <table:table-row table:style-name="ro1">
          <table:table-cell office:value-type="float" table:style-name="ce1" office:value="74.5">
            <text:p>74.5</text:p>
          </table:table-cell>
          <table:table-cell office:value-type="float" table:style-name="ce1" office:value="0.963630453209">
            <text:p>0.96363</text:p>
          </table:table-cell>
          <table:table-cell office:value-type="float" table:style-name="ce1" office:value="0.267238376078">
            <text:p>0.267238</text:p>
          </table:table-cell>
          <table:table-cell table:number-columns-repeated="16381"/>
        </table:table-row>
        <table:table-row table:style-name="ro1">
          <table:table-cell office:value-type="float" table:style-name="ce1" office:value="74.6">
            <text:p>74.6</text:p>
          </table:table-cell>
          <table:table-cell office:value-type="float" table:style-name="ce1" office:value="0.964095404234">
            <text:p>0.964095</text:p>
          </table:table-cell>
          <table:table-cell office:value-type="float" table:style-name="ce1" office:value="0.265556117487">
            <text:p>0.265556</text:p>
          </table:table-cell>
          <table:table-cell table:number-columns-repeated="16381"/>
        </table:table-row>
        <table:table-row table:style-name="ro1">
          <table:table-cell office:value-type="float" table:style-name="ce1" office:value="74.7">
            <text:p>74.7</text:p>
          </table:table-cell>
          <table:table-cell office:value-type="float" table:style-name="ce1" office:value="0.964557418458">
            <text:p>0.964557</text:p>
          </table:table-cell>
          <table:table-cell office:value-type="float" table:style-name="ce1" office:value="0.263873049965">
            <text:p>0.263873</text:p>
          </table:table-cell>
          <table:table-cell table:number-columns-repeated="16381"/>
        </table:table-row>
        <table:table-row table:style-name="ro1">
          <table:table-cell office:value-type="float" table:style-name="ce1" office:value="74.8">
            <text:p>74.8</text:p>
          </table:table-cell>
          <table:table-cell office:value-type="float" table:style-name="ce1" office:value="0.965016494472">
            <text:p>0.965016</text:p>
          </table:table-cell>
          <table:table-cell office:value-type="float" table:style-name="ce1" office:value="0.262189178641">
            <text:p>0.262189</text:p>
          </table:table-cell>
          <table:table-cell table:number-columns-repeated="16381"/>
        </table:table-row>
        <table:table-row table:style-name="ro1">
          <table:table-cell office:value-type="float" table:style-name="ce1" office:value="74.9">
            <text:p>74.9</text:p>
          </table:table-cell>
          <table:table-cell office:value-type="float" table:style-name="ce1" office:value="0.965472630879">
            <text:p>0.965473</text:p>
          </table:table-cell>
          <table:table-cell office:value-type="float" table:style-name="ce1" office:value="0.260504508643">
            <text:p>0.260505</text:p>
          </table:table-cell>
          <table:table-cell table:number-columns-repeated="16381"/>
        </table:table-row>
        <table:table-row table:style-name="ro1">
          <table:table-cell office:value-type="float" table:style-name="ce1" office:value="75.0">
            <text:p>75</text:p>
          </table:table-cell>
          <table:table-cell office:value-type="float" table:style-name="ce1" office:value="0.965925826289">
            <text:p>0.965926</text:p>
          </table:table-cell>
          <table:table-cell office:value-type="float" table:style-name="ce1" office:value="0.258819045103">
            <text:p>0.258819</text:p>
          </table:table-cell>
          <table:table-cell table:number-columns-repeated="16381"/>
        </table:table-row>
        <table:table-row table:style-name="ro1">
          <table:table-cell office:value-type="float" table:style-name="ce1" office:value="75.1">
            <text:p>75.1</text:p>
          </table:table-cell>
          <table:table-cell office:value-type="float" table:style-name="ce1" office:value="0.966376079321">
            <text:p>0.966376</text:p>
          </table:table-cell>
          <table:table-cell office:value-type="float" table:style-name="ce1" office:value="0.257132793155">
            <text:p>0.257133</text:p>
          </table:table-cell>
          <table:table-cell table:number-columns-repeated="16381"/>
        </table:table-row>
        <table:table-row table:style-name="ro1">
          <table:table-cell office:value-type="float" table:style-name="ce1" office:value="75.2">
            <text:p>75.2</text:p>
          </table:table-cell>
          <table:table-cell office:value-type="float" table:style-name="ce1" office:value="0.966823388604">
            <text:p>0.966823</text:p>
          </table:table-cell>
          <table:table-cell office:value-type="float" table:style-name="ce1" office:value="0.255445757936">
            <text:p>0.255446</text:p>
          </table:table-cell>
          <table:table-cell table:number-columns-repeated="16381"/>
        </table:table-row>
        <table:table-row table:style-name="ro1">
          <table:table-cell office:value-type="float" table:style-name="ce1" office:value="75.3">
            <text:p>75.3</text:p>
          </table:table-cell>
          <table:table-cell office:value-type="float" table:style-name="ce1" office:value="0.967267752776">
            <text:p>0.967268</text:p>
          </table:table-cell>
          <table:table-cell office:value-type="float" table:style-name="ce1" office:value="0.253757944585">
            <text:p>0.253758</text:p>
          </table:table-cell>
          <table:table-cell table:number-columns-repeated="16381"/>
        </table:table-row>
        <table:table-row table:style-name="ro1">
          <table:table-cell office:value-type="float" table:style-name="ce1" office:value="75.4">
            <text:p>75.4</text:p>
          </table:table-cell>
          <table:table-cell office:value-type="float" table:style-name="ce1" office:value="0.967709170482">
            <text:p>0.967709</text:p>
          </table:table-cell>
          <table:table-cell office:value-type="float" table:style-name="ce1" office:value="0.252069358243">
            <text:p>0.252069</text:p>
          </table:table-cell>
          <table:table-cell table:number-columns-repeated="16381"/>
        </table:table-row>
        <table:table-row table:style-name="ro1">
          <table:table-cell office:value-type="float" table:style-name="ce1" office:value="75.5">
            <text:p>75.5</text:p>
          </table:table-cell>
          <table:table-cell office:value-type="float" table:style-name="ce1" office:value="0.968147640378">
            <text:p>0.968148</text:p>
          </table:table-cell>
          <table:table-cell office:value-type="float" table:style-name="ce1" office:value="0.250380004054">
            <text:p>0.25038</text:p>
          </table:table-cell>
          <table:table-cell table:number-columns-repeated="16381"/>
        </table:table-row>
        <table:table-row table:style-name="ro1">
          <table:table-cell office:value-type="float" table:style-name="ce1" office:value="75.6">
            <text:p>75.6</text:p>
          </table:table-cell>
          <table:table-cell office:value-type="float" table:style-name="ce1" office:value="0.968583161129">
            <text:p>0.968583</text:p>
          </table:table-cell>
          <table:table-cell office:value-type="float" table:style-name="ce1" office:value="0.248689887165">
            <text:p>0.24869</text:p>
          </table:table-cell>
          <table:table-cell table:number-columns-repeated="16381"/>
        </table:table-row>
        <table:table-row table:style-name="ro1">
          <table:table-cell office:value-type="float" table:style-name="ce1" office:value="75.7">
            <text:p>75.7</text:p>
          </table:table-cell>
          <table:table-cell office:value-type="float" table:style-name="ce1" office:value="0.969015731407">
            <text:p>0.969016</text:p>
          </table:table-cell>
          <table:table-cell office:value-type="float" table:style-name="ce1" office:value="0.246999012723">
            <text:p>0.246999</text:p>
          </table:table-cell>
          <table:table-cell table:number-columns-repeated="16381"/>
        </table:table-row>
        <table:table-row table:style-name="ro1">
          <table:table-cell office:value-type="float" table:style-name="ce1" office:value="75.8">
            <text:p>75.8</text:p>
          </table:table-cell>
          <table:table-cell office:value-type="float" table:style-name="ce1" office:value="0.969445349895">
            <text:p>0.969445</text:p>
          </table:table-cell>
          <table:table-cell office:value-type="float" table:style-name="ce1" office:value="0.245307385879">
            <text:p>0.245307</text:p>
          </table:table-cell>
          <table:table-cell table:number-columns-repeated="16381"/>
        </table:table-row>
        <table:table-row table:style-name="ro1">
          <table:table-cell office:value-type="float" table:style-name="ce1" office:value="75.9">
            <text:p>75.9</text:p>
          </table:table-cell>
          <table:table-cell office:value-type="float" table:style-name="ce1" office:value="0.969872015285">
            <text:p>0.969872</text:p>
          </table:table-cell>
          <table:table-cell office:value-type="float" table:style-name="ce1" office:value="0.243615011786">
            <text:p>0.243615</text:p>
          </table:table-cell>
          <table:table-cell table:number-columns-repeated="16381"/>
        </table:table-row>
        <table:table-row table:style-name="ro1">
          <table:table-cell office:value-type="float" table:style-name="ce1" office:value="76.0">
            <text:p>76</text:p>
          </table:table-cell>
          <table:table-cell office:value-type="float" table:style-name="ce1" office:value="0.970295726276">
            <text:p>0.970296</text:p>
          </table:table-cell>
          <table:table-cell office:value-type="float" table:style-name="ce1" office:value="0.2419218956">
            <text:p>0.241922</text:p>
          </table:table-cell>
          <table:table-cell table:number-columns-repeated="16381"/>
        </table:table-row>
        <table:table-row table:style-name="ro1">
          <table:table-cell office:value-type="float" table:style-name="ce1" office:value="76.1">
            <text:p>76.1</text:p>
          </table:table-cell>
          <table:table-cell office:value-type="float" table:style-name="ce1" office:value="0.970716481578">
            <text:p>0.970716</text:p>
          </table:table-cell>
          <table:table-cell office:value-type="float" table:style-name="ce1" office:value="0.240228042477">
            <text:p>0.240228</text:p>
          </table:table-cell>
          <table:table-cell table:number-columns-repeated="16381"/>
        </table:table-row>
        <table:table-row table:style-name="ro1">
          <table:table-cell office:value-type="float" table:style-name="ce1" office:value="76.2">
            <text:p>76.2</text:p>
          </table:table-cell>
          <table:table-cell office:value-type="float" table:style-name="ce1" office:value="0.97113427991">
            <text:p>0.971134</text:p>
          </table:table-cell>
          <table:table-cell office:value-type="float" table:style-name="ce1" office:value="0.238533457579">
            <text:p>0.238533</text:p>
          </table:table-cell>
          <table:table-cell table:number-columns-repeated="16381"/>
        </table:table-row>
        <table:table-row table:style-name="ro1">
          <table:table-cell office:value-type="float" table:style-name="ce1" office:value="76.3">
            <text:p>76.3</text:p>
          </table:table-cell>
          <table:table-cell office:value-type="float" table:style-name="ce1" office:value="0.971549119998">
            <text:p>0.971549</text:p>
          </table:table-cell>
          <table:table-cell office:value-type="float" table:style-name="ce1" office:value="0.236838146066">
            <text:p>0.236838</text:p>
          </table:table-cell>
          <table:table-cell table:number-columns-repeated="16381"/>
        </table:table-row>
        <table:table-row table:style-name="ro1">
          <table:table-cell office:value-type="float" table:style-name="ce1" office:value="76.4">
            <text:p>76.4</text:p>
          </table:table-cell>
          <table:table-cell office:value-type="float" table:style-name="ce1" office:value="0.971961000579">
            <text:p>0.971961</text:p>
          </table:table-cell>
          <table:table-cell office:value-type="float" table:style-name="ce1" office:value="0.235142113103">
            <text:p>0.235142</text:p>
          </table:table-cell>
          <table:table-cell table:number-columns-repeated="16381"/>
        </table:table-row>
        <table:table-row table:style-name="ro1">
          <table:table-cell office:value-type="float" table:style-name="ce1" office:value="76.5">
            <text:p>76.5</text:p>
          </table:table-cell>
          <table:table-cell office:value-type="float" table:style-name="ce1" office:value="0.972369920398">
            <text:p>0.97237</text:p>
          </table:table-cell>
          <table:table-cell office:value-type="float" table:style-name="ce1" office:value="0.233445363856">
            <text:p>0.233445</text:p>
          </table:table-cell>
          <table:table-cell table:number-columns-repeated="16381"/>
        </table:table-row>
        <table:table-row table:style-name="ro1">
          <table:table-cell office:value-type="float" table:style-name="ce1" office:value="76.6">
            <text:p>76.6</text:p>
          </table:table-cell>
          <table:table-cell office:value-type="float" table:style-name="ce1" office:value="0.972775878209">
            <text:p>0.972776</text:p>
          </table:table-cell>
          <table:table-cell office:value-type="float" table:style-name="ce1" office:value="0.231747903494">
            <text:p>0.231748</text:p>
          </table:table-cell>
          <table:table-cell table:number-columns-repeated="16381"/>
        </table:table-row>
        <table:table-row table:style-name="ro1">
          <table:table-cell office:value-type="float" table:style-name="ce1" office:value="76.7">
            <text:p>76.7</text:p>
          </table:table-cell>
          <table:table-cell office:value-type="float" table:style-name="ce1" office:value="0.973178872777">
            <text:p>0.973179</text:p>
          </table:table-cell>
          <table:table-cell office:value-type="float" table:style-name="ce1" office:value="0.230049737188">
            <text:p>0.23005</text:p>
          </table:table-cell>
          <table:table-cell table:number-columns-repeated="16381"/>
        </table:table-row>
        <table:table-row table:style-name="ro1">
          <table:table-cell office:value-type="float" table:style-name="ce1" office:value="76.8">
            <text:p>76.8</text:p>
          </table:table-cell>
          <table:table-cell office:value-type="float" table:style-name="ce1" office:value="0.973578902873">
            <text:p>0.973579</text:p>
          </table:table-cell>
          <table:table-cell office:value-type="float" table:style-name="ce1" office:value="0.228350870111">
            <text:p>0.228351</text:p>
          </table:table-cell>
          <table:table-cell table:number-columns-repeated="16381"/>
        </table:table-row>
        <table:table-row table:style-name="ro1">
          <table:table-cell office:value-type="float" table:style-name="ce1" office:value="76.9">
            <text:p>76.9</text:p>
          </table:table-cell>
          <table:table-cell office:value-type="float" table:style-name="ce1" office:value="0.973975967279">
            <text:p>0.973976</text:p>
          </table:table-cell>
          <table:table-cell office:value-type="float" table:style-name="ce1" office:value="0.226651307437">
            <text:p>0.226651</text:p>
          </table:table-cell>
          <table:table-cell table:number-columns-repeated="16381"/>
        </table:table-row>
        <table:table-row table:style-name="ro1">
          <table:table-cell office:value-type="float" table:style-name="ce1" office:value="77.0">
            <text:p>77</text:p>
          </table:table-cell>
          <table:table-cell office:value-type="float" table:style-name="ce1" office:value="0.974370064785">
            <text:p>0.97437</text:p>
          </table:table-cell>
          <table:table-cell office:value-type="float" table:style-name="ce1" office:value="0.224951054344">
            <text:p>0.224951</text:p>
          </table:table-cell>
          <table:table-cell table:number-columns-repeated="16381"/>
        </table:table-row>
        <table:table-row table:style-name="ro1">
          <table:table-cell office:value-type="float" table:style-name="ce1" office:value="77.1">
            <text:p>77.1</text:p>
          </table:table-cell>
          <table:table-cell office:value-type="float" table:style-name="ce1" office:value="0.974761194191">
            <text:p>0.974761</text:p>
          </table:table-cell>
          <table:table-cell office:value-type="float" table:style-name="ce1" office:value="0.223250116011">
            <text:p>0.22325</text:p>
          </table:table-cell>
          <table:table-cell table:number-columns-repeated="16381"/>
        </table:table-row>
        <table:table-row table:style-name="ro1">
          <table:table-cell office:value-type="float" table:style-name="ce1" office:value="77.2">
            <text:p>77.2</text:p>
          </table:table-cell>
          <table:table-cell office:value-type="float" table:style-name="ce1" office:value="0.975149354306">
            <text:p>0.975149</text:p>
          </table:table-cell>
          <table:table-cell office:value-type="float" table:style-name="ce1" office:value="0.221548497619">
            <text:p>0.221548</text:p>
          </table:table-cell>
          <table:table-cell table:number-columns-repeated="16381"/>
        </table:table-row>
        <table:table-row table:style-name="ro1">
          <table:table-cell office:value-type="float" table:style-name="ce1" office:value="77.3">
            <text:p>77.3</text:p>
          </table:table-cell>
          <table:table-cell office:value-type="float" table:style-name="ce1" office:value="0.975534543946">
            <text:p>0.975535</text:p>
          </table:table-cell>
          <table:table-cell office:value-type="float" table:style-name="ce1" office:value="0.219846204353">
            <text:p>0.219846</text:p>
          </table:table-cell>
          <table:table-cell table:number-columns-repeated="16381"/>
        </table:table-row>
        <table:table-row table:style-name="ro1">
          <table:table-cell office:value-type="float" table:style-name="ce1" office:value="77.4">
            <text:p>77.4</text:p>
          </table:table-cell>
          <table:table-cell office:value-type="float" table:style-name="ce1" office:value="0.975916761939">
            <text:p>0.975917</text:p>
          </table:table-cell>
          <table:table-cell office:value-type="float" table:style-name="ce1" office:value="0.218143241397">
            <text:p>0.218143</text:p>
          </table:table-cell>
          <table:table-cell table:number-columns-repeated="16381"/>
        </table:table-row>
        <table:table-row table:style-name="ro1">
          <table:table-cell office:value-type="float" table:style-name="ce1" office:value="77.5">
            <text:p>77.5</text:p>
          </table:table-cell>
          <table:table-cell office:value-type="float" table:style-name="ce1" office:value="0.97629600712">
            <text:p>0.976296</text:p>
          </table:table-cell>
          <table:table-cell office:value-type="float" table:style-name="ce1" office:value="0.216439613938">
            <text:p>0.21644</text:p>
          </table:table-cell>
          <table:table-cell table:number-columns-repeated="16381"/>
        </table:table-row>
        <table:table-row table:style-name="ro1">
          <table:table-cell office:value-type="float" table:style-name="ce1" office:value="77.6">
            <text:p>77.6</text:p>
          </table:table-cell>
          <table:table-cell office:value-type="float" table:style-name="ce1" office:value="0.976672278334">
            <text:p>0.976672</text:p>
          </table:table-cell>
          <table:table-cell office:value-type="float" table:style-name="ce1" office:value="0.214735327167">
            <text:p>0.214735</text:p>
          </table:table-cell>
          <table:table-cell table:number-columns-repeated="16381"/>
        </table:table-row>
        <table:table-row table:style-name="ro1">
          <table:table-cell office:value-type="float" table:style-name="ce1" office:value="77.7">
            <text:p>77.7</text:p>
          </table:table-cell>
          <table:table-cell office:value-type="float" table:style-name="ce1" office:value="0.977045574435">
            <text:p>0.977046</text:p>
          </table:table-cell>
          <table:table-cell office:value-type="float" table:style-name="ce1" office:value="0.213030386275">
            <text:p>0.21303</text:p>
          </table:table-cell>
          <table:table-cell table:number-columns-repeated="16381"/>
        </table:table-row>
        <table:table-row table:style-name="ro1">
          <table:table-cell office:value-type="float" table:style-name="ce1" office:value="77.8">
            <text:p>77.8</text:p>
          </table:table-cell>
          <table:table-cell office:value-type="float" table:style-name="ce1" office:value="0.977415894286">
            <text:p>0.977416</text:p>
          </table:table-cell>
          <table:table-cell office:value-type="float" table:style-name="ce1" office:value="0.211324796455">
            <text:p>0.211325</text:p>
          </table:table-cell>
          <table:table-cell table:number-columns-repeated="16381"/>
        </table:table-row>
        <table:table-row table:style-name="ro1">
          <table:table-cell office:value-type="float" table:style-name="ce1" office:value="77.9">
            <text:p>77.9</text:p>
          </table:table-cell>
          <table:table-cell office:value-type="float" table:style-name="ce1" office:value="0.977783236759">
            <text:p>0.977783</text:p>
          </table:table-cell>
          <table:table-cell office:value-type="float" table:style-name="ce1" office:value="0.209618562904">
            <text:p>0.209619</text:p>
          </table:table-cell>
          <table:table-cell table:number-columns-repeated="16381"/>
        </table:table-row>
        <table:table-row table:style-name="ro1">
          <table:table-cell office:value-type="float" table:style-name="ce1" office:value="78.0">
            <text:p>78</text:p>
          </table:table-cell>
          <table:table-cell office:value-type="float" table:style-name="ce1" office:value="0.978147600734">
            <text:p>0.978148</text:p>
          </table:table-cell>
          <table:table-cell office:value-type="float" table:style-name="ce1" office:value="0.207911690818">
            <text:p>0.207912</text:p>
          </table:table-cell>
          <table:table-cell table:number-columns-repeated="16381"/>
        </table:table-row>
        <table:table-row table:style-name="ro1">
          <table:table-cell office:value-type="float" table:style-name="ce1" office:value="78.1">
            <text:p>78.1</text:p>
          </table:table-cell>
          <table:table-cell office:value-type="float" table:style-name="ce1" office:value="0.978508985102">
            <text:p>0.978509</text:p>
          </table:table-cell>
          <table:table-cell office:value-type="float" table:style-name="ce1" office:value="0.206204185397">
            <text:p>0.206204</text:p>
          </table:table-cell>
          <table:table-cell table:number-columns-repeated="16381"/>
        </table:table-row>
        <table:table-row table:style-name="ro1">
          <table:table-cell office:value-type="float" table:style-name="ce1" office:value="78.2">
            <text:p>78.2</text:p>
          </table:table-cell>
          <table:table-cell office:value-type="float" table:style-name="ce1" office:value="0.978867388762">
            <text:p>0.978867</text:p>
          </table:table-cell>
          <table:table-cell office:value-type="float" table:style-name="ce1" office:value="0.204496051842">
            <text:p>0.204496</text:p>
          </table:table-cell>
          <table:table-cell table:number-columns-repeated="16381"/>
        </table:table-row>
        <table:table-row table:style-name="ro1">
          <table:table-cell office:value-type="float" table:style-name="ce1" office:value="78.3">
            <text:p>78.3</text:p>
          </table:table-cell>
          <table:table-cell office:value-type="float" table:style-name="ce1" office:value="0.979222810622">
            <text:p>0.979223</text:p>
          </table:table-cell>
          <table:table-cell office:value-type="float" table:style-name="ce1" office:value="0.202787295357">
            <text:p>0.202787</text:p>
          </table:table-cell>
          <table:table-cell table:number-columns-repeated="16381"/>
        </table:table-row>
        <table:table-row table:style-name="ro1">
          <table:table-cell office:value-type="float" table:style-name="ce1" office:value="78.4">
            <text:p>78.4</text:p>
          </table:table-cell>
          <table:table-cell office:value-type="float" table:style-name="ce1" office:value="0.979575249599">
            <text:p>0.979575</text:p>
          </table:table-cell>
          <table:table-cell office:value-type="float" table:style-name="ce1" office:value="0.201077921146">
            <text:p>0.201078</text:p>
          </table:table-cell>
          <table:table-cell table:number-columns-repeated="16381"/>
        </table:table-row>
        <table:table-row table:style-name="ro1">
          <table:table-cell office:value-type="float" table:style-name="ce1" office:value="78.5">
            <text:p>78.5</text:p>
          </table:table-cell>
          <table:table-cell office:value-type="float" table:style-name="ce1" office:value="0.979924704621">
            <text:p>0.979925</text:p>
          </table:table-cell>
          <table:table-cell office:value-type="float" table:style-name="ce1" office:value="0.199367934417">
            <text:p>0.199368</text:p>
          </table:table-cell>
          <table:table-cell table:number-columns-repeated="16381"/>
        </table:table-row>
        <table:table-row table:style-name="ro1">
          <table:table-cell office:value-type="float" table:style-name="ce1" office:value="78.6">
            <text:p>78.6</text:p>
          </table:table-cell>
          <table:table-cell office:value-type="float" table:style-name="ce1" office:value="0.980271174622">
            <text:p>0.980271</text:p>
          </table:table-cell>
          <table:table-cell office:value-type="float" table:style-name="ce1" office:value="0.197657340379">
            <text:p>0.197657</text:p>
          </table:table-cell>
          <table:table-cell table:number-columns-repeated="16381"/>
        </table:table-row>
        <table:table-row table:style-name="ro1">
          <table:table-cell office:value-type="float" table:style-name="ce1" office:value="78.7">
            <text:p>78.7</text:p>
          </table:table-cell>
          <table:table-cell office:value-type="float" table:style-name="ce1" office:value="0.980614658547">
            <text:p>0.980615</text:p>
          </table:table-cell>
          <table:table-cell office:value-type="float" table:style-name="ce1" office:value="0.195946144243">
            <text:p>0.195946</text:p>
          </table:table-cell>
          <table:table-cell table:number-columns-repeated="16381"/>
        </table:table-row>
        <table:table-row table:style-name="ro1">
          <table:table-cell office:value-type="float" table:style-name="ce1" office:value="78.8">
            <text:p>78.8</text:p>
          </table:table-cell>
          <table:table-cell office:value-type="float" table:style-name="ce1" office:value="0.980955155349">
            <text:p>0.980955</text:p>
          </table:table-cell>
          <table:table-cell office:value-type="float" table:style-name="ce1" office:value="0.19423435122">
            <text:p>0.194234</text:p>
          </table:table-cell>
          <table:table-cell table:number-columns-repeated="16381"/>
        </table:table-row>
        <table:table-row table:style-name="ro1">
          <table:table-cell office:value-type="float" table:style-name="ce1" office:value="78.9">
            <text:p>78.9</text:p>
          </table:table-cell>
          <table:table-cell office:value-type="float" table:style-name="ce1" office:value="0.981292663992">
            <text:p>0.981293</text:p>
          </table:table-cell>
          <table:table-cell office:value-type="float" table:style-name="ce1" office:value="0.192521966526">
            <text:p>0.192522</text:p>
          </table:table-cell>
          <table:table-cell table:number-columns-repeated="16381"/>
        </table:table-row>
        <table:table-row table:style-name="ro1">
          <table:table-cell office:value-type="float" table:style-name="ce1" office:value="79.0">
            <text:p>79</text:p>
          </table:table-cell>
          <table:table-cell office:value-type="float" table:style-name="ce1" office:value="0.981627183448">
            <text:p>0.981627</text:p>
          </table:table-cell>
          <table:table-cell office:value-type="float" table:style-name="ce1" office:value="0.190808995377">
            <text:p>0.190809</text:p>
          </table:table-cell>
          <table:table-cell table:number-columns-repeated="16381"/>
        </table:table-row>
        <table:table-row table:style-name="ro1">
          <table:table-cell office:value-type="float" table:style-name="ce1" office:value="79.1">
            <text:p>79.1</text:p>
          </table:table-cell>
          <table:table-cell office:value-type="float" table:style-name="ce1" office:value="0.981958712696">
            <text:p>0.981959</text:p>
          </table:table-cell>
          <table:table-cell office:value-type="float" table:style-name="ce1" office:value="0.18909544299">
            <text:p>0.189095</text:p>
          </table:table-cell>
          <table:table-cell table:number-columns-repeated="16381"/>
        </table:table-row>
        <table:table-row table:style-name="ro1">
          <table:table-cell office:value-type="float" table:style-name="ce1" office:value="79.2">
            <text:p>79.2</text:p>
          </table:table-cell>
          <table:table-cell office:value-type="float" table:style-name="ce1" office:value="0.982287250729">
            <text:p>0.982287</text:p>
          </table:table-cell>
          <table:table-cell office:value-type="float" table:style-name="ce1" office:value="0.187381314586">
            <text:p>0.187381</text:p>
          </table:table-cell>
          <table:table-cell table:number-columns-repeated="16381"/>
        </table:table-row>
        <table:table-row table:style-name="ro1">
          <table:table-cell office:value-type="float" table:style-name="ce1" office:value="79.3">
            <text:p>79.3</text:p>
          </table:table-cell>
          <table:table-cell office:value-type="float" table:style-name="ce1" office:value="0.982612796544">
            <text:p>0.982613</text:p>
          </table:table-cell>
          <table:table-cell office:value-type="float" table:style-name="ce1" office:value="0.185666615386">
            <text:p>0.185667</text:p>
          </table:table-cell>
          <table:table-cell table:number-columns-repeated="16381"/>
        </table:table-row>
        <table:table-row table:style-name="ro1">
          <table:table-cell office:value-type="float" table:style-name="ce1" office:value="79.4">
            <text:p>79.4</text:p>
          </table:table-cell>
          <table:table-cell office:value-type="float" table:style-name="ce1" office:value="0.98293534915">
            <text:p>0.982935</text:p>
          </table:table-cell>
          <table:table-cell office:value-type="float" table:style-name="ce1" office:value="0.183951350613">
            <text:p>0.183951</text:p>
          </table:table-cell>
          <table:table-cell table:number-columns-repeated="16381"/>
        </table:table-row>
        <table:table-row table:style-name="ro1">
          <table:table-cell office:value-type="float" table:style-name="ce1" office:value="79.5">
            <text:p>79.5</text:p>
          </table:table-cell>
          <table:table-cell office:value-type="float" table:style-name="ce1" office:value="0.983254907564">
            <text:p>0.983255</text:p>
          </table:table-cell>
          <table:table-cell office:value-type="float" table:style-name="ce1" office:value="0.182235525492">
            <text:p>0.182236</text:p>
          </table:table-cell>
          <table:table-cell table:number-columns-repeated="16381"/>
        </table:table-row>
        <table:table-row table:style-name="ro1">
          <table:table-cell office:value-type="float" table:style-name="ce1" office:value="79.6">
            <text:p>79.6</text:p>
          </table:table-cell>
          <table:table-cell office:value-type="float" table:style-name="ce1" office:value="0.983571470813">
            <text:p>0.983571</text:p>
          </table:table-cell>
          <table:table-cell office:value-type="float" table:style-name="ce1" office:value="0.180519145251">
            <text:p>0.180519</text:p>
          </table:table-cell>
          <table:table-cell table:number-columns-repeated="16381"/>
        </table:table-row>
        <table:table-row table:style-name="ro1">
          <table:table-cell office:value-type="float" table:style-name="ce1" office:value="79.7">
            <text:p>79.7</text:p>
          </table:table-cell>
          <table:table-cell office:value-type="float" table:style-name="ce1" office:value="0.983885037934">
            <text:p>0.983885</text:p>
          </table:table-cell>
          <table:table-cell office:value-type="float" table:style-name="ce1" office:value="0.178802215116">
            <text:p>0.178802</text:p>
          </table:table-cell>
          <table:table-cell table:number-columns-repeated="16381"/>
        </table:table-row>
        <table:table-row table:style-name="ro1">
          <table:table-cell office:value-type="float" table:style-name="ce1" office:value="79.8">
            <text:p>79.8</text:p>
          </table:table-cell>
          <table:table-cell office:value-type="float" table:style-name="ce1" office:value="0.984195607969">
            <text:p>0.984196</text:p>
          </table:table-cell>
          <table:table-cell office:value-type="float" table:style-name="ce1" office:value="0.17708474032">
            <text:p>0.177085</text:p>
          </table:table-cell>
          <table:table-cell table:number-columns-repeated="16381"/>
        </table:table-row>
        <table:table-row table:style-name="ro1">
          <table:table-cell office:value-type="float" table:style-name="ce1" office:value="79.9">
            <text:p>79.9</text:p>
          </table:table-cell>
          <table:table-cell office:value-type="float" table:style-name="ce1" office:value="0.984503179974">
            <text:p>0.984503</text:p>
          </table:table-cell>
          <table:table-cell office:value-type="float" table:style-name="ce1" office:value="0.175366726092">
            <text:p>0.175367</text:p>
          </table:table-cell>
          <table:table-cell table:number-columns-repeated="16381"/>
        </table:table-row>
        <table:table-row table:style-name="ro1">
          <table:table-cell office:value-type="float" table:style-name="ce1" office:value="80.0">
            <text:p>80</text:p>
          </table:table-cell>
          <table:table-cell office:value-type="float" table:style-name="ce1" office:value="0.984807753012">
            <text:p>0.984808</text:p>
          </table:table-cell>
          <table:table-cell office:value-type="float" table:style-name="ce1" office:value="0.173648177667">
            <text:p>0.173648</text:p>
          </table:table-cell>
          <table:table-cell table:number-columns-repeated="16381"/>
        </table:table-row>
        <table:table-row table:style-name="ro1">
          <table:table-cell office:value-type="float" table:style-name="ce1" office:value="80.1">
            <text:p>80.1</text:p>
          </table:table-cell>
          <table:table-cell office:value-type="float" table:style-name="ce1" office:value="0.985109326155">
            <text:p>0.985109</text:p>
          </table:table-cell>
          <table:table-cell office:value-type="float" table:style-name="ce1" office:value="0.171929100279">
            <text:p>0.171929</text:p>
          </table:table-cell>
          <table:table-cell table:number-columns-repeated="16381"/>
        </table:table-row>
        <table:table-row table:style-name="ro1">
          <table:table-cell office:value-type="float" table:style-name="ce1" office:value="80.2">
            <text:p>80.2</text:p>
          </table:table-cell>
          <table:table-cell office:value-type="float" table:style-name="ce1" office:value="0.985407898483">
            <text:p>0.985408</text:p>
          </table:table-cell>
          <table:table-cell office:value-type="float" table:style-name="ce1" office:value="0.170209499166">
            <text:p>0.170209</text:p>
          </table:table-cell>
          <table:table-cell table:number-columns-repeated="16381"/>
        </table:table-row>
        <table:table-row table:style-name="ro1">
          <table:table-cell office:value-type="float" table:style-name="ce1" office:value="80.3">
            <text:p>80.3</text:p>
          </table:table-cell>
          <table:table-cell office:value-type="float" table:style-name="ce1" office:value="0.985703469089">
            <text:p>0.985703</text:p>
          </table:table-cell>
          <table:table-cell office:value-type="float" table:style-name="ce1" office:value="0.168489379565">
            <text:p>0.168489</text:p>
          </table:table-cell>
          <table:table-cell table:number-columns-repeated="16381"/>
        </table:table-row>
        <table:table-row table:style-name="ro1">
          <table:table-cell office:value-type="float" table:style-name="ce1" office:value="80.4">
            <text:p>80.4</text:p>
          </table:table-cell>
          <table:table-cell office:value-type="float" table:style-name="ce1" office:value="0.985996037071">
            <text:p>0.985996</text:p>
          </table:table-cell>
          <table:table-cell office:value-type="float" table:style-name="ce1" office:value="0.166768746716">
            <text:p>0.166769</text:p>
          </table:table-cell>
          <table:table-cell table:number-columns-repeated="16381"/>
        </table:table-row>
        <table:table-row table:style-name="ro1">
          <table:table-cell office:value-type="float" table:style-name="ce1" office:value="80.5">
            <text:p>80.5</text:p>
          </table:table-cell>
          <table:table-cell office:value-type="float" table:style-name="ce1" office:value="0.986285601537">
            <text:p>0.986286</text:p>
          </table:table-cell>
          <table:table-cell office:value-type="float" table:style-name="ce1" office:value="0.165047605861">
            <text:p>0.165048</text:p>
          </table:table-cell>
          <table:table-cell table:number-columns-repeated="16381"/>
        </table:table-row>
        <table:table-row table:style-name="ro1">
          <table:table-cell office:value-type="float" table:style-name="ce1" office:value="80.6">
            <text:p>80.6</text:p>
          </table:table-cell>
          <table:table-cell office:value-type="float" table:style-name="ce1" office:value="0.986572161607">
            <text:p>0.986572</text:p>
          </table:table-cell>
          <table:table-cell office:value-type="float" table:style-name="ce1" office:value="0.163325962242">
            <text:p>0.163326</text:p>
          </table:table-cell>
          <table:table-cell table:number-columns-repeated="16381"/>
        </table:table-row>
        <table:table-row table:style-name="ro1">
          <table:table-cell office:value-type="float" table:style-name="ce1" office:value="80.7">
            <text:p>80.7</text:p>
          </table:table-cell>
          <table:table-cell office:value-type="float" table:style-name="ce1" office:value="0.986855716407">
            <text:p>0.986856</text:p>
          </table:table-cell>
          <table:table-cell office:value-type="float" table:style-name="ce1" office:value="0.161603821103">
            <text:p>0.161604</text:p>
          </table:table-cell>
          <table:table-cell table:number-columns-repeated="16381"/>
        </table:table-row>
        <table:table-row table:style-name="ro1">
          <table:table-cell office:value-type="float" table:style-name="ce1" office:value="80.8">
            <text:p>80.8</text:p>
          </table:table-cell>
          <table:table-cell office:value-type="float" table:style-name="ce1" office:value="0.987136265073">
            <text:p>0.987136</text:p>
          </table:table-cell>
          <table:table-cell office:value-type="float" table:style-name="ce1" office:value="0.159881187692">
            <text:p>0.159881</text:p>
          </table:table-cell>
          <table:table-cell table:number-columns-repeated="16381"/>
        </table:table-row>
        <table:table-row table:style-name="ro1">
          <table:table-cell office:value-type="float" table:style-name="ce1" office:value="80.9">
            <text:p>80.9</text:p>
          </table:table-cell>
          <table:table-cell office:value-type="float" table:style-name="ce1" office:value="0.987413806751">
            <text:p>0.987414</text:p>
          </table:table-cell>
          <table:table-cell office:value-type="float" table:style-name="ce1" office:value="0.158158067254">
            <text:p>0.158158</text:p>
          </table:table-cell>
          <table:table-cell table:number-columns-repeated="16381"/>
        </table:table-row>
        <table:table-row table:style-name="ro1">
          <table:table-cell office:value-type="float" table:style-name="ce1" office:value="81.0">
            <text:p>81</text:p>
          </table:table-cell>
          <table:table-cell office:value-type="float" table:style-name="ce1" office:value="0.987688340595">
            <text:p>0.987688</text:p>
          </table:table-cell>
          <table:table-cell office:value-type="float" table:style-name="ce1" office:value="0.15643446504">
            <text:p>0.156434</text:p>
          </table:table-cell>
          <table:table-cell table:number-columns-repeated="16381"/>
        </table:table-row>
        <table:table-row table:style-name="ro1">
          <table:table-cell office:value-type="float" table:style-name="ce1" office:value="81.1">
            <text:p>81.1</text:p>
          </table:table-cell>
          <table:table-cell office:value-type="float" table:style-name="ce1" office:value="0.987959865769">
            <text:p>0.98796</text:p>
          </table:table-cell>
          <table:table-cell office:value-type="float" table:style-name="ce1" office:value="0.154710386299">
            <text:p>0.15471</text:p>
          </table:table-cell>
          <table:table-cell table:number-columns-repeated="16381"/>
        </table:table-row>
        <table:table-row table:style-name="ro1">
          <table:table-cell office:value-type="float" table:style-name="ce1" office:value="81.2">
            <text:p>81.2</text:p>
          </table:table-cell>
          <table:table-cell office:value-type="float" table:style-name="ce1" office:value="0.988228381447">
            <text:p>0.988228</text:p>
          </table:table-cell>
          <table:table-cell office:value-type="float" table:style-name="ce1" office:value="0.152985836284">
            <text:p>0.152986</text:p>
          </table:table-cell>
          <table:table-cell table:number-columns-repeated="16381"/>
        </table:table-row>
        <table:table-row table:style-name="ro1">
          <table:table-cell office:value-type="float" table:style-name="ce1" office:value="81.3">
            <text:p>81.3</text:p>
          </table:table-cell>
          <table:table-cell office:value-type="float" table:style-name="ce1" office:value="0.988493886809">
            <text:p>0.988494</text:p>
          </table:table-cell>
          <table:table-cell office:value-type="float" table:style-name="ce1" office:value="0.151260820247">
            <text:p>0.151261</text:p>
          </table:table-cell>
          <table:table-cell table:number-columns-repeated="16381"/>
        </table:table-row>
        <table:table-row table:style-name="ro1">
          <table:table-cell office:value-type="float" table:style-name="ce1" office:value="81.4">
            <text:p>81.4</text:p>
          </table:table-cell>
          <table:table-cell office:value-type="float" table:style-name="ce1" office:value="0.988756381047">
            <text:p>0.988756</text:p>
          </table:table-cell>
          <table:table-cell office:value-type="float" table:style-name="ce1" office:value="0.149535343444">
            <text:p>0.149535</text:p>
          </table:table-cell>
          <table:table-cell table:number-columns-repeated="16381"/>
        </table:table-row>
        <table:table-row table:style-name="ro1">
          <table:table-cell office:value-type="float" table:style-name="ce1" office:value="81.5">
            <text:p>81.5</text:p>
          </table:table-cell>
          <table:table-cell office:value-type="float" table:style-name="ce1" office:value="0.989015863362">
            <text:p>0.989016</text:p>
          </table:table-cell>
          <table:table-cell office:value-type="float" table:style-name="ce1" office:value="0.14780941113">
            <text:p>0.147809</text:p>
          </table:table-cell>
          <table:table-cell table:number-columns-repeated="16381"/>
        </table:table-row>
        <table:table-row table:style-name="ro1">
          <table:table-cell office:value-type="float" table:style-name="ce1" office:value="81.6">
            <text:p>81.6</text:p>
          </table:table-cell>
          <table:table-cell office:value-type="float" table:style-name="ce1" office:value="0.989272332963">
            <text:p>0.989272</text:p>
          </table:table-cell>
          <table:table-cell office:value-type="float" table:style-name="ce1" office:value="0.146083028562">
            <text:p>0.146083</text:p>
          </table:table-cell>
          <table:table-cell table:number-columns-repeated="16381"/>
        </table:table-row>
        <table:table-row table:style-name="ro1">
          <table:table-cell office:value-type="float" table:style-name="ce1" office:value="81.7">
            <text:p>81.7</text:p>
          </table:table-cell>
          <table:table-cell office:value-type="float" table:style-name="ce1" office:value="0.989525789069">
            <text:p>0.989526</text:p>
          </table:table-cell>
          <table:table-cell office:value-type="float" table:style-name="ce1" office:value="0.144356201001">
            <text:p>0.144356</text:p>
          </table:table-cell>
          <table:table-cell table:number-columns-repeated="16381"/>
        </table:table-row>
        <table:table-row table:style-name="ro1">
          <table:table-cell office:value-type="float" table:style-name="ce1" office:value="81.8">
            <text:p>81.8</text:p>
          </table:table-cell>
          <table:table-cell office:value-type="float" table:style-name="ce1" office:value="0.989776230908">
            <text:p>0.989776</text:p>
          </table:table-cell>
          <table:table-cell office:value-type="float" table:style-name="ce1" office:value="0.142628933706">
            <text:p>0.142629</text:p>
          </table:table-cell>
          <table:table-cell table:number-columns-repeated="16381"/>
        </table:table-row>
        <table:table-row table:style-name="ro1">
          <table:table-cell office:value-type="float" table:style-name="ce1" office:value="81.9">
            <text:p>81.9</text:p>
          </table:table-cell>
          <table:table-cell office:value-type="float" table:style-name="ce1" office:value="0.990023657717">
            <text:p>0.990024</text:p>
          </table:table-cell>
          <table:table-cell office:value-type="float" table:style-name="ce1" office:value="0.140901231938">
            <text:p>0.140901</text:p>
          </table:table-cell>
          <table:table-cell table:number-columns-repeated="16381"/>
        </table:table-row>
        <table:table-row table:style-name="ro1">
          <table:table-cell office:value-type="float" table:style-name="ce1" office:value="82.0">
            <text:p>82</text:p>
          </table:table-cell>
          <table:table-cell office:value-type="float" table:style-name="ce1" office:value="0.990268068742">
            <text:p>0.990268</text:p>
          </table:table-cell>
          <table:table-cell office:value-type="float" table:style-name="ce1" office:value="0.13917310096">
            <text:p>0.139173</text:p>
          </table:table-cell>
          <table:table-cell table:number-columns-repeated="16381"/>
        </table:table-row>
        <table:table-row table:style-name="ro1">
          <table:table-cell office:value-type="float" table:style-name="ce1" office:value="82.1">
            <text:p>82.1</text:p>
          </table:table-cell>
          <table:table-cell office:value-type="float" table:style-name="ce1" office:value="0.990509463238">
            <text:p>0.990509</text:p>
          </table:table-cell>
          <table:table-cell office:value-type="float" table:style-name="ce1" office:value="0.137444546037">
            <text:p>0.137445</text:p>
          </table:table-cell>
          <table:table-cell table:number-columns-repeated="16381"/>
        </table:table-row>
        <table:table-row table:style-name="ro1">
          <table:table-cell office:value-type="float" table:style-name="ce1" office:value="82.2">
            <text:p>82.2</text:p>
          </table:table-cell>
          <table:table-cell office:value-type="float" table:style-name="ce1" office:value="0.990747840471">
            <text:p>0.990748</text:p>
          </table:table-cell>
          <table:table-cell office:value-type="float" table:style-name="ce1" office:value="0.135715572434">
            <text:p>0.135716</text:p>
          </table:table-cell>
          <table:table-cell table:number-columns-repeated="16381"/>
        </table:table-row>
        <table:table-row table:style-name="ro1">
          <table:table-cell office:value-type="float" table:style-name="ce1" office:value="82.3">
            <text:p>82.3</text:p>
          </table:table-cell>
          <table:table-cell office:value-type="float" table:style-name="ce1" office:value="0.990983199715">
            <text:p>0.990983</text:p>
          </table:table-cell>
          <table:table-cell office:value-type="float" table:style-name="ce1" office:value="0.133986185418">
            <text:p>0.133986</text:p>
          </table:table-cell>
          <table:table-cell table:number-columns-repeated="16381"/>
        </table:table-row>
        <table:table-row table:style-name="ro1">
          <table:table-cell office:value-type="float" table:style-name="ce1" office:value="82.4">
            <text:p>82.4</text:p>
          </table:table-cell>
          <table:table-cell office:value-type="float" table:style-name="ce1" office:value="0.991215540252">
            <text:p>0.991216</text:p>
          </table:table-cell>
          <table:table-cell office:value-type="float" table:style-name="ce1" office:value="0.132256390257">
            <text:p>0.132256</text:p>
          </table:table-cell>
          <table:table-cell table:number-columns-repeated="16381"/>
        </table:table-row>
        <table:table-row table:style-name="ro1">
          <table:table-cell office:value-type="float" table:style-name="ce1" office:value="82.5">
            <text:p>82.5</text:p>
          </table:table-cell>
          <table:table-cell office:value-type="float" table:style-name="ce1" office:value="0.991444861374">
            <text:p>0.991445</text:p>
          </table:table-cell>
          <table:table-cell office:value-type="float" table:style-name="ce1" office:value="0.13052619222">
            <text:p>0.130526</text:p>
          </table:table-cell>
          <table:table-cell table:number-columns-repeated="16381"/>
        </table:table-row>
        <table:table-row table:style-name="ro1">
          <table:table-cell office:value-type="float" table:style-name="ce1" office:value="82.6">
            <text:p>82.6</text:p>
          </table:table-cell>
          <table:table-cell office:value-type="float" table:style-name="ce1" office:value="0.991671162383">
            <text:p>0.991671</text:p>
          </table:table-cell>
          <table:table-cell office:value-type="float" table:style-name="ce1" office:value="0.128795596578">
            <text:p>0.128796</text:p>
          </table:table-cell>
          <table:table-cell table:number-columns-repeated="16381"/>
        </table:table-row>
        <table:table-row table:style-name="ro1">
          <table:table-cell office:value-type="float" table:style-name="ce1" office:value="82.7">
            <text:p>82.7</text:p>
          </table:table-cell>
          <table:table-cell office:value-type="float" table:style-name="ce1" office:value="0.99189444259">
            <text:p>0.991894</text:p>
          </table:table-cell>
          <table:table-cell office:value-type="float" table:style-name="ce1" office:value="0.127064608601">
            <text:p>0.127065</text:p>
          </table:table-cell>
          <table:table-cell table:number-columns-repeated="16381"/>
        </table:table-row>
        <table:table-row table:style-name="ro1">
          <table:table-cell office:value-type="float" table:style-name="ce1" office:value="82.8">
            <text:p>82.8</text:p>
          </table:table-cell>
          <table:table-cell office:value-type="float" table:style-name="ce1" office:value="0.992114701314">
            <text:p>0.992115</text:p>
          </table:table-cell>
          <table:table-cell office:value-type="float" table:style-name="ce1" office:value="0.125333233564">
            <text:p>0.125333</text:p>
          </table:table-cell>
          <table:table-cell table:number-columns-repeated="16381"/>
        </table:table-row>
        <table:table-row table:style-name="ro1">
          <table:table-cell office:value-type="float" table:style-name="ce1" office:value="82.9">
            <text:p>82.9</text:p>
          </table:table-cell>
          <table:table-cell office:value-type="float" table:style-name="ce1" office:value="0.992331937885">
            <text:p>0.992332</text:p>
          </table:table-cell>
          <table:table-cell office:value-type="float" table:style-name="ce1" office:value="0.12360147674">
            <text:p>0.123601</text:p>
          </table:table-cell>
          <table:table-cell table:number-columns-repeated="16381"/>
        </table:table-row>
        <table:table-row table:style-name="ro1">
          <table:table-cell office:value-type="float" table:style-name="ce1" office:value="83.0">
            <text:p>83</text:p>
          </table:table-cell>
          <table:table-cell office:value-type="float" table:style-name="ce1" office:value="0.992546151641">
            <text:p>0.992546</text:p>
          </table:table-cell>
          <table:table-cell office:value-type="float" table:style-name="ce1" office:value="0.121869343405">
            <text:p>0.121869</text:p>
          </table:table-cell>
          <table:table-cell table:number-columns-repeated="16381"/>
        </table:table-row>
        <table:table-row table:style-name="ro1">
          <table:table-cell office:value-type="float" table:style-name="ce1" office:value="83.1">
            <text:p>83.1</text:p>
          </table:table-cell>
          <table:table-cell office:value-type="float" table:style-name="ce1" office:value="0.992757341929">
            <text:p>0.992757</text:p>
          </table:table-cell>
          <table:table-cell office:value-type="float" table:style-name="ce1" office:value="0.120136838835">
            <text:p>0.120137</text:p>
          </table:table-cell>
          <table:table-cell table:number-columns-repeated="16381"/>
        </table:table-row>
        <table:table-row table:style-name="ro1">
          <table:table-cell office:value-type="float" table:style-name="ce1" office:value="83.2">
            <text:p>83.2</text:p>
          </table:table-cell>
          <table:table-cell office:value-type="float" table:style-name="ce1" office:value="0.992965508107">
            <text:p>0.992966</text:p>
          </table:table-cell>
          <table:table-cell office:value-type="float" table:style-name="ce1" office:value="0.118403968307">
            <text:p>0.118404</text:p>
          </table:table-cell>
          <table:table-cell table:number-columns-repeated="16381"/>
        </table:table-row>
        <table:table-row table:style-name="ro1">
          <table:table-cell office:value-type="float" table:style-name="ce1" office:value="83.3">
            <text:p>83.3</text:p>
          </table:table-cell>
          <table:table-cell office:value-type="float" table:style-name="ce1" office:value="0.993170649538">
            <text:p>0.993171</text:p>
          </table:table-cell>
          <table:table-cell office:value-type="float" table:style-name="ce1" office:value="0.116670737099">
            <text:p>0.116671</text:p>
          </table:table-cell>
          <table:table-cell table:number-columns-repeated="16381"/>
        </table:table-row>
        <table:table-row table:style-name="ro1">
          <table:table-cell office:value-type="float" table:style-name="ce1" office:value="83.4">
            <text:p>83.4</text:p>
          </table:table-cell>
          <table:table-cell office:value-type="float" table:style-name="ce1" office:value="0.9933727656">
            <text:p>0.993373</text:p>
          </table:table-cell>
          <table:table-cell office:value-type="float" table:style-name="ce1" office:value="0.114937150493">
            <text:p>0.114937</text:p>
          </table:table-cell>
          <table:table-cell table:number-columns-repeated="16381"/>
        </table:table-row>
        <table:table-row table:style-name="ro1">
          <table:table-cell office:value-type="float" table:style-name="ce1" office:value="83.5">
            <text:p>83.5</text:p>
          </table:table-cell>
          <table:table-cell office:value-type="float" table:style-name="ce1" office:value="0.993571855677">
            <text:p>0.993572</text:p>
          </table:table-cell>
          <table:table-cell office:value-type="float" table:style-name="ce1" office:value="0.113203213768">
            <text:p>0.113203</text:p>
          </table:table-cell>
          <table:table-cell table:number-columns-repeated="16381"/>
        </table:table-row>
        <table:table-row table:style-name="ro1">
          <table:table-cell office:value-type="float" table:style-name="ce1" office:value="83.6">
            <text:p>83.6</text:p>
          </table:table-cell>
          <table:table-cell office:value-type="float" table:style-name="ce1" office:value="0.993767919161">
            <text:p>0.993768</text:p>
          </table:table-cell>
          <table:table-cell office:value-type="float" table:style-name="ce1" office:value="0.111468932206">
            <text:p>0.111469</text:p>
          </table:table-cell>
          <table:table-cell table:number-columns-repeated="16381"/>
        </table:table-row>
        <table:table-row table:style-name="ro1">
          <table:table-cell office:value-type="float" table:style-name="ce1" office:value="83.7">
            <text:p>83.7</text:p>
          </table:table-cell>
          <table:table-cell office:value-type="float" table:style-name="ce1" office:value="0.993960955455">
            <text:p>0.993961</text:p>
          </table:table-cell>
          <table:table-cell office:value-type="float" table:style-name="ce1" office:value="0.109734311091">
            <text:p>0.109734</text:p>
          </table:table-cell>
          <table:table-cell table:number-columns-repeated="16381"/>
        </table:table-row>
        <table:table-row table:style-name="ro1">
          <table:table-cell office:value-type="float" table:style-name="ce1" office:value="83.8">
            <text:p>83.8</text:p>
          </table:table-cell>
          <table:table-cell office:value-type="float" table:style-name="ce1" office:value="0.994150963972">
            <text:p>0.994151</text:p>
          </table:table-cell>
          <table:table-cell office:value-type="float" table:style-name="ce1" office:value="0.107999355706">
            <text:p>0.107999</text:p>
          </table:table-cell>
          <table:table-cell table:number-columns-repeated="16381"/>
        </table:table-row>
        <table:table-row table:style-name="ro1">
          <table:table-cell office:value-type="float" table:style-name="ce1" office:value="83.9">
            <text:p>83.9</text:p>
          </table:table-cell>
          <table:table-cell office:value-type="float" table:style-name="ce1" office:value="0.994337944133">
            <text:p>0.994338</text:p>
          </table:table-cell>
          <table:table-cell office:value-type="float" table:style-name="ce1" office:value="0.106264071336">
            <text:p>0.106264</text:p>
          </table:table-cell>
          <table:table-cell table:number-columns-repeated="16381"/>
        </table:table-row>
        <table:table-row table:style-name="ro1">
          <table:table-cell office:value-type="float" table:style-name="ce1" office:value="84.0">
            <text:p>84</text:p>
          </table:table-cell>
          <table:table-cell office:value-type="float" table:style-name="ce1" office:value="0.994521895368">
            <text:p>0.994522</text:p>
          </table:table-cell>
          <table:table-cell office:value-type="float" table:style-name="ce1" office:value="0.104528463268">
            <text:p>0.1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84.1">
            <text:p>84.1</text:p>
          </table:table-cell>
          <table:table-cell office:value-type="float" table:style-name="ce1" office:value="0.994702817117">
            <text:p>0.994703</text:p>
          </table:table-cell>
          <table:table-cell office:value-type="float" table:style-name="ce1" office:value="0.102792536787">
            <text:p>0.102793</text:p>
          </table:table-cell>
          <table:table-cell table:number-columns-repeated="16381"/>
        </table:table-row>
        <table:table-row table:style-name="ro1">
          <table:table-cell office:value-type="float" table:style-name="ce1" office:value="84.2">
            <text:p>84.2</text:p>
          </table:table-cell>
          <table:table-cell office:value-type="float" table:style-name="ce1" office:value="0.994880708829">
            <text:p>0.994881</text:p>
          </table:table-cell>
          <table:table-cell office:value-type="float" table:style-name="ce1" office:value="0.101056297183">
            <text:p>0.101056</text:p>
          </table:table-cell>
          <table:table-cell table:number-columns-repeated="16381"/>
        </table:table-row>
        <table:table-row table:style-name="ro1">
          <table:table-cell office:value-type="float" table:style-name="ce1" office:value="84.3">
            <text:p>84.3</text:p>
          </table:table-cell>
          <table:table-cell office:value-type="float" table:style-name="ce1" office:value="0.995055569961">
            <text:p>0.995056</text:p>
          </table:table-cell>
          <table:table-cell office:value-type="float" table:style-name="ce1" office:value="0.0993197497436">
            <text:p>0.0993197</text:p>
          </table:table-cell>
          <table:table-cell table:number-columns-repeated="16381"/>
        </table:table-row>
        <table:table-row table:style-name="ro1">
          <table:table-cell office:value-type="float" table:style-name="ce1" office:value="84.4">
            <text:p>84.4</text:p>
          </table:table-cell>
          <table:table-cell office:value-type="float" table:style-name="ce1" office:value="0.995227399982">
            <text:p>0.995227</text:p>
          </table:table-cell>
          <table:table-cell office:value-type="float" table:style-name="ce1" office:value="0.0975828997591">
            <text:p>0.0975829</text:p>
          </table:table-cell>
          <table:table-cell table:number-columns-repeated="16381"/>
        </table:table-row>
        <table:table-row table:style-name="ro1">
          <table:table-cell office:value-type="float" table:style-name="ce1" office:value="84.5">
            <text:p>84.5</text:p>
          </table:table-cell>
          <table:table-cell office:value-type="float" table:style-name="ce1" office:value="0.995396198367">
            <text:p>0.995396</text:p>
          </table:table-cell>
          <table:table-cell office:value-type="float" table:style-name="ce1" office:value="0.0958457525202">
            <text:p>0.0958458</text:p>
          </table:table-cell>
          <table:table-cell table:number-columns-repeated="16381"/>
        </table:table-row>
        <table:table-row table:style-name="ro1">
          <table:table-cell office:value-type="float" table:style-name="ce1" office:value="84.6">
            <text:p>84.6</text:p>
          </table:table-cell>
          <table:table-cell office:value-type="float" table:style-name="ce1" office:value="0.995561964603">
            <text:p>0.995562</text:p>
          </table:table-cell>
          <table:table-cell office:value-type="float" table:style-name="ce1" office:value="0.0941083133185">
            <text:p>0.0941083</text:p>
          </table:table-cell>
          <table:table-cell table:number-columns-repeated="16381"/>
        </table:table-row>
        <table:table-row table:style-name="ro1">
          <table:table-cell office:value-type="float" table:style-name="ce1" office:value="84.7">
            <text:p>84.7</text:p>
          </table:table-cell>
          <table:table-cell office:value-type="float" table:style-name="ce1" office:value="0.995724698185">
            <text:p>0.995725</text:p>
          </table:table-cell>
          <table:table-cell office:value-type="float" table:style-name="ce1" office:value="0.0923705874466">
            <text:p>0.0923706</text:p>
          </table:table-cell>
          <table:table-cell table:number-columns-repeated="16381"/>
        </table:table-row>
        <table:table-row table:style-name="ro1">
          <table:table-cell office:value-type="float" table:style-name="ce1" office:value="84.8">
            <text:p>84.8</text:p>
          </table:table-cell>
          <table:table-cell office:value-type="float" table:style-name="ce1" office:value="0.995884398616">
            <text:p>0.995884</text:p>
          </table:table-cell>
          <table:table-cell office:value-type="float" table:style-name="ce1" office:value="0.0906325801978">
            <text:p>0.0906326</text:p>
          </table:table-cell>
          <table:table-cell table:number-columns-repeated="16381"/>
        </table:table-row>
        <table:table-row table:style-name="ro1">
          <table:table-cell office:value-type="float" table:style-name="ce1" office:value="84.9">
            <text:p>84.9</text:p>
          </table:table-cell>
          <table:table-cell office:value-type="float" table:style-name="ce1" office:value="0.996041065411">
            <text:p>0.996041</text:p>
          </table:table-cell>
          <table:table-cell office:value-type="float" table:style-name="ce1" office:value="0.0888942968664">
            <text:p>0.0888943</text:p>
          </table:table-cell>
          <table:table-cell table:number-columns-repeated="16381"/>
        </table:table-row>
        <table:table-row table:style-name="ro1">
          <table:table-cell office:value-type="float" table:style-name="ce1" office:value="85.0">
            <text:p>85</text:p>
          </table:table-cell>
          <table:table-cell office:value-type="float" table:style-name="ce1" office:value="0.996194698092">
            <text:p>0.996195</text:p>
          </table:table-cell>
          <table:table-cell office:value-type="float" table:style-name="ce1" office:value="0.0871557427477">
            <text:p>0.0871557</text:p>
          </table:table-cell>
          <table:table-cell table:number-columns-repeated="16381"/>
        </table:table-row>
        <table:table-row table:style-name="ro1">
          <table:table-cell office:value-type="float" table:style-name="ce1" office:value="85.1">
            <text:p>85.1</text:p>
          </table:table-cell>
          <table:table-cell office:value-type="float" table:style-name="ce1" office:value="0.996345296191">
            <text:p>0.996345</text:p>
          </table:table-cell>
          <table:table-cell office:value-type="float" table:style-name="ce1" office:value="0.0854169231374">
            <text:p>0.0854169</text:p>
          </table:table-cell>
          <table:table-cell table:number-columns-repeated="16381"/>
        </table:table-row>
        <table:table-row table:style-name="ro1">
          <table:table-cell office:value-type="float" table:style-name="ce1" office:value="85.2">
            <text:p>85.2</text:p>
          </table:table-cell>
          <table:table-cell office:value-type="float" table:style-name="ce1" office:value="0.99649285925">
            <text:p>0.996493</text:p>
          </table:table-cell>
          <table:table-cell office:value-type="float" table:style-name="ce1" office:value="0.0836778433323">
            <text:p>0.0836778</text:p>
          </table:table-cell>
          <table:table-cell table:number-columns-repeated="16381"/>
        </table:table-row>
        <table:table-row table:style-name="ro1">
          <table:table-cell office:value-type="float" table:style-name="ce1" office:value="85.3">
            <text:p>85.3</text:p>
          </table:table-cell>
          <table:table-cell office:value-type="float" table:style-name="ce1" office:value="0.996637386818">
            <text:p>0.996637</text:p>
          </table:table-cell>
          <table:table-cell office:value-type="float" table:style-name="ce1" office:value="0.08193850863">
            <text:p>0.0819385</text:p>
          </table:table-cell>
          <table:table-cell table:number-columns-repeated="16381"/>
        </table:table-row>
        <table:table-row table:style-name="ro1">
          <table:table-cell office:value-type="float" table:style-name="ce1" office:value="85.4">
            <text:p>85.4</text:p>
          </table:table-cell>
          <table:table-cell office:value-type="float" table:style-name="ce1" office:value="0.996778878456">
            <text:p>0.996779</text:p>
          </table:table-cell>
          <table:table-cell office:value-type="float" table:style-name="ce1" office:value="0.0801989243289">
            <text:p>0.0801989</text:p>
          </table:table-cell>
          <table:table-cell table:number-columns-repeated="16381"/>
        </table:table-row>
        <table:table-row table:style-name="ro1">
          <table:table-cell office:value-type="float" table:style-name="ce1" office:value="85.5">
            <text:p>85.5</text:p>
          </table:table-cell>
          <table:table-cell office:value-type="float" table:style-name="ce1" office:value="0.996917333733">
            <text:p>0.996917</text:p>
          </table:table-cell>
          <table:table-cell office:value-type="float" table:style-name="ce1" office:value="0.0784590957278">
            <text:p>0.0784591</text:p>
          </table:table-cell>
          <table:table-cell table:number-columns-repeated="16381"/>
        </table:table-row>
        <table:table-row table:style-name="ro1">
          <table:table-cell office:value-type="float" table:style-name="ce1" office:value="85.6">
            <text:p>85.6</text:p>
          </table:table-cell>
          <table:table-cell office:value-type="float" table:style-name="ce1" office:value="0.997052752227">
            <text:p>0.997053</text:p>
          </table:table-cell>
          <table:table-cell office:value-type="float" table:style-name="ce1" office:value="0.0767190281268">
            <text:p>0.076719</text:p>
          </table:table-cell>
          <table:table-cell table:number-columns-repeated="16381"/>
        </table:table-row>
        <table:table-row table:style-name="ro1">
          <table:table-cell office:value-type="float" table:style-name="ce1" office:value="85.7">
            <text:p>85.7</text:p>
          </table:table-cell>
          <table:table-cell office:value-type="float" table:style-name="ce1" office:value="0.997185133525">
            <text:p>0.997185</text:p>
          </table:table-cell>
          <table:table-cell office:value-type="float" table:style-name="ce1" office:value="0.0749787268263">
            <text:p>0.0749787</text:p>
          </table:table-cell>
          <table:table-cell table:number-columns-repeated="16381"/>
        </table:table-row>
        <table:table-row table:style-name="ro1">
          <table:table-cell office:value-type="float" table:style-name="ce1" office:value="85.8">
            <text:p>85.8</text:p>
          </table:table-cell>
          <table:table-cell office:value-type="float" table:style-name="ce1" office:value="0.997314477224">
            <text:p>0.997314</text:p>
          </table:table-cell>
          <table:table-cell office:value-type="float" table:style-name="ce1" office:value="0.0732381971276">
            <text:p>0.0732382</text:p>
          </table:table-cell>
          <table:table-cell table:number-columns-repeated="16381"/>
        </table:table-row>
        <table:table-row table:style-name="ro1">
          <table:table-cell office:value-type="float" table:style-name="ce1" office:value="85.9">
            <text:p>85.9</text:p>
          </table:table-cell>
          <table:table-cell office:value-type="float" table:style-name="ce1" office:value="0.997440782931">
            <text:p>0.997441</text:p>
          </table:table-cell>
          <table:table-cell office:value-type="float" table:style-name="ce1" office:value="0.0714974443327">
            <text:p>0.0714974</text:p>
          </table:table-cell>
          <table:table-cell table:number-columns-repeated="16381"/>
        </table:table-row>
        <table:table-row table:style-name="ro1">
          <table:table-cell office:value-type="float" table:style-name="ce1" office:value="86.0">
            <text:p>86</text:p>
          </table:table-cell>
          <table:table-cell office:value-type="float" table:style-name="ce1" office:value="0.99756405026">
            <text:p>0.997564</text:p>
          </table:table-cell>
          <table:table-cell office:value-type="float" table:style-name="ce1" office:value="0.0697564737441">
            <text:p>0.0697565</text:p>
          </table:table-cell>
          <table:table-cell table:number-columns-repeated="16381"/>
        </table:table-row>
        <table:table-row table:style-name="ro1">
          <table:table-cell office:value-type="float" table:style-name="ce1" office:value="86.1">
            <text:p>86.1</text:p>
          </table:table-cell>
          <table:table-cell office:value-type="float" table:style-name="ce1" office:value="0.997684278836">
            <text:p>0.997684</text:p>
          </table:table-cell>
          <table:table-cell office:value-type="float" table:style-name="ce1" office:value="0.0680152906652">
            <text:p>0.0680153</text:p>
          </table:table-cell>
          <table:table-cell table:number-columns-repeated="16381"/>
        </table:table-row>
        <table:table-row table:style-name="ro1">
          <table:table-cell office:value-type="float" table:style-name="ce1" office:value="86.2">
            <text:p>86.2</text:p>
          </table:table-cell>
          <table:table-cell office:value-type="float" table:style-name="ce1" office:value="0.997801468292">
            <text:p>0.997801</text:p>
          </table:table-cell>
          <table:table-cell office:value-type="float" table:style-name="ce1" office:value="0.0662739004">
            <text:p>0.0662739</text:p>
          </table:table-cell>
          <table:table-cell table:number-columns-repeated="16381"/>
        </table:table-row>
        <table:table-row table:style-name="ro1">
          <table:table-cell office:value-type="float" table:style-name="ce1" office:value="86.3">
            <text:p>86.3</text:p>
          </table:table-cell>
          <table:table-cell office:value-type="float" table:style-name="ce1" office:value="0.997915618272">
            <text:p>0.997916</text:p>
          </table:table-cell>
          <table:table-cell office:value-type="float" table:style-name="ce1" office:value="0.064532308253">
            <text:p>0.0645323</text:p>
          </table:table-cell>
          <table:table-cell table:number-columns-repeated="16381"/>
        </table:table-row>
        <table:table-row table:style-name="ro1">
          <table:table-cell office:value-type="float" table:style-name="ce1" office:value="86.4">
            <text:p>86.4</text:p>
          </table:table-cell>
          <table:table-cell office:value-type="float" table:style-name="ce1" office:value="0.998026728428">
            <text:p>0.998027</text:p>
          </table:table-cell>
          <table:table-cell office:value-type="float" table:style-name="ce1" office:value="0.0627905195293">
            <text:p>0.0627905</text:p>
          </table:table-cell>
          <table:table-cell table:number-columns-repeated="16381"/>
        </table:table-row>
        <table:table-row table:style-name="ro1">
          <table:table-cell office:value-type="float" table:style-name="ce1" office:value="86.5">
            <text:p>86.5</text:p>
          </table:table-cell>
          <table:table-cell office:value-type="float" table:style-name="ce1" office:value="0.998134798422">
            <text:p>0.998135</text:p>
          </table:table-cell>
          <table:table-cell office:value-type="float" table:style-name="ce1" office:value="0.0610485395349">
            <text:p>0.0610485</text:p>
          </table:table-cell>
          <table:table-cell table:number-columns-repeated="16381"/>
        </table:table-row>
        <table:table-row table:style-name="ro1">
          <table:table-cell office:value-type="float" table:style-name="ce1" office:value="86.6">
            <text:p>86.6</text:p>
          </table:table-cell>
          <table:table-cell office:value-type="float" table:style-name="ce1" office:value="0.998239827924">
            <text:p>0.99824</text:p>
          </table:table-cell>
          <table:table-cell office:value-type="float" table:style-name="ce1" office:value="0.059306373576">
            <text:p>0.0593064</text:p>
          </table:table-cell>
          <table:table-cell table:number-columns-repeated="16381"/>
        </table:table-row>
        <table:table-row table:style-name="ro1">
          <table:table-cell office:value-type="float" table:style-name="ce1" office:value="86.7">
            <text:p>86.7</text:p>
          </table:table-cell>
          <table:table-cell office:value-type="float" table:style-name="ce1" office:value="0.998341816614">
            <text:p>0.998342</text:p>
          </table:table-cell>
          <table:table-cell office:value-type="float" table:style-name="ce1" office:value="0.0575640269596">
            <text:p>0.057564</text:p>
          </table:table-cell>
          <table:table-cell table:number-columns-repeated="16381"/>
        </table:table-row>
        <table:table-row table:style-name="ro1">
          <table:table-cell office:value-type="float" table:style-name="ce1" office:value="86.8">
            <text:p>86.8</text:p>
          </table:table-cell>
          <table:table-cell office:value-type="float" table:style-name="ce1" office:value="0.998440764182">
            <text:p>0.998441</text:p>
          </table:table-cell>
          <table:table-cell office:value-type="float" table:style-name="ce1" office:value="0.0558215049932">
            <text:p>0.0558215</text:p>
          </table:table-cell>
          <table:table-cell table:number-columns-repeated="16381"/>
        </table:table-row>
        <table:table-row table:style-name="ro1">
          <table:table-cell office:value-type="float" table:style-name="ce1" office:value="86.9">
            <text:p>86.9</text:p>
          </table:table-cell>
          <table:table-cell office:value-type="float" table:style-name="ce1" office:value="0.998536670326">
            <text:p>0.998537</text:p>
          </table:table-cell>
          <table:table-cell office:value-type="float" table:style-name="ce1" office:value="0.0540788129848">
            <text:p>0.0540788</text:p>
          </table:table-cell>
          <table:table-cell table:number-columns-repeated="16381"/>
        </table:table-row>
        <table:table-row table:style-name="ro1">
          <table:table-cell office:value-type="float" table:style-name="ce1" office:value="87.0">
            <text:p>87</text:p>
          </table:table-cell>
          <table:table-cell office:value-type="float" table:style-name="ce1" office:value="0.998629534755">
            <text:p>0.99863</text:p>
          </table:table-cell>
          <table:table-cell office:value-type="float" table:style-name="ce1" office:value="0.0523359562429">
            <text:p>0.052336</text:p>
          </table:table-cell>
          <table:table-cell table:number-columns-repeated="16381"/>
        </table:table-row>
        <table:table-row table:style-name="ro1">
          <table:table-cell office:value-type="float" table:style-name="ce1" office:value="87.1">
            <text:p>87.1</text:p>
          </table:table-cell>
          <table:table-cell office:value-type="float" table:style-name="ce1" office:value="0.998719357184">
            <text:p>0.998719</text:p>
          </table:table-cell>
          <table:table-cell office:value-type="float" table:style-name="ce1" office:value="0.0505929400767">
            <text:p>0.0505929</text:p>
          </table:table-cell>
          <table:table-cell table:number-columns-repeated="16381"/>
        </table:table-row>
        <table:table-row table:style-name="ro1">
          <table:table-cell office:value-type="float" table:style-name="ce1" office:value="87.2">
            <text:p>87.2</text:p>
          </table:table-cell>
          <table:table-cell office:value-type="float" table:style-name="ce1" office:value="0.998806137341">
            <text:p>0.998806</text:p>
          </table:table-cell>
          <table:table-cell office:value-type="float" table:style-name="ce1" office:value="0.0488497697956">
            <text:p>0.0488498</text:p>
          </table:table-cell>
          <table:table-cell table:number-columns-repeated="16381"/>
        </table:table-row>
        <table:table-row table:style-name="ro1">
          <table:table-cell office:value-type="float" table:style-name="ce1" office:value="87.3">
            <text:p>87.3</text:p>
          </table:table-cell>
          <table:table-cell office:value-type="float" table:style-name="ce1" office:value="0.998889874962">
            <text:p>0.99889</text:p>
          </table:table-cell>
          <table:table-cell office:value-type="float" table:style-name="ce1" office:value="0.0471064507096">
            <text:p>0.0471065</text:p>
          </table:table-cell>
          <table:table-cell table:number-columns-repeated="16381"/>
        </table:table-row>
        <table:table-row table:style-name="ro1">
          <table:table-cell office:value-type="float" table:style-name="ce1" office:value="87.4">
            <text:p>87.4</text:p>
          </table:table-cell>
          <table:table-cell office:value-type="float" table:style-name="ce1" office:value="0.998970569791">
            <text:p>0.998971</text:p>
          </table:table-cell>
          <table:table-cell office:value-type="float" table:style-name="ce1" office:value="0.0453629881293">
            <text:p>0.045363</text:p>
          </table:table-cell>
          <table:table-cell table:number-columns-repeated="16381"/>
        </table:table-row>
        <table:table-row table:style-name="ro1">
          <table:table-cell office:value-type="float" table:style-name="ce1" office:value="87.5">
            <text:p>87.5</text:p>
          </table:table-cell>
          <table:table-cell office:value-type="float" table:style-name="ce1" office:value="0.999048221582">
            <text:p>0.999048</text:p>
          </table:table-cell>
          <table:table-cell office:value-type="float" table:style-name="ce1" office:value="0.0436193873653">
            <text:p>0.0436194</text:p>
          </table:table-cell>
          <table:table-cell table:number-columns-repeated="16381"/>
        </table:table-row>
        <table:table-row table:style-name="ro1">
          <table:table-cell office:value-type="float" table:style-name="ce1" office:value="87.6">
            <text:p>87.6</text:p>
          </table:table-cell>
          <table:table-cell office:value-type="float" table:style-name="ce1" office:value="0.999122830099">
            <text:p>0.999123</text:p>
          </table:table-cell>
          <table:table-cell office:value-type="float" table:style-name="ce1" office:value="0.0418756537292">
            <text:p>0.0418757</text:p>
          </table:table-cell>
          <table:table-cell table:number-columns-repeated="16381"/>
        </table:table-row>
        <table:table-row table:style-name="ro1">
          <table:table-cell office:value-type="float" table:style-name="ce1" office:value="87.7">
            <text:p>87.7</text:p>
          </table:table-cell>
          <table:table-cell office:value-type="float" table:style-name="ce1" office:value="0.999194395114">
            <text:p>0.999194</text:p>
          </table:table-cell>
          <table:table-cell office:value-type="float" table:style-name="ce1" office:value="0.0401317925326">
            <text:p>0.0401318</text:p>
          </table:table-cell>
          <table:table-cell table:number-columns-repeated="16381"/>
        </table:table-row>
        <table:table-row table:style-name="ro1">
          <table:table-cell office:value-type="float" table:style-name="ce1" office:value="87.8">
            <text:p>87.8</text:p>
          </table:table-cell>
          <table:table-cell office:value-type="float" table:style-name="ce1" office:value="0.999262916411">
            <text:p>0.999263</text:p>
          </table:table-cell>
          <table:table-cell office:value-type="float" table:style-name="ce1" office:value="0.0383878090875">
            <text:p>0.0383878</text:p>
          </table:table-cell>
          <table:table-cell table:number-columns-repeated="16381"/>
        </table:table-row>
        <table:table-row table:style-name="ro1">
          <table:table-cell office:value-type="float" table:style-name="ce1" office:value="87.9">
            <text:p>87.9</text:p>
          </table:table-cell>
          <table:table-cell office:value-type="float" table:style-name="ce1" office:value="0.999328393779">
            <text:p>0.999328</text:p>
          </table:table-cell>
          <table:table-cell office:value-type="float" table:style-name="ce1" office:value="0.0366437087066">
            <text:p>0.0366437</text:p>
          </table:table-cell>
          <table:table-cell table:number-columns-repeated="16381"/>
        </table:table-row>
        <table:table-row table:style-name="ro1">
          <table:table-cell office:value-type="float" table:style-name="ce1" office:value="88.0">
            <text:p>88</text:p>
          </table:table-cell>
          <table:table-cell office:value-type="float" table:style-name="ce1" office:value="0.999390827019">
            <text:p>0.999391</text:p>
          </table:table-cell>
          <table:table-cell office:value-type="float" table:style-name="ce1" office:value="0.0348994967025">
            <text:p>0.0348995</text:p>
          </table:table-cell>
          <table:table-cell table:number-columns-repeated="16381"/>
        </table:table-row>
        <table:table-row table:style-name="ro1">
          <table:table-cell office:value-type="float" table:style-name="ce1" office:value="88.1">
            <text:p>88.1</text:p>
          </table:table-cell>
          <table:table-cell office:value-type="float" table:style-name="ce1" office:value="0.999450215942">
            <text:p>0.99945</text:p>
          </table:table-cell>
          <table:table-cell office:value-type="float" table:style-name="ce1" office:value="0.0331551783885">
            <text:p>0.0331552</text:p>
          </table:table-cell>
          <table:table-cell table:number-columns-repeated="16381"/>
        </table:table-row>
        <table:table-row table:style-name="ro1">
          <table:table-cell office:value-type="float" table:style-name="ce1" office:value="88.2">
            <text:p>88.2</text:p>
          </table:table-cell>
          <table:table-cell office:value-type="float" table:style-name="ce1" office:value="0.999506560366">
            <text:p>0.999507</text:p>
          </table:table-cell>
          <table:table-cell office:value-type="float" table:style-name="ce1" office:value="0.0314107590781">
            <text:p>0.0314108</text:p>
          </table:table-cell>
          <table:table-cell table:number-columns-repeated="16381"/>
        </table:table-row>
        <table:table-row table:style-name="ro1">
          <table:table-cell office:value-type="float" table:style-name="ce1" office:value="88.3">
            <text:p>88.3</text:p>
          </table:table-cell>
          <table:table-cell office:value-type="float" table:style-name="ce1" office:value="0.999559860119">
            <text:p>0.99956</text:p>
          </table:table-cell>
          <table:table-cell office:value-type="float" table:style-name="ce1" office:value="0.0296662440851">
            <text:p>0.0296662</text:p>
          </table:table-cell>
          <table:table-cell table:number-columns-repeated="16381"/>
        </table:table-row>
        <table:table-row table:style-name="ro1">
          <table:table-cell office:value-type="float" table:style-name="ce1" office:value="88.4">
            <text:p>88.4</text:p>
          </table:table-cell>
          <table:table-cell office:value-type="float" table:style-name="ce1" office:value="0.99961011504">
            <text:p>0.99961</text:p>
          </table:table-cell>
          <table:table-cell office:value-type="float" table:style-name="ce1" office:value="0.0279216387236">
            <text:p>0.0279216</text:p>
          </table:table-cell>
          <table:table-cell table:number-columns-repeated="16381"/>
        </table:table-row>
        <table:table-row table:style-name="ro1">
          <table:table-cell office:value-type="float" table:style-name="ce1" office:value="88.5">
            <text:p>88.5</text:p>
          </table:table-cell>
          <table:table-cell office:value-type="float" table:style-name="ce1" office:value="0.999657324976">
            <text:p>0.999657</text:p>
          </table:table-cell>
          <table:table-cell office:value-type="float" table:style-name="ce1" office:value="0.0261769483079">
            <text:p>0.0261769</text:p>
          </table:table-cell>
          <table:table-cell table:number-columns-repeated="16381"/>
        </table:table-row>
        <table:table-row table:style-name="ro1">
          <table:table-cell office:value-type="float" table:style-name="ce1" office:value="88.6">
            <text:p>88.6</text:p>
          </table:table-cell>
          <table:table-cell office:value-type="float" table:style-name="ce1" office:value="0.999701489781">
            <text:p>0.999701</text:p>
          </table:table-cell>
          <table:table-cell office:value-type="float" table:style-name="ce1" office:value="0.0244321781527">
            <text:p>0.0244322</text:p>
          </table:table-cell>
          <table:table-cell table:number-columns-repeated="16381"/>
        </table:table-row>
        <table:table-row table:style-name="ro1">
          <table:table-cell office:value-type="float" table:style-name="ce1" office:value="88.7">
            <text:p>88.7</text:p>
          </table:table-cell>
          <table:table-cell office:value-type="float" table:style-name="ce1" office:value="0.999742609323">
            <text:p>0.999743</text:p>
          </table:table-cell>
          <table:table-cell office:value-type="float" table:style-name="ce1" office:value="0.0226873335728">
            <text:p>0.0226873</text:p>
          </table:table-cell>
          <table:table-cell table:number-columns-repeated="16381"/>
        </table:table-row>
        <table:table-row table:style-name="ro1">
          <table:table-cell office:value-type="float" table:style-name="ce1" office:value="88.8">
            <text:p>88.8</text:p>
          </table:table-cell>
          <table:table-cell office:value-type="float" table:style-name="ce1" office:value="0.999780683475">
            <text:p>0.999781</text:p>
          </table:table-cell>
          <table:table-cell office:value-type="float" table:style-name="ce1" office:value="0.0209424198834">
            <text:p>0.0209424</text:p>
          </table:table-cell>
          <table:table-cell table:number-columns-repeated="16381"/>
        </table:table-row>
        <table:table-row table:style-name="ro1">
          <table:table-cell office:value-type="float" table:style-name="ce1" office:value="88.9">
            <text:p>88.9</text:p>
          </table:table-cell>
          <table:table-cell office:value-type="float" table:style-name="ce1" office:value="0.999815712122">
            <text:p>0.999816</text:p>
          </table:table-cell>
          <table:table-cell office:value-type="float" table:style-name="ce1" office:value="0.0191974423997">
            <text:p>0.0191974</text:p>
          </table:table-cell>
          <table:table-cell table:number-columns-repeated="16381"/>
        </table:table-row>
        <table:table-row table:style-name="ro1">
          <table:table-cell office:value-type="float" table:style-name="ce1" office:value="89.0">
            <text:p>89</text:p>
          </table:table-cell>
          <table:table-cell office:value-type="float" table:style-name="ce1" office:value="0.999847695156">
            <text:p>0.999848</text:p>
          </table:table-cell>
          <table:table-cell office:value-type="float" table:style-name="ce1" office:value="0.0174524064373">
            <text:p>0.0174524</text:p>
          </table:table-cell>
          <table:table-cell table:number-columns-repeated="16381"/>
        </table:table-row>
        <table:table-row table:style-name="ro1">
          <table:table-cell office:value-type="float" table:style-name="ce1" office:value="89.1">
            <text:p>89.1</text:p>
          </table:table-cell>
          <table:table-cell office:value-type="float" table:style-name="ce1" office:value="0.999876632482">
            <text:p>0.999877</text:p>
          </table:table-cell>
          <table:table-cell office:value-type="float" table:style-name="ce1" office:value="0.0157073173118">
            <text:p>0.0157073</text:p>
          </table:table-cell>
          <table:table-cell table:number-columns-repeated="16381"/>
        </table:table-row>
        <table:table-row table:style-name="ro1">
          <table:table-cell office:value-type="float" table:style-name="ce1" office:value="89.2">
            <text:p>89.2</text:p>
          </table:table-cell>
          <table:table-cell office:value-type="float" table:style-name="ce1" office:value="0.999902524009">
            <text:p>0.999903</text:p>
          </table:table-cell>
          <table:table-cell office:value-type="float" table:style-name="ce1" office:value="0.0139621803391">
            <text:p>0.0139622</text:p>
          </table:table-cell>
          <table:table-cell table:number-columns-repeated="16381"/>
        </table:table-row>
        <table:table-row table:style-name="ro1">
          <table:table-cell office:value-type="float" table:style-name="ce1" office:value="89.3">
            <text:p>89.3</text:p>
          </table:table-cell>
          <table:table-cell office:value-type="float" table:style-name="ce1" office:value="0.99992536966">
            <text:p>0.999925</text:p>
          </table:table-cell>
          <table:table-cell office:value-type="float" table:style-name="ce1" office:value="0.0122170008352">
            <text:p>0.012217</text:p>
          </table:table-cell>
          <table:table-cell table:number-columns-repeated="16381"/>
        </table:table-row>
        <table:table-row table:style-name="ro1">
          <table:table-cell office:value-type="float" table:style-name="ce1" office:value="89.4">
            <text:p>89.4</text:p>
          </table:table-cell>
          <table:table-cell office:value-type="float" table:style-name="ce1" office:value="0.999945169366">
            <text:p>0.999945</text:p>
          </table:table-cell>
          <table:table-cell office:value-type="float" table:style-name="ce1" office:value="0.0104717841162">
            <text:p>0.0104718</text:p>
          </table:table-cell>
          <table:table-cell table:number-columns-repeated="16381"/>
        </table:table-row>
        <table:table-row table:style-name="ro1">
          <table:table-cell office:value-type="float" table:style-name="ce1" office:value="89.5">
            <text:p>89.5</text:p>
          </table:table-cell>
          <table:table-cell office:value-type="float" table:style-name="ce1" office:value="0.999961923064">
            <text:p>0.999962</text:p>
          </table:table-cell>
          <table:table-cell office:value-type="float" table:style-name="ce1" office:value="0.00872653549837">
            <text:p>0.00872654</text:p>
          </table:table-cell>
          <table:table-cell table:number-columns-repeated="16381"/>
        </table:table-row>
        <table:table-row table:style-name="ro1">
          <table:table-cell office:value-type="float" table:style-name="ce1" office:value="89.6">
            <text:p>89.6</text:p>
          </table:table-cell>
          <table:table-cell office:value-type="float" table:style-name="ce1" office:value="0.999975630705">
            <text:p>0.999976</text:p>
          </table:table-cell>
          <table:table-cell office:value-type="float" table:style-name="ce1" office:value="0.00698126029796">
            <text:p>0.00698126</text:p>
          </table:table-cell>
          <table:table-cell table:number-columns-repeated="16381"/>
        </table:table-row>
        <table:table-row table:style-name="ro1">
          <table:table-cell office:value-type="float" table:style-name="ce1" office:value="89.7">
            <text:p>89.7</text:p>
          </table:table-cell>
          <table:table-cell office:value-type="float" table:style-name="ce1" office:value="0.999986292247">
            <text:p>0.999986</text:p>
          </table:table-cell>
          <table:table-cell office:value-type="float" table:style-name="ce1" office:value="0.00523596383142">
            <text:p>0.00523596</text:p>
          </table:table-cell>
          <table:table-cell table:number-columns-repeated="16381"/>
        </table:table-row>
        <table:table-row table:style-name="ro1">
          <table:table-cell office:value-type="float" table:style-name="ce1" office:value="89.8">
            <text:p>89.8</text:p>
          </table:table-cell>
          <table:table-cell office:value-type="float" table:style-name="ce1" office:value="0.999993907658">
            <text:p>0.999994</text:p>
          </table:table-cell>
          <table:table-cell office:value-type="float" table:style-name="ce1" office:value="0.00349065141522">
            <text:p>0.00349065</text:p>
          </table:table-cell>
          <table:table-cell table:number-columns-repeated="16381"/>
        </table:table-row>
        <table:table-row table:style-name="ro1">
          <table:table-cell office:value-type="float" table:style-name="ce1" office:value="89.9">
            <text:p>89.9</text:p>
          </table:table-cell>
          <table:table-cell office:value-type="float" table:style-name="ce1" office:value="0.999998476913">
            <text:p>0.999998</text:p>
          </table:table-cell>
          <table:table-cell office:value-type="float" table:style-name="ce1" office:value="0.0017453283659">
            <text:p>0.00174533</text:p>
          </table:table-cell>
          <table:table-cell table:number-columns-repeated="16381"/>
        </table:table-row>
        <table:table-row table:style-name="ro1">
          <table:table-cell office:value-type="float" table:style-name="ce1" office:value="90.0">
            <text:p>90</text:p>
          </table:table-cell>
          <table:table-cell office:value-type="float" table:style-name="ce1" office:value="1.0">
            <text:p>1</text:p>
          </table:table-cell>
          <table:table-cell office:value-type="float" table:style-name="ce1" office:value="6.12323399574e-17">
            <text:p>6.12323e-17</text:p>
          </table:table-cell>
          <table:table-cell table:number-columns-repeated="16381"/>
        </table:table-row>
        <table:table-row table:style-name="ro1">
          <table:table-cell office:value-type="float" table:style-name="ce1" office:value="90.1">
            <text:p>90.1</text:p>
          </table:table-cell>
          <table:table-cell office:value-type="float" table:style-name="ce1" office:value="0.999998476913">
            <text:p>0.999998</text:p>
          </table:table-cell>
          <table:table-cell office:value-type="float" table:style-name="ce1" office:value="-0.0017453283659">
            <text:p>-0.00174533</text:p>
          </table:table-cell>
          <table:table-cell table:number-columns-repeated="16381"/>
        </table:table-row>
        <table:table-row table:style-name="ro1">
          <table:table-cell office:value-type="float" table:style-name="ce1" office:value="90.2">
            <text:p>90.2</text:p>
          </table:table-cell>
          <table:table-cell office:value-type="float" table:style-name="ce1" office:value="0.999993907658">
            <text:p>0.999994</text:p>
          </table:table-cell>
          <table:table-cell office:value-type="float" table:style-name="ce1" office:value="-0.00349065141522">
            <text:p>-0.00349065</text:p>
          </table:table-cell>
          <table:table-cell table:number-columns-repeated="16381"/>
        </table:table-row>
        <table:table-row table:style-name="ro1">
          <table:table-cell office:value-type="float" table:style-name="ce1" office:value="90.3">
            <text:p>90.3</text:p>
          </table:table-cell>
          <table:table-cell office:value-type="float" table:style-name="ce1" office:value="0.999986292247">
            <text:p>0.999986</text:p>
          </table:table-cell>
          <table:table-cell office:value-type="float" table:style-name="ce1" office:value="-0.00523596383142">
            <text:p>-0.00523596</text:p>
          </table:table-cell>
          <table:table-cell table:number-columns-repeated="16381"/>
        </table:table-row>
        <table:table-row table:style-name="ro1">
          <table:table-cell office:value-type="float" table:style-name="ce1" office:value="90.4">
            <text:p>90.4</text:p>
          </table:table-cell>
          <table:table-cell office:value-type="float" table:style-name="ce1" office:value="0.999975630705">
            <text:p>0.999976</text:p>
          </table:table-cell>
          <table:table-cell office:value-type="float" table:style-name="ce1" office:value="-0.00698126029796">
            <text:p>-0.00698126</text:p>
          </table:table-cell>
          <table:table-cell table:number-columns-repeated="16381"/>
        </table:table-row>
        <table:table-row table:style-name="ro1">
          <table:table-cell office:value-type="float" table:style-name="ce1" office:value="90.5">
            <text:p>90.5</text:p>
          </table:table-cell>
          <table:table-cell office:value-type="float" table:style-name="ce1" office:value="0.999961923064">
            <text:p>0.999962</text:p>
          </table:table-cell>
          <table:table-cell office:value-type="float" table:style-name="ce1" office:value="-0.00872653549837">
            <text:p>-0.00872654</text:p>
          </table:table-cell>
          <table:table-cell table:number-columns-repeated="16381"/>
        </table:table-row>
        <table:table-row table:style-name="ro1">
          <table:table-cell office:value-type="float" table:style-name="ce1" office:value="90.6">
            <text:p>90.6</text:p>
          </table:table-cell>
          <table:table-cell office:value-type="float" table:style-name="ce1" office:value="0.999945169366">
            <text:p>0.999945</text:p>
          </table:table-cell>
          <table:table-cell office:value-type="float" table:style-name="ce1" office:value="-0.0104717841162">
            <text:p>-0.0104718</text:p>
          </table:table-cell>
          <table:table-cell table:number-columns-repeated="16381"/>
        </table:table-row>
        <table:table-row table:style-name="ro1">
          <table:table-cell office:value-type="float" table:style-name="ce1" office:value="90.7">
            <text:p>90.7</text:p>
          </table:table-cell>
          <table:table-cell office:value-type="float" table:style-name="ce1" office:value="0.99992536966">
            <text:p>0.999925</text:p>
          </table:table-cell>
          <table:table-cell office:value-type="float" table:style-name="ce1" office:value="-0.0122170008352">
            <text:p>-0.012217</text:p>
          </table:table-cell>
          <table:table-cell table:number-columns-repeated="16381"/>
        </table:table-row>
        <table:table-row table:style-name="ro1">
          <table:table-cell office:value-type="float" table:style-name="ce1" office:value="90.8">
            <text:p>90.8</text:p>
          </table:table-cell>
          <table:table-cell office:value-type="float" table:style-name="ce1" office:value="0.999902524009">
            <text:p>0.999903</text:p>
          </table:table-cell>
          <table:table-cell office:value-type="float" table:style-name="ce1" office:value="-0.0139621803391">
            <text:p>-0.0139622</text:p>
          </table:table-cell>
          <table:table-cell table:number-columns-repeated="16381"/>
        </table:table-row>
        <table:table-row table:style-name="ro1">
          <table:table-cell office:value-type="float" table:style-name="ce1" office:value="90.9">
            <text:p>90.9</text:p>
          </table:table-cell>
          <table:table-cell office:value-type="float" table:style-name="ce1" office:value="0.999876632482">
            <text:p>0.999877</text:p>
          </table:table-cell>
          <table:table-cell office:value-type="float" table:style-name="ce1" office:value="-0.0157073173118">
            <text:p>-0.0157073</text:p>
          </table:table-cell>
          <table:table-cell table:number-columns-repeated="16381"/>
        </table:table-row>
        <table:table-row table:style-name="ro1">
          <table:table-cell office:value-type="float" table:style-name="ce1" office:value="91.0">
            <text:p>91</text:p>
          </table:table-cell>
          <table:table-cell office:value-type="float" table:style-name="ce1" office:value="0.999847695156">
            <text:p>0.999848</text:p>
          </table:table-cell>
          <table:table-cell office:value-type="float" table:style-name="ce1" office:value="-0.0174524064373">
            <text:p>-0.0174524</text:p>
          </table:table-cell>
          <table:table-cell table:number-columns-repeated="16381"/>
        </table:table-row>
        <table:table-row table:style-name="ro1">
          <table:table-cell office:value-type="float" table:style-name="ce1" office:value="91.1">
            <text:p>91.1</text:p>
          </table:table-cell>
          <table:table-cell office:value-type="float" table:style-name="ce1" office:value="0.999815712122">
            <text:p>0.999816</text:p>
          </table:table-cell>
          <table:table-cell office:value-type="float" table:style-name="ce1" office:value="-0.0191974423997">
            <text:p>-0.0191974</text:p>
          </table:table-cell>
          <table:table-cell table:number-columns-repeated="16381"/>
        </table:table-row>
        <table:table-row table:style-name="ro1">
          <table:table-cell office:value-type="float" table:style-name="ce1" office:value="91.2">
            <text:p>91.2</text:p>
          </table:table-cell>
          <table:table-cell office:value-type="float" table:style-name="ce1" office:value="0.999780683475">
            <text:p>0.999781</text:p>
          </table:table-cell>
          <table:table-cell office:value-type="float" table:style-name="ce1" office:value="-0.0209424198834">
            <text:p>-0.0209424</text:p>
          </table:table-cell>
          <table:table-cell table:number-columns-repeated="16381"/>
        </table:table-row>
        <table:table-row table:style-name="ro1">
          <table:table-cell office:value-type="float" table:style-name="ce1" office:value="91.3">
            <text:p>91.3</text:p>
          </table:table-cell>
          <table:table-cell office:value-type="float" table:style-name="ce1" office:value="0.999742609323">
            <text:p>0.999743</text:p>
          </table:table-cell>
          <table:table-cell office:value-type="float" table:style-name="ce1" office:value="-0.0226873335728">
            <text:p>-0.0226873</text:p>
          </table:table-cell>
          <table:table-cell table:number-columns-repeated="16381"/>
        </table:table-row>
        <table:table-row table:style-name="ro1">
          <table:table-cell office:value-type="float" table:style-name="ce1" office:value="91.4">
            <text:p>91.4</text:p>
          </table:table-cell>
          <table:table-cell office:value-type="float" table:style-name="ce1" office:value="0.999701489781">
            <text:p>0.999701</text:p>
          </table:table-cell>
          <table:table-cell office:value-type="float" table:style-name="ce1" office:value="-0.0244321781527">
            <text:p>-0.0244322</text:p>
          </table:table-cell>
          <table:table-cell table:number-columns-repeated="16381"/>
        </table:table-row>
        <table:table-row table:style-name="ro1">
          <table:table-cell office:value-type="float" table:style-name="ce1" office:value="91.5">
            <text:p>91.5</text:p>
          </table:table-cell>
          <table:table-cell office:value-type="float" table:style-name="ce1" office:value="0.999657324976">
            <text:p>0.999657</text:p>
          </table:table-cell>
          <table:table-cell office:value-type="float" table:style-name="ce1" office:value="-0.0261769483079">
            <text:p>-0.0261769</text:p>
          </table:table-cell>
          <table:table-cell table:number-columns-repeated="16381"/>
        </table:table-row>
        <table:table-row table:style-name="ro1">
          <table:table-cell office:value-type="float" table:style-name="ce1" office:value="91.6">
            <text:p>91.6</text:p>
          </table:table-cell>
          <table:table-cell office:value-type="float" table:style-name="ce1" office:value="0.99961011504">
            <text:p>0.99961</text:p>
          </table:table-cell>
          <table:table-cell office:value-type="float" table:style-name="ce1" office:value="-0.0279216387236">
            <text:p>-0.0279216</text:p>
          </table:table-cell>
          <table:table-cell table:number-columns-repeated="16381"/>
        </table:table-row>
        <table:table-row table:style-name="ro1">
          <table:table-cell office:value-type="float" table:style-name="ce1" office:value="91.7">
            <text:p>91.7</text:p>
          </table:table-cell>
          <table:table-cell office:value-type="float" table:style-name="ce1" office:value="0.999559860119">
            <text:p>0.99956</text:p>
          </table:table-cell>
          <table:table-cell office:value-type="float" table:style-name="ce1" office:value="-0.0296662440851">
            <text:p>-0.0296662</text:p>
          </table:table-cell>
          <table:table-cell table:number-columns-repeated="16381"/>
        </table:table-row>
        <table:table-row table:style-name="ro1">
          <table:table-cell office:value-type="float" table:style-name="ce1" office:value="91.8">
            <text:p>91.8</text:p>
          </table:table-cell>
          <table:table-cell office:value-type="float" table:style-name="ce1" office:value="0.999506560366">
            <text:p>0.999507</text:p>
          </table:table-cell>
          <table:table-cell office:value-type="float" table:style-name="ce1" office:value="-0.0314107590781">
            <text:p>-0.0314108</text:p>
          </table:table-cell>
          <table:table-cell table:number-columns-repeated="16381"/>
        </table:table-row>
        <table:table-row table:style-name="ro1">
          <table:table-cell office:value-type="float" table:style-name="ce1" office:value="91.9">
            <text:p>91.9</text:p>
          </table:table-cell>
          <table:table-cell office:value-type="float" table:style-name="ce1" office:value="0.999450215942">
            <text:p>0.99945</text:p>
          </table:table-cell>
          <table:table-cell office:value-type="float" table:style-name="ce1" office:value="-0.0331551783885">
            <text:p>-0.0331552</text:p>
          </table:table-cell>
          <table:table-cell table:number-columns-repeated="16381"/>
        </table:table-row>
        <table:table-row table:style-name="ro1">
          <table:table-cell office:value-type="float" table:style-name="ce1" office:value="92.0">
            <text:p>92</text:p>
          </table:table-cell>
          <table:table-cell office:value-type="float" table:style-name="ce1" office:value="0.999390827019">
            <text:p>0.999391</text:p>
          </table:table-cell>
          <table:table-cell office:value-type="float" table:style-name="ce1" office:value="-0.0348994967025">
            <text:p>-0.0348995</text:p>
          </table:table-cell>
          <table:table-cell table:number-columns-repeated="16381"/>
        </table:table-row>
        <table:table-row table:style-name="ro1">
          <table:table-cell office:value-type="float" table:style-name="ce1" office:value="92.1">
            <text:p>92.1</text:p>
          </table:table-cell>
          <table:table-cell office:value-type="float" table:style-name="ce1" office:value="0.999328393779">
            <text:p>0.999328</text:p>
          </table:table-cell>
          <table:table-cell office:value-type="float" table:style-name="ce1" office:value="-0.0366437087066">
            <text:p>-0.0366437</text:p>
          </table:table-cell>
          <table:table-cell table:number-columns-repeated="16381"/>
        </table:table-row>
        <table:table-row table:style-name="ro1">
          <table:table-cell office:value-type="float" table:style-name="ce1" office:value="92.2">
            <text:p>92.2</text:p>
          </table:table-cell>
          <table:table-cell office:value-type="float" table:style-name="ce1" office:value="0.999262916411">
            <text:p>0.999263</text:p>
          </table:table-cell>
          <table:table-cell office:value-type="float" table:style-name="ce1" office:value="-0.0383878090875">
            <text:p>-0.0383878</text:p>
          </table:table-cell>
          <table:table-cell table:number-columns-repeated="16381"/>
        </table:table-row>
        <table:table-row table:style-name="ro1">
          <table:table-cell office:value-type="float" table:style-name="ce1" office:value="92.3">
            <text:p>92.3</text:p>
          </table:table-cell>
          <table:table-cell office:value-type="float" table:style-name="ce1" office:value="0.999194395114">
            <text:p>0.999194</text:p>
          </table:table-cell>
          <table:table-cell office:value-type="float" table:style-name="ce1" office:value="-0.0401317925326">
            <text:p>-0.0401318</text:p>
          </table:table-cell>
          <table:table-cell table:number-columns-repeated="16381"/>
        </table:table-row>
        <table:table-row table:style-name="ro1">
          <table:table-cell office:value-type="float" table:style-name="ce1" office:value="92.4">
            <text:p>92.4</text:p>
          </table:table-cell>
          <table:table-cell office:value-type="float" table:style-name="ce1" office:value="0.999122830099">
            <text:p>0.999123</text:p>
          </table:table-cell>
          <table:table-cell office:value-type="float" table:style-name="ce1" office:value="-0.0418756537292">
            <text:p>-0.0418757</text:p>
          </table:table-cell>
          <table:table-cell table:number-columns-repeated="16381"/>
        </table:table-row>
        <table:table-row table:style-name="ro1">
          <table:table-cell office:value-type="float" table:style-name="ce1" office:value="92.5">
            <text:p>92.5</text:p>
          </table:table-cell>
          <table:table-cell office:value-type="float" table:style-name="ce1" office:value="0.999048221582">
            <text:p>0.999048</text:p>
          </table:table-cell>
          <table:table-cell office:value-type="float" table:style-name="ce1" office:value="-0.0436193873653">
            <text:p>-0.0436194</text:p>
          </table:table-cell>
          <table:table-cell table:number-columns-repeated="16381"/>
        </table:table-row>
        <table:table-row table:style-name="ro1">
          <table:table-cell office:value-type="float" table:style-name="ce1" office:value="92.6">
            <text:p>92.6</text:p>
          </table:table-cell>
          <table:table-cell office:value-type="float" table:style-name="ce1" office:value="0.998970569791">
            <text:p>0.998971</text:p>
          </table:table-cell>
          <table:table-cell office:value-type="float" table:style-name="ce1" office:value="-0.0453629881293">
            <text:p>-0.045363</text:p>
          </table:table-cell>
          <table:table-cell table:number-columns-repeated="16381"/>
        </table:table-row>
        <table:table-row table:style-name="ro1">
          <table:table-cell office:value-type="float" table:style-name="ce1" office:value="92.7">
            <text:p>92.7</text:p>
          </table:table-cell>
          <table:table-cell office:value-type="float" table:style-name="ce1" office:value="0.998889874962">
            <text:p>0.99889</text:p>
          </table:table-cell>
          <table:table-cell office:value-type="float" table:style-name="ce1" office:value="-0.0471064507096">
            <text:p>-0.0471065</text:p>
          </table:table-cell>
          <table:table-cell table:number-columns-repeated="16381"/>
        </table:table-row>
        <table:table-row table:style-name="ro1">
          <table:table-cell office:value-type="float" table:style-name="ce1" office:value="92.8">
            <text:p>92.8</text:p>
          </table:table-cell>
          <table:table-cell office:value-type="float" table:style-name="ce1" office:value="0.998806137341">
            <text:p>0.998806</text:p>
          </table:table-cell>
          <table:table-cell office:value-type="float" table:style-name="ce1" office:value="-0.0488497697956">
            <text:p>-0.0488498</text:p>
          </table:table-cell>
          <table:table-cell table:number-columns-repeated="16381"/>
        </table:table-row>
        <table:table-row table:style-name="ro1">
          <table:table-cell office:value-type="float" table:style-name="ce1" office:value="92.9">
            <text:p>92.9</text:p>
          </table:table-cell>
          <table:table-cell office:value-type="float" table:style-name="ce1" office:value="0.998719357184">
            <text:p>0.998719</text:p>
          </table:table-cell>
          <table:table-cell office:value-type="float" table:style-name="ce1" office:value="-0.0505929400767">
            <text:p>-0.0505929</text:p>
          </table:table-cell>
          <table:table-cell table:number-columns-repeated="16381"/>
        </table:table-row>
        <table:table-row table:style-name="ro1">
          <table:table-cell office:value-type="float" table:style-name="ce1" office:value="93.0">
            <text:p>93</text:p>
          </table:table-cell>
          <table:table-cell office:value-type="float" table:style-name="ce1" office:value="0.998629534755">
            <text:p>0.99863</text:p>
          </table:table-cell>
          <table:table-cell office:value-type="float" table:style-name="ce1" office:value="-0.0523359562429">
            <text:p>-0.052336</text:p>
          </table:table-cell>
          <table:table-cell table:number-columns-repeated="16381"/>
        </table:table-row>
        <table:table-row table:style-name="ro1">
          <table:table-cell office:value-type="float" table:style-name="ce1" office:value="93.1">
            <text:p>93.1</text:p>
          </table:table-cell>
          <table:table-cell office:value-type="float" table:style-name="ce1" office:value="0.998536670326">
            <text:p>0.998537</text:p>
          </table:table-cell>
          <table:table-cell office:value-type="float" table:style-name="ce1" office:value="-0.0540788129848">
            <text:p>-0.0540788</text:p>
          </table:table-cell>
          <table:table-cell table:number-columns-repeated="16381"/>
        </table:table-row>
        <table:table-row table:style-name="ro1">
          <table:table-cell office:value-type="float" table:style-name="ce1" office:value="93.2">
            <text:p>93.2</text:p>
          </table:table-cell>
          <table:table-cell office:value-type="float" table:style-name="ce1" office:value="0.998440764182">
            <text:p>0.998441</text:p>
          </table:table-cell>
          <table:table-cell office:value-type="float" table:style-name="ce1" office:value="-0.0558215049932">
            <text:p>-0.0558215</text:p>
          </table:table-cell>
          <table:table-cell table:number-columns-repeated="16381"/>
        </table:table-row>
        <table:table-row table:style-name="ro1">
          <table:table-cell office:value-type="float" table:style-name="ce1" office:value="93.3">
            <text:p>93.3</text:p>
          </table:table-cell>
          <table:table-cell office:value-type="float" table:style-name="ce1" office:value="0.998341816614">
            <text:p>0.998342</text:p>
          </table:table-cell>
          <table:table-cell office:value-type="float" table:style-name="ce1" office:value="-0.0575640269596">
            <text:p>-0.057564</text:p>
          </table:table-cell>
          <table:table-cell table:number-columns-repeated="16381"/>
        </table:table-row>
        <table:table-row table:style-name="ro1">
          <table:table-cell office:value-type="float" table:style-name="ce1" office:value="93.4">
            <text:p>93.4</text:p>
          </table:table-cell>
          <table:table-cell office:value-type="float" table:style-name="ce1" office:value="0.998239827924">
            <text:p>0.99824</text:p>
          </table:table-cell>
          <table:table-cell office:value-type="float" table:style-name="ce1" office:value="-0.059306373576">
            <text:p>-0.0593064</text:p>
          </table:table-cell>
          <table:table-cell table:number-columns-repeated="16381"/>
        </table:table-row>
        <table:table-row table:style-name="ro1">
          <table:table-cell office:value-type="float" table:style-name="ce1" office:value="93.5">
            <text:p>93.5</text:p>
          </table:table-cell>
          <table:table-cell office:value-type="float" table:style-name="ce1" office:value="0.998134798422">
            <text:p>0.998135</text:p>
          </table:table-cell>
          <table:table-cell office:value-type="float" table:style-name="ce1" office:value="-0.0610485395349">
            <text:p>-0.0610485</text:p>
          </table:table-cell>
          <table:table-cell table:number-columns-repeated="16381"/>
        </table:table-row>
        <table:table-row table:style-name="ro1">
          <table:table-cell office:value-type="float" table:style-name="ce1" office:value="93.6">
            <text:p>93.6</text:p>
          </table:table-cell>
          <table:table-cell office:value-type="float" table:style-name="ce1" office:value="0.998026728428">
            <text:p>0.998027</text:p>
          </table:table-cell>
          <table:table-cell office:value-type="float" table:style-name="ce1" office:value="-0.0627905195293">
            <text:p>-0.0627905</text:p>
          </table:table-cell>
          <table:table-cell table:number-columns-repeated="16381"/>
        </table:table-row>
        <table:table-row table:style-name="ro1">
          <table:table-cell office:value-type="float" table:style-name="ce1" office:value="93.7">
            <text:p>93.7</text:p>
          </table:table-cell>
          <table:table-cell office:value-type="float" table:style-name="ce1" office:value="0.997915618272">
            <text:p>0.997916</text:p>
          </table:table-cell>
          <table:table-cell office:value-type="float" table:style-name="ce1" office:value="-0.064532308253">
            <text:p>-0.0645323</text:p>
          </table:table-cell>
          <table:table-cell table:number-columns-repeated="16381"/>
        </table:table-row>
        <table:table-row table:style-name="ro1">
          <table:table-cell office:value-type="float" table:style-name="ce1" office:value="93.8">
            <text:p>93.8</text:p>
          </table:table-cell>
          <table:table-cell office:value-type="float" table:style-name="ce1" office:value="0.997801468292">
            <text:p>0.997801</text:p>
          </table:table-cell>
          <table:table-cell office:value-type="float" table:style-name="ce1" office:value="-0.0662739004">
            <text:p>-0.0662739</text:p>
          </table:table-cell>
          <table:table-cell table:number-columns-repeated="16381"/>
        </table:table-row>
        <table:table-row table:style-name="ro1">
          <table:table-cell office:value-type="float" table:style-name="ce1" office:value="93.9">
            <text:p>93.9</text:p>
          </table:table-cell>
          <table:table-cell office:value-type="float" table:style-name="ce1" office:value="0.997684278836">
            <text:p>0.997684</text:p>
          </table:table-cell>
          <table:table-cell office:value-type="float" table:style-name="ce1" office:value="-0.0680152906652">
            <text:p>-0.0680153</text:p>
          </table:table-cell>
          <table:table-cell table:number-columns-repeated="16381"/>
        </table:table-row>
        <table:table-row table:style-name="ro1">
          <table:table-cell office:value-type="float" table:style-name="ce1" office:value="94.0">
            <text:p>94</text:p>
          </table:table-cell>
          <table:table-cell office:value-type="float" table:style-name="ce1" office:value="0.99756405026">
            <text:p>0.997564</text:p>
          </table:table-cell>
          <table:table-cell office:value-type="float" table:style-name="ce1" office:value="-0.0697564737441">
            <text:p>-0.0697565</text:p>
          </table:table-cell>
          <table:table-cell table:number-columns-repeated="16381"/>
        </table:table-row>
        <table:table-row table:style-name="ro1">
          <table:table-cell office:value-type="float" table:style-name="ce1" office:value="94.1">
            <text:p>94.1</text:p>
          </table:table-cell>
          <table:table-cell office:value-type="float" table:style-name="ce1" office:value="0.997440782931">
            <text:p>0.997441</text:p>
          </table:table-cell>
          <table:table-cell office:value-type="float" table:style-name="ce1" office:value="-0.0714974443327">
            <text:p>-0.0714974</text:p>
          </table:table-cell>
          <table:table-cell table:number-columns-repeated="16381"/>
        </table:table-row>
        <table:table-row table:style-name="ro1">
          <table:table-cell office:value-type="float" table:style-name="ce1" office:value="94.2">
            <text:p>94.2</text:p>
          </table:table-cell>
          <table:table-cell office:value-type="float" table:style-name="ce1" office:value="0.997314477224">
            <text:p>0.997314</text:p>
          </table:table-cell>
          <table:table-cell office:value-type="float" table:style-name="ce1" office:value="-0.0732381971276">
            <text:p>-0.0732382</text:p>
          </table:table-cell>
          <table:table-cell table:number-columns-repeated="16381"/>
        </table:table-row>
        <table:table-row table:style-name="ro1">
          <table:table-cell office:value-type="float" table:style-name="ce1" office:value="94.3">
            <text:p>94.3</text:p>
          </table:table-cell>
          <table:table-cell office:value-type="float" table:style-name="ce1" office:value="0.997185133525">
            <text:p>0.997185</text:p>
          </table:table-cell>
          <table:table-cell office:value-type="float" table:style-name="ce1" office:value="-0.0749787268263">
            <text:p>-0.0749787</text:p>
          </table:table-cell>
          <table:table-cell table:number-columns-repeated="16381"/>
        </table:table-row>
        <table:table-row table:style-name="ro1">
          <table:table-cell office:value-type="float" table:style-name="ce1" office:value="94.4">
            <text:p>94.4</text:p>
          </table:table-cell>
          <table:table-cell office:value-type="float" table:style-name="ce1" office:value="0.997052752227">
            <text:p>0.997053</text:p>
          </table:table-cell>
          <table:table-cell office:value-type="float" table:style-name="ce1" office:value="-0.0767190281268">
            <text:p>-0.076719</text:p>
          </table:table-cell>
          <table:table-cell table:number-columns-repeated="16381"/>
        </table:table-row>
        <table:table-row table:style-name="ro1">
          <table:table-cell office:value-type="float" table:style-name="ce1" office:value="94.5">
            <text:p>94.5</text:p>
          </table:table-cell>
          <table:table-cell office:value-type="float" table:style-name="ce1" office:value="0.996917333733">
            <text:p>0.996917</text:p>
          </table:table-cell>
          <table:table-cell office:value-type="float" table:style-name="ce1" office:value="-0.0784590957278">
            <text:p>-0.0784591</text:p>
          </table:table-cell>
          <table:table-cell table:number-columns-repeated="16381"/>
        </table:table-row>
        <table:table-row table:style-name="ro1">
          <table:table-cell office:value-type="float" table:style-name="ce1" office:value="94.6">
            <text:p>94.6</text:p>
          </table:table-cell>
          <table:table-cell office:value-type="float" table:style-name="ce1" office:value="0.996778878456">
            <text:p>0.996779</text:p>
          </table:table-cell>
          <table:table-cell office:value-type="float" table:style-name="ce1" office:value="-0.0801989243289">
            <text:p>-0.0801989</text:p>
          </table:table-cell>
          <table:table-cell table:number-columns-repeated="16381"/>
        </table:table-row>
        <table:table-row table:style-name="ro1">
          <table:table-cell office:value-type="float" table:style-name="ce1" office:value="94.7">
            <text:p>94.7</text:p>
          </table:table-cell>
          <table:table-cell office:value-type="float" table:style-name="ce1" office:value="0.996637386818">
            <text:p>0.996637</text:p>
          </table:table-cell>
          <table:table-cell office:value-type="float" table:style-name="ce1" office:value="-0.08193850863">
            <text:p>-0.0819385</text:p>
          </table:table-cell>
          <table:table-cell table:number-columns-repeated="16381"/>
        </table:table-row>
        <table:table-row table:style-name="ro1">
          <table:table-cell office:value-type="float" table:style-name="ce1" office:value="94.8">
            <text:p>94.8</text:p>
          </table:table-cell>
          <table:table-cell office:value-type="float" table:style-name="ce1" office:value="0.99649285925">
            <text:p>0.996493</text:p>
          </table:table-cell>
          <table:table-cell office:value-type="float" table:style-name="ce1" office:value="-0.0836778433323">
            <text:p>-0.0836778</text:p>
          </table:table-cell>
          <table:table-cell table:number-columns-repeated="16381"/>
        </table:table-row>
        <table:table-row table:style-name="ro1">
          <table:table-cell office:value-type="float" table:style-name="ce1" office:value="94.9">
            <text:p>94.9</text:p>
          </table:table-cell>
          <table:table-cell office:value-type="float" table:style-name="ce1" office:value="0.996345296191">
            <text:p>0.996345</text:p>
          </table:table-cell>
          <table:table-cell office:value-type="float" table:style-name="ce1" office:value="-0.0854169231374">
            <text:p>-0.0854169</text:p>
          </table:table-cell>
          <table:table-cell table:number-columns-repeated="16381"/>
        </table:table-row>
        <table:table-row table:style-name="ro1">
          <table:table-cell office:value-type="float" table:style-name="ce1" office:value="95.0">
            <text:p>95</text:p>
          </table:table-cell>
          <table:table-cell office:value-type="float" table:style-name="ce1" office:value="0.996194698092">
            <text:p>0.996195</text:p>
          </table:table-cell>
          <table:table-cell office:value-type="float" table:style-name="ce1" office:value="-0.0871557427477">
            <text:p>-0.0871557</text:p>
          </table:table-cell>
          <table:table-cell table:number-columns-repeated="16381"/>
        </table:table-row>
        <table:table-row table:style-name="ro1">
          <table:table-cell office:value-type="float" table:style-name="ce1" office:value="95.1">
            <text:p>95.1</text:p>
          </table:table-cell>
          <table:table-cell office:value-type="float" table:style-name="ce1" office:value="0.996041065411">
            <text:p>0.996041</text:p>
          </table:table-cell>
          <table:table-cell office:value-type="float" table:style-name="ce1" office:value="-0.0888942968664">
            <text:p>-0.0888943</text:p>
          </table:table-cell>
          <table:table-cell table:number-columns-repeated="16381"/>
        </table:table-row>
        <table:table-row table:style-name="ro1">
          <table:table-cell office:value-type="float" table:style-name="ce1" office:value="95.2">
            <text:p>95.2</text:p>
          </table:table-cell>
          <table:table-cell office:value-type="float" table:style-name="ce1" office:value="0.995884398616">
            <text:p>0.995884</text:p>
          </table:table-cell>
          <table:table-cell office:value-type="float" table:style-name="ce1" office:value="-0.0906325801978">
            <text:p>-0.0906326</text:p>
          </table:table-cell>
          <table:table-cell table:number-columns-repeated="16381"/>
        </table:table-row>
        <table:table-row table:style-name="ro1">
          <table:table-cell office:value-type="float" table:style-name="ce1" office:value="95.3">
            <text:p>95.3</text:p>
          </table:table-cell>
          <table:table-cell office:value-type="float" table:style-name="ce1" office:value="0.995724698185">
            <text:p>0.995725</text:p>
          </table:table-cell>
          <table:table-cell office:value-type="float" table:style-name="ce1" office:value="-0.0923705874466">
            <text:p>-0.0923706</text:p>
          </table:table-cell>
          <table:table-cell table:number-columns-repeated="16381"/>
        </table:table-row>
        <table:table-row table:style-name="ro1">
          <table:table-cell office:value-type="float" table:style-name="ce1" office:value="95.4">
            <text:p>95.4</text:p>
          </table:table-cell>
          <table:table-cell office:value-type="float" table:style-name="ce1" office:value="0.995561964603">
            <text:p>0.995562</text:p>
          </table:table-cell>
          <table:table-cell office:value-type="float" table:style-name="ce1" office:value="-0.0941083133185">
            <text:p>-0.0941083</text:p>
          </table:table-cell>
          <table:table-cell table:number-columns-repeated="16381"/>
        </table:table-row>
        <table:table-row table:style-name="ro1">
          <table:table-cell office:value-type="float" table:style-name="ce1" office:value="95.5">
            <text:p>95.5</text:p>
          </table:table-cell>
          <table:table-cell office:value-type="float" table:style-name="ce1" office:value="0.995396198367">
            <text:p>0.995396</text:p>
          </table:table-cell>
          <table:table-cell office:value-type="float" table:style-name="ce1" office:value="-0.0958457525202">
            <text:p>-0.0958458</text:p>
          </table:table-cell>
          <table:table-cell table:number-columns-repeated="16381"/>
        </table:table-row>
        <table:table-row table:style-name="ro1">
          <table:table-cell office:value-type="float" table:style-name="ce1" office:value="95.6">
            <text:p>95.6</text:p>
          </table:table-cell>
          <table:table-cell office:value-type="float" table:style-name="ce1" office:value="0.995227399982">
            <text:p>0.995227</text:p>
          </table:table-cell>
          <table:table-cell office:value-type="float" table:style-name="ce1" office:value="-0.0975828997591">
            <text:p>-0.0975829</text:p>
          </table:table-cell>
          <table:table-cell table:number-columns-repeated="16381"/>
        </table:table-row>
        <table:table-row table:style-name="ro1">
          <table:table-cell office:value-type="float" table:style-name="ce1" office:value="95.7">
            <text:p>95.7</text:p>
          </table:table-cell>
          <table:table-cell office:value-type="float" table:style-name="ce1" office:value="0.995055569961">
            <text:p>0.995056</text:p>
          </table:table-cell>
          <table:table-cell office:value-type="float" table:style-name="ce1" office:value="-0.0993197497436">
            <text:p>-0.0993197</text:p>
          </table:table-cell>
          <table:table-cell table:number-columns-repeated="16381"/>
        </table:table-row>
        <table:table-row table:style-name="ro1">
          <table:table-cell office:value-type="float" table:style-name="ce1" office:value="95.8">
            <text:p>95.8</text:p>
          </table:table-cell>
          <table:table-cell office:value-type="float" table:style-name="ce1" office:value="0.994880708829">
            <text:p>0.994881</text:p>
          </table:table-cell>
          <table:table-cell office:value-type="float" table:style-name="ce1" office:value="-0.101056297183">
            <text:p>-0.101056</text:p>
          </table:table-cell>
          <table:table-cell table:number-columns-repeated="16381"/>
        </table:table-row>
        <table:table-row table:style-name="ro1">
          <table:table-cell office:value-type="float" table:style-name="ce1" office:value="95.9">
            <text:p>95.9</text:p>
          </table:table-cell>
          <table:table-cell office:value-type="float" table:style-name="ce1" office:value="0.994702817117">
            <text:p>0.994703</text:p>
          </table:table-cell>
          <table:table-cell office:value-type="float" table:style-name="ce1" office:value="-0.102792536787">
            <text:p>-0.102793</text:p>
          </table:table-cell>
          <table:table-cell table:number-columns-repeated="16381"/>
        </table:table-row>
        <table:table-row table:style-name="ro1">
          <table:table-cell office:value-type="float" table:style-name="ce1" office:value="96.0">
            <text:p>96</text:p>
          </table:table-cell>
          <table:table-cell office:value-type="float" table:style-name="ce1" office:value="0.994521895368">
            <text:p>0.994522</text:p>
          </table:table-cell>
          <table:table-cell office:value-type="float" table:style-name="ce1" office:value="-0.104528463268">
            <text:p>-0.1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96.1">
            <text:p>96.1</text:p>
          </table:table-cell>
          <table:table-cell office:value-type="float" table:style-name="ce1" office:value="0.994337944133">
            <text:p>0.994338</text:p>
          </table:table-cell>
          <table:table-cell office:value-type="float" table:style-name="ce1" office:value="-0.106264071336">
            <text:p>-0.106264</text:p>
          </table:table-cell>
          <table:table-cell table:number-columns-repeated="16381"/>
        </table:table-row>
        <table:table-row table:style-name="ro1">
          <table:table-cell office:value-type="float" table:style-name="ce1" office:value="96.2">
            <text:p>96.2</text:p>
          </table:table-cell>
          <table:table-cell office:value-type="float" table:style-name="ce1" office:value="0.994150963972">
            <text:p>0.994151</text:p>
          </table:table-cell>
          <table:table-cell office:value-type="float" table:style-name="ce1" office:value="-0.107999355706">
            <text:p>-0.107999</text:p>
          </table:table-cell>
          <table:table-cell table:number-columns-repeated="16381"/>
        </table:table-row>
        <table:table-row table:style-name="ro1">
          <table:table-cell office:value-type="float" table:style-name="ce1" office:value="96.3">
            <text:p>96.3</text:p>
          </table:table-cell>
          <table:table-cell office:value-type="float" table:style-name="ce1" office:value="0.993960955455">
            <text:p>0.993961</text:p>
          </table:table-cell>
          <table:table-cell office:value-type="float" table:style-name="ce1" office:value="-0.109734311091">
            <text:p>-0.109734</text:p>
          </table:table-cell>
          <table:table-cell table:number-columns-repeated="16381"/>
        </table:table-row>
        <table:table-row table:style-name="ro1">
          <table:table-cell office:value-type="float" table:style-name="ce1" office:value="96.4">
            <text:p>96.4</text:p>
          </table:table-cell>
          <table:table-cell office:value-type="float" table:style-name="ce1" office:value="0.993767919161">
            <text:p>0.993768</text:p>
          </table:table-cell>
          <table:table-cell office:value-type="float" table:style-name="ce1" office:value="-0.111468932206">
            <text:p>-0.111469</text:p>
          </table:table-cell>
          <table:table-cell table:number-columns-repeated="16381"/>
        </table:table-row>
        <table:table-row table:style-name="ro1">
          <table:table-cell office:value-type="float" table:style-name="ce1" office:value="96.5">
            <text:p>96.5</text:p>
          </table:table-cell>
          <table:table-cell office:value-type="float" table:style-name="ce1" office:value="0.993571855677">
            <text:p>0.993572</text:p>
          </table:table-cell>
          <table:table-cell office:value-type="float" table:style-name="ce1" office:value="-0.113203213768">
            <text:p>-0.113203</text:p>
          </table:table-cell>
          <table:table-cell table:number-columns-repeated="16381"/>
        </table:table-row>
        <table:table-row table:style-name="ro1">
          <table:table-cell office:value-type="float" table:style-name="ce1" office:value="96.6">
            <text:p>96.6</text:p>
          </table:table-cell>
          <table:table-cell office:value-type="float" table:style-name="ce1" office:value="0.9933727656">
            <text:p>0.993373</text:p>
          </table:table-cell>
          <table:table-cell office:value-type="float" table:style-name="ce1" office:value="-0.114937150493">
            <text:p>-0.114937</text:p>
          </table:table-cell>
          <table:table-cell table:number-columns-repeated="16381"/>
        </table:table-row>
        <table:table-row table:style-name="ro1">
          <table:table-cell office:value-type="float" table:style-name="ce1" office:value="96.7">
            <text:p>96.7</text:p>
          </table:table-cell>
          <table:table-cell office:value-type="float" table:style-name="ce1" office:value="0.993170649538">
            <text:p>0.993171</text:p>
          </table:table-cell>
          <table:table-cell office:value-type="float" table:style-name="ce1" office:value="-0.116670737099">
            <text:p>-0.116671</text:p>
          </table:table-cell>
          <table:table-cell table:number-columns-repeated="16381"/>
        </table:table-row>
        <table:table-row table:style-name="ro1">
          <table:table-cell office:value-type="float" table:style-name="ce1" office:value="96.8">
            <text:p>96.8</text:p>
          </table:table-cell>
          <table:table-cell office:value-type="float" table:style-name="ce1" office:value="0.992965508107">
            <text:p>0.992966</text:p>
          </table:table-cell>
          <table:table-cell office:value-type="float" table:style-name="ce1" office:value="-0.118403968307">
            <text:p>-0.118404</text:p>
          </table:table-cell>
          <table:table-cell table:number-columns-repeated="16381"/>
        </table:table-row>
        <table:table-row table:style-name="ro1">
          <table:table-cell office:value-type="float" table:style-name="ce1" office:value="96.9">
            <text:p>96.9</text:p>
          </table:table-cell>
          <table:table-cell office:value-type="float" table:style-name="ce1" office:value="0.992757341929">
            <text:p>0.992757</text:p>
          </table:table-cell>
          <table:table-cell office:value-type="float" table:style-name="ce1" office:value="-0.120136838835">
            <text:p>-0.120137</text:p>
          </table:table-cell>
          <table:table-cell table:number-columns-repeated="16381"/>
        </table:table-row>
        <table:table-row table:style-name="ro1">
          <table:table-cell office:value-type="float" table:style-name="ce1" office:value="97.0">
            <text:p>97</text:p>
          </table:table-cell>
          <table:table-cell office:value-type="float" table:style-name="ce1" office:value="0.992546151641">
            <text:p>0.992546</text:p>
          </table:table-cell>
          <table:table-cell office:value-type="float" table:style-name="ce1" office:value="-0.121869343405">
            <text:p>-0.121869</text:p>
          </table:table-cell>
          <table:table-cell table:number-columns-repeated="16381"/>
        </table:table-row>
        <table:table-row table:style-name="ro1">
          <table:table-cell office:value-type="float" table:style-name="ce1" office:value="97.1">
            <text:p>97.1</text:p>
          </table:table-cell>
          <table:table-cell office:value-type="float" table:style-name="ce1" office:value="0.992331937885">
            <text:p>0.992332</text:p>
          </table:table-cell>
          <table:table-cell office:value-type="float" table:style-name="ce1" office:value="-0.12360147674">
            <text:p>-0.123601</text:p>
          </table:table-cell>
          <table:table-cell table:number-columns-repeated="16381"/>
        </table:table-row>
        <table:table-row table:style-name="ro1">
          <table:table-cell office:value-type="float" table:style-name="ce1" office:value="97.2">
            <text:p>97.2</text:p>
          </table:table-cell>
          <table:table-cell office:value-type="float" table:style-name="ce1" office:value="0.992114701314">
            <text:p>0.992115</text:p>
          </table:table-cell>
          <table:table-cell office:value-type="float" table:style-name="ce1" office:value="-0.125333233564">
            <text:p>-0.125333</text:p>
          </table:table-cell>
          <table:table-cell table:number-columns-repeated="16381"/>
        </table:table-row>
        <table:table-row table:style-name="ro1">
          <table:table-cell office:value-type="float" table:style-name="ce1" office:value="97.3">
            <text:p>97.3</text:p>
          </table:table-cell>
          <table:table-cell office:value-type="float" table:style-name="ce1" office:value="0.99189444259">
            <text:p>0.991894</text:p>
          </table:table-cell>
          <table:table-cell office:value-type="float" table:style-name="ce1" office:value="-0.127064608601">
            <text:p>-0.127065</text:p>
          </table:table-cell>
          <table:table-cell table:number-columns-repeated="16381"/>
        </table:table-row>
        <table:table-row table:style-name="ro1">
          <table:table-cell office:value-type="float" table:style-name="ce1" office:value="97.4">
            <text:p>97.4</text:p>
          </table:table-cell>
          <table:table-cell office:value-type="float" table:style-name="ce1" office:value="0.991671162383">
            <text:p>0.991671</text:p>
          </table:table-cell>
          <table:table-cell office:value-type="float" table:style-name="ce1" office:value="-0.128795596578">
            <text:p>-0.128796</text:p>
          </table:table-cell>
          <table:table-cell table:number-columns-repeated="16381"/>
        </table:table-row>
        <table:table-row table:style-name="ro1">
          <table:table-cell office:value-type="float" table:style-name="ce1" office:value="97.5">
            <text:p>97.5</text:p>
          </table:table-cell>
          <table:table-cell office:value-type="float" table:style-name="ce1" office:value="0.991444861374">
            <text:p>0.991445</text:p>
          </table:table-cell>
          <table:table-cell office:value-type="float" table:style-name="ce1" office:value="-0.13052619222">
            <text:p>-0.130526</text:p>
          </table:table-cell>
          <table:table-cell table:number-columns-repeated="16381"/>
        </table:table-row>
        <table:table-row table:style-name="ro1">
          <table:table-cell office:value-type="float" table:style-name="ce1" office:value="97.6">
            <text:p>97.6</text:p>
          </table:table-cell>
          <table:table-cell office:value-type="float" table:style-name="ce1" office:value="0.991215540252">
            <text:p>0.991216</text:p>
          </table:table-cell>
          <table:table-cell office:value-type="float" table:style-name="ce1" office:value="-0.132256390257">
            <text:p>-0.132256</text:p>
          </table:table-cell>
          <table:table-cell table:number-columns-repeated="16381"/>
        </table:table-row>
        <table:table-row table:style-name="ro1">
          <table:table-cell office:value-type="float" table:style-name="ce1" office:value="97.7">
            <text:p>97.7</text:p>
          </table:table-cell>
          <table:table-cell office:value-type="float" table:style-name="ce1" office:value="0.990983199715">
            <text:p>0.990983</text:p>
          </table:table-cell>
          <table:table-cell office:value-type="float" table:style-name="ce1" office:value="-0.133986185418">
            <text:p>-0.133986</text:p>
          </table:table-cell>
          <table:table-cell table:number-columns-repeated="16381"/>
        </table:table-row>
        <table:table-row table:style-name="ro1">
          <table:table-cell office:value-type="float" table:style-name="ce1" office:value="97.8">
            <text:p>97.8</text:p>
          </table:table-cell>
          <table:table-cell office:value-type="float" table:style-name="ce1" office:value="0.990747840471">
            <text:p>0.990748</text:p>
          </table:table-cell>
          <table:table-cell office:value-type="float" table:style-name="ce1" office:value="-0.135715572434">
            <text:p>-0.135716</text:p>
          </table:table-cell>
          <table:table-cell table:number-columns-repeated="16381"/>
        </table:table-row>
        <table:table-row table:style-name="ro1">
          <table:table-cell office:value-type="float" table:style-name="ce1" office:value="97.9">
            <text:p>97.9</text:p>
          </table:table-cell>
          <table:table-cell office:value-type="float" table:style-name="ce1" office:value="0.990509463238">
            <text:p>0.990509</text:p>
          </table:table-cell>
          <table:table-cell office:value-type="float" table:style-name="ce1" office:value="-0.137444546037">
            <text:p>-0.137445</text:p>
          </table:table-cell>
          <table:table-cell table:number-columns-repeated="16381"/>
        </table:table-row>
        <table:table-row table:style-name="ro1">
          <table:table-cell office:value-type="float" table:style-name="ce1" office:value="98.0">
            <text:p>98</text:p>
          </table:table-cell>
          <table:table-cell office:value-type="float" table:style-name="ce1" office:value="0.990268068742">
            <text:p>0.990268</text:p>
          </table:table-cell>
          <table:table-cell office:value-type="float" table:style-name="ce1" office:value="-0.13917310096">
            <text:p>-0.139173</text:p>
          </table:table-cell>
          <table:table-cell table:number-columns-repeated="16381"/>
        </table:table-row>
        <table:table-row table:style-name="ro1">
          <table:table-cell office:value-type="float" table:style-name="ce1" office:value="98.1">
            <text:p>98.1</text:p>
          </table:table-cell>
          <table:table-cell office:value-type="float" table:style-name="ce1" office:value="0.990023657717">
            <text:p>0.990024</text:p>
          </table:table-cell>
          <table:table-cell office:value-type="float" table:style-name="ce1" office:value="-0.140901231938">
            <text:p>-0.140901</text:p>
          </table:table-cell>
          <table:table-cell table:number-columns-repeated="16381"/>
        </table:table-row>
        <table:table-row table:style-name="ro1">
          <table:table-cell office:value-type="float" table:style-name="ce1" office:value="98.2">
            <text:p>98.2</text:p>
          </table:table-cell>
          <table:table-cell office:value-type="float" table:style-name="ce1" office:value="0.989776230908">
            <text:p>0.989776</text:p>
          </table:table-cell>
          <table:table-cell office:value-type="float" table:style-name="ce1" office:value="-0.142628933706">
            <text:p>-0.142629</text:p>
          </table:table-cell>
          <table:table-cell table:number-columns-repeated="16381"/>
        </table:table-row>
        <table:table-row table:style-name="ro1">
          <table:table-cell office:value-type="float" table:style-name="ce1" office:value="98.3">
            <text:p>98.3</text:p>
          </table:table-cell>
          <table:table-cell office:value-type="float" table:style-name="ce1" office:value="0.989525789069">
            <text:p>0.989526</text:p>
          </table:table-cell>
          <table:table-cell office:value-type="float" table:style-name="ce1" office:value="-0.144356201001">
            <text:p>-0.144356</text:p>
          </table:table-cell>
          <table:table-cell table:number-columns-repeated="16381"/>
        </table:table-row>
        <table:table-row table:style-name="ro1">
          <table:table-cell office:value-type="float" table:style-name="ce1" office:value="98.4">
            <text:p>98.4</text:p>
          </table:table-cell>
          <table:table-cell office:value-type="float" table:style-name="ce1" office:value="0.989272332963">
            <text:p>0.989272</text:p>
          </table:table-cell>
          <table:table-cell office:value-type="float" table:style-name="ce1" office:value="-0.146083028562">
            <text:p>-0.146083</text:p>
          </table:table-cell>
          <table:table-cell table:number-columns-repeated="16381"/>
        </table:table-row>
        <table:table-row table:style-name="ro1">
          <table:table-cell office:value-type="float" table:style-name="ce1" office:value="98.5">
            <text:p>98.5</text:p>
          </table:table-cell>
          <table:table-cell office:value-type="float" table:style-name="ce1" office:value="0.989015863362">
            <text:p>0.989016</text:p>
          </table:table-cell>
          <table:table-cell office:value-type="float" table:style-name="ce1" office:value="-0.14780941113">
            <text:p>-0.147809</text:p>
          </table:table-cell>
          <table:table-cell table:number-columns-repeated="16381"/>
        </table:table-row>
        <table:table-row table:style-name="ro1">
          <table:table-cell office:value-type="float" table:style-name="ce1" office:value="98.6">
            <text:p>98.6</text:p>
          </table:table-cell>
          <table:table-cell office:value-type="float" table:style-name="ce1" office:value="0.988756381047">
            <text:p>0.988756</text:p>
          </table:table-cell>
          <table:table-cell office:value-type="float" table:style-name="ce1" office:value="-0.149535343444">
            <text:p>-0.149535</text:p>
          </table:table-cell>
          <table:table-cell table:number-columns-repeated="16381"/>
        </table:table-row>
        <table:table-row table:style-name="ro1">
          <table:table-cell office:value-type="float" table:style-name="ce1" office:value="98.7">
            <text:p>98.7</text:p>
          </table:table-cell>
          <table:table-cell office:value-type="float" table:style-name="ce1" office:value="0.988493886809">
            <text:p>0.988494</text:p>
          </table:table-cell>
          <table:table-cell office:value-type="float" table:style-name="ce1" office:value="-0.151260820247">
            <text:p>-0.151261</text:p>
          </table:table-cell>
          <table:table-cell table:number-columns-repeated="16381"/>
        </table:table-row>
        <table:table-row table:style-name="ro1">
          <table:table-cell office:value-type="float" table:style-name="ce1" office:value="98.8">
            <text:p>98.8</text:p>
          </table:table-cell>
          <table:table-cell office:value-type="float" table:style-name="ce1" office:value="0.988228381447">
            <text:p>0.988228</text:p>
          </table:table-cell>
          <table:table-cell office:value-type="float" table:style-name="ce1" office:value="-0.152985836284">
            <text:p>-0.152986</text:p>
          </table:table-cell>
          <table:table-cell table:number-columns-repeated="16381"/>
        </table:table-row>
        <table:table-row table:style-name="ro1">
          <table:table-cell office:value-type="float" table:style-name="ce1" office:value="98.9">
            <text:p>98.9</text:p>
          </table:table-cell>
          <table:table-cell office:value-type="float" table:style-name="ce1" office:value="0.987959865769">
            <text:p>0.98796</text:p>
          </table:table-cell>
          <table:table-cell office:value-type="float" table:style-name="ce1" office:value="-0.154710386299">
            <text:p>-0.15471</text:p>
          </table:table-cell>
          <table:table-cell table:number-columns-repeated="16381"/>
        </table:table-row>
        <table:table-row table:style-name="ro1">
          <table:table-cell office:value-type="float" table:style-name="ce1" office:value="99.0">
            <text:p>99</text:p>
          </table:table-cell>
          <table:table-cell office:value-type="float" table:style-name="ce1" office:value="0.987688340595">
            <text:p>0.987688</text:p>
          </table:table-cell>
          <table:table-cell office:value-type="float" table:style-name="ce1" office:value="-0.15643446504">
            <text:p>-0.156434</text:p>
          </table:table-cell>
          <table:table-cell table:number-columns-repeated="16381"/>
        </table:table-row>
        <table:table-row table:style-name="ro1">
          <table:table-cell office:value-type="float" table:style-name="ce1" office:value="99.1">
            <text:p>99.1</text:p>
          </table:table-cell>
          <table:table-cell office:value-type="float" table:style-name="ce1" office:value="0.987413806751">
            <text:p>0.987414</text:p>
          </table:table-cell>
          <table:table-cell office:value-type="float" table:style-name="ce1" office:value="-0.158158067254">
            <text:p>-0.158158</text:p>
          </table:table-cell>
          <table:table-cell table:number-columns-repeated="16381"/>
        </table:table-row>
        <table:table-row table:style-name="ro1">
          <table:table-cell office:value-type="float" table:style-name="ce1" office:value="99.2">
            <text:p>99.2</text:p>
          </table:table-cell>
          <table:table-cell office:value-type="float" table:style-name="ce1" office:value="0.987136265073">
            <text:p>0.987136</text:p>
          </table:table-cell>
          <table:table-cell office:value-type="float" table:style-name="ce1" office:value="-0.159881187692">
            <text:p>-0.159881</text:p>
          </table:table-cell>
          <table:table-cell table:number-columns-repeated="16381"/>
        </table:table-row>
        <table:table-row table:style-name="ro1">
          <table:table-cell office:value-type="float" table:style-name="ce1" office:value="99.3">
            <text:p>99.3</text:p>
          </table:table-cell>
          <table:table-cell office:value-type="float" table:style-name="ce1" office:value="0.986855716407">
            <text:p>0.986856</text:p>
          </table:table-cell>
          <table:table-cell office:value-type="float" table:style-name="ce1" office:value="-0.161603821103">
            <text:p>-0.161604</text:p>
          </table:table-cell>
          <table:table-cell table:number-columns-repeated="16381"/>
        </table:table-row>
        <table:table-row table:style-name="ro1">
          <table:table-cell office:value-type="float" table:style-name="ce1" office:value="99.4">
            <text:p>99.4</text:p>
          </table:table-cell>
          <table:table-cell office:value-type="float" table:style-name="ce1" office:value="0.986572161607">
            <text:p>0.986572</text:p>
          </table:table-cell>
          <table:table-cell office:value-type="float" table:style-name="ce1" office:value="-0.163325962242">
            <text:p>-0.163326</text:p>
          </table:table-cell>
          <table:table-cell table:number-columns-repeated="16381"/>
        </table:table-row>
        <table:table-row table:style-name="ro1">
          <table:table-cell office:value-type="float" table:style-name="ce1" office:value="99.5">
            <text:p>99.5</text:p>
          </table:table-cell>
          <table:table-cell office:value-type="float" table:style-name="ce1" office:value="0.986285601537">
            <text:p>0.986286</text:p>
          </table:table-cell>
          <table:table-cell office:value-type="float" table:style-name="ce1" office:value="-0.165047605861">
            <text:p>-0.165048</text:p>
          </table:table-cell>
          <table:table-cell table:number-columns-repeated="16381"/>
        </table:table-row>
        <table:table-row table:style-name="ro1">
          <table:table-cell office:value-type="float" table:style-name="ce1" office:value="99.6">
            <text:p>99.6</text:p>
          </table:table-cell>
          <table:table-cell office:value-type="float" table:style-name="ce1" office:value="0.985996037071">
            <text:p>0.985996</text:p>
          </table:table-cell>
          <table:table-cell office:value-type="float" table:style-name="ce1" office:value="-0.166768746716">
            <text:p>-0.166769</text:p>
          </table:table-cell>
          <table:table-cell table:number-columns-repeated="16381"/>
        </table:table-row>
        <table:table-row table:style-name="ro1">
          <table:table-cell office:value-type="float" table:style-name="ce1" office:value="99.7">
            <text:p>99.7</text:p>
          </table:table-cell>
          <table:table-cell office:value-type="float" table:style-name="ce1" office:value="0.985703469089">
            <text:p>0.985703</text:p>
          </table:table-cell>
          <table:table-cell office:value-type="float" table:style-name="ce1" office:value="-0.168489379565">
            <text:p>-0.168489</text:p>
          </table:table-cell>
          <table:table-cell table:number-columns-repeated="16381"/>
        </table:table-row>
        <table:table-row table:style-name="ro1">
          <table:table-cell office:value-type="float" table:style-name="ce1" office:value="99.8">
            <text:p>99.8</text:p>
          </table:table-cell>
          <table:table-cell office:value-type="float" table:style-name="ce1" office:value="0.985407898483">
            <text:p>0.985408</text:p>
          </table:table-cell>
          <table:table-cell office:value-type="float" table:style-name="ce1" office:value="-0.170209499166">
            <text:p>-0.170209</text:p>
          </table:table-cell>
          <table:table-cell table:number-columns-repeated="16381"/>
        </table:table-row>
        <table:table-row table:style-name="ro1">
          <table:table-cell office:value-type="float" table:style-name="ce1" office:value="99.9">
            <text:p>99.9</text:p>
          </table:table-cell>
          <table:table-cell office:value-type="float" table:style-name="ce1" office:value="0.985109326155">
            <text:p>0.985109</text:p>
          </table:table-cell>
          <table:table-cell office:value-type="float" table:style-name="ce1" office:value="-0.171929100279">
            <text:p>-0.171929</text:p>
          </table:table-cell>
          <table:table-cell table:number-columns-repeated="16381"/>
        </table:table-row>
        <table:table-row table:style-name="ro1">
          <table:table-cell office:value-type="float" table:style-name="ce1" office:value="100.0">
            <text:p>100</text:p>
          </table:table-cell>
          <table:table-cell office:value-type="float" table:style-name="ce1" office:value="0.984807753012">
            <text:p>0.984808</text:p>
          </table:table-cell>
          <table:table-cell office:value-type="float" table:style-name="ce1" office:value="-0.173648177667">
            <text:p>-0.173648</text:p>
          </table:table-cell>
          <table:table-cell table:number-columns-repeated="16381"/>
        </table:table-row>
        <table:table-row table:style-name="ro1">
          <table:table-cell office:value-type="float" table:style-name="ce1" office:value="100.1">
            <text:p>100.1</text:p>
          </table:table-cell>
          <table:table-cell office:value-type="float" table:style-name="ce1" office:value="0.984503179974">
            <text:p>0.984503</text:p>
          </table:table-cell>
          <table:table-cell office:value-type="float" table:style-name="ce1" office:value="-0.175366726092">
            <text:p>-0.175367</text:p>
          </table:table-cell>
          <table:table-cell table:number-columns-repeated="16381"/>
        </table:table-row>
        <table:table-row table:style-name="ro1">
          <table:table-cell office:value-type="float" table:style-name="ce1" office:value="100.2">
            <text:p>100.2</text:p>
          </table:table-cell>
          <table:table-cell office:value-type="float" table:style-name="ce1" office:value="0.984195607969">
            <text:p>0.984196</text:p>
          </table:table-cell>
          <table:table-cell office:value-type="float" table:style-name="ce1" office:value="-0.17708474032">
            <text:p>-0.177085</text:p>
          </table:table-cell>
          <table:table-cell table:number-columns-repeated="16381"/>
        </table:table-row>
        <table:table-row table:style-name="ro1">
          <table:table-cell office:value-type="float" table:style-name="ce1" office:value="100.3">
            <text:p>100.3</text:p>
          </table:table-cell>
          <table:table-cell office:value-type="float" table:style-name="ce1" office:value="0.983885037934">
            <text:p>0.983885</text:p>
          </table:table-cell>
          <table:table-cell office:value-type="float" table:style-name="ce1" office:value="-0.178802215116">
            <text:p>-0.178802</text:p>
          </table:table-cell>
          <table:table-cell table:number-columns-repeated="16381"/>
        </table:table-row>
        <table:table-row table:style-name="ro1">
          <table:table-cell office:value-type="float" table:style-name="ce1" office:value="100.4">
            <text:p>100.4</text:p>
          </table:table-cell>
          <table:table-cell office:value-type="float" table:style-name="ce1" office:value="0.983571470813">
            <text:p>0.983571</text:p>
          </table:table-cell>
          <table:table-cell office:value-type="float" table:style-name="ce1" office:value="-0.180519145251">
            <text:p>-0.180519</text:p>
          </table:table-cell>
          <table:table-cell table:number-columns-repeated="16381"/>
        </table:table-row>
        <table:table-row table:style-name="ro1">
          <table:table-cell office:value-type="float" table:style-name="ce1" office:value="100.5">
            <text:p>100.5</text:p>
          </table:table-cell>
          <table:table-cell office:value-type="float" table:style-name="ce1" office:value="0.983254907564">
            <text:p>0.983255</text:p>
          </table:table-cell>
          <table:table-cell office:value-type="float" table:style-name="ce1" office:value="-0.182235525492">
            <text:p>-0.182236</text:p>
          </table:table-cell>
          <table:table-cell table:number-columns-repeated="16381"/>
        </table:table-row>
        <table:table-row table:style-name="ro1">
          <table:table-cell office:value-type="float" table:style-name="ce1" office:value="100.6">
            <text:p>100.6</text:p>
          </table:table-cell>
          <table:table-cell office:value-type="float" table:style-name="ce1" office:value="0.98293534915">
            <text:p>0.982935</text:p>
          </table:table-cell>
          <table:table-cell office:value-type="float" table:style-name="ce1" office:value="-0.183951350613">
            <text:p>-0.183951</text:p>
          </table:table-cell>
          <table:table-cell table:number-columns-repeated="16381"/>
        </table:table-row>
        <table:table-row table:style-name="ro1">
          <table:table-cell office:value-type="float" table:style-name="ce1" office:value="100.7">
            <text:p>100.7</text:p>
          </table:table-cell>
          <table:table-cell office:value-type="float" table:style-name="ce1" office:value="0.982612796544">
            <text:p>0.982613</text:p>
          </table:table-cell>
          <table:table-cell office:value-type="float" table:style-name="ce1" office:value="-0.185666615386">
            <text:p>-0.185667</text:p>
          </table:table-cell>
          <table:table-cell table:number-columns-repeated="16381"/>
        </table:table-row>
        <table:table-row table:style-name="ro1">
          <table:table-cell office:value-type="float" table:style-name="ce1" office:value="100.8">
            <text:p>100.8</text:p>
          </table:table-cell>
          <table:table-cell office:value-type="float" table:style-name="ce1" office:value="0.982287250729">
            <text:p>0.982287</text:p>
          </table:table-cell>
          <table:table-cell office:value-type="float" table:style-name="ce1" office:value="-0.187381314586">
            <text:p>-0.187381</text:p>
          </table:table-cell>
          <table:table-cell table:number-columns-repeated="16381"/>
        </table:table-row>
        <table:table-row table:style-name="ro1">
          <table:table-cell office:value-type="float" table:style-name="ce1" office:value="100.9">
            <text:p>100.9</text:p>
          </table:table-cell>
          <table:table-cell office:value-type="float" table:style-name="ce1" office:value="0.981958712696">
            <text:p>0.981959</text:p>
          </table:table-cell>
          <table:table-cell office:value-type="float" table:style-name="ce1" office:value="-0.18909544299">
            <text:p>-0.189095</text:p>
          </table:table-cell>
          <table:table-cell table:number-columns-repeated="16381"/>
        </table:table-row>
        <table:table-row table:style-name="ro1">
          <table:table-cell office:value-type="float" table:style-name="ce1" office:value="101.0">
            <text:p>101</text:p>
          </table:table-cell>
          <table:table-cell office:value-type="float" table:style-name="ce1" office:value="0.981627183448">
            <text:p>0.981627</text:p>
          </table:table-cell>
          <table:table-cell office:value-type="float" table:style-name="ce1" office:value="-0.190808995377">
            <text:p>-0.190809</text:p>
          </table:table-cell>
          <table:table-cell table:number-columns-repeated="16381"/>
        </table:table-row>
        <table:table-row table:style-name="ro1">
          <table:table-cell office:value-type="float" table:style-name="ce1" office:value="101.1">
            <text:p>101.1</text:p>
          </table:table-cell>
          <table:table-cell office:value-type="float" table:style-name="ce1" office:value="0.981292663992">
            <text:p>0.981293</text:p>
          </table:table-cell>
          <table:table-cell office:value-type="float" table:style-name="ce1" office:value="-0.192521966526">
            <text:p>-0.192522</text:p>
          </table:table-cell>
          <table:table-cell table:number-columns-repeated="16381"/>
        </table:table-row>
        <table:table-row table:style-name="ro1">
          <table:table-cell office:value-type="float" table:style-name="ce1" office:value="101.2">
            <text:p>101.2</text:p>
          </table:table-cell>
          <table:table-cell office:value-type="float" table:style-name="ce1" office:value="0.980955155349">
            <text:p>0.980955</text:p>
          </table:table-cell>
          <table:table-cell office:value-type="float" table:style-name="ce1" office:value="-0.19423435122">
            <text:p>-0.194234</text:p>
          </table:table-cell>
          <table:table-cell table:number-columns-repeated="16381"/>
        </table:table-row>
        <table:table-row table:style-name="ro1">
          <table:table-cell office:value-type="float" table:style-name="ce1" office:value="101.3">
            <text:p>101.3</text:p>
          </table:table-cell>
          <table:table-cell office:value-type="float" table:style-name="ce1" office:value="0.980614658547">
            <text:p>0.980615</text:p>
          </table:table-cell>
          <table:table-cell office:value-type="float" table:style-name="ce1" office:value="-0.195946144243">
            <text:p>-0.195946</text:p>
          </table:table-cell>
          <table:table-cell table:number-columns-repeated="16381"/>
        </table:table-row>
        <table:table-row table:style-name="ro1">
          <table:table-cell office:value-type="float" table:style-name="ce1" office:value="101.4">
            <text:p>101.4</text:p>
          </table:table-cell>
          <table:table-cell office:value-type="float" table:style-name="ce1" office:value="0.980271174622">
            <text:p>0.980271</text:p>
          </table:table-cell>
          <table:table-cell office:value-type="float" table:style-name="ce1" office:value="-0.197657340379">
            <text:p>-0.197657</text:p>
          </table:table-cell>
          <table:table-cell table:number-columns-repeated="16381"/>
        </table:table-row>
        <table:table-row table:style-name="ro1">
          <table:table-cell office:value-type="float" table:style-name="ce1" office:value="101.5">
            <text:p>101.5</text:p>
          </table:table-cell>
          <table:table-cell office:value-type="float" table:style-name="ce1" office:value="0.979924704621">
            <text:p>0.979925</text:p>
          </table:table-cell>
          <table:table-cell office:value-type="float" table:style-name="ce1" office:value="-0.199367934417">
            <text:p>-0.199368</text:p>
          </table:table-cell>
          <table:table-cell table:number-columns-repeated="16381"/>
        </table:table-row>
        <table:table-row table:style-name="ro1">
          <table:table-cell office:value-type="float" table:style-name="ce1" office:value="101.6">
            <text:p>101.6</text:p>
          </table:table-cell>
          <table:table-cell office:value-type="float" table:style-name="ce1" office:value="0.979575249599">
            <text:p>0.979575</text:p>
          </table:table-cell>
          <table:table-cell office:value-type="float" table:style-name="ce1" office:value="-0.201077921146">
            <text:p>-0.201078</text:p>
          </table:table-cell>
          <table:table-cell table:number-columns-repeated="16381"/>
        </table:table-row>
        <table:table-row table:style-name="ro1">
          <table:table-cell office:value-type="float" table:style-name="ce1" office:value="101.7">
            <text:p>101.7</text:p>
          </table:table-cell>
          <table:table-cell office:value-type="float" table:style-name="ce1" office:value="0.979222810622">
            <text:p>0.979223</text:p>
          </table:table-cell>
          <table:table-cell office:value-type="float" table:style-name="ce1" office:value="-0.202787295357">
            <text:p>-0.202787</text:p>
          </table:table-cell>
          <table:table-cell table:number-columns-repeated="16381"/>
        </table:table-row>
        <table:table-row table:style-name="ro1">
          <table:table-cell office:value-type="float" table:style-name="ce1" office:value="101.8">
            <text:p>101.8</text:p>
          </table:table-cell>
          <table:table-cell office:value-type="float" table:style-name="ce1" office:value="0.978867388762">
            <text:p>0.978867</text:p>
          </table:table-cell>
          <table:table-cell office:value-type="float" table:style-name="ce1" office:value="-0.204496051842">
            <text:p>-0.204496</text:p>
          </table:table-cell>
          <table:table-cell table:number-columns-repeated="16381"/>
        </table:table-row>
        <table:table-row table:style-name="ro1">
          <table:table-cell office:value-type="float" table:style-name="ce1" office:value="101.9">
            <text:p>101.9</text:p>
          </table:table-cell>
          <table:table-cell office:value-type="float" table:style-name="ce1" office:value="0.978508985102">
            <text:p>0.978509</text:p>
          </table:table-cell>
          <table:table-cell office:value-type="float" table:style-name="ce1" office:value="-0.206204185397">
            <text:p>-0.206204</text:p>
          </table:table-cell>
          <table:table-cell table:number-columns-repeated="16381"/>
        </table:table-row>
        <table:table-row table:style-name="ro1">
          <table:table-cell office:value-type="float" table:style-name="ce1" office:value="102.0">
            <text:p>102</text:p>
          </table:table-cell>
          <table:table-cell office:value-type="float" table:style-name="ce1" office:value="0.978147600734">
            <text:p>0.978148</text:p>
          </table:table-cell>
          <table:table-cell office:value-type="float" table:style-name="ce1" office:value="-0.207911690818">
            <text:p>-0.207912</text:p>
          </table:table-cell>
          <table:table-cell table:number-columns-repeated="16381"/>
        </table:table-row>
        <table:table-row table:style-name="ro1">
          <table:table-cell office:value-type="float" table:style-name="ce1" office:value="102.1">
            <text:p>102.1</text:p>
          </table:table-cell>
          <table:table-cell office:value-type="float" table:style-name="ce1" office:value="0.977783236759">
            <text:p>0.977783</text:p>
          </table:table-cell>
          <table:table-cell office:value-type="float" table:style-name="ce1" office:value="-0.209618562904">
            <text:p>-0.209619</text:p>
          </table:table-cell>
          <table:table-cell table:number-columns-repeated="16381"/>
        </table:table-row>
        <table:table-row table:style-name="ro1">
          <table:table-cell office:value-type="float" table:style-name="ce1" office:value="102.2">
            <text:p>102.2</text:p>
          </table:table-cell>
          <table:table-cell office:value-type="float" table:style-name="ce1" office:value="0.977415894286">
            <text:p>0.977416</text:p>
          </table:table-cell>
          <table:table-cell office:value-type="float" table:style-name="ce1" office:value="-0.211324796455">
            <text:p>-0.211325</text:p>
          </table:table-cell>
          <table:table-cell table:number-columns-repeated="16381"/>
        </table:table-row>
        <table:table-row table:style-name="ro1">
          <table:table-cell office:value-type="float" table:style-name="ce1" office:value="102.3">
            <text:p>102.3</text:p>
          </table:table-cell>
          <table:table-cell office:value-type="float" table:style-name="ce1" office:value="0.977045574435">
            <text:p>0.977046</text:p>
          </table:table-cell>
          <table:table-cell office:value-type="float" table:style-name="ce1" office:value="-0.213030386275">
            <text:p>-0.21303</text:p>
          </table:table-cell>
          <table:table-cell table:number-columns-repeated="16381"/>
        </table:table-row>
        <table:table-row table:style-name="ro1">
          <table:table-cell office:value-type="float" table:style-name="ce1" office:value="102.4">
            <text:p>102.4</text:p>
          </table:table-cell>
          <table:table-cell office:value-type="float" table:style-name="ce1" office:value="0.976672278334">
            <text:p>0.976672</text:p>
          </table:table-cell>
          <table:table-cell office:value-type="float" table:style-name="ce1" office:value="-0.214735327167">
            <text:p>-0.214735</text:p>
          </table:table-cell>
          <table:table-cell table:number-columns-repeated="16381"/>
        </table:table-row>
        <table:table-row table:style-name="ro1">
          <table:table-cell office:value-type="float" table:style-name="ce1" office:value="102.5">
            <text:p>102.5</text:p>
          </table:table-cell>
          <table:table-cell office:value-type="float" table:style-name="ce1" office:value="0.97629600712">
            <text:p>0.976296</text:p>
          </table:table-cell>
          <table:table-cell office:value-type="float" table:style-name="ce1" office:value="-0.216439613938">
            <text:p>-0.21644</text:p>
          </table:table-cell>
          <table:table-cell table:number-columns-repeated="16381"/>
        </table:table-row>
        <table:table-row table:style-name="ro1">
          <table:table-cell office:value-type="float" table:style-name="ce1" office:value="102.6">
            <text:p>102.6</text:p>
          </table:table-cell>
          <table:table-cell office:value-type="float" table:style-name="ce1" office:value="0.975916761939">
            <text:p>0.975917</text:p>
          </table:table-cell>
          <table:table-cell office:value-type="float" table:style-name="ce1" office:value="-0.218143241397">
            <text:p>-0.218143</text:p>
          </table:table-cell>
          <table:table-cell table:number-columns-repeated="16381"/>
        </table:table-row>
        <table:table-row table:style-name="ro1">
          <table:table-cell office:value-type="float" table:style-name="ce1" office:value="102.7">
            <text:p>102.7</text:p>
          </table:table-cell>
          <table:table-cell office:value-type="float" table:style-name="ce1" office:value="0.975534543946">
            <text:p>0.975535</text:p>
          </table:table-cell>
          <table:table-cell office:value-type="float" table:style-name="ce1" office:value="-0.219846204353">
            <text:p>-0.219846</text:p>
          </table:table-cell>
          <table:table-cell table:number-columns-repeated="16381"/>
        </table:table-row>
        <table:table-row table:style-name="ro1">
          <table:table-cell office:value-type="float" table:style-name="ce1" office:value="102.8">
            <text:p>102.8</text:p>
          </table:table-cell>
          <table:table-cell office:value-type="float" table:style-name="ce1" office:value="0.975149354306">
            <text:p>0.975149</text:p>
          </table:table-cell>
          <table:table-cell office:value-type="float" table:style-name="ce1" office:value="-0.221548497619">
            <text:p>-0.221548</text:p>
          </table:table-cell>
          <table:table-cell table:number-columns-repeated="16381"/>
        </table:table-row>
        <table:table-row table:style-name="ro1">
          <table:table-cell office:value-type="float" table:style-name="ce1" office:value="102.9">
            <text:p>102.9</text:p>
          </table:table-cell>
          <table:table-cell office:value-type="float" table:style-name="ce1" office:value="0.974761194191">
            <text:p>0.974761</text:p>
          </table:table-cell>
          <table:table-cell office:value-type="float" table:style-name="ce1" office:value="-0.223250116011">
            <text:p>-0.22325</text:p>
          </table:table-cell>
          <table:table-cell table:number-columns-repeated="16381"/>
        </table:table-row>
        <table:table-row table:style-name="ro1">
          <table:table-cell office:value-type="float" table:style-name="ce1" office:value="103.0">
            <text:p>103</text:p>
          </table:table-cell>
          <table:table-cell office:value-type="float" table:style-name="ce1" office:value="0.974370064785">
            <text:p>0.97437</text:p>
          </table:table-cell>
          <table:table-cell office:value-type="float" table:style-name="ce1" office:value="-0.224951054344">
            <text:p>-0.224951</text:p>
          </table:table-cell>
          <table:table-cell table:number-columns-repeated="16381"/>
        </table:table-row>
        <table:table-row table:style-name="ro1">
          <table:table-cell office:value-type="float" table:style-name="ce1" office:value="103.1">
            <text:p>103.1</text:p>
          </table:table-cell>
          <table:table-cell office:value-type="float" table:style-name="ce1" office:value="0.973975967279">
            <text:p>0.973976</text:p>
          </table:table-cell>
          <table:table-cell office:value-type="float" table:style-name="ce1" office:value="-0.226651307437">
            <text:p>-0.226651</text:p>
          </table:table-cell>
          <table:table-cell table:number-columns-repeated="16381"/>
        </table:table-row>
        <table:table-row table:style-name="ro1">
          <table:table-cell office:value-type="float" table:style-name="ce1" office:value="103.2">
            <text:p>103.2</text:p>
          </table:table-cell>
          <table:table-cell office:value-type="float" table:style-name="ce1" office:value="0.973578902873">
            <text:p>0.973579</text:p>
          </table:table-cell>
          <table:table-cell office:value-type="float" table:style-name="ce1" office:value="-0.228350870111">
            <text:p>-0.228351</text:p>
          </table:table-cell>
          <table:table-cell table:number-columns-repeated="16381"/>
        </table:table-row>
        <table:table-row table:style-name="ro1">
          <table:table-cell office:value-type="float" table:style-name="ce1" office:value="103.3">
            <text:p>103.3</text:p>
          </table:table-cell>
          <table:table-cell office:value-type="float" table:style-name="ce1" office:value="0.973178872777">
            <text:p>0.973179</text:p>
          </table:table-cell>
          <table:table-cell office:value-type="float" table:style-name="ce1" office:value="-0.230049737188">
            <text:p>-0.23005</text:p>
          </table:table-cell>
          <table:table-cell table:number-columns-repeated="16381"/>
        </table:table-row>
        <table:table-row table:style-name="ro1">
          <table:table-cell office:value-type="float" table:style-name="ce1" office:value="103.4">
            <text:p>103.4</text:p>
          </table:table-cell>
          <table:table-cell office:value-type="float" table:style-name="ce1" office:value="0.972775878209">
            <text:p>0.972776</text:p>
          </table:table-cell>
          <table:table-cell office:value-type="float" table:style-name="ce1" office:value="-0.231747903494">
            <text:p>-0.231748</text:p>
          </table:table-cell>
          <table:table-cell table:number-columns-repeated="16381"/>
        </table:table-row>
        <table:table-row table:style-name="ro1">
          <table:table-cell office:value-type="float" table:style-name="ce1" office:value="103.5">
            <text:p>103.5</text:p>
          </table:table-cell>
          <table:table-cell office:value-type="float" table:style-name="ce1" office:value="0.972369920398">
            <text:p>0.97237</text:p>
          </table:table-cell>
          <table:table-cell office:value-type="float" table:style-name="ce1" office:value="-0.233445363856">
            <text:p>-0.233445</text:p>
          </table:table-cell>
          <table:table-cell table:number-columns-repeated="16381"/>
        </table:table-row>
        <table:table-row table:style-name="ro1">
          <table:table-cell office:value-type="float" table:style-name="ce1" office:value="103.6">
            <text:p>103.6</text:p>
          </table:table-cell>
          <table:table-cell office:value-type="float" table:style-name="ce1" office:value="0.971961000579">
            <text:p>0.971961</text:p>
          </table:table-cell>
          <table:table-cell office:value-type="float" table:style-name="ce1" office:value="-0.235142113103">
            <text:p>-0.235142</text:p>
          </table:table-cell>
          <table:table-cell table:number-columns-repeated="16381"/>
        </table:table-row>
        <table:table-row table:style-name="ro1">
          <table:table-cell office:value-type="float" table:style-name="ce1" office:value="103.7">
            <text:p>103.7</text:p>
          </table:table-cell>
          <table:table-cell office:value-type="float" table:style-name="ce1" office:value="0.971549119998">
            <text:p>0.971549</text:p>
          </table:table-cell>
          <table:table-cell office:value-type="float" table:style-name="ce1" office:value="-0.236838146066">
            <text:p>-0.236838</text:p>
          </table:table-cell>
          <table:table-cell table:number-columns-repeated="16381"/>
        </table:table-row>
        <table:table-row table:style-name="ro1">
          <table:table-cell office:value-type="float" table:style-name="ce1" office:value="103.8">
            <text:p>103.8</text:p>
          </table:table-cell>
          <table:table-cell office:value-type="float" table:style-name="ce1" office:value="0.97113427991">
            <text:p>0.971134</text:p>
          </table:table-cell>
          <table:table-cell office:value-type="float" table:style-name="ce1" office:value="-0.238533457579">
            <text:p>-0.238533</text:p>
          </table:table-cell>
          <table:table-cell table:number-columns-repeated="16381"/>
        </table:table-row>
        <table:table-row table:style-name="ro1">
          <table:table-cell office:value-type="float" table:style-name="ce1" office:value="103.9">
            <text:p>103.9</text:p>
          </table:table-cell>
          <table:table-cell office:value-type="float" table:style-name="ce1" office:value="0.970716481578">
            <text:p>0.970716</text:p>
          </table:table-cell>
          <table:table-cell office:value-type="float" table:style-name="ce1" office:value="-0.240228042477">
            <text:p>-0.240228</text:p>
          </table:table-cell>
          <table:table-cell table:number-columns-repeated="16381"/>
        </table:table-row>
        <table:table-row table:style-name="ro1">
          <table:table-cell office:value-type="float" table:style-name="ce1" office:value="104.0">
            <text:p>104</text:p>
          </table:table-cell>
          <table:table-cell office:value-type="float" table:style-name="ce1" office:value="0.970295726276">
            <text:p>0.970296</text:p>
          </table:table-cell>
          <table:table-cell office:value-type="float" table:style-name="ce1" office:value="-0.2419218956">
            <text:p>-0.241922</text:p>
          </table:table-cell>
          <table:table-cell table:number-columns-repeated="16381"/>
        </table:table-row>
        <table:table-row table:style-name="ro1">
          <table:table-cell office:value-type="float" table:style-name="ce1" office:value="104.1">
            <text:p>104.1</text:p>
          </table:table-cell>
          <table:table-cell office:value-type="float" table:style-name="ce1" office:value="0.969872015285">
            <text:p>0.969872</text:p>
          </table:table-cell>
          <table:table-cell office:value-type="float" table:style-name="ce1" office:value="-0.243615011786">
            <text:p>-0.243615</text:p>
          </table:table-cell>
          <table:table-cell table:number-columns-repeated="16381"/>
        </table:table-row>
        <table:table-row table:style-name="ro1">
          <table:table-cell office:value-type="float" table:style-name="ce1" office:value="104.2">
            <text:p>104.2</text:p>
          </table:table-cell>
          <table:table-cell office:value-type="float" table:style-name="ce1" office:value="0.969445349895">
            <text:p>0.969445</text:p>
          </table:table-cell>
          <table:table-cell office:value-type="float" table:style-name="ce1" office:value="-0.245307385879">
            <text:p>-0.245307</text:p>
          </table:table-cell>
          <table:table-cell table:number-columns-repeated="16381"/>
        </table:table-row>
        <table:table-row table:style-name="ro1">
          <table:table-cell office:value-type="float" table:style-name="ce1" office:value="104.3">
            <text:p>104.3</text:p>
          </table:table-cell>
          <table:table-cell office:value-type="float" table:style-name="ce1" office:value="0.969015731407">
            <text:p>0.969016</text:p>
          </table:table-cell>
          <table:table-cell office:value-type="float" table:style-name="ce1" office:value="-0.246999012723">
            <text:p>-0.246999</text:p>
          </table:table-cell>
          <table:table-cell table:number-columns-repeated="16381"/>
        </table:table-row>
        <table:table-row table:style-name="ro1">
          <table:table-cell office:value-type="float" table:style-name="ce1" office:value="104.4">
            <text:p>104.4</text:p>
          </table:table-cell>
          <table:table-cell office:value-type="float" table:style-name="ce1" office:value="0.968583161129">
            <text:p>0.968583</text:p>
          </table:table-cell>
          <table:table-cell office:value-type="float" table:style-name="ce1" office:value="-0.248689887165">
            <text:p>-0.24869</text:p>
          </table:table-cell>
          <table:table-cell table:number-columns-repeated="16381"/>
        </table:table-row>
        <table:table-row table:style-name="ro1">
          <table:table-cell office:value-type="float" table:style-name="ce1" office:value="104.5">
            <text:p>104.5</text:p>
          </table:table-cell>
          <table:table-cell office:value-type="float" table:style-name="ce1" office:value="0.968147640378">
            <text:p>0.968148</text:p>
          </table:table-cell>
          <table:table-cell office:value-type="float" table:style-name="ce1" office:value="-0.250380004054">
            <text:p>-0.25038</text:p>
          </table:table-cell>
          <table:table-cell table:number-columns-repeated="16381"/>
        </table:table-row>
        <table:table-row table:style-name="ro1">
          <table:table-cell office:value-type="float" table:style-name="ce1" office:value="104.6">
            <text:p>104.6</text:p>
          </table:table-cell>
          <table:table-cell office:value-type="float" table:style-name="ce1" office:value="0.967709170482">
            <text:p>0.967709</text:p>
          </table:table-cell>
          <table:table-cell office:value-type="float" table:style-name="ce1" office:value="-0.252069358243">
            <text:p>-0.252069</text:p>
          </table:table-cell>
          <table:table-cell table:number-columns-repeated="16381"/>
        </table:table-row>
        <table:table-row table:style-name="ro1">
          <table:table-cell office:value-type="float" table:style-name="ce1" office:value="104.7">
            <text:p>104.7</text:p>
          </table:table-cell>
          <table:table-cell office:value-type="float" table:style-name="ce1" office:value="0.967267752776">
            <text:p>0.967268</text:p>
          </table:table-cell>
          <table:table-cell office:value-type="float" table:style-name="ce1" office:value="-0.253757944585">
            <text:p>-0.253758</text:p>
          </table:table-cell>
          <table:table-cell table:number-columns-repeated="16381"/>
        </table:table-row>
        <table:table-row table:style-name="ro1">
          <table:table-cell office:value-type="float" table:style-name="ce1" office:value="104.8">
            <text:p>104.8</text:p>
          </table:table-cell>
          <table:table-cell office:value-type="float" table:style-name="ce1" office:value="0.966823388604">
            <text:p>0.966823</text:p>
          </table:table-cell>
          <table:table-cell office:value-type="float" table:style-name="ce1" office:value="-0.255445757936">
            <text:p>-0.255446</text:p>
          </table:table-cell>
          <table:table-cell table:number-columns-repeated="16381"/>
        </table:table-row>
        <table:table-row table:style-name="ro1">
          <table:table-cell office:value-type="float" table:style-name="ce1" office:value="104.9">
            <text:p>104.9</text:p>
          </table:table-cell>
          <table:table-cell office:value-type="float" table:style-name="ce1" office:value="0.966376079321">
            <text:p>0.966376</text:p>
          </table:table-cell>
          <table:table-cell office:value-type="float" table:style-name="ce1" office:value="-0.257132793155">
            <text:p>-0.257133</text:p>
          </table:table-cell>
          <table:table-cell table:number-columns-repeated="16381"/>
        </table:table-row>
        <table:table-row table:style-name="ro1">
          <table:table-cell office:value-type="float" table:style-name="ce1" office:value="105.0">
            <text:p>105</text:p>
          </table:table-cell>
          <table:table-cell office:value-type="float" table:style-name="ce1" office:value="0.965925826289">
            <text:p>0.965926</text:p>
          </table:table-cell>
          <table:table-cell office:value-type="float" table:style-name="ce1" office:value="-0.258819045103">
            <text:p>-0.258819</text:p>
          </table:table-cell>
          <table:table-cell table:number-columns-repeated="16381"/>
        </table:table-row>
        <table:table-row table:style-name="ro1">
          <table:table-cell office:value-type="float" table:style-name="ce1" office:value="105.1">
            <text:p>105.1</text:p>
          </table:table-cell>
          <table:table-cell office:value-type="float" table:style-name="ce1" office:value="0.965472630879">
            <text:p>0.965473</text:p>
          </table:table-cell>
          <table:table-cell office:value-type="float" table:style-name="ce1" office:value="-0.260504508643">
            <text:p>-0.260505</text:p>
          </table:table-cell>
          <table:table-cell table:number-columns-repeated="16381"/>
        </table:table-row>
        <table:table-row table:style-name="ro1">
          <table:table-cell office:value-type="float" table:style-name="ce1" office:value="105.2">
            <text:p>105.2</text:p>
          </table:table-cell>
          <table:table-cell office:value-type="float" table:style-name="ce1" office:value="0.965016494472">
            <text:p>0.965016</text:p>
          </table:table-cell>
          <table:table-cell office:value-type="float" table:style-name="ce1" office:value="-0.262189178641">
            <text:p>-0.262189</text:p>
          </table:table-cell>
          <table:table-cell table:number-columns-repeated="16381"/>
        </table:table-row>
        <table:table-row table:style-name="ro1">
          <table:table-cell office:value-type="float" table:style-name="ce1" office:value="105.3">
            <text:p>105.3</text:p>
          </table:table-cell>
          <table:table-cell office:value-type="float" table:style-name="ce1" office:value="0.964557418458">
            <text:p>0.964557</text:p>
          </table:table-cell>
          <table:table-cell office:value-type="float" table:style-name="ce1" office:value="-0.263873049965">
            <text:p>-0.263873</text:p>
          </table:table-cell>
          <table:table-cell table:number-columns-repeated="16381"/>
        </table:table-row>
        <table:table-row table:style-name="ro1">
          <table:table-cell office:value-type="float" table:style-name="ce1" office:value="105.4">
            <text:p>105.4</text:p>
          </table:table-cell>
          <table:table-cell office:value-type="float" table:style-name="ce1" office:value="0.964095404234">
            <text:p>0.964095</text:p>
          </table:table-cell>
          <table:table-cell office:value-type="float" table:style-name="ce1" office:value="-0.265556117487">
            <text:p>-0.265556</text:p>
          </table:table-cell>
          <table:table-cell table:number-columns-repeated="16381"/>
        </table:table-row>
        <table:table-row table:style-name="ro1">
          <table:table-cell office:value-type="float" table:style-name="ce1" office:value="105.5">
            <text:p>105.5</text:p>
          </table:table-cell>
          <table:table-cell office:value-type="float" table:style-name="ce1" office:value="0.963630453209">
            <text:p>0.96363</text:p>
          </table:table-cell>
          <table:table-cell office:value-type="float" table:style-name="ce1" office:value="-0.267238376078">
            <text:p>-0.267238</text:p>
          </table:table-cell>
          <table:table-cell table:number-columns-repeated="16381"/>
        </table:table-row>
        <table:table-row table:style-name="ro1">
          <table:table-cell office:value-type="float" table:style-name="ce1" office:value="105.6">
            <text:p>105.6</text:p>
          </table:table-cell>
          <table:table-cell office:value-type="float" table:style-name="ce1" office:value="0.963162566798">
            <text:p>0.963163</text:p>
          </table:table-cell>
          <table:table-cell office:value-type="float" table:style-name="ce1" office:value="-0.268919820615">
            <text:p>-0.26892</text:p>
          </table:table-cell>
          <table:table-cell table:number-columns-repeated="16381"/>
        </table:table-row>
        <table:table-row table:style-name="ro1">
          <table:table-cell office:value-type="float" table:style-name="ce1" office:value="105.7">
            <text:p>105.7</text:p>
          </table:table-cell>
          <table:table-cell office:value-type="float" table:style-name="ce1" office:value="0.962691746426">
            <text:p>0.962692</text:p>
          </table:table-cell>
          <table:table-cell office:value-type="float" table:style-name="ce1" office:value="-0.270600445976">
            <text:p>-0.2706</text:p>
          </table:table-cell>
          <table:table-cell table:number-columns-repeated="16381"/>
        </table:table-row>
        <table:table-row table:style-name="ro1">
          <table:table-cell office:value-type="float" table:style-name="ce1" office:value="105.8">
            <text:p>105.8</text:p>
          </table:table-cell>
          <table:table-cell office:value-type="float" table:style-name="ce1" office:value="0.962217993529">
            <text:p>0.962218</text:p>
          </table:table-cell>
          <table:table-cell office:value-type="float" table:style-name="ce1" office:value="-0.272280247041">
            <text:p>-0.27228</text:p>
          </table:table-cell>
          <table:table-cell table:number-columns-repeated="16381"/>
        </table:table-row>
        <table:table-row table:style-name="ro1">
          <table:table-cell office:value-type="float" table:style-name="ce1" office:value="105.9">
            <text:p>105.9</text:p>
          </table:table-cell>
          <table:table-cell office:value-type="float" table:style-name="ce1" office:value="0.961741309549">
            <text:p>0.961741</text:p>
          </table:table-cell>
          <table:table-cell office:value-type="float" table:style-name="ce1" office:value="-0.273959218692">
            <text:p>-0.273959</text:p>
          </table:table-cell>
          <table:table-cell table:number-columns-repeated="16381"/>
        </table:table-row>
        <table:table-row table:style-name="ro1">
          <table:table-cell office:value-type="float" table:style-name="ce1" office:value="106.0">
            <text:p>106</text:p>
          </table:table-cell>
          <table:table-cell office:value-type="float" table:style-name="ce1" office:value="0.961261695938">
            <text:p>0.961262</text:p>
          </table:table-cell>
          <table:table-cell office:value-type="float" table:style-name="ce1" office:value="-0.275637355817">
            <text:p>-0.275637</text:p>
          </table:table-cell>
          <table:table-cell table:number-columns-repeated="16381"/>
        </table:table-row>
        <table:table-row table:style-name="ro1">
          <table:table-cell office:value-type="float" table:style-name="ce1" office:value="106.1">
            <text:p>106.1</text:p>
          </table:table-cell>
          <table:table-cell office:value-type="float" table:style-name="ce1" office:value="0.960779154158">
            <text:p>0.960779</text:p>
          </table:table-cell>
          <table:table-cell office:value-type="float" table:style-name="ce1" office:value="-0.277314653302">
            <text:p>-0.277315</text:p>
          </table:table-cell>
          <table:table-cell table:number-columns-repeated="16381"/>
        </table:table-row>
        <table:table-row table:style-name="ro1">
          <table:table-cell office:value-type="float" table:style-name="ce1" office:value="106.2">
            <text:p>106.2</text:p>
          </table:table-cell>
          <table:table-cell office:value-type="float" table:style-name="ce1" office:value="0.960293685677">
            <text:p>0.960294</text:p>
          </table:table-cell>
          <table:table-cell office:value-type="float" table:style-name="ce1" office:value="-0.278991106039">
            <text:p>-0.278991</text:p>
          </table:table-cell>
          <table:table-cell table:number-columns-repeated="16381"/>
        </table:table-row>
        <table:table-row table:style-name="ro1">
          <table:table-cell office:value-type="float" table:style-name="ce1" office:value="106.3">
            <text:p>106.3</text:p>
          </table:table-cell>
          <table:table-cell office:value-type="float" table:style-name="ce1" office:value="0.959805291975">
            <text:p>0.959805</text:p>
          </table:table-cell>
          <table:table-cell office:value-type="float" table:style-name="ce1" office:value="-0.280666708921">
            <text:p>-0.280667</text:p>
          </table:table-cell>
          <table:table-cell table:number-columns-repeated="16381"/>
        </table:table-row>
        <table:table-row table:style-name="ro1">
          <table:table-cell office:value-type="float" table:style-name="ce1" office:value="106.4">
            <text:p>106.4</text:p>
          </table:table-cell>
          <table:table-cell office:value-type="float" table:style-name="ce1" office:value="0.95931397454">
            <text:p>0.959314</text:p>
          </table:table-cell>
          <table:table-cell office:value-type="float" table:style-name="ce1" office:value="-0.282341456843">
            <text:p>-0.282341</text:p>
          </table:table-cell>
          <table:table-cell table:number-columns-repeated="16381"/>
        </table:table-row>
        <table:table-row table:style-name="ro1">
          <table:table-cell office:value-type="float" table:style-name="ce1" office:value="106.5">
            <text:p>106.5</text:p>
          </table:table-cell>
          <table:table-cell office:value-type="float" table:style-name="ce1" office:value="0.958819734868">
            <text:p>0.95882</text:p>
          </table:table-cell>
          <table:table-cell office:value-type="float" table:style-name="ce1" office:value="-0.284015344704">
            <text:p>-0.284015</text:p>
          </table:table-cell>
          <table:table-cell table:number-columns-repeated="16381"/>
        </table:table-row>
        <table:table-row table:style-name="ro1">
          <table:table-cell office:value-type="float" table:style-name="ce1" office:value="106.6">
            <text:p>106.6</text:p>
          </table:table-cell>
          <table:table-cell office:value-type="float" table:style-name="ce1" office:value="0.958322574465">
            <text:p>0.958323</text:p>
          </table:table-cell>
          <table:table-cell office:value-type="float" table:style-name="ce1" office:value="-0.285688367405">
            <text:p>-0.285688</text:p>
          </table:table-cell>
          <table:table-cell table:number-columns-repeated="16381"/>
        </table:table-row>
        <table:table-row table:style-name="ro1">
          <table:table-cell office:value-type="float" table:style-name="ce1" office:value="106.7">
            <text:p>106.7</text:p>
          </table:table-cell>
          <table:table-cell office:value-type="float" table:style-name="ce1" office:value="0.957822494845">
            <text:p>0.957822</text:p>
          </table:table-cell>
          <table:table-cell office:value-type="float" table:style-name="ce1" office:value="-0.28736051985">
            <text:p>-0.287361</text:p>
          </table:table-cell>
          <table:table-cell table:number-columns-repeated="16381"/>
        </table:table-row>
        <table:table-row table:style-name="ro1">
          <table:table-cell office:value-type="float" table:style-name="ce1" office:value="106.8">
            <text:p>106.8</text:p>
          </table:table-cell>
          <table:table-cell office:value-type="float" table:style-name="ce1" office:value="0.957319497532">
            <text:p>0.957319</text:p>
          </table:table-cell>
          <table:table-cell office:value-type="float" table:style-name="ce1" office:value="-0.289031796944">
            <text:p>-0.289032</text:p>
          </table:table-cell>
          <table:table-cell table:number-columns-repeated="16381"/>
        </table:table-row>
        <table:table-row table:style-name="ro1">
          <table:table-cell office:value-type="float" table:style-name="ce1" office:value="106.9">
            <text:p>106.9</text:p>
          </table:table-cell>
          <table:table-cell office:value-type="float" table:style-name="ce1" office:value="0.956813584058">
            <text:p>0.956814</text:p>
          </table:table-cell>
          <table:table-cell office:value-type="float" table:style-name="ce1" office:value="-0.290702193598">
            <text:p>-0.290702</text:p>
          </table:table-cell>
          <table:table-cell table:number-columns-repeated="16381"/>
        </table:table-row>
        <table:table-row table:style-name="ro1">
          <table:table-cell office:value-type="float" table:style-name="ce1" office:value="107.0">
            <text:p>107</text:p>
          </table:table-cell>
          <table:table-cell office:value-type="float" table:style-name="ce1" office:value="0.956304755963">
            <text:p>0.956305</text:p>
          </table:table-cell>
          <table:table-cell office:value-type="float" table:style-name="ce1" office:value="-0.292371704723">
            <text:p>-0.292372</text:p>
          </table:table-cell>
          <table:table-cell table:number-columns-repeated="16381"/>
        </table:table-row>
        <table:table-row table:style-name="ro1">
          <table:table-cell office:value-type="float" table:style-name="ce1" office:value="107.1">
            <text:p>107.1</text:p>
          </table:table-cell>
          <table:table-cell office:value-type="float" table:style-name="ce1" office:value="0.955793014798">
            <text:p>0.955793</text:p>
          </table:table-cell>
          <table:table-cell office:value-type="float" table:style-name="ce1" office:value="-0.294040325232">
            <text:p>-0.29404</text:p>
          </table:table-cell>
          <table:table-cell table:number-columns-repeated="16381"/>
        </table:table-row>
        <table:table-row table:style-name="ro1">
          <table:table-cell office:value-type="float" table:style-name="ce1" office:value="107.2">
            <text:p>107.2</text:p>
          </table:table-cell>
          <table:table-cell office:value-type="float" table:style-name="ce1" office:value="0.955278362122">
            <text:p>0.955278</text:p>
          </table:table-cell>
          <table:table-cell office:value-type="float" table:style-name="ce1" office:value="-0.295708050044">
            <text:p>-0.295708</text:p>
          </table:table-cell>
          <table:table-cell table:number-columns-repeated="16381"/>
        </table:table-row>
        <table:table-row table:style-name="ro1">
          <table:table-cell office:value-type="float" table:style-name="ce1" office:value="107.3">
            <text:p>107.3</text:p>
          </table:table-cell>
          <table:table-cell office:value-type="float" table:style-name="ce1" office:value="0.954760799503">
            <text:p>0.954761</text:p>
          </table:table-cell>
          <table:table-cell office:value-type="float" table:style-name="ce1" office:value="-0.297374874078">
            <text:p>-0.297375</text:p>
          </table:table-cell>
          <table:table-cell table:number-columns-repeated="16381"/>
        </table:table-row>
        <table:table-row table:style-name="ro1">
          <table:table-cell office:value-type="float" table:style-name="ce1" office:value="107.4">
            <text:p>107.4</text:p>
          </table:table-cell>
          <table:table-cell office:value-type="float" table:style-name="ce1" office:value="0.954240328516">
            <text:p>0.95424</text:p>
          </table:table-cell>
          <table:table-cell office:value-type="float" table:style-name="ce1" office:value="-0.299040792256">
            <text:p>-0.299041</text:p>
          </table:table-cell>
          <table:table-cell table:number-columns-repeated="16381"/>
        </table:table-row>
        <table:table-row table:style-name="ro1">
          <table:table-cell office:value-type="float" table:style-name="ce1" office:value="107.5">
            <text:p>107.5</text:p>
          </table:table-cell>
          <table:table-cell office:value-type="float" table:style-name="ce1" office:value="0.953716950748">
            <text:p>0.953717</text:p>
          </table:table-cell>
          <table:table-cell office:value-type="float" table:style-name="ce1" office:value="-0.300705799504">
            <text:p>-0.300706</text:p>
          </table:table-cell>
          <table:table-cell table:number-columns-repeated="16381"/>
        </table:table-row>
        <table:table-row table:style-name="ro1">
          <table:table-cell office:value-type="float" table:style-name="ce1" office:value="107.6">
            <text:p>107.6</text:p>
          </table:table-cell>
          <table:table-cell office:value-type="float" table:style-name="ce1" office:value="0.953190667793">
            <text:p>0.953191</text:p>
          </table:table-cell>
          <table:table-cell office:value-type="float" table:style-name="ce1" office:value="-0.30236989075">
            <text:p>-0.30237</text:p>
          </table:table-cell>
          <table:table-cell table:number-columns-repeated="16381"/>
        </table:table-row>
        <table:table-row table:style-name="ro1">
          <table:table-cell office:value-type="float" table:style-name="ce1" office:value="107.7">
            <text:p>107.7</text:p>
          </table:table-cell>
          <table:table-cell office:value-type="float" table:style-name="ce1" office:value="0.952661481254">
            <text:p>0.952661</text:p>
          </table:table-cell>
          <table:table-cell office:value-type="float" table:style-name="ce1" office:value="-0.304033060925">
            <text:p>-0.304033</text:p>
          </table:table-cell>
          <table:table-cell table:number-columns-repeated="16381"/>
        </table:table-row>
        <table:table-row table:style-name="ro1">
          <table:table-cell office:value-type="float" table:style-name="ce1" office:value="107.8">
            <text:p>107.8</text:p>
          </table:table-cell>
          <table:table-cell office:value-type="float" table:style-name="ce1" office:value="0.952129392742">
            <text:p>0.952129</text:p>
          </table:table-cell>
          <table:table-cell office:value-type="float" table:style-name="ce1" office:value="-0.305695304963">
            <text:p>-0.305695</text:p>
          </table:table-cell>
          <table:table-cell table:number-columns-repeated="16381"/>
        </table:table-row>
        <table:table-row table:style-name="ro1">
          <table:table-cell office:value-type="float" table:style-name="ce1" office:value="107.9">
            <text:p>107.9</text:p>
          </table:table-cell>
          <table:table-cell office:value-type="float" table:style-name="ce1" office:value="0.951594403879">
            <text:p>0.951594</text:p>
          </table:table-cell>
          <table:table-cell office:value-type="float" table:style-name="ce1" office:value="-0.3073566178">
            <text:p>-0.307357</text:p>
          </table:table-cell>
          <table:table-cell table:number-columns-repeated="16381"/>
        </table:table-row>
        <table:table-row table:style-name="ro1">
          <table:table-cell office:value-type="float" table:style-name="ce1" office:value="108.0">
            <text:p>108</text:p>
          </table:table-cell>
          <table:table-cell office:value-type="float" table:style-name="ce1" office:value="0.951056516295">
            <text:p>0.951057</text:p>
          </table:table-cell>
          <table:table-cell office:value-type="float" table:style-name="ce1" office:value="-0.309016994375">
            <text:p>-0.3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108.1">
            <text:p>108.1</text:p>
          </table:table-cell>
          <table:table-cell office:value-type="float" table:style-name="ce1" office:value="0.950515731628">
            <text:p>0.950516</text:p>
          </table:table-cell>
          <table:table-cell office:value-type="float" table:style-name="ce1" office:value="-0.310676429631">
            <text:p>-0.310676</text:p>
          </table:table-cell>
          <table:table-cell table:number-columns-repeated="16381"/>
        </table:table-row>
        <table:table-row table:style-name="ro1">
          <table:table-cell office:value-type="float" table:style-name="ce1" office:value="108.2">
            <text:p>108.2</text:p>
          </table:table-cell>
          <table:table-cell office:value-type="float" table:style-name="ce1" office:value="0.949972051525">
            <text:p>0.949972</text:p>
          </table:table-cell>
          <table:table-cell office:value-type="float" table:style-name="ce1" office:value="-0.312334918512">
            <text:p>-0.312335</text:p>
          </table:table-cell>
          <table:table-cell table:number-columns-repeated="16381"/>
        </table:table-row>
        <table:table-row table:style-name="ro1">
          <table:table-cell office:value-type="float" table:style-name="ce1" office:value="108.3">
            <text:p>108.3</text:p>
          </table:table-cell>
          <table:table-cell office:value-type="float" table:style-name="ce1" office:value="0.949425477642">
            <text:p>0.949425</text:p>
          </table:table-cell>
          <table:table-cell office:value-type="float" table:style-name="ce1" office:value="-0.313992455967">
            <text:p>-0.313992</text:p>
          </table:table-cell>
          <table:table-cell table:number-columns-repeated="16381"/>
        </table:table-row>
        <table:table-row table:style-name="ro1">
          <table:table-cell office:value-type="float" table:style-name="ce1" office:value="108.4">
            <text:p>108.4</text:p>
          </table:table-cell>
          <table:table-cell office:value-type="float" table:style-name="ce1" office:value="0.948876011644">
            <text:p>0.948876</text:p>
          </table:table-cell>
          <table:table-cell office:value-type="float" table:style-name="ce1" office:value="-0.315649036947">
            <text:p>-0.315649</text:p>
          </table:table-cell>
          <table:table-cell table:number-columns-repeated="16381"/>
        </table:table-row>
        <table:table-row table:style-name="ro1">
          <table:table-cell office:value-type="float" table:style-name="ce1" office:value="108.5">
            <text:p>108.5</text:p>
          </table:table-cell>
          <table:table-cell office:value-type="float" table:style-name="ce1" office:value="0.948323655206">
            <text:p>0.948324</text:p>
          </table:table-cell>
          <table:table-cell office:value-type="float" table:style-name="ce1" office:value="-0.317304656405">
            <text:p>-0.317305</text:p>
          </table:table-cell>
          <table:table-cell table:number-columns-repeated="16381"/>
        </table:table-row>
        <table:table-row table:style-name="ro1">
          <table:table-cell office:value-type="float" table:style-name="ce1" office:value="108.6">
            <text:p>108.6</text:p>
          </table:table-cell>
          <table:table-cell office:value-type="float" table:style-name="ce1" office:value="0.94776841001">
            <text:p>0.947768</text:p>
          </table:table-cell>
          <table:table-cell office:value-type="float" table:style-name="ce1" office:value="-0.318959309298">
            <text:p>-0.318959</text:p>
          </table:table-cell>
          <table:table-cell table:number-columns-repeated="16381"/>
        </table:table-row>
        <table:table-row table:style-name="ro1">
          <table:table-cell office:value-type="float" table:style-name="ce1" office:value="108.7">
            <text:p>108.7</text:p>
          </table:table-cell>
          <table:table-cell office:value-type="float" table:style-name="ce1" office:value="0.947210277746">
            <text:p>0.94721</text:p>
          </table:table-cell>
          <table:table-cell office:value-type="float" table:style-name="ce1" office:value="-0.320612990586">
            <text:p>-0.320613</text:p>
          </table:table-cell>
          <table:table-cell table:number-columns-repeated="16381"/>
        </table:table-row>
        <table:table-row table:style-name="ro1">
          <table:table-cell office:value-type="float" table:style-name="ce1" office:value="108.8">
            <text:p>108.8</text:p>
          </table:table-cell>
          <table:table-cell office:value-type="float" table:style-name="ce1" office:value="0.946649260116">
            <text:p>0.946649</text:p>
          </table:table-cell>
          <table:table-cell office:value-type="float" table:style-name="ce1" office:value="-0.322265695231">
            <text:p>-0.322266</text:p>
          </table:table-cell>
          <table:table-cell table:number-columns-repeated="16381"/>
        </table:table-row>
        <table:table-row table:style-name="ro1">
          <table:table-cell office:value-type="float" table:style-name="ce1" office:value="108.9">
            <text:p>108.9</text:p>
          </table:table-cell>
          <table:table-cell office:value-type="float" table:style-name="ce1" office:value="0.946085358828">
            <text:p>0.946085</text:p>
          </table:table-cell>
          <table:table-cell office:value-type="float" table:style-name="ce1" office:value="-0.323917418198">
            <text:p>-0.323917</text:p>
          </table:table-cell>
          <table:table-cell table:number-columns-repeated="16381"/>
        </table:table-row>
        <table:table-row table:style-name="ro1">
          <table:table-cell office:value-type="float" table:style-name="ce1" office:value="109.0">
            <text:p>109</text:p>
          </table:table-cell>
          <table:table-cell office:value-type="float" table:style-name="ce1" office:value="0.945518575599">
            <text:p>0.945519</text:p>
          </table:table-cell>
          <table:table-cell office:value-type="float" table:style-name="ce1" office:value="-0.325568154457">
            <text:p>-0.325568</text:p>
          </table:table-cell>
          <table:table-cell table:number-columns-repeated="16381"/>
        </table:table-row>
        <table:table-row table:style-name="ro1">
          <table:table-cell office:value-type="float" table:style-name="ce1" office:value="109.1">
            <text:p>109.1</text:p>
          </table:table-cell>
          <table:table-cell office:value-type="float" table:style-name="ce1" office:value="0.944948912158">
            <text:p>0.944949</text:p>
          </table:table-cell>
          <table:table-cell office:value-type="float" table:style-name="ce1" office:value="-0.327217898979">
            <text:p>-0.327218</text:p>
          </table:table-cell>
          <table:table-cell table:number-columns-repeated="16381"/>
        </table:table-row>
        <table:table-row table:style-name="ro1">
          <table:table-cell office:value-type="float" table:style-name="ce1" office:value="109.2">
            <text:p>109.2</text:p>
          </table:table-cell>
          <table:table-cell office:value-type="float" table:style-name="ce1" office:value="0.944376370237">
            <text:p>0.944376</text:p>
          </table:table-cell>
          <table:table-cell office:value-type="float" table:style-name="ce1" office:value="-0.328866646739">
            <text:p>-0.328867</text:p>
          </table:table-cell>
          <table:table-cell table:number-columns-repeated="16381"/>
        </table:table-row>
        <table:table-row table:style-name="ro1">
          <table:table-cell office:value-type="float" table:style-name="ce1" office:value="109.3">
            <text:p>109.3</text:p>
          </table:table-cell>
          <table:table-cell office:value-type="float" table:style-name="ce1" office:value="0.943800951583">
            <text:p>0.943801</text:p>
          </table:table-cell>
          <table:table-cell office:value-type="float" table:style-name="ce1" office:value="-0.330514392713">
            <text:p>-0.330514</text:p>
          </table:table-cell>
          <table:table-cell table:number-columns-repeated="16381"/>
        </table:table-row>
        <table:table-row table:style-name="ro1">
          <table:table-cell office:value-type="float" table:style-name="ce1" office:value="109.4">
            <text:p>109.4</text:p>
          </table:table-cell>
          <table:table-cell office:value-type="float" table:style-name="ce1" office:value="0.943222657948">
            <text:p>0.943223</text:p>
          </table:table-cell>
          <table:table-cell office:value-type="float" table:style-name="ce1" office:value="-0.332161131884">
            <text:p>-0.332161</text:p>
          </table:table-cell>
          <table:table-cell table:number-columns-repeated="16381"/>
        </table:table-row>
        <table:table-row table:style-name="ro1">
          <table:table-cell office:value-type="float" table:style-name="ce1" office:value="109.5">
            <text:p>109.5</text:p>
          </table:table-cell>
          <table:table-cell office:value-type="float" table:style-name="ce1" office:value="0.942641491092">
            <text:p>0.942641</text:p>
          </table:table-cell>
          <table:table-cell office:value-type="float" table:style-name="ce1" office:value="-0.333806859234">
            <text:p>-0.333807</text:p>
          </table:table-cell>
          <table:table-cell table:number-columns-repeated="16381"/>
        </table:table-row>
        <table:table-row table:style-name="ro1">
          <table:table-cell office:value-type="float" table:style-name="ce1" office:value="109.6">
            <text:p>109.6</text:p>
          </table:table-cell>
          <table:table-cell office:value-type="float" table:style-name="ce1" office:value="0.942057452787">
            <text:p>0.942057</text:p>
          </table:table-cell>
          <table:table-cell office:value-type="float" table:style-name="ce1" office:value="-0.33545156975">
            <text:p>-0.335452</text:p>
          </table:table-cell>
          <table:table-cell table:number-columns-repeated="16381"/>
        </table:table-row>
        <table:table-row table:style-name="ro1">
          <table:table-cell office:value-type="float" table:style-name="ce1" office:value="109.7">
            <text:p>109.7</text:p>
          </table:table-cell>
          <table:table-cell office:value-type="float" table:style-name="ce1" office:value="0.941470544812">
            <text:p>0.941471</text:p>
          </table:table-cell>
          <table:table-cell office:value-type="float" table:style-name="ce1" office:value="-0.337095258423">
            <text:p>-0.337095</text:p>
          </table:table-cell>
          <table:table-cell table:number-columns-repeated="16381"/>
        </table:table-row>
        <table:table-row table:style-name="ro1">
          <table:table-cell office:value-type="float" table:style-name="ce1" office:value="109.8">
            <text:p>109.8</text:p>
          </table:table-cell>
          <table:table-cell office:value-type="float" table:style-name="ce1" office:value="0.940880768954">
            <text:p>0.940881</text:p>
          </table:table-cell>
          <table:table-cell office:value-type="float" table:style-name="ce1" office:value="-0.338737920245">
            <text:p>-0.338738</text:p>
          </table:table-cell>
          <table:table-cell table:number-columns-repeated="16381"/>
        </table:table-row>
        <table:table-row table:style-name="ro1">
          <table:table-cell office:value-type="float" table:style-name="ce1" office:value="109.9">
            <text:p>109.9</text:p>
          </table:table-cell>
          <table:table-cell office:value-type="float" table:style-name="ce1" office:value="0.94028812701">
            <text:p>0.940288</text:p>
          </table:table-cell>
          <table:table-cell office:value-type="float" table:style-name="ce1" office:value="-0.340379550213">
            <text:p>-0.34038</text:p>
          </table:table-cell>
          <table:table-cell table:number-columns-repeated="16381"/>
        </table:table-row>
        <table:table-row table:style-name="ro1">
          <table:table-cell office:value-type="float" table:style-name="ce1" office:value="110.0">
            <text:p>110</text:p>
          </table:table-cell>
          <table:table-cell office:value-type="float" table:style-name="ce1" office:value="0.939692620786">
            <text:p>0.939693</text:p>
          </table:table-cell>
          <table:table-cell office:value-type="float" table:style-name="ce1" office:value="-0.342020143326">
            <text:p>-0.34202</text:p>
          </table:table-cell>
          <table:table-cell table:number-columns-repeated="16381"/>
        </table:table-row>
        <table:table-row table:style-name="ro1">
          <table:table-cell office:value-type="float" table:style-name="ce1" office:value="110.1">
            <text:p>110.1</text:p>
          </table:table-cell>
          <table:table-cell office:value-type="float" table:style-name="ce1" office:value="0.939094252095">
            <text:p>0.939094</text:p>
          </table:table-cell>
          <table:table-cell office:value-type="float" table:style-name="ce1" office:value="-0.343659694586">
            <text:p>-0.34366</text:p>
          </table:table-cell>
          <table:table-cell table:number-columns-repeated="16381"/>
        </table:table-row>
        <table:table-row table:style-name="ro1">
          <table:table-cell office:value-type="float" table:style-name="ce1" office:value="110.2">
            <text:p>110.2</text:p>
          </table:table-cell>
          <table:table-cell office:value-type="float" table:style-name="ce1" office:value="0.93849302276">
            <text:p>0.938493</text:p>
          </table:table-cell>
          <table:table-cell office:value-type="float" table:style-name="ce1" office:value="-0.345298198999">
            <text:p>-0.345298</text:p>
          </table:table-cell>
          <table:table-cell table:number-columns-repeated="16381"/>
        </table:table-row>
        <table:table-row table:style-name="ro1">
          <table:table-cell office:value-type="float" table:style-name="ce1" office:value="110.3">
            <text:p>110.3</text:p>
          </table:table-cell>
          <table:table-cell office:value-type="float" table:style-name="ce1" office:value="0.937888934612">
            <text:p>0.937889</text:p>
          </table:table-cell>
          <table:table-cell office:value-type="float" table:style-name="ce1" office:value="-0.346935651573">
            <text:p>-0.346936</text:p>
          </table:table-cell>
          <table:table-cell table:number-columns-repeated="16381"/>
        </table:table-row>
        <table:table-row table:style-name="ro1">
          <table:table-cell office:value-type="float" table:style-name="ce1" office:value="110.4">
            <text:p>110.4</text:p>
          </table:table-cell>
          <table:table-cell office:value-type="float" table:style-name="ce1" office:value="0.937281989492">
            <text:p>0.937282</text:p>
          </table:table-cell>
          <table:table-cell office:value-type="float" table:style-name="ce1" office:value="-0.348572047322">
            <text:p>-0.348572</text:p>
          </table:table-cell>
          <table:table-cell table:number-columns-repeated="16381"/>
        </table:table-row>
        <table:table-row table:style-name="ro1">
          <table:table-cell office:value-type="float" table:style-name="ce1" office:value="110.5">
            <text:p>110.5</text:p>
          </table:table-cell>
          <table:table-cell office:value-type="float" table:style-name="ce1" office:value="0.936672189248">
            <text:p>0.936672</text:p>
          </table:table-cell>
          <table:table-cell office:value-type="float" table:style-name="ce1" office:value="-0.350207381259">
            <text:p>-0.350207</text:p>
          </table:table-cell>
          <table:table-cell table:number-columns-repeated="16381"/>
        </table:table-row>
        <table:table-row table:style-name="ro1">
          <table:table-cell office:value-type="float" table:style-name="ce1" office:value="110.6">
            <text:p>110.6</text:p>
          </table:table-cell>
          <table:table-cell office:value-type="float" table:style-name="ce1" office:value="0.936059535739">
            <text:p>0.93606</text:p>
          </table:table-cell>
          <table:table-cell office:value-type="float" table:style-name="ce1" office:value="-0.351841648405">
            <text:p>-0.351842</text:p>
          </table:table-cell>
          <table:table-cell table:number-columns-repeated="16381"/>
        </table:table-row>
        <table:table-row table:style-name="ro1">
          <table:table-cell office:value-type="float" table:style-name="ce1" office:value="110.7">
            <text:p>110.7</text:p>
          </table:table-cell>
          <table:table-cell office:value-type="float" table:style-name="ce1" office:value="0.93544403083">
            <text:p>0.935444</text:p>
          </table:table-cell>
          <table:table-cell office:value-type="float" table:style-name="ce1" office:value="-0.353474843779">
            <text:p>-0.353475</text:p>
          </table:table-cell>
          <table:table-cell table:number-columns-repeated="16381"/>
        </table:table-row>
        <table:table-row table:style-name="ro1">
          <table:table-cell office:value-type="float" table:style-name="ce1" office:value="110.8">
            <text:p>110.8</text:p>
          </table:table-cell>
          <table:table-cell office:value-type="float" table:style-name="ce1" office:value="0.934825676396">
            <text:p>0.934826</text:p>
          </table:table-cell>
          <table:table-cell office:value-type="float" table:style-name="ce1" office:value="-0.355106962408">
            <text:p>-0.355107</text:p>
          </table:table-cell>
          <table:table-cell table:number-columns-repeated="16381"/>
        </table:table-row>
        <table:table-row table:style-name="ro1">
          <table:table-cell office:value-type="float" table:style-name="ce1" office:value="110.9">
            <text:p>110.9</text:p>
          </table:table-cell>
          <table:table-cell office:value-type="float" table:style-name="ce1" office:value="0.934204474321">
            <text:p>0.934204</text:p>
          </table:table-cell>
          <table:table-cell office:value-type="float" table:style-name="ce1" office:value="-0.35673799932">
            <text:p>-0.356738</text:p>
          </table:table-cell>
          <table:table-cell table:number-columns-repeated="16381"/>
        </table:table-row>
        <table:table-row table:style-name="ro1">
          <table:table-cell office:value-type="float" table:style-name="ce1" office:value="111.0">
            <text:p>111</text:p>
          </table:table-cell>
          <table:table-cell office:value-type="float" table:style-name="ce1" office:value="0.933580426497">
            <text:p>0.93358</text:p>
          </table:table-cell>
          <table:table-cell office:value-type="float" table:style-name="ce1" office:value="-0.358367949545">
            <text:p>-0.358368</text:p>
          </table:table-cell>
          <table:table-cell table:number-columns-repeated="16381"/>
        </table:table-row>
        <table:table-row table:style-name="ro1">
          <table:table-cell office:value-type="float" table:style-name="ce1" office:value="111.1">
            <text:p>111.1</text:p>
          </table:table-cell>
          <table:table-cell office:value-type="float" table:style-name="ce1" office:value="0.932953534825">
            <text:p>0.932954</text:p>
          </table:table-cell>
          <table:table-cell office:value-type="float" table:style-name="ce1" office:value="-0.35999680812">
            <text:p>-0.359997</text:p>
          </table:table-cell>
          <table:table-cell table:number-columns-repeated="16381"/>
        </table:table-row>
        <table:table-row table:style-name="ro1">
          <table:table-cell office:value-type="float" table:style-name="ce1" office:value="111.2">
            <text:p>111.2</text:p>
          </table:table-cell>
          <table:table-cell office:value-type="float" table:style-name="ce1" office:value="0.932323801216">
            <text:p>0.932324</text:p>
          </table:table-cell>
          <table:table-cell office:value-type="float" table:style-name="ce1" office:value="-0.361624570082">
            <text:p>-0.361625</text:p>
          </table:table-cell>
          <table:table-cell table:number-columns-repeated="16381"/>
        </table:table-row>
        <table:table-row table:style-name="ro1">
          <table:table-cell office:value-type="float" table:style-name="ce1" office:value="111.3">
            <text:p>111.3</text:p>
          </table:table-cell>
          <table:table-cell office:value-type="float" table:style-name="ce1" office:value="0.931691227586">
            <text:p>0.931691</text:p>
          </table:table-cell>
          <table:table-cell office:value-type="float" table:style-name="ce1" office:value="-0.363251230473">
            <text:p>-0.363251</text:p>
          </table:table-cell>
          <table:table-cell table:number-columns-repeated="16381"/>
        </table:table-row>
        <table:table-row table:style-name="ro1">
          <table:table-cell office:value-type="float" table:style-name="ce1" office:value="111.4">
            <text:p>111.4</text:p>
          </table:table-cell>
          <table:table-cell office:value-type="float" table:style-name="ce1" office:value="0.931055815863">
            <text:p>0.931056</text:p>
          </table:table-cell>
          <table:table-cell office:value-type="float" table:style-name="ce1" office:value="-0.364876784338">
            <text:p>-0.364877</text:p>
          </table:table-cell>
          <table:table-cell table:number-columns-repeated="16381"/>
        </table:table-row>
        <table:table-row table:style-name="ro1">
          <table:table-cell office:value-type="float" table:style-name="ce1" office:value="111.5">
            <text:p>111.5</text:p>
          </table:table-cell>
          <table:table-cell office:value-type="float" table:style-name="ce1" office:value="0.930417567982">
            <text:p>0.930418</text:p>
          </table:table-cell>
          <table:table-cell office:value-type="float" table:style-name="ce1" office:value="-0.366501226724">
            <text:p>-0.366501</text:p>
          </table:table-cell>
          <table:table-cell table:number-columns-repeated="16381"/>
        </table:table-row>
        <table:table-row table:style-name="ro1">
          <table:table-cell office:value-type="float" table:style-name="ce1" office:value="111.6">
            <text:p>111.6</text:p>
          </table:table-cell>
          <table:table-cell office:value-type="float" table:style-name="ce1" office:value="0.929776485888">
            <text:p>0.929776</text:p>
          </table:table-cell>
          <table:table-cell office:value-type="float" table:style-name="ce1" office:value="-0.368124552685">
            <text:p>-0.368125</text:p>
          </table:table-cell>
          <table:table-cell table:number-columns-repeated="16381"/>
        </table:table-row>
        <table:table-row table:style-name="ro1">
          <table:table-cell office:value-type="float" table:style-name="ce1" office:value="111.7">
            <text:p>111.7</text:p>
          </table:table-cell>
          <table:table-cell office:value-type="float" table:style-name="ce1" office:value="0.929132571534">
            <text:p>0.929133</text:p>
          </table:table-cell>
          <table:table-cell office:value-type="float" table:style-name="ce1" office:value="-0.369746757274">
            <text:p>-0.369747</text:p>
          </table:table-cell>
          <table:table-cell table:number-columns-repeated="16381"/>
        </table:table-row>
        <table:table-row table:style-name="ro1">
          <table:table-cell office:value-type="float" table:style-name="ce1" office:value="111.8">
            <text:p>111.8</text:p>
          </table:table-cell>
          <table:table-cell office:value-type="float" table:style-name="ce1" office:value="0.928485826881">
            <text:p>0.928486</text:p>
          </table:table-cell>
          <table:table-cell office:value-type="float" table:style-name="ce1" office:value="-0.37136783555">
            <text:p>-0.371368</text:p>
          </table:table-cell>
          <table:table-cell table:number-columns-repeated="16381"/>
        </table:table-row>
        <table:table-row table:style-name="ro1">
          <table:table-cell office:value-type="float" table:style-name="ce1" office:value="111.9">
            <text:p>111.9</text:p>
          </table:table-cell>
          <table:table-cell office:value-type="float" table:style-name="ce1" office:value="0.927836253899">
            <text:p>0.927836</text:p>
          </table:table-cell>
          <table:table-cell office:value-type="float" table:style-name="ce1" office:value="-0.372987782576">
            <text:p>-0.372988</text:p>
          </table:table-cell>
          <table:table-cell table:number-columns-repeated="16381"/>
        </table:table-row>
        <table:table-row table:style-name="ro1">
          <table:table-cell office:value-type="float" table:style-name="ce1" office:value="112.0">
            <text:p>112</text:p>
          </table:table-cell>
          <table:table-cell office:value-type="float" table:style-name="ce1" office:value="0.927183854567">
            <text:p>0.927184</text:p>
          </table:table-cell>
          <table:table-cell office:value-type="float" table:style-name="ce1" office:value="-0.374606593416">
            <text:p>-0.374607</text:p>
          </table:table-cell>
          <table:table-cell table:number-columns-repeated="16381"/>
        </table:table-row>
        <table:table-row table:style-name="ro1">
          <table:table-cell office:value-type="float" table:style-name="ce1" office:value="112.1">
            <text:p>112.1</text:p>
          </table:table-cell>
          <table:table-cell office:value-type="float" table:style-name="ce1" office:value="0.926528630872">
            <text:p>0.926529</text:p>
          </table:table-cell>
          <table:table-cell office:value-type="float" table:style-name="ce1" office:value="-0.376224263139">
            <text:p>-0.376224</text:p>
          </table:table-cell>
          <table:table-cell table:number-columns-repeated="16381"/>
        </table:table-row>
        <table:table-row table:style-name="ro1">
          <table:table-cell office:value-type="float" table:style-name="ce1" office:value="112.2">
            <text:p>112.2</text:p>
          </table:table-cell>
          <table:table-cell office:value-type="float" table:style-name="ce1" office:value="0.92587058481">
            <text:p>0.925871</text:p>
          </table:table-cell>
          <table:table-cell office:value-type="float" table:style-name="ce1" office:value="-0.377840786818">
            <text:p>-0.377841</text:p>
          </table:table-cell>
          <table:table-cell table:number-columns-repeated="16381"/>
        </table:table-row>
        <table:table-row table:style-name="ro1">
          <table:table-cell office:value-type="float" table:style-name="ce1" office:value="112.3">
            <text:p>112.3</text:p>
          </table:table-cell>
          <table:table-cell office:value-type="float" table:style-name="ce1" office:value="0.925209718386">
            <text:p>0.92521</text:p>
          </table:table-cell>
          <table:table-cell office:value-type="float" table:style-name="ce1" office:value="-0.379456159529">
            <text:p>-0.379456</text:p>
          </table:table-cell>
          <table:table-cell table:number-columns-repeated="16381"/>
        </table:table-row>
        <table:table-row table:style-name="ro1">
          <table:table-cell office:value-type="float" table:style-name="ce1" office:value="112.4">
            <text:p>112.4</text:p>
          </table:table-cell>
          <table:table-cell office:value-type="float" table:style-name="ce1" office:value="0.924546033612">
            <text:p>0.924546</text:p>
          </table:table-cell>
          <table:table-cell office:value-type="float" table:style-name="ce1" office:value="-0.38107037635">
            <text:p>-0.38107</text:p>
          </table:table-cell>
          <table:table-cell table:number-columns-repeated="16381"/>
        </table:table-row>
        <table:table-row table:style-name="ro1">
          <table:table-cell office:value-type="float" table:style-name="ce1" office:value="112.5">
            <text:p>112.5</text:p>
          </table:table-cell>
          <table:table-cell office:value-type="float" table:style-name="ce1" office:value="0.923879532511">
            <text:p>0.92388</text:p>
          </table:table-cell>
          <table:table-cell office:value-type="float" table:style-name="ce1" office:value="-0.382683432365">
            <text:p>-0.382683</text:p>
          </table:table-cell>
          <table:table-cell table:number-columns-repeated="16381"/>
        </table:table-row>
        <table:table-row table:style-name="ro1">
          <table:table-cell office:value-type="float" table:style-name="ce1" office:value="112.6">
            <text:p>112.6</text:p>
          </table:table-cell>
          <table:table-cell office:value-type="float" table:style-name="ce1" office:value="0.923210217113">
            <text:p>0.92321</text:p>
          </table:table-cell>
          <table:table-cell office:value-type="float" table:style-name="ce1" office:value="-0.38429532266">
            <text:p>-0.384295</text:p>
          </table:table-cell>
          <table:table-cell table:number-columns-repeated="16381"/>
        </table:table-row>
        <table:table-row table:style-name="ro1">
          <table:table-cell office:value-type="float" table:style-name="ce1" office:value="112.7">
            <text:p>112.7</text:p>
          </table:table-cell>
          <table:table-cell office:value-type="float" table:style-name="ce1" office:value="0.922538089456">
            <text:p>0.922538</text:p>
          </table:table-cell>
          <table:table-cell office:value-type="float" table:style-name="ce1" office:value="-0.385906042324">
            <text:p>-0.385906</text:p>
          </table:table-cell>
          <table:table-cell table:number-columns-repeated="16381"/>
        </table:table-row>
        <table:table-row table:style-name="ro1">
          <table:table-cell office:value-type="float" table:style-name="ce1" office:value="112.8">
            <text:p>112.8</text:p>
          </table:table-cell>
          <table:table-cell office:value-type="float" table:style-name="ce1" office:value="0.921863151589">
            <text:p>0.921863</text:p>
          </table:table-cell>
          <table:table-cell office:value-type="float" table:style-name="ce1" office:value="-0.387515586452">
            <text:p>-0.387516</text:p>
          </table:table-cell>
          <table:table-cell table:number-columns-repeated="16381"/>
        </table:table-row>
        <table:table-row table:style-name="ro1">
          <table:table-cell office:value-type="float" table:style-name="ce1" office:value="112.9">
            <text:p>112.9</text:p>
          </table:table-cell>
          <table:table-cell office:value-type="float" table:style-name="ce1" office:value="0.921185405566">
            <text:p>0.921185</text:p>
          </table:table-cell>
          <table:table-cell office:value-type="float" table:style-name="ce1" office:value="-0.38912395014">
            <text:p>-0.389124</text:p>
          </table:table-cell>
          <table:table-cell table:number-columns-repeated="16381"/>
        </table:table-row>
        <table:table-row table:style-name="ro1">
          <table:table-cell office:value-type="float" table:style-name="ce1" office:value="113.0">
            <text:p>113</text:p>
          </table:table-cell>
          <table:table-cell office:value-type="float" table:style-name="ce1" office:value="0.920504853452">
            <text:p>0.920505</text:p>
          </table:table-cell>
          <table:table-cell office:value-type="float" table:style-name="ce1" office:value="-0.390731128489">
            <text:p>-0.390731</text:p>
          </table:table-cell>
          <table:table-cell table:number-columns-repeated="16381"/>
        </table:table-row>
        <table:table-row table:style-name="ro1">
          <table:table-cell office:value-type="float" table:style-name="ce1" office:value="113.1">
            <text:p>113.1</text:p>
          </table:table-cell>
          <table:table-cell office:value-type="float" table:style-name="ce1" office:value="0.919821497322">
            <text:p>0.919821</text:p>
          </table:table-cell>
          <table:table-cell office:value-type="float" table:style-name="ce1" office:value="-0.392337116604">
            <text:p>-0.392337</text:p>
          </table:table-cell>
          <table:table-cell table:number-columns-repeated="16381"/>
        </table:table-row>
        <table:table-row table:style-name="ro1">
          <table:table-cell office:value-type="float" table:style-name="ce1" office:value="113.2">
            <text:p>113.2</text:p>
          </table:table-cell>
          <table:table-cell office:value-type="float" table:style-name="ce1" office:value="0.919135339255">
            <text:p>0.919135</text:p>
          </table:table-cell>
          <table:table-cell office:value-type="float" table:style-name="ce1" office:value="-0.393941909591">
            <text:p>-0.3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113.3">
            <text:p>113.3</text:p>
          </table:table-cell>
          <table:table-cell office:value-type="float" table:style-name="ce1" office:value="0.918446381343">
            <text:p>0.918446</text:p>
          </table:table-cell>
          <table:table-cell office:value-type="float" table:style-name="ce1" office:value="-0.395545502563">
            <text:p>-0.395546</text:p>
          </table:table-cell>
          <table:table-cell table:number-columns-repeated="16381"/>
        </table:table-row>
        <table:table-row table:style-name="ro1">
          <table:table-cell office:value-type="float" table:style-name="ce1" office:value="113.4">
            <text:p>113.4</text:p>
          </table:table-cell>
          <table:table-cell office:value-type="float" table:style-name="ce1" office:value="0.917754625684">
            <text:p>0.917755</text:p>
          </table:table-cell>
          <table:table-cell office:value-type="float" table:style-name="ce1" office:value="-0.397147890635">
            <text:p>-0.397148</text:p>
          </table:table-cell>
          <table:table-cell table:number-columns-repeated="16381"/>
        </table:table-row>
        <table:table-row table:style-name="ro1">
          <table:table-cell office:value-type="float" table:style-name="ce1" office:value="113.5">
            <text:p>113.5</text:p>
          </table:table-cell>
          <table:table-cell office:value-type="float" table:style-name="ce1" office:value="0.917060074385">
            <text:p>0.91706</text:p>
          </table:table-cell>
          <table:table-cell office:value-type="float" table:style-name="ce1" office:value="-0.398749068925">
            <text:p>-0.398749</text:p>
          </table:table-cell>
          <table:table-cell table:number-columns-repeated="16381"/>
        </table:table-row>
        <table:table-row table:style-name="ro1">
          <table:table-cell office:value-type="float" table:style-name="ce1" office:value="113.6">
            <text:p>113.6</text:p>
          </table:table-cell>
          <table:table-cell office:value-type="float" table:style-name="ce1" office:value="0.916362729562">
            <text:p>0.916363</text:p>
          </table:table-cell>
          <table:table-cell office:value-type="float" table:style-name="ce1" office:value="-0.400349032557">
            <text:p>-0.400349</text:p>
          </table:table-cell>
          <table:table-cell table:number-columns-repeated="16381"/>
        </table:table-row>
        <table:table-row table:style-name="ro1">
          <table:table-cell office:value-type="float" table:style-name="ce1" office:value="113.7">
            <text:p>113.7</text:p>
          </table:table-cell>
          <table:table-cell office:value-type="float" table:style-name="ce1" office:value="0.91566259334">
            <text:p>0.915663</text:p>
          </table:table-cell>
          <table:table-cell office:value-type="float" table:style-name="ce1" office:value="-0.401947776656">
            <text:p>-0.401948</text:p>
          </table:table-cell>
          <table:table-cell table:number-columns-repeated="16381"/>
        </table:table-row>
        <table:table-row table:style-name="ro1">
          <table:table-cell office:value-type="float" table:style-name="ce1" office:value="113.8">
            <text:p>113.8</text:p>
          </table:table-cell>
          <table:table-cell office:value-type="float" table:style-name="ce1" office:value="0.91495966785">
            <text:p>0.91496</text:p>
          </table:table-cell>
          <table:table-cell office:value-type="float" table:style-name="ce1" office:value="-0.403545296352">
            <text:p>-0.403545</text:p>
          </table:table-cell>
          <table:table-cell table:number-columns-repeated="16381"/>
        </table:table-row>
        <table:table-row table:style-name="ro1">
          <table:table-cell office:value-type="float" table:style-name="ce1" office:value="113.9">
            <text:p>113.9</text:p>
          </table:table-cell>
          <table:table-cell office:value-type="float" table:style-name="ce1" office:value="0.914253955234">
            <text:p>0.914254</text:p>
          </table:table-cell>
          <table:table-cell office:value-type="float" table:style-name="ce1" office:value="-0.40514158678">
            <text:p>-0.405142</text:p>
          </table:table-cell>
          <table:table-cell table:number-columns-repeated="16381"/>
        </table:table-row>
        <table:table-row table:style-name="ro1">
          <table:table-cell office:value-type="float" table:style-name="ce1" office:value="114.0">
            <text:p>114</text:p>
          </table:table-cell>
          <table:table-cell office:value-type="float" table:style-name="ce1" office:value="0.913545457643">
            <text:p>0.913545</text:p>
          </table:table-cell>
          <table:table-cell office:value-type="float" table:style-name="ce1" office:value="-0.406736643076">
            <text:p>-0.406737</text:p>
          </table:table-cell>
          <table:table-cell table:number-columns-repeated="16381"/>
        </table:table-row>
        <table:table-row table:style-name="ro1">
          <table:table-cell office:value-type="float" table:style-name="ce1" office:value="114.1">
            <text:p>114.1</text:p>
          </table:table-cell>
          <table:table-cell office:value-type="float" table:style-name="ce1" office:value="0.912834177233">
            <text:p>0.912834</text:p>
          </table:table-cell>
          <table:table-cell office:value-type="float" table:style-name="ce1" office:value="-0.408330460381">
            <text:p>-0.40833</text:p>
          </table:table-cell>
          <table:table-cell table:number-columns-repeated="16381"/>
        </table:table-row>
        <table:table-row table:style-name="ro1">
          <table:table-cell office:value-type="float" table:style-name="ce1" office:value="114.2">
            <text:p>114.2</text:p>
          </table:table-cell>
          <table:table-cell office:value-type="float" table:style-name="ce1" office:value="0.912120116172">
            <text:p>0.91212</text:p>
          </table:table-cell>
          <table:table-cell office:value-type="float" table:style-name="ce1" office:value="-0.409923033842">
            <text:p>-0.409923</text:p>
          </table:table-cell>
          <table:table-cell table:number-columns-repeated="16381"/>
        </table:table-row>
        <table:table-row table:style-name="ro1">
          <table:table-cell office:value-type="float" table:style-name="ce1" office:value="114.3">
            <text:p>114.3</text:p>
          </table:table-cell>
          <table:table-cell office:value-type="float" table:style-name="ce1" office:value="0.911403276635">
            <text:p>0.911403</text:p>
          </table:table-cell>
          <table:table-cell office:value-type="float" table:style-name="ce1" office:value="-0.411514358605">
            <text:p>-0.411514</text:p>
          </table:table-cell>
          <table:table-cell table:number-columns-repeated="16381"/>
        </table:table-row>
        <table:table-row table:style-name="ro1">
          <table:table-cell office:value-type="float" table:style-name="ce1" office:value="114.4">
            <text:p>114.4</text:p>
          </table:table-cell>
          <table:table-cell office:value-type="float" table:style-name="ce1" office:value="0.910683660806">
            <text:p>0.910684</text:p>
          </table:table-cell>
          <table:table-cell office:value-type="float" table:style-name="ce1" office:value="-0.413104429825">
            <text:p>-0.413104</text:p>
          </table:table-cell>
          <table:table-cell table:number-columns-repeated="16381"/>
        </table:table-row>
        <table:table-row table:style-name="ro1">
          <table:table-cell office:value-type="float" table:style-name="ce1" office:value="114.5">
            <text:p>114.5</text:p>
          </table:table-cell>
          <table:table-cell office:value-type="float" table:style-name="ce1" office:value="0.909961270877">
            <text:p>0.909961</text:p>
          </table:table-cell>
          <table:table-cell office:value-type="float" table:style-name="ce1" office:value="-0.414693242656">
            <text:p>-0.414693</text:p>
          </table:table-cell>
          <table:table-cell table:number-columns-repeated="16381"/>
        </table:table-row>
        <table:table-row table:style-name="ro1">
          <table:table-cell office:value-type="float" table:style-name="ce1" office:value="114.6">
            <text:p>114.6</text:p>
          </table:table-cell>
          <table:table-cell office:value-type="float" table:style-name="ce1" office:value="0.909236109047">
            <text:p>0.909236</text:p>
          </table:table-cell>
          <table:table-cell office:value-type="float" table:style-name="ce1" office:value="-0.41628079226">
            <text:p>-0.416281</text:p>
          </table:table-cell>
          <table:table-cell table:number-columns-repeated="16381"/>
        </table:table-row>
        <table:table-row table:style-name="ro1">
          <table:table-cell office:value-type="float" table:style-name="ce1" office:value="114.7">
            <text:p>114.7</text:p>
          </table:table-cell>
          <table:table-cell office:value-type="float" table:style-name="ce1" office:value="0.908508177527">
            <text:p>0.908508</text:p>
          </table:table-cell>
          <table:table-cell office:value-type="float" table:style-name="ce1" office:value="-0.417867073801">
            <text:p>-0.417867</text:p>
          </table:table-cell>
          <table:table-cell table:number-columns-repeated="16381"/>
        </table:table-row>
        <table:table-row table:style-name="ro1">
          <table:table-cell office:value-type="float" table:style-name="ce1" office:value="114.8">
            <text:p>114.8</text:p>
          </table:table-cell>
          <table:table-cell office:value-type="float" table:style-name="ce1" office:value="0.907777478533">
            <text:p>0.907777</text:p>
          </table:table-cell>
          <table:table-cell office:value-type="float" table:style-name="ce1" office:value="-0.419452082446">
            <text:p>-0.419452</text:p>
          </table:table-cell>
          <table:table-cell table:number-columns-repeated="16381"/>
        </table:table-row>
        <table:table-row table:style-name="ro1">
          <table:table-cell office:value-type="float" table:style-name="ce1" office:value="114.9">
            <text:p>114.9</text:p>
          </table:table-cell>
          <table:table-cell office:value-type="float" table:style-name="ce1" office:value="0.907044014291">
            <text:p>0.907044</text:p>
          </table:table-cell>
          <table:table-cell office:value-type="float" table:style-name="ce1" office:value="-0.421035813367">
            <text:p>-0.421036</text:p>
          </table:table-cell>
          <table:table-cell table:number-columns-repeated="16381"/>
        </table:table-row>
        <table:table-row table:style-name="ro1">
          <table:table-cell office:value-type="float" table:style-name="ce1" office:value="115.0">
            <text:p>115</text:p>
          </table:table-cell>
          <table:table-cell office:value-type="float" table:style-name="ce1" office:value="0.906307787037">
            <text:p>0.906308</text:p>
          </table:table-cell>
          <table:table-cell office:value-type="float" table:style-name="ce1" office:value="-0.422618261741">
            <text:p>-0.422618</text:p>
          </table:table-cell>
          <table:table-cell table:number-columns-repeated="16381"/>
        </table:table-row>
        <table:table-row table:style-name="ro1">
          <table:table-cell office:value-type="float" table:style-name="ce1" office:value="115.1">
            <text:p>115.1</text:p>
          </table:table-cell>
          <table:table-cell office:value-type="float" table:style-name="ce1" office:value="0.905568799011">
            <text:p>0.905569</text:p>
          </table:table-cell>
          <table:table-cell office:value-type="float" table:style-name="ce1" office:value="-0.424199422745">
            <text:p>-0.424199</text:p>
          </table:table-cell>
          <table:table-cell table:number-columns-repeated="16381"/>
        </table:table-row>
        <table:table-row table:style-name="ro1">
          <table:table-cell office:value-type="float" table:style-name="ce1" office:value="115.2">
            <text:p>115.2</text:p>
          </table:table-cell>
          <table:table-cell office:value-type="float" table:style-name="ce1" office:value="0.904827052466">
            <text:p>0.904827</text:p>
          </table:table-cell>
          <table:table-cell office:value-type="float" table:style-name="ce1" office:value="-0.425779291565">
            <text:p>-0.425779</text:p>
          </table:table-cell>
          <table:table-cell table:number-columns-repeated="16381"/>
        </table:table-row>
        <table:table-row table:style-name="ro1">
          <table:table-cell office:value-type="float" table:style-name="ce1" office:value="115.3">
            <text:p>115.3</text:p>
          </table:table-cell>
          <table:table-cell office:value-type="float" table:style-name="ce1" office:value="0.904082549661">
            <text:p>0.904083</text:p>
          </table:table-cell>
          <table:table-cell office:value-type="float" table:style-name="ce1" office:value="-0.427357863387">
            <text:p>-0.427358</text:p>
          </table:table-cell>
          <table:table-cell table:number-columns-repeated="16381"/>
        </table:table-row>
        <table:table-row table:style-name="ro1">
          <table:table-cell office:value-type="float" table:style-name="ce1" office:value="115.4">
            <text:p>115.4</text:p>
          </table:table-cell>
          <table:table-cell office:value-type="float" table:style-name="ce1" office:value="0.903335292863">
            <text:p>0.903335</text:p>
          </table:table-cell>
          <table:table-cell office:value-type="float" table:style-name="ce1" office:value="-0.428935133403">
            <text:p>-0.428935</text:p>
          </table:table-cell>
          <table:table-cell table:number-columns-repeated="16381"/>
        </table:table-row>
        <table:table-row table:style-name="ro1">
          <table:table-cell office:value-type="float" table:style-name="ce1" office:value="115.5">
            <text:p>115.5</text:p>
          </table:table-cell>
          <table:table-cell office:value-type="float" table:style-name="ce1" office:value="0.90258528435">
            <text:p>0.902585</text:p>
          </table:table-cell>
          <table:table-cell office:value-type="float" table:style-name="ce1" office:value="-0.430511096808">
            <text:p>-0.430511</text:p>
          </table:table-cell>
          <table:table-cell table:number-columns-repeated="16381"/>
        </table:table-row>
        <table:table-row table:style-name="ro1">
          <table:table-cell office:value-type="float" table:style-name="ce1" office:value="115.6">
            <text:p>115.6</text:p>
          </table:table-cell>
          <table:table-cell office:value-type="float" table:style-name="ce1" office:value="0.901832526405">
            <text:p>0.901833</text:p>
          </table:table-cell>
          <table:table-cell office:value-type="float" table:style-name="ce1" office:value="-0.432085748802">
            <text:p>-0.432086</text:p>
          </table:table-cell>
          <table:table-cell table:number-columns-repeated="16381"/>
        </table:table-row>
        <table:table-row table:style-name="ro1">
          <table:table-cell office:value-type="float" table:style-name="ce1" office:value="115.7">
            <text:p>115.7</text:p>
          </table:table-cell>
          <table:table-cell office:value-type="float" table:style-name="ce1" office:value="0.901077021322">
            <text:p>0.901077</text:p>
          </table:table-cell>
          <table:table-cell office:value-type="float" table:style-name="ce1" office:value="-0.433659084588">
            <text:p>-0.433659</text:p>
          </table:table-cell>
          <table:table-cell table:number-columns-repeated="16381"/>
        </table:table-row>
        <table:table-row table:style-name="ro1">
          <table:table-cell office:value-type="float" table:style-name="ce1" office:value="115.8">
            <text:p>115.8</text:p>
          </table:table-cell>
          <table:table-cell office:value-type="float" table:style-name="ce1" office:value="0.900318771402">
            <text:p>0.900319</text:p>
          </table:table-cell>
          <table:table-cell office:value-type="float" table:style-name="ce1" office:value="-0.435231099372">
            <text:p>-0.435231</text:p>
          </table:table-cell>
          <table:table-cell table:number-columns-repeated="16381"/>
        </table:table-row>
        <table:table-row table:style-name="ro1">
          <table:table-cell office:value-type="float" table:style-name="ce1" office:value="115.9">
            <text:p>115.9</text:p>
          </table:table-cell>
          <table:table-cell office:value-type="float" table:style-name="ce1" office:value="0.899557778955">
            <text:p>0.899558</text:p>
          </table:table-cell>
          <table:table-cell office:value-type="float" table:style-name="ce1" office:value="-0.436801788368">
            <text:p>-0.436802</text:p>
          </table:table-cell>
          <table:table-cell table:number-columns-repeated="16381"/>
        </table:table-row>
        <table:table-row table:style-name="ro1">
          <table:table-cell office:value-type="float" table:style-name="ce1" office:value="116.0">
            <text:p>116</text:p>
          </table:table-cell>
          <table:table-cell office:value-type="float" table:style-name="ce1" office:value="0.898794046299">
            <text:p>0.898794</text:p>
          </table:table-cell>
          <table:table-cell office:value-type="float" table:style-name="ce1" office:value="-0.438371146789">
            <text:p>-0.438371</text:p>
          </table:table-cell>
          <table:table-cell table:number-columns-repeated="16381"/>
        </table:table-row>
        <table:table-row table:style-name="ro1">
          <table:table-cell office:value-type="float" table:style-name="ce1" office:value="116.1">
            <text:p>116.1</text:p>
          </table:table-cell>
          <table:table-cell office:value-type="float" table:style-name="ce1" office:value="0.898027575761">
            <text:p>0.898028</text:p>
          </table:table-cell>
          <table:table-cell office:value-type="float" table:style-name="ce1" office:value="-0.439939169856">
            <text:p>-0.439939</text:p>
          </table:table-cell>
          <table:table-cell table:number-columns-repeated="16381"/>
        </table:table-row>
        <table:table-row table:style-name="ro1">
          <table:table-cell office:value-type="float" table:style-name="ce1" office:value="116.2">
            <text:p>116.2</text:p>
          </table:table-cell>
          <table:table-cell office:value-type="float" table:style-name="ce1" office:value="0.897258369674">
            <text:p>0.897258</text:p>
          </table:table-cell>
          <table:table-cell office:value-type="float" table:style-name="ce1" office:value="-0.441505852792">
            <text:p>-0.441506</text:p>
          </table:table-cell>
          <table:table-cell table:number-columns-repeated="16381"/>
        </table:table-row>
        <table:table-row table:style-name="ro1">
          <table:table-cell office:value-type="float" table:style-name="ce1" office:value="116.3">
            <text:p>116.3</text:p>
          </table:table-cell>
          <table:table-cell office:value-type="float" table:style-name="ce1" office:value="0.896486430383">
            <text:p>0.896486</text:p>
          </table:table-cell>
          <table:table-cell office:value-type="float" table:style-name="ce1" office:value="-0.443071190824">
            <text:p>-0.443071</text:p>
          </table:table-cell>
          <table:table-cell table:number-columns-repeated="16381"/>
        </table:table-row>
        <table:table-row table:style-name="ro1">
          <table:table-cell office:value-type="float" table:style-name="ce1" office:value="116.4">
            <text:p>116.4</text:p>
          </table:table-cell>
          <table:table-cell office:value-type="float" table:style-name="ce1" office:value="0.895711760239">
            <text:p>0.895712</text:p>
          </table:table-cell>
          <table:table-cell office:value-type="float" table:style-name="ce1" office:value="-0.444635179185">
            <text:p>-0.444635</text:p>
          </table:table-cell>
          <table:table-cell table:number-columns-repeated="16381"/>
        </table:table-row>
        <table:table-row table:style-name="ro1">
          <table:table-cell office:value-type="float" table:style-name="ce1" office:value="116.5">
            <text:p>116.5</text:p>
          </table:table-cell>
          <table:table-cell office:value-type="float" table:style-name="ce1" office:value="0.894934361602">
            <text:p>0.894934</text:p>
          </table:table-cell>
          <table:table-cell office:value-type="float" table:style-name="ce1" office:value="-0.44619781311">
            <text:p>-0.446198</text:p>
          </table:table-cell>
          <table:table-cell table:number-columns-repeated="16381"/>
        </table:table-row>
        <table:table-row table:style-name="ro1">
          <table:table-cell office:value-type="float" table:style-name="ce1" office:value="116.6">
            <text:p>116.6</text:p>
          </table:table-cell>
          <table:table-cell office:value-type="float" table:style-name="ce1" office:value="0.894154236839">
            <text:p>0.894154</text:p>
          </table:table-cell>
          <table:table-cell office:value-type="float" table:style-name="ce1" office:value="-0.447759087839">
            <text:p>-0.447759</text:p>
          </table:table-cell>
          <table:table-cell table:number-columns-repeated="16381"/>
        </table:table-row>
        <table:table-row table:style-name="ro1">
          <table:table-cell office:value-type="float" table:style-name="ce1" office:value="116.7">
            <text:p>116.7</text:p>
          </table:table-cell>
          <table:table-cell office:value-type="float" table:style-name="ce1" office:value="0.893371388328">
            <text:p>0.893371</text:p>
          </table:table-cell>
          <table:table-cell office:value-type="float" table:style-name="ce1" office:value="-0.449318998616">
            <text:p>-0.449319</text:p>
          </table:table-cell>
          <table:table-cell table:number-columns-repeated="16381"/>
        </table:table-row>
        <table:table-row table:style-name="ro1">
          <table:table-cell office:value-type="float" table:style-name="ce1" office:value="116.8">
            <text:p>116.8</text:p>
          </table:table-cell>
          <table:table-cell office:value-type="float" table:style-name="ce1" office:value="0.892585818452">
            <text:p>0.892586</text:p>
          </table:table-cell>
          <table:table-cell office:value-type="float" table:style-name="ce1" office:value="-0.450877540689">
            <text:p>-0.450878</text:p>
          </table:table-cell>
          <table:table-cell table:number-columns-repeated="16381"/>
        </table:table-row>
        <table:table-row table:style-name="ro1">
          <table:table-cell office:value-type="float" table:style-name="ce1" office:value="116.9">
            <text:p>116.9</text:p>
          </table:table-cell>
          <table:table-cell office:value-type="float" table:style-name="ce1" office:value="0.891797529605">
            <text:p>0.891798</text:p>
          </table:table-cell>
          <table:table-cell office:value-type="float" table:style-name="ce1" office:value="-0.452434709312">
            <text:p>-0.452435</text:p>
          </table:table-cell>
          <table:table-cell table:number-columns-repeated="16381"/>
        </table:table-row>
        <table:table-row table:style-name="ro1">
          <table:table-cell office:value-type="float" table:style-name="ce1" office:value="117.0">
            <text:p>117</text:p>
          </table:table-cell>
          <table:table-cell office:value-type="float" table:style-name="ce1" office:value="0.891006524188">
            <text:p>0.891007</text:p>
          </table:table-cell>
          <table:table-cell office:value-type="float" table:style-name="ce1" office:value="-0.45399049974">
            <text:p>-0.45399</text:p>
          </table:table-cell>
          <table:table-cell table:number-columns-repeated="16381"/>
        </table:table-row>
        <table:table-row table:style-name="ro1">
          <table:table-cell office:value-type="float" table:style-name="ce1" office:value="117.1">
            <text:p>117.1</text:p>
          </table:table-cell>
          <table:table-cell office:value-type="float" table:style-name="ce1" office:value="0.890212804611">
            <text:p>0.890213</text:p>
          </table:table-cell>
          <table:table-cell office:value-type="float" table:style-name="ce1" office:value="-0.455544907234">
            <text:p>-0.455545</text:p>
          </table:table-cell>
          <table:table-cell table:number-columns-repeated="16381"/>
        </table:table-row>
        <table:table-row table:style-name="ro1">
          <table:table-cell office:value-type="float" table:style-name="ce1" office:value="117.2">
            <text:p>117.2</text:p>
          </table:table-cell>
          <table:table-cell office:value-type="float" table:style-name="ce1" office:value="0.889416373291">
            <text:p>0.889416</text:p>
          </table:table-cell>
          <table:table-cell office:value-type="float" table:style-name="ce1" office:value="-0.457097927059">
            <text:p>-0.457098</text:p>
          </table:table-cell>
          <table:table-cell table:number-columns-repeated="16381"/>
        </table:table-row>
        <table:table-row table:style-name="ro1">
          <table:table-cell office:value-type="float" table:style-name="ce1" office:value="117.3">
            <text:p>117.3</text:p>
          </table:table-cell>
          <table:table-cell office:value-type="float" table:style-name="ce1" office:value="0.888617232655">
            <text:p>0.888617</text:p>
          </table:table-cell>
          <table:table-cell office:value-type="float" table:style-name="ce1" office:value="-0.458649554484">
            <text:p>-0.45865</text:p>
          </table:table-cell>
          <table:table-cell table:number-columns-repeated="16381"/>
        </table:table-row>
        <table:table-row table:style-name="ro1">
          <table:table-cell office:value-type="float" table:style-name="ce1" office:value="117.4">
            <text:p>117.4</text:p>
          </table:table-cell>
          <table:table-cell office:value-type="float" table:style-name="ce1" office:value="0.887815385136">
            <text:p>0.887815</text:p>
          </table:table-cell>
          <table:table-cell office:value-type="float" table:style-name="ce1" office:value="-0.460199784784">
            <text:p>-0.4602</text:p>
          </table:table-cell>
          <table:table-cell table:number-columns-repeated="16381"/>
        </table:table-row>
        <table:table-row table:style-name="ro1">
          <table:table-cell office:value-type="float" table:style-name="ce1" office:value="117.5">
            <text:p>117.5</text:p>
          </table:table-cell>
          <table:table-cell office:value-type="float" table:style-name="ce1" office:value="0.887010833178">
            <text:p>0.887011</text:p>
          </table:table-cell>
          <table:table-cell office:value-type="float" table:style-name="ce1" office:value="-0.461748613235">
            <text:p>-0.461749</text:p>
          </table:table-cell>
          <table:table-cell table:number-columns-repeated="16381"/>
        </table:table-row>
        <table:table-row table:style-name="ro1">
          <table:table-cell office:value-type="float" table:style-name="ce1" office:value="117.6">
            <text:p>117.6</text:p>
          </table:table-cell>
          <table:table-cell office:value-type="float" table:style-name="ce1" office:value="0.886203579231">
            <text:p>0.886204</text:p>
          </table:table-cell>
          <table:table-cell office:value-type="float" table:style-name="ce1" office:value="-0.46329603512">
            <text:p>-0.463296</text:p>
          </table:table-cell>
          <table:table-cell table:number-columns-repeated="16381"/>
        </table:table-row>
        <table:table-row table:style-name="ro1">
          <table:table-cell office:value-type="float" table:style-name="ce1" office:value="117.7">
            <text:p>117.7</text:p>
          </table:table-cell>
          <table:table-cell office:value-type="float" table:style-name="ce1" office:value="0.885393625754">
            <text:p>0.885394</text:p>
          </table:table-cell>
          <table:table-cell office:value-type="float" table:style-name="ce1" office:value="-0.464842045725">
            <text:p>-0.464842</text:p>
          </table:table-cell>
          <table:table-cell table:number-columns-repeated="16381"/>
        </table:table-row>
        <table:table-row table:style-name="ro1">
          <table:table-cell office:value-type="float" table:style-name="ce1" office:value="117.8">
            <text:p>117.8</text:p>
          </table:table-cell>
          <table:table-cell office:value-type="float" table:style-name="ce1" office:value="0.884580975215">
            <text:p>0.884581</text:p>
          </table:table-cell>
          <table:table-cell office:value-type="float" table:style-name="ce1" office:value="-0.46638664034">
            <text:p>-0.466387</text:p>
          </table:table-cell>
          <table:table-cell table:number-columns-repeated="16381"/>
        </table:table-row>
        <table:table-row table:style-name="ro1">
          <table:table-cell office:value-type="float" table:style-name="ce1" office:value="117.9">
            <text:p>117.9</text:p>
          </table:table-cell>
          <table:table-cell office:value-type="float" table:style-name="ce1" office:value="0.883765630089">
            <text:p>0.883766</text:p>
          </table:table-cell>
          <table:table-cell office:value-type="float" table:style-name="ce1" office:value="-0.467929814261">
            <text:p>-0.46793</text:p>
          </table:table-cell>
          <table:table-cell table:number-columns-repeated="16381"/>
        </table:table-row>
        <table:table-row table:style-name="ro1">
          <table:table-cell office:value-type="float" table:style-name="ce1" office:value="118.0">
            <text:p>118</text:p>
          </table:table-cell>
          <table:table-cell office:value-type="float" table:style-name="ce1" office:value="0.882947592859">
            <text:p>0.882948</text:p>
          </table:table-cell>
          <table:table-cell office:value-type="float" table:style-name="ce1" office:value="-0.469471562786">
            <text:p>-0.469472</text:p>
          </table:table-cell>
          <table:table-cell table:number-columns-repeated="16381"/>
        </table:table-row>
        <table:table-row table:style-name="ro1">
          <table:table-cell office:value-type="float" table:style-name="ce1" office:value="118.1">
            <text:p>118.1</text:p>
          </table:table-cell>
          <table:table-cell office:value-type="float" table:style-name="ce1" office:value="0.882126866018">
            <text:p>0.882127</text:p>
          </table:table-cell>
          <table:table-cell office:value-type="float" table:style-name="ce1" office:value="-0.471011881219">
            <text:p>-0.471012</text:p>
          </table:table-cell>
          <table:table-cell table:number-columns-repeated="16381"/>
        </table:table-row>
        <table:table-row table:style-name="ro1">
          <table:table-cell office:value-type="float" table:style-name="ce1" office:value="118.2">
            <text:p>118.2</text:p>
          </table:table-cell>
          <table:table-cell office:value-type="float" table:style-name="ce1" office:value="0.881303452065">
            <text:p>0.881303</text:p>
          </table:table-cell>
          <table:table-cell office:value-type="float" table:style-name="ce1" office:value="-0.472550764869">
            <text:p>-0.472551</text:p>
          </table:table-cell>
          <table:table-cell table:number-columns-repeated="16381"/>
        </table:table-row>
        <table:table-row table:style-name="ro1">
          <table:table-cell office:value-type="float" table:style-name="ce1" office:value="118.3">
            <text:p>118.3</text:p>
          </table:table-cell>
          <table:table-cell office:value-type="float" table:style-name="ce1" office:value="0.880477353509">
            <text:p>0.880477</text:p>
          </table:table-cell>
          <table:table-cell office:value-type="float" table:style-name="ce1" office:value="-0.474088209047">
            <text:p>-0.474088</text:p>
          </table:table-cell>
          <table:table-cell table:number-columns-repeated="16381"/>
        </table:table-row>
        <table:table-row table:style-name="ro1">
          <table:table-cell office:value-type="float" table:style-name="ce1" office:value="118.4">
            <text:p>118.4</text:p>
          </table:table-cell>
          <table:table-cell office:value-type="float" table:style-name="ce1" office:value="0.879648572867">
            <text:p>0.879649</text:p>
          </table:table-cell>
          <table:table-cell office:value-type="float" table:style-name="ce1" office:value="-0.47562420907">
            <text:p>-0.475624</text:p>
          </table:table-cell>
          <table:table-cell table:number-columns-repeated="16381"/>
        </table:table-row>
        <table:table-row table:style-name="ro1">
          <table:table-cell office:value-type="float" table:style-name="ce1" office:value="118.5">
            <text:p>118.5</text:p>
          </table:table-cell>
          <table:table-cell office:value-type="float" table:style-name="ce1" office:value="0.878817112662">
            <text:p>0.878817</text:p>
          </table:table-cell>
          <table:table-cell office:value-type="float" table:style-name="ce1" office:value="-0.47715876026">
            <text:p>-0.477159</text:p>
          </table:table-cell>
          <table:table-cell table:number-columns-repeated="16381"/>
        </table:table-row>
        <table:table-row table:style-name="ro1">
          <table:table-cell office:value-type="float" table:style-name="ce1" office:value="118.6">
            <text:p>118.6</text:p>
          </table:table-cell>
          <table:table-cell office:value-type="float" table:style-name="ce1" office:value="0.877982975428">
            <text:p>0.877983</text:p>
          </table:table-cell>
          <table:table-cell office:value-type="float" table:style-name="ce1" office:value="-0.478691857941">
            <text:p>-0.478692</text:p>
          </table:table-cell>
          <table:table-cell table:number-columns-repeated="16381"/>
        </table:table-row>
        <table:table-row table:style-name="ro1">
          <table:table-cell office:value-type="float" table:style-name="ce1" office:value="118.7">
            <text:p>118.7</text:p>
          </table:table-cell>
          <table:table-cell office:value-type="float" table:style-name="ce1" office:value="0.877146163706">
            <text:p>0.877146</text:p>
          </table:table-cell>
          <table:table-cell office:value-type="float" table:style-name="ce1" office:value="-0.480223497443">
            <text:p>-0.480223</text:p>
          </table:table-cell>
          <table:table-cell table:number-columns-repeated="16381"/>
        </table:table-row>
        <table:table-row table:style-name="ro1">
          <table:table-cell office:value-type="float" table:style-name="ce1" office:value="118.8">
            <text:p>118.8</text:p>
          </table:table-cell>
          <table:table-cell office:value-type="float" table:style-name="ce1" office:value="0.876306680044">
            <text:p>0.876307</text:p>
          </table:table-cell>
          <table:table-cell office:value-type="float" table:style-name="ce1" office:value="-0.481753674102">
            <text:p>-0.481754</text:p>
          </table:table-cell>
          <table:table-cell table:number-columns-repeated="16381"/>
        </table:table-row>
        <table:table-row table:style-name="ro1">
          <table:table-cell office:value-type="float" table:style-name="ce1" office:value="118.9">
            <text:p>118.9</text:p>
          </table:table-cell>
          <table:table-cell office:value-type="float" table:style-name="ce1" office:value="0.875464527">
            <text:p>0.875465</text:p>
          </table:table-cell>
          <table:table-cell office:value-type="float" table:style-name="ce1" office:value="-0.483282383255">
            <text:p>-0.483282</text:p>
          </table:table-cell>
          <table:table-cell table:number-columns-repeated="16381"/>
        </table:table-row>
        <table:table-row table:style-name="ro1">
          <table:table-cell office:value-type="float" table:style-name="ce1" office:value="119.0">
            <text:p>119</text:p>
          </table:table-cell>
          <table:table-cell office:value-type="float" table:style-name="ce1" office:value="0.874619707139">
            <text:p>0.87462</text:p>
          </table:table-cell>
          <table:table-cell office:value-type="float" table:style-name="ce1" office:value="-0.484809620246">
            <text:p>-0.48481</text:p>
          </table:table-cell>
          <table:table-cell table:number-columns-repeated="16381"/>
        </table:table-row>
        <table:table-row table:style-name="ro1">
          <table:table-cell office:value-type="float" table:style-name="ce1" office:value="119.1">
            <text:p>119.1</text:p>
          </table:table-cell>
          <table:table-cell office:value-type="float" table:style-name="ce1" office:value="0.873772223035">
            <text:p>0.873772</text:p>
          </table:table-cell>
          <table:table-cell office:value-type="float" table:style-name="ce1" office:value="-0.486335380423">
            <text:p>-0.486335</text:p>
          </table:table-cell>
          <table:table-cell table:number-columns-repeated="16381"/>
        </table:table-row>
        <table:table-row table:style-name="ro1">
          <table:table-cell office:value-type="float" table:style-name="ce1" office:value="119.2">
            <text:p>119.2</text:p>
          </table:table-cell>
          <table:table-cell office:value-type="float" table:style-name="ce1" office:value="0.87292207727">
            <text:p>0.872922</text:p>
          </table:table-cell>
          <table:table-cell office:value-type="float" table:style-name="ce1" office:value="-0.487859659139">
            <text:p>-0.48786</text:p>
          </table:table-cell>
          <table:table-cell table:number-columns-repeated="16381"/>
        </table:table-row>
        <table:table-row table:style-name="ro1">
          <table:table-cell office:value-type="float" table:style-name="ce1" office:value="119.3">
            <text:p>119.3</text:p>
          </table:table-cell>
          <table:table-cell office:value-type="float" table:style-name="ce1" office:value="0.872069272432">
            <text:p>0.872069</text:p>
          </table:table-cell>
          <table:table-cell office:value-type="float" table:style-name="ce1" office:value="-0.489382451749">
            <text:p>-0.489382</text:p>
          </table:table-cell>
          <table:table-cell table:number-columns-repeated="16381"/>
        </table:table-row>
        <table:table-row table:style-name="ro1">
          <table:table-cell office:value-type="float" table:style-name="ce1" office:value="119.4">
            <text:p>119.4</text:p>
          </table:table-cell>
          <table:table-cell office:value-type="float" table:style-name="ce1" office:value="0.87121381112">
            <text:p>0.871214</text:p>
          </table:table-cell>
          <table:table-cell office:value-type="float" table:style-name="ce1" office:value="-0.490903753615">
            <text:p>-0.490904</text:p>
          </table:table-cell>
          <table:table-cell table:number-columns-repeated="16381"/>
        </table:table-row>
        <table:table-row table:style-name="ro1">
          <table:table-cell office:value-type="float" table:style-name="ce1" office:value="119.5">
            <text:p>119.5</text:p>
          </table:table-cell>
          <table:table-cell office:value-type="float" table:style-name="ce1" office:value="0.87035569594">
            <text:p>0.870356</text:p>
          </table:table-cell>
          <table:table-cell office:value-type="float" table:style-name="ce1" office:value="-0.492423560103">
            <text:p>-0.492424</text:p>
          </table:table-cell>
          <table:table-cell table:number-columns-repeated="16381"/>
        </table:table-row>
        <table:table-row table:style-name="ro1">
          <table:table-cell office:value-type="float" table:style-name="ce1" office:value="119.6">
            <text:p>119.6</text:p>
          </table:table-cell>
          <table:table-cell office:value-type="float" table:style-name="ce1" office:value="0.869494929505">
            <text:p>0.869495</text:p>
          </table:table-cell>
          <table:table-cell office:value-type="float" table:style-name="ce1" office:value="-0.493941866584">
            <text:p>-0.4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119.7">
            <text:p>119.7</text:p>
          </table:table-cell>
          <table:table-cell office:value-type="float" table:style-name="ce1" office:value="0.868631514438">
            <text:p>0.868632</text:p>
          </table:table-cell>
          <table:table-cell office:value-type="float" table:style-name="ce1" office:value="-0.495458668432">
            <text:p>-0.495459</text:p>
          </table:table-cell>
          <table:table-cell table:number-columns-repeated="16381"/>
        </table:table-row>
        <table:table-row table:style-name="ro1">
          <table:table-cell office:value-type="float" table:style-name="ce1" office:value="119.8">
            <text:p>119.8</text:p>
          </table:table-cell>
          <table:table-cell office:value-type="float" table:style-name="ce1" office:value="0.867765453369">
            <text:p>0.867765</text:p>
          </table:table-cell>
          <table:table-cell office:value-type="float" table:style-name="ce1" office:value="-0.496973961028">
            <text:p>-0.496974</text:p>
          </table:table-cell>
          <table:table-cell table:number-columns-repeated="16381"/>
        </table:table-row>
        <table:table-row table:style-name="ro1">
          <table:table-cell office:value-type="float" table:style-name="ce1" office:value="119.9">
            <text:p>119.9</text:p>
          </table:table-cell>
          <table:table-cell office:value-type="float" table:style-name="ce1" office:value="0.866896748936">
            <text:p>0.866897</text:p>
          </table:table-cell>
          <table:table-cell office:value-type="float" table:style-name="ce1" office:value="-0.498487739754">
            <text:p>-0.498488</text:p>
          </table:table-cell>
          <table:table-cell table:number-columns-repeated="16381"/>
        </table:table-row>
        <table:table-row table:style-name="ro1">
          <table:table-cell office:value-type="float" table:style-name="ce1" office:value="120.0">
            <text:p>120</text:p>
          </table:table-cell>
          <table:table-cell office:value-type="float" table:style-name="ce1" office:value="0.866025403784">
            <text:p>0.866025</text:p>
          </table:table-cell>
          <table:table-cell office:value-type="float" table:style-name="ce1" office:value="-0.5">
            <text:p>-0.5</text:p>
          </table:table-cell>
          <table:table-cell table:number-columns-repeated="16381"/>
        </table:table-row>
        <table:table-row table:style-name="ro1">
          <table:table-cell office:value-type="float" table:style-name="ce1" office:value="120.1">
            <text:p>120.1</text:p>
          </table:table-cell>
          <table:table-cell office:value-type="float" table:style-name="ce1" office:value="0.86515142057">
            <text:p>0.865151</text:p>
          </table:table-cell>
          <table:table-cell office:value-type="float" table:style-name="ce1" office:value="-0.501510737159">
            <text:p>-0.501511</text:p>
          </table:table-cell>
          <table:table-cell table:number-columns-repeated="16381"/>
        </table:table-row>
        <table:table-row table:style-name="ro1">
          <table:table-cell office:value-type="float" table:style-name="ce1" office:value="120.2">
            <text:p>120.2</text:p>
          </table:table-cell>
          <table:table-cell office:value-type="float" table:style-name="ce1" office:value="0.864274801954">
            <text:p>0.864275</text:p>
          </table:table-cell>
          <table:table-cell office:value-type="float" table:style-name="ce1" office:value="-0.50301994663">
            <text:p>-0.50302</text:p>
          </table:table-cell>
          <table:table-cell table:number-columns-repeated="16381"/>
        </table:table-row>
        <table:table-row table:style-name="ro1">
          <table:table-cell office:value-type="float" table:style-name="ce1" office:value="120.3">
            <text:p>120.3</text:p>
          </table:table-cell>
          <table:table-cell office:value-type="float" table:style-name="ce1" office:value="0.863395550607">
            <text:p>0.863396</text:p>
          </table:table-cell>
          <table:table-cell office:value-type="float" table:style-name="ce1" office:value="-0.504527623815">
            <text:p>-0.5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120.4">
            <text:p>120.4</text:p>
          </table:table-cell>
          <table:table-cell office:value-type="float" table:style-name="ce1" office:value="0.862513669207">
            <text:p>0.862514</text:p>
          </table:table-cell>
          <table:table-cell office:value-type="float" table:style-name="ce1" office:value="-0.506033764121">
            <text:p>-0.506034</text:p>
          </table:table-cell>
          <table:table-cell table:number-columns-repeated="16381"/>
        </table:table-row>
        <table:table-row table:style-name="ro1">
          <table:table-cell office:value-type="float" table:style-name="ce1" office:value="120.5">
            <text:p>120.5</text:p>
          </table:table-cell>
          <table:table-cell office:value-type="float" table:style-name="ce1" office:value="0.861629160442">
            <text:p>0.861629</text:p>
          </table:table-cell>
          <table:table-cell office:value-type="float" table:style-name="ce1" office:value="-0.507538362961">
            <text:p>-0.507538</text:p>
          </table:table-cell>
          <table:table-cell table:number-columns-repeated="16381"/>
        </table:table-row>
        <table:table-row table:style-name="ro1">
          <table:table-cell office:value-type="float" table:style-name="ce1" office:value="120.6">
            <text:p>120.6</text:p>
          </table:table-cell>
          <table:table-cell office:value-type="float" table:style-name="ce1" office:value="0.860742027004">
            <text:p>0.860742</text:p>
          </table:table-cell>
          <table:table-cell office:value-type="float" table:style-name="ce1" office:value="-0.50904141575">
            <text:p>-0.509041</text:p>
          </table:table-cell>
          <table:table-cell table:number-columns-repeated="16381"/>
        </table:table-row>
        <table:table-row table:style-name="ro1">
          <table:table-cell office:value-type="float" table:style-name="ce1" office:value="120.7">
            <text:p>120.7</text:p>
          </table:table-cell>
          <table:table-cell office:value-type="float" table:style-name="ce1" office:value="0.859852271597">
            <text:p>0.859852</text:p>
          </table:table-cell>
          <table:table-cell office:value-type="float" table:style-name="ce1" office:value="-0.510542917912">
            <text:p>-0.510543</text:p>
          </table:table-cell>
          <table:table-cell table:number-columns-repeated="16381"/>
        </table:table-row>
        <table:table-row table:style-name="ro1">
          <table:table-cell office:value-type="float" table:style-name="ce1" office:value="120.8">
            <text:p>120.8</text:p>
          </table:table-cell>
          <table:table-cell office:value-type="float" table:style-name="ce1" office:value="0.858959896931">
            <text:p>0.85896</text:p>
          </table:table-cell>
          <table:table-cell office:value-type="float" table:style-name="ce1" office:value="-0.512042864871">
            <text:p>-0.512043</text:p>
          </table:table-cell>
          <table:table-cell table:number-columns-repeated="16381"/>
        </table:table-row>
        <table:table-row table:style-name="ro1">
          <table:table-cell office:value-type="float" table:style-name="ce1" office:value="120.9">
            <text:p>120.9</text:p>
          </table:table-cell>
          <table:table-cell office:value-type="float" table:style-name="ce1" office:value="0.858064905724">
            <text:p>0.858065</text:p>
          </table:table-cell>
          <table:table-cell office:value-type="float" table:style-name="ce1" office:value="-0.513541252058">
            <text:p>-0.513541</text:p>
          </table:table-cell>
          <table:table-cell table:number-columns-repeated="16381"/>
        </table:table-row>
        <table:table-row table:style-name="ro1">
          <table:table-cell office:value-type="float" table:style-name="ce1" office:value="121.0">
            <text:p>121</text:p>
          </table:table-cell>
          <table:table-cell office:value-type="float" table:style-name="ce1" office:value="0.857167300702">
            <text:p>0.857167</text:p>
          </table:table-cell>
          <table:table-cell office:value-type="float" table:style-name="ce1" office:value="-0.51503807491">
            <text:p>-0.515038</text:p>
          </table:table-cell>
          <table:table-cell table:number-columns-repeated="16381"/>
        </table:table-row>
        <table:table-row table:style-name="ro1">
          <table:table-cell office:value-type="float" table:style-name="ce1" office:value="121.1">
            <text:p>121.1</text:p>
          </table:table-cell>
          <table:table-cell office:value-type="float" table:style-name="ce1" office:value="0.8562670846">
            <text:p>0.856267</text:p>
          </table:table-cell>
          <table:table-cell office:value-type="float" table:style-name="ce1" office:value="-0.516533328867">
            <text:p>-0.516533</text:p>
          </table:table-cell>
          <table:table-cell table:number-columns-repeated="16381"/>
        </table:table-row>
        <table:table-row table:style-name="ro1">
          <table:table-cell office:value-type="float" table:style-name="ce1" office:value="121.2">
            <text:p>121.2</text:p>
          </table:table-cell>
          <table:table-cell office:value-type="float" table:style-name="ce1" office:value="0.855364260161">
            <text:p>0.855364</text:p>
          </table:table-cell>
          <table:table-cell office:value-type="float" table:style-name="ce1" office:value="-0.518027009373">
            <text:p>-0.518027</text:p>
          </table:table-cell>
          <table:table-cell table:number-columns-repeated="16381"/>
        </table:table-row>
        <table:table-row table:style-name="ro1">
          <table:table-cell office:value-type="float" table:style-name="ce1" office:value="121.3">
            <text:p>121.3</text:p>
          </table:table-cell>
          <table:table-cell office:value-type="float" table:style-name="ce1" office:value="0.854458830133">
            <text:p>0.854459</text:p>
          </table:table-cell>
          <table:table-cell office:value-type="float" table:style-name="ce1" office:value="-0.51951911188">
            <text:p>-0.519519</text:p>
          </table:table-cell>
          <table:table-cell table:number-columns-repeated="16381"/>
        </table:table-row>
        <table:table-row table:style-name="ro1">
          <table:table-cell office:value-type="float" table:style-name="ce1" office:value="121.4">
            <text:p>121.4</text:p>
          </table:table-cell>
          <table:table-cell office:value-type="float" table:style-name="ce1" office:value="0.853550797275">
            <text:p>0.853551</text:p>
          </table:table-cell>
          <table:table-cell office:value-type="float" table:style-name="ce1" office:value="-0.521009631841">
            <text:p>-0.52101</text:p>
          </table:table-cell>
          <table:table-cell table:number-columns-repeated="16381"/>
        </table:table-row>
        <table:table-row table:style-name="ro1">
          <table:table-cell office:value-type="float" table:style-name="ce1" office:value="121.5">
            <text:p>121.5</text:p>
          </table:table-cell>
          <table:table-cell office:value-type="float" table:style-name="ce1" office:value="0.852640164354">
            <text:p>0.85264</text:p>
          </table:table-cell>
          <table:table-cell office:value-type="float" table:style-name="ce1" office:value="-0.522498564716">
            <text:p>-0.522499</text:p>
          </table:table-cell>
          <table:table-cell table:number-columns-repeated="16381"/>
        </table:table-row>
        <table:table-row table:style-name="ro1">
          <table:table-cell office:value-type="float" table:style-name="ce1" office:value="121.6">
            <text:p>121.6</text:p>
          </table:table-cell>
          <table:table-cell office:value-type="float" table:style-name="ce1" office:value="0.851726934143">
            <text:p>0.851727</text:p>
          </table:table-cell>
          <table:table-cell office:value-type="float" table:style-name="ce1" office:value="-0.52398590597">
            <text:p>-0.523986</text:p>
          </table:table-cell>
          <table:table-cell table:number-columns-repeated="16381"/>
        </table:table-row>
        <table:table-row table:style-name="ro1">
          <table:table-cell office:value-type="float" table:style-name="ce1" office:value="121.7">
            <text:p>121.7</text:p>
          </table:table-cell>
          <table:table-cell office:value-type="float" table:style-name="ce1" office:value="0.850811109424">
            <text:p>0.850811</text:p>
          </table:table-cell>
          <table:table-cell office:value-type="float" table:style-name="ce1" office:value="-0.525471651072">
            <text:p>-0.525472</text:p>
          </table:table-cell>
          <table:table-cell table:number-columns-repeated="16381"/>
        </table:table-row>
        <table:table-row table:style-name="ro1">
          <table:table-cell office:value-type="float" table:style-name="ce1" office:value="121.8">
            <text:p>121.8</text:p>
          </table:table-cell>
          <table:table-cell office:value-type="float" table:style-name="ce1" office:value="0.849892692987">
            <text:p>0.849893</text:p>
          </table:table-cell>
          <table:table-cell office:value-type="float" table:style-name="ce1" office:value="-0.526955795497">
            <text:p>-0.526956</text:p>
          </table:table-cell>
          <table:table-cell table:number-columns-repeated="16381"/>
        </table:table-row>
        <table:table-row table:style-name="ro1">
          <table:table-cell office:value-type="float" table:style-name="ce1" office:value="121.9">
            <text:p>121.9</text:p>
          </table:table-cell>
          <table:table-cell office:value-type="float" table:style-name="ce1" office:value="0.848971687629">
            <text:p>0.848972</text:p>
          </table:table-cell>
          <table:table-cell office:value-type="float" table:style-name="ce1" office:value="-0.528438334722">
            <text:p>-0.528438</text:p>
          </table:table-cell>
          <table:table-cell table:number-columns-repeated="16381"/>
        </table:table-row>
        <table:table-row table:style-name="ro1">
          <table:table-cell office:value-type="float" table:style-name="ce1" office:value="122.0">
            <text:p>122</text:p>
          </table:table-cell>
          <table:table-cell office:value-type="float" table:style-name="ce1" office:value="0.848048096156">
            <text:p>0.848048</text:p>
          </table:table-cell>
          <table:table-cell office:value-type="float" table:style-name="ce1" office:value="-0.529919264233">
            <text:p>-0.529919</text:p>
          </table:table-cell>
          <table:table-cell table:number-columns-repeated="16381"/>
        </table:table-row>
        <table:table-row table:style-name="ro1">
          <table:table-cell office:value-type="float" table:style-name="ce1" office:value="122.1">
            <text:p>122.1</text:p>
          </table:table-cell>
          <table:table-cell office:value-type="float" table:style-name="ce1" office:value="0.847121921382">
            <text:p>0.847122</text:p>
          </table:table-cell>
          <table:table-cell office:value-type="float" table:style-name="ce1" office:value="-0.531398579518">
            <text:p>-0.531399</text:p>
          </table:table-cell>
          <table:table-cell table:number-columns-repeated="16381"/>
        </table:table-row>
        <table:table-row table:style-name="ro1">
          <table:table-cell office:value-type="float" table:style-name="ce1" office:value="122.2">
            <text:p>122.2</text:p>
          </table:table-cell>
          <table:table-cell office:value-type="float" table:style-name="ce1" office:value="0.846193166128">
            <text:p>0.846193</text:p>
          </table:table-cell>
          <table:table-cell office:value-type="float" table:style-name="ce1" office:value="-0.532876276071">
            <text:p>-0.532876</text:p>
          </table:table-cell>
          <table:table-cell table:number-columns-repeated="16381"/>
        </table:table-row>
        <table:table-row table:style-name="ro1">
          <table:table-cell office:value-type="float" table:style-name="ce1" office:value="122.3">
            <text:p>122.3</text:p>
          </table:table-cell>
          <table:table-cell office:value-type="float" table:style-name="ce1" office:value="0.845261833222">
            <text:p>0.845262</text:p>
          </table:table-cell>
          <table:table-cell office:value-type="float" table:style-name="ce1" office:value="-0.53435234939">
            <text:p>-0.534352</text:p>
          </table:table-cell>
          <table:table-cell table:number-columns-repeated="16381"/>
        </table:table-row>
        <table:table-row table:style-name="ro1">
          <table:table-cell office:value-type="float" table:style-name="ce1" office:value="122.4">
            <text:p>122.4</text:p>
          </table:table-cell>
          <table:table-cell office:value-type="float" table:style-name="ce1" office:value="0.844327925502">
            <text:p>0.844328</text:p>
          </table:table-cell>
          <table:table-cell office:value-type="float" table:style-name="ce1" office:value="-0.535826794979">
            <text:p>-0.535827</text:p>
          </table:table-cell>
          <table:table-cell table:number-columns-repeated="16381"/>
        </table:table-row>
        <table:table-row table:style-name="ro1">
          <table:table-cell office:value-type="float" table:style-name="ce1" office:value="122.5">
            <text:p>122.5</text:p>
          </table:table-cell>
          <table:table-cell office:value-type="float" table:style-name="ce1" office:value="0.843391445813">
            <text:p>0.843391</text:p>
          </table:table-cell>
          <table:table-cell office:value-type="float" table:style-name="ce1" office:value="-0.537299608347">
            <text:p>-0.5373</text:p>
          </table:table-cell>
          <table:table-cell table:number-columns-repeated="16381"/>
        </table:table-row>
        <table:table-row table:style-name="ro1">
          <table:table-cell office:value-type="float" table:style-name="ce1" office:value="122.6">
            <text:p>122.6</text:p>
          </table:table-cell>
          <table:table-cell office:value-type="float" table:style-name="ce1" office:value="0.842452397007">
            <text:p>0.842452</text:p>
          </table:table-cell>
          <table:table-cell office:value-type="float" table:style-name="ce1" office:value="-0.538770785007">
            <text:p>-0.538771</text:p>
          </table:table-cell>
          <table:table-cell table:number-columns-repeated="16381"/>
        </table:table-row>
        <table:table-row table:style-name="ro1">
          <table:table-cell office:value-type="float" table:style-name="ce1" office:value="122.7">
            <text:p>122.7</text:p>
          </table:table-cell>
          <table:table-cell office:value-type="float" table:style-name="ce1" office:value="0.841510781945">
            <text:p>0.841511</text:p>
          </table:table-cell>
          <table:table-cell office:value-type="float" table:style-name="ce1" office:value="-0.540240320478">
            <text:p>-0.54024</text:p>
          </table:table-cell>
          <table:table-cell table:number-columns-repeated="16381"/>
        </table:table-row>
        <table:table-row table:style-name="ro1">
          <table:table-cell office:value-type="float" table:style-name="ce1" office:value="122.8">
            <text:p>122.8</text:p>
          </table:table-cell>
          <table:table-cell office:value-type="float" table:style-name="ce1" office:value="0.840566603496">
            <text:p>0.840567</text:p>
          </table:table-cell>
          <table:table-cell office:value-type="float" table:style-name="ce1" office:value="-0.541708210283">
            <text:p>-0.541708</text:p>
          </table:table-cell>
          <table:table-cell table:number-columns-repeated="16381"/>
        </table:table-row>
        <table:table-row table:style-name="ro1">
          <table:table-cell office:value-type="float" table:style-name="ce1" office:value="122.9">
            <text:p>122.9</text:p>
          </table:table-cell>
          <table:table-cell office:value-type="float" table:style-name="ce1" office:value="0.839619864534">
            <text:p>0.83962</text:p>
          </table:table-cell>
          <table:table-cell office:value-type="float" table:style-name="ce1" office:value="-0.543174449951">
            <text:p>-0.543174</text:p>
          </table:table-cell>
          <table:table-cell table:number-columns-repeated="16381"/>
        </table:table-row>
        <table:table-row table:style-name="ro1">
          <table:table-cell office:value-type="float" table:style-name="ce1" office:value="123.0">
            <text:p>123</text:p>
          </table:table-cell>
          <table:table-cell office:value-type="float" table:style-name="ce1" office:value="0.838670567945">
            <text:p>0.838671</text:p>
          </table:table-cell>
          <table:table-cell office:value-type="float" table:style-name="ce1" office:value="-0.544639035015">
            <text:p>-0.544639</text:p>
          </table:table-cell>
          <table:table-cell table:number-columns-repeated="16381"/>
        </table:table-row>
        <table:table-row table:style-name="ro1">
          <table:table-cell office:value-type="float" table:style-name="ce1" office:value="123.1">
            <text:p>123.1</text:p>
          </table:table-cell>
          <table:table-cell office:value-type="float" table:style-name="ce1" office:value="0.83771871662">
            <text:p>0.837719</text:p>
          </table:table-cell>
          <table:table-cell office:value-type="float" table:style-name="ce1" office:value="-0.546101961014">
            <text:p>-0.546102</text:p>
          </table:table-cell>
          <table:table-cell table:number-columns-repeated="16381"/>
        </table:table-row>
        <table:table-row table:style-name="ro1">
          <table:table-cell office:value-type="float" table:style-name="ce1" office:value="123.2">
            <text:p>123.2</text:p>
          </table:table-cell>
          <table:table-cell office:value-type="float" table:style-name="ce1" office:value="0.836764313459">
            <text:p>0.836764</text:p>
          </table:table-cell>
          <table:table-cell office:value-type="float" table:style-name="ce1" office:value="-0.547563223493">
            <text:p>-0.547563</text:p>
          </table:table-cell>
          <table:table-cell table:number-columns-repeated="16381"/>
        </table:table-row>
        <table:table-row table:style-name="ro1">
          <table:table-cell office:value-type="float" table:style-name="ce1" office:value="123.3">
            <text:p>123.3</text:p>
          </table:table-cell>
          <table:table-cell office:value-type="float" table:style-name="ce1" office:value="0.835807361368">
            <text:p>0.835807</text:p>
          </table:table-cell>
          <table:table-cell office:value-type="float" table:style-name="ce1" office:value="-0.549022817998">
            <text:p>-0.549023</text:p>
          </table:table-cell>
          <table:table-cell table:number-columns-repeated="16381"/>
        </table:table-row>
        <table:table-row table:style-name="ro1">
          <table:table-cell office:value-type="float" table:style-name="ce1" office:value="123.4">
            <text:p>123.4</text:p>
          </table:table-cell>
          <table:table-cell office:value-type="float" table:style-name="ce1" office:value="0.834847863263">
            <text:p>0.834848</text:p>
          </table:table-cell>
          <table:table-cell office:value-type="float" table:style-name="ce1" office:value="-0.550480740085">
            <text:p>-0.550481</text:p>
          </table:table-cell>
          <table:table-cell table:number-columns-repeated="16381"/>
        </table:table-row>
        <table:table-row table:style-name="ro1">
          <table:table-cell office:value-type="float" table:style-name="ce1" office:value="123.5">
            <text:p>123.5</text:p>
          </table:table-cell>
          <table:table-cell office:value-type="float" table:style-name="ce1" office:value="0.833885822067">
            <text:p>0.833886</text:p>
          </table:table-cell>
          <table:table-cell office:value-type="float" table:style-name="ce1" office:value="-0.551936985312">
            <text:p>-0.551937</text:p>
          </table:table-cell>
          <table:table-cell table:number-columns-repeated="16381"/>
        </table:table-row>
        <table:table-row table:style-name="ro1">
          <table:table-cell office:value-type="float" table:style-name="ce1" office:value="123.6">
            <text:p>123.6</text:p>
          </table:table-cell>
          <table:table-cell office:value-type="float" table:style-name="ce1" office:value="0.83292124071">
            <text:p>0.832921</text:p>
          </table:table-cell>
          <table:table-cell office:value-type="float" table:style-name="ce1" office:value="-0.553391549243">
            <text:p>-0.553392</text:p>
          </table:table-cell>
          <table:table-cell table:number-columns-repeated="16381"/>
        </table:table-row>
        <table:table-row table:style-name="ro1">
          <table:table-cell office:value-type="float" table:style-name="ce1" office:value="123.7">
            <text:p>123.7</text:p>
          </table:table-cell>
          <table:table-cell office:value-type="float" table:style-name="ce1" office:value="0.83195412213">
            <text:p>0.831954</text:p>
          </table:table-cell>
          <table:table-cell office:value-type="float" table:style-name="ce1" office:value="-0.554844427448">
            <text:p>-0.554844</text:p>
          </table:table-cell>
          <table:table-cell table:number-columns-repeated="16381"/>
        </table:table-row>
        <table:table-row table:style-name="ro1">
          <table:table-cell office:value-type="float" table:style-name="ce1" office:value="123.8">
            <text:p>123.8</text:p>
          </table:table-cell>
          <table:table-cell office:value-type="float" table:style-name="ce1" office:value="0.830984469274">
            <text:p>0.830984</text:p>
          </table:table-cell>
          <table:table-cell office:value-type="float" table:style-name="ce1" office:value="-0.5562956155">
            <text:p>-0.556296</text:p>
          </table:table-cell>
          <table:table-cell table:number-columns-repeated="16381"/>
        </table:table-row>
        <table:table-row table:style-name="ro1">
          <table:table-cell office:value-type="float" table:style-name="ce1" office:value="123.9">
            <text:p>123.9</text:p>
          </table:table-cell>
          <table:table-cell office:value-type="float" table:style-name="ce1" office:value="0.830012285095">
            <text:p>0.830012</text:p>
          </table:table-cell>
          <table:table-cell office:value-type="float" table:style-name="ce1" office:value="-0.55774510898">
            <text:p>-0.557745</text:p>
          </table:table-cell>
          <table:table-cell table:number-columns-repeated="16381"/>
        </table:table-row>
        <table:table-row table:style-name="ro1">
          <table:table-cell office:value-type="float" table:style-name="ce1" office:value="124.0">
            <text:p>124</text:p>
          </table:table-cell>
          <table:table-cell office:value-type="float" table:style-name="ce1" office:value="0.829037572555">
            <text:p>0.829038</text:p>
          </table:table-cell>
          <table:table-cell office:value-type="float" table:style-name="ce1" office:value="-0.559192903471">
            <text:p>-0.559193</text:p>
          </table:table-cell>
          <table:table-cell table:number-columns-repeated="16381"/>
        </table:table-row>
        <table:table-row table:style-name="ro1">
          <table:table-cell office:value-type="float" table:style-name="ce1" office:value="124.1">
            <text:p>124.1</text:p>
          </table:table-cell>
          <table:table-cell office:value-type="float" table:style-name="ce1" office:value="0.828060334622">
            <text:p>0.82806</text:p>
          </table:table-cell>
          <table:table-cell office:value-type="float" table:style-name="ce1" office:value="-0.560638994563">
            <text:p>-0.560639</text:p>
          </table:table-cell>
          <table:table-cell table:number-columns-repeated="16381"/>
        </table:table-row>
        <table:table-row table:style-name="ro1">
          <table:table-cell office:value-type="float" table:style-name="ce1" office:value="124.2">
            <text:p>124.2</text:p>
          </table:table-cell>
          <table:table-cell office:value-type="float" table:style-name="ce1" office:value="0.827080574275">
            <text:p>0.827081</text:p>
          </table:table-cell>
          <table:table-cell office:value-type="float" table:style-name="ce1" office:value="-0.562083377852">
            <text:p>-0.562083</text:p>
          </table:table-cell>
          <table:table-cell table:number-columns-repeated="16381"/>
        </table:table-row>
        <table:table-row table:style-name="ro1">
          <table:table-cell office:value-type="float" table:style-name="ce1" office:value="124.3">
            <text:p>124.3</text:p>
          </table:table-cell>
          <table:table-cell office:value-type="float" table:style-name="ce1" office:value="0.826098294496">
            <text:p>0.826098</text:p>
          </table:table-cell>
          <table:table-cell office:value-type="float" table:style-name="ce1" office:value="-0.563526048938">
            <text:p>-0.563526</text:p>
          </table:table-cell>
          <table:table-cell table:number-columns-repeated="16381"/>
        </table:table-row>
        <table:table-row table:style-name="ro1">
          <table:table-cell office:value-type="float" table:style-name="ce1" office:value="124.4">
            <text:p>124.4</text:p>
          </table:table-cell>
          <table:table-cell office:value-type="float" table:style-name="ce1" office:value="0.825113498278">
            <text:p>0.825113</text:p>
          </table:table-cell>
          <table:table-cell office:value-type="float" table:style-name="ce1" office:value="-0.564967003425">
            <text:p>-0.564967</text:p>
          </table:table-cell>
          <table:table-cell table:number-columns-repeated="16381"/>
        </table:table-row>
        <table:table-row table:style-name="ro1">
          <table:table-cell office:value-type="float" table:style-name="ce1" office:value="124.5">
            <text:p>124.5</text:p>
          </table:table-cell>
          <table:table-cell office:value-type="float" table:style-name="ce1" office:value="0.824126188622">
            <text:p>0.824126</text:p>
          </table:table-cell>
          <table:table-cell office:value-type="float" table:style-name="ce1" office:value="-0.566406236925">
            <text:p>-0.566406</text:p>
          </table:table-cell>
          <table:table-cell table:number-columns-repeated="16381"/>
        </table:table-row>
        <table:table-row table:style-name="ro1">
          <table:table-cell office:value-type="float" table:style-name="ce1" office:value="124.6">
            <text:p>124.6</text:p>
          </table:table-cell>
          <table:table-cell office:value-type="float" table:style-name="ce1" office:value="0.823136368534">
            <text:p>0.823136</text:p>
          </table:table-cell>
          <table:table-cell office:value-type="float" table:style-name="ce1" office:value="-0.567843745053">
            <text:p>-0.567844</text:p>
          </table:table-cell>
          <table:table-cell table:number-columns-repeated="16381"/>
        </table:table-row>
        <table:table-row table:style-name="ro1">
          <table:table-cell office:value-type="float" table:style-name="ce1" office:value="124.7">
            <text:p>124.7</text:p>
          </table:table-cell>
          <table:table-cell office:value-type="float" table:style-name="ce1" office:value="0.822144041031">
            <text:p>0.822144</text:p>
          </table:table-cell>
          <table:table-cell office:value-type="float" table:style-name="ce1" office:value="-0.569279523431">
            <text:p>-0.56928</text:p>
          </table:table-cell>
          <table:table-cell table:number-columns-repeated="16381"/>
        </table:table-row>
        <table:table-row table:style-name="ro1">
          <table:table-cell office:value-type="float" table:style-name="ce1" office:value="124.8">
            <text:p>124.8</text:p>
          </table:table-cell>
          <table:table-cell office:value-type="float" table:style-name="ce1" office:value="0.821149209134">
            <text:p>0.821149</text:p>
          </table:table-cell>
          <table:table-cell office:value-type="float" table:style-name="ce1" office:value="-0.570713567684">
            <text:p>-0.570714</text:p>
          </table:table-cell>
          <table:table-cell table:number-columns-repeated="16381"/>
        </table:table-row>
        <table:table-row table:style-name="ro1">
          <table:table-cell office:value-type="float" table:style-name="ce1" office:value="124.9">
            <text:p>124.9</text:p>
          </table:table-cell>
          <table:table-cell office:value-type="float" table:style-name="ce1" office:value="0.820151875874">
            <text:p>0.820152</text:p>
          </table:table-cell>
          <table:table-cell office:value-type="float" table:style-name="ce1" office:value="-0.572145873446">
            <text:p>-0.572146</text:p>
          </table:table-cell>
          <table:table-cell table:number-columns-repeated="16381"/>
        </table:table-row>
        <table:table-row table:style-name="ro1">
          <table:table-cell office:value-type="float" table:style-name="ce1" office:value="125.0">
            <text:p>125</text:p>
          </table:table-cell>
          <table:table-cell office:value-type="float" table:style-name="ce1" office:value="0.819152044289">
            <text:p>0.819152</text:p>
          </table:table-cell>
          <table:table-cell office:value-type="float" table:style-name="ce1" office:value="-0.573576436351">
            <text:p>-0.573576</text:p>
          </table:table-cell>
          <table:table-cell table:number-columns-repeated="16381"/>
        </table:table-row>
        <table:table-row table:style-name="ro1">
          <table:table-cell office:value-type="float" table:style-name="ce1" office:value="125.1">
            <text:p>125.1</text:p>
          </table:table-cell>
          <table:table-cell office:value-type="float" table:style-name="ce1" office:value="0.818149717425">
            <text:p>0.81815</text:p>
          </table:table-cell>
          <table:table-cell office:value-type="float" table:style-name="ce1" office:value="-0.575005252043">
            <text:p>-0.575005</text:p>
          </table:table-cell>
          <table:table-cell table:number-columns-repeated="16381"/>
        </table:table-row>
        <table:table-row table:style-name="ro1">
          <table:table-cell office:value-type="float" table:style-name="ce1" office:value="125.2">
            <text:p>125.2</text:p>
          </table:table-cell>
          <table:table-cell office:value-type="float" table:style-name="ce1" office:value="0.817144898335">
            <text:p>0.817145</text:p>
          </table:table-cell>
          <table:table-cell office:value-type="float" table:style-name="ce1" office:value="-0.57643231617">
            <text:p>-0.576432</text:p>
          </table:table-cell>
          <table:table-cell table:number-columns-repeated="16381"/>
        </table:table-row>
        <table:table-row table:style-name="ro1">
          <table:table-cell office:value-type="float" table:style-name="ce1" office:value="125.3">
            <text:p>125.3</text:p>
          </table:table-cell>
          <table:table-cell office:value-type="float" table:style-name="ce1" office:value="0.81613759008">
            <text:p>0.816138</text:p>
          </table:table-cell>
          <table:table-cell office:value-type="float" table:style-name="ce1" office:value="-0.577857624384">
            <text:p>-0.577858</text:p>
          </table:table-cell>
          <table:table-cell table:number-columns-repeated="16381"/>
        </table:table-row>
        <table:table-row table:style-name="ro1">
          <table:table-cell office:value-type="float" table:style-name="ce1" office:value="125.4">
            <text:p>125.4</text:p>
          </table:table-cell>
          <table:table-cell office:value-type="float" table:style-name="ce1" office:value="0.815127795729">
            <text:p>0.815128</text:p>
          </table:table-cell>
          <table:table-cell office:value-type="float" table:style-name="ce1" office:value="-0.579281172343">
            <text:p>-0.579281</text:p>
          </table:table-cell>
          <table:table-cell table:number-columns-repeated="16381"/>
        </table:table-row>
        <table:table-row table:style-name="ro1">
          <table:table-cell office:value-type="float" table:style-name="ce1" office:value="125.5">
            <text:p>125.5</text:p>
          </table:table-cell>
          <table:table-cell office:value-type="float" table:style-name="ce1" office:value="0.814115518356">
            <text:p>0.814116</text:p>
          </table:table-cell>
          <table:table-cell office:value-type="float" table:style-name="ce1" office:value="-0.580702955711">
            <text:p>-0.580703</text:p>
          </table:table-cell>
          <table:table-cell table:number-columns-repeated="16381"/>
        </table:table-row>
        <table:table-row table:style-name="ro1">
          <table:table-cell office:value-type="float" table:style-name="ce1" office:value="125.6">
            <text:p>125.6</text:p>
          </table:table-cell>
          <table:table-cell office:value-type="float" table:style-name="ce1" office:value="0.813100761047">
            <text:p>0.813101</text:p>
          </table:table-cell>
          <table:table-cell office:value-type="float" table:style-name="ce1" office:value="-0.582122970157">
            <text:p>-0.582123</text:p>
          </table:table-cell>
          <table:table-cell table:number-columns-repeated="16381"/>
        </table:table-row>
        <table:table-row table:style-name="ro1">
          <table:table-cell office:value-type="float" table:style-name="ce1" office:value="125.7">
            <text:p>125.7</text:p>
          </table:table-cell>
          <table:table-cell office:value-type="float" table:style-name="ce1" office:value="0.812083526892">
            <text:p>0.812084</text:p>
          </table:table-cell>
          <table:table-cell office:value-type="float" table:style-name="ce1" office:value="-0.583541211356">
            <text:p>-0.583541</text:p>
          </table:table-cell>
          <table:table-cell table:number-columns-repeated="16381"/>
        </table:table-row>
        <table:table-row table:style-name="ro1">
          <table:table-cell office:value-type="float" table:style-name="ce1" office:value="125.8">
            <text:p>125.8</text:p>
          </table:table-cell>
          <table:table-cell office:value-type="float" table:style-name="ce1" office:value="0.811063818989">
            <text:p>0.811064</text:p>
          </table:table-cell>
          <table:table-cell office:value-type="float" table:style-name="ce1" office:value="-0.584957674987">
            <text:p>-0.584958</text:p>
          </table:table-cell>
          <table:table-cell table:number-columns-repeated="16381"/>
        </table:table-row>
        <table:table-row table:style-name="ro1">
          <table:table-cell office:value-type="float" table:style-name="ce1" office:value="125.9">
            <text:p>125.9</text:p>
          </table:table-cell>
          <table:table-cell office:value-type="float" table:style-name="ce1" office:value="0.810041640446">
            <text:p>0.810042</text:p>
          </table:table-cell>
          <table:table-cell office:value-type="float" table:style-name="ce1" office:value="-0.586372356736">
            <text:p>-0.586372</text:p>
          </table:table-cell>
          <table:table-cell table:number-columns-repeated="16381"/>
        </table:table-row>
        <table:table-row table:style-name="ro1">
          <table:table-cell office:value-type="float" table:style-name="ce1" office:value="126.0">
            <text:p>126</text:p>
          </table:table-cell>
          <table:table-cell office:value-type="float" table:style-name="ce1" office:value="0.809016994375">
            <text:p>0.809017</text:p>
          </table:table-cell>
          <table:table-cell office:value-type="float" table:style-name="ce1" office:value="-0.587785252292">
            <text:p>-0.587785</text:p>
          </table:table-cell>
          <table:table-cell table:number-columns-repeated="16381"/>
        </table:table-row>
        <table:table-row table:style-name="ro1">
          <table:table-cell office:value-type="float" table:style-name="ce1" office:value="126.1">
            <text:p>126.1</text:p>
          </table:table-cell>
          <table:table-cell office:value-type="float" table:style-name="ce1" office:value="0.807989883898">
            <text:p>0.80799</text:p>
          </table:table-cell>
          <table:table-cell office:value-type="float" table:style-name="ce1" office:value="-0.589196357353">
            <text:p>-0.589196</text:p>
          </table:table-cell>
          <table:table-cell table:number-columns-repeated="16381"/>
        </table:table-row>
        <table:table-row table:style-name="ro1">
          <table:table-cell office:value-type="float" table:style-name="ce1" office:value="126.2">
            <text:p>126.2</text:p>
          </table:table-cell>
          <table:table-cell office:value-type="float" table:style-name="ce1" office:value="0.806960312144">
            <text:p>0.80696</text:p>
          </table:table-cell>
          <table:table-cell office:value-type="float" table:style-name="ce1" office:value="-0.59060566762">
            <text:p>-0.590606</text:p>
          </table:table-cell>
          <table:table-cell table:number-columns-repeated="16381"/>
        </table:table-row>
        <table:table-row table:style-name="ro1">
          <table:table-cell office:value-type="float" table:style-name="ce1" office:value="126.3">
            <text:p>126.3</text:p>
          </table:table-cell>
          <table:table-cell office:value-type="float" table:style-name="ce1" office:value="0.805928282249">
            <text:p>0.805928</text:p>
          </table:table-cell>
          <table:table-cell office:value-type="float" table:style-name="ce1" office:value="-0.592013178799">
            <text:p>-0.592013</text:p>
          </table:table-cell>
          <table:table-cell table:number-columns-repeated="16381"/>
        </table:table-row>
        <table:table-row table:style-name="ro1">
          <table:table-cell office:value-type="float" table:style-name="ce1" office:value="126.4">
            <text:p>126.4</text:p>
          </table:table-cell>
          <table:table-cell office:value-type="float" table:style-name="ce1" office:value="0.804893797356">
            <text:p>0.804894</text:p>
          </table:table-cell>
          <table:table-cell office:value-type="float" table:style-name="ce1" office:value="-0.593418886604">
            <text:p>-0.593419</text:p>
          </table:table-cell>
          <table:table-cell table:number-columns-repeated="16381"/>
        </table:table-row>
        <table:table-row table:style-name="ro1">
          <table:table-cell office:value-type="float" table:style-name="ce1" office:value="126.5">
            <text:p>126.5</text:p>
          </table:table-cell>
          <table:table-cell office:value-type="float" table:style-name="ce1" office:value="0.803856860617">
            <text:p>0.803857</text:p>
          </table:table-cell>
          <table:table-cell office:value-type="float" table:style-name="ce1" office:value="-0.594822786751">
            <text:p>-0.594823</text:p>
          </table:table-cell>
          <table:table-cell table:number-columns-repeated="16381"/>
        </table:table-row>
        <table:table-row table:style-name="ro1">
          <table:table-cell office:value-type="float" table:style-name="ce1" office:value="126.6">
            <text:p>126.6</text:p>
          </table:table-cell>
          <table:table-cell office:value-type="float" table:style-name="ce1" office:value="0.802817475191">
            <text:p>0.802817</text:p>
          </table:table-cell>
          <table:table-cell office:value-type="float" table:style-name="ce1" office:value="-0.596224874966">
            <text:p>-0.596225</text:p>
          </table:table-cell>
          <table:table-cell table:number-columns-repeated="16381"/>
        </table:table-row>
        <table:table-row table:style-name="ro1">
          <table:table-cell office:value-type="float" table:style-name="ce1" office:value="126.7">
            <text:p>126.7</text:p>
          </table:table-cell>
          <table:table-cell office:value-type="float" table:style-name="ce1" office:value="0.801775644244">
            <text:p>0.801776</text:p>
          </table:table-cell>
          <table:table-cell office:value-type="float" table:style-name="ce1" office:value="-0.597625146976">
            <text:p>-0.597625</text:p>
          </table:table-cell>
          <table:table-cell table:number-columns-repeated="16381"/>
        </table:table-row>
        <table:table-row table:style-name="ro1">
          <table:table-cell office:value-type="float" table:style-name="ce1" office:value="126.8">
            <text:p>126.8</text:p>
          </table:table-cell>
          <table:table-cell office:value-type="float" table:style-name="ce1" office:value="0.800731370949">
            <text:p>0.800731</text:p>
          </table:table-cell>
          <table:table-cell office:value-type="float" table:style-name="ce1" office:value="-0.599023598516">
            <text:p>-0.599024</text:p>
          </table:table-cell>
          <table:table-cell table:number-columns-repeated="16381"/>
        </table:table-row>
        <table:table-row table:style-name="ro1">
          <table:table-cell office:value-type="float" table:style-name="ce1" office:value="126.9">
            <text:p>126.9</text:p>
          </table:table-cell>
          <table:table-cell office:value-type="float" table:style-name="ce1" office:value="0.799684658487">
            <text:p>0.799685</text:p>
          </table:table-cell>
          <table:table-cell office:value-type="float" table:style-name="ce1" office:value="-0.600420225326">
            <text:p>-0.60042</text:p>
          </table:table-cell>
          <table:table-cell table:number-columns-repeated="16381"/>
        </table:table-row>
        <table:table-row table:style-name="ro1">
          <table:table-cell office:value-type="float" table:style-name="ce1" office:value="127.0">
            <text:p>127</text:p>
          </table:table-cell>
          <table:table-cell office:value-type="float" table:style-name="ce1" office:value="0.798635510047">
            <text:p>0.798636</text:p>
          </table:table-cell>
          <table:table-cell office:value-type="float" table:style-name="ce1" office:value="-0.601815023152">
            <text:p>-0.601815</text:p>
          </table:table-cell>
          <table:table-cell table:number-columns-repeated="16381"/>
        </table:table-row>
        <table:table-row table:style-name="ro1">
          <table:table-cell office:value-type="float" table:style-name="ce1" office:value="127.1">
            <text:p>127.1</text:p>
          </table:table-cell>
          <table:table-cell office:value-type="float" table:style-name="ce1" office:value="0.797583928825">
            <text:p>0.797584</text:p>
          </table:table-cell>
          <table:table-cell office:value-type="float" table:style-name="ce1" office:value="-0.603207987745">
            <text:p>-0.603208</text:p>
          </table:table-cell>
          <table:table-cell table:number-columns-repeated="16381"/>
        </table:table-row>
        <table:table-row table:style-name="ro1">
          <table:table-cell office:value-type="float" table:style-name="ce1" office:value="127.2">
            <text:p>127.2</text:p>
          </table:table-cell>
          <table:table-cell office:value-type="float" table:style-name="ce1" office:value="0.796529918024">
            <text:p>0.79653</text:p>
          </table:table-cell>
          <table:table-cell office:value-type="float" table:style-name="ce1" office:value="-0.604599114862">
            <text:p>-0.604599</text:p>
          </table:table-cell>
          <table:table-cell table:number-columns-repeated="16381"/>
        </table:table-row>
        <table:table-row table:style-name="ro1">
          <table:table-cell office:value-type="float" table:style-name="ce1" office:value="127.3">
            <text:p>127.3</text:p>
          </table:table-cell>
          <table:table-cell office:value-type="float" table:style-name="ce1" office:value="0.795473480855">
            <text:p>0.795473</text:p>
          </table:table-cell>
          <table:table-cell office:value-type="float" table:style-name="ce1" office:value="-0.605988400266">
            <text:p>-0.605988</text:p>
          </table:table-cell>
          <table:table-cell table:number-columns-repeated="16381"/>
        </table:table-row>
        <table:table-row table:style-name="ro1">
          <table:table-cell office:value-type="float" table:style-name="ce1" office:value="127.4">
            <text:p>127.4</text:p>
          </table:table-cell>
          <table:table-cell office:value-type="float" table:style-name="ce1" office:value="0.794414620535">
            <text:p>0.794415</text:p>
          </table:table-cell>
          <table:table-cell office:value-type="float" table:style-name="ce1" office:value="-0.607375839723">
            <text:p>-0.607376</text:p>
          </table:table-cell>
          <table:table-cell table:number-columns-repeated="16381"/>
        </table:table-row>
        <table:table-row table:style-name="ro1">
          <table:table-cell office:value-type="float" table:style-name="ce1" office:value="127.5">
            <text:p>127.5</text:p>
          </table:table-cell>
          <table:table-cell office:value-type="float" table:style-name="ce1" office:value="0.793353340291">
            <text:p>0.793353</text:p>
          </table:table-cell>
          <table:table-cell office:value-type="float" table:style-name="ce1" office:value="-0.608761429009">
            <text:p>-0.608761</text:p>
          </table:table-cell>
          <table:table-cell table:number-columns-repeated="16381"/>
        </table:table-row>
        <table:table-row table:style-name="ro1">
          <table:table-cell office:value-type="float" table:style-name="ce1" office:value="127.6">
            <text:p>127.6</text:p>
          </table:table-cell>
          <table:table-cell office:value-type="float" table:style-name="ce1" office:value="0.792289643355">
            <text:p>0.79229</text:p>
          </table:table-cell>
          <table:table-cell office:value-type="float" table:style-name="ce1" office:value="-0.610145163901">
            <text:p>-0.610145</text:p>
          </table:table-cell>
          <table:table-cell table:number-columns-repeated="16381"/>
        </table:table-row>
        <table:table-row table:style-name="ro1">
          <table:table-cell office:value-type="float" table:style-name="ce1" office:value="127.7">
            <text:p>127.7</text:p>
          </table:table-cell>
          <table:table-cell office:value-type="float" table:style-name="ce1" office:value="0.791223532967">
            <text:p>0.791224</text:p>
          </table:table-cell>
          <table:table-cell office:value-type="float" table:style-name="ce1" office:value="-0.611527040186">
            <text:p>-0.611527</text:p>
          </table:table-cell>
          <table:table-cell table:number-columns-repeated="16381"/>
        </table:table-row>
        <table:table-row table:style-name="ro1">
          <table:table-cell office:value-type="float" table:style-name="ce1" office:value="127.8">
            <text:p>127.8</text:p>
          </table:table-cell>
          <table:table-cell office:value-type="float" table:style-name="ce1" office:value="0.790155012376">
            <text:p>0.790155</text:p>
          </table:table-cell>
          <table:table-cell office:value-type="float" table:style-name="ce1" office:value="-0.612907053653">
            <text:p>-0.612907</text:p>
          </table:table-cell>
          <table:table-cell table:number-columns-repeated="16381"/>
        </table:table-row>
        <table:table-row table:style-name="ro1">
          <table:table-cell office:value-type="float" table:style-name="ce1" office:value="127.9">
            <text:p>127.9</text:p>
          </table:table-cell>
          <table:table-cell office:value-type="float" table:style-name="ce1" office:value="0.789084084835">
            <text:p>0.789084</text:p>
          </table:table-cell>
          <table:table-cell office:value-type="float" table:style-name="ce1" office:value="-0.614285200099">
            <text:p>-0.614285</text:p>
          </table:table-cell>
          <table:table-cell table:number-columns-repeated="16381"/>
        </table:table-row>
        <table:table-row table:style-name="ro1">
          <table:table-cell office:value-type="float" table:style-name="ce1" office:value="128.0">
            <text:p>128</text:p>
          </table:table-cell>
          <table:table-cell office:value-type="float" table:style-name="ce1" office:value="0.788010753607">
            <text:p>0.788011</text:p>
          </table:table-cell>
          <table:table-cell office:value-type="float" table:style-name="ce1" office:value="-0.615661475326">
            <text:p>-0.615661</text:p>
          </table:table-cell>
          <table:table-cell table:number-columns-repeated="16381"/>
        </table:table-row>
        <table:table-row table:style-name="ro1">
          <table:table-cell office:value-type="float" table:style-name="ce1" office:value="128.1">
            <text:p>128.1</text:p>
          </table:table-cell>
          <table:table-cell office:value-type="float" table:style-name="ce1" office:value="0.786935021961">
            <text:p>0.786935</text:p>
          </table:table-cell>
          <table:table-cell office:value-type="float" table:style-name="ce1" office:value="-0.617035875141">
            <text:p>-0.617036</text:p>
          </table:table-cell>
          <table:table-cell table:number-columns-repeated="16381"/>
        </table:table-row>
        <table:table-row table:style-name="ro1">
          <table:table-cell office:value-type="float" table:style-name="ce1" office:value="128.2">
            <text:p>128.2</text:p>
          </table:table-cell>
          <table:table-cell office:value-type="float" table:style-name="ce1" office:value="0.785856893175">
            <text:p>0.785857</text:p>
          </table:table-cell>
          <table:table-cell office:value-type="float" table:style-name="ce1" office:value="-0.618408395358">
            <text:p>-0.618408</text:p>
          </table:table-cell>
          <table:table-cell table:number-columns-repeated="16381"/>
        </table:table-row>
        <table:table-row table:style-name="ro1">
          <table:table-cell office:value-type="float" table:style-name="ce1" office:value="128.3">
            <text:p>128.3</text:p>
          </table:table-cell>
          <table:table-cell office:value-type="float" table:style-name="ce1" office:value="0.784776370533">
            <text:p>0.784776</text:p>
          </table:table-cell>
          <table:table-cell office:value-type="float" table:style-name="ce1" office:value="-0.619779031795">
            <text:p>-0.619779</text:p>
          </table:table-cell>
          <table:table-cell table:number-columns-repeated="16381"/>
        </table:table-row>
        <table:table-row table:style-name="ro1">
          <table:table-cell office:value-type="float" table:style-name="ce1" office:value="128.4">
            <text:p>128.4</text:p>
          </table:table-cell>
          <table:table-cell office:value-type="float" table:style-name="ce1" office:value="0.783693457326">
            <text:p>0.783693</text:p>
          </table:table-cell>
          <table:table-cell office:value-type="float" table:style-name="ce1" office:value="-0.621147780278">
            <text:p>-0.621148</text:p>
          </table:table-cell>
          <table:table-cell table:number-columns-repeated="16381"/>
        </table:table-row>
        <table:table-row table:style-name="ro1">
          <table:table-cell office:value-type="float" table:style-name="ce1" office:value="128.5">
            <text:p>128.5</text:p>
          </table:table-cell>
          <table:table-cell office:value-type="float" table:style-name="ce1" office:value="0.782608156852">
            <text:p>0.782608</text:p>
          </table:table-cell>
          <table:table-cell office:value-type="float" table:style-name="ce1" office:value="-0.622514636638">
            <text:p>-0.622515</text:p>
          </table:table-cell>
          <table:table-cell table:number-columns-repeated="16381"/>
        </table:table-row>
        <table:table-row table:style-name="ro1">
          <table:table-cell office:value-type="float" table:style-name="ce1" office:value="128.6">
            <text:p>128.6</text:p>
          </table:table-cell>
          <table:table-cell office:value-type="float" table:style-name="ce1" office:value="0.781520472419">
            <text:p>0.78152</text:p>
          </table:table-cell>
          <table:table-cell office:value-type="float" table:style-name="ce1" office:value="-0.623879596709">
            <text:p>-0.62388</text:p>
          </table:table-cell>
          <table:table-cell table:number-columns-repeated="16381"/>
        </table:table-row>
        <table:table-row table:style-name="ro1">
          <table:table-cell office:value-type="float" table:style-name="ce1" office:value="128.7">
            <text:p>128.7</text:p>
          </table:table-cell>
          <table:table-cell office:value-type="float" table:style-name="ce1" office:value="0.780430407338">
            <text:p>0.78043</text:p>
          </table:table-cell>
          <table:table-cell office:value-type="float" table:style-name="ce1" office:value="-0.625242656336">
            <text:p>-0.625243</text:p>
          </table:table-cell>
          <table:table-cell table:number-columns-repeated="16381"/>
        </table:table-row>
        <table:table-row table:style-name="ro1">
          <table:table-cell office:value-type="float" table:style-name="ce1" office:value="128.8">
            <text:p>128.8</text:p>
          </table:table-cell>
          <table:table-cell office:value-type="float" table:style-name="ce1" office:value="0.779337964931">
            <text:p>0.779338</text:p>
          </table:table-cell>
          <table:table-cell office:value-type="float" table:style-name="ce1" office:value="-0.626603811364">
            <text:p>-0.626604</text:p>
          </table:table-cell>
          <table:table-cell table:number-columns-repeated="16381"/>
        </table:table-row>
        <table:table-row table:style-name="ro1">
          <table:table-cell office:value-type="float" table:style-name="ce1" office:value="128.9">
            <text:p>128.9</text:p>
          </table:table-cell>
          <table:table-cell office:value-type="float" table:style-name="ce1" office:value="0.778243148526">
            <text:p>0.778243</text:p>
          </table:table-cell>
          <table:table-cell office:value-type="float" table:style-name="ce1" office:value="-0.627963057649">
            <text:p>-0.627963</text:p>
          </table:table-cell>
          <table:table-cell table:number-columns-repeated="16381"/>
        </table:table-row>
        <table:table-row table:style-name="ro1">
          <table:table-cell office:value-type="float" table:style-name="ce1" office:value="129.0">
            <text:p>129</text:p>
          </table:table-cell>
          <table:table-cell office:value-type="float" table:style-name="ce1" office:value="0.777145961457">
            <text:p>0.777146</text:p>
          </table:table-cell>
          <table:table-cell office:value-type="float" table:style-name="ce1" office:value="-0.62932039105">
            <text:p>-0.62932</text:p>
          </table:table-cell>
          <table:table-cell table:number-columns-repeated="16381"/>
        </table:table-row>
        <table:table-row table:style-name="ro1">
          <table:table-cell office:value-type="float" table:style-name="ce1" office:value="129.1">
            <text:p>129.1</text:p>
          </table:table-cell>
          <table:table-cell office:value-type="float" table:style-name="ce1" office:value="0.776046407067">
            <text:p>0.776046</text:p>
          </table:table-cell>
          <table:table-cell office:value-type="float" table:style-name="ce1" office:value="-0.630675807431">
            <text:p>-0.630676</text:p>
          </table:table-cell>
          <table:table-cell table:number-columns-repeated="16381"/>
        </table:table-row>
        <table:table-row table:style-name="ro1">
          <table:table-cell office:value-type="float" table:style-name="ce1" office:value="129.2">
            <text:p>129.2</text:p>
          </table:table-cell>
          <table:table-cell office:value-type="float" table:style-name="ce1" office:value="0.774944488704">
            <text:p>0.774944</text:p>
          </table:table-cell>
          <table:table-cell office:value-type="float" table:style-name="ce1" office:value="-0.632029302665">
            <text:p>-0.632029</text:p>
          </table:table-cell>
          <table:table-cell table:number-columns-repeated="16381"/>
        </table:table-row>
        <table:table-row table:style-name="ro1">
          <table:table-cell office:value-type="float" table:style-name="ce1" office:value="129.3">
            <text:p>129.3</text:p>
          </table:table-cell>
          <table:table-cell office:value-type="float" table:style-name="ce1" office:value="0.773840209727">
            <text:p>0.77384</text:p>
          </table:table-cell>
          <table:table-cell office:value-type="float" table:style-name="ce1" office:value="-0.633380872628">
            <text:p>-0.633381</text:p>
          </table:table-cell>
          <table:table-cell table:number-columns-repeated="16381"/>
        </table:table-row>
        <table:table-row table:style-name="ro1">
          <table:table-cell office:value-type="float" table:style-name="ce1" office:value="129.4">
            <text:p>129.4</text:p>
          </table:table-cell>
          <table:table-cell office:value-type="float" table:style-name="ce1" office:value="0.772733573497">
            <text:p>0.772734</text:p>
          </table:table-cell>
          <table:table-cell office:value-type="float" table:style-name="ce1" office:value="-0.634730513202">
            <text:p>-0.634731</text:p>
          </table:table-cell>
          <table:table-cell table:number-columns-repeated="16381"/>
        </table:table-row>
        <table:table-row table:style-name="ro1">
          <table:table-cell office:value-type="float" table:style-name="ce1" office:value="129.5">
            <text:p>129.5</text:p>
          </table:table-cell>
          <table:table-cell office:value-type="float" table:style-name="ce1" office:value="0.771624583388">
            <text:p>0.771625</text:p>
          </table:table-cell>
          <table:table-cell office:value-type="float" table:style-name="ce1" office:value="-0.636078220278">
            <text:p>-0.636078</text:p>
          </table:table-cell>
          <table:table-cell table:number-columns-repeated="16381"/>
        </table:table-row>
        <table:table-row table:style-name="ro1">
          <table:table-cell office:value-type="float" table:style-name="ce1" office:value="129.6">
            <text:p>129.6</text:p>
          </table:table-cell>
          <table:table-cell office:value-type="float" table:style-name="ce1" office:value="0.770513242776">
            <text:p>0.770513</text:p>
          </table:table-cell>
          <table:table-cell office:value-type="float" table:style-name="ce1" office:value="-0.637423989749">
            <text:p>-0.637424</text:p>
          </table:table-cell>
          <table:table-cell table:number-columns-repeated="16381"/>
        </table:table-row>
        <table:table-row table:style-name="ro1">
          <table:table-cell office:value-type="float" table:style-name="ce1" office:value="129.7">
            <text:p>129.7</text:p>
          </table:table-cell>
          <table:table-cell office:value-type="float" table:style-name="ce1" office:value="0.769399555047">
            <text:p>0.7694</text:p>
          </table:table-cell>
          <table:table-cell office:value-type="float" table:style-name="ce1" office:value="-0.638767817516">
            <text:p>-0.638768</text:p>
          </table:table-cell>
          <table:table-cell table:number-columns-repeated="16381"/>
        </table:table-row>
        <table:table-row table:style-name="ro1">
          <table:table-cell office:value-type="float" table:style-name="ce1" office:value="129.8">
            <text:p>129.8</text:p>
          </table:table-cell>
          <table:table-cell office:value-type="float" table:style-name="ce1" office:value="0.768283523594">
            <text:p>0.768284</text:p>
          </table:table-cell>
          <table:table-cell office:value-type="float" table:style-name="ce1" office:value="-0.640109699485">
            <text:p>-0.64011</text:p>
          </table:table-cell>
          <table:table-cell table:number-columns-repeated="16381"/>
        </table:table-row>
        <table:table-row table:style-name="ro1">
          <table:table-cell office:value-type="float" table:style-name="ce1" office:value="129.9">
            <text:p>129.9</text:p>
          </table:table-cell>
          <table:table-cell office:value-type="float" table:style-name="ce1" office:value="0.767165151815">
            <text:p>0.767165</text:p>
          </table:table-cell>
          <table:table-cell office:value-type="float" table:style-name="ce1" office:value="-0.641449631569">
            <text:p>-0.64145</text:p>
          </table:table-cell>
          <table:table-cell table:number-columns-repeated="16381"/>
        </table:table-row>
        <table:table-row table:style-name="ro1">
          <table:table-cell office:value-type="float" table:style-name="ce1" office:value="130.0">
            <text:p>130</text:p>
          </table:table-cell>
          <table:table-cell office:value-type="float" table:style-name="ce1" office:value="0.766044443119">
            <text:p>0.766044</text:p>
          </table:table-cell>
          <table:table-cell office:value-type="float" table:style-name="ce1" office:value="-0.642787609687">
            <text:p>-0.642788</text:p>
          </table:table-cell>
          <table:table-cell table:number-columns-repeated="16381"/>
        </table:table-row>
        <table:table-row table:style-name="ro1">
          <table:table-cell office:value-type="float" table:style-name="ce1" office:value="130.1">
            <text:p>130.1</text:p>
          </table:table-cell>
          <table:table-cell office:value-type="float" table:style-name="ce1" office:value="0.764921400918">
            <text:p>0.764921</text:p>
          </table:table-cell>
          <table:table-cell office:value-type="float" table:style-name="ce1" office:value="-0.644123629761">
            <text:p>-0.644124</text:p>
          </table:table-cell>
          <table:table-cell table:number-columns-repeated="16381"/>
        </table:table-row>
        <table:table-row table:style-name="ro1">
          <table:table-cell office:value-type="float" table:style-name="ce1" office:value="130.2">
            <text:p>130.2</text:p>
          </table:table-cell>
          <table:table-cell office:value-type="float" table:style-name="ce1" office:value="0.763796028635">
            <text:p>0.763796</text:p>
          </table:table-cell>
          <table:table-cell office:value-type="float" table:style-name="ce1" office:value="-0.645457687724">
            <text:p>-0.645458</text:p>
          </table:table-cell>
          <table:table-cell table:number-columns-repeated="16381"/>
        </table:table-row>
        <table:table-row table:style-name="ro1">
          <table:table-cell office:value-type="float" table:style-name="ce1" office:value="130.3">
            <text:p>130.3</text:p>
          </table:table-cell>
          <table:table-cell office:value-type="float" table:style-name="ce1" office:value="0.762668329696">
            <text:p>0.762668</text:p>
          </table:table-cell>
          <table:table-cell office:value-type="float" table:style-name="ce1" office:value="-0.64678977951">
            <text:p>-0.64679</text:p>
          </table:table-cell>
          <table:table-cell table:number-columns-repeated="16381"/>
        </table:table-row>
        <table:table-row table:style-name="ro1">
          <table:table-cell office:value-type="float" table:style-name="ce1" office:value="130.4">
            <text:p>130.4</text:p>
          </table:table-cell>
          <table:table-cell office:value-type="float" table:style-name="ce1" office:value="0.761538307537">
            <text:p>0.761538</text:p>
          </table:table-cell>
          <table:table-cell office:value-type="float" table:style-name="ce1" office:value="-0.648119901063">
            <text:p>-0.64812</text:p>
          </table:table-cell>
          <table:table-cell table:number-columns-repeated="16381"/>
        </table:table-row>
        <table:table-row table:style-name="ro1">
          <table:table-cell office:value-type="float" table:style-name="ce1" office:value="130.5">
            <text:p>130.5</text:p>
          </table:table-cell>
          <table:table-cell office:value-type="float" table:style-name="ce1" office:value="0.7604059656">
            <text:p>0.760406</text:p>
          </table:table-cell>
          <table:table-cell office:value-type="float" table:style-name="ce1" office:value="-0.64944804833">
            <text:p>-0.649448</text:p>
          </table:table-cell>
          <table:table-cell table:number-columns-repeated="16381"/>
        </table:table-row>
        <table:table-row table:style-name="ro1">
          <table:table-cell office:value-type="float" table:style-name="ce1" office:value="130.6">
            <text:p>130.6</text:p>
          </table:table-cell>
          <table:table-cell office:value-type="float" table:style-name="ce1" office:value="0.759271307335">
            <text:p>0.759271</text:p>
          </table:table-cell>
          <table:table-cell office:value-type="float" table:style-name="ce1" office:value="-0.650774217266">
            <text:p>-0.650774</text:p>
          </table:table-cell>
          <table:table-cell table:number-columns-repeated="16381"/>
        </table:table-row>
        <table:table-row table:style-name="ro1">
          <table:table-cell office:value-type="float" table:style-name="ce1" office:value="130.7">
            <text:p>130.7</text:p>
          </table:table-cell>
          <table:table-cell office:value-type="float" table:style-name="ce1" office:value="0.758134336198">
            <text:p>0.758134</text:p>
          </table:table-cell>
          <table:table-cell office:value-type="float" table:style-name="ce1" office:value="-0.65209840383">
            <text:p>-0.652098</text:p>
          </table:table-cell>
          <table:table-cell table:number-columns-repeated="16381"/>
        </table:table-row>
        <table:table-row table:style-name="ro1">
          <table:table-cell office:value-type="float" table:style-name="ce1" office:value="130.8">
            <text:p>130.8</text:p>
          </table:table-cell>
          <table:table-cell office:value-type="float" table:style-name="ce1" office:value="0.756995055652">
            <text:p>0.756995</text:p>
          </table:table-cell>
          <table:table-cell office:value-type="float" table:style-name="ce1" office:value="-0.65342060399">
            <text:p>-0.653421</text:p>
          </table:table-cell>
          <table:table-cell table:number-columns-repeated="16381"/>
        </table:table-row>
        <table:table-row table:style-name="ro1">
          <table:table-cell office:value-type="float" table:style-name="ce1" office:value="130.9">
            <text:p>130.9</text:p>
          </table:table-cell>
          <table:table-cell office:value-type="float" table:style-name="ce1" office:value="0.755853469168">
            <text:p>0.755853</text:p>
          </table:table-cell>
          <table:table-cell office:value-type="float" table:style-name="ce1" office:value="-0.654740813717">
            <text:p>-0.654741</text:p>
          </table:table-cell>
          <table:table-cell table:number-columns-repeated="16381"/>
        </table:table-row>
        <table:table-row table:style-name="ro1">
          <table:table-cell office:value-type="float" table:style-name="ce1" office:value="131.0">
            <text:p>131</text:p>
          </table:table-cell>
          <table:table-cell office:value-type="float" table:style-name="ce1" office:value="0.754709580223">
            <text:p>0.75471</text:p>
          </table:table-cell>
          <table:table-cell office:value-type="float" table:style-name="ce1" office:value="-0.656059028991">
            <text:p>-0.656059</text:p>
          </table:table-cell>
          <table:table-cell table:number-columns-repeated="16381"/>
        </table:table-row>
        <table:table-row table:style-name="ro1">
          <table:table-cell office:value-type="float" table:style-name="ce1" office:value="131.1">
            <text:p>131.1</text:p>
          </table:table-cell>
          <table:table-cell office:value-type="float" table:style-name="ce1" office:value="0.753563392302">
            <text:p>0.753563</text:p>
          </table:table-cell>
          <table:table-cell office:value-type="float" table:style-name="ce1" office:value="-0.657375245794">
            <text:p>-0.657375</text:p>
          </table:table-cell>
          <table:table-cell table:number-columns-repeated="16381"/>
        </table:table-row>
        <table:table-row table:style-name="ro1">
          <table:table-cell office:value-type="float" table:style-name="ce1" office:value="131.2">
            <text:p>131.2</text:p>
          </table:table-cell>
          <table:table-cell office:value-type="float" table:style-name="ce1" office:value="0.752414908896">
            <text:p>0.752415</text:p>
          </table:table-cell>
          <table:table-cell office:value-type="float" table:style-name="ce1" office:value="-0.658689460119">
            <text:p>-0.658689</text:p>
          </table:table-cell>
          <table:table-cell table:number-columns-repeated="16381"/>
        </table:table-row>
        <table:table-row table:style-name="ro1">
          <table:table-cell office:value-type="float" table:style-name="ce1" office:value="131.3">
            <text:p>131.3</text:p>
          </table:table-cell>
          <table:table-cell office:value-type="float" table:style-name="ce1" office:value="0.751264133504">
            <text:p>0.751264</text:p>
          </table:table-cell>
          <table:table-cell office:value-type="float" table:style-name="ce1" office:value="-0.660001667961">
            <text:p>-0.660002</text:p>
          </table:table-cell>
          <table:table-cell table:number-columns-repeated="16381"/>
        </table:table-row>
        <table:table-row table:style-name="ro1">
          <table:table-cell office:value-type="float" table:style-name="ce1" office:value="131.4">
            <text:p>131.4</text:p>
          </table:table-cell>
          <table:table-cell office:value-type="float" table:style-name="ce1" office:value="0.75011106963">
            <text:p>0.750111</text:p>
          </table:table-cell>
          <table:table-cell office:value-type="float" table:style-name="ce1" office:value="-0.661311865324">
            <text:p>-0.661312</text:p>
          </table:table-cell>
          <table:table-cell table:number-columns-repeated="16381"/>
        </table:table-row>
        <table:table-row table:style-name="ro1">
          <table:table-cell office:value-type="float" table:style-name="ce1" office:value="131.5">
            <text:p>131.5</text:p>
          </table:table-cell>
          <table:table-cell office:value-type="float" table:style-name="ce1" office:value="0.748955720789">
            <text:p>0.748956</text:p>
          </table:table-cell>
          <table:table-cell office:value-type="float" table:style-name="ce1" office:value="-0.662620048216">
            <text:p>-0.66262</text:p>
          </table:table-cell>
          <table:table-cell table:number-columns-repeated="16381"/>
        </table:table-row>
        <table:table-row table:style-name="ro1">
          <table:table-cell office:value-type="float" table:style-name="ce1" office:value="131.6">
            <text:p>131.6</text:p>
          </table:table-cell>
          <table:table-cell office:value-type="float" table:style-name="ce1" office:value="0.747798090499">
            <text:p>0.747798</text:p>
          </table:table-cell>
          <table:table-cell office:value-type="float" table:style-name="ce1" office:value="-0.663926212652">
            <text:p>-0.663926</text:p>
          </table:table-cell>
          <table:table-cell table:number-columns-repeated="16381"/>
        </table:table-row>
        <table:table-row table:style-name="ro1">
          <table:table-cell office:value-type="float" table:style-name="ce1" office:value="131.7">
            <text:p>131.7</text:p>
          </table:table-cell>
          <table:table-cell office:value-type="float" table:style-name="ce1" office:value="0.746638182285">
            <text:p>0.746638</text:p>
          </table:table-cell>
          <table:table-cell office:value-type="float" table:style-name="ce1" office:value="-0.665230354654">
            <text:p>-0.66523</text:p>
          </table:table-cell>
          <table:table-cell table:number-columns-repeated="16381"/>
        </table:table-row>
        <table:table-row table:style-name="ro1">
          <table:table-cell office:value-type="float" table:style-name="ce1" office:value="131.8">
            <text:p>131.8</text:p>
          </table:table-cell>
          <table:table-cell office:value-type="float" table:style-name="ce1" office:value="0.745475999683">
            <text:p>0.745476</text:p>
          </table:table-cell>
          <table:table-cell office:value-type="float" table:style-name="ce1" office:value="-0.666532470249">
            <text:p>-0.666532</text:p>
          </table:table-cell>
          <table:table-cell table:number-columns-repeated="16381"/>
        </table:table-row>
        <table:table-row table:style-name="ro1">
          <table:table-cell office:value-type="float" table:style-name="ce1" office:value="131.9">
            <text:p>131.9</text:p>
          </table:table-cell>
          <table:table-cell office:value-type="float" table:style-name="ce1" office:value="0.744311546231">
            <text:p>0.744312</text:p>
          </table:table-cell>
          <table:table-cell office:value-type="float" table:style-name="ce1" office:value="-0.667832555471">
            <text:p>-0.667833</text:p>
          </table:table-cell>
          <table:table-cell table:number-columns-repeated="16381"/>
        </table:table-row>
        <table:table-row table:style-name="ro1">
          <table:table-cell office:value-type="float" table:style-name="ce1" office:value="132.0">
            <text:p>132</text:p>
          </table:table-cell>
          <table:table-cell office:value-type="float" table:style-name="ce1" office:value="0.743144825477">
            <text:p>0.743145</text:p>
          </table:table-cell>
          <table:table-cell office:value-type="float" table:style-name="ce1" office:value="-0.669130606359">
            <text:p>-0.669131</text:p>
          </table:table-cell>
          <table:table-cell table:number-columns-repeated="16381"/>
        </table:table-row>
        <table:table-row table:style-name="ro1">
          <table:table-cell office:value-type="float" table:style-name="ce1" office:value="132.1">
            <text:p>132.1</text:p>
          </table:table-cell>
          <table:table-cell office:value-type="float" table:style-name="ce1" office:value="0.741975840976">
            <text:p>0.741976</text:p>
          </table:table-cell>
          <table:table-cell office:value-type="float" table:style-name="ce1" office:value="-0.670426618959">
            <text:p>-0.670427</text:p>
          </table:table-cell>
          <table:table-cell table:number-columns-repeated="16381"/>
        </table:table-row>
        <table:table-row table:style-name="ro1">
          <table:table-cell office:value-type="float" table:style-name="ce1" office:value="132.2">
            <text:p>132.2</text:p>
          </table:table-cell>
          <table:table-cell office:value-type="float" table:style-name="ce1" office:value="0.740804596287">
            <text:p>0.740805</text:p>
          </table:table-cell>
          <table:table-cell office:value-type="float" table:style-name="ce1" office:value="-0.671720589323">
            <text:p>-0.671721</text:p>
          </table:table-cell>
          <table:table-cell table:number-columns-repeated="16381"/>
        </table:table-row>
        <table:table-row table:style-name="ro1">
          <table:table-cell office:value-type="float" table:style-name="ce1" office:value="132.3">
            <text:p>132.3</text:p>
          </table:table-cell>
          <table:table-cell office:value-type="float" table:style-name="ce1" office:value="0.739631094979">
            <text:p>0.739631</text:p>
          </table:table-cell>
          <table:table-cell office:value-type="float" table:style-name="ce1" office:value="-0.67301251351">
            <text:p>-0.673013</text:p>
          </table:table-cell>
          <table:table-cell table:number-columns-repeated="16381"/>
        </table:table-row>
        <table:table-row table:style-name="ro1">
          <table:table-cell office:value-type="float" table:style-name="ce1" office:value="132.4">
            <text:p>132.4</text:p>
          </table:table-cell>
          <table:table-cell office:value-type="float" table:style-name="ce1" office:value="0.738455340626">
            <text:p>0.738455</text:p>
          </table:table-cell>
          <table:table-cell office:value-type="float" table:style-name="ce1" office:value="-0.674302387584">
            <text:p>-0.674302</text:p>
          </table:table-cell>
          <table:table-cell table:number-columns-repeated="16381"/>
        </table:table-row>
        <table:table-row table:style-name="ro1">
          <table:table-cell office:value-type="float" table:style-name="ce1" office:value="132.5">
            <text:p>132.5</text:p>
          </table:table-cell>
          <table:table-cell office:value-type="float" table:style-name="ce1" office:value="0.73727733681">
            <text:p>0.737277</text:p>
          </table:table-cell>
          <table:table-cell office:value-type="float" table:style-name="ce1" office:value="-0.675590207616">
            <text:p>-0.67559</text:p>
          </table:table-cell>
          <table:table-cell table:number-columns-repeated="16381"/>
        </table:table-row>
        <table:table-row table:style-name="ro1">
          <table:table-cell office:value-type="float" table:style-name="ce1" office:value="132.6">
            <text:p>132.6</text:p>
          </table:table-cell>
          <table:table-cell office:value-type="float" table:style-name="ce1" office:value="0.73609708712">
            <text:p>0.736097</text:p>
          </table:table-cell>
          <table:table-cell office:value-type="float" table:style-name="ce1" office:value="-0.676875969683">
            <text:p>-0.676876</text:p>
          </table:table-cell>
          <table:table-cell table:number-columns-repeated="16381"/>
        </table:table-row>
        <table:table-row table:style-name="ro1">
          <table:table-cell office:value-type="float" table:style-name="ce1" office:value="132.7">
            <text:p>132.7</text:p>
          </table:table-cell>
          <table:table-cell office:value-type="float" table:style-name="ce1" office:value="0.73491459515">
            <text:p>0.734915</text:p>
          </table:table-cell>
          <table:table-cell office:value-type="float" table:style-name="ce1" office:value="-0.678159669868">
            <text:p>-0.67816</text:p>
          </table:table-cell>
          <table:table-cell table:number-columns-repeated="16381"/>
        </table:table-row>
        <table:table-row table:style-name="ro1">
          <table:table-cell office:value-type="float" table:style-name="ce1" office:value="132.8">
            <text:p>132.8</text:p>
          </table:table-cell>
          <table:table-cell office:value-type="float" table:style-name="ce1" office:value="0.733729864503">
            <text:p>0.73373</text:p>
          </table:table-cell>
          <table:table-cell office:value-type="float" table:style-name="ce1" office:value="-0.679441304262">
            <text:p>-0.679441</text:p>
          </table:table-cell>
          <table:table-cell table:number-columns-repeated="16381"/>
        </table:table-row>
        <table:table-row table:style-name="ro1">
          <table:table-cell office:value-type="float" table:style-name="ce1" office:value="132.9">
            <text:p>132.9</text:p>
          </table:table-cell>
          <table:table-cell office:value-type="float" table:style-name="ce1" office:value="0.732542898787">
            <text:p>0.732543</text:p>
          </table:table-cell>
          <table:table-cell office:value-type="float" table:style-name="ce1" office:value="-0.680720868959">
            <text:p>-0.680721</text:p>
          </table:table-cell>
          <table:table-cell table:number-columns-repeated="16381"/>
        </table:table-row>
        <table:table-row table:style-name="ro1">
          <table:table-cell office:value-type="float" table:style-name="ce1" office:value="133.0">
            <text:p>133</text:p>
          </table:table-cell>
          <table:table-cell office:value-type="float" table:style-name="ce1" office:value="0.731353701619">
            <text:p>0.731354</text:p>
          </table:table-cell>
          <table:table-cell office:value-type="float" table:style-name="ce1" office:value="-0.681998360062">
            <text:p>-0.681998</text:p>
          </table:table-cell>
          <table:table-cell table:number-columns-repeated="16381"/>
        </table:table-row>
        <table:table-row table:style-name="ro1">
          <table:table-cell office:value-type="float" table:style-name="ce1" office:value="133.1">
            <text:p>133.1</text:p>
          </table:table-cell>
          <table:table-cell office:value-type="float" table:style-name="ce1" office:value="0.730162276621">
            <text:p>0.730162</text:p>
          </table:table-cell>
          <table:table-cell office:value-type="float" table:style-name="ce1" office:value="-0.683273773681">
            <text:p>-0.683274</text:p>
          </table:table-cell>
          <table:table-cell table:number-columns-repeated="16381"/>
        </table:table-row>
        <table:table-row table:style-name="ro1">
          <table:table-cell office:value-type="float" table:style-name="ce1" office:value="133.2">
            <text:p>133.2</text:p>
          </table:table-cell>
          <table:table-cell office:value-type="float" table:style-name="ce1" office:value="0.728968627421">
            <text:p>0.728969</text:p>
          </table:table-cell>
          <table:table-cell office:value-type="float" table:style-name="ce1" office:value="-0.684547105929">
            <text:p>-0.684547</text:p>
          </table:table-cell>
          <table:table-cell table:number-columns-repeated="16381"/>
        </table:table-row>
        <table:table-row table:style-name="ro1">
          <table:table-cell office:value-type="float" table:style-name="ce1" office:value="133.3">
            <text:p>133.3</text:p>
          </table:table-cell>
          <table:table-cell office:value-type="float" table:style-name="ce1" office:value="0.727772757657">
            <text:p>0.727773</text:p>
          </table:table-cell>
          <table:table-cell office:value-type="float" table:style-name="ce1" office:value="-0.685818352927">
            <text:p>-0.685818</text:p>
          </table:table-cell>
          <table:table-cell table:number-columns-repeated="16381"/>
        </table:table-row>
        <table:table-row table:style-name="ro1">
          <table:table-cell office:value-type="float" table:style-name="ce1" office:value="133.4">
            <text:p>133.4</text:p>
          </table:table-cell>
          <table:table-cell office:value-type="float" table:style-name="ce1" office:value="0.726574670971">
            <text:p>0.726575</text:p>
          </table:table-cell>
          <table:table-cell office:value-type="float" table:style-name="ce1" office:value="-0.687087510804">
            <text:p>-0.687088</text:p>
          </table:table-cell>
          <table:table-cell table:number-columns-repeated="16381"/>
        </table:table-row>
        <table:table-row table:style-name="ro1">
          <table:table-cell office:value-type="float" table:style-name="ce1" office:value="133.5">
            <text:p>133.5</text:p>
          </table:table-cell>
          <table:table-cell office:value-type="float" table:style-name="ce1" office:value="0.725374371012">
            <text:p>0.725374</text:p>
          </table:table-cell>
          <table:table-cell office:value-type="float" table:style-name="ce1" office:value="-0.688354575694">
            <text:p>-0.688355</text:p>
          </table:table-cell>
          <table:table-cell table:number-columns-repeated="16381"/>
        </table:table-row>
        <table:table-row table:style-name="ro1">
          <table:table-cell office:value-type="float" table:style-name="ce1" office:value="133.6">
            <text:p>133.6</text:p>
          </table:table-cell>
          <table:table-cell office:value-type="float" table:style-name="ce1" office:value="0.724171861437">
            <text:p>0.724172</text:p>
          </table:table-cell>
          <table:table-cell office:value-type="float" table:style-name="ce1" office:value="-0.689619543736">
            <text:p>-0.68962</text:p>
          </table:table-cell>
          <table:table-cell table:number-columns-repeated="16381"/>
        </table:table-row>
        <table:table-row table:style-name="ro1">
          <table:table-cell office:value-type="float" table:style-name="ce1" office:value="133.7">
            <text:p>133.7</text:p>
          </table:table-cell>
          <table:table-cell office:value-type="float" table:style-name="ce1" office:value="0.72296714591">
            <text:p>0.722967</text:p>
          </table:table-cell>
          <table:table-cell office:value-type="float" table:style-name="ce1" office:value="-0.690882411077">
            <text:p>-0.690882</text:p>
          </table:table-cell>
          <table:table-cell table:number-columns-repeated="16381"/>
        </table:table-row>
        <table:table-row table:style-name="ro1">
          <table:table-cell office:value-type="float" table:style-name="ce1" office:value="133.8">
            <text:p>133.8</text:p>
          </table:table-cell>
          <table:table-cell office:value-type="float" table:style-name="ce1" office:value="0.721760228098">
            <text:p>0.72176</text:p>
          </table:table-cell>
          <table:table-cell office:value-type="float" table:style-name="ce1" office:value="-0.69214317387">
            <text:p>-0.692143</text:p>
          </table:table-cell>
          <table:table-cell table:number-columns-repeated="16381"/>
        </table:table-row>
        <table:table-row table:style-name="ro1">
          <table:table-cell office:value-type="float" table:style-name="ce1" office:value="133.9">
            <text:p>133.9</text:p>
          </table:table-cell>
          <table:table-cell office:value-type="float" table:style-name="ce1" office:value="0.72055111168">
            <text:p>0.720551</text:p>
          </table:table-cell>
          <table:table-cell office:value-type="float" table:style-name="ce1" office:value="-0.693401828276">
            <text:p>-0.693402</text:p>
          </table:table-cell>
          <table:table-cell table:number-columns-repeated="16381"/>
        </table:table-row>
        <table:table-row table:style-name="ro1">
          <table:table-cell office:value-type="float" table:style-name="ce1" office:value="134.0">
            <text:p>134</text:p>
          </table:table-cell>
          <table:table-cell office:value-type="float" table:style-name="ce1" office:value="0.719339800339">
            <text:p>0.71934</text:p>
          </table:table-cell>
          <table:table-cell office:value-type="float" table:style-name="ce1" office:value="-0.694658370459">
            <text:p>-0.694658</text:p>
          </table:table-cell>
          <table:table-cell table:number-columns-repeated="16381"/>
        </table:table-row>
        <table:table-row table:style-name="ro1">
          <table:table-cell office:value-type="float" table:style-name="ce1" office:value="134.1">
            <text:p>134.1</text:p>
          </table:table-cell>
          <table:table-cell office:value-type="float" table:style-name="ce1" office:value="0.718126297763">
            <text:p>0.718126</text:p>
          </table:table-cell>
          <table:table-cell office:value-type="float" table:style-name="ce1" office:value="-0.695912796592">
            <text:p>-0.695913</text:p>
          </table:table-cell>
          <table:table-cell table:number-columns-repeated="16381"/>
        </table:table-row>
        <table:table-row table:style-name="ro1">
          <table:table-cell office:value-type="float" table:style-name="ce1" office:value="134.2">
            <text:p>134.2</text:p>
          </table:table-cell>
          <table:table-cell office:value-type="float" table:style-name="ce1" office:value="0.71691060765">
            <text:p>0.716911</text:p>
          </table:table-cell>
          <table:table-cell office:value-type="float" table:style-name="ce1" office:value="-0.697165102855">
            <text:p>-0.697165</text:p>
          </table:table-cell>
          <table:table-cell table:number-columns-repeated="16381"/>
        </table:table-row>
        <table:table-row table:style-name="ro1">
          <table:table-cell office:value-type="float" table:style-name="ce1" office:value="134.3">
            <text:p>134.3</text:p>
          </table:table-cell>
          <table:table-cell office:value-type="float" table:style-name="ce1" office:value="0.715692733704">
            <text:p>0.715693</text:p>
          </table:table-cell>
          <table:table-cell office:value-type="float" table:style-name="ce1" office:value="-0.698415285431">
            <text:p>-0.698415</text:p>
          </table:table-cell>
          <table:table-cell table:number-columns-repeated="16381"/>
        </table:table-row>
        <table:table-row table:style-name="ro1">
          <table:table-cell office:value-type="float" table:style-name="ce1" office:value="134.4">
            <text:p>134.4</text:p>
          </table:table-cell>
          <table:table-cell office:value-type="float" table:style-name="ce1" office:value="0.714472679633">
            <text:p>0.714473</text:p>
          </table:table-cell>
          <table:table-cell office:value-type="float" table:style-name="ce1" office:value="-0.699663340513">
            <text:p>-0.699663</text:p>
          </table:table-cell>
          <table:table-cell table:number-columns-repeated="16381"/>
        </table:table-row>
        <table:table-row table:style-name="ro1">
          <table:table-cell office:value-type="float" table:style-name="ce1" office:value="134.5">
            <text:p>134.5</text:p>
          </table:table-cell>
          <table:table-cell office:value-type="float" table:style-name="ce1" office:value="0.713250449154">
            <text:p>0.71325</text:p>
          </table:table-cell>
          <table:table-cell office:value-type="float" table:style-name="ce1" office:value="-0.7009092643">
            <text:p>-0.700909</text:p>
          </table:table-cell>
          <table:table-cell table:number-columns-repeated="16381"/>
        </table:table-row>
        <table:table-row table:style-name="ro1">
          <table:table-cell office:value-type="float" table:style-name="ce1" office:value="134.6">
            <text:p>134.6</text:p>
          </table:table-cell>
          <table:table-cell office:value-type="float" table:style-name="ce1" office:value="0.712026045991">
            <text:p>0.712026</text:p>
          </table:table-cell>
          <table:table-cell office:value-type="float" table:style-name="ce1" office:value="-0.702153052995">
            <text:p>-0.702153</text:p>
          </table:table-cell>
          <table:table-cell table:number-columns-repeated="16381"/>
        </table:table-row>
        <table:table-row table:style-name="ro1">
          <table:table-cell office:value-type="float" table:style-name="ce1" office:value="134.7">
            <text:p>134.7</text:p>
          </table:table-cell>
          <table:table-cell office:value-type="float" table:style-name="ce1" office:value="0.710799473873">
            <text:p>0.710799</text:p>
          </table:table-cell>
          <table:table-cell office:value-type="float" table:style-name="ce1" office:value="-0.703394702811">
            <text:p>-0.703395</text:p>
          </table:table-cell>
          <table:table-cell table:number-columns-repeated="16381"/>
        </table:table-row>
        <table:table-row table:style-name="ro1">
          <table:table-cell office:value-type="float" table:style-name="ce1" office:value="134.8">
            <text:p>134.8</text:p>
          </table:table-cell>
          <table:table-cell office:value-type="float" table:style-name="ce1" office:value="0.709570736537">
            <text:p>0.709571</text:p>
          </table:table-cell>
          <table:table-cell office:value-type="float" table:style-name="ce1" office:value="-0.704634209964">
            <text:p>-0.704634</text:p>
          </table:table-cell>
          <table:table-cell table:number-columns-repeated="16381"/>
        </table:table-row>
        <table:table-row table:style-name="ro1">
          <table:table-cell office:value-type="float" table:style-name="ce1" office:value="134.9">
            <text:p>134.9</text:p>
          </table:table-cell>
          <table:table-cell office:value-type="float" table:style-name="ce1" office:value="0.708339837725">
            <text:p>0.70834</text:p>
          </table:table-cell>
          <table:table-cell office:value-type="float" table:style-name="ce1" office:value="-0.705871570679">
            <text:p>-0.705872</text:p>
          </table:table-cell>
          <table:table-cell table:number-columns-repeated="16381"/>
        </table:table-row>
        <table:table-row table:style-name="ro1">
          <table:table-cell office:value-type="float" table:style-name="ce1" office:value="135.0">
            <text:p>135</text:p>
          </table:table-cell>
          <table:table-cell office:value-type="float" table:style-name="ce1" office:value="0.707106781187">
            <text:p>0.707107</text:p>
          </table:table-cell>
          <table:table-cell office:value-type="float" table:style-name="ce1" office:value="-0.707106781187">
            <text:p>-0.707107</text:p>
          </table:table-cell>
          <table:table-cell table:number-columns-repeated="16381"/>
        </table:table-row>
        <table:table-row table:style-name="ro1">
          <table:table-cell office:value-type="float" table:style-name="ce1" office:value="135.1">
            <text:p>135.1</text:p>
          </table:table-cell>
          <table:table-cell office:value-type="float" table:style-name="ce1" office:value="0.705871570679">
            <text:p>0.705872</text:p>
          </table:table-cell>
          <table:table-cell office:value-type="float" table:style-name="ce1" office:value="-0.708339837725">
            <text:p>-0.70834</text:p>
          </table:table-cell>
          <table:table-cell table:number-columns-repeated="16381"/>
        </table:table-row>
        <table:table-row table:style-name="ro1">
          <table:table-cell office:value-type="float" table:style-name="ce1" office:value="135.2">
            <text:p>135.2</text:p>
          </table:table-cell>
          <table:table-cell office:value-type="float" table:style-name="ce1" office:value="0.704634209964">
            <text:p>0.704634</text:p>
          </table:table-cell>
          <table:table-cell office:value-type="float" table:style-name="ce1" office:value="-0.709570736537">
            <text:p>-0.709571</text:p>
          </table:table-cell>
          <table:table-cell table:number-columns-repeated="16381"/>
        </table:table-row>
        <table:table-row table:style-name="ro1">
          <table:table-cell office:value-type="float" table:style-name="ce1" office:value="135.3">
            <text:p>135.3</text:p>
          </table:table-cell>
          <table:table-cell office:value-type="float" table:style-name="ce1" office:value="0.703394702811">
            <text:p>0.703395</text:p>
          </table:table-cell>
          <table:table-cell office:value-type="float" table:style-name="ce1" office:value="-0.710799473873">
            <text:p>-0.710799</text:p>
          </table:table-cell>
          <table:table-cell table:number-columns-repeated="16381"/>
        </table:table-row>
        <table:table-row table:style-name="ro1">
          <table:table-cell office:value-type="float" table:style-name="ce1" office:value="135.4">
            <text:p>135.4</text:p>
          </table:table-cell>
          <table:table-cell office:value-type="float" table:style-name="ce1" office:value="0.702153052995">
            <text:p>0.702153</text:p>
          </table:table-cell>
          <table:table-cell office:value-type="float" table:style-name="ce1" office:value="-0.712026045991">
            <text:p>-0.712026</text:p>
          </table:table-cell>
          <table:table-cell table:number-columns-repeated="16381"/>
        </table:table-row>
        <table:table-row table:style-name="ro1">
          <table:table-cell office:value-type="float" table:style-name="ce1" office:value="135.5">
            <text:p>135.5</text:p>
          </table:table-cell>
          <table:table-cell office:value-type="float" table:style-name="ce1" office:value="0.7009092643">
            <text:p>0.700909</text:p>
          </table:table-cell>
          <table:table-cell office:value-type="float" table:style-name="ce1" office:value="-0.713250449154">
            <text:p>-0.71325</text:p>
          </table:table-cell>
          <table:table-cell table:number-columns-repeated="16381"/>
        </table:table-row>
        <table:table-row table:style-name="ro1">
          <table:table-cell office:value-type="float" table:style-name="ce1" office:value="135.6">
            <text:p>135.6</text:p>
          </table:table-cell>
          <table:table-cell office:value-type="float" table:style-name="ce1" office:value="0.699663340513">
            <text:p>0.699663</text:p>
          </table:table-cell>
          <table:table-cell office:value-type="float" table:style-name="ce1" office:value="-0.714472679633">
            <text:p>-0.714473</text:p>
          </table:table-cell>
          <table:table-cell table:number-columns-repeated="16381"/>
        </table:table-row>
        <table:table-row table:style-name="ro1">
          <table:table-cell office:value-type="float" table:style-name="ce1" office:value="135.7">
            <text:p>135.7</text:p>
          </table:table-cell>
          <table:table-cell office:value-type="float" table:style-name="ce1" office:value="0.698415285431">
            <text:p>0.698415</text:p>
          </table:table-cell>
          <table:table-cell office:value-type="float" table:style-name="ce1" office:value="-0.715692733704">
            <text:p>-0.715693</text:p>
          </table:table-cell>
          <table:table-cell table:number-columns-repeated="16381"/>
        </table:table-row>
        <table:table-row table:style-name="ro1">
          <table:table-cell office:value-type="float" table:style-name="ce1" office:value="135.8">
            <text:p>135.8</text:p>
          </table:table-cell>
          <table:table-cell office:value-type="float" table:style-name="ce1" office:value="0.697165102855">
            <text:p>0.697165</text:p>
          </table:table-cell>
          <table:table-cell office:value-type="float" table:style-name="ce1" office:value="-0.71691060765">
            <text:p>-0.716911</text:p>
          </table:table-cell>
          <table:table-cell table:number-columns-repeated="16381"/>
        </table:table-row>
        <table:table-row table:style-name="ro1">
          <table:table-cell office:value-type="float" table:style-name="ce1" office:value="135.9">
            <text:p>135.9</text:p>
          </table:table-cell>
          <table:table-cell office:value-type="float" table:style-name="ce1" office:value="0.695912796592">
            <text:p>0.695913</text:p>
          </table:table-cell>
          <table:table-cell office:value-type="float" table:style-name="ce1" office:value="-0.718126297763">
            <text:p>-0.718126</text:p>
          </table:table-cell>
          <table:table-cell table:number-columns-repeated="16381"/>
        </table:table-row>
        <table:table-row table:style-name="ro1">
          <table:table-cell office:value-type="float" table:style-name="ce1" office:value="136.0">
            <text:p>136</text:p>
          </table:table-cell>
          <table:table-cell office:value-type="float" table:style-name="ce1" office:value="0.694658370459">
            <text:p>0.694658</text:p>
          </table:table-cell>
          <table:table-cell office:value-type="float" table:style-name="ce1" office:value="-0.719339800339">
            <text:p>-0.71934</text:p>
          </table:table-cell>
          <table:table-cell table:number-columns-repeated="16381"/>
        </table:table-row>
        <table:table-row table:style-name="ro1">
          <table:table-cell office:value-type="float" table:style-name="ce1" office:value="136.1">
            <text:p>136.1</text:p>
          </table:table-cell>
          <table:table-cell office:value-type="float" table:style-name="ce1" office:value="0.693401828276">
            <text:p>0.693402</text:p>
          </table:table-cell>
          <table:table-cell office:value-type="float" table:style-name="ce1" office:value="-0.72055111168">
            <text:p>-0.720551</text:p>
          </table:table-cell>
          <table:table-cell table:number-columns-repeated="16381"/>
        </table:table-row>
        <table:table-row table:style-name="ro1">
          <table:table-cell office:value-type="float" table:style-name="ce1" office:value="136.2">
            <text:p>136.2</text:p>
          </table:table-cell>
          <table:table-cell office:value-type="float" table:style-name="ce1" office:value="0.69214317387">
            <text:p>0.692143</text:p>
          </table:table-cell>
          <table:table-cell office:value-type="float" table:style-name="ce1" office:value="-0.721760228098">
            <text:p>-0.72176</text:p>
          </table:table-cell>
          <table:table-cell table:number-columns-repeated="16381"/>
        </table:table-row>
        <table:table-row table:style-name="ro1">
          <table:table-cell office:value-type="float" table:style-name="ce1" office:value="136.3">
            <text:p>136.3</text:p>
          </table:table-cell>
          <table:table-cell office:value-type="float" table:style-name="ce1" office:value="0.690882411077">
            <text:p>0.690882</text:p>
          </table:table-cell>
          <table:table-cell office:value-type="float" table:style-name="ce1" office:value="-0.72296714591">
            <text:p>-0.722967</text:p>
          </table:table-cell>
          <table:table-cell table:number-columns-repeated="16381"/>
        </table:table-row>
        <table:table-row table:style-name="ro1">
          <table:table-cell office:value-type="float" table:style-name="ce1" office:value="136.4">
            <text:p>136.4</text:p>
          </table:table-cell>
          <table:table-cell office:value-type="float" table:style-name="ce1" office:value="0.689619543736">
            <text:p>0.68962</text:p>
          </table:table-cell>
          <table:table-cell office:value-type="float" table:style-name="ce1" office:value="-0.724171861437">
            <text:p>-0.724172</text:p>
          </table:table-cell>
          <table:table-cell table:number-columns-repeated="16381"/>
        </table:table-row>
        <table:table-row table:style-name="ro1">
          <table:table-cell office:value-type="float" table:style-name="ce1" office:value="136.5">
            <text:p>136.5</text:p>
          </table:table-cell>
          <table:table-cell office:value-type="float" table:style-name="ce1" office:value="0.688354575694">
            <text:p>0.688355</text:p>
          </table:table-cell>
          <table:table-cell office:value-type="float" table:style-name="ce1" office:value="-0.725374371012">
            <text:p>-0.725374</text:p>
          </table:table-cell>
          <table:table-cell table:number-columns-repeated="16381"/>
        </table:table-row>
        <table:table-row table:style-name="ro1">
          <table:table-cell office:value-type="float" table:style-name="ce1" office:value="136.6">
            <text:p>136.6</text:p>
          </table:table-cell>
          <table:table-cell office:value-type="float" table:style-name="ce1" office:value="0.687087510804">
            <text:p>0.687088</text:p>
          </table:table-cell>
          <table:table-cell office:value-type="float" table:style-name="ce1" office:value="-0.726574670971">
            <text:p>-0.726575</text:p>
          </table:table-cell>
          <table:table-cell table:number-columns-repeated="16381"/>
        </table:table-row>
        <table:table-row table:style-name="ro1">
          <table:table-cell office:value-type="float" table:style-name="ce1" office:value="136.7">
            <text:p>136.7</text:p>
          </table:table-cell>
          <table:table-cell office:value-type="float" table:style-name="ce1" office:value="0.685818352927">
            <text:p>0.685818</text:p>
          </table:table-cell>
          <table:table-cell office:value-type="float" table:style-name="ce1" office:value="-0.727772757657">
            <text:p>-0.727773</text:p>
          </table:table-cell>
          <table:table-cell table:number-columns-repeated="16381"/>
        </table:table-row>
        <table:table-row table:style-name="ro1">
          <table:table-cell office:value-type="float" table:style-name="ce1" office:value="136.8">
            <text:p>136.8</text:p>
          </table:table-cell>
          <table:table-cell office:value-type="float" table:style-name="ce1" office:value="0.684547105929">
            <text:p>0.684547</text:p>
          </table:table-cell>
          <table:table-cell office:value-type="float" table:style-name="ce1" office:value="-0.728968627421">
            <text:p>-0.728969</text:p>
          </table:table-cell>
          <table:table-cell table:number-columns-repeated="16381"/>
        </table:table-row>
        <table:table-row table:style-name="ro1">
          <table:table-cell office:value-type="float" table:style-name="ce1" office:value="136.9">
            <text:p>136.9</text:p>
          </table:table-cell>
          <table:table-cell office:value-type="float" table:style-name="ce1" office:value="0.683273773681">
            <text:p>0.683274</text:p>
          </table:table-cell>
          <table:table-cell office:value-type="float" table:style-name="ce1" office:value="-0.730162276621">
            <text:p>-0.730162</text:p>
          </table:table-cell>
          <table:table-cell table:number-columns-repeated="16381"/>
        </table:table-row>
        <table:table-row table:style-name="ro1">
          <table:table-cell office:value-type="float" table:style-name="ce1" office:value="137.0">
            <text:p>137</text:p>
          </table:table-cell>
          <table:table-cell office:value-type="float" table:style-name="ce1" office:value="0.681998360062">
            <text:p>0.681998</text:p>
          </table:table-cell>
          <table:table-cell office:value-type="float" table:style-name="ce1" office:value="-0.731353701619">
            <text:p>-0.731354</text:p>
          </table:table-cell>
          <table:table-cell table:number-columns-repeated="16381"/>
        </table:table-row>
        <table:table-row table:style-name="ro1">
          <table:table-cell office:value-type="float" table:style-name="ce1" office:value="137.1">
            <text:p>137.1</text:p>
          </table:table-cell>
          <table:table-cell office:value-type="float" table:style-name="ce1" office:value="0.680720868959">
            <text:p>0.680721</text:p>
          </table:table-cell>
          <table:table-cell office:value-type="float" table:style-name="ce1" office:value="-0.732542898787">
            <text:p>-0.732543</text:p>
          </table:table-cell>
          <table:table-cell table:number-columns-repeated="16381"/>
        </table:table-row>
        <table:table-row table:style-name="ro1">
          <table:table-cell office:value-type="float" table:style-name="ce1" office:value="137.2">
            <text:p>137.2</text:p>
          </table:table-cell>
          <table:table-cell office:value-type="float" table:style-name="ce1" office:value="0.679441304262">
            <text:p>0.679441</text:p>
          </table:table-cell>
          <table:table-cell office:value-type="float" table:style-name="ce1" office:value="-0.733729864503">
            <text:p>-0.73373</text:p>
          </table:table-cell>
          <table:table-cell table:number-columns-repeated="16381"/>
        </table:table-row>
        <table:table-row table:style-name="ro1">
          <table:table-cell office:value-type="float" table:style-name="ce1" office:value="137.3">
            <text:p>137.3</text:p>
          </table:table-cell>
          <table:table-cell office:value-type="float" table:style-name="ce1" office:value="0.678159669868">
            <text:p>0.67816</text:p>
          </table:table-cell>
          <table:table-cell office:value-type="float" table:style-name="ce1" office:value="-0.73491459515">
            <text:p>-0.734915</text:p>
          </table:table-cell>
          <table:table-cell table:number-columns-repeated="16381"/>
        </table:table-row>
        <table:table-row table:style-name="ro1">
          <table:table-cell office:value-type="float" table:style-name="ce1" office:value="137.4">
            <text:p>137.4</text:p>
          </table:table-cell>
          <table:table-cell office:value-type="float" table:style-name="ce1" office:value="0.676875969683">
            <text:p>0.676876</text:p>
          </table:table-cell>
          <table:table-cell office:value-type="float" table:style-name="ce1" office:value="-0.73609708712">
            <text:p>-0.736097</text:p>
          </table:table-cell>
          <table:table-cell table:number-columns-repeated="16381"/>
        </table:table-row>
        <table:table-row table:style-name="ro1">
          <table:table-cell office:value-type="float" table:style-name="ce1" office:value="137.5">
            <text:p>137.5</text:p>
          </table:table-cell>
          <table:table-cell office:value-type="float" table:style-name="ce1" office:value="0.675590207616">
            <text:p>0.67559</text:p>
          </table:table-cell>
          <table:table-cell office:value-type="float" table:style-name="ce1" office:value="-0.73727733681">
            <text:p>-0.737277</text:p>
          </table:table-cell>
          <table:table-cell table:number-columns-repeated="16381"/>
        </table:table-row>
        <table:table-row table:style-name="ro1">
          <table:table-cell office:value-type="float" table:style-name="ce1" office:value="137.6">
            <text:p>137.6</text:p>
          </table:table-cell>
          <table:table-cell office:value-type="float" table:style-name="ce1" office:value="0.674302387584">
            <text:p>0.674302</text:p>
          </table:table-cell>
          <table:table-cell office:value-type="float" table:style-name="ce1" office:value="-0.738455340626">
            <text:p>-0.738455</text:p>
          </table:table-cell>
          <table:table-cell table:number-columns-repeated="16381"/>
        </table:table-row>
        <table:table-row table:style-name="ro1">
          <table:table-cell office:value-type="float" table:style-name="ce1" office:value="137.7">
            <text:p>137.7</text:p>
          </table:table-cell>
          <table:table-cell office:value-type="float" table:style-name="ce1" office:value="0.67301251351">
            <text:p>0.673013</text:p>
          </table:table-cell>
          <table:table-cell office:value-type="float" table:style-name="ce1" office:value="-0.739631094979">
            <text:p>-0.739631</text:p>
          </table:table-cell>
          <table:table-cell table:number-columns-repeated="16381"/>
        </table:table-row>
        <table:table-row table:style-name="ro1">
          <table:table-cell office:value-type="float" table:style-name="ce1" office:value="137.8">
            <text:p>137.8</text:p>
          </table:table-cell>
          <table:table-cell office:value-type="float" table:style-name="ce1" office:value="0.671720589323">
            <text:p>0.671721</text:p>
          </table:table-cell>
          <table:table-cell office:value-type="float" table:style-name="ce1" office:value="-0.740804596287">
            <text:p>-0.740805</text:p>
          </table:table-cell>
          <table:table-cell table:number-columns-repeated="16381"/>
        </table:table-row>
        <table:table-row table:style-name="ro1">
          <table:table-cell office:value-type="float" table:style-name="ce1" office:value="137.9">
            <text:p>137.9</text:p>
          </table:table-cell>
          <table:table-cell office:value-type="float" table:style-name="ce1" office:value="0.670426618959">
            <text:p>0.670427</text:p>
          </table:table-cell>
          <table:table-cell office:value-type="float" table:style-name="ce1" office:value="-0.741975840976">
            <text:p>-0.741976</text:p>
          </table:table-cell>
          <table:table-cell table:number-columns-repeated="16381"/>
        </table:table-row>
        <table:table-row table:style-name="ro1">
          <table:table-cell office:value-type="float" table:style-name="ce1" office:value="138.0">
            <text:p>138</text:p>
          </table:table-cell>
          <table:table-cell office:value-type="float" table:style-name="ce1" office:value="0.669130606359">
            <text:p>0.669131</text:p>
          </table:table-cell>
          <table:table-cell office:value-type="float" table:style-name="ce1" office:value="-0.743144825477">
            <text:p>-0.743145</text:p>
          </table:table-cell>
          <table:table-cell table:number-columns-repeated="16381"/>
        </table:table-row>
        <table:table-row table:style-name="ro1">
          <table:table-cell office:value-type="float" table:style-name="ce1" office:value="138.1">
            <text:p>138.1</text:p>
          </table:table-cell>
          <table:table-cell office:value-type="float" table:style-name="ce1" office:value="0.667832555471">
            <text:p>0.667833</text:p>
          </table:table-cell>
          <table:table-cell office:value-type="float" table:style-name="ce1" office:value="-0.744311546231">
            <text:p>-0.744312</text:p>
          </table:table-cell>
          <table:table-cell table:number-columns-repeated="16381"/>
        </table:table-row>
        <table:table-row table:style-name="ro1">
          <table:table-cell office:value-type="float" table:style-name="ce1" office:value="138.2">
            <text:p>138.2</text:p>
          </table:table-cell>
          <table:table-cell office:value-type="float" table:style-name="ce1" office:value="0.666532470249">
            <text:p>0.666532</text:p>
          </table:table-cell>
          <table:table-cell office:value-type="float" table:style-name="ce1" office:value="-0.745475999683">
            <text:p>-0.745476</text:p>
          </table:table-cell>
          <table:table-cell table:number-columns-repeated="16381"/>
        </table:table-row>
        <table:table-row table:style-name="ro1">
          <table:table-cell office:value-type="float" table:style-name="ce1" office:value="138.3">
            <text:p>138.3</text:p>
          </table:table-cell>
          <table:table-cell office:value-type="float" table:style-name="ce1" office:value="0.665230354654">
            <text:p>0.66523</text:p>
          </table:table-cell>
          <table:table-cell office:value-type="float" table:style-name="ce1" office:value="-0.746638182285">
            <text:p>-0.746638</text:p>
          </table:table-cell>
          <table:table-cell table:number-columns-repeated="16381"/>
        </table:table-row>
        <table:table-row table:style-name="ro1">
          <table:table-cell office:value-type="float" table:style-name="ce1" office:value="138.4">
            <text:p>138.4</text:p>
          </table:table-cell>
          <table:table-cell office:value-type="float" table:style-name="ce1" office:value="0.663926212652">
            <text:p>0.663926</text:p>
          </table:table-cell>
          <table:table-cell office:value-type="float" table:style-name="ce1" office:value="-0.747798090499">
            <text:p>-0.747798</text:p>
          </table:table-cell>
          <table:table-cell table:number-columns-repeated="16381"/>
        </table:table-row>
        <table:table-row table:style-name="ro1">
          <table:table-cell office:value-type="float" table:style-name="ce1" office:value="138.5">
            <text:p>138.5</text:p>
          </table:table-cell>
          <table:table-cell office:value-type="float" table:style-name="ce1" office:value="0.662620048216">
            <text:p>0.66262</text:p>
          </table:table-cell>
          <table:table-cell office:value-type="float" table:style-name="ce1" office:value="-0.748955720789">
            <text:p>-0.748956</text:p>
          </table:table-cell>
          <table:table-cell table:number-columns-repeated="16381"/>
        </table:table-row>
        <table:table-row table:style-name="ro1">
          <table:table-cell office:value-type="float" table:style-name="ce1" office:value="138.6">
            <text:p>138.6</text:p>
          </table:table-cell>
          <table:table-cell office:value-type="float" table:style-name="ce1" office:value="0.661311865324">
            <text:p>0.661312</text:p>
          </table:table-cell>
          <table:table-cell office:value-type="float" table:style-name="ce1" office:value="-0.75011106963">
            <text:p>-0.750111</text:p>
          </table:table-cell>
          <table:table-cell table:number-columns-repeated="16381"/>
        </table:table-row>
        <table:table-row table:style-name="ro1">
          <table:table-cell office:value-type="float" table:style-name="ce1" office:value="138.7">
            <text:p>138.7</text:p>
          </table:table-cell>
          <table:table-cell office:value-type="float" table:style-name="ce1" office:value="0.660001667961">
            <text:p>0.660002</text:p>
          </table:table-cell>
          <table:table-cell office:value-type="float" table:style-name="ce1" office:value="-0.751264133504">
            <text:p>-0.751264</text:p>
          </table:table-cell>
          <table:table-cell table:number-columns-repeated="16381"/>
        </table:table-row>
        <table:table-row table:style-name="ro1">
          <table:table-cell office:value-type="float" table:style-name="ce1" office:value="138.8">
            <text:p>138.8</text:p>
          </table:table-cell>
          <table:table-cell office:value-type="float" table:style-name="ce1" office:value="0.658689460119">
            <text:p>0.658689</text:p>
          </table:table-cell>
          <table:table-cell office:value-type="float" table:style-name="ce1" office:value="-0.752414908896">
            <text:p>-0.752415</text:p>
          </table:table-cell>
          <table:table-cell table:number-columns-repeated="16381"/>
        </table:table-row>
        <table:table-row table:style-name="ro1">
          <table:table-cell office:value-type="float" table:style-name="ce1" office:value="138.9">
            <text:p>138.9</text:p>
          </table:table-cell>
          <table:table-cell office:value-type="float" table:style-name="ce1" office:value="0.657375245794">
            <text:p>0.657375</text:p>
          </table:table-cell>
          <table:table-cell office:value-type="float" table:style-name="ce1" office:value="-0.753563392302">
            <text:p>-0.753563</text:p>
          </table:table-cell>
          <table:table-cell table:number-columns-repeated="16381"/>
        </table:table-row>
        <table:table-row table:style-name="ro1">
          <table:table-cell office:value-type="float" table:style-name="ce1" office:value="139.0">
            <text:p>139</text:p>
          </table:table-cell>
          <table:table-cell office:value-type="float" table:style-name="ce1" office:value="0.656059028991">
            <text:p>0.656059</text:p>
          </table:table-cell>
          <table:table-cell office:value-type="float" table:style-name="ce1" office:value="-0.754709580223">
            <text:p>-0.75471</text:p>
          </table:table-cell>
          <table:table-cell table:number-columns-repeated="16381"/>
        </table:table-row>
        <table:table-row table:style-name="ro1">
          <table:table-cell office:value-type="float" table:style-name="ce1" office:value="139.1">
            <text:p>139.1</text:p>
          </table:table-cell>
          <table:table-cell office:value-type="float" table:style-name="ce1" office:value="0.654740813717">
            <text:p>0.654741</text:p>
          </table:table-cell>
          <table:table-cell office:value-type="float" table:style-name="ce1" office:value="-0.755853469168">
            <text:p>-0.755853</text:p>
          </table:table-cell>
          <table:table-cell table:number-columns-repeated="16381"/>
        </table:table-row>
        <table:table-row table:style-name="ro1">
          <table:table-cell office:value-type="float" table:style-name="ce1" office:value="139.2">
            <text:p>139.2</text:p>
          </table:table-cell>
          <table:table-cell office:value-type="float" table:style-name="ce1" office:value="0.65342060399">
            <text:p>0.653421</text:p>
          </table:table-cell>
          <table:table-cell office:value-type="float" table:style-name="ce1" office:value="-0.756995055652">
            <text:p>-0.756995</text:p>
          </table:table-cell>
          <table:table-cell table:number-columns-repeated="16381"/>
        </table:table-row>
        <table:table-row table:style-name="ro1">
          <table:table-cell office:value-type="float" table:style-name="ce1" office:value="139.3">
            <text:p>139.3</text:p>
          </table:table-cell>
          <table:table-cell office:value-type="float" table:style-name="ce1" office:value="0.65209840383">
            <text:p>0.652098</text:p>
          </table:table-cell>
          <table:table-cell office:value-type="float" table:style-name="ce1" office:value="-0.758134336198">
            <text:p>-0.758134</text:p>
          </table:table-cell>
          <table:table-cell table:number-columns-repeated="16381"/>
        </table:table-row>
        <table:table-row table:style-name="ro1">
          <table:table-cell office:value-type="float" table:style-name="ce1" office:value="139.4">
            <text:p>139.4</text:p>
          </table:table-cell>
          <table:table-cell office:value-type="float" table:style-name="ce1" office:value="0.650774217266">
            <text:p>0.650774</text:p>
          </table:table-cell>
          <table:table-cell office:value-type="float" table:style-name="ce1" office:value="-0.759271307335">
            <text:p>-0.759271</text:p>
          </table:table-cell>
          <table:table-cell table:number-columns-repeated="16381"/>
        </table:table-row>
        <table:table-row table:style-name="ro1">
          <table:table-cell office:value-type="float" table:style-name="ce1" office:value="139.5">
            <text:p>139.5</text:p>
          </table:table-cell>
          <table:table-cell office:value-type="float" table:style-name="ce1" office:value="0.64944804833">
            <text:p>0.649448</text:p>
          </table:table-cell>
          <table:table-cell office:value-type="float" table:style-name="ce1" office:value="-0.7604059656">
            <text:p>-0.760406</text:p>
          </table:table-cell>
          <table:table-cell table:number-columns-repeated="16381"/>
        </table:table-row>
        <table:table-row table:style-name="ro1">
          <table:table-cell office:value-type="float" table:style-name="ce1" office:value="139.6">
            <text:p>139.6</text:p>
          </table:table-cell>
          <table:table-cell office:value-type="float" table:style-name="ce1" office:value="0.648119901063">
            <text:p>0.64812</text:p>
          </table:table-cell>
          <table:table-cell office:value-type="float" table:style-name="ce1" office:value="-0.761538307537">
            <text:p>-0.761538</text:p>
          </table:table-cell>
          <table:table-cell table:number-columns-repeated="16381"/>
        </table:table-row>
        <table:table-row table:style-name="ro1">
          <table:table-cell office:value-type="float" table:style-name="ce1" office:value="139.7">
            <text:p>139.7</text:p>
          </table:table-cell>
          <table:table-cell office:value-type="float" table:style-name="ce1" office:value="0.64678977951">
            <text:p>0.64679</text:p>
          </table:table-cell>
          <table:table-cell office:value-type="float" table:style-name="ce1" office:value="-0.762668329696">
            <text:p>-0.762668</text:p>
          </table:table-cell>
          <table:table-cell table:number-columns-repeated="16381"/>
        </table:table-row>
        <table:table-row table:style-name="ro1">
          <table:table-cell office:value-type="float" table:style-name="ce1" office:value="139.8">
            <text:p>139.8</text:p>
          </table:table-cell>
          <table:table-cell office:value-type="float" table:style-name="ce1" office:value="0.645457687724">
            <text:p>0.645458</text:p>
          </table:table-cell>
          <table:table-cell office:value-type="float" table:style-name="ce1" office:value="-0.763796028635">
            <text:p>-0.763796</text:p>
          </table:table-cell>
          <table:table-cell table:number-columns-repeated="16381"/>
        </table:table-row>
        <table:table-row table:style-name="ro1">
          <table:table-cell office:value-type="float" table:style-name="ce1" office:value="139.9">
            <text:p>139.9</text:p>
          </table:table-cell>
          <table:table-cell office:value-type="float" table:style-name="ce1" office:value="0.644123629761">
            <text:p>0.644124</text:p>
          </table:table-cell>
          <table:table-cell office:value-type="float" table:style-name="ce1" office:value="-0.764921400918">
            <text:p>-0.764921</text:p>
          </table:table-cell>
          <table:table-cell table:number-columns-repeated="16381"/>
        </table:table-row>
        <table:table-row table:style-name="ro1">
          <table:table-cell office:value-type="float" table:style-name="ce1" office:value="140.0">
            <text:p>140</text:p>
          </table:table-cell>
          <table:table-cell office:value-type="float" table:style-name="ce1" office:value="0.642787609687">
            <text:p>0.642788</text:p>
          </table:table-cell>
          <table:table-cell office:value-type="float" table:style-name="ce1" office:value="-0.766044443119">
            <text:p>-0.766044</text:p>
          </table:table-cell>
          <table:table-cell table:number-columns-repeated="16381"/>
        </table:table-row>
        <table:table-row table:style-name="ro1">
          <table:table-cell office:value-type="float" table:style-name="ce1" office:value="140.1">
            <text:p>140.1</text:p>
          </table:table-cell>
          <table:table-cell office:value-type="float" table:style-name="ce1" office:value="0.641449631569">
            <text:p>0.64145</text:p>
          </table:table-cell>
          <table:table-cell office:value-type="float" table:style-name="ce1" office:value="-0.767165151815">
            <text:p>-0.767165</text:p>
          </table:table-cell>
          <table:table-cell table:number-columns-repeated="16381"/>
        </table:table-row>
        <table:table-row table:style-name="ro1">
          <table:table-cell office:value-type="float" table:style-name="ce1" office:value="140.2">
            <text:p>140.2</text:p>
          </table:table-cell>
          <table:table-cell office:value-type="float" table:style-name="ce1" office:value="0.640109699485">
            <text:p>0.64011</text:p>
          </table:table-cell>
          <table:table-cell office:value-type="float" table:style-name="ce1" office:value="-0.768283523594">
            <text:p>-0.768284</text:p>
          </table:table-cell>
          <table:table-cell table:number-columns-repeated="16381"/>
        </table:table-row>
        <table:table-row table:style-name="ro1">
          <table:table-cell office:value-type="float" table:style-name="ce1" office:value="140.3">
            <text:p>140.3</text:p>
          </table:table-cell>
          <table:table-cell office:value-type="float" table:style-name="ce1" office:value="0.638767817516">
            <text:p>0.638768</text:p>
          </table:table-cell>
          <table:table-cell office:value-type="float" table:style-name="ce1" office:value="-0.769399555047">
            <text:p>-0.7694</text:p>
          </table:table-cell>
          <table:table-cell table:number-columns-repeated="16381"/>
        </table:table-row>
        <table:table-row table:style-name="ro1">
          <table:table-cell office:value-type="float" table:style-name="ce1" office:value="140.4">
            <text:p>140.4</text:p>
          </table:table-cell>
          <table:table-cell office:value-type="float" table:style-name="ce1" office:value="0.637423989749">
            <text:p>0.637424</text:p>
          </table:table-cell>
          <table:table-cell office:value-type="float" table:style-name="ce1" office:value="-0.770513242776">
            <text:p>-0.770513</text:p>
          </table:table-cell>
          <table:table-cell table:number-columns-repeated="16381"/>
        </table:table-row>
        <table:table-row table:style-name="ro1">
          <table:table-cell office:value-type="float" table:style-name="ce1" office:value="140.5">
            <text:p>140.5</text:p>
          </table:table-cell>
          <table:table-cell office:value-type="float" table:style-name="ce1" office:value="0.636078220278">
            <text:p>0.636078</text:p>
          </table:table-cell>
          <table:table-cell office:value-type="float" table:style-name="ce1" office:value="-0.771624583388">
            <text:p>-0.771625</text:p>
          </table:table-cell>
          <table:table-cell table:number-columns-repeated="16381"/>
        </table:table-row>
        <table:table-row table:style-name="ro1">
          <table:table-cell office:value-type="float" table:style-name="ce1" office:value="140.6">
            <text:p>140.6</text:p>
          </table:table-cell>
          <table:table-cell office:value-type="float" table:style-name="ce1" office:value="0.634730513202">
            <text:p>0.634731</text:p>
          </table:table-cell>
          <table:table-cell office:value-type="float" table:style-name="ce1" office:value="-0.772733573497">
            <text:p>-0.772734</text:p>
          </table:table-cell>
          <table:table-cell table:number-columns-repeated="16381"/>
        </table:table-row>
        <table:table-row table:style-name="ro1">
          <table:table-cell office:value-type="float" table:style-name="ce1" office:value="140.7">
            <text:p>140.7</text:p>
          </table:table-cell>
          <table:table-cell office:value-type="float" table:style-name="ce1" office:value="0.633380872628">
            <text:p>0.633381</text:p>
          </table:table-cell>
          <table:table-cell office:value-type="float" table:style-name="ce1" office:value="-0.773840209727">
            <text:p>-0.77384</text:p>
          </table:table-cell>
          <table:table-cell table:number-columns-repeated="16381"/>
        </table:table-row>
        <table:table-row table:style-name="ro1">
          <table:table-cell office:value-type="float" table:style-name="ce1" office:value="140.8">
            <text:p>140.8</text:p>
          </table:table-cell>
          <table:table-cell office:value-type="float" table:style-name="ce1" office:value="0.632029302665">
            <text:p>0.632029</text:p>
          </table:table-cell>
          <table:table-cell office:value-type="float" table:style-name="ce1" office:value="-0.774944488704">
            <text:p>-0.774944</text:p>
          </table:table-cell>
          <table:table-cell table:number-columns-repeated="16381"/>
        </table:table-row>
        <table:table-row table:style-name="ro1">
          <table:table-cell office:value-type="float" table:style-name="ce1" office:value="140.9">
            <text:p>140.9</text:p>
          </table:table-cell>
          <table:table-cell office:value-type="float" table:style-name="ce1" office:value="0.630675807431">
            <text:p>0.630676</text:p>
          </table:table-cell>
          <table:table-cell office:value-type="float" table:style-name="ce1" office:value="-0.776046407067">
            <text:p>-0.776046</text:p>
          </table:table-cell>
          <table:table-cell table:number-columns-repeated="16381"/>
        </table:table-row>
        <table:table-row table:style-name="ro1">
          <table:table-cell office:value-type="float" table:style-name="ce1" office:value="141.0">
            <text:p>141</text:p>
          </table:table-cell>
          <table:table-cell office:value-type="float" table:style-name="ce1" office:value="0.62932039105">
            <text:p>0.62932</text:p>
          </table:table-cell>
          <table:table-cell office:value-type="float" table:style-name="ce1" office:value="-0.777145961457">
            <text:p>-0.7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141.1">
            <text:p>141.1</text:p>
          </table:table-cell>
          <table:table-cell office:value-type="float" table:style-name="ce1" office:value="0.627963057649">
            <text:p>0.627963</text:p>
          </table:table-cell>
          <table:table-cell office:value-type="float" table:style-name="ce1" office:value="-0.778243148526">
            <text:p>-0.778243</text:p>
          </table:table-cell>
          <table:table-cell table:number-columns-repeated="16381"/>
        </table:table-row>
        <table:table-row table:style-name="ro1">
          <table:table-cell office:value-type="float" table:style-name="ce1" office:value="141.2">
            <text:p>141.2</text:p>
          </table:table-cell>
          <table:table-cell office:value-type="float" table:style-name="ce1" office:value="0.626603811364">
            <text:p>0.626604</text:p>
          </table:table-cell>
          <table:table-cell office:value-type="float" table:style-name="ce1" office:value="-0.779337964931">
            <text:p>-0.779338</text:p>
          </table:table-cell>
          <table:table-cell table:number-columns-repeated="16381"/>
        </table:table-row>
        <table:table-row table:style-name="ro1">
          <table:table-cell office:value-type="float" table:style-name="ce1" office:value="141.3">
            <text:p>141.3</text:p>
          </table:table-cell>
          <table:table-cell office:value-type="float" table:style-name="ce1" office:value="0.625242656336">
            <text:p>0.625243</text:p>
          </table:table-cell>
          <table:table-cell office:value-type="float" table:style-name="ce1" office:value="-0.780430407338">
            <text:p>-0.78043</text:p>
          </table:table-cell>
          <table:table-cell table:number-columns-repeated="16381"/>
        </table:table-row>
        <table:table-row table:style-name="ro1">
          <table:table-cell office:value-type="float" table:style-name="ce1" office:value="141.4">
            <text:p>141.4</text:p>
          </table:table-cell>
          <table:table-cell office:value-type="float" table:style-name="ce1" office:value="0.623879596709">
            <text:p>0.62388</text:p>
          </table:table-cell>
          <table:table-cell office:value-type="float" table:style-name="ce1" office:value="-0.781520472419">
            <text:p>-0.78152</text:p>
          </table:table-cell>
          <table:table-cell table:number-columns-repeated="16381"/>
        </table:table-row>
        <table:table-row table:style-name="ro1">
          <table:table-cell office:value-type="float" table:style-name="ce1" office:value="141.5">
            <text:p>141.5</text:p>
          </table:table-cell>
          <table:table-cell office:value-type="float" table:style-name="ce1" office:value="0.622514636638">
            <text:p>0.622515</text:p>
          </table:table-cell>
          <table:table-cell office:value-type="float" table:style-name="ce1" office:value="-0.782608156852">
            <text:p>-0.782608</text:p>
          </table:table-cell>
          <table:table-cell table:number-columns-repeated="16381"/>
        </table:table-row>
        <table:table-row table:style-name="ro1">
          <table:table-cell office:value-type="float" table:style-name="ce1" office:value="141.6">
            <text:p>141.6</text:p>
          </table:table-cell>
          <table:table-cell office:value-type="float" table:style-name="ce1" office:value="0.621147780278">
            <text:p>0.621148</text:p>
          </table:table-cell>
          <table:table-cell office:value-type="float" table:style-name="ce1" office:value="-0.783693457326">
            <text:p>-0.783693</text:p>
          </table:table-cell>
          <table:table-cell table:number-columns-repeated="16381"/>
        </table:table-row>
        <table:table-row table:style-name="ro1">
          <table:table-cell office:value-type="float" table:style-name="ce1" office:value="141.7">
            <text:p>141.7</text:p>
          </table:table-cell>
          <table:table-cell office:value-type="float" table:style-name="ce1" office:value="0.619779031795">
            <text:p>0.619779</text:p>
          </table:table-cell>
          <table:table-cell office:value-type="float" table:style-name="ce1" office:value="-0.784776370533">
            <text:p>-0.784776</text:p>
          </table:table-cell>
          <table:table-cell table:number-columns-repeated="16381"/>
        </table:table-row>
        <table:table-row table:style-name="ro1">
          <table:table-cell office:value-type="float" table:style-name="ce1" office:value="141.8">
            <text:p>141.8</text:p>
          </table:table-cell>
          <table:table-cell office:value-type="float" table:style-name="ce1" office:value="0.618408395358">
            <text:p>0.618408</text:p>
          </table:table-cell>
          <table:table-cell office:value-type="float" table:style-name="ce1" office:value="-0.785856893175">
            <text:p>-0.785857</text:p>
          </table:table-cell>
          <table:table-cell table:number-columns-repeated="16381"/>
        </table:table-row>
        <table:table-row table:style-name="ro1">
          <table:table-cell office:value-type="float" table:style-name="ce1" office:value="141.9">
            <text:p>141.9</text:p>
          </table:table-cell>
          <table:table-cell office:value-type="float" table:style-name="ce1" office:value="0.617035875141">
            <text:p>0.617036</text:p>
          </table:table-cell>
          <table:table-cell office:value-type="float" table:style-name="ce1" office:value="-0.786935021961">
            <text:p>-0.786935</text:p>
          </table:table-cell>
          <table:table-cell table:number-columns-repeated="16381"/>
        </table:table-row>
        <table:table-row table:style-name="ro1">
          <table:table-cell office:value-type="float" table:style-name="ce1" office:value="142.0">
            <text:p>142</text:p>
          </table:table-cell>
          <table:table-cell office:value-type="float" table:style-name="ce1" office:value="0.615661475326">
            <text:p>0.615661</text:p>
          </table:table-cell>
          <table:table-cell office:value-type="float" table:style-name="ce1" office:value="-0.788010753607">
            <text:p>-0.788011</text:p>
          </table:table-cell>
          <table:table-cell table:number-columns-repeated="16381"/>
        </table:table-row>
        <table:table-row table:style-name="ro1">
          <table:table-cell office:value-type="float" table:style-name="ce1" office:value="142.1">
            <text:p>142.1</text:p>
          </table:table-cell>
          <table:table-cell office:value-type="float" table:style-name="ce1" office:value="0.614285200099">
            <text:p>0.614285</text:p>
          </table:table-cell>
          <table:table-cell office:value-type="float" table:style-name="ce1" office:value="-0.789084084835">
            <text:p>-0.789084</text:p>
          </table:table-cell>
          <table:table-cell table:number-columns-repeated="16381"/>
        </table:table-row>
        <table:table-row table:style-name="ro1">
          <table:table-cell office:value-type="float" table:style-name="ce1" office:value="142.2">
            <text:p>142.2</text:p>
          </table:table-cell>
          <table:table-cell office:value-type="float" table:style-name="ce1" office:value="0.612907053653">
            <text:p>0.612907</text:p>
          </table:table-cell>
          <table:table-cell office:value-type="float" table:style-name="ce1" office:value="-0.790155012376">
            <text:p>-0.790155</text:p>
          </table:table-cell>
          <table:table-cell table:number-columns-repeated="16381"/>
        </table:table-row>
        <table:table-row table:style-name="ro1">
          <table:table-cell office:value-type="float" table:style-name="ce1" office:value="142.3">
            <text:p>142.3</text:p>
          </table:table-cell>
          <table:table-cell office:value-type="float" table:style-name="ce1" office:value="0.611527040186">
            <text:p>0.611527</text:p>
          </table:table-cell>
          <table:table-cell office:value-type="float" table:style-name="ce1" office:value="-0.791223532967">
            <text:p>-0.791224</text:p>
          </table:table-cell>
          <table:table-cell table:number-columns-repeated="16381"/>
        </table:table-row>
        <table:table-row table:style-name="ro1">
          <table:table-cell office:value-type="float" table:style-name="ce1" office:value="142.4">
            <text:p>142.4</text:p>
          </table:table-cell>
          <table:table-cell office:value-type="float" table:style-name="ce1" office:value="0.610145163901">
            <text:p>0.610145</text:p>
          </table:table-cell>
          <table:table-cell office:value-type="float" table:style-name="ce1" office:value="-0.792289643355">
            <text:p>-0.79229</text:p>
          </table:table-cell>
          <table:table-cell table:number-columns-repeated="16381"/>
        </table:table-row>
        <table:table-row table:style-name="ro1">
          <table:table-cell office:value-type="float" table:style-name="ce1" office:value="142.5">
            <text:p>142.5</text:p>
          </table:table-cell>
          <table:table-cell office:value-type="float" table:style-name="ce1" office:value="0.608761429009">
            <text:p>0.608761</text:p>
          </table:table-cell>
          <table:table-cell office:value-type="float" table:style-name="ce1" office:value="-0.793353340291">
            <text:p>-0.793353</text:p>
          </table:table-cell>
          <table:table-cell table:number-columns-repeated="16381"/>
        </table:table-row>
        <table:table-row table:style-name="ro1">
          <table:table-cell office:value-type="float" table:style-name="ce1" office:value="142.6">
            <text:p>142.6</text:p>
          </table:table-cell>
          <table:table-cell office:value-type="float" table:style-name="ce1" office:value="0.607375839723">
            <text:p>0.607376</text:p>
          </table:table-cell>
          <table:table-cell office:value-type="float" table:style-name="ce1" office:value="-0.794414620535">
            <text:p>-0.794415</text:p>
          </table:table-cell>
          <table:table-cell table:number-columns-repeated="16381"/>
        </table:table-row>
        <table:table-row table:style-name="ro1">
          <table:table-cell office:value-type="float" table:style-name="ce1" office:value="142.7">
            <text:p>142.7</text:p>
          </table:table-cell>
          <table:table-cell office:value-type="float" table:style-name="ce1" office:value="0.605988400266">
            <text:p>0.605988</text:p>
          </table:table-cell>
          <table:table-cell office:value-type="float" table:style-name="ce1" office:value="-0.795473480855">
            <text:p>-0.795473</text:p>
          </table:table-cell>
          <table:table-cell table:number-columns-repeated="16381"/>
        </table:table-row>
        <table:table-row table:style-name="ro1">
          <table:table-cell office:value-type="float" table:style-name="ce1" office:value="142.8">
            <text:p>142.8</text:p>
          </table:table-cell>
          <table:table-cell office:value-type="float" table:style-name="ce1" office:value="0.604599114862">
            <text:p>0.604599</text:p>
          </table:table-cell>
          <table:table-cell office:value-type="float" table:style-name="ce1" office:value="-0.796529918024">
            <text:p>-0.79653</text:p>
          </table:table-cell>
          <table:table-cell table:number-columns-repeated="16381"/>
        </table:table-row>
        <table:table-row table:style-name="ro1">
          <table:table-cell office:value-type="float" table:style-name="ce1" office:value="142.9">
            <text:p>142.9</text:p>
          </table:table-cell>
          <table:table-cell office:value-type="float" table:style-name="ce1" office:value="0.603207987745">
            <text:p>0.603208</text:p>
          </table:table-cell>
          <table:table-cell office:value-type="float" table:style-name="ce1" office:value="-0.797583928825">
            <text:p>-0.797584</text:p>
          </table:table-cell>
          <table:table-cell table:number-columns-repeated="16381"/>
        </table:table-row>
        <table:table-row table:style-name="ro1">
          <table:table-cell office:value-type="float" table:style-name="ce1" office:value="143.0">
            <text:p>143</text:p>
          </table:table-cell>
          <table:table-cell office:value-type="float" table:style-name="ce1" office:value="0.601815023152">
            <text:p>0.601815</text:p>
          </table:table-cell>
          <table:table-cell office:value-type="float" table:style-name="ce1" office:value="-0.798635510047">
            <text:p>-0.798636</text:p>
          </table:table-cell>
          <table:table-cell table:number-columns-repeated="16381"/>
        </table:table-row>
        <table:table-row table:style-name="ro1">
          <table:table-cell office:value-type="float" table:style-name="ce1" office:value="143.1">
            <text:p>143.1</text:p>
          </table:table-cell>
          <table:table-cell office:value-type="float" table:style-name="ce1" office:value="0.600420225326">
            <text:p>0.60042</text:p>
          </table:table-cell>
          <table:table-cell office:value-type="float" table:style-name="ce1" office:value="-0.799684658487">
            <text:p>-0.799685</text:p>
          </table:table-cell>
          <table:table-cell table:number-columns-repeated="16381"/>
        </table:table-row>
        <table:table-row table:style-name="ro1">
          <table:table-cell office:value-type="float" table:style-name="ce1" office:value="143.2">
            <text:p>143.2</text:p>
          </table:table-cell>
          <table:table-cell office:value-type="float" table:style-name="ce1" office:value="0.599023598516">
            <text:p>0.599024</text:p>
          </table:table-cell>
          <table:table-cell office:value-type="float" table:style-name="ce1" office:value="-0.800731370949">
            <text:p>-0.800731</text:p>
          </table:table-cell>
          <table:table-cell table:number-columns-repeated="16381"/>
        </table:table-row>
        <table:table-row table:style-name="ro1">
          <table:table-cell office:value-type="float" table:style-name="ce1" office:value="143.3">
            <text:p>143.3</text:p>
          </table:table-cell>
          <table:table-cell office:value-type="float" table:style-name="ce1" office:value="0.597625146976">
            <text:p>0.597625</text:p>
          </table:table-cell>
          <table:table-cell office:value-type="float" table:style-name="ce1" office:value="-0.801775644244">
            <text:p>-0.801776</text:p>
          </table:table-cell>
          <table:table-cell table:number-columns-repeated="16381"/>
        </table:table-row>
        <table:table-row table:style-name="ro1">
          <table:table-cell office:value-type="float" table:style-name="ce1" office:value="143.4">
            <text:p>143.4</text:p>
          </table:table-cell>
          <table:table-cell office:value-type="float" table:style-name="ce1" office:value="0.596224874966">
            <text:p>0.596225</text:p>
          </table:table-cell>
          <table:table-cell office:value-type="float" table:style-name="ce1" office:value="-0.802817475191">
            <text:p>-0.802817</text:p>
          </table:table-cell>
          <table:table-cell table:number-columns-repeated="16381"/>
        </table:table-row>
        <table:table-row table:style-name="ro1">
          <table:table-cell office:value-type="float" table:style-name="ce1" office:value="143.5">
            <text:p>143.5</text:p>
          </table:table-cell>
          <table:table-cell office:value-type="float" table:style-name="ce1" office:value="0.594822786751">
            <text:p>0.594823</text:p>
          </table:table-cell>
          <table:table-cell office:value-type="float" table:style-name="ce1" office:value="-0.803856860617">
            <text:p>-0.803857</text:p>
          </table:table-cell>
          <table:table-cell table:number-columns-repeated="16381"/>
        </table:table-row>
        <table:table-row table:style-name="ro1">
          <table:table-cell office:value-type="float" table:style-name="ce1" office:value="143.6">
            <text:p>143.6</text:p>
          </table:table-cell>
          <table:table-cell office:value-type="float" table:style-name="ce1" office:value="0.593418886604">
            <text:p>0.593419</text:p>
          </table:table-cell>
          <table:table-cell office:value-type="float" table:style-name="ce1" office:value="-0.804893797356">
            <text:p>-0.804894</text:p>
          </table:table-cell>
          <table:table-cell table:number-columns-repeated="16381"/>
        </table:table-row>
        <table:table-row table:style-name="ro1">
          <table:table-cell office:value-type="float" table:style-name="ce1" office:value="143.7">
            <text:p>143.7</text:p>
          </table:table-cell>
          <table:table-cell office:value-type="float" table:style-name="ce1" office:value="0.592013178799">
            <text:p>0.592013</text:p>
          </table:table-cell>
          <table:table-cell office:value-type="float" table:style-name="ce1" office:value="-0.805928282249">
            <text:p>-0.805928</text:p>
          </table:table-cell>
          <table:table-cell table:number-columns-repeated="16381"/>
        </table:table-row>
        <table:table-row table:style-name="ro1">
          <table:table-cell office:value-type="float" table:style-name="ce1" office:value="143.8">
            <text:p>143.8</text:p>
          </table:table-cell>
          <table:table-cell office:value-type="float" table:style-name="ce1" office:value="0.59060566762">
            <text:p>0.590606</text:p>
          </table:table-cell>
          <table:table-cell office:value-type="float" table:style-name="ce1" office:value="-0.806960312144">
            <text:p>-0.80696</text:p>
          </table:table-cell>
          <table:table-cell table:number-columns-repeated="16381"/>
        </table:table-row>
        <table:table-row table:style-name="ro1">
          <table:table-cell office:value-type="float" table:style-name="ce1" office:value="143.9">
            <text:p>143.9</text:p>
          </table:table-cell>
          <table:table-cell office:value-type="float" table:style-name="ce1" office:value="0.589196357353">
            <text:p>0.589196</text:p>
          </table:table-cell>
          <table:table-cell office:value-type="float" table:style-name="ce1" office:value="-0.807989883898">
            <text:p>-0.80799</text:p>
          </table:table-cell>
          <table:table-cell table:number-columns-repeated="16381"/>
        </table:table-row>
        <table:table-row table:style-name="ro1">
          <table:table-cell office:value-type="float" table:style-name="ce1" office:value="144.0">
            <text:p>144</text:p>
          </table:table-cell>
          <table:table-cell office:value-type="float" table:style-name="ce1" office:value="0.587785252292">
            <text:p>0.587785</text:p>
          </table:table-cell>
          <table:table-cell office:value-type="float" table:style-name="ce1" office:value="-0.809016994375">
            <text:p>-0.8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144.1">
            <text:p>144.1</text:p>
          </table:table-cell>
          <table:table-cell office:value-type="float" table:style-name="ce1" office:value="0.586372356736">
            <text:p>0.586372</text:p>
          </table:table-cell>
          <table:table-cell office:value-type="float" table:style-name="ce1" office:value="-0.810041640446">
            <text:p>-0.810042</text:p>
          </table:table-cell>
          <table:table-cell table:number-columns-repeated="16381"/>
        </table:table-row>
        <table:table-row table:style-name="ro1">
          <table:table-cell office:value-type="float" table:style-name="ce1" office:value="144.2">
            <text:p>144.2</text:p>
          </table:table-cell>
          <table:table-cell office:value-type="float" table:style-name="ce1" office:value="0.584957674987">
            <text:p>0.584958</text:p>
          </table:table-cell>
          <table:table-cell office:value-type="float" table:style-name="ce1" office:value="-0.811063818989">
            <text:p>-0.811064</text:p>
          </table:table-cell>
          <table:table-cell table:number-columns-repeated="16381"/>
        </table:table-row>
        <table:table-row table:style-name="ro1">
          <table:table-cell office:value-type="float" table:style-name="ce1" office:value="144.3">
            <text:p>144.3</text:p>
          </table:table-cell>
          <table:table-cell office:value-type="float" table:style-name="ce1" office:value="0.583541211356">
            <text:p>0.583541</text:p>
          </table:table-cell>
          <table:table-cell office:value-type="float" table:style-name="ce1" office:value="-0.812083526892">
            <text:p>-0.812084</text:p>
          </table:table-cell>
          <table:table-cell table:number-columns-repeated="16381"/>
        </table:table-row>
        <table:table-row table:style-name="ro1">
          <table:table-cell office:value-type="float" table:style-name="ce1" office:value="144.4">
            <text:p>144.4</text:p>
          </table:table-cell>
          <table:table-cell office:value-type="float" table:style-name="ce1" office:value="0.582122970157">
            <text:p>0.582123</text:p>
          </table:table-cell>
          <table:table-cell office:value-type="float" table:style-name="ce1" office:value="-0.813100761047">
            <text:p>-0.813101</text:p>
          </table:table-cell>
          <table:table-cell table:number-columns-repeated="16381"/>
        </table:table-row>
        <table:table-row table:style-name="ro1">
          <table:table-cell office:value-type="float" table:style-name="ce1" office:value="144.5">
            <text:p>144.5</text:p>
          </table:table-cell>
          <table:table-cell office:value-type="float" table:style-name="ce1" office:value="0.580702955711">
            <text:p>0.580703</text:p>
          </table:table-cell>
          <table:table-cell office:value-type="float" table:style-name="ce1" office:value="-0.814115518356">
            <text:p>-0.814116</text:p>
          </table:table-cell>
          <table:table-cell table:number-columns-repeated="16381"/>
        </table:table-row>
        <table:table-row table:style-name="ro1">
          <table:table-cell office:value-type="float" table:style-name="ce1" office:value="144.6">
            <text:p>144.6</text:p>
          </table:table-cell>
          <table:table-cell office:value-type="float" table:style-name="ce1" office:value="0.579281172343">
            <text:p>0.579281</text:p>
          </table:table-cell>
          <table:table-cell office:value-type="float" table:style-name="ce1" office:value="-0.815127795729">
            <text:p>-0.815128</text:p>
          </table:table-cell>
          <table:table-cell table:number-columns-repeated="16381"/>
        </table:table-row>
        <table:table-row table:style-name="ro1">
          <table:table-cell office:value-type="float" table:style-name="ce1" office:value="144.7">
            <text:p>144.7</text:p>
          </table:table-cell>
          <table:table-cell office:value-type="float" table:style-name="ce1" office:value="0.577857624384">
            <text:p>0.577858</text:p>
          </table:table-cell>
          <table:table-cell office:value-type="float" table:style-name="ce1" office:value="-0.81613759008">
            <text:p>-0.816138</text:p>
          </table:table-cell>
          <table:table-cell table:number-columns-repeated="16381"/>
        </table:table-row>
        <table:table-row table:style-name="ro1">
          <table:table-cell office:value-type="float" table:style-name="ce1" office:value="144.8">
            <text:p>144.8</text:p>
          </table:table-cell>
          <table:table-cell office:value-type="float" table:style-name="ce1" office:value="0.57643231617">
            <text:p>0.576432</text:p>
          </table:table-cell>
          <table:table-cell office:value-type="float" table:style-name="ce1" office:value="-0.817144898335">
            <text:p>-0.817145</text:p>
          </table:table-cell>
          <table:table-cell table:number-columns-repeated="16381"/>
        </table:table-row>
        <table:table-row table:style-name="ro1">
          <table:table-cell office:value-type="float" table:style-name="ce1" office:value="144.9">
            <text:p>144.9</text:p>
          </table:table-cell>
          <table:table-cell office:value-type="float" table:style-name="ce1" office:value="0.575005252043">
            <text:p>0.575005</text:p>
          </table:table-cell>
          <table:table-cell office:value-type="float" table:style-name="ce1" office:value="-0.818149717425">
            <text:p>-0.81815</text:p>
          </table:table-cell>
          <table:table-cell table:number-columns-repeated="16381"/>
        </table:table-row>
        <table:table-row table:style-name="ro1">
          <table:table-cell office:value-type="float" table:style-name="ce1" office:value="145.0">
            <text:p>145</text:p>
          </table:table-cell>
          <table:table-cell office:value-type="float" table:style-name="ce1" office:value="0.573576436351">
            <text:p>0.573576</text:p>
          </table:table-cell>
          <table:table-cell office:value-type="float" table:style-name="ce1" office:value="-0.819152044289">
            <text:p>-0.819152</text:p>
          </table:table-cell>
          <table:table-cell table:number-columns-repeated="16381"/>
        </table:table-row>
        <table:table-row table:style-name="ro1">
          <table:table-cell office:value-type="float" table:style-name="ce1" office:value="145.1">
            <text:p>145.1</text:p>
          </table:table-cell>
          <table:table-cell office:value-type="float" table:style-name="ce1" office:value="0.572145873446">
            <text:p>0.572146</text:p>
          </table:table-cell>
          <table:table-cell office:value-type="float" table:style-name="ce1" office:value="-0.820151875874">
            <text:p>-0.820152</text:p>
          </table:table-cell>
          <table:table-cell table:number-columns-repeated="16381"/>
        </table:table-row>
        <table:table-row table:style-name="ro1">
          <table:table-cell office:value-type="float" table:style-name="ce1" office:value="145.2">
            <text:p>145.2</text:p>
          </table:table-cell>
          <table:table-cell office:value-type="float" table:style-name="ce1" office:value="0.570713567684">
            <text:p>0.570714</text:p>
          </table:table-cell>
          <table:table-cell office:value-type="float" table:style-name="ce1" office:value="-0.821149209134">
            <text:p>-0.821149</text:p>
          </table:table-cell>
          <table:table-cell table:number-columns-repeated="16381"/>
        </table:table-row>
        <table:table-row table:style-name="ro1">
          <table:table-cell office:value-type="float" table:style-name="ce1" office:value="145.3">
            <text:p>145.3</text:p>
          </table:table-cell>
          <table:table-cell office:value-type="float" table:style-name="ce1" office:value="0.569279523431">
            <text:p>0.56928</text:p>
          </table:table-cell>
          <table:table-cell office:value-type="float" table:style-name="ce1" office:value="-0.822144041031">
            <text:p>-0.822144</text:p>
          </table:table-cell>
          <table:table-cell table:number-columns-repeated="16381"/>
        </table:table-row>
        <table:table-row table:style-name="ro1">
          <table:table-cell office:value-type="float" table:style-name="ce1" office:value="145.4">
            <text:p>145.4</text:p>
          </table:table-cell>
          <table:table-cell office:value-type="float" table:style-name="ce1" office:value="0.567843745053">
            <text:p>0.567844</text:p>
          </table:table-cell>
          <table:table-cell office:value-type="float" table:style-name="ce1" office:value="-0.823136368534">
            <text:p>-0.823136</text:p>
          </table:table-cell>
          <table:table-cell table:number-columns-repeated="16381"/>
        </table:table-row>
        <table:table-row table:style-name="ro1">
          <table:table-cell office:value-type="float" table:style-name="ce1" office:value="145.5">
            <text:p>145.5</text:p>
          </table:table-cell>
          <table:table-cell office:value-type="float" table:style-name="ce1" office:value="0.566406236925">
            <text:p>0.566406</text:p>
          </table:table-cell>
          <table:table-cell office:value-type="float" table:style-name="ce1" office:value="-0.824126188622">
            <text:p>-0.824126</text:p>
          </table:table-cell>
          <table:table-cell table:number-columns-repeated="16381"/>
        </table:table-row>
        <table:table-row table:style-name="ro1">
          <table:table-cell office:value-type="float" table:style-name="ce1" office:value="145.6">
            <text:p>145.6</text:p>
          </table:table-cell>
          <table:table-cell office:value-type="float" table:style-name="ce1" office:value="0.564967003425">
            <text:p>0.564967</text:p>
          </table:table-cell>
          <table:table-cell office:value-type="float" table:style-name="ce1" office:value="-0.825113498278">
            <text:p>-0.825113</text:p>
          </table:table-cell>
          <table:table-cell table:number-columns-repeated="16381"/>
        </table:table-row>
        <table:table-row table:style-name="ro1">
          <table:table-cell office:value-type="float" table:style-name="ce1" office:value="145.7">
            <text:p>145.7</text:p>
          </table:table-cell>
          <table:table-cell office:value-type="float" table:style-name="ce1" office:value="0.563526048938">
            <text:p>0.563526</text:p>
          </table:table-cell>
          <table:table-cell office:value-type="float" table:style-name="ce1" office:value="-0.826098294496">
            <text:p>-0.826098</text:p>
          </table:table-cell>
          <table:table-cell table:number-columns-repeated="16381"/>
        </table:table-row>
        <table:table-row table:style-name="ro1">
          <table:table-cell office:value-type="float" table:style-name="ce1" office:value="145.8">
            <text:p>145.8</text:p>
          </table:table-cell>
          <table:table-cell office:value-type="float" table:style-name="ce1" office:value="0.562083377852">
            <text:p>0.562083</text:p>
          </table:table-cell>
          <table:table-cell office:value-type="float" table:style-name="ce1" office:value="-0.827080574275">
            <text:p>-0.827081</text:p>
          </table:table-cell>
          <table:table-cell table:number-columns-repeated="16381"/>
        </table:table-row>
        <table:table-row table:style-name="ro1">
          <table:table-cell office:value-type="float" table:style-name="ce1" office:value="145.9">
            <text:p>145.9</text:p>
          </table:table-cell>
          <table:table-cell office:value-type="float" table:style-name="ce1" office:value="0.560638994563">
            <text:p>0.560639</text:p>
          </table:table-cell>
          <table:table-cell office:value-type="float" table:style-name="ce1" office:value="-0.828060334622">
            <text:p>-0.82806</text:p>
          </table:table-cell>
          <table:table-cell table:number-columns-repeated="16381"/>
        </table:table-row>
        <table:table-row table:style-name="ro1">
          <table:table-cell office:value-type="float" table:style-name="ce1" office:value="146.0">
            <text:p>146</text:p>
          </table:table-cell>
          <table:table-cell office:value-type="float" table:style-name="ce1" office:value="0.559192903471">
            <text:p>0.559193</text:p>
          </table:table-cell>
          <table:table-cell office:value-type="float" table:style-name="ce1" office:value="-0.829037572555">
            <text:p>-0.829038</text:p>
          </table:table-cell>
          <table:table-cell table:number-columns-repeated="16381"/>
        </table:table-row>
        <table:table-row table:style-name="ro1">
          <table:table-cell office:value-type="float" table:style-name="ce1" office:value="146.1">
            <text:p>146.1</text:p>
          </table:table-cell>
          <table:table-cell office:value-type="float" table:style-name="ce1" office:value="0.55774510898">
            <text:p>0.557745</text:p>
          </table:table-cell>
          <table:table-cell office:value-type="float" table:style-name="ce1" office:value="-0.830012285095">
            <text:p>-0.830012</text:p>
          </table:table-cell>
          <table:table-cell table:number-columns-repeated="16381"/>
        </table:table-row>
        <table:table-row table:style-name="ro1">
          <table:table-cell office:value-type="float" table:style-name="ce1" office:value="146.2">
            <text:p>146.2</text:p>
          </table:table-cell>
          <table:table-cell office:value-type="float" table:style-name="ce1" office:value="0.5562956155">
            <text:p>0.556296</text:p>
          </table:table-cell>
          <table:table-cell office:value-type="float" table:style-name="ce1" office:value="-0.830984469274">
            <text:p>-0.830984</text:p>
          </table:table-cell>
          <table:table-cell table:number-columns-repeated="16381"/>
        </table:table-row>
        <table:table-row table:style-name="ro1">
          <table:table-cell office:value-type="float" table:style-name="ce1" office:value="146.3">
            <text:p>146.3</text:p>
          </table:table-cell>
          <table:table-cell office:value-type="float" table:style-name="ce1" office:value="0.554844427448">
            <text:p>0.554844</text:p>
          </table:table-cell>
          <table:table-cell office:value-type="float" table:style-name="ce1" office:value="-0.83195412213">
            <text:p>-0.831954</text:p>
          </table:table-cell>
          <table:table-cell table:number-columns-repeated="16381"/>
        </table:table-row>
        <table:table-row table:style-name="ro1">
          <table:table-cell office:value-type="float" table:style-name="ce1" office:value="146.4">
            <text:p>146.4</text:p>
          </table:table-cell>
          <table:table-cell office:value-type="float" table:style-name="ce1" office:value="0.553391549243">
            <text:p>0.553392</text:p>
          </table:table-cell>
          <table:table-cell office:value-type="float" table:style-name="ce1" office:value="-0.83292124071">
            <text:p>-0.832921</text:p>
          </table:table-cell>
          <table:table-cell table:number-columns-repeated="16381"/>
        </table:table-row>
        <table:table-row table:style-name="ro1">
          <table:table-cell office:value-type="float" table:style-name="ce1" office:value="146.5">
            <text:p>146.5</text:p>
          </table:table-cell>
          <table:table-cell office:value-type="float" table:style-name="ce1" office:value="0.551936985312">
            <text:p>0.551937</text:p>
          </table:table-cell>
          <table:table-cell office:value-type="float" table:style-name="ce1" office:value="-0.833885822067">
            <text:p>-0.833886</text:p>
          </table:table-cell>
          <table:table-cell table:number-columns-repeated="16381"/>
        </table:table-row>
        <table:table-row table:style-name="ro1">
          <table:table-cell office:value-type="float" table:style-name="ce1" office:value="146.6">
            <text:p>146.6</text:p>
          </table:table-cell>
          <table:table-cell office:value-type="float" table:style-name="ce1" office:value="0.550480740085">
            <text:p>0.550481</text:p>
          </table:table-cell>
          <table:table-cell office:value-type="float" table:style-name="ce1" office:value="-0.834847863263">
            <text:p>-0.834848</text:p>
          </table:table-cell>
          <table:table-cell table:number-columns-repeated="16381"/>
        </table:table-row>
        <table:table-row table:style-name="ro1">
          <table:table-cell office:value-type="float" table:style-name="ce1" office:value="146.7">
            <text:p>146.7</text:p>
          </table:table-cell>
          <table:table-cell office:value-type="float" table:style-name="ce1" office:value="0.549022817998">
            <text:p>0.549023</text:p>
          </table:table-cell>
          <table:table-cell office:value-type="float" table:style-name="ce1" office:value="-0.835807361368">
            <text:p>-0.835807</text:p>
          </table:table-cell>
          <table:table-cell table:number-columns-repeated="16381"/>
        </table:table-row>
        <table:table-row table:style-name="ro1">
          <table:table-cell office:value-type="float" table:style-name="ce1" office:value="146.8">
            <text:p>146.8</text:p>
          </table:table-cell>
          <table:table-cell office:value-type="float" table:style-name="ce1" office:value="0.547563223493">
            <text:p>0.547563</text:p>
          </table:table-cell>
          <table:table-cell office:value-type="float" table:style-name="ce1" office:value="-0.836764313459">
            <text:p>-0.836764</text:p>
          </table:table-cell>
          <table:table-cell table:number-columns-repeated="16381"/>
        </table:table-row>
        <table:table-row table:style-name="ro1">
          <table:table-cell office:value-type="float" table:style-name="ce1" office:value="146.9">
            <text:p>146.9</text:p>
          </table:table-cell>
          <table:table-cell office:value-type="float" table:style-name="ce1" office:value="0.546101961014">
            <text:p>0.546102</text:p>
          </table:table-cell>
          <table:table-cell office:value-type="float" table:style-name="ce1" office:value="-0.83771871662">
            <text:p>-0.837719</text:p>
          </table:table-cell>
          <table:table-cell table:number-columns-repeated="16381"/>
        </table:table-row>
        <table:table-row table:style-name="ro1">
          <table:table-cell office:value-type="float" table:style-name="ce1" office:value="147.0">
            <text:p>147</text:p>
          </table:table-cell>
          <table:table-cell office:value-type="float" table:style-name="ce1" office:value="0.544639035015">
            <text:p>0.544639</text:p>
          </table:table-cell>
          <table:table-cell office:value-type="float" table:style-name="ce1" office:value="-0.838670567945">
            <text:p>-0.838671</text:p>
          </table:table-cell>
          <table:table-cell table:number-columns-repeated="16381"/>
        </table:table-row>
        <table:table-row table:style-name="ro1">
          <table:table-cell office:value-type="float" table:style-name="ce1" office:value="147.1">
            <text:p>147.1</text:p>
          </table:table-cell>
          <table:table-cell office:value-type="float" table:style-name="ce1" office:value="0.543174449951">
            <text:p>0.543174</text:p>
          </table:table-cell>
          <table:table-cell office:value-type="float" table:style-name="ce1" office:value="-0.839619864534">
            <text:p>-0.83962</text:p>
          </table:table-cell>
          <table:table-cell table:number-columns-repeated="16381"/>
        </table:table-row>
        <table:table-row table:style-name="ro1">
          <table:table-cell office:value-type="float" table:style-name="ce1" office:value="147.2">
            <text:p>147.2</text:p>
          </table:table-cell>
          <table:table-cell office:value-type="float" table:style-name="ce1" office:value="0.541708210283">
            <text:p>0.541708</text:p>
          </table:table-cell>
          <table:table-cell office:value-type="float" table:style-name="ce1" office:value="-0.840566603496">
            <text:p>-0.840567</text:p>
          </table:table-cell>
          <table:table-cell table:number-columns-repeated="16381"/>
        </table:table-row>
        <table:table-row table:style-name="ro1">
          <table:table-cell office:value-type="float" table:style-name="ce1" office:value="147.3">
            <text:p>147.3</text:p>
          </table:table-cell>
          <table:table-cell office:value-type="float" table:style-name="ce1" office:value="0.540240320478">
            <text:p>0.54024</text:p>
          </table:table-cell>
          <table:table-cell office:value-type="float" table:style-name="ce1" office:value="-0.841510781945">
            <text:p>-0.841511</text:p>
          </table:table-cell>
          <table:table-cell table:number-columns-repeated="16381"/>
        </table:table-row>
        <table:table-row table:style-name="ro1">
          <table:table-cell office:value-type="float" table:style-name="ce1" office:value="147.4">
            <text:p>147.4</text:p>
          </table:table-cell>
          <table:table-cell office:value-type="float" table:style-name="ce1" office:value="0.538770785007">
            <text:p>0.538771</text:p>
          </table:table-cell>
          <table:table-cell office:value-type="float" table:style-name="ce1" office:value="-0.842452397007">
            <text:p>-0.842452</text:p>
          </table:table-cell>
          <table:table-cell table:number-columns-repeated="16381"/>
        </table:table-row>
        <table:table-row table:style-name="ro1">
          <table:table-cell office:value-type="float" table:style-name="ce1" office:value="147.5">
            <text:p>147.5</text:p>
          </table:table-cell>
          <table:table-cell office:value-type="float" table:style-name="ce1" office:value="0.537299608347">
            <text:p>0.5373</text:p>
          </table:table-cell>
          <table:table-cell office:value-type="float" table:style-name="ce1" office:value="-0.843391445813">
            <text:p>-0.843391</text:p>
          </table:table-cell>
          <table:table-cell table:number-columns-repeated="16381"/>
        </table:table-row>
        <table:table-row table:style-name="ro1">
          <table:table-cell office:value-type="float" table:style-name="ce1" office:value="147.6">
            <text:p>147.6</text:p>
          </table:table-cell>
          <table:table-cell office:value-type="float" table:style-name="ce1" office:value="0.535826794979">
            <text:p>0.535827</text:p>
          </table:table-cell>
          <table:table-cell office:value-type="float" table:style-name="ce1" office:value="-0.844327925502">
            <text:p>-0.844328</text:p>
          </table:table-cell>
          <table:table-cell table:number-columns-repeated="16381"/>
        </table:table-row>
        <table:table-row table:style-name="ro1">
          <table:table-cell office:value-type="float" table:style-name="ce1" office:value="147.7">
            <text:p>147.7</text:p>
          </table:table-cell>
          <table:table-cell office:value-type="float" table:style-name="ce1" office:value="0.53435234939">
            <text:p>0.534352</text:p>
          </table:table-cell>
          <table:table-cell office:value-type="float" table:style-name="ce1" office:value="-0.845261833222">
            <text:p>-0.845262</text:p>
          </table:table-cell>
          <table:table-cell table:number-columns-repeated="16381"/>
        </table:table-row>
        <table:table-row table:style-name="ro1">
          <table:table-cell office:value-type="float" table:style-name="ce1" office:value="147.8">
            <text:p>147.8</text:p>
          </table:table-cell>
          <table:table-cell office:value-type="float" table:style-name="ce1" office:value="0.532876276071">
            <text:p>0.532876</text:p>
          </table:table-cell>
          <table:table-cell office:value-type="float" table:style-name="ce1" office:value="-0.846193166128">
            <text:p>-0.846193</text:p>
          </table:table-cell>
          <table:table-cell table:number-columns-repeated="16381"/>
        </table:table-row>
        <table:table-row table:style-name="ro1">
          <table:table-cell office:value-type="float" table:style-name="ce1" office:value="147.9">
            <text:p>147.9</text:p>
          </table:table-cell>
          <table:table-cell office:value-type="float" table:style-name="ce1" office:value="0.531398579518">
            <text:p>0.531399</text:p>
          </table:table-cell>
          <table:table-cell office:value-type="float" table:style-name="ce1" office:value="-0.847121921382">
            <text:p>-0.847122</text:p>
          </table:table-cell>
          <table:table-cell table:number-columns-repeated="16381"/>
        </table:table-row>
        <table:table-row table:style-name="ro1">
          <table:table-cell office:value-type="float" table:style-name="ce1" office:value="148.0">
            <text:p>148</text:p>
          </table:table-cell>
          <table:table-cell office:value-type="float" table:style-name="ce1" office:value="0.529919264233">
            <text:p>0.529919</text:p>
          </table:table-cell>
          <table:table-cell office:value-type="float" table:style-name="ce1" office:value="-0.848048096156">
            <text:p>-0.848048</text:p>
          </table:table-cell>
          <table:table-cell table:number-columns-repeated="16381"/>
        </table:table-row>
        <table:table-row table:style-name="ro1">
          <table:table-cell office:value-type="float" table:style-name="ce1" office:value="148.1">
            <text:p>148.1</text:p>
          </table:table-cell>
          <table:table-cell office:value-type="float" table:style-name="ce1" office:value="0.528438334722">
            <text:p>0.528438</text:p>
          </table:table-cell>
          <table:table-cell office:value-type="float" table:style-name="ce1" office:value="-0.848971687629">
            <text:p>-0.848972</text:p>
          </table:table-cell>
          <table:table-cell table:number-columns-repeated="16381"/>
        </table:table-row>
        <table:table-row table:style-name="ro1">
          <table:table-cell office:value-type="float" table:style-name="ce1" office:value="148.2">
            <text:p>148.2</text:p>
          </table:table-cell>
          <table:table-cell office:value-type="float" table:style-name="ce1" office:value="0.526955795497">
            <text:p>0.526956</text:p>
          </table:table-cell>
          <table:table-cell office:value-type="float" table:style-name="ce1" office:value="-0.849892692987">
            <text:p>-0.849893</text:p>
          </table:table-cell>
          <table:table-cell table:number-columns-repeated="16381"/>
        </table:table-row>
        <table:table-row table:style-name="ro1">
          <table:table-cell office:value-type="float" table:style-name="ce1" office:value="148.3">
            <text:p>148.3</text:p>
          </table:table-cell>
          <table:table-cell office:value-type="float" table:style-name="ce1" office:value="0.525471651072">
            <text:p>0.525472</text:p>
          </table:table-cell>
          <table:table-cell office:value-type="float" table:style-name="ce1" office:value="-0.850811109424">
            <text:p>-0.850811</text:p>
          </table:table-cell>
          <table:table-cell table:number-columns-repeated="16381"/>
        </table:table-row>
        <table:table-row table:style-name="ro1">
          <table:table-cell office:value-type="float" table:style-name="ce1" office:value="148.4">
            <text:p>148.4</text:p>
          </table:table-cell>
          <table:table-cell office:value-type="float" table:style-name="ce1" office:value="0.52398590597">
            <text:p>0.523986</text:p>
          </table:table-cell>
          <table:table-cell office:value-type="float" table:style-name="ce1" office:value="-0.851726934143">
            <text:p>-0.851727</text:p>
          </table:table-cell>
          <table:table-cell table:number-columns-repeated="16381"/>
        </table:table-row>
        <table:table-row table:style-name="ro1">
          <table:table-cell office:value-type="float" table:style-name="ce1" office:value="148.5">
            <text:p>148.5</text:p>
          </table:table-cell>
          <table:table-cell office:value-type="float" table:style-name="ce1" office:value="0.522498564716">
            <text:p>0.522499</text:p>
          </table:table-cell>
          <table:table-cell office:value-type="float" table:style-name="ce1" office:value="-0.852640164354">
            <text:p>-0.85264</text:p>
          </table:table-cell>
          <table:table-cell table:number-columns-repeated="16381"/>
        </table:table-row>
        <table:table-row table:style-name="ro1">
          <table:table-cell office:value-type="float" table:style-name="ce1" office:value="148.6">
            <text:p>148.6</text:p>
          </table:table-cell>
          <table:table-cell office:value-type="float" table:style-name="ce1" office:value="0.521009631841">
            <text:p>0.52101</text:p>
          </table:table-cell>
          <table:table-cell office:value-type="float" table:style-name="ce1" office:value="-0.853550797275">
            <text:p>-0.853551</text:p>
          </table:table-cell>
          <table:table-cell table:number-columns-repeated="16381"/>
        </table:table-row>
        <table:table-row table:style-name="ro1">
          <table:table-cell office:value-type="float" table:style-name="ce1" office:value="148.7">
            <text:p>148.7</text:p>
          </table:table-cell>
          <table:table-cell office:value-type="float" table:style-name="ce1" office:value="0.51951911188">
            <text:p>0.519519</text:p>
          </table:table-cell>
          <table:table-cell office:value-type="float" table:style-name="ce1" office:value="-0.854458830133">
            <text:p>-0.854459</text:p>
          </table:table-cell>
          <table:table-cell table:number-columns-repeated="16381"/>
        </table:table-row>
        <table:table-row table:style-name="ro1">
          <table:table-cell office:value-type="float" table:style-name="ce1" office:value="148.8">
            <text:p>148.8</text:p>
          </table:table-cell>
          <table:table-cell office:value-type="float" table:style-name="ce1" office:value="0.518027009373">
            <text:p>0.518027</text:p>
          </table:table-cell>
          <table:table-cell office:value-type="float" table:style-name="ce1" office:value="-0.855364260161">
            <text:p>-0.855364</text:p>
          </table:table-cell>
          <table:table-cell table:number-columns-repeated="16381"/>
        </table:table-row>
        <table:table-row table:style-name="ro1">
          <table:table-cell office:value-type="float" table:style-name="ce1" office:value="148.9">
            <text:p>148.9</text:p>
          </table:table-cell>
          <table:table-cell office:value-type="float" table:style-name="ce1" office:value="0.516533328867">
            <text:p>0.516533</text:p>
          </table:table-cell>
          <table:table-cell office:value-type="float" table:style-name="ce1" office:value="-0.8562670846">
            <text:p>-0.856267</text:p>
          </table:table-cell>
          <table:table-cell table:number-columns-repeated="16381"/>
        </table:table-row>
        <table:table-row table:style-name="ro1">
          <table:table-cell office:value-type="float" table:style-name="ce1" office:value="149.0">
            <text:p>149</text:p>
          </table:table-cell>
          <table:table-cell office:value-type="float" table:style-name="ce1" office:value="0.51503807491">
            <text:p>0.515038</text:p>
          </table:table-cell>
          <table:table-cell office:value-type="float" table:style-name="ce1" office:value="-0.857167300702">
            <text:p>-0.857167</text:p>
          </table:table-cell>
          <table:table-cell table:number-columns-repeated="16381"/>
        </table:table-row>
        <table:table-row table:style-name="ro1">
          <table:table-cell office:value-type="float" table:style-name="ce1" office:value="149.1">
            <text:p>149.1</text:p>
          </table:table-cell>
          <table:table-cell office:value-type="float" table:style-name="ce1" office:value="0.513541252058">
            <text:p>0.513541</text:p>
          </table:table-cell>
          <table:table-cell office:value-type="float" table:style-name="ce1" office:value="-0.858064905724">
            <text:p>-0.858065</text:p>
          </table:table-cell>
          <table:table-cell table:number-columns-repeated="16381"/>
        </table:table-row>
        <table:table-row table:style-name="ro1">
          <table:table-cell office:value-type="float" table:style-name="ce1" office:value="149.2">
            <text:p>149.2</text:p>
          </table:table-cell>
          <table:table-cell office:value-type="float" table:style-name="ce1" office:value="0.512042864871">
            <text:p>0.512043</text:p>
          </table:table-cell>
          <table:table-cell office:value-type="float" table:style-name="ce1" office:value="-0.858959896931">
            <text:p>-0.85896</text:p>
          </table:table-cell>
          <table:table-cell table:number-columns-repeated="16381"/>
        </table:table-row>
        <table:table-row table:style-name="ro1">
          <table:table-cell office:value-type="float" table:style-name="ce1" office:value="149.3">
            <text:p>149.3</text:p>
          </table:table-cell>
          <table:table-cell office:value-type="float" table:style-name="ce1" office:value="0.510542917912">
            <text:p>0.510543</text:p>
          </table:table-cell>
          <table:table-cell office:value-type="float" table:style-name="ce1" office:value="-0.859852271597">
            <text:p>-0.859852</text:p>
          </table:table-cell>
          <table:table-cell table:number-columns-repeated="16381"/>
        </table:table-row>
        <table:table-row table:style-name="ro1">
          <table:table-cell office:value-type="float" table:style-name="ce1" office:value="149.4">
            <text:p>149.4</text:p>
          </table:table-cell>
          <table:table-cell office:value-type="float" table:style-name="ce1" office:value="0.50904141575">
            <text:p>0.509041</text:p>
          </table:table-cell>
          <table:table-cell office:value-type="float" table:style-name="ce1" office:value="-0.860742027004">
            <text:p>-0.860742</text:p>
          </table:table-cell>
          <table:table-cell table:number-columns-repeated="16381"/>
        </table:table-row>
        <table:table-row table:style-name="ro1">
          <table:table-cell office:value-type="float" table:style-name="ce1" office:value="149.5">
            <text:p>149.5</text:p>
          </table:table-cell>
          <table:table-cell office:value-type="float" table:style-name="ce1" office:value="0.507538362961">
            <text:p>0.507538</text:p>
          </table:table-cell>
          <table:table-cell office:value-type="float" table:style-name="ce1" office:value="-0.861629160442">
            <text:p>-0.861629</text:p>
          </table:table-cell>
          <table:table-cell table:number-columns-repeated="16381"/>
        </table:table-row>
        <table:table-row table:style-name="ro1">
          <table:table-cell office:value-type="float" table:style-name="ce1" office:value="149.6">
            <text:p>149.6</text:p>
          </table:table-cell>
          <table:table-cell office:value-type="float" table:style-name="ce1" office:value="0.506033764121">
            <text:p>0.506034</text:p>
          </table:table-cell>
          <table:table-cell office:value-type="float" table:style-name="ce1" office:value="-0.862513669207">
            <text:p>-0.862514</text:p>
          </table:table-cell>
          <table:table-cell table:number-columns-repeated="16381"/>
        </table:table-row>
        <table:table-row table:style-name="ro1">
          <table:table-cell office:value-type="float" table:style-name="ce1" office:value="149.7">
            <text:p>149.7</text:p>
          </table:table-cell>
          <table:table-cell office:value-type="float" table:style-name="ce1" office:value="0.504527623815">
            <text:p>0.504528</text:p>
          </table:table-cell>
          <table:table-cell office:value-type="float" table:style-name="ce1" office:value="-0.863395550607">
            <text:p>-0.863396</text:p>
          </table:table-cell>
          <table:table-cell table:number-columns-repeated="16381"/>
        </table:table-row>
        <table:table-row table:style-name="ro1">
          <table:table-cell office:value-type="float" table:style-name="ce1" office:value="149.8">
            <text:p>149.8</text:p>
          </table:table-cell>
          <table:table-cell office:value-type="float" table:style-name="ce1" office:value="0.50301994663">
            <text:p>0.50302</text:p>
          </table:table-cell>
          <table:table-cell office:value-type="float" table:style-name="ce1" office:value="-0.864274801954">
            <text:p>-0.864275</text:p>
          </table:table-cell>
          <table:table-cell table:number-columns-repeated="16381"/>
        </table:table-row>
        <table:table-row table:style-name="ro1">
          <table:table-cell office:value-type="float" table:style-name="ce1" office:value="149.9">
            <text:p>149.9</text:p>
          </table:table-cell>
          <table:table-cell office:value-type="float" table:style-name="ce1" office:value="0.501510737159">
            <text:p>0.501511</text:p>
          </table:table-cell>
          <table:table-cell office:value-type="float" table:style-name="ce1" office:value="-0.86515142057">
            <text:p>-0.865151</text:p>
          </table:table-cell>
          <table:table-cell table:number-columns-repeated="16381"/>
        </table:table-row>
        <table:table-row table:style-name="ro1">
          <table:table-cell office:value-type="float" table:style-name="ce1" office:value="150.0">
            <text:p>150</text:p>
          </table:table-cell>
          <table:table-cell office:value-type="float" table:style-name="ce1" office:value="0.5">
            <text:p>0.5</text:p>
          </table:table-cell>
          <table:table-cell office:value-type="float" table:style-name="ce1" office:value="-0.866025403784">
            <text:p>-0.866025</text:p>
          </table:table-cell>
          <table:table-cell table:number-columns-repeated="16381"/>
        </table:table-row>
        <table:table-row table:style-name="ro1">
          <table:table-cell office:value-type="float" table:style-name="ce1" office:value="150.1">
            <text:p>150.1</text:p>
          </table:table-cell>
          <table:table-cell office:value-type="float" table:style-name="ce1" office:value="0.498487739754">
            <text:p>0.498488</text:p>
          </table:table-cell>
          <table:table-cell office:value-type="float" table:style-name="ce1" office:value="-0.866896748936">
            <text:p>-0.866897</text:p>
          </table:table-cell>
          <table:table-cell table:number-columns-repeated="16381"/>
        </table:table-row>
        <table:table-row table:style-name="ro1">
          <table:table-cell office:value-type="float" table:style-name="ce1" office:value="150.2">
            <text:p>150.2</text:p>
          </table:table-cell>
          <table:table-cell office:value-type="float" table:style-name="ce1" office:value="0.496973961028">
            <text:p>0.496974</text:p>
          </table:table-cell>
          <table:table-cell office:value-type="float" table:style-name="ce1" office:value="-0.867765453369">
            <text:p>-0.867765</text:p>
          </table:table-cell>
          <table:table-cell table:number-columns-repeated="16381"/>
        </table:table-row>
        <table:table-row table:style-name="ro1">
          <table:table-cell office:value-type="float" table:style-name="ce1" office:value="150.3">
            <text:p>150.3</text:p>
          </table:table-cell>
          <table:table-cell office:value-type="float" table:style-name="ce1" office:value="0.495458668432">
            <text:p>0.495459</text:p>
          </table:table-cell>
          <table:table-cell office:value-type="float" table:style-name="ce1" office:value="-0.868631514438">
            <text:p>-0.868632</text:p>
          </table:table-cell>
          <table:table-cell table:number-columns-repeated="16381"/>
        </table:table-row>
        <table:table-row table:style-name="ro1">
          <table:table-cell office:value-type="float" table:style-name="ce1" office:value="150.4">
            <text:p>150.4</text:p>
          </table:table-cell>
          <table:table-cell office:value-type="float" table:style-name="ce1" office:value="0.493941866584">
            <text:p>0.493942</text:p>
          </table:table-cell>
          <table:table-cell office:value-type="float" table:style-name="ce1" office:value="-0.869494929505">
            <text:p>-0.869495</text:p>
          </table:table-cell>
          <table:table-cell table:number-columns-repeated="16381"/>
        </table:table-row>
        <table:table-row table:style-name="ro1">
          <table:table-cell office:value-type="float" table:style-name="ce1" office:value="150.5">
            <text:p>150.5</text:p>
          </table:table-cell>
          <table:table-cell office:value-type="float" table:style-name="ce1" office:value="0.492423560103">
            <text:p>0.492424</text:p>
          </table:table-cell>
          <table:table-cell office:value-type="float" table:style-name="ce1" office:value="-0.87035569594">
            <text:p>-0.870356</text:p>
          </table:table-cell>
          <table:table-cell table:number-columns-repeated="16381"/>
        </table:table-row>
        <table:table-row table:style-name="ro1">
          <table:table-cell office:value-type="float" table:style-name="ce1" office:value="150.6">
            <text:p>150.6</text:p>
          </table:table-cell>
          <table:table-cell office:value-type="float" table:style-name="ce1" office:value="0.490903753615">
            <text:p>0.490904</text:p>
          </table:table-cell>
          <table:table-cell office:value-type="float" table:style-name="ce1" office:value="-0.87121381112">
            <text:p>-0.871214</text:p>
          </table:table-cell>
          <table:table-cell table:number-columns-repeated="16381"/>
        </table:table-row>
        <table:table-row table:style-name="ro1">
          <table:table-cell office:value-type="float" table:style-name="ce1" office:value="150.7">
            <text:p>150.7</text:p>
          </table:table-cell>
          <table:table-cell office:value-type="float" table:style-name="ce1" office:value="0.489382451749">
            <text:p>0.489382</text:p>
          </table:table-cell>
          <table:table-cell office:value-type="float" table:style-name="ce1" office:value="-0.872069272432">
            <text:p>-0.872069</text:p>
          </table:table-cell>
          <table:table-cell table:number-columns-repeated="16381"/>
        </table:table-row>
        <table:table-row table:style-name="ro1">
          <table:table-cell office:value-type="float" table:style-name="ce1" office:value="150.8">
            <text:p>150.8</text:p>
          </table:table-cell>
          <table:table-cell office:value-type="float" table:style-name="ce1" office:value="0.487859659139">
            <text:p>0.48786</text:p>
          </table:table-cell>
          <table:table-cell office:value-type="float" table:style-name="ce1" office:value="-0.87292207727">
            <text:p>-0.872922</text:p>
          </table:table-cell>
          <table:table-cell table:number-columns-repeated="16381"/>
        </table:table-row>
        <table:table-row table:style-name="ro1">
          <table:table-cell office:value-type="float" table:style-name="ce1" office:value="150.9">
            <text:p>150.9</text:p>
          </table:table-cell>
          <table:table-cell office:value-type="float" table:style-name="ce1" office:value="0.486335380423">
            <text:p>0.486335</text:p>
          </table:table-cell>
          <table:table-cell office:value-type="float" table:style-name="ce1" office:value="-0.873772223035">
            <text:p>-0.873772</text:p>
          </table:table-cell>
          <table:table-cell table:number-columns-repeated="16381"/>
        </table:table-row>
        <table:table-row table:style-name="ro1">
          <table:table-cell office:value-type="float" table:style-name="ce1" office:value="151.0">
            <text:p>151</text:p>
          </table:table-cell>
          <table:table-cell office:value-type="float" table:style-name="ce1" office:value="0.484809620246">
            <text:p>0.48481</text:p>
          </table:table-cell>
          <table:table-cell office:value-type="float" table:style-name="ce1" office:value="-0.874619707139">
            <text:p>-0.87462</text:p>
          </table:table-cell>
          <table:table-cell table:number-columns-repeated="16381"/>
        </table:table-row>
        <table:table-row table:style-name="ro1">
          <table:table-cell office:value-type="float" table:style-name="ce1" office:value="151.1">
            <text:p>151.1</text:p>
          </table:table-cell>
          <table:table-cell office:value-type="float" table:style-name="ce1" office:value="0.483282383255">
            <text:p>0.483282</text:p>
          </table:table-cell>
          <table:table-cell office:value-type="float" table:style-name="ce1" office:value="-0.875464527">
            <text:p>-0.875465</text:p>
          </table:table-cell>
          <table:table-cell table:number-columns-repeated="16381"/>
        </table:table-row>
        <table:table-row table:style-name="ro1">
          <table:table-cell office:value-type="float" table:style-name="ce1" office:value="151.2">
            <text:p>151.2</text:p>
          </table:table-cell>
          <table:table-cell office:value-type="float" table:style-name="ce1" office:value="0.481753674102">
            <text:p>0.481754</text:p>
          </table:table-cell>
          <table:table-cell office:value-type="float" table:style-name="ce1" office:value="-0.876306680044">
            <text:p>-0.876307</text:p>
          </table:table-cell>
          <table:table-cell table:number-columns-repeated="16381"/>
        </table:table-row>
        <table:table-row table:style-name="ro1">
          <table:table-cell office:value-type="float" table:style-name="ce1" office:value="151.3">
            <text:p>151.3</text:p>
          </table:table-cell>
          <table:table-cell office:value-type="float" table:style-name="ce1" office:value="0.480223497443">
            <text:p>0.480223</text:p>
          </table:table-cell>
          <table:table-cell office:value-type="float" table:style-name="ce1" office:value="-0.877146163706">
            <text:p>-0.8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151.4">
            <text:p>151.4</text:p>
          </table:table-cell>
          <table:table-cell office:value-type="float" table:style-name="ce1" office:value="0.478691857941">
            <text:p>0.478692</text:p>
          </table:table-cell>
          <table:table-cell office:value-type="float" table:style-name="ce1" office:value="-0.877982975428">
            <text:p>-0.877983</text:p>
          </table:table-cell>
          <table:table-cell table:number-columns-repeated="16381"/>
        </table:table-row>
        <table:table-row table:style-name="ro1">
          <table:table-cell office:value-type="float" table:style-name="ce1" office:value="151.5">
            <text:p>151.5</text:p>
          </table:table-cell>
          <table:table-cell office:value-type="float" table:style-name="ce1" office:value="0.47715876026">
            <text:p>0.477159</text:p>
          </table:table-cell>
          <table:table-cell office:value-type="float" table:style-name="ce1" office:value="-0.878817112662">
            <text:p>-0.878817</text:p>
          </table:table-cell>
          <table:table-cell table:number-columns-repeated="16381"/>
        </table:table-row>
        <table:table-row table:style-name="ro1">
          <table:table-cell office:value-type="float" table:style-name="ce1" office:value="151.6">
            <text:p>151.6</text:p>
          </table:table-cell>
          <table:table-cell office:value-type="float" table:style-name="ce1" office:value="0.47562420907">
            <text:p>0.475624</text:p>
          </table:table-cell>
          <table:table-cell office:value-type="float" table:style-name="ce1" office:value="-0.879648572867">
            <text:p>-0.879649</text:p>
          </table:table-cell>
          <table:table-cell table:number-columns-repeated="16381"/>
        </table:table-row>
        <table:table-row table:style-name="ro1">
          <table:table-cell office:value-type="float" table:style-name="ce1" office:value="151.7">
            <text:p>151.7</text:p>
          </table:table-cell>
          <table:table-cell office:value-type="float" table:style-name="ce1" office:value="0.474088209047">
            <text:p>0.474088</text:p>
          </table:table-cell>
          <table:table-cell office:value-type="float" table:style-name="ce1" office:value="-0.880477353509">
            <text:p>-0.880477</text:p>
          </table:table-cell>
          <table:table-cell table:number-columns-repeated="16381"/>
        </table:table-row>
        <table:table-row table:style-name="ro1">
          <table:table-cell office:value-type="float" table:style-name="ce1" office:value="151.8">
            <text:p>151.8</text:p>
          </table:table-cell>
          <table:table-cell office:value-type="float" table:style-name="ce1" office:value="0.472550764869">
            <text:p>0.472551</text:p>
          </table:table-cell>
          <table:table-cell office:value-type="float" table:style-name="ce1" office:value="-0.881303452065">
            <text:p>-0.881303</text:p>
          </table:table-cell>
          <table:table-cell table:number-columns-repeated="16381"/>
        </table:table-row>
        <table:table-row table:style-name="ro1">
          <table:table-cell office:value-type="float" table:style-name="ce1" office:value="151.9">
            <text:p>151.9</text:p>
          </table:table-cell>
          <table:table-cell office:value-type="float" table:style-name="ce1" office:value="0.471011881219">
            <text:p>0.471012</text:p>
          </table:table-cell>
          <table:table-cell office:value-type="float" table:style-name="ce1" office:value="-0.882126866018">
            <text:p>-0.882127</text:p>
          </table:table-cell>
          <table:table-cell table:number-columns-repeated="16381"/>
        </table:table-row>
        <table:table-row table:style-name="ro1">
          <table:table-cell office:value-type="float" table:style-name="ce1" office:value="152.0">
            <text:p>152</text:p>
          </table:table-cell>
          <table:table-cell office:value-type="float" table:style-name="ce1" office:value="0.469471562786">
            <text:p>0.469472</text:p>
          </table:table-cell>
          <table:table-cell office:value-type="float" table:style-name="ce1" office:value="-0.882947592859">
            <text:p>-0.882948</text:p>
          </table:table-cell>
          <table:table-cell table:number-columns-repeated="16381"/>
        </table:table-row>
        <table:table-row table:style-name="ro1">
          <table:table-cell office:value-type="float" table:style-name="ce1" office:value="152.1">
            <text:p>152.1</text:p>
          </table:table-cell>
          <table:table-cell office:value-type="float" table:style-name="ce1" office:value="0.467929814261">
            <text:p>0.46793</text:p>
          </table:table-cell>
          <table:table-cell office:value-type="float" table:style-name="ce1" office:value="-0.883765630089">
            <text:p>-0.883766</text:p>
          </table:table-cell>
          <table:table-cell table:number-columns-repeated="16381"/>
        </table:table-row>
        <table:table-row table:style-name="ro1">
          <table:table-cell office:value-type="float" table:style-name="ce1" office:value="152.2">
            <text:p>152.2</text:p>
          </table:table-cell>
          <table:table-cell office:value-type="float" table:style-name="ce1" office:value="0.46638664034">
            <text:p>0.466387</text:p>
          </table:table-cell>
          <table:table-cell office:value-type="float" table:style-name="ce1" office:value="-0.884580975215">
            <text:p>-0.884581</text:p>
          </table:table-cell>
          <table:table-cell table:number-columns-repeated="16381"/>
        </table:table-row>
        <table:table-row table:style-name="ro1">
          <table:table-cell office:value-type="float" table:style-name="ce1" office:value="152.3">
            <text:p>152.3</text:p>
          </table:table-cell>
          <table:table-cell office:value-type="float" table:style-name="ce1" office:value="0.464842045725">
            <text:p>0.464842</text:p>
          </table:table-cell>
          <table:table-cell office:value-type="float" table:style-name="ce1" office:value="-0.885393625754">
            <text:p>-0.885394</text:p>
          </table:table-cell>
          <table:table-cell table:number-columns-repeated="16381"/>
        </table:table-row>
        <table:table-row table:style-name="ro1">
          <table:table-cell office:value-type="float" table:style-name="ce1" office:value="152.4">
            <text:p>152.4</text:p>
          </table:table-cell>
          <table:table-cell office:value-type="float" table:style-name="ce1" office:value="0.46329603512">
            <text:p>0.463296</text:p>
          </table:table-cell>
          <table:table-cell office:value-type="float" table:style-name="ce1" office:value="-0.886203579231">
            <text:p>-0.886204</text:p>
          </table:table-cell>
          <table:table-cell table:number-columns-repeated="16381"/>
        </table:table-row>
        <table:table-row table:style-name="ro1">
          <table:table-cell office:value-type="float" table:style-name="ce1" office:value="152.5">
            <text:p>152.5</text:p>
          </table:table-cell>
          <table:table-cell office:value-type="float" table:style-name="ce1" office:value="0.461748613235">
            <text:p>0.461749</text:p>
          </table:table-cell>
          <table:table-cell office:value-type="float" table:style-name="ce1" office:value="-0.887010833178">
            <text:p>-0.887011</text:p>
          </table:table-cell>
          <table:table-cell table:number-columns-repeated="16381"/>
        </table:table-row>
        <table:table-row table:style-name="ro1">
          <table:table-cell office:value-type="float" table:style-name="ce1" office:value="152.6">
            <text:p>152.6</text:p>
          </table:table-cell>
          <table:table-cell office:value-type="float" table:style-name="ce1" office:value="0.460199784784">
            <text:p>0.4602</text:p>
          </table:table-cell>
          <table:table-cell office:value-type="float" table:style-name="ce1" office:value="-0.887815385136">
            <text:p>-0.887815</text:p>
          </table:table-cell>
          <table:table-cell table:number-columns-repeated="16381"/>
        </table:table-row>
        <table:table-row table:style-name="ro1">
          <table:table-cell office:value-type="float" table:style-name="ce1" office:value="152.7">
            <text:p>152.7</text:p>
          </table:table-cell>
          <table:table-cell office:value-type="float" table:style-name="ce1" office:value="0.458649554484">
            <text:p>0.45865</text:p>
          </table:table-cell>
          <table:table-cell office:value-type="float" table:style-name="ce1" office:value="-0.888617232655">
            <text:p>-0.888617</text:p>
          </table:table-cell>
          <table:table-cell table:number-columns-repeated="16381"/>
        </table:table-row>
        <table:table-row table:style-name="ro1">
          <table:table-cell office:value-type="float" table:style-name="ce1" office:value="152.8">
            <text:p>152.8</text:p>
          </table:table-cell>
          <table:table-cell office:value-type="float" table:style-name="ce1" office:value="0.457097927059">
            <text:p>0.457098</text:p>
          </table:table-cell>
          <table:table-cell office:value-type="float" table:style-name="ce1" office:value="-0.889416373291">
            <text:p>-0.889416</text:p>
          </table:table-cell>
          <table:table-cell table:number-columns-repeated="16381"/>
        </table:table-row>
        <table:table-row table:style-name="ro1">
          <table:table-cell office:value-type="float" table:style-name="ce1" office:value="152.9">
            <text:p>152.9</text:p>
          </table:table-cell>
          <table:table-cell office:value-type="float" table:style-name="ce1" office:value="0.455544907234">
            <text:p>0.455545</text:p>
          </table:table-cell>
          <table:table-cell office:value-type="float" table:style-name="ce1" office:value="-0.890212804611">
            <text:p>-0.890213</text:p>
          </table:table-cell>
          <table:table-cell table:number-columns-repeated="16381"/>
        </table:table-row>
        <table:table-row table:style-name="ro1">
          <table:table-cell office:value-type="float" table:style-name="ce1" office:value="153.0">
            <text:p>153</text:p>
          </table:table-cell>
          <table:table-cell office:value-type="float" table:style-name="ce1" office:value="0.45399049974">
            <text:p>0.45399</text:p>
          </table:table-cell>
          <table:table-cell office:value-type="float" table:style-name="ce1" office:value="-0.891006524188">
            <text:p>-0.891007</text:p>
          </table:table-cell>
          <table:table-cell table:number-columns-repeated="16381"/>
        </table:table-row>
        <table:table-row table:style-name="ro1">
          <table:table-cell office:value-type="float" table:style-name="ce1" office:value="153.1">
            <text:p>153.1</text:p>
          </table:table-cell>
          <table:table-cell office:value-type="float" table:style-name="ce1" office:value="0.452434709312">
            <text:p>0.452435</text:p>
          </table:table-cell>
          <table:table-cell office:value-type="float" table:style-name="ce1" office:value="-0.891797529605">
            <text:p>-0.891798</text:p>
          </table:table-cell>
          <table:table-cell table:number-columns-repeated="16381"/>
        </table:table-row>
        <table:table-row table:style-name="ro1">
          <table:table-cell office:value-type="float" table:style-name="ce1" office:value="153.2">
            <text:p>153.2</text:p>
          </table:table-cell>
          <table:table-cell office:value-type="float" table:style-name="ce1" office:value="0.450877540689">
            <text:p>0.450878</text:p>
          </table:table-cell>
          <table:table-cell office:value-type="float" table:style-name="ce1" office:value="-0.892585818452">
            <text:p>-0.892586</text:p>
          </table:table-cell>
          <table:table-cell table:number-columns-repeated="16381"/>
        </table:table-row>
        <table:table-row table:style-name="ro1">
          <table:table-cell office:value-type="float" table:style-name="ce1" office:value="153.3">
            <text:p>153.3</text:p>
          </table:table-cell>
          <table:table-cell office:value-type="float" table:style-name="ce1" office:value="0.449318998616">
            <text:p>0.449319</text:p>
          </table:table-cell>
          <table:table-cell office:value-type="float" table:style-name="ce1" office:value="-0.893371388328">
            <text:p>-0.893371</text:p>
          </table:table-cell>
          <table:table-cell table:number-columns-repeated="16381"/>
        </table:table-row>
        <table:table-row table:style-name="ro1">
          <table:table-cell office:value-type="float" table:style-name="ce1" office:value="153.4">
            <text:p>153.4</text:p>
          </table:table-cell>
          <table:table-cell office:value-type="float" table:style-name="ce1" office:value="0.447759087839">
            <text:p>0.447759</text:p>
          </table:table-cell>
          <table:table-cell office:value-type="float" table:style-name="ce1" office:value="-0.894154236839">
            <text:p>-0.894154</text:p>
          </table:table-cell>
          <table:table-cell table:number-columns-repeated="16381"/>
        </table:table-row>
        <table:table-row table:style-name="ro1">
          <table:table-cell office:value-type="float" table:style-name="ce1" office:value="153.5">
            <text:p>153.5</text:p>
          </table:table-cell>
          <table:table-cell office:value-type="float" table:style-name="ce1" office:value="0.44619781311">
            <text:p>0.446198</text:p>
          </table:table-cell>
          <table:table-cell office:value-type="float" table:style-name="ce1" office:value="-0.894934361602">
            <text:p>-0.894934</text:p>
          </table:table-cell>
          <table:table-cell table:number-columns-repeated="16381"/>
        </table:table-row>
        <table:table-row table:style-name="ro1">
          <table:table-cell office:value-type="float" table:style-name="ce1" office:value="153.6">
            <text:p>153.6</text:p>
          </table:table-cell>
          <table:table-cell office:value-type="float" table:style-name="ce1" office:value="0.444635179185">
            <text:p>0.444635</text:p>
          </table:table-cell>
          <table:table-cell office:value-type="float" table:style-name="ce1" office:value="-0.895711760239">
            <text:p>-0.895712</text:p>
          </table:table-cell>
          <table:table-cell table:number-columns-repeated="16381"/>
        </table:table-row>
        <table:table-row table:style-name="ro1">
          <table:table-cell office:value-type="float" table:style-name="ce1" office:value="153.7">
            <text:p>153.7</text:p>
          </table:table-cell>
          <table:table-cell office:value-type="float" table:style-name="ce1" office:value="0.443071190824">
            <text:p>0.443071</text:p>
          </table:table-cell>
          <table:table-cell office:value-type="float" table:style-name="ce1" office:value="-0.896486430383">
            <text:p>-0.896486</text:p>
          </table:table-cell>
          <table:table-cell table:number-columns-repeated="16381"/>
        </table:table-row>
        <table:table-row table:style-name="ro1">
          <table:table-cell office:value-type="float" table:style-name="ce1" office:value="153.8">
            <text:p>153.8</text:p>
          </table:table-cell>
          <table:table-cell office:value-type="float" table:style-name="ce1" office:value="0.441505852792">
            <text:p>0.441506</text:p>
          </table:table-cell>
          <table:table-cell office:value-type="float" table:style-name="ce1" office:value="-0.897258369674">
            <text:p>-0.897258</text:p>
          </table:table-cell>
          <table:table-cell table:number-columns-repeated="16381"/>
        </table:table-row>
        <table:table-row table:style-name="ro1">
          <table:table-cell office:value-type="float" table:style-name="ce1" office:value="153.9">
            <text:p>153.9</text:p>
          </table:table-cell>
          <table:table-cell office:value-type="float" table:style-name="ce1" office:value="0.439939169856">
            <text:p>0.439939</text:p>
          </table:table-cell>
          <table:table-cell office:value-type="float" table:style-name="ce1" office:value="-0.898027575761">
            <text:p>-0.898028</text:p>
          </table:table-cell>
          <table:table-cell table:number-columns-repeated="16381"/>
        </table:table-row>
        <table:table-row table:style-name="ro1">
          <table:table-cell office:value-type="float" table:style-name="ce1" office:value="154.0">
            <text:p>154</text:p>
          </table:table-cell>
          <table:table-cell office:value-type="float" table:style-name="ce1" office:value="0.438371146789">
            <text:p>0.438371</text:p>
          </table:table-cell>
          <table:table-cell office:value-type="float" table:style-name="ce1" office:value="-0.898794046299">
            <text:p>-0.898794</text:p>
          </table:table-cell>
          <table:table-cell table:number-columns-repeated="16381"/>
        </table:table-row>
        <table:table-row table:style-name="ro1">
          <table:table-cell office:value-type="float" table:style-name="ce1" office:value="154.1">
            <text:p>154.1</text:p>
          </table:table-cell>
          <table:table-cell office:value-type="float" table:style-name="ce1" office:value="0.436801788368">
            <text:p>0.436802</text:p>
          </table:table-cell>
          <table:table-cell office:value-type="float" table:style-name="ce1" office:value="-0.899557778955">
            <text:p>-0.899558</text:p>
          </table:table-cell>
          <table:table-cell table:number-columns-repeated="16381"/>
        </table:table-row>
        <table:table-row table:style-name="ro1">
          <table:table-cell office:value-type="float" table:style-name="ce1" office:value="154.2">
            <text:p>154.2</text:p>
          </table:table-cell>
          <table:table-cell office:value-type="float" table:style-name="ce1" office:value="0.435231099372">
            <text:p>0.435231</text:p>
          </table:table-cell>
          <table:table-cell office:value-type="float" table:style-name="ce1" office:value="-0.900318771402">
            <text:p>-0.900319</text:p>
          </table:table-cell>
          <table:table-cell table:number-columns-repeated="16381"/>
        </table:table-row>
        <table:table-row table:style-name="ro1">
          <table:table-cell office:value-type="float" table:style-name="ce1" office:value="154.3">
            <text:p>154.3</text:p>
          </table:table-cell>
          <table:table-cell office:value-type="float" table:style-name="ce1" office:value="0.433659084588">
            <text:p>0.433659</text:p>
          </table:table-cell>
          <table:table-cell office:value-type="float" table:style-name="ce1" office:value="-0.901077021322">
            <text:p>-0.901077</text:p>
          </table:table-cell>
          <table:table-cell table:number-columns-repeated="16381"/>
        </table:table-row>
        <table:table-row table:style-name="ro1">
          <table:table-cell office:value-type="float" table:style-name="ce1" office:value="154.4">
            <text:p>154.4</text:p>
          </table:table-cell>
          <table:table-cell office:value-type="float" table:style-name="ce1" office:value="0.432085748802">
            <text:p>0.432086</text:p>
          </table:table-cell>
          <table:table-cell office:value-type="float" table:style-name="ce1" office:value="-0.901832526405">
            <text:p>-0.901833</text:p>
          </table:table-cell>
          <table:table-cell table:number-columns-repeated="16381"/>
        </table:table-row>
        <table:table-row table:style-name="ro1">
          <table:table-cell office:value-type="float" table:style-name="ce1" office:value="154.5">
            <text:p>154.5</text:p>
          </table:table-cell>
          <table:table-cell office:value-type="float" table:style-name="ce1" office:value="0.430511096808">
            <text:p>0.430511</text:p>
          </table:table-cell>
          <table:table-cell office:value-type="float" table:style-name="ce1" office:value="-0.90258528435">
            <text:p>-0.902585</text:p>
          </table:table-cell>
          <table:table-cell table:number-columns-repeated="16381"/>
        </table:table-row>
        <table:table-row table:style-name="ro1">
          <table:table-cell office:value-type="float" table:style-name="ce1" office:value="154.6">
            <text:p>154.6</text:p>
          </table:table-cell>
          <table:table-cell office:value-type="float" table:style-name="ce1" office:value="0.428935133403">
            <text:p>0.428935</text:p>
          </table:table-cell>
          <table:table-cell office:value-type="float" table:style-name="ce1" office:value="-0.903335292863">
            <text:p>-0.903335</text:p>
          </table:table-cell>
          <table:table-cell table:number-columns-repeated="16381"/>
        </table:table-row>
        <table:table-row table:style-name="ro1">
          <table:table-cell office:value-type="float" table:style-name="ce1" office:value="154.7">
            <text:p>154.7</text:p>
          </table:table-cell>
          <table:table-cell office:value-type="float" table:style-name="ce1" office:value="0.427357863387">
            <text:p>0.427358</text:p>
          </table:table-cell>
          <table:table-cell office:value-type="float" table:style-name="ce1" office:value="-0.904082549661">
            <text:p>-0.904083</text:p>
          </table:table-cell>
          <table:table-cell table:number-columns-repeated="16381"/>
        </table:table-row>
        <table:table-row table:style-name="ro1">
          <table:table-cell office:value-type="float" table:style-name="ce1" office:value="154.8">
            <text:p>154.8</text:p>
          </table:table-cell>
          <table:table-cell office:value-type="float" table:style-name="ce1" office:value="0.425779291565">
            <text:p>0.425779</text:p>
          </table:table-cell>
          <table:table-cell office:value-type="float" table:style-name="ce1" office:value="-0.904827052466">
            <text:p>-0.904827</text:p>
          </table:table-cell>
          <table:table-cell table:number-columns-repeated="16381"/>
        </table:table-row>
        <table:table-row table:style-name="ro1">
          <table:table-cell office:value-type="float" table:style-name="ce1" office:value="154.9">
            <text:p>154.9</text:p>
          </table:table-cell>
          <table:table-cell office:value-type="float" table:style-name="ce1" office:value="0.424199422745">
            <text:p>0.424199</text:p>
          </table:table-cell>
          <table:table-cell office:value-type="float" table:style-name="ce1" office:value="-0.905568799011">
            <text:p>-0.905569</text:p>
          </table:table-cell>
          <table:table-cell table:number-columns-repeated="16381"/>
        </table:table-row>
        <table:table-row table:style-name="ro1">
          <table:table-cell office:value-type="float" table:style-name="ce1" office:value="155.0">
            <text:p>155</text:p>
          </table:table-cell>
          <table:table-cell office:value-type="float" table:style-name="ce1" office:value="0.422618261741">
            <text:p>0.422618</text:p>
          </table:table-cell>
          <table:table-cell office:value-type="float" table:style-name="ce1" office:value="-0.906307787037">
            <text:p>-0.906308</text:p>
          </table:table-cell>
          <table:table-cell table:number-columns-repeated="16381"/>
        </table:table-row>
        <table:table-row table:style-name="ro1">
          <table:table-cell office:value-type="float" table:style-name="ce1" office:value="155.1">
            <text:p>155.1</text:p>
          </table:table-cell>
          <table:table-cell office:value-type="float" table:style-name="ce1" office:value="0.421035813367">
            <text:p>0.421036</text:p>
          </table:table-cell>
          <table:table-cell office:value-type="float" table:style-name="ce1" office:value="-0.907044014291">
            <text:p>-0.907044</text:p>
          </table:table-cell>
          <table:table-cell table:number-columns-repeated="16381"/>
        </table:table-row>
        <table:table-row table:style-name="ro1">
          <table:table-cell office:value-type="float" table:style-name="ce1" office:value="155.2">
            <text:p>155.2</text:p>
          </table:table-cell>
          <table:table-cell office:value-type="float" table:style-name="ce1" office:value="0.419452082446">
            <text:p>0.419452</text:p>
          </table:table-cell>
          <table:table-cell office:value-type="float" table:style-name="ce1" office:value="-0.907777478533">
            <text:p>-0.907777</text:p>
          </table:table-cell>
          <table:table-cell table:number-columns-repeated="16381"/>
        </table:table-row>
        <table:table-row table:style-name="ro1">
          <table:table-cell office:value-type="float" table:style-name="ce1" office:value="155.3">
            <text:p>155.3</text:p>
          </table:table-cell>
          <table:table-cell office:value-type="float" table:style-name="ce1" office:value="0.417867073801">
            <text:p>0.417867</text:p>
          </table:table-cell>
          <table:table-cell office:value-type="float" table:style-name="ce1" office:value="-0.908508177527">
            <text:p>-0.908508</text:p>
          </table:table-cell>
          <table:table-cell table:number-columns-repeated="16381"/>
        </table:table-row>
        <table:table-row table:style-name="ro1">
          <table:table-cell office:value-type="float" table:style-name="ce1" office:value="155.4">
            <text:p>155.4</text:p>
          </table:table-cell>
          <table:table-cell office:value-type="float" table:style-name="ce1" office:value="0.41628079226">
            <text:p>0.416281</text:p>
          </table:table-cell>
          <table:table-cell office:value-type="float" table:style-name="ce1" office:value="-0.909236109047">
            <text:p>-0.909236</text:p>
          </table:table-cell>
          <table:table-cell table:number-columns-repeated="16381"/>
        </table:table-row>
        <table:table-row table:style-name="ro1">
          <table:table-cell office:value-type="float" table:style-name="ce1" office:value="155.5">
            <text:p>155.5</text:p>
          </table:table-cell>
          <table:table-cell office:value-type="float" table:style-name="ce1" office:value="0.414693242656">
            <text:p>0.414693</text:p>
          </table:table-cell>
          <table:table-cell office:value-type="float" table:style-name="ce1" office:value="-0.909961270877">
            <text:p>-0.909961</text:p>
          </table:table-cell>
          <table:table-cell table:number-columns-repeated="16381"/>
        </table:table-row>
        <table:table-row table:style-name="ro1">
          <table:table-cell office:value-type="float" table:style-name="ce1" office:value="155.6">
            <text:p>155.6</text:p>
          </table:table-cell>
          <table:table-cell office:value-type="float" table:style-name="ce1" office:value="0.413104429825">
            <text:p>0.413104</text:p>
          </table:table-cell>
          <table:table-cell office:value-type="float" table:style-name="ce1" office:value="-0.910683660806">
            <text:p>-0.910684</text:p>
          </table:table-cell>
          <table:table-cell table:number-columns-repeated="16381"/>
        </table:table-row>
        <table:table-row table:style-name="ro1">
          <table:table-cell office:value-type="float" table:style-name="ce1" office:value="155.7">
            <text:p>155.7</text:p>
          </table:table-cell>
          <table:table-cell office:value-type="float" table:style-name="ce1" office:value="0.411514358605">
            <text:p>0.411514</text:p>
          </table:table-cell>
          <table:table-cell office:value-type="float" table:style-name="ce1" office:value="-0.911403276635">
            <text:p>-0.911403</text:p>
          </table:table-cell>
          <table:table-cell table:number-columns-repeated="16381"/>
        </table:table-row>
        <table:table-row table:style-name="ro1">
          <table:table-cell office:value-type="float" table:style-name="ce1" office:value="155.8">
            <text:p>155.8</text:p>
          </table:table-cell>
          <table:table-cell office:value-type="float" table:style-name="ce1" office:value="0.409923033842">
            <text:p>0.409923</text:p>
          </table:table-cell>
          <table:table-cell office:value-type="float" table:style-name="ce1" office:value="-0.912120116172">
            <text:p>-0.91212</text:p>
          </table:table-cell>
          <table:table-cell table:number-columns-repeated="16381"/>
        </table:table-row>
        <table:table-row table:style-name="ro1">
          <table:table-cell office:value-type="float" table:style-name="ce1" office:value="155.9">
            <text:p>155.9</text:p>
          </table:table-cell>
          <table:table-cell office:value-type="float" table:style-name="ce1" office:value="0.408330460381">
            <text:p>0.40833</text:p>
          </table:table-cell>
          <table:table-cell office:value-type="float" table:style-name="ce1" office:value="-0.912834177233">
            <text:p>-0.912834</text:p>
          </table:table-cell>
          <table:table-cell table:number-columns-repeated="16381"/>
        </table:table-row>
        <table:table-row table:style-name="ro1">
          <table:table-cell office:value-type="float" table:style-name="ce1" office:value="156.0">
            <text:p>156</text:p>
          </table:table-cell>
          <table:table-cell office:value-type="float" table:style-name="ce1" office:value="0.406736643076">
            <text:p>0.406737</text:p>
          </table:table-cell>
          <table:table-cell office:value-type="float" table:style-name="ce1" office:value="-0.913545457643">
            <text:p>-0.913545</text:p>
          </table:table-cell>
          <table:table-cell table:number-columns-repeated="16381"/>
        </table:table-row>
        <table:table-row table:style-name="ro1">
          <table:table-cell office:value-type="float" table:style-name="ce1" office:value="156.1">
            <text:p>156.1</text:p>
          </table:table-cell>
          <table:table-cell office:value-type="float" table:style-name="ce1" office:value="0.40514158678">
            <text:p>0.405142</text:p>
          </table:table-cell>
          <table:table-cell office:value-type="float" table:style-name="ce1" office:value="-0.914253955234">
            <text:p>-0.914254</text:p>
          </table:table-cell>
          <table:table-cell table:number-columns-repeated="16381"/>
        </table:table-row>
        <table:table-row table:style-name="ro1">
          <table:table-cell office:value-type="float" table:style-name="ce1" office:value="156.2">
            <text:p>156.2</text:p>
          </table:table-cell>
          <table:table-cell office:value-type="float" table:style-name="ce1" office:value="0.403545296352">
            <text:p>0.403545</text:p>
          </table:table-cell>
          <table:table-cell office:value-type="float" table:style-name="ce1" office:value="-0.91495966785">
            <text:p>-0.91496</text:p>
          </table:table-cell>
          <table:table-cell table:number-columns-repeated="16381"/>
        </table:table-row>
        <table:table-row table:style-name="ro1">
          <table:table-cell office:value-type="float" table:style-name="ce1" office:value="156.3">
            <text:p>156.3</text:p>
          </table:table-cell>
          <table:table-cell office:value-type="float" table:style-name="ce1" office:value="0.401947776656">
            <text:p>0.401948</text:p>
          </table:table-cell>
          <table:table-cell office:value-type="float" table:style-name="ce1" office:value="-0.91566259334">
            <text:p>-0.915663</text:p>
          </table:table-cell>
          <table:table-cell table:number-columns-repeated="16381"/>
        </table:table-row>
        <table:table-row table:style-name="ro1">
          <table:table-cell office:value-type="float" table:style-name="ce1" office:value="156.4">
            <text:p>156.4</text:p>
          </table:table-cell>
          <table:table-cell office:value-type="float" table:style-name="ce1" office:value="0.400349032557">
            <text:p>0.400349</text:p>
          </table:table-cell>
          <table:table-cell office:value-type="float" table:style-name="ce1" office:value="-0.916362729562">
            <text:p>-0.916363</text:p>
          </table:table-cell>
          <table:table-cell table:number-columns-repeated="16381"/>
        </table:table-row>
        <table:table-row table:style-name="ro1">
          <table:table-cell office:value-type="float" table:style-name="ce1" office:value="156.5">
            <text:p>156.5</text:p>
          </table:table-cell>
          <table:table-cell office:value-type="float" table:style-name="ce1" office:value="0.398749068925">
            <text:p>0.398749</text:p>
          </table:table-cell>
          <table:table-cell office:value-type="float" table:style-name="ce1" office:value="-0.917060074385">
            <text:p>-0.91706</text:p>
          </table:table-cell>
          <table:table-cell table:number-columns-repeated="16381"/>
        </table:table-row>
        <table:table-row table:style-name="ro1">
          <table:table-cell office:value-type="float" table:style-name="ce1" office:value="156.6">
            <text:p>156.6</text:p>
          </table:table-cell>
          <table:table-cell office:value-type="float" table:style-name="ce1" office:value="0.397147890635">
            <text:p>0.397148</text:p>
          </table:table-cell>
          <table:table-cell office:value-type="float" table:style-name="ce1" office:value="-0.917754625684">
            <text:p>-0.917755</text:p>
          </table:table-cell>
          <table:table-cell table:number-columns-repeated="16381"/>
        </table:table-row>
        <table:table-row table:style-name="ro1">
          <table:table-cell office:value-type="float" table:style-name="ce1" office:value="156.7">
            <text:p>156.7</text:p>
          </table:table-cell>
          <table:table-cell office:value-type="float" table:style-name="ce1" office:value="0.395545502563">
            <text:p>0.395546</text:p>
          </table:table-cell>
          <table:table-cell office:value-type="float" table:style-name="ce1" office:value="-0.918446381343">
            <text:p>-0.918446</text:p>
          </table:table-cell>
          <table:table-cell table:number-columns-repeated="16381"/>
        </table:table-row>
        <table:table-row table:style-name="ro1">
          <table:table-cell office:value-type="float" table:style-name="ce1" office:value="156.8">
            <text:p>156.8</text:p>
          </table:table-cell>
          <table:table-cell office:value-type="float" table:style-name="ce1" office:value="0.393941909591">
            <text:p>0.393942</text:p>
          </table:table-cell>
          <table:table-cell office:value-type="float" table:style-name="ce1" office:value="-0.919135339255">
            <text:p>-0.919135</text:p>
          </table:table-cell>
          <table:table-cell table:number-columns-repeated="16381"/>
        </table:table-row>
        <table:table-row table:style-name="ro1">
          <table:table-cell office:value-type="float" table:style-name="ce1" office:value="156.9">
            <text:p>156.9</text:p>
          </table:table-cell>
          <table:table-cell office:value-type="float" table:style-name="ce1" office:value="0.392337116604">
            <text:p>0.392337</text:p>
          </table:table-cell>
          <table:table-cell office:value-type="float" table:style-name="ce1" office:value="-0.919821497322">
            <text:p>-0.919821</text:p>
          </table:table-cell>
          <table:table-cell table:number-columns-repeated="16381"/>
        </table:table-row>
        <table:table-row table:style-name="ro1">
          <table:table-cell office:value-type="float" table:style-name="ce1" office:value="157.0">
            <text:p>157</text:p>
          </table:table-cell>
          <table:table-cell office:value-type="float" table:style-name="ce1" office:value="0.390731128489">
            <text:p>0.390731</text:p>
          </table:table-cell>
          <table:table-cell office:value-type="float" table:style-name="ce1" office:value="-0.920504853452">
            <text:p>-0.920505</text:p>
          </table:table-cell>
          <table:table-cell table:number-columns-repeated="16381"/>
        </table:table-row>
        <table:table-row table:style-name="ro1">
          <table:table-cell office:value-type="float" table:style-name="ce1" office:value="157.1">
            <text:p>157.1</text:p>
          </table:table-cell>
          <table:table-cell office:value-type="float" table:style-name="ce1" office:value="0.38912395014">
            <text:p>0.389124</text:p>
          </table:table-cell>
          <table:table-cell office:value-type="float" table:style-name="ce1" office:value="-0.921185405566">
            <text:p>-0.921185</text:p>
          </table:table-cell>
          <table:table-cell table:number-columns-repeated="16381"/>
        </table:table-row>
        <table:table-row table:style-name="ro1">
          <table:table-cell office:value-type="float" table:style-name="ce1" office:value="157.2">
            <text:p>157.2</text:p>
          </table:table-cell>
          <table:table-cell office:value-type="float" table:style-name="ce1" office:value="0.387515586452">
            <text:p>0.387516</text:p>
          </table:table-cell>
          <table:table-cell office:value-type="float" table:style-name="ce1" office:value="-0.921863151589">
            <text:p>-0.921863</text:p>
          </table:table-cell>
          <table:table-cell table:number-columns-repeated="16381"/>
        </table:table-row>
        <table:table-row table:style-name="ro1">
          <table:table-cell office:value-type="float" table:style-name="ce1" office:value="157.3">
            <text:p>157.3</text:p>
          </table:table-cell>
          <table:table-cell office:value-type="float" table:style-name="ce1" office:value="0.385906042324">
            <text:p>0.385906</text:p>
          </table:table-cell>
          <table:table-cell office:value-type="float" table:style-name="ce1" office:value="-0.922538089456">
            <text:p>-0.922538</text:p>
          </table:table-cell>
          <table:table-cell table:number-columns-repeated="16381"/>
        </table:table-row>
        <table:table-row table:style-name="ro1">
          <table:table-cell office:value-type="float" table:style-name="ce1" office:value="157.4">
            <text:p>157.4</text:p>
          </table:table-cell>
          <table:table-cell office:value-type="float" table:style-name="ce1" office:value="0.38429532266">
            <text:p>0.384295</text:p>
          </table:table-cell>
          <table:table-cell office:value-type="float" table:style-name="ce1" office:value="-0.923210217113">
            <text:p>-0.92321</text:p>
          </table:table-cell>
          <table:table-cell table:number-columns-repeated="16381"/>
        </table:table-row>
        <table:table-row table:style-name="ro1">
          <table:table-cell office:value-type="float" table:style-name="ce1" office:value="157.5">
            <text:p>157.5</text:p>
          </table:table-cell>
          <table:table-cell office:value-type="float" table:style-name="ce1" office:value="0.382683432365">
            <text:p>0.382683</text:p>
          </table:table-cell>
          <table:table-cell office:value-type="float" table:style-name="ce1" office:value="-0.923879532511">
            <text:p>-0.92388</text:p>
          </table:table-cell>
          <table:table-cell table:number-columns-repeated="16381"/>
        </table:table-row>
        <table:table-row table:style-name="ro1">
          <table:table-cell office:value-type="float" table:style-name="ce1" office:value="157.6">
            <text:p>157.6</text:p>
          </table:table-cell>
          <table:table-cell office:value-type="float" table:style-name="ce1" office:value="0.38107037635">
            <text:p>0.38107</text:p>
          </table:table-cell>
          <table:table-cell office:value-type="float" table:style-name="ce1" office:value="-0.924546033612">
            <text:p>-0.924546</text:p>
          </table:table-cell>
          <table:table-cell table:number-columns-repeated="16381"/>
        </table:table-row>
        <table:table-row table:style-name="ro1">
          <table:table-cell office:value-type="float" table:style-name="ce1" office:value="157.7">
            <text:p>157.7</text:p>
          </table:table-cell>
          <table:table-cell office:value-type="float" table:style-name="ce1" office:value="0.379456159529">
            <text:p>0.379456</text:p>
          </table:table-cell>
          <table:table-cell office:value-type="float" table:style-name="ce1" office:value="-0.925209718386">
            <text:p>-0.92521</text:p>
          </table:table-cell>
          <table:table-cell table:number-columns-repeated="16381"/>
        </table:table-row>
        <table:table-row table:style-name="ro1">
          <table:table-cell office:value-type="float" table:style-name="ce1" office:value="157.8">
            <text:p>157.8</text:p>
          </table:table-cell>
          <table:table-cell office:value-type="float" table:style-name="ce1" office:value="0.377840786818">
            <text:p>0.377841</text:p>
          </table:table-cell>
          <table:table-cell office:value-type="float" table:style-name="ce1" office:value="-0.92587058481">
            <text:p>-0.925871</text:p>
          </table:table-cell>
          <table:table-cell table:number-columns-repeated="16381"/>
        </table:table-row>
        <table:table-row table:style-name="ro1">
          <table:table-cell office:value-type="float" table:style-name="ce1" office:value="157.9">
            <text:p>157.9</text:p>
          </table:table-cell>
          <table:table-cell office:value-type="float" table:style-name="ce1" office:value="0.376224263139">
            <text:p>0.376224</text:p>
          </table:table-cell>
          <table:table-cell office:value-type="float" table:style-name="ce1" office:value="-0.926528630872">
            <text:p>-0.926529</text:p>
          </table:table-cell>
          <table:table-cell table:number-columns-repeated="16381"/>
        </table:table-row>
        <table:table-row table:style-name="ro1">
          <table:table-cell office:value-type="float" table:style-name="ce1" office:value="158.0">
            <text:p>158</text:p>
          </table:table-cell>
          <table:table-cell office:value-type="float" table:style-name="ce1" office:value="0.374606593416">
            <text:p>0.374607</text:p>
          </table:table-cell>
          <table:table-cell office:value-type="float" table:style-name="ce1" office:value="-0.927183854567">
            <text:p>-0.927184</text:p>
          </table:table-cell>
          <table:table-cell table:number-columns-repeated="16381"/>
        </table:table-row>
        <table:table-row table:style-name="ro1">
          <table:table-cell office:value-type="float" table:style-name="ce1" office:value="158.1">
            <text:p>158.1</text:p>
          </table:table-cell>
          <table:table-cell office:value-type="float" table:style-name="ce1" office:value="0.372987782576">
            <text:p>0.372988</text:p>
          </table:table-cell>
          <table:table-cell office:value-type="float" table:style-name="ce1" office:value="-0.927836253899">
            <text:p>-0.927836</text:p>
          </table:table-cell>
          <table:table-cell table:number-columns-repeated="16381"/>
        </table:table-row>
        <table:table-row table:style-name="ro1">
          <table:table-cell office:value-type="float" table:style-name="ce1" office:value="158.2">
            <text:p>158.2</text:p>
          </table:table-cell>
          <table:table-cell office:value-type="float" table:style-name="ce1" office:value="0.37136783555">
            <text:p>0.371368</text:p>
          </table:table-cell>
          <table:table-cell office:value-type="float" table:style-name="ce1" office:value="-0.928485826881">
            <text:p>-0.928486</text:p>
          </table:table-cell>
          <table:table-cell table:number-columns-repeated="16381"/>
        </table:table-row>
        <table:table-row table:style-name="ro1">
          <table:table-cell office:value-type="float" table:style-name="ce1" office:value="158.3">
            <text:p>158.3</text:p>
          </table:table-cell>
          <table:table-cell office:value-type="float" table:style-name="ce1" office:value="0.369746757274">
            <text:p>0.369747</text:p>
          </table:table-cell>
          <table:table-cell office:value-type="float" table:style-name="ce1" office:value="-0.929132571534">
            <text:p>-0.929133</text:p>
          </table:table-cell>
          <table:table-cell table:number-columns-repeated="16381"/>
        </table:table-row>
        <table:table-row table:style-name="ro1">
          <table:table-cell office:value-type="float" table:style-name="ce1" office:value="158.4">
            <text:p>158.4</text:p>
          </table:table-cell>
          <table:table-cell office:value-type="float" table:style-name="ce1" office:value="0.368124552685">
            <text:p>0.368125</text:p>
          </table:table-cell>
          <table:table-cell office:value-type="float" table:style-name="ce1" office:value="-0.929776485888">
            <text:p>-0.929776</text:p>
          </table:table-cell>
          <table:table-cell table:number-columns-repeated="16381"/>
        </table:table-row>
        <table:table-row table:style-name="ro1">
          <table:table-cell office:value-type="float" table:style-name="ce1" office:value="158.5">
            <text:p>158.5</text:p>
          </table:table-cell>
          <table:table-cell office:value-type="float" table:style-name="ce1" office:value="0.366501226724">
            <text:p>0.366501</text:p>
          </table:table-cell>
          <table:table-cell office:value-type="float" table:style-name="ce1" office:value="-0.930417567982">
            <text:p>-0.930418</text:p>
          </table:table-cell>
          <table:table-cell table:number-columns-repeated="16381"/>
        </table:table-row>
        <table:table-row table:style-name="ro1">
          <table:table-cell office:value-type="float" table:style-name="ce1" office:value="158.6">
            <text:p>158.6</text:p>
          </table:table-cell>
          <table:table-cell office:value-type="float" table:style-name="ce1" office:value="0.364876784338">
            <text:p>0.364877</text:p>
          </table:table-cell>
          <table:table-cell office:value-type="float" table:style-name="ce1" office:value="-0.931055815863">
            <text:p>-0.931056</text:p>
          </table:table-cell>
          <table:table-cell table:number-columns-repeated="16381"/>
        </table:table-row>
        <table:table-row table:style-name="ro1">
          <table:table-cell office:value-type="float" table:style-name="ce1" office:value="158.7">
            <text:p>158.7</text:p>
          </table:table-cell>
          <table:table-cell office:value-type="float" table:style-name="ce1" office:value="0.363251230473">
            <text:p>0.363251</text:p>
          </table:table-cell>
          <table:table-cell office:value-type="float" table:style-name="ce1" office:value="-0.931691227586">
            <text:p>-0.931691</text:p>
          </table:table-cell>
          <table:table-cell table:number-columns-repeated="16381"/>
        </table:table-row>
        <table:table-row table:style-name="ro1">
          <table:table-cell office:value-type="float" table:style-name="ce1" office:value="158.8">
            <text:p>158.8</text:p>
          </table:table-cell>
          <table:table-cell office:value-type="float" table:style-name="ce1" office:value="0.361624570082">
            <text:p>0.361625</text:p>
          </table:table-cell>
          <table:table-cell office:value-type="float" table:style-name="ce1" office:value="-0.932323801216">
            <text:p>-0.932324</text:p>
          </table:table-cell>
          <table:table-cell table:number-columns-repeated="16381"/>
        </table:table-row>
        <table:table-row table:style-name="ro1">
          <table:table-cell office:value-type="float" table:style-name="ce1" office:value="158.9">
            <text:p>158.9</text:p>
          </table:table-cell>
          <table:table-cell office:value-type="float" table:style-name="ce1" office:value="0.35999680812">
            <text:p>0.359997</text:p>
          </table:table-cell>
          <table:table-cell office:value-type="float" table:style-name="ce1" office:value="-0.932953534825">
            <text:p>-0.932954</text:p>
          </table:table-cell>
          <table:table-cell table:number-columns-repeated="16381"/>
        </table:table-row>
        <table:table-row table:style-name="ro1">
          <table:table-cell office:value-type="float" table:style-name="ce1" office:value="159.0">
            <text:p>159</text:p>
          </table:table-cell>
          <table:table-cell office:value-type="float" table:style-name="ce1" office:value="0.358367949545">
            <text:p>0.358368</text:p>
          </table:table-cell>
          <table:table-cell office:value-type="float" table:style-name="ce1" office:value="-0.933580426497">
            <text:p>-0.93358</text:p>
          </table:table-cell>
          <table:table-cell table:number-columns-repeated="16381"/>
        </table:table-row>
        <table:table-row table:style-name="ro1">
          <table:table-cell office:value-type="float" table:style-name="ce1" office:value="159.1">
            <text:p>159.1</text:p>
          </table:table-cell>
          <table:table-cell office:value-type="float" table:style-name="ce1" office:value="0.35673799932">
            <text:p>0.356738</text:p>
          </table:table-cell>
          <table:table-cell office:value-type="float" table:style-name="ce1" office:value="-0.934204474321">
            <text:p>-0.934204</text:p>
          </table:table-cell>
          <table:table-cell table:number-columns-repeated="16381"/>
        </table:table-row>
        <table:table-row table:style-name="ro1">
          <table:table-cell office:value-type="float" table:style-name="ce1" office:value="159.2">
            <text:p>159.2</text:p>
          </table:table-cell>
          <table:table-cell office:value-type="float" table:style-name="ce1" office:value="0.355106962408">
            <text:p>0.355107</text:p>
          </table:table-cell>
          <table:table-cell office:value-type="float" table:style-name="ce1" office:value="-0.934825676396">
            <text:p>-0.934826</text:p>
          </table:table-cell>
          <table:table-cell table:number-columns-repeated="16381"/>
        </table:table-row>
        <table:table-row table:style-name="ro1">
          <table:table-cell office:value-type="float" table:style-name="ce1" office:value="159.3">
            <text:p>159.3</text:p>
          </table:table-cell>
          <table:table-cell office:value-type="float" table:style-name="ce1" office:value="0.353474843779">
            <text:p>0.353475</text:p>
          </table:table-cell>
          <table:table-cell office:value-type="float" table:style-name="ce1" office:value="-0.93544403083">
            <text:p>-0.935444</text:p>
          </table:table-cell>
          <table:table-cell table:number-columns-repeated="16381"/>
        </table:table-row>
        <table:table-row table:style-name="ro1">
          <table:table-cell office:value-type="float" table:style-name="ce1" office:value="159.4">
            <text:p>159.4</text:p>
          </table:table-cell>
          <table:table-cell office:value-type="float" table:style-name="ce1" office:value="0.351841648405">
            <text:p>0.351842</text:p>
          </table:table-cell>
          <table:table-cell office:value-type="float" table:style-name="ce1" office:value="-0.936059535739">
            <text:p>-0.93606</text:p>
          </table:table-cell>
          <table:table-cell table:number-columns-repeated="16381"/>
        </table:table-row>
        <table:table-row table:style-name="ro1">
          <table:table-cell office:value-type="float" table:style-name="ce1" office:value="159.5">
            <text:p>159.5</text:p>
          </table:table-cell>
          <table:table-cell office:value-type="float" table:style-name="ce1" office:value="0.350207381259">
            <text:p>0.350207</text:p>
          </table:table-cell>
          <table:table-cell office:value-type="float" table:style-name="ce1" office:value="-0.936672189248">
            <text:p>-0.936672</text:p>
          </table:table-cell>
          <table:table-cell table:number-columns-repeated="16381"/>
        </table:table-row>
        <table:table-row table:style-name="ro1">
          <table:table-cell office:value-type="float" table:style-name="ce1" office:value="159.6">
            <text:p>159.6</text:p>
          </table:table-cell>
          <table:table-cell office:value-type="float" table:style-name="ce1" office:value="0.348572047322">
            <text:p>0.348572</text:p>
          </table:table-cell>
          <table:table-cell office:value-type="float" table:style-name="ce1" office:value="-0.937281989492">
            <text:p>-0.937282</text:p>
          </table:table-cell>
          <table:table-cell table:number-columns-repeated="16381"/>
        </table:table-row>
        <table:table-row table:style-name="ro1">
          <table:table-cell office:value-type="float" table:style-name="ce1" office:value="159.7">
            <text:p>159.7</text:p>
          </table:table-cell>
          <table:table-cell office:value-type="float" table:style-name="ce1" office:value="0.346935651573">
            <text:p>0.346936</text:p>
          </table:table-cell>
          <table:table-cell office:value-type="float" table:style-name="ce1" office:value="-0.937888934612">
            <text:p>-0.937889</text:p>
          </table:table-cell>
          <table:table-cell table:number-columns-repeated="16381"/>
        </table:table-row>
        <table:table-row table:style-name="ro1">
          <table:table-cell office:value-type="float" table:style-name="ce1" office:value="159.8">
            <text:p>159.8</text:p>
          </table:table-cell>
          <table:table-cell office:value-type="float" table:style-name="ce1" office:value="0.345298198999">
            <text:p>0.345298</text:p>
          </table:table-cell>
          <table:table-cell office:value-type="float" table:style-name="ce1" office:value="-0.93849302276">
            <text:p>-0.938493</text:p>
          </table:table-cell>
          <table:table-cell table:number-columns-repeated="16381"/>
        </table:table-row>
        <table:table-row table:style-name="ro1">
          <table:table-cell office:value-type="float" table:style-name="ce1" office:value="159.9">
            <text:p>159.9</text:p>
          </table:table-cell>
          <table:table-cell office:value-type="float" table:style-name="ce1" office:value="0.343659694586">
            <text:p>0.34366</text:p>
          </table:table-cell>
          <table:table-cell office:value-type="float" table:style-name="ce1" office:value="-0.939094252095">
            <text:p>-0.939094</text:p>
          </table:table-cell>
          <table:table-cell table:number-columns-repeated="16381"/>
        </table:table-row>
        <table:table-row table:style-name="ro1">
          <table:table-cell office:value-type="float" table:style-name="ce1" office:value="160.0">
            <text:p>160</text:p>
          </table:table-cell>
          <table:table-cell office:value-type="float" table:style-name="ce1" office:value="0.342020143326">
            <text:p>0.34202</text:p>
          </table:table-cell>
          <table:table-cell office:value-type="float" table:style-name="ce1" office:value="-0.939692620786">
            <text:p>-0.939693</text:p>
          </table:table-cell>
          <table:table-cell table:number-columns-repeated="16381"/>
        </table:table-row>
        <table:table-row table:style-name="ro1">
          <table:table-cell office:value-type="float" table:style-name="ce1" office:value="160.1">
            <text:p>160.1</text:p>
          </table:table-cell>
          <table:table-cell office:value-type="float" table:style-name="ce1" office:value="0.340379550213">
            <text:p>0.34038</text:p>
          </table:table-cell>
          <table:table-cell office:value-type="float" table:style-name="ce1" office:value="-0.94028812701">
            <text:p>-0.940288</text:p>
          </table:table-cell>
          <table:table-cell table:number-columns-repeated="16381"/>
        </table:table-row>
        <table:table-row table:style-name="ro1">
          <table:table-cell office:value-type="float" table:style-name="ce1" office:value="160.2">
            <text:p>160.2</text:p>
          </table:table-cell>
          <table:table-cell office:value-type="float" table:style-name="ce1" office:value="0.338737920245">
            <text:p>0.338738</text:p>
          </table:table-cell>
          <table:table-cell office:value-type="float" table:style-name="ce1" office:value="-0.940880768954">
            <text:p>-0.940881</text:p>
          </table:table-cell>
          <table:table-cell table:number-columns-repeated="16381"/>
        </table:table-row>
        <table:table-row table:style-name="ro1">
          <table:table-cell office:value-type="float" table:style-name="ce1" office:value="160.3">
            <text:p>160.3</text:p>
          </table:table-cell>
          <table:table-cell office:value-type="float" table:style-name="ce1" office:value="0.337095258423">
            <text:p>0.337095</text:p>
          </table:table-cell>
          <table:table-cell office:value-type="float" table:style-name="ce1" office:value="-0.941470544812">
            <text:p>-0.941471</text:p>
          </table:table-cell>
          <table:table-cell table:number-columns-repeated="16381"/>
        </table:table-row>
        <table:table-row table:style-name="ro1">
          <table:table-cell office:value-type="float" table:style-name="ce1" office:value="160.4">
            <text:p>160.4</text:p>
          </table:table-cell>
          <table:table-cell office:value-type="float" table:style-name="ce1" office:value="0.33545156975">
            <text:p>0.335452</text:p>
          </table:table-cell>
          <table:table-cell office:value-type="float" table:style-name="ce1" office:value="-0.942057452787">
            <text:p>-0.942057</text:p>
          </table:table-cell>
          <table:table-cell table:number-columns-repeated="16381"/>
        </table:table-row>
        <table:table-row table:style-name="ro1">
          <table:table-cell office:value-type="float" table:style-name="ce1" office:value="160.5">
            <text:p>160.5</text:p>
          </table:table-cell>
          <table:table-cell office:value-type="float" table:style-name="ce1" office:value="0.333806859234">
            <text:p>0.333807</text:p>
          </table:table-cell>
          <table:table-cell office:value-type="float" table:style-name="ce1" office:value="-0.942641491092">
            <text:p>-0.942641</text:p>
          </table:table-cell>
          <table:table-cell table:number-columns-repeated="16381"/>
        </table:table-row>
        <table:table-row table:style-name="ro1">
          <table:table-cell office:value-type="float" table:style-name="ce1" office:value="160.6">
            <text:p>160.6</text:p>
          </table:table-cell>
          <table:table-cell office:value-type="float" table:style-name="ce1" office:value="0.332161131884">
            <text:p>0.332161</text:p>
          </table:table-cell>
          <table:table-cell office:value-type="float" table:style-name="ce1" office:value="-0.943222657948">
            <text:p>-0.943223</text:p>
          </table:table-cell>
          <table:table-cell table:number-columns-repeated="16381"/>
        </table:table-row>
        <table:table-row table:style-name="ro1">
          <table:table-cell office:value-type="float" table:style-name="ce1" office:value="160.7">
            <text:p>160.7</text:p>
          </table:table-cell>
          <table:table-cell office:value-type="float" table:style-name="ce1" office:value="0.330514392713">
            <text:p>0.330514</text:p>
          </table:table-cell>
          <table:table-cell office:value-type="float" table:style-name="ce1" office:value="-0.943800951583">
            <text:p>-0.943801</text:p>
          </table:table-cell>
          <table:table-cell table:number-columns-repeated="16381"/>
        </table:table-row>
        <table:table-row table:style-name="ro1">
          <table:table-cell office:value-type="float" table:style-name="ce1" office:value="160.8">
            <text:p>160.8</text:p>
          </table:table-cell>
          <table:table-cell office:value-type="float" table:style-name="ce1" office:value="0.328866646739">
            <text:p>0.328867</text:p>
          </table:table-cell>
          <table:table-cell office:value-type="float" table:style-name="ce1" office:value="-0.944376370237">
            <text:p>-0.944376</text:p>
          </table:table-cell>
          <table:table-cell table:number-columns-repeated="16381"/>
        </table:table-row>
        <table:table-row table:style-name="ro1">
          <table:table-cell office:value-type="float" table:style-name="ce1" office:value="160.9">
            <text:p>160.9</text:p>
          </table:table-cell>
          <table:table-cell office:value-type="float" table:style-name="ce1" office:value="0.327217898979">
            <text:p>0.327218</text:p>
          </table:table-cell>
          <table:table-cell office:value-type="float" table:style-name="ce1" office:value="-0.944948912158">
            <text:p>-0.944949</text:p>
          </table:table-cell>
          <table:table-cell table:number-columns-repeated="16381"/>
        </table:table-row>
        <table:table-row table:style-name="ro1">
          <table:table-cell office:value-type="float" table:style-name="ce1" office:value="161.0">
            <text:p>161</text:p>
          </table:table-cell>
          <table:table-cell office:value-type="float" table:style-name="ce1" office:value="0.325568154457">
            <text:p>0.325568</text:p>
          </table:table-cell>
          <table:table-cell office:value-type="float" table:style-name="ce1" office:value="-0.945518575599">
            <text:p>-0.945519</text:p>
          </table:table-cell>
          <table:table-cell table:number-columns-repeated="16381"/>
        </table:table-row>
        <table:table-row table:style-name="ro1">
          <table:table-cell office:value-type="float" table:style-name="ce1" office:value="161.1">
            <text:p>161.1</text:p>
          </table:table-cell>
          <table:table-cell office:value-type="float" table:style-name="ce1" office:value="0.323917418198">
            <text:p>0.323917</text:p>
          </table:table-cell>
          <table:table-cell office:value-type="float" table:style-name="ce1" office:value="-0.946085358828">
            <text:p>-0.946085</text:p>
          </table:table-cell>
          <table:table-cell table:number-columns-repeated="16381"/>
        </table:table-row>
        <table:table-row table:style-name="ro1">
          <table:table-cell office:value-type="float" table:style-name="ce1" office:value="161.2">
            <text:p>161.2</text:p>
          </table:table-cell>
          <table:table-cell office:value-type="float" table:style-name="ce1" office:value="0.322265695231">
            <text:p>0.322266</text:p>
          </table:table-cell>
          <table:table-cell office:value-type="float" table:style-name="ce1" office:value="-0.946649260116">
            <text:p>-0.946649</text:p>
          </table:table-cell>
          <table:table-cell table:number-columns-repeated="16381"/>
        </table:table-row>
        <table:table-row table:style-name="ro1">
          <table:table-cell office:value-type="float" table:style-name="ce1" office:value="161.3">
            <text:p>161.3</text:p>
          </table:table-cell>
          <table:table-cell office:value-type="float" table:style-name="ce1" office:value="0.320612990586">
            <text:p>0.320613</text:p>
          </table:table-cell>
          <table:table-cell office:value-type="float" table:style-name="ce1" office:value="-0.947210277746">
            <text:p>-0.94721</text:p>
          </table:table-cell>
          <table:table-cell table:number-columns-repeated="16381"/>
        </table:table-row>
        <table:table-row table:style-name="ro1">
          <table:table-cell office:value-type="float" table:style-name="ce1" office:value="161.4">
            <text:p>161.4</text:p>
          </table:table-cell>
          <table:table-cell office:value-type="float" table:style-name="ce1" office:value="0.318959309298">
            <text:p>0.318959</text:p>
          </table:table-cell>
          <table:table-cell office:value-type="float" table:style-name="ce1" office:value="-0.94776841001">
            <text:p>-0.947768</text:p>
          </table:table-cell>
          <table:table-cell table:number-columns-repeated="16381"/>
        </table:table-row>
        <table:table-row table:style-name="ro1">
          <table:table-cell office:value-type="float" table:style-name="ce1" office:value="161.5">
            <text:p>161.5</text:p>
          </table:table-cell>
          <table:table-cell office:value-type="float" table:style-name="ce1" office:value="0.317304656405">
            <text:p>0.317305</text:p>
          </table:table-cell>
          <table:table-cell office:value-type="float" table:style-name="ce1" office:value="-0.948323655206">
            <text:p>-0.948324</text:p>
          </table:table-cell>
          <table:table-cell table:number-columns-repeated="16381"/>
        </table:table-row>
        <table:table-row table:style-name="ro1">
          <table:table-cell office:value-type="float" table:style-name="ce1" office:value="161.6">
            <text:p>161.6</text:p>
          </table:table-cell>
          <table:table-cell office:value-type="float" table:style-name="ce1" office:value="0.315649036947">
            <text:p>0.315649</text:p>
          </table:table-cell>
          <table:table-cell office:value-type="float" table:style-name="ce1" office:value="-0.948876011644">
            <text:p>-0.948876</text:p>
          </table:table-cell>
          <table:table-cell table:number-columns-repeated="16381"/>
        </table:table-row>
        <table:table-row table:style-name="ro1">
          <table:table-cell office:value-type="float" table:style-name="ce1" office:value="161.7">
            <text:p>161.7</text:p>
          </table:table-cell>
          <table:table-cell office:value-type="float" table:style-name="ce1" office:value="0.313992455967">
            <text:p>0.313992</text:p>
          </table:table-cell>
          <table:table-cell office:value-type="float" table:style-name="ce1" office:value="-0.949425477642">
            <text:p>-0.949425</text:p>
          </table:table-cell>
          <table:table-cell table:number-columns-repeated="16381"/>
        </table:table-row>
        <table:table-row table:style-name="ro1">
          <table:table-cell office:value-type="float" table:style-name="ce1" office:value="161.8">
            <text:p>161.8</text:p>
          </table:table-cell>
          <table:table-cell office:value-type="float" table:style-name="ce1" office:value="0.312334918512">
            <text:p>0.312335</text:p>
          </table:table-cell>
          <table:table-cell office:value-type="float" table:style-name="ce1" office:value="-0.949972051525">
            <text:p>-0.949972</text:p>
          </table:table-cell>
          <table:table-cell table:number-columns-repeated="16381"/>
        </table:table-row>
        <table:table-row table:style-name="ro1">
          <table:table-cell office:value-type="float" table:style-name="ce1" office:value="161.9">
            <text:p>161.9</text:p>
          </table:table-cell>
          <table:table-cell office:value-type="float" table:style-name="ce1" office:value="0.310676429631">
            <text:p>0.310676</text:p>
          </table:table-cell>
          <table:table-cell office:value-type="float" table:style-name="ce1" office:value="-0.950515731628">
            <text:p>-0.950516</text:p>
          </table:table-cell>
          <table:table-cell table:number-columns-repeated="16381"/>
        </table:table-row>
        <table:table-row table:style-name="ro1">
          <table:table-cell office:value-type="float" table:style-name="ce1" office:value="162.0">
            <text:p>162</text:p>
          </table:table-cell>
          <table:table-cell office:value-type="float" table:style-name="ce1" office:value="0.309016994375">
            <text:p>0.309017</text:p>
          </table:table-cell>
          <table:table-cell office:value-type="float" table:style-name="ce1" office:value="-0.951056516295">
            <text:p>-0.951057</text:p>
          </table:table-cell>
          <table:table-cell table:number-columns-repeated="16381"/>
        </table:table-row>
        <table:table-row table:style-name="ro1">
          <table:table-cell office:value-type="float" table:style-name="ce1" office:value="162.1">
            <text:p>162.1</text:p>
          </table:table-cell>
          <table:table-cell office:value-type="float" table:style-name="ce1" office:value="0.3073566178">
            <text:p>0.307357</text:p>
          </table:table-cell>
          <table:table-cell office:value-type="float" table:style-name="ce1" office:value="-0.951594403879">
            <text:p>-0.951594</text:p>
          </table:table-cell>
          <table:table-cell table:number-columns-repeated="16381"/>
        </table:table-row>
        <table:table-row table:style-name="ro1">
          <table:table-cell office:value-type="float" table:style-name="ce1" office:value="162.2">
            <text:p>162.2</text:p>
          </table:table-cell>
          <table:table-cell office:value-type="float" table:style-name="ce1" office:value="0.305695304963">
            <text:p>0.305695</text:p>
          </table:table-cell>
          <table:table-cell office:value-type="float" table:style-name="ce1" office:value="-0.952129392742">
            <text:p>-0.952129</text:p>
          </table:table-cell>
          <table:table-cell table:number-columns-repeated="16381"/>
        </table:table-row>
        <table:table-row table:style-name="ro1">
          <table:table-cell office:value-type="float" table:style-name="ce1" office:value="162.3">
            <text:p>162.3</text:p>
          </table:table-cell>
          <table:table-cell office:value-type="float" table:style-name="ce1" office:value="0.304033060925">
            <text:p>0.304033</text:p>
          </table:table-cell>
          <table:table-cell office:value-type="float" table:style-name="ce1" office:value="-0.952661481254">
            <text:p>-0.952661</text:p>
          </table:table-cell>
          <table:table-cell table:number-columns-repeated="16381"/>
        </table:table-row>
        <table:table-row table:style-name="ro1">
          <table:table-cell office:value-type="float" table:style-name="ce1" office:value="162.4">
            <text:p>162.4</text:p>
          </table:table-cell>
          <table:table-cell office:value-type="float" table:style-name="ce1" office:value="0.30236989075">
            <text:p>0.30237</text:p>
          </table:table-cell>
          <table:table-cell office:value-type="float" table:style-name="ce1" office:value="-0.953190667793">
            <text:p>-0.953191</text:p>
          </table:table-cell>
          <table:table-cell table:number-columns-repeated="16381"/>
        </table:table-row>
        <table:table-row table:style-name="ro1">
          <table:table-cell office:value-type="float" table:style-name="ce1" office:value="162.5">
            <text:p>162.5</text:p>
          </table:table-cell>
          <table:table-cell office:value-type="float" table:style-name="ce1" office:value="0.300705799504">
            <text:p>0.300706</text:p>
          </table:table-cell>
          <table:table-cell office:value-type="float" table:style-name="ce1" office:value="-0.953716950748">
            <text:p>-0.953717</text:p>
          </table:table-cell>
          <table:table-cell table:number-columns-repeated="16381"/>
        </table:table-row>
        <table:table-row table:style-name="ro1">
          <table:table-cell office:value-type="float" table:style-name="ce1" office:value="162.6">
            <text:p>162.6</text:p>
          </table:table-cell>
          <table:table-cell office:value-type="float" table:style-name="ce1" office:value="0.299040792256">
            <text:p>0.299041</text:p>
          </table:table-cell>
          <table:table-cell office:value-type="float" table:style-name="ce1" office:value="-0.954240328516">
            <text:p>-0.95424</text:p>
          </table:table-cell>
          <table:table-cell table:number-columns-repeated="16381"/>
        </table:table-row>
        <table:table-row table:style-name="ro1">
          <table:table-cell office:value-type="float" table:style-name="ce1" office:value="162.7">
            <text:p>162.7</text:p>
          </table:table-cell>
          <table:table-cell office:value-type="float" table:style-name="ce1" office:value="0.297374874078">
            <text:p>0.297375</text:p>
          </table:table-cell>
          <table:table-cell office:value-type="float" table:style-name="ce1" office:value="-0.954760799503">
            <text:p>-0.954761</text:p>
          </table:table-cell>
          <table:table-cell table:number-columns-repeated="16381"/>
        </table:table-row>
        <table:table-row table:style-name="ro1">
          <table:table-cell office:value-type="float" table:style-name="ce1" office:value="162.8">
            <text:p>162.8</text:p>
          </table:table-cell>
          <table:table-cell office:value-type="float" table:style-name="ce1" office:value="0.295708050044">
            <text:p>0.295708</text:p>
          </table:table-cell>
          <table:table-cell office:value-type="float" table:style-name="ce1" office:value="-0.955278362122">
            <text:p>-0.955278</text:p>
          </table:table-cell>
          <table:table-cell table:number-columns-repeated="16381"/>
        </table:table-row>
        <table:table-row table:style-name="ro1">
          <table:table-cell office:value-type="float" table:style-name="ce1" office:value="162.9">
            <text:p>162.9</text:p>
          </table:table-cell>
          <table:table-cell office:value-type="float" table:style-name="ce1" office:value="0.294040325232">
            <text:p>0.29404</text:p>
          </table:table-cell>
          <table:table-cell office:value-type="float" table:style-name="ce1" office:value="-0.955793014798">
            <text:p>-0.955793</text:p>
          </table:table-cell>
          <table:table-cell table:number-columns-repeated="16381"/>
        </table:table-row>
        <table:table-row table:style-name="ro1">
          <table:table-cell office:value-type="float" table:style-name="ce1" office:value="163.0">
            <text:p>163</text:p>
          </table:table-cell>
          <table:table-cell office:value-type="float" table:style-name="ce1" office:value="0.292371704723">
            <text:p>0.292372</text:p>
          </table:table-cell>
          <table:table-cell office:value-type="float" table:style-name="ce1" office:value="-0.956304755963">
            <text:p>-0.956305</text:p>
          </table:table-cell>
          <table:table-cell table:number-columns-repeated="16381"/>
        </table:table-row>
        <table:table-row table:style-name="ro1">
          <table:table-cell office:value-type="float" table:style-name="ce1" office:value="163.1">
            <text:p>163.1</text:p>
          </table:table-cell>
          <table:table-cell office:value-type="float" table:style-name="ce1" office:value="0.290702193598">
            <text:p>0.290702</text:p>
          </table:table-cell>
          <table:table-cell office:value-type="float" table:style-name="ce1" office:value="-0.956813584058">
            <text:p>-0.956814</text:p>
          </table:table-cell>
          <table:table-cell table:number-columns-repeated="16381"/>
        </table:table-row>
        <table:table-row table:style-name="ro1">
          <table:table-cell office:value-type="float" table:style-name="ce1" office:value="163.2">
            <text:p>163.2</text:p>
          </table:table-cell>
          <table:table-cell office:value-type="float" table:style-name="ce1" office:value="0.289031796944">
            <text:p>0.289032</text:p>
          </table:table-cell>
          <table:table-cell office:value-type="float" table:style-name="ce1" office:value="-0.957319497532">
            <text:p>-0.957319</text:p>
          </table:table-cell>
          <table:table-cell table:number-columns-repeated="16381"/>
        </table:table-row>
        <table:table-row table:style-name="ro1">
          <table:table-cell office:value-type="float" table:style-name="ce1" office:value="163.3">
            <text:p>163.3</text:p>
          </table:table-cell>
          <table:table-cell office:value-type="float" table:style-name="ce1" office:value="0.28736051985">
            <text:p>0.287361</text:p>
          </table:table-cell>
          <table:table-cell office:value-type="float" table:style-name="ce1" office:value="-0.957822494845">
            <text:p>-0.957822</text:p>
          </table:table-cell>
          <table:table-cell table:number-columns-repeated="16381"/>
        </table:table-row>
        <table:table-row table:style-name="ro1">
          <table:table-cell office:value-type="float" table:style-name="ce1" office:value="163.4">
            <text:p>163.4</text:p>
          </table:table-cell>
          <table:table-cell office:value-type="float" table:style-name="ce1" office:value="0.285688367405">
            <text:p>0.285688</text:p>
          </table:table-cell>
          <table:table-cell office:value-type="float" table:style-name="ce1" office:value="-0.958322574465">
            <text:p>-0.958323</text:p>
          </table:table-cell>
          <table:table-cell table:number-columns-repeated="16381"/>
        </table:table-row>
        <table:table-row table:style-name="ro1">
          <table:table-cell office:value-type="float" table:style-name="ce1" office:value="163.5">
            <text:p>163.5</text:p>
          </table:table-cell>
          <table:table-cell office:value-type="float" table:style-name="ce1" office:value="0.284015344704">
            <text:p>0.284015</text:p>
          </table:table-cell>
          <table:table-cell office:value-type="float" table:style-name="ce1" office:value="-0.958819734868">
            <text:p>-0.95882</text:p>
          </table:table-cell>
          <table:table-cell table:number-columns-repeated="16381"/>
        </table:table-row>
        <table:table-row table:style-name="ro1">
          <table:table-cell office:value-type="float" table:style-name="ce1" office:value="163.6">
            <text:p>163.6</text:p>
          </table:table-cell>
          <table:table-cell office:value-type="float" table:style-name="ce1" office:value="0.282341456843">
            <text:p>0.282341</text:p>
          </table:table-cell>
          <table:table-cell office:value-type="float" table:style-name="ce1" office:value="-0.95931397454">
            <text:p>-0.959314</text:p>
          </table:table-cell>
          <table:table-cell table:number-columns-repeated="16381"/>
        </table:table-row>
        <table:table-row table:style-name="ro1">
          <table:table-cell office:value-type="float" table:style-name="ce1" office:value="163.7">
            <text:p>163.7</text:p>
          </table:table-cell>
          <table:table-cell office:value-type="float" table:style-name="ce1" office:value="0.280666708921">
            <text:p>0.280667</text:p>
          </table:table-cell>
          <table:table-cell office:value-type="float" table:style-name="ce1" office:value="-0.959805291975">
            <text:p>-0.959805</text:p>
          </table:table-cell>
          <table:table-cell table:number-columns-repeated="16381"/>
        </table:table-row>
        <table:table-row table:style-name="ro1">
          <table:table-cell office:value-type="float" table:style-name="ce1" office:value="163.8">
            <text:p>163.8</text:p>
          </table:table-cell>
          <table:table-cell office:value-type="float" table:style-name="ce1" office:value="0.278991106039">
            <text:p>0.278991</text:p>
          </table:table-cell>
          <table:table-cell office:value-type="float" table:style-name="ce1" office:value="-0.960293685677">
            <text:p>-0.960294</text:p>
          </table:table-cell>
          <table:table-cell table:number-columns-repeated="16381"/>
        </table:table-row>
        <table:table-row table:style-name="ro1">
          <table:table-cell office:value-type="float" table:style-name="ce1" office:value="163.9">
            <text:p>163.9</text:p>
          </table:table-cell>
          <table:table-cell office:value-type="float" table:style-name="ce1" office:value="0.277314653302">
            <text:p>0.277315</text:p>
          </table:table-cell>
          <table:table-cell office:value-type="float" table:style-name="ce1" office:value="-0.960779154158">
            <text:p>-0.960779</text:p>
          </table:table-cell>
          <table:table-cell table:number-columns-repeated="16381"/>
        </table:table-row>
        <table:table-row table:style-name="ro1">
          <table:table-cell office:value-type="float" table:style-name="ce1" office:value="164.0">
            <text:p>164</text:p>
          </table:table-cell>
          <table:table-cell office:value-type="float" table:style-name="ce1" office:value="0.275637355817">
            <text:p>0.275637</text:p>
          </table:table-cell>
          <table:table-cell office:value-type="float" table:style-name="ce1" office:value="-0.961261695938">
            <text:p>-0.961262</text:p>
          </table:table-cell>
          <table:table-cell table:number-columns-repeated="16381"/>
        </table:table-row>
        <table:table-row table:style-name="ro1">
          <table:table-cell office:value-type="float" table:style-name="ce1" office:value="164.1">
            <text:p>164.1</text:p>
          </table:table-cell>
          <table:table-cell office:value-type="float" table:style-name="ce1" office:value="0.273959218692">
            <text:p>0.273959</text:p>
          </table:table-cell>
          <table:table-cell office:value-type="float" table:style-name="ce1" office:value="-0.961741309549">
            <text:p>-0.961741</text:p>
          </table:table-cell>
          <table:table-cell table:number-columns-repeated="16381"/>
        </table:table-row>
        <table:table-row table:style-name="ro1">
          <table:table-cell office:value-type="float" table:style-name="ce1" office:value="164.2">
            <text:p>164.2</text:p>
          </table:table-cell>
          <table:table-cell office:value-type="float" table:style-name="ce1" office:value="0.272280247041">
            <text:p>0.27228</text:p>
          </table:table-cell>
          <table:table-cell office:value-type="float" table:style-name="ce1" office:value="-0.962217993529">
            <text:p>-0.962218</text:p>
          </table:table-cell>
          <table:table-cell table:number-columns-repeated="16381"/>
        </table:table-row>
        <table:table-row table:style-name="ro1">
          <table:table-cell office:value-type="float" table:style-name="ce1" office:value="164.3">
            <text:p>164.3</text:p>
          </table:table-cell>
          <table:table-cell office:value-type="float" table:style-name="ce1" office:value="0.270600445976">
            <text:p>0.2706</text:p>
          </table:table-cell>
          <table:table-cell office:value-type="float" table:style-name="ce1" office:value="-0.962691746426">
            <text:p>-0.962692</text:p>
          </table:table-cell>
          <table:table-cell table:number-columns-repeated="16381"/>
        </table:table-row>
        <table:table-row table:style-name="ro1">
          <table:table-cell office:value-type="float" table:style-name="ce1" office:value="164.4">
            <text:p>164.4</text:p>
          </table:table-cell>
          <table:table-cell office:value-type="float" table:style-name="ce1" office:value="0.268919820615">
            <text:p>0.26892</text:p>
          </table:table-cell>
          <table:table-cell office:value-type="float" table:style-name="ce1" office:value="-0.963162566798">
            <text:p>-0.963163</text:p>
          </table:table-cell>
          <table:table-cell table:number-columns-repeated="16381"/>
        </table:table-row>
        <table:table-row table:style-name="ro1">
          <table:table-cell office:value-type="float" table:style-name="ce1" office:value="164.5">
            <text:p>164.5</text:p>
          </table:table-cell>
          <table:table-cell office:value-type="float" table:style-name="ce1" office:value="0.267238376078">
            <text:p>0.267238</text:p>
          </table:table-cell>
          <table:table-cell office:value-type="float" table:style-name="ce1" office:value="-0.963630453209">
            <text:p>-0.96363</text:p>
          </table:table-cell>
          <table:table-cell table:number-columns-repeated="16381"/>
        </table:table-row>
        <table:table-row table:style-name="ro1">
          <table:table-cell office:value-type="float" table:style-name="ce1" office:value="164.6">
            <text:p>164.6</text:p>
          </table:table-cell>
          <table:table-cell office:value-type="float" table:style-name="ce1" office:value="0.265556117487">
            <text:p>0.265556</text:p>
          </table:table-cell>
          <table:table-cell office:value-type="float" table:style-name="ce1" office:value="-0.964095404234">
            <text:p>-0.964095</text:p>
          </table:table-cell>
          <table:table-cell table:number-columns-repeated="16381"/>
        </table:table-row>
        <table:table-row table:style-name="ro1">
          <table:table-cell office:value-type="float" table:style-name="ce1" office:value="164.7">
            <text:p>164.7</text:p>
          </table:table-cell>
          <table:table-cell office:value-type="float" table:style-name="ce1" office:value="0.263873049965">
            <text:p>0.263873</text:p>
          </table:table-cell>
          <table:table-cell office:value-type="float" table:style-name="ce1" office:value="-0.964557418458">
            <text:p>-0.964557</text:p>
          </table:table-cell>
          <table:table-cell table:number-columns-repeated="16381"/>
        </table:table-row>
        <table:table-row table:style-name="ro1">
          <table:table-cell office:value-type="float" table:style-name="ce1" office:value="164.8">
            <text:p>164.8</text:p>
          </table:table-cell>
          <table:table-cell office:value-type="float" table:style-name="ce1" office:value="0.262189178641">
            <text:p>0.262189</text:p>
          </table:table-cell>
          <table:table-cell office:value-type="float" table:style-name="ce1" office:value="-0.965016494472">
            <text:p>-0.965016</text:p>
          </table:table-cell>
          <table:table-cell table:number-columns-repeated="16381"/>
        </table:table-row>
        <table:table-row table:style-name="ro1">
          <table:table-cell office:value-type="float" table:style-name="ce1" office:value="164.9">
            <text:p>164.9</text:p>
          </table:table-cell>
          <table:table-cell office:value-type="float" table:style-name="ce1" office:value="0.260504508643">
            <text:p>0.260505</text:p>
          </table:table-cell>
          <table:table-cell office:value-type="float" table:style-name="ce1" office:value="-0.965472630879">
            <text:p>-0.965473</text:p>
          </table:table-cell>
          <table:table-cell table:number-columns-repeated="16381"/>
        </table:table-row>
        <table:table-row table:style-name="ro1">
          <table:table-cell office:value-type="float" table:style-name="ce1" office:value="165.0">
            <text:p>165</text:p>
          </table:table-cell>
          <table:table-cell office:value-type="float" table:style-name="ce1" office:value="0.258819045103">
            <text:p>0.258819</text:p>
          </table:table-cell>
          <table:table-cell office:value-type="float" table:style-name="ce1" office:value="-0.965925826289">
            <text:p>-0.965926</text:p>
          </table:table-cell>
          <table:table-cell table:number-columns-repeated="16381"/>
        </table:table-row>
        <table:table-row table:style-name="ro1">
          <table:table-cell office:value-type="float" table:style-name="ce1" office:value="165.1">
            <text:p>165.1</text:p>
          </table:table-cell>
          <table:table-cell office:value-type="float" table:style-name="ce1" office:value="0.257132793155">
            <text:p>0.257133</text:p>
          </table:table-cell>
          <table:table-cell office:value-type="float" table:style-name="ce1" office:value="-0.966376079321">
            <text:p>-0.966376</text:p>
          </table:table-cell>
          <table:table-cell table:number-columns-repeated="16381"/>
        </table:table-row>
        <table:table-row table:style-name="ro1">
          <table:table-cell office:value-type="float" table:style-name="ce1" office:value="165.2">
            <text:p>165.2</text:p>
          </table:table-cell>
          <table:table-cell office:value-type="float" table:style-name="ce1" office:value="0.255445757936">
            <text:p>0.255446</text:p>
          </table:table-cell>
          <table:table-cell office:value-type="float" table:style-name="ce1" office:value="-0.966823388604">
            <text:p>-0.966823</text:p>
          </table:table-cell>
          <table:table-cell table:number-columns-repeated="16381"/>
        </table:table-row>
        <table:table-row table:style-name="ro1">
          <table:table-cell office:value-type="float" table:style-name="ce1" office:value="165.3">
            <text:p>165.3</text:p>
          </table:table-cell>
          <table:table-cell office:value-type="float" table:style-name="ce1" office:value="0.253757944585">
            <text:p>0.253758</text:p>
          </table:table-cell>
          <table:table-cell office:value-type="float" table:style-name="ce1" office:value="-0.967267752776">
            <text:p>-0.967268</text:p>
          </table:table-cell>
          <table:table-cell table:number-columns-repeated="16381"/>
        </table:table-row>
        <table:table-row table:style-name="ro1">
          <table:table-cell office:value-type="float" table:style-name="ce1" office:value="165.4">
            <text:p>165.4</text:p>
          </table:table-cell>
          <table:table-cell office:value-type="float" table:style-name="ce1" office:value="0.252069358243">
            <text:p>0.252069</text:p>
          </table:table-cell>
          <table:table-cell office:value-type="float" table:style-name="ce1" office:value="-0.967709170482">
            <text:p>-0.967709</text:p>
          </table:table-cell>
          <table:table-cell table:number-columns-repeated="16381"/>
        </table:table-row>
        <table:table-row table:style-name="ro1">
          <table:table-cell office:value-type="float" table:style-name="ce1" office:value="165.5">
            <text:p>165.5</text:p>
          </table:table-cell>
          <table:table-cell office:value-type="float" table:style-name="ce1" office:value="0.250380004054">
            <text:p>0.25038</text:p>
          </table:table-cell>
          <table:table-cell office:value-type="float" table:style-name="ce1" office:value="-0.968147640378">
            <text:p>-0.968148</text:p>
          </table:table-cell>
          <table:table-cell table:number-columns-repeated="16381"/>
        </table:table-row>
        <table:table-row table:style-name="ro1">
          <table:table-cell office:value-type="float" table:style-name="ce1" office:value="165.6">
            <text:p>165.6</text:p>
          </table:table-cell>
          <table:table-cell office:value-type="float" table:style-name="ce1" office:value="0.248689887165">
            <text:p>0.24869</text:p>
          </table:table-cell>
          <table:table-cell office:value-type="float" table:style-name="ce1" office:value="-0.968583161129">
            <text:p>-0.968583</text:p>
          </table:table-cell>
          <table:table-cell table:number-columns-repeated="16381"/>
        </table:table-row>
        <table:table-row table:style-name="ro1">
          <table:table-cell office:value-type="float" table:style-name="ce1" office:value="165.7">
            <text:p>165.7</text:p>
          </table:table-cell>
          <table:table-cell office:value-type="float" table:style-name="ce1" office:value="0.246999012723">
            <text:p>0.246999</text:p>
          </table:table-cell>
          <table:table-cell office:value-type="float" table:style-name="ce1" office:value="-0.969015731407">
            <text:p>-0.969016</text:p>
          </table:table-cell>
          <table:table-cell table:number-columns-repeated="16381"/>
        </table:table-row>
        <table:table-row table:style-name="ro1">
          <table:table-cell office:value-type="float" table:style-name="ce1" office:value="165.8">
            <text:p>165.8</text:p>
          </table:table-cell>
          <table:table-cell office:value-type="float" table:style-name="ce1" office:value="0.245307385879">
            <text:p>0.245307</text:p>
          </table:table-cell>
          <table:table-cell office:value-type="float" table:style-name="ce1" office:value="-0.969445349895">
            <text:p>-0.969445</text:p>
          </table:table-cell>
          <table:table-cell table:number-columns-repeated="16381"/>
        </table:table-row>
        <table:table-row table:style-name="ro1">
          <table:table-cell office:value-type="float" table:style-name="ce1" office:value="165.9">
            <text:p>165.9</text:p>
          </table:table-cell>
          <table:table-cell office:value-type="float" table:style-name="ce1" office:value="0.243615011786">
            <text:p>0.243615</text:p>
          </table:table-cell>
          <table:table-cell office:value-type="float" table:style-name="ce1" office:value="-0.969872015285">
            <text:p>-0.969872</text:p>
          </table:table-cell>
          <table:table-cell table:number-columns-repeated="16381"/>
        </table:table-row>
        <table:table-row table:style-name="ro1">
          <table:table-cell office:value-type="float" table:style-name="ce1" office:value="166.0">
            <text:p>166</text:p>
          </table:table-cell>
          <table:table-cell office:value-type="float" table:style-name="ce1" office:value="0.2419218956">
            <text:p>0.241922</text:p>
          </table:table-cell>
          <table:table-cell office:value-type="float" table:style-name="ce1" office:value="-0.970295726276">
            <text:p>-0.970296</text:p>
          </table:table-cell>
          <table:table-cell table:number-columns-repeated="16381"/>
        </table:table-row>
        <table:table-row table:style-name="ro1">
          <table:table-cell office:value-type="float" table:style-name="ce1" office:value="166.1">
            <text:p>166.1</text:p>
          </table:table-cell>
          <table:table-cell office:value-type="float" table:style-name="ce1" office:value="0.240228042477">
            <text:p>0.240228</text:p>
          </table:table-cell>
          <table:table-cell office:value-type="float" table:style-name="ce1" office:value="-0.970716481578">
            <text:p>-0.970716</text:p>
          </table:table-cell>
          <table:table-cell table:number-columns-repeated="16381"/>
        </table:table-row>
        <table:table-row table:style-name="ro1">
          <table:table-cell office:value-type="float" table:style-name="ce1" office:value="166.2">
            <text:p>166.2</text:p>
          </table:table-cell>
          <table:table-cell office:value-type="float" table:style-name="ce1" office:value="0.238533457579">
            <text:p>0.238533</text:p>
          </table:table-cell>
          <table:table-cell office:value-type="float" table:style-name="ce1" office:value="-0.97113427991">
            <text:p>-0.971134</text:p>
          </table:table-cell>
          <table:table-cell table:number-columns-repeated="16381"/>
        </table:table-row>
        <table:table-row table:style-name="ro1">
          <table:table-cell office:value-type="float" table:style-name="ce1" office:value="166.3">
            <text:p>166.3</text:p>
          </table:table-cell>
          <table:table-cell office:value-type="float" table:style-name="ce1" office:value="0.236838146066">
            <text:p>0.236838</text:p>
          </table:table-cell>
          <table:table-cell office:value-type="float" table:style-name="ce1" office:value="-0.971549119998">
            <text:p>-0.971549</text:p>
          </table:table-cell>
          <table:table-cell table:number-columns-repeated="16381"/>
        </table:table-row>
        <table:table-row table:style-name="ro1">
          <table:table-cell office:value-type="float" table:style-name="ce1" office:value="166.4">
            <text:p>166.4</text:p>
          </table:table-cell>
          <table:table-cell office:value-type="float" table:style-name="ce1" office:value="0.235142113103">
            <text:p>0.235142</text:p>
          </table:table-cell>
          <table:table-cell office:value-type="float" table:style-name="ce1" office:value="-0.971961000579">
            <text:p>-0.971961</text:p>
          </table:table-cell>
          <table:table-cell table:number-columns-repeated="16381"/>
        </table:table-row>
        <table:table-row table:style-name="ro1">
          <table:table-cell office:value-type="float" table:style-name="ce1" office:value="166.5">
            <text:p>166.5</text:p>
          </table:table-cell>
          <table:table-cell office:value-type="float" table:style-name="ce1" office:value="0.233445363856">
            <text:p>0.233445</text:p>
          </table:table-cell>
          <table:table-cell office:value-type="float" table:style-name="ce1" office:value="-0.972369920398">
            <text:p>-0.97237</text:p>
          </table:table-cell>
          <table:table-cell table:number-columns-repeated="16381"/>
        </table:table-row>
        <table:table-row table:style-name="ro1">
          <table:table-cell office:value-type="float" table:style-name="ce1" office:value="166.6">
            <text:p>166.6</text:p>
          </table:table-cell>
          <table:table-cell office:value-type="float" table:style-name="ce1" office:value="0.231747903494">
            <text:p>0.231748</text:p>
          </table:table-cell>
          <table:table-cell office:value-type="float" table:style-name="ce1" office:value="-0.972775878209">
            <text:p>-0.972776</text:p>
          </table:table-cell>
          <table:table-cell table:number-columns-repeated="16381"/>
        </table:table-row>
        <table:table-row table:style-name="ro1">
          <table:table-cell office:value-type="float" table:style-name="ce1" office:value="166.7">
            <text:p>166.7</text:p>
          </table:table-cell>
          <table:table-cell office:value-type="float" table:style-name="ce1" office:value="0.230049737188">
            <text:p>0.23005</text:p>
          </table:table-cell>
          <table:table-cell office:value-type="float" table:style-name="ce1" office:value="-0.973178872777">
            <text:p>-0.973179</text:p>
          </table:table-cell>
          <table:table-cell table:number-columns-repeated="16381"/>
        </table:table-row>
        <table:table-row table:style-name="ro1">
          <table:table-cell office:value-type="float" table:style-name="ce1" office:value="166.8">
            <text:p>166.8</text:p>
          </table:table-cell>
          <table:table-cell office:value-type="float" table:style-name="ce1" office:value="0.228350870111">
            <text:p>0.228351</text:p>
          </table:table-cell>
          <table:table-cell office:value-type="float" table:style-name="ce1" office:value="-0.973578902873">
            <text:p>-0.973579</text:p>
          </table:table-cell>
          <table:table-cell table:number-columns-repeated="16381"/>
        </table:table-row>
        <table:table-row table:style-name="ro1">
          <table:table-cell office:value-type="float" table:style-name="ce1" office:value="166.9">
            <text:p>166.9</text:p>
          </table:table-cell>
          <table:table-cell office:value-type="float" table:style-name="ce1" office:value="0.226651307437">
            <text:p>0.226651</text:p>
          </table:table-cell>
          <table:table-cell office:value-type="float" table:style-name="ce1" office:value="-0.973975967279">
            <text:p>-0.973976</text:p>
          </table:table-cell>
          <table:table-cell table:number-columns-repeated="16381"/>
        </table:table-row>
        <table:table-row table:style-name="ro1">
          <table:table-cell office:value-type="float" table:style-name="ce1" office:value="167.0">
            <text:p>167</text:p>
          </table:table-cell>
          <table:table-cell office:value-type="float" table:style-name="ce1" office:value="0.224951054344">
            <text:p>0.224951</text:p>
          </table:table-cell>
          <table:table-cell office:value-type="float" table:style-name="ce1" office:value="-0.974370064785">
            <text:p>-0.97437</text:p>
          </table:table-cell>
          <table:table-cell table:number-columns-repeated="16381"/>
        </table:table-row>
        <table:table-row table:style-name="ro1">
          <table:table-cell office:value-type="float" table:style-name="ce1" office:value="167.1">
            <text:p>167.1</text:p>
          </table:table-cell>
          <table:table-cell office:value-type="float" table:style-name="ce1" office:value="0.223250116011">
            <text:p>0.22325</text:p>
          </table:table-cell>
          <table:table-cell office:value-type="float" table:style-name="ce1" office:value="-0.974761194191">
            <text:p>-0.974761</text:p>
          </table:table-cell>
          <table:table-cell table:number-columns-repeated="16381"/>
        </table:table-row>
        <table:table-row table:style-name="ro1">
          <table:table-cell office:value-type="float" table:style-name="ce1" office:value="167.2">
            <text:p>167.2</text:p>
          </table:table-cell>
          <table:table-cell office:value-type="float" table:style-name="ce1" office:value="0.221548497619">
            <text:p>0.221548</text:p>
          </table:table-cell>
          <table:table-cell office:value-type="float" table:style-name="ce1" office:value="-0.975149354306">
            <text:p>-0.975149</text:p>
          </table:table-cell>
          <table:table-cell table:number-columns-repeated="16381"/>
        </table:table-row>
        <table:table-row table:style-name="ro1">
          <table:table-cell office:value-type="float" table:style-name="ce1" office:value="167.3">
            <text:p>167.3</text:p>
          </table:table-cell>
          <table:table-cell office:value-type="float" table:style-name="ce1" office:value="0.219846204353">
            <text:p>0.219846</text:p>
          </table:table-cell>
          <table:table-cell office:value-type="float" table:style-name="ce1" office:value="-0.975534543946">
            <text:p>-0.975535</text:p>
          </table:table-cell>
          <table:table-cell table:number-columns-repeated="16381"/>
        </table:table-row>
        <table:table-row table:style-name="ro1">
          <table:table-cell office:value-type="float" table:style-name="ce1" office:value="167.4">
            <text:p>167.4</text:p>
          </table:table-cell>
          <table:table-cell office:value-type="float" table:style-name="ce1" office:value="0.218143241397">
            <text:p>0.218143</text:p>
          </table:table-cell>
          <table:table-cell office:value-type="float" table:style-name="ce1" office:value="-0.975916761939">
            <text:p>-0.975917</text:p>
          </table:table-cell>
          <table:table-cell table:number-columns-repeated="16381"/>
        </table:table-row>
        <table:table-row table:style-name="ro1">
          <table:table-cell office:value-type="float" table:style-name="ce1" office:value="167.5">
            <text:p>167.5</text:p>
          </table:table-cell>
          <table:table-cell office:value-type="float" table:style-name="ce1" office:value="0.216439613938">
            <text:p>0.21644</text:p>
          </table:table-cell>
          <table:table-cell office:value-type="float" table:style-name="ce1" office:value="-0.97629600712">
            <text:p>-0.976296</text:p>
          </table:table-cell>
          <table:table-cell table:number-columns-repeated="16381"/>
        </table:table-row>
        <table:table-row table:style-name="ro1">
          <table:table-cell office:value-type="float" table:style-name="ce1" office:value="167.6">
            <text:p>167.6</text:p>
          </table:table-cell>
          <table:table-cell office:value-type="float" table:style-name="ce1" office:value="0.214735327167">
            <text:p>0.214735</text:p>
          </table:table-cell>
          <table:table-cell office:value-type="float" table:style-name="ce1" office:value="-0.976672278334">
            <text:p>-0.976672</text:p>
          </table:table-cell>
          <table:table-cell table:number-columns-repeated="16381"/>
        </table:table-row>
        <table:table-row table:style-name="ro1">
          <table:table-cell office:value-type="float" table:style-name="ce1" office:value="167.7">
            <text:p>167.7</text:p>
          </table:table-cell>
          <table:table-cell office:value-type="float" table:style-name="ce1" office:value="0.213030386275">
            <text:p>0.21303</text:p>
          </table:table-cell>
          <table:table-cell office:value-type="float" table:style-name="ce1" office:value="-0.977045574435">
            <text:p>-0.977046</text:p>
          </table:table-cell>
          <table:table-cell table:number-columns-repeated="16381"/>
        </table:table-row>
        <table:table-row table:style-name="ro1">
          <table:table-cell office:value-type="float" table:style-name="ce1" office:value="167.8">
            <text:p>167.8</text:p>
          </table:table-cell>
          <table:table-cell office:value-type="float" table:style-name="ce1" office:value="0.211324796455">
            <text:p>0.211325</text:p>
          </table:table-cell>
          <table:table-cell office:value-type="float" table:style-name="ce1" office:value="-0.977415894286">
            <text:p>-0.977416</text:p>
          </table:table-cell>
          <table:table-cell table:number-columns-repeated="16381"/>
        </table:table-row>
        <table:table-row table:style-name="ro1">
          <table:table-cell office:value-type="float" table:style-name="ce1" office:value="167.9">
            <text:p>167.9</text:p>
          </table:table-cell>
          <table:table-cell office:value-type="float" table:style-name="ce1" office:value="0.209618562904">
            <text:p>0.209619</text:p>
          </table:table-cell>
          <table:table-cell office:value-type="float" table:style-name="ce1" office:value="-0.977783236759">
            <text:p>-0.977783</text:p>
          </table:table-cell>
          <table:table-cell table:number-columns-repeated="16381"/>
        </table:table-row>
        <table:table-row table:style-name="ro1">
          <table:table-cell office:value-type="float" table:style-name="ce1" office:value="168.0">
            <text:p>168</text:p>
          </table:table-cell>
          <table:table-cell office:value-type="float" table:style-name="ce1" office:value="0.207911690818">
            <text:p>0.207912</text:p>
          </table:table-cell>
          <table:table-cell office:value-type="float" table:style-name="ce1" office:value="-0.978147600734">
            <text:p>-0.978148</text:p>
          </table:table-cell>
          <table:table-cell table:number-columns-repeated="16381"/>
        </table:table-row>
        <table:table-row table:style-name="ro1">
          <table:table-cell office:value-type="float" table:style-name="ce1" office:value="168.1">
            <text:p>168.1</text:p>
          </table:table-cell>
          <table:table-cell office:value-type="float" table:style-name="ce1" office:value="0.206204185397">
            <text:p>0.206204</text:p>
          </table:table-cell>
          <table:table-cell office:value-type="float" table:style-name="ce1" office:value="-0.978508985102">
            <text:p>-0.978509</text:p>
          </table:table-cell>
          <table:table-cell table:number-columns-repeated="16381"/>
        </table:table-row>
        <table:table-row table:style-name="ro1">
          <table:table-cell office:value-type="float" table:style-name="ce1" office:value="168.2">
            <text:p>168.2</text:p>
          </table:table-cell>
          <table:table-cell office:value-type="float" table:style-name="ce1" office:value="0.204496051842">
            <text:p>0.204496</text:p>
          </table:table-cell>
          <table:table-cell office:value-type="float" table:style-name="ce1" office:value="-0.978867388762">
            <text:p>-0.978867</text:p>
          </table:table-cell>
          <table:table-cell table:number-columns-repeated="16381"/>
        </table:table-row>
        <table:table-row table:style-name="ro1">
          <table:table-cell office:value-type="float" table:style-name="ce1" office:value="168.3">
            <text:p>168.3</text:p>
          </table:table-cell>
          <table:table-cell office:value-type="float" table:style-name="ce1" office:value="0.202787295357">
            <text:p>0.202787</text:p>
          </table:table-cell>
          <table:table-cell office:value-type="float" table:style-name="ce1" office:value="-0.979222810622">
            <text:p>-0.979223</text:p>
          </table:table-cell>
          <table:table-cell table:number-columns-repeated="16381"/>
        </table:table-row>
        <table:table-row table:style-name="ro1">
          <table:table-cell office:value-type="float" table:style-name="ce1" office:value="168.4">
            <text:p>168.4</text:p>
          </table:table-cell>
          <table:table-cell office:value-type="float" table:style-name="ce1" office:value="0.201077921146">
            <text:p>0.201078</text:p>
          </table:table-cell>
          <table:table-cell office:value-type="float" table:style-name="ce1" office:value="-0.979575249599">
            <text:p>-0.979575</text:p>
          </table:table-cell>
          <table:table-cell table:number-columns-repeated="16381"/>
        </table:table-row>
        <table:table-row table:style-name="ro1">
          <table:table-cell office:value-type="float" table:style-name="ce1" office:value="168.5">
            <text:p>168.5</text:p>
          </table:table-cell>
          <table:table-cell office:value-type="float" table:style-name="ce1" office:value="0.199367934417">
            <text:p>0.199368</text:p>
          </table:table-cell>
          <table:table-cell office:value-type="float" table:style-name="ce1" office:value="-0.979924704621">
            <text:p>-0.979925</text:p>
          </table:table-cell>
          <table:table-cell table:number-columns-repeated="16381"/>
        </table:table-row>
        <table:table-row table:style-name="ro1">
          <table:table-cell office:value-type="float" table:style-name="ce1" office:value="168.6">
            <text:p>168.6</text:p>
          </table:table-cell>
          <table:table-cell office:value-type="float" table:style-name="ce1" office:value="0.197657340379">
            <text:p>0.197657</text:p>
          </table:table-cell>
          <table:table-cell office:value-type="float" table:style-name="ce1" office:value="-0.980271174622">
            <text:p>-0.980271</text:p>
          </table:table-cell>
          <table:table-cell table:number-columns-repeated="16381"/>
        </table:table-row>
        <table:table-row table:style-name="ro1">
          <table:table-cell office:value-type="float" table:style-name="ce1" office:value="168.7">
            <text:p>168.7</text:p>
          </table:table-cell>
          <table:table-cell office:value-type="float" table:style-name="ce1" office:value="0.195946144243">
            <text:p>0.195946</text:p>
          </table:table-cell>
          <table:table-cell office:value-type="float" table:style-name="ce1" office:value="-0.980614658547">
            <text:p>-0.980615</text:p>
          </table:table-cell>
          <table:table-cell table:number-columns-repeated="16381"/>
        </table:table-row>
        <table:table-row table:style-name="ro1">
          <table:table-cell office:value-type="float" table:style-name="ce1" office:value="168.8">
            <text:p>168.8</text:p>
          </table:table-cell>
          <table:table-cell office:value-type="float" table:style-name="ce1" office:value="0.19423435122">
            <text:p>0.194234</text:p>
          </table:table-cell>
          <table:table-cell office:value-type="float" table:style-name="ce1" office:value="-0.980955155349">
            <text:p>-0.980955</text:p>
          </table:table-cell>
          <table:table-cell table:number-columns-repeated="16381"/>
        </table:table-row>
        <table:table-row table:style-name="ro1">
          <table:table-cell office:value-type="float" table:style-name="ce1" office:value="168.9">
            <text:p>168.9</text:p>
          </table:table-cell>
          <table:table-cell office:value-type="float" table:style-name="ce1" office:value="0.192521966526">
            <text:p>0.192522</text:p>
          </table:table-cell>
          <table:table-cell office:value-type="float" table:style-name="ce1" office:value="-0.981292663992">
            <text:p>-0.981293</text:p>
          </table:table-cell>
          <table:table-cell table:number-columns-repeated="16381"/>
        </table:table-row>
        <table:table-row table:style-name="ro1">
          <table:table-cell office:value-type="float" table:style-name="ce1" office:value="169.0">
            <text:p>169</text:p>
          </table:table-cell>
          <table:table-cell office:value-type="float" table:style-name="ce1" office:value="0.190808995377">
            <text:p>0.190809</text:p>
          </table:table-cell>
          <table:table-cell office:value-type="float" table:style-name="ce1" office:value="-0.981627183448">
            <text:p>-0.981627</text:p>
          </table:table-cell>
          <table:table-cell table:number-columns-repeated="16381"/>
        </table:table-row>
        <table:table-row table:style-name="ro1">
          <table:table-cell office:value-type="float" table:style-name="ce1" office:value="169.1">
            <text:p>169.1</text:p>
          </table:table-cell>
          <table:table-cell office:value-type="float" table:style-name="ce1" office:value="0.18909544299">
            <text:p>0.189095</text:p>
          </table:table-cell>
          <table:table-cell office:value-type="float" table:style-name="ce1" office:value="-0.981958712696">
            <text:p>-0.981959</text:p>
          </table:table-cell>
          <table:table-cell table:number-columns-repeated="16381"/>
        </table:table-row>
        <table:table-row table:style-name="ro1">
          <table:table-cell office:value-type="float" table:style-name="ce1" office:value="169.2">
            <text:p>169.2</text:p>
          </table:table-cell>
          <table:table-cell office:value-type="float" table:style-name="ce1" office:value="0.187381314586">
            <text:p>0.187381</text:p>
          </table:table-cell>
          <table:table-cell office:value-type="float" table:style-name="ce1" office:value="-0.982287250729">
            <text:p>-0.982287</text:p>
          </table:table-cell>
          <table:table-cell table:number-columns-repeated="16381"/>
        </table:table-row>
        <table:table-row table:style-name="ro1">
          <table:table-cell office:value-type="float" table:style-name="ce1" office:value="169.3">
            <text:p>169.3</text:p>
          </table:table-cell>
          <table:table-cell office:value-type="float" table:style-name="ce1" office:value="0.185666615386">
            <text:p>0.185667</text:p>
          </table:table-cell>
          <table:table-cell office:value-type="float" table:style-name="ce1" office:value="-0.982612796544">
            <text:p>-0.982613</text:p>
          </table:table-cell>
          <table:table-cell table:number-columns-repeated="16381"/>
        </table:table-row>
        <table:table-row table:style-name="ro1">
          <table:table-cell office:value-type="float" table:style-name="ce1" office:value="169.4">
            <text:p>169.4</text:p>
          </table:table-cell>
          <table:table-cell office:value-type="float" table:style-name="ce1" office:value="0.183951350613">
            <text:p>0.183951</text:p>
          </table:table-cell>
          <table:table-cell office:value-type="float" table:style-name="ce1" office:value="-0.98293534915">
            <text:p>-0.982935</text:p>
          </table:table-cell>
          <table:table-cell table:number-columns-repeated="16381"/>
        </table:table-row>
        <table:table-row table:style-name="ro1">
          <table:table-cell office:value-type="float" table:style-name="ce1" office:value="169.5">
            <text:p>169.5</text:p>
          </table:table-cell>
          <table:table-cell office:value-type="float" table:style-name="ce1" office:value="0.182235525492">
            <text:p>0.182236</text:p>
          </table:table-cell>
          <table:table-cell office:value-type="float" table:style-name="ce1" office:value="-0.983254907564">
            <text:p>-0.983255</text:p>
          </table:table-cell>
          <table:table-cell table:number-columns-repeated="16381"/>
        </table:table-row>
        <table:table-row table:style-name="ro1">
          <table:table-cell office:value-type="float" table:style-name="ce1" office:value="169.6">
            <text:p>169.6</text:p>
          </table:table-cell>
          <table:table-cell office:value-type="float" table:style-name="ce1" office:value="0.180519145251">
            <text:p>0.180519</text:p>
          </table:table-cell>
          <table:table-cell office:value-type="float" table:style-name="ce1" office:value="-0.983571470813">
            <text:p>-0.983571</text:p>
          </table:table-cell>
          <table:table-cell table:number-columns-repeated="16381"/>
        </table:table-row>
        <table:table-row table:style-name="ro1">
          <table:table-cell office:value-type="float" table:style-name="ce1" office:value="169.7">
            <text:p>169.7</text:p>
          </table:table-cell>
          <table:table-cell office:value-type="float" table:style-name="ce1" office:value="0.178802215116">
            <text:p>0.178802</text:p>
          </table:table-cell>
          <table:table-cell office:value-type="float" table:style-name="ce1" office:value="-0.983885037934">
            <text:p>-0.983885</text:p>
          </table:table-cell>
          <table:table-cell table:number-columns-repeated="16381"/>
        </table:table-row>
        <table:table-row table:style-name="ro1">
          <table:table-cell office:value-type="float" table:style-name="ce1" office:value="169.8">
            <text:p>169.8</text:p>
          </table:table-cell>
          <table:table-cell office:value-type="float" table:style-name="ce1" office:value="0.17708474032">
            <text:p>0.177085</text:p>
          </table:table-cell>
          <table:table-cell office:value-type="float" table:style-name="ce1" office:value="-0.984195607969">
            <text:p>-0.984196</text:p>
          </table:table-cell>
          <table:table-cell table:number-columns-repeated="16381"/>
        </table:table-row>
        <table:table-row table:style-name="ro1">
          <table:table-cell office:value-type="float" table:style-name="ce1" office:value="169.9">
            <text:p>169.9</text:p>
          </table:table-cell>
          <table:table-cell office:value-type="float" table:style-name="ce1" office:value="0.175366726092">
            <text:p>0.175367</text:p>
          </table:table-cell>
          <table:table-cell office:value-type="float" table:style-name="ce1" office:value="-0.984503179974">
            <text:p>-0.984503</text:p>
          </table:table-cell>
          <table:table-cell table:number-columns-repeated="16381"/>
        </table:table-row>
        <table:table-row table:style-name="ro1">
          <table:table-cell office:value-type="float" table:style-name="ce1" office:value="170.0">
            <text:p>170</text:p>
          </table:table-cell>
          <table:table-cell office:value-type="float" table:style-name="ce1" office:value="0.173648177667">
            <text:p>0.173648</text:p>
          </table:table-cell>
          <table:table-cell office:value-type="float" table:style-name="ce1" office:value="-0.984807753012">
            <text:p>-0.984808</text:p>
          </table:table-cell>
          <table:table-cell table:number-columns-repeated="16381"/>
        </table:table-row>
        <table:table-row table:style-name="ro1">
          <table:table-cell office:value-type="float" table:style-name="ce1" office:value="170.1">
            <text:p>170.1</text:p>
          </table:table-cell>
          <table:table-cell office:value-type="float" table:style-name="ce1" office:value="0.171929100279">
            <text:p>0.171929</text:p>
          </table:table-cell>
          <table:table-cell office:value-type="float" table:style-name="ce1" office:value="-0.985109326155">
            <text:p>-0.985109</text:p>
          </table:table-cell>
          <table:table-cell table:number-columns-repeated="16381"/>
        </table:table-row>
        <table:table-row table:style-name="ro1">
          <table:table-cell office:value-type="float" table:style-name="ce1" office:value="170.2">
            <text:p>170.2</text:p>
          </table:table-cell>
          <table:table-cell office:value-type="float" table:style-name="ce1" office:value="0.170209499166">
            <text:p>0.170209</text:p>
          </table:table-cell>
          <table:table-cell office:value-type="float" table:style-name="ce1" office:value="-0.985407898483">
            <text:p>-0.985408</text:p>
          </table:table-cell>
          <table:table-cell table:number-columns-repeated="16381"/>
        </table:table-row>
        <table:table-row table:style-name="ro1">
          <table:table-cell office:value-type="float" table:style-name="ce1" office:value="170.3">
            <text:p>170.3</text:p>
          </table:table-cell>
          <table:table-cell office:value-type="float" table:style-name="ce1" office:value="0.168489379565">
            <text:p>0.168489</text:p>
          </table:table-cell>
          <table:table-cell office:value-type="float" table:style-name="ce1" office:value="-0.985703469089">
            <text:p>-0.985703</text:p>
          </table:table-cell>
          <table:table-cell table:number-columns-repeated="16381"/>
        </table:table-row>
        <table:table-row table:style-name="ro1">
          <table:table-cell office:value-type="float" table:style-name="ce1" office:value="170.4">
            <text:p>170.4</text:p>
          </table:table-cell>
          <table:table-cell office:value-type="float" table:style-name="ce1" office:value="0.166768746716">
            <text:p>0.166769</text:p>
          </table:table-cell>
          <table:table-cell office:value-type="float" table:style-name="ce1" office:value="-0.985996037071">
            <text:p>-0.985996</text:p>
          </table:table-cell>
          <table:table-cell table:number-columns-repeated="16381"/>
        </table:table-row>
        <table:table-row table:style-name="ro1">
          <table:table-cell office:value-type="float" table:style-name="ce1" office:value="170.5">
            <text:p>170.5</text:p>
          </table:table-cell>
          <table:table-cell office:value-type="float" table:style-name="ce1" office:value="0.165047605861">
            <text:p>0.165048</text:p>
          </table:table-cell>
          <table:table-cell office:value-type="float" table:style-name="ce1" office:value="-0.986285601537">
            <text:p>-0.986286</text:p>
          </table:table-cell>
          <table:table-cell table:number-columns-repeated="16381"/>
        </table:table-row>
        <table:table-row table:style-name="ro1">
          <table:table-cell office:value-type="float" table:style-name="ce1" office:value="170.6">
            <text:p>170.6</text:p>
          </table:table-cell>
          <table:table-cell office:value-type="float" table:style-name="ce1" office:value="0.163325962242">
            <text:p>0.163326</text:p>
          </table:table-cell>
          <table:table-cell office:value-type="float" table:style-name="ce1" office:value="-0.986572161607">
            <text:p>-0.986572</text:p>
          </table:table-cell>
          <table:table-cell table:number-columns-repeated="16381"/>
        </table:table-row>
        <table:table-row table:style-name="ro1">
          <table:table-cell office:value-type="float" table:style-name="ce1" office:value="170.7">
            <text:p>170.7</text:p>
          </table:table-cell>
          <table:table-cell office:value-type="float" table:style-name="ce1" office:value="0.161603821103">
            <text:p>0.161604</text:p>
          </table:table-cell>
          <table:table-cell office:value-type="float" table:style-name="ce1" office:value="-0.986855716407">
            <text:p>-0.986856</text:p>
          </table:table-cell>
          <table:table-cell table:number-columns-repeated="16381"/>
        </table:table-row>
        <table:table-row table:style-name="ro1">
          <table:table-cell office:value-type="float" table:style-name="ce1" office:value="170.8">
            <text:p>170.8</text:p>
          </table:table-cell>
          <table:table-cell office:value-type="float" table:style-name="ce1" office:value="0.159881187692">
            <text:p>0.159881</text:p>
          </table:table-cell>
          <table:table-cell office:value-type="float" table:style-name="ce1" office:value="-0.987136265073">
            <text:p>-0.987136</text:p>
          </table:table-cell>
          <table:table-cell table:number-columns-repeated="16381"/>
        </table:table-row>
        <table:table-row table:style-name="ro1">
          <table:table-cell office:value-type="float" table:style-name="ce1" office:value="170.9">
            <text:p>170.9</text:p>
          </table:table-cell>
          <table:table-cell office:value-type="float" table:style-name="ce1" office:value="0.158158067254">
            <text:p>0.158158</text:p>
          </table:table-cell>
          <table:table-cell office:value-type="float" table:style-name="ce1" office:value="-0.987413806751">
            <text:p>-0.987414</text:p>
          </table:table-cell>
          <table:table-cell table:number-columns-repeated="16381"/>
        </table:table-row>
        <table:table-row table:style-name="ro1">
          <table:table-cell office:value-type="float" table:style-name="ce1" office:value="171.0">
            <text:p>171</text:p>
          </table:table-cell>
          <table:table-cell office:value-type="float" table:style-name="ce1" office:value="0.15643446504">
            <text:p>0.156434</text:p>
          </table:table-cell>
          <table:table-cell office:value-type="float" table:style-name="ce1" office:value="-0.987688340595">
            <text:p>-0.987688</text:p>
          </table:table-cell>
          <table:table-cell table:number-columns-repeated="16381"/>
        </table:table-row>
        <table:table-row table:style-name="ro1">
          <table:table-cell office:value-type="float" table:style-name="ce1" office:value="171.1">
            <text:p>171.1</text:p>
          </table:table-cell>
          <table:table-cell office:value-type="float" table:style-name="ce1" office:value="0.154710386299">
            <text:p>0.15471</text:p>
          </table:table-cell>
          <table:table-cell office:value-type="float" table:style-name="ce1" office:value="-0.987959865769">
            <text:p>-0.98796</text:p>
          </table:table-cell>
          <table:table-cell table:number-columns-repeated="16381"/>
        </table:table-row>
        <table:table-row table:style-name="ro1">
          <table:table-cell office:value-type="float" table:style-name="ce1" office:value="171.2">
            <text:p>171.2</text:p>
          </table:table-cell>
          <table:table-cell office:value-type="float" table:style-name="ce1" office:value="0.152985836284">
            <text:p>0.152986</text:p>
          </table:table-cell>
          <table:table-cell office:value-type="float" table:style-name="ce1" office:value="-0.988228381447">
            <text:p>-0.988228</text:p>
          </table:table-cell>
          <table:table-cell table:number-columns-repeated="16381"/>
        </table:table-row>
        <table:table-row table:style-name="ro1">
          <table:table-cell office:value-type="float" table:style-name="ce1" office:value="171.3">
            <text:p>171.3</text:p>
          </table:table-cell>
          <table:table-cell office:value-type="float" table:style-name="ce1" office:value="0.151260820247">
            <text:p>0.151261</text:p>
          </table:table-cell>
          <table:table-cell office:value-type="float" table:style-name="ce1" office:value="-0.988493886809">
            <text:p>-0.988494</text:p>
          </table:table-cell>
          <table:table-cell table:number-columns-repeated="16381"/>
        </table:table-row>
        <table:table-row table:style-name="ro1">
          <table:table-cell office:value-type="float" table:style-name="ce1" office:value="171.4">
            <text:p>171.4</text:p>
          </table:table-cell>
          <table:table-cell office:value-type="float" table:style-name="ce1" office:value="0.149535343444">
            <text:p>0.149535</text:p>
          </table:table-cell>
          <table:table-cell office:value-type="float" table:style-name="ce1" office:value="-0.988756381047">
            <text:p>-0.988756</text:p>
          </table:table-cell>
          <table:table-cell table:number-columns-repeated="16381"/>
        </table:table-row>
        <table:table-row table:style-name="ro1">
          <table:table-cell office:value-type="float" table:style-name="ce1" office:value="171.5">
            <text:p>171.5</text:p>
          </table:table-cell>
          <table:table-cell office:value-type="float" table:style-name="ce1" office:value="0.14780941113">
            <text:p>0.147809</text:p>
          </table:table-cell>
          <table:table-cell office:value-type="float" table:style-name="ce1" office:value="-0.989015863362">
            <text:p>-0.989016</text:p>
          </table:table-cell>
          <table:table-cell table:number-columns-repeated="16381"/>
        </table:table-row>
        <table:table-row table:style-name="ro1">
          <table:table-cell office:value-type="float" table:style-name="ce1" office:value="171.6">
            <text:p>171.6</text:p>
          </table:table-cell>
          <table:table-cell office:value-type="float" table:style-name="ce1" office:value="0.146083028562">
            <text:p>0.146083</text:p>
          </table:table-cell>
          <table:table-cell office:value-type="float" table:style-name="ce1" office:value="-0.989272332963">
            <text:p>-0.989272</text:p>
          </table:table-cell>
          <table:table-cell table:number-columns-repeated="16381"/>
        </table:table-row>
        <table:table-row table:style-name="ro1">
          <table:table-cell office:value-type="float" table:style-name="ce1" office:value="171.7">
            <text:p>171.7</text:p>
          </table:table-cell>
          <table:table-cell office:value-type="float" table:style-name="ce1" office:value="0.144356201001">
            <text:p>0.144356</text:p>
          </table:table-cell>
          <table:table-cell office:value-type="float" table:style-name="ce1" office:value="-0.989525789069">
            <text:p>-0.989526</text:p>
          </table:table-cell>
          <table:table-cell table:number-columns-repeated="16381"/>
        </table:table-row>
        <table:table-row table:style-name="ro1">
          <table:table-cell office:value-type="float" table:style-name="ce1" office:value="171.8">
            <text:p>171.8</text:p>
          </table:table-cell>
          <table:table-cell office:value-type="float" table:style-name="ce1" office:value="0.142628933706">
            <text:p>0.142629</text:p>
          </table:table-cell>
          <table:table-cell office:value-type="float" table:style-name="ce1" office:value="-0.989776230908">
            <text:p>-0.989776</text:p>
          </table:table-cell>
          <table:table-cell table:number-columns-repeated="16381"/>
        </table:table-row>
        <table:table-row table:style-name="ro1">
          <table:table-cell office:value-type="float" table:style-name="ce1" office:value="171.9">
            <text:p>171.9</text:p>
          </table:table-cell>
          <table:table-cell office:value-type="float" table:style-name="ce1" office:value="0.140901231938">
            <text:p>0.140901</text:p>
          </table:table-cell>
          <table:table-cell office:value-type="float" table:style-name="ce1" office:value="-0.990023657717">
            <text:p>-0.990024</text:p>
          </table:table-cell>
          <table:table-cell table:number-columns-repeated="16381"/>
        </table:table-row>
        <table:table-row table:style-name="ro1">
          <table:table-cell office:value-type="float" table:style-name="ce1" office:value="172.0">
            <text:p>172</text:p>
          </table:table-cell>
          <table:table-cell office:value-type="float" table:style-name="ce1" office:value="0.13917310096">
            <text:p>0.139173</text:p>
          </table:table-cell>
          <table:table-cell office:value-type="float" table:style-name="ce1" office:value="-0.990268068742">
            <text:p>-0.990268</text:p>
          </table:table-cell>
          <table:table-cell table:number-columns-repeated="16381"/>
        </table:table-row>
        <table:table-row table:style-name="ro1">
          <table:table-cell office:value-type="float" table:style-name="ce1" office:value="172.1">
            <text:p>172.1</text:p>
          </table:table-cell>
          <table:table-cell office:value-type="float" table:style-name="ce1" office:value="0.137444546037">
            <text:p>0.137445</text:p>
          </table:table-cell>
          <table:table-cell office:value-type="float" table:style-name="ce1" office:value="-0.990509463238">
            <text:p>-0.990509</text:p>
          </table:table-cell>
          <table:table-cell table:number-columns-repeated="16381"/>
        </table:table-row>
        <table:table-row table:style-name="ro1">
          <table:table-cell office:value-type="float" table:style-name="ce1" office:value="172.2">
            <text:p>172.2</text:p>
          </table:table-cell>
          <table:table-cell office:value-type="float" table:style-name="ce1" office:value="0.135715572434">
            <text:p>0.135716</text:p>
          </table:table-cell>
          <table:table-cell office:value-type="float" table:style-name="ce1" office:value="-0.990747840471">
            <text:p>-0.990748</text:p>
          </table:table-cell>
          <table:table-cell table:number-columns-repeated="16381"/>
        </table:table-row>
        <table:table-row table:style-name="ro1">
          <table:table-cell office:value-type="float" table:style-name="ce1" office:value="172.3">
            <text:p>172.3</text:p>
          </table:table-cell>
          <table:table-cell office:value-type="float" table:style-name="ce1" office:value="0.133986185418">
            <text:p>0.133986</text:p>
          </table:table-cell>
          <table:table-cell office:value-type="float" table:style-name="ce1" office:value="-0.990983199715">
            <text:p>-0.990983</text:p>
          </table:table-cell>
          <table:table-cell table:number-columns-repeated="16381"/>
        </table:table-row>
        <table:table-row table:style-name="ro1">
          <table:table-cell office:value-type="float" table:style-name="ce1" office:value="172.4">
            <text:p>172.4</text:p>
          </table:table-cell>
          <table:table-cell office:value-type="float" table:style-name="ce1" office:value="0.132256390257">
            <text:p>0.132256</text:p>
          </table:table-cell>
          <table:table-cell office:value-type="float" table:style-name="ce1" office:value="-0.991215540252">
            <text:p>-0.991216</text:p>
          </table:table-cell>
          <table:table-cell table:number-columns-repeated="16381"/>
        </table:table-row>
        <table:table-row table:style-name="ro1">
          <table:table-cell office:value-type="float" table:style-name="ce1" office:value="172.5">
            <text:p>172.5</text:p>
          </table:table-cell>
          <table:table-cell office:value-type="float" table:style-name="ce1" office:value="0.13052619222">
            <text:p>0.130526</text:p>
          </table:table-cell>
          <table:table-cell office:value-type="float" table:style-name="ce1" office:value="-0.991444861374">
            <text:p>-0.991445</text:p>
          </table:table-cell>
          <table:table-cell table:number-columns-repeated="16381"/>
        </table:table-row>
        <table:table-row table:style-name="ro1">
          <table:table-cell office:value-type="float" table:style-name="ce1" office:value="172.6">
            <text:p>172.6</text:p>
          </table:table-cell>
          <table:table-cell office:value-type="float" table:style-name="ce1" office:value="0.128795596578">
            <text:p>0.128796</text:p>
          </table:table-cell>
          <table:table-cell office:value-type="float" table:style-name="ce1" office:value="-0.991671162383">
            <text:p>-0.991671</text:p>
          </table:table-cell>
          <table:table-cell table:number-columns-repeated="16381"/>
        </table:table-row>
        <table:table-row table:style-name="ro1">
          <table:table-cell office:value-type="float" table:style-name="ce1" office:value="172.7">
            <text:p>172.7</text:p>
          </table:table-cell>
          <table:table-cell office:value-type="float" table:style-name="ce1" office:value="0.127064608601">
            <text:p>0.127065</text:p>
          </table:table-cell>
          <table:table-cell office:value-type="float" table:style-name="ce1" office:value="-0.99189444259">
            <text:p>-0.991894</text:p>
          </table:table-cell>
          <table:table-cell table:number-columns-repeated="16381"/>
        </table:table-row>
        <table:table-row table:style-name="ro1">
          <table:table-cell office:value-type="float" table:style-name="ce1" office:value="172.8">
            <text:p>172.8</text:p>
          </table:table-cell>
          <table:table-cell office:value-type="float" table:style-name="ce1" office:value="0.125333233564">
            <text:p>0.125333</text:p>
          </table:table-cell>
          <table:table-cell office:value-type="float" table:style-name="ce1" office:value="-0.992114701314">
            <text:p>-0.992115</text:p>
          </table:table-cell>
          <table:table-cell table:number-columns-repeated="16381"/>
        </table:table-row>
        <table:table-row table:style-name="ro1">
          <table:table-cell office:value-type="float" table:style-name="ce1" office:value="172.9">
            <text:p>172.9</text:p>
          </table:table-cell>
          <table:table-cell office:value-type="float" table:style-name="ce1" office:value="0.12360147674">
            <text:p>0.123601</text:p>
          </table:table-cell>
          <table:table-cell office:value-type="float" table:style-name="ce1" office:value="-0.992331937885">
            <text:p>-0.992332</text:p>
          </table:table-cell>
          <table:table-cell table:number-columns-repeated="16381"/>
        </table:table-row>
        <table:table-row table:style-name="ro1">
          <table:table-cell office:value-type="float" table:style-name="ce1" office:value="173.0">
            <text:p>173</text:p>
          </table:table-cell>
          <table:table-cell office:value-type="float" table:style-name="ce1" office:value="0.121869343405">
            <text:p>0.121869</text:p>
          </table:table-cell>
          <table:table-cell office:value-type="float" table:style-name="ce1" office:value="-0.992546151641">
            <text:p>-0.992546</text:p>
          </table:table-cell>
          <table:table-cell table:number-columns-repeated="16381"/>
        </table:table-row>
        <table:table-row table:style-name="ro1">
          <table:table-cell office:value-type="float" table:style-name="ce1" office:value="173.1">
            <text:p>173.1</text:p>
          </table:table-cell>
          <table:table-cell office:value-type="float" table:style-name="ce1" office:value="0.120136838835">
            <text:p>0.120137</text:p>
          </table:table-cell>
          <table:table-cell office:value-type="float" table:style-name="ce1" office:value="-0.992757341929">
            <text:p>-0.992757</text:p>
          </table:table-cell>
          <table:table-cell table:number-columns-repeated="16381"/>
        </table:table-row>
        <table:table-row table:style-name="ro1">
          <table:table-cell office:value-type="float" table:style-name="ce1" office:value="173.2">
            <text:p>173.2</text:p>
          </table:table-cell>
          <table:table-cell office:value-type="float" table:style-name="ce1" office:value="0.118403968307">
            <text:p>0.118404</text:p>
          </table:table-cell>
          <table:table-cell office:value-type="float" table:style-name="ce1" office:value="-0.992965508107">
            <text:p>-0.992966</text:p>
          </table:table-cell>
          <table:table-cell table:number-columns-repeated="16381"/>
        </table:table-row>
        <table:table-row table:style-name="ro1">
          <table:table-cell office:value-type="float" table:style-name="ce1" office:value="173.3">
            <text:p>173.3</text:p>
          </table:table-cell>
          <table:table-cell office:value-type="float" table:style-name="ce1" office:value="0.116670737099">
            <text:p>0.116671</text:p>
          </table:table-cell>
          <table:table-cell office:value-type="float" table:style-name="ce1" office:value="-0.993170649538">
            <text:p>-0.993171</text:p>
          </table:table-cell>
          <table:table-cell table:number-columns-repeated="16381"/>
        </table:table-row>
        <table:table-row table:style-name="ro1">
          <table:table-cell office:value-type="float" table:style-name="ce1" office:value="173.4">
            <text:p>173.4</text:p>
          </table:table-cell>
          <table:table-cell office:value-type="float" table:style-name="ce1" office:value="0.114937150493">
            <text:p>0.114937</text:p>
          </table:table-cell>
          <table:table-cell office:value-type="float" table:style-name="ce1" office:value="-0.9933727656">
            <text:p>-0.993373</text:p>
          </table:table-cell>
          <table:table-cell table:number-columns-repeated="16381"/>
        </table:table-row>
        <table:table-row table:style-name="ro1">
          <table:table-cell office:value-type="float" table:style-name="ce1" office:value="173.5">
            <text:p>173.5</text:p>
          </table:table-cell>
          <table:table-cell office:value-type="float" table:style-name="ce1" office:value="0.113203213768">
            <text:p>0.113203</text:p>
          </table:table-cell>
          <table:table-cell office:value-type="float" table:style-name="ce1" office:value="-0.993571855677">
            <text:p>-0.993572</text:p>
          </table:table-cell>
          <table:table-cell table:number-columns-repeated="16381"/>
        </table:table-row>
        <table:table-row table:style-name="ro1">
          <table:table-cell office:value-type="float" table:style-name="ce1" office:value="173.6">
            <text:p>173.6</text:p>
          </table:table-cell>
          <table:table-cell office:value-type="float" table:style-name="ce1" office:value="0.111468932206">
            <text:p>0.111469</text:p>
          </table:table-cell>
          <table:table-cell office:value-type="float" table:style-name="ce1" office:value="-0.993767919161">
            <text:p>-0.993768</text:p>
          </table:table-cell>
          <table:table-cell table:number-columns-repeated="16381"/>
        </table:table-row>
        <table:table-row table:style-name="ro1">
          <table:table-cell office:value-type="float" table:style-name="ce1" office:value="173.7">
            <text:p>173.7</text:p>
          </table:table-cell>
          <table:table-cell office:value-type="float" table:style-name="ce1" office:value="0.109734311091">
            <text:p>0.109734</text:p>
          </table:table-cell>
          <table:table-cell office:value-type="float" table:style-name="ce1" office:value="-0.993960955455">
            <text:p>-0.993961</text:p>
          </table:table-cell>
          <table:table-cell table:number-columns-repeated="16381"/>
        </table:table-row>
        <table:table-row table:style-name="ro1">
          <table:table-cell office:value-type="float" table:style-name="ce1" office:value="173.8">
            <text:p>173.8</text:p>
          </table:table-cell>
          <table:table-cell office:value-type="float" table:style-name="ce1" office:value="0.107999355706">
            <text:p>0.107999</text:p>
          </table:table-cell>
          <table:table-cell office:value-type="float" table:style-name="ce1" office:value="-0.994150963972">
            <text:p>-0.994151</text:p>
          </table:table-cell>
          <table:table-cell table:number-columns-repeated="16381"/>
        </table:table-row>
        <table:table-row table:style-name="ro1">
          <table:table-cell office:value-type="float" table:style-name="ce1" office:value="173.9">
            <text:p>173.9</text:p>
          </table:table-cell>
          <table:table-cell office:value-type="float" table:style-name="ce1" office:value="0.106264071336">
            <text:p>0.106264</text:p>
          </table:table-cell>
          <table:table-cell office:value-type="float" table:style-name="ce1" office:value="-0.994337944133">
            <text:p>-0.994338</text:p>
          </table:table-cell>
          <table:table-cell table:number-columns-repeated="16381"/>
        </table:table-row>
        <table:table-row table:style-name="ro1">
          <table:table-cell office:value-type="float" table:style-name="ce1" office:value="174.0">
            <text:p>174</text:p>
          </table:table-cell>
          <table:table-cell office:value-type="float" table:style-name="ce1" office:value="0.104528463268">
            <text:p>0.104528</text:p>
          </table:table-cell>
          <table:table-cell office:value-type="float" table:style-name="ce1" office:value="-0.994521895368">
            <text:p>-0.994522</text:p>
          </table:table-cell>
          <table:table-cell table:number-columns-repeated="16381"/>
        </table:table-row>
        <table:table-row table:style-name="ro1">
          <table:table-cell office:value-type="float" table:style-name="ce1" office:value="174.1">
            <text:p>174.1</text:p>
          </table:table-cell>
          <table:table-cell office:value-type="float" table:style-name="ce1" office:value="0.102792536787">
            <text:p>0.102793</text:p>
          </table:table-cell>
          <table:table-cell office:value-type="float" table:style-name="ce1" office:value="-0.994702817117">
            <text:p>-0.994703</text:p>
          </table:table-cell>
          <table:table-cell table:number-columns-repeated="16381"/>
        </table:table-row>
        <table:table-row table:style-name="ro1">
          <table:table-cell office:value-type="float" table:style-name="ce1" office:value="174.2">
            <text:p>174.2</text:p>
          </table:table-cell>
          <table:table-cell office:value-type="float" table:style-name="ce1" office:value="0.101056297183">
            <text:p>0.101056</text:p>
          </table:table-cell>
          <table:table-cell office:value-type="float" table:style-name="ce1" office:value="-0.994880708829">
            <text:p>-0.994881</text:p>
          </table:table-cell>
          <table:table-cell table:number-columns-repeated="16381"/>
        </table:table-row>
        <table:table-row table:style-name="ro1">
          <table:table-cell office:value-type="float" table:style-name="ce1" office:value="174.3">
            <text:p>174.3</text:p>
          </table:table-cell>
          <table:table-cell office:value-type="float" table:style-name="ce1" office:value="0.0993197497436">
            <text:p>0.0993197</text:p>
          </table:table-cell>
          <table:table-cell office:value-type="float" table:style-name="ce1" office:value="-0.995055569961">
            <text:p>-0.995056</text:p>
          </table:table-cell>
          <table:table-cell table:number-columns-repeated="16381"/>
        </table:table-row>
        <table:table-row table:style-name="ro1">
          <table:table-cell office:value-type="float" table:style-name="ce1" office:value="174.4">
            <text:p>174.4</text:p>
          </table:table-cell>
          <table:table-cell office:value-type="float" table:style-name="ce1" office:value="0.0975828997591">
            <text:p>0.0975829</text:p>
          </table:table-cell>
          <table:table-cell office:value-type="float" table:style-name="ce1" office:value="-0.995227399982">
            <text:p>-0.995227</text:p>
          </table:table-cell>
          <table:table-cell table:number-columns-repeated="16381"/>
        </table:table-row>
        <table:table-row table:style-name="ro1">
          <table:table-cell office:value-type="float" table:style-name="ce1" office:value="174.5">
            <text:p>174.5</text:p>
          </table:table-cell>
          <table:table-cell office:value-type="float" table:style-name="ce1" office:value="0.0958457525202">
            <text:p>0.0958458</text:p>
          </table:table-cell>
          <table:table-cell office:value-type="float" table:style-name="ce1" office:value="-0.995396198367">
            <text:p>-0.995396</text:p>
          </table:table-cell>
          <table:table-cell table:number-columns-repeated="16381"/>
        </table:table-row>
        <table:table-row table:style-name="ro1">
          <table:table-cell office:value-type="float" table:style-name="ce1" office:value="174.6">
            <text:p>174.6</text:p>
          </table:table-cell>
          <table:table-cell office:value-type="float" table:style-name="ce1" office:value="0.0941083133185">
            <text:p>0.0941083</text:p>
          </table:table-cell>
          <table:table-cell office:value-type="float" table:style-name="ce1" office:value="-0.995561964603">
            <text:p>-0.995562</text:p>
          </table:table-cell>
          <table:table-cell table:number-columns-repeated="16381"/>
        </table:table-row>
        <table:table-row table:style-name="ro1">
          <table:table-cell office:value-type="float" table:style-name="ce1" office:value="174.7">
            <text:p>174.7</text:p>
          </table:table-cell>
          <table:table-cell office:value-type="float" table:style-name="ce1" office:value="0.0923705874466">
            <text:p>0.0923706</text:p>
          </table:table-cell>
          <table:table-cell office:value-type="float" table:style-name="ce1" office:value="-0.995724698185">
            <text:p>-0.995725</text:p>
          </table:table-cell>
          <table:table-cell table:number-columns-repeated="16381"/>
        </table:table-row>
        <table:table-row table:style-name="ro1">
          <table:table-cell office:value-type="float" table:style-name="ce1" office:value="174.8">
            <text:p>174.8</text:p>
          </table:table-cell>
          <table:table-cell office:value-type="float" table:style-name="ce1" office:value="0.0906325801978">
            <text:p>0.0906326</text:p>
          </table:table-cell>
          <table:table-cell office:value-type="float" table:style-name="ce1" office:value="-0.995884398616">
            <text:p>-0.995884</text:p>
          </table:table-cell>
          <table:table-cell table:number-columns-repeated="16381"/>
        </table:table-row>
        <table:table-row table:style-name="ro1">
          <table:table-cell office:value-type="float" table:style-name="ce1" office:value="174.9">
            <text:p>174.9</text:p>
          </table:table-cell>
          <table:table-cell office:value-type="float" table:style-name="ce1" office:value="0.0888942968664">
            <text:p>0.0888943</text:p>
          </table:table-cell>
          <table:table-cell office:value-type="float" table:style-name="ce1" office:value="-0.996041065411">
            <text:p>-0.996041</text:p>
          </table:table-cell>
          <table:table-cell table:number-columns-repeated="16381"/>
        </table:table-row>
        <table:table-row table:style-name="ro1">
          <table:table-cell office:value-type="float" table:style-name="ce1" office:value="175.0">
            <text:p>175</text:p>
          </table:table-cell>
          <table:table-cell office:value-type="float" table:style-name="ce1" office:value="0.0871557427477">
            <text:p>0.0871557</text:p>
          </table:table-cell>
          <table:table-cell office:value-type="float" table:style-name="ce1" office:value="-0.996194698092">
            <text:p>-0.996195</text:p>
          </table:table-cell>
          <table:table-cell table:number-columns-repeated="16381"/>
        </table:table-row>
        <table:table-row table:style-name="ro1">
          <table:table-cell office:value-type="float" table:style-name="ce1" office:value="175.1">
            <text:p>175.1</text:p>
          </table:table-cell>
          <table:table-cell office:value-type="float" table:style-name="ce1" office:value="0.0854169231374">
            <text:p>0.0854169</text:p>
          </table:table-cell>
          <table:table-cell office:value-type="float" table:style-name="ce1" office:value="-0.996345296191">
            <text:p>-0.996345</text:p>
          </table:table-cell>
          <table:table-cell table:number-columns-repeated="16381"/>
        </table:table-row>
        <table:table-row table:style-name="ro1">
          <table:table-cell office:value-type="float" table:style-name="ce1" office:value="175.2">
            <text:p>175.2</text:p>
          </table:table-cell>
          <table:table-cell office:value-type="float" table:style-name="ce1" office:value="0.0836778433323">
            <text:p>0.0836778</text:p>
          </table:table-cell>
          <table:table-cell office:value-type="float" table:style-name="ce1" office:value="-0.99649285925">
            <text:p>-0.996493</text:p>
          </table:table-cell>
          <table:table-cell table:number-columns-repeated="16381"/>
        </table:table-row>
        <table:table-row table:style-name="ro1">
          <table:table-cell office:value-type="float" table:style-name="ce1" office:value="175.3">
            <text:p>175.3</text:p>
          </table:table-cell>
          <table:table-cell office:value-type="float" table:style-name="ce1" office:value="0.08193850863">
            <text:p>0.0819385</text:p>
          </table:table-cell>
          <table:table-cell office:value-type="float" table:style-name="ce1" office:value="-0.996637386818">
            <text:p>-0.996637</text:p>
          </table:table-cell>
          <table:table-cell table:number-columns-repeated="16381"/>
        </table:table-row>
        <table:table-row table:style-name="ro1">
          <table:table-cell office:value-type="float" table:style-name="ce1" office:value="175.4">
            <text:p>175.4</text:p>
          </table:table-cell>
          <table:table-cell office:value-type="float" table:style-name="ce1" office:value="0.0801989243289">
            <text:p>0.0801989</text:p>
          </table:table-cell>
          <table:table-cell office:value-type="float" table:style-name="ce1" office:value="-0.996778878456">
            <text:p>-0.996779</text:p>
          </table:table-cell>
          <table:table-cell table:number-columns-repeated="16381"/>
        </table:table-row>
        <table:table-row table:style-name="ro1">
          <table:table-cell office:value-type="float" table:style-name="ce1" office:value="175.5">
            <text:p>175.5</text:p>
          </table:table-cell>
          <table:table-cell office:value-type="float" table:style-name="ce1" office:value="0.0784590957278">
            <text:p>0.0784591</text:p>
          </table:table-cell>
          <table:table-cell office:value-type="float" table:style-name="ce1" office:value="-0.996917333733">
            <text:p>-0.996917</text:p>
          </table:table-cell>
          <table:table-cell table:number-columns-repeated="16381"/>
        </table:table-row>
        <table:table-row table:style-name="ro1">
          <table:table-cell office:value-type="float" table:style-name="ce1" office:value="175.6">
            <text:p>175.6</text:p>
          </table:table-cell>
          <table:table-cell office:value-type="float" table:style-name="ce1" office:value="0.0767190281268">
            <text:p>0.076719</text:p>
          </table:table-cell>
          <table:table-cell office:value-type="float" table:style-name="ce1" office:value="-0.997052752227">
            <text:p>-0.997053</text:p>
          </table:table-cell>
          <table:table-cell table:number-columns-repeated="16381"/>
        </table:table-row>
        <table:table-row table:style-name="ro1">
          <table:table-cell office:value-type="float" table:style-name="ce1" office:value="175.7">
            <text:p>175.7</text:p>
          </table:table-cell>
          <table:table-cell office:value-type="float" table:style-name="ce1" office:value="0.0749787268263">
            <text:p>0.0749787</text:p>
          </table:table-cell>
          <table:table-cell office:value-type="float" table:style-name="ce1" office:value="-0.997185133525">
            <text:p>-0.997185</text:p>
          </table:table-cell>
          <table:table-cell table:number-columns-repeated="16381"/>
        </table:table-row>
        <table:table-row table:style-name="ro1">
          <table:table-cell office:value-type="float" table:style-name="ce1" office:value="175.8">
            <text:p>175.8</text:p>
          </table:table-cell>
          <table:table-cell office:value-type="float" table:style-name="ce1" office:value="0.0732381971276">
            <text:p>0.0732382</text:p>
          </table:table-cell>
          <table:table-cell office:value-type="float" table:style-name="ce1" office:value="-0.997314477224">
            <text:p>-0.997314</text:p>
          </table:table-cell>
          <table:table-cell table:number-columns-repeated="16381"/>
        </table:table-row>
        <table:table-row table:style-name="ro1">
          <table:table-cell office:value-type="float" table:style-name="ce1" office:value="175.9">
            <text:p>175.9</text:p>
          </table:table-cell>
          <table:table-cell office:value-type="float" table:style-name="ce1" office:value="0.0714974443327">
            <text:p>0.0714974</text:p>
          </table:table-cell>
          <table:table-cell office:value-type="float" table:style-name="ce1" office:value="-0.997440782931">
            <text:p>-0.997441</text:p>
          </table:table-cell>
          <table:table-cell table:number-columns-repeated="16381"/>
        </table:table-row>
        <table:table-row table:style-name="ro1">
          <table:table-cell office:value-type="float" table:style-name="ce1" office:value="176.0">
            <text:p>176</text:p>
          </table:table-cell>
          <table:table-cell office:value-type="float" table:style-name="ce1" office:value="0.0697564737441">
            <text:p>0.0697565</text:p>
          </table:table-cell>
          <table:table-cell office:value-type="float" table:style-name="ce1" office:value="-0.99756405026">
            <text:p>-0.997564</text:p>
          </table:table-cell>
          <table:table-cell table:number-columns-repeated="16381"/>
        </table:table-row>
        <table:table-row table:style-name="ro1">
          <table:table-cell office:value-type="float" table:style-name="ce1" office:value="176.1">
            <text:p>176.1</text:p>
          </table:table-cell>
          <table:table-cell office:value-type="float" table:style-name="ce1" office:value="0.0680152906652">
            <text:p>0.0680153</text:p>
          </table:table-cell>
          <table:table-cell office:value-type="float" table:style-name="ce1" office:value="-0.997684278836">
            <text:p>-0.997684</text:p>
          </table:table-cell>
          <table:table-cell table:number-columns-repeated="16381"/>
        </table:table-row>
        <table:table-row table:style-name="ro1">
          <table:table-cell office:value-type="float" table:style-name="ce1" office:value="176.2">
            <text:p>176.2</text:p>
          </table:table-cell>
          <table:table-cell office:value-type="float" table:style-name="ce1" office:value="0.0662739004">
            <text:p>0.0662739</text:p>
          </table:table-cell>
          <table:table-cell office:value-type="float" table:style-name="ce1" office:value="-0.997801468292">
            <text:p>-0.997801</text:p>
          </table:table-cell>
          <table:table-cell table:number-columns-repeated="16381"/>
        </table:table-row>
        <table:table-row table:style-name="ro1">
          <table:table-cell office:value-type="float" table:style-name="ce1" office:value="176.3">
            <text:p>176.3</text:p>
          </table:table-cell>
          <table:table-cell office:value-type="float" table:style-name="ce1" office:value="0.064532308253">
            <text:p>0.0645323</text:p>
          </table:table-cell>
          <table:table-cell office:value-type="float" table:style-name="ce1" office:value="-0.997915618272">
            <text:p>-0.997916</text:p>
          </table:table-cell>
          <table:table-cell table:number-columns-repeated="16381"/>
        </table:table-row>
        <table:table-row table:style-name="ro1">
          <table:table-cell office:value-type="float" table:style-name="ce1" office:value="176.4">
            <text:p>176.4</text:p>
          </table:table-cell>
          <table:table-cell office:value-type="float" table:style-name="ce1" office:value="0.0627905195293">
            <text:p>0.0627905</text:p>
          </table:table-cell>
          <table:table-cell office:value-type="float" table:style-name="ce1" office:value="-0.998026728428">
            <text:p>-0.998027</text:p>
          </table:table-cell>
          <table:table-cell table:number-columns-repeated="16381"/>
        </table:table-row>
        <table:table-row table:style-name="ro1">
          <table:table-cell office:value-type="float" table:style-name="ce1" office:value="176.5">
            <text:p>176.5</text:p>
          </table:table-cell>
          <table:table-cell office:value-type="float" table:style-name="ce1" office:value="0.0610485395349">
            <text:p>0.0610485</text:p>
          </table:table-cell>
          <table:table-cell office:value-type="float" table:style-name="ce1" office:value="-0.998134798422">
            <text:p>-0.998135</text:p>
          </table:table-cell>
          <table:table-cell table:number-columns-repeated="16381"/>
        </table:table-row>
        <table:table-row table:style-name="ro1">
          <table:table-cell office:value-type="float" table:style-name="ce1" office:value="176.6">
            <text:p>176.6</text:p>
          </table:table-cell>
          <table:table-cell office:value-type="float" table:style-name="ce1" office:value="0.059306373576">
            <text:p>0.0593064</text:p>
          </table:table-cell>
          <table:table-cell office:value-type="float" table:style-name="ce1" office:value="-0.998239827924">
            <text:p>-0.99824</text:p>
          </table:table-cell>
          <table:table-cell table:number-columns-repeated="16381"/>
        </table:table-row>
        <table:table-row table:style-name="ro1">
          <table:table-cell office:value-type="float" table:style-name="ce1" office:value="176.7">
            <text:p>176.7</text:p>
          </table:table-cell>
          <table:table-cell office:value-type="float" table:style-name="ce1" office:value="0.0575640269596">
            <text:p>0.057564</text:p>
          </table:table-cell>
          <table:table-cell office:value-type="float" table:style-name="ce1" office:value="-0.998341816614">
            <text:p>-0.998342</text:p>
          </table:table-cell>
          <table:table-cell table:number-columns-repeated="16381"/>
        </table:table-row>
        <table:table-row table:style-name="ro1">
          <table:table-cell office:value-type="float" table:style-name="ce1" office:value="176.8">
            <text:p>176.8</text:p>
          </table:table-cell>
          <table:table-cell office:value-type="float" table:style-name="ce1" office:value="0.0558215049932">
            <text:p>0.0558215</text:p>
          </table:table-cell>
          <table:table-cell office:value-type="float" table:style-name="ce1" office:value="-0.998440764182">
            <text:p>-0.998441</text:p>
          </table:table-cell>
          <table:table-cell table:number-columns-repeated="16381"/>
        </table:table-row>
        <table:table-row table:style-name="ro1">
          <table:table-cell office:value-type="float" table:style-name="ce1" office:value="176.9">
            <text:p>176.9</text:p>
          </table:table-cell>
          <table:table-cell office:value-type="float" table:style-name="ce1" office:value="0.0540788129848">
            <text:p>0.0540788</text:p>
          </table:table-cell>
          <table:table-cell office:value-type="float" table:style-name="ce1" office:value="-0.998536670326">
            <text:p>-0.998537</text:p>
          </table:table-cell>
          <table:table-cell table:number-columns-repeated="16381"/>
        </table:table-row>
        <table:table-row table:style-name="ro1">
          <table:table-cell office:value-type="float" table:style-name="ce1" office:value="177.0">
            <text:p>177</text:p>
          </table:table-cell>
          <table:table-cell office:value-type="float" table:style-name="ce1" office:value="0.0523359562429">
            <text:p>0.052336</text:p>
          </table:table-cell>
          <table:table-cell office:value-type="float" table:style-name="ce1" office:value="-0.998629534755">
            <text:p>-0.99863</text:p>
          </table:table-cell>
          <table:table-cell table:number-columns-repeated="16381"/>
        </table:table-row>
        <table:table-row table:style-name="ro1">
          <table:table-cell office:value-type="float" table:style-name="ce1" office:value="177.1">
            <text:p>177.1</text:p>
          </table:table-cell>
          <table:table-cell office:value-type="float" table:style-name="ce1" office:value="0.0505929400767">
            <text:p>0.0505929</text:p>
          </table:table-cell>
          <table:table-cell office:value-type="float" table:style-name="ce1" office:value="-0.998719357184">
            <text:p>-0.998719</text:p>
          </table:table-cell>
          <table:table-cell table:number-columns-repeated="16381"/>
        </table:table-row>
        <table:table-row table:style-name="ro1">
          <table:table-cell office:value-type="float" table:style-name="ce1" office:value="177.2">
            <text:p>177.2</text:p>
          </table:table-cell>
          <table:table-cell office:value-type="float" table:style-name="ce1" office:value="0.0488497697956">
            <text:p>0.0488498</text:p>
          </table:table-cell>
          <table:table-cell office:value-type="float" table:style-name="ce1" office:value="-0.998806137341">
            <text:p>-0.998806</text:p>
          </table:table-cell>
          <table:table-cell table:number-columns-repeated="16381"/>
        </table:table-row>
        <table:table-row table:style-name="ro1">
          <table:table-cell office:value-type="float" table:style-name="ce1" office:value="177.3">
            <text:p>177.3</text:p>
          </table:table-cell>
          <table:table-cell office:value-type="float" table:style-name="ce1" office:value="0.0471064507096">
            <text:p>0.0471065</text:p>
          </table:table-cell>
          <table:table-cell office:value-type="float" table:style-name="ce1" office:value="-0.998889874962">
            <text:p>-0.99889</text:p>
          </table:table-cell>
          <table:table-cell table:number-columns-repeated="16381"/>
        </table:table-row>
        <table:table-row table:style-name="ro1">
          <table:table-cell office:value-type="float" table:style-name="ce1" office:value="177.4">
            <text:p>177.4</text:p>
          </table:table-cell>
          <table:table-cell office:value-type="float" table:style-name="ce1" office:value="0.0453629881293">
            <text:p>0.045363</text:p>
          </table:table-cell>
          <table:table-cell office:value-type="float" table:style-name="ce1" office:value="-0.998970569791">
            <text:p>-0.998971</text:p>
          </table:table-cell>
          <table:table-cell table:number-columns-repeated="16381"/>
        </table:table-row>
        <table:table-row table:style-name="ro1">
          <table:table-cell office:value-type="float" table:style-name="ce1" office:value="177.5">
            <text:p>177.5</text:p>
          </table:table-cell>
          <table:table-cell office:value-type="float" table:style-name="ce1" office:value="0.0436193873653">
            <text:p>0.0436194</text:p>
          </table:table-cell>
          <table:table-cell office:value-type="float" table:style-name="ce1" office:value="-0.999048221582">
            <text:p>-0.999048</text:p>
          </table:table-cell>
          <table:table-cell table:number-columns-repeated="16381"/>
        </table:table-row>
        <table:table-row table:style-name="ro1">
          <table:table-cell office:value-type="float" table:style-name="ce1" office:value="177.6">
            <text:p>177.6</text:p>
          </table:table-cell>
          <table:table-cell office:value-type="float" table:style-name="ce1" office:value="0.0418756537292">
            <text:p>0.0418757</text:p>
          </table:table-cell>
          <table:table-cell office:value-type="float" table:style-name="ce1" office:value="-0.999122830099">
            <text:p>-0.999123</text:p>
          </table:table-cell>
          <table:table-cell table:number-columns-repeated="16381"/>
        </table:table-row>
        <table:table-row table:style-name="ro1">
          <table:table-cell office:value-type="float" table:style-name="ce1" office:value="177.7">
            <text:p>177.7</text:p>
          </table:table-cell>
          <table:table-cell office:value-type="float" table:style-name="ce1" office:value="0.0401317925326">
            <text:p>0.0401318</text:p>
          </table:table-cell>
          <table:table-cell office:value-type="float" table:style-name="ce1" office:value="-0.999194395114">
            <text:p>-0.999194</text:p>
          </table:table-cell>
          <table:table-cell table:number-columns-repeated="16381"/>
        </table:table-row>
        <table:table-row table:style-name="ro1">
          <table:table-cell office:value-type="float" table:style-name="ce1" office:value="177.8">
            <text:p>177.8</text:p>
          </table:table-cell>
          <table:table-cell office:value-type="float" table:style-name="ce1" office:value="0.0383878090875">
            <text:p>0.0383878</text:p>
          </table:table-cell>
          <table:table-cell office:value-type="float" table:style-name="ce1" office:value="-0.999262916411">
            <text:p>-0.999263</text:p>
          </table:table-cell>
          <table:table-cell table:number-columns-repeated="16381"/>
        </table:table-row>
        <table:table-row table:style-name="ro1">
          <table:table-cell office:value-type="float" table:style-name="ce1" office:value="177.9">
            <text:p>177.9</text:p>
          </table:table-cell>
          <table:table-cell office:value-type="float" table:style-name="ce1" office:value="0.0366437087066">
            <text:p>0.0366437</text:p>
          </table:table-cell>
          <table:table-cell office:value-type="float" table:style-name="ce1" office:value="-0.999328393779">
            <text:p>-0.999328</text:p>
          </table:table-cell>
          <table:table-cell table:number-columns-repeated="16381"/>
        </table:table-row>
        <table:table-row table:style-name="ro1">
          <table:table-cell office:value-type="float" table:style-name="ce1" office:value="178.0">
            <text:p>178</text:p>
          </table:table-cell>
          <table:table-cell office:value-type="float" table:style-name="ce1" office:value="0.0348994967025">
            <text:p>0.0348995</text:p>
          </table:table-cell>
          <table:table-cell office:value-type="float" table:style-name="ce1" office:value="-0.999390827019">
            <text:p>-0.999391</text:p>
          </table:table-cell>
          <table:table-cell table:number-columns-repeated="16381"/>
        </table:table-row>
        <table:table-row table:style-name="ro1">
          <table:table-cell office:value-type="float" table:style-name="ce1" office:value="178.1">
            <text:p>178.1</text:p>
          </table:table-cell>
          <table:table-cell office:value-type="float" table:style-name="ce1" office:value="0.0331551783885">
            <text:p>0.0331552</text:p>
          </table:table-cell>
          <table:table-cell office:value-type="float" table:style-name="ce1" office:value="-0.999450215942">
            <text:p>-0.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178.2">
            <text:p>178.2</text:p>
          </table:table-cell>
          <table:table-cell office:value-type="float" table:style-name="ce1" office:value="0.0314107590781">
            <text:p>0.0314108</text:p>
          </table:table-cell>
          <table:table-cell office:value-type="float" table:style-name="ce1" office:value="-0.999506560366">
            <text:p>-0.999507</text:p>
          </table:table-cell>
          <table:table-cell table:number-columns-repeated="16381"/>
        </table:table-row>
        <table:table-row table:style-name="ro1">
          <table:table-cell office:value-type="float" table:style-name="ce1" office:value="178.3">
            <text:p>178.3</text:p>
          </table:table-cell>
          <table:table-cell office:value-type="float" table:style-name="ce1" office:value="0.0296662440851">
            <text:p>0.0296662</text:p>
          </table:table-cell>
          <table:table-cell office:value-type="float" table:style-name="ce1" office:value="-0.999559860119">
            <text:p>-0.99956</text:p>
          </table:table-cell>
          <table:table-cell table:number-columns-repeated="16381"/>
        </table:table-row>
        <table:table-row table:style-name="ro1">
          <table:table-cell office:value-type="float" table:style-name="ce1" office:value="178.4">
            <text:p>178.4</text:p>
          </table:table-cell>
          <table:table-cell office:value-type="float" table:style-name="ce1" office:value="0.0279216387236">
            <text:p>0.0279216</text:p>
          </table:table-cell>
          <table:table-cell office:value-type="float" table:style-name="ce1" office:value="-0.99961011504">
            <text:p>-0.99961</text:p>
          </table:table-cell>
          <table:table-cell table:number-columns-repeated="16381"/>
        </table:table-row>
        <table:table-row table:style-name="ro1">
          <table:table-cell office:value-type="float" table:style-name="ce1" office:value="178.5">
            <text:p>178.5</text:p>
          </table:table-cell>
          <table:table-cell office:value-type="float" table:style-name="ce1" office:value="0.0261769483079">
            <text:p>0.0261769</text:p>
          </table:table-cell>
          <table:table-cell office:value-type="float" table:style-name="ce1" office:value="-0.999657324976">
            <text:p>-0.999657</text:p>
          </table:table-cell>
          <table:table-cell table:number-columns-repeated="16381"/>
        </table:table-row>
        <table:table-row table:style-name="ro1">
          <table:table-cell office:value-type="float" table:style-name="ce1" office:value="178.6">
            <text:p>178.6</text:p>
          </table:table-cell>
          <table:table-cell office:value-type="float" table:style-name="ce1" office:value="0.0244321781527">
            <text:p>0.0244322</text:p>
          </table:table-cell>
          <table:table-cell office:value-type="float" table:style-name="ce1" office:value="-0.999701489781">
            <text:p>-0.999701</text:p>
          </table:table-cell>
          <table:table-cell table:number-columns-repeated="16381"/>
        </table:table-row>
        <table:table-row table:style-name="ro1">
          <table:table-cell office:value-type="float" table:style-name="ce1" office:value="178.7">
            <text:p>178.7</text:p>
          </table:table-cell>
          <table:table-cell office:value-type="float" table:style-name="ce1" office:value="0.0226873335728">
            <text:p>0.0226873</text:p>
          </table:table-cell>
          <table:table-cell office:value-type="float" table:style-name="ce1" office:value="-0.999742609323">
            <text:p>-0.999743</text:p>
          </table:table-cell>
          <table:table-cell table:number-columns-repeated="16381"/>
        </table:table-row>
        <table:table-row table:style-name="ro1">
          <table:table-cell office:value-type="float" table:style-name="ce1" office:value="178.8">
            <text:p>178.8</text:p>
          </table:table-cell>
          <table:table-cell office:value-type="float" table:style-name="ce1" office:value="0.0209424198834">
            <text:p>0.0209424</text:p>
          </table:table-cell>
          <table:table-cell office:value-type="float" table:style-name="ce1" office:value="-0.999780683475">
            <text:p>-0.999781</text:p>
          </table:table-cell>
          <table:table-cell table:number-columns-repeated="16381"/>
        </table:table-row>
        <table:table-row table:style-name="ro1">
          <table:table-cell office:value-type="float" table:style-name="ce1" office:value="178.9">
            <text:p>178.9</text:p>
          </table:table-cell>
          <table:table-cell office:value-type="float" table:style-name="ce1" office:value="0.0191974423997">
            <text:p>0.0191974</text:p>
          </table:table-cell>
          <table:table-cell office:value-type="float" table:style-name="ce1" office:value="-0.999815712122">
            <text:p>-0.999816</text:p>
          </table:table-cell>
          <table:table-cell table:number-columns-repeated="16381"/>
        </table:table-row>
        <table:table-row table:style-name="ro1">
          <table:table-cell office:value-type="float" table:style-name="ce1" office:value="179.0">
            <text:p>179</text:p>
          </table:table-cell>
          <table:table-cell office:value-type="float" table:style-name="ce1" office:value="0.0174524064373">
            <text:p>0.0174524</text:p>
          </table:table-cell>
          <table:table-cell office:value-type="float" table:style-name="ce1" office:value="-0.999847695156">
            <text:p>-0.999848</text:p>
          </table:table-cell>
          <table:table-cell table:number-columns-repeated="16381"/>
        </table:table-row>
        <table:table-row table:style-name="ro1">
          <table:table-cell office:value-type="float" table:style-name="ce1" office:value="179.1">
            <text:p>179.1</text:p>
          </table:table-cell>
          <table:table-cell office:value-type="float" table:style-name="ce1" office:value="0.0157073173118">
            <text:p>0.0157073</text:p>
          </table:table-cell>
          <table:table-cell office:value-type="float" table:style-name="ce1" office:value="-0.999876632482">
            <text:p>-0.999877</text:p>
          </table:table-cell>
          <table:table-cell table:number-columns-repeated="16381"/>
        </table:table-row>
        <table:table-row table:style-name="ro1">
          <table:table-cell office:value-type="float" table:style-name="ce1" office:value="179.2">
            <text:p>179.2</text:p>
          </table:table-cell>
          <table:table-cell office:value-type="float" table:style-name="ce1" office:value="0.0139621803391">
            <text:p>0.0139622</text:p>
          </table:table-cell>
          <table:table-cell office:value-type="float" table:style-name="ce1" office:value="-0.999902524009">
            <text:p>-0.999903</text:p>
          </table:table-cell>
          <table:table-cell table:number-columns-repeated="16381"/>
        </table:table-row>
        <table:table-row table:style-name="ro1">
          <table:table-cell office:value-type="float" table:style-name="ce1" office:value="179.3">
            <text:p>179.3</text:p>
          </table:table-cell>
          <table:table-cell office:value-type="float" table:style-name="ce1" office:value="0.0122170008352">
            <text:p>0.012217</text:p>
          </table:table-cell>
          <table:table-cell office:value-type="float" table:style-name="ce1" office:value="-0.99992536966">
            <text:p>-0.999925</text:p>
          </table:table-cell>
          <table:table-cell table:number-columns-repeated="16381"/>
        </table:table-row>
        <table:table-row table:style-name="ro1">
          <table:table-cell office:value-type="float" table:style-name="ce1" office:value="179.4">
            <text:p>179.4</text:p>
          </table:table-cell>
          <table:table-cell office:value-type="float" table:style-name="ce1" office:value="0.0104717841162">
            <text:p>0.0104718</text:p>
          </table:table-cell>
          <table:table-cell office:value-type="float" table:style-name="ce1" office:value="-0.999945169366">
            <text:p>-0.9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179.5">
            <text:p>179.5</text:p>
          </table:table-cell>
          <table:table-cell office:value-type="float" table:style-name="ce1" office:value="0.00872653549837">
            <text:p>0.00872654</text:p>
          </table:table-cell>
          <table:table-cell office:value-type="float" table:style-name="ce1" office:value="-0.999961923064">
            <text:p>-0.999962</text:p>
          </table:table-cell>
          <table:table-cell table:number-columns-repeated="16381"/>
        </table:table-row>
        <table:table-row table:style-name="ro1">
          <table:table-cell office:value-type="float" table:style-name="ce1" office:value="179.6">
            <text:p>179.6</text:p>
          </table:table-cell>
          <table:table-cell office:value-type="float" table:style-name="ce1" office:value="0.00698126029796">
            <text:p>0.00698126</text:p>
          </table:table-cell>
          <table:table-cell office:value-type="float" table:style-name="ce1" office:value="-0.999975630705">
            <text:p>-0.999976</text:p>
          </table:table-cell>
          <table:table-cell table:number-columns-repeated="16381"/>
        </table:table-row>
        <table:table-row table:style-name="ro1">
          <table:table-cell office:value-type="float" table:style-name="ce1" office:value="179.7">
            <text:p>179.7</text:p>
          </table:table-cell>
          <table:table-cell office:value-type="float" table:style-name="ce1" office:value="0.00523596383142">
            <text:p>0.00523596</text:p>
          </table:table-cell>
          <table:table-cell office:value-type="float" table:style-name="ce1" office:value="-0.999986292247">
            <text:p>-0.999986</text:p>
          </table:table-cell>
          <table:table-cell table:number-columns-repeated="16381"/>
        </table:table-row>
        <table:table-row table:style-name="ro1">
          <table:table-cell office:value-type="float" table:style-name="ce1" office:value="179.8">
            <text:p>179.8</text:p>
          </table:table-cell>
          <table:table-cell office:value-type="float" table:style-name="ce1" office:value="0.00349065141522">
            <text:p>0.00349065</text:p>
          </table:table-cell>
          <table:table-cell office:value-type="float" table:style-name="ce1" office:value="-0.999993907658">
            <text:p>-0.999994</text:p>
          </table:table-cell>
          <table:table-cell table:number-columns-repeated="16381"/>
        </table:table-row>
        <table:table-row table:style-name="ro1">
          <table:table-cell office:value-type="float" table:style-name="ce1" office:value="179.9">
            <text:p>179.9</text:p>
          </table:table-cell>
          <table:table-cell office:value-type="float" table:style-name="ce1" office:value="0.0017453283659">
            <text:p>0.00174533</text:p>
          </table:table-cell>
          <table:table-cell office:value-type="float" table:style-name="ce1" office:value="-0.999998476913">
            <text:p>-0.999998</text:p>
          </table:table-cell>
          <table:table-cell table:number-columns-repeated="16381"/>
        </table:table-row>
        <table:table-row table:style-name="ro1">
          <table:table-cell office:value-type="float" table:style-name="ce1" office:value="180.0">
            <text:p>180</text:p>
          </table:table-cell>
          <table:table-cell office:value-type="float" table:style-name="ce1" office:value="1.22464679915e-16">
            <text:p>1.22465e-16</text:p>
          </table:table-cell>
          <table:table-cell office:value-type="float" table:style-name="ce1" office:value="-1.0">
            <text:p>-1</text:p>
          </table:table-cell>
          <table:table-cell table:number-columns-repeated="16381"/>
        </table:table-row>
        <table:table-row table:style-name="ro1">
          <table:table-cell office:value-type="float" table:style-name="ce1" office:value="180.1">
            <text:p>180.1</text:p>
          </table:table-cell>
          <table:table-cell office:value-type="float" table:style-name="ce1" office:value="-0.0017453283659">
            <text:p>-0.00174533</text:p>
          </table:table-cell>
          <table:table-cell office:value-type="float" table:style-name="ce1" office:value="-0.999998476913">
            <text:p>-0.999998</text:p>
          </table:table-cell>
          <table:table-cell table:number-columns-repeated="16381"/>
        </table:table-row>
        <table:table-row table:style-name="ro1">
          <table:table-cell office:value-type="float" table:style-name="ce1" office:value="180.2">
            <text:p>180.2</text:p>
          </table:table-cell>
          <table:table-cell office:value-type="float" table:style-name="ce1" office:value="-0.00349065141522">
            <text:p>-0.00349065</text:p>
          </table:table-cell>
          <table:table-cell office:value-type="float" table:style-name="ce1" office:value="-0.999993907658">
            <text:p>-0.999994</text:p>
          </table:table-cell>
          <table:table-cell table:number-columns-repeated="16381"/>
        </table:table-row>
        <table:table-row table:style-name="ro1">
          <table:table-cell office:value-type="float" table:style-name="ce1" office:value="180.3">
            <text:p>180.3</text:p>
          </table:table-cell>
          <table:table-cell office:value-type="float" table:style-name="ce1" office:value="-0.00523596383142">
            <text:p>-0.00523596</text:p>
          </table:table-cell>
          <table:table-cell office:value-type="float" table:style-name="ce1" office:value="-0.999986292247">
            <text:p>-0.999986</text:p>
          </table:table-cell>
          <table:table-cell table:number-columns-repeated="16381"/>
        </table:table-row>
        <table:table-row table:style-name="ro1">
          <table:table-cell office:value-type="float" table:style-name="ce1" office:value="180.4">
            <text:p>180.4</text:p>
          </table:table-cell>
          <table:table-cell office:value-type="float" table:style-name="ce1" office:value="-0.00698126029796">
            <text:p>-0.00698126</text:p>
          </table:table-cell>
          <table:table-cell office:value-type="float" table:style-name="ce1" office:value="-0.999975630705">
            <text:p>-0.999976</text:p>
          </table:table-cell>
          <table:table-cell table:number-columns-repeated="16381"/>
        </table:table-row>
        <table:table-row table:style-name="ro1">
          <table:table-cell office:value-type="float" table:style-name="ce1" office:value="180.5">
            <text:p>180.5</text:p>
          </table:table-cell>
          <table:table-cell office:value-type="float" table:style-name="ce1" office:value="-0.00872653549837">
            <text:p>-0.00872654</text:p>
          </table:table-cell>
          <table:table-cell office:value-type="float" table:style-name="ce1" office:value="-0.999961923064">
            <text:p>-0.999962</text:p>
          </table:table-cell>
          <table:table-cell table:number-columns-repeated="16381"/>
        </table:table-row>
        <table:table-row table:style-name="ro1">
          <table:table-cell office:value-type="float" table:style-name="ce1" office:value="180.6">
            <text:p>180.6</text:p>
          </table:table-cell>
          <table:table-cell office:value-type="float" table:style-name="ce1" office:value="-0.0104717841162">
            <text:p>-0.0104718</text:p>
          </table:table-cell>
          <table:table-cell office:value-type="float" table:style-name="ce1" office:value="-0.999945169366">
            <text:p>-0.9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180.7">
            <text:p>180.7</text:p>
          </table:table-cell>
          <table:table-cell office:value-type="float" table:style-name="ce1" office:value="-0.0122170008352">
            <text:p>-0.012217</text:p>
          </table:table-cell>
          <table:table-cell office:value-type="float" table:style-name="ce1" office:value="-0.99992536966">
            <text:p>-0.999925</text:p>
          </table:table-cell>
          <table:table-cell table:number-columns-repeated="16381"/>
        </table:table-row>
        <table:table-row table:style-name="ro1">
          <table:table-cell office:value-type="float" table:style-name="ce1" office:value="180.8">
            <text:p>180.8</text:p>
          </table:table-cell>
          <table:table-cell office:value-type="float" table:style-name="ce1" office:value="-0.0139621803391">
            <text:p>-0.0139622</text:p>
          </table:table-cell>
          <table:table-cell office:value-type="float" table:style-name="ce1" office:value="-0.999902524009">
            <text:p>-0.999903</text:p>
          </table:table-cell>
          <table:table-cell table:number-columns-repeated="16381"/>
        </table:table-row>
        <table:table-row table:style-name="ro1">
          <table:table-cell office:value-type="float" table:style-name="ce1" office:value="180.9">
            <text:p>180.9</text:p>
          </table:table-cell>
          <table:table-cell office:value-type="float" table:style-name="ce1" office:value="-0.0157073173118">
            <text:p>-0.0157073</text:p>
          </table:table-cell>
          <table:table-cell office:value-type="float" table:style-name="ce1" office:value="-0.999876632482">
            <text:p>-0.999877</text:p>
          </table:table-cell>
          <table:table-cell table:number-columns-repeated="16381"/>
        </table:table-row>
        <table:table-row table:style-name="ro1">
          <table:table-cell office:value-type="float" table:style-name="ce1" office:value="181.0">
            <text:p>181</text:p>
          </table:table-cell>
          <table:table-cell office:value-type="float" table:style-name="ce1" office:value="-0.0174524064373">
            <text:p>-0.0174524</text:p>
          </table:table-cell>
          <table:table-cell office:value-type="float" table:style-name="ce1" office:value="-0.999847695156">
            <text:p>-0.999848</text:p>
          </table:table-cell>
          <table:table-cell table:number-columns-repeated="16381"/>
        </table:table-row>
        <table:table-row table:style-name="ro1">
          <table:table-cell office:value-type="float" table:style-name="ce1" office:value="181.1">
            <text:p>181.1</text:p>
          </table:table-cell>
          <table:table-cell office:value-type="float" table:style-name="ce1" office:value="-0.0191974423997">
            <text:p>-0.0191974</text:p>
          </table:table-cell>
          <table:table-cell office:value-type="float" table:style-name="ce1" office:value="-0.999815712122">
            <text:p>-0.999816</text:p>
          </table:table-cell>
          <table:table-cell table:number-columns-repeated="16381"/>
        </table:table-row>
        <table:table-row table:style-name="ro1">
          <table:table-cell office:value-type="float" table:style-name="ce1" office:value="181.2">
            <text:p>181.2</text:p>
          </table:table-cell>
          <table:table-cell office:value-type="float" table:style-name="ce1" office:value="-0.0209424198834">
            <text:p>-0.0209424</text:p>
          </table:table-cell>
          <table:table-cell office:value-type="float" table:style-name="ce1" office:value="-0.999780683475">
            <text:p>-0.999781</text:p>
          </table:table-cell>
          <table:table-cell table:number-columns-repeated="16381"/>
        </table:table-row>
        <table:table-row table:style-name="ro1">
          <table:table-cell office:value-type="float" table:style-name="ce1" office:value="181.3">
            <text:p>181.3</text:p>
          </table:table-cell>
          <table:table-cell office:value-type="float" table:style-name="ce1" office:value="-0.0226873335728">
            <text:p>-0.0226873</text:p>
          </table:table-cell>
          <table:table-cell office:value-type="float" table:style-name="ce1" office:value="-0.999742609323">
            <text:p>-0.999743</text:p>
          </table:table-cell>
          <table:table-cell table:number-columns-repeated="16381"/>
        </table:table-row>
        <table:table-row table:style-name="ro1">
          <table:table-cell office:value-type="float" table:style-name="ce1" office:value="181.4">
            <text:p>181.4</text:p>
          </table:table-cell>
          <table:table-cell office:value-type="float" table:style-name="ce1" office:value="-0.0244321781527">
            <text:p>-0.0244322</text:p>
          </table:table-cell>
          <table:table-cell office:value-type="float" table:style-name="ce1" office:value="-0.999701489781">
            <text:p>-0.999701</text:p>
          </table:table-cell>
          <table:table-cell table:number-columns-repeated="16381"/>
        </table:table-row>
        <table:table-row table:style-name="ro1">
          <table:table-cell office:value-type="float" table:style-name="ce1" office:value="181.5">
            <text:p>181.5</text:p>
          </table:table-cell>
          <table:table-cell office:value-type="float" table:style-name="ce1" office:value="-0.0261769483079">
            <text:p>-0.0261769</text:p>
          </table:table-cell>
          <table:table-cell office:value-type="float" table:style-name="ce1" office:value="-0.999657324976">
            <text:p>-0.999657</text:p>
          </table:table-cell>
          <table:table-cell table:number-columns-repeated="16381"/>
        </table:table-row>
        <table:table-row table:style-name="ro1">
          <table:table-cell office:value-type="float" table:style-name="ce1" office:value="181.6">
            <text:p>181.6</text:p>
          </table:table-cell>
          <table:table-cell office:value-type="float" table:style-name="ce1" office:value="-0.0279216387236">
            <text:p>-0.0279216</text:p>
          </table:table-cell>
          <table:table-cell office:value-type="float" table:style-name="ce1" office:value="-0.99961011504">
            <text:p>-0.99961</text:p>
          </table:table-cell>
          <table:table-cell table:number-columns-repeated="16381"/>
        </table:table-row>
        <table:table-row table:style-name="ro1">
          <table:table-cell office:value-type="float" table:style-name="ce1" office:value="181.7">
            <text:p>181.7</text:p>
          </table:table-cell>
          <table:table-cell office:value-type="float" table:style-name="ce1" office:value="-0.0296662440851">
            <text:p>-0.0296662</text:p>
          </table:table-cell>
          <table:table-cell office:value-type="float" table:style-name="ce1" office:value="-0.999559860119">
            <text:p>-0.99956</text:p>
          </table:table-cell>
          <table:table-cell table:number-columns-repeated="16381"/>
        </table:table-row>
        <table:table-row table:style-name="ro1">
          <table:table-cell office:value-type="float" table:style-name="ce1" office:value="181.8">
            <text:p>181.8</text:p>
          </table:table-cell>
          <table:table-cell office:value-type="float" table:style-name="ce1" office:value="-0.0314107590781">
            <text:p>-0.0314108</text:p>
          </table:table-cell>
          <table:table-cell office:value-type="float" table:style-name="ce1" office:value="-0.999506560366">
            <text:p>-0.999507</text:p>
          </table:table-cell>
          <table:table-cell table:number-columns-repeated="16381"/>
        </table:table-row>
        <table:table-row table:style-name="ro1">
          <table:table-cell office:value-type="float" table:style-name="ce1" office:value="181.9">
            <text:p>181.9</text:p>
          </table:table-cell>
          <table:table-cell office:value-type="float" table:style-name="ce1" office:value="-0.0331551783885">
            <text:p>-0.0331552</text:p>
          </table:table-cell>
          <table:table-cell office:value-type="float" table:style-name="ce1" office:value="-0.999450215942">
            <text:p>-0.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182.0">
            <text:p>182</text:p>
          </table:table-cell>
          <table:table-cell office:value-type="float" table:style-name="ce1" office:value="-0.0348994967025">
            <text:p>-0.0348995</text:p>
          </table:table-cell>
          <table:table-cell office:value-type="float" table:style-name="ce1" office:value="-0.999390827019">
            <text:p>-0.999391</text:p>
          </table:table-cell>
          <table:table-cell table:number-columns-repeated="16381"/>
        </table:table-row>
        <table:table-row table:style-name="ro1">
          <table:table-cell office:value-type="float" table:style-name="ce1" office:value="182.1">
            <text:p>182.1</text:p>
          </table:table-cell>
          <table:table-cell office:value-type="float" table:style-name="ce1" office:value="-0.0366437087066">
            <text:p>-0.0366437</text:p>
          </table:table-cell>
          <table:table-cell office:value-type="float" table:style-name="ce1" office:value="-0.999328393779">
            <text:p>-0.999328</text:p>
          </table:table-cell>
          <table:table-cell table:number-columns-repeated="16381"/>
        </table:table-row>
        <table:table-row table:style-name="ro1">
          <table:table-cell office:value-type="float" table:style-name="ce1" office:value="182.2">
            <text:p>182.2</text:p>
          </table:table-cell>
          <table:table-cell office:value-type="float" table:style-name="ce1" office:value="-0.0383878090875">
            <text:p>-0.0383878</text:p>
          </table:table-cell>
          <table:table-cell office:value-type="float" table:style-name="ce1" office:value="-0.999262916411">
            <text:p>-0.999263</text:p>
          </table:table-cell>
          <table:table-cell table:number-columns-repeated="16381"/>
        </table:table-row>
        <table:table-row table:style-name="ro1">
          <table:table-cell office:value-type="float" table:style-name="ce1" office:value="182.3">
            <text:p>182.3</text:p>
          </table:table-cell>
          <table:table-cell office:value-type="float" table:style-name="ce1" office:value="-0.0401317925326">
            <text:p>-0.0401318</text:p>
          </table:table-cell>
          <table:table-cell office:value-type="float" table:style-name="ce1" office:value="-0.999194395114">
            <text:p>-0.999194</text:p>
          </table:table-cell>
          <table:table-cell table:number-columns-repeated="16381"/>
        </table:table-row>
        <table:table-row table:style-name="ro1">
          <table:table-cell office:value-type="float" table:style-name="ce1" office:value="182.4">
            <text:p>182.4</text:p>
          </table:table-cell>
          <table:table-cell office:value-type="float" table:style-name="ce1" office:value="-0.0418756537292">
            <text:p>-0.0418757</text:p>
          </table:table-cell>
          <table:table-cell office:value-type="float" table:style-name="ce1" office:value="-0.999122830099">
            <text:p>-0.999123</text:p>
          </table:table-cell>
          <table:table-cell table:number-columns-repeated="16381"/>
        </table:table-row>
        <table:table-row table:style-name="ro1">
          <table:table-cell office:value-type="float" table:style-name="ce1" office:value="182.5">
            <text:p>182.5</text:p>
          </table:table-cell>
          <table:table-cell office:value-type="float" table:style-name="ce1" office:value="-0.0436193873653">
            <text:p>-0.0436194</text:p>
          </table:table-cell>
          <table:table-cell office:value-type="float" table:style-name="ce1" office:value="-0.999048221582">
            <text:p>-0.999048</text:p>
          </table:table-cell>
          <table:table-cell table:number-columns-repeated="16381"/>
        </table:table-row>
        <table:table-row table:style-name="ro1">
          <table:table-cell office:value-type="float" table:style-name="ce1" office:value="182.6">
            <text:p>182.6</text:p>
          </table:table-cell>
          <table:table-cell office:value-type="float" table:style-name="ce1" office:value="-0.0453629881293">
            <text:p>-0.045363</text:p>
          </table:table-cell>
          <table:table-cell office:value-type="float" table:style-name="ce1" office:value="-0.998970569791">
            <text:p>-0.998971</text:p>
          </table:table-cell>
          <table:table-cell table:number-columns-repeated="16381"/>
        </table:table-row>
        <table:table-row table:style-name="ro1">
          <table:table-cell office:value-type="float" table:style-name="ce1" office:value="182.7">
            <text:p>182.7</text:p>
          </table:table-cell>
          <table:table-cell office:value-type="float" table:style-name="ce1" office:value="-0.0471064507096">
            <text:p>-0.0471065</text:p>
          </table:table-cell>
          <table:table-cell office:value-type="float" table:style-name="ce1" office:value="-0.998889874962">
            <text:p>-0.99889</text:p>
          </table:table-cell>
          <table:table-cell table:number-columns-repeated="16381"/>
        </table:table-row>
        <table:table-row table:style-name="ro1">
          <table:table-cell office:value-type="float" table:style-name="ce1" office:value="182.8">
            <text:p>182.8</text:p>
          </table:table-cell>
          <table:table-cell office:value-type="float" table:style-name="ce1" office:value="-0.0488497697956">
            <text:p>-0.0488498</text:p>
          </table:table-cell>
          <table:table-cell office:value-type="float" table:style-name="ce1" office:value="-0.998806137341">
            <text:p>-0.998806</text:p>
          </table:table-cell>
          <table:table-cell table:number-columns-repeated="16381"/>
        </table:table-row>
        <table:table-row table:style-name="ro1">
          <table:table-cell office:value-type="float" table:style-name="ce1" office:value="182.9">
            <text:p>182.9</text:p>
          </table:table-cell>
          <table:table-cell office:value-type="float" table:style-name="ce1" office:value="-0.0505929400767">
            <text:p>-0.0505929</text:p>
          </table:table-cell>
          <table:table-cell office:value-type="float" table:style-name="ce1" office:value="-0.998719357184">
            <text:p>-0.998719</text:p>
          </table:table-cell>
          <table:table-cell table:number-columns-repeated="16381"/>
        </table:table-row>
        <table:table-row table:style-name="ro1">
          <table:table-cell office:value-type="float" table:style-name="ce1" office:value="183.0">
            <text:p>183</text:p>
          </table:table-cell>
          <table:table-cell office:value-type="float" table:style-name="ce1" office:value="-0.0523359562429">
            <text:p>-0.052336</text:p>
          </table:table-cell>
          <table:table-cell office:value-type="float" table:style-name="ce1" office:value="-0.998629534755">
            <text:p>-0.99863</text:p>
          </table:table-cell>
          <table:table-cell table:number-columns-repeated="16381"/>
        </table:table-row>
        <table:table-row table:style-name="ro1">
          <table:table-cell office:value-type="float" table:style-name="ce1" office:value="183.1">
            <text:p>183.1</text:p>
          </table:table-cell>
          <table:table-cell office:value-type="float" table:style-name="ce1" office:value="-0.0540788129848">
            <text:p>-0.0540788</text:p>
          </table:table-cell>
          <table:table-cell office:value-type="float" table:style-name="ce1" office:value="-0.998536670326">
            <text:p>-0.998537</text:p>
          </table:table-cell>
          <table:table-cell table:number-columns-repeated="16381"/>
        </table:table-row>
        <table:table-row table:style-name="ro1">
          <table:table-cell office:value-type="float" table:style-name="ce1" office:value="183.2">
            <text:p>183.2</text:p>
          </table:table-cell>
          <table:table-cell office:value-type="float" table:style-name="ce1" office:value="-0.0558215049932">
            <text:p>-0.0558215</text:p>
          </table:table-cell>
          <table:table-cell office:value-type="float" table:style-name="ce1" office:value="-0.998440764182">
            <text:p>-0.998441</text:p>
          </table:table-cell>
          <table:table-cell table:number-columns-repeated="16381"/>
        </table:table-row>
        <table:table-row table:style-name="ro1">
          <table:table-cell office:value-type="float" table:style-name="ce1" office:value="183.3">
            <text:p>183.3</text:p>
          </table:table-cell>
          <table:table-cell office:value-type="float" table:style-name="ce1" office:value="-0.0575640269596">
            <text:p>-0.057564</text:p>
          </table:table-cell>
          <table:table-cell office:value-type="float" table:style-name="ce1" office:value="-0.998341816614">
            <text:p>-0.998342</text:p>
          </table:table-cell>
          <table:table-cell table:number-columns-repeated="16381"/>
        </table:table-row>
        <table:table-row table:style-name="ro1">
          <table:table-cell office:value-type="float" table:style-name="ce1" office:value="183.4">
            <text:p>183.4</text:p>
          </table:table-cell>
          <table:table-cell office:value-type="float" table:style-name="ce1" office:value="-0.059306373576">
            <text:p>-0.0593064</text:p>
          </table:table-cell>
          <table:table-cell office:value-type="float" table:style-name="ce1" office:value="-0.998239827924">
            <text:p>-0.99824</text:p>
          </table:table-cell>
          <table:table-cell table:number-columns-repeated="16381"/>
        </table:table-row>
        <table:table-row table:style-name="ro1">
          <table:table-cell office:value-type="float" table:style-name="ce1" office:value="183.5">
            <text:p>183.5</text:p>
          </table:table-cell>
          <table:table-cell office:value-type="float" table:style-name="ce1" office:value="-0.0610485395349">
            <text:p>-0.0610485</text:p>
          </table:table-cell>
          <table:table-cell office:value-type="float" table:style-name="ce1" office:value="-0.998134798422">
            <text:p>-0.998135</text:p>
          </table:table-cell>
          <table:table-cell table:number-columns-repeated="16381"/>
        </table:table-row>
        <table:table-row table:style-name="ro1">
          <table:table-cell office:value-type="float" table:style-name="ce1" office:value="183.6">
            <text:p>183.6</text:p>
          </table:table-cell>
          <table:table-cell office:value-type="float" table:style-name="ce1" office:value="-0.0627905195293">
            <text:p>-0.0627905</text:p>
          </table:table-cell>
          <table:table-cell office:value-type="float" table:style-name="ce1" office:value="-0.998026728428">
            <text:p>-0.998027</text:p>
          </table:table-cell>
          <table:table-cell table:number-columns-repeated="16381"/>
        </table:table-row>
        <table:table-row table:style-name="ro1">
          <table:table-cell office:value-type="float" table:style-name="ce1" office:value="183.7">
            <text:p>183.7</text:p>
          </table:table-cell>
          <table:table-cell office:value-type="float" table:style-name="ce1" office:value="-0.064532308253">
            <text:p>-0.0645323</text:p>
          </table:table-cell>
          <table:table-cell office:value-type="float" table:style-name="ce1" office:value="-0.997915618272">
            <text:p>-0.997916</text:p>
          </table:table-cell>
          <table:table-cell table:number-columns-repeated="16381"/>
        </table:table-row>
        <table:table-row table:style-name="ro1">
          <table:table-cell office:value-type="float" table:style-name="ce1" office:value="183.8">
            <text:p>183.8</text:p>
          </table:table-cell>
          <table:table-cell office:value-type="float" table:style-name="ce1" office:value="-0.0662739004">
            <text:p>-0.0662739</text:p>
          </table:table-cell>
          <table:table-cell office:value-type="float" table:style-name="ce1" office:value="-0.997801468292">
            <text:p>-0.997801</text:p>
          </table:table-cell>
          <table:table-cell table:number-columns-repeated="16381"/>
        </table:table-row>
        <table:table-row table:style-name="ro1">
          <table:table-cell office:value-type="float" table:style-name="ce1" office:value="183.9">
            <text:p>183.9</text:p>
          </table:table-cell>
          <table:table-cell office:value-type="float" table:style-name="ce1" office:value="-0.0680152906652">
            <text:p>-0.0680153</text:p>
          </table:table-cell>
          <table:table-cell office:value-type="float" table:style-name="ce1" office:value="-0.997684278836">
            <text:p>-0.997684</text:p>
          </table:table-cell>
          <table:table-cell table:number-columns-repeated="16381"/>
        </table:table-row>
        <table:table-row table:style-name="ro1">
          <table:table-cell office:value-type="float" table:style-name="ce1" office:value="184.0">
            <text:p>184</text:p>
          </table:table-cell>
          <table:table-cell office:value-type="float" table:style-name="ce1" office:value="-0.0697564737441">
            <text:p>-0.0697565</text:p>
          </table:table-cell>
          <table:table-cell office:value-type="float" table:style-name="ce1" office:value="-0.99756405026">
            <text:p>-0.997564</text:p>
          </table:table-cell>
          <table:table-cell table:number-columns-repeated="16381"/>
        </table:table-row>
        <table:table-row table:style-name="ro1">
          <table:table-cell office:value-type="float" table:style-name="ce1" office:value="184.1">
            <text:p>184.1</text:p>
          </table:table-cell>
          <table:table-cell office:value-type="float" table:style-name="ce1" office:value="-0.0714974443327">
            <text:p>-0.0714974</text:p>
          </table:table-cell>
          <table:table-cell office:value-type="float" table:style-name="ce1" office:value="-0.997440782931">
            <text:p>-0.997441</text:p>
          </table:table-cell>
          <table:table-cell table:number-columns-repeated="16381"/>
        </table:table-row>
        <table:table-row table:style-name="ro1">
          <table:table-cell office:value-type="float" table:style-name="ce1" office:value="184.2">
            <text:p>184.2</text:p>
          </table:table-cell>
          <table:table-cell office:value-type="float" table:style-name="ce1" office:value="-0.0732381971276">
            <text:p>-0.0732382</text:p>
          </table:table-cell>
          <table:table-cell office:value-type="float" table:style-name="ce1" office:value="-0.997314477224">
            <text:p>-0.997314</text:p>
          </table:table-cell>
          <table:table-cell table:number-columns-repeated="16381"/>
        </table:table-row>
        <table:table-row table:style-name="ro1">
          <table:table-cell office:value-type="float" table:style-name="ce1" office:value="184.3">
            <text:p>184.3</text:p>
          </table:table-cell>
          <table:table-cell office:value-type="float" table:style-name="ce1" office:value="-0.0749787268263">
            <text:p>-0.0749787</text:p>
          </table:table-cell>
          <table:table-cell office:value-type="float" table:style-name="ce1" office:value="-0.997185133525">
            <text:p>-0.997185</text:p>
          </table:table-cell>
          <table:table-cell table:number-columns-repeated="16381"/>
        </table:table-row>
        <table:table-row table:style-name="ro1">
          <table:table-cell office:value-type="float" table:style-name="ce1" office:value="184.4">
            <text:p>184.4</text:p>
          </table:table-cell>
          <table:table-cell office:value-type="float" table:style-name="ce1" office:value="-0.0767190281268">
            <text:p>-0.076719</text:p>
          </table:table-cell>
          <table:table-cell office:value-type="float" table:style-name="ce1" office:value="-0.997052752227">
            <text:p>-0.997053</text:p>
          </table:table-cell>
          <table:table-cell table:number-columns-repeated="16381"/>
        </table:table-row>
        <table:table-row table:style-name="ro1">
          <table:table-cell office:value-type="float" table:style-name="ce1" office:value="184.5">
            <text:p>184.5</text:p>
          </table:table-cell>
          <table:table-cell office:value-type="float" table:style-name="ce1" office:value="-0.0784590957278">
            <text:p>-0.0784591</text:p>
          </table:table-cell>
          <table:table-cell office:value-type="float" table:style-name="ce1" office:value="-0.996917333733">
            <text:p>-0.996917</text:p>
          </table:table-cell>
          <table:table-cell table:number-columns-repeated="16381"/>
        </table:table-row>
        <table:table-row table:style-name="ro1">
          <table:table-cell office:value-type="float" table:style-name="ce1" office:value="184.6">
            <text:p>184.6</text:p>
          </table:table-cell>
          <table:table-cell office:value-type="float" table:style-name="ce1" office:value="-0.0801989243289">
            <text:p>-0.0801989</text:p>
          </table:table-cell>
          <table:table-cell office:value-type="float" table:style-name="ce1" office:value="-0.996778878456">
            <text:p>-0.996779</text:p>
          </table:table-cell>
          <table:table-cell table:number-columns-repeated="16381"/>
        </table:table-row>
        <table:table-row table:style-name="ro1">
          <table:table-cell office:value-type="float" table:style-name="ce1" office:value="184.7">
            <text:p>184.7</text:p>
          </table:table-cell>
          <table:table-cell office:value-type="float" table:style-name="ce1" office:value="-0.08193850863">
            <text:p>-0.0819385</text:p>
          </table:table-cell>
          <table:table-cell office:value-type="float" table:style-name="ce1" office:value="-0.996637386818">
            <text:p>-0.996637</text:p>
          </table:table-cell>
          <table:table-cell table:number-columns-repeated="16381"/>
        </table:table-row>
        <table:table-row table:style-name="ro1">
          <table:table-cell office:value-type="float" table:style-name="ce1" office:value="184.8">
            <text:p>184.8</text:p>
          </table:table-cell>
          <table:table-cell office:value-type="float" table:style-name="ce1" office:value="-0.0836778433323">
            <text:p>-0.0836778</text:p>
          </table:table-cell>
          <table:table-cell office:value-type="float" table:style-name="ce1" office:value="-0.99649285925">
            <text:p>-0.996493</text:p>
          </table:table-cell>
          <table:table-cell table:number-columns-repeated="16381"/>
        </table:table-row>
        <table:table-row table:style-name="ro1">
          <table:table-cell office:value-type="float" table:style-name="ce1" office:value="184.9">
            <text:p>184.9</text:p>
          </table:table-cell>
          <table:table-cell office:value-type="float" table:style-name="ce1" office:value="-0.0854169231374">
            <text:p>-0.0854169</text:p>
          </table:table-cell>
          <table:table-cell office:value-type="float" table:style-name="ce1" office:value="-0.996345296191">
            <text:p>-0.996345</text:p>
          </table:table-cell>
          <table:table-cell table:number-columns-repeated="16381"/>
        </table:table-row>
        <table:table-row table:style-name="ro1">
          <table:table-cell office:value-type="float" table:style-name="ce1" office:value="185.0">
            <text:p>185</text:p>
          </table:table-cell>
          <table:table-cell office:value-type="float" table:style-name="ce1" office:value="-0.0871557427477">
            <text:p>-0.0871557</text:p>
          </table:table-cell>
          <table:table-cell office:value-type="float" table:style-name="ce1" office:value="-0.996194698092">
            <text:p>-0.996195</text:p>
          </table:table-cell>
          <table:table-cell table:number-columns-repeated="16381"/>
        </table:table-row>
        <table:table-row table:style-name="ro1">
          <table:table-cell office:value-type="float" table:style-name="ce1" office:value="185.1">
            <text:p>185.1</text:p>
          </table:table-cell>
          <table:table-cell office:value-type="float" table:style-name="ce1" office:value="-0.0888942968664">
            <text:p>-0.0888943</text:p>
          </table:table-cell>
          <table:table-cell office:value-type="float" table:style-name="ce1" office:value="-0.996041065411">
            <text:p>-0.996041</text:p>
          </table:table-cell>
          <table:table-cell table:number-columns-repeated="16381"/>
        </table:table-row>
        <table:table-row table:style-name="ro1">
          <table:table-cell office:value-type="float" table:style-name="ce1" office:value="185.2">
            <text:p>185.2</text:p>
          </table:table-cell>
          <table:table-cell office:value-type="float" table:style-name="ce1" office:value="-0.0906325801978">
            <text:p>-0.0906326</text:p>
          </table:table-cell>
          <table:table-cell office:value-type="float" table:style-name="ce1" office:value="-0.995884398616">
            <text:p>-0.995884</text:p>
          </table:table-cell>
          <table:table-cell table:number-columns-repeated="16381"/>
        </table:table-row>
        <table:table-row table:style-name="ro1">
          <table:table-cell office:value-type="float" table:style-name="ce1" office:value="185.3">
            <text:p>185.3</text:p>
          </table:table-cell>
          <table:table-cell office:value-type="float" table:style-name="ce1" office:value="-0.0923705874466">
            <text:p>-0.0923706</text:p>
          </table:table-cell>
          <table:table-cell office:value-type="float" table:style-name="ce1" office:value="-0.995724698185">
            <text:p>-0.995725</text:p>
          </table:table-cell>
          <table:table-cell table:number-columns-repeated="16381"/>
        </table:table-row>
        <table:table-row table:style-name="ro1">
          <table:table-cell office:value-type="float" table:style-name="ce1" office:value="185.4">
            <text:p>185.4</text:p>
          </table:table-cell>
          <table:table-cell office:value-type="float" table:style-name="ce1" office:value="-0.0941083133185">
            <text:p>-0.0941083</text:p>
          </table:table-cell>
          <table:table-cell office:value-type="float" table:style-name="ce1" office:value="-0.995561964603">
            <text:p>-0.995562</text:p>
          </table:table-cell>
          <table:table-cell table:number-columns-repeated="16381"/>
        </table:table-row>
        <table:table-row table:style-name="ro1">
          <table:table-cell office:value-type="float" table:style-name="ce1" office:value="185.5">
            <text:p>185.5</text:p>
          </table:table-cell>
          <table:table-cell office:value-type="float" table:style-name="ce1" office:value="-0.0958457525202">
            <text:p>-0.0958458</text:p>
          </table:table-cell>
          <table:table-cell office:value-type="float" table:style-name="ce1" office:value="-0.995396198367">
            <text:p>-0.995396</text:p>
          </table:table-cell>
          <table:table-cell table:number-columns-repeated="16381"/>
        </table:table-row>
        <table:table-row table:style-name="ro1">
          <table:table-cell office:value-type="float" table:style-name="ce1" office:value="185.6">
            <text:p>185.6</text:p>
          </table:table-cell>
          <table:table-cell office:value-type="float" table:style-name="ce1" office:value="-0.0975828997591">
            <text:p>-0.0975829</text:p>
          </table:table-cell>
          <table:table-cell office:value-type="float" table:style-name="ce1" office:value="-0.995227399982">
            <text:p>-0.995227</text:p>
          </table:table-cell>
          <table:table-cell table:number-columns-repeated="16381"/>
        </table:table-row>
        <table:table-row table:style-name="ro1">
          <table:table-cell office:value-type="float" table:style-name="ce1" office:value="185.7">
            <text:p>185.7</text:p>
          </table:table-cell>
          <table:table-cell office:value-type="float" table:style-name="ce1" office:value="-0.0993197497436">
            <text:p>-0.0993197</text:p>
          </table:table-cell>
          <table:table-cell office:value-type="float" table:style-name="ce1" office:value="-0.995055569961">
            <text:p>-0.995056</text:p>
          </table:table-cell>
          <table:table-cell table:number-columns-repeated="16381"/>
        </table:table-row>
        <table:table-row table:style-name="ro1">
          <table:table-cell office:value-type="float" table:style-name="ce1" office:value="185.8">
            <text:p>185.8</text:p>
          </table:table-cell>
          <table:table-cell office:value-type="float" table:style-name="ce1" office:value="-0.101056297183">
            <text:p>-0.101056</text:p>
          </table:table-cell>
          <table:table-cell office:value-type="float" table:style-name="ce1" office:value="-0.994880708829">
            <text:p>-0.994881</text:p>
          </table:table-cell>
          <table:table-cell table:number-columns-repeated="16381"/>
        </table:table-row>
        <table:table-row table:style-name="ro1">
          <table:table-cell office:value-type="float" table:style-name="ce1" office:value="185.9">
            <text:p>185.9</text:p>
          </table:table-cell>
          <table:table-cell office:value-type="float" table:style-name="ce1" office:value="-0.102792536787">
            <text:p>-0.102793</text:p>
          </table:table-cell>
          <table:table-cell office:value-type="float" table:style-name="ce1" office:value="-0.994702817117">
            <text:p>-0.994703</text:p>
          </table:table-cell>
          <table:table-cell table:number-columns-repeated="16381"/>
        </table:table-row>
        <table:table-row table:style-name="ro1">
          <table:table-cell office:value-type="float" table:style-name="ce1" office:value="186.0">
            <text:p>186</text:p>
          </table:table-cell>
          <table:table-cell office:value-type="float" table:style-name="ce1" office:value="-0.104528463268">
            <text:p>-0.104528</text:p>
          </table:table-cell>
          <table:table-cell office:value-type="float" table:style-name="ce1" office:value="-0.994521895368">
            <text:p>-0.994522</text:p>
          </table:table-cell>
          <table:table-cell table:number-columns-repeated="16381"/>
        </table:table-row>
        <table:table-row table:style-name="ro1">
          <table:table-cell office:value-type="float" table:style-name="ce1" office:value="186.1">
            <text:p>186.1</text:p>
          </table:table-cell>
          <table:table-cell office:value-type="float" table:style-name="ce1" office:value="-0.106264071336">
            <text:p>-0.106264</text:p>
          </table:table-cell>
          <table:table-cell office:value-type="float" table:style-name="ce1" office:value="-0.994337944133">
            <text:p>-0.994338</text:p>
          </table:table-cell>
          <table:table-cell table:number-columns-repeated="16381"/>
        </table:table-row>
        <table:table-row table:style-name="ro1">
          <table:table-cell office:value-type="float" table:style-name="ce1" office:value="186.2">
            <text:p>186.2</text:p>
          </table:table-cell>
          <table:table-cell office:value-type="float" table:style-name="ce1" office:value="-0.107999355706">
            <text:p>-0.107999</text:p>
          </table:table-cell>
          <table:table-cell office:value-type="float" table:style-name="ce1" office:value="-0.994150963972">
            <text:p>-0.994151</text:p>
          </table:table-cell>
          <table:table-cell table:number-columns-repeated="16381"/>
        </table:table-row>
        <table:table-row table:style-name="ro1">
          <table:table-cell office:value-type="float" table:style-name="ce1" office:value="186.3">
            <text:p>186.3</text:p>
          </table:table-cell>
          <table:table-cell office:value-type="float" table:style-name="ce1" office:value="-0.109734311091">
            <text:p>-0.109734</text:p>
          </table:table-cell>
          <table:table-cell office:value-type="float" table:style-name="ce1" office:value="-0.993960955455">
            <text:p>-0.993961</text:p>
          </table:table-cell>
          <table:table-cell table:number-columns-repeated="16381"/>
        </table:table-row>
        <table:table-row table:style-name="ro1">
          <table:table-cell office:value-type="float" table:style-name="ce1" office:value="186.4">
            <text:p>186.4</text:p>
          </table:table-cell>
          <table:table-cell office:value-type="float" table:style-name="ce1" office:value="-0.111468932206">
            <text:p>-0.111469</text:p>
          </table:table-cell>
          <table:table-cell office:value-type="float" table:style-name="ce1" office:value="-0.993767919161">
            <text:p>-0.993768</text:p>
          </table:table-cell>
          <table:table-cell table:number-columns-repeated="16381"/>
        </table:table-row>
        <table:table-row table:style-name="ro1">
          <table:table-cell office:value-type="float" table:style-name="ce1" office:value="186.5">
            <text:p>186.5</text:p>
          </table:table-cell>
          <table:table-cell office:value-type="float" table:style-name="ce1" office:value="-0.113203213768">
            <text:p>-0.113203</text:p>
          </table:table-cell>
          <table:table-cell office:value-type="float" table:style-name="ce1" office:value="-0.993571855677">
            <text:p>-0.993572</text:p>
          </table:table-cell>
          <table:table-cell table:number-columns-repeated="16381"/>
        </table:table-row>
        <table:table-row table:style-name="ro1">
          <table:table-cell office:value-type="float" table:style-name="ce1" office:value="186.6">
            <text:p>186.6</text:p>
          </table:table-cell>
          <table:table-cell office:value-type="float" table:style-name="ce1" office:value="-0.114937150493">
            <text:p>-0.114937</text:p>
          </table:table-cell>
          <table:table-cell office:value-type="float" table:style-name="ce1" office:value="-0.9933727656">
            <text:p>-0.993373</text:p>
          </table:table-cell>
          <table:table-cell table:number-columns-repeated="16381"/>
        </table:table-row>
        <table:table-row table:style-name="ro1">
          <table:table-cell office:value-type="float" table:style-name="ce1" office:value="186.7">
            <text:p>186.7</text:p>
          </table:table-cell>
          <table:table-cell office:value-type="float" table:style-name="ce1" office:value="-0.116670737099">
            <text:p>-0.116671</text:p>
          </table:table-cell>
          <table:table-cell office:value-type="float" table:style-name="ce1" office:value="-0.993170649538">
            <text:p>-0.993171</text:p>
          </table:table-cell>
          <table:table-cell table:number-columns-repeated="16381"/>
        </table:table-row>
        <table:table-row table:style-name="ro1">
          <table:table-cell office:value-type="float" table:style-name="ce1" office:value="186.8">
            <text:p>186.8</text:p>
          </table:table-cell>
          <table:table-cell office:value-type="float" table:style-name="ce1" office:value="-0.118403968307">
            <text:p>-0.118404</text:p>
          </table:table-cell>
          <table:table-cell office:value-type="float" table:style-name="ce1" office:value="-0.992965508107">
            <text:p>-0.992966</text:p>
          </table:table-cell>
          <table:table-cell table:number-columns-repeated="16381"/>
        </table:table-row>
        <table:table-row table:style-name="ro1">
          <table:table-cell office:value-type="float" table:style-name="ce1" office:value="186.9">
            <text:p>186.9</text:p>
          </table:table-cell>
          <table:table-cell office:value-type="float" table:style-name="ce1" office:value="-0.120136838835">
            <text:p>-0.120137</text:p>
          </table:table-cell>
          <table:table-cell office:value-type="float" table:style-name="ce1" office:value="-0.992757341929">
            <text:p>-0.992757</text:p>
          </table:table-cell>
          <table:table-cell table:number-columns-repeated="16381"/>
        </table:table-row>
        <table:table-row table:style-name="ro1">
          <table:table-cell office:value-type="float" table:style-name="ce1" office:value="187.0">
            <text:p>187</text:p>
          </table:table-cell>
          <table:table-cell office:value-type="float" table:style-name="ce1" office:value="-0.121869343405">
            <text:p>-0.121869</text:p>
          </table:table-cell>
          <table:table-cell office:value-type="float" table:style-name="ce1" office:value="-0.992546151641">
            <text:p>-0.992546</text:p>
          </table:table-cell>
          <table:table-cell table:number-columns-repeated="16381"/>
        </table:table-row>
        <table:table-row table:style-name="ro1">
          <table:table-cell office:value-type="float" table:style-name="ce1" office:value="187.1">
            <text:p>187.1</text:p>
          </table:table-cell>
          <table:table-cell office:value-type="float" table:style-name="ce1" office:value="-0.12360147674">
            <text:p>-0.123601</text:p>
          </table:table-cell>
          <table:table-cell office:value-type="float" table:style-name="ce1" office:value="-0.992331937885">
            <text:p>-0.992332</text:p>
          </table:table-cell>
          <table:table-cell table:number-columns-repeated="16381"/>
        </table:table-row>
        <table:table-row table:style-name="ro1">
          <table:table-cell office:value-type="float" table:style-name="ce1" office:value="187.2">
            <text:p>187.2</text:p>
          </table:table-cell>
          <table:table-cell office:value-type="float" table:style-name="ce1" office:value="-0.125333233564">
            <text:p>-0.125333</text:p>
          </table:table-cell>
          <table:table-cell office:value-type="float" table:style-name="ce1" office:value="-0.992114701314">
            <text:p>-0.992115</text:p>
          </table:table-cell>
          <table:table-cell table:number-columns-repeated="16381"/>
        </table:table-row>
        <table:table-row table:style-name="ro1">
          <table:table-cell office:value-type="float" table:style-name="ce1" office:value="187.3">
            <text:p>187.3</text:p>
          </table:table-cell>
          <table:table-cell office:value-type="float" table:style-name="ce1" office:value="-0.127064608601">
            <text:p>-0.127065</text:p>
          </table:table-cell>
          <table:table-cell office:value-type="float" table:style-name="ce1" office:value="-0.99189444259">
            <text:p>-0.991894</text:p>
          </table:table-cell>
          <table:table-cell table:number-columns-repeated="16381"/>
        </table:table-row>
        <table:table-row table:style-name="ro1">
          <table:table-cell office:value-type="float" table:style-name="ce1" office:value="187.4">
            <text:p>187.4</text:p>
          </table:table-cell>
          <table:table-cell office:value-type="float" table:style-name="ce1" office:value="-0.128795596578">
            <text:p>-0.128796</text:p>
          </table:table-cell>
          <table:table-cell office:value-type="float" table:style-name="ce1" office:value="-0.991671162383">
            <text:p>-0.991671</text:p>
          </table:table-cell>
          <table:table-cell table:number-columns-repeated="16381"/>
        </table:table-row>
        <table:table-row table:style-name="ro1">
          <table:table-cell office:value-type="float" table:style-name="ce1" office:value="187.5">
            <text:p>187.5</text:p>
          </table:table-cell>
          <table:table-cell office:value-type="float" table:style-name="ce1" office:value="-0.13052619222">
            <text:p>-0.130526</text:p>
          </table:table-cell>
          <table:table-cell office:value-type="float" table:style-name="ce1" office:value="-0.991444861374">
            <text:p>-0.991445</text:p>
          </table:table-cell>
          <table:table-cell table:number-columns-repeated="16381"/>
        </table:table-row>
        <table:table-row table:style-name="ro1">
          <table:table-cell office:value-type="float" table:style-name="ce1" office:value="187.6">
            <text:p>187.6</text:p>
          </table:table-cell>
          <table:table-cell office:value-type="float" table:style-name="ce1" office:value="-0.132256390257">
            <text:p>-0.132256</text:p>
          </table:table-cell>
          <table:table-cell office:value-type="float" table:style-name="ce1" office:value="-0.991215540252">
            <text:p>-0.991216</text:p>
          </table:table-cell>
          <table:table-cell table:number-columns-repeated="16381"/>
        </table:table-row>
        <table:table-row table:style-name="ro1">
          <table:table-cell office:value-type="float" table:style-name="ce1" office:value="187.7">
            <text:p>187.7</text:p>
          </table:table-cell>
          <table:table-cell office:value-type="float" table:style-name="ce1" office:value="-0.133986185418">
            <text:p>-0.133986</text:p>
          </table:table-cell>
          <table:table-cell office:value-type="float" table:style-name="ce1" office:value="-0.990983199715">
            <text:p>-0.990983</text:p>
          </table:table-cell>
          <table:table-cell table:number-columns-repeated="16381"/>
        </table:table-row>
        <table:table-row table:style-name="ro1">
          <table:table-cell office:value-type="float" table:style-name="ce1" office:value="187.8">
            <text:p>187.8</text:p>
          </table:table-cell>
          <table:table-cell office:value-type="float" table:style-name="ce1" office:value="-0.135715572434">
            <text:p>-0.135716</text:p>
          </table:table-cell>
          <table:table-cell office:value-type="float" table:style-name="ce1" office:value="-0.990747840471">
            <text:p>-0.990748</text:p>
          </table:table-cell>
          <table:table-cell table:number-columns-repeated="16381"/>
        </table:table-row>
        <table:table-row table:style-name="ro1">
          <table:table-cell office:value-type="float" table:style-name="ce1" office:value="187.9">
            <text:p>187.9</text:p>
          </table:table-cell>
          <table:table-cell office:value-type="float" table:style-name="ce1" office:value="-0.137444546037">
            <text:p>-0.137445</text:p>
          </table:table-cell>
          <table:table-cell office:value-type="float" table:style-name="ce1" office:value="-0.990509463238">
            <text:p>-0.990509</text:p>
          </table:table-cell>
          <table:table-cell table:number-columns-repeated="16381"/>
        </table:table-row>
        <table:table-row table:style-name="ro1">
          <table:table-cell office:value-type="float" table:style-name="ce1" office:value="188.0">
            <text:p>188</text:p>
          </table:table-cell>
          <table:table-cell office:value-type="float" table:style-name="ce1" office:value="-0.13917310096">
            <text:p>-0.139173</text:p>
          </table:table-cell>
          <table:table-cell office:value-type="float" table:style-name="ce1" office:value="-0.990268068742">
            <text:p>-0.990268</text:p>
          </table:table-cell>
          <table:table-cell table:number-columns-repeated="16381"/>
        </table:table-row>
        <table:table-row table:style-name="ro1">
          <table:table-cell office:value-type="float" table:style-name="ce1" office:value="188.1">
            <text:p>188.1</text:p>
          </table:table-cell>
          <table:table-cell office:value-type="float" table:style-name="ce1" office:value="-0.140901231938">
            <text:p>-0.140901</text:p>
          </table:table-cell>
          <table:table-cell office:value-type="float" table:style-name="ce1" office:value="-0.990023657717">
            <text:p>-0.990024</text:p>
          </table:table-cell>
          <table:table-cell table:number-columns-repeated="16381"/>
        </table:table-row>
        <table:table-row table:style-name="ro1">
          <table:table-cell office:value-type="float" table:style-name="ce1" office:value="188.2">
            <text:p>188.2</text:p>
          </table:table-cell>
          <table:table-cell office:value-type="float" table:style-name="ce1" office:value="-0.142628933706">
            <text:p>-0.142629</text:p>
          </table:table-cell>
          <table:table-cell office:value-type="float" table:style-name="ce1" office:value="-0.989776230908">
            <text:p>-0.989776</text:p>
          </table:table-cell>
          <table:table-cell table:number-columns-repeated="16381"/>
        </table:table-row>
        <table:table-row table:style-name="ro1">
          <table:table-cell office:value-type="float" table:style-name="ce1" office:value="188.3">
            <text:p>188.3</text:p>
          </table:table-cell>
          <table:table-cell office:value-type="float" table:style-name="ce1" office:value="-0.144356201001">
            <text:p>-0.144356</text:p>
          </table:table-cell>
          <table:table-cell office:value-type="float" table:style-name="ce1" office:value="-0.989525789069">
            <text:p>-0.989526</text:p>
          </table:table-cell>
          <table:table-cell table:number-columns-repeated="16381"/>
        </table:table-row>
        <table:table-row table:style-name="ro1">
          <table:table-cell office:value-type="float" table:style-name="ce1" office:value="188.4">
            <text:p>188.4</text:p>
          </table:table-cell>
          <table:table-cell office:value-type="float" table:style-name="ce1" office:value="-0.146083028562">
            <text:p>-0.146083</text:p>
          </table:table-cell>
          <table:table-cell office:value-type="float" table:style-name="ce1" office:value="-0.989272332963">
            <text:p>-0.989272</text:p>
          </table:table-cell>
          <table:table-cell table:number-columns-repeated="16381"/>
        </table:table-row>
        <table:table-row table:style-name="ro1">
          <table:table-cell office:value-type="float" table:style-name="ce1" office:value="188.5">
            <text:p>188.5</text:p>
          </table:table-cell>
          <table:table-cell office:value-type="float" table:style-name="ce1" office:value="-0.14780941113">
            <text:p>-0.147809</text:p>
          </table:table-cell>
          <table:table-cell office:value-type="float" table:style-name="ce1" office:value="-0.989015863362">
            <text:p>-0.989016</text:p>
          </table:table-cell>
          <table:table-cell table:number-columns-repeated="16381"/>
        </table:table-row>
        <table:table-row table:style-name="ro1">
          <table:table-cell office:value-type="float" table:style-name="ce1" office:value="188.6">
            <text:p>188.6</text:p>
          </table:table-cell>
          <table:table-cell office:value-type="float" table:style-name="ce1" office:value="-0.149535343444">
            <text:p>-0.149535</text:p>
          </table:table-cell>
          <table:table-cell office:value-type="float" table:style-name="ce1" office:value="-0.988756381047">
            <text:p>-0.988756</text:p>
          </table:table-cell>
          <table:table-cell table:number-columns-repeated="16381"/>
        </table:table-row>
        <table:table-row table:style-name="ro1">
          <table:table-cell office:value-type="float" table:style-name="ce1" office:value="188.7">
            <text:p>188.7</text:p>
          </table:table-cell>
          <table:table-cell office:value-type="float" table:style-name="ce1" office:value="-0.151260820247">
            <text:p>-0.151261</text:p>
          </table:table-cell>
          <table:table-cell office:value-type="float" table:style-name="ce1" office:value="-0.988493886809">
            <text:p>-0.988494</text:p>
          </table:table-cell>
          <table:table-cell table:number-columns-repeated="16381"/>
        </table:table-row>
        <table:table-row table:style-name="ro1">
          <table:table-cell office:value-type="float" table:style-name="ce1" office:value="188.8">
            <text:p>188.8</text:p>
          </table:table-cell>
          <table:table-cell office:value-type="float" table:style-name="ce1" office:value="-0.152985836284">
            <text:p>-0.152986</text:p>
          </table:table-cell>
          <table:table-cell office:value-type="float" table:style-name="ce1" office:value="-0.988228381447">
            <text:p>-0.988228</text:p>
          </table:table-cell>
          <table:table-cell table:number-columns-repeated="16381"/>
        </table:table-row>
        <table:table-row table:style-name="ro1">
          <table:table-cell office:value-type="float" table:style-name="ce1" office:value="188.9">
            <text:p>188.9</text:p>
          </table:table-cell>
          <table:table-cell office:value-type="float" table:style-name="ce1" office:value="-0.154710386299">
            <text:p>-0.15471</text:p>
          </table:table-cell>
          <table:table-cell office:value-type="float" table:style-name="ce1" office:value="-0.987959865769">
            <text:p>-0.98796</text:p>
          </table:table-cell>
          <table:table-cell table:number-columns-repeated="16381"/>
        </table:table-row>
        <table:table-row table:style-name="ro1">
          <table:table-cell office:value-type="float" table:style-name="ce1" office:value="189.0">
            <text:p>189</text:p>
          </table:table-cell>
          <table:table-cell office:value-type="float" table:style-name="ce1" office:value="-0.15643446504">
            <text:p>-0.156434</text:p>
          </table:table-cell>
          <table:table-cell office:value-type="float" table:style-name="ce1" office:value="-0.987688340595">
            <text:p>-0.987688</text:p>
          </table:table-cell>
          <table:table-cell table:number-columns-repeated="16381"/>
        </table:table-row>
        <table:table-row table:style-name="ro1">
          <table:table-cell office:value-type="float" table:style-name="ce1" office:value="189.1">
            <text:p>189.1</text:p>
          </table:table-cell>
          <table:table-cell office:value-type="float" table:style-name="ce1" office:value="-0.158158067254">
            <text:p>-0.158158</text:p>
          </table:table-cell>
          <table:table-cell office:value-type="float" table:style-name="ce1" office:value="-0.987413806751">
            <text:p>-0.987414</text:p>
          </table:table-cell>
          <table:table-cell table:number-columns-repeated="16381"/>
        </table:table-row>
        <table:table-row table:style-name="ro1">
          <table:table-cell office:value-type="float" table:style-name="ce1" office:value="189.2">
            <text:p>189.2</text:p>
          </table:table-cell>
          <table:table-cell office:value-type="float" table:style-name="ce1" office:value="-0.159881187692">
            <text:p>-0.159881</text:p>
          </table:table-cell>
          <table:table-cell office:value-type="float" table:style-name="ce1" office:value="-0.987136265073">
            <text:p>-0.987136</text:p>
          </table:table-cell>
          <table:table-cell table:number-columns-repeated="16381"/>
        </table:table-row>
        <table:table-row table:style-name="ro1">
          <table:table-cell office:value-type="float" table:style-name="ce1" office:value="189.3">
            <text:p>189.3</text:p>
          </table:table-cell>
          <table:table-cell office:value-type="float" table:style-name="ce1" office:value="-0.161603821103">
            <text:p>-0.161604</text:p>
          </table:table-cell>
          <table:table-cell office:value-type="float" table:style-name="ce1" office:value="-0.986855716407">
            <text:p>-0.986856</text:p>
          </table:table-cell>
          <table:table-cell table:number-columns-repeated="16381"/>
        </table:table-row>
        <table:table-row table:style-name="ro1">
          <table:table-cell office:value-type="float" table:style-name="ce1" office:value="189.4">
            <text:p>189.4</text:p>
          </table:table-cell>
          <table:table-cell office:value-type="float" table:style-name="ce1" office:value="-0.163325962242">
            <text:p>-0.163326</text:p>
          </table:table-cell>
          <table:table-cell office:value-type="float" table:style-name="ce1" office:value="-0.986572161607">
            <text:p>-0.986572</text:p>
          </table:table-cell>
          <table:table-cell table:number-columns-repeated="16381"/>
        </table:table-row>
        <table:table-row table:style-name="ro1">
          <table:table-cell office:value-type="float" table:style-name="ce1" office:value="189.5">
            <text:p>189.5</text:p>
          </table:table-cell>
          <table:table-cell office:value-type="float" table:style-name="ce1" office:value="-0.165047605861">
            <text:p>-0.165048</text:p>
          </table:table-cell>
          <table:table-cell office:value-type="float" table:style-name="ce1" office:value="-0.986285601537">
            <text:p>-0.986286</text:p>
          </table:table-cell>
          <table:table-cell table:number-columns-repeated="16381"/>
        </table:table-row>
        <table:table-row table:style-name="ro1">
          <table:table-cell office:value-type="float" table:style-name="ce1" office:value="189.6">
            <text:p>189.6</text:p>
          </table:table-cell>
          <table:table-cell office:value-type="float" table:style-name="ce1" office:value="-0.166768746716">
            <text:p>-0.166769</text:p>
          </table:table-cell>
          <table:table-cell office:value-type="float" table:style-name="ce1" office:value="-0.985996037071">
            <text:p>-0.985996</text:p>
          </table:table-cell>
          <table:table-cell table:number-columns-repeated="16381"/>
        </table:table-row>
        <table:table-row table:style-name="ro1">
          <table:table-cell office:value-type="float" table:style-name="ce1" office:value="189.7">
            <text:p>189.7</text:p>
          </table:table-cell>
          <table:table-cell office:value-type="float" table:style-name="ce1" office:value="-0.168489379565">
            <text:p>-0.168489</text:p>
          </table:table-cell>
          <table:table-cell office:value-type="float" table:style-name="ce1" office:value="-0.985703469089">
            <text:p>-0.985703</text:p>
          </table:table-cell>
          <table:table-cell table:number-columns-repeated="16381"/>
        </table:table-row>
        <table:table-row table:style-name="ro1">
          <table:table-cell office:value-type="float" table:style-name="ce1" office:value="189.8">
            <text:p>189.8</text:p>
          </table:table-cell>
          <table:table-cell office:value-type="float" table:style-name="ce1" office:value="-0.170209499166">
            <text:p>-0.170209</text:p>
          </table:table-cell>
          <table:table-cell office:value-type="float" table:style-name="ce1" office:value="-0.985407898483">
            <text:p>-0.985408</text:p>
          </table:table-cell>
          <table:table-cell table:number-columns-repeated="16381"/>
        </table:table-row>
        <table:table-row table:style-name="ro1">
          <table:table-cell office:value-type="float" table:style-name="ce1" office:value="189.9">
            <text:p>189.9</text:p>
          </table:table-cell>
          <table:table-cell office:value-type="float" table:style-name="ce1" office:value="-0.171929100279">
            <text:p>-0.171929</text:p>
          </table:table-cell>
          <table:table-cell office:value-type="float" table:style-name="ce1" office:value="-0.985109326155">
            <text:p>-0.985109</text:p>
          </table:table-cell>
          <table:table-cell table:number-columns-repeated="16381"/>
        </table:table-row>
        <table:table-row table:style-name="ro1">
          <table:table-cell office:value-type="float" table:style-name="ce1" office:value="190.0">
            <text:p>190</text:p>
          </table:table-cell>
          <table:table-cell office:value-type="float" table:style-name="ce1" office:value="-0.173648177667">
            <text:p>-0.173648</text:p>
          </table:table-cell>
          <table:table-cell office:value-type="float" table:style-name="ce1" office:value="-0.984807753012">
            <text:p>-0.984808</text:p>
          </table:table-cell>
          <table:table-cell table:number-columns-repeated="16381"/>
        </table:table-row>
        <table:table-row table:style-name="ro1">
          <table:table-cell office:value-type="float" table:style-name="ce1" office:value="190.1">
            <text:p>190.1</text:p>
          </table:table-cell>
          <table:table-cell office:value-type="float" table:style-name="ce1" office:value="-0.175366726092">
            <text:p>-0.175367</text:p>
          </table:table-cell>
          <table:table-cell office:value-type="float" table:style-name="ce1" office:value="-0.984503179974">
            <text:p>-0.984503</text:p>
          </table:table-cell>
          <table:table-cell table:number-columns-repeated="16381"/>
        </table:table-row>
        <table:table-row table:style-name="ro1">
          <table:table-cell office:value-type="float" table:style-name="ce1" office:value="190.2">
            <text:p>190.2</text:p>
          </table:table-cell>
          <table:table-cell office:value-type="float" table:style-name="ce1" office:value="-0.17708474032">
            <text:p>-0.177085</text:p>
          </table:table-cell>
          <table:table-cell office:value-type="float" table:style-name="ce1" office:value="-0.984195607969">
            <text:p>-0.984196</text:p>
          </table:table-cell>
          <table:table-cell table:number-columns-repeated="16381"/>
        </table:table-row>
        <table:table-row table:style-name="ro1">
          <table:table-cell office:value-type="float" table:style-name="ce1" office:value="190.3">
            <text:p>190.3</text:p>
          </table:table-cell>
          <table:table-cell office:value-type="float" table:style-name="ce1" office:value="-0.178802215116">
            <text:p>-0.178802</text:p>
          </table:table-cell>
          <table:table-cell office:value-type="float" table:style-name="ce1" office:value="-0.983885037934">
            <text:p>-0.983885</text:p>
          </table:table-cell>
          <table:table-cell table:number-columns-repeated="16381"/>
        </table:table-row>
        <table:table-row table:style-name="ro1">
          <table:table-cell office:value-type="float" table:style-name="ce1" office:value="190.4">
            <text:p>190.4</text:p>
          </table:table-cell>
          <table:table-cell office:value-type="float" table:style-name="ce1" office:value="-0.180519145251">
            <text:p>-0.180519</text:p>
          </table:table-cell>
          <table:table-cell office:value-type="float" table:style-name="ce1" office:value="-0.983571470813">
            <text:p>-0.983571</text:p>
          </table:table-cell>
          <table:table-cell table:number-columns-repeated="16381"/>
        </table:table-row>
        <table:table-row table:style-name="ro1">
          <table:table-cell office:value-type="float" table:style-name="ce1" office:value="190.5">
            <text:p>190.5</text:p>
          </table:table-cell>
          <table:table-cell office:value-type="float" table:style-name="ce1" office:value="-0.182235525492">
            <text:p>-0.182236</text:p>
          </table:table-cell>
          <table:table-cell office:value-type="float" table:style-name="ce1" office:value="-0.983254907564">
            <text:p>-0.983255</text:p>
          </table:table-cell>
          <table:table-cell table:number-columns-repeated="16381"/>
        </table:table-row>
        <table:table-row table:style-name="ro1">
          <table:table-cell office:value-type="float" table:style-name="ce1" office:value="190.6">
            <text:p>190.6</text:p>
          </table:table-cell>
          <table:table-cell office:value-type="float" table:style-name="ce1" office:value="-0.183951350613">
            <text:p>-0.183951</text:p>
          </table:table-cell>
          <table:table-cell office:value-type="float" table:style-name="ce1" office:value="-0.98293534915">
            <text:p>-0.982935</text:p>
          </table:table-cell>
          <table:table-cell table:number-columns-repeated="16381"/>
        </table:table-row>
        <table:table-row table:style-name="ro1">
          <table:table-cell office:value-type="float" table:style-name="ce1" office:value="190.7">
            <text:p>190.7</text:p>
          </table:table-cell>
          <table:table-cell office:value-type="float" table:style-name="ce1" office:value="-0.185666615386">
            <text:p>-0.185667</text:p>
          </table:table-cell>
          <table:table-cell office:value-type="float" table:style-name="ce1" office:value="-0.982612796544">
            <text:p>-0.982613</text:p>
          </table:table-cell>
          <table:table-cell table:number-columns-repeated="16381"/>
        </table:table-row>
        <table:table-row table:style-name="ro1">
          <table:table-cell office:value-type="float" table:style-name="ce1" office:value="190.8">
            <text:p>190.8</text:p>
          </table:table-cell>
          <table:table-cell office:value-type="float" table:style-name="ce1" office:value="-0.187381314586">
            <text:p>-0.187381</text:p>
          </table:table-cell>
          <table:table-cell office:value-type="float" table:style-name="ce1" office:value="-0.982287250729">
            <text:p>-0.982287</text:p>
          </table:table-cell>
          <table:table-cell table:number-columns-repeated="16381"/>
        </table:table-row>
        <table:table-row table:style-name="ro1">
          <table:table-cell office:value-type="float" table:style-name="ce1" office:value="190.9">
            <text:p>190.9</text:p>
          </table:table-cell>
          <table:table-cell office:value-type="float" table:style-name="ce1" office:value="-0.18909544299">
            <text:p>-0.189095</text:p>
          </table:table-cell>
          <table:table-cell office:value-type="float" table:style-name="ce1" office:value="-0.981958712696">
            <text:p>-0.981959</text:p>
          </table:table-cell>
          <table:table-cell table:number-columns-repeated="16381"/>
        </table:table-row>
        <table:table-row table:style-name="ro1">
          <table:table-cell office:value-type="float" table:style-name="ce1" office:value="191.0">
            <text:p>191</text:p>
          </table:table-cell>
          <table:table-cell office:value-type="float" table:style-name="ce1" office:value="-0.190808995377">
            <text:p>-0.190809</text:p>
          </table:table-cell>
          <table:table-cell office:value-type="float" table:style-name="ce1" office:value="-0.981627183448">
            <text:p>-0.981627</text:p>
          </table:table-cell>
          <table:table-cell table:number-columns-repeated="16381"/>
        </table:table-row>
        <table:table-row table:style-name="ro1">
          <table:table-cell office:value-type="float" table:style-name="ce1" office:value="191.1">
            <text:p>191.1</text:p>
          </table:table-cell>
          <table:table-cell office:value-type="float" table:style-name="ce1" office:value="-0.192521966526">
            <text:p>-0.192522</text:p>
          </table:table-cell>
          <table:table-cell office:value-type="float" table:style-name="ce1" office:value="-0.981292663992">
            <text:p>-0.981293</text:p>
          </table:table-cell>
          <table:table-cell table:number-columns-repeated="16381"/>
        </table:table-row>
        <table:table-row table:style-name="ro1">
          <table:table-cell office:value-type="float" table:style-name="ce1" office:value="191.2">
            <text:p>191.2</text:p>
          </table:table-cell>
          <table:table-cell office:value-type="float" table:style-name="ce1" office:value="-0.19423435122">
            <text:p>-0.194234</text:p>
          </table:table-cell>
          <table:table-cell office:value-type="float" table:style-name="ce1" office:value="-0.980955155349">
            <text:p>-0.980955</text:p>
          </table:table-cell>
          <table:table-cell table:number-columns-repeated="16381"/>
        </table:table-row>
        <table:table-row table:style-name="ro1">
          <table:table-cell office:value-type="float" table:style-name="ce1" office:value="191.3">
            <text:p>191.3</text:p>
          </table:table-cell>
          <table:table-cell office:value-type="float" table:style-name="ce1" office:value="-0.195946144243">
            <text:p>-0.195946</text:p>
          </table:table-cell>
          <table:table-cell office:value-type="float" table:style-name="ce1" office:value="-0.980614658547">
            <text:p>-0.980615</text:p>
          </table:table-cell>
          <table:table-cell table:number-columns-repeated="16381"/>
        </table:table-row>
        <table:table-row table:style-name="ro1">
          <table:table-cell office:value-type="float" table:style-name="ce1" office:value="191.4">
            <text:p>191.4</text:p>
          </table:table-cell>
          <table:table-cell office:value-type="float" table:style-name="ce1" office:value="-0.197657340379">
            <text:p>-0.197657</text:p>
          </table:table-cell>
          <table:table-cell office:value-type="float" table:style-name="ce1" office:value="-0.980271174622">
            <text:p>-0.980271</text:p>
          </table:table-cell>
          <table:table-cell table:number-columns-repeated="16381"/>
        </table:table-row>
        <table:table-row table:style-name="ro1">
          <table:table-cell office:value-type="float" table:style-name="ce1" office:value="191.5">
            <text:p>191.5</text:p>
          </table:table-cell>
          <table:table-cell office:value-type="float" table:style-name="ce1" office:value="-0.199367934417">
            <text:p>-0.199368</text:p>
          </table:table-cell>
          <table:table-cell office:value-type="float" table:style-name="ce1" office:value="-0.979924704621">
            <text:p>-0.979925</text:p>
          </table:table-cell>
          <table:table-cell table:number-columns-repeated="16381"/>
        </table:table-row>
        <table:table-row table:style-name="ro1">
          <table:table-cell office:value-type="float" table:style-name="ce1" office:value="191.6">
            <text:p>191.6</text:p>
          </table:table-cell>
          <table:table-cell office:value-type="float" table:style-name="ce1" office:value="-0.201077921146">
            <text:p>-0.201078</text:p>
          </table:table-cell>
          <table:table-cell office:value-type="float" table:style-name="ce1" office:value="-0.979575249599">
            <text:p>-0.979575</text:p>
          </table:table-cell>
          <table:table-cell table:number-columns-repeated="16381"/>
        </table:table-row>
        <table:table-row table:style-name="ro1">
          <table:table-cell office:value-type="float" table:style-name="ce1" office:value="191.7">
            <text:p>191.7</text:p>
          </table:table-cell>
          <table:table-cell office:value-type="float" table:style-name="ce1" office:value="-0.202787295357">
            <text:p>-0.202787</text:p>
          </table:table-cell>
          <table:table-cell office:value-type="float" table:style-name="ce1" office:value="-0.979222810622">
            <text:p>-0.979223</text:p>
          </table:table-cell>
          <table:table-cell table:number-columns-repeated="16381"/>
        </table:table-row>
        <table:table-row table:style-name="ro1">
          <table:table-cell office:value-type="float" table:style-name="ce1" office:value="191.8">
            <text:p>191.8</text:p>
          </table:table-cell>
          <table:table-cell office:value-type="float" table:style-name="ce1" office:value="-0.204496051842">
            <text:p>-0.204496</text:p>
          </table:table-cell>
          <table:table-cell office:value-type="float" table:style-name="ce1" office:value="-0.978867388762">
            <text:p>-0.978867</text:p>
          </table:table-cell>
          <table:table-cell table:number-columns-repeated="16381"/>
        </table:table-row>
        <table:table-row table:style-name="ro1">
          <table:table-cell office:value-type="float" table:style-name="ce1" office:value="191.9">
            <text:p>191.9</text:p>
          </table:table-cell>
          <table:table-cell office:value-type="float" table:style-name="ce1" office:value="-0.206204185397">
            <text:p>-0.206204</text:p>
          </table:table-cell>
          <table:table-cell office:value-type="float" table:style-name="ce1" office:value="-0.978508985102">
            <text:p>-0.978509</text:p>
          </table:table-cell>
          <table:table-cell table:number-columns-repeated="16381"/>
        </table:table-row>
        <table:table-row table:style-name="ro1">
          <table:table-cell office:value-type="float" table:style-name="ce1" office:value="192.0">
            <text:p>192</text:p>
          </table:table-cell>
          <table:table-cell office:value-type="float" table:style-name="ce1" office:value="-0.207911690818">
            <text:p>-0.207912</text:p>
          </table:table-cell>
          <table:table-cell office:value-type="float" table:style-name="ce1" office:value="-0.978147600734">
            <text:p>-0.978148</text:p>
          </table:table-cell>
          <table:table-cell table:number-columns-repeated="16381"/>
        </table:table-row>
        <table:table-row table:style-name="ro1">
          <table:table-cell office:value-type="float" table:style-name="ce1" office:value="192.1">
            <text:p>192.1</text:p>
          </table:table-cell>
          <table:table-cell office:value-type="float" table:style-name="ce1" office:value="-0.209618562904">
            <text:p>-0.209619</text:p>
          </table:table-cell>
          <table:table-cell office:value-type="float" table:style-name="ce1" office:value="-0.977783236759">
            <text:p>-0.977783</text:p>
          </table:table-cell>
          <table:table-cell table:number-columns-repeated="16381"/>
        </table:table-row>
        <table:table-row table:style-name="ro1">
          <table:table-cell office:value-type="float" table:style-name="ce1" office:value="192.2">
            <text:p>192.2</text:p>
          </table:table-cell>
          <table:table-cell office:value-type="float" table:style-name="ce1" office:value="-0.211324796455">
            <text:p>-0.211325</text:p>
          </table:table-cell>
          <table:table-cell office:value-type="float" table:style-name="ce1" office:value="-0.977415894286">
            <text:p>-0.977416</text:p>
          </table:table-cell>
          <table:table-cell table:number-columns-repeated="16381"/>
        </table:table-row>
        <table:table-row table:style-name="ro1">
          <table:table-cell office:value-type="float" table:style-name="ce1" office:value="192.3">
            <text:p>192.3</text:p>
          </table:table-cell>
          <table:table-cell office:value-type="float" table:style-name="ce1" office:value="-0.213030386275">
            <text:p>-0.21303</text:p>
          </table:table-cell>
          <table:table-cell office:value-type="float" table:style-name="ce1" office:value="-0.977045574435">
            <text:p>-0.977046</text:p>
          </table:table-cell>
          <table:table-cell table:number-columns-repeated="16381"/>
        </table:table-row>
        <table:table-row table:style-name="ro1">
          <table:table-cell office:value-type="float" table:style-name="ce1" office:value="192.4">
            <text:p>192.4</text:p>
          </table:table-cell>
          <table:table-cell office:value-type="float" table:style-name="ce1" office:value="-0.214735327167">
            <text:p>-0.214735</text:p>
          </table:table-cell>
          <table:table-cell office:value-type="float" table:style-name="ce1" office:value="-0.976672278334">
            <text:p>-0.976672</text:p>
          </table:table-cell>
          <table:table-cell table:number-columns-repeated="16381"/>
        </table:table-row>
        <table:table-row table:style-name="ro1">
          <table:table-cell office:value-type="float" table:style-name="ce1" office:value="192.5">
            <text:p>192.5</text:p>
          </table:table-cell>
          <table:table-cell office:value-type="float" table:style-name="ce1" office:value="-0.216439613938">
            <text:p>-0.21644</text:p>
          </table:table-cell>
          <table:table-cell office:value-type="float" table:style-name="ce1" office:value="-0.97629600712">
            <text:p>-0.976296</text:p>
          </table:table-cell>
          <table:table-cell table:number-columns-repeated="16381"/>
        </table:table-row>
        <table:table-row table:style-name="ro1">
          <table:table-cell office:value-type="float" table:style-name="ce1" office:value="192.6">
            <text:p>192.6</text:p>
          </table:table-cell>
          <table:table-cell office:value-type="float" table:style-name="ce1" office:value="-0.218143241397">
            <text:p>-0.218143</text:p>
          </table:table-cell>
          <table:table-cell office:value-type="float" table:style-name="ce1" office:value="-0.975916761939">
            <text:p>-0.975917</text:p>
          </table:table-cell>
          <table:table-cell table:number-columns-repeated="16381"/>
        </table:table-row>
        <table:table-row table:style-name="ro1">
          <table:table-cell office:value-type="float" table:style-name="ce1" office:value="192.7">
            <text:p>192.7</text:p>
          </table:table-cell>
          <table:table-cell office:value-type="float" table:style-name="ce1" office:value="-0.219846204353">
            <text:p>-0.219846</text:p>
          </table:table-cell>
          <table:table-cell office:value-type="float" table:style-name="ce1" office:value="-0.975534543946">
            <text:p>-0.975535</text:p>
          </table:table-cell>
          <table:table-cell table:number-columns-repeated="16381"/>
        </table:table-row>
        <table:table-row table:style-name="ro1">
          <table:table-cell office:value-type="float" table:style-name="ce1" office:value="192.8">
            <text:p>192.8</text:p>
          </table:table-cell>
          <table:table-cell office:value-type="float" table:style-name="ce1" office:value="-0.221548497619">
            <text:p>-0.221548</text:p>
          </table:table-cell>
          <table:table-cell office:value-type="float" table:style-name="ce1" office:value="-0.975149354306">
            <text:p>-0.975149</text:p>
          </table:table-cell>
          <table:table-cell table:number-columns-repeated="16381"/>
        </table:table-row>
        <table:table-row table:style-name="ro1">
          <table:table-cell office:value-type="float" table:style-name="ce1" office:value="192.9">
            <text:p>192.9</text:p>
          </table:table-cell>
          <table:table-cell office:value-type="float" table:style-name="ce1" office:value="-0.223250116011">
            <text:p>-0.22325</text:p>
          </table:table-cell>
          <table:table-cell office:value-type="float" table:style-name="ce1" office:value="-0.974761194191">
            <text:p>-0.974761</text:p>
          </table:table-cell>
          <table:table-cell table:number-columns-repeated="16381"/>
        </table:table-row>
        <table:table-row table:style-name="ro1">
          <table:table-cell office:value-type="float" table:style-name="ce1" office:value="193.0">
            <text:p>193</text:p>
          </table:table-cell>
          <table:table-cell office:value-type="float" table:style-name="ce1" office:value="-0.224951054344">
            <text:p>-0.224951</text:p>
          </table:table-cell>
          <table:table-cell office:value-type="float" table:style-name="ce1" office:value="-0.974370064785">
            <text:p>-0.97437</text:p>
          </table:table-cell>
          <table:table-cell table:number-columns-repeated="16381"/>
        </table:table-row>
        <table:table-row table:style-name="ro1">
          <table:table-cell office:value-type="float" table:style-name="ce1" office:value="193.1">
            <text:p>193.1</text:p>
          </table:table-cell>
          <table:table-cell office:value-type="float" table:style-name="ce1" office:value="-0.226651307437">
            <text:p>-0.226651</text:p>
          </table:table-cell>
          <table:table-cell office:value-type="float" table:style-name="ce1" office:value="-0.973975967279">
            <text:p>-0.973976</text:p>
          </table:table-cell>
          <table:table-cell table:number-columns-repeated="16381"/>
        </table:table-row>
        <table:table-row table:style-name="ro1">
          <table:table-cell office:value-type="float" table:style-name="ce1" office:value="193.2">
            <text:p>193.2</text:p>
          </table:table-cell>
          <table:table-cell office:value-type="float" table:style-name="ce1" office:value="-0.228350870111">
            <text:p>-0.228351</text:p>
          </table:table-cell>
          <table:table-cell office:value-type="float" table:style-name="ce1" office:value="-0.973578902873">
            <text:p>-0.973579</text:p>
          </table:table-cell>
          <table:table-cell table:number-columns-repeated="16381"/>
        </table:table-row>
        <table:table-row table:style-name="ro1">
          <table:table-cell office:value-type="float" table:style-name="ce1" office:value="193.3">
            <text:p>193.3</text:p>
          </table:table-cell>
          <table:table-cell office:value-type="float" table:style-name="ce1" office:value="-0.230049737188">
            <text:p>-0.23005</text:p>
          </table:table-cell>
          <table:table-cell office:value-type="float" table:style-name="ce1" office:value="-0.973178872777">
            <text:p>-0.973179</text:p>
          </table:table-cell>
          <table:table-cell table:number-columns-repeated="16381"/>
        </table:table-row>
        <table:table-row table:style-name="ro1">
          <table:table-cell office:value-type="float" table:style-name="ce1" office:value="193.4">
            <text:p>193.4</text:p>
          </table:table-cell>
          <table:table-cell office:value-type="float" table:style-name="ce1" office:value="-0.231747903494">
            <text:p>-0.231748</text:p>
          </table:table-cell>
          <table:table-cell office:value-type="float" table:style-name="ce1" office:value="-0.972775878209">
            <text:p>-0.972776</text:p>
          </table:table-cell>
          <table:table-cell table:number-columns-repeated="16381"/>
        </table:table-row>
        <table:table-row table:style-name="ro1">
          <table:table-cell office:value-type="float" table:style-name="ce1" office:value="193.5">
            <text:p>193.5</text:p>
          </table:table-cell>
          <table:table-cell office:value-type="float" table:style-name="ce1" office:value="-0.233445363856">
            <text:p>-0.233445</text:p>
          </table:table-cell>
          <table:table-cell office:value-type="float" table:style-name="ce1" office:value="-0.972369920398">
            <text:p>-0.97237</text:p>
          </table:table-cell>
          <table:table-cell table:number-columns-repeated="16381"/>
        </table:table-row>
        <table:table-row table:style-name="ro1">
          <table:table-cell office:value-type="float" table:style-name="ce1" office:value="193.6">
            <text:p>193.6</text:p>
          </table:table-cell>
          <table:table-cell office:value-type="float" table:style-name="ce1" office:value="-0.235142113103">
            <text:p>-0.235142</text:p>
          </table:table-cell>
          <table:table-cell office:value-type="float" table:style-name="ce1" office:value="-0.971961000579">
            <text:p>-0.971961</text:p>
          </table:table-cell>
          <table:table-cell table:number-columns-repeated="16381"/>
        </table:table-row>
        <table:table-row table:style-name="ro1">
          <table:table-cell office:value-type="float" table:style-name="ce1" office:value="193.7">
            <text:p>193.7</text:p>
          </table:table-cell>
          <table:table-cell office:value-type="float" table:style-name="ce1" office:value="-0.236838146066">
            <text:p>-0.236838</text:p>
          </table:table-cell>
          <table:table-cell office:value-type="float" table:style-name="ce1" office:value="-0.971549119998">
            <text:p>-0.971549</text:p>
          </table:table-cell>
          <table:table-cell table:number-columns-repeated="16381"/>
        </table:table-row>
        <table:table-row table:style-name="ro1">
          <table:table-cell office:value-type="float" table:style-name="ce1" office:value="193.8">
            <text:p>193.8</text:p>
          </table:table-cell>
          <table:table-cell office:value-type="float" table:style-name="ce1" office:value="-0.238533457579">
            <text:p>-0.238533</text:p>
          </table:table-cell>
          <table:table-cell office:value-type="float" table:style-name="ce1" office:value="-0.97113427991">
            <text:p>-0.971134</text:p>
          </table:table-cell>
          <table:table-cell table:number-columns-repeated="16381"/>
        </table:table-row>
        <table:table-row table:style-name="ro1">
          <table:table-cell office:value-type="float" table:style-name="ce1" office:value="193.9">
            <text:p>193.9</text:p>
          </table:table-cell>
          <table:table-cell office:value-type="float" table:style-name="ce1" office:value="-0.240228042477">
            <text:p>-0.240228</text:p>
          </table:table-cell>
          <table:table-cell office:value-type="float" table:style-name="ce1" office:value="-0.970716481578">
            <text:p>-0.970716</text:p>
          </table:table-cell>
          <table:table-cell table:number-columns-repeated="16381"/>
        </table:table-row>
        <table:table-row table:style-name="ro1">
          <table:table-cell office:value-type="float" table:style-name="ce1" office:value="194.0">
            <text:p>194</text:p>
          </table:table-cell>
          <table:table-cell office:value-type="float" table:style-name="ce1" office:value="-0.2419218956">
            <text:p>-0.241922</text:p>
          </table:table-cell>
          <table:table-cell office:value-type="float" table:style-name="ce1" office:value="-0.970295726276">
            <text:p>-0.970296</text:p>
          </table:table-cell>
          <table:table-cell table:number-columns-repeated="16381"/>
        </table:table-row>
        <table:table-row table:style-name="ro1">
          <table:table-cell office:value-type="float" table:style-name="ce1" office:value="194.1">
            <text:p>194.1</text:p>
          </table:table-cell>
          <table:table-cell office:value-type="float" table:style-name="ce1" office:value="-0.243615011786">
            <text:p>-0.243615</text:p>
          </table:table-cell>
          <table:table-cell office:value-type="float" table:style-name="ce1" office:value="-0.969872015285">
            <text:p>-0.969872</text:p>
          </table:table-cell>
          <table:table-cell table:number-columns-repeated="16381"/>
        </table:table-row>
        <table:table-row table:style-name="ro1">
          <table:table-cell office:value-type="float" table:style-name="ce1" office:value="194.2">
            <text:p>194.2</text:p>
          </table:table-cell>
          <table:table-cell office:value-type="float" table:style-name="ce1" office:value="-0.245307385879">
            <text:p>-0.245307</text:p>
          </table:table-cell>
          <table:table-cell office:value-type="float" table:style-name="ce1" office:value="-0.969445349895">
            <text:p>-0.969445</text:p>
          </table:table-cell>
          <table:table-cell table:number-columns-repeated="16381"/>
        </table:table-row>
        <table:table-row table:style-name="ro1">
          <table:table-cell office:value-type="float" table:style-name="ce1" office:value="194.3">
            <text:p>194.3</text:p>
          </table:table-cell>
          <table:table-cell office:value-type="float" table:style-name="ce1" office:value="-0.246999012723">
            <text:p>-0.246999</text:p>
          </table:table-cell>
          <table:table-cell office:value-type="float" table:style-name="ce1" office:value="-0.969015731407">
            <text:p>-0.969016</text:p>
          </table:table-cell>
          <table:table-cell table:number-columns-repeated="16381"/>
        </table:table-row>
        <table:table-row table:style-name="ro1">
          <table:table-cell office:value-type="float" table:style-name="ce1" office:value="194.4">
            <text:p>194.4</text:p>
          </table:table-cell>
          <table:table-cell office:value-type="float" table:style-name="ce1" office:value="-0.248689887165">
            <text:p>-0.24869</text:p>
          </table:table-cell>
          <table:table-cell office:value-type="float" table:style-name="ce1" office:value="-0.968583161129">
            <text:p>-0.968583</text:p>
          </table:table-cell>
          <table:table-cell table:number-columns-repeated="16381"/>
        </table:table-row>
        <table:table-row table:style-name="ro1">
          <table:table-cell office:value-type="float" table:style-name="ce1" office:value="194.5">
            <text:p>194.5</text:p>
          </table:table-cell>
          <table:table-cell office:value-type="float" table:style-name="ce1" office:value="-0.250380004054">
            <text:p>-0.25038</text:p>
          </table:table-cell>
          <table:table-cell office:value-type="float" table:style-name="ce1" office:value="-0.968147640378">
            <text:p>-0.968148</text:p>
          </table:table-cell>
          <table:table-cell table:number-columns-repeated="16381"/>
        </table:table-row>
        <table:table-row table:style-name="ro1">
          <table:table-cell office:value-type="float" table:style-name="ce1" office:value="194.6">
            <text:p>194.6</text:p>
          </table:table-cell>
          <table:table-cell office:value-type="float" table:style-name="ce1" office:value="-0.252069358243">
            <text:p>-0.252069</text:p>
          </table:table-cell>
          <table:table-cell office:value-type="float" table:style-name="ce1" office:value="-0.967709170482">
            <text:p>-0.967709</text:p>
          </table:table-cell>
          <table:table-cell table:number-columns-repeated="16381"/>
        </table:table-row>
        <table:table-row table:style-name="ro1">
          <table:table-cell office:value-type="float" table:style-name="ce1" office:value="194.7">
            <text:p>194.7</text:p>
          </table:table-cell>
          <table:table-cell office:value-type="float" table:style-name="ce1" office:value="-0.253757944585">
            <text:p>-0.253758</text:p>
          </table:table-cell>
          <table:table-cell office:value-type="float" table:style-name="ce1" office:value="-0.967267752776">
            <text:p>-0.967268</text:p>
          </table:table-cell>
          <table:table-cell table:number-columns-repeated="16381"/>
        </table:table-row>
        <table:table-row table:style-name="ro1">
          <table:table-cell office:value-type="float" table:style-name="ce1" office:value="194.8">
            <text:p>194.8</text:p>
          </table:table-cell>
          <table:table-cell office:value-type="float" table:style-name="ce1" office:value="-0.255445757936">
            <text:p>-0.255446</text:p>
          </table:table-cell>
          <table:table-cell office:value-type="float" table:style-name="ce1" office:value="-0.966823388604">
            <text:p>-0.966823</text:p>
          </table:table-cell>
          <table:table-cell table:number-columns-repeated="16381"/>
        </table:table-row>
        <table:table-row table:style-name="ro1">
          <table:table-cell office:value-type="float" table:style-name="ce1" office:value="194.9">
            <text:p>194.9</text:p>
          </table:table-cell>
          <table:table-cell office:value-type="float" table:style-name="ce1" office:value="-0.257132793155">
            <text:p>-0.257133</text:p>
          </table:table-cell>
          <table:table-cell office:value-type="float" table:style-name="ce1" office:value="-0.966376079321">
            <text:p>-0.966376</text:p>
          </table:table-cell>
          <table:table-cell table:number-columns-repeated="16381"/>
        </table:table-row>
        <table:table-row table:style-name="ro1">
          <table:table-cell office:value-type="float" table:style-name="ce1" office:value="195.0">
            <text:p>195</text:p>
          </table:table-cell>
          <table:table-cell office:value-type="float" table:style-name="ce1" office:value="-0.258819045103">
            <text:p>-0.258819</text:p>
          </table:table-cell>
          <table:table-cell office:value-type="float" table:style-name="ce1" office:value="-0.965925826289">
            <text:p>-0.965926</text:p>
          </table:table-cell>
          <table:table-cell table:number-columns-repeated="16381"/>
        </table:table-row>
        <table:table-row table:style-name="ro1">
          <table:table-cell office:value-type="float" table:style-name="ce1" office:value="195.1">
            <text:p>195.1</text:p>
          </table:table-cell>
          <table:table-cell office:value-type="float" table:style-name="ce1" office:value="-0.260504508643">
            <text:p>-0.260505</text:p>
          </table:table-cell>
          <table:table-cell office:value-type="float" table:style-name="ce1" office:value="-0.965472630879">
            <text:p>-0.965473</text:p>
          </table:table-cell>
          <table:table-cell table:number-columns-repeated="16381"/>
        </table:table-row>
        <table:table-row table:style-name="ro1">
          <table:table-cell office:value-type="float" table:style-name="ce1" office:value="195.2">
            <text:p>195.2</text:p>
          </table:table-cell>
          <table:table-cell office:value-type="float" table:style-name="ce1" office:value="-0.262189178641">
            <text:p>-0.262189</text:p>
          </table:table-cell>
          <table:table-cell office:value-type="float" table:style-name="ce1" office:value="-0.965016494472">
            <text:p>-0.965016</text:p>
          </table:table-cell>
          <table:table-cell table:number-columns-repeated="16381"/>
        </table:table-row>
        <table:table-row table:style-name="ro1">
          <table:table-cell office:value-type="float" table:style-name="ce1" office:value="195.3">
            <text:p>195.3</text:p>
          </table:table-cell>
          <table:table-cell office:value-type="float" table:style-name="ce1" office:value="-0.263873049965">
            <text:p>-0.263873</text:p>
          </table:table-cell>
          <table:table-cell office:value-type="float" table:style-name="ce1" office:value="-0.964557418458">
            <text:p>-0.964557</text:p>
          </table:table-cell>
          <table:table-cell table:number-columns-repeated="16381"/>
        </table:table-row>
        <table:table-row table:style-name="ro1">
          <table:table-cell office:value-type="float" table:style-name="ce1" office:value="195.4">
            <text:p>195.4</text:p>
          </table:table-cell>
          <table:table-cell office:value-type="float" table:style-name="ce1" office:value="-0.265556117487">
            <text:p>-0.265556</text:p>
          </table:table-cell>
          <table:table-cell office:value-type="float" table:style-name="ce1" office:value="-0.964095404234">
            <text:p>-0.964095</text:p>
          </table:table-cell>
          <table:table-cell table:number-columns-repeated="16381"/>
        </table:table-row>
        <table:table-row table:style-name="ro1">
          <table:table-cell office:value-type="float" table:style-name="ce1" office:value="195.5">
            <text:p>195.5</text:p>
          </table:table-cell>
          <table:table-cell office:value-type="float" table:style-name="ce1" office:value="-0.267238376078">
            <text:p>-0.267238</text:p>
          </table:table-cell>
          <table:table-cell office:value-type="float" table:style-name="ce1" office:value="-0.963630453209">
            <text:p>-0.96363</text:p>
          </table:table-cell>
          <table:table-cell table:number-columns-repeated="16381"/>
        </table:table-row>
        <table:table-row table:style-name="ro1">
          <table:table-cell office:value-type="float" table:style-name="ce1" office:value="195.6">
            <text:p>195.6</text:p>
          </table:table-cell>
          <table:table-cell office:value-type="float" table:style-name="ce1" office:value="-0.268919820615">
            <text:p>-0.26892</text:p>
          </table:table-cell>
          <table:table-cell office:value-type="float" table:style-name="ce1" office:value="-0.963162566798">
            <text:p>-0.963163</text:p>
          </table:table-cell>
          <table:table-cell table:number-columns-repeated="16381"/>
        </table:table-row>
        <table:table-row table:style-name="ro1">
          <table:table-cell office:value-type="float" table:style-name="ce1" office:value="195.7">
            <text:p>195.7</text:p>
          </table:table-cell>
          <table:table-cell office:value-type="float" table:style-name="ce1" office:value="-0.270600445976">
            <text:p>-0.2706</text:p>
          </table:table-cell>
          <table:table-cell office:value-type="float" table:style-name="ce1" office:value="-0.962691746426">
            <text:p>-0.962692</text:p>
          </table:table-cell>
          <table:table-cell table:number-columns-repeated="16381"/>
        </table:table-row>
        <table:table-row table:style-name="ro1">
          <table:table-cell office:value-type="float" table:style-name="ce1" office:value="195.8">
            <text:p>195.8</text:p>
          </table:table-cell>
          <table:table-cell office:value-type="float" table:style-name="ce1" office:value="-0.272280247041">
            <text:p>-0.27228</text:p>
          </table:table-cell>
          <table:table-cell office:value-type="float" table:style-name="ce1" office:value="-0.962217993529">
            <text:p>-0.962218</text:p>
          </table:table-cell>
          <table:table-cell table:number-columns-repeated="16381"/>
        </table:table-row>
        <table:table-row table:style-name="ro1">
          <table:table-cell office:value-type="float" table:style-name="ce1" office:value="195.9">
            <text:p>195.9</text:p>
          </table:table-cell>
          <table:table-cell office:value-type="float" table:style-name="ce1" office:value="-0.273959218692">
            <text:p>-0.273959</text:p>
          </table:table-cell>
          <table:table-cell office:value-type="float" table:style-name="ce1" office:value="-0.961741309549">
            <text:p>-0.961741</text:p>
          </table:table-cell>
          <table:table-cell table:number-columns-repeated="16381"/>
        </table:table-row>
        <table:table-row table:style-name="ro1">
          <table:table-cell office:value-type="float" table:style-name="ce1" office:value="196.0">
            <text:p>196</text:p>
          </table:table-cell>
          <table:table-cell office:value-type="float" table:style-name="ce1" office:value="-0.275637355817">
            <text:p>-0.275637</text:p>
          </table:table-cell>
          <table:table-cell office:value-type="float" table:style-name="ce1" office:value="-0.961261695938">
            <text:p>-0.961262</text:p>
          </table:table-cell>
          <table:table-cell table:number-columns-repeated="16381"/>
        </table:table-row>
        <table:table-row table:style-name="ro1">
          <table:table-cell office:value-type="float" table:style-name="ce1" office:value="196.1">
            <text:p>196.1</text:p>
          </table:table-cell>
          <table:table-cell office:value-type="float" table:style-name="ce1" office:value="-0.277314653302">
            <text:p>-0.277315</text:p>
          </table:table-cell>
          <table:table-cell office:value-type="float" table:style-name="ce1" office:value="-0.960779154158">
            <text:p>-0.960779</text:p>
          </table:table-cell>
          <table:table-cell table:number-columns-repeated="16381"/>
        </table:table-row>
        <table:table-row table:style-name="ro1">
          <table:table-cell office:value-type="float" table:style-name="ce1" office:value="196.2">
            <text:p>196.2</text:p>
          </table:table-cell>
          <table:table-cell office:value-type="float" table:style-name="ce1" office:value="-0.278991106039">
            <text:p>-0.278991</text:p>
          </table:table-cell>
          <table:table-cell office:value-type="float" table:style-name="ce1" office:value="-0.960293685677">
            <text:p>-0.960294</text:p>
          </table:table-cell>
          <table:table-cell table:number-columns-repeated="16381"/>
        </table:table-row>
        <table:table-row table:style-name="ro1">
          <table:table-cell office:value-type="float" table:style-name="ce1" office:value="196.3">
            <text:p>196.3</text:p>
          </table:table-cell>
          <table:table-cell office:value-type="float" table:style-name="ce1" office:value="-0.280666708921">
            <text:p>-0.280667</text:p>
          </table:table-cell>
          <table:table-cell office:value-type="float" table:style-name="ce1" office:value="-0.959805291975">
            <text:p>-0.959805</text:p>
          </table:table-cell>
          <table:table-cell table:number-columns-repeated="16381"/>
        </table:table-row>
        <table:table-row table:style-name="ro1">
          <table:table-cell office:value-type="float" table:style-name="ce1" office:value="196.4">
            <text:p>196.4</text:p>
          </table:table-cell>
          <table:table-cell office:value-type="float" table:style-name="ce1" office:value="-0.282341456843">
            <text:p>-0.282341</text:p>
          </table:table-cell>
          <table:table-cell office:value-type="float" table:style-name="ce1" office:value="-0.95931397454">
            <text:p>-0.959314</text:p>
          </table:table-cell>
          <table:table-cell table:number-columns-repeated="16381"/>
        </table:table-row>
        <table:table-row table:style-name="ro1">
          <table:table-cell office:value-type="float" table:style-name="ce1" office:value="196.5">
            <text:p>196.5</text:p>
          </table:table-cell>
          <table:table-cell office:value-type="float" table:style-name="ce1" office:value="-0.284015344704">
            <text:p>-0.284015</text:p>
          </table:table-cell>
          <table:table-cell office:value-type="float" table:style-name="ce1" office:value="-0.958819734868">
            <text:p>-0.95882</text:p>
          </table:table-cell>
          <table:table-cell table:number-columns-repeated="16381"/>
        </table:table-row>
        <table:table-row table:style-name="ro1">
          <table:table-cell office:value-type="float" table:style-name="ce1" office:value="196.6">
            <text:p>196.6</text:p>
          </table:table-cell>
          <table:table-cell office:value-type="float" table:style-name="ce1" office:value="-0.285688367405">
            <text:p>-0.285688</text:p>
          </table:table-cell>
          <table:table-cell office:value-type="float" table:style-name="ce1" office:value="-0.958322574465">
            <text:p>-0.958323</text:p>
          </table:table-cell>
          <table:table-cell table:number-columns-repeated="16381"/>
        </table:table-row>
        <table:table-row table:style-name="ro1">
          <table:table-cell office:value-type="float" table:style-name="ce1" office:value="196.7">
            <text:p>196.7</text:p>
          </table:table-cell>
          <table:table-cell office:value-type="float" table:style-name="ce1" office:value="-0.28736051985">
            <text:p>-0.287361</text:p>
          </table:table-cell>
          <table:table-cell office:value-type="float" table:style-name="ce1" office:value="-0.957822494845">
            <text:p>-0.957822</text:p>
          </table:table-cell>
          <table:table-cell table:number-columns-repeated="16381"/>
        </table:table-row>
        <table:table-row table:style-name="ro1">
          <table:table-cell office:value-type="float" table:style-name="ce1" office:value="196.8">
            <text:p>196.8</text:p>
          </table:table-cell>
          <table:table-cell office:value-type="float" table:style-name="ce1" office:value="-0.289031796944">
            <text:p>-0.289032</text:p>
          </table:table-cell>
          <table:table-cell office:value-type="float" table:style-name="ce1" office:value="-0.957319497532">
            <text:p>-0.957319</text:p>
          </table:table-cell>
          <table:table-cell table:number-columns-repeated="16381"/>
        </table:table-row>
        <table:table-row table:style-name="ro1">
          <table:table-cell office:value-type="float" table:style-name="ce1" office:value="196.9">
            <text:p>196.9</text:p>
          </table:table-cell>
          <table:table-cell office:value-type="float" table:style-name="ce1" office:value="-0.290702193598">
            <text:p>-0.290702</text:p>
          </table:table-cell>
          <table:table-cell office:value-type="float" table:style-name="ce1" office:value="-0.956813584058">
            <text:p>-0.956814</text:p>
          </table:table-cell>
          <table:table-cell table:number-columns-repeated="16381"/>
        </table:table-row>
        <table:table-row table:style-name="ro1">
          <table:table-cell office:value-type="float" table:style-name="ce1" office:value="197.0">
            <text:p>197</text:p>
          </table:table-cell>
          <table:table-cell office:value-type="float" table:style-name="ce1" office:value="-0.292371704723">
            <text:p>-0.292372</text:p>
          </table:table-cell>
          <table:table-cell office:value-type="float" table:style-name="ce1" office:value="-0.956304755963">
            <text:p>-0.956305</text:p>
          </table:table-cell>
          <table:table-cell table:number-columns-repeated="16381"/>
        </table:table-row>
        <table:table-row table:style-name="ro1">
          <table:table-cell office:value-type="float" table:style-name="ce1" office:value="197.1">
            <text:p>197.1</text:p>
          </table:table-cell>
          <table:table-cell office:value-type="float" table:style-name="ce1" office:value="-0.294040325232">
            <text:p>-0.29404</text:p>
          </table:table-cell>
          <table:table-cell office:value-type="float" table:style-name="ce1" office:value="-0.955793014798">
            <text:p>-0.955793</text:p>
          </table:table-cell>
          <table:table-cell table:number-columns-repeated="16381"/>
        </table:table-row>
        <table:table-row table:style-name="ro1">
          <table:table-cell office:value-type="float" table:style-name="ce1" office:value="197.2">
            <text:p>197.2</text:p>
          </table:table-cell>
          <table:table-cell office:value-type="float" table:style-name="ce1" office:value="-0.295708050044">
            <text:p>-0.295708</text:p>
          </table:table-cell>
          <table:table-cell office:value-type="float" table:style-name="ce1" office:value="-0.955278362122">
            <text:p>-0.955278</text:p>
          </table:table-cell>
          <table:table-cell table:number-columns-repeated="16381"/>
        </table:table-row>
        <table:table-row table:style-name="ro1">
          <table:table-cell office:value-type="float" table:style-name="ce1" office:value="197.3">
            <text:p>197.3</text:p>
          </table:table-cell>
          <table:table-cell office:value-type="float" table:style-name="ce1" office:value="-0.297374874078">
            <text:p>-0.297375</text:p>
          </table:table-cell>
          <table:table-cell office:value-type="float" table:style-name="ce1" office:value="-0.954760799503">
            <text:p>-0.954761</text:p>
          </table:table-cell>
          <table:table-cell table:number-columns-repeated="16381"/>
        </table:table-row>
        <table:table-row table:style-name="ro1">
          <table:table-cell office:value-type="float" table:style-name="ce1" office:value="197.4">
            <text:p>197.4</text:p>
          </table:table-cell>
          <table:table-cell office:value-type="float" table:style-name="ce1" office:value="-0.299040792256">
            <text:p>-0.299041</text:p>
          </table:table-cell>
          <table:table-cell office:value-type="float" table:style-name="ce1" office:value="-0.954240328516">
            <text:p>-0.95424</text:p>
          </table:table-cell>
          <table:table-cell table:number-columns-repeated="16381"/>
        </table:table-row>
        <table:table-row table:style-name="ro1">
          <table:table-cell office:value-type="float" table:style-name="ce1" office:value="197.5">
            <text:p>197.5</text:p>
          </table:table-cell>
          <table:table-cell office:value-type="float" table:style-name="ce1" office:value="-0.300705799504">
            <text:p>-0.300706</text:p>
          </table:table-cell>
          <table:table-cell office:value-type="float" table:style-name="ce1" office:value="-0.953716950748">
            <text:p>-0.953717</text:p>
          </table:table-cell>
          <table:table-cell table:number-columns-repeated="16381"/>
        </table:table-row>
        <table:table-row table:style-name="ro1">
          <table:table-cell office:value-type="float" table:style-name="ce1" office:value="197.6">
            <text:p>197.6</text:p>
          </table:table-cell>
          <table:table-cell office:value-type="float" table:style-name="ce1" office:value="-0.30236989075">
            <text:p>-0.30237</text:p>
          </table:table-cell>
          <table:table-cell office:value-type="float" table:style-name="ce1" office:value="-0.953190667793">
            <text:p>-0.953191</text:p>
          </table:table-cell>
          <table:table-cell table:number-columns-repeated="16381"/>
        </table:table-row>
        <table:table-row table:style-name="ro1">
          <table:table-cell office:value-type="float" table:style-name="ce1" office:value="197.7">
            <text:p>197.7</text:p>
          </table:table-cell>
          <table:table-cell office:value-type="float" table:style-name="ce1" office:value="-0.304033060925">
            <text:p>-0.304033</text:p>
          </table:table-cell>
          <table:table-cell office:value-type="float" table:style-name="ce1" office:value="-0.952661481254">
            <text:p>-0.952661</text:p>
          </table:table-cell>
          <table:table-cell table:number-columns-repeated="16381"/>
        </table:table-row>
        <table:table-row table:style-name="ro1">
          <table:table-cell office:value-type="float" table:style-name="ce1" office:value="197.8">
            <text:p>197.8</text:p>
          </table:table-cell>
          <table:table-cell office:value-type="float" table:style-name="ce1" office:value="-0.305695304963">
            <text:p>-0.305695</text:p>
          </table:table-cell>
          <table:table-cell office:value-type="float" table:style-name="ce1" office:value="-0.952129392742">
            <text:p>-0.952129</text:p>
          </table:table-cell>
          <table:table-cell table:number-columns-repeated="16381"/>
        </table:table-row>
        <table:table-row table:style-name="ro1">
          <table:table-cell office:value-type="float" table:style-name="ce1" office:value="197.9">
            <text:p>197.9</text:p>
          </table:table-cell>
          <table:table-cell office:value-type="float" table:style-name="ce1" office:value="-0.3073566178">
            <text:p>-0.307357</text:p>
          </table:table-cell>
          <table:table-cell office:value-type="float" table:style-name="ce1" office:value="-0.951594403879">
            <text:p>-0.951594</text:p>
          </table:table-cell>
          <table:table-cell table:number-columns-repeated="16381"/>
        </table:table-row>
        <table:table-row table:style-name="ro1">
          <table:table-cell office:value-type="float" table:style-name="ce1" office:value="198.0">
            <text:p>198</text:p>
          </table:table-cell>
          <table:table-cell office:value-type="float" table:style-name="ce1" office:value="-0.309016994375">
            <text:p>-0.309017</text:p>
          </table:table-cell>
          <table:table-cell office:value-type="float" table:style-name="ce1" office:value="-0.951056516295">
            <text:p>-0.951057</text:p>
          </table:table-cell>
          <table:table-cell table:number-columns-repeated="16381"/>
        </table:table-row>
        <table:table-row table:style-name="ro1">
          <table:table-cell office:value-type="float" table:style-name="ce1" office:value="198.1">
            <text:p>198.1</text:p>
          </table:table-cell>
          <table:table-cell office:value-type="float" table:style-name="ce1" office:value="-0.310676429631">
            <text:p>-0.310676</text:p>
          </table:table-cell>
          <table:table-cell office:value-type="float" table:style-name="ce1" office:value="-0.950515731628">
            <text:p>-0.950516</text:p>
          </table:table-cell>
          <table:table-cell table:number-columns-repeated="16381"/>
        </table:table-row>
        <table:table-row table:style-name="ro1">
          <table:table-cell office:value-type="float" table:style-name="ce1" office:value="198.2">
            <text:p>198.2</text:p>
          </table:table-cell>
          <table:table-cell office:value-type="float" table:style-name="ce1" office:value="-0.312334918512">
            <text:p>-0.312335</text:p>
          </table:table-cell>
          <table:table-cell office:value-type="float" table:style-name="ce1" office:value="-0.949972051525">
            <text:p>-0.949972</text:p>
          </table:table-cell>
          <table:table-cell table:number-columns-repeated="16381"/>
        </table:table-row>
        <table:table-row table:style-name="ro1">
          <table:table-cell office:value-type="float" table:style-name="ce1" office:value="198.3">
            <text:p>198.3</text:p>
          </table:table-cell>
          <table:table-cell office:value-type="float" table:style-name="ce1" office:value="-0.313992455967">
            <text:p>-0.313992</text:p>
          </table:table-cell>
          <table:table-cell office:value-type="float" table:style-name="ce1" office:value="-0.949425477642">
            <text:p>-0.949425</text:p>
          </table:table-cell>
          <table:table-cell table:number-columns-repeated="16381"/>
        </table:table-row>
        <table:table-row table:style-name="ro1">
          <table:table-cell office:value-type="float" table:style-name="ce1" office:value="198.4">
            <text:p>198.4</text:p>
          </table:table-cell>
          <table:table-cell office:value-type="float" table:style-name="ce1" office:value="-0.315649036947">
            <text:p>-0.315649</text:p>
          </table:table-cell>
          <table:table-cell office:value-type="float" table:style-name="ce1" office:value="-0.948876011644">
            <text:p>-0.948876</text:p>
          </table:table-cell>
          <table:table-cell table:number-columns-repeated="16381"/>
        </table:table-row>
        <table:table-row table:style-name="ro1">
          <table:table-cell office:value-type="float" table:style-name="ce1" office:value="198.5">
            <text:p>198.5</text:p>
          </table:table-cell>
          <table:table-cell office:value-type="float" table:style-name="ce1" office:value="-0.317304656405">
            <text:p>-0.317305</text:p>
          </table:table-cell>
          <table:table-cell office:value-type="float" table:style-name="ce1" office:value="-0.948323655206">
            <text:p>-0.948324</text:p>
          </table:table-cell>
          <table:table-cell table:number-columns-repeated="16381"/>
        </table:table-row>
        <table:table-row table:style-name="ro1">
          <table:table-cell office:value-type="float" table:style-name="ce1" office:value="198.6">
            <text:p>198.6</text:p>
          </table:table-cell>
          <table:table-cell office:value-type="float" table:style-name="ce1" office:value="-0.318959309298">
            <text:p>-0.318959</text:p>
          </table:table-cell>
          <table:table-cell office:value-type="float" table:style-name="ce1" office:value="-0.94776841001">
            <text:p>-0.947768</text:p>
          </table:table-cell>
          <table:table-cell table:number-columns-repeated="16381"/>
        </table:table-row>
        <table:table-row table:style-name="ro1">
          <table:table-cell office:value-type="float" table:style-name="ce1" office:value="198.7">
            <text:p>198.7</text:p>
          </table:table-cell>
          <table:table-cell office:value-type="float" table:style-name="ce1" office:value="-0.320612990586">
            <text:p>-0.320613</text:p>
          </table:table-cell>
          <table:table-cell office:value-type="float" table:style-name="ce1" office:value="-0.947210277746">
            <text:p>-0.94721</text:p>
          </table:table-cell>
          <table:table-cell table:number-columns-repeated="16381"/>
        </table:table-row>
        <table:table-row table:style-name="ro1">
          <table:table-cell office:value-type="float" table:style-name="ce1" office:value="198.8">
            <text:p>198.8</text:p>
          </table:table-cell>
          <table:table-cell office:value-type="float" table:style-name="ce1" office:value="-0.322265695231">
            <text:p>-0.322266</text:p>
          </table:table-cell>
          <table:table-cell office:value-type="float" table:style-name="ce1" office:value="-0.946649260116">
            <text:p>-0.946649</text:p>
          </table:table-cell>
          <table:table-cell table:number-columns-repeated="16381"/>
        </table:table-row>
        <table:table-row table:style-name="ro1">
          <table:table-cell office:value-type="float" table:style-name="ce1" office:value="198.9">
            <text:p>198.9</text:p>
          </table:table-cell>
          <table:table-cell office:value-type="float" table:style-name="ce1" office:value="-0.323917418198">
            <text:p>-0.323917</text:p>
          </table:table-cell>
          <table:table-cell office:value-type="float" table:style-name="ce1" office:value="-0.946085358828">
            <text:p>-0.946085</text:p>
          </table:table-cell>
          <table:table-cell table:number-columns-repeated="16381"/>
        </table:table-row>
        <table:table-row table:style-name="ro1">
          <table:table-cell office:value-type="float" table:style-name="ce1" office:value="199.0">
            <text:p>199</text:p>
          </table:table-cell>
          <table:table-cell office:value-type="float" table:style-name="ce1" office:value="-0.325568154457">
            <text:p>-0.325568</text:p>
          </table:table-cell>
          <table:table-cell office:value-type="float" table:style-name="ce1" office:value="-0.945518575599">
            <text:p>-0.945519</text:p>
          </table:table-cell>
          <table:table-cell table:number-columns-repeated="16381"/>
        </table:table-row>
        <table:table-row table:style-name="ro1">
          <table:table-cell office:value-type="float" table:style-name="ce1" office:value="199.1">
            <text:p>199.1</text:p>
          </table:table-cell>
          <table:table-cell office:value-type="float" table:style-name="ce1" office:value="-0.327217898979">
            <text:p>-0.327218</text:p>
          </table:table-cell>
          <table:table-cell office:value-type="float" table:style-name="ce1" office:value="-0.944948912158">
            <text:p>-0.944949</text:p>
          </table:table-cell>
          <table:table-cell table:number-columns-repeated="16381"/>
        </table:table-row>
        <table:table-row table:style-name="ro1">
          <table:table-cell office:value-type="float" table:style-name="ce1" office:value="199.2">
            <text:p>199.2</text:p>
          </table:table-cell>
          <table:table-cell office:value-type="float" table:style-name="ce1" office:value="-0.328866646739">
            <text:p>-0.328867</text:p>
          </table:table-cell>
          <table:table-cell office:value-type="float" table:style-name="ce1" office:value="-0.944376370237">
            <text:p>-0.944376</text:p>
          </table:table-cell>
          <table:table-cell table:number-columns-repeated="16381"/>
        </table:table-row>
        <table:table-row table:style-name="ro1">
          <table:table-cell office:value-type="float" table:style-name="ce1" office:value="199.3">
            <text:p>199.3</text:p>
          </table:table-cell>
          <table:table-cell office:value-type="float" table:style-name="ce1" office:value="-0.330514392713">
            <text:p>-0.330514</text:p>
          </table:table-cell>
          <table:table-cell office:value-type="float" table:style-name="ce1" office:value="-0.943800951583">
            <text:p>-0.943801</text:p>
          </table:table-cell>
          <table:table-cell table:number-columns-repeated="16381"/>
        </table:table-row>
        <table:table-row table:style-name="ro1">
          <table:table-cell office:value-type="float" table:style-name="ce1" office:value="199.4">
            <text:p>199.4</text:p>
          </table:table-cell>
          <table:table-cell office:value-type="float" table:style-name="ce1" office:value="-0.332161131884">
            <text:p>-0.332161</text:p>
          </table:table-cell>
          <table:table-cell office:value-type="float" table:style-name="ce1" office:value="-0.943222657948">
            <text:p>-0.943223</text:p>
          </table:table-cell>
          <table:table-cell table:number-columns-repeated="16381"/>
        </table:table-row>
        <table:table-row table:style-name="ro1">
          <table:table-cell office:value-type="float" table:style-name="ce1" office:value="199.5">
            <text:p>199.5</text:p>
          </table:table-cell>
          <table:table-cell office:value-type="float" table:style-name="ce1" office:value="-0.333806859234">
            <text:p>-0.333807</text:p>
          </table:table-cell>
          <table:table-cell office:value-type="float" table:style-name="ce1" office:value="-0.942641491092">
            <text:p>-0.942641</text:p>
          </table:table-cell>
          <table:table-cell table:number-columns-repeated="16381"/>
        </table:table-row>
        <table:table-row table:style-name="ro1">
          <table:table-cell office:value-type="float" table:style-name="ce1" office:value="199.6">
            <text:p>199.6</text:p>
          </table:table-cell>
          <table:table-cell office:value-type="float" table:style-name="ce1" office:value="-0.33545156975">
            <text:p>-0.335452</text:p>
          </table:table-cell>
          <table:table-cell office:value-type="float" table:style-name="ce1" office:value="-0.942057452787">
            <text:p>-0.942057</text:p>
          </table:table-cell>
          <table:table-cell table:number-columns-repeated="16381"/>
        </table:table-row>
        <table:table-row table:style-name="ro1">
          <table:table-cell office:value-type="float" table:style-name="ce1" office:value="199.7">
            <text:p>199.7</text:p>
          </table:table-cell>
          <table:table-cell office:value-type="float" table:style-name="ce1" office:value="-0.337095258423">
            <text:p>-0.337095</text:p>
          </table:table-cell>
          <table:table-cell office:value-type="float" table:style-name="ce1" office:value="-0.941470544812">
            <text:p>-0.941471</text:p>
          </table:table-cell>
          <table:table-cell table:number-columns-repeated="16381"/>
        </table:table-row>
        <table:table-row table:style-name="ro1">
          <table:table-cell office:value-type="float" table:style-name="ce1" office:value="199.8">
            <text:p>199.8</text:p>
          </table:table-cell>
          <table:table-cell office:value-type="float" table:style-name="ce1" office:value="-0.338737920245">
            <text:p>-0.338738</text:p>
          </table:table-cell>
          <table:table-cell office:value-type="float" table:style-name="ce1" office:value="-0.940880768954">
            <text:p>-0.940881</text:p>
          </table:table-cell>
          <table:table-cell table:number-columns-repeated="16381"/>
        </table:table-row>
        <table:table-row table:style-name="ro1">
          <table:table-cell office:value-type="float" table:style-name="ce1" office:value="199.9">
            <text:p>199.9</text:p>
          </table:table-cell>
          <table:table-cell office:value-type="float" table:style-name="ce1" office:value="-0.340379550213">
            <text:p>-0.34038</text:p>
          </table:table-cell>
          <table:table-cell office:value-type="float" table:style-name="ce1" office:value="-0.94028812701">
            <text:p>-0.940288</text:p>
          </table:table-cell>
          <table:table-cell table:number-columns-repeated="16381"/>
        </table:table-row>
        <table:table-row table:style-name="ro1">
          <table:table-cell office:value-type="float" table:style-name="ce1" office:value="200.0">
            <text:p>200</text:p>
          </table:table-cell>
          <table:table-cell office:value-type="float" table:style-name="ce1" office:value="-0.342020143326">
            <text:p>-0.34202</text:p>
          </table:table-cell>
          <table:table-cell office:value-type="float" table:style-name="ce1" office:value="-0.939692620786">
            <text:p>-0.939693</text:p>
          </table:table-cell>
          <table:table-cell table:number-columns-repeated="16381"/>
        </table:table-row>
        <table:table-row table:style-name="ro1">
          <table:table-cell office:value-type="float" table:style-name="ce1" office:value="200.1">
            <text:p>200.1</text:p>
          </table:table-cell>
          <table:table-cell office:value-type="float" table:style-name="ce1" office:value="-0.343659694586">
            <text:p>-0.34366</text:p>
          </table:table-cell>
          <table:table-cell office:value-type="float" table:style-name="ce1" office:value="-0.939094252095">
            <text:p>-0.939094</text:p>
          </table:table-cell>
          <table:table-cell table:number-columns-repeated="16381"/>
        </table:table-row>
        <table:table-row table:style-name="ro1">
          <table:table-cell office:value-type="float" table:style-name="ce1" office:value="200.2">
            <text:p>200.2</text:p>
          </table:table-cell>
          <table:table-cell office:value-type="float" table:style-name="ce1" office:value="-0.345298198999">
            <text:p>-0.345298</text:p>
          </table:table-cell>
          <table:table-cell office:value-type="float" table:style-name="ce1" office:value="-0.93849302276">
            <text:p>-0.938493</text:p>
          </table:table-cell>
          <table:table-cell table:number-columns-repeated="16381"/>
        </table:table-row>
        <table:table-row table:style-name="ro1">
          <table:table-cell office:value-type="float" table:style-name="ce1" office:value="200.3">
            <text:p>200.3</text:p>
          </table:table-cell>
          <table:table-cell office:value-type="float" table:style-name="ce1" office:value="-0.346935651573">
            <text:p>-0.346936</text:p>
          </table:table-cell>
          <table:table-cell office:value-type="float" table:style-name="ce1" office:value="-0.937888934612">
            <text:p>-0.937889</text:p>
          </table:table-cell>
          <table:table-cell table:number-columns-repeated="16381"/>
        </table:table-row>
        <table:table-row table:style-name="ro1">
          <table:table-cell office:value-type="float" table:style-name="ce1" office:value="200.4">
            <text:p>200.4</text:p>
          </table:table-cell>
          <table:table-cell office:value-type="float" table:style-name="ce1" office:value="-0.348572047322">
            <text:p>-0.348572</text:p>
          </table:table-cell>
          <table:table-cell office:value-type="float" table:style-name="ce1" office:value="-0.937281989492">
            <text:p>-0.937282</text:p>
          </table:table-cell>
          <table:table-cell table:number-columns-repeated="16381"/>
        </table:table-row>
        <table:table-row table:style-name="ro1">
          <table:table-cell office:value-type="float" table:style-name="ce1" office:value="200.5">
            <text:p>200.5</text:p>
          </table:table-cell>
          <table:table-cell office:value-type="float" table:style-name="ce1" office:value="-0.350207381259">
            <text:p>-0.350207</text:p>
          </table:table-cell>
          <table:table-cell office:value-type="float" table:style-name="ce1" office:value="-0.936672189248">
            <text:p>-0.936672</text:p>
          </table:table-cell>
          <table:table-cell table:number-columns-repeated="16381"/>
        </table:table-row>
        <table:table-row table:style-name="ro1">
          <table:table-cell office:value-type="float" table:style-name="ce1" office:value="200.6">
            <text:p>200.6</text:p>
          </table:table-cell>
          <table:table-cell office:value-type="float" table:style-name="ce1" office:value="-0.351841648405">
            <text:p>-0.351842</text:p>
          </table:table-cell>
          <table:table-cell office:value-type="float" table:style-name="ce1" office:value="-0.936059535739">
            <text:p>-0.93606</text:p>
          </table:table-cell>
          <table:table-cell table:number-columns-repeated="16381"/>
        </table:table-row>
        <table:table-row table:style-name="ro1">
          <table:table-cell office:value-type="float" table:style-name="ce1" office:value="200.7">
            <text:p>200.7</text:p>
          </table:table-cell>
          <table:table-cell office:value-type="float" table:style-name="ce1" office:value="-0.353474843779">
            <text:p>-0.353475</text:p>
          </table:table-cell>
          <table:table-cell office:value-type="float" table:style-name="ce1" office:value="-0.93544403083">
            <text:p>-0.935444</text:p>
          </table:table-cell>
          <table:table-cell table:number-columns-repeated="16381"/>
        </table:table-row>
        <table:table-row table:style-name="ro1">
          <table:table-cell office:value-type="float" table:style-name="ce1" office:value="200.8">
            <text:p>200.8</text:p>
          </table:table-cell>
          <table:table-cell office:value-type="float" table:style-name="ce1" office:value="-0.355106962408">
            <text:p>-0.355107</text:p>
          </table:table-cell>
          <table:table-cell office:value-type="float" table:style-name="ce1" office:value="-0.934825676396">
            <text:p>-0.934826</text:p>
          </table:table-cell>
          <table:table-cell table:number-columns-repeated="16381"/>
        </table:table-row>
        <table:table-row table:style-name="ro1">
          <table:table-cell office:value-type="float" table:style-name="ce1" office:value="200.9">
            <text:p>200.9</text:p>
          </table:table-cell>
          <table:table-cell office:value-type="float" table:style-name="ce1" office:value="-0.35673799932">
            <text:p>-0.356738</text:p>
          </table:table-cell>
          <table:table-cell office:value-type="float" table:style-name="ce1" office:value="-0.934204474321">
            <text:p>-0.934204</text:p>
          </table:table-cell>
          <table:table-cell table:number-columns-repeated="16381"/>
        </table:table-row>
        <table:table-row table:style-name="ro1">
          <table:table-cell office:value-type="float" table:style-name="ce1" office:value="201.0">
            <text:p>201</text:p>
          </table:table-cell>
          <table:table-cell office:value-type="float" table:style-name="ce1" office:value="-0.358367949545">
            <text:p>-0.358368</text:p>
          </table:table-cell>
          <table:table-cell office:value-type="float" table:style-name="ce1" office:value="-0.933580426497">
            <text:p>-0.93358</text:p>
          </table:table-cell>
          <table:table-cell table:number-columns-repeated="16381"/>
        </table:table-row>
        <table:table-row table:style-name="ro1">
          <table:table-cell office:value-type="float" table:style-name="ce1" office:value="201.1">
            <text:p>201.1</text:p>
          </table:table-cell>
          <table:table-cell office:value-type="float" table:style-name="ce1" office:value="-0.35999680812">
            <text:p>-0.359997</text:p>
          </table:table-cell>
          <table:table-cell office:value-type="float" table:style-name="ce1" office:value="-0.932953534825">
            <text:p>-0.932954</text:p>
          </table:table-cell>
          <table:table-cell table:number-columns-repeated="16381"/>
        </table:table-row>
        <table:table-row table:style-name="ro1">
          <table:table-cell office:value-type="float" table:style-name="ce1" office:value="201.2">
            <text:p>201.2</text:p>
          </table:table-cell>
          <table:table-cell office:value-type="float" table:style-name="ce1" office:value="-0.361624570082">
            <text:p>-0.361625</text:p>
          </table:table-cell>
          <table:table-cell office:value-type="float" table:style-name="ce1" office:value="-0.932323801216">
            <text:p>-0.932324</text:p>
          </table:table-cell>
          <table:table-cell table:number-columns-repeated="16381"/>
        </table:table-row>
        <table:table-row table:style-name="ro1">
          <table:table-cell office:value-type="float" table:style-name="ce1" office:value="201.3">
            <text:p>201.3</text:p>
          </table:table-cell>
          <table:table-cell office:value-type="float" table:style-name="ce1" office:value="-0.363251230473">
            <text:p>-0.363251</text:p>
          </table:table-cell>
          <table:table-cell office:value-type="float" table:style-name="ce1" office:value="-0.931691227586">
            <text:p>-0.931691</text:p>
          </table:table-cell>
          <table:table-cell table:number-columns-repeated="16381"/>
        </table:table-row>
        <table:table-row table:style-name="ro1">
          <table:table-cell office:value-type="float" table:style-name="ce1" office:value="201.4">
            <text:p>201.4</text:p>
          </table:table-cell>
          <table:table-cell office:value-type="float" table:style-name="ce1" office:value="-0.364876784338">
            <text:p>-0.364877</text:p>
          </table:table-cell>
          <table:table-cell office:value-type="float" table:style-name="ce1" office:value="-0.931055815863">
            <text:p>-0.931056</text:p>
          </table:table-cell>
          <table:table-cell table:number-columns-repeated="16381"/>
        </table:table-row>
        <table:table-row table:style-name="ro1">
          <table:table-cell office:value-type="float" table:style-name="ce1" office:value="201.5">
            <text:p>201.5</text:p>
          </table:table-cell>
          <table:table-cell office:value-type="float" table:style-name="ce1" office:value="-0.366501226724">
            <text:p>-0.366501</text:p>
          </table:table-cell>
          <table:table-cell office:value-type="float" table:style-name="ce1" office:value="-0.930417567982">
            <text:p>-0.930418</text:p>
          </table:table-cell>
          <table:table-cell table:number-columns-repeated="16381"/>
        </table:table-row>
        <table:table-row table:style-name="ro1">
          <table:table-cell office:value-type="float" table:style-name="ce1" office:value="201.6">
            <text:p>201.6</text:p>
          </table:table-cell>
          <table:table-cell office:value-type="float" table:style-name="ce1" office:value="-0.368124552685">
            <text:p>-0.368125</text:p>
          </table:table-cell>
          <table:table-cell office:value-type="float" table:style-name="ce1" office:value="-0.929776485888">
            <text:p>-0.929776</text:p>
          </table:table-cell>
          <table:table-cell table:number-columns-repeated="16381"/>
        </table:table-row>
        <table:table-row table:style-name="ro1">
          <table:table-cell office:value-type="float" table:style-name="ce1" office:value="201.7">
            <text:p>201.7</text:p>
          </table:table-cell>
          <table:table-cell office:value-type="float" table:style-name="ce1" office:value="-0.369746757274">
            <text:p>-0.369747</text:p>
          </table:table-cell>
          <table:table-cell office:value-type="float" table:style-name="ce1" office:value="-0.929132571534">
            <text:p>-0.929133</text:p>
          </table:table-cell>
          <table:table-cell table:number-columns-repeated="16381"/>
        </table:table-row>
        <table:table-row table:style-name="ro1">
          <table:table-cell office:value-type="float" table:style-name="ce1" office:value="201.8">
            <text:p>201.8</text:p>
          </table:table-cell>
          <table:table-cell office:value-type="float" table:style-name="ce1" office:value="-0.37136783555">
            <text:p>-0.371368</text:p>
          </table:table-cell>
          <table:table-cell office:value-type="float" table:style-name="ce1" office:value="-0.928485826881">
            <text:p>-0.928486</text:p>
          </table:table-cell>
          <table:table-cell table:number-columns-repeated="16381"/>
        </table:table-row>
        <table:table-row table:style-name="ro1">
          <table:table-cell office:value-type="float" table:style-name="ce1" office:value="201.9">
            <text:p>201.9</text:p>
          </table:table-cell>
          <table:table-cell office:value-type="float" table:style-name="ce1" office:value="-0.372987782576">
            <text:p>-0.372988</text:p>
          </table:table-cell>
          <table:table-cell office:value-type="float" table:style-name="ce1" office:value="-0.927836253899">
            <text:p>-0.927836</text:p>
          </table:table-cell>
          <table:table-cell table:number-columns-repeated="16381"/>
        </table:table-row>
        <table:table-row table:style-name="ro1">
          <table:table-cell office:value-type="float" table:style-name="ce1" office:value="202.0">
            <text:p>202</text:p>
          </table:table-cell>
          <table:table-cell office:value-type="float" table:style-name="ce1" office:value="-0.374606593416">
            <text:p>-0.374607</text:p>
          </table:table-cell>
          <table:table-cell office:value-type="float" table:style-name="ce1" office:value="-0.927183854567">
            <text:p>-0.927184</text:p>
          </table:table-cell>
          <table:table-cell table:number-columns-repeated="16381"/>
        </table:table-row>
        <table:table-row table:style-name="ro1">
          <table:table-cell office:value-type="float" table:style-name="ce1" office:value="202.1">
            <text:p>202.1</text:p>
          </table:table-cell>
          <table:table-cell office:value-type="float" table:style-name="ce1" office:value="-0.376224263139">
            <text:p>-0.376224</text:p>
          </table:table-cell>
          <table:table-cell office:value-type="float" table:style-name="ce1" office:value="-0.926528630872">
            <text:p>-0.926529</text:p>
          </table:table-cell>
          <table:table-cell table:number-columns-repeated="16381"/>
        </table:table-row>
        <table:table-row table:style-name="ro1">
          <table:table-cell office:value-type="float" table:style-name="ce1" office:value="202.2">
            <text:p>202.2</text:p>
          </table:table-cell>
          <table:table-cell office:value-type="float" table:style-name="ce1" office:value="-0.377840786818">
            <text:p>-0.377841</text:p>
          </table:table-cell>
          <table:table-cell office:value-type="float" table:style-name="ce1" office:value="-0.92587058481">
            <text:p>-0.925871</text:p>
          </table:table-cell>
          <table:table-cell table:number-columns-repeated="16381"/>
        </table:table-row>
        <table:table-row table:style-name="ro1">
          <table:table-cell office:value-type="float" table:style-name="ce1" office:value="202.3">
            <text:p>202.3</text:p>
          </table:table-cell>
          <table:table-cell office:value-type="float" table:style-name="ce1" office:value="-0.379456159529">
            <text:p>-0.379456</text:p>
          </table:table-cell>
          <table:table-cell office:value-type="float" table:style-name="ce1" office:value="-0.925209718386">
            <text:p>-0.92521</text:p>
          </table:table-cell>
          <table:table-cell table:number-columns-repeated="16381"/>
        </table:table-row>
        <table:table-row table:style-name="ro1">
          <table:table-cell office:value-type="float" table:style-name="ce1" office:value="202.4">
            <text:p>202.4</text:p>
          </table:table-cell>
          <table:table-cell office:value-type="float" table:style-name="ce1" office:value="-0.38107037635">
            <text:p>-0.38107</text:p>
          </table:table-cell>
          <table:table-cell office:value-type="float" table:style-name="ce1" office:value="-0.924546033612">
            <text:p>-0.924546</text:p>
          </table:table-cell>
          <table:table-cell table:number-columns-repeated="16381"/>
        </table:table-row>
        <table:table-row table:style-name="ro1">
          <table:table-cell office:value-type="float" table:style-name="ce1" office:value="202.5">
            <text:p>202.5</text:p>
          </table:table-cell>
          <table:table-cell office:value-type="float" table:style-name="ce1" office:value="-0.382683432365">
            <text:p>-0.382683</text:p>
          </table:table-cell>
          <table:table-cell office:value-type="float" table:style-name="ce1" office:value="-0.923879532511">
            <text:p>-0.92388</text:p>
          </table:table-cell>
          <table:table-cell table:number-columns-repeated="16381"/>
        </table:table-row>
        <table:table-row table:style-name="ro1">
          <table:table-cell office:value-type="float" table:style-name="ce1" office:value="202.6">
            <text:p>202.6</text:p>
          </table:table-cell>
          <table:table-cell office:value-type="float" table:style-name="ce1" office:value="-0.38429532266">
            <text:p>-0.384295</text:p>
          </table:table-cell>
          <table:table-cell office:value-type="float" table:style-name="ce1" office:value="-0.923210217113">
            <text:p>-0.92321</text:p>
          </table:table-cell>
          <table:table-cell table:number-columns-repeated="16381"/>
        </table:table-row>
        <table:table-row table:style-name="ro1">
          <table:table-cell office:value-type="float" table:style-name="ce1" office:value="202.7">
            <text:p>202.7</text:p>
          </table:table-cell>
          <table:table-cell office:value-type="float" table:style-name="ce1" office:value="-0.385906042324">
            <text:p>-0.385906</text:p>
          </table:table-cell>
          <table:table-cell office:value-type="float" table:style-name="ce1" office:value="-0.922538089456">
            <text:p>-0.922538</text:p>
          </table:table-cell>
          <table:table-cell table:number-columns-repeated="16381"/>
        </table:table-row>
        <table:table-row table:style-name="ro1">
          <table:table-cell office:value-type="float" table:style-name="ce1" office:value="202.8">
            <text:p>202.8</text:p>
          </table:table-cell>
          <table:table-cell office:value-type="float" table:style-name="ce1" office:value="-0.387515586452">
            <text:p>-0.387516</text:p>
          </table:table-cell>
          <table:table-cell office:value-type="float" table:style-name="ce1" office:value="-0.921863151589">
            <text:p>-0.921863</text:p>
          </table:table-cell>
          <table:table-cell table:number-columns-repeated="16381"/>
        </table:table-row>
        <table:table-row table:style-name="ro1">
          <table:table-cell office:value-type="float" table:style-name="ce1" office:value="202.9">
            <text:p>202.9</text:p>
          </table:table-cell>
          <table:table-cell office:value-type="float" table:style-name="ce1" office:value="-0.38912395014">
            <text:p>-0.389124</text:p>
          </table:table-cell>
          <table:table-cell office:value-type="float" table:style-name="ce1" office:value="-0.921185405566">
            <text:p>-0.921185</text:p>
          </table:table-cell>
          <table:table-cell table:number-columns-repeated="16381"/>
        </table:table-row>
        <table:table-row table:style-name="ro1">
          <table:table-cell office:value-type="float" table:style-name="ce1" office:value="203.0">
            <text:p>203</text:p>
          </table:table-cell>
          <table:table-cell office:value-type="float" table:style-name="ce1" office:value="-0.390731128489">
            <text:p>-0.390731</text:p>
          </table:table-cell>
          <table:table-cell office:value-type="float" table:style-name="ce1" office:value="-0.920504853452">
            <text:p>-0.920505</text:p>
          </table:table-cell>
          <table:table-cell table:number-columns-repeated="16381"/>
        </table:table-row>
        <table:table-row table:style-name="ro1">
          <table:table-cell office:value-type="float" table:style-name="ce1" office:value="203.1">
            <text:p>203.1</text:p>
          </table:table-cell>
          <table:table-cell office:value-type="float" table:style-name="ce1" office:value="-0.392337116604">
            <text:p>-0.392337</text:p>
          </table:table-cell>
          <table:table-cell office:value-type="float" table:style-name="ce1" office:value="-0.919821497322">
            <text:p>-0.919821</text:p>
          </table:table-cell>
          <table:table-cell table:number-columns-repeated="16381"/>
        </table:table-row>
        <table:table-row table:style-name="ro1">
          <table:table-cell office:value-type="float" table:style-name="ce1" office:value="203.2">
            <text:p>203.2</text:p>
          </table:table-cell>
          <table:table-cell office:value-type="float" table:style-name="ce1" office:value="-0.393941909591">
            <text:p>-0.393942</text:p>
          </table:table-cell>
          <table:table-cell office:value-type="float" table:style-name="ce1" office:value="-0.919135339255">
            <text:p>-0.919135</text:p>
          </table:table-cell>
          <table:table-cell table:number-columns-repeated="16381"/>
        </table:table-row>
        <table:table-row table:style-name="ro1">
          <table:table-cell office:value-type="float" table:style-name="ce1" office:value="203.3">
            <text:p>203.3</text:p>
          </table:table-cell>
          <table:table-cell office:value-type="float" table:style-name="ce1" office:value="-0.395545502563">
            <text:p>-0.395546</text:p>
          </table:table-cell>
          <table:table-cell office:value-type="float" table:style-name="ce1" office:value="-0.918446381343">
            <text:p>-0.918446</text:p>
          </table:table-cell>
          <table:table-cell table:number-columns-repeated="16381"/>
        </table:table-row>
        <table:table-row table:style-name="ro1">
          <table:table-cell office:value-type="float" table:style-name="ce1" office:value="203.4">
            <text:p>203.4</text:p>
          </table:table-cell>
          <table:table-cell office:value-type="float" table:style-name="ce1" office:value="-0.397147890635">
            <text:p>-0.397148</text:p>
          </table:table-cell>
          <table:table-cell office:value-type="float" table:style-name="ce1" office:value="-0.917754625684">
            <text:p>-0.917755</text:p>
          </table:table-cell>
          <table:table-cell table:number-columns-repeated="16381"/>
        </table:table-row>
        <table:table-row table:style-name="ro1">
          <table:table-cell office:value-type="float" table:style-name="ce1" office:value="203.5">
            <text:p>203.5</text:p>
          </table:table-cell>
          <table:table-cell office:value-type="float" table:style-name="ce1" office:value="-0.398749068925">
            <text:p>-0.398749</text:p>
          </table:table-cell>
          <table:table-cell office:value-type="float" table:style-name="ce1" office:value="-0.917060074385">
            <text:p>-0.91706</text:p>
          </table:table-cell>
          <table:table-cell table:number-columns-repeated="16381"/>
        </table:table-row>
        <table:table-row table:style-name="ro1">
          <table:table-cell office:value-type="float" table:style-name="ce1" office:value="203.6">
            <text:p>203.6</text:p>
          </table:table-cell>
          <table:table-cell office:value-type="float" table:style-name="ce1" office:value="-0.400349032557">
            <text:p>-0.400349</text:p>
          </table:table-cell>
          <table:table-cell office:value-type="float" table:style-name="ce1" office:value="-0.916362729562">
            <text:p>-0.916363</text:p>
          </table:table-cell>
          <table:table-cell table:number-columns-repeated="16381"/>
        </table:table-row>
        <table:table-row table:style-name="ro1">
          <table:table-cell office:value-type="float" table:style-name="ce1" office:value="203.7">
            <text:p>203.7</text:p>
          </table:table-cell>
          <table:table-cell office:value-type="float" table:style-name="ce1" office:value="-0.401947776656">
            <text:p>-0.401948</text:p>
          </table:table-cell>
          <table:table-cell office:value-type="float" table:style-name="ce1" office:value="-0.91566259334">
            <text:p>-0.915663</text:p>
          </table:table-cell>
          <table:table-cell table:number-columns-repeated="16381"/>
        </table:table-row>
        <table:table-row table:style-name="ro1">
          <table:table-cell office:value-type="float" table:style-name="ce1" office:value="203.8">
            <text:p>203.8</text:p>
          </table:table-cell>
          <table:table-cell office:value-type="float" table:style-name="ce1" office:value="-0.403545296352">
            <text:p>-0.403545</text:p>
          </table:table-cell>
          <table:table-cell office:value-type="float" table:style-name="ce1" office:value="-0.91495966785">
            <text:p>-0.91496</text:p>
          </table:table-cell>
          <table:table-cell table:number-columns-repeated="16381"/>
        </table:table-row>
        <table:table-row table:style-name="ro1">
          <table:table-cell office:value-type="float" table:style-name="ce1" office:value="203.9">
            <text:p>203.9</text:p>
          </table:table-cell>
          <table:table-cell office:value-type="float" table:style-name="ce1" office:value="-0.40514158678">
            <text:p>-0.405142</text:p>
          </table:table-cell>
          <table:table-cell office:value-type="float" table:style-name="ce1" office:value="-0.914253955234">
            <text:p>-0.914254</text:p>
          </table:table-cell>
          <table:table-cell table:number-columns-repeated="16381"/>
        </table:table-row>
        <table:table-row table:style-name="ro1">
          <table:table-cell office:value-type="float" table:style-name="ce1" office:value="204.0">
            <text:p>204</text:p>
          </table:table-cell>
          <table:table-cell office:value-type="float" table:style-name="ce1" office:value="-0.406736643076">
            <text:p>-0.406737</text:p>
          </table:table-cell>
          <table:table-cell office:value-type="float" table:style-name="ce1" office:value="-0.913545457643">
            <text:p>-0.913545</text:p>
          </table:table-cell>
          <table:table-cell table:number-columns-repeated="16381"/>
        </table:table-row>
        <table:table-row table:style-name="ro1">
          <table:table-cell office:value-type="float" table:style-name="ce1" office:value="204.1">
            <text:p>204.1</text:p>
          </table:table-cell>
          <table:table-cell office:value-type="float" table:style-name="ce1" office:value="-0.408330460381">
            <text:p>-0.40833</text:p>
          </table:table-cell>
          <table:table-cell office:value-type="float" table:style-name="ce1" office:value="-0.912834177233">
            <text:p>-0.912834</text:p>
          </table:table-cell>
          <table:table-cell table:number-columns-repeated="16381"/>
        </table:table-row>
        <table:table-row table:style-name="ro1">
          <table:table-cell office:value-type="float" table:style-name="ce1" office:value="204.2">
            <text:p>204.2</text:p>
          </table:table-cell>
          <table:table-cell office:value-type="float" table:style-name="ce1" office:value="-0.409923033842">
            <text:p>-0.409923</text:p>
          </table:table-cell>
          <table:table-cell office:value-type="float" table:style-name="ce1" office:value="-0.912120116172">
            <text:p>-0.91212</text:p>
          </table:table-cell>
          <table:table-cell table:number-columns-repeated="16381"/>
        </table:table-row>
        <table:table-row table:style-name="ro1">
          <table:table-cell office:value-type="float" table:style-name="ce1" office:value="204.3">
            <text:p>204.3</text:p>
          </table:table-cell>
          <table:table-cell office:value-type="float" table:style-name="ce1" office:value="-0.411514358605">
            <text:p>-0.411514</text:p>
          </table:table-cell>
          <table:table-cell office:value-type="float" table:style-name="ce1" office:value="-0.911403276635">
            <text:p>-0.911403</text:p>
          </table:table-cell>
          <table:table-cell table:number-columns-repeated="16381"/>
        </table:table-row>
        <table:table-row table:style-name="ro1">
          <table:table-cell office:value-type="float" table:style-name="ce1" office:value="204.4">
            <text:p>204.4</text:p>
          </table:table-cell>
          <table:table-cell office:value-type="float" table:style-name="ce1" office:value="-0.413104429825">
            <text:p>-0.413104</text:p>
          </table:table-cell>
          <table:table-cell office:value-type="float" table:style-name="ce1" office:value="-0.910683660806">
            <text:p>-0.910684</text:p>
          </table:table-cell>
          <table:table-cell table:number-columns-repeated="16381"/>
        </table:table-row>
        <table:table-row table:style-name="ro1">
          <table:table-cell office:value-type="float" table:style-name="ce1" office:value="204.5">
            <text:p>204.5</text:p>
          </table:table-cell>
          <table:table-cell office:value-type="float" table:style-name="ce1" office:value="-0.414693242656">
            <text:p>-0.414693</text:p>
          </table:table-cell>
          <table:table-cell office:value-type="float" table:style-name="ce1" office:value="-0.909961270877">
            <text:p>-0.909961</text:p>
          </table:table-cell>
          <table:table-cell table:number-columns-repeated="16381"/>
        </table:table-row>
        <table:table-row table:style-name="ro1">
          <table:table-cell office:value-type="float" table:style-name="ce1" office:value="204.6">
            <text:p>204.6</text:p>
          </table:table-cell>
          <table:table-cell office:value-type="float" table:style-name="ce1" office:value="-0.41628079226">
            <text:p>-0.416281</text:p>
          </table:table-cell>
          <table:table-cell office:value-type="float" table:style-name="ce1" office:value="-0.909236109047">
            <text:p>-0.909236</text:p>
          </table:table-cell>
          <table:table-cell table:number-columns-repeated="16381"/>
        </table:table-row>
        <table:table-row table:style-name="ro1">
          <table:table-cell office:value-type="float" table:style-name="ce1" office:value="204.7">
            <text:p>204.7</text:p>
          </table:table-cell>
          <table:table-cell office:value-type="float" table:style-name="ce1" office:value="-0.417867073801">
            <text:p>-0.417867</text:p>
          </table:table-cell>
          <table:table-cell office:value-type="float" table:style-name="ce1" office:value="-0.908508177527">
            <text:p>-0.908508</text:p>
          </table:table-cell>
          <table:table-cell table:number-columns-repeated="16381"/>
        </table:table-row>
        <table:table-row table:style-name="ro1">
          <table:table-cell office:value-type="float" table:style-name="ce1" office:value="204.8">
            <text:p>204.8</text:p>
          </table:table-cell>
          <table:table-cell office:value-type="float" table:style-name="ce1" office:value="-0.419452082446">
            <text:p>-0.419452</text:p>
          </table:table-cell>
          <table:table-cell office:value-type="float" table:style-name="ce1" office:value="-0.907777478533">
            <text:p>-0.907777</text:p>
          </table:table-cell>
          <table:table-cell table:number-columns-repeated="16381"/>
        </table:table-row>
        <table:table-row table:style-name="ro1">
          <table:table-cell office:value-type="float" table:style-name="ce1" office:value="204.9">
            <text:p>204.9</text:p>
          </table:table-cell>
          <table:table-cell office:value-type="float" table:style-name="ce1" office:value="-0.421035813367">
            <text:p>-0.421036</text:p>
          </table:table-cell>
          <table:table-cell office:value-type="float" table:style-name="ce1" office:value="-0.907044014291">
            <text:p>-0.907044</text:p>
          </table:table-cell>
          <table:table-cell table:number-columns-repeated="16381"/>
        </table:table-row>
        <table:table-row table:style-name="ro1">
          <table:table-cell office:value-type="float" table:style-name="ce1" office:value="205.0">
            <text:p>205</text:p>
          </table:table-cell>
          <table:table-cell office:value-type="float" table:style-name="ce1" office:value="-0.422618261741">
            <text:p>-0.422618</text:p>
          </table:table-cell>
          <table:table-cell office:value-type="float" table:style-name="ce1" office:value="-0.906307787037">
            <text:p>-0.906308</text:p>
          </table:table-cell>
          <table:table-cell table:number-columns-repeated="16381"/>
        </table:table-row>
        <table:table-row table:style-name="ro1">
          <table:table-cell office:value-type="float" table:style-name="ce1" office:value="205.1">
            <text:p>205.1</text:p>
          </table:table-cell>
          <table:table-cell office:value-type="float" table:style-name="ce1" office:value="-0.424199422745">
            <text:p>-0.424199</text:p>
          </table:table-cell>
          <table:table-cell office:value-type="float" table:style-name="ce1" office:value="-0.905568799011">
            <text:p>-0.905569</text:p>
          </table:table-cell>
          <table:table-cell table:number-columns-repeated="16381"/>
        </table:table-row>
        <table:table-row table:style-name="ro1">
          <table:table-cell office:value-type="float" table:style-name="ce1" office:value="205.2">
            <text:p>205.2</text:p>
          </table:table-cell>
          <table:table-cell office:value-type="float" table:style-name="ce1" office:value="-0.425779291565">
            <text:p>-0.425779</text:p>
          </table:table-cell>
          <table:table-cell office:value-type="float" table:style-name="ce1" office:value="-0.904827052466">
            <text:p>-0.904827</text:p>
          </table:table-cell>
          <table:table-cell table:number-columns-repeated="16381"/>
        </table:table-row>
        <table:table-row table:style-name="ro1">
          <table:table-cell office:value-type="float" table:style-name="ce1" office:value="205.3">
            <text:p>205.3</text:p>
          </table:table-cell>
          <table:table-cell office:value-type="float" table:style-name="ce1" office:value="-0.427357863387">
            <text:p>-0.427358</text:p>
          </table:table-cell>
          <table:table-cell office:value-type="float" table:style-name="ce1" office:value="-0.904082549661">
            <text:p>-0.904083</text:p>
          </table:table-cell>
          <table:table-cell table:number-columns-repeated="16381"/>
        </table:table-row>
        <table:table-row table:style-name="ro1">
          <table:table-cell office:value-type="float" table:style-name="ce1" office:value="205.4">
            <text:p>205.4</text:p>
          </table:table-cell>
          <table:table-cell office:value-type="float" table:style-name="ce1" office:value="-0.428935133403">
            <text:p>-0.428935</text:p>
          </table:table-cell>
          <table:table-cell office:value-type="float" table:style-name="ce1" office:value="-0.903335292863">
            <text:p>-0.903335</text:p>
          </table:table-cell>
          <table:table-cell table:number-columns-repeated="16381"/>
        </table:table-row>
        <table:table-row table:style-name="ro1">
          <table:table-cell office:value-type="float" table:style-name="ce1" office:value="205.5">
            <text:p>205.5</text:p>
          </table:table-cell>
          <table:table-cell office:value-type="float" table:style-name="ce1" office:value="-0.430511096808">
            <text:p>-0.430511</text:p>
          </table:table-cell>
          <table:table-cell office:value-type="float" table:style-name="ce1" office:value="-0.90258528435">
            <text:p>-0.902585</text:p>
          </table:table-cell>
          <table:table-cell table:number-columns-repeated="16381"/>
        </table:table-row>
        <table:table-row table:style-name="ro1">
          <table:table-cell office:value-type="float" table:style-name="ce1" office:value="205.6">
            <text:p>205.6</text:p>
          </table:table-cell>
          <table:table-cell office:value-type="float" table:style-name="ce1" office:value="-0.432085748802">
            <text:p>-0.432086</text:p>
          </table:table-cell>
          <table:table-cell office:value-type="float" table:style-name="ce1" office:value="-0.901832526405">
            <text:p>-0.901833</text:p>
          </table:table-cell>
          <table:table-cell table:number-columns-repeated="16381"/>
        </table:table-row>
        <table:table-row table:style-name="ro1">
          <table:table-cell office:value-type="float" table:style-name="ce1" office:value="205.7">
            <text:p>205.7</text:p>
          </table:table-cell>
          <table:table-cell office:value-type="float" table:style-name="ce1" office:value="-0.433659084588">
            <text:p>-0.433659</text:p>
          </table:table-cell>
          <table:table-cell office:value-type="float" table:style-name="ce1" office:value="-0.901077021322">
            <text:p>-0.901077</text:p>
          </table:table-cell>
          <table:table-cell table:number-columns-repeated="16381"/>
        </table:table-row>
        <table:table-row table:style-name="ro1">
          <table:table-cell office:value-type="float" table:style-name="ce1" office:value="205.8">
            <text:p>205.8</text:p>
          </table:table-cell>
          <table:table-cell office:value-type="float" table:style-name="ce1" office:value="-0.435231099372">
            <text:p>-0.435231</text:p>
          </table:table-cell>
          <table:table-cell office:value-type="float" table:style-name="ce1" office:value="-0.900318771402">
            <text:p>-0.900319</text:p>
          </table:table-cell>
          <table:table-cell table:number-columns-repeated="16381"/>
        </table:table-row>
        <table:table-row table:style-name="ro1">
          <table:table-cell office:value-type="float" table:style-name="ce1" office:value="205.9">
            <text:p>205.9</text:p>
          </table:table-cell>
          <table:table-cell office:value-type="float" table:style-name="ce1" office:value="-0.436801788368">
            <text:p>-0.436802</text:p>
          </table:table-cell>
          <table:table-cell office:value-type="float" table:style-name="ce1" office:value="-0.899557778955">
            <text:p>-0.899558</text:p>
          </table:table-cell>
          <table:table-cell table:number-columns-repeated="16381"/>
        </table:table-row>
        <table:table-row table:style-name="ro1">
          <table:table-cell office:value-type="float" table:style-name="ce1" office:value="206.0">
            <text:p>206</text:p>
          </table:table-cell>
          <table:table-cell office:value-type="float" table:style-name="ce1" office:value="-0.438371146789">
            <text:p>-0.438371</text:p>
          </table:table-cell>
          <table:table-cell office:value-type="float" table:style-name="ce1" office:value="-0.898794046299">
            <text:p>-0.898794</text:p>
          </table:table-cell>
          <table:table-cell table:number-columns-repeated="16381"/>
        </table:table-row>
        <table:table-row table:style-name="ro1">
          <table:table-cell office:value-type="float" table:style-name="ce1" office:value="206.1">
            <text:p>206.1</text:p>
          </table:table-cell>
          <table:table-cell office:value-type="float" table:style-name="ce1" office:value="-0.439939169856">
            <text:p>-0.439939</text:p>
          </table:table-cell>
          <table:table-cell office:value-type="float" table:style-name="ce1" office:value="-0.898027575761">
            <text:p>-0.898028</text:p>
          </table:table-cell>
          <table:table-cell table:number-columns-repeated="16381"/>
        </table:table-row>
        <table:table-row table:style-name="ro1">
          <table:table-cell office:value-type="float" table:style-name="ce1" office:value="206.2">
            <text:p>206.2</text:p>
          </table:table-cell>
          <table:table-cell office:value-type="float" table:style-name="ce1" office:value="-0.441505852792">
            <text:p>-0.441506</text:p>
          </table:table-cell>
          <table:table-cell office:value-type="float" table:style-name="ce1" office:value="-0.897258369674">
            <text:p>-0.897258</text:p>
          </table:table-cell>
          <table:table-cell table:number-columns-repeated="16381"/>
        </table:table-row>
        <table:table-row table:style-name="ro1">
          <table:table-cell office:value-type="float" table:style-name="ce1" office:value="206.3">
            <text:p>206.3</text:p>
          </table:table-cell>
          <table:table-cell office:value-type="float" table:style-name="ce1" office:value="-0.443071190824">
            <text:p>-0.443071</text:p>
          </table:table-cell>
          <table:table-cell office:value-type="float" table:style-name="ce1" office:value="-0.896486430383">
            <text:p>-0.896486</text:p>
          </table:table-cell>
          <table:table-cell table:number-columns-repeated="16381"/>
        </table:table-row>
        <table:table-row table:style-name="ro1">
          <table:table-cell office:value-type="float" table:style-name="ce1" office:value="206.4">
            <text:p>206.4</text:p>
          </table:table-cell>
          <table:table-cell office:value-type="float" table:style-name="ce1" office:value="-0.444635179185">
            <text:p>-0.444635</text:p>
          </table:table-cell>
          <table:table-cell office:value-type="float" table:style-name="ce1" office:value="-0.895711760239">
            <text:p>-0.895712</text:p>
          </table:table-cell>
          <table:table-cell table:number-columns-repeated="16381"/>
        </table:table-row>
        <table:table-row table:style-name="ro1">
          <table:table-cell office:value-type="float" table:style-name="ce1" office:value="206.5">
            <text:p>206.5</text:p>
          </table:table-cell>
          <table:table-cell office:value-type="float" table:style-name="ce1" office:value="-0.44619781311">
            <text:p>-0.446198</text:p>
          </table:table-cell>
          <table:table-cell office:value-type="float" table:style-name="ce1" office:value="-0.894934361602">
            <text:p>-0.894934</text:p>
          </table:table-cell>
          <table:table-cell table:number-columns-repeated="16381"/>
        </table:table-row>
        <table:table-row table:style-name="ro1">
          <table:table-cell office:value-type="float" table:style-name="ce1" office:value="206.6">
            <text:p>206.6</text:p>
          </table:table-cell>
          <table:table-cell office:value-type="float" table:style-name="ce1" office:value="-0.447759087839">
            <text:p>-0.447759</text:p>
          </table:table-cell>
          <table:table-cell office:value-type="float" table:style-name="ce1" office:value="-0.894154236839">
            <text:p>-0.894154</text:p>
          </table:table-cell>
          <table:table-cell table:number-columns-repeated="16381"/>
        </table:table-row>
        <table:table-row table:style-name="ro1">
          <table:table-cell office:value-type="float" table:style-name="ce1" office:value="206.7">
            <text:p>206.7</text:p>
          </table:table-cell>
          <table:table-cell office:value-type="float" table:style-name="ce1" office:value="-0.449318998616">
            <text:p>-0.449319</text:p>
          </table:table-cell>
          <table:table-cell office:value-type="float" table:style-name="ce1" office:value="-0.893371388328">
            <text:p>-0.893371</text:p>
          </table:table-cell>
          <table:table-cell table:number-columns-repeated="16381"/>
        </table:table-row>
        <table:table-row table:style-name="ro1">
          <table:table-cell office:value-type="float" table:style-name="ce1" office:value="206.8">
            <text:p>206.8</text:p>
          </table:table-cell>
          <table:table-cell office:value-type="float" table:style-name="ce1" office:value="-0.450877540689">
            <text:p>-0.450878</text:p>
          </table:table-cell>
          <table:table-cell office:value-type="float" table:style-name="ce1" office:value="-0.892585818452">
            <text:p>-0.892586</text:p>
          </table:table-cell>
          <table:table-cell table:number-columns-repeated="16381"/>
        </table:table-row>
        <table:table-row table:style-name="ro1">
          <table:table-cell office:value-type="float" table:style-name="ce1" office:value="206.9">
            <text:p>206.9</text:p>
          </table:table-cell>
          <table:table-cell office:value-type="float" table:style-name="ce1" office:value="-0.452434709312">
            <text:p>-0.452435</text:p>
          </table:table-cell>
          <table:table-cell office:value-type="float" table:style-name="ce1" office:value="-0.891797529605">
            <text:p>-0.891798</text:p>
          </table:table-cell>
          <table:table-cell table:number-columns-repeated="16381"/>
        </table:table-row>
        <table:table-row table:style-name="ro1">
          <table:table-cell office:value-type="float" table:style-name="ce1" office:value="207.0">
            <text:p>207</text:p>
          </table:table-cell>
          <table:table-cell office:value-type="float" table:style-name="ce1" office:value="-0.45399049974">
            <text:p>-0.45399</text:p>
          </table:table-cell>
          <table:table-cell office:value-type="float" table:style-name="ce1" office:value="-0.891006524188">
            <text:p>-0.891007</text:p>
          </table:table-cell>
          <table:table-cell table:number-columns-repeated="16381"/>
        </table:table-row>
        <table:table-row table:style-name="ro1">
          <table:table-cell office:value-type="float" table:style-name="ce1" office:value="207.1">
            <text:p>207.1</text:p>
          </table:table-cell>
          <table:table-cell office:value-type="float" table:style-name="ce1" office:value="-0.455544907234">
            <text:p>-0.455545</text:p>
          </table:table-cell>
          <table:table-cell office:value-type="float" table:style-name="ce1" office:value="-0.890212804611">
            <text:p>-0.890213</text:p>
          </table:table-cell>
          <table:table-cell table:number-columns-repeated="16381"/>
        </table:table-row>
        <table:table-row table:style-name="ro1">
          <table:table-cell office:value-type="float" table:style-name="ce1" office:value="207.2">
            <text:p>207.2</text:p>
          </table:table-cell>
          <table:table-cell office:value-type="float" table:style-name="ce1" office:value="-0.457097927059">
            <text:p>-0.457098</text:p>
          </table:table-cell>
          <table:table-cell office:value-type="float" table:style-name="ce1" office:value="-0.889416373291">
            <text:p>-0.889416</text:p>
          </table:table-cell>
          <table:table-cell table:number-columns-repeated="16381"/>
        </table:table-row>
        <table:table-row table:style-name="ro1">
          <table:table-cell office:value-type="float" table:style-name="ce1" office:value="207.3">
            <text:p>207.3</text:p>
          </table:table-cell>
          <table:table-cell office:value-type="float" table:style-name="ce1" office:value="-0.458649554484">
            <text:p>-0.45865</text:p>
          </table:table-cell>
          <table:table-cell office:value-type="float" table:style-name="ce1" office:value="-0.888617232655">
            <text:p>-0.888617</text:p>
          </table:table-cell>
          <table:table-cell table:number-columns-repeated="16381"/>
        </table:table-row>
        <table:table-row table:style-name="ro1">
          <table:table-cell office:value-type="float" table:style-name="ce1" office:value="207.4">
            <text:p>207.4</text:p>
          </table:table-cell>
          <table:table-cell office:value-type="float" table:style-name="ce1" office:value="-0.460199784784">
            <text:p>-0.4602</text:p>
          </table:table-cell>
          <table:table-cell office:value-type="float" table:style-name="ce1" office:value="-0.887815385136">
            <text:p>-0.887815</text:p>
          </table:table-cell>
          <table:table-cell table:number-columns-repeated="16381"/>
        </table:table-row>
        <table:table-row table:style-name="ro1">
          <table:table-cell office:value-type="float" table:style-name="ce1" office:value="207.5">
            <text:p>207.5</text:p>
          </table:table-cell>
          <table:table-cell office:value-type="float" table:style-name="ce1" office:value="-0.461748613235">
            <text:p>-0.461749</text:p>
          </table:table-cell>
          <table:table-cell office:value-type="float" table:style-name="ce1" office:value="-0.887010833178">
            <text:p>-0.887011</text:p>
          </table:table-cell>
          <table:table-cell table:number-columns-repeated="16381"/>
        </table:table-row>
        <table:table-row table:style-name="ro1">
          <table:table-cell office:value-type="float" table:style-name="ce1" office:value="207.6">
            <text:p>207.6</text:p>
          </table:table-cell>
          <table:table-cell office:value-type="float" table:style-name="ce1" office:value="-0.46329603512">
            <text:p>-0.463296</text:p>
          </table:table-cell>
          <table:table-cell office:value-type="float" table:style-name="ce1" office:value="-0.886203579231">
            <text:p>-0.886204</text:p>
          </table:table-cell>
          <table:table-cell table:number-columns-repeated="16381"/>
        </table:table-row>
        <table:table-row table:style-name="ro1">
          <table:table-cell office:value-type="float" table:style-name="ce1" office:value="207.7">
            <text:p>207.7</text:p>
          </table:table-cell>
          <table:table-cell office:value-type="float" table:style-name="ce1" office:value="-0.464842045725">
            <text:p>-0.464842</text:p>
          </table:table-cell>
          <table:table-cell office:value-type="float" table:style-name="ce1" office:value="-0.885393625754">
            <text:p>-0.885394</text:p>
          </table:table-cell>
          <table:table-cell table:number-columns-repeated="16381"/>
        </table:table-row>
        <table:table-row table:style-name="ro1">
          <table:table-cell office:value-type="float" table:style-name="ce1" office:value="207.8">
            <text:p>207.8</text:p>
          </table:table-cell>
          <table:table-cell office:value-type="float" table:style-name="ce1" office:value="-0.46638664034">
            <text:p>-0.466387</text:p>
          </table:table-cell>
          <table:table-cell office:value-type="float" table:style-name="ce1" office:value="-0.884580975215">
            <text:p>-0.884581</text:p>
          </table:table-cell>
          <table:table-cell table:number-columns-repeated="16381"/>
        </table:table-row>
        <table:table-row table:style-name="ro1">
          <table:table-cell office:value-type="float" table:style-name="ce1" office:value="207.9">
            <text:p>207.9</text:p>
          </table:table-cell>
          <table:table-cell office:value-type="float" table:style-name="ce1" office:value="-0.467929814261">
            <text:p>-0.46793</text:p>
          </table:table-cell>
          <table:table-cell office:value-type="float" table:style-name="ce1" office:value="-0.883765630089">
            <text:p>-0.883766</text:p>
          </table:table-cell>
          <table:table-cell table:number-columns-repeated="16381"/>
        </table:table-row>
        <table:table-row table:style-name="ro1">
          <table:table-cell office:value-type="float" table:style-name="ce1" office:value="208.0">
            <text:p>208</text:p>
          </table:table-cell>
          <table:table-cell office:value-type="float" table:style-name="ce1" office:value="-0.469471562786">
            <text:p>-0.469472</text:p>
          </table:table-cell>
          <table:table-cell office:value-type="float" table:style-name="ce1" office:value="-0.882947592859">
            <text:p>-0.882948</text:p>
          </table:table-cell>
          <table:table-cell table:number-columns-repeated="16381"/>
        </table:table-row>
        <table:table-row table:style-name="ro1">
          <table:table-cell office:value-type="float" table:style-name="ce1" office:value="208.1">
            <text:p>208.1</text:p>
          </table:table-cell>
          <table:table-cell office:value-type="float" table:style-name="ce1" office:value="-0.471011881219">
            <text:p>-0.471012</text:p>
          </table:table-cell>
          <table:table-cell office:value-type="float" table:style-name="ce1" office:value="-0.882126866018">
            <text:p>-0.882127</text:p>
          </table:table-cell>
          <table:table-cell table:number-columns-repeated="16381"/>
        </table:table-row>
        <table:table-row table:style-name="ro1">
          <table:table-cell office:value-type="float" table:style-name="ce1" office:value="208.2">
            <text:p>208.2</text:p>
          </table:table-cell>
          <table:table-cell office:value-type="float" table:style-name="ce1" office:value="-0.472550764869">
            <text:p>-0.472551</text:p>
          </table:table-cell>
          <table:table-cell office:value-type="float" table:style-name="ce1" office:value="-0.881303452065">
            <text:p>-0.881303</text:p>
          </table:table-cell>
          <table:table-cell table:number-columns-repeated="16381"/>
        </table:table-row>
        <table:table-row table:style-name="ro1">
          <table:table-cell office:value-type="float" table:style-name="ce1" office:value="208.3">
            <text:p>208.3</text:p>
          </table:table-cell>
          <table:table-cell office:value-type="float" table:style-name="ce1" office:value="-0.474088209047">
            <text:p>-0.474088</text:p>
          </table:table-cell>
          <table:table-cell office:value-type="float" table:style-name="ce1" office:value="-0.880477353509">
            <text:p>-0.880477</text:p>
          </table:table-cell>
          <table:table-cell table:number-columns-repeated="16381"/>
        </table:table-row>
        <table:table-row table:style-name="ro1">
          <table:table-cell office:value-type="float" table:style-name="ce1" office:value="208.4">
            <text:p>208.4</text:p>
          </table:table-cell>
          <table:table-cell office:value-type="float" table:style-name="ce1" office:value="-0.47562420907">
            <text:p>-0.475624</text:p>
          </table:table-cell>
          <table:table-cell office:value-type="float" table:style-name="ce1" office:value="-0.879648572867">
            <text:p>-0.879649</text:p>
          </table:table-cell>
          <table:table-cell table:number-columns-repeated="16381"/>
        </table:table-row>
        <table:table-row table:style-name="ro1">
          <table:table-cell office:value-type="float" table:style-name="ce1" office:value="208.5">
            <text:p>208.5</text:p>
          </table:table-cell>
          <table:table-cell office:value-type="float" table:style-name="ce1" office:value="-0.47715876026">
            <text:p>-0.477159</text:p>
          </table:table-cell>
          <table:table-cell office:value-type="float" table:style-name="ce1" office:value="-0.878817112662">
            <text:p>-0.878817</text:p>
          </table:table-cell>
          <table:table-cell table:number-columns-repeated="16381"/>
        </table:table-row>
        <table:table-row table:style-name="ro1">
          <table:table-cell office:value-type="float" table:style-name="ce1" office:value="208.6">
            <text:p>208.6</text:p>
          </table:table-cell>
          <table:table-cell office:value-type="float" table:style-name="ce1" office:value="-0.478691857941">
            <text:p>-0.478692</text:p>
          </table:table-cell>
          <table:table-cell office:value-type="float" table:style-name="ce1" office:value="-0.877982975428">
            <text:p>-0.877983</text:p>
          </table:table-cell>
          <table:table-cell table:number-columns-repeated="16381"/>
        </table:table-row>
        <table:table-row table:style-name="ro1">
          <table:table-cell office:value-type="float" table:style-name="ce1" office:value="208.7">
            <text:p>208.7</text:p>
          </table:table-cell>
          <table:table-cell office:value-type="float" table:style-name="ce1" office:value="-0.480223497443">
            <text:p>-0.480223</text:p>
          </table:table-cell>
          <table:table-cell office:value-type="float" table:style-name="ce1" office:value="-0.877146163706">
            <text:p>-0.8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208.8">
            <text:p>208.8</text:p>
          </table:table-cell>
          <table:table-cell office:value-type="float" table:style-name="ce1" office:value="-0.481753674102">
            <text:p>-0.481754</text:p>
          </table:table-cell>
          <table:table-cell office:value-type="float" table:style-name="ce1" office:value="-0.876306680044">
            <text:p>-0.876307</text:p>
          </table:table-cell>
          <table:table-cell table:number-columns-repeated="16381"/>
        </table:table-row>
        <table:table-row table:style-name="ro1">
          <table:table-cell office:value-type="float" table:style-name="ce1" office:value="208.9">
            <text:p>208.9</text:p>
          </table:table-cell>
          <table:table-cell office:value-type="float" table:style-name="ce1" office:value="-0.483282383255">
            <text:p>-0.483282</text:p>
          </table:table-cell>
          <table:table-cell office:value-type="float" table:style-name="ce1" office:value="-0.875464527">
            <text:p>-0.875465</text:p>
          </table:table-cell>
          <table:table-cell table:number-columns-repeated="16381"/>
        </table:table-row>
        <table:table-row table:style-name="ro1">
          <table:table-cell office:value-type="float" table:style-name="ce1" office:value="209.0">
            <text:p>209</text:p>
          </table:table-cell>
          <table:table-cell office:value-type="float" table:style-name="ce1" office:value="-0.484809620246">
            <text:p>-0.48481</text:p>
          </table:table-cell>
          <table:table-cell office:value-type="float" table:style-name="ce1" office:value="-0.874619707139">
            <text:p>-0.87462</text:p>
          </table:table-cell>
          <table:table-cell table:number-columns-repeated="16381"/>
        </table:table-row>
        <table:table-row table:style-name="ro1">
          <table:table-cell office:value-type="float" table:style-name="ce1" office:value="209.1">
            <text:p>209.1</text:p>
          </table:table-cell>
          <table:table-cell office:value-type="float" table:style-name="ce1" office:value="-0.486335380423">
            <text:p>-0.486335</text:p>
          </table:table-cell>
          <table:table-cell office:value-type="float" table:style-name="ce1" office:value="-0.873772223035">
            <text:p>-0.873772</text:p>
          </table:table-cell>
          <table:table-cell table:number-columns-repeated="16381"/>
        </table:table-row>
        <table:table-row table:style-name="ro1">
          <table:table-cell office:value-type="float" table:style-name="ce1" office:value="209.2">
            <text:p>209.2</text:p>
          </table:table-cell>
          <table:table-cell office:value-type="float" table:style-name="ce1" office:value="-0.487859659139">
            <text:p>-0.48786</text:p>
          </table:table-cell>
          <table:table-cell office:value-type="float" table:style-name="ce1" office:value="-0.87292207727">
            <text:p>-0.872922</text:p>
          </table:table-cell>
          <table:table-cell table:number-columns-repeated="16381"/>
        </table:table-row>
        <table:table-row table:style-name="ro1">
          <table:table-cell office:value-type="float" table:style-name="ce1" office:value="209.3">
            <text:p>209.3</text:p>
          </table:table-cell>
          <table:table-cell office:value-type="float" table:style-name="ce1" office:value="-0.489382451749">
            <text:p>-0.489382</text:p>
          </table:table-cell>
          <table:table-cell office:value-type="float" table:style-name="ce1" office:value="-0.872069272432">
            <text:p>-0.872069</text:p>
          </table:table-cell>
          <table:table-cell table:number-columns-repeated="16381"/>
        </table:table-row>
        <table:table-row table:style-name="ro1">
          <table:table-cell office:value-type="float" table:style-name="ce1" office:value="209.4">
            <text:p>209.4</text:p>
          </table:table-cell>
          <table:table-cell office:value-type="float" table:style-name="ce1" office:value="-0.490903753615">
            <text:p>-0.490904</text:p>
          </table:table-cell>
          <table:table-cell office:value-type="float" table:style-name="ce1" office:value="-0.87121381112">
            <text:p>-0.871214</text:p>
          </table:table-cell>
          <table:table-cell table:number-columns-repeated="16381"/>
        </table:table-row>
        <table:table-row table:style-name="ro1">
          <table:table-cell office:value-type="float" table:style-name="ce1" office:value="209.5">
            <text:p>209.5</text:p>
          </table:table-cell>
          <table:table-cell office:value-type="float" table:style-name="ce1" office:value="-0.492423560103">
            <text:p>-0.492424</text:p>
          </table:table-cell>
          <table:table-cell office:value-type="float" table:style-name="ce1" office:value="-0.87035569594">
            <text:p>-0.870356</text:p>
          </table:table-cell>
          <table:table-cell table:number-columns-repeated="16381"/>
        </table:table-row>
        <table:table-row table:style-name="ro1">
          <table:table-cell office:value-type="float" table:style-name="ce1" office:value="209.6">
            <text:p>209.6</text:p>
          </table:table-cell>
          <table:table-cell office:value-type="float" table:style-name="ce1" office:value="-0.493941866584">
            <text:p>-0.493942</text:p>
          </table:table-cell>
          <table:table-cell office:value-type="float" table:style-name="ce1" office:value="-0.869494929505">
            <text:p>-0.869495</text:p>
          </table:table-cell>
          <table:table-cell table:number-columns-repeated="16381"/>
        </table:table-row>
        <table:table-row table:style-name="ro1">
          <table:table-cell office:value-type="float" table:style-name="ce1" office:value="209.7">
            <text:p>209.7</text:p>
          </table:table-cell>
          <table:table-cell office:value-type="float" table:style-name="ce1" office:value="-0.495458668432">
            <text:p>-0.495459</text:p>
          </table:table-cell>
          <table:table-cell office:value-type="float" table:style-name="ce1" office:value="-0.868631514438">
            <text:p>-0.868632</text:p>
          </table:table-cell>
          <table:table-cell table:number-columns-repeated="16381"/>
        </table:table-row>
        <table:table-row table:style-name="ro1">
          <table:table-cell office:value-type="float" table:style-name="ce1" office:value="209.8">
            <text:p>209.8</text:p>
          </table:table-cell>
          <table:table-cell office:value-type="float" table:style-name="ce1" office:value="-0.496973961028">
            <text:p>-0.496974</text:p>
          </table:table-cell>
          <table:table-cell office:value-type="float" table:style-name="ce1" office:value="-0.867765453369">
            <text:p>-0.867765</text:p>
          </table:table-cell>
          <table:table-cell table:number-columns-repeated="16381"/>
        </table:table-row>
        <table:table-row table:style-name="ro1">
          <table:table-cell office:value-type="float" table:style-name="ce1" office:value="209.9">
            <text:p>209.9</text:p>
          </table:table-cell>
          <table:table-cell office:value-type="float" table:style-name="ce1" office:value="-0.498487739754">
            <text:p>-0.498488</text:p>
          </table:table-cell>
          <table:table-cell office:value-type="float" table:style-name="ce1" office:value="-0.866896748936">
            <text:p>-0.866897</text:p>
          </table:table-cell>
          <table:table-cell table:number-columns-repeated="16381"/>
        </table:table-row>
        <table:table-row table:style-name="ro1">
          <table:table-cell office:value-type="float" table:style-name="ce1" office:value="210.0">
            <text:p>210</text:p>
          </table:table-cell>
          <table:table-cell office:value-type="float" table:style-name="ce1" office:value="-0.5">
            <text:p>-0.5</text:p>
          </table:table-cell>
          <table:table-cell office:value-type="float" table:style-name="ce1" office:value="-0.866025403784">
            <text:p>-0.866025</text:p>
          </table:table-cell>
          <table:table-cell table:number-columns-repeated="16381"/>
        </table:table-row>
        <table:table-row table:style-name="ro1">
          <table:table-cell office:value-type="float" table:style-name="ce1" office:value="210.1">
            <text:p>210.1</text:p>
          </table:table-cell>
          <table:table-cell office:value-type="float" table:style-name="ce1" office:value="-0.501510737159">
            <text:p>-0.501511</text:p>
          </table:table-cell>
          <table:table-cell office:value-type="float" table:style-name="ce1" office:value="-0.86515142057">
            <text:p>-0.865151</text:p>
          </table:table-cell>
          <table:table-cell table:number-columns-repeated="16381"/>
        </table:table-row>
        <table:table-row table:style-name="ro1">
          <table:table-cell office:value-type="float" table:style-name="ce1" office:value="210.2">
            <text:p>210.2</text:p>
          </table:table-cell>
          <table:table-cell office:value-type="float" table:style-name="ce1" office:value="-0.50301994663">
            <text:p>-0.50302</text:p>
          </table:table-cell>
          <table:table-cell office:value-type="float" table:style-name="ce1" office:value="-0.864274801954">
            <text:p>-0.864275</text:p>
          </table:table-cell>
          <table:table-cell table:number-columns-repeated="16381"/>
        </table:table-row>
        <table:table-row table:style-name="ro1">
          <table:table-cell office:value-type="float" table:style-name="ce1" office:value="210.3">
            <text:p>210.3</text:p>
          </table:table-cell>
          <table:table-cell office:value-type="float" table:style-name="ce1" office:value="-0.504527623815">
            <text:p>-0.504528</text:p>
          </table:table-cell>
          <table:table-cell office:value-type="float" table:style-name="ce1" office:value="-0.863395550607">
            <text:p>-0.863396</text:p>
          </table:table-cell>
          <table:table-cell table:number-columns-repeated="16381"/>
        </table:table-row>
        <table:table-row table:style-name="ro1">
          <table:table-cell office:value-type="float" table:style-name="ce1" office:value="210.4">
            <text:p>210.4</text:p>
          </table:table-cell>
          <table:table-cell office:value-type="float" table:style-name="ce1" office:value="-0.506033764121">
            <text:p>-0.506034</text:p>
          </table:table-cell>
          <table:table-cell office:value-type="float" table:style-name="ce1" office:value="-0.862513669207">
            <text:p>-0.862514</text:p>
          </table:table-cell>
          <table:table-cell table:number-columns-repeated="16381"/>
        </table:table-row>
        <table:table-row table:style-name="ro1">
          <table:table-cell office:value-type="float" table:style-name="ce1" office:value="210.5">
            <text:p>210.5</text:p>
          </table:table-cell>
          <table:table-cell office:value-type="float" table:style-name="ce1" office:value="-0.507538362961">
            <text:p>-0.507538</text:p>
          </table:table-cell>
          <table:table-cell office:value-type="float" table:style-name="ce1" office:value="-0.861629160442">
            <text:p>-0.861629</text:p>
          </table:table-cell>
          <table:table-cell table:number-columns-repeated="16381"/>
        </table:table-row>
        <table:table-row table:style-name="ro1">
          <table:table-cell office:value-type="float" table:style-name="ce1" office:value="210.6">
            <text:p>210.6</text:p>
          </table:table-cell>
          <table:table-cell office:value-type="float" table:style-name="ce1" office:value="-0.50904141575">
            <text:p>-0.509041</text:p>
          </table:table-cell>
          <table:table-cell office:value-type="float" table:style-name="ce1" office:value="-0.860742027004">
            <text:p>-0.860742</text:p>
          </table:table-cell>
          <table:table-cell table:number-columns-repeated="16381"/>
        </table:table-row>
        <table:table-row table:style-name="ro1">
          <table:table-cell office:value-type="float" table:style-name="ce1" office:value="210.7">
            <text:p>210.7</text:p>
          </table:table-cell>
          <table:table-cell office:value-type="float" table:style-name="ce1" office:value="-0.510542917912">
            <text:p>-0.510543</text:p>
          </table:table-cell>
          <table:table-cell office:value-type="float" table:style-name="ce1" office:value="-0.859852271597">
            <text:p>-0.859852</text:p>
          </table:table-cell>
          <table:table-cell table:number-columns-repeated="16381"/>
        </table:table-row>
        <table:table-row table:style-name="ro1">
          <table:table-cell office:value-type="float" table:style-name="ce1" office:value="210.8">
            <text:p>210.8</text:p>
          </table:table-cell>
          <table:table-cell office:value-type="float" table:style-name="ce1" office:value="-0.512042864871">
            <text:p>-0.512043</text:p>
          </table:table-cell>
          <table:table-cell office:value-type="float" table:style-name="ce1" office:value="-0.858959896931">
            <text:p>-0.85896</text:p>
          </table:table-cell>
          <table:table-cell table:number-columns-repeated="16381"/>
        </table:table-row>
        <table:table-row table:style-name="ro1">
          <table:table-cell office:value-type="float" table:style-name="ce1" office:value="210.9">
            <text:p>210.9</text:p>
          </table:table-cell>
          <table:table-cell office:value-type="float" table:style-name="ce1" office:value="-0.513541252058">
            <text:p>-0.513541</text:p>
          </table:table-cell>
          <table:table-cell office:value-type="float" table:style-name="ce1" office:value="-0.858064905724">
            <text:p>-0.858065</text:p>
          </table:table-cell>
          <table:table-cell table:number-columns-repeated="16381"/>
        </table:table-row>
        <table:table-row table:style-name="ro1">
          <table:table-cell office:value-type="float" table:style-name="ce1" office:value="211.0">
            <text:p>211</text:p>
          </table:table-cell>
          <table:table-cell office:value-type="float" table:style-name="ce1" office:value="-0.51503807491">
            <text:p>-0.515038</text:p>
          </table:table-cell>
          <table:table-cell office:value-type="float" table:style-name="ce1" office:value="-0.857167300702">
            <text:p>-0.857167</text:p>
          </table:table-cell>
          <table:table-cell table:number-columns-repeated="16381"/>
        </table:table-row>
        <table:table-row table:style-name="ro1">
          <table:table-cell office:value-type="float" table:style-name="ce1" office:value="211.1">
            <text:p>211.1</text:p>
          </table:table-cell>
          <table:table-cell office:value-type="float" table:style-name="ce1" office:value="-0.516533328867">
            <text:p>-0.516533</text:p>
          </table:table-cell>
          <table:table-cell office:value-type="float" table:style-name="ce1" office:value="-0.8562670846">
            <text:p>-0.856267</text:p>
          </table:table-cell>
          <table:table-cell table:number-columns-repeated="16381"/>
        </table:table-row>
        <table:table-row table:style-name="ro1">
          <table:table-cell office:value-type="float" table:style-name="ce1" office:value="211.2">
            <text:p>211.2</text:p>
          </table:table-cell>
          <table:table-cell office:value-type="float" table:style-name="ce1" office:value="-0.518027009373">
            <text:p>-0.518027</text:p>
          </table:table-cell>
          <table:table-cell office:value-type="float" table:style-name="ce1" office:value="-0.855364260161">
            <text:p>-0.855364</text:p>
          </table:table-cell>
          <table:table-cell table:number-columns-repeated="16381"/>
        </table:table-row>
        <table:table-row table:style-name="ro1">
          <table:table-cell office:value-type="float" table:style-name="ce1" office:value="211.3">
            <text:p>211.3</text:p>
          </table:table-cell>
          <table:table-cell office:value-type="float" table:style-name="ce1" office:value="-0.51951911188">
            <text:p>-0.519519</text:p>
          </table:table-cell>
          <table:table-cell office:value-type="float" table:style-name="ce1" office:value="-0.854458830133">
            <text:p>-0.854459</text:p>
          </table:table-cell>
          <table:table-cell table:number-columns-repeated="16381"/>
        </table:table-row>
        <table:table-row table:style-name="ro1">
          <table:table-cell office:value-type="float" table:style-name="ce1" office:value="211.4">
            <text:p>211.4</text:p>
          </table:table-cell>
          <table:table-cell office:value-type="float" table:style-name="ce1" office:value="-0.521009631841">
            <text:p>-0.52101</text:p>
          </table:table-cell>
          <table:table-cell office:value-type="float" table:style-name="ce1" office:value="-0.853550797275">
            <text:p>-0.853551</text:p>
          </table:table-cell>
          <table:table-cell table:number-columns-repeated="16381"/>
        </table:table-row>
        <table:table-row table:style-name="ro1">
          <table:table-cell office:value-type="float" table:style-name="ce1" office:value="211.5">
            <text:p>211.5</text:p>
          </table:table-cell>
          <table:table-cell office:value-type="float" table:style-name="ce1" office:value="-0.522498564716">
            <text:p>-0.522499</text:p>
          </table:table-cell>
          <table:table-cell office:value-type="float" table:style-name="ce1" office:value="-0.852640164354">
            <text:p>-0.85264</text:p>
          </table:table-cell>
          <table:table-cell table:number-columns-repeated="16381"/>
        </table:table-row>
        <table:table-row table:style-name="ro1">
          <table:table-cell office:value-type="float" table:style-name="ce1" office:value="211.6">
            <text:p>211.6</text:p>
          </table:table-cell>
          <table:table-cell office:value-type="float" table:style-name="ce1" office:value="-0.52398590597">
            <text:p>-0.523986</text:p>
          </table:table-cell>
          <table:table-cell office:value-type="float" table:style-name="ce1" office:value="-0.851726934143">
            <text:p>-0.851727</text:p>
          </table:table-cell>
          <table:table-cell table:number-columns-repeated="16381"/>
        </table:table-row>
        <table:table-row table:style-name="ro1">
          <table:table-cell office:value-type="float" table:style-name="ce1" office:value="211.7">
            <text:p>211.7</text:p>
          </table:table-cell>
          <table:table-cell office:value-type="float" table:style-name="ce1" office:value="-0.525471651072">
            <text:p>-0.525472</text:p>
          </table:table-cell>
          <table:table-cell office:value-type="float" table:style-name="ce1" office:value="-0.850811109424">
            <text:p>-0.850811</text:p>
          </table:table-cell>
          <table:table-cell table:number-columns-repeated="16381"/>
        </table:table-row>
        <table:table-row table:style-name="ro1">
          <table:table-cell office:value-type="float" table:style-name="ce1" office:value="211.8">
            <text:p>211.8</text:p>
          </table:table-cell>
          <table:table-cell office:value-type="float" table:style-name="ce1" office:value="-0.526955795497">
            <text:p>-0.526956</text:p>
          </table:table-cell>
          <table:table-cell office:value-type="float" table:style-name="ce1" office:value="-0.849892692987">
            <text:p>-0.849893</text:p>
          </table:table-cell>
          <table:table-cell table:number-columns-repeated="16381"/>
        </table:table-row>
        <table:table-row table:style-name="ro1">
          <table:table-cell office:value-type="float" table:style-name="ce1" office:value="211.9">
            <text:p>211.9</text:p>
          </table:table-cell>
          <table:table-cell office:value-type="float" table:style-name="ce1" office:value="-0.528438334722">
            <text:p>-0.528438</text:p>
          </table:table-cell>
          <table:table-cell office:value-type="float" table:style-name="ce1" office:value="-0.848971687629">
            <text:p>-0.848972</text:p>
          </table:table-cell>
          <table:table-cell table:number-columns-repeated="16381"/>
        </table:table-row>
        <table:table-row table:style-name="ro1">
          <table:table-cell office:value-type="float" table:style-name="ce1" office:value="212.0">
            <text:p>212</text:p>
          </table:table-cell>
          <table:table-cell office:value-type="float" table:style-name="ce1" office:value="-0.529919264233">
            <text:p>-0.529919</text:p>
          </table:table-cell>
          <table:table-cell office:value-type="float" table:style-name="ce1" office:value="-0.848048096156">
            <text:p>-0.848048</text:p>
          </table:table-cell>
          <table:table-cell table:number-columns-repeated="16381"/>
        </table:table-row>
        <table:table-row table:style-name="ro1">
          <table:table-cell office:value-type="float" table:style-name="ce1" office:value="212.1">
            <text:p>212.1</text:p>
          </table:table-cell>
          <table:table-cell office:value-type="float" table:style-name="ce1" office:value="-0.531398579518">
            <text:p>-0.531399</text:p>
          </table:table-cell>
          <table:table-cell office:value-type="float" table:style-name="ce1" office:value="-0.847121921382">
            <text:p>-0.847122</text:p>
          </table:table-cell>
          <table:table-cell table:number-columns-repeated="16381"/>
        </table:table-row>
        <table:table-row table:style-name="ro1">
          <table:table-cell office:value-type="float" table:style-name="ce1" office:value="212.2">
            <text:p>212.2</text:p>
          </table:table-cell>
          <table:table-cell office:value-type="float" table:style-name="ce1" office:value="-0.532876276071">
            <text:p>-0.532876</text:p>
          </table:table-cell>
          <table:table-cell office:value-type="float" table:style-name="ce1" office:value="-0.846193166128">
            <text:p>-0.846193</text:p>
          </table:table-cell>
          <table:table-cell table:number-columns-repeated="16381"/>
        </table:table-row>
        <table:table-row table:style-name="ro1">
          <table:table-cell office:value-type="float" table:style-name="ce1" office:value="212.3">
            <text:p>212.3</text:p>
          </table:table-cell>
          <table:table-cell office:value-type="float" table:style-name="ce1" office:value="-0.53435234939">
            <text:p>-0.534352</text:p>
          </table:table-cell>
          <table:table-cell office:value-type="float" table:style-name="ce1" office:value="-0.845261833222">
            <text:p>-0.845262</text:p>
          </table:table-cell>
          <table:table-cell table:number-columns-repeated="16381"/>
        </table:table-row>
        <table:table-row table:style-name="ro1">
          <table:table-cell office:value-type="float" table:style-name="ce1" office:value="212.4">
            <text:p>212.4</text:p>
          </table:table-cell>
          <table:table-cell office:value-type="float" table:style-name="ce1" office:value="-0.535826794979">
            <text:p>-0.535827</text:p>
          </table:table-cell>
          <table:table-cell office:value-type="float" table:style-name="ce1" office:value="-0.844327925502">
            <text:p>-0.844328</text:p>
          </table:table-cell>
          <table:table-cell table:number-columns-repeated="16381"/>
        </table:table-row>
        <table:table-row table:style-name="ro1">
          <table:table-cell office:value-type="float" table:style-name="ce1" office:value="212.5">
            <text:p>212.5</text:p>
          </table:table-cell>
          <table:table-cell office:value-type="float" table:style-name="ce1" office:value="-0.537299608347">
            <text:p>-0.5373</text:p>
          </table:table-cell>
          <table:table-cell office:value-type="float" table:style-name="ce1" office:value="-0.843391445813">
            <text:p>-0.843391</text:p>
          </table:table-cell>
          <table:table-cell table:number-columns-repeated="16381"/>
        </table:table-row>
        <table:table-row table:style-name="ro1">
          <table:table-cell office:value-type="float" table:style-name="ce1" office:value="212.6">
            <text:p>212.6</text:p>
          </table:table-cell>
          <table:table-cell office:value-type="float" table:style-name="ce1" office:value="-0.538770785007">
            <text:p>-0.538771</text:p>
          </table:table-cell>
          <table:table-cell office:value-type="float" table:style-name="ce1" office:value="-0.842452397007">
            <text:p>-0.842452</text:p>
          </table:table-cell>
          <table:table-cell table:number-columns-repeated="16381"/>
        </table:table-row>
        <table:table-row table:style-name="ro1">
          <table:table-cell office:value-type="float" table:style-name="ce1" office:value="212.7">
            <text:p>212.7</text:p>
          </table:table-cell>
          <table:table-cell office:value-type="float" table:style-name="ce1" office:value="-0.540240320478">
            <text:p>-0.54024</text:p>
          </table:table-cell>
          <table:table-cell office:value-type="float" table:style-name="ce1" office:value="-0.841510781945">
            <text:p>-0.841511</text:p>
          </table:table-cell>
          <table:table-cell table:number-columns-repeated="16381"/>
        </table:table-row>
        <table:table-row table:style-name="ro1">
          <table:table-cell office:value-type="float" table:style-name="ce1" office:value="212.8">
            <text:p>212.8</text:p>
          </table:table-cell>
          <table:table-cell office:value-type="float" table:style-name="ce1" office:value="-0.541708210283">
            <text:p>-0.541708</text:p>
          </table:table-cell>
          <table:table-cell office:value-type="float" table:style-name="ce1" office:value="-0.840566603496">
            <text:p>-0.840567</text:p>
          </table:table-cell>
          <table:table-cell table:number-columns-repeated="16381"/>
        </table:table-row>
        <table:table-row table:style-name="ro1">
          <table:table-cell office:value-type="float" table:style-name="ce1" office:value="212.9">
            <text:p>212.9</text:p>
          </table:table-cell>
          <table:table-cell office:value-type="float" table:style-name="ce1" office:value="-0.543174449951">
            <text:p>-0.543174</text:p>
          </table:table-cell>
          <table:table-cell office:value-type="float" table:style-name="ce1" office:value="-0.839619864534">
            <text:p>-0.83962</text:p>
          </table:table-cell>
          <table:table-cell table:number-columns-repeated="16381"/>
        </table:table-row>
        <table:table-row table:style-name="ro1">
          <table:table-cell office:value-type="float" table:style-name="ce1" office:value="213.0">
            <text:p>213</text:p>
          </table:table-cell>
          <table:table-cell office:value-type="float" table:style-name="ce1" office:value="-0.544639035015">
            <text:p>-0.544639</text:p>
          </table:table-cell>
          <table:table-cell office:value-type="float" table:style-name="ce1" office:value="-0.838670567945">
            <text:p>-0.838671</text:p>
          </table:table-cell>
          <table:table-cell table:number-columns-repeated="16381"/>
        </table:table-row>
        <table:table-row table:style-name="ro1">
          <table:table-cell office:value-type="float" table:style-name="ce1" office:value="213.1">
            <text:p>213.1</text:p>
          </table:table-cell>
          <table:table-cell office:value-type="float" table:style-name="ce1" office:value="-0.546101961014">
            <text:p>-0.546102</text:p>
          </table:table-cell>
          <table:table-cell office:value-type="float" table:style-name="ce1" office:value="-0.83771871662">
            <text:p>-0.837719</text:p>
          </table:table-cell>
          <table:table-cell table:number-columns-repeated="16381"/>
        </table:table-row>
        <table:table-row table:style-name="ro1">
          <table:table-cell office:value-type="float" table:style-name="ce1" office:value="213.2">
            <text:p>213.2</text:p>
          </table:table-cell>
          <table:table-cell office:value-type="float" table:style-name="ce1" office:value="-0.547563223493">
            <text:p>-0.547563</text:p>
          </table:table-cell>
          <table:table-cell office:value-type="float" table:style-name="ce1" office:value="-0.836764313459">
            <text:p>-0.836764</text:p>
          </table:table-cell>
          <table:table-cell table:number-columns-repeated="16381"/>
        </table:table-row>
        <table:table-row table:style-name="ro1">
          <table:table-cell office:value-type="float" table:style-name="ce1" office:value="213.3">
            <text:p>213.3</text:p>
          </table:table-cell>
          <table:table-cell office:value-type="float" table:style-name="ce1" office:value="-0.549022817998">
            <text:p>-0.549023</text:p>
          </table:table-cell>
          <table:table-cell office:value-type="float" table:style-name="ce1" office:value="-0.835807361368">
            <text:p>-0.835807</text:p>
          </table:table-cell>
          <table:table-cell table:number-columns-repeated="16381"/>
        </table:table-row>
        <table:table-row table:style-name="ro1">
          <table:table-cell office:value-type="float" table:style-name="ce1" office:value="213.4">
            <text:p>213.4</text:p>
          </table:table-cell>
          <table:table-cell office:value-type="float" table:style-name="ce1" office:value="-0.550480740085">
            <text:p>-0.550481</text:p>
          </table:table-cell>
          <table:table-cell office:value-type="float" table:style-name="ce1" office:value="-0.834847863263">
            <text:p>-0.834848</text:p>
          </table:table-cell>
          <table:table-cell table:number-columns-repeated="16381"/>
        </table:table-row>
        <table:table-row table:style-name="ro1">
          <table:table-cell office:value-type="float" table:style-name="ce1" office:value="213.5">
            <text:p>213.5</text:p>
          </table:table-cell>
          <table:table-cell office:value-type="float" table:style-name="ce1" office:value="-0.551936985312">
            <text:p>-0.551937</text:p>
          </table:table-cell>
          <table:table-cell office:value-type="float" table:style-name="ce1" office:value="-0.833885822067">
            <text:p>-0.833886</text:p>
          </table:table-cell>
          <table:table-cell table:number-columns-repeated="16381"/>
        </table:table-row>
        <table:table-row table:style-name="ro1">
          <table:table-cell office:value-type="float" table:style-name="ce1" office:value="213.6">
            <text:p>213.6</text:p>
          </table:table-cell>
          <table:table-cell office:value-type="float" table:style-name="ce1" office:value="-0.553391549243">
            <text:p>-0.553392</text:p>
          </table:table-cell>
          <table:table-cell office:value-type="float" table:style-name="ce1" office:value="-0.83292124071">
            <text:p>-0.832921</text:p>
          </table:table-cell>
          <table:table-cell table:number-columns-repeated="16381"/>
        </table:table-row>
        <table:table-row table:style-name="ro1">
          <table:table-cell office:value-type="float" table:style-name="ce1" office:value="213.7">
            <text:p>213.7</text:p>
          </table:table-cell>
          <table:table-cell office:value-type="float" table:style-name="ce1" office:value="-0.554844427448">
            <text:p>-0.554844</text:p>
          </table:table-cell>
          <table:table-cell office:value-type="float" table:style-name="ce1" office:value="-0.83195412213">
            <text:p>-0.831954</text:p>
          </table:table-cell>
          <table:table-cell table:number-columns-repeated="16381"/>
        </table:table-row>
        <table:table-row table:style-name="ro1">
          <table:table-cell office:value-type="float" table:style-name="ce1" office:value="213.8">
            <text:p>213.8</text:p>
          </table:table-cell>
          <table:table-cell office:value-type="float" table:style-name="ce1" office:value="-0.5562956155">
            <text:p>-0.556296</text:p>
          </table:table-cell>
          <table:table-cell office:value-type="float" table:style-name="ce1" office:value="-0.830984469274">
            <text:p>-0.830984</text:p>
          </table:table-cell>
          <table:table-cell table:number-columns-repeated="16381"/>
        </table:table-row>
        <table:table-row table:style-name="ro1">
          <table:table-cell office:value-type="float" table:style-name="ce1" office:value="213.9">
            <text:p>213.9</text:p>
          </table:table-cell>
          <table:table-cell office:value-type="float" table:style-name="ce1" office:value="-0.55774510898">
            <text:p>-0.557745</text:p>
          </table:table-cell>
          <table:table-cell office:value-type="float" table:style-name="ce1" office:value="-0.830012285095">
            <text:p>-0.830012</text:p>
          </table:table-cell>
          <table:table-cell table:number-columns-repeated="16381"/>
        </table:table-row>
        <table:table-row table:style-name="ro1">
          <table:table-cell office:value-type="float" table:style-name="ce1" office:value="214.0">
            <text:p>214</text:p>
          </table:table-cell>
          <table:table-cell office:value-type="float" table:style-name="ce1" office:value="-0.559192903471">
            <text:p>-0.559193</text:p>
          </table:table-cell>
          <table:table-cell office:value-type="float" table:style-name="ce1" office:value="-0.829037572555">
            <text:p>-0.829038</text:p>
          </table:table-cell>
          <table:table-cell table:number-columns-repeated="16381"/>
        </table:table-row>
        <table:table-row table:style-name="ro1">
          <table:table-cell office:value-type="float" table:style-name="ce1" office:value="214.1">
            <text:p>214.1</text:p>
          </table:table-cell>
          <table:table-cell office:value-type="float" table:style-name="ce1" office:value="-0.560638994563">
            <text:p>-0.560639</text:p>
          </table:table-cell>
          <table:table-cell office:value-type="float" table:style-name="ce1" office:value="-0.828060334622">
            <text:p>-0.82806</text:p>
          </table:table-cell>
          <table:table-cell table:number-columns-repeated="16381"/>
        </table:table-row>
        <table:table-row table:style-name="ro1">
          <table:table-cell office:value-type="float" table:style-name="ce1" office:value="214.2">
            <text:p>214.2</text:p>
          </table:table-cell>
          <table:table-cell office:value-type="float" table:style-name="ce1" office:value="-0.562083377852">
            <text:p>-0.562083</text:p>
          </table:table-cell>
          <table:table-cell office:value-type="float" table:style-name="ce1" office:value="-0.827080574275">
            <text:p>-0.827081</text:p>
          </table:table-cell>
          <table:table-cell table:number-columns-repeated="16381"/>
        </table:table-row>
        <table:table-row table:style-name="ro1">
          <table:table-cell office:value-type="float" table:style-name="ce1" office:value="214.3">
            <text:p>214.3</text:p>
          </table:table-cell>
          <table:table-cell office:value-type="float" table:style-name="ce1" office:value="-0.563526048938">
            <text:p>-0.563526</text:p>
          </table:table-cell>
          <table:table-cell office:value-type="float" table:style-name="ce1" office:value="-0.826098294496">
            <text:p>-0.826098</text:p>
          </table:table-cell>
          <table:table-cell table:number-columns-repeated="16381"/>
        </table:table-row>
        <table:table-row table:style-name="ro1">
          <table:table-cell office:value-type="float" table:style-name="ce1" office:value="214.4">
            <text:p>214.4</text:p>
          </table:table-cell>
          <table:table-cell office:value-type="float" table:style-name="ce1" office:value="-0.564967003425">
            <text:p>-0.564967</text:p>
          </table:table-cell>
          <table:table-cell office:value-type="float" table:style-name="ce1" office:value="-0.825113498278">
            <text:p>-0.825113</text:p>
          </table:table-cell>
          <table:table-cell table:number-columns-repeated="16381"/>
        </table:table-row>
        <table:table-row table:style-name="ro1">
          <table:table-cell office:value-type="float" table:style-name="ce1" office:value="214.5">
            <text:p>214.5</text:p>
          </table:table-cell>
          <table:table-cell office:value-type="float" table:style-name="ce1" office:value="-0.566406236925">
            <text:p>-0.566406</text:p>
          </table:table-cell>
          <table:table-cell office:value-type="float" table:style-name="ce1" office:value="-0.824126188622">
            <text:p>-0.824126</text:p>
          </table:table-cell>
          <table:table-cell table:number-columns-repeated="16381"/>
        </table:table-row>
        <table:table-row table:style-name="ro1">
          <table:table-cell office:value-type="float" table:style-name="ce1" office:value="214.6">
            <text:p>214.6</text:p>
          </table:table-cell>
          <table:table-cell office:value-type="float" table:style-name="ce1" office:value="-0.567843745053">
            <text:p>-0.567844</text:p>
          </table:table-cell>
          <table:table-cell office:value-type="float" table:style-name="ce1" office:value="-0.823136368534">
            <text:p>-0.823136</text:p>
          </table:table-cell>
          <table:table-cell table:number-columns-repeated="16381"/>
        </table:table-row>
        <table:table-row table:style-name="ro1">
          <table:table-cell office:value-type="float" table:style-name="ce1" office:value="214.7">
            <text:p>214.7</text:p>
          </table:table-cell>
          <table:table-cell office:value-type="float" table:style-name="ce1" office:value="-0.569279523431">
            <text:p>-0.56928</text:p>
          </table:table-cell>
          <table:table-cell office:value-type="float" table:style-name="ce1" office:value="-0.822144041031">
            <text:p>-0.822144</text:p>
          </table:table-cell>
          <table:table-cell table:number-columns-repeated="16381"/>
        </table:table-row>
        <table:table-row table:style-name="ro1">
          <table:table-cell office:value-type="float" table:style-name="ce1" office:value="214.8">
            <text:p>214.8</text:p>
          </table:table-cell>
          <table:table-cell office:value-type="float" table:style-name="ce1" office:value="-0.570713567684">
            <text:p>-0.570714</text:p>
          </table:table-cell>
          <table:table-cell office:value-type="float" table:style-name="ce1" office:value="-0.821149209134">
            <text:p>-0.821149</text:p>
          </table:table-cell>
          <table:table-cell table:number-columns-repeated="16381"/>
        </table:table-row>
        <table:table-row table:style-name="ro1">
          <table:table-cell office:value-type="float" table:style-name="ce1" office:value="214.9">
            <text:p>214.9</text:p>
          </table:table-cell>
          <table:table-cell office:value-type="float" table:style-name="ce1" office:value="-0.572145873446">
            <text:p>-0.572146</text:p>
          </table:table-cell>
          <table:table-cell office:value-type="float" table:style-name="ce1" office:value="-0.820151875874">
            <text:p>-0.820152</text:p>
          </table:table-cell>
          <table:table-cell table:number-columns-repeated="16381"/>
        </table:table-row>
        <table:table-row table:style-name="ro1">
          <table:table-cell office:value-type="float" table:style-name="ce1" office:value="215.0">
            <text:p>215</text:p>
          </table:table-cell>
          <table:table-cell office:value-type="float" table:style-name="ce1" office:value="-0.573576436351">
            <text:p>-0.573576</text:p>
          </table:table-cell>
          <table:table-cell office:value-type="float" table:style-name="ce1" office:value="-0.819152044289">
            <text:p>-0.819152</text:p>
          </table:table-cell>
          <table:table-cell table:number-columns-repeated="16381"/>
        </table:table-row>
        <table:table-row table:style-name="ro1">
          <table:table-cell office:value-type="float" table:style-name="ce1" office:value="215.1">
            <text:p>215.1</text:p>
          </table:table-cell>
          <table:table-cell office:value-type="float" table:style-name="ce1" office:value="-0.575005252043">
            <text:p>-0.575005</text:p>
          </table:table-cell>
          <table:table-cell office:value-type="float" table:style-name="ce1" office:value="-0.818149717425">
            <text:p>-0.81815</text:p>
          </table:table-cell>
          <table:table-cell table:number-columns-repeated="16381"/>
        </table:table-row>
        <table:table-row table:style-name="ro1">
          <table:table-cell office:value-type="float" table:style-name="ce1" office:value="215.2">
            <text:p>215.2</text:p>
          </table:table-cell>
          <table:table-cell office:value-type="float" table:style-name="ce1" office:value="-0.57643231617">
            <text:p>-0.576432</text:p>
          </table:table-cell>
          <table:table-cell office:value-type="float" table:style-name="ce1" office:value="-0.817144898335">
            <text:p>-0.817145</text:p>
          </table:table-cell>
          <table:table-cell table:number-columns-repeated="16381"/>
        </table:table-row>
        <table:table-row table:style-name="ro1">
          <table:table-cell office:value-type="float" table:style-name="ce1" office:value="215.3">
            <text:p>215.3</text:p>
          </table:table-cell>
          <table:table-cell office:value-type="float" table:style-name="ce1" office:value="-0.577857624384">
            <text:p>-0.577858</text:p>
          </table:table-cell>
          <table:table-cell office:value-type="float" table:style-name="ce1" office:value="-0.81613759008">
            <text:p>-0.816138</text:p>
          </table:table-cell>
          <table:table-cell table:number-columns-repeated="16381"/>
        </table:table-row>
        <table:table-row table:style-name="ro1">
          <table:table-cell office:value-type="float" table:style-name="ce1" office:value="215.4">
            <text:p>215.4</text:p>
          </table:table-cell>
          <table:table-cell office:value-type="float" table:style-name="ce1" office:value="-0.579281172343">
            <text:p>-0.579281</text:p>
          </table:table-cell>
          <table:table-cell office:value-type="float" table:style-name="ce1" office:value="-0.815127795729">
            <text:p>-0.815128</text:p>
          </table:table-cell>
          <table:table-cell table:number-columns-repeated="16381"/>
        </table:table-row>
        <table:table-row table:style-name="ro1">
          <table:table-cell office:value-type="float" table:style-name="ce1" office:value="215.5">
            <text:p>215.5</text:p>
          </table:table-cell>
          <table:table-cell office:value-type="float" table:style-name="ce1" office:value="-0.580702955711">
            <text:p>-0.580703</text:p>
          </table:table-cell>
          <table:table-cell office:value-type="float" table:style-name="ce1" office:value="-0.814115518356">
            <text:p>-0.814116</text:p>
          </table:table-cell>
          <table:table-cell table:number-columns-repeated="16381"/>
        </table:table-row>
        <table:table-row table:style-name="ro1">
          <table:table-cell office:value-type="float" table:style-name="ce1" office:value="215.6">
            <text:p>215.6</text:p>
          </table:table-cell>
          <table:table-cell office:value-type="float" table:style-name="ce1" office:value="-0.582122970157">
            <text:p>-0.582123</text:p>
          </table:table-cell>
          <table:table-cell office:value-type="float" table:style-name="ce1" office:value="-0.813100761047">
            <text:p>-0.813101</text:p>
          </table:table-cell>
          <table:table-cell table:number-columns-repeated="16381"/>
        </table:table-row>
        <table:table-row table:style-name="ro1">
          <table:table-cell office:value-type="float" table:style-name="ce1" office:value="215.7">
            <text:p>215.7</text:p>
          </table:table-cell>
          <table:table-cell office:value-type="float" table:style-name="ce1" office:value="-0.583541211356">
            <text:p>-0.583541</text:p>
          </table:table-cell>
          <table:table-cell office:value-type="float" table:style-name="ce1" office:value="-0.812083526892">
            <text:p>-0.812084</text:p>
          </table:table-cell>
          <table:table-cell table:number-columns-repeated="16381"/>
        </table:table-row>
        <table:table-row table:style-name="ro1">
          <table:table-cell office:value-type="float" table:style-name="ce1" office:value="215.8">
            <text:p>215.8</text:p>
          </table:table-cell>
          <table:table-cell office:value-type="float" table:style-name="ce1" office:value="-0.584957674987">
            <text:p>-0.584958</text:p>
          </table:table-cell>
          <table:table-cell office:value-type="float" table:style-name="ce1" office:value="-0.811063818989">
            <text:p>-0.811064</text:p>
          </table:table-cell>
          <table:table-cell table:number-columns-repeated="16381"/>
        </table:table-row>
        <table:table-row table:style-name="ro1">
          <table:table-cell office:value-type="float" table:style-name="ce1" office:value="215.9">
            <text:p>215.9</text:p>
          </table:table-cell>
          <table:table-cell office:value-type="float" table:style-name="ce1" office:value="-0.586372356736">
            <text:p>-0.586372</text:p>
          </table:table-cell>
          <table:table-cell office:value-type="float" table:style-name="ce1" office:value="-0.810041640446">
            <text:p>-0.810042</text:p>
          </table:table-cell>
          <table:table-cell table:number-columns-repeated="16381"/>
        </table:table-row>
        <table:table-row table:style-name="ro1">
          <table:table-cell office:value-type="float" table:style-name="ce1" office:value="216.0">
            <text:p>216</text:p>
          </table:table-cell>
          <table:table-cell office:value-type="float" table:style-name="ce1" office:value="-0.587785252292">
            <text:p>-0.587785</text:p>
          </table:table-cell>
          <table:table-cell office:value-type="float" table:style-name="ce1" office:value="-0.809016994375">
            <text:p>-0.8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216.1">
            <text:p>216.1</text:p>
          </table:table-cell>
          <table:table-cell office:value-type="float" table:style-name="ce1" office:value="-0.589196357353">
            <text:p>-0.589196</text:p>
          </table:table-cell>
          <table:table-cell office:value-type="float" table:style-name="ce1" office:value="-0.807989883898">
            <text:p>-0.80799</text:p>
          </table:table-cell>
          <table:table-cell table:number-columns-repeated="16381"/>
        </table:table-row>
        <table:table-row table:style-name="ro1">
          <table:table-cell office:value-type="float" table:style-name="ce1" office:value="216.2">
            <text:p>216.2</text:p>
          </table:table-cell>
          <table:table-cell office:value-type="float" table:style-name="ce1" office:value="-0.59060566762">
            <text:p>-0.590606</text:p>
          </table:table-cell>
          <table:table-cell office:value-type="float" table:style-name="ce1" office:value="-0.806960312144">
            <text:p>-0.80696</text:p>
          </table:table-cell>
          <table:table-cell table:number-columns-repeated="16381"/>
        </table:table-row>
        <table:table-row table:style-name="ro1">
          <table:table-cell office:value-type="float" table:style-name="ce1" office:value="216.3">
            <text:p>216.3</text:p>
          </table:table-cell>
          <table:table-cell office:value-type="float" table:style-name="ce1" office:value="-0.592013178799">
            <text:p>-0.592013</text:p>
          </table:table-cell>
          <table:table-cell office:value-type="float" table:style-name="ce1" office:value="-0.805928282249">
            <text:p>-0.805928</text:p>
          </table:table-cell>
          <table:table-cell table:number-columns-repeated="16381"/>
        </table:table-row>
        <table:table-row table:style-name="ro1">
          <table:table-cell office:value-type="float" table:style-name="ce1" office:value="216.4">
            <text:p>216.4</text:p>
          </table:table-cell>
          <table:table-cell office:value-type="float" table:style-name="ce1" office:value="-0.593418886604">
            <text:p>-0.593419</text:p>
          </table:table-cell>
          <table:table-cell office:value-type="float" table:style-name="ce1" office:value="-0.804893797356">
            <text:p>-0.804894</text:p>
          </table:table-cell>
          <table:table-cell table:number-columns-repeated="16381"/>
        </table:table-row>
        <table:table-row table:style-name="ro1">
          <table:table-cell office:value-type="float" table:style-name="ce1" office:value="216.5">
            <text:p>216.5</text:p>
          </table:table-cell>
          <table:table-cell office:value-type="float" table:style-name="ce1" office:value="-0.594822786751">
            <text:p>-0.594823</text:p>
          </table:table-cell>
          <table:table-cell office:value-type="float" table:style-name="ce1" office:value="-0.803856860617">
            <text:p>-0.803857</text:p>
          </table:table-cell>
          <table:table-cell table:number-columns-repeated="16381"/>
        </table:table-row>
        <table:table-row table:style-name="ro1">
          <table:table-cell office:value-type="float" table:style-name="ce1" office:value="216.6">
            <text:p>216.6</text:p>
          </table:table-cell>
          <table:table-cell office:value-type="float" table:style-name="ce1" office:value="-0.596224874966">
            <text:p>-0.596225</text:p>
          </table:table-cell>
          <table:table-cell office:value-type="float" table:style-name="ce1" office:value="-0.802817475191">
            <text:p>-0.802817</text:p>
          </table:table-cell>
          <table:table-cell table:number-columns-repeated="16381"/>
        </table:table-row>
        <table:table-row table:style-name="ro1">
          <table:table-cell office:value-type="float" table:style-name="ce1" office:value="216.7">
            <text:p>216.7</text:p>
          </table:table-cell>
          <table:table-cell office:value-type="float" table:style-name="ce1" office:value="-0.597625146976">
            <text:p>-0.597625</text:p>
          </table:table-cell>
          <table:table-cell office:value-type="float" table:style-name="ce1" office:value="-0.801775644244">
            <text:p>-0.801776</text:p>
          </table:table-cell>
          <table:table-cell table:number-columns-repeated="16381"/>
        </table:table-row>
        <table:table-row table:style-name="ro1">
          <table:table-cell office:value-type="float" table:style-name="ce1" office:value="216.8">
            <text:p>216.8</text:p>
          </table:table-cell>
          <table:table-cell office:value-type="float" table:style-name="ce1" office:value="-0.599023598516">
            <text:p>-0.599024</text:p>
          </table:table-cell>
          <table:table-cell office:value-type="float" table:style-name="ce1" office:value="-0.800731370949">
            <text:p>-0.800731</text:p>
          </table:table-cell>
          <table:table-cell table:number-columns-repeated="16381"/>
        </table:table-row>
        <table:table-row table:style-name="ro1">
          <table:table-cell office:value-type="float" table:style-name="ce1" office:value="216.9">
            <text:p>216.9</text:p>
          </table:table-cell>
          <table:table-cell office:value-type="float" table:style-name="ce1" office:value="-0.600420225326">
            <text:p>-0.60042</text:p>
          </table:table-cell>
          <table:table-cell office:value-type="float" table:style-name="ce1" office:value="-0.799684658487">
            <text:p>-0.799685</text:p>
          </table:table-cell>
          <table:table-cell table:number-columns-repeated="16381"/>
        </table:table-row>
        <table:table-row table:style-name="ro1">
          <table:table-cell office:value-type="float" table:style-name="ce1" office:value="217.0">
            <text:p>217</text:p>
          </table:table-cell>
          <table:table-cell office:value-type="float" table:style-name="ce1" office:value="-0.601815023152">
            <text:p>-0.601815</text:p>
          </table:table-cell>
          <table:table-cell office:value-type="float" table:style-name="ce1" office:value="-0.798635510047">
            <text:p>-0.798636</text:p>
          </table:table-cell>
          <table:table-cell table:number-columns-repeated="16381"/>
        </table:table-row>
        <table:table-row table:style-name="ro1">
          <table:table-cell office:value-type="float" table:style-name="ce1" office:value="217.1">
            <text:p>217.1</text:p>
          </table:table-cell>
          <table:table-cell office:value-type="float" table:style-name="ce1" office:value="-0.603207987745">
            <text:p>-0.603208</text:p>
          </table:table-cell>
          <table:table-cell office:value-type="float" table:style-name="ce1" office:value="-0.797583928825">
            <text:p>-0.797584</text:p>
          </table:table-cell>
          <table:table-cell table:number-columns-repeated="16381"/>
        </table:table-row>
        <table:table-row table:style-name="ro1">
          <table:table-cell office:value-type="float" table:style-name="ce1" office:value="217.2">
            <text:p>217.2</text:p>
          </table:table-cell>
          <table:table-cell office:value-type="float" table:style-name="ce1" office:value="-0.604599114862">
            <text:p>-0.604599</text:p>
          </table:table-cell>
          <table:table-cell office:value-type="float" table:style-name="ce1" office:value="-0.796529918024">
            <text:p>-0.79653</text:p>
          </table:table-cell>
          <table:table-cell table:number-columns-repeated="16381"/>
        </table:table-row>
        <table:table-row table:style-name="ro1">
          <table:table-cell office:value-type="float" table:style-name="ce1" office:value="217.3">
            <text:p>217.3</text:p>
          </table:table-cell>
          <table:table-cell office:value-type="float" table:style-name="ce1" office:value="-0.605988400266">
            <text:p>-0.605988</text:p>
          </table:table-cell>
          <table:table-cell office:value-type="float" table:style-name="ce1" office:value="-0.795473480855">
            <text:p>-0.795473</text:p>
          </table:table-cell>
          <table:table-cell table:number-columns-repeated="16381"/>
        </table:table-row>
        <table:table-row table:style-name="ro1">
          <table:table-cell office:value-type="float" table:style-name="ce1" office:value="217.4">
            <text:p>217.4</text:p>
          </table:table-cell>
          <table:table-cell office:value-type="float" table:style-name="ce1" office:value="-0.607375839723">
            <text:p>-0.607376</text:p>
          </table:table-cell>
          <table:table-cell office:value-type="float" table:style-name="ce1" office:value="-0.794414620535">
            <text:p>-0.794415</text:p>
          </table:table-cell>
          <table:table-cell table:number-columns-repeated="16381"/>
        </table:table-row>
        <table:table-row table:style-name="ro1">
          <table:table-cell office:value-type="float" table:style-name="ce1" office:value="217.5">
            <text:p>217.5</text:p>
          </table:table-cell>
          <table:table-cell office:value-type="float" table:style-name="ce1" office:value="-0.608761429009">
            <text:p>-0.608761</text:p>
          </table:table-cell>
          <table:table-cell office:value-type="float" table:style-name="ce1" office:value="-0.793353340291">
            <text:p>-0.793353</text:p>
          </table:table-cell>
          <table:table-cell table:number-columns-repeated="16381"/>
        </table:table-row>
        <table:table-row table:style-name="ro1">
          <table:table-cell office:value-type="float" table:style-name="ce1" office:value="217.6">
            <text:p>217.6</text:p>
          </table:table-cell>
          <table:table-cell office:value-type="float" table:style-name="ce1" office:value="-0.610145163901">
            <text:p>-0.610145</text:p>
          </table:table-cell>
          <table:table-cell office:value-type="float" table:style-name="ce1" office:value="-0.792289643355">
            <text:p>-0.79229</text:p>
          </table:table-cell>
          <table:table-cell table:number-columns-repeated="16381"/>
        </table:table-row>
        <table:table-row table:style-name="ro1">
          <table:table-cell office:value-type="float" table:style-name="ce1" office:value="217.7">
            <text:p>217.7</text:p>
          </table:table-cell>
          <table:table-cell office:value-type="float" table:style-name="ce1" office:value="-0.611527040186">
            <text:p>-0.611527</text:p>
          </table:table-cell>
          <table:table-cell office:value-type="float" table:style-name="ce1" office:value="-0.791223532967">
            <text:p>-0.791224</text:p>
          </table:table-cell>
          <table:table-cell table:number-columns-repeated="16381"/>
        </table:table-row>
        <table:table-row table:style-name="ro1">
          <table:table-cell office:value-type="float" table:style-name="ce1" office:value="217.8">
            <text:p>217.8</text:p>
          </table:table-cell>
          <table:table-cell office:value-type="float" table:style-name="ce1" office:value="-0.612907053653">
            <text:p>-0.612907</text:p>
          </table:table-cell>
          <table:table-cell office:value-type="float" table:style-name="ce1" office:value="-0.790155012376">
            <text:p>-0.790155</text:p>
          </table:table-cell>
          <table:table-cell table:number-columns-repeated="16381"/>
        </table:table-row>
        <table:table-row table:style-name="ro1">
          <table:table-cell office:value-type="float" table:style-name="ce1" office:value="217.9">
            <text:p>217.9</text:p>
          </table:table-cell>
          <table:table-cell office:value-type="float" table:style-name="ce1" office:value="-0.614285200099">
            <text:p>-0.614285</text:p>
          </table:table-cell>
          <table:table-cell office:value-type="float" table:style-name="ce1" office:value="-0.789084084835">
            <text:p>-0.789084</text:p>
          </table:table-cell>
          <table:table-cell table:number-columns-repeated="16381"/>
        </table:table-row>
        <table:table-row table:style-name="ro1">
          <table:table-cell office:value-type="float" table:style-name="ce1" office:value="218.0">
            <text:p>218</text:p>
          </table:table-cell>
          <table:table-cell office:value-type="float" table:style-name="ce1" office:value="-0.615661475326">
            <text:p>-0.615661</text:p>
          </table:table-cell>
          <table:table-cell office:value-type="float" table:style-name="ce1" office:value="-0.788010753607">
            <text:p>-0.788011</text:p>
          </table:table-cell>
          <table:table-cell table:number-columns-repeated="16381"/>
        </table:table-row>
        <table:table-row table:style-name="ro1">
          <table:table-cell office:value-type="float" table:style-name="ce1" office:value="218.1">
            <text:p>218.1</text:p>
          </table:table-cell>
          <table:table-cell office:value-type="float" table:style-name="ce1" office:value="-0.617035875141">
            <text:p>-0.617036</text:p>
          </table:table-cell>
          <table:table-cell office:value-type="float" table:style-name="ce1" office:value="-0.786935021961">
            <text:p>-0.786935</text:p>
          </table:table-cell>
          <table:table-cell table:number-columns-repeated="16381"/>
        </table:table-row>
        <table:table-row table:style-name="ro1">
          <table:table-cell office:value-type="float" table:style-name="ce1" office:value="218.2">
            <text:p>218.2</text:p>
          </table:table-cell>
          <table:table-cell office:value-type="float" table:style-name="ce1" office:value="-0.618408395358">
            <text:p>-0.618408</text:p>
          </table:table-cell>
          <table:table-cell office:value-type="float" table:style-name="ce1" office:value="-0.785856893175">
            <text:p>-0.785857</text:p>
          </table:table-cell>
          <table:table-cell table:number-columns-repeated="16381"/>
        </table:table-row>
        <table:table-row table:style-name="ro1">
          <table:table-cell office:value-type="float" table:style-name="ce1" office:value="218.3">
            <text:p>218.3</text:p>
          </table:table-cell>
          <table:table-cell office:value-type="float" table:style-name="ce1" office:value="-0.619779031795">
            <text:p>-0.619779</text:p>
          </table:table-cell>
          <table:table-cell office:value-type="float" table:style-name="ce1" office:value="-0.784776370533">
            <text:p>-0.784776</text:p>
          </table:table-cell>
          <table:table-cell table:number-columns-repeated="16381"/>
        </table:table-row>
        <table:table-row table:style-name="ro1">
          <table:table-cell office:value-type="float" table:style-name="ce1" office:value="218.4">
            <text:p>218.4</text:p>
          </table:table-cell>
          <table:table-cell office:value-type="float" table:style-name="ce1" office:value="-0.621147780278">
            <text:p>-0.621148</text:p>
          </table:table-cell>
          <table:table-cell office:value-type="float" table:style-name="ce1" office:value="-0.783693457326">
            <text:p>-0.783693</text:p>
          </table:table-cell>
          <table:table-cell table:number-columns-repeated="16381"/>
        </table:table-row>
        <table:table-row table:style-name="ro1">
          <table:table-cell office:value-type="float" table:style-name="ce1" office:value="218.5">
            <text:p>218.5</text:p>
          </table:table-cell>
          <table:table-cell office:value-type="float" table:style-name="ce1" office:value="-0.622514636638">
            <text:p>-0.622515</text:p>
          </table:table-cell>
          <table:table-cell office:value-type="float" table:style-name="ce1" office:value="-0.782608156852">
            <text:p>-0.782608</text:p>
          </table:table-cell>
          <table:table-cell table:number-columns-repeated="16381"/>
        </table:table-row>
        <table:table-row table:style-name="ro1">
          <table:table-cell office:value-type="float" table:style-name="ce1" office:value="218.6">
            <text:p>218.6</text:p>
          </table:table-cell>
          <table:table-cell office:value-type="float" table:style-name="ce1" office:value="-0.623879596709">
            <text:p>-0.62388</text:p>
          </table:table-cell>
          <table:table-cell office:value-type="float" table:style-name="ce1" office:value="-0.781520472419">
            <text:p>-0.78152</text:p>
          </table:table-cell>
          <table:table-cell table:number-columns-repeated="16381"/>
        </table:table-row>
        <table:table-row table:style-name="ro1">
          <table:table-cell office:value-type="float" table:style-name="ce1" office:value="218.7">
            <text:p>218.7</text:p>
          </table:table-cell>
          <table:table-cell office:value-type="float" table:style-name="ce1" office:value="-0.625242656336">
            <text:p>-0.625243</text:p>
          </table:table-cell>
          <table:table-cell office:value-type="float" table:style-name="ce1" office:value="-0.780430407338">
            <text:p>-0.78043</text:p>
          </table:table-cell>
          <table:table-cell table:number-columns-repeated="16381"/>
        </table:table-row>
        <table:table-row table:style-name="ro1">
          <table:table-cell office:value-type="float" table:style-name="ce1" office:value="218.8">
            <text:p>218.8</text:p>
          </table:table-cell>
          <table:table-cell office:value-type="float" table:style-name="ce1" office:value="-0.626603811364">
            <text:p>-0.626604</text:p>
          </table:table-cell>
          <table:table-cell office:value-type="float" table:style-name="ce1" office:value="-0.779337964931">
            <text:p>-0.779338</text:p>
          </table:table-cell>
          <table:table-cell table:number-columns-repeated="16381"/>
        </table:table-row>
        <table:table-row table:style-name="ro1">
          <table:table-cell office:value-type="float" table:style-name="ce1" office:value="218.9">
            <text:p>218.9</text:p>
          </table:table-cell>
          <table:table-cell office:value-type="float" table:style-name="ce1" office:value="-0.627963057649">
            <text:p>-0.627963</text:p>
          </table:table-cell>
          <table:table-cell office:value-type="float" table:style-name="ce1" office:value="-0.778243148526">
            <text:p>-0.778243</text:p>
          </table:table-cell>
          <table:table-cell table:number-columns-repeated="16381"/>
        </table:table-row>
        <table:table-row table:style-name="ro1">
          <table:table-cell office:value-type="float" table:style-name="ce1" office:value="219.0">
            <text:p>219</text:p>
          </table:table-cell>
          <table:table-cell office:value-type="float" table:style-name="ce1" office:value="-0.62932039105">
            <text:p>-0.62932</text:p>
          </table:table-cell>
          <table:table-cell office:value-type="float" table:style-name="ce1" office:value="-0.777145961457">
            <text:p>-0.7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219.1">
            <text:p>219.1</text:p>
          </table:table-cell>
          <table:table-cell office:value-type="float" table:style-name="ce1" office:value="-0.630675807431">
            <text:p>-0.630676</text:p>
          </table:table-cell>
          <table:table-cell office:value-type="float" table:style-name="ce1" office:value="-0.776046407067">
            <text:p>-0.776046</text:p>
          </table:table-cell>
          <table:table-cell table:number-columns-repeated="16381"/>
        </table:table-row>
        <table:table-row table:style-name="ro1">
          <table:table-cell office:value-type="float" table:style-name="ce1" office:value="219.2">
            <text:p>219.2</text:p>
          </table:table-cell>
          <table:table-cell office:value-type="float" table:style-name="ce1" office:value="-0.632029302665">
            <text:p>-0.632029</text:p>
          </table:table-cell>
          <table:table-cell office:value-type="float" table:style-name="ce1" office:value="-0.774944488704">
            <text:p>-0.774944</text:p>
          </table:table-cell>
          <table:table-cell table:number-columns-repeated="16381"/>
        </table:table-row>
        <table:table-row table:style-name="ro1">
          <table:table-cell office:value-type="float" table:style-name="ce1" office:value="219.3">
            <text:p>219.3</text:p>
          </table:table-cell>
          <table:table-cell office:value-type="float" table:style-name="ce1" office:value="-0.633380872628">
            <text:p>-0.633381</text:p>
          </table:table-cell>
          <table:table-cell office:value-type="float" table:style-name="ce1" office:value="-0.773840209727">
            <text:p>-0.77384</text:p>
          </table:table-cell>
          <table:table-cell table:number-columns-repeated="16381"/>
        </table:table-row>
        <table:table-row table:style-name="ro1">
          <table:table-cell office:value-type="float" table:style-name="ce1" office:value="219.4">
            <text:p>219.4</text:p>
          </table:table-cell>
          <table:table-cell office:value-type="float" table:style-name="ce1" office:value="-0.634730513202">
            <text:p>-0.634731</text:p>
          </table:table-cell>
          <table:table-cell office:value-type="float" table:style-name="ce1" office:value="-0.772733573497">
            <text:p>-0.772734</text:p>
          </table:table-cell>
          <table:table-cell table:number-columns-repeated="16381"/>
        </table:table-row>
        <table:table-row table:style-name="ro1">
          <table:table-cell office:value-type="float" table:style-name="ce1" office:value="219.5">
            <text:p>219.5</text:p>
          </table:table-cell>
          <table:table-cell office:value-type="float" table:style-name="ce1" office:value="-0.636078220278">
            <text:p>-0.636078</text:p>
          </table:table-cell>
          <table:table-cell office:value-type="float" table:style-name="ce1" office:value="-0.771624583388">
            <text:p>-0.771625</text:p>
          </table:table-cell>
          <table:table-cell table:number-columns-repeated="16381"/>
        </table:table-row>
        <table:table-row table:style-name="ro1">
          <table:table-cell office:value-type="float" table:style-name="ce1" office:value="219.6">
            <text:p>219.6</text:p>
          </table:table-cell>
          <table:table-cell office:value-type="float" table:style-name="ce1" office:value="-0.637423989749">
            <text:p>-0.637424</text:p>
          </table:table-cell>
          <table:table-cell office:value-type="float" table:style-name="ce1" office:value="-0.770513242776">
            <text:p>-0.770513</text:p>
          </table:table-cell>
          <table:table-cell table:number-columns-repeated="16381"/>
        </table:table-row>
        <table:table-row table:style-name="ro1">
          <table:table-cell office:value-type="float" table:style-name="ce1" office:value="219.7">
            <text:p>219.7</text:p>
          </table:table-cell>
          <table:table-cell office:value-type="float" table:style-name="ce1" office:value="-0.638767817516">
            <text:p>-0.638768</text:p>
          </table:table-cell>
          <table:table-cell office:value-type="float" table:style-name="ce1" office:value="-0.769399555047">
            <text:p>-0.7694</text:p>
          </table:table-cell>
          <table:table-cell table:number-columns-repeated="16381"/>
        </table:table-row>
        <table:table-row table:style-name="ro1">
          <table:table-cell office:value-type="float" table:style-name="ce1" office:value="219.8">
            <text:p>219.8</text:p>
          </table:table-cell>
          <table:table-cell office:value-type="float" table:style-name="ce1" office:value="-0.640109699485">
            <text:p>-0.64011</text:p>
          </table:table-cell>
          <table:table-cell office:value-type="float" table:style-name="ce1" office:value="-0.768283523594">
            <text:p>-0.768284</text:p>
          </table:table-cell>
          <table:table-cell table:number-columns-repeated="16381"/>
        </table:table-row>
        <table:table-row table:style-name="ro1">
          <table:table-cell office:value-type="float" table:style-name="ce1" office:value="219.9">
            <text:p>219.9</text:p>
          </table:table-cell>
          <table:table-cell office:value-type="float" table:style-name="ce1" office:value="-0.641449631569">
            <text:p>-0.64145</text:p>
          </table:table-cell>
          <table:table-cell office:value-type="float" table:style-name="ce1" office:value="-0.767165151815">
            <text:p>-0.767165</text:p>
          </table:table-cell>
          <table:table-cell table:number-columns-repeated="16381"/>
        </table:table-row>
        <table:table-row table:style-name="ro1">
          <table:table-cell office:value-type="float" table:style-name="ce1" office:value="220.0">
            <text:p>220</text:p>
          </table:table-cell>
          <table:table-cell office:value-type="float" table:style-name="ce1" office:value="-0.642787609687">
            <text:p>-0.642788</text:p>
          </table:table-cell>
          <table:table-cell office:value-type="float" table:style-name="ce1" office:value="-0.766044443119">
            <text:p>-0.766044</text:p>
          </table:table-cell>
          <table:table-cell table:number-columns-repeated="16381"/>
        </table:table-row>
        <table:table-row table:style-name="ro1">
          <table:table-cell office:value-type="float" table:style-name="ce1" office:value="220.1">
            <text:p>220.1</text:p>
          </table:table-cell>
          <table:table-cell office:value-type="float" table:style-name="ce1" office:value="-0.644123629761">
            <text:p>-0.644124</text:p>
          </table:table-cell>
          <table:table-cell office:value-type="float" table:style-name="ce1" office:value="-0.764921400918">
            <text:p>-0.764921</text:p>
          </table:table-cell>
          <table:table-cell table:number-columns-repeated="16381"/>
        </table:table-row>
        <table:table-row table:style-name="ro1">
          <table:table-cell office:value-type="float" table:style-name="ce1" office:value="220.2">
            <text:p>220.2</text:p>
          </table:table-cell>
          <table:table-cell office:value-type="float" table:style-name="ce1" office:value="-0.645457687724">
            <text:p>-0.645458</text:p>
          </table:table-cell>
          <table:table-cell office:value-type="float" table:style-name="ce1" office:value="-0.763796028635">
            <text:p>-0.763796</text:p>
          </table:table-cell>
          <table:table-cell table:number-columns-repeated="16381"/>
        </table:table-row>
        <table:table-row table:style-name="ro1">
          <table:table-cell office:value-type="float" table:style-name="ce1" office:value="220.3">
            <text:p>220.3</text:p>
          </table:table-cell>
          <table:table-cell office:value-type="float" table:style-name="ce1" office:value="-0.64678977951">
            <text:p>-0.64679</text:p>
          </table:table-cell>
          <table:table-cell office:value-type="float" table:style-name="ce1" office:value="-0.762668329696">
            <text:p>-0.762668</text:p>
          </table:table-cell>
          <table:table-cell table:number-columns-repeated="16381"/>
        </table:table-row>
        <table:table-row table:style-name="ro1">
          <table:table-cell office:value-type="float" table:style-name="ce1" office:value="220.4">
            <text:p>220.4</text:p>
          </table:table-cell>
          <table:table-cell office:value-type="float" table:style-name="ce1" office:value="-0.648119901063">
            <text:p>-0.64812</text:p>
          </table:table-cell>
          <table:table-cell office:value-type="float" table:style-name="ce1" office:value="-0.761538307537">
            <text:p>-0.761538</text:p>
          </table:table-cell>
          <table:table-cell table:number-columns-repeated="16381"/>
        </table:table-row>
        <table:table-row table:style-name="ro1">
          <table:table-cell office:value-type="float" table:style-name="ce1" office:value="220.5">
            <text:p>220.5</text:p>
          </table:table-cell>
          <table:table-cell office:value-type="float" table:style-name="ce1" office:value="-0.64944804833">
            <text:p>-0.649448</text:p>
          </table:table-cell>
          <table:table-cell office:value-type="float" table:style-name="ce1" office:value="-0.7604059656">
            <text:p>-0.760406</text:p>
          </table:table-cell>
          <table:table-cell table:number-columns-repeated="16381"/>
        </table:table-row>
        <table:table-row table:style-name="ro1">
          <table:table-cell office:value-type="float" table:style-name="ce1" office:value="220.6">
            <text:p>220.6</text:p>
          </table:table-cell>
          <table:table-cell office:value-type="float" table:style-name="ce1" office:value="-0.650774217266">
            <text:p>-0.650774</text:p>
          </table:table-cell>
          <table:table-cell office:value-type="float" table:style-name="ce1" office:value="-0.759271307335">
            <text:p>-0.759271</text:p>
          </table:table-cell>
          <table:table-cell table:number-columns-repeated="16381"/>
        </table:table-row>
        <table:table-row table:style-name="ro1">
          <table:table-cell office:value-type="float" table:style-name="ce1" office:value="220.7">
            <text:p>220.7</text:p>
          </table:table-cell>
          <table:table-cell office:value-type="float" table:style-name="ce1" office:value="-0.65209840383">
            <text:p>-0.652098</text:p>
          </table:table-cell>
          <table:table-cell office:value-type="float" table:style-name="ce1" office:value="-0.758134336198">
            <text:p>-0.758134</text:p>
          </table:table-cell>
          <table:table-cell table:number-columns-repeated="16381"/>
        </table:table-row>
        <table:table-row table:style-name="ro1">
          <table:table-cell office:value-type="float" table:style-name="ce1" office:value="220.8">
            <text:p>220.8</text:p>
          </table:table-cell>
          <table:table-cell office:value-type="float" table:style-name="ce1" office:value="-0.65342060399">
            <text:p>-0.653421</text:p>
          </table:table-cell>
          <table:table-cell office:value-type="float" table:style-name="ce1" office:value="-0.756995055652">
            <text:p>-0.756995</text:p>
          </table:table-cell>
          <table:table-cell table:number-columns-repeated="16381"/>
        </table:table-row>
        <table:table-row table:style-name="ro1">
          <table:table-cell office:value-type="float" table:style-name="ce1" office:value="220.9">
            <text:p>220.9</text:p>
          </table:table-cell>
          <table:table-cell office:value-type="float" table:style-name="ce1" office:value="-0.654740813717">
            <text:p>-0.654741</text:p>
          </table:table-cell>
          <table:table-cell office:value-type="float" table:style-name="ce1" office:value="-0.755853469168">
            <text:p>-0.755853</text:p>
          </table:table-cell>
          <table:table-cell table:number-columns-repeated="16381"/>
        </table:table-row>
        <table:table-row table:style-name="ro1">
          <table:table-cell office:value-type="float" table:style-name="ce1" office:value="221.0">
            <text:p>221</text:p>
          </table:table-cell>
          <table:table-cell office:value-type="float" table:style-name="ce1" office:value="-0.656059028991">
            <text:p>-0.656059</text:p>
          </table:table-cell>
          <table:table-cell office:value-type="float" table:style-name="ce1" office:value="-0.754709580223">
            <text:p>-0.75471</text:p>
          </table:table-cell>
          <table:table-cell table:number-columns-repeated="16381"/>
        </table:table-row>
        <table:table-row table:style-name="ro1">
          <table:table-cell office:value-type="float" table:style-name="ce1" office:value="221.1">
            <text:p>221.1</text:p>
          </table:table-cell>
          <table:table-cell office:value-type="float" table:style-name="ce1" office:value="-0.657375245794">
            <text:p>-0.657375</text:p>
          </table:table-cell>
          <table:table-cell office:value-type="float" table:style-name="ce1" office:value="-0.753563392302">
            <text:p>-0.753563</text:p>
          </table:table-cell>
          <table:table-cell table:number-columns-repeated="16381"/>
        </table:table-row>
        <table:table-row table:style-name="ro1">
          <table:table-cell office:value-type="float" table:style-name="ce1" office:value="221.2">
            <text:p>221.2</text:p>
          </table:table-cell>
          <table:table-cell office:value-type="float" table:style-name="ce1" office:value="-0.658689460119">
            <text:p>-0.658689</text:p>
          </table:table-cell>
          <table:table-cell office:value-type="float" table:style-name="ce1" office:value="-0.752414908896">
            <text:p>-0.752415</text:p>
          </table:table-cell>
          <table:table-cell table:number-columns-repeated="16381"/>
        </table:table-row>
        <table:table-row table:style-name="ro1">
          <table:table-cell office:value-type="float" table:style-name="ce1" office:value="221.3">
            <text:p>221.3</text:p>
          </table:table-cell>
          <table:table-cell office:value-type="float" table:style-name="ce1" office:value="-0.660001667961">
            <text:p>-0.660002</text:p>
          </table:table-cell>
          <table:table-cell office:value-type="float" table:style-name="ce1" office:value="-0.751264133504">
            <text:p>-0.751264</text:p>
          </table:table-cell>
          <table:table-cell table:number-columns-repeated="16381"/>
        </table:table-row>
        <table:table-row table:style-name="ro1">
          <table:table-cell office:value-type="float" table:style-name="ce1" office:value="221.4">
            <text:p>221.4</text:p>
          </table:table-cell>
          <table:table-cell office:value-type="float" table:style-name="ce1" office:value="-0.661311865324">
            <text:p>-0.661312</text:p>
          </table:table-cell>
          <table:table-cell office:value-type="float" table:style-name="ce1" office:value="-0.75011106963">
            <text:p>-0.750111</text:p>
          </table:table-cell>
          <table:table-cell table:number-columns-repeated="16381"/>
        </table:table-row>
        <table:table-row table:style-name="ro1">
          <table:table-cell office:value-type="float" table:style-name="ce1" office:value="221.5">
            <text:p>221.5</text:p>
          </table:table-cell>
          <table:table-cell office:value-type="float" table:style-name="ce1" office:value="-0.662620048216">
            <text:p>-0.66262</text:p>
          </table:table-cell>
          <table:table-cell office:value-type="float" table:style-name="ce1" office:value="-0.748955720789">
            <text:p>-0.748956</text:p>
          </table:table-cell>
          <table:table-cell table:number-columns-repeated="16381"/>
        </table:table-row>
        <table:table-row table:style-name="ro1">
          <table:table-cell office:value-type="float" table:style-name="ce1" office:value="221.6">
            <text:p>221.6</text:p>
          </table:table-cell>
          <table:table-cell office:value-type="float" table:style-name="ce1" office:value="-0.663926212652">
            <text:p>-0.663926</text:p>
          </table:table-cell>
          <table:table-cell office:value-type="float" table:style-name="ce1" office:value="-0.747798090499">
            <text:p>-0.747798</text:p>
          </table:table-cell>
          <table:table-cell table:number-columns-repeated="16381"/>
        </table:table-row>
        <table:table-row table:style-name="ro1">
          <table:table-cell office:value-type="float" table:style-name="ce1" office:value="221.7">
            <text:p>221.7</text:p>
          </table:table-cell>
          <table:table-cell office:value-type="float" table:style-name="ce1" office:value="-0.665230354654">
            <text:p>-0.66523</text:p>
          </table:table-cell>
          <table:table-cell office:value-type="float" table:style-name="ce1" office:value="-0.746638182285">
            <text:p>-0.746638</text:p>
          </table:table-cell>
          <table:table-cell table:number-columns-repeated="16381"/>
        </table:table-row>
        <table:table-row table:style-name="ro1">
          <table:table-cell office:value-type="float" table:style-name="ce1" office:value="221.8">
            <text:p>221.8</text:p>
          </table:table-cell>
          <table:table-cell office:value-type="float" table:style-name="ce1" office:value="-0.666532470249">
            <text:p>-0.666532</text:p>
          </table:table-cell>
          <table:table-cell office:value-type="float" table:style-name="ce1" office:value="-0.745475999683">
            <text:p>-0.745476</text:p>
          </table:table-cell>
          <table:table-cell table:number-columns-repeated="16381"/>
        </table:table-row>
        <table:table-row table:style-name="ro1">
          <table:table-cell office:value-type="float" table:style-name="ce1" office:value="221.9">
            <text:p>221.9</text:p>
          </table:table-cell>
          <table:table-cell office:value-type="float" table:style-name="ce1" office:value="-0.667832555471">
            <text:p>-0.667833</text:p>
          </table:table-cell>
          <table:table-cell office:value-type="float" table:style-name="ce1" office:value="-0.744311546231">
            <text:p>-0.744312</text:p>
          </table:table-cell>
          <table:table-cell table:number-columns-repeated="16381"/>
        </table:table-row>
        <table:table-row table:style-name="ro1">
          <table:table-cell office:value-type="float" table:style-name="ce1" office:value="222.0">
            <text:p>222</text:p>
          </table:table-cell>
          <table:table-cell office:value-type="float" table:style-name="ce1" office:value="-0.669130606359">
            <text:p>-0.669131</text:p>
          </table:table-cell>
          <table:table-cell office:value-type="float" table:style-name="ce1" office:value="-0.743144825477">
            <text:p>-0.743145</text:p>
          </table:table-cell>
          <table:table-cell table:number-columns-repeated="16381"/>
        </table:table-row>
        <table:table-row table:style-name="ro1">
          <table:table-cell office:value-type="float" table:style-name="ce1" office:value="222.1">
            <text:p>222.1</text:p>
          </table:table-cell>
          <table:table-cell office:value-type="float" table:style-name="ce1" office:value="-0.670426618959">
            <text:p>-0.670427</text:p>
          </table:table-cell>
          <table:table-cell office:value-type="float" table:style-name="ce1" office:value="-0.741975840976">
            <text:p>-0.741976</text:p>
          </table:table-cell>
          <table:table-cell table:number-columns-repeated="16381"/>
        </table:table-row>
        <table:table-row table:style-name="ro1">
          <table:table-cell office:value-type="float" table:style-name="ce1" office:value="222.2">
            <text:p>222.2</text:p>
          </table:table-cell>
          <table:table-cell office:value-type="float" table:style-name="ce1" office:value="-0.671720589323">
            <text:p>-0.671721</text:p>
          </table:table-cell>
          <table:table-cell office:value-type="float" table:style-name="ce1" office:value="-0.740804596287">
            <text:p>-0.740805</text:p>
          </table:table-cell>
          <table:table-cell table:number-columns-repeated="16381"/>
        </table:table-row>
        <table:table-row table:style-name="ro1">
          <table:table-cell office:value-type="float" table:style-name="ce1" office:value="222.3">
            <text:p>222.3</text:p>
          </table:table-cell>
          <table:table-cell office:value-type="float" table:style-name="ce1" office:value="-0.67301251351">
            <text:p>-0.673013</text:p>
          </table:table-cell>
          <table:table-cell office:value-type="float" table:style-name="ce1" office:value="-0.739631094979">
            <text:p>-0.739631</text:p>
          </table:table-cell>
          <table:table-cell table:number-columns-repeated="16381"/>
        </table:table-row>
        <table:table-row table:style-name="ro1">
          <table:table-cell office:value-type="float" table:style-name="ce1" office:value="222.4">
            <text:p>222.4</text:p>
          </table:table-cell>
          <table:table-cell office:value-type="float" table:style-name="ce1" office:value="-0.674302387584">
            <text:p>-0.674302</text:p>
          </table:table-cell>
          <table:table-cell office:value-type="float" table:style-name="ce1" office:value="-0.738455340626">
            <text:p>-0.738455</text:p>
          </table:table-cell>
          <table:table-cell table:number-columns-repeated="16381"/>
        </table:table-row>
        <table:table-row table:style-name="ro1">
          <table:table-cell office:value-type="float" table:style-name="ce1" office:value="222.5">
            <text:p>222.5</text:p>
          </table:table-cell>
          <table:table-cell office:value-type="float" table:style-name="ce1" office:value="-0.675590207616">
            <text:p>-0.67559</text:p>
          </table:table-cell>
          <table:table-cell office:value-type="float" table:style-name="ce1" office:value="-0.73727733681">
            <text:p>-0.737277</text:p>
          </table:table-cell>
          <table:table-cell table:number-columns-repeated="16381"/>
        </table:table-row>
        <table:table-row table:style-name="ro1">
          <table:table-cell office:value-type="float" table:style-name="ce1" office:value="222.6">
            <text:p>222.6</text:p>
          </table:table-cell>
          <table:table-cell office:value-type="float" table:style-name="ce1" office:value="-0.676875969683">
            <text:p>-0.676876</text:p>
          </table:table-cell>
          <table:table-cell office:value-type="float" table:style-name="ce1" office:value="-0.73609708712">
            <text:p>-0.736097</text:p>
          </table:table-cell>
          <table:table-cell table:number-columns-repeated="16381"/>
        </table:table-row>
        <table:table-row table:style-name="ro1">
          <table:table-cell office:value-type="float" table:style-name="ce1" office:value="222.7">
            <text:p>222.7</text:p>
          </table:table-cell>
          <table:table-cell office:value-type="float" table:style-name="ce1" office:value="-0.678159669868">
            <text:p>-0.67816</text:p>
          </table:table-cell>
          <table:table-cell office:value-type="float" table:style-name="ce1" office:value="-0.73491459515">
            <text:p>-0.734915</text:p>
          </table:table-cell>
          <table:table-cell table:number-columns-repeated="16381"/>
        </table:table-row>
        <table:table-row table:style-name="ro1">
          <table:table-cell office:value-type="float" table:style-name="ce1" office:value="222.8">
            <text:p>222.8</text:p>
          </table:table-cell>
          <table:table-cell office:value-type="float" table:style-name="ce1" office:value="-0.679441304262">
            <text:p>-0.679441</text:p>
          </table:table-cell>
          <table:table-cell office:value-type="float" table:style-name="ce1" office:value="-0.733729864503">
            <text:p>-0.73373</text:p>
          </table:table-cell>
          <table:table-cell table:number-columns-repeated="16381"/>
        </table:table-row>
        <table:table-row table:style-name="ro1">
          <table:table-cell office:value-type="float" table:style-name="ce1" office:value="222.9">
            <text:p>222.9</text:p>
          </table:table-cell>
          <table:table-cell office:value-type="float" table:style-name="ce1" office:value="-0.680720868959">
            <text:p>-0.680721</text:p>
          </table:table-cell>
          <table:table-cell office:value-type="float" table:style-name="ce1" office:value="-0.732542898787">
            <text:p>-0.732543</text:p>
          </table:table-cell>
          <table:table-cell table:number-columns-repeated="16381"/>
        </table:table-row>
        <table:table-row table:style-name="ro1">
          <table:table-cell office:value-type="float" table:style-name="ce1" office:value="223.0">
            <text:p>223</text:p>
          </table:table-cell>
          <table:table-cell office:value-type="float" table:style-name="ce1" office:value="-0.681998360062">
            <text:p>-0.681998</text:p>
          </table:table-cell>
          <table:table-cell office:value-type="float" table:style-name="ce1" office:value="-0.731353701619">
            <text:p>-0.731354</text:p>
          </table:table-cell>
          <table:table-cell table:number-columns-repeated="16381"/>
        </table:table-row>
        <table:table-row table:style-name="ro1">
          <table:table-cell office:value-type="float" table:style-name="ce1" office:value="223.1">
            <text:p>223.1</text:p>
          </table:table-cell>
          <table:table-cell office:value-type="float" table:style-name="ce1" office:value="-0.683273773681">
            <text:p>-0.683274</text:p>
          </table:table-cell>
          <table:table-cell office:value-type="float" table:style-name="ce1" office:value="-0.730162276621">
            <text:p>-0.730162</text:p>
          </table:table-cell>
          <table:table-cell table:number-columns-repeated="16381"/>
        </table:table-row>
        <table:table-row table:style-name="ro1">
          <table:table-cell office:value-type="float" table:style-name="ce1" office:value="223.2">
            <text:p>223.2</text:p>
          </table:table-cell>
          <table:table-cell office:value-type="float" table:style-name="ce1" office:value="-0.684547105929">
            <text:p>-0.684547</text:p>
          </table:table-cell>
          <table:table-cell office:value-type="float" table:style-name="ce1" office:value="-0.728968627421">
            <text:p>-0.728969</text:p>
          </table:table-cell>
          <table:table-cell table:number-columns-repeated="16381"/>
        </table:table-row>
        <table:table-row table:style-name="ro1">
          <table:table-cell office:value-type="float" table:style-name="ce1" office:value="223.3">
            <text:p>223.3</text:p>
          </table:table-cell>
          <table:table-cell office:value-type="float" table:style-name="ce1" office:value="-0.685818352927">
            <text:p>-0.685818</text:p>
          </table:table-cell>
          <table:table-cell office:value-type="float" table:style-name="ce1" office:value="-0.727772757657">
            <text:p>-0.727773</text:p>
          </table:table-cell>
          <table:table-cell table:number-columns-repeated="16381"/>
        </table:table-row>
        <table:table-row table:style-name="ro1">
          <table:table-cell office:value-type="float" table:style-name="ce1" office:value="223.4">
            <text:p>223.4</text:p>
          </table:table-cell>
          <table:table-cell office:value-type="float" table:style-name="ce1" office:value="-0.687087510804">
            <text:p>-0.687088</text:p>
          </table:table-cell>
          <table:table-cell office:value-type="float" table:style-name="ce1" office:value="-0.726574670971">
            <text:p>-0.726575</text:p>
          </table:table-cell>
          <table:table-cell table:number-columns-repeated="16381"/>
        </table:table-row>
        <table:table-row table:style-name="ro1">
          <table:table-cell office:value-type="float" table:style-name="ce1" office:value="223.5">
            <text:p>223.5</text:p>
          </table:table-cell>
          <table:table-cell office:value-type="float" table:style-name="ce1" office:value="-0.688354575694">
            <text:p>-0.688355</text:p>
          </table:table-cell>
          <table:table-cell office:value-type="float" table:style-name="ce1" office:value="-0.725374371012">
            <text:p>-0.725374</text:p>
          </table:table-cell>
          <table:table-cell table:number-columns-repeated="16381"/>
        </table:table-row>
        <table:table-row table:style-name="ro1">
          <table:table-cell office:value-type="float" table:style-name="ce1" office:value="223.6">
            <text:p>223.6</text:p>
          </table:table-cell>
          <table:table-cell office:value-type="float" table:style-name="ce1" office:value="-0.689619543736">
            <text:p>-0.68962</text:p>
          </table:table-cell>
          <table:table-cell office:value-type="float" table:style-name="ce1" office:value="-0.724171861437">
            <text:p>-0.724172</text:p>
          </table:table-cell>
          <table:table-cell table:number-columns-repeated="16381"/>
        </table:table-row>
        <table:table-row table:style-name="ro1">
          <table:table-cell office:value-type="float" table:style-name="ce1" office:value="223.7">
            <text:p>223.7</text:p>
          </table:table-cell>
          <table:table-cell office:value-type="float" table:style-name="ce1" office:value="-0.690882411077">
            <text:p>-0.690882</text:p>
          </table:table-cell>
          <table:table-cell office:value-type="float" table:style-name="ce1" office:value="-0.72296714591">
            <text:p>-0.722967</text:p>
          </table:table-cell>
          <table:table-cell table:number-columns-repeated="16381"/>
        </table:table-row>
        <table:table-row table:style-name="ro1">
          <table:table-cell office:value-type="float" table:style-name="ce1" office:value="223.8">
            <text:p>223.8</text:p>
          </table:table-cell>
          <table:table-cell office:value-type="float" table:style-name="ce1" office:value="-0.69214317387">
            <text:p>-0.692143</text:p>
          </table:table-cell>
          <table:table-cell office:value-type="float" table:style-name="ce1" office:value="-0.721760228098">
            <text:p>-0.72176</text:p>
          </table:table-cell>
          <table:table-cell table:number-columns-repeated="16381"/>
        </table:table-row>
        <table:table-row table:style-name="ro1">
          <table:table-cell office:value-type="float" table:style-name="ce1" office:value="223.9">
            <text:p>223.9</text:p>
          </table:table-cell>
          <table:table-cell office:value-type="float" table:style-name="ce1" office:value="-0.693401828276">
            <text:p>-0.693402</text:p>
          </table:table-cell>
          <table:table-cell office:value-type="float" table:style-name="ce1" office:value="-0.72055111168">
            <text:p>-0.720551</text:p>
          </table:table-cell>
          <table:table-cell table:number-columns-repeated="16381"/>
        </table:table-row>
        <table:table-row table:style-name="ro1">
          <table:table-cell office:value-type="float" table:style-name="ce1" office:value="224.0">
            <text:p>224</text:p>
          </table:table-cell>
          <table:table-cell office:value-type="float" table:style-name="ce1" office:value="-0.694658370459">
            <text:p>-0.694658</text:p>
          </table:table-cell>
          <table:table-cell office:value-type="float" table:style-name="ce1" office:value="-0.719339800339">
            <text:p>-0.71934</text:p>
          </table:table-cell>
          <table:table-cell table:number-columns-repeated="16381"/>
        </table:table-row>
        <table:table-row table:style-name="ro1">
          <table:table-cell office:value-type="float" table:style-name="ce1" office:value="224.1">
            <text:p>224.1</text:p>
          </table:table-cell>
          <table:table-cell office:value-type="float" table:style-name="ce1" office:value="-0.695912796592">
            <text:p>-0.695913</text:p>
          </table:table-cell>
          <table:table-cell office:value-type="float" table:style-name="ce1" office:value="-0.718126297763">
            <text:p>-0.718126</text:p>
          </table:table-cell>
          <table:table-cell table:number-columns-repeated="16381"/>
        </table:table-row>
        <table:table-row table:style-name="ro1">
          <table:table-cell office:value-type="float" table:style-name="ce1" office:value="224.2">
            <text:p>224.2</text:p>
          </table:table-cell>
          <table:table-cell office:value-type="float" table:style-name="ce1" office:value="-0.697165102855">
            <text:p>-0.697165</text:p>
          </table:table-cell>
          <table:table-cell office:value-type="float" table:style-name="ce1" office:value="-0.71691060765">
            <text:p>-0.716911</text:p>
          </table:table-cell>
          <table:table-cell table:number-columns-repeated="16381"/>
        </table:table-row>
        <table:table-row table:style-name="ro1">
          <table:table-cell office:value-type="float" table:style-name="ce1" office:value="224.3">
            <text:p>224.3</text:p>
          </table:table-cell>
          <table:table-cell office:value-type="float" table:style-name="ce1" office:value="-0.698415285431">
            <text:p>-0.698415</text:p>
          </table:table-cell>
          <table:table-cell office:value-type="float" table:style-name="ce1" office:value="-0.715692733704">
            <text:p>-0.715693</text:p>
          </table:table-cell>
          <table:table-cell table:number-columns-repeated="16381"/>
        </table:table-row>
        <table:table-row table:style-name="ro1">
          <table:table-cell office:value-type="float" table:style-name="ce1" office:value="224.4">
            <text:p>224.4</text:p>
          </table:table-cell>
          <table:table-cell office:value-type="float" table:style-name="ce1" office:value="-0.699663340513">
            <text:p>-0.699663</text:p>
          </table:table-cell>
          <table:table-cell office:value-type="float" table:style-name="ce1" office:value="-0.714472679633">
            <text:p>-0.714473</text:p>
          </table:table-cell>
          <table:table-cell table:number-columns-repeated="16381"/>
        </table:table-row>
        <table:table-row table:style-name="ro1">
          <table:table-cell office:value-type="float" table:style-name="ce1" office:value="224.5">
            <text:p>224.5</text:p>
          </table:table-cell>
          <table:table-cell office:value-type="float" table:style-name="ce1" office:value="-0.7009092643">
            <text:p>-0.700909</text:p>
          </table:table-cell>
          <table:table-cell office:value-type="float" table:style-name="ce1" office:value="-0.713250449154">
            <text:p>-0.71325</text:p>
          </table:table-cell>
          <table:table-cell table:number-columns-repeated="16381"/>
        </table:table-row>
        <table:table-row table:style-name="ro1">
          <table:table-cell office:value-type="float" table:style-name="ce1" office:value="224.6">
            <text:p>224.6</text:p>
          </table:table-cell>
          <table:table-cell office:value-type="float" table:style-name="ce1" office:value="-0.702153052995">
            <text:p>-0.702153</text:p>
          </table:table-cell>
          <table:table-cell office:value-type="float" table:style-name="ce1" office:value="-0.712026045991">
            <text:p>-0.712026</text:p>
          </table:table-cell>
          <table:table-cell table:number-columns-repeated="16381"/>
        </table:table-row>
        <table:table-row table:style-name="ro1">
          <table:table-cell office:value-type="float" table:style-name="ce1" office:value="224.7">
            <text:p>224.7</text:p>
          </table:table-cell>
          <table:table-cell office:value-type="float" table:style-name="ce1" office:value="-0.703394702811">
            <text:p>-0.703395</text:p>
          </table:table-cell>
          <table:table-cell office:value-type="float" table:style-name="ce1" office:value="-0.710799473873">
            <text:p>-0.710799</text:p>
          </table:table-cell>
          <table:table-cell table:number-columns-repeated="16381"/>
        </table:table-row>
        <table:table-row table:style-name="ro1">
          <table:table-cell office:value-type="float" table:style-name="ce1" office:value="224.8">
            <text:p>224.8</text:p>
          </table:table-cell>
          <table:table-cell office:value-type="float" table:style-name="ce1" office:value="-0.704634209964">
            <text:p>-0.704634</text:p>
          </table:table-cell>
          <table:table-cell office:value-type="float" table:style-name="ce1" office:value="-0.709570736537">
            <text:p>-0.709571</text:p>
          </table:table-cell>
          <table:table-cell table:number-columns-repeated="16381"/>
        </table:table-row>
        <table:table-row table:style-name="ro1">
          <table:table-cell office:value-type="float" table:style-name="ce1" office:value="224.9">
            <text:p>224.9</text:p>
          </table:table-cell>
          <table:table-cell office:value-type="float" table:style-name="ce1" office:value="-0.705871570679">
            <text:p>-0.705872</text:p>
          </table:table-cell>
          <table:table-cell office:value-type="float" table:style-name="ce1" office:value="-0.708339837725">
            <text:p>-0.70834</text:p>
          </table:table-cell>
          <table:table-cell table:number-columns-repeated="16381"/>
        </table:table-row>
        <table:table-row table:style-name="ro1">
          <table:table-cell office:value-type="float" table:style-name="ce1" office:value="225.0">
            <text:p>225</text:p>
          </table:table-cell>
          <table:table-cell office:value-type="float" table:style-name="ce1" office:value="-0.707106781187">
            <text:p>-0.707107</text:p>
          </table:table-cell>
          <table:table-cell office:value-type="float" table:style-name="ce1" office:value="-0.707106781187">
            <text:p>-0.707107</text:p>
          </table:table-cell>
          <table:table-cell table:number-columns-repeated="16381"/>
        </table:table-row>
        <table:table-row table:style-name="ro1">
          <table:table-cell office:value-type="float" table:style-name="ce1" office:value="225.1">
            <text:p>225.1</text:p>
          </table:table-cell>
          <table:table-cell office:value-type="float" table:style-name="ce1" office:value="-0.708339837725">
            <text:p>-0.70834</text:p>
          </table:table-cell>
          <table:table-cell office:value-type="float" table:style-name="ce1" office:value="-0.705871570679">
            <text:p>-0.705872</text:p>
          </table:table-cell>
          <table:table-cell table:number-columns-repeated="16381"/>
        </table:table-row>
        <table:table-row table:style-name="ro1">
          <table:table-cell office:value-type="float" table:style-name="ce1" office:value="225.2">
            <text:p>225.2</text:p>
          </table:table-cell>
          <table:table-cell office:value-type="float" table:style-name="ce1" office:value="-0.709570736537">
            <text:p>-0.709571</text:p>
          </table:table-cell>
          <table:table-cell office:value-type="float" table:style-name="ce1" office:value="-0.704634209964">
            <text:p>-0.704634</text:p>
          </table:table-cell>
          <table:table-cell table:number-columns-repeated="16381"/>
        </table:table-row>
        <table:table-row table:style-name="ro1">
          <table:table-cell office:value-type="float" table:style-name="ce1" office:value="225.3">
            <text:p>225.3</text:p>
          </table:table-cell>
          <table:table-cell office:value-type="float" table:style-name="ce1" office:value="-0.710799473873">
            <text:p>-0.710799</text:p>
          </table:table-cell>
          <table:table-cell office:value-type="float" table:style-name="ce1" office:value="-0.703394702811">
            <text:p>-0.703395</text:p>
          </table:table-cell>
          <table:table-cell table:number-columns-repeated="16381"/>
        </table:table-row>
        <table:table-row table:style-name="ro1">
          <table:table-cell office:value-type="float" table:style-name="ce1" office:value="225.4">
            <text:p>225.4</text:p>
          </table:table-cell>
          <table:table-cell office:value-type="float" table:style-name="ce1" office:value="-0.712026045991">
            <text:p>-0.712026</text:p>
          </table:table-cell>
          <table:table-cell office:value-type="float" table:style-name="ce1" office:value="-0.702153052995">
            <text:p>-0.702153</text:p>
          </table:table-cell>
          <table:table-cell table:number-columns-repeated="16381"/>
        </table:table-row>
        <table:table-row table:style-name="ro1">
          <table:table-cell office:value-type="float" table:style-name="ce1" office:value="225.5">
            <text:p>225.5</text:p>
          </table:table-cell>
          <table:table-cell office:value-type="float" table:style-name="ce1" office:value="-0.713250449154">
            <text:p>-0.71325</text:p>
          </table:table-cell>
          <table:table-cell office:value-type="float" table:style-name="ce1" office:value="-0.7009092643">
            <text:p>-0.700909</text:p>
          </table:table-cell>
          <table:table-cell table:number-columns-repeated="16381"/>
        </table:table-row>
        <table:table-row table:style-name="ro1">
          <table:table-cell office:value-type="float" table:style-name="ce1" office:value="225.6">
            <text:p>225.6</text:p>
          </table:table-cell>
          <table:table-cell office:value-type="float" table:style-name="ce1" office:value="-0.714472679633">
            <text:p>-0.714473</text:p>
          </table:table-cell>
          <table:table-cell office:value-type="float" table:style-name="ce1" office:value="-0.699663340513">
            <text:p>-0.699663</text:p>
          </table:table-cell>
          <table:table-cell table:number-columns-repeated="16381"/>
        </table:table-row>
        <table:table-row table:style-name="ro1">
          <table:table-cell office:value-type="float" table:style-name="ce1" office:value="225.7">
            <text:p>225.7</text:p>
          </table:table-cell>
          <table:table-cell office:value-type="float" table:style-name="ce1" office:value="-0.715692733704">
            <text:p>-0.715693</text:p>
          </table:table-cell>
          <table:table-cell office:value-type="float" table:style-name="ce1" office:value="-0.698415285431">
            <text:p>-0.698415</text:p>
          </table:table-cell>
          <table:table-cell table:number-columns-repeated="16381"/>
        </table:table-row>
        <table:table-row table:style-name="ro1">
          <table:table-cell office:value-type="float" table:style-name="ce1" office:value="225.8">
            <text:p>225.8</text:p>
          </table:table-cell>
          <table:table-cell office:value-type="float" table:style-name="ce1" office:value="-0.71691060765">
            <text:p>-0.716911</text:p>
          </table:table-cell>
          <table:table-cell office:value-type="float" table:style-name="ce1" office:value="-0.697165102855">
            <text:p>-0.697165</text:p>
          </table:table-cell>
          <table:table-cell table:number-columns-repeated="16381"/>
        </table:table-row>
        <table:table-row table:style-name="ro1">
          <table:table-cell office:value-type="float" table:style-name="ce1" office:value="225.9">
            <text:p>225.9</text:p>
          </table:table-cell>
          <table:table-cell office:value-type="float" table:style-name="ce1" office:value="-0.718126297763">
            <text:p>-0.718126</text:p>
          </table:table-cell>
          <table:table-cell office:value-type="float" table:style-name="ce1" office:value="-0.695912796592">
            <text:p>-0.695913</text:p>
          </table:table-cell>
          <table:table-cell table:number-columns-repeated="16381"/>
        </table:table-row>
        <table:table-row table:style-name="ro1">
          <table:table-cell office:value-type="float" table:style-name="ce1" office:value="226.0">
            <text:p>226</text:p>
          </table:table-cell>
          <table:table-cell office:value-type="float" table:style-name="ce1" office:value="-0.719339800339">
            <text:p>-0.71934</text:p>
          </table:table-cell>
          <table:table-cell office:value-type="float" table:style-name="ce1" office:value="-0.694658370459">
            <text:p>-0.694658</text:p>
          </table:table-cell>
          <table:table-cell table:number-columns-repeated="16381"/>
        </table:table-row>
        <table:table-row table:style-name="ro1">
          <table:table-cell office:value-type="float" table:style-name="ce1" office:value="226.1">
            <text:p>226.1</text:p>
          </table:table-cell>
          <table:table-cell office:value-type="float" table:style-name="ce1" office:value="-0.72055111168">
            <text:p>-0.720551</text:p>
          </table:table-cell>
          <table:table-cell office:value-type="float" table:style-name="ce1" office:value="-0.693401828276">
            <text:p>-0.693402</text:p>
          </table:table-cell>
          <table:table-cell table:number-columns-repeated="16381"/>
        </table:table-row>
        <table:table-row table:style-name="ro1">
          <table:table-cell office:value-type="float" table:style-name="ce1" office:value="226.2">
            <text:p>226.2</text:p>
          </table:table-cell>
          <table:table-cell office:value-type="float" table:style-name="ce1" office:value="-0.721760228098">
            <text:p>-0.72176</text:p>
          </table:table-cell>
          <table:table-cell office:value-type="float" table:style-name="ce1" office:value="-0.69214317387">
            <text:p>-0.692143</text:p>
          </table:table-cell>
          <table:table-cell table:number-columns-repeated="16381"/>
        </table:table-row>
        <table:table-row table:style-name="ro1">
          <table:table-cell office:value-type="float" table:style-name="ce1" office:value="226.3">
            <text:p>226.3</text:p>
          </table:table-cell>
          <table:table-cell office:value-type="float" table:style-name="ce1" office:value="-0.72296714591">
            <text:p>-0.722967</text:p>
          </table:table-cell>
          <table:table-cell office:value-type="float" table:style-name="ce1" office:value="-0.690882411077">
            <text:p>-0.690882</text:p>
          </table:table-cell>
          <table:table-cell table:number-columns-repeated="16381"/>
        </table:table-row>
        <table:table-row table:style-name="ro1">
          <table:table-cell office:value-type="float" table:style-name="ce1" office:value="226.4">
            <text:p>226.4</text:p>
          </table:table-cell>
          <table:table-cell office:value-type="float" table:style-name="ce1" office:value="-0.724171861437">
            <text:p>-0.724172</text:p>
          </table:table-cell>
          <table:table-cell office:value-type="float" table:style-name="ce1" office:value="-0.689619543736">
            <text:p>-0.68962</text:p>
          </table:table-cell>
          <table:table-cell table:number-columns-repeated="16381"/>
        </table:table-row>
        <table:table-row table:style-name="ro1">
          <table:table-cell office:value-type="float" table:style-name="ce1" office:value="226.5">
            <text:p>226.5</text:p>
          </table:table-cell>
          <table:table-cell office:value-type="float" table:style-name="ce1" office:value="-0.725374371012">
            <text:p>-0.725374</text:p>
          </table:table-cell>
          <table:table-cell office:value-type="float" table:style-name="ce1" office:value="-0.688354575694">
            <text:p>-0.688355</text:p>
          </table:table-cell>
          <table:table-cell table:number-columns-repeated="16381"/>
        </table:table-row>
        <table:table-row table:style-name="ro1">
          <table:table-cell office:value-type="float" table:style-name="ce1" office:value="226.6">
            <text:p>226.6</text:p>
          </table:table-cell>
          <table:table-cell office:value-type="float" table:style-name="ce1" office:value="-0.726574670971">
            <text:p>-0.726575</text:p>
          </table:table-cell>
          <table:table-cell office:value-type="float" table:style-name="ce1" office:value="-0.687087510804">
            <text:p>-0.687088</text:p>
          </table:table-cell>
          <table:table-cell table:number-columns-repeated="16381"/>
        </table:table-row>
        <table:table-row table:style-name="ro1">
          <table:table-cell office:value-type="float" table:style-name="ce1" office:value="226.7">
            <text:p>226.7</text:p>
          </table:table-cell>
          <table:table-cell office:value-type="float" table:style-name="ce1" office:value="-0.727772757657">
            <text:p>-0.727773</text:p>
          </table:table-cell>
          <table:table-cell office:value-type="float" table:style-name="ce1" office:value="-0.685818352927">
            <text:p>-0.685818</text:p>
          </table:table-cell>
          <table:table-cell table:number-columns-repeated="16381"/>
        </table:table-row>
        <table:table-row table:style-name="ro1">
          <table:table-cell office:value-type="float" table:style-name="ce1" office:value="226.8">
            <text:p>226.8</text:p>
          </table:table-cell>
          <table:table-cell office:value-type="float" table:style-name="ce1" office:value="-0.728968627421">
            <text:p>-0.728969</text:p>
          </table:table-cell>
          <table:table-cell office:value-type="float" table:style-name="ce1" office:value="-0.684547105929">
            <text:p>-0.684547</text:p>
          </table:table-cell>
          <table:table-cell table:number-columns-repeated="16381"/>
        </table:table-row>
        <table:table-row table:style-name="ro1">
          <table:table-cell office:value-type="float" table:style-name="ce1" office:value="226.9">
            <text:p>226.9</text:p>
          </table:table-cell>
          <table:table-cell office:value-type="float" table:style-name="ce1" office:value="-0.730162276621">
            <text:p>-0.730162</text:p>
          </table:table-cell>
          <table:table-cell office:value-type="float" table:style-name="ce1" office:value="-0.683273773681">
            <text:p>-0.683274</text:p>
          </table:table-cell>
          <table:table-cell table:number-columns-repeated="16381"/>
        </table:table-row>
        <table:table-row table:style-name="ro1">
          <table:table-cell office:value-type="float" table:style-name="ce1" office:value="227.0">
            <text:p>227</text:p>
          </table:table-cell>
          <table:table-cell office:value-type="float" table:style-name="ce1" office:value="-0.731353701619">
            <text:p>-0.731354</text:p>
          </table:table-cell>
          <table:table-cell office:value-type="float" table:style-name="ce1" office:value="-0.681998360062">
            <text:p>-0.681998</text:p>
          </table:table-cell>
          <table:table-cell table:number-columns-repeated="16381"/>
        </table:table-row>
        <table:table-row table:style-name="ro1">
          <table:table-cell office:value-type="float" table:style-name="ce1" office:value="227.1">
            <text:p>227.1</text:p>
          </table:table-cell>
          <table:table-cell office:value-type="float" table:style-name="ce1" office:value="-0.732542898787">
            <text:p>-0.732543</text:p>
          </table:table-cell>
          <table:table-cell office:value-type="float" table:style-name="ce1" office:value="-0.680720868959">
            <text:p>-0.680721</text:p>
          </table:table-cell>
          <table:table-cell table:number-columns-repeated="16381"/>
        </table:table-row>
        <table:table-row table:style-name="ro1">
          <table:table-cell office:value-type="float" table:style-name="ce1" office:value="227.2">
            <text:p>227.2</text:p>
          </table:table-cell>
          <table:table-cell office:value-type="float" table:style-name="ce1" office:value="-0.733729864503">
            <text:p>-0.73373</text:p>
          </table:table-cell>
          <table:table-cell office:value-type="float" table:style-name="ce1" office:value="-0.679441304262">
            <text:p>-0.679441</text:p>
          </table:table-cell>
          <table:table-cell table:number-columns-repeated="16381"/>
        </table:table-row>
        <table:table-row table:style-name="ro1">
          <table:table-cell office:value-type="float" table:style-name="ce1" office:value="227.3">
            <text:p>227.3</text:p>
          </table:table-cell>
          <table:table-cell office:value-type="float" table:style-name="ce1" office:value="-0.73491459515">
            <text:p>-0.734915</text:p>
          </table:table-cell>
          <table:table-cell office:value-type="float" table:style-name="ce1" office:value="-0.678159669868">
            <text:p>-0.67816</text:p>
          </table:table-cell>
          <table:table-cell table:number-columns-repeated="16381"/>
        </table:table-row>
        <table:table-row table:style-name="ro1">
          <table:table-cell office:value-type="float" table:style-name="ce1" office:value="227.4">
            <text:p>227.4</text:p>
          </table:table-cell>
          <table:table-cell office:value-type="float" table:style-name="ce1" office:value="-0.73609708712">
            <text:p>-0.736097</text:p>
          </table:table-cell>
          <table:table-cell office:value-type="float" table:style-name="ce1" office:value="-0.676875969683">
            <text:p>-0.676876</text:p>
          </table:table-cell>
          <table:table-cell table:number-columns-repeated="16381"/>
        </table:table-row>
        <table:table-row table:style-name="ro1">
          <table:table-cell office:value-type="float" table:style-name="ce1" office:value="227.5">
            <text:p>227.5</text:p>
          </table:table-cell>
          <table:table-cell office:value-type="float" table:style-name="ce1" office:value="-0.73727733681">
            <text:p>-0.737277</text:p>
          </table:table-cell>
          <table:table-cell office:value-type="float" table:style-name="ce1" office:value="-0.675590207616">
            <text:p>-0.67559</text:p>
          </table:table-cell>
          <table:table-cell table:number-columns-repeated="16381"/>
        </table:table-row>
        <table:table-row table:style-name="ro1">
          <table:table-cell office:value-type="float" table:style-name="ce1" office:value="227.6">
            <text:p>227.6</text:p>
          </table:table-cell>
          <table:table-cell office:value-type="float" table:style-name="ce1" office:value="-0.738455340626">
            <text:p>-0.738455</text:p>
          </table:table-cell>
          <table:table-cell office:value-type="float" table:style-name="ce1" office:value="-0.674302387584">
            <text:p>-0.674302</text:p>
          </table:table-cell>
          <table:table-cell table:number-columns-repeated="16381"/>
        </table:table-row>
        <table:table-row table:style-name="ro1">
          <table:table-cell office:value-type="float" table:style-name="ce1" office:value="227.7">
            <text:p>227.7</text:p>
          </table:table-cell>
          <table:table-cell office:value-type="float" table:style-name="ce1" office:value="-0.739631094979">
            <text:p>-0.739631</text:p>
          </table:table-cell>
          <table:table-cell office:value-type="float" table:style-name="ce1" office:value="-0.67301251351">
            <text:p>-0.673013</text:p>
          </table:table-cell>
          <table:table-cell table:number-columns-repeated="16381"/>
        </table:table-row>
        <table:table-row table:style-name="ro1">
          <table:table-cell office:value-type="float" table:style-name="ce1" office:value="227.8">
            <text:p>227.8</text:p>
          </table:table-cell>
          <table:table-cell office:value-type="float" table:style-name="ce1" office:value="-0.740804596287">
            <text:p>-0.740805</text:p>
          </table:table-cell>
          <table:table-cell office:value-type="float" table:style-name="ce1" office:value="-0.671720589323">
            <text:p>-0.671721</text:p>
          </table:table-cell>
          <table:table-cell table:number-columns-repeated="16381"/>
        </table:table-row>
        <table:table-row table:style-name="ro1">
          <table:table-cell office:value-type="float" table:style-name="ce1" office:value="227.9">
            <text:p>227.9</text:p>
          </table:table-cell>
          <table:table-cell office:value-type="float" table:style-name="ce1" office:value="-0.741975840976">
            <text:p>-0.741976</text:p>
          </table:table-cell>
          <table:table-cell office:value-type="float" table:style-name="ce1" office:value="-0.670426618959">
            <text:p>-0.670427</text:p>
          </table:table-cell>
          <table:table-cell table:number-columns-repeated="16381"/>
        </table:table-row>
        <table:table-row table:style-name="ro1">
          <table:table-cell office:value-type="float" table:style-name="ce1" office:value="228.0">
            <text:p>228</text:p>
          </table:table-cell>
          <table:table-cell office:value-type="float" table:style-name="ce1" office:value="-0.743144825477">
            <text:p>-0.743145</text:p>
          </table:table-cell>
          <table:table-cell office:value-type="float" table:style-name="ce1" office:value="-0.669130606359">
            <text:p>-0.669131</text:p>
          </table:table-cell>
          <table:table-cell table:number-columns-repeated="16381"/>
        </table:table-row>
        <table:table-row table:style-name="ro1">
          <table:table-cell office:value-type="float" table:style-name="ce1" office:value="228.1">
            <text:p>228.1</text:p>
          </table:table-cell>
          <table:table-cell office:value-type="float" table:style-name="ce1" office:value="-0.744311546231">
            <text:p>-0.744312</text:p>
          </table:table-cell>
          <table:table-cell office:value-type="float" table:style-name="ce1" office:value="-0.667832555471">
            <text:p>-0.667833</text:p>
          </table:table-cell>
          <table:table-cell table:number-columns-repeated="16381"/>
        </table:table-row>
        <table:table-row table:style-name="ro1">
          <table:table-cell office:value-type="float" table:style-name="ce1" office:value="228.2">
            <text:p>228.2</text:p>
          </table:table-cell>
          <table:table-cell office:value-type="float" table:style-name="ce1" office:value="-0.745475999683">
            <text:p>-0.745476</text:p>
          </table:table-cell>
          <table:table-cell office:value-type="float" table:style-name="ce1" office:value="-0.666532470249">
            <text:p>-0.666532</text:p>
          </table:table-cell>
          <table:table-cell table:number-columns-repeated="16381"/>
        </table:table-row>
        <table:table-row table:style-name="ro1">
          <table:table-cell office:value-type="float" table:style-name="ce1" office:value="228.3">
            <text:p>228.3</text:p>
          </table:table-cell>
          <table:table-cell office:value-type="float" table:style-name="ce1" office:value="-0.746638182285">
            <text:p>-0.746638</text:p>
          </table:table-cell>
          <table:table-cell office:value-type="float" table:style-name="ce1" office:value="-0.665230354654">
            <text:p>-0.66523</text:p>
          </table:table-cell>
          <table:table-cell table:number-columns-repeated="16381"/>
        </table:table-row>
        <table:table-row table:style-name="ro1">
          <table:table-cell office:value-type="float" table:style-name="ce1" office:value="228.4">
            <text:p>228.4</text:p>
          </table:table-cell>
          <table:table-cell office:value-type="float" table:style-name="ce1" office:value="-0.747798090499">
            <text:p>-0.747798</text:p>
          </table:table-cell>
          <table:table-cell office:value-type="float" table:style-name="ce1" office:value="-0.663926212652">
            <text:p>-0.663926</text:p>
          </table:table-cell>
          <table:table-cell table:number-columns-repeated="16381"/>
        </table:table-row>
        <table:table-row table:style-name="ro1">
          <table:table-cell office:value-type="float" table:style-name="ce1" office:value="228.5">
            <text:p>228.5</text:p>
          </table:table-cell>
          <table:table-cell office:value-type="float" table:style-name="ce1" office:value="-0.748955720789">
            <text:p>-0.748956</text:p>
          </table:table-cell>
          <table:table-cell office:value-type="float" table:style-name="ce1" office:value="-0.662620048216">
            <text:p>-0.66262</text:p>
          </table:table-cell>
          <table:table-cell table:number-columns-repeated="16381"/>
        </table:table-row>
        <table:table-row table:style-name="ro1">
          <table:table-cell office:value-type="float" table:style-name="ce1" office:value="228.6">
            <text:p>228.6</text:p>
          </table:table-cell>
          <table:table-cell office:value-type="float" table:style-name="ce1" office:value="-0.75011106963">
            <text:p>-0.750111</text:p>
          </table:table-cell>
          <table:table-cell office:value-type="float" table:style-name="ce1" office:value="-0.661311865324">
            <text:p>-0.661312</text:p>
          </table:table-cell>
          <table:table-cell table:number-columns-repeated="16381"/>
        </table:table-row>
        <table:table-row table:style-name="ro1">
          <table:table-cell office:value-type="float" table:style-name="ce1" office:value="228.7">
            <text:p>228.7</text:p>
          </table:table-cell>
          <table:table-cell office:value-type="float" table:style-name="ce1" office:value="-0.751264133504">
            <text:p>-0.751264</text:p>
          </table:table-cell>
          <table:table-cell office:value-type="float" table:style-name="ce1" office:value="-0.660001667961">
            <text:p>-0.660002</text:p>
          </table:table-cell>
          <table:table-cell table:number-columns-repeated="16381"/>
        </table:table-row>
        <table:table-row table:style-name="ro1">
          <table:table-cell office:value-type="float" table:style-name="ce1" office:value="228.8">
            <text:p>228.8</text:p>
          </table:table-cell>
          <table:table-cell office:value-type="float" table:style-name="ce1" office:value="-0.752414908896">
            <text:p>-0.752415</text:p>
          </table:table-cell>
          <table:table-cell office:value-type="float" table:style-name="ce1" office:value="-0.658689460119">
            <text:p>-0.658689</text:p>
          </table:table-cell>
          <table:table-cell table:number-columns-repeated="16381"/>
        </table:table-row>
        <table:table-row table:style-name="ro1">
          <table:table-cell office:value-type="float" table:style-name="ce1" office:value="228.9">
            <text:p>228.9</text:p>
          </table:table-cell>
          <table:table-cell office:value-type="float" table:style-name="ce1" office:value="-0.753563392302">
            <text:p>-0.753563</text:p>
          </table:table-cell>
          <table:table-cell office:value-type="float" table:style-name="ce1" office:value="-0.657375245794">
            <text:p>-0.657375</text:p>
          </table:table-cell>
          <table:table-cell table:number-columns-repeated="16381"/>
        </table:table-row>
        <table:table-row table:style-name="ro1">
          <table:table-cell office:value-type="float" table:style-name="ce1" office:value="229.0">
            <text:p>229</text:p>
          </table:table-cell>
          <table:table-cell office:value-type="float" table:style-name="ce1" office:value="-0.754709580223">
            <text:p>-0.75471</text:p>
          </table:table-cell>
          <table:table-cell office:value-type="float" table:style-name="ce1" office:value="-0.656059028991">
            <text:p>-0.656059</text:p>
          </table:table-cell>
          <table:table-cell table:number-columns-repeated="16381"/>
        </table:table-row>
        <table:table-row table:style-name="ro1">
          <table:table-cell office:value-type="float" table:style-name="ce1" office:value="229.1">
            <text:p>229.1</text:p>
          </table:table-cell>
          <table:table-cell office:value-type="float" table:style-name="ce1" office:value="-0.755853469168">
            <text:p>-0.755853</text:p>
          </table:table-cell>
          <table:table-cell office:value-type="float" table:style-name="ce1" office:value="-0.654740813717">
            <text:p>-0.654741</text:p>
          </table:table-cell>
          <table:table-cell table:number-columns-repeated="16381"/>
        </table:table-row>
        <table:table-row table:style-name="ro1">
          <table:table-cell office:value-type="float" table:style-name="ce1" office:value="229.2">
            <text:p>229.2</text:p>
          </table:table-cell>
          <table:table-cell office:value-type="float" table:style-name="ce1" office:value="-0.756995055652">
            <text:p>-0.756995</text:p>
          </table:table-cell>
          <table:table-cell office:value-type="float" table:style-name="ce1" office:value="-0.65342060399">
            <text:p>-0.653421</text:p>
          </table:table-cell>
          <table:table-cell table:number-columns-repeated="16381"/>
        </table:table-row>
        <table:table-row table:style-name="ro1">
          <table:table-cell office:value-type="float" table:style-name="ce1" office:value="229.3">
            <text:p>229.3</text:p>
          </table:table-cell>
          <table:table-cell office:value-type="float" table:style-name="ce1" office:value="-0.758134336198">
            <text:p>-0.758134</text:p>
          </table:table-cell>
          <table:table-cell office:value-type="float" table:style-name="ce1" office:value="-0.65209840383">
            <text:p>-0.652098</text:p>
          </table:table-cell>
          <table:table-cell table:number-columns-repeated="16381"/>
        </table:table-row>
        <table:table-row table:style-name="ro1">
          <table:table-cell office:value-type="float" table:style-name="ce1" office:value="229.4">
            <text:p>229.4</text:p>
          </table:table-cell>
          <table:table-cell office:value-type="float" table:style-name="ce1" office:value="-0.759271307335">
            <text:p>-0.759271</text:p>
          </table:table-cell>
          <table:table-cell office:value-type="float" table:style-name="ce1" office:value="-0.650774217266">
            <text:p>-0.650774</text:p>
          </table:table-cell>
          <table:table-cell table:number-columns-repeated="16381"/>
        </table:table-row>
        <table:table-row table:style-name="ro1">
          <table:table-cell office:value-type="float" table:style-name="ce1" office:value="229.5">
            <text:p>229.5</text:p>
          </table:table-cell>
          <table:table-cell office:value-type="float" table:style-name="ce1" office:value="-0.7604059656">
            <text:p>-0.760406</text:p>
          </table:table-cell>
          <table:table-cell office:value-type="float" table:style-name="ce1" office:value="-0.64944804833">
            <text:p>-0.649448</text:p>
          </table:table-cell>
          <table:table-cell table:number-columns-repeated="16381"/>
        </table:table-row>
        <table:table-row table:style-name="ro1">
          <table:table-cell office:value-type="float" table:style-name="ce1" office:value="229.6">
            <text:p>229.6</text:p>
          </table:table-cell>
          <table:table-cell office:value-type="float" table:style-name="ce1" office:value="-0.761538307537">
            <text:p>-0.761538</text:p>
          </table:table-cell>
          <table:table-cell office:value-type="float" table:style-name="ce1" office:value="-0.648119901063">
            <text:p>-0.64812</text:p>
          </table:table-cell>
          <table:table-cell table:number-columns-repeated="16381"/>
        </table:table-row>
        <table:table-row table:style-name="ro1">
          <table:table-cell office:value-type="float" table:style-name="ce1" office:value="229.7">
            <text:p>229.7</text:p>
          </table:table-cell>
          <table:table-cell office:value-type="float" table:style-name="ce1" office:value="-0.762668329696">
            <text:p>-0.762668</text:p>
          </table:table-cell>
          <table:table-cell office:value-type="float" table:style-name="ce1" office:value="-0.64678977951">
            <text:p>-0.64679</text:p>
          </table:table-cell>
          <table:table-cell table:number-columns-repeated="16381"/>
        </table:table-row>
        <table:table-row table:style-name="ro1">
          <table:table-cell office:value-type="float" table:style-name="ce1" office:value="229.8">
            <text:p>229.8</text:p>
          </table:table-cell>
          <table:table-cell office:value-type="float" table:style-name="ce1" office:value="-0.763796028635">
            <text:p>-0.763796</text:p>
          </table:table-cell>
          <table:table-cell office:value-type="float" table:style-name="ce1" office:value="-0.645457687724">
            <text:p>-0.645458</text:p>
          </table:table-cell>
          <table:table-cell table:number-columns-repeated="16381"/>
        </table:table-row>
        <table:table-row table:style-name="ro1">
          <table:table-cell office:value-type="float" table:style-name="ce1" office:value="229.9">
            <text:p>229.9</text:p>
          </table:table-cell>
          <table:table-cell office:value-type="float" table:style-name="ce1" office:value="-0.764921400918">
            <text:p>-0.764921</text:p>
          </table:table-cell>
          <table:table-cell office:value-type="float" table:style-name="ce1" office:value="-0.644123629761">
            <text:p>-0.644124</text:p>
          </table:table-cell>
          <table:table-cell table:number-columns-repeated="16381"/>
        </table:table-row>
        <table:table-row table:style-name="ro1">
          <table:table-cell office:value-type="float" table:style-name="ce1" office:value="230.0">
            <text:p>230</text:p>
          </table:table-cell>
          <table:table-cell office:value-type="float" table:style-name="ce1" office:value="-0.766044443119">
            <text:p>-0.766044</text:p>
          </table:table-cell>
          <table:table-cell office:value-type="float" table:style-name="ce1" office:value="-0.642787609687">
            <text:p>-0.642788</text:p>
          </table:table-cell>
          <table:table-cell table:number-columns-repeated="16381"/>
        </table:table-row>
        <table:table-row table:style-name="ro1">
          <table:table-cell office:value-type="float" table:style-name="ce1" office:value="230.1">
            <text:p>230.1</text:p>
          </table:table-cell>
          <table:table-cell office:value-type="float" table:style-name="ce1" office:value="-0.767165151815">
            <text:p>-0.767165</text:p>
          </table:table-cell>
          <table:table-cell office:value-type="float" table:style-name="ce1" office:value="-0.641449631569">
            <text:p>-0.64145</text:p>
          </table:table-cell>
          <table:table-cell table:number-columns-repeated="16381"/>
        </table:table-row>
        <table:table-row table:style-name="ro1">
          <table:table-cell office:value-type="float" table:style-name="ce1" office:value="230.2">
            <text:p>230.2</text:p>
          </table:table-cell>
          <table:table-cell office:value-type="float" table:style-name="ce1" office:value="-0.768283523594">
            <text:p>-0.768284</text:p>
          </table:table-cell>
          <table:table-cell office:value-type="float" table:style-name="ce1" office:value="-0.640109699485">
            <text:p>-0.64011</text:p>
          </table:table-cell>
          <table:table-cell table:number-columns-repeated="16381"/>
        </table:table-row>
        <table:table-row table:style-name="ro1">
          <table:table-cell office:value-type="float" table:style-name="ce1" office:value="230.3">
            <text:p>230.3</text:p>
          </table:table-cell>
          <table:table-cell office:value-type="float" table:style-name="ce1" office:value="-0.769399555047">
            <text:p>-0.7694</text:p>
          </table:table-cell>
          <table:table-cell office:value-type="float" table:style-name="ce1" office:value="-0.638767817516">
            <text:p>-0.638768</text:p>
          </table:table-cell>
          <table:table-cell table:number-columns-repeated="16381"/>
        </table:table-row>
        <table:table-row table:style-name="ro1">
          <table:table-cell office:value-type="float" table:style-name="ce1" office:value="230.4">
            <text:p>230.4</text:p>
          </table:table-cell>
          <table:table-cell office:value-type="float" table:style-name="ce1" office:value="-0.770513242776">
            <text:p>-0.770513</text:p>
          </table:table-cell>
          <table:table-cell office:value-type="float" table:style-name="ce1" office:value="-0.637423989749">
            <text:p>-0.637424</text:p>
          </table:table-cell>
          <table:table-cell table:number-columns-repeated="16381"/>
        </table:table-row>
        <table:table-row table:style-name="ro1">
          <table:table-cell office:value-type="float" table:style-name="ce1" office:value="230.5">
            <text:p>230.5</text:p>
          </table:table-cell>
          <table:table-cell office:value-type="float" table:style-name="ce1" office:value="-0.771624583388">
            <text:p>-0.771625</text:p>
          </table:table-cell>
          <table:table-cell office:value-type="float" table:style-name="ce1" office:value="-0.636078220278">
            <text:p>-0.636078</text:p>
          </table:table-cell>
          <table:table-cell table:number-columns-repeated="16381"/>
        </table:table-row>
        <table:table-row table:style-name="ro1">
          <table:table-cell office:value-type="float" table:style-name="ce1" office:value="230.6">
            <text:p>230.6</text:p>
          </table:table-cell>
          <table:table-cell office:value-type="float" table:style-name="ce1" office:value="-0.772733573497">
            <text:p>-0.772734</text:p>
          </table:table-cell>
          <table:table-cell office:value-type="float" table:style-name="ce1" office:value="-0.634730513202">
            <text:p>-0.634731</text:p>
          </table:table-cell>
          <table:table-cell table:number-columns-repeated="16381"/>
        </table:table-row>
        <table:table-row table:style-name="ro1">
          <table:table-cell office:value-type="float" table:style-name="ce1" office:value="230.7">
            <text:p>230.7</text:p>
          </table:table-cell>
          <table:table-cell office:value-type="float" table:style-name="ce1" office:value="-0.773840209727">
            <text:p>-0.77384</text:p>
          </table:table-cell>
          <table:table-cell office:value-type="float" table:style-name="ce1" office:value="-0.633380872628">
            <text:p>-0.633381</text:p>
          </table:table-cell>
          <table:table-cell table:number-columns-repeated="16381"/>
        </table:table-row>
        <table:table-row table:style-name="ro1">
          <table:table-cell office:value-type="float" table:style-name="ce1" office:value="230.8">
            <text:p>230.8</text:p>
          </table:table-cell>
          <table:table-cell office:value-type="float" table:style-name="ce1" office:value="-0.774944488704">
            <text:p>-0.774944</text:p>
          </table:table-cell>
          <table:table-cell office:value-type="float" table:style-name="ce1" office:value="-0.632029302665">
            <text:p>-0.632029</text:p>
          </table:table-cell>
          <table:table-cell table:number-columns-repeated="16381"/>
        </table:table-row>
        <table:table-row table:style-name="ro1">
          <table:table-cell office:value-type="float" table:style-name="ce1" office:value="230.9">
            <text:p>230.9</text:p>
          </table:table-cell>
          <table:table-cell office:value-type="float" table:style-name="ce1" office:value="-0.776046407067">
            <text:p>-0.776046</text:p>
          </table:table-cell>
          <table:table-cell office:value-type="float" table:style-name="ce1" office:value="-0.630675807431">
            <text:p>-0.630676</text:p>
          </table:table-cell>
          <table:table-cell table:number-columns-repeated="16381"/>
        </table:table-row>
        <table:table-row table:style-name="ro1">
          <table:table-cell office:value-type="float" table:style-name="ce1" office:value="231.0">
            <text:p>231</text:p>
          </table:table-cell>
          <table:table-cell office:value-type="float" table:style-name="ce1" office:value="-0.777145961457">
            <text:p>-0.777146</text:p>
          </table:table-cell>
          <table:table-cell office:value-type="float" table:style-name="ce1" office:value="-0.62932039105">
            <text:p>-0.62932</text:p>
          </table:table-cell>
          <table:table-cell table:number-columns-repeated="16381"/>
        </table:table-row>
        <table:table-row table:style-name="ro1">
          <table:table-cell office:value-type="float" table:style-name="ce1" office:value="231.1">
            <text:p>231.1</text:p>
          </table:table-cell>
          <table:table-cell office:value-type="float" table:style-name="ce1" office:value="-0.778243148526">
            <text:p>-0.778243</text:p>
          </table:table-cell>
          <table:table-cell office:value-type="float" table:style-name="ce1" office:value="-0.627963057649">
            <text:p>-0.627963</text:p>
          </table:table-cell>
          <table:table-cell table:number-columns-repeated="16381"/>
        </table:table-row>
        <table:table-row table:style-name="ro1">
          <table:table-cell office:value-type="float" table:style-name="ce1" office:value="231.2">
            <text:p>231.2</text:p>
          </table:table-cell>
          <table:table-cell office:value-type="float" table:style-name="ce1" office:value="-0.779337964931">
            <text:p>-0.779338</text:p>
          </table:table-cell>
          <table:table-cell office:value-type="float" table:style-name="ce1" office:value="-0.626603811364">
            <text:p>-0.626604</text:p>
          </table:table-cell>
          <table:table-cell table:number-columns-repeated="16381"/>
        </table:table-row>
        <table:table-row table:style-name="ro1">
          <table:table-cell office:value-type="float" table:style-name="ce1" office:value="231.3">
            <text:p>231.3</text:p>
          </table:table-cell>
          <table:table-cell office:value-type="float" table:style-name="ce1" office:value="-0.780430407338">
            <text:p>-0.78043</text:p>
          </table:table-cell>
          <table:table-cell office:value-type="float" table:style-name="ce1" office:value="-0.625242656336">
            <text:p>-0.625243</text:p>
          </table:table-cell>
          <table:table-cell table:number-columns-repeated="16381"/>
        </table:table-row>
        <table:table-row table:style-name="ro1">
          <table:table-cell office:value-type="float" table:style-name="ce1" office:value="231.4">
            <text:p>231.4</text:p>
          </table:table-cell>
          <table:table-cell office:value-type="float" table:style-name="ce1" office:value="-0.781520472419">
            <text:p>-0.78152</text:p>
          </table:table-cell>
          <table:table-cell office:value-type="float" table:style-name="ce1" office:value="-0.623879596709">
            <text:p>-0.62388</text:p>
          </table:table-cell>
          <table:table-cell table:number-columns-repeated="16381"/>
        </table:table-row>
        <table:table-row table:style-name="ro1">
          <table:table-cell office:value-type="float" table:style-name="ce1" office:value="231.5">
            <text:p>231.5</text:p>
          </table:table-cell>
          <table:table-cell office:value-type="float" table:style-name="ce1" office:value="-0.782608156852">
            <text:p>-0.782608</text:p>
          </table:table-cell>
          <table:table-cell office:value-type="float" table:style-name="ce1" office:value="-0.622514636638">
            <text:p>-0.622515</text:p>
          </table:table-cell>
          <table:table-cell table:number-columns-repeated="16381"/>
        </table:table-row>
        <table:table-row table:style-name="ro1">
          <table:table-cell office:value-type="float" table:style-name="ce1" office:value="231.6">
            <text:p>231.6</text:p>
          </table:table-cell>
          <table:table-cell office:value-type="float" table:style-name="ce1" office:value="-0.783693457326">
            <text:p>-0.783693</text:p>
          </table:table-cell>
          <table:table-cell office:value-type="float" table:style-name="ce1" office:value="-0.621147780278">
            <text:p>-0.621148</text:p>
          </table:table-cell>
          <table:table-cell table:number-columns-repeated="16381"/>
        </table:table-row>
        <table:table-row table:style-name="ro1">
          <table:table-cell office:value-type="float" table:style-name="ce1" office:value="231.7">
            <text:p>231.7</text:p>
          </table:table-cell>
          <table:table-cell office:value-type="float" table:style-name="ce1" office:value="-0.784776370533">
            <text:p>-0.784776</text:p>
          </table:table-cell>
          <table:table-cell office:value-type="float" table:style-name="ce1" office:value="-0.619779031795">
            <text:p>-0.619779</text:p>
          </table:table-cell>
          <table:table-cell table:number-columns-repeated="16381"/>
        </table:table-row>
        <table:table-row table:style-name="ro1">
          <table:table-cell office:value-type="float" table:style-name="ce1" office:value="231.8">
            <text:p>231.8</text:p>
          </table:table-cell>
          <table:table-cell office:value-type="float" table:style-name="ce1" office:value="-0.785856893175">
            <text:p>-0.785857</text:p>
          </table:table-cell>
          <table:table-cell office:value-type="float" table:style-name="ce1" office:value="-0.618408395358">
            <text:p>-0.618408</text:p>
          </table:table-cell>
          <table:table-cell table:number-columns-repeated="16381"/>
        </table:table-row>
        <table:table-row table:style-name="ro1">
          <table:table-cell office:value-type="float" table:style-name="ce1" office:value="231.9">
            <text:p>231.9</text:p>
          </table:table-cell>
          <table:table-cell office:value-type="float" table:style-name="ce1" office:value="-0.786935021961">
            <text:p>-0.786935</text:p>
          </table:table-cell>
          <table:table-cell office:value-type="float" table:style-name="ce1" office:value="-0.617035875141">
            <text:p>-0.617036</text:p>
          </table:table-cell>
          <table:table-cell table:number-columns-repeated="16381"/>
        </table:table-row>
        <table:table-row table:style-name="ro1">
          <table:table-cell office:value-type="float" table:style-name="ce1" office:value="232.0">
            <text:p>232</text:p>
          </table:table-cell>
          <table:table-cell office:value-type="float" table:style-name="ce1" office:value="-0.788010753607">
            <text:p>-0.788011</text:p>
          </table:table-cell>
          <table:table-cell office:value-type="float" table:style-name="ce1" office:value="-0.615661475326">
            <text:p>-0.615661</text:p>
          </table:table-cell>
          <table:table-cell table:number-columns-repeated="16381"/>
        </table:table-row>
        <table:table-row table:style-name="ro1">
          <table:table-cell office:value-type="float" table:style-name="ce1" office:value="232.1">
            <text:p>232.1</text:p>
          </table:table-cell>
          <table:table-cell office:value-type="float" table:style-name="ce1" office:value="-0.789084084835">
            <text:p>-0.789084</text:p>
          </table:table-cell>
          <table:table-cell office:value-type="float" table:style-name="ce1" office:value="-0.614285200099">
            <text:p>-0.614285</text:p>
          </table:table-cell>
          <table:table-cell table:number-columns-repeated="16381"/>
        </table:table-row>
        <table:table-row table:style-name="ro1">
          <table:table-cell office:value-type="float" table:style-name="ce1" office:value="232.2">
            <text:p>232.2</text:p>
          </table:table-cell>
          <table:table-cell office:value-type="float" table:style-name="ce1" office:value="-0.790155012376">
            <text:p>-0.790155</text:p>
          </table:table-cell>
          <table:table-cell office:value-type="float" table:style-name="ce1" office:value="-0.612907053653">
            <text:p>-0.612907</text:p>
          </table:table-cell>
          <table:table-cell table:number-columns-repeated="16381"/>
        </table:table-row>
        <table:table-row table:style-name="ro1">
          <table:table-cell office:value-type="float" table:style-name="ce1" office:value="232.3">
            <text:p>232.3</text:p>
          </table:table-cell>
          <table:table-cell office:value-type="float" table:style-name="ce1" office:value="-0.791223532967">
            <text:p>-0.791224</text:p>
          </table:table-cell>
          <table:table-cell office:value-type="float" table:style-name="ce1" office:value="-0.611527040186">
            <text:p>-0.611527</text:p>
          </table:table-cell>
          <table:table-cell table:number-columns-repeated="16381"/>
        </table:table-row>
        <table:table-row table:style-name="ro1">
          <table:table-cell office:value-type="float" table:style-name="ce1" office:value="232.4">
            <text:p>232.4</text:p>
          </table:table-cell>
          <table:table-cell office:value-type="float" table:style-name="ce1" office:value="-0.792289643355">
            <text:p>-0.79229</text:p>
          </table:table-cell>
          <table:table-cell office:value-type="float" table:style-name="ce1" office:value="-0.610145163901">
            <text:p>-0.610145</text:p>
          </table:table-cell>
          <table:table-cell table:number-columns-repeated="16381"/>
        </table:table-row>
        <table:table-row table:style-name="ro1">
          <table:table-cell office:value-type="float" table:style-name="ce1" office:value="232.5">
            <text:p>232.5</text:p>
          </table:table-cell>
          <table:table-cell office:value-type="float" table:style-name="ce1" office:value="-0.793353340291">
            <text:p>-0.793353</text:p>
          </table:table-cell>
          <table:table-cell office:value-type="float" table:style-name="ce1" office:value="-0.608761429009">
            <text:p>-0.608761</text:p>
          </table:table-cell>
          <table:table-cell table:number-columns-repeated="16381"/>
        </table:table-row>
        <table:table-row table:style-name="ro1">
          <table:table-cell office:value-type="float" table:style-name="ce1" office:value="232.6">
            <text:p>232.6</text:p>
          </table:table-cell>
          <table:table-cell office:value-type="float" table:style-name="ce1" office:value="-0.794414620535">
            <text:p>-0.794415</text:p>
          </table:table-cell>
          <table:table-cell office:value-type="float" table:style-name="ce1" office:value="-0.607375839723">
            <text:p>-0.607376</text:p>
          </table:table-cell>
          <table:table-cell table:number-columns-repeated="16381"/>
        </table:table-row>
        <table:table-row table:style-name="ro1">
          <table:table-cell office:value-type="float" table:style-name="ce1" office:value="232.7">
            <text:p>232.7</text:p>
          </table:table-cell>
          <table:table-cell office:value-type="float" table:style-name="ce1" office:value="-0.795473480855">
            <text:p>-0.795473</text:p>
          </table:table-cell>
          <table:table-cell office:value-type="float" table:style-name="ce1" office:value="-0.605988400266">
            <text:p>-0.605988</text:p>
          </table:table-cell>
          <table:table-cell table:number-columns-repeated="16381"/>
        </table:table-row>
        <table:table-row table:style-name="ro1">
          <table:table-cell office:value-type="float" table:style-name="ce1" office:value="232.8">
            <text:p>232.8</text:p>
          </table:table-cell>
          <table:table-cell office:value-type="float" table:style-name="ce1" office:value="-0.796529918024">
            <text:p>-0.79653</text:p>
          </table:table-cell>
          <table:table-cell office:value-type="float" table:style-name="ce1" office:value="-0.604599114862">
            <text:p>-0.604599</text:p>
          </table:table-cell>
          <table:table-cell table:number-columns-repeated="16381"/>
        </table:table-row>
        <table:table-row table:style-name="ro1">
          <table:table-cell office:value-type="float" table:style-name="ce1" office:value="232.9">
            <text:p>232.9</text:p>
          </table:table-cell>
          <table:table-cell office:value-type="float" table:style-name="ce1" office:value="-0.797583928825">
            <text:p>-0.797584</text:p>
          </table:table-cell>
          <table:table-cell office:value-type="float" table:style-name="ce1" office:value="-0.603207987745">
            <text:p>-0.603208</text:p>
          </table:table-cell>
          <table:table-cell table:number-columns-repeated="16381"/>
        </table:table-row>
        <table:table-row table:style-name="ro1">
          <table:table-cell office:value-type="float" table:style-name="ce1" office:value="233.0">
            <text:p>233</text:p>
          </table:table-cell>
          <table:table-cell office:value-type="float" table:style-name="ce1" office:value="-0.798635510047">
            <text:p>-0.798636</text:p>
          </table:table-cell>
          <table:table-cell office:value-type="float" table:style-name="ce1" office:value="-0.601815023152">
            <text:p>-0.601815</text:p>
          </table:table-cell>
          <table:table-cell table:number-columns-repeated="16381"/>
        </table:table-row>
        <table:table-row table:style-name="ro1">
          <table:table-cell office:value-type="float" table:style-name="ce1" office:value="233.1">
            <text:p>233.1</text:p>
          </table:table-cell>
          <table:table-cell office:value-type="float" table:style-name="ce1" office:value="-0.799684658487">
            <text:p>-0.799685</text:p>
          </table:table-cell>
          <table:table-cell office:value-type="float" table:style-name="ce1" office:value="-0.600420225326">
            <text:p>-0.60042</text:p>
          </table:table-cell>
          <table:table-cell table:number-columns-repeated="16381"/>
        </table:table-row>
        <table:table-row table:style-name="ro1">
          <table:table-cell office:value-type="float" table:style-name="ce1" office:value="233.2">
            <text:p>233.2</text:p>
          </table:table-cell>
          <table:table-cell office:value-type="float" table:style-name="ce1" office:value="-0.800731370949">
            <text:p>-0.800731</text:p>
          </table:table-cell>
          <table:table-cell office:value-type="float" table:style-name="ce1" office:value="-0.599023598516">
            <text:p>-0.599024</text:p>
          </table:table-cell>
          <table:table-cell table:number-columns-repeated="16381"/>
        </table:table-row>
        <table:table-row table:style-name="ro1">
          <table:table-cell office:value-type="float" table:style-name="ce1" office:value="233.3">
            <text:p>233.3</text:p>
          </table:table-cell>
          <table:table-cell office:value-type="float" table:style-name="ce1" office:value="-0.801775644244">
            <text:p>-0.801776</text:p>
          </table:table-cell>
          <table:table-cell office:value-type="float" table:style-name="ce1" office:value="-0.597625146976">
            <text:p>-0.597625</text:p>
          </table:table-cell>
          <table:table-cell table:number-columns-repeated="16381"/>
        </table:table-row>
        <table:table-row table:style-name="ro1">
          <table:table-cell office:value-type="float" table:style-name="ce1" office:value="233.4">
            <text:p>233.4</text:p>
          </table:table-cell>
          <table:table-cell office:value-type="float" table:style-name="ce1" office:value="-0.802817475191">
            <text:p>-0.802817</text:p>
          </table:table-cell>
          <table:table-cell office:value-type="float" table:style-name="ce1" office:value="-0.596224874966">
            <text:p>-0.596225</text:p>
          </table:table-cell>
          <table:table-cell table:number-columns-repeated="16381"/>
        </table:table-row>
        <table:table-row table:style-name="ro1">
          <table:table-cell office:value-type="float" table:style-name="ce1" office:value="233.5">
            <text:p>233.5</text:p>
          </table:table-cell>
          <table:table-cell office:value-type="float" table:style-name="ce1" office:value="-0.803856860617">
            <text:p>-0.803857</text:p>
          </table:table-cell>
          <table:table-cell office:value-type="float" table:style-name="ce1" office:value="-0.594822786751">
            <text:p>-0.594823</text:p>
          </table:table-cell>
          <table:table-cell table:number-columns-repeated="16381"/>
        </table:table-row>
        <table:table-row table:style-name="ro1">
          <table:table-cell office:value-type="float" table:style-name="ce1" office:value="233.6">
            <text:p>233.6</text:p>
          </table:table-cell>
          <table:table-cell office:value-type="float" table:style-name="ce1" office:value="-0.804893797356">
            <text:p>-0.804894</text:p>
          </table:table-cell>
          <table:table-cell office:value-type="float" table:style-name="ce1" office:value="-0.593418886604">
            <text:p>-0.593419</text:p>
          </table:table-cell>
          <table:table-cell table:number-columns-repeated="16381"/>
        </table:table-row>
        <table:table-row table:style-name="ro1">
          <table:table-cell office:value-type="float" table:style-name="ce1" office:value="233.7">
            <text:p>233.7</text:p>
          </table:table-cell>
          <table:table-cell office:value-type="float" table:style-name="ce1" office:value="-0.805928282249">
            <text:p>-0.805928</text:p>
          </table:table-cell>
          <table:table-cell office:value-type="float" table:style-name="ce1" office:value="-0.592013178799">
            <text:p>-0.592013</text:p>
          </table:table-cell>
          <table:table-cell table:number-columns-repeated="16381"/>
        </table:table-row>
        <table:table-row table:style-name="ro1">
          <table:table-cell office:value-type="float" table:style-name="ce1" office:value="233.8">
            <text:p>233.8</text:p>
          </table:table-cell>
          <table:table-cell office:value-type="float" table:style-name="ce1" office:value="-0.806960312144">
            <text:p>-0.80696</text:p>
          </table:table-cell>
          <table:table-cell office:value-type="float" table:style-name="ce1" office:value="-0.59060566762">
            <text:p>-0.590606</text:p>
          </table:table-cell>
          <table:table-cell table:number-columns-repeated="16381"/>
        </table:table-row>
        <table:table-row table:style-name="ro1">
          <table:table-cell office:value-type="float" table:style-name="ce1" office:value="233.9">
            <text:p>233.9</text:p>
          </table:table-cell>
          <table:table-cell office:value-type="float" table:style-name="ce1" office:value="-0.807989883898">
            <text:p>-0.80799</text:p>
          </table:table-cell>
          <table:table-cell office:value-type="float" table:style-name="ce1" office:value="-0.589196357353">
            <text:p>-0.589196</text:p>
          </table:table-cell>
          <table:table-cell table:number-columns-repeated="16381"/>
        </table:table-row>
        <table:table-row table:style-name="ro1">
          <table:table-cell office:value-type="float" table:style-name="ce1" office:value="234.0">
            <text:p>234</text:p>
          </table:table-cell>
          <table:table-cell office:value-type="float" table:style-name="ce1" office:value="-0.809016994375">
            <text:p>-0.809017</text:p>
          </table:table-cell>
          <table:table-cell office:value-type="float" table:style-name="ce1" office:value="-0.587785252292">
            <text:p>-0.587785</text:p>
          </table:table-cell>
          <table:table-cell table:number-columns-repeated="16381"/>
        </table:table-row>
        <table:table-row table:style-name="ro1">
          <table:table-cell office:value-type="float" table:style-name="ce1" office:value="234.1">
            <text:p>234.1</text:p>
          </table:table-cell>
          <table:table-cell office:value-type="float" table:style-name="ce1" office:value="-0.810041640446">
            <text:p>-0.810042</text:p>
          </table:table-cell>
          <table:table-cell office:value-type="float" table:style-name="ce1" office:value="-0.586372356736">
            <text:p>-0.586372</text:p>
          </table:table-cell>
          <table:table-cell table:number-columns-repeated="16381"/>
        </table:table-row>
        <table:table-row table:style-name="ro1">
          <table:table-cell office:value-type="float" table:style-name="ce1" office:value="234.2">
            <text:p>234.2</text:p>
          </table:table-cell>
          <table:table-cell office:value-type="float" table:style-name="ce1" office:value="-0.811063818989">
            <text:p>-0.811064</text:p>
          </table:table-cell>
          <table:table-cell office:value-type="float" table:style-name="ce1" office:value="-0.584957674987">
            <text:p>-0.584958</text:p>
          </table:table-cell>
          <table:table-cell table:number-columns-repeated="16381"/>
        </table:table-row>
        <table:table-row table:style-name="ro1">
          <table:table-cell office:value-type="float" table:style-name="ce1" office:value="234.3">
            <text:p>234.3</text:p>
          </table:table-cell>
          <table:table-cell office:value-type="float" table:style-name="ce1" office:value="-0.812083526892">
            <text:p>-0.812084</text:p>
          </table:table-cell>
          <table:table-cell office:value-type="float" table:style-name="ce1" office:value="-0.583541211356">
            <text:p>-0.583541</text:p>
          </table:table-cell>
          <table:table-cell table:number-columns-repeated="16381"/>
        </table:table-row>
        <table:table-row table:style-name="ro1">
          <table:table-cell office:value-type="float" table:style-name="ce1" office:value="234.4">
            <text:p>234.4</text:p>
          </table:table-cell>
          <table:table-cell office:value-type="float" table:style-name="ce1" office:value="-0.813100761047">
            <text:p>-0.813101</text:p>
          </table:table-cell>
          <table:table-cell office:value-type="float" table:style-name="ce1" office:value="-0.582122970157">
            <text:p>-0.582123</text:p>
          </table:table-cell>
          <table:table-cell table:number-columns-repeated="16381"/>
        </table:table-row>
        <table:table-row table:style-name="ro1">
          <table:table-cell office:value-type="float" table:style-name="ce1" office:value="234.5">
            <text:p>234.5</text:p>
          </table:table-cell>
          <table:table-cell office:value-type="float" table:style-name="ce1" office:value="-0.814115518356">
            <text:p>-0.814116</text:p>
          </table:table-cell>
          <table:table-cell office:value-type="float" table:style-name="ce1" office:value="-0.580702955711">
            <text:p>-0.580703</text:p>
          </table:table-cell>
          <table:table-cell table:number-columns-repeated="16381"/>
        </table:table-row>
        <table:table-row table:style-name="ro1">
          <table:table-cell office:value-type="float" table:style-name="ce1" office:value="234.6">
            <text:p>234.6</text:p>
          </table:table-cell>
          <table:table-cell office:value-type="float" table:style-name="ce1" office:value="-0.815127795729">
            <text:p>-0.815128</text:p>
          </table:table-cell>
          <table:table-cell office:value-type="float" table:style-name="ce1" office:value="-0.579281172343">
            <text:p>-0.579281</text:p>
          </table:table-cell>
          <table:table-cell table:number-columns-repeated="16381"/>
        </table:table-row>
        <table:table-row table:style-name="ro1">
          <table:table-cell office:value-type="float" table:style-name="ce1" office:value="234.7">
            <text:p>234.7</text:p>
          </table:table-cell>
          <table:table-cell office:value-type="float" table:style-name="ce1" office:value="-0.81613759008">
            <text:p>-0.816138</text:p>
          </table:table-cell>
          <table:table-cell office:value-type="float" table:style-name="ce1" office:value="-0.577857624384">
            <text:p>-0.577858</text:p>
          </table:table-cell>
          <table:table-cell table:number-columns-repeated="16381"/>
        </table:table-row>
        <table:table-row table:style-name="ro1">
          <table:table-cell office:value-type="float" table:style-name="ce1" office:value="234.8">
            <text:p>234.8</text:p>
          </table:table-cell>
          <table:table-cell office:value-type="float" table:style-name="ce1" office:value="-0.817144898335">
            <text:p>-0.817145</text:p>
          </table:table-cell>
          <table:table-cell office:value-type="float" table:style-name="ce1" office:value="-0.57643231617">
            <text:p>-0.576432</text:p>
          </table:table-cell>
          <table:table-cell table:number-columns-repeated="16381"/>
        </table:table-row>
        <table:table-row table:style-name="ro1">
          <table:table-cell office:value-type="float" table:style-name="ce1" office:value="234.9">
            <text:p>234.9</text:p>
          </table:table-cell>
          <table:table-cell office:value-type="float" table:style-name="ce1" office:value="-0.818149717425">
            <text:p>-0.81815</text:p>
          </table:table-cell>
          <table:table-cell office:value-type="float" table:style-name="ce1" office:value="-0.575005252043">
            <text:p>-0.575005</text:p>
          </table:table-cell>
          <table:table-cell table:number-columns-repeated="16381"/>
        </table:table-row>
        <table:table-row table:style-name="ro1">
          <table:table-cell office:value-type="float" table:style-name="ce1" office:value="235.0">
            <text:p>235</text:p>
          </table:table-cell>
          <table:table-cell office:value-type="float" table:style-name="ce1" office:value="-0.819152044289">
            <text:p>-0.819152</text:p>
          </table:table-cell>
          <table:table-cell office:value-type="float" table:style-name="ce1" office:value="-0.573576436351">
            <text:p>-0.573576</text:p>
          </table:table-cell>
          <table:table-cell table:number-columns-repeated="16381"/>
        </table:table-row>
        <table:table-row table:style-name="ro1">
          <table:table-cell office:value-type="float" table:style-name="ce1" office:value="235.1">
            <text:p>235.1</text:p>
          </table:table-cell>
          <table:table-cell office:value-type="float" table:style-name="ce1" office:value="-0.820151875874">
            <text:p>-0.820152</text:p>
          </table:table-cell>
          <table:table-cell office:value-type="float" table:style-name="ce1" office:value="-0.572145873446">
            <text:p>-0.572146</text:p>
          </table:table-cell>
          <table:table-cell table:number-columns-repeated="16381"/>
        </table:table-row>
        <table:table-row table:style-name="ro1">
          <table:table-cell office:value-type="float" table:style-name="ce1" office:value="235.2">
            <text:p>235.2</text:p>
          </table:table-cell>
          <table:table-cell office:value-type="float" table:style-name="ce1" office:value="-0.821149209134">
            <text:p>-0.821149</text:p>
          </table:table-cell>
          <table:table-cell office:value-type="float" table:style-name="ce1" office:value="-0.570713567684">
            <text:p>-0.570714</text:p>
          </table:table-cell>
          <table:table-cell table:number-columns-repeated="16381"/>
        </table:table-row>
        <table:table-row table:style-name="ro1">
          <table:table-cell office:value-type="float" table:style-name="ce1" office:value="235.3">
            <text:p>235.3</text:p>
          </table:table-cell>
          <table:table-cell office:value-type="float" table:style-name="ce1" office:value="-0.822144041031">
            <text:p>-0.822144</text:p>
          </table:table-cell>
          <table:table-cell office:value-type="float" table:style-name="ce1" office:value="-0.569279523431">
            <text:p>-0.56928</text:p>
          </table:table-cell>
          <table:table-cell table:number-columns-repeated="16381"/>
        </table:table-row>
        <table:table-row table:style-name="ro1">
          <table:table-cell office:value-type="float" table:style-name="ce1" office:value="235.4">
            <text:p>235.4</text:p>
          </table:table-cell>
          <table:table-cell office:value-type="float" table:style-name="ce1" office:value="-0.823136368534">
            <text:p>-0.823136</text:p>
          </table:table-cell>
          <table:table-cell office:value-type="float" table:style-name="ce1" office:value="-0.567843745053">
            <text:p>-0.567844</text:p>
          </table:table-cell>
          <table:table-cell table:number-columns-repeated="16381"/>
        </table:table-row>
        <table:table-row table:style-name="ro1">
          <table:table-cell office:value-type="float" table:style-name="ce1" office:value="235.5">
            <text:p>235.5</text:p>
          </table:table-cell>
          <table:table-cell office:value-type="float" table:style-name="ce1" office:value="-0.824126188622">
            <text:p>-0.824126</text:p>
          </table:table-cell>
          <table:table-cell office:value-type="float" table:style-name="ce1" office:value="-0.566406236925">
            <text:p>-0.566406</text:p>
          </table:table-cell>
          <table:table-cell table:number-columns-repeated="16381"/>
        </table:table-row>
        <table:table-row table:style-name="ro1">
          <table:table-cell office:value-type="float" table:style-name="ce1" office:value="235.6">
            <text:p>235.6</text:p>
          </table:table-cell>
          <table:table-cell office:value-type="float" table:style-name="ce1" office:value="-0.825113498278">
            <text:p>-0.825113</text:p>
          </table:table-cell>
          <table:table-cell office:value-type="float" table:style-name="ce1" office:value="-0.564967003425">
            <text:p>-0.564967</text:p>
          </table:table-cell>
          <table:table-cell table:number-columns-repeated="16381"/>
        </table:table-row>
        <table:table-row table:style-name="ro1">
          <table:table-cell office:value-type="float" table:style-name="ce1" office:value="235.7">
            <text:p>235.7</text:p>
          </table:table-cell>
          <table:table-cell office:value-type="float" table:style-name="ce1" office:value="-0.826098294496">
            <text:p>-0.826098</text:p>
          </table:table-cell>
          <table:table-cell office:value-type="float" table:style-name="ce1" office:value="-0.563526048938">
            <text:p>-0.563526</text:p>
          </table:table-cell>
          <table:table-cell table:number-columns-repeated="16381"/>
        </table:table-row>
        <table:table-row table:style-name="ro1">
          <table:table-cell office:value-type="float" table:style-name="ce1" office:value="235.8">
            <text:p>235.8</text:p>
          </table:table-cell>
          <table:table-cell office:value-type="float" table:style-name="ce1" office:value="-0.827080574275">
            <text:p>-0.827081</text:p>
          </table:table-cell>
          <table:table-cell office:value-type="float" table:style-name="ce1" office:value="-0.562083377852">
            <text:p>-0.562083</text:p>
          </table:table-cell>
          <table:table-cell table:number-columns-repeated="16381"/>
        </table:table-row>
        <table:table-row table:style-name="ro1">
          <table:table-cell office:value-type="float" table:style-name="ce1" office:value="235.9">
            <text:p>235.9</text:p>
          </table:table-cell>
          <table:table-cell office:value-type="float" table:style-name="ce1" office:value="-0.828060334622">
            <text:p>-0.82806</text:p>
          </table:table-cell>
          <table:table-cell office:value-type="float" table:style-name="ce1" office:value="-0.560638994563">
            <text:p>-0.560639</text:p>
          </table:table-cell>
          <table:table-cell table:number-columns-repeated="16381"/>
        </table:table-row>
        <table:table-row table:style-name="ro1">
          <table:table-cell office:value-type="float" table:style-name="ce1" office:value="236.0">
            <text:p>236</text:p>
          </table:table-cell>
          <table:table-cell office:value-type="float" table:style-name="ce1" office:value="-0.829037572555">
            <text:p>-0.829038</text:p>
          </table:table-cell>
          <table:table-cell office:value-type="float" table:style-name="ce1" office:value="-0.559192903471">
            <text:p>-0.559193</text:p>
          </table:table-cell>
          <table:table-cell table:number-columns-repeated="16381"/>
        </table:table-row>
        <table:table-row table:style-name="ro1">
          <table:table-cell office:value-type="float" table:style-name="ce1" office:value="236.1">
            <text:p>236.1</text:p>
          </table:table-cell>
          <table:table-cell office:value-type="float" table:style-name="ce1" office:value="-0.830012285095">
            <text:p>-0.830012</text:p>
          </table:table-cell>
          <table:table-cell office:value-type="float" table:style-name="ce1" office:value="-0.55774510898">
            <text:p>-0.557745</text:p>
          </table:table-cell>
          <table:table-cell table:number-columns-repeated="16381"/>
        </table:table-row>
        <table:table-row table:style-name="ro1">
          <table:table-cell office:value-type="float" table:style-name="ce1" office:value="236.2">
            <text:p>236.2</text:p>
          </table:table-cell>
          <table:table-cell office:value-type="float" table:style-name="ce1" office:value="-0.830984469274">
            <text:p>-0.830984</text:p>
          </table:table-cell>
          <table:table-cell office:value-type="float" table:style-name="ce1" office:value="-0.5562956155">
            <text:p>-0.556296</text:p>
          </table:table-cell>
          <table:table-cell table:number-columns-repeated="16381"/>
        </table:table-row>
        <table:table-row table:style-name="ro1">
          <table:table-cell office:value-type="float" table:style-name="ce1" office:value="236.3">
            <text:p>236.3</text:p>
          </table:table-cell>
          <table:table-cell office:value-type="float" table:style-name="ce1" office:value="-0.83195412213">
            <text:p>-0.831954</text:p>
          </table:table-cell>
          <table:table-cell office:value-type="float" table:style-name="ce1" office:value="-0.554844427448">
            <text:p>-0.554844</text:p>
          </table:table-cell>
          <table:table-cell table:number-columns-repeated="16381"/>
        </table:table-row>
        <table:table-row table:style-name="ro1">
          <table:table-cell office:value-type="float" table:style-name="ce1" office:value="236.4">
            <text:p>236.4</text:p>
          </table:table-cell>
          <table:table-cell office:value-type="float" table:style-name="ce1" office:value="-0.83292124071">
            <text:p>-0.832921</text:p>
          </table:table-cell>
          <table:table-cell office:value-type="float" table:style-name="ce1" office:value="-0.553391549243">
            <text:p>-0.553392</text:p>
          </table:table-cell>
          <table:table-cell table:number-columns-repeated="16381"/>
        </table:table-row>
        <table:table-row table:style-name="ro1">
          <table:table-cell office:value-type="float" table:style-name="ce1" office:value="236.5">
            <text:p>236.5</text:p>
          </table:table-cell>
          <table:table-cell office:value-type="float" table:style-name="ce1" office:value="-0.833885822067">
            <text:p>-0.833886</text:p>
          </table:table-cell>
          <table:table-cell office:value-type="float" table:style-name="ce1" office:value="-0.551936985312">
            <text:p>-0.551937</text:p>
          </table:table-cell>
          <table:table-cell table:number-columns-repeated="16381"/>
        </table:table-row>
        <table:table-row table:style-name="ro1">
          <table:table-cell office:value-type="float" table:style-name="ce1" office:value="236.6">
            <text:p>236.6</text:p>
          </table:table-cell>
          <table:table-cell office:value-type="float" table:style-name="ce1" office:value="-0.834847863263">
            <text:p>-0.834848</text:p>
          </table:table-cell>
          <table:table-cell office:value-type="float" table:style-name="ce1" office:value="-0.550480740085">
            <text:p>-0.550481</text:p>
          </table:table-cell>
          <table:table-cell table:number-columns-repeated="16381"/>
        </table:table-row>
        <table:table-row table:style-name="ro1">
          <table:table-cell office:value-type="float" table:style-name="ce1" office:value="236.7">
            <text:p>236.7</text:p>
          </table:table-cell>
          <table:table-cell office:value-type="float" table:style-name="ce1" office:value="-0.835807361368">
            <text:p>-0.835807</text:p>
          </table:table-cell>
          <table:table-cell office:value-type="float" table:style-name="ce1" office:value="-0.549022817998">
            <text:p>-0.549023</text:p>
          </table:table-cell>
          <table:table-cell table:number-columns-repeated="16381"/>
        </table:table-row>
        <table:table-row table:style-name="ro1">
          <table:table-cell office:value-type="float" table:style-name="ce1" office:value="236.8">
            <text:p>236.8</text:p>
          </table:table-cell>
          <table:table-cell office:value-type="float" table:style-name="ce1" office:value="-0.836764313459">
            <text:p>-0.836764</text:p>
          </table:table-cell>
          <table:table-cell office:value-type="float" table:style-name="ce1" office:value="-0.547563223493">
            <text:p>-0.547563</text:p>
          </table:table-cell>
          <table:table-cell table:number-columns-repeated="16381"/>
        </table:table-row>
        <table:table-row table:style-name="ro1">
          <table:table-cell office:value-type="float" table:style-name="ce1" office:value="236.9">
            <text:p>236.9</text:p>
          </table:table-cell>
          <table:table-cell office:value-type="float" table:style-name="ce1" office:value="-0.83771871662">
            <text:p>-0.837719</text:p>
          </table:table-cell>
          <table:table-cell office:value-type="float" table:style-name="ce1" office:value="-0.546101961014">
            <text:p>-0.546102</text:p>
          </table:table-cell>
          <table:table-cell table:number-columns-repeated="16381"/>
        </table:table-row>
        <table:table-row table:style-name="ro1">
          <table:table-cell office:value-type="float" table:style-name="ce1" office:value="237.0">
            <text:p>237</text:p>
          </table:table-cell>
          <table:table-cell office:value-type="float" table:style-name="ce1" office:value="-0.838670567945">
            <text:p>-0.838671</text:p>
          </table:table-cell>
          <table:table-cell office:value-type="float" table:style-name="ce1" office:value="-0.544639035015">
            <text:p>-0.544639</text:p>
          </table:table-cell>
          <table:table-cell table:number-columns-repeated="16381"/>
        </table:table-row>
        <table:table-row table:style-name="ro1">
          <table:table-cell office:value-type="float" table:style-name="ce1" office:value="237.1">
            <text:p>237.1</text:p>
          </table:table-cell>
          <table:table-cell office:value-type="float" table:style-name="ce1" office:value="-0.839619864534">
            <text:p>-0.83962</text:p>
          </table:table-cell>
          <table:table-cell office:value-type="float" table:style-name="ce1" office:value="-0.543174449951">
            <text:p>-0.543174</text:p>
          </table:table-cell>
          <table:table-cell table:number-columns-repeated="16381"/>
        </table:table-row>
        <table:table-row table:style-name="ro1">
          <table:table-cell office:value-type="float" table:style-name="ce1" office:value="237.2">
            <text:p>237.2</text:p>
          </table:table-cell>
          <table:table-cell office:value-type="float" table:style-name="ce1" office:value="-0.840566603496">
            <text:p>-0.840567</text:p>
          </table:table-cell>
          <table:table-cell office:value-type="float" table:style-name="ce1" office:value="-0.541708210283">
            <text:p>-0.541708</text:p>
          </table:table-cell>
          <table:table-cell table:number-columns-repeated="16381"/>
        </table:table-row>
        <table:table-row table:style-name="ro1">
          <table:table-cell office:value-type="float" table:style-name="ce1" office:value="237.3">
            <text:p>237.3</text:p>
          </table:table-cell>
          <table:table-cell office:value-type="float" table:style-name="ce1" office:value="-0.841510781945">
            <text:p>-0.841511</text:p>
          </table:table-cell>
          <table:table-cell office:value-type="float" table:style-name="ce1" office:value="-0.540240320478">
            <text:p>-0.54024</text:p>
          </table:table-cell>
          <table:table-cell table:number-columns-repeated="16381"/>
        </table:table-row>
        <table:table-row table:style-name="ro1">
          <table:table-cell office:value-type="float" table:style-name="ce1" office:value="237.4">
            <text:p>237.4</text:p>
          </table:table-cell>
          <table:table-cell office:value-type="float" table:style-name="ce1" office:value="-0.842452397007">
            <text:p>-0.842452</text:p>
          </table:table-cell>
          <table:table-cell office:value-type="float" table:style-name="ce1" office:value="-0.538770785007">
            <text:p>-0.538771</text:p>
          </table:table-cell>
          <table:table-cell table:number-columns-repeated="16381"/>
        </table:table-row>
        <table:table-row table:style-name="ro1">
          <table:table-cell office:value-type="float" table:style-name="ce1" office:value="237.5">
            <text:p>237.5</text:p>
          </table:table-cell>
          <table:table-cell office:value-type="float" table:style-name="ce1" office:value="-0.843391445813">
            <text:p>-0.843391</text:p>
          </table:table-cell>
          <table:table-cell office:value-type="float" table:style-name="ce1" office:value="-0.537299608347">
            <text:p>-0.5373</text:p>
          </table:table-cell>
          <table:table-cell table:number-columns-repeated="16381"/>
        </table:table-row>
        <table:table-row table:style-name="ro1">
          <table:table-cell office:value-type="float" table:style-name="ce1" office:value="237.6">
            <text:p>237.6</text:p>
          </table:table-cell>
          <table:table-cell office:value-type="float" table:style-name="ce1" office:value="-0.844327925502">
            <text:p>-0.844328</text:p>
          </table:table-cell>
          <table:table-cell office:value-type="float" table:style-name="ce1" office:value="-0.535826794979">
            <text:p>-0.535827</text:p>
          </table:table-cell>
          <table:table-cell table:number-columns-repeated="16381"/>
        </table:table-row>
        <table:table-row table:style-name="ro1">
          <table:table-cell office:value-type="float" table:style-name="ce1" office:value="237.7">
            <text:p>237.7</text:p>
          </table:table-cell>
          <table:table-cell office:value-type="float" table:style-name="ce1" office:value="-0.845261833222">
            <text:p>-0.845262</text:p>
          </table:table-cell>
          <table:table-cell office:value-type="float" table:style-name="ce1" office:value="-0.53435234939">
            <text:p>-0.534352</text:p>
          </table:table-cell>
          <table:table-cell table:number-columns-repeated="16381"/>
        </table:table-row>
        <table:table-row table:style-name="ro1">
          <table:table-cell office:value-type="float" table:style-name="ce1" office:value="237.8">
            <text:p>237.8</text:p>
          </table:table-cell>
          <table:table-cell office:value-type="float" table:style-name="ce1" office:value="-0.846193166128">
            <text:p>-0.846193</text:p>
          </table:table-cell>
          <table:table-cell office:value-type="float" table:style-name="ce1" office:value="-0.532876276071">
            <text:p>-0.532876</text:p>
          </table:table-cell>
          <table:table-cell table:number-columns-repeated="16381"/>
        </table:table-row>
        <table:table-row table:style-name="ro1">
          <table:table-cell office:value-type="float" table:style-name="ce1" office:value="237.9">
            <text:p>237.9</text:p>
          </table:table-cell>
          <table:table-cell office:value-type="float" table:style-name="ce1" office:value="-0.847121921382">
            <text:p>-0.847122</text:p>
          </table:table-cell>
          <table:table-cell office:value-type="float" table:style-name="ce1" office:value="-0.531398579518">
            <text:p>-0.531399</text:p>
          </table:table-cell>
          <table:table-cell table:number-columns-repeated="16381"/>
        </table:table-row>
        <table:table-row table:style-name="ro1">
          <table:table-cell office:value-type="float" table:style-name="ce1" office:value="238.0">
            <text:p>238</text:p>
          </table:table-cell>
          <table:table-cell office:value-type="float" table:style-name="ce1" office:value="-0.848048096156">
            <text:p>-0.848048</text:p>
          </table:table-cell>
          <table:table-cell office:value-type="float" table:style-name="ce1" office:value="-0.529919264233">
            <text:p>-0.529919</text:p>
          </table:table-cell>
          <table:table-cell table:number-columns-repeated="16381"/>
        </table:table-row>
        <table:table-row table:style-name="ro1">
          <table:table-cell office:value-type="float" table:style-name="ce1" office:value="238.1">
            <text:p>238.1</text:p>
          </table:table-cell>
          <table:table-cell office:value-type="float" table:style-name="ce1" office:value="-0.848971687629">
            <text:p>-0.848972</text:p>
          </table:table-cell>
          <table:table-cell office:value-type="float" table:style-name="ce1" office:value="-0.528438334722">
            <text:p>-0.528438</text:p>
          </table:table-cell>
          <table:table-cell table:number-columns-repeated="16381"/>
        </table:table-row>
        <table:table-row table:style-name="ro1">
          <table:table-cell office:value-type="float" table:style-name="ce1" office:value="238.2">
            <text:p>238.2</text:p>
          </table:table-cell>
          <table:table-cell office:value-type="float" table:style-name="ce1" office:value="-0.849892692987">
            <text:p>-0.849893</text:p>
          </table:table-cell>
          <table:table-cell office:value-type="float" table:style-name="ce1" office:value="-0.526955795497">
            <text:p>-0.526956</text:p>
          </table:table-cell>
          <table:table-cell table:number-columns-repeated="16381"/>
        </table:table-row>
        <table:table-row table:style-name="ro1">
          <table:table-cell office:value-type="float" table:style-name="ce1" office:value="238.3">
            <text:p>238.3</text:p>
          </table:table-cell>
          <table:table-cell office:value-type="float" table:style-name="ce1" office:value="-0.850811109424">
            <text:p>-0.850811</text:p>
          </table:table-cell>
          <table:table-cell office:value-type="float" table:style-name="ce1" office:value="-0.525471651072">
            <text:p>-0.525472</text:p>
          </table:table-cell>
          <table:table-cell table:number-columns-repeated="16381"/>
        </table:table-row>
        <table:table-row table:style-name="ro1">
          <table:table-cell office:value-type="float" table:style-name="ce1" office:value="238.4">
            <text:p>238.4</text:p>
          </table:table-cell>
          <table:table-cell office:value-type="float" table:style-name="ce1" office:value="-0.851726934143">
            <text:p>-0.851727</text:p>
          </table:table-cell>
          <table:table-cell office:value-type="float" table:style-name="ce1" office:value="-0.52398590597">
            <text:p>-0.523986</text:p>
          </table:table-cell>
          <table:table-cell table:number-columns-repeated="16381"/>
        </table:table-row>
        <table:table-row table:style-name="ro1">
          <table:table-cell office:value-type="float" table:style-name="ce1" office:value="238.5">
            <text:p>238.5</text:p>
          </table:table-cell>
          <table:table-cell office:value-type="float" table:style-name="ce1" office:value="-0.852640164354">
            <text:p>-0.85264</text:p>
          </table:table-cell>
          <table:table-cell office:value-type="float" table:style-name="ce1" office:value="-0.522498564716">
            <text:p>-0.522499</text:p>
          </table:table-cell>
          <table:table-cell table:number-columns-repeated="16381"/>
        </table:table-row>
        <table:table-row table:style-name="ro1">
          <table:table-cell office:value-type="float" table:style-name="ce1" office:value="238.6">
            <text:p>238.6</text:p>
          </table:table-cell>
          <table:table-cell office:value-type="float" table:style-name="ce1" office:value="-0.853550797275">
            <text:p>-0.853551</text:p>
          </table:table-cell>
          <table:table-cell office:value-type="float" table:style-name="ce1" office:value="-0.521009631841">
            <text:p>-0.52101</text:p>
          </table:table-cell>
          <table:table-cell table:number-columns-repeated="16381"/>
        </table:table-row>
        <table:table-row table:style-name="ro1">
          <table:table-cell office:value-type="float" table:style-name="ce1" office:value="238.7">
            <text:p>238.7</text:p>
          </table:table-cell>
          <table:table-cell office:value-type="float" table:style-name="ce1" office:value="-0.854458830133">
            <text:p>-0.854459</text:p>
          </table:table-cell>
          <table:table-cell office:value-type="float" table:style-name="ce1" office:value="-0.51951911188">
            <text:p>-0.519519</text:p>
          </table:table-cell>
          <table:table-cell table:number-columns-repeated="16381"/>
        </table:table-row>
        <table:table-row table:style-name="ro1">
          <table:table-cell office:value-type="float" table:style-name="ce1" office:value="238.8">
            <text:p>238.8</text:p>
          </table:table-cell>
          <table:table-cell office:value-type="float" table:style-name="ce1" office:value="-0.855364260161">
            <text:p>-0.855364</text:p>
          </table:table-cell>
          <table:table-cell office:value-type="float" table:style-name="ce1" office:value="-0.518027009373">
            <text:p>-0.518027</text:p>
          </table:table-cell>
          <table:table-cell table:number-columns-repeated="16381"/>
        </table:table-row>
        <table:table-row table:style-name="ro1">
          <table:table-cell office:value-type="float" table:style-name="ce1" office:value="238.9">
            <text:p>238.9</text:p>
          </table:table-cell>
          <table:table-cell office:value-type="float" table:style-name="ce1" office:value="-0.8562670846">
            <text:p>-0.856267</text:p>
          </table:table-cell>
          <table:table-cell office:value-type="float" table:style-name="ce1" office:value="-0.516533328867">
            <text:p>-0.516533</text:p>
          </table:table-cell>
          <table:table-cell table:number-columns-repeated="16381"/>
        </table:table-row>
        <table:table-row table:style-name="ro1">
          <table:table-cell office:value-type="float" table:style-name="ce1" office:value="239.0">
            <text:p>239</text:p>
          </table:table-cell>
          <table:table-cell office:value-type="float" table:style-name="ce1" office:value="-0.857167300702">
            <text:p>-0.857167</text:p>
          </table:table-cell>
          <table:table-cell office:value-type="float" table:style-name="ce1" office:value="-0.51503807491">
            <text:p>-0.515038</text:p>
          </table:table-cell>
          <table:table-cell table:number-columns-repeated="16381"/>
        </table:table-row>
        <table:table-row table:style-name="ro1">
          <table:table-cell office:value-type="float" table:style-name="ce1" office:value="239.1">
            <text:p>239.1</text:p>
          </table:table-cell>
          <table:table-cell office:value-type="float" table:style-name="ce1" office:value="-0.858064905724">
            <text:p>-0.858065</text:p>
          </table:table-cell>
          <table:table-cell office:value-type="float" table:style-name="ce1" office:value="-0.513541252058">
            <text:p>-0.513541</text:p>
          </table:table-cell>
          <table:table-cell table:number-columns-repeated="16381"/>
        </table:table-row>
        <table:table-row table:style-name="ro1">
          <table:table-cell office:value-type="float" table:style-name="ce1" office:value="239.2">
            <text:p>239.2</text:p>
          </table:table-cell>
          <table:table-cell office:value-type="float" table:style-name="ce1" office:value="-0.858959896931">
            <text:p>-0.85896</text:p>
          </table:table-cell>
          <table:table-cell office:value-type="float" table:style-name="ce1" office:value="-0.512042864871">
            <text:p>-0.512043</text:p>
          </table:table-cell>
          <table:table-cell table:number-columns-repeated="16381"/>
        </table:table-row>
        <table:table-row table:style-name="ro1">
          <table:table-cell office:value-type="float" table:style-name="ce1" office:value="239.3">
            <text:p>239.3</text:p>
          </table:table-cell>
          <table:table-cell office:value-type="float" table:style-name="ce1" office:value="-0.859852271597">
            <text:p>-0.859852</text:p>
          </table:table-cell>
          <table:table-cell office:value-type="float" table:style-name="ce1" office:value="-0.510542917912">
            <text:p>-0.510543</text:p>
          </table:table-cell>
          <table:table-cell table:number-columns-repeated="16381"/>
        </table:table-row>
        <table:table-row table:style-name="ro1">
          <table:table-cell office:value-type="float" table:style-name="ce1" office:value="239.4">
            <text:p>239.4</text:p>
          </table:table-cell>
          <table:table-cell office:value-type="float" table:style-name="ce1" office:value="-0.860742027004">
            <text:p>-0.860742</text:p>
          </table:table-cell>
          <table:table-cell office:value-type="float" table:style-name="ce1" office:value="-0.50904141575">
            <text:p>-0.509041</text:p>
          </table:table-cell>
          <table:table-cell table:number-columns-repeated="16381"/>
        </table:table-row>
        <table:table-row table:style-name="ro1">
          <table:table-cell office:value-type="float" table:style-name="ce1" office:value="239.5">
            <text:p>239.5</text:p>
          </table:table-cell>
          <table:table-cell office:value-type="float" table:style-name="ce1" office:value="-0.861629160442">
            <text:p>-0.861629</text:p>
          </table:table-cell>
          <table:table-cell office:value-type="float" table:style-name="ce1" office:value="-0.507538362961">
            <text:p>-0.507538</text:p>
          </table:table-cell>
          <table:table-cell table:number-columns-repeated="16381"/>
        </table:table-row>
        <table:table-row table:style-name="ro1">
          <table:table-cell office:value-type="float" table:style-name="ce1" office:value="239.6">
            <text:p>239.6</text:p>
          </table:table-cell>
          <table:table-cell office:value-type="float" table:style-name="ce1" office:value="-0.862513669207">
            <text:p>-0.862514</text:p>
          </table:table-cell>
          <table:table-cell office:value-type="float" table:style-name="ce1" office:value="-0.506033764121">
            <text:p>-0.506034</text:p>
          </table:table-cell>
          <table:table-cell table:number-columns-repeated="16381"/>
        </table:table-row>
        <table:table-row table:style-name="ro1">
          <table:table-cell office:value-type="float" table:style-name="ce1" office:value="239.7">
            <text:p>239.7</text:p>
          </table:table-cell>
          <table:table-cell office:value-type="float" table:style-name="ce1" office:value="-0.863395550607">
            <text:p>-0.863396</text:p>
          </table:table-cell>
          <table:table-cell office:value-type="float" table:style-name="ce1" office:value="-0.504527623815">
            <text:p>-0.5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239.8">
            <text:p>239.8</text:p>
          </table:table-cell>
          <table:table-cell office:value-type="float" table:style-name="ce1" office:value="-0.864274801954">
            <text:p>-0.864275</text:p>
          </table:table-cell>
          <table:table-cell office:value-type="float" table:style-name="ce1" office:value="-0.50301994663">
            <text:p>-0.50302</text:p>
          </table:table-cell>
          <table:table-cell table:number-columns-repeated="16381"/>
        </table:table-row>
        <table:table-row table:style-name="ro1">
          <table:table-cell office:value-type="float" table:style-name="ce1" office:value="239.9">
            <text:p>239.9</text:p>
          </table:table-cell>
          <table:table-cell office:value-type="float" table:style-name="ce1" office:value="-0.86515142057">
            <text:p>-0.865151</text:p>
          </table:table-cell>
          <table:table-cell office:value-type="float" table:style-name="ce1" office:value="-0.501510737159">
            <text:p>-0.501511</text:p>
          </table:table-cell>
          <table:table-cell table:number-columns-repeated="16381"/>
        </table:table-row>
        <table:table-row table:style-name="ro1">
          <table:table-cell office:value-type="float" table:style-name="ce1" office:value="240.0">
            <text:p>240</text:p>
          </table:table-cell>
          <table:table-cell office:value-type="float" table:style-name="ce1" office:value="-0.866025403784">
            <text:p>-0.866025</text:p>
          </table:table-cell>
          <table:table-cell office:value-type="float" table:style-name="ce1" office:value="-0.5">
            <text:p>-0.5</text:p>
          </table:table-cell>
          <table:table-cell table:number-columns-repeated="16381"/>
        </table:table-row>
        <table:table-row table:style-name="ro1">
          <table:table-cell office:value-type="float" table:style-name="ce1" office:value="240.1">
            <text:p>240.1</text:p>
          </table:table-cell>
          <table:table-cell office:value-type="float" table:style-name="ce1" office:value="-0.866896748936">
            <text:p>-0.866897</text:p>
          </table:table-cell>
          <table:table-cell office:value-type="float" table:style-name="ce1" office:value="-0.498487739754">
            <text:p>-0.498488</text:p>
          </table:table-cell>
          <table:table-cell table:number-columns-repeated="16381"/>
        </table:table-row>
        <table:table-row table:style-name="ro1">
          <table:table-cell office:value-type="float" table:style-name="ce1" office:value="240.2">
            <text:p>240.2</text:p>
          </table:table-cell>
          <table:table-cell office:value-type="float" table:style-name="ce1" office:value="-0.867765453369">
            <text:p>-0.867765</text:p>
          </table:table-cell>
          <table:table-cell office:value-type="float" table:style-name="ce1" office:value="-0.496973961028">
            <text:p>-0.496974</text:p>
          </table:table-cell>
          <table:table-cell table:number-columns-repeated="16381"/>
        </table:table-row>
        <table:table-row table:style-name="ro1">
          <table:table-cell office:value-type="float" table:style-name="ce1" office:value="240.3">
            <text:p>240.3</text:p>
          </table:table-cell>
          <table:table-cell office:value-type="float" table:style-name="ce1" office:value="-0.868631514438">
            <text:p>-0.868632</text:p>
          </table:table-cell>
          <table:table-cell office:value-type="float" table:style-name="ce1" office:value="-0.495458668432">
            <text:p>-0.495459</text:p>
          </table:table-cell>
          <table:table-cell table:number-columns-repeated="16381"/>
        </table:table-row>
        <table:table-row table:style-name="ro1">
          <table:table-cell office:value-type="float" table:style-name="ce1" office:value="240.4">
            <text:p>240.4</text:p>
          </table:table-cell>
          <table:table-cell office:value-type="float" table:style-name="ce1" office:value="-0.869494929505">
            <text:p>-0.869495</text:p>
          </table:table-cell>
          <table:table-cell office:value-type="float" table:style-name="ce1" office:value="-0.493941866584">
            <text:p>-0.4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240.5">
            <text:p>240.5</text:p>
          </table:table-cell>
          <table:table-cell office:value-type="float" table:style-name="ce1" office:value="-0.87035569594">
            <text:p>-0.870356</text:p>
          </table:table-cell>
          <table:table-cell office:value-type="float" table:style-name="ce1" office:value="-0.492423560103">
            <text:p>-0.492424</text:p>
          </table:table-cell>
          <table:table-cell table:number-columns-repeated="16381"/>
        </table:table-row>
        <table:table-row table:style-name="ro1">
          <table:table-cell office:value-type="float" table:style-name="ce1" office:value="240.6">
            <text:p>240.6</text:p>
          </table:table-cell>
          <table:table-cell office:value-type="float" table:style-name="ce1" office:value="-0.87121381112">
            <text:p>-0.871214</text:p>
          </table:table-cell>
          <table:table-cell office:value-type="float" table:style-name="ce1" office:value="-0.490903753615">
            <text:p>-0.490904</text:p>
          </table:table-cell>
          <table:table-cell table:number-columns-repeated="16381"/>
        </table:table-row>
        <table:table-row table:style-name="ro1">
          <table:table-cell office:value-type="float" table:style-name="ce1" office:value="240.7">
            <text:p>240.7</text:p>
          </table:table-cell>
          <table:table-cell office:value-type="float" table:style-name="ce1" office:value="-0.872069272432">
            <text:p>-0.872069</text:p>
          </table:table-cell>
          <table:table-cell office:value-type="float" table:style-name="ce1" office:value="-0.489382451749">
            <text:p>-0.489382</text:p>
          </table:table-cell>
          <table:table-cell table:number-columns-repeated="16381"/>
        </table:table-row>
        <table:table-row table:style-name="ro1">
          <table:table-cell office:value-type="float" table:style-name="ce1" office:value="240.8">
            <text:p>240.8</text:p>
          </table:table-cell>
          <table:table-cell office:value-type="float" table:style-name="ce1" office:value="-0.87292207727">
            <text:p>-0.872922</text:p>
          </table:table-cell>
          <table:table-cell office:value-type="float" table:style-name="ce1" office:value="-0.487859659139">
            <text:p>-0.48786</text:p>
          </table:table-cell>
          <table:table-cell table:number-columns-repeated="16381"/>
        </table:table-row>
        <table:table-row table:style-name="ro1">
          <table:table-cell office:value-type="float" table:style-name="ce1" office:value="240.9">
            <text:p>240.9</text:p>
          </table:table-cell>
          <table:table-cell office:value-type="float" table:style-name="ce1" office:value="-0.873772223035">
            <text:p>-0.873772</text:p>
          </table:table-cell>
          <table:table-cell office:value-type="float" table:style-name="ce1" office:value="-0.486335380423">
            <text:p>-0.486335</text:p>
          </table:table-cell>
          <table:table-cell table:number-columns-repeated="16381"/>
        </table:table-row>
        <table:table-row table:style-name="ro1">
          <table:table-cell office:value-type="float" table:style-name="ce1" office:value="241.0">
            <text:p>241</text:p>
          </table:table-cell>
          <table:table-cell office:value-type="float" table:style-name="ce1" office:value="-0.874619707139">
            <text:p>-0.87462</text:p>
          </table:table-cell>
          <table:table-cell office:value-type="float" table:style-name="ce1" office:value="-0.484809620246">
            <text:p>-0.48481</text:p>
          </table:table-cell>
          <table:table-cell table:number-columns-repeated="16381"/>
        </table:table-row>
        <table:table-row table:style-name="ro1">
          <table:table-cell office:value-type="float" table:style-name="ce1" office:value="241.1">
            <text:p>241.1</text:p>
          </table:table-cell>
          <table:table-cell office:value-type="float" table:style-name="ce1" office:value="-0.875464527">
            <text:p>-0.875465</text:p>
          </table:table-cell>
          <table:table-cell office:value-type="float" table:style-name="ce1" office:value="-0.483282383255">
            <text:p>-0.483282</text:p>
          </table:table-cell>
          <table:table-cell table:number-columns-repeated="16381"/>
        </table:table-row>
        <table:table-row table:style-name="ro1">
          <table:table-cell office:value-type="float" table:style-name="ce1" office:value="241.2">
            <text:p>241.2</text:p>
          </table:table-cell>
          <table:table-cell office:value-type="float" table:style-name="ce1" office:value="-0.876306680044">
            <text:p>-0.876307</text:p>
          </table:table-cell>
          <table:table-cell office:value-type="float" table:style-name="ce1" office:value="-0.481753674102">
            <text:p>-0.481754</text:p>
          </table:table-cell>
          <table:table-cell table:number-columns-repeated="16381"/>
        </table:table-row>
        <table:table-row table:style-name="ro1">
          <table:table-cell office:value-type="float" table:style-name="ce1" office:value="241.3">
            <text:p>241.3</text:p>
          </table:table-cell>
          <table:table-cell office:value-type="float" table:style-name="ce1" office:value="-0.877146163706">
            <text:p>-0.877146</text:p>
          </table:table-cell>
          <table:table-cell office:value-type="float" table:style-name="ce1" office:value="-0.480223497443">
            <text:p>-0.480223</text:p>
          </table:table-cell>
          <table:table-cell table:number-columns-repeated="16381"/>
        </table:table-row>
        <table:table-row table:style-name="ro1">
          <table:table-cell office:value-type="float" table:style-name="ce1" office:value="241.4">
            <text:p>241.4</text:p>
          </table:table-cell>
          <table:table-cell office:value-type="float" table:style-name="ce1" office:value="-0.877982975428">
            <text:p>-0.877983</text:p>
          </table:table-cell>
          <table:table-cell office:value-type="float" table:style-name="ce1" office:value="-0.478691857941">
            <text:p>-0.478692</text:p>
          </table:table-cell>
          <table:table-cell table:number-columns-repeated="16381"/>
        </table:table-row>
        <table:table-row table:style-name="ro1">
          <table:table-cell office:value-type="float" table:style-name="ce1" office:value="241.5">
            <text:p>241.5</text:p>
          </table:table-cell>
          <table:table-cell office:value-type="float" table:style-name="ce1" office:value="-0.878817112662">
            <text:p>-0.878817</text:p>
          </table:table-cell>
          <table:table-cell office:value-type="float" table:style-name="ce1" office:value="-0.47715876026">
            <text:p>-0.477159</text:p>
          </table:table-cell>
          <table:table-cell table:number-columns-repeated="16381"/>
        </table:table-row>
        <table:table-row table:style-name="ro1">
          <table:table-cell office:value-type="float" table:style-name="ce1" office:value="241.6">
            <text:p>241.6</text:p>
          </table:table-cell>
          <table:table-cell office:value-type="float" table:style-name="ce1" office:value="-0.879648572867">
            <text:p>-0.879649</text:p>
          </table:table-cell>
          <table:table-cell office:value-type="float" table:style-name="ce1" office:value="-0.47562420907">
            <text:p>-0.475624</text:p>
          </table:table-cell>
          <table:table-cell table:number-columns-repeated="16381"/>
        </table:table-row>
        <table:table-row table:style-name="ro1">
          <table:table-cell office:value-type="float" table:style-name="ce1" office:value="241.7">
            <text:p>241.7</text:p>
          </table:table-cell>
          <table:table-cell office:value-type="float" table:style-name="ce1" office:value="-0.880477353509">
            <text:p>-0.880477</text:p>
          </table:table-cell>
          <table:table-cell office:value-type="float" table:style-name="ce1" office:value="-0.474088209047">
            <text:p>-0.474088</text:p>
          </table:table-cell>
          <table:table-cell table:number-columns-repeated="16381"/>
        </table:table-row>
        <table:table-row table:style-name="ro1">
          <table:table-cell office:value-type="float" table:style-name="ce1" office:value="241.8">
            <text:p>241.8</text:p>
          </table:table-cell>
          <table:table-cell office:value-type="float" table:style-name="ce1" office:value="-0.881303452065">
            <text:p>-0.881303</text:p>
          </table:table-cell>
          <table:table-cell office:value-type="float" table:style-name="ce1" office:value="-0.472550764869">
            <text:p>-0.472551</text:p>
          </table:table-cell>
          <table:table-cell table:number-columns-repeated="16381"/>
        </table:table-row>
        <table:table-row table:style-name="ro1">
          <table:table-cell office:value-type="float" table:style-name="ce1" office:value="241.9">
            <text:p>241.9</text:p>
          </table:table-cell>
          <table:table-cell office:value-type="float" table:style-name="ce1" office:value="-0.882126866018">
            <text:p>-0.882127</text:p>
          </table:table-cell>
          <table:table-cell office:value-type="float" table:style-name="ce1" office:value="-0.471011881219">
            <text:p>-0.471012</text:p>
          </table:table-cell>
          <table:table-cell table:number-columns-repeated="16381"/>
        </table:table-row>
        <table:table-row table:style-name="ro1">
          <table:table-cell office:value-type="float" table:style-name="ce1" office:value="242.0">
            <text:p>242</text:p>
          </table:table-cell>
          <table:table-cell office:value-type="float" table:style-name="ce1" office:value="-0.882947592859">
            <text:p>-0.882948</text:p>
          </table:table-cell>
          <table:table-cell office:value-type="float" table:style-name="ce1" office:value="-0.469471562786">
            <text:p>-0.469472</text:p>
          </table:table-cell>
          <table:table-cell table:number-columns-repeated="16381"/>
        </table:table-row>
        <table:table-row table:style-name="ro1">
          <table:table-cell office:value-type="float" table:style-name="ce1" office:value="242.1">
            <text:p>242.1</text:p>
          </table:table-cell>
          <table:table-cell office:value-type="float" table:style-name="ce1" office:value="-0.883765630089">
            <text:p>-0.883766</text:p>
          </table:table-cell>
          <table:table-cell office:value-type="float" table:style-name="ce1" office:value="-0.467929814261">
            <text:p>-0.46793</text:p>
          </table:table-cell>
          <table:table-cell table:number-columns-repeated="16381"/>
        </table:table-row>
        <table:table-row table:style-name="ro1">
          <table:table-cell office:value-type="float" table:style-name="ce1" office:value="242.2">
            <text:p>242.2</text:p>
          </table:table-cell>
          <table:table-cell office:value-type="float" table:style-name="ce1" office:value="-0.884580975215">
            <text:p>-0.884581</text:p>
          </table:table-cell>
          <table:table-cell office:value-type="float" table:style-name="ce1" office:value="-0.46638664034">
            <text:p>-0.466387</text:p>
          </table:table-cell>
          <table:table-cell table:number-columns-repeated="16381"/>
        </table:table-row>
        <table:table-row table:style-name="ro1">
          <table:table-cell office:value-type="float" table:style-name="ce1" office:value="242.3">
            <text:p>242.3</text:p>
          </table:table-cell>
          <table:table-cell office:value-type="float" table:style-name="ce1" office:value="-0.885393625754">
            <text:p>-0.885394</text:p>
          </table:table-cell>
          <table:table-cell office:value-type="float" table:style-name="ce1" office:value="-0.464842045725">
            <text:p>-0.464842</text:p>
          </table:table-cell>
          <table:table-cell table:number-columns-repeated="16381"/>
        </table:table-row>
        <table:table-row table:style-name="ro1">
          <table:table-cell office:value-type="float" table:style-name="ce1" office:value="242.4">
            <text:p>242.4</text:p>
          </table:table-cell>
          <table:table-cell office:value-type="float" table:style-name="ce1" office:value="-0.886203579231">
            <text:p>-0.886204</text:p>
          </table:table-cell>
          <table:table-cell office:value-type="float" table:style-name="ce1" office:value="-0.46329603512">
            <text:p>-0.463296</text:p>
          </table:table-cell>
          <table:table-cell table:number-columns-repeated="16381"/>
        </table:table-row>
        <table:table-row table:style-name="ro1">
          <table:table-cell office:value-type="float" table:style-name="ce1" office:value="242.5">
            <text:p>242.5</text:p>
          </table:table-cell>
          <table:table-cell office:value-type="float" table:style-name="ce1" office:value="-0.887010833178">
            <text:p>-0.887011</text:p>
          </table:table-cell>
          <table:table-cell office:value-type="float" table:style-name="ce1" office:value="-0.461748613235">
            <text:p>-0.461749</text:p>
          </table:table-cell>
          <table:table-cell table:number-columns-repeated="16381"/>
        </table:table-row>
        <table:table-row table:style-name="ro1">
          <table:table-cell office:value-type="float" table:style-name="ce1" office:value="242.6">
            <text:p>242.6</text:p>
          </table:table-cell>
          <table:table-cell office:value-type="float" table:style-name="ce1" office:value="-0.887815385136">
            <text:p>-0.887815</text:p>
          </table:table-cell>
          <table:table-cell office:value-type="float" table:style-name="ce1" office:value="-0.460199784784">
            <text:p>-0.4602</text:p>
          </table:table-cell>
          <table:table-cell table:number-columns-repeated="16381"/>
        </table:table-row>
        <table:table-row table:style-name="ro1">
          <table:table-cell office:value-type="float" table:style-name="ce1" office:value="242.7">
            <text:p>242.7</text:p>
          </table:table-cell>
          <table:table-cell office:value-type="float" table:style-name="ce1" office:value="-0.888617232655">
            <text:p>-0.888617</text:p>
          </table:table-cell>
          <table:table-cell office:value-type="float" table:style-name="ce1" office:value="-0.458649554484">
            <text:p>-0.45865</text:p>
          </table:table-cell>
          <table:table-cell table:number-columns-repeated="16381"/>
        </table:table-row>
        <table:table-row table:style-name="ro1">
          <table:table-cell office:value-type="float" table:style-name="ce1" office:value="242.8">
            <text:p>242.8</text:p>
          </table:table-cell>
          <table:table-cell office:value-type="float" table:style-name="ce1" office:value="-0.889416373291">
            <text:p>-0.889416</text:p>
          </table:table-cell>
          <table:table-cell office:value-type="float" table:style-name="ce1" office:value="-0.457097927059">
            <text:p>-0.457098</text:p>
          </table:table-cell>
          <table:table-cell table:number-columns-repeated="16381"/>
        </table:table-row>
        <table:table-row table:style-name="ro1">
          <table:table-cell office:value-type="float" table:style-name="ce1" office:value="242.9">
            <text:p>242.9</text:p>
          </table:table-cell>
          <table:table-cell office:value-type="float" table:style-name="ce1" office:value="-0.890212804611">
            <text:p>-0.890213</text:p>
          </table:table-cell>
          <table:table-cell office:value-type="float" table:style-name="ce1" office:value="-0.455544907234">
            <text:p>-0.455545</text:p>
          </table:table-cell>
          <table:table-cell table:number-columns-repeated="16381"/>
        </table:table-row>
        <table:table-row table:style-name="ro1">
          <table:table-cell office:value-type="float" table:style-name="ce1" office:value="243.0">
            <text:p>243</text:p>
          </table:table-cell>
          <table:table-cell office:value-type="float" table:style-name="ce1" office:value="-0.891006524188">
            <text:p>-0.891007</text:p>
          </table:table-cell>
          <table:table-cell office:value-type="float" table:style-name="ce1" office:value="-0.45399049974">
            <text:p>-0.45399</text:p>
          </table:table-cell>
          <table:table-cell table:number-columns-repeated="16381"/>
        </table:table-row>
        <table:table-row table:style-name="ro1">
          <table:table-cell office:value-type="float" table:style-name="ce1" office:value="243.1">
            <text:p>243.1</text:p>
          </table:table-cell>
          <table:table-cell office:value-type="float" table:style-name="ce1" office:value="-0.891797529605">
            <text:p>-0.891798</text:p>
          </table:table-cell>
          <table:table-cell office:value-type="float" table:style-name="ce1" office:value="-0.452434709312">
            <text:p>-0.452435</text:p>
          </table:table-cell>
          <table:table-cell table:number-columns-repeated="16381"/>
        </table:table-row>
        <table:table-row table:style-name="ro1">
          <table:table-cell office:value-type="float" table:style-name="ce1" office:value="243.2">
            <text:p>243.2</text:p>
          </table:table-cell>
          <table:table-cell office:value-type="float" table:style-name="ce1" office:value="-0.892585818452">
            <text:p>-0.892586</text:p>
          </table:table-cell>
          <table:table-cell office:value-type="float" table:style-name="ce1" office:value="-0.450877540689">
            <text:p>-0.450878</text:p>
          </table:table-cell>
          <table:table-cell table:number-columns-repeated="16381"/>
        </table:table-row>
        <table:table-row table:style-name="ro1">
          <table:table-cell office:value-type="float" table:style-name="ce1" office:value="243.3">
            <text:p>243.3</text:p>
          </table:table-cell>
          <table:table-cell office:value-type="float" table:style-name="ce1" office:value="-0.893371388328">
            <text:p>-0.893371</text:p>
          </table:table-cell>
          <table:table-cell office:value-type="float" table:style-name="ce1" office:value="-0.449318998616">
            <text:p>-0.449319</text:p>
          </table:table-cell>
          <table:table-cell table:number-columns-repeated="16381"/>
        </table:table-row>
        <table:table-row table:style-name="ro1">
          <table:table-cell office:value-type="float" table:style-name="ce1" office:value="243.4">
            <text:p>243.4</text:p>
          </table:table-cell>
          <table:table-cell office:value-type="float" table:style-name="ce1" office:value="-0.894154236839">
            <text:p>-0.894154</text:p>
          </table:table-cell>
          <table:table-cell office:value-type="float" table:style-name="ce1" office:value="-0.447759087839">
            <text:p>-0.447759</text:p>
          </table:table-cell>
          <table:table-cell table:number-columns-repeated="16381"/>
        </table:table-row>
        <table:table-row table:style-name="ro1">
          <table:table-cell office:value-type="float" table:style-name="ce1" office:value="243.5">
            <text:p>243.5</text:p>
          </table:table-cell>
          <table:table-cell office:value-type="float" table:style-name="ce1" office:value="-0.894934361602">
            <text:p>-0.894934</text:p>
          </table:table-cell>
          <table:table-cell office:value-type="float" table:style-name="ce1" office:value="-0.44619781311">
            <text:p>-0.446198</text:p>
          </table:table-cell>
          <table:table-cell table:number-columns-repeated="16381"/>
        </table:table-row>
        <table:table-row table:style-name="ro1">
          <table:table-cell office:value-type="float" table:style-name="ce1" office:value="243.6">
            <text:p>243.6</text:p>
          </table:table-cell>
          <table:table-cell office:value-type="float" table:style-name="ce1" office:value="-0.895711760239">
            <text:p>-0.895712</text:p>
          </table:table-cell>
          <table:table-cell office:value-type="float" table:style-name="ce1" office:value="-0.444635179185">
            <text:p>-0.444635</text:p>
          </table:table-cell>
          <table:table-cell table:number-columns-repeated="16381"/>
        </table:table-row>
        <table:table-row table:style-name="ro1">
          <table:table-cell office:value-type="float" table:style-name="ce1" office:value="243.7">
            <text:p>243.7</text:p>
          </table:table-cell>
          <table:table-cell office:value-type="float" table:style-name="ce1" office:value="-0.896486430383">
            <text:p>-0.896486</text:p>
          </table:table-cell>
          <table:table-cell office:value-type="float" table:style-name="ce1" office:value="-0.443071190824">
            <text:p>-0.443071</text:p>
          </table:table-cell>
          <table:table-cell table:number-columns-repeated="16381"/>
        </table:table-row>
        <table:table-row table:style-name="ro1">
          <table:table-cell office:value-type="float" table:style-name="ce1" office:value="243.8">
            <text:p>243.8</text:p>
          </table:table-cell>
          <table:table-cell office:value-type="float" table:style-name="ce1" office:value="-0.897258369674">
            <text:p>-0.897258</text:p>
          </table:table-cell>
          <table:table-cell office:value-type="float" table:style-name="ce1" office:value="-0.441505852792">
            <text:p>-0.441506</text:p>
          </table:table-cell>
          <table:table-cell table:number-columns-repeated="16381"/>
        </table:table-row>
        <table:table-row table:style-name="ro1">
          <table:table-cell office:value-type="float" table:style-name="ce1" office:value="243.9">
            <text:p>243.9</text:p>
          </table:table-cell>
          <table:table-cell office:value-type="float" table:style-name="ce1" office:value="-0.898027575761">
            <text:p>-0.898028</text:p>
          </table:table-cell>
          <table:table-cell office:value-type="float" table:style-name="ce1" office:value="-0.439939169856">
            <text:p>-0.439939</text:p>
          </table:table-cell>
          <table:table-cell table:number-columns-repeated="16381"/>
        </table:table-row>
        <table:table-row table:style-name="ro1">
          <table:table-cell office:value-type="float" table:style-name="ce1" office:value="244.0">
            <text:p>244</text:p>
          </table:table-cell>
          <table:table-cell office:value-type="float" table:style-name="ce1" office:value="-0.898794046299">
            <text:p>-0.898794</text:p>
          </table:table-cell>
          <table:table-cell office:value-type="float" table:style-name="ce1" office:value="-0.438371146789">
            <text:p>-0.438371</text:p>
          </table:table-cell>
          <table:table-cell table:number-columns-repeated="16381"/>
        </table:table-row>
        <table:table-row table:style-name="ro1">
          <table:table-cell office:value-type="float" table:style-name="ce1" office:value="244.1">
            <text:p>244.1</text:p>
          </table:table-cell>
          <table:table-cell office:value-type="float" table:style-name="ce1" office:value="-0.899557778955">
            <text:p>-0.899558</text:p>
          </table:table-cell>
          <table:table-cell office:value-type="float" table:style-name="ce1" office:value="-0.436801788368">
            <text:p>-0.436802</text:p>
          </table:table-cell>
          <table:table-cell table:number-columns-repeated="16381"/>
        </table:table-row>
        <table:table-row table:style-name="ro1">
          <table:table-cell office:value-type="float" table:style-name="ce1" office:value="244.2">
            <text:p>244.2</text:p>
          </table:table-cell>
          <table:table-cell office:value-type="float" table:style-name="ce1" office:value="-0.900318771402">
            <text:p>-0.900319</text:p>
          </table:table-cell>
          <table:table-cell office:value-type="float" table:style-name="ce1" office:value="-0.435231099372">
            <text:p>-0.435231</text:p>
          </table:table-cell>
          <table:table-cell table:number-columns-repeated="16381"/>
        </table:table-row>
        <table:table-row table:style-name="ro1">
          <table:table-cell office:value-type="float" table:style-name="ce1" office:value="244.3">
            <text:p>244.3</text:p>
          </table:table-cell>
          <table:table-cell office:value-type="float" table:style-name="ce1" office:value="-0.901077021322">
            <text:p>-0.901077</text:p>
          </table:table-cell>
          <table:table-cell office:value-type="float" table:style-name="ce1" office:value="-0.433659084588">
            <text:p>-0.433659</text:p>
          </table:table-cell>
          <table:table-cell table:number-columns-repeated="16381"/>
        </table:table-row>
        <table:table-row table:style-name="ro1">
          <table:table-cell office:value-type="float" table:style-name="ce1" office:value="244.4">
            <text:p>244.4</text:p>
          </table:table-cell>
          <table:table-cell office:value-type="float" table:style-name="ce1" office:value="-0.901832526405">
            <text:p>-0.901833</text:p>
          </table:table-cell>
          <table:table-cell office:value-type="float" table:style-name="ce1" office:value="-0.432085748802">
            <text:p>-0.432086</text:p>
          </table:table-cell>
          <table:table-cell table:number-columns-repeated="16381"/>
        </table:table-row>
        <table:table-row table:style-name="ro1">
          <table:table-cell office:value-type="float" table:style-name="ce1" office:value="244.5">
            <text:p>244.5</text:p>
          </table:table-cell>
          <table:table-cell office:value-type="float" table:style-name="ce1" office:value="-0.90258528435">
            <text:p>-0.902585</text:p>
          </table:table-cell>
          <table:table-cell office:value-type="float" table:style-name="ce1" office:value="-0.430511096808">
            <text:p>-0.430511</text:p>
          </table:table-cell>
          <table:table-cell table:number-columns-repeated="16381"/>
        </table:table-row>
        <table:table-row table:style-name="ro1">
          <table:table-cell office:value-type="float" table:style-name="ce1" office:value="244.6">
            <text:p>244.6</text:p>
          </table:table-cell>
          <table:table-cell office:value-type="float" table:style-name="ce1" office:value="-0.903335292863">
            <text:p>-0.903335</text:p>
          </table:table-cell>
          <table:table-cell office:value-type="float" table:style-name="ce1" office:value="-0.428935133403">
            <text:p>-0.428935</text:p>
          </table:table-cell>
          <table:table-cell table:number-columns-repeated="16381"/>
        </table:table-row>
        <table:table-row table:style-name="ro1">
          <table:table-cell office:value-type="float" table:style-name="ce1" office:value="244.7">
            <text:p>244.7</text:p>
          </table:table-cell>
          <table:table-cell office:value-type="float" table:style-name="ce1" office:value="-0.904082549661">
            <text:p>-0.904083</text:p>
          </table:table-cell>
          <table:table-cell office:value-type="float" table:style-name="ce1" office:value="-0.427357863387">
            <text:p>-0.427358</text:p>
          </table:table-cell>
          <table:table-cell table:number-columns-repeated="16381"/>
        </table:table-row>
        <table:table-row table:style-name="ro1">
          <table:table-cell office:value-type="float" table:style-name="ce1" office:value="244.8">
            <text:p>244.8</text:p>
          </table:table-cell>
          <table:table-cell office:value-type="float" table:style-name="ce1" office:value="-0.904827052466">
            <text:p>-0.904827</text:p>
          </table:table-cell>
          <table:table-cell office:value-type="float" table:style-name="ce1" office:value="-0.425779291565">
            <text:p>-0.425779</text:p>
          </table:table-cell>
          <table:table-cell table:number-columns-repeated="16381"/>
        </table:table-row>
        <table:table-row table:style-name="ro1">
          <table:table-cell office:value-type="float" table:style-name="ce1" office:value="244.9">
            <text:p>244.9</text:p>
          </table:table-cell>
          <table:table-cell office:value-type="float" table:style-name="ce1" office:value="-0.905568799011">
            <text:p>-0.905569</text:p>
          </table:table-cell>
          <table:table-cell office:value-type="float" table:style-name="ce1" office:value="-0.424199422745">
            <text:p>-0.424199</text:p>
          </table:table-cell>
          <table:table-cell table:number-columns-repeated="16381"/>
        </table:table-row>
        <table:table-row table:style-name="ro1">
          <table:table-cell office:value-type="float" table:style-name="ce1" office:value="245.0">
            <text:p>245</text:p>
          </table:table-cell>
          <table:table-cell office:value-type="float" table:style-name="ce1" office:value="-0.906307787037">
            <text:p>-0.906308</text:p>
          </table:table-cell>
          <table:table-cell office:value-type="float" table:style-name="ce1" office:value="-0.422618261741">
            <text:p>-0.422618</text:p>
          </table:table-cell>
          <table:table-cell table:number-columns-repeated="16381"/>
        </table:table-row>
        <table:table-row table:style-name="ro1">
          <table:table-cell office:value-type="float" table:style-name="ce1" office:value="245.1">
            <text:p>245.1</text:p>
          </table:table-cell>
          <table:table-cell office:value-type="float" table:style-name="ce1" office:value="-0.907044014291">
            <text:p>-0.907044</text:p>
          </table:table-cell>
          <table:table-cell office:value-type="float" table:style-name="ce1" office:value="-0.421035813367">
            <text:p>-0.421036</text:p>
          </table:table-cell>
          <table:table-cell table:number-columns-repeated="16381"/>
        </table:table-row>
        <table:table-row table:style-name="ro1">
          <table:table-cell office:value-type="float" table:style-name="ce1" office:value="245.2">
            <text:p>245.2</text:p>
          </table:table-cell>
          <table:table-cell office:value-type="float" table:style-name="ce1" office:value="-0.907777478533">
            <text:p>-0.907777</text:p>
          </table:table-cell>
          <table:table-cell office:value-type="float" table:style-name="ce1" office:value="-0.419452082446">
            <text:p>-0.419452</text:p>
          </table:table-cell>
          <table:table-cell table:number-columns-repeated="16381"/>
        </table:table-row>
        <table:table-row table:style-name="ro1">
          <table:table-cell office:value-type="float" table:style-name="ce1" office:value="245.3">
            <text:p>245.3</text:p>
          </table:table-cell>
          <table:table-cell office:value-type="float" table:style-name="ce1" office:value="-0.908508177527">
            <text:p>-0.908508</text:p>
          </table:table-cell>
          <table:table-cell office:value-type="float" table:style-name="ce1" office:value="-0.417867073801">
            <text:p>-0.417867</text:p>
          </table:table-cell>
          <table:table-cell table:number-columns-repeated="16381"/>
        </table:table-row>
        <table:table-row table:style-name="ro1">
          <table:table-cell office:value-type="float" table:style-name="ce1" office:value="245.4">
            <text:p>245.4</text:p>
          </table:table-cell>
          <table:table-cell office:value-type="float" table:style-name="ce1" office:value="-0.909236109047">
            <text:p>-0.909236</text:p>
          </table:table-cell>
          <table:table-cell office:value-type="float" table:style-name="ce1" office:value="-0.41628079226">
            <text:p>-0.416281</text:p>
          </table:table-cell>
          <table:table-cell table:number-columns-repeated="16381"/>
        </table:table-row>
        <table:table-row table:style-name="ro1">
          <table:table-cell office:value-type="float" table:style-name="ce1" office:value="245.5">
            <text:p>245.5</text:p>
          </table:table-cell>
          <table:table-cell office:value-type="float" table:style-name="ce1" office:value="-0.909961270877">
            <text:p>-0.909961</text:p>
          </table:table-cell>
          <table:table-cell office:value-type="float" table:style-name="ce1" office:value="-0.414693242656">
            <text:p>-0.414693</text:p>
          </table:table-cell>
          <table:table-cell table:number-columns-repeated="16381"/>
        </table:table-row>
        <table:table-row table:style-name="ro1">
          <table:table-cell office:value-type="float" table:style-name="ce1" office:value="245.6">
            <text:p>245.6</text:p>
          </table:table-cell>
          <table:table-cell office:value-type="float" table:style-name="ce1" office:value="-0.910683660806">
            <text:p>-0.910684</text:p>
          </table:table-cell>
          <table:table-cell office:value-type="float" table:style-name="ce1" office:value="-0.413104429825">
            <text:p>-0.413104</text:p>
          </table:table-cell>
          <table:table-cell table:number-columns-repeated="16381"/>
        </table:table-row>
        <table:table-row table:style-name="ro1">
          <table:table-cell office:value-type="float" table:style-name="ce1" office:value="245.7">
            <text:p>245.7</text:p>
          </table:table-cell>
          <table:table-cell office:value-type="float" table:style-name="ce1" office:value="-0.911403276635">
            <text:p>-0.911403</text:p>
          </table:table-cell>
          <table:table-cell office:value-type="float" table:style-name="ce1" office:value="-0.411514358605">
            <text:p>-0.411514</text:p>
          </table:table-cell>
          <table:table-cell table:number-columns-repeated="16381"/>
        </table:table-row>
        <table:table-row table:style-name="ro1">
          <table:table-cell office:value-type="float" table:style-name="ce1" office:value="245.8">
            <text:p>245.8</text:p>
          </table:table-cell>
          <table:table-cell office:value-type="float" table:style-name="ce1" office:value="-0.912120116172">
            <text:p>-0.91212</text:p>
          </table:table-cell>
          <table:table-cell office:value-type="float" table:style-name="ce1" office:value="-0.409923033842">
            <text:p>-0.409923</text:p>
          </table:table-cell>
          <table:table-cell table:number-columns-repeated="16381"/>
        </table:table-row>
        <table:table-row table:style-name="ro1">
          <table:table-cell office:value-type="float" table:style-name="ce1" office:value="245.9">
            <text:p>245.9</text:p>
          </table:table-cell>
          <table:table-cell office:value-type="float" table:style-name="ce1" office:value="-0.912834177233">
            <text:p>-0.912834</text:p>
          </table:table-cell>
          <table:table-cell office:value-type="float" table:style-name="ce1" office:value="-0.408330460381">
            <text:p>-0.40833</text:p>
          </table:table-cell>
          <table:table-cell table:number-columns-repeated="16381"/>
        </table:table-row>
        <table:table-row table:style-name="ro1">
          <table:table-cell office:value-type="float" table:style-name="ce1" office:value="246.0">
            <text:p>246</text:p>
          </table:table-cell>
          <table:table-cell office:value-type="float" table:style-name="ce1" office:value="-0.913545457643">
            <text:p>-0.913545</text:p>
          </table:table-cell>
          <table:table-cell office:value-type="float" table:style-name="ce1" office:value="-0.406736643076">
            <text:p>-0.406737</text:p>
          </table:table-cell>
          <table:table-cell table:number-columns-repeated="16381"/>
        </table:table-row>
        <table:table-row table:style-name="ro1">
          <table:table-cell office:value-type="float" table:style-name="ce1" office:value="246.1">
            <text:p>246.1</text:p>
          </table:table-cell>
          <table:table-cell office:value-type="float" table:style-name="ce1" office:value="-0.914253955234">
            <text:p>-0.914254</text:p>
          </table:table-cell>
          <table:table-cell office:value-type="float" table:style-name="ce1" office:value="-0.40514158678">
            <text:p>-0.405142</text:p>
          </table:table-cell>
          <table:table-cell table:number-columns-repeated="16381"/>
        </table:table-row>
        <table:table-row table:style-name="ro1">
          <table:table-cell office:value-type="float" table:style-name="ce1" office:value="246.2">
            <text:p>246.2</text:p>
          </table:table-cell>
          <table:table-cell office:value-type="float" table:style-name="ce1" office:value="-0.91495966785">
            <text:p>-0.91496</text:p>
          </table:table-cell>
          <table:table-cell office:value-type="float" table:style-name="ce1" office:value="-0.403545296352">
            <text:p>-0.403545</text:p>
          </table:table-cell>
          <table:table-cell table:number-columns-repeated="16381"/>
        </table:table-row>
        <table:table-row table:style-name="ro1">
          <table:table-cell office:value-type="float" table:style-name="ce1" office:value="246.3">
            <text:p>246.3</text:p>
          </table:table-cell>
          <table:table-cell office:value-type="float" table:style-name="ce1" office:value="-0.91566259334">
            <text:p>-0.915663</text:p>
          </table:table-cell>
          <table:table-cell office:value-type="float" table:style-name="ce1" office:value="-0.401947776656">
            <text:p>-0.401948</text:p>
          </table:table-cell>
          <table:table-cell table:number-columns-repeated="16381"/>
        </table:table-row>
        <table:table-row table:style-name="ro1">
          <table:table-cell office:value-type="float" table:style-name="ce1" office:value="246.4">
            <text:p>246.4</text:p>
          </table:table-cell>
          <table:table-cell office:value-type="float" table:style-name="ce1" office:value="-0.916362729562">
            <text:p>-0.916363</text:p>
          </table:table-cell>
          <table:table-cell office:value-type="float" table:style-name="ce1" office:value="-0.400349032557">
            <text:p>-0.400349</text:p>
          </table:table-cell>
          <table:table-cell table:number-columns-repeated="16381"/>
        </table:table-row>
        <table:table-row table:style-name="ro1">
          <table:table-cell office:value-type="float" table:style-name="ce1" office:value="246.5">
            <text:p>246.5</text:p>
          </table:table-cell>
          <table:table-cell office:value-type="float" table:style-name="ce1" office:value="-0.917060074385">
            <text:p>-0.91706</text:p>
          </table:table-cell>
          <table:table-cell office:value-type="float" table:style-name="ce1" office:value="-0.398749068925">
            <text:p>-0.398749</text:p>
          </table:table-cell>
          <table:table-cell table:number-columns-repeated="16381"/>
        </table:table-row>
        <table:table-row table:style-name="ro1">
          <table:table-cell office:value-type="float" table:style-name="ce1" office:value="246.6">
            <text:p>246.6</text:p>
          </table:table-cell>
          <table:table-cell office:value-type="float" table:style-name="ce1" office:value="-0.917754625684">
            <text:p>-0.917755</text:p>
          </table:table-cell>
          <table:table-cell office:value-type="float" table:style-name="ce1" office:value="-0.397147890635">
            <text:p>-0.397148</text:p>
          </table:table-cell>
          <table:table-cell table:number-columns-repeated="16381"/>
        </table:table-row>
        <table:table-row table:style-name="ro1">
          <table:table-cell office:value-type="float" table:style-name="ce1" office:value="246.7">
            <text:p>246.7</text:p>
          </table:table-cell>
          <table:table-cell office:value-type="float" table:style-name="ce1" office:value="-0.918446381343">
            <text:p>-0.918446</text:p>
          </table:table-cell>
          <table:table-cell office:value-type="float" table:style-name="ce1" office:value="-0.395545502563">
            <text:p>-0.395546</text:p>
          </table:table-cell>
          <table:table-cell table:number-columns-repeated="16381"/>
        </table:table-row>
        <table:table-row table:style-name="ro1">
          <table:table-cell office:value-type="float" table:style-name="ce1" office:value="246.8">
            <text:p>246.8</text:p>
          </table:table-cell>
          <table:table-cell office:value-type="float" table:style-name="ce1" office:value="-0.919135339255">
            <text:p>-0.919135</text:p>
          </table:table-cell>
          <table:table-cell office:value-type="float" table:style-name="ce1" office:value="-0.393941909591">
            <text:p>-0.3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246.9">
            <text:p>246.9</text:p>
          </table:table-cell>
          <table:table-cell office:value-type="float" table:style-name="ce1" office:value="-0.919821497322">
            <text:p>-0.919821</text:p>
          </table:table-cell>
          <table:table-cell office:value-type="float" table:style-name="ce1" office:value="-0.392337116604">
            <text:p>-0.392337</text:p>
          </table:table-cell>
          <table:table-cell table:number-columns-repeated="16381"/>
        </table:table-row>
        <table:table-row table:style-name="ro1">
          <table:table-cell office:value-type="float" table:style-name="ce1" office:value="247.0">
            <text:p>247</text:p>
          </table:table-cell>
          <table:table-cell office:value-type="float" table:style-name="ce1" office:value="-0.920504853452">
            <text:p>-0.920505</text:p>
          </table:table-cell>
          <table:table-cell office:value-type="float" table:style-name="ce1" office:value="-0.390731128489">
            <text:p>-0.390731</text:p>
          </table:table-cell>
          <table:table-cell table:number-columns-repeated="16381"/>
        </table:table-row>
        <table:table-row table:style-name="ro1">
          <table:table-cell office:value-type="float" table:style-name="ce1" office:value="247.1">
            <text:p>247.1</text:p>
          </table:table-cell>
          <table:table-cell office:value-type="float" table:style-name="ce1" office:value="-0.921185405566">
            <text:p>-0.921185</text:p>
          </table:table-cell>
          <table:table-cell office:value-type="float" table:style-name="ce1" office:value="-0.38912395014">
            <text:p>-0.389124</text:p>
          </table:table-cell>
          <table:table-cell table:number-columns-repeated="16381"/>
        </table:table-row>
        <table:table-row table:style-name="ro1">
          <table:table-cell office:value-type="float" table:style-name="ce1" office:value="247.2">
            <text:p>247.2</text:p>
          </table:table-cell>
          <table:table-cell office:value-type="float" table:style-name="ce1" office:value="-0.921863151589">
            <text:p>-0.921863</text:p>
          </table:table-cell>
          <table:table-cell office:value-type="float" table:style-name="ce1" office:value="-0.387515586452">
            <text:p>-0.387516</text:p>
          </table:table-cell>
          <table:table-cell table:number-columns-repeated="16381"/>
        </table:table-row>
        <table:table-row table:style-name="ro1">
          <table:table-cell office:value-type="float" table:style-name="ce1" office:value="247.3">
            <text:p>247.3</text:p>
          </table:table-cell>
          <table:table-cell office:value-type="float" table:style-name="ce1" office:value="-0.922538089456">
            <text:p>-0.922538</text:p>
          </table:table-cell>
          <table:table-cell office:value-type="float" table:style-name="ce1" office:value="-0.385906042324">
            <text:p>-0.385906</text:p>
          </table:table-cell>
          <table:table-cell table:number-columns-repeated="16381"/>
        </table:table-row>
        <table:table-row table:style-name="ro1">
          <table:table-cell office:value-type="float" table:style-name="ce1" office:value="247.4">
            <text:p>247.4</text:p>
          </table:table-cell>
          <table:table-cell office:value-type="float" table:style-name="ce1" office:value="-0.923210217113">
            <text:p>-0.92321</text:p>
          </table:table-cell>
          <table:table-cell office:value-type="float" table:style-name="ce1" office:value="-0.38429532266">
            <text:p>-0.384295</text:p>
          </table:table-cell>
          <table:table-cell table:number-columns-repeated="16381"/>
        </table:table-row>
        <table:table-row table:style-name="ro1">
          <table:table-cell office:value-type="float" table:style-name="ce1" office:value="247.5">
            <text:p>247.5</text:p>
          </table:table-cell>
          <table:table-cell office:value-type="float" table:style-name="ce1" office:value="-0.923879532511">
            <text:p>-0.92388</text:p>
          </table:table-cell>
          <table:table-cell office:value-type="float" table:style-name="ce1" office:value="-0.382683432365">
            <text:p>-0.382683</text:p>
          </table:table-cell>
          <table:table-cell table:number-columns-repeated="16381"/>
        </table:table-row>
        <table:table-row table:style-name="ro1">
          <table:table-cell office:value-type="float" table:style-name="ce1" office:value="247.6">
            <text:p>247.6</text:p>
          </table:table-cell>
          <table:table-cell office:value-type="float" table:style-name="ce1" office:value="-0.924546033612">
            <text:p>-0.924546</text:p>
          </table:table-cell>
          <table:table-cell office:value-type="float" table:style-name="ce1" office:value="-0.38107037635">
            <text:p>-0.38107</text:p>
          </table:table-cell>
          <table:table-cell table:number-columns-repeated="16381"/>
        </table:table-row>
        <table:table-row table:style-name="ro1">
          <table:table-cell office:value-type="float" table:style-name="ce1" office:value="247.7">
            <text:p>247.7</text:p>
          </table:table-cell>
          <table:table-cell office:value-type="float" table:style-name="ce1" office:value="-0.925209718386">
            <text:p>-0.92521</text:p>
          </table:table-cell>
          <table:table-cell office:value-type="float" table:style-name="ce1" office:value="-0.379456159529">
            <text:p>-0.379456</text:p>
          </table:table-cell>
          <table:table-cell table:number-columns-repeated="16381"/>
        </table:table-row>
        <table:table-row table:style-name="ro1">
          <table:table-cell office:value-type="float" table:style-name="ce1" office:value="247.8">
            <text:p>247.8</text:p>
          </table:table-cell>
          <table:table-cell office:value-type="float" table:style-name="ce1" office:value="-0.92587058481">
            <text:p>-0.925871</text:p>
          </table:table-cell>
          <table:table-cell office:value-type="float" table:style-name="ce1" office:value="-0.377840786818">
            <text:p>-0.377841</text:p>
          </table:table-cell>
          <table:table-cell table:number-columns-repeated="16381"/>
        </table:table-row>
        <table:table-row table:style-name="ro1">
          <table:table-cell office:value-type="float" table:style-name="ce1" office:value="247.9">
            <text:p>247.9</text:p>
          </table:table-cell>
          <table:table-cell office:value-type="float" table:style-name="ce1" office:value="-0.926528630872">
            <text:p>-0.926529</text:p>
          </table:table-cell>
          <table:table-cell office:value-type="float" table:style-name="ce1" office:value="-0.376224263139">
            <text:p>-0.376224</text:p>
          </table:table-cell>
          <table:table-cell table:number-columns-repeated="16381"/>
        </table:table-row>
        <table:table-row table:style-name="ro1">
          <table:table-cell office:value-type="float" table:style-name="ce1" office:value="248.0">
            <text:p>248</text:p>
          </table:table-cell>
          <table:table-cell office:value-type="float" table:style-name="ce1" office:value="-0.927183854567">
            <text:p>-0.927184</text:p>
          </table:table-cell>
          <table:table-cell office:value-type="float" table:style-name="ce1" office:value="-0.374606593416">
            <text:p>-0.374607</text:p>
          </table:table-cell>
          <table:table-cell table:number-columns-repeated="16381"/>
        </table:table-row>
        <table:table-row table:style-name="ro1">
          <table:table-cell office:value-type="float" table:style-name="ce1" office:value="248.1">
            <text:p>248.1</text:p>
          </table:table-cell>
          <table:table-cell office:value-type="float" table:style-name="ce1" office:value="-0.927836253899">
            <text:p>-0.927836</text:p>
          </table:table-cell>
          <table:table-cell office:value-type="float" table:style-name="ce1" office:value="-0.372987782576">
            <text:p>-0.372988</text:p>
          </table:table-cell>
          <table:table-cell table:number-columns-repeated="16381"/>
        </table:table-row>
        <table:table-row table:style-name="ro1">
          <table:table-cell office:value-type="float" table:style-name="ce1" office:value="248.2">
            <text:p>248.2</text:p>
          </table:table-cell>
          <table:table-cell office:value-type="float" table:style-name="ce1" office:value="-0.928485826881">
            <text:p>-0.928486</text:p>
          </table:table-cell>
          <table:table-cell office:value-type="float" table:style-name="ce1" office:value="-0.37136783555">
            <text:p>-0.371368</text:p>
          </table:table-cell>
          <table:table-cell table:number-columns-repeated="16381"/>
        </table:table-row>
        <table:table-row table:style-name="ro1">
          <table:table-cell office:value-type="float" table:style-name="ce1" office:value="248.3">
            <text:p>248.3</text:p>
          </table:table-cell>
          <table:table-cell office:value-type="float" table:style-name="ce1" office:value="-0.929132571534">
            <text:p>-0.929133</text:p>
          </table:table-cell>
          <table:table-cell office:value-type="float" table:style-name="ce1" office:value="-0.369746757274">
            <text:p>-0.369747</text:p>
          </table:table-cell>
          <table:table-cell table:number-columns-repeated="16381"/>
        </table:table-row>
        <table:table-row table:style-name="ro1">
          <table:table-cell office:value-type="float" table:style-name="ce1" office:value="248.4">
            <text:p>248.4</text:p>
          </table:table-cell>
          <table:table-cell office:value-type="float" table:style-name="ce1" office:value="-0.929776485888">
            <text:p>-0.929776</text:p>
          </table:table-cell>
          <table:table-cell office:value-type="float" table:style-name="ce1" office:value="-0.368124552685">
            <text:p>-0.368125</text:p>
          </table:table-cell>
          <table:table-cell table:number-columns-repeated="16381"/>
        </table:table-row>
        <table:table-row table:style-name="ro1">
          <table:table-cell office:value-type="float" table:style-name="ce1" office:value="248.5">
            <text:p>248.5</text:p>
          </table:table-cell>
          <table:table-cell office:value-type="float" table:style-name="ce1" office:value="-0.930417567982">
            <text:p>-0.930418</text:p>
          </table:table-cell>
          <table:table-cell office:value-type="float" table:style-name="ce1" office:value="-0.366501226724">
            <text:p>-0.366501</text:p>
          </table:table-cell>
          <table:table-cell table:number-columns-repeated="16381"/>
        </table:table-row>
        <table:table-row table:style-name="ro1">
          <table:table-cell office:value-type="float" table:style-name="ce1" office:value="248.6">
            <text:p>248.6</text:p>
          </table:table-cell>
          <table:table-cell office:value-type="float" table:style-name="ce1" office:value="-0.931055815863">
            <text:p>-0.931056</text:p>
          </table:table-cell>
          <table:table-cell office:value-type="float" table:style-name="ce1" office:value="-0.364876784338">
            <text:p>-0.364877</text:p>
          </table:table-cell>
          <table:table-cell table:number-columns-repeated="16381"/>
        </table:table-row>
        <table:table-row table:style-name="ro1">
          <table:table-cell office:value-type="float" table:style-name="ce1" office:value="248.7">
            <text:p>248.7</text:p>
          </table:table-cell>
          <table:table-cell office:value-type="float" table:style-name="ce1" office:value="-0.931691227586">
            <text:p>-0.931691</text:p>
          </table:table-cell>
          <table:table-cell office:value-type="float" table:style-name="ce1" office:value="-0.363251230473">
            <text:p>-0.363251</text:p>
          </table:table-cell>
          <table:table-cell table:number-columns-repeated="16381"/>
        </table:table-row>
        <table:table-row table:style-name="ro1">
          <table:table-cell office:value-type="float" table:style-name="ce1" office:value="248.8">
            <text:p>248.8</text:p>
          </table:table-cell>
          <table:table-cell office:value-type="float" table:style-name="ce1" office:value="-0.932323801216">
            <text:p>-0.932324</text:p>
          </table:table-cell>
          <table:table-cell office:value-type="float" table:style-name="ce1" office:value="-0.361624570082">
            <text:p>-0.361625</text:p>
          </table:table-cell>
          <table:table-cell table:number-columns-repeated="16381"/>
        </table:table-row>
        <table:table-row table:style-name="ro1">
          <table:table-cell office:value-type="float" table:style-name="ce1" office:value="248.9">
            <text:p>248.9</text:p>
          </table:table-cell>
          <table:table-cell office:value-type="float" table:style-name="ce1" office:value="-0.932953534825">
            <text:p>-0.932954</text:p>
          </table:table-cell>
          <table:table-cell office:value-type="float" table:style-name="ce1" office:value="-0.35999680812">
            <text:p>-0.359997</text:p>
          </table:table-cell>
          <table:table-cell table:number-columns-repeated="16381"/>
        </table:table-row>
        <table:table-row table:style-name="ro1">
          <table:table-cell office:value-type="float" table:style-name="ce1" office:value="249.0">
            <text:p>249</text:p>
          </table:table-cell>
          <table:table-cell office:value-type="float" table:style-name="ce1" office:value="-0.933580426497">
            <text:p>-0.93358</text:p>
          </table:table-cell>
          <table:table-cell office:value-type="float" table:style-name="ce1" office:value="-0.358367949545">
            <text:p>-0.358368</text:p>
          </table:table-cell>
          <table:table-cell table:number-columns-repeated="16381"/>
        </table:table-row>
        <table:table-row table:style-name="ro1">
          <table:table-cell office:value-type="float" table:style-name="ce1" office:value="249.1">
            <text:p>249.1</text:p>
          </table:table-cell>
          <table:table-cell office:value-type="float" table:style-name="ce1" office:value="-0.934204474321">
            <text:p>-0.934204</text:p>
          </table:table-cell>
          <table:table-cell office:value-type="float" table:style-name="ce1" office:value="-0.35673799932">
            <text:p>-0.356738</text:p>
          </table:table-cell>
          <table:table-cell table:number-columns-repeated="16381"/>
        </table:table-row>
        <table:table-row table:style-name="ro1">
          <table:table-cell office:value-type="float" table:style-name="ce1" office:value="249.2">
            <text:p>249.2</text:p>
          </table:table-cell>
          <table:table-cell office:value-type="float" table:style-name="ce1" office:value="-0.934825676396">
            <text:p>-0.934826</text:p>
          </table:table-cell>
          <table:table-cell office:value-type="float" table:style-name="ce1" office:value="-0.355106962408">
            <text:p>-0.355107</text:p>
          </table:table-cell>
          <table:table-cell table:number-columns-repeated="16381"/>
        </table:table-row>
        <table:table-row table:style-name="ro1">
          <table:table-cell office:value-type="float" table:style-name="ce1" office:value="249.3">
            <text:p>249.3</text:p>
          </table:table-cell>
          <table:table-cell office:value-type="float" table:style-name="ce1" office:value="-0.93544403083">
            <text:p>-0.935444</text:p>
          </table:table-cell>
          <table:table-cell office:value-type="float" table:style-name="ce1" office:value="-0.353474843779">
            <text:p>-0.353475</text:p>
          </table:table-cell>
          <table:table-cell table:number-columns-repeated="16381"/>
        </table:table-row>
        <table:table-row table:style-name="ro1">
          <table:table-cell office:value-type="float" table:style-name="ce1" office:value="249.4">
            <text:p>249.4</text:p>
          </table:table-cell>
          <table:table-cell office:value-type="float" table:style-name="ce1" office:value="-0.936059535739">
            <text:p>-0.93606</text:p>
          </table:table-cell>
          <table:table-cell office:value-type="float" table:style-name="ce1" office:value="-0.351841648405">
            <text:p>-0.351842</text:p>
          </table:table-cell>
          <table:table-cell table:number-columns-repeated="16381"/>
        </table:table-row>
        <table:table-row table:style-name="ro1">
          <table:table-cell office:value-type="float" table:style-name="ce1" office:value="249.5">
            <text:p>249.5</text:p>
          </table:table-cell>
          <table:table-cell office:value-type="float" table:style-name="ce1" office:value="-0.936672189248">
            <text:p>-0.936672</text:p>
          </table:table-cell>
          <table:table-cell office:value-type="float" table:style-name="ce1" office:value="-0.350207381259">
            <text:p>-0.350207</text:p>
          </table:table-cell>
          <table:table-cell table:number-columns-repeated="16381"/>
        </table:table-row>
        <table:table-row table:style-name="ro1">
          <table:table-cell office:value-type="float" table:style-name="ce1" office:value="249.6">
            <text:p>249.6</text:p>
          </table:table-cell>
          <table:table-cell office:value-type="float" table:style-name="ce1" office:value="-0.937281989492">
            <text:p>-0.937282</text:p>
          </table:table-cell>
          <table:table-cell office:value-type="float" table:style-name="ce1" office:value="-0.348572047322">
            <text:p>-0.348572</text:p>
          </table:table-cell>
          <table:table-cell table:number-columns-repeated="16381"/>
        </table:table-row>
        <table:table-row table:style-name="ro1">
          <table:table-cell office:value-type="float" table:style-name="ce1" office:value="249.7">
            <text:p>249.7</text:p>
          </table:table-cell>
          <table:table-cell office:value-type="float" table:style-name="ce1" office:value="-0.937888934612">
            <text:p>-0.937889</text:p>
          </table:table-cell>
          <table:table-cell office:value-type="float" table:style-name="ce1" office:value="-0.346935651573">
            <text:p>-0.346936</text:p>
          </table:table-cell>
          <table:table-cell table:number-columns-repeated="16381"/>
        </table:table-row>
        <table:table-row table:style-name="ro1">
          <table:table-cell office:value-type="float" table:style-name="ce1" office:value="249.8">
            <text:p>249.8</text:p>
          </table:table-cell>
          <table:table-cell office:value-type="float" table:style-name="ce1" office:value="-0.93849302276">
            <text:p>-0.938493</text:p>
          </table:table-cell>
          <table:table-cell office:value-type="float" table:style-name="ce1" office:value="-0.345298198999">
            <text:p>-0.345298</text:p>
          </table:table-cell>
          <table:table-cell table:number-columns-repeated="16381"/>
        </table:table-row>
        <table:table-row table:style-name="ro1">
          <table:table-cell office:value-type="float" table:style-name="ce1" office:value="249.9">
            <text:p>249.9</text:p>
          </table:table-cell>
          <table:table-cell office:value-type="float" table:style-name="ce1" office:value="-0.939094252095">
            <text:p>-0.939094</text:p>
          </table:table-cell>
          <table:table-cell office:value-type="float" table:style-name="ce1" office:value="-0.343659694586">
            <text:p>-0.34366</text:p>
          </table:table-cell>
          <table:table-cell table:number-columns-repeated="16381"/>
        </table:table-row>
        <table:table-row table:style-name="ro1">
          <table:table-cell office:value-type="float" table:style-name="ce1" office:value="250.0">
            <text:p>250</text:p>
          </table:table-cell>
          <table:table-cell office:value-type="float" table:style-name="ce1" office:value="-0.939692620786">
            <text:p>-0.939693</text:p>
          </table:table-cell>
          <table:table-cell office:value-type="float" table:style-name="ce1" office:value="-0.342020143326">
            <text:p>-0.34202</text:p>
          </table:table-cell>
          <table:table-cell table:number-columns-repeated="16381"/>
        </table:table-row>
        <table:table-row table:style-name="ro1">
          <table:table-cell office:value-type="float" table:style-name="ce1" office:value="250.1">
            <text:p>250.1</text:p>
          </table:table-cell>
          <table:table-cell office:value-type="float" table:style-name="ce1" office:value="-0.94028812701">
            <text:p>-0.940288</text:p>
          </table:table-cell>
          <table:table-cell office:value-type="float" table:style-name="ce1" office:value="-0.340379550213">
            <text:p>-0.34038</text:p>
          </table:table-cell>
          <table:table-cell table:number-columns-repeated="16381"/>
        </table:table-row>
        <table:table-row table:style-name="ro1">
          <table:table-cell office:value-type="float" table:style-name="ce1" office:value="250.2">
            <text:p>250.2</text:p>
          </table:table-cell>
          <table:table-cell office:value-type="float" table:style-name="ce1" office:value="-0.940880768954">
            <text:p>-0.940881</text:p>
          </table:table-cell>
          <table:table-cell office:value-type="float" table:style-name="ce1" office:value="-0.338737920245">
            <text:p>-0.338738</text:p>
          </table:table-cell>
          <table:table-cell table:number-columns-repeated="16381"/>
        </table:table-row>
        <table:table-row table:style-name="ro1">
          <table:table-cell office:value-type="float" table:style-name="ce1" office:value="250.3">
            <text:p>250.3</text:p>
          </table:table-cell>
          <table:table-cell office:value-type="float" table:style-name="ce1" office:value="-0.941470544812">
            <text:p>-0.941471</text:p>
          </table:table-cell>
          <table:table-cell office:value-type="float" table:style-name="ce1" office:value="-0.337095258423">
            <text:p>-0.337095</text:p>
          </table:table-cell>
          <table:table-cell table:number-columns-repeated="16381"/>
        </table:table-row>
        <table:table-row table:style-name="ro1">
          <table:table-cell office:value-type="float" table:style-name="ce1" office:value="250.4">
            <text:p>250.4</text:p>
          </table:table-cell>
          <table:table-cell office:value-type="float" table:style-name="ce1" office:value="-0.942057452787">
            <text:p>-0.942057</text:p>
          </table:table-cell>
          <table:table-cell office:value-type="float" table:style-name="ce1" office:value="-0.33545156975">
            <text:p>-0.335452</text:p>
          </table:table-cell>
          <table:table-cell table:number-columns-repeated="16381"/>
        </table:table-row>
        <table:table-row table:style-name="ro1">
          <table:table-cell office:value-type="float" table:style-name="ce1" office:value="250.5">
            <text:p>250.5</text:p>
          </table:table-cell>
          <table:table-cell office:value-type="float" table:style-name="ce1" office:value="-0.942641491092">
            <text:p>-0.942641</text:p>
          </table:table-cell>
          <table:table-cell office:value-type="float" table:style-name="ce1" office:value="-0.333806859234">
            <text:p>-0.333807</text:p>
          </table:table-cell>
          <table:table-cell table:number-columns-repeated="16381"/>
        </table:table-row>
        <table:table-row table:style-name="ro1">
          <table:table-cell office:value-type="float" table:style-name="ce1" office:value="250.6">
            <text:p>250.6</text:p>
          </table:table-cell>
          <table:table-cell office:value-type="float" table:style-name="ce1" office:value="-0.943222657948">
            <text:p>-0.943223</text:p>
          </table:table-cell>
          <table:table-cell office:value-type="float" table:style-name="ce1" office:value="-0.332161131884">
            <text:p>-0.332161</text:p>
          </table:table-cell>
          <table:table-cell table:number-columns-repeated="16381"/>
        </table:table-row>
        <table:table-row table:style-name="ro1">
          <table:table-cell office:value-type="float" table:style-name="ce1" office:value="250.7">
            <text:p>250.7</text:p>
          </table:table-cell>
          <table:table-cell office:value-type="float" table:style-name="ce1" office:value="-0.943800951583">
            <text:p>-0.943801</text:p>
          </table:table-cell>
          <table:table-cell office:value-type="float" table:style-name="ce1" office:value="-0.330514392713">
            <text:p>-0.330514</text:p>
          </table:table-cell>
          <table:table-cell table:number-columns-repeated="16381"/>
        </table:table-row>
        <table:table-row table:style-name="ro1">
          <table:table-cell office:value-type="float" table:style-name="ce1" office:value="250.8">
            <text:p>250.8</text:p>
          </table:table-cell>
          <table:table-cell office:value-type="float" table:style-name="ce1" office:value="-0.944376370237">
            <text:p>-0.944376</text:p>
          </table:table-cell>
          <table:table-cell office:value-type="float" table:style-name="ce1" office:value="-0.328866646739">
            <text:p>-0.328867</text:p>
          </table:table-cell>
          <table:table-cell table:number-columns-repeated="16381"/>
        </table:table-row>
        <table:table-row table:style-name="ro1">
          <table:table-cell office:value-type="float" table:style-name="ce1" office:value="250.9">
            <text:p>250.9</text:p>
          </table:table-cell>
          <table:table-cell office:value-type="float" table:style-name="ce1" office:value="-0.944948912158">
            <text:p>-0.944949</text:p>
          </table:table-cell>
          <table:table-cell office:value-type="float" table:style-name="ce1" office:value="-0.327217898979">
            <text:p>-0.327218</text:p>
          </table:table-cell>
          <table:table-cell table:number-columns-repeated="16381"/>
        </table:table-row>
        <table:table-row table:style-name="ro1">
          <table:table-cell office:value-type="float" table:style-name="ce1" office:value="251.0">
            <text:p>251</text:p>
          </table:table-cell>
          <table:table-cell office:value-type="float" table:style-name="ce1" office:value="-0.945518575599">
            <text:p>-0.945519</text:p>
          </table:table-cell>
          <table:table-cell office:value-type="float" table:style-name="ce1" office:value="-0.325568154457">
            <text:p>-0.325568</text:p>
          </table:table-cell>
          <table:table-cell table:number-columns-repeated="16381"/>
        </table:table-row>
        <table:table-row table:style-name="ro1">
          <table:table-cell office:value-type="float" table:style-name="ce1" office:value="251.1">
            <text:p>251.1</text:p>
          </table:table-cell>
          <table:table-cell office:value-type="float" table:style-name="ce1" office:value="-0.946085358828">
            <text:p>-0.946085</text:p>
          </table:table-cell>
          <table:table-cell office:value-type="float" table:style-name="ce1" office:value="-0.323917418198">
            <text:p>-0.323917</text:p>
          </table:table-cell>
          <table:table-cell table:number-columns-repeated="16381"/>
        </table:table-row>
        <table:table-row table:style-name="ro1">
          <table:table-cell office:value-type="float" table:style-name="ce1" office:value="251.2">
            <text:p>251.2</text:p>
          </table:table-cell>
          <table:table-cell office:value-type="float" table:style-name="ce1" office:value="-0.946649260116">
            <text:p>-0.946649</text:p>
          </table:table-cell>
          <table:table-cell office:value-type="float" table:style-name="ce1" office:value="-0.322265695231">
            <text:p>-0.322266</text:p>
          </table:table-cell>
          <table:table-cell table:number-columns-repeated="16381"/>
        </table:table-row>
        <table:table-row table:style-name="ro1">
          <table:table-cell office:value-type="float" table:style-name="ce1" office:value="251.3">
            <text:p>251.3</text:p>
          </table:table-cell>
          <table:table-cell office:value-type="float" table:style-name="ce1" office:value="-0.947210277746">
            <text:p>-0.94721</text:p>
          </table:table-cell>
          <table:table-cell office:value-type="float" table:style-name="ce1" office:value="-0.320612990586">
            <text:p>-0.320613</text:p>
          </table:table-cell>
          <table:table-cell table:number-columns-repeated="16381"/>
        </table:table-row>
        <table:table-row table:style-name="ro1">
          <table:table-cell office:value-type="float" table:style-name="ce1" office:value="251.4">
            <text:p>251.4</text:p>
          </table:table-cell>
          <table:table-cell office:value-type="float" table:style-name="ce1" office:value="-0.94776841001">
            <text:p>-0.947768</text:p>
          </table:table-cell>
          <table:table-cell office:value-type="float" table:style-name="ce1" office:value="-0.318959309298">
            <text:p>-0.318959</text:p>
          </table:table-cell>
          <table:table-cell table:number-columns-repeated="16381"/>
        </table:table-row>
        <table:table-row table:style-name="ro1">
          <table:table-cell office:value-type="float" table:style-name="ce1" office:value="251.5">
            <text:p>251.5</text:p>
          </table:table-cell>
          <table:table-cell office:value-type="float" table:style-name="ce1" office:value="-0.948323655206">
            <text:p>-0.948324</text:p>
          </table:table-cell>
          <table:table-cell office:value-type="float" table:style-name="ce1" office:value="-0.317304656405">
            <text:p>-0.317305</text:p>
          </table:table-cell>
          <table:table-cell table:number-columns-repeated="16381"/>
        </table:table-row>
        <table:table-row table:style-name="ro1">
          <table:table-cell office:value-type="float" table:style-name="ce1" office:value="251.6">
            <text:p>251.6</text:p>
          </table:table-cell>
          <table:table-cell office:value-type="float" table:style-name="ce1" office:value="-0.948876011644">
            <text:p>-0.948876</text:p>
          </table:table-cell>
          <table:table-cell office:value-type="float" table:style-name="ce1" office:value="-0.315649036947">
            <text:p>-0.315649</text:p>
          </table:table-cell>
          <table:table-cell table:number-columns-repeated="16381"/>
        </table:table-row>
        <table:table-row table:style-name="ro1">
          <table:table-cell office:value-type="float" table:style-name="ce1" office:value="251.7">
            <text:p>251.7</text:p>
          </table:table-cell>
          <table:table-cell office:value-type="float" table:style-name="ce1" office:value="-0.949425477642">
            <text:p>-0.949425</text:p>
          </table:table-cell>
          <table:table-cell office:value-type="float" table:style-name="ce1" office:value="-0.313992455967">
            <text:p>-0.313992</text:p>
          </table:table-cell>
          <table:table-cell table:number-columns-repeated="16381"/>
        </table:table-row>
        <table:table-row table:style-name="ro1">
          <table:table-cell office:value-type="float" table:style-name="ce1" office:value="251.8">
            <text:p>251.8</text:p>
          </table:table-cell>
          <table:table-cell office:value-type="float" table:style-name="ce1" office:value="-0.949972051525">
            <text:p>-0.949972</text:p>
          </table:table-cell>
          <table:table-cell office:value-type="float" table:style-name="ce1" office:value="-0.312334918512">
            <text:p>-0.312335</text:p>
          </table:table-cell>
          <table:table-cell table:number-columns-repeated="16381"/>
        </table:table-row>
        <table:table-row table:style-name="ro1">
          <table:table-cell office:value-type="float" table:style-name="ce1" office:value="251.9">
            <text:p>251.9</text:p>
          </table:table-cell>
          <table:table-cell office:value-type="float" table:style-name="ce1" office:value="-0.950515731628">
            <text:p>-0.950516</text:p>
          </table:table-cell>
          <table:table-cell office:value-type="float" table:style-name="ce1" office:value="-0.310676429631">
            <text:p>-0.310676</text:p>
          </table:table-cell>
          <table:table-cell table:number-columns-repeated="16381"/>
        </table:table-row>
        <table:table-row table:style-name="ro1">
          <table:table-cell office:value-type="float" table:style-name="ce1" office:value="252.0">
            <text:p>252</text:p>
          </table:table-cell>
          <table:table-cell office:value-type="float" table:style-name="ce1" office:value="-0.951056516295">
            <text:p>-0.951057</text:p>
          </table:table-cell>
          <table:table-cell office:value-type="float" table:style-name="ce1" office:value="-0.309016994375">
            <text:p>-0.3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252.1">
            <text:p>252.1</text:p>
          </table:table-cell>
          <table:table-cell office:value-type="float" table:style-name="ce1" office:value="-0.951594403879">
            <text:p>-0.951594</text:p>
          </table:table-cell>
          <table:table-cell office:value-type="float" table:style-name="ce1" office:value="-0.3073566178">
            <text:p>-0.307357</text:p>
          </table:table-cell>
          <table:table-cell table:number-columns-repeated="16381"/>
        </table:table-row>
        <table:table-row table:style-name="ro1">
          <table:table-cell office:value-type="float" table:style-name="ce1" office:value="252.2">
            <text:p>252.2</text:p>
          </table:table-cell>
          <table:table-cell office:value-type="float" table:style-name="ce1" office:value="-0.952129392742">
            <text:p>-0.952129</text:p>
          </table:table-cell>
          <table:table-cell office:value-type="float" table:style-name="ce1" office:value="-0.305695304963">
            <text:p>-0.305695</text:p>
          </table:table-cell>
          <table:table-cell table:number-columns-repeated="16381"/>
        </table:table-row>
        <table:table-row table:style-name="ro1">
          <table:table-cell office:value-type="float" table:style-name="ce1" office:value="252.3">
            <text:p>252.3</text:p>
          </table:table-cell>
          <table:table-cell office:value-type="float" table:style-name="ce1" office:value="-0.952661481254">
            <text:p>-0.952661</text:p>
          </table:table-cell>
          <table:table-cell office:value-type="float" table:style-name="ce1" office:value="-0.304033060925">
            <text:p>-0.304033</text:p>
          </table:table-cell>
          <table:table-cell table:number-columns-repeated="16381"/>
        </table:table-row>
        <table:table-row table:style-name="ro1">
          <table:table-cell office:value-type="float" table:style-name="ce1" office:value="252.4">
            <text:p>252.4</text:p>
          </table:table-cell>
          <table:table-cell office:value-type="float" table:style-name="ce1" office:value="-0.953190667793">
            <text:p>-0.953191</text:p>
          </table:table-cell>
          <table:table-cell office:value-type="float" table:style-name="ce1" office:value="-0.30236989075">
            <text:p>-0.30237</text:p>
          </table:table-cell>
          <table:table-cell table:number-columns-repeated="16381"/>
        </table:table-row>
        <table:table-row table:style-name="ro1">
          <table:table-cell office:value-type="float" table:style-name="ce1" office:value="252.5">
            <text:p>252.5</text:p>
          </table:table-cell>
          <table:table-cell office:value-type="float" table:style-name="ce1" office:value="-0.953716950748">
            <text:p>-0.953717</text:p>
          </table:table-cell>
          <table:table-cell office:value-type="float" table:style-name="ce1" office:value="-0.300705799504">
            <text:p>-0.300706</text:p>
          </table:table-cell>
          <table:table-cell table:number-columns-repeated="16381"/>
        </table:table-row>
        <table:table-row table:style-name="ro1">
          <table:table-cell office:value-type="float" table:style-name="ce1" office:value="252.6">
            <text:p>252.6</text:p>
          </table:table-cell>
          <table:table-cell office:value-type="float" table:style-name="ce1" office:value="-0.954240328516">
            <text:p>-0.95424</text:p>
          </table:table-cell>
          <table:table-cell office:value-type="float" table:style-name="ce1" office:value="-0.299040792256">
            <text:p>-0.299041</text:p>
          </table:table-cell>
          <table:table-cell table:number-columns-repeated="16381"/>
        </table:table-row>
        <table:table-row table:style-name="ro1">
          <table:table-cell office:value-type="float" table:style-name="ce1" office:value="252.7">
            <text:p>252.7</text:p>
          </table:table-cell>
          <table:table-cell office:value-type="float" table:style-name="ce1" office:value="-0.954760799503">
            <text:p>-0.954761</text:p>
          </table:table-cell>
          <table:table-cell office:value-type="float" table:style-name="ce1" office:value="-0.297374874078">
            <text:p>-0.297375</text:p>
          </table:table-cell>
          <table:table-cell table:number-columns-repeated="16381"/>
        </table:table-row>
        <table:table-row table:style-name="ro1">
          <table:table-cell office:value-type="float" table:style-name="ce1" office:value="252.8">
            <text:p>252.8</text:p>
          </table:table-cell>
          <table:table-cell office:value-type="float" table:style-name="ce1" office:value="-0.955278362122">
            <text:p>-0.955278</text:p>
          </table:table-cell>
          <table:table-cell office:value-type="float" table:style-name="ce1" office:value="-0.295708050044">
            <text:p>-0.295708</text:p>
          </table:table-cell>
          <table:table-cell table:number-columns-repeated="16381"/>
        </table:table-row>
        <table:table-row table:style-name="ro1">
          <table:table-cell office:value-type="float" table:style-name="ce1" office:value="252.9">
            <text:p>252.9</text:p>
          </table:table-cell>
          <table:table-cell office:value-type="float" table:style-name="ce1" office:value="-0.955793014798">
            <text:p>-0.955793</text:p>
          </table:table-cell>
          <table:table-cell office:value-type="float" table:style-name="ce1" office:value="-0.294040325232">
            <text:p>-0.29404</text:p>
          </table:table-cell>
          <table:table-cell table:number-columns-repeated="16381"/>
        </table:table-row>
        <table:table-row table:style-name="ro1">
          <table:table-cell office:value-type="float" table:style-name="ce1" office:value="253.0">
            <text:p>253</text:p>
          </table:table-cell>
          <table:table-cell office:value-type="float" table:style-name="ce1" office:value="-0.956304755963">
            <text:p>-0.956305</text:p>
          </table:table-cell>
          <table:table-cell office:value-type="float" table:style-name="ce1" office:value="-0.292371704723">
            <text:p>-0.292372</text:p>
          </table:table-cell>
          <table:table-cell table:number-columns-repeated="16381"/>
        </table:table-row>
        <table:table-row table:style-name="ro1">
          <table:table-cell office:value-type="float" table:style-name="ce1" office:value="253.1">
            <text:p>253.1</text:p>
          </table:table-cell>
          <table:table-cell office:value-type="float" table:style-name="ce1" office:value="-0.956813584058">
            <text:p>-0.956814</text:p>
          </table:table-cell>
          <table:table-cell office:value-type="float" table:style-name="ce1" office:value="-0.290702193598">
            <text:p>-0.290702</text:p>
          </table:table-cell>
          <table:table-cell table:number-columns-repeated="16381"/>
        </table:table-row>
        <table:table-row table:style-name="ro1">
          <table:table-cell office:value-type="float" table:style-name="ce1" office:value="253.2">
            <text:p>253.2</text:p>
          </table:table-cell>
          <table:table-cell office:value-type="float" table:style-name="ce1" office:value="-0.957319497532">
            <text:p>-0.957319</text:p>
          </table:table-cell>
          <table:table-cell office:value-type="float" table:style-name="ce1" office:value="-0.289031796944">
            <text:p>-0.289032</text:p>
          </table:table-cell>
          <table:table-cell table:number-columns-repeated="16381"/>
        </table:table-row>
        <table:table-row table:style-name="ro1">
          <table:table-cell office:value-type="float" table:style-name="ce1" office:value="253.3">
            <text:p>253.3</text:p>
          </table:table-cell>
          <table:table-cell office:value-type="float" table:style-name="ce1" office:value="-0.957822494845">
            <text:p>-0.957822</text:p>
          </table:table-cell>
          <table:table-cell office:value-type="float" table:style-name="ce1" office:value="-0.28736051985">
            <text:p>-0.287361</text:p>
          </table:table-cell>
          <table:table-cell table:number-columns-repeated="16381"/>
        </table:table-row>
        <table:table-row table:style-name="ro1">
          <table:table-cell office:value-type="float" table:style-name="ce1" office:value="253.4">
            <text:p>253.4</text:p>
          </table:table-cell>
          <table:table-cell office:value-type="float" table:style-name="ce1" office:value="-0.958322574465">
            <text:p>-0.958323</text:p>
          </table:table-cell>
          <table:table-cell office:value-type="float" table:style-name="ce1" office:value="-0.285688367405">
            <text:p>-0.285688</text:p>
          </table:table-cell>
          <table:table-cell table:number-columns-repeated="16381"/>
        </table:table-row>
        <table:table-row table:style-name="ro1">
          <table:table-cell office:value-type="float" table:style-name="ce1" office:value="253.5">
            <text:p>253.5</text:p>
          </table:table-cell>
          <table:table-cell office:value-type="float" table:style-name="ce1" office:value="-0.958819734868">
            <text:p>-0.95882</text:p>
          </table:table-cell>
          <table:table-cell office:value-type="float" table:style-name="ce1" office:value="-0.284015344704">
            <text:p>-0.284015</text:p>
          </table:table-cell>
          <table:table-cell table:number-columns-repeated="16381"/>
        </table:table-row>
        <table:table-row table:style-name="ro1">
          <table:table-cell office:value-type="float" table:style-name="ce1" office:value="253.6">
            <text:p>253.6</text:p>
          </table:table-cell>
          <table:table-cell office:value-type="float" table:style-name="ce1" office:value="-0.95931397454">
            <text:p>-0.959314</text:p>
          </table:table-cell>
          <table:table-cell office:value-type="float" table:style-name="ce1" office:value="-0.282341456843">
            <text:p>-0.282341</text:p>
          </table:table-cell>
          <table:table-cell table:number-columns-repeated="16381"/>
        </table:table-row>
        <table:table-row table:style-name="ro1">
          <table:table-cell office:value-type="float" table:style-name="ce1" office:value="253.7">
            <text:p>253.7</text:p>
          </table:table-cell>
          <table:table-cell office:value-type="float" table:style-name="ce1" office:value="-0.959805291975">
            <text:p>-0.959805</text:p>
          </table:table-cell>
          <table:table-cell office:value-type="float" table:style-name="ce1" office:value="-0.280666708921">
            <text:p>-0.280667</text:p>
          </table:table-cell>
          <table:table-cell table:number-columns-repeated="16381"/>
        </table:table-row>
        <table:table-row table:style-name="ro1">
          <table:table-cell office:value-type="float" table:style-name="ce1" office:value="253.8">
            <text:p>253.8</text:p>
          </table:table-cell>
          <table:table-cell office:value-type="float" table:style-name="ce1" office:value="-0.960293685677">
            <text:p>-0.960294</text:p>
          </table:table-cell>
          <table:table-cell office:value-type="float" table:style-name="ce1" office:value="-0.278991106039">
            <text:p>-0.278991</text:p>
          </table:table-cell>
          <table:table-cell table:number-columns-repeated="16381"/>
        </table:table-row>
        <table:table-row table:style-name="ro1">
          <table:table-cell office:value-type="float" table:style-name="ce1" office:value="253.9">
            <text:p>253.9</text:p>
          </table:table-cell>
          <table:table-cell office:value-type="float" table:style-name="ce1" office:value="-0.960779154158">
            <text:p>-0.960779</text:p>
          </table:table-cell>
          <table:table-cell office:value-type="float" table:style-name="ce1" office:value="-0.277314653302">
            <text:p>-0.277315</text:p>
          </table:table-cell>
          <table:table-cell table:number-columns-repeated="16381"/>
        </table:table-row>
        <table:table-row table:style-name="ro1">
          <table:table-cell office:value-type="float" table:style-name="ce1" office:value="254.0">
            <text:p>254</text:p>
          </table:table-cell>
          <table:table-cell office:value-type="float" table:style-name="ce1" office:value="-0.961261695938">
            <text:p>-0.961262</text:p>
          </table:table-cell>
          <table:table-cell office:value-type="float" table:style-name="ce1" office:value="-0.275637355817">
            <text:p>-0.275637</text:p>
          </table:table-cell>
          <table:table-cell table:number-columns-repeated="16381"/>
        </table:table-row>
        <table:table-row table:style-name="ro1">
          <table:table-cell office:value-type="float" table:style-name="ce1" office:value="254.1">
            <text:p>254.1</text:p>
          </table:table-cell>
          <table:table-cell office:value-type="float" table:style-name="ce1" office:value="-0.961741309549">
            <text:p>-0.961741</text:p>
          </table:table-cell>
          <table:table-cell office:value-type="float" table:style-name="ce1" office:value="-0.273959218692">
            <text:p>-0.273959</text:p>
          </table:table-cell>
          <table:table-cell table:number-columns-repeated="16381"/>
        </table:table-row>
        <table:table-row table:style-name="ro1">
          <table:table-cell office:value-type="float" table:style-name="ce1" office:value="254.2">
            <text:p>254.2</text:p>
          </table:table-cell>
          <table:table-cell office:value-type="float" table:style-name="ce1" office:value="-0.962217993529">
            <text:p>-0.962218</text:p>
          </table:table-cell>
          <table:table-cell office:value-type="float" table:style-name="ce1" office:value="-0.272280247041">
            <text:p>-0.27228</text:p>
          </table:table-cell>
          <table:table-cell table:number-columns-repeated="16381"/>
        </table:table-row>
        <table:table-row table:style-name="ro1">
          <table:table-cell office:value-type="float" table:style-name="ce1" office:value="254.3">
            <text:p>254.3</text:p>
          </table:table-cell>
          <table:table-cell office:value-type="float" table:style-name="ce1" office:value="-0.962691746426">
            <text:p>-0.962692</text:p>
          </table:table-cell>
          <table:table-cell office:value-type="float" table:style-name="ce1" office:value="-0.270600445976">
            <text:p>-0.2706</text:p>
          </table:table-cell>
          <table:table-cell table:number-columns-repeated="16381"/>
        </table:table-row>
        <table:table-row table:style-name="ro1">
          <table:table-cell office:value-type="float" table:style-name="ce1" office:value="254.4">
            <text:p>254.4</text:p>
          </table:table-cell>
          <table:table-cell office:value-type="float" table:style-name="ce1" office:value="-0.963162566798">
            <text:p>-0.963163</text:p>
          </table:table-cell>
          <table:table-cell office:value-type="float" table:style-name="ce1" office:value="-0.268919820615">
            <text:p>-0.26892</text:p>
          </table:table-cell>
          <table:table-cell table:number-columns-repeated="16381"/>
        </table:table-row>
        <table:table-row table:style-name="ro1">
          <table:table-cell office:value-type="float" table:style-name="ce1" office:value="254.5">
            <text:p>254.5</text:p>
          </table:table-cell>
          <table:table-cell office:value-type="float" table:style-name="ce1" office:value="-0.963630453209">
            <text:p>-0.96363</text:p>
          </table:table-cell>
          <table:table-cell office:value-type="float" table:style-name="ce1" office:value="-0.267238376078">
            <text:p>-0.267238</text:p>
          </table:table-cell>
          <table:table-cell table:number-columns-repeated="16381"/>
        </table:table-row>
        <table:table-row table:style-name="ro1">
          <table:table-cell office:value-type="float" table:style-name="ce1" office:value="254.6">
            <text:p>254.6</text:p>
          </table:table-cell>
          <table:table-cell office:value-type="float" table:style-name="ce1" office:value="-0.964095404234">
            <text:p>-0.964095</text:p>
          </table:table-cell>
          <table:table-cell office:value-type="float" table:style-name="ce1" office:value="-0.265556117487">
            <text:p>-0.265556</text:p>
          </table:table-cell>
          <table:table-cell table:number-columns-repeated="16381"/>
        </table:table-row>
        <table:table-row table:style-name="ro1">
          <table:table-cell office:value-type="float" table:style-name="ce1" office:value="254.7">
            <text:p>254.7</text:p>
          </table:table-cell>
          <table:table-cell office:value-type="float" table:style-name="ce1" office:value="-0.964557418458">
            <text:p>-0.964557</text:p>
          </table:table-cell>
          <table:table-cell office:value-type="float" table:style-name="ce1" office:value="-0.263873049965">
            <text:p>-0.263873</text:p>
          </table:table-cell>
          <table:table-cell table:number-columns-repeated="16381"/>
        </table:table-row>
        <table:table-row table:style-name="ro1">
          <table:table-cell office:value-type="float" table:style-name="ce1" office:value="254.8">
            <text:p>254.8</text:p>
          </table:table-cell>
          <table:table-cell office:value-type="float" table:style-name="ce1" office:value="-0.965016494472">
            <text:p>-0.965016</text:p>
          </table:table-cell>
          <table:table-cell office:value-type="float" table:style-name="ce1" office:value="-0.262189178641">
            <text:p>-0.262189</text:p>
          </table:table-cell>
          <table:table-cell table:number-columns-repeated="16381"/>
        </table:table-row>
        <table:table-row table:style-name="ro1">
          <table:table-cell office:value-type="float" table:style-name="ce1" office:value="254.9">
            <text:p>254.9</text:p>
          </table:table-cell>
          <table:table-cell office:value-type="float" table:style-name="ce1" office:value="-0.965472630879">
            <text:p>-0.965473</text:p>
          </table:table-cell>
          <table:table-cell office:value-type="float" table:style-name="ce1" office:value="-0.260504508643">
            <text:p>-0.260505</text:p>
          </table:table-cell>
          <table:table-cell table:number-columns-repeated="16381"/>
        </table:table-row>
        <table:table-row table:style-name="ro1">
          <table:table-cell office:value-type="float" table:style-name="ce1" office:value="255.0">
            <text:p>255</text:p>
          </table:table-cell>
          <table:table-cell office:value-type="float" table:style-name="ce1" office:value="-0.965925826289">
            <text:p>-0.965926</text:p>
          </table:table-cell>
          <table:table-cell office:value-type="float" table:style-name="ce1" office:value="-0.258819045103">
            <text:p>-0.258819</text:p>
          </table:table-cell>
          <table:table-cell table:number-columns-repeated="16381"/>
        </table:table-row>
        <table:table-row table:style-name="ro1">
          <table:table-cell office:value-type="float" table:style-name="ce1" office:value="255.1">
            <text:p>255.1</text:p>
          </table:table-cell>
          <table:table-cell office:value-type="float" table:style-name="ce1" office:value="-0.966376079321">
            <text:p>-0.966376</text:p>
          </table:table-cell>
          <table:table-cell office:value-type="float" table:style-name="ce1" office:value="-0.257132793155">
            <text:p>-0.257133</text:p>
          </table:table-cell>
          <table:table-cell table:number-columns-repeated="16381"/>
        </table:table-row>
        <table:table-row table:style-name="ro1">
          <table:table-cell office:value-type="float" table:style-name="ce1" office:value="255.2">
            <text:p>255.2</text:p>
          </table:table-cell>
          <table:table-cell office:value-type="float" table:style-name="ce1" office:value="-0.966823388604">
            <text:p>-0.966823</text:p>
          </table:table-cell>
          <table:table-cell office:value-type="float" table:style-name="ce1" office:value="-0.255445757936">
            <text:p>-0.255446</text:p>
          </table:table-cell>
          <table:table-cell table:number-columns-repeated="16381"/>
        </table:table-row>
        <table:table-row table:style-name="ro1">
          <table:table-cell office:value-type="float" table:style-name="ce1" office:value="255.3">
            <text:p>255.3</text:p>
          </table:table-cell>
          <table:table-cell office:value-type="float" table:style-name="ce1" office:value="-0.967267752776">
            <text:p>-0.967268</text:p>
          </table:table-cell>
          <table:table-cell office:value-type="float" table:style-name="ce1" office:value="-0.253757944585">
            <text:p>-0.253758</text:p>
          </table:table-cell>
          <table:table-cell table:number-columns-repeated="16381"/>
        </table:table-row>
        <table:table-row table:style-name="ro1">
          <table:table-cell office:value-type="float" table:style-name="ce1" office:value="255.4">
            <text:p>255.4</text:p>
          </table:table-cell>
          <table:table-cell office:value-type="float" table:style-name="ce1" office:value="-0.967709170482">
            <text:p>-0.967709</text:p>
          </table:table-cell>
          <table:table-cell office:value-type="float" table:style-name="ce1" office:value="-0.252069358243">
            <text:p>-0.252069</text:p>
          </table:table-cell>
          <table:table-cell table:number-columns-repeated="16381"/>
        </table:table-row>
        <table:table-row table:style-name="ro1">
          <table:table-cell office:value-type="float" table:style-name="ce1" office:value="255.5">
            <text:p>255.5</text:p>
          </table:table-cell>
          <table:table-cell office:value-type="float" table:style-name="ce1" office:value="-0.968147640378">
            <text:p>-0.968148</text:p>
          </table:table-cell>
          <table:table-cell office:value-type="float" table:style-name="ce1" office:value="-0.250380004054">
            <text:p>-0.25038</text:p>
          </table:table-cell>
          <table:table-cell table:number-columns-repeated="16381"/>
        </table:table-row>
        <table:table-row table:style-name="ro1">
          <table:table-cell office:value-type="float" table:style-name="ce1" office:value="255.6">
            <text:p>255.6</text:p>
          </table:table-cell>
          <table:table-cell office:value-type="float" table:style-name="ce1" office:value="-0.968583161129">
            <text:p>-0.968583</text:p>
          </table:table-cell>
          <table:table-cell office:value-type="float" table:style-name="ce1" office:value="-0.248689887165">
            <text:p>-0.24869</text:p>
          </table:table-cell>
          <table:table-cell table:number-columns-repeated="16381"/>
        </table:table-row>
        <table:table-row table:style-name="ro1">
          <table:table-cell office:value-type="float" table:style-name="ce1" office:value="255.7">
            <text:p>255.7</text:p>
          </table:table-cell>
          <table:table-cell office:value-type="float" table:style-name="ce1" office:value="-0.969015731407">
            <text:p>-0.969016</text:p>
          </table:table-cell>
          <table:table-cell office:value-type="float" table:style-name="ce1" office:value="-0.246999012723">
            <text:p>-0.246999</text:p>
          </table:table-cell>
          <table:table-cell table:number-columns-repeated="16381"/>
        </table:table-row>
        <table:table-row table:style-name="ro1">
          <table:table-cell office:value-type="float" table:style-name="ce1" office:value="255.8">
            <text:p>255.8</text:p>
          </table:table-cell>
          <table:table-cell office:value-type="float" table:style-name="ce1" office:value="-0.969445349895">
            <text:p>-0.969445</text:p>
          </table:table-cell>
          <table:table-cell office:value-type="float" table:style-name="ce1" office:value="-0.245307385879">
            <text:p>-0.245307</text:p>
          </table:table-cell>
          <table:table-cell table:number-columns-repeated="16381"/>
        </table:table-row>
        <table:table-row table:style-name="ro1">
          <table:table-cell office:value-type="float" table:style-name="ce1" office:value="255.9">
            <text:p>255.9</text:p>
          </table:table-cell>
          <table:table-cell office:value-type="float" table:style-name="ce1" office:value="-0.969872015285">
            <text:p>-0.969872</text:p>
          </table:table-cell>
          <table:table-cell office:value-type="float" table:style-name="ce1" office:value="-0.243615011786">
            <text:p>-0.243615</text:p>
          </table:table-cell>
          <table:table-cell table:number-columns-repeated="16381"/>
        </table:table-row>
        <table:table-row table:style-name="ro1">
          <table:table-cell office:value-type="float" table:style-name="ce1" office:value="256.0">
            <text:p>256</text:p>
          </table:table-cell>
          <table:table-cell office:value-type="float" table:style-name="ce1" office:value="-0.970295726276">
            <text:p>-0.970296</text:p>
          </table:table-cell>
          <table:table-cell office:value-type="float" table:style-name="ce1" office:value="-0.2419218956">
            <text:p>-0.241922</text:p>
          </table:table-cell>
          <table:table-cell table:number-columns-repeated="16381"/>
        </table:table-row>
        <table:table-row table:style-name="ro1">
          <table:table-cell office:value-type="float" table:style-name="ce1" office:value="256.1">
            <text:p>256.1</text:p>
          </table:table-cell>
          <table:table-cell office:value-type="float" table:style-name="ce1" office:value="-0.970716481578">
            <text:p>-0.970716</text:p>
          </table:table-cell>
          <table:table-cell office:value-type="float" table:style-name="ce1" office:value="-0.240228042477">
            <text:p>-0.240228</text:p>
          </table:table-cell>
          <table:table-cell table:number-columns-repeated="16381"/>
        </table:table-row>
        <table:table-row table:style-name="ro1">
          <table:table-cell office:value-type="float" table:style-name="ce1" office:value="256.2">
            <text:p>256.2</text:p>
          </table:table-cell>
          <table:table-cell office:value-type="float" table:style-name="ce1" office:value="-0.97113427991">
            <text:p>-0.971134</text:p>
          </table:table-cell>
          <table:table-cell office:value-type="float" table:style-name="ce1" office:value="-0.238533457579">
            <text:p>-0.238533</text:p>
          </table:table-cell>
          <table:table-cell table:number-columns-repeated="16381"/>
        </table:table-row>
        <table:table-row table:style-name="ro1">
          <table:table-cell office:value-type="float" table:style-name="ce1" office:value="256.3">
            <text:p>256.3</text:p>
          </table:table-cell>
          <table:table-cell office:value-type="float" table:style-name="ce1" office:value="-0.971549119998">
            <text:p>-0.971549</text:p>
          </table:table-cell>
          <table:table-cell office:value-type="float" table:style-name="ce1" office:value="-0.236838146066">
            <text:p>-0.236838</text:p>
          </table:table-cell>
          <table:table-cell table:number-columns-repeated="16381"/>
        </table:table-row>
        <table:table-row table:style-name="ro1">
          <table:table-cell office:value-type="float" table:style-name="ce1" office:value="256.4">
            <text:p>256.4</text:p>
          </table:table-cell>
          <table:table-cell office:value-type="float" table:style-name="ce1" office:value="-0.971961000579">
            <text:p>-0.971961</text:p>
          </table:table-cell>
          <table:table-cell office:value-type="float" table:style-name="ce1" office:value="-0.235142113103">
            <text:p>-0.235142</text:p>
          </table:table-cell>
          <table:table-cell table:number-columns-repeated="16381"/>
        </table:table-row>
        <table:table-row table:style-name="ro1">
          <table:table-cell office:value-type="float" table:style-name="ce1" office:value="256.5">
            <text:p>256.5</text:p>
          </table:table-cell>
          <table:table-cell office:value-type="float" table:style-name="ce1" office:value="-0.972369920398">
            <text:p>-0.97237</text:p>
          </table:table-cell>
          <table:table-cell office:value-type="float" table:style-name="ce1" office:value="-0.233445363856">
            <text:p>-0.233445</text:p>
          </table:table-cell>
          <table:table-cell table:number-columns-repeated="16381"/>
        </table:table-row>
        <table:table-row table:style-name="ro1">
          <table:table-cell office:value-type="float" table:style-name="ce1" office:value="256.6">
            <text:p>256.6</text:p>
          </table:table-cell>
          <table:table-cell office:value-type="float" table:style-name="ce1" office:value="-0.972775878209">
            <text:p>-0.972776</text:p>
          </table:table-cell>
          <table:table-cell office:value-type="float" table:style-name="ce1" office:value="-0.231747903494">
            <text:p>-0.231748</text:p>
          </table:table-cell>
          <table:table-cell table:number-columns-repeated="16381"/>
        </table:table-row>
        <table:table-row table:style-name="ro1">
          <table:table-cell office:value-type="float" table:style-name="ce1" office:value="256.7">
            <text:p>256.7</text:p>
          </table:table-cell>
          <table:table-cell office:value-type="float" table:style-name="ce1" office:value="-0.973178872777">
            <text:p>-0.973179</text:p>
          </table:table-cell>
          <table:table-cell office:value-type="float" table:style-name="ce1" office:value="-0.230049737188">
            <text:p>-0.23005</text:p>
          </table:table-cell>
          <table:table-cell table:number-columns-repeated="16381"/>
        </table:table-row>
        <table:table-row table:style-name="ro1">
          <table:table-cell office:value-type="float" table:style-name="ce1" office:value="256.8">
            <text:p>256.8</text:p>
          </table:table-cell>
          <table:table-cell office:value-type="float" table:style-name="ce1" office:value="-0.973578902873">
            <text:p>-0.973579</text:p>
          </table:table-cell>
          <table:table-cell office:value-type="float" table:style-name="ce1" office:value="-0.228350870111">
            <text:p>-0.228351</text:p>
          </table:table-cell>
          <table:table-cell table:number-columns-repeated="16381"/>
        </table:table-row>
        <table:table-row table:style-name="ro1">
          <table:table-cell office:value-type="float" table:style-name="ce1" office:value="256.9">
            <text:p>256.9</text:p>
          </table:table-cell>
          <table:table-cell office:value-type="float" table:style-name="ce1" office:value="-0.973975967279">
            <text:p>-0.973976</text:p>
          </table:table-cell>
          <table:table-cell office:value-type="float" table:style-name="ce1" office:value="-0.226651307437">
            <text:p>-0.226651</text:p>
          </table:table-cell>
          <table:table-cell table:number-columns-repeated="16381"/>
        </table:table-row>
        <table:table-row table:style-name="ro1">
          <table:table-cell office:value-type="float" table:style-name="ce1" office:value="257.0">
            <text:p>257</text:p>
          </table:table-cell>
          <table:table-cell office:value-type="float" table:style-name="ce1" office:value="-0.974370064785">
            <text:p>-0.97437</text:p>
          </table:table-cell>
          <table:table-cell office:value-type="float" table:style-name="ce1" office:value="-0.224951054344">
            <text:p>-0.224951</text:p>
          </table:table-cell>
          <table:table-cell table:number-columns-repeated="16381"/>
        </table:table-row>
        <table:table-row table:style-name="ro1">
          <table:table-cell office:value-type="float" table:style-name="ce1" office:value="257.1">
            <text:p>257.1</text:p>
          </table:table-cell>
          <table:table-cell office:value-type="float" table:style-name="ce1" office:value="-0.974761194191">
            <text:p>-0.974761</text:p>
          </table:table-cell>
          <table:table-cell office:value-type="float" table:style-name="ce1" office:value="-0.223250116011">
            <text:p>-0.22325</text:p>
          </table:table-cell>
          <table:table-cell table:number-columns-repeated="16381"/>
        </table:table-row>
        <table:table-row table:style-name="ro1">
          <table:table-cell office:value-type="float" table:style-name="ce1" office:value="257.2">
            <text:p>257.2</text:p>
          </table:table-cell>
          <table:table-cell office:value-type="float" table:style-name="ce1" office:value="-0.975149354306">
            <text:p>-0.975149</text:p>
          </table:table-cell>
          <table:table-cell office:value-type="float" table:style-name="ce1" office:value="-0.221548497619">
            <text:p>-0.221548</text:p>
          </table:table-cell>
          <table:table-cell table:number-columns-repeated="16381"/>
        </table:table-row>
        <table:table-row table:style-name="ro1">
          <table:table-cell office:value-type="float" table:style-name="ce1" office:value="257.3">
            <text:p>257.3</text:p>
          </table:table-cell>
          <table:table-cell office:value-type="float" table:style-name="ce1" office:value="-0.975534543946">
            <text:p>-0.975535</text:p>
          </table:table-cell>
          <table:table-cell office:value-type="float" table:style-name="ce1" office:value="-0.219846204353">
            <text:p>-0.219846</text:p>
          </table:table-cell>
          <table:table-cell table:number-columns-repeated="16381"/>
        </table:table-row>
        <table:table-row table:style-name="ro1">
          <table:table-cell office:value-type="float" table:style-name="ce1" office:value="257.4">
            <text:p>257.4</text:p>
          </table:table-cell>
          <table:table-cell office:value-type="float" table:style-name="ce1" office:value="-0.975916761939">
            <text:p>-0.975917</text:p>
          </table:table-cell>
          <table:table-cell office:value-type="float" table:style-name="ce1" office:value="-0.218143241397">
            <text:p>-0.218143</text:p>
          </table:table-cell>
          <table:table-cell table:number-columns-repeated="16381"/>
        </table:table-row>
        <table:table-row table:style-name="ro1">
          <table:table-cell office:value-type="float" table:style-name="ce1" office:value="257.5">
            <text:p>257.5</text:p>
          </table:table-cell>
          <table:table-cell office:value-type="float" table:style-name="ce1" office:value="-0.97629600712">
            <text:p>-0.976296</text:p>
          </table:table-cell>
          <table:table-cell office:value-type="float" table:style-name="ce1" office:value="-0.216439613938">
            <text:p>-0.21644</text:p>
          </table:table-cell>
          <table:table-cell table:number-columns-repeated="16381"/>
        </table:table-row>
        <table:table-row table:style-name="ro1">
          <table:table-cell office:value-type="float" table:style-name="ce1" office:value="257.6">
            <text:p>257.6</text:p>
          </table:table-cell>
          <table:table-cell office:value-type="float" table:style-name="ce1" office:value="-0.976672278334">
            <text:p>-0.976672</text:p>
          </table:table-cell>
          <table:table-cell office:value-type="float" table:style-name="ce1" office:value="-0.214735327167">
            <text:p>-0.214735</text:p>
          </table:table-cell>
          <table:table-cell table:number-columns-repeated="16381"/>
        </table:table-row>
        <table:table-row table:style-name="ro1">
          <table:table-cell office:value-type="float" table:style-name="ce1" office:value="257.7">
            <text:p>257.7</text:p>
          </table:table-cell>
          <table:table-cell office:value-type="float" table:style-name="ce1" office:value="-0.977045574435">
            <text:p>-0.977046</text:p>
          </table:table-cell>
          <table:table-cell office:value-type="float" table:style-name="ce1" office:value="-0.213030386275">
            <text:p>-0.21303</text:p>
          </table:table-cell>
          <table:table-cell table:number-columns-repeated="16381"/>
        </table:table-row>
        <table:table-row table:style-name="ro1">
          <table:table-cell office:value-type="float" table:style-name="ce1" office:value="257.8">
            <text:p>257.8</text:p>
          </table:table-cell>
          <table:table-cell office:value-type="float" table:style-name="ce1" office:value="-0.977415894286">
            <text:p>-0.977416</text:p>
          </table:table-cell>
          <table:table-cell office:value-type="float" table:style-name="ce1" office:value="-0.211324796455">
            <text:p>-0.211325</text:p>
          </table:table-cell>
          <table:table-cell table:number-columns-repeated="16381"/>
        </table:table-row>
        <table:table-row table:style-name="ro1">
          <table:table-cell office:value-type="float" table:style-name="ce1" office:value="257.9">
            <text:p>257.9</text:p>
          </table:table-cell>
          <table:table-cell office:value-type="float" table:style-name="ce1" office:value="-0.977783236759">
            <text:p>-0.977783</text:p>
          </table:table-cell>
          <table:table-cell office:value-type="float" table:style-name="ce1" office:value="-0.209618562904">
            <text:p>-0.209619</text:p>
          </table:table-cell>
          <table:table-cell table:number-columns-repeated="16381"/>
        </table:table-row>
        <table:table-row table:style-name="ro1">
          <table:table-cell office:value-type="float" table:style-name="ce1" office:value="258.0">
            <text:p>258</text:p>
          </table:table-cell>
          <table:table-cell office:value-type="float" table:style-name="ce1" office:value="-0.978147600734">
            <text:p>-0.978148</text:p>
          </table:table-cell>
          <table:table-cell office:value-type="float" table:style-name="ce1" office:value="-0.207911690818">
            <text:p>-0.207912</text:p>
          </table:table-cell>
          <table:table-cell table:number-columns-repeated="16381"/>
        </table:table-row>
        <table:table-row table:style-name="ro1">
          <table:table-cell office:value-type="float" table:style-name="ce1" office:value="258.1">
            <text:p>258.1</text:p>
          </table:table-cell>
          <table:table-cell office:value-type="float" table:style-name="ce1" office:value="-0.978508985102">
            <text:p>-0.978509</text:p>
          </table:table-cell>
          <table:table-cell office:value-type="float" table:style-name="ce1" office:value="-0.206204185397">
            <text:p>-0.206204</text:p>
          </table:table-cell>
          <table:table-cell table:number-columns-repeated="16381"/>
        </table:table-row>
        <table:table-row table:style-name="ro1">
          <table:table-cell office:value-type="float" table:style-name="ce1" office:value="258.2">
            <text:p>258.2</text:p>
          </table:table-cell>
          <table:table-cell office:value-type="float" table:style-name="ce1" office:value="-0.978867388762">
            <text:p>-0.978867</text:p>
          </table:table-cell>
          <table:table-cell office:value-type="float" table:style-name="ce1" office:value="-0.204496051842">
            <text:p>-0.204496</text:p>
          </table:table-cell>
          <table:table-cell table:number-columns-repeated="16381"/>
        </table:table-row>
        <table:table-row table:style-name="ro1">
          <table:table-cell office:value-type="float" table:style-name="ce1" office:value="258.3">
            <text:p>258.3</text:p>
          </table:table-cell>
          <table:table-cell office:value-type="float" table:style-name="ce1" office:value="-0.979222810622">
            <text:p>-0.979223</text:p>
          </table:table-cell>
          <table:table-cell office:value-type="float" table:style-name="ce1" office:value="-0.202787295357">
            <text:p>-0.202787</text:p>
          </table:table-cell>
          <table:table-cell table:number-columns-repeated="16381"/>
        </table:table-row>
        <table:table-row table:style-name="ro1">
          <table:table-cell office:value-type="float" table:style-name="ce1" office:value="258.4">
            <text:p>258.4</text:p>
          </table:table-cell>
          <table:table-cell office:value-type="float" table:style-name="ce1" office:value="-0.979575249599">
            <text:p>-0.979575</text:p>
          </table:table-cell>
          <table:table-cell office:value-type="float" table:style-name="ce1" office:value="-0.201077921146">
            <text:p>-0.201078</text:p>
          </table:table-cell>
          <table:table-cell table:number-columns-repeated="16381"/>
        </table:table-row>
        <table:table-row table:style-name="ro1">
          <table:table-cell office:value-type="float" table:style-name="ce1" office:value="258.5">
            <text:p>258.5</text:p>
          </table:table-cell>
          <table:table-cell office:value-type="float" table:style-name="ce1" office:value="-0.979924704621">
            <text:p>-0.979925</text:p>
          </table:table-cell>
          <table:table-cell office:value-type="float" table:style-name="ce1" office:value="-0.199367934417">
            <text:p>-0.199368</text:p>
          </table:table-cell>
          <table:table-cell table:number-columns-repeated="16381"/>
        </table:table-row>
        <table:table-row table:style-name="ro1">
          <table:table-cell office:value-type="float" table:style-name="ce1" office:value="258.6">
            <text:p>258.6</text:p>
          </table:table-cell>
          <table:table-cell office:value-type="float" table:style-name="ce1" office:value="-0.980271174622">
            <text:p>-0.980271</text:p>
          </table:table-cell>
          <table:table-cell office:value-type="float" table:style-name="ce1" office:value="-0.197657340379">
            <text:p>-0.197657</text:p>
          </table:table-cell>
          <table:table-cell table:number-columns-repeated="16381"/>
        </table:table-row>
        <table:table-row table:style-name="ro1">
          <table:table-cell office:value-type="float" table:style-name="ce1" office:value="258.7">
            <text:p>258.7</text:p>
          </table:table-cell>
          <table:table-cell office:value-type="float" table:style-name="ce1" office:value="-0.980614658547">
            <text:p>-0.980615</text:p>
          </table:table-cell>
          <table:table-cell office:value-type="float" table:style-name="ce1" office:value="-0.195946144243">
            <text:p>-0.195946</text:p>
          </table:table-cell>
          <table:table-cell table:number-columns-repeated="16381"/>
        </table:table-row>
        <table:table-row table:style-name="ro1">
          <table:table-cell office:value-type="float" table:style-name="ce1" office:value="258.8">
            <text:p>258.8</text:p>
          </table:table-cell>
          <table:table-cell office:value-type="float" table:style-name="ce1" office:value="-0.980955155349">
            <text:p>-0.980955</text:p>
          </table:table-cell>
          <table:table-cell office:value-type="float" table:style-name="ce1" office:value="-0.19423435122">
            <text:p>-0.194234</text:p>
          </table:table-cell>
          <table:table-cell table:number-columns-repeated="16381"/>
        </table:table-row>
        <table:table-row table:style-name="ro1">
          <table:table-cell office:value-type="float" table:style-name="ce1" office:value="258.9">
            <text:p>258.9</text:p>
          </table:table-cell>
          <table:table-cell office:value-type="float" table:style-name="ce1" office:value="-0.981292663992">
            <text:p>-0.981293</text:p>
          </table:table-cell>
          <table:table-cell office:value-type="float" table:style-name="ce1" office:value="-0.192521966526">
            <text:p>-0.192522</text:p>
          </table:table-cell>
          <table:table-cell table:number-columns-repeated="16381"/>
        </table:table-row>
        <table:table-row table:style-name="ro1">
          <table:table-cell office:value-type="float" table:style-name="ce1" office:value="259.0">
            <text:p>259</text:p>
          </table:table-cell>
          <table:table-cell office:value-type="float" table:style-name="ce1" office:value="-0.981627183448">
            <text:p>-0.981627</text:p>
          </table:table-cell>
          <table:table-cell office:value-type="float" table:style-name="ce1" office:value="-0.190808995377">
            <text:p>-0.190809</text:p>
          </table:table-cell>
          <table:table-cell table:number-columns-repeated="16381"/>
        </table:table-row>
        <table:table-row table:style-name="ro1">
          <table:table-cell office:value-type="float" table:style-name="ce1" office:value="259.1">
            <text:p>259.1</text:p>
          </table:table-cell>
          <table:table-cell office:value-type="float" table:style-name="ce1" office:value="-0.981958712696">
            <text:p>-0.981959</text:p>
          </table:table-cell>
          <table:table-cell office:value-type="float" table:style-name="ce1" office:value="-0.18909544299">
            <text:p>-0.189095</text:p>
          </table:table-cell>
          <table:table-cell table:number-columns-repeated="16381"/>
        </table:table-row>
        <table:table-row table:style-name="ro1">
          <table:table-cell office:value-type="float" table:style-name="ce1" office:value="259.2">
            <text:p>259.2</text:p>
          </table:table-cell>
          <table:table-cell office:value-type="float" table:style-name="ce1" office:value="-0.982287250729">
            <text:p>-0.982287</text:p>
          </table:table-cell>
          <table:table-cell office:value-type="float" table:style-name="ce1" office:value="-0.187381314586">
            <text:p>-0.187381</text:p>
          </table:table-cell>
          <table:table-cell table:number-columns-repeated="16381"/>
        </table:table-row>
        <table:table-row table:style-name="ro1">
          <table:table-cell office:value-type="float" table:style-name="ce1" office:value="259.3">
            <text:p>259.3</text:p>
          </table:table-cell>
          <table:table-cell office:value-type="float" table:style-name="ce1" office:value="-0.982612796544">
            <text:p>-0.982613</text:p>
          </table:table-cell>
          <table:table-cell office:value-type="float" table:style-name="ce1" office:value="-0.185666615386">
            <text:p>-0.185667</text:p>
          </table:table-cell>
          <table:table-cell table:number-columns-repeated="16381"/>
        </table:table-row>
        <table:table-row table:style-name="ro1">
          <table:table-cell office:value-type="float" table:style-name="ce1" office:value="259.4">
            <text:p>259.4</text:p>
          </table:table-cell>
          <table:table-cell office:value-type="float" table:style-name="ce1" office:value="-0.98293534915">
            <text:p>-0.982935</text:p>
          </table:table-cell>
          <table:table-cell office:value-type="float" table:style-name="ce1" office:value="-0.183951350613">
            <text:p>-0.183951</text:p>
          </table:table-cell>
          <table:table-cell table:number-columns-repeated="16381"/>
        </table:table-row>
        <table:table-row table:style-name="ro1">
          <table:table-cell office:value-type="float" table:style-name="ce1" office:value="259.5">
            <text:p>259.5</text:p>
          </table:table-cell>
          <table:table-cell office:value-type="float" table:style-name="ce1" office:value="-0.983254907564">
            <text:p>-0.983255</text:p>
          </table:table-cell>
          <table:table-cell office:value-type="float" table:style-name="ce1" office:value="-0.182235525492">
            <text:p>-0.182236</text:p>
          </table:table-cell>
          <table:table-cell table:number-columns-repeated="16381"/>
        </table:table-row>
        <table:table-row table:style-name="ro1">
          <table:table-cell office:value-type="float" table:style-name="ce1" office:value="259.6">
            <text:p>259.6</text:p>
          </table:table-cell>
          <table:table-cell office:value-type="float" table:style-name="ce1" office:value="-0.983571470813">
            <text:p>-0.983571</text:p>
          </table:table-cell>
          <table:table-cell office:value-type="float" table:style-name="ce1" office:value="-0.180519145251">
            <text:p>-0.180519</text:p>
          </table:table-cell>
          <table:table-cell table:number-columns-repeated="16381"/>
        </table:table-row>
        <table:table-row table:style-name="ro1">
          <table:table-cell office:value-type="float" table:style-name="ce1" office:value="259.7">
            <text:p>259.7</text:p>
          </table:table-cell>
          <table:table-cell office:value-type="float" table:style-name="ce1" office:value="-0.983885037934">
            <text:p>-0.983885</text:p>
          </table:table-cell>
          <table:table-cell office:value-type="float" table:style-name="ce1" office:value="-0.178802215116">
            <text:p>-0.178802</text:p>
          </table:table-cell>
          <table:table-cell table:number-columns-repeated="16381"/>
        </table:table-row>
        <table:table-row table:style-name="ro1">
          <table:table-cell office:value-type="float" table:style-name="ce1" office:value="259.8">
            <text:p>259.8</text:p>
          </table:table-cell>
          <table:table-cell office:value-type="float" table:style-name="ce1" office:value="-0.984195607969">
            <text:p>-0.984196</text:p>
          </table:table-cell>
          <table:table-cell office:value-type="float" table:style-name="ce1" office:value="-0.17708474032">
            <text:p>-0.177085</text:p>
          </table:table-cell>
          <table:table-cell table:number-columns-repeated="16381"/>
        </table:table-row>
        <table:table-row table:style-name="ro1">
          <table:table-cell office:value-type="float" table:style-name="ce1" office:value="259.9">
            <text:p>259.9</text:p>
          </table:table-cell>
          <table:table-cell office:value-type="float" table:style-name="ce1" office:value="-0.984503179974">
            <text:p>-0.984503</text:p>
          </table:table-cell>
          <table:table-cell office:value-type="float" table:style-name="ce1" office:value="-0.175366726092">
            <text:p>-0.175367</text:p>
          </table:table-cell>
          <table:table-cell table:number-columns-repeated="16381"/>
        </table:table-row>
        <table:table-row table:style-name="ro1">
          <table:table-cell office:value-type="float" table:style-name="ce1" office:value="260.0">
            <text:p>260</text:p>
          </table:table-cell>
          <table:table-cell office:value-type="float" table:style-name="ce1" office:value="-0.984807753012">
            <text:p>-0.984808</text:p>
          </table:table-cell>
          <table:table-cell office:value-type="float" table:style-name="ce1" office:value="-0.173648177667">
            <text:p>-0.173648</text:p>
          </table:table-cell>
          <table:table-cell table:number-columns-repeated="16381"/>
        </table:table-row>
        <table:table-row table:style-name="ro1">
          <table:table-cell office:value-type="float" table:style-name="ce1" office:value="260.1">
            <text:p>260.1</text:p>
          </table:table-cell>
          <table:table-cell office:value-type="float" table:style-name="ce1" office:value="-0.985109326155">
            <text:p>-0.985109</text:p>
          </table:table-cell>
          <table:table-cell office:value-type="float" table:style-name="ce1" office:value="-0.171929100279">
            <text:p>-0.171929</text:p>
          </table:table-cell>
          <table:table-cell table:number-columns-repeated="16381"/>
        </table:table-row>
        <table:table-row table:style-name="ro1">
          <table:table-cell office:value-type="float" table:style-name="ce1" office:value="260.2">
            <text:p>260.2</text:p>
          </table:table-cell>
          <table:table-cell office:value-type="float" table:style-name="ce1" office:value="-0.985407898483">
            <text:p>-0.985408</text:p>
          </table:table-cell>
          <table:table-cell office:value-type="float" table:style-name="ce1" office:value="-0.170209499166">
            <text:p>-0.170209</text:p>
          </table:table-cell>
          <table:table-cell table:number-columns-repeated="16381"/>
        </table:table-row>
        <table:table-row table:style-name="ro1">
          <table:table-cell office:value-type="float" table:style-name="ce1" office:value="260.3">
            <text:p>260.3</text:p>
          </table:table-cell>
          <table:table-cell office:value-type="float" table:style-name="ce1" office:value="-0.985703469089">
            <text:p>-0.985703</text:p>
          </table:table-cell>
          <table:table-cell office:value-type="float" table:style-name="ce1" office:value="-0.168489379565">
            <text:p>-0.168489</text:p>
          </table:table-cell>
          <table:table-cell table:number-columns-repeated="16381"/>
        </table:table-row>
        <table:table-row table:style-name="ro1">
          <table:table-cell office:value-type="float" table:style-name="ce1" office:value="260.4">
            <text:p>260.4</text:p>
          </table:table-cell>
          <table:table-cell office:value-type="float" table:style-name="ce1" office:value="-0.985996037071">
            <text:p>-0.985996</text:p>
          </table:table-cell>
          <table:table-cell office:value-type="float" table:style-name="ce1" office:value="-0.166768746716">
            <text:p>-0.166769</text:p>
          </table:table-cell>
          <table:table-cell table:number-columns-repeated="16381"/>
        </table:table-row>
        <table:table-row table:style-name="ro1">
          <table:table-cell office:value-type="float" table:style-name="ce1" office:value="260.5">
            <text:p>260.5</text:p>
          </table:table-cell>
          <table:table-cell office:value-type="float" table:style-name="ce1" office:value="-0.986285601537">
            <text:p>-0.986286</text:p>
          </table:table-cell>
          <table:table-cell office:value-type="float" table:style-name="ce1" office:value="-0.165047605861">
            <text:p>-0.165048</text:p>
          </table:table-cell>
          <table:table-cell table:number-columns-repeated="16381"/>
        </table:table-row>
        <table:table-row table:style-name="ro1">
          <table:table-cell office:value-type="float" table:style-name="ce1" office:value="260.6">
            <text:p>260.6</text:p>
          </table:table-cell>
          <table:table-cell office:value-type="float" table:style-name="ce1" office:value="-0.986572161607">
            <text:p>-0.986572</text:p>
          </table:table-cell>
          <table:table-cell office:value-type="float" table:style-name="ce1" office:value="-0.163325962242">
            <text:p>-0.163326</text:p>
          </table:table-cell>
          <table:table-cell table:number-columns-repeated="16381"/>
        </table:table-row>
        <table:table-row table:style-name="ro1">
          <table:table-cell office:value-type="float" table:style-name="ce1" office:value="260.7">
            <text:p>260.7</text:p>
          </table:table-cell>
          <table:table-cell office:value-type="float" table:style-name="ce1" office:value="-0.986855716407">
            <text:p>-0.986856</text:p>
          </table:table-cell>
          <table:table-cell office:value-type="float" table:style-name="ce1" office:value="-0.161603821103">
            <text:p>-0.161604</text:p>
          </table:table-cell>
          <table:table-cell table:number-columns-repeated="16381"/>
        </table:table-row>
        <table:table-row table:style-name="ro1">
          <table:table-cell office:value-type="float" table:style-name="ce1" office:value="260.8">
            <text:p>260.8</text:p>
          </table:table-cell>
          <table:table-cell office:value-type="float" table:style-name="ce1" office:value="-0.987136265073">
            <text:p>-0.987136</text:p>
          </table:table-cell>
          <table:table-cell office:value-type="float" table:style-name="ce1" office:value="-0.159881187692">
            <text:p>-0.159881</text:p>
          </table:table-cell>
          <table:table-cell table:number-columns-repeated="16381"/>
        </table:table-row>
        <table:table-row table:style-name="ro1">
          <table:table-cell office:value-type="float" table:style-name="ce1" office:value="260.9">
            <text:p>260.9</text:p>
          </table:table-cell>
          <table:table-cell office:value-type="float" table:style-name="ce1" office:value="-0.987413806751">
            <text:p>-0.987414</text:p>
          </table:table-cell>
          <table:table-cell office:value-type="float" table:style-name="ce1" office:value="-0.158158067254">
            <text:p>-0.158158</text:p>
          </table:table-cell>
          <table:table-cell table:number-columns-repeated="16381"/>
        </table:table-row>
        <table:table-row table:style-name="ro1">
          <table:table-cell office:value-type="float" table:style-name="ce1" office:value="261.0">
            <text:p>261</text:p>
          </table:table-cell>
          <table:table-cell office:value-type="float" table:style-name="ce1" office:value="-0.987688340595">
            <text:p>-0.987688</text:p>
          </table:table-cell>
          <table:table-cell office:value-type="float" table:style-name="ce1" office:value="-0.15643446504">
            <text:p>-0.156434</text:p>
          </table:table-cell>
          <table:table-cell table:number-columns-repeated="16381"/>
        </table:table-row>
        <table:table-row table:style-name="ro1">
          <table:table-cell office:value-type="float" table:style-name="ce1" office:value="261.1">
            <text:p>261.1</text:p>
          </table:table-cell>
          <table:table-cell office:value-type="float" table:style-name="ce1" office:value="-0.987959865769">
            <text:p>-0.98796</text:p>
          </table:table-cell>
          <table:table-cell office:value-type="float" table:style-name="ce1" office:value="-0.154710386299">
            <text:p>-0.15471</text:p>
          </table:table-cell>
          <table:table-cell table:number-columns-repeated="16381"/>
        </table:table-row>
        <table:table-row table:style-name="ro1">
          <table:table-cell office:value-type="float" table:style-name="ce1" office:value="261.2">
            <text:p>261.2</text:p>
          </table:table-cell>
          <table:table-cell office:value-type="float" table:style-name="ce1" office:value="-0.988228381447">
            <text:p>-0.988228</text:p>
          </table:table-cell>
          <table:table-cell office:value-type="float" table:style-name="ce1" office:value="-0.152985836284">
            <text:p>-0.152986</text:p>
          </table:table-cell>
          <table:table-cell table:number-columns-repeated="16381"/>
        </table:table-row>
        <table:table-row table:style-name="ro1">
          <table:table-cell office:value-type="float" table:style-name="ce1" office:value="261.3">
            <text:p>261.3</text:p>
          </table:table-cell>
          <table:table-cell office:value-type="float" table:style-name="ce1" office:value="-0.988493886809">
            <text:p>-0.988494</text:p>
          </table:table-cell>
          <table:table-cell office:value-type="float" table:style-name="ce1" office:value="-0.151260820247">
            <text:p>-0.151261</text:p>
          </table:table-cell>
          <table:table-cell table:number-columns-repeated="16381"/>
        </table:table-row>
        <table:table-row table:style-name="ro1">
          <table:table-cell office:value-type="float" table:style-name="ce1" office:value="261.4">
            <text:p>261.4</text:p>
          </table:table-cell>
          <table:table-cell office:value-type="float" table:style-name="ce1" office:value="-0.988756381047">
            <text:p>-0.988756</text:p>
          </table:table-cell>
          <table:table-cell office:value-type="float" table:style-name="ce1" office:value="-0.149535343444">
            <text:p>-0.149535</text:p>
          </table:table-cell>
          <table:table-cell table:number-columns-repeated="16381"/>
        </table:table-row>
        <table:table-row table:style-name="ro1">
          <table:table-cell office:value-type="float" table:style-name="ce1" office:value="261.5">
            <text:p>261.5</text:p>
          </table:table-cell>
          <table:table-cell office:value-type="float" table:style-name="ce1" office:value="-0.989015863362">
            <text:p>-0.989016</text:p>
          </table:table-cell>
          <table:table-cell office:value-type="float" table:style-name="ce1" office:value="-0.14780941113">
            <text:p>-0.147809</text:p>
          </table:table-cell>
          <table:table-cell table:number-columns-repeated="16381"/>
        </table:table-row>
        <table:table-row table:style-name="ro1">
          <table:table-cell office:value-type="float" table:style-name="ce1" office:value="261.6">
            <text:p>261.6</text:p>
          </table:table-cell>
          <table:table-cell office:value-type="float" table:style-name="ce1" office:value="-0.989272332963">
            <text:p>-0.989272</text:p>
          </table:table-cell>
          <table:table-cell office:value-type="float" table:style-name="ce1" office:value="-0.146083028562">
            <text:p>-0.146083</text:p>
          </table:table-cell>
          <table:table-cell table:number-columns-repeated="16381"/>
        </table:table-row>
        <table:table-row table:style-name="ro1">
          <table:table-cell office:value-type="float" table:style-name="ce1" office:value="261.7">
            <text:p>261.7</text:p>
          </table:table-cell>
          <table:table-cell office:value-type="float" table:style-name="ce1" office:value="-0.989525789069">
            <text:p>-0.989526</text:p>
          </table:table-cell>
          <table:table-cell office:value-type="float" table:style-name="ce1" office:value="-0.144356201001">
            <text:p>-0.144356</text:p>
          </table:table-cell>
          <table:table-cell table:number-columns-repeated="16381"/>
        </table:table-row>
        <table:table-row table:style-name="ro1">
          <table:table-cell office:value-type="float" table:style-name="ce1" office:value="261.8">
            <text:p>261.8</text:p>
          </table:table-cell>
          <table:table-cell office:value-type="float" table:style-name="ce1" office:value="-0.989776230908">
            <text:p>-0.989776</text:p>
          </table:table-cell>
          <table:table-cell office:value-type="float" table:style-name="ce1" office:value="-0.142628933706">
            <text:p>-0.142629</text:p>
          </table:table-cell>
          <table:table-cell table:number-columns-repeated="16381"/>
        </table:table-row>
        <table:table-row table:style-name="ro1">
          <table:table-cell office:value-type="float" table:style-name="ce1" office:value="261.9">
            <text:p>261.9</text:p>
          </table:table-cell>
          <table:table-cell office:value-type="float" table:style-name="ce1" office:value="-0.990023657717">
            <text:p>-0.990024</text:p>
          </table:table-cell>
          <table:table-cell office:value-type="float" table:style-name="ce1" office:value="-0.140901231938">
            <text:p>-0.140901</text:p>
          </table:table-cell>
          <table:table-cell table:number-columns-repeated="16381"/>
        </table:table-row>
        <table:table-row table:style-name="ro1">
          <table:table-cell office:value-type="float" table:style-name="ce1" office:value="262.0">
            <text:p>262</text:p>
          </table:table-cell>
          <table:table-cell office:value-type="float" table:style-name="ce1" office:value="-0.990268068742">
            <text:p>-0.990268</text:p>
          </table:table-cell>
          <table:table-cell office:value-type="float" table:style-name="ce1" office:value="-0.13917310096">
            <text:p>-0.139173</text:p>
          </table:table-cell>
          <table:table-cell table:number-columns-repeated="16381"/>
        </table:table-row>
        <table:table-row table:style-name="ro1">
          <table:table-cell office:value-type="float" table:style-name="ce1" office:value="262.1">
            <text:p>262.1</text:p>
          </table:table-cell>
          <table:table-cell office:value-type="float" table:style-name="ce1" office:value="-0.990509463238">
            <text:p>-0.990509</text:p>
          </table:table-cell>
          <table:table-cell office:value-type="float" table:style-name="ce1" office:value="-0.137444546037">
            <text:p>-0.137445</text:p>
          </table:table-cell>
          <table:table-cell table:number-columns-repeated="16381"/>
        </table:table-row>
        <table:table-row table:style-name="ro1">
          <table:table-cell office:value-type="float" table:style-name="ce1" office:value="262.2">
            <text:p>262.2</text:p>
          </table:table-cell>
          <table:table-cell office:value-type="float" table:style-name="ce1" office:value="-0.990747840471">
            <text:p>-0.990748</text:p>
          </table:table-cell>
          <table:table-cell office:value-type="float" table:style-name="ce1" office:value="-0.135715572434">
            <text:p>-0.135716</text:p>
          </table:table-cell>
          <table:table-cell table:number-columns-repeated="16381"/>
        </table:table-row>
        <table:table-row table:style-name="ro1">
          <table:table-cell office:value-type="float" table:style-name="ce1" office:value="262.3">
            <text:p>262.3</text:p>
          </table:table-cell>
          <table:table-cell office:value-type="float" table:style-name="ce1" office:value="-0.990983199715">
            <text:p>-0.990983</text:p>
          </table:table-cell>
          <table:table-cell office:value-type="float" table:style-name="ce1" office:value="-0.133986185418">
            <text:p>-0.133986</text:p>
          </table:table-cell>
          <table:table-cell table:number-columns-repeated="16381"/>
        </table:table-row>
        <table:table-row table:style-name="ro1">
          <table:table-cell office:value-type="float" table:style-name="ce1" office:value="262.4">
            <text:p>262.4</text:p>
          </table:table-cell>
          <table:table-cell office:value-type="float" table:style-name="ce1" office:value="-0.991215540252">
            <text:p>-0.991216</text:p>
          </table:table-cell>
          <table:table-cell office:value-type="float" table:style-name="ce1" office:value="-0.132256390257">
            <text:p>-0.132256</text:p>
          </table:table-cell>
          <table:table-cell table:number-columns-repeated="16381"/>
        </table:table-row>
        <table:table-row table:style-name="ro1">
          <table:table-cell office:value-type="float" table:style-name="ce1" office:value="262.5">
            <text:p>262.5</text:p>
          </table:table-cell>
          <table:table-cell office:value-type="float" table:style-name="ce1" office:value="-0.991444861374">
            <text:p>-0.991445</text:p>
          </table:table-cell>
          <table:table-cell office:value-type="float" table:style-name="ce1" office:value="-0.13052619222">
            <text:p>-0.130526</text:p>
          </table:table-cell>
          <table:table-cell table:number-columns-repeated="16381"/>
        </table:table-row>
        <table:table-row table:style-name="ro1">
          <table:table-cell office:value-type="float" table:style-name="ce1" office:value="262.6">
            <text:p>262.6</text:p>
          </table:table-cell>
          <table:table-cell office:value-type="float" table:style-name="ce1" office:value="-0.991671162383">
            <text:p>-0.991671</text:p>
          </table:table-cell>
          <table:table-cell office:value-type="float" table:style-name="ce1" office:value="-0.128795596578">
            <text:p>-0.128796</text:p>
          </table:table-cell>
          <table:table-cell table:number-columns-repeated="16381"/>
        </table:table-row>
        <table:table-row table:style-name="ro1">
          <table:table-cell office:value-type="float" table:style-name="ce1" office:value="262.7">
            <text:p>262.7</text:p>
          </table:table-cell>
          <table:table-cell office:value-type="float" table:style-name="ce1" office:value="-0.99189444259">
            <text:p>-0.991894</text:p>
          </table:table-cell>
          <table:table-cell office:value-type="float" table:style-name="ce1" office:value="-0.127064608601">
            <text:p>-0.127065</text:p>
          </table:table-cell>
          <table:table-cell table:number-columns-repeated="16381"/>
        </table:table-row>
        <table:table-row table:style-name="ro1">
          <table:table-cell office:value-type="float" table:style-name="ce1" office:value="262.8">
            <text:p>262.8</text:p>
          </table:table-cell>
          <table:table-cell office:value-type="float" table:style-name="ce1" office:value="-0.992114701314">
            <text:p>-0.992115</text:p>
          </table:table-cell>
          <table:table-cell office:value-type="float" table:style-name="ce1" office:value="-0.125333233564">
            <text:p>-0.125333</text:p>
          </table:table-cell>
          <table:table-cell table:number-columns-repeated="16381"/>
        </table:table-row>
        <table:table-row table:style-name="ro1">
          <table:table-cell office:value-type="float" table:style-name="ce1" office:value="262.9">
            <text:p>262.9</text:p>
          </table:table-cell>
          <table:table-cell office:value-type="float" table:style-name="ce1" office:value="-0.992331937885">
            <text:p>-0.992332</text:p>
          </table:table-cell>
          <table:table-cell office:value-type="float" table:style-name="ce1" office:value="-0.12360147674">
            <text:p>-0.123601</text:p>
          </table:table-cell>
          <table:table-cell table:number-columns-repeated="16381"/>
        </table:table-row>
        <table:table-row table:style-name="ro1">
          <table:table-cell office:value-type="float" table:style-name="ce1" office:value="263.0">
            <text:p>263</text:p>
          </table:table-cell>
          <table:table-cell office:value-type="float" table:style-name="ce1" office:value="-0.992546151641">
            <text:p>-0.992546</text:p>
          </table:table-cell>
          <table:table-cell office:value-type="float" table:style-name="ce1" office:value="-0.121869343405">
            <text:p>-0.121869</text:p>
          </table:table-cell>
          <table:table-cell table:number-columns-repeated="16381"/>
        </table:table-row>
        <table:table-row table:style-name="ro1">
          <table:table-cell office:value-type="float" table:style-name="ce1" office:value="263.1">
            <text:p>263.1</text:p>
          </table:table-cell>
          <table:table-cell office:value-type="float" table:style-name="ce1" office:value="-0.992757341929">
            <text:p>-0.992757</text:p>
          </table:table-cell>
          <table:table-cell office:value-type="float" table:style-name="ce1" office:value="-0.120136838835">
            <text:p>-0.120137</text:p>
          </table:table-cell>
          <table:table-cell table:number-columns-repeated="16381"/>
        </table:table-row>
        <table:table-row table:style-name="ro1">
          <table:table-cell office:value-type="float" table:style-name="ce1" office:value="263.2">
            <text:p>263.2</text:p>
          </table:table-cell>
          <table:table-cell office:value-type="float" table:style-name="ce1" office:value="-0.992965508107">
            <text:p>-0.992966</text:p>
          </table:table-cell>
          <table:table-cell office:value-type="float" table:style-name="ce1" office:value="-0.118403968307">
            <text:p>-0.118404</text:p>
          </table:table-cell>
          <table:table-cell table:number-columns-repeated="16381"/>
        </table:table-row>
        <table:table-row table:style-name="ro1">
          <table:table-cell office:value-type="float" table:style-name="ce1" office:value="263.3">
            <text:p>263.3</text:p>
          </table:table-cell>
          <table:table-cell office:value-type="float" table:style-name="ce1" office:value="-0.993170649538">
            <text:p>-0.993171</text:p>
          </table:table-cell>
          <table:table-cell office:value-type="float" table:style-name="ce1" office:value="-0.116670737099">
            <text:p>-0.116671</text:p>
          </table:table-cell>
          <table:table-cell table:number-columns-repeated="16381"/>
        </table:table-row>
        <table:table-row table:style-name="ro1">
          <table:table-cell office:value-type="float" table:style-name="ce1" office:value="263.4">
            <text:p>263.4</text:p>
          </table:table-cell>
          <table:table-cell office:value-type="float" table:style-name="ce1" office:value="-0.9933727656">
            <text:p>-0.993373</text:p>
          </table:table-cell>
          <table:table-cell office:value-type="float" table:style-name="ce1" office:value="-0.114937150493">
            <text:p>-0.114937</text:p>
          </table:table-cell>
          <table:table-cell table:number-columns-repeated="16381"/>
        </table:table-row>
        <table:table-row table:style-name="ro1">
          <table:table-cell office:value-type="float" table:style-name="ce1" office:value="263.5">
            <text:p>263.5</text:p>
          </table:table-cell>
          <table:table-cell office:value-type="float" table:style-name="ce1" office:value="-0.993571855677">
            <text:p>-0.993572</text:p>
          </table:table-cell>
          <table:table-cell office:value-type="float" table:style-name="ce1" office:value="-0.113203213768">
            <text:p>-0.113203</text:p>
          </table:table-cell>
          <table:table-cell table:number-columns-repeated="16381"/>
        </table:table-row>
        <table:table-row table:style-name="ro1">
          <table:table-cell office:value-type="float" table:style-name="ce1" office:value="263.6">
            <text:p>263.6</text:p>
          </table:table-cell>
          <table:table-cell office:value-type="float" table:style-name="ce1" office:value="-0.993767919161">
            <text:p>-0.993768</text:p>
          </table:table-cell>
          <table:table-cell office:value-type="float" table:style-name="ce1" office:value="-0.111468932206">
            <text:p>-0.111469</text:p>
          </table:table-cell>
          <table:table-cell table:number-columns-repeated="16381"/>
        </table:table-row>
        <table:table-row table:style-name="ro1">
          <table:table-cell office:value-type="float" table:style-name="ce1" office:value="263.7">
            <text:p>263.7</text:p>
          </table:table-cell>
          <table:table-cell office:value-type="float" table:style-name="ce1" office:value="-0.993960955455">
            <text:p>-0.993961</text:p>
          </table:table-cell>
          <table:table-cell office:value-type="float" table:style-name="ce1" office:value="-0.109734311091">
            <text:p>-0.109734</text:p>
          </table:table-cell>
          <table:table-cell table:number-columns-repeated="16381"/>
        </table:table-row>
        <table:table-row table:style-name="ro1">
          <table:table-cell office:value-type="float" table:style-name="ce1" office:value="263.8">
            <text:p>263.8</text:p>
          </table:table-cell>
          <table:table-cell office:value-type="float" table:style-name="ce1" office:value="-0.994150963972">
            <text:p>-0.994151</text:p>
          </table:table-cell>
          <table:table-cell office:value-type="float" table:style-name="ce1" office:value="-0.107999355706">
            <text:p>-0.107999</text:p>
          </table:table-cell>
          <table:table-cell table:number-columns-repeated="16381"/>
        </table:table-row>
        <table:table-row table:style-name="ro1">
          <table:table-cell office:value-type="float" table:style-name="ce1" office:value="263.9">
            <text:p>263.9</text:p>
          </table:table-cell>
          <table:table-cell office:value-type="float" table:style-name="ce1" office:value="-0.994337944133">
            <text:p>-0.994338</text:p>
          </table:table-cell>
          <table:table-cell office:value-type="float" table:style-name="ce1" office:value="-0.106264071336">
            <text:p>-0.106264</text:p>
          </table:table-cell>
          <table:table-cell table:number-columns-repeated="16381"/>
        </table:table-row>
        <table:table-row table:style-name="ro1">
          <table:table-cell office:value-type="float" table:style-name="ce1" office:value="264.0">
            <text:p>264</text:p>
          </table:table-cell>
          <table:table-cell office:value-type="float" table:style-name="ce1" office:value="-0.994521895368">
            <text:p>-0.994522</text:p>
          </table:table-cell>
          <table:table-cell office:value-type="float" table:style-name="ce1" office:value="-0.104528463268">
            <text:p>-0.1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264.1">
            <text:p>264.1</text:p>
          </table:table-cell>
          <table:table-cell office:value-type="float" table:style-name="ce1" office:value="-0.994702817117">
            <text:p>-0.994703</text:p>
          </table:table-cell>
          <table:table-cell office:value-type="float" table:style-name="ce1" office:value="-0.102792536787">
            <text:p>-0.102793</text:p>
          </table:table-cell>
          <table:table-cell table:number-columns-repeated="16381"/>
        </table:table-row>
        <table:table-row table:style-name="ro1">
          <table:table-cell office:value-type="float" table:style-name="ce1" office:value="264.2">
            <text:p>264.2</text:p>
          </table:table-cell>
          <table:table-cell office:value-type="float" table:style-name="ce1" office:value="-0.994880708829">
            <text:p>-0.994881</text:p>
          </table:table-cell>
          <table:table-cell office:value-type="float" table:style-name="ce1" office:value="-0.101056297183">
            <text:p>-0.101056</text:p>
          </table:table-cell>
          <table:table-cell table:number-columns-repeated="16381"/>
        </table:table-row>
        <table:table-row table:style-name="ro1">
          <table:table-cell office:value-type="float" table:style-name="ce1" office:value="264.3">
            <text:p>264.3</text:p>
          </table:table-cell>
          <table:table-cell office:value-type="float" table:style-name="ce1" office:value="-0.995055569961">
            <text:p>-0.995056</text:p>
          </table:table-cell>
          <table:table-cell office:value-type="float" table:style-name="ce1" office:value="-0.0993197497436">
            <text:p>-0.0993197</text:p>
          </table:table-cell>
          <table:table-cell table:number-columns-repeated="16381"/>
        </table:table-row>
        <table:table-row table:style-name="ro1">
          <table:table-cell office:value-type="float" table:style-name="ce1" office:value="264.4">
            <text:p>264.4</text:p>
          </table:table-cell>
          <table:table-cell office:value-type="float" table:style-name="ce1" office:value="-0.995227399982">
            <text:p>-0.995227</text:p>
          </table:table-cell>
          <table:table-cell office:value-type="float" table:style-name="ce1" office:value="-0.0975828997591">
            <text:p>-0.0975829</text:p>
          </table:table-cell>
          <table:table-cell table:number-columns-repeated="16381"/>
        </table:table-row>
        <table:table-row table:style-name="ro1">
          <table:table-cell office:value-type="float" table:style-name="ce1" office:value="264.5">
            <text:p>264.5</text:p>
          </table:table-cell>
          <table:table-cell office:value-type="float" table:style-name="ce1" office:value="-0.995396198367">
            <text:p>-0.995396</text:p>
          </table:table-cell>
          <table:table-cell office:value-type="float" table:style-name="ce1" office:value="-0.0958457525202">
            <text:p>-0.0958458</text:p>
          </table:table-cell>
          <table:table-cell table:number-columns-repeated="16381"/>
        </table:table-row>
        <table:table-row table:style-name="ro1">
          <table:table-cell office:value-type="float" table:style-name="ce1" office:value="264.6">
            <text:p>264.6</text:p>
          </table:table-cell>
          <table:table-cell office:value-type="float" table:style-name="ce1" office:value="-0.995561964603">
            <text:p>-0.995562</text:p>
          </table:table-cell>
          <table:table-cell office:value-type="float" table:style-name="ce1" office:value="-0.0941083133185">
            <text:p>-0.0941083</text:p>
          </table:table-cell>
          <table:table-cell table:number-columns-repeated="16381"/>
        </table:table-row>
        <table:table-row table:style-name="ro1">
          <table:table-cell office:value-type="float" table:style-name="ce1" office:value="264.7">
            <text:p>264.7</text:p>
          </table:table-cell>
          <table:table-cell office:value-type="float" table:style-name="ce1" office:value="-0.995724698185">
            <text:p>-0.995725</text:p>
          </table:table-cell>
          <table:table-cell office:value-type="float" table:style-name="ce1" office:value="-0.0923705874466">
            <text:p>-0.0923706</text:p>
          </table:table-cell>
          <table:table-cell table:number-columns-repeated="16381"/>
        </table:table-row>
        <table:table-row table:style-name="ro1">
          <table:table-cell office:value-type="float" table:style-name="ce1" office:value="264.8">
            <text:p>264.8</text:p>
          </table:table-cell>
          <table:table-cell office:value-type="float" table:style-name="ce1" office:value="-0.995884398616">
            <text:p>-0.995884</text:p>
          </table:table-cell>
          <table:table-cell office:value-type="float" table:style-name="ce1" office:value="-0.0906325801978">
            <text:p>-0.0906326</text:p>
          </table:table-cell>
          <table:table-cell table:number-columns-repeated="16381"/>
        </table:table-row>
        <table:table-row table:style-name="ro1">
          <table:table-cell office:value-type="float" table:style-name="ce1" office:value="264.9">
            <text:p>264.9</text:p>
          </table:table-cell>
          <table:table-cell office:value-type="float" table:style-name="ce1" office:value="-0.996041065411">
            <text:p>-0.996041</text:p>
          </table:table-cell>
          <table:table-cell office:value-type="float" table:style-name="ce1" office:value="-0.0888942968664">
            <text:p>-0.0888943</text:p>
          </table:table-cell>
          <table:table-cell table:number-columns-repeated="16381"/>
        </table:table-row>
        <table:table-row table:style-name="ro1">
          <table:table-cell office:value-type="float" table:style-name="ce1" office:value="265.0">
            <text:p>265</text:p>
          </table:table-cell>
          <table:table-cell office:value-type="float" table:style-name="ce1" office:value="-0.996194698092">
            <text:p>-0.996195</text:p>
          </table:table-cell>
          <table:table-cell office:value-type="float" table:style-name="ce1" office:value="-0.0871557427477">
            <text:p>-0.0871557</text:p>
          </table:table-cell>
          <table:table-cell table:number-columns-repeated="16381"/>
        </table:table-row>
        <table:table-row table:style-name="ro1">
          <table:table-cell office:value-type="float" table:style-name="ce1" office:value="265.1">
            <text:p>265.1</text:p>
          </table:table-cell>
          <table:table-cell office:value-type="float" table:style-name="ce1" office:value="-0.996345296191">
            <text:p>-0.996345</text:p>
          </table:table-cell>
          <table:table-cell office:value-type="float" table:style-name="ce1" office:value="-0.0854169231374">
            <text:p>-0.0854169</text:p>
          </table:table-cell>
          <table:table-cell table:number-columns-repeated="16381"/>
        </table:table-row>
        <table:table-row table:style-name="ro1">
          <table:table-cell office:value-type="float" table:style-name="ce1" office:value="265.2">
            <text:p>265.2</text:p>
          </table:table-cell>
          <table:table-cell office:value-type="float" table:style-name="ce1" office:value="-0.99649285925">
            <text:p>-0.996493</text:p>
          </table:table-cell>
          <table:table-cell office:value-type="float" table:style-name="ce1" office:value="-0.0836778433323">
            <text:p>-0.0836778</text:p>
          </table:table-cell>
          <table:table-cell table:number-columns-repeated="16381"/>
        </table:table-row>
        <table:table-row table:style-name="ro1">
          <table:table-cell office:value-type="float" table:style-name="ce1" office:value="265.3">
            <text:p>265.3</text:p>
          </table:table-cell>
          <table:table-cell office:value-type="float" table:style-name="ce1" office:value="-0.996637386818">
            <text:p>-0.996637</text:p>
          </table:table-cell>
          <table:table-cell office:value-type="float" table:style-name="ce1" office:value="-0.08193850863">
            <text:p>-0.0819385</text:p>
          </table:table-cell>
          <table:table-cell table:number-columns-repeated="16381"/>
        </table:table-row>
        <table:table-row table:style-name="ro1">
          <table:table-cell office:value-type="float" table:style-name="ce1" office:value="265.4">
            <text:p>265.4</text:p>
          </table:table-cell>
          <table:table-cell office:value-type="float" table:style-name="ce1" office:value="-0.996778878456">
            <text:p>-0.996779</text:p>
          </table:table-cell>
          <table:table-cell office:value-type="float" table:style-name="ce1" office:value="-0.0801989243289">
            <text:p>-0.0801989</text:p>
          </table:table-cell>
          <table:table-cell table:number-columns-repeated="16381"/>
        </table:table-row>
        <table:table-row table:style-name="ro1">
          <table:table-cell office:value-type="float" table:style-name="ce1" office:value="265.5">
            <text:p>265.5</text:p>
          </table:table-cell>
          <table:table-cell office:value-type="float" table:style-name="ce1" office:value="-0.996917333733">
            <text:p>-0.996917</text:p>
          </table:table-cell>
          <table:table-cell office:value-type="float" table:style-name="ce1" office:value="-0.0784590957278">
            <text:p>-0.0784591</text:p>
          </table:table-cell>
          <table:table-cell table:number-columns-repeated="16381"/>
        </table:table-row>
        <table:table-row table:style-name="ro1">
          <table:table-cell office:value-type="float" table:style-name="ce1" office:value="265.6">
            <text:p>265.6</text:p>
          </table:table-cell>
          <table:table-cell office:value-type="float" table:style-name="ce1" office:value="-0.997052752227">
            <text:p>-0.997053</text:p>
          </table:table-cell>
          <table:table-cell office:value-type="float" table:style-name="ce1" office:value="-0.0767190281268">
            <text:p>-0.076719</text:p>
          </table:table-cell>
          <table:table-cell table:number-columns-repeated="16381"/>
        </table:table-row>
        <table:table-row table:style-name="ro1">
          <table:table-cell office:value-type="float" table:style-name="ce1" office:value="265.7">
            <text:p>265.7</text:p>
          </table:table-cell>
          <table:table-cell office:value-type="float" table:style-name="ce1" office:value="-0.997185133525">
            <text:p>-0.997185</text:p>
          </table:table-cell>
          <table:table-cell office:value-type="float" table:style-name="ce1" office:value="-0.0749787268263">
            <text:p>-0.0749787</text:p>
          </table:table-cell>
          <table:table-cell table:number-columns-repeated="16381"/>
        </table:table-row>
        <table:table-row table:style-name="ro1">
          <table:table-cell office:value-type="float" table:style-name="ce1" office:value="265.8">
            <text:p>265.8</text:p>
          </table:table-cell>
          <table:table-cell office:value-type="float" table:style-name="ce1" office:value="-0.997314477224">
            <text:p>-0.997314</text:p>
          </table:table-cell>
          <table:table-cell office:value-type="float" table:style-name="ce1" office:value="-0.0732381971276">
            <text:p>-0.0732382</text:p>
          </table:table-cell>
          <table:table-cell table:number-columns-repeated="16381"/>
        </table:table-row>
        <table:table-row table:style-name="ro1">
          <table:table-cell office:value-type="float" table:style-name="ce1" office:value="265.9">
            <text:p>265.9</text:p>
          </table:table-cell>
          <table:table-cell office:value-type="float" table:style-name="ce1" office:value="-0.997440782931">
            <text:p>-0.997441</text:p>
          </table:table-cell>
          <table:table-cell office:value-type="float" table:style-name="ce1" office:value="-0.0714974443327">
            <text:p>-0.0714974</text:p>
          </table:table-cell>
          <table:table-cell table:number-columns-repeated="16381"/>
        </table:table-row>
        <table:table-row table:style-name="ro1">
          <table:table-cell office:value-type="float" table:style-name="ce1" office:value="266.0">
            <text:p>266</text:p>
          </table:table-cell>
          <table:table-cell office:value-type="float" table:style-name="ce1" office:value="-0.99756405026">
            <text:p>-0.997564</text:p>
          </table:table-cell>
          <table:table-cell office:value-type="float" table:style-name="ce1" office:value="-0.0697564737441">
            <text:p>-0.0697565</text:p>
          </table:table-cell>
          <table:table-cell table:number-columns-repeated="16381"/>
        </table:table-row>
        <table:table-row table:style-name="ro1">
          <table:table-cell office:value-type="float" table:style-name="ce1" office:value="266.1">
            <text:p>266.1</text:p>
          </table:table-cell>
          <table:table-cell office:value-type="float" table:style-name="ce1" office:value="-0.997684278836">
            <text:p>-0.997684</text:p>
          </table:table-cell>
          <table:table-cell office:value-type="float" table:style-name="ce1" office:value="-0.0680152906652">
            <text:p>-0.0680153</text:p>
          </table:table-cell>
          <table:table-cell table:number-columns-repeated="16381"/>
        </table:table-row>
        <table:table-row table:style-name="ro1">
          <table:table-cell office:value-type="float" table:style-name="ce1" office:value="266.2">
            <text:p>266.2</text:p>
          </table:table-cell>
          <table:table-cell office:value-type="float" table:style-name="ce1" office:value="-0.997801468292">
            <text:p>-0.997801</text:p>
          </table:table-cell>
          <table:table-cell office:value-type="float" table:style-name="ce1" office:value="-0.0662739004">
            <text:p>-0.0662739</text:p>
          </table:table-cell>
          <table:table-cell table:number-columns-repeated="16381"/>
        </table:table-row>
        <table:table-row table:style-name="ro1">
          <table:table-cell office:value-type="float" table:style-name="ce1" office:value="266.3">
            <text:p>266.3</text:p>
          </table:table-cell>
          <table:table-cell office:value-type="float" table:style-name="ce1" office:value="-0.997915618272">
            <text:p>-0.997916</text:p>
          </table:table-cell>
          <table:table-cell office:value-type="float" table:style-name="ce1" office:value="-0.064532308253">
            <text:p>-0.0645323</text:p>
          </table:table-cell>
          <table:table-cell table:number-columns-repeated="16381"/>
        </table:table-row>
        <table:table-row table:style-name="ro1">
          <table:table-cell office:value-type="float" table:style-name="ce1" office:value="266.4">
            <text:p>266.4</text:p>
          </table:table-cell>
          <table:table-cell office:value-type="float" table:style-name="ce1" office:value="-0.998026728428">
            <text:p>-0.998027</text:p>
          </table:table-cell>
          <table:table-cell office:value-type="float" table:style-name="ce1" office:value="-0.0627905195293">
            <text:p>-0.0627905</text:p>
          </table:table-cell>
          <table:table-cell table:number-columns-repeated="16381"/>
        </table:table-row>
        <table:table-row table:style-name="ro1">
          <table:table-cell office:value-type="float" table:style-name="ce1" office:value="266.5">
            <text:p>266.5</text:p>
          </table:table-cell>
          <table:table-cell office:value-type="float" table:style-name="ce1" office:value="-0.998134798422">
            <text:p>-0.998135</text:p>
          </table:table-cell>
          <table:table-cell office:value-type="float" table:style-name="ce1" office:value="-0.0610485395349">
            <text:p>-0.0610485</text:p>
          </table:table-cell>
          <table:table-cell table:number-columns-repeated="16381"/>
        </table:table-row>
        <table:table-row table:style-name="ro1">
          <table:table-cell office:value-type="float" table:style-name="ce1" office:value="266.6">
            <text:p>266.6</text:p>
          </table:table-cell>
          <table:table-cell office:value-type="float" table:style-name="ce1" office:value="-0.998239827924">
            <text:p>-0.99824</text:p>
          </table:table-cell>
          <table:table-cell office:value-type="float" table:style-name="ce1" office:value="-0.059306373576">
            <text:p>-0.0593064</text:p>
          </table:table-cell>
          <table:table-cell table:number-columns-repeated="16381"/>
        </table:table-row>
        <table:table-row table:style-name="ro1">
          <table:table-cell office:value-type="float" table:style-name="ce1" office:value="266.7">
            <text:p>266.7</text:p>
          </table:table-cell>
          <table:table-cell office:value-type="float" table:style-name="ce1" office:value="-0.998341816614">
            <text:p>-0.998342</text:p>
          </table:table-cell>
          <table:table-cell office:value-type="float" table:style-name="ce1" office:value="-0.0575640269596">
            <text:p>-0.057564</text:p>
          </table:table-cell>
          <table:table-cell table:number-columns-repeated="16381"/>
        </table:table-row>
        <table:table-row table:style-name="ro1">
          <table:table-cell office:value-type="float" table:style-name="ce1" office:value="266.8">
            <text:p>266.8</text:p>
          </table:table-cell>
          <table:table-cell office:value-type="float" table:style-name="ce1" office:value="-0.998440764182">
            <text:p>-0.998441</text:p>
          </table:table-cell>
          <table:table-cell office:value-type="float" table:style-name="ce1" office:value="-0.0558215049932">
            <text:p>-0.0558215</text:p>
          </table:table-cell>
          <table:table-cell table:number-columns-repeated="16381"/>
        </table:table-row>
        <table:table-row table:style-name="ro1">
          <table:table-cell office:value-type="float" table:style-name="ce1" office:value="266.9">
            <text:p>266.9</text:p>
          </table:table-cell>
          <table:table-cell office:value-type="float" table:style-name="ce1" office:value="-0.998536670326">
            <text:p>-0.998537</text:p>
          </table:table-cell>
          <table:table-cell office:value-type="float" table:style-name="ce1" office:value="-0.0540788129848">
            <text:p>-0.0540788</text:p>
          </table:table-cell>
          <table:table-cell table:number-columns-repeated="16381"/>
        </table:table-row>
        <table:table-row table:style-name="ro1">
          <table:table-cell office:value-type="float" table:style-name="ce1" office:value="267.0">
            <text:p>267</text:p>
          </table:table-cell>
          <table:table-cell office:value-type="float" table:style-name="ce1" office:value="-0.998629534755">
            <text:p>-0.99863</text:p>
          </table:table-cell>
          <table:table-cell office:value-type="float" table:style-name="ce1" office:value="-0.0523359562429">
            <text:p>-0.052336</text:p>
          </table:table-cell>
          <table:table-cell table:number-columns-repeated="16381"/>
        </table:table-row>
        <table:table-row table:style-name="ro1">
          <table:table-cell office:value-type="float" table:style-name="ce1" office:value="267.1">
            <text:p>267.1</text:p>
          </table:table-cell>
          <table:table-cell office:value-type="float" table:style-name="ce1" office:value="-0.998719357184">
            <text:p>-0.998719</text:p>
          </table:table-cell>
          <table:table-cell office:value-type="float" table:style-name="ce1" office:value="-0.0505929400767">
            <text:p>-0.0505929</text:p>
          </table:table-cell>
          <table:table-cell table:number-columns-repeated="16381"/>
        </table:table-row>
        <table:table-row table:style-name="ro1">
          <table:table-cell office:value-type="float" table:style-name="ce1" office:value="267.2">
            <text:p>267.2</text:p>
          </table:table-cell>
          <table:table-cell office:value-type="float" table:style-name="ce1" office:value="-0.998806137341">
            <text:p>-0.998806</text:p>
          </table:table-cell>
          <table:table-cell office:value-type="float" table:style-name="ce1" office:value="-0.0488497697956">
            <text:p>-0.0488498</text:p>
          </table:table-cell>
          <table:table-cell table:number-columns-repeated="16381"/>
        </table:table-row>
        <table:table-row table:style-name="ro1">
          <table:table-cell office:value-type="float" table:style-name="ce1" office:value="267.3">
            <text:p>267.3</text:p>
          </table:table-cell>
          <table:table-cell office:value-type="float" table:style-name="ce1" office:value="-0.998889874962">
            <text:p>-0.99889</text:p>
          </table:table-cell>
          <table:table-cell office:value-type="float" table:style-name="ce1" office:value="-0.0471064507096">
            <text:p>-0.0471065</text:p>
          </table:table-cell>
          <table:table-cell table:number-columns-repeated="16381"/>
        </table:table-row>
        <table:table-row table:style-name="ro1">
          <table:table-cell office:value-type="float" table:style-name="ce1" office:value="267.4">
            <text:p>267.4</text:p>
          </table:table-cell>
          <table:table-cell office:value-type="float" table:style-name="ce1" office:value="-0.998970569791">
            <text:p>-0.998971</text:p>
          </table:table-cell>
          <table:table-cell office:value-type="float" table:style-name="ce1" office:value="-0.0453629881293">
            <text:p>-0.045363</text:p>
          </table:table-cell>
          <table:table-cell table:number-columns-repeated="16381"/>
        </table:table-row>
        <table:table-row table:style-name="ro1">
          <table:table-cell office:value-type="float" table:style-name="ce1" office:value="267.5">
            <text:p>267.5</text:p>
          </table:table-cell>
          <table:table-cell office:value-type="float" table:style-name="ce1" office:value="-0.999048221582">
            <text:p>-0.999048</text:p>
          </table:table-cell>
          <table:table-cell office:value-type="float" table:style-name="ce1" office:value="-0.0436193873653">
            <text:p>-0.0436194</text:p>
          </table:table-cell>
          <table:table-cell table:number-columns-repeated="16381"/>
        </table:table-row>
        <table:table-row table:style-name="ro1">
          <table:table-cell office:value-type="float" table:style-name="ce1" office:value="267.6">
            <text:p>267.6</text:p>
          </table:table-cell>
          <table:table-cell office:value-type="float" table:style-name="ce1" office:value="-0.999122830099">
            <text:p>-0.999123</text:p>
          </table:table-cell>
          <table:table-cell office:value-type="float" table:style-name="ce1" office:value="-0.0418756537292">
            <text:p>-0.0418757</text:p>
          </table:table-cell>
          <table:table-cell table:number-columns-repeated="16381"/>
        </table:table-row>
        <table:table-row table:style-name="ro1">
          <table:table-cell office:value-type="float" table:style-name="ce1" office:value="267.7">
            <text:p>267.7</text:p>
          </table:table-cell>
          <table:table-cell office:value-type="float" table:style-name="ce1" office:value="-0.999194395114">
            <text:p>-0.999194</text:p>
          </table:table-cell>
          <table:table-cell office:value-type="float" table:style-name="ce1" office:value="-0.0401317925326">
            <text:p>-0.0401318</text:p>
          </table:table-cell>
          <table:table-cell table:number-columns-repeated="16381"/>
        </table:table-row>
        <table:table-row table:style-name="ro1">
          <table:table-cell office:value-type="float" table:style-name="ce1" office:value="267.8">
            <text:p>267.8</text:p>
          </table:table-cell>
          <table:table-cell office:value-type="float" table:style-name="ce1" office:value="-0.999262916411">
            <text:p>-0.999263</text:p>
          </table:table-cell>
          <table:table-cell office:value-type="float" table:style-name="ce1" office:value="-0.0383878090875">
            <text:p>-0.0383878</text:p>
          </table:table-cell>
          <table:table-cell table:number-columns-repeated="16381"/>
        </table:table-row>
        <table:table-row table:style-name="ro1">
          <table:table-cell office:value-type="float" table:style-name="ce1" office:value="267.9">
            <text:p>267.9</text:p>
          </table:table-cell>
          <table:table-cell office:value-type="float" table:style-name="ce1" office:value="-0.999328393779">
            <text:p>-0.999328</text:p>
          </table:table-cell>
          <table:table-cell office:value-type="float" table:style-name="ce1" office:value="-0.0366437087066">
            <text:p>-0.0366437</text:p>
          </table:table-cell>
          <table:table-cell table:number-columns-repeated="16381"/>
        </table:table-row>
        <table:table-row table:style-name="ro1">
          <table:table-cell office:value-type="float" table:style-name="ce1" office:value="268.0">
            <text:p>268</text:p>
          </table:table-cell>
          <table:table-cell office:value-type="float" table:style-name="ce1" office:value="-0.999390827019">
            <text:p>-0.999391</text:p>
          </table:table-cell>
          <table:table-cell office:value-type="float" table:style-name="ce1" office:value="-0.0348994967025">
            <text:p>-0.0348995</text:p>
          </table:table-cell>
          <table:table-cell table:number-columns-repeated="16381"/>
        </table:table-row>
        <table:table-row table:style-name="ro1">
          <table:table-cell office:value-type="float" table:style-name="ce1" office:value="268.1">
            <text:p>268.1</text:p>
          </table:table-cell>
          <table:table-cell office:value-type="float" table:style-name="ce1" office:value="-0.999450215942">
            <text:p>-0.99945</text:p>
          </table:table-cell>
          <table:table-cell office:value-type="float" table:style-name="ce1" office:value="-0.0331551783885">
            <text:p>-0.0331552</text:p>
          </table:table-cell>
          <table:table-cell table:number-columns-repeated="16381"/>
        </table:table-row>
        <table:table-row table:style-name="ro1">
          <table:table-cell office:value-type="float" table:style-name="ce1" office:value="268.2">
            <text:p>268.2</text:p>
          </table:table-cell>
          <table:table-cell office:value-type="float" table:style-name="ce1" office:value="-0.999506560366">
            <text:p>-0.999507</text:p>
          </table:table-cell>
          <table:table-cell office:value-type="float" table:style-name="ce1" office:value="-0.0314107590781">
            <text:p>-0.0314108</text:p>
          </table:table-cell>
          <table:table-cell table:number-columns-repeated="16381"/>
        </table:table-row>
        <table:table-row table:style-name="ro1">
          <table:table-cell office:value-type="float" table:style-name="ce1" office:value="268.3">
            <text:p>268.3</text:p>
          </table:table-cell>
          <table:table-cell office:value-type="float" table:style-name="ce1" office:value="-0.999559860119">
            <text:p>-0.99956</text:p>
          </table:table-cell>
          <table:table-cell office:value-type="float" table:style-name="ce1" office:value="-0.0296662440851">
            <text:p>-0.0296662</text:p>
          </table:table-cell>
          <table:table-cell table:number-columns-repeated="16381"/>
        </table:table-row>
        <table:table-row table:style-name="ro1">
          <table:table-cell office:value-type="float" table:style-name="ce1" office:value="268.4">
            <text:p>268.4</text:p>
          </table:table-cell>
          <table:table-cell office:value-type="float" table:style-name="ce1" office:value="-0.99961011504">
            <text:p>-0.99961</text:p>
          </table:table-cell>
          <table:table-cell office:value-type="float" table:style-name="ce1" office:value="-0.0279216387236">
            <text:p>-0.0279216</text:p>
          </table:table-cell>
          <table:table-cell table:number-columns-repeated="16381"/>
        </table:table-row>
        <table:table-row table:style-name="ro1">
          <table:table-cell office:value-type="float" table:style-name="ce1" office:value="268.5">
            <text:p>268.5</text:p>
          </table:table-cell>
          <table:table-cell office:value-type="float" table:style-name="ce1" office:value="-0.999657324976">
            <text:p>-0.999657</text:p>
          </table:table-cell>
          <table:table-cell office:value-type="float" table:style-name="ce1" office:value="-0.0261769483079">
            <text:p>-0.0261769</text:p>
          </table:table-cell>
          <table:table-cell table:number-columns-repeated="16381"/>
        </table:table-row>
        <table:table-row table:style-name="ro1">
          <table:table-cell office:value-type="float" table:style-name="ce1" office:value="268.6">
            <text:p>268.6</text:p>
          </table:table-cell>
          <table:table-cell office:value-type="float" table:style-name="ce1" office:value="-0.999701489781">
            <text:p>-0.999701</text:p>
          </table:table-cell>
          <table:table-cell office:value-type="float" table:style-name="ce1" office:value="-0.0244321781527">
            <text:p>-0.0244322</text:p>
          </table:table-cell>
          <table:table-cell table:number-columns-repeated="16381"/>
        </table:table-row>
        <table:table-row table:style-name="ro1">
          <table:table-cell office:value-type="float" table:style-name="ce1" office:value="268.7">
            <text:p>268.7</text:p>
          </table:table-cell>
          <table:table-cell office:value-type="float" table:style-name="ce1" office:value="-0.999742609323">
            <text:p>-0.999743</text:p>
          </table:table-cell>
          <table:table-cell office:value-type="float" table:style-name="ce1" office:value="-0.0226873335728">
            <text:p>-0.0226873</text:p>
          </table:table-cell>
          <table:table-cell table:number-columns-repeated="16381"/>
        </table:table-row>
        <table:table-row table:style-name="ro1">
          <table:table-cell office:value-type="float" table:style-name="ce1" office:value="268.8">
            <text:p>268.8</text:p>
          </table:table-cell>
          <table:table-cell office:value-type="float" table:style-name="ce1" office:value="-0.999780683475">
            <text:p>-0.999781</text:p>
          </table:table-cell>
          <table:table-cell office:value-type="float" table:style-name="ce1" office:value="-0.0209424198834">
            <text:p>-0.0209424</text:p>
          </table:table-cell>
          <table:table-cell table:number-columns-repeated="16381"/>
        </table:table-row>
        <table:table-row table:style-name="ro1">
          <table:table-cell office:value-type="float" table:style-name="ce1" office:value="268.9">
            <text:p>268.9</text:p>
          </table:table-cell>
          <table:table-cell office:value-type="float" table:style-name="ce1" office:value="-0.999815712122">
            <text:p>-0.999816</text:p>
          </table:table-cell>
          <table:table-cell office:value-type="float" table:style-name="ce1" office:value="-0.0191974423997">
            <text:p>-0.0191974</text:p>
          </table:table-cell>
          <table:table-cell table:number-columns-repeated="16381"/>
        </table:table-row>
        <table:table-row table:style-name="ro1">
          <table:table-cell office:value-type="float" table:style-name="ce1" office:value="269.0">
            <text:p>269</text:p>
          </table:table-cell>
          <table:table-cell office:value-type="float" table:style-name="ce1" office:value="-0.999847695156">
            <text:p>-0.999848</text:p>
          </table:table-cell>
          <table:table-cell office:value-type="float" table:style-name="ce1" office:value="-0.0174524064373">
            <text:p>-0.0174524</text:p>
          </table:table-cell>
          <table:table-cell table:number-columns-repeated="16381"/>
        </table:table-row>
        <table:table-row table:style-name="ro1">
          <table:table-cell office:value-type="float" table:style-name="ce1" office:value="269.1">
            <text:p>269.1</text:p>
          </table:table-cell>
          <table:table-cell office:value-type="float" table:style-name="ce1" office:value="-0.999876632482">
            <text:p>-0.999877</text:p>
          </table:table-cell>
          <table:table-cell office:value-type="float" table:style-name="ce1" office:value="-0.0157073173118">
            <text:p>-0.0157073</text:p>
          </table:table-cell>
          <table:table-cell table:number-columns-repeated="16381"/>
        </table:table-row>
        <table:table-row table:style-name="ro1">
          <table:table-cell office:value-type="float" table:style-name="ce1" office:value="269.2">
            <text:p>269.2</text:p>
          </table:table-cell>
          <table:table-cell office:value-type="float" table:style-name="ce1" office:value="-0.999902524009">
            <text:p>-0.999903</text:p>
          </table:table-cell>
          <table:table-cell office:value-type="float" table:style-name="ce1" office:value="-0.0139621803391">
            <text:p>-0.0139622</text:p>
          </table:table-cell>
          <table:table-cell table:number-columns-repeated="16381"/>
        </table:table-row>
        <table:table-row table:style-name="ro1">
          <table:table-cell office:value-type="float" table:style-name="ce1" office:value="269.3">
            <text:p>269.3</text:p>
          </table:table-cell>
          <table:table-cell office:value-type="float" table:style-name="ce1" office:value="-0.99992536966">
            <text:p>-0.999925</text:p>
          </table:table-cell>
          <table:table-cell office:value-type="float" table:style-name="ce1" office:value="-0.0122170008352">
            <text:p>-0.012217</text:p>
          </table:table-cell>
          <table:table-cell table:number-columns-repeated="16381"/>
        </table:table-row>
        <table:table-row table:style-name="ro1">
          <table:table-cell office:value-type="float" table:style-name="ce1" office:value="269.4">
            <text:p>269.4</text:p>
          </table:table-cell>
          <table:table-cell office:value-type="float" table:style-name="ce1" office:value="-0.999945169366">
            <text:p>-0.999945</text:p>
          </table:table-cell>
          <table:table-cell office:value-type="float" table:style-name="ce1" office:value="-0.0104717841162">
            <text:p>-0.0104718</text:p>
          </table:table-cell>
          <table:table-cell table:number-columns-repeated="16381"/>
        </table:table-row>
        <table:table-row table:style-name="ro1">
          <table:table-cell office:value-type="float" table:style-name="ce1" office:value="269.5">
            <text:p>269.5</text:p>
          </table:table-cell>
          <table:table-cell office:value-type="float" table:style-name="ce1" office:value="-0.999961923064">
            <text:p>-0.999962</text:p>
          </table:table-cell>
          <table:table-cell office:value-type="float" table:style-name="ce1" office:value="-0.00872653549837">
            <text:p>-0.00872654</text:p>
          </table:table-cell>
          <table:table-cell table:number-columns-repeated="16381"/>
        </table:table-row>
        <table:table-row table:style-name="ro1">
          <table:table-cell office:value-type="float" table:style-name="ce1" office:value="269.6">
            <text:p>269.6</text:p>
          </table:table-cell>
          <table:table-cell office:value-type="float" table:style-name="ce1" office:value="-0.999975630705">
            <text:p>-0.999976</text:p>
          </table:table-cell>
          <table:table-cell office:value-type="float" table:style-name="ce1" office:value="-0.00698126029796">
            <text:p>-0.00698126</text:p>
          </table:table-cell>
          <table:table-cell table:number-columns-repeated="16381"/>
        </table:table-row>
        <table:table-row table:style-name="ro1">
          <table:table-cell office:value-type="float" table:style-name="ce1" office:value="269.7">
            <text:p>269.7</text:p>
          </table:table-cell>
          <table:table-cell office:value-type="float" table:style-name="ce1" office:value="-0.999986292247">
            <text:p>-0.999986</text:p>
          </table:table-cell>
          <table:table-cell office:value-type="float" table:style-name="ce1" office:value="-0.00523596383142">
            <text:p>-0.00523596</text:p>
          </table:table-cell>
          <table:table-cell table:number-columns-repeated="16381"/>
        </table:table-row>
        <table:table-row table:style-name="ro1">
          <table:table-cell office:value-type="float" table:style-name="ce1" office:value="269.8">
            <text:p>269.8</text:p>
          </table:table-cell>
          <table:table-cell office:value-type="float" table:style-name="ce1" office:value="-0.999993907658">
            <text:p>-0.999994</text:p>
          </table:table-cell>
          <table:table-cell office:value-type="float" table:style-name="ce1" office:value="-0.00349065141522">
            <text:p>-0.00349065</text:p>
          </table:table-cell>
          <table:table-cell table:number-columns-repeated="16381"/>
        </table:table-row>
        <table:table-row table:style-name="ro1">
          <table:table-cell office:value-type="float" table:style-name="ce1" office:value="269.9">
            <text:p>269.9</text:p>
          </table:table-cell>
          <table:table-cell office:value-type="float" table:style-name="ce1" office:value="-0.999998476913">
            <text:p>-0.999998</text:p>
          </table:table-cell>
          <table:table-cell office:value-type="float" table:style-name="ce1" office:value="-0.0017453283659">
            <text:p>-0.00174533</text:p>
          </table:table-cell>
          <table:table-cell table:number-columns-repeated="16381"/>
        </table:table-row>
        <table:table-row table:style-name="ro1">
          <table:table-cell office:value-type="float" table:style-name="ce1" office:value="270.0">
            <text:p>270</text:p>
          </table:table-cell>
          <table:table-cell office:value-type="float" table:style-name="ce1" office:value="-1.0">
            <text:p>-1</text:p>
          </table:table-cell>
          <table:table-cell office:value-type="float" table:style-name="ce1" office:value="-1.83697019872e-16">
            <text:p>-1.83697e-16</text:p>
          </table:table-cell>
          <table:table-cell table:number-columns-repeated="16381"/>
        </table:table-row>
        <table:table-row table:style-name="ro1">
          <table:table-cell office:value-type="float" table:style-name="ce1" office:value="270.1">
            <text:p>270.1</text:p>
          </table:table-cell>
          <table:table-cell office:value-type="float" table:style-name="ce1" office:value="-0.999998476913">
            <text:p>-0.999998</text:p>
          </table:table-cell>
          <table:table-cell office:value-type="float" table:style-name="ce1" office:value="0.0017453283659">
            <text:p>0.00174533</text:p>
          </table:table-cell>
          <table:table-cell table:number-columns-repeated="16381"/>
        </table:table-row>
        <table:table-row table:style-name="ro1">
          <table:table-cell office:value-type="float" table:style-name="ce1" office:value="270.2">
            <text:p>270.2</text:p>
          </table:table-cell>
          <table:table-cell office:value-type="float" table:style-name="ce1" office:value="-0.999993907658">
            <text:p>-0.999994</text:p>
          </table:table-cell>
          <table:table-cell office:value-type="float" table:style-name="ce1" office:value="0.00349065141522">
            <text:p>0.00349065</text:p>
          </table:table-cell>
          <table:table-cell table:number-columns-repeated="16381"/>
        </table:table-row>
        <table:table-row table:style-name="ro1">
          <table:table-cell office:value-type="float" table:style-name="ce1" office:value="270.3">
            <text:p>270.3</text:p>
          </table:table-cell>
          <table:table-cell office:value-type="float" table:style-name="ce1" office:value="-0.999986292247">
            <text:p>-0.999986</text:p>
          </table:table-cell>
          <table:table-cell office:value-type="float" table:style-name="ce1" office:value="0.00523596383142">
            <text:p>0.00523596</text:p>
          </table:table-cell>
          <table:table-cell table:number-columns-repeated="16381"/>
        </table:table-row>
        <table:table-row table:style-name="ro1">
          <table:table-cell office:value-type="float" table:style-name="ce1" office:value="270.4">
            <text:p>270.4</text:p>
          </table:table-cell>
          <table:table-cell office:value-type="float" table:style-name="ce1" office:value="-0.999975630705">
            <text:p>-0.999976</text:p>
          </table:table-cell>
          <table:table-cell office:value-type="float" table:style-name="ce1" office:value="0.00698126029796">
            <text:p>0.00698126</text:p>
          </table:table-cell>
          <table:table-cell table:number-columns-repeated="16381"/>
        </table:table-row>
        <table:table-row table:style-name="ro1">
          <table:table-cell office:value-type="float" table:style-name="ce1" office:value="270.5">
            <text:p>270.5</text:p>
          </table:table-cell>
          <table:table-cell office:value-type="float" table:style-name="ce1" office:value="-0.999961923064">
            <text:p>-0.999962</text:p>
          </table:table-cell>
          <table:table-cell office:value-type="float" table:style-name="ce1" office:value="0.00872653549837">
            <text:p>0.00872654</text:p>
          </table:table-cell>
          <table:table-cell table:number-columns-repeated="16381"/>
        </table:table-row>
        <table:table-row table:style-name="ro1">
          <table:table-cell office:value-type="float" table:style-name="ce1" office:value="270.6">
            <text:p>270.6</text:p>
          </table:table-cell>
          <table:table-cell office:value-type="float" table:style-name="ce1" office:value="-0.999945169366">
            <text:p>-0.999945</text:p>
          </table:table-cell>
          <table:table-cell office:value-type="float" table:style-name="ce1" office:value="0.0104717841162">
            <text:p>0.0104718</text:p>
          </table:table-cell>
          <table:table-cell table:number-columns-repeated="16381"/>
        </table:table-row>
        <table:table-row table:style-name="ro1">
          <table:table-cell office:value-type="float" table:style-name="ce1" office:value="270.7">
            <text:p>270.7</text:p>
          </table:table-cell>
          <table:table-cell office:value-type="float" table:style-name="ce1" office:value="-0.99992536966">
            <text:p>-0.999925</text:p>
          </table:table-cell>
          <table:table-cell office:value-type="float" table:style-name="ce1" office:value="0.0122170008352">
            <text:p>0.012217</text:p>
          </table:table-cell>
          <table:table-cell table:number-columns-repeated="16381"/>
        </table:table-row>
        <table:table-row table:style-name="ro1">
          <table:table-cell office:value-type="float" table:style-name="ce1" office:value="270.8">
            <text:p>270.8</text:p>
          </table:table-cell>
          <table:table-cell office:value-type="float" table:style-name="ce1" office:value="-0.999902524009">
            <text:p>-0.999903</text:p>
          </table:table-cell>
          <table:table-cell office:value-type="float" table:style-name="ce1" office:value="0.0139621803391">
            <text:p>0.0139622</text:p>
          </table:table-cell>
          <table:table-cell table:number-columns-repeated="16381"/>
        </table:table-row>
        <table:table-row table:style-name="ro1">
          <table:table-cell office:value-type="float" table:style-name="ce1" office:value="270.9">
            <text:p>270.9</text:p>
          </table:table-cell>
          <table:table-cell office:value-type="float" table:style-name="ce1" office:value="-0.999876632482">
            <text:p>-0.999877</text:p>
          </table:table-cell>
          <table:table-cell office:value-type="float" table:style-name="ce1" office:value="0.0157073173118">
            <text:p>0.0157073</text:p>
          </table:table-cell>
          <table:table-cell table:number-columns-repeated="16381"/>
        </table:table-row>
        <table:table-row table:style-name="ro1">
          <table:table-cell office:value-type="float" table:style-name="ce1" office:value="271.0">
            <text:p>271</text:p>
          </table:table-cell>
          <table:table-cell office:value-type="float" table:style-name="ce1" office:value="-0.999847695156">
            <text:p>-0.999848</text:p>
          </table:table-cell>
          <table:table-cell office:value-type="float" table:style-name="ce1" office:value="0.0174524064373">
            <text:p>0.0174524</text:p>
          </table:table-cell>
          <table:table-cell table:number-columns-repeated="16381"/>
        </table:table-row>
        <table:table-row table:style-name="ro1">
          <table:table-cell office:value-type="float" table:style-name="ce1" office:value="271.1">
            <text:p>271.1</text:p>
          </table:table-cell>
          <table:table-cell office:value-type="float" table:style-name="ce1" office:value="-0.999815712122">
            <text:p>-0.999816</text:p>
          </table:table-cell>
          <table:table-cell office:value-type="float" table:style-name="ce1" office:value="0.0191974423997">
            <text:p>0.0191974</text:p>
          </table:table-cell>
          <table:table-cell table:number-columns-repeated="16381"/>
        </table:table-row>
        <table:table-row table:style-name="ro1">
          <table:table-cell office:value-type="float" table:style-name="ce1" office:value="271.2">
            <text:p>271.2</text:p>
          </table:table-cell>
          <table:table-cell office:value-type="float" table:style-name="ce1" office:value="-0.999780683475">
            <text:p>-0.999781</text:p>
          </table:table-cell>
          <table:table-cell office:value-type="float" table:style-name="ce1" office:value="0.0209424198834">
            <text:p>0.0209424</text:p>
          </table:table-cell>
          <table:table-cell table:number-columns-repeated="16381"/>
        </table:table-row>
        <table:table-row table:style-name="ro1">
          <table:table-cell office:value-type="float" table:style-name="ce1" office:value="271.3">
            <text:p>271.3</text:p>
          </table:table-cell>
          <table:table-cell office:value-type="float" table:style-name="ce1" office:value="-0.999742609323">
            <text:p>-0.999743</text:p>
          </table:table-cell>
          <table:table-cell office:value-type="float" table:style-name="ce1" office:value="0.0226873335728">
            <text:p>0.0226873</text:p>
          </table:table-cell>
          <table:table-cell table:number-columns-repeated="16381"/>
        </table:table-row>
        <table:table-row table:style-name="ro1">
          <table:table-cell office:value-type="float" table:style-name="ce1" office:value="271.4">
            <text:p>271.4</text:p>
          </table:table-cell>
          <table:table-cell office:value-type="float" table:style-name="ce1" office:value="-0.999701489781">
            <text:p>-0.999701</text:p>
          </table:table-cell>
          <table:table-cell office:value-type="float" table:style-name="ce1" office:value="0.0244321781527">
            <text:p>0.0244322</text:p>
          </table:table-cell>
          <table:table-cell table:number-columns-repeated="16381"/>
        </table:table-row>
        <table:table-row table:style-name="ro1">
          <table:table-cell office:value-type="float" table:style-name="ce1" office:value="271.5">
            <text:p>271.5</text:p>
          </table:table-cell>
          <table:table-cell office:value-type="float" table:style-name="ce1" office:value="-0.999657324976">
            <text:p>-0.999657</text:p>
          </table:table-cell>
          <table:table-cell office:value-type="float" table:style-name="ce1" office:value="0.0261769483079">
            <text:p>0.0261769</text:p>
          </table:table-cell>
          <table:table-cell table:number-columns-repeated="16381"/>
        </table:table-row>
        <table:table-row table:style-name="ro1">
          <table:table-cell office:value-type="float" table:style-name="ce1" office:value="271.6">
            <text:p>271.6</text:p>
          </table:table-cell>
          <table:table-cell office:value-type="float" table:style-name="ce1" office:value="-0.99961011504">
            <text:p>-0.99961</text:p>
          </table:table-cell>
          <table:table-cell office:value-type="float" table:style-name="ce1" office:value="0.0279216387236">
            <text:p>0.0279216</text:p>
          </table:table-cell>
          <table:table-cell table:number-columns-repeated="16381"/>
        </table:table-row>
        <table:table-row table:style-name="ro1">
          <table:table-cell office:value-type="float" table:style-name="ce1" office:value="271.7">
            <text:p>271.7</text:p>
          </table:table-cell>
          <table:table-cell office:value-type="float" table:style-name="ce1" office:value="-0.999559860119">
            <text:p>-0.99956</text:p>
          </table:table-cell>
          <table:table-cell office:value-type="float" table:style-name="ce1" office:value="0.0296662440851">
            <text:p>0.0296662</text:p>
          </table:table-cell>
          <table:table-cell table:number-columns-repeated="16381"/>
        </table:table-row>
        <table:table-row table:style-name="ro1">
          <table:table-cell office:value-type="float" table:style-name="ce1" office:value="271.8">
            <text:p>271.8</text:p>
          </table:table-cell>
          <table:table-cell office:value-type="float" table:style-name="ce1" office:value="-0.999506560366">
            <text:p>-0.999507</text:p>
          </table:table-cell>
          <table:table-cell office:value-type="float" table:style-name="ce1" office:value="0.0314107590781">
            <text:p>0.0314108</text:p>
          </table:table-cell>
          <table:table-cell table:number-columns-repeated="16381"/>
        </table:table-row>
        <table:table-row table:style-name="ro1">
          <table:table-cell office:value-type="float" table:style-name="ce1" office:value="271.9">
            <text:p>271.9</text:p>
          </table:table-cell>
          <table:table-cell office:value-type="float" table:style-name="ce1" office:value="-0.999450215942">
            <text:p>-0.99945</text:p>
          </table:table-cell>
          <table:table-cell office:value-type="float" table:style-name="ce1" office:value="0.0331551783885">
            <text:p>0.0331552</text:p>
          </table:table-cell>
          <table:table-cell table:number-columns-repeated="16381"/>
        </table:table-row>
        <table:table-row table:style-name="ro1">
          <table:table-cell office:value-type="float" table:style-name="ce1" office:value="272.0">
            <text:p>272</text:p>
          </table:table-cell>
          <table:table-cell office:value-type="float" table:style-name="ce1" office:value="-0.999390827019">
            <text:p>-0.999391</text:p>
          </table:table-cell>
          <table:table-cell office:value-type="float" table:style-name="ce1" office:value="0.0348994967025">
            <text:p>0.0348995</text:p>
          </table:table-cell>
          <table:table-cell table:number-columns-repeated="16381"/>
        </table:table-row>
        <table:table-row table:style-name="ro1">
          <table:table-cell office:value-type="float" table:style-name="ce1" office:value="272.1">
            <text:p>272.1</text:p>
          </table:table-cell>
          <table:table-cell office:value-type="float" table:style-name="ce1" office:value="-0.999328393779">
            <text:p>-0.999328</text:p>
          </table:table-cell>
          <table:table-cell office:value-type="float" table:style-name="ce1" office:value="0.0366437087066">
            <text:p>0.0366437</text:p>
          </table:table-cell>
          <table:table-cell table:number-columns-repeated="16381"/>
        </table:table-row>
        <table:table-row table:style-name="ro1">
          <table:table-cell office:value-type="float" table:style-name="ce1" office:value="272.2">
            <text:p>272.2</text:p>
          </table:table-cell>
          <table:table-cell office:value-type="float" table:style-name="ce1" office:value="-0.999262916411">
            <text:p>-0.999263</text:p>
          </table:table-cell>
          <table:table-cell office:value-type="float" table:style-name="ce1" office:value="0.0383878090875">
            <text:p>0.0383878</text:p>
          </table:table-cell>
          <table:table-cell table:number-columns-repeated="16381"/>
        </table:table-row>
        <table:table-row table:style-name="ro1">
          <table:table-cell office:value-type="float" table:style-name="ce1" office:value="272.3">
            <text:p>272.3</text:p>
          </table:table-cell>
          <table:table-cell office:value-type="float" table:style-name="ce1" office:value="-0.999194395114">
            <text:p>-0.999194</text:p>
          </table:table-cell>
          <table:table-cell office:value-type="float" table:style-name="ce1" office:value="0.0401317925326">
            <text:p>0.0401318</text:p>
          </table:table-cell>
          <table:table-cell table:number-columns-repeated="16381"/>
        </table:table-row>
        <table:table-row table:style-name="ro1">
          <table:table-cell office:value-type="float" table:style-name="ce1" office:value="272.4">
            <text:p>272.4</text:p>
          </table:table-cell>
          <table:table-cell office:value-type="float" table:style-name="ce1" office:value="-0.999122830099">
            <text:p>-0.999123</text:p>
          </table:table-cell>
          <table:table-cell office:value-type="float" table:style-name="ce1" office:value="0.0418756537292">
            <text:p>0.0418757</text:p>
          </table:table-cell>
          <table:table-cell table:number-columns-repeated="16381"/>
        </table:table-row>
        <table:table-row table:style-name="ro1">
          <table:table-cell office:value-type="float" table:style-name="ce1" office:value="272.5">
            <text:p>272.5</text:p>
          </table:table-cell>
          <table:table-cell office:value-type="float" table:style-name="ce1" office:value="-0.999048221582">
            <text:p>-0.999048</text:p>
          </table:table-cell>
          <table:table-cell office:value-type="float" table:style-name="ce1" office:value="0.0436193873653">
            <text:p>0.0436194</text:p>
          </table:table-cell>
          <table:table-cell table:number-columns-repeated="16381"/>
        </table:table-row>
        <table:table-row table:style-name="ro1">
          <table:table-cell office:value-type="float" table:style-name="ce1" office:value="272.6">
            <text:p>272.6</text:p>
          </table:table-cell>
          <table:table-cell office:value-type="float" table:style-name="ce1" office:value="-0.998970569791">
            <text:p>-0.998971</text:p>
          </table:table-cell>
          <table:table-cell office:value-type="float" table:style-name="ce1" office:value="0.0453629881293">
            <text:p>0.045363</text:p>
          </table:table-cell>
          <table:table-cell table:number-columns-repeated="16381"/>
        </table:table-row>
        <table:table-row table:style-name="ro1">
          <table:table-cell office:value-type="float" table:style-name="ce1" office:value="272.7">
            <text:p>272.7</text:p>
          </table:table-cell>
          <table:table-cell office:value-type="float" table:style-name="ce1" office:value="-0.998889874962">
            <text:p>-0.99889</text:p>
          </table:table-cell>
          <table:table-cell office:value-type="float" table:style-name="ce1" office:value="0.0471064507096">
            <text:p>0.0471065</text:p>
          </table:table-cell>
          <table:table-cell table:number-columns-repeated="16381"/>
        </table:table-row>
        <table:table-row table:style-name="ro1">
          <table:table-cell office:value-type="float" table:style-name="ce1" office:value="272.8">
            <text:p>272.8</text:p>
          </table:table-cell>
          <table:table-cell office:value-type="float" table:style-name="ce1" office:value="-0.998806137341">
            <text:p>-0.998806</text:p>
          </table:table-cell>
          <table:table-cell office:value-type="float" table:style-name="ce1" office:value="0.0488497697956">
            <text:p>0.0488498</text:p>
          </table:table-cell>
          <table:table-cell table:number-columns-repeated="16381"/>
        </table:table-row>
        <table:table-row table:style-name="ro1">
          <table:table-cell office:value-type="float" table:style-name="ce1" office:value="272.9">
            <text:p>272.9</text:p>
          </table:table-cell>
          <table:table-cell office:value-type="float" table:style-name="ce1" office:value="-0.998719357184">
            <text:p>-0.998719</text:p>
          </table:table-cell>
          <table:table-cell office:value-type="float" table:style-name="ce1" office:value="0.0505929400767">
            <text:p>0.0505929</text:p>
          </table:table-cell>
          <table:table-cell table:number-columns-repeated="16381"/>
        </table:table-row>
        <table:table-row table:style-name="ro1">
          <table:table-cell office:value-type="float" table:style-name="ce1" office:value="273.0">
            <text:p>273</text:p>
          </table:table-cell>
          <table:table-cell office:value-type="float" table:style-name="ce1" office:value="-0.998629534755">
            <text:p>-0.99863</text:p>
          </table:table-cell>
          <table:table-cell office:value-type="float" table:style-name="ce1" office:value="0.0523359562429">
            <text:p>0.052336</text:p>
          </table:table-cell>
          <table:table-cell table:number-columns-repeated="16381"/>
        </table:table-row>
        <table:table-row table:style-name="ro1">
          <table:table-cell office:value-type="float" table:style-name="ce1" office:value="273.1">
            <text:p>273.1</text:p>
          </table:table-cell>
          <table:table-cell office:value-type="float" table:style-name="ce1" office:value="-0.998536670326">
            <text:p>-0.998537</text:p>
          </table:table-cell>
          <table:table-cell office:value-type="float" table:style-name="ce1" office:value="0.0540788129848">
            <text:p>0.0540788</text:p>
          </table:table-cell>
          <table:table-cell table:number-columns-repeated="16381"/>
        </table:table-row>
        <table:table-row table:style-name="ro1">
          <table:table-cell office:value-type="float" table:style-name="ce1" office:value="273.2">
            <text:p>273.2</text:p>
          </table:table-cell>
          <table:table-cell office:value-type="float" table:style-name="ce1" office:value="-0.998440764182">
            <text:p>-0.998441</text:p>
          </table:table-cell>
          <table:table-cell office:value-type="float" table:style-name="ce1" office:value="0.0558215049932">
            <text:p>0.0558215</text:p>
          </table:table-cell>
          <table:table-cell table:number-columns-repeated="16381"/>
        </table:table-row>
        <table:table-row table:style-name="ro1">
          <table:table-cell office:value-type="float" table:style-name="ce1" office:value="273.3">
            <text:p>273.3</text:p>
          </table:table-cell>
          <table:table-cell office:value-type="float" table:style-name="ce1" office:value="-0.998341816614">
            <text:p>-0.998342</text:p>
          </table:table-cell>
          <table:table-cell office:value-type="float" table:style-name="ce1" office:value="0.0575640269596">
            <text:p>0.057564</text:p>
          </table:table-cell>
          <table:table-cell table:number-columns-repeated="16381"/>
        </table:table-row>
        <table:table-row table:style-name="ro1">
          <table:table-cell office:value-type="float" table:style-name="ce1" office:value="273.4">
            <text:p>273.4</text:p>
          </table:table-cell>
          <table:table-cell office:value-type="float" table:style-name="ce1" office:value="-0.998239827924">
            <text:p>-0.99824</text:p>
          </table:table-cell>
          <table:table-cell office:value-type="float" table:style-name="ce1" office:value="0.059306373576">
            <text:p>0.0593064</text:p>
          </table:table-cell>
          <table:table-cell table:number-columns-repeated="16381"/>
        </table:table-row>
        <table:table-row table:style-name="ro1">
          <table:table-cell office:value-type="float" table:style-name="ce1" office:value="273.5">
            <text:p>273.5</text:p>
          </table:table-cell>
          <table:table-cell office:value-type="float" table:style-name="ce1" office:value="-0.998134798422">
            <text:p>-0.998135</text:p>
          </table:table-cell>
          <table:table-cell office:value-type="float" table:style-name="ce1" office:value="0.0610485395349">
            <text:p>0.0610485</text:p>
          </table:table-cell>
          <table:table-cell table:number-columns-repeated="16381"/>
        </table:table-row>
        <table:table-row table:style-name="ro1">
          <table:table-cell office:value-type="float" table:style-name="ce1" office:value="273.6">
            <text:p>273.6</text:p>
          </table:table-cell>
          <table:table-cell office:value-type="float" table:style-name="ce1" office:value="-0.998026728428">
            <text:p>-0.998027</text:p>
          </table:table-cell>
          <table:table-cell office:value-type="float" table:style-name="ce1" office:value="0.0627905195293">
            <text:p>0.0627905</text:p>
          </table:table-cell>
          <table:table-cell table:number-columns-repeated="16381"/>
        </table:table-row>
        <table:table-row table:style-name="ro1">
          <table:table-cell office:value-type="float" table:style-name="ce1" office:value="273.7">
            <text:p>273.7</text:p>
          </table:table-cell>
          <table:table-cell office:value-type="float" table:style-name="ce1" office:value="-0.997915618272">
            <text:p>-0.997916</text:p>
          </table:table-cell>
          <table:table-cell office:value-type="float" table:style-name="ce1" office:value="0.064532308253">
            <text:p>0.0645323</text:p>
          </table:table-cell>
          <table:table-cell table:number-columns-repeated="16381"/>
        </table:table-row>
        <table:table-row table:style-name="ro1">
          <table:table-cell office:value-type="float" table:style-name="ce1" office:value="273.8">
            <text:p>273.8</text:p>
          </table:table-cell>
          <table:table-cell office:value-type="float" table:style-name="ce1" office:value="-0.997801468292">
            <text:p>-0.997801</text:p>
          </table:table-cell>
          <table:table-cell office:value-type="float" table:style-name="ce1" office:value="0.0662739004">
            <text:p>0.0662739</text:p>
          </table:table-cell>
          <table:table-cell table:number-columns-repeated="16381"/>
        </table:table-row>
        <table:table-row table:style-name="ro1">
          <table:table-cell office:value-type="float" table:style-name="ce1" office:value="273.9">
            <text:p>273.9</text:p>
          </table:table-cell>
          <table:table-cell office:value-type="float" table:style-name="ce1" office:value="-0.997684278836">
            <text:p>-0.997684</text:p>
          </table:table-cell>
          <table:table-cell office:value-type="float" table:style-name="ce1" office:value="0.0680152906652">
            <text:p>0.0680153</text:p>
          </table:table-cell>
          <table:table-cell table:number-columns-repeated="16381"/>
        </table:table-row>
        <table:table-row table:style-name="ro1">
          <table:table-cell office:value-type="float" table:style-name="ce1" office:value="274.0">
            <text:p>274</text:p>
          </table:table-cell>
          <table:table-cell office:value-type="float" table:style-name="ce1" office:value="-0.99756405026">
            <text:p>-0.997564</text:p>
          </table:table-cell>
          <table:table-cell office:value-type="float" table:style-name="ce1" office:value="0.0697564737441">
            <text:p>0.0697565</text:p>
          </table:table-cell>
          <table:table-cell table:number-columns-repeated="16381"/>
        </table:table-row>
        <table:table-row table:style-name="ro1">
          <table:table-cell office:value-type="float" table:style-name="ce1" office:value="274.1">
            <text:p>274.1</text:p>
          </table:table-cell>
          <table:table-cell office:value-type="float" table:style-name="ce1" office:value="-0.997440782931">
            <text:p>-0.997441</text:p>
          </table:table-cell>
          <table:table-cell office:value-type="float" table:style-name="ce1" office:value="0.0714974443327">
            <text:p>0.0714974</text:p>
          </table:table-cell>
          <table:table-cell table:number-columns-repeated="16381"/>
        </table:table-row>
        <table:table-row table:style-name="ro1">
          <table:table-cell office:value-type="float" table:style-name="ce1" office:value="274.2">
            <text:p>274.2</text:p>
          </table:table-cell>
          <table:table-cell office:value-type="float" table:style-name="ce1" office:value="-0.997314477224">
            <text:p>-0.997314</text:p>
          </table:table-cell>
          <table:table-cell office:value-type="float" table:style-name="ce1" office:value="0.0732381971276">
            <text:p>0.0732382</text:p>
          </table:table-cell>
          <table:table-cell table:number-columns-repeated="16381"/>
        </table:table-row>
        <table:table-row table:style-name="ro1">
          <table:table-cell office:value-type="float" table:style-name="ce1" office:value="274.3">
            <text:p>274.3</text:p>
          </table:table-cell>
          <table:table-cell office:value-type="float" table:style-name="ce1" office:value="-0.997185133525">
            <text:p>-0.997185</text:p>
          </table:table-cell>
          <table:table-cell office:value-type="float" table:style-name="ce1" office:value="0.0749787268263">
            <text:p>0.0749787</text:p>
          </table:table-cell>
          <table:table-cell table:number-columns-repeated="16381"/>
        </table:table-row>
        <table:table-row table:style-name="ro1">
          <table:table-cell office:value-type="float" table:style-name="ce1" office:value="274.4">
            <text:p>274.4</text:p>
          </table:table-cell>
          <table:table-cell office:value-type="float" table:style-name="ce1" office:value="-0.997052752227">
            <text:p>-0.997053</text:p>
          </table:table-cell>
          <table:table-cell office:value-type="float" table:style-name="ce1" office:value="0.0767190281268">
            <text:p>0.076719</text:p>
          </table:table-cell>
          <table:table-cell table:number-columns-repeated="16381"/>
        </table:table-row>
        <table:table-row table:style-name="ro1">
          <table:table-cell office:value-type="float" table:style-name="ce1" office:value="274.5">
            <text:p>274.5</text:p>
          </table:table-cell>
          <table:table-cell office:value-type="float" table:style-name="ce1" office:value="-0.996917333733">
            <text:p>-0.996917</text:p>
          </table:table-cell>
          <table:table-cell office:value-type="float" table:style-name="ce1" office:value="0.0784590957278">
            <text:p>0.0784591</text:p>
          </table:table-cell>
          <table:table-cell table:number-columns-repeated="16381"/>
        </table:table-row>
        <table:table-row table:style-name="ro1">
          <table:table-cell office:value-type="float" table:style-name="ce1" office:value="274.6">
            <text:p>274.6</text:p>
          </table:table-cell>
          <table:table-cell office:value-type="float" table:style-name="ce1" office:value="-0.996778878456">
            <text:p>-0.996779</text:p>
          </table:table-cell>
          <table:table-cell office:value-type="float" table:style-name="ce1" office:value="0.0801989243289">
            <text:p>0.0801989</text:p>
          </table:table-cell>
          <table:table-cell table:number-columns-repeated="16381"/>
        </table:table-row>
        <table:table-row table:style-name="ro1">
          <table:table-cell office:value-type="float" table:style-name="ce1" office:value="274.7">
            <text:p>274.7</text:p>
          </table:table-cell>
          <table:table-cell office:value-type="float" table:style-name="ce1" office:value="-0.996637386818">
            <text:p>-0.996637</text:p>
          </table:table-cell>
          <table:table-cell office:value-type="float" table:style-name="ce1" office:value="0.08193850863">
            <text:p>0.0819385</text:p>
          </table:table-cell>
          <table:table-cell table:number-columns-repeated="16381"/>
        </table:table-row>
        <table:table-row table:style-name="ro1">
          <table:table-cell office:value-type="float" table:style-name="ce1" office:value="274.8">
            <text:p>274.8</text:p>
          </table:table-cell>
          <table:table-cell office:value-type="float" table:style-name="ce1" office:value="-0.99649285925">
            <text:p>-0.996493</text:p>
          </table:table-cell>
          <table:table-cell office:value-type="float" table:style-name="ce1" office:value="0.0836778433323">
            <text:p>0.0836778</text:p>
          </table:table-cell>
          <table:table-cell table:number-columns-repeated="16381"/>
        </table:table-row>
        <table:table-row table:style-name="ro1">
          <table:table-cell office:value-type="float" table:style-name="ce1" office:value="274.9">
            <text:p>274.9</text:p>
          </table:table-cell>
          <table:table-cell office:value-type="float" table:style-name="ce1" office:value="-0.996345296191">
            <text:p>-0.996345</text:p>
          </table:table-cell>
          <table:table-cell office:value-type="float" table:style-name="ce1" office:value="0.0854169231374">
            <text:p>0.0854169</text:p>
          </table:table-cell>
          <table:table-cell table:number-columns-repeated="16381"/>
        </table:table-row>
        <table:table-row table:style-name="ro1">
          <table:table-cell office:value-type="float" table:style-name="ce1" office:value="275.0">
            <text:p>275</text:p>
          </table:table-cell>
          <table:table-cell office:value-type="float" table:style-name="ce1" office:value="-0.996194698092">
            <text:p>-0.996195</text:p>
          </table:table-cell>
          <table:table-cell office:value-type="float" table:style-name="ce1" office:value="0.0871557427477">
            <text:p>0.0871557</text:p>
          </table:table-cell>
          <table:table-cell table:number-columns-repeated="16381"/>
        </table:table-row>
        <table:table-row table:style-name="ro1">
          <table:table-cell office:value-type="float" table:style-name="ce1" office:value="275.1">
            <text:p>275.1</text:p>
          </table:table-cell>
          <table:table-cell office:value-type="float" table:style-name="ce1" office:value="-0.996041065411">
            <text:p>-0.996041</text:p>
          </table:table-cell>
          <table:table-cell office:value-type="float" table:style-name="ce1" office:value="0.0888942968664">
            <text:p>0.0888943</text:p>
          </table:table-cell>
          <table:table-cell table:number-columns-repeated="16381"/>
        </table:table-row>
        <table:table-row table:style-name="ro1">
          <table:table-cell office:value-type="float" table:style-name="ce1" office:value="275.2">
            <text:p>275.2</text:p>
          </table:table-cell>
          <table:table-cell office:value-type="float" table:style-name="ce1" office:value="-0.995884398616">
            <text:p>-0.995884</text:p>
          </table:table-cell>
          <table:table-cell office:value-type="float" table:style-name="ce1" office:value="0.0906325801978">
            <text:p>0.0906326</text:p>
          </table:table-cell>
          <table:table-cell table:number-columns-repeated="16381"/>
        </table:table-row>
        <table:table-row table:style-name="ro1">
          <table:table-cell office:value-type="float" table:style-name="ce1" office:value="275.3">
            <text:p>275.3</text:p>
          </table:table-cell>
          <table:table-cell office:value-type="float" table:style-name="ce1" office:value="-0.995724698185">
            <text:p>-0.995725</text:p>
          </table:table-cell>
          <table:table-cell office:value-type="float" table:style-name="ce1" office:value="0.0923705874466">
            <text:p>0.0923706</text:p>
          </table:table-cell>
          <table:table-cell table:number-columns-repeated="16381"/>
        </table:table-row>
        <table:table-row table:style-name="ro1">
          <table:table-cell office:value-type="float" table:style-name="ce1" office:value="275.4">
            <text:p>275.4</text:p>
          </table:table-cell>
          <table:table-cell office:value-type="float" table:style-name="ce1" office:value="-0.995561964603">
            <text:p>-0.995562</text:p>
          </table:table-cell>
          <table:table-cell office:value-type="float" table:style-name="ce1" office:value="0.0941083133185">
            <text:p>0.0941083</text:p>
          </table:table-cell>
          <table:table-cell table:number-columns-repeated="16381"/>
        </table:table-row>
        <table:table-row table:style-name="ro1">
          <table:table-cell office:value-type="float" table:style-name="ce1" office:value="275.5">
            <text:p>275.5</text:p>
          </table:table-cell>
          <table:table-cell office:value-type="float" table:style-name="ce1" office:value="-0.995396198367">
            <text:p>-0.995396</text:p>
          </table:table-cell>
          <table:table-cell office:value-type="float" table:style-name="ce1" office:value="0.0958457525202">
            <text:p>0.0958458</text:p>
          </table:table-cell>
          <table:table-cell table:number-columns-repeated="16381"/>
        </table:table-row>
        <table:table-row table:style-name="ro1">
          <table:table-cell office:value-type="float" table:style-name="ce1" office:value="275.6">
            <text:p>275.6</text:p>
          </table:table-cell>
          <table:table-cell office:value-type="float" table:style-name="ce1" office:value="-0.995227399982">
            <text:p>-0.995227</text:p>
          </table:table-cell>
          <table:table-cell office:value-type="float" table:style-name="ce1" office:value="0.0975828997591">
            <text:p>0.0975829</text:p>
          </table:table-cell>
          <table:table-cell table:number-columns-repeated="16381"/>
        </table:table-row>
        <table:table-row table:style-name="ro1">
          <table:table-cell office:value-type="float" table:style-name="ce1" office:value="275.7">
            <text:p>275.7</text:p>
          </table:table-cell>
          <table:table-cell office:value-type="float" table:style-name="ce1" office:value="-0.995055569961">
            <text:p>-0.995056</text:p>
          </table:table-cell>
          <table:table-cell office:value-type="float" table:style-name="ce1" office:value="0.0993197497436">
            <text:p>0.0993197</text:p>
          </table:table-cell>
          <table:table-cell table:number-columns-repeated="16381"/>
        </table:table-row>
        <table:table-row table:style-name="ro1">
          <table:table-cell office:value-type="float" table:style-name="ce1" office:value="275.8">
            <text:p>275.8</text:p>
          </table:table-cell>
          <table:table-cell office:value-type="float" table:style-name="ce1" office:value="-0.994880708829">
            <text:p>-0.994881</text:p>
          </table:table-cell>
          <table:table-cell office:value-type="float" table:style-name="ce1" office:value="0.101056297183">
            <text:p>0.101056</text:p>
          </table:table-cell>
          <table:table-cell table:number-columns-repeated="16381"/>
        </table:table-row>
        <table:table-row table:style-name="ro1">
          <table:table-cell office:value-type="float" table:style-name="ce1" office:value="275.9">
            <text:p>275.9</text:p>
          </table:table-cell>
          <table:table-cell office:value-type="float" table:style-name="ce1" office:value="-0.994702817117">
            <text:p>-0.994703</text:p>
          </table:table-cell>
          <table:table-cell office:value-type="float" table:style-name="ce1" office:value="0.102792536787">
            <text:p>0.102793</text:p>
          </table:table-cell>
          <table:table-cell table:number-columns-repeated="16381"/>
        </table:table-row>
        <table:table-row table:style-name="ro1">
          <table:table-cell office:value-type="float" table:style-name="ce1" office:value="276.0">
            <text:p>276</text:p>
          </table:table-cell>
          <table:table-cell office:value-type="float" table:style-name="ce1" office:value="-0.994521895368">
            <text:p>-0.994522</text:p>
          </table:table-cell>
          <table:table-cell office:value-type="float" table:style-name="ce1" office:value="0.104528463268">
            <text:p>0.1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276.1">
            <text:p>276.1</text:p>
          </table:table-cell>
          <table:table-cell office:value-type="float" table:style-name="ce1" office:value="-0.994337944133">
            <text:p>-0.994338</text:p>
          </table:table-cell>
          <table:table-cell office:value-type="float" table:style-name="ce1" office:value="0.106264071336">
            <text:p>0.106264</text:p>
          </table:table-cell>
          <table:table-cell table:number-columns-repeated="16381"/>
        </table:table-row>
        <table:table-row table:style-name="ro1">
          <table:table-cell office:value-type="float" table:style-name="ce1" office:value="276.2">
            <text:p>276.2</text:p>
          </table:table-cell>
          <table:table-cell office:value-type="float" table:style-name="ce1" office:value="-0.994150963972">
            <text:p>-0.994151</text:p>
          </table:table-cell>
          <table:table-cell office:value-type="float" table:style-name="ce1" office:value="0.107999355706">
            <text:p>0.107999</text:p>
          </table:table-cell>
          <table:table-cell table:number-columns-repeated="16381"/>
        </table:table-row>
        <table:table-row table:style-name="ro1">
          <table:table-cell office:value-type="float" table:style-name="ce1" office:value="276.3">
            <text:p>276.3</text:p>
          </table:table-cell>
          <table:table-cell office:value-type="float" table:style-name="ce1" office:value="-0.993960955455">
            <text:p>-0.993961</text:p>
          </table:table-cell>
          <table:table-cell office:value-type="float" table:style-name="ce1" office:value="0.109734311091">
            <text:p>0.109734</text:p>
          </table:table-cell>
          <table:table-cell table:number-columns-repeated="16381"/>
        </table:table-row>
        <table:table-row table:style-name="ro1">
          <table:table-cell office:value-type="float" table:style-name="ce1" office:value="276.4">
            <text:p>276.4</text:p>
          </table:table-cell>
          <table:table-cell office:value-type="float" table:style-name="ce1" office:value="-0.993767919161">
            <text:p>-0.993768</text:p>
          </table:table-cell>
          <table:table-cell office:value-type="float" table:style-name="ce1" office:value="0.111468932206">
            <text:p>0.111469</text:p>
          </table:table-cell>
          <table:table-cell table:number-columns-repeated="16381"/>
        </table:table-row>
        <table:table-row table:style-name="ro1">
          <table:table-cell office:value-type="float" table:style-name="ce1" office:value="276.5">
            <text:p>276.5</text:p>
          </table:table-cell>
          <table:table-cell office:value-type="float" table:style-name="ce1" office:value="-0.993571855677">
            <text:p>-0.993572</text:p>
          </table:table-cell>
          <table:table-cell office:value-type="float" table:style-name="ce1" office:value="0.113203213768">
            <text:p>0.113203</text:p>
          </table:table-cell>
          <table:table-cell table:number-columns-repeated="16381"/>
        </table:table-row>
        <table:table-row table:style-name="ro1">
          <table:table-cell office:value-type="float" table:style-name="ce1" office:value="276.6">
            <text:p>276.6</text:p>
          </table:table-cell>
          <table:table-cell office:value-type="float" table:style-name="ce1" office:value="-0.9933727656">
            <text:p>-0.993373</text:p>
          </table:table-cell>
          <table:table-cell office:value-type="float" table:style-name="ce1" office:value="0.114937150493">
            <text:p>0.114937</text:p>
          </table:table-cell>
          <table:table-cell table:number-columns-repeated="16381"/>
        </table:table-row>
        <table:table-row table:style-name="ro1">
          <table:table-cell office:value-type="float" table:style-name="ce1" office:value="276.7">
            <text:p>276.7</text:p>
          </table:table-cell>
          <table:table-cell office:value-type="float" table:style-name="ce1" office:value="-0.993170649538">
            <text:p>-0.993171</text:p>
          </table:table-cell>
          <table:table-cell office:value-type="float" table:style-name="ce1" office:value="0.116670737099">
            <text:p>0.116671</text:p>
          </table:table-cell>
          <table:table-cell table:number-columns-repeated="16381"/>
        </table:table-row>
        <table:table-row table:style-name="ro1">
          <table:table-cell office:value-type="float" table:style-name="ce1" office:value="276.8">
            <text:p>276.8</text:p>
          </table:table-cell>
          <table:table-cell office:value-type="float" table:style-name="ce1" office:value="-0.992965508107">
            <text:p>-0.992966</text:p>
          </table:table-cell>
          <table:table-cell office:value-type="float" table:style-name="ce1" office:value="0.118403968307">
            <text:p>0.118404</text:p>
          </table:table-cell>
          <table:table-cell table:number-columns-repeated="16381"/>
        </table:table-row>
        <table:table-row table:style-name="ro1">
          <table:table-cell office:value-type="float" table:style-name="ce1" office:value="276.9">
            <text:p>276.9</text:p>
          </table:table-cell>
          <table:table-cell office:value-type="float" table:style-name="ce1" office:value="-0.992757341929">
            <text:p>-0.992757</text:p>
          </table:table-cell>
          <table:table-cell office:value-type="float" table:style-name="ce1" office:value="0.120136838835">
            <text:p>0.120137</text:p>
          </table:table-cell>
          <table:table-cell table:number-columns-repeated="16381"/>
        </table:table-row>
        <table:table-row table:style-name="ro1">
          <table:table-cell office:value-type="float" table:style-name="ce1" office:value="277.0">
            <text:p>277</text:p>
          </table:table-cell>
          <table:table-cell office:value-type="float" table:style-name="ce1" office:value="-0.992546151641">
            <text:p>-0.992546</text:p>
          </table:table-cell>
          <table:table-cell office:value-type="float" table:style-name="ce1" office:value="0.121869343405">
            <text:p>0.121869</text:p>
          </table:table-cell>
          <table:table-cell table:number-columns-repeated="16381"/>
        </table:table-row>
        <table:table-row table:style-name="ro1">
          <table:table-cell office:value-type="float" table:style-name="ce1" office:value="277.1">
            <text:p>277.1</text:p>
          </table:table-cell>
          <table:table-cell office:value-type="float" table:style-name="ce1" office:value="-0.992331937885">
            <text:p>-0.992332</text:p>
          </table:table-cell>
          <table:table-cell office:value-type="float" table:style-name="ce1" office:value="0.12360147674">
            <text:p>0.123601</text:p>
          </table:table-cell>
          <table:table-cell table:number-columns-repeated="16381"/>
        </table:table-row>
        <table:table-row table:style-name="ro1">
          <table:table-cell office:value-type="float" table:style-name="ce1" office:value="277.2">
            <text:p>277.2</text:p>
          </table:table-cell>
          <table:table-cell office:value-type="float" table:style-name="ce1" office:value="-0.992114701314">
            <text:p>-0.992115</text:p>
          </table:table-cell>
          <table:table-cell office:value-type="float" table:style-name="ce1" office:value="0.125333233564">
            <text:p>0.125333</text:p>
          </table:table-cell>
          <table:table-cell table:number-columns-repeated="16381"/>
        </table:table-row>
        <table:table-row table:style-name="ro1">
          <table:table-cell office:value-type="float" table:style-name="ce1" office:value="277.3">
            <text:p>277.3</text:p>
          </table:table-cell>
          <table:table-cell office:value-type="float" table:style-name="ce1" office:value="-0.99189444259">
            <text:p>-0.991894</text:p>
          </table:table-cell>
          <table:table-cell office:value-type="float" table:style-name="ce1" office:value="0.127064608601">
            <text:p>0.127065</text:p>
          </table:table-cell>
          <table:table-cell table:number-columns-repeated="16381"/>
        </table:table-row>
        <table:table-row table:style-name="ro1">
          <table:table-cell office:value-type="float" table:style-name="ce1" office:value="277.4">
            <text:p>277.4</text:p>
          </table:table-cell>
          <table:table-cell office:value-type="float" table:style-name="ce1" office:value="-0.991671162383">
            <text:p>-0.991671</text:p>
          </table:table-cell>
          <table:table-cell office:value-type="float" table:style-name="ce1" office:value="0.128795596578">
            <text:p>0.128796</text:p>
          </table:table-cell>
          <table:table-cell table:number-columns-repeated="16381"/>
        </table:table-row>
        <table:table-row table:style-name="ro1">
          <table:table-cell office:value-type="float" table:style-name="ce1" office:value="277.5">
            <text:p>277.5</text:p>
          </table:table-cell>
          <table:table-cell office:value-type="float" table:style-name="ce1" office:value="-0.991444861374">
            <text:p>-0.991445</text:p>
          </table:table-cell>
          <table:table-cell office:value-type="float" table:style-name="ce1" office:value="0.13052619222">
            <text:p>0.130526</text:p>
          </table:table-cell>
          <table:table-cell table:number-columns-repeated="16381"/>
        </table:table-row>
        <table:table-row table:style-name="ro1">
          <table:table-cell office:value-type="float" table:style-name="ce1" office:value="277.6">
            <text:p>277.6</text:p>
          </table:table-cell>
          <table:table-cell office:value-type="float" table:style-name="ce1" office:value="-0.991215540252">
            <text:p>-0.991216</text:p>
          </table:table-cell>
          <table:table-cell office:value-type="float" table:style-name="ce1" office:value="0.132256390257">
            <text:p>0.132256</text:p>
          </table:table-cell>
          <table:table-cell table:number-columns-repeated="16381"/>
        </table:table-row>
        <table:table-row table:style-name="ro1">
          <table:table-cell office:value-type="float" table:style-name="ce1" office:value="277.7">
            <text:p>277.7</text:p>
          </table:table-cell>
          <table:table-cell office:value-type="float" table:style-name="ce1" office:value="-0.990983199715">
            <text:p>-0.990983</text:p>
          </table:table-cell>
          <table:table-cell office:value-type="float" table:style-name="ce1" office:value="0.133986185418">
            <text:p>0.133986</text:p>
          </table:table-cell>
          <table:table-cell table:number-columns-repeated="16381"/>
        </table:table-row>
        <table:table-row table:style-name="ro1">
          <table:table-cell office:value-type="float" table:style-name="ce1" office:value="277.8">
            <text:p>277.8</text:p>
          </table:table-cell>
          <table:table-cell office:value-type="float" table:style-name="ce1" office:value="-0.990747840471">
            <text:p>-0.990748</text:p>
          </table:table-cell>
          <table:table-cell office:value-type="float" table:style-name="ce1" office:value="0.135715572434">
            <text:p>0.135716</text:p>
          </table:table-cell>
          <table:table-cell table:number-columns-repeated="16381"/>
        </table:table-row>
        <table:table-row table:style-name="ro1">
          <table:table-cell office:value-type="float" table:style-name="ce1" office:value="277.9">
            <text:p>277.9</text:p>
          </table:table-cell>
          <table:table-cell office:value-type="float" table:style-name="ce1" office:value="-0.990509463238">
            <text:p>-0.990509</text:p>
          </table:table-cell>
          <table:table-cell office:value-type="float" table:style-name="ce1" office:value="0.137444546037">
            <text:p>0.137445</text:p>
          </table:table-cell>
          <table:table-cell table:number-columns-repeated="16381"/>
        </table:table-row>
        <table:table-row table:style-name="ro1">
          <table:table-cell office:value-type="float" table:style-name="ce1" office:value="278.0">
            <text:p>278</text:p>
          </table:table-cell>
          <table:table-cell office:value-type="float" table:style-name="ce1" office:value="-0.990268068742">
            <text:p>-0.990268</text:p>
          </table:table-cell>
          <table:table-cell office:value-type="float" table:style-name="ce1" office:value="0.13917310096">
            <text:p>0.139173</text:p>
          </table:table-cell>
          <table:table-cell table:number-columns-repeated="16381"/>
        </table:table-row>
        <table:table-row table:style-name="ro1">
          <table:table-cell office:value-type="float" table:style-name="ce1" office:value="278.1">
            <text:p>278.1</text:p>
          </table:table-cell>
          <table:table-cell office:value-type="float" table:style-name="ce1" office:value="-0.990023657717">
            <text:p>-0.990024</text:p>
          </table:table-cell>
          <table:table-cell office:value-type="float" table:style-name="ce1" office:value="0.140901231938">
            <text:p>0.140901</text:p>
          </table:table-cell>
          <table:table-cell table:number-columns-repeated="16381"/>
        </table:table-row>
        <table:table-row table:style-name="ro1">
          <table:table-cell office:value-type="float" table:style-name="ce1" office:value="278.2">
            <text:p>278.2</text:p>
          </table:table-cell>
          <table:table-cell office:value-type="float" table:style-name="ce1" office:value="-0.989776230908">
            <text:p>-0.989776</text:p>
          </table:table-cell>
          <table:table-cell office:value-type="float" table:style-name="ce1" office:value="0.142628933706">
            <text:p>0.142629</text:p>
          </table:table-cell>
          <table:table-cell table:number-columns-repeated="16381"/>
        </table:table-row>
        <table:table-row table:style-name="ro1">
          <table:table-cell office:value-type="float" table:style-name="ce1" office:value="278.3">
            <text:p>278.3</text:p>
          </table:table-cell>
          <table:table-cell office:value-type="float" table:style-name="ce1" office:value="-0.989525789069">
            <text:p>-0.989526</text:p>
          </table:table-cell>
          <table:table-cell office:value-type="float" table:style-name="ce1" office:value="0.144356201001">
            <text:p>0.144356</text:p>
          </table:table-cell>
          <table:table-cell table:number-columns-repeated="16381"/>
        </table:table-row>
        <table:table-row table:style-name="ro1">
          <table:table-cell office:value-type="float" table:style-name="ce1" office:value="278.4">
            <text:p>278.4</text:p>
          </table:table-cell>
          <table:table-cell office:value-type="float" table:style-name="ce1" office:value="-0.989272332963">
            <text:p>-0.989272</text:p>
          </table:table-cell>
          <table:table-cell office:value-type="float" table:style-name="ce1" office:value="0.146083028562">
            <text:p>0.146083</text:p>
          </table:table-cell>
          <table:table-cell table:number-columns-repeated="16381"/>
        </table:table-row>
        <table:table-row table:style-name="ro1">
          <table:table-cell office:value-type="float" table:style-name="ce1" office:value="278.5">
            <text:p>278.5</text:p>
          </table:table-cell>
          <table:table-cell office:value-type="float" table:style-name="ce1" office:value="-0.989015863362">
            <text:p>-0.989016</text:p>
          </table:table-cell>
          <table:table-cell office:value-type="float" table:style-name="ce1" office:value="0.14780941113">
            <text:p>0.147809</text:p>
          </table:table-cell>
          <table:table-cell table:number-columns-repeated="16381"/>
        </table:table-row>
        <table:table-row table:style-name="ro1">
          <table:table-cell office:value-type="float" table:style-name="ce1" office:value="278.6">
            <text:p>278.6</text:p>
          </table:table-cell>
          <table:table-cell office:value-type="float" table:style-name="ce1" office:value="-0.988756381047">
            <text:p>-0.988756</text:p>
          </table:table-cell>
          <table:table-cell office:value-type="float" table:style-name="ce1" office:value="0.149535343444">
            <text:p>0.149535</text:p>
          </table:table-cell>
          <table:table-cell table:number-columns-repeated="16381"/>
        </table:table-row>
        <table:table-row table:style-name="ro1">
          <table:table-cell office:value-type="float" table:style-name="ce1" office:value="278.7">
            <text:p>278.7</text:p>
          </table:table-cell>
          <table:table-cell office:value-type="float" table:style-name="ce1" office:value="-0.988493886809">
            <text:p>-0.988494</text:p>
          </table:table-cell>
          <table:table-cell office:value-type="float" table:style-name="ce1" office:value="0.151260820247">
            <text:p>0.151261</text:p>
          </table:table-cell>
          <table:table-cell table:number-columns-repeated="16381"/>
        </table:table-row>
        <table:table-row table:style-name="ro1">
          <table:table-cell office:value-type="float" table:style-name="ce1" office:value="278.8">
            <text:p>278.8</text:p>
          </table:table-cell>
          <table:table-cell office:value-type="float" table:style-name="ce1" office:value="-0.988228381447">
            <text:p>-0.988228</text:p>
          </table:table-cell>
          <table:table-cell office:value-type="float" table:style-name="ce1" office:value="0.152985836284">
            <text:p>0.152986</text:p>
          </table:table-cell>
          <table:table-cell table:number-columns-repeated="16381"/>
        </table:table-row>
        <table:table-row table:style-name="ro1">
          <table:table-cell office:value-type="float" table:style-name="ce1" office:value="278.9">
            <text:p>278.9</text:p>
          </table:table-cell>
          <table:table-cell office:value-type="float" table:style-name="ce1" office:value="-0.987959865769">
            <text:p>-0.98796</text:p>
          </table:table-cell>
          <table:table-cell office:value-type="float" table:style-name="ce1" office:value="0.154710386299">
            <text:p>0.15471</text:p>
          </table:table-cell>
          <table:table-cell table:number-columns-repeated="16381"/>
        </table:table-row>
        <table:table-row table:style-name="ro1">
          <table:table-cell office:value-type="float" table:style-name="ce1" office:value="279.0">
            <text:p>279</text:p>
          </table:table-cell>
          <table:table-cell office:value-type="float" table:style-name="ce1" office:value="-0.987688340595">
            <text:p>-0.987688</text:p>
          </table:table-cell>
          <table:table-cell office:value-type="float" table:style-name="ce1" office:value="0.15643446504">
            <text:p>0.156434</text:p>
          </table:table-cell>
          <table:table-cell table:number-columns-repeated="16381"/>
        </table:table-row>
        <table:table-row table:style-name="ro1">
          <table:table-cell office:value-type="float" table:style-name="ce1" office:value="279.1">
            <text:p>279.1</text:p>
          </table:table-cell>
          <table:table-cell office:value-type="float" table:style-name="ce1" office:value="-0.987413806751">
            <text:p>-0.987414</text:p>
          </table:table-cell>
          <table:table-cell office:value-type="float" table:style-name="ce1" office:value="0.158158067254">
            <text:p>0.158158</text:p>
          </table:table-cell>
          <table:table-cell table:number-columns-repeated="16381"/>
        </table:table-row>
        <table:table-row table:style-name="ro1">
          <table:table-cell office:value-type="float" table:style-name="ce1" office:value="279.2">
            <text:p>279.2</text:p>
          </table:table-cell>
          <table:table-cell office:value-type="float" table:style-name="ce1" office:value="-0.987136265073">
            <text:p>-0.987136</text:p>
          </table:table-cell>
          <table:table-cell office:value-type="float" table:style-name="ce1" office:value="0.159881187692">
            <text:p>0.159881</text:p>
          </table:table-cell>
          <table:table-cell table:number-columns-repeated="16381"/>
        </table:table-row>
        <table:table-row table:style-name="ro1">
          <table:table-cell office:value-type="float" table:style-name="ce1" office:value="279.3">
            <text:p>279.3</text:p>
          </table:table-cell>
          <table:table-cell office:value-type="float" table:style-name="ce1" office:value="-0.986855716407">
            <text:p>-0.986856</text:p>
          </table:table-cell>
          <table:table-cell office:value-type="float" table:style-name="ce1" office:value="0.161603821103">
            <text:p>0.161604</text:p>
          </table:table-cell>
          <table:table-cell table:number-columns-repeated="16381"/>
        </table:table-row>
        <table:table-row table:style-name="ro1">
          <table:table-cell office:value-type="float" table:style-name="ce1" office:value="279.4">
            <text:p>279.4</text:p>
          </table:table-cell>
          <table:table-cell office:value-type="float" table:style-name="ce1" office:value="-0.986572161607">
            <text:p>-0.986572</text:p>
          </table:table-cell>
          <table:table-cell office:value-type="float" table:style-name="ce1" office:value="0.163325962242">
            <text:p>0.163326</text:p>
          </table:table-cell>
          <table:table-cell table:number-columns-repeated="16381"/>
        </table:table-row>
        <table:table-row table:style-name="ro1">
          <table:table-cell office:value-type="float" table:style-name="ce1" office:value="279.5">
            <text:p>279.5</text:p>
          </table:table-cell>
          <table:table-cell office:value-type="float" table:style-name="ce1" office:value="-0.986285601537">
            <text:p>-0.986286</text:p>
          </table:table-cell>
          <table:table-cell office:value-type="float" table:style-name="ce1" office:value="0.165047605861">
            <text:p>0.165048</text:p>
          </table:table-cell>
          <table:table-cell table:number-columns-repeated="16381"/>
        </table:table-row>
        <table:table-row table:style-name="ro1">
          <table:table-cell office:value-type="float" table:style-name="ce1" office:value="279.6">
            <text:p>279.6</text:p>
          </table:table-cell>
          <table:table-cell office:value-type="float" table:style-name="ce1" office:value="-0.985996037071">
            <text:p>-0.985996</text:p>
          </table:table-cell>
          <table:table-cell office:value-type="float" table:style-name="ce1" office:value="0.166768746716">
            <text:p>0.166769</text:p>
          </table:table-cell>
          <table:table-cell table:number-columns-repeated="16381"/>
        </table:table-row>
        <table:table-row table:style-name="ro1">
          <table:table-cell office:value-type="float" table:style-name="ce1" office:value="279.7">
            <text:p>279.7</text:p>
          </table:table-cell>
          <table:table-cell office:value-type="float" table:style-name="ce1" office:value="-0.985703469089">
            <text:p>-0.985703</text:p>
          </table:table-cell>
          <table:table-cell office:value-type="float" table:style-name="ce1" office:value="0.168489379565">
            <text:p>0.168489</text:p>
          </table:table-cell>
          <table:table-cell table:number-columns-repeated="16381"/>
        </table:table-row>
        <table:table-row table:style-name="ro1">
          <table:table-cell office:value-type="float" table:style-name="ce1" office:value="279.8">
            <text:p>279.8</text:p>
          </table:table-cell>
          <table:table-cell office:value-type="float" table:style-name="ce1" office:value="-0.985407898483">
            <text:p>-0.985408</text:p>
          </table:table-cell>
          <table:table-cell office:value-type="float" table:style-name="ce1" office:value="0.170209499166">
            <text:p>0.170209</text:p>
          </table:table-cell>
          <table:table-cell table:number-columns-repeated="16381"/>
        </table:table-row>
        <table:table-row table:style-name="ro1">
          <table:table-cell office:value-type="float" table:style-name="ce1" office:value="279.9">
            <text:p>279.9</text:p>
          </table:table-cell>
          <table:table-cell office:value-type="float" table:style-name="ce1" office:value="-0.985109326155">
            <text:p>-0.985109</text:p>
          </table:table-cell>
          <table:table-cell office:value-type="float" table:style-name="ce1" office:value="0.171929100279">
            <text:p>0.171929</text:p>
          </table:table-cell>
          <table:table-cell table:number-columns-repeated="16381"/>
        </table:table-row>
        <table:table-row table:style-name="ro1">
          <table:table-cell office:value-type="float" table:style-name="ce1" office:value="280.0">
            <text:p>280</text:p>
          </table:table-cell>
          <table:table-cell office:value-type="float" table:style-name="ce1" office:value="-0.984807753012">
            <text:p>-0.984808</text:p>
          </table:table-cell>
          <table:table-cell office:value-type="float" table:style-name="ce1" office:value="0.173648177667">
            <text:p>0.173648</text:p>
          </table:table-cell>
          <table:table-cell table:number-columns-repeated="16381"/>
        </table:table-row>
        <table:table-row table:style-name="ro1">
          <table:table-cell office:value-type="float" table:style-name="ce1" office:value="280.1">
            <text:p>280.1</text:p>
          </table:table-cell>
          <table:table-cell office:value-type="float" table:style-name="ce1" office:value="-0.984503179974">
            <text:p>-0.984503</text:p>
          </table:table-cell>
          <table:table-cell office:value-type="float" table:style-name="ce1" office:value="0.175366726092">
            <text:p>0.175367</text:p>
          </table:table-cell>
          <table:table-cell table:number-columns-repeated="16381"/>
        </table:table-row>
        <table:table-row table:style-name="ro1">
          <table:table-cell office:value-type="float" table:style-name="ce1" office:value="280.2">
            <text:p>280.2</text:p>
          </table:table-cell>
          <table:table-cell office:value-type="float" table:style-name="ce1" office:value="-0.984195607969">
            <text:p>-0.984196</text:p>
          </table:table-cell>
          <table:table-cell office:value-type="float" table:style-name="ce1" office:value="0.17708474032">
            <text:p>0.177085</text:p>
          </table:table-cell>
          <table:table-cell table:number-columns-repeated="16381"/>
        </table:table-row>
        <table:table-row table:style-name="ro1">
          <table:table-cell office:value-type="float" table:style-name="ce1" office:value="280.3">
            <text:p>280.3</text:p>
          </table:table-cell>
          <table:table-cell office:value-type="float" table:style-name="ce1" office:value="-0.983885037934">
            <text:p>-0.983885</text:p>
          </table:table-cell>
          <table:table-cell office:value-type="float" table:style-name="ce1" office:value="0.178802215116">
            <text:p>0.178802</text:p>
          </table:table-cell>
          <table:table-cell table:number-columns-repeated="16381"/>
        </table:table-row>
        <table:table-row table:style-name="ro1">
          <table:table-cell office:value-type="float" table:style-name="ce1" office:value="280.4">
            <text:p>280.4</text:p>
          </table:table-cell>
          <table:table-cell office:value-type="float" table:style-name="ce1" office:value="-0.983571470813">
            <text:p>-0.983571</text:p>
          </table:table-cell>
          <table:table-cell office:value-type="float" table:style-name="ce1" office:value="0.180519145251">
            <text:p>0.180519</text:p>
          </table:table-cell>
          <table:table-cell table:number-columns-repeated="16381"/>
        </table:table-row>
        <table:table-row table:style-name="ro1">
          <table:table-cell office:value-type="float" table:style-name="ce1" office:value="280.5">
            <text:p>280.5</text:p>
          </table:table-cell>
          <table:table-cell office:value-type="float" table:style-name="ce1" office:value="-0.983254907564">
            <text:p>-0.983255</text:p>
          </table:table-cell>
          <table:table-cell office:value-type="float" table:style-name="ce1" office:value="0.182235525492">
            <text:p>0.182236</text:p>
          </table:table-cell>
          <table:table-cell table:number-columns-repeated="16381"/>
        </table:table-row>
        <table:table-row table:style-name="ro1">
          <table:table-cell office:value-type="float" table:style-name="ce1" office:value="280.6">
            <text:p>280.6</text:p>
          </table:table-cell>
          <table:table-cell office:value-type="float" table:style-name="ce1" office:value="-0.98293534915">
            <text:p>-0.982935</text:p>
          </table:table-cell>
          <table:table-cell office:value-type="float" table:style-name="ce1" office:value="0.183951350613">
            <text:p>0.183951</text:p>
          </table:table-cell>
          <table:table-cell table:number-columns-repeated="16381"/>
        </table:table-row>
        <table:table-row table:style-name="ro1">
          <table:table-cell office:value-type="float" table:style-name="ce1" office:value="280.7">
            <text:p>280.7</text:p>
          </table:table-cell>
          <table:table-cell office:value-type="float" table:style-name="ce1" office:value="-0.982612796544">
            <text:p>-0.982613</text:p>
          </table:table-cell>
          <table:table-cell office:value-type="float" table:style-name="ce1" office:value="0.185666615386">
            <text:p>0.185667</text:p>
          </table:table-cell>
          <table:table-cell table:number-columns-repeated="16381"/>
        </table:table-row>
        <table:table-row table:style-name="ro1">
          <table:table-cell office:value-type="float" table:style-name="ce1" office:value="280.8">
            <text:p>280.8</text:p>
          </table:table-cell>
          <table:table-cell office:value-type="float" table:style-name="ce1" office:value="-0.982287250729">
            <text:p>-0.982287</text:p>
          </table:table-cell>
          <table:table-cell office:value-type="float" table:style-name="ce1" office:value="0.187381314586">
            <text:p>0.187381</text:p>
          </table:table-cell>
          <table:table-cell table:number-columns-repeated="16381"/>
        </table:table-row>
        <table:table-row table:style-name="ro1">
          <table:table-cell office:value-type="float" table:style-name="ce1" office:value="280.9">
            <text:p>280.9</text:p>
          </table:table-cell>
          <table:table-cell office:value-type="float" table:style-name="ce1" office:value="-0.981958712696">
            <text:p>-0.981959</text:p>
          </table:table-cell>
          <table:table-cell office:value-type="float" table:style-name="ce1" office:value="0.18909544299">
            <text:p>0.189095</text:p>
          </table:table-cell>
          <table:table-cell table:number-columns-repeated="16381"/>
        </table:table-row>
        <table:table-row table:style-name="ro1">
          <table:table-cell office:value-type="float" table:style-name="ce1" office:value="281.0">
            <text:p>281</text:p>
          </table:table-cell>
          <table:table-cell office:value-type="float" table:style-name="ce1" office:value="-0.981627183448">
            <text:p>-0.981627</text:p>
          </table:table-cell>
          <table:table-cell office:value-type="float" table:style-name="ce1" office:value="0.190808995377">
            <text:p>0.190809</text:p>
          </table:table-cell>
          <table:table-cell table:number-columns-repeated="16381"/>
        </table:table-row>
        <table:table-row table:style-name="ro1">
          <table:table-cell office:value-type="float" table:style-name="ce1" office:value="281.1">
            <text:p>281.1</text:p>
          </table:table-cell>
          <table:table-cell office:value-type="float" table:style-name="ce1" office:value="-0.981292663992">
            <text:p>-0.981293</text:p>
          </table:table-cell>
          <table:table-cell office:value-type="float" table:style-name="ce1" office:value="0.192521966526">
            <text:p>0.192522</text:p>
          </table:table-cell>
          <table:table-cell table:number-columns-repeated="16381"/>
        </table:table-row>
        <table:table-row table:style-name="ro1">
          <table:table-cell office:value-type="float" table:style-name="ce1" office:value="281.2">
            <text:p>281.2</text:p>
          </table:table-cell>
          <table:table-cell office:value-type="float" table:style-name="ce1" office:value="-0.980955155349">
            <text:p>-0.980955</text:p>
          </table:table-cell>
          <table:table-cell office:value-type="float" table:style-name="ce1" office:value="0.19423435122">
            <text:p>0.194234</text:p>
          </table:table-cell>
          <table:table-cell table:number-columns-repeated="16381"/>
        </table:table-row>
        <table:table-row table:style-name="ro1">
          <table:table-cell office:value-type="float" table:style-name="ce1" office:value="281.3">
            <text:p>281.3</text:p>
          </table:table-cell>
          <table:table-cell office:value-type="float" table:style-name="ce1" office:value="-0.980614658547">
            <text:p>-0.980615</text:p>
          </table:table-cell>
          <table:table-cell office:value-type="float" table:style-name="ce1" office:value="0.195946144243">
            <text:p>0.195946</text:p>
          </table:table-cell>
          <table:table-cell table:number-columns-repeated="16381"/>
        </table:table-row>
        <table:table-row table:style-name="ro1">
          <table:table-cell office:value-type="float" table:style-name="ce1" office:value="281.4">
            <text:p>281.4</text:p>
          </table:table-cell>
          <table:table-cell office:value-type="float" table:style-name="ce1" office:value="-0.980271174622">
            <text:p>-0.980271</text:p>
          </table:table-cell>
          <table:table-cell office:value-type="float" table:style-name="ce1" office:value="0.197657340379">
            <text:p>0.197657</text:p>
          </table:table-cell>
          <table:table-cell table:number-columns-repeated="16381"/>
        </table:table-row>
        <table:table-row table:style-name="ro1">
          <table:table-cell office:value-type="float" table:style-name="ce1" office:value="281.5">
            <text:p>281.5</text:p>
          </table:table-cell>
          <table:table-cell office:value-type="float" table:style-name="ce1" office:value="-0.979924704621">
            <text:p>-0.979925</text:p>
          </table:table-cell>
          <table:table-cell office:value-type="float" table:style-name="ce1" office:value="0.199367934417">
            <text:p>0.199368</text:p>
          </table:table-cell>
          <table:table-cell table:number-columns-repeated="16381"/>
        </table:table-row>
        <table:table-row table:style-name="ro1">
          <table:table-cell office:value-type="float" table:style-name="ce1" office:value="281.6">
            <text:p>281.6</text:p>
          </table:table-cell>
          <table:table-cell office:value-type="float" table:style-name="ce1" office:value="-0.979575249599">
            <text:p>-0.979575</text:p>
          </table:table-cell>
          <table:table-cell office:value-type="float" table:style-name="ce1" office:value="0.201077921146">
            <text:p>0.201078</text:p>
          </table:table-cell>
          <table:table-cell table:number-columns-repeated="16381"/>
        </table:table-row>
        <table:table-row table:style-name="ro1">
          <table:table-cell office:value-type="float" table:style-name="ce1" office:value="281.7">
            <text:p>281.7</text:p>
          </table:table-cell>
          <table:table-cell office:value-type="float" table:style-name="ce1" office:value="-0.979222810622">
            <text:p>-0.979223</text:p>
          </table:table-cell>
          <table:table-cell office:value-type="float" table:style-name="ce1" office:value="0.202787295357">
            <text:p>0.202787</text:p>
          </table:table-cell>
          <table:table-cell table:number-columns-repeated="16381"/>
        </table:table-row>
        <table:table-row table:style-name="ro1">
          <table:table-cell office:value-type="float" table:style-name="ce1" office:value="281.8">
            <text:p>281.8</text:p>
          </table:table-cell>
          <table:table-cell office:value-type="float" table:style-name="ce1" office:value="-0.978867388762">
            <text:p>-0.978867</text:p>
          </table:table-cell>
          <table:table-cell office:value-type="float" table:style-name="ce1" office:value="0.204496051842">
            <text:p>0.204496</text:p>
          </table:table-cell>
          <table:table-cell table:number-columns-repeated="16381"/>
        </table:table-row>
        <table:table-row table:style-name="ro1">
          <table:table-cell office:value-type="float" table:style-name="ce1" office:value="281.9">
            <text:p>281.9</text:p>
          </table:table-cell>
          <table:table-cell office:value-type="float" table:style-name="ce1" office:value="-0.978508985102">
            <text:p>-0.978509</text:p>
          </table:table-cell>
          <table:table-cell office:value-type="float" table:style-name="ce1" office:value="0.206204185397">
            <text:p>0.206204</text:p>
          </table:table-cell>
          <table:table-cell table:number-columns-repeated="16381"/>
        </table:table-row>
        <table:table-row table:style-name="ro1">
          <table:table-cell office:value-type="float" table:style-name="ce1" office:value="282.0">
            <text:p>282</text:p>
          </table:table-cell>
          <table:table-cell office:value-type="float" table:style-name="ce1" office:value="-0.978147600734">
            <text:p>-0.978148</text:p>
          </table:table-cell>
          <table:table-cell office:value-type="float" table:style-name="ce1" office:value="0.207911690818">
            <text:p>0.207912</text:p>
          </table:table-cell>
          <table:table-cell table:number-columns-repeated="16381"/>
        </table:table-row>
        <table:table-row table:style-name="ro1">
          <table:table-cell office:value-type="float" table:style-name="ce1" office:value="282.1">
            <text:p>282.1</text:p>
          </table:table-cell>
          <table:table-cell office:value-type="float" table:style-name="ce1" office:value="-0.977783236759">
            <text:p>-0.977783</text:p>
          </table:table-cell>
          <table:table-cell office:value-type="float" table:style-name="ce1" office:value="0.209618562904">
            <text:p>0.209619</text:p>
          </table:table-cell>
          <table:table-cell table:number-columns-repeated="16381"/>
        </table:table-row>
        <table:table-row table:style-name="ro1">
          <table:table-cell office:value-type="float" table:style-name="ce1" office:value="282.2">
            <text:p>282.2</text:p>
          </table:table-cell>
          <table:table-cell office:value-type="float" table:style-name="ce1" office:value="-0.977415894286">
            <text:p>-0.977416</text:p>
          </table:table-cell>
          <table:table-cell office:value-type="float" table:style-name="ce1" office:value="0.211324796455">
            <text:p>0.211325</text:p>
          </table:table-cell>
          <table:table-cell table:number-columns-repeated="16381"/>
        </table:table-row>
        <table:table-row table:style-name="ro1">
          <table:table-cell office:value-type="float" table:style-name="ce1" office:value="282.3">
            <text:p>282.3</text:p>
          </table:table-cell>
          <table:table-cell office:value-type="float" table:style-name="ce1" office:value="-0.977045574435">
            <text:p>-0.977046</text:p>
          </table:table-cell>
          <table:table-cell office:value-type="float" table:style-name="ce1" office:value="0.213030386275">
            <text:p>0.21303</text:p>
          </table:table-cell>
          <table:table-cell table:number-columns-repeated="16381"/>
        </table:table-row>
        <table:table-row table:style-name="ro1">
          <table:table-cell office:value-type="float" table:style-name="ce1" office:value="282.4">
            <text:p>282.4</text:p>
          </table:table-cell>
          <table:table-cell office:value-type="float" table:style-name="ce1" office:value="-0.976672278334">
            <text:p>-0.976672</text:p>
          </table:table-cell>
          <table:table-cell office:value-type="float" table:style-name="ce1" office:value="0.214735327167">
            <text:p>0.214735</text:p>
          </table:table-cell>
          <table:table-cell table:number-columns-repeated="16381"/>
        </table:table-row>
        <table:table-row table:style-name="ro1">
          <table:table-cell office:value-type="float" table:style-name="ce1" office:value="282.5">
            <text:p>282.5</text:p>
          </table:table-cell>
          <table:table-cell office:value-type="float" table:style-name="ce1" office:value="-0.97629600712">
            <text:p>-0.976296</text:p>
          </table:table-cell>
          <table:table-cell office:value-type="float" table:style-name="ce1" office:value="0.216439613938">
            <text:p>0.21644</text:p>
          </table:table-cell>
          <table:table-cell table:number-columns-repeated="16381"/>
        </table:table-row>
        <table:table-row table:style-name="ro1">
          <table:table-cell office:value-type="float" table:style-name="ce1" office:value="282.6">
            <text:p>282.6</text:p>
          </table:table-cell>
          <table:table-cell office:value-type="float" table:style-name="ce1" office:value="-0.975916761939">
            <text:p>-0.975917</text:p>
          </table:table-cell>
          <table:table-cell office:value-type="float" table:style-name="ce1" office:value="0.218143241397">
            <text:p>0.218143</text:p>
          </table:table-cell>
          <table:table-cell table:number-columns-repeated="16381"/>
        </table:table-row>
        <table:table-row table:style-name="ro1">
          <table:table-cell office:value-type="float" table:style-name="ce1" office:value="282.7">
            <text:p>282.7</text:p>
          </table:table-cell>
          <table:table-cell office:value-type="float" table:style-name="ce1" office:value="-0.975534543946">
            <text:p>-0.975535</text:p>
          </table:table-cell>
          <table:table-cell office:value-type="float" table:style-name="ce1" office:value="0.219846204353">
            <text:p>0.219846</text:p>
          </table:table-cell>
          <table:table-cell table:number-columns-repeated="16381"/>
        </table:table-row>
        <table:table-row table:style-name="ro1">
          <table:table-cell office:value-type="float" table:style-name="ce1" office:value="282.8">
            <text:p>282.8</text:p>
          </table:table-cell>
          <table:table-cell office:value-type="float" table:style-name="ce1" office:value="-0.975149354306">
            <text:p>-0.975149</text:p>
          </table:table-cell>
          <table:table-cell office:value-type="float" table:style-name="ce1" office:value="0.221548497619">
            <text:p>0.221548</text:p>
          </table:table-cell>
          <table:table-cell table:number-columns-repeated="16381"/>
        </table:table-row>
        <table:table-row table:style-name="ro1">
          <table:table-cell office:value-type="float" table:style-name="ce1" office:value="282.9">
            <text:p>282.9</text:p>
          </table:table-cell>
          <table:table-cell office:value-type="float" table:style-name="ce1" office:value="-0.974761194191">
            <text:p>-0.974761</text:p>
          </table:table-cell>
          <table:table-cell office:value-type="float" table:style-name="ce1" office:value="0.223250116011">
            <text:p>0.22325</text:p>
          </table:table-cell>
          <table:table-cell table:number-columns-repeated="16381"/>
        </table:table-row>
        <table:table-row table:style-name="ro1">
          <table:table-cell office:value-type="float" table:style-name="ce1" office:value="283.0">
            <text:p>283</text:p>
          </table:table-cell>
          <table:table-cell office:value-type="float" table:style-name="ce1" office:value="-0.974370064785">
            <text:p>-0.97437</text:p>
          </table:table-cell>
          <table:table-cell office:value-type="float" table:style-name="ce1" office:value="0.224951054344">
            <text:p>0.224951</text:p>
          </table:table-cell>
          <table:table-cell table:number-columns-repeated="16381"/>
        </table:table-row>
        <table:table-row table:style-name="ro1">
          <table:table-cell office:value-type="float" table:style-name="ce1" office:value="283.1">
            <text:p>283.1</text:p>
          </table:table-cell>
          <table:table-cell office:value-type="float" table:style-name="ce1" office:value="-0.973975967279">
            <text:p>-0.973976</text:p>
          </table:table-cell>
          <table:table-cell office:value-type="float" table:style-name="ce1" office:value="0.226651307437">
            <text:p>0.226651</text:p>
          </table:table-cell>
          <table:table-cell table:number-columns-repeated="16381"/>
        </table:table-row>
        <table:table-row table:style-name="ro1">
          <table:table-cell office:value-type="float" table:style-name="ce1" office:value="283.2">
            <text:p>283.2</text:p>
          </table:table-cell>
          <table:table-cell office:value-type="float" table:style-name="ce1" office:value="-0.973578902873">
            <text:p>-0.973579</text:p>
          </table:table-cell>
          <table:table-cell office:value-type="float" table:style-name="ce1" office:value="0.228350870111">
            <text:p>0.228351</text:p>
          </table:table-cell>
          <table:table-cell table:number-columns-repeated="16381"/>
        </table:table-row>
        <table:table-row table:style-name="ro1">
          <table:table-cell office:value-type="float" table:style-name="ce1" office:value="283.3">
            <text:p>283.3</text:p>
          </table:table-cell>
          <table:table-cell office:value-type="float" table:style-name="ce1" office:value="-0.973178872777">
            <text:p>-0.973179</text:p>
          </table:table-cell>
          <table:table-cell office:value-type="float" table:style-name="ce1" office:value="0.230049737188">
            <text:p>0.23005</text:p>
          </table:table-cell>
          <table:table-cell table:number-columns-repeated="16381"/>
        </table:table-row>
        <table:table-row table:style-name="ro1">
          <table:table-cell office:value-type="float" table:style-name="ce1" office:value="283.4">
            <text:p>283.4</text:p>
          </table:table-cell>
          <table:table-cell office:value-type="float" table:style-name="ce1" office:value="-0.972775878209">
            <text:p>-0.972776</text:p>
          </table:table-cell>
          <table:table-cell office:value-type="float" table:style-name="ce1" office:value="0.231747903494">
            <text:p>0.231748</text:p>
          </table:table-cell>
          <table:table-cell table:number-columns-repeated="16381"/>
        </table:table-row>
        <table:table-row table:style-name="ro1">
          <table:table-cell office:value-type="float" table:style-name="ce1" office:value="283.5">
            <text:p>283.5</text:p>
          </table:table-cell>
          <table:table-cell office:value-type="float" table:style-name="ce1" office:value="-0.972369920398">
            <text:p>-0.97237</text:p>
          </table:table-cell>
          <table:table-cell office:value-type="float" table:style-name="ce1" office:value="0.233445363856">
            <text:p>0.233445</text:p>
          </table:table-cell>
          <table:table-cell table:number-columns-repeated="16381"/>
        </table:table-row>
        <table:table-row table:style-name="ro1">
          <table:table-cell office:value-type="float" table:style-name="ce1" office:value="283.6">
            <text:p>283.6</text:p>
          </table:table-cell>
          <table:table-cell office:value-type="float" table:style-name="ce1" office:value="-0.971961000579">
            <text:p>-0.971961</text:p>
          </table:table-cell>
          <table:table-cell office:value-type="float" table:style-name="ce1" office:value="0.235142113103">
            <text:p>0.235142</text:p>
          </table:table-cell>
          <table:table-cell table:number-columns-repeated="16381"/>
        </table:table-row>
        <table:table-row table:style-name="ro1">
          <table:table-cell office:value-type="float" table:style-name="ce1" office:value="283.7">
            <text:p>283.7</text:p>
          </table:table-cell>
          <table:table-cell office:value-type="float" table:style-name="ce1" office:value="-0.971549119998">
            <text:p>-0.971549</text:p>
          </table:table-cell>
          <table:table-cell office:value-type="float" table:style-name="ce1" office:value="0.236838146066">
            <text:p>0.236838</text:p>
          </table:table-cell>
          <table:table-cell table:number-columns-repeated="16381"/>
        </table:table-row>
        <table:table-row table:style-name="ro1">
          <table:table-cell office:value-type="float" table:style-name="ce1" office:value="283.8">
            <text:p>283.8</text:p>
          </table:table-cell>
          <table:table-cell office:value-type="float" table:style-name="ce1" office:value="-0.97113427991">
            <text:p>-0.971134</text:p>
          </table:table-cell>
          <table:table-cell office:value-type="float" table:style-name="ce1" office:value="0.238533457579">
            <text:p>0.238533</text:p>
          </table:table-cell>
          <table:table-cell table:number-columns-repeated="16381"/>
        </table:table-row>
        <table:table-row table:style-name="ro1">
          <table:table-cell office:value-type="float" table:style-name="ce1" office:value="283.9">
            <text:p>283.9</text:p>
          </table:table-cell>
          <table:table-cell office:value-type="float" table:style-name="ce1" office:value="-0.970716481578">
            <text:p>-0.970716</text:p>
          </table:table-cell>
          <table:table-cell office:value-type="float" table:style-name="ce1" office:value="0.240228042477">
            <text:p>0.240228</text:p>
          </table:table-cell>
          <table:table-cell table:number-columns-repeated="16381"/>
        </table:table-row>
        <table:table-row table:style-name="ro1">
          <table:table-cell office:value-type="float" table:style-name="ce1" office:value="284.0">
            <text:p>284</text:p>
          </table:table-cell>
          <table:table-cell office:value-type="float" table:style-name="ce1" office:value="-0.970295726276">
            <text:p>-0.970296</text:p>
          </table:table-cell>
          <table:table-cell office:value-type="float" table:style-name="ce1" office:value="0.2419218956">
            <text:p>0.241922</text:p>
          </table:table-cell>
          <table:table-cell table:number-columns-repeated="16381"/>
        </table:table-row>
        <table:table-row table:style-name="ro1">
          <table:table-cell office:value-type="float" table:style-name="ce1" office:value="284.1">
            <text:p>284.1</text:p>
          </table:table-cell>
          <table:table-cell office:value-type="float" table:style-name="ce1" office:value="-0.969872015285">
            <text:p>-0.969872</text:p>
          </table:table-cell>
          <table:table-cell office:value-type="float" table:style-name="ce1" office:value="0.243615011786">
            <text:p>0.243615</text:p>
          </table:table-cell>
          <table:table-cell table:number-columns-repeated="16381"/>
        </table:table-row>
        <table:table-row table:style-name="ro1">
          <table:table-cell office:value-type="float" table:style-name="ce1" office:value="284.2">
            <text:p>284.2</text:p>
          </table:table-cell>
          <table:table-cell office:value-type="float" table:style-name="ce1" office:value="-0.969445349895">
            <text:p>-0.969445</text:p>
          </table:table-cell>
          <table:table-cell office:value-type="float" table:style-name="ce1" office:value="0.245307385879">
            <text:p>0.245307</text:p>
          </table:table-cell>
          <table:table-cell table:number-columns-repeated="16381"/>
        </table:table-row>
        <table:table-row table:style-name="ro1">
          <table:table-cell office:value-type="float" table:style-name="ce1" office:value="284.3">
            <text:p>284.3</text:p>
          </table:table-cell>
          <table:table-cell office:value-type="float" table:style-name="ce1" office:value="-0.969015731407">
            <text:p>-0.969016</text:p>
          </table:table-cell>
          <table:table-cell office:value-type="float" table:style-name="ce1" office:value="0.246999012723">
            <text:p>0.246999</text:p>
          </table:table-cell>
          <table:table-cell table:number-columns-repeated="16381"/>
        </table:table-row>
        <table:table-row table:style-name="ro1">
          <table:table-cell office:value-type="float" table:style-name="ce1" office:value="284.4">
            <text:p>284.4</text:p>
          </table:table-cell>
          <table:table-cell office:value-type="float" table:style-name="ce1" office:value="-0.968583161129">
            <text:p>-0.968583</text:p>
          </table:table-cell>
          <table:table-cell office:value-type="float" table:style-name="ce1" office:value="0.248689887165">
            <text:p>0.24869</text:p>
          </table:table-cell>
          <table:table-cell table:number-columns-repeated="16381"/>
        </table:table-row>
        <table:table-row table:style-name="ro1">
          <table:table-cell office:value-type="float" table:style-name="ce1" office:value="284.5">
            <text:p>284.5</text:p>
          </table:table-cell>
          <table:table-cell office:value-type="float" table:style-name="ce1" office:value="-0.968147640378">
            <text:p>-0.968148</text:p>
          </table:table-cell>
          <table:table-cell office:value-type="float" table:style-name="ce1" office:value="0.250380004054">
            <text:p>0.25038</text:p>
          </table:table-cell>
          <table:table-cell table:number-columns-repeated="16381"/>
        </table:table-row>
        <table:table-row table:style-name="ro1">
          <table:table-cell office:value-type="float" table:style-name="ce1" office:value="284.6">
            <text:p>284.6</text:p>
          </table:table-cell>
          <table:table-cell office:value-type="float" table:style-name="ce1" office:value="-0.967709170482">
            <text:p>-0.967709</text:p>
          </table:table-cell>
          <table:table-cell office:value-type="float" table:style-name="ce1" office:value="0.252069358243">
            <text:p>0.252069</text:p>
          </table:table-cell>
          <table:table-cell table:number-columns-repeated="16381"/>
        </table:table-row>
        <table:table-row table:style-name="ro1">
          <table:table-cell office:value-type="float" table:style-name="ce1" office:value="284.7">
            <text:p>284.7</text:p>
          </table:table-cell>
          <table:table-cell office:value-type="float" table:style-name="ce1" office:value="-0.967267752776">
            <text:p>-0.967268</text:p>
          </table:table-cell>
          <table:table-cell office:value-type="float" table:style-name="ce1" office:value="0.253757944585">
            <text:p>0.253758</text:p>
          </table:table-cell>
          <table:table-cell table:number-columns-repeated="16381"/>
        </table:table-row>
        <table:table-row table:style-name="ro1">
          <table:table-cell office:value-type="float" table:style-name="ce1" office:value="284.8">
            <text:p>284.8</text:p>
          </table:table-cell>
          <table:table-cell office:value-type="float" table:style-name="ce1" office:value="-0.966823388604">
            <text:p>-0.966823</text:p>
          </table:table-cell>
          <table:table-cell office:value-type="float" table:style-name="ce1" office:value="0.255445757936">
            <text:p>0.255446</text:p>
          </table:table-cell>
          <table:table-cell table:number-columns-repeated="16381"/>
        </table:table-row>
        <table:table-row table:style-name="ro1">
          <table:table-cell office:value-type="float" table:style-name="ce1" office:value="284.9">
            <text:p>284.9</text:p>
          </table:table-cell>
          <table:table-cell office:value-type="float" table:style-name="ce1" office:value="-0.966376079321">
            <text:p>-0.966376</text:p>
          </table:table-cell>
          <table:table-cell office:value-type="float" table:style-name="ce1" office:value="0.257132793155">
            <text:p>0.257133</text:p>
          </table:table-cell>
          <table:table-cell table:number-columns-repeated="16381"/>
        </table:table-row>
        <table:table-row table:style-name="ro1">
          <table:table-cell office:value-type="float" table:style-name="ce1" office:value="285.0">
            <text:p>285</text:p>
          </table:table-cell>
          <table:table-cell office:value-type="float" table:style-name="ce1" office:value="-0.965925826289">
            <text:p>-0.965926</text:p>
          </table:table-cell>
          <table:table-cell office:value-type="float" table:style-name="ce1" office:value="0.258819045103">
            <text:p>0.258819</text:p>
          </table:table-cell>
          <table:table-cell table:number-columns-repeated="16381"/>
        </table:table-row>
        <table:table-row table:style-name="ro1">
          <table:table-cell office:value-type="float" table:style-name="ce1" office:value="285.1">
            <text:p>285.1</text:p>
          </table:table-cell>
          <table:table-cell office:value-type="float" table:style-name="ce1" office:value="-0.965472630879">
            <text:p>-0.965473</text:p>
          </table:table-cell>
          <table:table-cell office:value-type="float" table:style-name="ce1" office:value="0.260504508643">
            <text:p>0.260505</text:p>
          </table:table-cell>
          <table:table-cell table:number-columns-repeated="16381"/>
        </table:table-row>
        <table:table-row table:style-name="ro1">
          <table:table-cell office:value-type="float" table:style-name="ce1" office:value="285.2">
            <text:p>285.2</text:p>
          </table:table-cell>
          <table:table-cell office:value-type="float" table:style-name="ce1" office:value="-0.965016494472">
            <text:p>-0.965016</text:p>
          </table:table-cell>
          <table:table-cell office:value-type="float" table:style-name="ce1" office:value="0.262189178641">
            <text:p>0.262189</text:p>
          </table:table-cell>
          <table:table-cell table:number-columns-repeated="16381"/>
        </table:table-row>
        <table:table-row table:style-name="ro1">
          <table:table-cell office:value-type="float" table:style-name="ce1" office:value="285.3">
            <text:p>285.3</text:p>
          </table:table-cell>
          <table:table-cell office:value-type="float" table:style-name="ce1" office:value="-0.964557418458">
            <text:p>-0.964557</text:p>
          </table:table-cell>
          <table:table-cell office:value-type="float" table:style-name="ce1" office:value="0.263873049965">
            <text:p>0.263873</text:p>
          </table:table-cell>
          <table:table-cell table:number-columns-repeated="16381"/>
        </table:table-row>
        <table:table-row table:style-name="ro1">
          <table:table-cell office:value-type="float" table:style-name="ce1" office:value="285.4">
            <text:p>285.4</text:p>
          </table:table-cell>
          <table:table-cell office:value-type="float" table:style-name="ce1" office:value="-0.964095404234">
            <text:p>-0.964095</text:p>
          </table:table-cell>
          <table:table-cell office:value-type="float" table:style-name="ce1" office:value="0.265556117487">
            <text:p>0.265556</text:p>
          </table:table-cell>
          <table:table-cell table:number-columns-repeated="16381"/>
        </table:table-row>
        <table:table-row table:style-name="ro1">
          <table:table-cell office:value-type="float" table:style-name="ce1" office:value="285.5">
            <text:p>285.5</text:p>
          </table:table-cell>
          <table:table-cell office:value-type="float" table:style-name="ce1" office:value="-0.963630453209">
            <text:p>-0.96363</text:p>
          </table:table-cell>
          <table:table-cell office:value-type="float" table:style-name="ce1" office:value="0.267238376078">
            <text:p>0.267238</text:p>
          </table:table-cell>
          <table:table-cell table:number-columns-repeated="16381"/>
        </table:table-row>
        <table:table-row table:style-name="ro1">
          <table:table-cell office:value-type="float" table:style-name="ce1" office:value="285.6">
            <text:p>285.6</text:p>
          </table:table-cell>
          <table:table-cell office:value-type="float" table:style-name="ce1" office:value="-0.963162566798">
            <text:p>-0.963163</text:p>
          </table:table-cell>
          <table:table-cell office:value-type="float" table:style-name="ce1" office:value="0.268919820615">
            <text:p>0.26892</text:p>
          </table:table-cell>
          <table:table-cell table:number-columns-repeated="16381"/>
        </table:table-row>
        <table:table-row table:style-name="ro1">
          <table:table-cell office:value-type="float" table:style-name="ce1" office:value="285.7">
            <text:p>285.7</text:p>
          </table:table-cell>
          <table:table-cell office:value-type="float" table:style-name="ce1" office:value="-0.962691746426">
            <text:p>-0.962692</text:p>
          </table:table-cell>
          <table:table-cell office:value-type="float" table:style-name="ce1" office:value="0.270600445976">
            <text:p>0.2706</text:p>
          </table:table-cell>
          <table:table-cell table:number-columns-repeated="16381"/>
        </table:table-row>
        <table:table-row table:style-name="ro1">
          <table:table-cell office:value-type="float" table:style-name="ce1" office:value="285.8">
            <text:p>285.8</text:p>
          </table:table-cell>
          <table:table-cell office:value-type="float" table:style-name="ce1" office:value="-0.962217993529">
            <text:p>-0.962218</text:p>
          </table:table-cell>
          <table:table-cell office:value-type="float" table:style-name="ce1" office:value="0.272280247041">
            <text:p>0.27228</text:p>
          </table:table-cell>
          <table:table-cell table:number-columns-repeated="16381"/>
        </table:table-row>
        <table:table-row table:style-name="ro1">
          <table:table-cell office:value-type="float" table:style-name="ce1" office:value="285.9">
            <text:p>285.9</text:p>
          </table:table-cell>
          <table:table-cell office:value-type="float" table:style-name="ce1" office:value="-0.961741309549">
            <text:p>-0.961741</text:p>
          </table:table-cell>
          <table:table-cell office:value-type="float" table:style-name="ce1" office:value="0.273959218692">
            <text:p>0.273959</text:p>
          </table:table-cell>
          <table:table-cell table:number-columns-repeated="16381"/>
        </table:table-row>
        <table:table-row table:style-name="ro1">
          <table:table-cell office:value-type="float" table:style-name="ce1" office:value="286.0">
            <text:p>286</text:p>
          </table:table-cell>
          <table:table-cell office:value-type="float" table:style-name="ce1" office:value="-0.961261695938">
            <text:p>-0.961262</text:p>
          </table:table-cell>
          <table:table-cell office:value-type="float" table:style-name="ce1" office:value="0.275637355817">
            <text:p>0.275637</text:p>
          </table:table-cell>
          <table:table-cell table:number-columns-repeated="16381"/>
        </table:table-row>
        <table:table-row table:style-name="ro1">
          <table:table-cell office:value-type="float" table:style-name="ce1" office:value="286.1">
            <text:p>286.1</text:p>
          </table:table-cell>
          <table:table-cell office:value-type="float" table:style-name="ce1" office:value="-0.960779154158">
            <text:p>-0.960779</text:p>
          </table:table-cell>
          <table:table-cell office:value-type="float" table:style-name="ce1" office:value="0.277314653302">
            <text:p>0.277315</text:p>
          </table:table-cell>
          <table:table-cell table:number-columns-repeated="16381"/>
        </table:table-row>
        <table:table-row table:style-name="ro1">
          <table:table-cell office:value-type="float" table:style-name="ce1" office:value="286.2">
            <text:p>286.2</text:p>
          </table:table-cell>
          <table:table-cell office:value-type="float" table:style-name="ce1" office:value="-0.960293685677">
            <text:p>-0.960294</text:p>
          </table:table-cell>
          <table:table-cell office:value-type="float" table:style-name="ce1" office:value="0.278991106039">
            <text:p>0.278991</text:p>
          </table:table-cell>
          <table:table-cell table:number-columns-repeated="16381"/>
        </table:table-row>
        <table:table-row table:style-name="ro1">
          <table:table-cell office:value-type="float" table:style-name="ce1" office:value="286.3">
            <text:p>286.3</text:p>
          </table:table-cell>
          <table:table-cell office:value-type="float" table:style-name="ce1" office:value="-0.959805291975">
            <text:p>-0.959805</text:p>
          </table:table-cell>
          <table:table-cell office:value-type="float" table:style-name="ce1" office:value="0.280666708921">
            <text:p>0.280667</text:p>
          </table:table-cell>
          <table:table-cell table:number-columns-repeated="16381"/>
        </table:table-row>
        <table:table-row table:style-name="ro1">
          <table:table-cell office:value-type="float" table:style-name="ce1" office:value="286.4">
            <text:p>286.4</text:p>
          </table:table-cell>
          <table:table-cell office:value-type="float" table:style-name="ce1" office:value="-0.95931397454">
            <text:p>-0.959314</text:p>
          </table:table-cell>
          <table:table-cell office:value-type="float" table:style-name="ce1" office:value="0.282341456843">
            <text:p>0.282341</text:p>
          </table:table-cell>
          <table:table-cell table:number-columns-repeated="16381"/>
        </table:table-row>
        <table:table-row table:style-name="ro1">
          <table:table-cell office:value-type="float" table:style-name="ce1" office:value="286.5">
            <text:p>286.5</text:p>
          </table:table-cell>
          <table:table-cell office:value-type="float" table:style-name="ce1" office:value="-0.958819734868">
            <text:p>-0.95882</text:p>
          </table:table-cell>
          <table:table-cell office:value-type="float" table:style-name="ce1" office:value="0.284015344704">
            <text:p>0.284015</text:p>
          </table:table-cell>
          <table:table-cell table:number-columns-repeated="16381"/>
        </table:table-row>
        <table:table-row table:style-name="ro1">
          <table:table-cell office:value-type="float" table:style-name="ce1" office:value="286.6">
            <text:p>286.6</text:p>
          </table:table-cell>
          <table:table-cell office:value-type="float" table:style-name="ce1" office:value="-0.958322574465">
            <text:p>-0.958323</text:p>
          </table:table-cell>
          <table:table-cell office:value-type="float" table:style-name="ce1" office:value="0.285688367405">
            <text:p>0.285688</text:p>
          </table:table-cell>
          <table:table-cell table:number-columns-repeated="16381"/>
        </table:table-row>
        <table:table-row table:style-name="ro1">
          <table:table-cell office:value-type="float" table:style-name="ce1" office:value="286.7">
            <text:p>286.7</text:p>
          </table:table-cell>
          <table:table-cell office:value-type="float" table:style-name="ce1" office:value="-0.957822494845">
            <text:p>-0.957822</text:p>
          </table:table-cell>
          <table:table-cell office:value-type="float" table:style-name="ce1" office:value="0.28736051985">
            <text:p>0.287361</text:p>
          </table:table-cell>
          <table:table-cell table:number-columns-repeated="16381"/>
        </table:table-row>
        <table:table-row table:style-name="ro1">
          <table:table-cell office:value-type="float" table:style-name="ce1" office:value="286.8">
            <text:p>286.8</text:p>
          </table:table-cell>
          <table:table-cell office:value-type="float" table:style-name="ce1" office:value="-0.957319497532">
            <text:p>-0.957319</text:p>
          </table:table-cell>
          <table:table-cell office:value-type="float" table:style-name="ce1" office:value="0.289031796944">
            <text:p>0.289032</text:p>
          </table:table-cell>
          <table:table-cell table:number-columns-repeated="16381"/>
        </table:table-row>
        <table:table-row table:style-name="ro1">
          <table:table-cell office:value-type="float" table:style-name="ce1" office:value="286.9">
            <text:p>286.9</text:p>
          </table:table-cell>
          <table:table-cell office:value-type="float" table:style-name="ce1" office:value="-0.956813584058">
            <text:p>-0.956814</text:p>
          </table:table-cell>
          <table:table-cell office:value-type="float" table:style-name="ce1" office:value="0.290702193598">
            <text:p>0.290702</text:p>
          </table:table-cell>
          <table:table-cell table:number-columns-repeated="16381"/>
        </table:table-row>
        <table:table-row table:style-name="ro1">
          <table:table-cell office:value-type="float" table:style-name="ce1" office:value="287.0">
            <text:p>287</text:p>
          </table:table-cell>
          <table:table-cell office:value-type="float" table:style-name="ce1" office:value="-0.956304755963">
            <text:p>-0.956305</text:p>
          </table:table-cell>
          <table:table-cell office:value-type="float" table:style-name="ce1" office:value="0.292371704723">
            <text:p>0.292372</text:p>
          </table:table-cell>
          <table:table-cell table:number-columns-repeated="16381"/>
        </table:table-row>
        <table:table-row table:style-name="ro1">
          <table:table-cell office:value-type="float" table:style-name="ce1" office:value="287.1">
            <text:p>287.1</text:p>
          </table:table-cell>
          <table:table-cell office:value-type="float" table:style-name="ce1" office:value="-0.955793014798">
            <text:p>-0.955793</text:p>
          </table:table-cell>
          <table:table-cell office:value-type="float" table:style-name="ce1" office:value="0.294040325232">
            <text:p>0.29404</text:p>
          </table:table-cell>
          <table:table-cell table:number-columns-repeated="16381"/>
        </table:table-row>
        <table:table-row table:style-name="ro1">
          <table:table-cell office:value-type="float" table:style-name="ce1" office:value="287.2">
            <text:p>287.2</text:p>
          </table:table-cell>
          <table:table-cell office:value-type="float" table:style-name="ce1" office:value="-0.955278362122">
            <text:p>-0.955278</text:p>
          </table:table-cell>
          <table:table-cell office:value-type="float" table:style-name="ce1" office:value="0.295708050044">
            <text:p>0.295708</text:p>
          </table:table-cell>
          <table:table-cell table:number-columns-repeated="16381"/>
        </table:table-row>
        <table:table-row table:style-name="ro1">
          <table:table-cell office:value-type="float" table:style-name="ce1" office:value="287.3">
            <text:p>287.3</text:p>
          </table:table-cell>
          <table:table-cell office:value-type="float" table:style-name="ce1" office:value="-0.954760799503">
            <text:p>-0.954761</text:p>
          </table:table-cell>
          <table:table-cell office:value-type="float" table:style-name="ce1" office:value="0.297374874078">
            <text:p>0.297375</text:p>
          </table:table-cell>
          <table:table-cell table:number-columns-repeated="16381"/>
        </table:table-row>
        <table:table-row table:style-name="ro1">
          <table:table-cell office:value-type="float" table:style-name="ce1" office:value="287.4">
            <text:p>287.4</text:p>
          </table:table-cell>
          <table:table-cell office:value-type="float" table:style-name="ce1" office:value="-0.954240328516">
            <text:p>-0.95424</text:p>
          </table:table-cell>
          <table:table-cell office:value-type="float" table:style-name="ce1" office:value="0.299040792256">
            <text:p>0.299041</text:p>
          </table:table-cell>
          <table:table-cell table:number-columns-repeated="16381"/>
        </table:table-row>
        <table:table-row table:style-name="ro1">
          <table:table-cell office:value-type="float" table:style-name="ce1" office:value="287.5">
            <text:p>287.5</text:p>
          </table:table-cell>
          <table:table-cell office:value-type="float" table:style-name="ce1" office:value="-0.953716950748">
            <text:p>-0.953717</text:p>
          </table:table-cell>
          <table:table-cell office:value-type="float" table:style-name="ce1" office:value="0.300705799504">
            <text:p>0.300706</text:p>
          </table:table-cell>
          <table:table-cell table:number-columns-repeated="16381"/>
        </table:table-row>
        <table:table-row table:style-name="ro1">
          <table:table-cell office:value-type="float" table:style-name="ce1" office:value="287.6">
            <text:p>287.6</text:p>
          </table:table-cell>
          <table:table-cell office:value-type="float" table:style-name="ce1" office:value="-0.953190667793">
            <text:p>-0.953191</text:p>
          </table:table-cell>
          <table:table-cell office:value-type="float" table:style-name="ce1" office:value="0.30236989075">
            <text:p>0.30237</text:p>
          </table:table-cell>
          <table:table-cell table:number-columns-repeated="16381"/>
        </table:table-row>
        <table:table-row table:style-name="ro1">
          <table:table-cell office:value-type="float" table:style-name="ce1" office:value="287.7">
            <text:p>287.7</text:p>
          </table:table-cell>
          <table:table-cell office:value-type="float" table:style-name="ce1" office:value="-0.952661481254">
            <text:p>-0.952661</text:p>
          </table:table-cell>
          <table:table-cell office:value-type="float" table:style-name="ce1" office:value="0.304033060925">
            <text:p>0.304033</text:p>
          </table:table-cell>
          <table:table-cell table:number-columns-repeated="16381"/>
        </table:table-row>
        <table:table-row table:style-name="ro1">
          <table:table-cell office:value-type="float" table:style-name="ce1" office:value="287.8">
            <text:p>287.8</text:p>
          </table:table-cell>
          <table:table-cell office:value-type="float" table:style-name="ce1" office:value="-0.952129392742">
            <text:p>-0.952129</text:p>
          </table:table-cell>
          <table:table-cell office:value-type="float" table:style-name="ce1" office:value="0.305695304963">
            <text:p>0.305695</text:p>
          </table:table-cell>
          <table:table-cell table:number-columns-repeated="16381"/>
        </table:table-row>
        <table:table-row table:style-name="ro1">
          <table:table-cell office:value-type="float" table:style-name="ce1" office:value="287.9">
            <text:p>287.9</text:p>
          </table:table-cell>
          <table:table-cell office:value-type="float" table:style-name="ce1" office:value="-0.951594403879">
            <text:p>-0.951594</text:p>
          </table:table-cell>
          <table:table-cell office:value-type="float" table:style-name="ce1" office:value="0.3073566178">
            <text:p>0.307357</text:p>
          </table:table-cell>
          <table:table-cell table:number-columns-repeated="16381"/>
        </table:table-row>
        <table:table-row table:style-name="ro1">
          <table:table-cell office:value-type="float" table:style-name="ce1" office:value="288.0">
            <text:p>288</text:p>
          </table:table-cell>
          <table:table-cell office:value-type="float" table:style-name="ce1" office:value="-0.951056516295">
            <text:p>-0.951057</text:p>
          </table:table-cell>
          <table:table-cell office:value-type="float" table:style-name="ce1" office:value="0.309016994375">
            <text:p>0.3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288.1">
            <text:p>288.1</text:p>
          </table:table-cell>
          <table:table-cell office:value-type="float" table:style-name="ce1" office:value="-0.950515731628">
            <text:p>-0.950516</text:p>
          </table:table-cell>
          <table:table-cell office:value-type="float" table:style-name="ce1" office:value="0.310676429631">
            <text:p>0.310676</text:p>
          </table:table-cell>
          <table:table-cell table:number-columns-repeated="16381"/>
        </table:table-row>
        <table:table-row table:style-name="ro1">
          <table:table-cell office:value-type="float" table:style-name="ce1" office:value="288.2">
            <text:p>288.2</text:p>
          </table:table-cell>
          <table:table-cell office:value-type="float" table:style-name="ce1" office:value="-0.949972051525">
            <text:p>-0.949972</text:p>
          </table:table-cell>
          <table:table-cell office:value-type="float" table:style-name="ce1" office:value="0.312334918512">
            <text:p>0.312335</text:p>
          </table:table-cell>
          <table:table-cell table:number-columns-repeated="16381"/>
        </table:table-row>
        <table:table-row table:style-name="ro1">
          <table:table-cell office:value-type="float" table:style-name="ce1" office:value="288.3">
            <text:p>288.3</text:p>
          </table:table-cell>
          <table:table-cell office:value-type="float" table:style-name="ce1" office:value="-0.949425477642">
            <text:p>-0.949425</text:p>
          </table:table-cell>
          <table:table-cell office:value-type="float" table:style-name="ce1" office:value="0.313992455967">
            <text:p>0.313992</text:p>
          </table:table-cell>
          <table:table-cell table:number-columns-repeated="16381"/>
        </table:table-row>
        <table:table-row table:style-name="ro1">
          <table:table-cell office:value-type="float" table:style-name="ce1" office:value="288.4">
            <text:p>288.4</text:p>
          </table:table-cell>
          <table:table-cell office:value-type="float" table:style-name="ce1" office:value="-0.948876011644">
            <text:p>-0.948876</text:p>
          </table:table-cell>
          <table:table-cell office:value-type="float" table:style-name="ce1" office:value="0.315649036947">
            <text:p>0.315649</text:p>
          </table:table-cell>
          <table:table-cell table:number-columns-repeated="16381"/>
        </table:table-row>
        <table:table-row table:style-name="ro1">
          <table:table-cell office:value-type="float" table:style-name="ce1" office:value="288.5">
            <text:p>288.5</text:p>
          </table:table-cell>
          <table:table-cell office:value-type="float" table:style-name="ce1" office:value="-0.948323655206">
            <text:p>-0.948324</text:p>
          </table:table-cell>
          <table:table-cell office:value-type="float" table:style-name="ce1" office:value="0.317304656405">
            <text:p>0.317305</text:p>
          </table:table-cell>
          <table:table-cell table:number-columns-repeated="16381"/>
        </table:table-row>
        <table:table-row table:style-name="ro1">
          <table:table-cell office:value-type="float" table:style-name="ce1" office:value="288.6">
            <text:p>288.6</text:p>
          </table:table-cell>
          <table:table-cell office:value-type="float" table:style-name="ce1" office:value="-0.94776841001">
            <text:p>-0.947768</text:p>
          </table:table-cell>
          <table:table-cell office:value-type="float" table:style-name="ce1" office:value="0.318959309298">
            <text:p>0.318959</text:p>
          </table:table-cell>
          <table:table-cell table:number-columns-repeated="16381"/>
        </table:table-row>
        <table:table-row table:style-name="ro1">
          <table:table-cell office:value-type="float" table:style-name="ce1" office:value="288.7">
            <text:p>288.7</text:p>
          </table:table-cell>
          <table:table-cell office:value-type="float" table:style-name="ce1" office:value="-0.947210277746">
            <text:p>-0.94721</text:p>
          </table:table-cell>
          <table:table-cell office:value-type="float" table:style-name="ce1" office:value="0.320612990586">
            <text:p>0.320613</text:p>
          </table:table-cell>
          <table:table-cell table:number-columns-repeated="16381"/>
        </table:table-row>
        <table:table-row table:style-name="ro1">
          <table:table-cell office:value-type="float" table:style-name="ce1" office:value="288.8">
            <text:p>288.8</text:p>
          </table:table-cell>
          <table:table-cell office:value-type="float" table:style-name="ce1" office:value="-0.946649260116">
            <text:p>-0.946649</text:p>
          </table:table-cell>
          <table:table-cell office:value-type="float" table:style-name="ce1" office:value="0.322265695231">
            <text:p>0.322266</text:p>
          </table:table-cell>
          <table:table-cell table:number-columns-repeated="16381"/>
        </table:table-row>
        <table:table-row table:style-name="ro1">
          <table:table-cell office:value-type="float" table:style-name="ce1" office:value="288.9">
            <text:p>288.9</text:p>
          </table:table-cell>
          <table:table-cell office:value-type="float" table:style-name="ce1" office:value="-0.946085358828">
            <text:p>-0.946085</text:p>
          </table:table-cell>
          <table:table-cell office:value-type="float" table:style-name="ce1" office:value="0.323917418198">
            <text:p>0.323917</text:p>
          </table:table-cell>
          <table:table-cell table:number-columns-repeated="16381"/>
        </table:table-row>
        <table:table-row table:style-name="ro1">
          <table:table-cell office:value-type="float" table:style-name="ce1" office:value="289.0">
            <text:p>289</text:p>
          </table:table-cell>
          <table:table-cell office:value-type="float" table:style-name="ce1" office:value="-0.945518575599">
            <text:p>-0.945519</text:p>
          </table:table-cell>
          <table:table-cell office:value-type="float" table:style-name="ce1" office:value="0.325568154457">
            <text:p>0.325568</text:p>
          </table:table-cell>
          <table:table-cell table:number-columns-repeated="16381"/>
        </table:table-row>
        <table:table-row table:style-name="ro1">
          <table:table-cell office:value-type="float" table:style-name="ce1" office:value="289.1">
            <text:p>289.1</text:p>
          </table:table-cell>
          <table:table-cell office:value-type="float" table:style-name="ce1" office:value="-0.944948912158">
            <text:p>-0.944949</text:p>
          </table:table-cell>
          <table:table-cell office:value-type="float" table:style-name="ce1" office:value="0.327217898979">
            <text:p>0.327218</text:p>
          </table:table-cell>
          <table:table-cell table:number-columns-repeated="16381"/>
        </table:table-row>
        <table:table-row table:style-name="ro1">
          <table:table-cell office:value-type="float" table:style-name="ce1" office:value="289.2">
            <text:p>289.2</text:p>
          </table:table-cell>
          <table:table-cell office:value-type="float" table:style-name="ce1" office:value="-0.944376370237">
            <text:p>-0.944376</text:p>
          </table:table-cell>
          <table:table-cell office:value-type="float" table:style-name="ce1" office:value="0.328866646739">
            <text:p>0.328867</text:p>
          </table:table-cell>
          <table:table-cell table:number-columns-repeated="16381"/>
        </table:table-row>
        <table:table-row table:style-name="ro1">
          <table:table-cell office:value-type="float" table:style-name="ce1" office:value="289.3">
            <text:p>289.3</text:p>
          </table:table-cell>
          <table:table-cell office:value-type="float" table:style-name="ce1" office:value="-0.943800951583">
            <text:p>-0.943801</text:p>
          </table:table-cell>
          <table:table-cell office:value-type="float" table:style-name="ce1" office:value="0.330514392713">
            <text:p>0.330514</text:p>
          </table:table-cell>
          <table:table-cell table:number-columns-repeated="16381"/>
        </table:table-row>
        <table:table-row table:style-name="ro1">
          <table:table-cell office:value-type="float" table:style-name="ce1" office:value="289.4">
            <text:p>289.4</text:p>
          </table:table-cell>
          <table:table-cell office:value-type="float" table:style-name="ce1" office:value="-0.943222657948">
            <text:p>-0.943223</text:p>
          </table:table-cell>
          <table:table-cell office:value-type="float" table:style-name="ce1" office:value="0.332161131884">
            <text:p>0.332161</text:p>
          </table:table-cell>
          <table:table-cell table:number-columns-repeated="16381"/>
        </table:table-row>
        <table:table-row table:style-name="ro1">
          <table:table-cell office:value-type="float" table:style-name="ce1" office:value="289.5">
            <text:p>289.5</text:p>
          </table:table-cell>
          <table:table-cell office:value-type="float" table:style-name="ce1" office:value="-0.942641491092">
            <text:p>-0.942641</text:p>
          </table:table-cell>
          <table:table-cell office:value-type="float" table:style-name="ce1" office:value="0.333806859234">
            <text:p>0.333807</text:p>
          </table:table-cell>
          <table:table-cell table:number-columns-repeated="16381"/>
        </table:table-row>
        <table:table-row table:style-name="ro1">
          <table:table-cell office:value-type="float" table:style-name="ce1" office:value="289.6">
            <text:p>289.6</text:p>
          </table:table-cell>
          <table:table-cell office:value-type="float" table:style-name="ce1" office:value="-0.942057452787">
            <text:p>-0.942057</text:p>
          </table:table-cell>
          <table:table-cell office:value-type="float" table:style-name="ce1" office:value="0.33545156975">
            <text:p>0.335452</text:p>
          </table:table-cell>
          <table:table-cell table:number-columns-repeated="16381"/>
        </table:table-row>
        <table:table-row table:style-name="ro1">
          <table:table-cell office:value-type="float" table:style-name="ce1" office:value="289.7">
            <text:p>289.7</text:p>
          </table:table-cell>
          <table:table-cell office:value-type="float" table:style-name="ce1" office:value="-0.941470544812">
            <text:p>-0.941471</text:p>
          </table:table-cell>
          <table:table-cell office:value-type="float" table:style-name="ce1" office:value="0.337095258423">
            <text:p>0.337095</text:p>
          </table:table-cell>
          <table:table-cell table:number-columns-repeated="16381"/>
        </table:table-row>
        <table:table-row table:style-name="ro1">
          <table:table-cell office:value-type="float" table:style-name="ce1" office:value="289.8">
            <text:p>289.8</text:p>
          </table:table-cell>
          <table:table-cell office:value-type="float" table:style-name="ce1" office:value="-0.940880768954">
            <text:p>-0.940881</text:p>
          </table:table-cell>
          <table:table-cell office:value-type="float" table:style-name="ce1" office:value="0.338737920245">
            <text:p>0.338738</text:p>
          </table:table-cell>
          <table:table-cell table:number-columns-repeated="16381"/>
        </table:table-row>
        <table:table-row table:style-name="ro1">
          <table:table-cell office:value-type="float" table:style-name="ce1" office:value="289.9">
            <text:p>289.9</text:p>
          </table:table-cell>
          <table:table-cell office:value-type="float" table:style-name="ce1" office:value="-0.94028812701">
            <text:p>-0.940288</text:p>
          </table:table-cell>
          <table:table-cell office:value-type="float" table:style-name="ce1" office:value="0.340379550213">
            <text:p>0.34038</text:p>
          </table:table-cell>
          <table:table-cell table:number-columns-repeated="16381"/>
        </table:table-row>
        <table:table-row table:style-name="ro1">
          <table:table-cell office:value-type="float" table:style-name="ce1" office:value="290.0">
            <text:p>290</text:p>
          </table:table-cell>
          <table:table-cell office:value-type="float" table:style-name="ce1" office:value="-0.939692620786">
            <text:p>-0.939693</text:p>
          </table:table-cell>
          <table:table-cell office:value-type="float" table:style-name="ce1" office:value="0.342020143326">
            <text:p>0.34202</text:p>
          </table:table-cell>
          <table:table-cell table:number-columns-repeated="16381"/>
        </table:table-row>
        <table:table-row table:style-name="ro1">
          <table:table-cell office:value-type="float" table:style-name="ce1" office:value="290.1">
            <text:p>290.1</text:p>
          </table:table-cell>
          <table:table-cell office:value-type="float" table:style-name="ce1" office:value="-0.939094252095">
            <text:p>-0.939094</text:p>
          </table:table-cell>
          <table:table-cell office:value-type="float" table:style-name="ce1" office:value="0.343659694586">
            <text:p>0.34366</text:p>
          </table:table-cell>
          <table:table-cell table:number-columns-repeated="16381"/>
        </table:table-row>
        <table:table-row table:style-name="ro1">
          <table:table-cell office:value-type="float" table:style-name="ce1" office:value="290.2">
            <text:p>290.2</text:p>
          </table:table-cell>
          <table:table-cell office:value-type="float" table:style-name="ce1" office:value="-0.93849302276">
            <text:p>-0.938493</text:p>
          </table:table-cell>
          <table:table-cell office:value-type="float" table:style-name="ce1" office:value="0.345298198999">
            <text:p>0.345298</text:p>
          </table:table-cell>
          <table:table-cell table:number-columns-repeated="16381"/>
        </table:table-row>
        <table:table-row table:style-name="ro1">
          <table:table-cell office:value-type="float" table:style-name="ce1" office:value="290.3">
            <text:p>290.3</text:p>
          </table:table-cell>
          <table:table-cell office:value-type="float" table:style-name="ce1" office:value="-0.937888934612">
            <text:p>-0.937889</text:p>
          </table:table-cell>
          <table:table-cell office:value-type="float" table:style-name="ce1" office:value="0.346935651573">
            <text:p>0.346936</text:p>
          </table:table-cell>
          <table:table-cell table:number-columns-repeated="16381"/>
        </table:table-row>
        <table:table-row table:style-name="ro1">
          <table:table-cell office:value-type="float" table:style-name="ce1" office:value="290.4">
            <text:p>290.4</text:p>
          </table:table-cell>
          <table:table-cell office:value-type="float" table:style-name="ce1" office:value="-0.937281989492">
            <text:p>-0.937282</text:p>
          </table:table-cell>
          <table:table-cell office:value-type="float" table:style-name="ce1" office:value="0.348572047322">
            <text:p>0.348572</text:p>
          </table:table-cell>
          <table:table-cell table:number-columns-repeated="16381"/>
        </table:table-row>
        <table:table-row table:style-name="ro1">
          <table:table-cell office:value-type="float" table:style-name="ce1" office:value="290.5">
            <text:p>290.5</text:p>
          </table:table-cell>
          <table:table-cell office:value-type="float" table:style-name="ce1" office:value="-0.936672189248">
            <text:p>-0.936672</text:p>
          </table:table-cell>
          <table:table-cell office:value-type="float" table:style-name="ce1" office:value="0.350207381259">
            <text:p>0.350207</text:p>
          </table:table-cell>
          <table:table-cell table:number-columns-repeated="16381"/>
        </table:table-row>
        <table:table-row table:style-name="ro1">
          <table:table-cell office:value-type="float" table:style-name="ce1" office:value="290.6">
            <text:p>290.6</text:p>
          </table:table-cell>
          <table:table-cell office:value-type="float" table:style-name="ce1" office:value="-0.936059535739">
            <text:p>-0.93606</text:p>
          </table:table-cell>
          <table:table-cell office:value-type="float" table:style-name="ce1" office:value="0.351841648405">
            <text:p>0.351842</text:p>
          </table:table-cell>
          <table:table-cell table:number-columns-repeated="16381"/>
        </table:table-row>
        <table:table-row table:style-name="ro1">
          <table:table-cell office:value-type="float" table:style-name="ce1" office:value="290.7">
            <text:p>290.7</text:p>
          </table:table-cell>
          <table:table-cell office:value-type="float" table:style-name="ce1" office:value="-0.93544403083">
            <text:p>-0.935444</text:p>
          </table:table-cell>
          <table:table-cell office:value-type="float" table:style-name="ce1" office:value="0.353474843779">
            <text:p>0.353475</text:p>
          </table:table-cell>
          <table:table-cell table:number-columns-repeated="16381"/>
        </table:table-row>
        <table:table-row table:style-name="ro1">
          <table:table-cell office:value-type="float" table:style-name="ce1" office:value="290.8">
            <text:p>290.8</text:p>
          </table:table-cell>
          <table:table-cell office:value-type="float" table:style-name="ce1" office:value="-0.934825676396">
            <text:p>-0.934826</text:p>
          </table:table-cell>
          <table:table-cell office:value-type="float" table:style-name="ce1" office:value="0.355106962408">
            <text:p>0.355107</text:p>
          </table:table-cell>
          <table:table-cell table:number-columns-repeated="16381"/>
        </table:table-row>
        <table:table-row table:style-name="ro1">
          <table:table-cell office:value-type="float" table:style-name="ce1" office:value="290.9">
            <text:p>290.9</text:p>
          </table:table-cell>
          <table:table-cell office:value-type="float" table:style-name="ce1" office:value="-0.934204474321">
            <text:p>-0.934204</text:p>
          </table:table-cell>
          <table:table-cell office:value-type="float" table:style-name="ce1" office:value="0.35673799932">
            <text:p>0.356738</text:p>
          </table:table-cell>
          <table:table-cell table:number-columns-repeated="16381"/>
        </table:table-row>
        <table:table-row table:style-name="ro1">
          <table:table-cell office:value-type="float" table:style-name="ce1" office:value="291.0">
            <text:p>291</text:p>
          </table:table-cell>
          <table:table-cell office:value-type="float" table:style-name="ce1" office:value="-0.933580426497">
            <text:p>-0.93358</text:p>
          </table:table-cell>
          <table:table-cell office:value-type="float" table:style-name="ce1" office:value="0.358367949545">
            <text:p>0.358368</text:p>
          </table:table-cell>
          <table:table-cell table:number-columns-repeated="16381"/>
        </table:table-row>
        <table:table-row table:style-name="ro1">
          <table:table-cell office:value-type="float" table:style-name="ce1" office:value="291.1">
            <text:p>291.1</text:p>
          </table:table-cell>
          <table:table-cell office:value-type="float" table:style-name="ce1" office:value="-0.932953534825">
            <text:p>-0.932954</text:p>
          </table:table-cell>
          <table:table-cell office:value-type="float" table:style-name="ce1" office:value="0.35999680812">
            <text:p>0.359997</text:p>
          </table:table-cell>
          <table:table-cell table:number-columns-repeated="16381"/>
        </table:table-row>
        <table:table-row table:style-name="ro1">
          <table:table-cell office:value-type="float" table:style-name="ce1" office:value="291.2">
            <text:p>291.2</text:p>
          </table:table-cell>
          <table:table-cell office:value-type="float" table:style-name="ce1" office:value="-0.932323801216">
            <text:p>-0.932324</text:p>
          </table:table-cell>
          <table:table-cell office:value-type="float" table:style-name="ce1" office:value="0.361624570082">
            <text:p>0.361625</text:p>
          </table:table-cell>
          <table:table-cell table:number-columns-repeated="16381"/>
        </table:table-row>
        <table:table-row table:style-name="ro1">
          <table:table-cell office:value-type="float" table:style-name="ce1" office:value="291.3">
            <text:p>291.3</text:p>
          </table:table-cell>
          <table:table-cell office:value-type="float" table:style-name="ce1" office:value="-0.931691227586">
            <text:p>-0.931691</text:p>
          </table:table-cell>
          <table:table-cell office:value-type="float" table:style-name="ce1" office:value="0.363251230473">
            <text:p>0.363251</text:p>
          </table:table-cell>
          <table:table-cell table:number-columns-repeated="16381"/>
        </table:table-row>
        <table:table-row table:style-name="ro1">
          <table:table-cell office:value-type="float" table:style-name="ce1" office:value="291.4">
            <text:p>291.4</text:p>
          </table:table-cell>
          <table:table-cell office:value-type="float" table:style-name="ce1" office:value="-0.931055815863">
            <text:p>-0.931056</text:p>
          </table:table-cell>
          <table:table-cell office:value-type="float" table:style-name="ce1" office:value="0.364876784338">
            <text:p>0.364877</text:p>
          </table:table-cell>
          <table:table-cell table:number-columns-repeated="16381"/>
        </table:table-row>
        <table:table-row table:style-name="ro1">
          <table:table-cell office:value-type="float" table:style-name="ce1" office:value="291.5">
            <text:p>291.5</text:p>
          </table:table-cell>
          <table:table-cell office:value-type="float" table:style-name="ce1" office:value="-0.930417567982">
            <text:p>-0.930418</text:p>
          </table:table-cell>
          <table:table-cell office:value-type="float" table:style-name="ce1" office:value="0.366501226724">
            <text:p>0.366501</text:p>
          </table:table-cell>
          <table:table-cell table:number-columns-repeated="16381"/>
        </table:table-row>
        <table:table-row table:style-name="ro1">
          <table:table-cell office:value-type="float" table:style-name="ce1" office:value="291.6">
            <text:p>291.6</text:p>
          </table:table-cell>
          <table:table-cell office:value-type="float" table:style-name="ce1" office:value="-0.929776485888">
            <text:p>-0.929776</text:p>
          </table:table-cell>
          <table:table-cell office:value-type="float" table:style-name="ce1" office:value="0.368124552685">
            <text:p>0.368125</text:p>
          </table:table-cell>
          <table:table-cell table:number-columns-repeated="16381"/>
        </table:table-row>
        <table:table-row table:style-name="ro1">
          <table:table-cell office:value-type="float" table:style-name="ce1" office:value="291.7">
            <text:p>291.7</text:p>
          </table:table-cell>
          <table:table-cell office:value-type="float" table:style-name="ce1" office:value="-0.929132571534">
            <text:p>-0.929133</text:p>
          </table:table-cell>
          <table:table-cell office:value-type="float" table:style-name="ce1" office:value="0.369746757274">
            <text:p>0.369747</text:p>
          </table:table-cell>
          <table:table-cell table:number-columns-repeated="16381"/>
        </table:table-row>
        <table:table-row table:style-name="ro1">
          <table:table-cell office:value-type="float" table:style-name="ce1" office:value="291.8">
            <text:p>291.8</text:p>
          </table:table-cell>
          <table:table-cell office:value-type="float" table:style-name="ce1" office:value="-0.928485826881">
            <text:p>-0.928486</text:p>
          </table:table-cell>
          <table:table-cell office:value-type="float" table:style-name="ce1" office:value="0.37136783555">
            <text:p>0.371368</text:p>
          </table:table-cell>
          <table:table-cell table:number-columns-repeated="16381"/>
        </table:table-row>
        <table:table-row table:style-name="ro1">
          <table:table-cell office:value-type="float" table:style-name="ce1" office:value="291.9">
            <text:p>291.9</text:p>
          </table:table-cell>
          <table:table-cell office:value-type="float" table:style-name="ce1" office:value="-0.927836253899">
            <text:p>-0.927836</text:p>
          </table:table-cell>
          <table:table-cell office:value-type="float" table:style-name="ce1" office:value="0.372987782576">
            <text:p>0.372988</text:p>
          </table:table-cell>
          <table:table-cell table:number-columns-repeated="16381"/>
        </table:table-row>
        <table:table-row table:style-name="ro1">
          <table:table-cell office:value-type="float" table:style-name="ce1" office:value="292.0">
            <text:p>292</text:p>
          </table:table-cell>
          <table:table-cell office:value-type="float" table:style-name="ce1" office:value="-0.927183854567">
            <text:p>-0.927184</text:p>
          </table:table-cell>
          <table:table-cell office:value-type="float" table:style-name="ce1" office:value="0.374606593416">
            <text:p>0.374607</text:p>
          </table:table-cell>
          <table:table-cell table:number-columns-repeated="16381"/>
        </table:table-row>
        <table:table-row table:style-name="ro1">
          <table:table-cell office:value-type="float" table:style-name="ce1" office:value="292.1">
            <text:p>292.1</text:p>
          </table:table-cell>
          <table:table-cell office:value-type="float" table:style-name="ce1" office:value="-0.926528630872">
            <text:p>-0.926529</text:p>
          </table:table-cell>
          <table:table-cell office:value-type="float" table:style-name="ce1" office:value="0.376224263139">
            <text:p>0.376224</text:p>
          </table:table-cell>
          <table:table-cell table:number-columns-repeated="16381"/>
        </table:table-row>
        <table:table-row table:style-name="ro1">
          <table:table-cell office:value-type="float" table:style-name="ce1" office:value="292.2">
            <text:p>292.2</text:p>
          </table:table-cell>
          <table:table-cell office:value-type="float" table:style-name="ce1" office:value="-0.92587058481">
            <text:p>-0.925871</text:p>
          </table:table-cell>
          <table:table-cell office:value-type="float" table:style-name="ce1" office:value="0.377840786818">
            <text:p>0.377841</text:p>
          </table:table-cell>
          <table:table-cell table:number-columns-repeated="16381"/>
        </table:table-row>
        <table:table-row table:style-name="ro1">
          <table:table-cell office:value-type="float" table:style-name="ce1" office:value="292.3">
            <text:p>292.3</text:p>
          </table:table-cell>
          <table:table-cell office:value-type="float" table:style-name="ce1" office:value="-0.925209718386">
            <text:p>-0.92521</text:p>
          </table:table-cell>
          <table:table-cell office:value-type="float" table:style-name="ce1" office:value="0.379456159529">
            <text:p>0.379456</text:p>
          </table:table-cell>
          <table:table-cell table:number-columns-repeated="16381"/>
        </table:table-row>
        <table:table-row table:style-name="ro1">
          <table:table-cell office:value-type="float" table:style-name="ce1" office:value="292.4">
            <text:p>292.4</text:p>
          </table:table-cell>
          <table:table-cell office:value-type="float" table:style-name="ce1" office:value="-0.924546033612">
            <text:p>-0.924546</text:p>
          </table:table-cell>
          <table:table-cell office:value-type="float" table:style-name="ce1" office:value="0.38107037635">
            <text:p>0.38107</text:p>
          </table:table-cell>
          <table:table-cell table:number-columns-repeated="16381"/>
        </table:table-row>
        <table:table-row table:style-name="ro1">
          <table:table-cell office:value-type="float" table:style-name="ce1" office:value="292.5">
            <text:p>292.5</text:p>
          </table:table-cell>
          <table:table-cell office:value-type="float" table:style-name="ce1" office:value="-0.923879532511">
            <text:p>-0.92388</text:p>
          </table:table-cell>
          <table:table-cell office:value-type="float" table:style-name="ce1" office:value="0.382683432365">
            <text:p>0.382683</text:p>
          </table:table-cell>
          <table:table-cell table:number-columns-repeated="16381"/>
        </table:table-row>
        <table:table-row table:style-name="ro1">
          <table:table-cell office:value-type="float" table:style-name="ce1" office:value="292.6">
            <text:p>292.6</text:p>
          </table:table-cell>
          <table:table-cell office:value-type="float" table:style-name="ce1" office:value="-0.923210217113">
            <text:p>-0.92321</text:p>
          </table:table-cell>
          <table:table-cell office:value-type="float" table:style-name="ce1" office:value="0.38429532266">
            <text:p>0.384295</text:p>
          </table:table-cell>
          <table:table-cell table:number-columns-repeated="16381"/>
        </table:table-row>
        <table:table-row table:style-name="ro1">
          <table:table-cell office:value-type="float" table:style-name="ce1" office:value="292.7">
            <text:p>292.7</text:p>
          </table:table-cell>
          <table:table-cell office:value-type="float" table:style-name="ce1" office:value="-0.922538089456">
            <text:p>-0.922538</text:p>
          </table:table-cell>
          <table:table-cell office:value-type="float" table:style-name="ce1" office:value="0.385906042324">
            <text:p>0.385906</text:p>
          </table:table-cell>
          <table:table-cell table:number-columns-repeated="16381"/>
        </table:table-row>
        <table:table-row table:style-name="ro1">
          <table:table-cell office:value-type="float" table:style-name="ce1" office:value="292.8">
            <text:p>292.8</text:p>
          </table:table-cell>
          <table:table-cell office:value-type="float" table:style-name="ce1" office:value="-0.921863151589">
            <text:p>-0.921863</text:p>
          </table:table-cell>
          <table:table-cell office:value-type="float" table:style-name="ce1" office:value="0.387515586452">
            <text:p>0.387516</text:p>
          </table:table-cell>
          <table:table-cell table:number-columns-repeated="16381"/>
        </table:table-row>
        <table:table-row table:style-name="ro1">
          <table:table-cell office:value-type="float" table:style-name="ce1" office:value="292.9">
            <text:p>292.9</text:p>
          </table:table-cell>
          <table:table-cell office:value-type="float" table:style-name="ce1" office:value="-0.921185405566">
            <text:p>-0.921185</text:p>
          </table:table-cell>
          <table:table-cell office:value-type="float" table:style-name="ce1" office:value="0.38912395014">
            <text:p>0.389124</text:p>
          </table:table-cell>
          <table:table-cell table:number-columns-repeated="16381"/>
        </table:table-row>
        <table:table-row table:style-name="ro1">
          <table:table-cell office:value-type="float" table:style-name="ce1" office:value="293.0">
            <text:p>293</text:p>
          </table:table-cell>
          <table:table-cell office:value-type="float" table:style-name="ce1" office:value="-0.920504853452">
            <text:p>-0.920505</text:p>
          </table:table-cell>
          <table:table-cell office:value-type="float" table:style-name="ce1" office:value="0.390731128489">
            <text:p>0.390731</text:p>
          </table:table-cell>
          <table:table-cell table:number-columns-repeated="16381"/>
        </table:table-row>
        <table:table-row table:style-name="ro1">
          <table:table-cell office:value-type="float" table:style-name="ce1" office:value="293.1">
            <text:p>293.1</text:p>
          </table:table-cell>
          <table:table-cell office:value-type="float" table:style-name="ce1" office:value="-0.919821497322">
            <text:p>-0.919821</text:p>
          </table:table-cell>
          <table:table-cell office:value-type="float" table:style-name="ce1" office:value="0.392337116604">
            <text:p>0.392337</text:p>
          </table:table-cell>
          <table:table-cell table:number-columns-repeated="16381"/>
        </table:table-row>
        <table:table-row table:style-name="ro1">
          <table:table-cell office:value-type="float" table:style-name="ce1" office:value="293.2">
            <text:p>293.2</text:p>
          </table:table-cell>
          <table:table-cell office:value-type="float" table:style-name="ce1" office:value="-0.919135339255">
            <text:p>-0.919135</text:p>
          </table:table-cell>
          <table:table-cell office:value-type="float" table:style-name="ce1" office:value="0.393941909591">
            <text:p>0.3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293.3">
            <text:p>293.3</text:p>
          </table:table-cell>
          <table:table-cell office:value-type="float" table:style-name="ce1" office:value="-0.918446381343">
            <text:p>-0.918446</text:p>
          </table:table-cell>
          <table:table-cell office:value-type="float" table:style-name="ce1" office:value="0.395545502563">
            <text:p>0.395546</text:p>
          </table:table-cell>
          <table:table-cell table:number-columns-repeated="16381"/>
        </table:table-row>
        <table:table-row table:style-name="ro1">
          <table:table-cell office:value-type="float" table:style-name="ce1" office:value="293.4">
            <text:p>293.4</text:p>
          </table:table-cell>
          <table:table-cell office:value-type="float" table:style-name="ce1" office:value="-0.917754625684">
            <text:p>-0.917755</text:p>
          </table:table-cell>
          <table:table-cell office:value-type="float" table:style-name="ce1" office:value="0.397147890635">
            <text:p>0.397148</text:p>
          </table:table-cell>
          <table:table-cell table:number-columns-repeated="16381"/>
        </table:table-row>
        <table:table-row table:style-name="ro1">
          <table:table-cell office:value-type="float" table:style-name="ce1" office:value="293.5">
            <text:p>293.5</text:p>
          </table:table-cell>
          <table:table-cell office:value-type="float" table:style-name="ce1" office:value="-0.917060074385">
            <text:p>-0.91706</text:p>
          </table:table-cell>
          <table:table-cell office:value-type="float" table:style-name="ce1" office:value="0.398749068925">
            <text:p>0.398749</text:p>
          </table:table-cell>
          <table:table-cell table:number-columns-repeated="16381"/>
        </table:table-row>
        <table:table-row table:style-name="ro1">
          <table:table-cell office:value-type="float" table:style-name="ce1" office:value="293.6">
            <text:p>293.6</text:p>
          </table:table-cell>
          <table:table-cell office:value-type="float" table:style-name="ce1" office:value="-0.916362729562">
            <text:p>-0.916363</text:p>
          </table:table-cell>
          <table:table-cell office:value-type="float" table:style-name="ce1" office:value="0.400349032557">
            <text:p>0.400349</text:p>
          </table:table-cell>
          <table:table-cell table:number-columns-repeated="16381"/>
        </table:table-row>
        <table:table-row table:style-name="ro1">
          <table:table-cell office:value-type="float" table:style-name="ce1" office:value="293.7">
            <text:p>293.7</text:p>
          </table:table-cell>
          <table:table-cell office:value-type="float" table:style-name="ce1" office:value="-0.91566259334">
            <text:p>-0.915663</text:p>
          </table:table-cell>
          <table:table-cell office:value-type="float" table:style-name="ce1" office:value="0.401947776656">
            <text:p>0.401948</text:p>
          </table:table-cell>
          <table:table-cell table:number-columns-repeated="16381"/>
        </table:table-row>
        <table:table-row table:style-name="ro1">
          <table:table-cell office:value-type="float" table:style-name="ce1" office:value="293.8">
            <text:p>293.8</text:p>
          </table:table-cell>
          <table:table-cell office:value-type="float" table:style-name="ce1" office:value="-0.91495966785">
            <text:p>-0.91496</text:p>
          </table:table-cell>
          <table:table-cell office:value-type="float" table:style-name="ce1" office:value="0.403545296352">
            <text:p>0.403545</text:p>
          </table:table-cell>
          <table:table-cell table:number-columns-repeated="16381"/>
        </table:table-row>
        <table:table-row table:style-name="ro1">
          <table:table-cell office:value-type="float" table:style-name="ce1" office:value="293.9">
            <text:p>293.9</text:p>
          </table:table-cell>
          <table:table-cell office:value-type="float" table:style-name="ce1" office:value="-0.914253955234">
            <text:p>-0.914254</text:p>
          </table:table-cell>
          <table:table-cell office:value-type="float" table:style-name="ce1" office:value="0.40514158678">
            <text:p>0.405142</text:p>
          </table:table-cell>
          <table:table-cell table:number-columns-repeated="16381"/>
        </table:table-row>
        <table:table-row table:style-name="ro1">
          <table:table-cell office:value-type="float" table:style-name="ce1" office:value="294.0">
            <text:p>294</text:p>
          </table:table-cell>
          <table:table-cell office:value-type="float" table:style-name="ce1" office:value="-0.913545457643">
            <text:p>-0.913545</text:p>
          </table:table-cell>
          <table:table-cell office:value-type="float" table:style-name="ce1" office:value="0.406736643076">
            <text:p>0.406737</text:p>
          </table:table-cell>
          <table:table-cell table:number-columns-repeated="16381"/>
        </table:table-row>
        <table:table-row table:style-name="ro1">
          <table:table-cell office:value-type="float" table:style-name="ce1" office:value="294.1">
            <text:p>294.1</text:p>
          </table:table-cell>
          <table:table-cell office:value-type="float" table:style-name="ce1" office:value="-0.912834177233">
            <text:p>-0.912834</text:p>
          </table:table-cell>
          <table:table-cell office:value-type="float" table:style-name="ce1" office:value="0.408330460381">
            <text:p>0.40833</text:p>
          </table:table-cell>
          <table:table-cell table:number-columns-repeated="16381"/>
        </table:table-row>
        <table:table-row table:style-name="ro1">
          <table:table-cell office:value-type="float" table:style-name="ce1" office:value="294.2">
            <text:p>294.2</text:p>
          </table:table-cell>
          <table:table-cell office:value-type="float" table:style-name="ce1" office:value="-0.912120116172">
            <text:p>-0.91212</text:p>
          </table:table-cell>
          <table:table-cell office:value-type="float" table:style-name="ce1" office:value="0.409923033842">
            <text:p>0.409923</text:p>
          </table:table-cell>
          <table:table-cell table:number-columns-repeated="16381"/>
        </table:table-row>
        <table:table-row table:style-name="ro1">
          <table:table-cell office:value-type="float" table:style-name="ce1" office:value="294.3">
            <text:p>294.3</text:p>
          </table:table-cell>
          <table:table-cell office:value-type="float" table:style-name="ce1" office:value="-0.911403276635">
            <text:p>-0.911403</text:p>
          </table:table-cell>
          <table:table-cell office:value-type="float" table:style-name="ce1" office:value="0.411514358605">
            <text:p>0.411514</text:p>
          </table:table-cell>
          <table:table-cell table:number-columns-repeated="16381"/>
        </table:table-row>
        <table:table-row table:style-name="ro1">
          <table:table-cell office:value-type="float" table:style-name="ce1" office:value="294.4">
            <text:p>294.4</text:p>
          </table:table-cell>
          <table:table-cell office:value-type="float" table:style-name="ce1" office:value="-0.910683660806">
            <text:p>-0.910684</text:p>
          </table:table-cell>
          <table:table-cell office:value-type="float" table:style-name="ce1" office:value="0.413104429825">
            <text:p>0.413104</text:p>
          </table:table-cell>
          <table:table-cell table:number-columns-repeated="16381"/>
        </table:table-row>
        <table:table-row table:style-name="ro1">
          <table:table-cell office:value-type="float" table:style-name="ce1" office:value="294.5">
            <text:p>294.5</text:p>
          </table:table-cell>
          <table:table-cell office:value-type="float" table:style-name="ce1" office:value="-0.909961270877">
            <text:p>-0.909961</text:p>
          </table:table-cell>
          <table:table-cell office:value-type="float" table:style-name="ce1" office:value="0.414693242656">
            <text:p>0.414693</text:p>
          </table:table-cell>
          <table:table-cell table:number-columns-repeated="16381"/>
        </table:table-row>
        <table:table-row table:style-name="ro1">
          <table:table-cell office:value-type="float" table:style-name="ce1" office:value="294.6">
            <text:p>294.6</text:p>
          </table:table-cell>
          <table:table-cell office:value-type="float" table:style-name="ce1" office:value="-0.909236109047">
            <text:p>-0.909236</text:p>
          </table:table-cell>
          <table:table-cell office:value-type="float" table:style-name="ce1" office:value="0.41628079226">
            <text:p>0.416281</text:p>
          </table:table-cell>
          <table:table-cell table:number-columns-repeated="16381"/>
        </table:table-row>
        <table:table-row table:style-name="ro1">
          <table:table-cell office:value-type="float" table:style-name="ce1" office:value="294.7">
            <text:p>294.7</text:p>
          </table:table-cell>
          <table:table-cell office:value-type="float" table:style-name="ce1" office:value="-0.908508177527">
            <text:p>-0.908508</text:p>
          </table:table-cell>
          <table:table-cell office:value-type="float" table:style-name="ce1" office:value="0.417867073801">
            <text:p>0.417867</text:p>
          </table:table-cell>
          <table:table-cell table:number-columns-repeated="16381"/>
        </table:table-row>
        <table:table-row table:style-name="ro1">
          <table:table-cell office:value-type="float" table:style-name="ce1" office:value="294.8">
            <text:p>294.8</text:p>
          </table:table-cell>
          <table:table-cell office:value-type="float" table:style-name="ce1" office:value="-0.907777478533">
            <text:p>-0.907777</text:p>
          </table:table-cell>
          <table:table-cell office:value-type="float" table:style-name="ce1" office:value="0.419452082446">
            <text:p>0.419452</text:p>
          </table:table-cell>
          <table:table-cell table:number-columns-repeated="16381"/>
        </table:table-row>
        <table:table-row table:style-name="ro1">
          <table:table-cell office:value-type="float" table:style-name="ce1" office:value="294.9">
            <text:p>294.9</text:p>
          </table:table-cell>
          <table:table-cell office:value-type="float" table:style-name="ce1" office:value="-0.907044014291">
            <text:p>-0.907044</text:p>
          </table:table-cell>
          <table:table-cell office:value-type="float" table:style-name="ce1" office:value="0.421035813367">
            <text:p>0.421036</text:p>
          </table:table-cell>
          <table:table-cell table:number-columns-repeated="16381"/>
        </table:table-row>
        <table:table-row table:style-name="ro1">
          <table:table-cell office:value-type="float" table:style-name="ce1" office:value="295.0">
            <text:p>295</text:p>
          </table:table-cell>
          <table:table-cell office:value-type="float" table:style-name="ce1" office:value="-0.906307787037">
            <text:p>-0.906308</text:p>
          </table:table-cell>
          <table:table-cell office:value-type="float" table:style-name="ce1" office:value="0.422618261741">
            <text:p>0.422618</text:p>
          </table:table-cell>
          <table:table-cell table:number-columns-repeated="16381"/>
        </table:table-row>
        <table:table-row table:style-name="ro1">
          <table:table-cell office:value-type="float" table:style-name="ce1" office:value="295.1">
            <text:p>295.1</text:p>
          </table:table-cell>
          <table:table-cell office:value-type="float" table:style-name="ce1" office:value="-0.905568799011">
            <text:p>-0.905569</text:p>
          </table:table-cell>
          <table:table-cell office:value-type="float" table:style-name="ce1" office:value="0.424199422745">
            <text:p>0.424199</text:p>
          </table:table-cell>
          <table:table-cell table:number-columns-repeated="16381"/>
        </table:table-row>
        <table:table-row table:style-name="ro1">
          <table:table-cell office:value-type="float" table:style-name="ce1" office:value="295.2">
            <text:p>295.2</text:p>
          </table:table-cell>
          <table:table-cell office:value-type="float" table:style-name="ce1" office:value="-0.904827052466">
            <text:p>-0.904827</text:p>
          </table:table-cell>
          <table:table-cell office:value-type="float" table:style-name="ce1" office:value="0.425779291565">
            <text:p>0.425779</text:p>
          </table:table-cell>
          <table:table-cell table:number-columns-repeated="16381"/>
        </table:table-row>
        <table:table-row table:style-name="ro1">
          <table:table-cell office:value-type="float" table:style-name="ce1" office:value="295.3">
            <text:p>295.3</text:p>
          </table:table-cell>
          <table:table-cell office:value-type="float" table:style-name="ce1" office:value="-0.904082549661">
            <text:p>-0.904083</text:p>
          </table:table-cell>
          <table:table-cell office:value-type="float" table:style-name="ce1" office:value="0.427357863387">
            <text:p>0.427358</text:p>
          </table:table-cell>
          <table:table-cell table:number-columns-repeated="16381"/>
        </table:table-row>
        <table:table-row table:style-name="ro1">
          <table:table-cell office:value-type="float" table:style-name="ce1" office:value="295.4">
            <text:p>295.4</text:p>
          </table:table-cell>
          <table:table-cell office:value-type="float" table:style-name="ce1" office:value="-0.903335292863">
            <text:p>-0.903335</text:p>
          </table:table-cell>
          <table:table-cell office:value-type="float" table:style-name="ce1" office:value="0.428935133403">
            <text:p>0.428935</text:p>
          </table:table-cell>
          <table:table-cell table:number-columns-repeated="16381"/>
        </table:table-row>
        <table:table-row table:style-name="ro1">
          <table:table-cell office:value-type="float" table:style-name="ce1" office:value="295.5">
            <text:p>295.5</text:p>
          </table:table-cell>
          <table:table-cell office:value-type="float" table:style-name="ce1" office:value="-0.90258528435">
            <text:p>-0.902585</text:p>
          </table:table-cell>
          <table:table-cell office:value-type="float" table:style-name="ce1" office:value="0.430511096808">
            <text:p>0.430511</text:p>
          </table:table-cell>
          <table:table-cell table:number-columns-repeated="16381"/>
        </table:table-row>
        <table:table-row table:style-name="ro1">
          <table:table-cell office:value-type="float" table:style-name="ce1" office:value="295.6">
            <text:p>295.6</text:p>
          </table:table-cell>
          <table:table-cell office:value-type="float" table:style-name="ce1" office:value="-0.901832526405">
            <text:p>-0.901833</text:p>
          </table:table-cell>
          <table:table-cell office:value-type="float" table:style-name="ce1" office:value="0.432085748802">
            <text:p>0.432086</text:p>
          </table:table-cell>
          <table:table-cell table:number-columns-repeated="16381"/>
        </table:table-row>
        <table:table-row table:style-name="ro1">
          <table:table-cell office:value-type="float" table:style-name="ce1" office:value="295.7">
            <text:p>295.7</text:p>
          </table:table-cell>
          <table:table-cell office:value-type="float" table:style-name="ce1" office:value="-0.901077021322">
            <text:p>-0.901077</text:p>
          </table:table-cell>
          <table:table-cell office:value-type="float" table:style-name="ce1" office:value="0.433659084588">
            <text:p>0.433659</text:p>
          </table:table-cell>
          <table:table-cell table:number-columns-repeated="16381"/>
        </table:table-row>
        <table:table-row table:style-name="ro1">
          <table:table-cell office:value-type="float" table:style-name="ce1" office:value="295.8">
            <text:p>295.8</text:p>
          </table:table-cell>
          <table:table-cell office:value-type="float" table:style-name="ce1" office:value="-0.900318771402">
            <text:p>-0.900319</text:p>
          </table:table-cell>
          <table:table-cell office:value-type="float" table:style-name="ce1" office:value="0.435231099372">
            <text:p>0.435231</text:p>
          </table:table-cell>
          <table:table-cell table:number-columns-repeated="16381"/>
        </table:table-row>
        <table:table-row table:style-name="ro1">
          <table:table-cell office:value-type="float" table:style-name="ce1" office:value="295.9">
            <text:p>295.9</text:p>
          </table:table-cell>
          <table:table-cell office:value-type="float" table:style-name="ce1" office:value="-0.899557778955">
            <text:p>-0.899558</text:p>
          </table:table-cell>
          <table:table-cell office:value-type="float" table:style-name="ce1" office:value="0.436801788368">
            <text:p>0.436802</text:p>
          </table:table-cell>
          <table:table-cell table:number-columns-repeated="16381"/>
        </table:table-row>
        <table:table-row table:style-name="ro1">
          <table:table-cell office:value-type="float" table:style-name="ce1" office:value="296.0">
            <text:p>296</text:p>
          </table:table-cell>
          <table:table-cell office:value-type="float" table:style-name="ce1" office:value="-0.898794046299">
            <text:p>-0.898794</text:p>
          </table:table-cell>
          <table:table-cell office:value-type="float" table:style-name="ce1" office:value="0.438371146789">
            <text:p>0.438371</text:p>
          </table:table-cell>
          <table:table-cell table:number-columns-repeated="16381"/>
        </table:table-row>
        <table:table-row table:style-name="ro1">
          <table:table-cell office:value-type="float" table:style-name="ce1" office:value="296.1">
            <text:p>296.1</text:p>
          </table:table-cell>
          <table:table-cell office:value-type="float" table:style-name="ce1" office:value="-0.898027575761">
            <text:p>-0.898028</text:p>
          </table:table-cell>
          <table:table-cell office:value-type="float" table:style-name="ce1" office:value="0.439939169856">
            <text:p>0.439939</text:p>
          </table:table-cell>
          <table:table-cell table:number-columns-repeated="16381"/>
        </table:table-row>
        <table:table-row table:style-name="ro1">
          <table:table-cell office:value-type="float" table:style-name="ce1" office:value="296.2">
            <text:p>296.2</text:p>
          </table:table-cell>
          <table:table-cell office:value-type="float" table:style-name="ce1" office:value="-0.897258369674">
            <text:p>-0.897258</text:p>
          </table:table-cell>
          <table:table-cell office:value-type="float" table:style-name="ce1" office:value="0.441505852792">
            <text:p>0.441506</text:p>
          </table:table-cell>
          <table:table-cell table:number-columns-repeated="16381"/>
        </table:table-row>
        <table:table-row table:style-name="ro1">
          <table:table-cell office:value-type="float" table:style-name="ce1" office:value="296.3">
            <text:p>296.3</text:p>
          </table:table-cell>
          <table:table-cell office:value-type="float" table:style-name="ce1" office:value="-0.896486430383">
            <text:p>-0.896486</text:p>
          </table:table-cell>
          <table:table-cell office:value-type="float" table:style-name="ce1" office:value="0.443071190824">
            <text:p>0.443071</text:p>
          </table:table-cell>
          <table:table-cell table:number-columns-repeated="16381"/>
        </table:table-row>
        <table:table-row table:style-name="ro1">
          <table:table-cell office:value-type="float" table:style-name="ce1" office:value="296.4">
            <text:p>296.4</text:p>
          </table:table-cell>
          <table:table-cell office:value-type="float" table:style-name="ce1" office:value="-0.895711760239">
            <text:p>-0.895712</text:p>
          </table:table-cell>
          <table:table-cell office:value-type="float" table:style-name="ce1" office:value="0.444635179185">
            <text:p>0.444635</text:p>
          </table:table-cell>
          <table:table-cell table:number-columns-repeated="16381"/>
        </table:table-row>
        <table:table-row table:style-name="ro1">
          <table:table-cell office:value-type="float" table:style-name="ce1" office:value="296.5">
            <text:p>296.5</text:p>
          </table:table-cell>
          <table:table-cell office:value-type="float" table:style-name="ce1" office:value="-0.894934361602">
            <text:p>-0.894934</text:p>
          </table:table-cell>
          <table:table-cell office:value-type="float" table:style-name="ce1" office:value="0.44619781311">
            <text:p>0.446198</text:p>
          </table:table-cell>
          <table:table-cell table:number-columns-repeated="16381"/>
        </table:table-row>
        <table:table-row table:style-name="ro1">
          <table:table-cell office:value-type="float" table:style-name="ce1" office:value="296.6">
            <text:p>296.6</text:p>
          </table:table-cell>
          <table:table-cell office:value-type="float" table:style-name="ce1" office:value="-0.894154236839">
            <text:p>-0.894154</text:p>
          </table:table-cell>
          <table:table-cell office:value-type="float" table:style-name="ce1" office:value="0.447759087839">
            <text:p>0.447759</text:p>
          </table:table-cell>
          <table:table-cell table:number-columns-repeated="16381"/>
        </table:table-row>
        <table:table-row table:style-name="ro1">
          <table:table-cell office:value-type="float" table:style-name="ce1" office:value="296.7">
            <text:p>296.7</text:p>
          </table:table-cell>
          <table:table-cell office:value-type="float" table:style-name="ce1" office:value="-0.893371388328">
            <text:p>-0.893371</text:p>
          </table:table-cell>
          <table:table-cell office:value-type="float" table:style-name="ce1" office:value="0.449318998616">
            <text:p>0.449319</text:p>
          </table:table-cell>
          <table:table-cell table:number-columns-repeated="16381"/>
        </table:table-row>
        <table:table-row table:style-name="ro1">
          <table:table-cell office:value-type="float" table:style-name="ce1" office:value="296.8">
            <text:p>296.8</text:p>
          </table:table-cell>
          <table:table-cell office:value-type="float" table:style-name="ce1" office:value="-0.892585818452">
            <text:p>-0.892586</text:p>
          </table:table-cell>
          <table:table-cell office:value-type="float" table:style-name="ce1" office:value="0.450877540689">
            <text:p>0.450878</text:p>
          </table:table-cell>
          <table:table-cell table:number-columns-repeated="16381"/>
        </table:table-row>
        <table:table-row table:style-name="ro1">
          <table:table-cell office:value-type="float" table:style-name="ce1" office:value="296.9">
            <text:p>296.9</text:p>
          </table:table-cell>
          <table:table-cell office:value-type="float" table:style-name="ce1" office:value="-0.891797529605">
            <text:p>-0.891798</text:p>
          </table:table-cell>
          <table:table-cell office:value-type="float" table:style-name="ce1" office:value="0.452434709312">
            <text:p>0.452435</text:p>
          </table:table-cell>
          <table:table-cell table:number-columns-repeated="16381"/>
        </table:table-row>
        <table:table-row table:style-name="ro1">
          <table:table-cell office:value-type="float" table:style-name="ce1" office:value="297.0">
            <text:p>297</text:p>
          </table:table-cell>
          <table:table-cell office:value-type="float" table:style-name="ce1" office:value="-0.891006524188">
            <text:p>-0.891007</text:p>
          </table:table-cell>
          <table:table-cell office:value-type="float" table:style-name="ce1" office:value="0.45399049974">
            <text:p>0.45399</text:p>
          </table:table-cell>
          <table:table-cell table:number-columns-repeated="16381"/>
        </table:table-row>
        <table:table-row table:style-name="ro1">
          <table:table-cell office:value-type="float" table:style-name="ce1" office:value="297.1">
            <text:p>297.1</text:p>
          </table:table-cell>
          <table:table-cell office:value-type="float" table:style-name="ce1" office:value="-0.890212804611">
            <text:p>-0.890213</text:p>
          </table:table-cell>
          <table:table-cell office:value-type="float" table:style-name="ce1" office:value="0.455544907234">
            <text:p>0.455545</text:p>
          </table:table-cell>
          <table:table-cell table:number-columns-repeated="16381"/>
        </table:table-row>
        <table:table-row table:style-name="ro1">
          <table:table-cell office:value-type="float" table:style-name="ce1" office:value="297.2">
            <text:p>297.2</text:p>
          </table:table-cell>
          <table:table-cell office:value-type="float" table:style-name="ce1" office:value="-0.889416373291">
            <text:p>-0.889416</text:p>
          </table:table-cell>
          <table:table-cell office:value-type="float" table:style-name="ce1" office:value="0.457097927059">
            <text:p>0.457098</text:p>
          </table:table-cell>
          <table:table-cell table:number-columns-repeated="16381"/>
        </table:table-row>
        <table:table-row table:style-name="ro1">
          <table:table-cell office:value-type="float" table:style-name="ce1" office:value="297.3">
            <text:p>297.3</text:p>
          </table:table-cell>
          <table:table-cell office:value-type="float" table:style-name="ce1" office:value="-0.888617232655">
            <text:p>-0.888617</text:p>
          </table:table-cell>
          <table:table-cell office:value-type="float" table:style-name="ce1" office:value="0.458649554484">
            <text:p>0.45865</text:p>
          </table:table-cell>
          <table:table-cell table:number-columns-repeated="16381"/>
        </table:table-row>
        <table:table-row table:style-name="ro1">
          <table:table-cell office:value-type="float" table:style-name="ce1" office:value="297.4">
            <text:p>297.4</text:p>
          </table:table-cell>
          <table:table-cell office:value-type="float" table:style-name="ce1" office:value="-0.887815385136">
            <text:p>-0.887815</text:p>
          </table:table-cell>
          <table:table-cell office:value-type="float" table:style-name="ce1" office:value="0.460199784784">
            <text:p>0.4602</text:p>
          </table:table-cell>
          <table:table-cell table:number-columns-repeated="16381"/>
        </table:table-row>
        <table:table-row table:style-name="ro1">
          <table:table-cell office:value-type="float" table:style-name="ce1" office:value="297.5">
            <text:p>297.5</text:p>
          </table:table-cell>
          <table:table-cell office:value-type="float" table:style-name="ce1" office:value="-0.887010833178">
            <text:p>-0.887011</text:p>
          </table:table-cell>
          <table:table-cell office:value-type="float" table:style-name="ce1" office:value="0.461748613235">
            <text:p>0.461749</text:p>
          </table:table-cell>
          <table:table-cell table:number-columns-repeated="16381"/>
        </table:table-row>
        <table:table-row table:style-name="ro1">
          <table:table-cell office:value-type="float" table:style-name="ce1" office:value="297.6">
            <text:p>297.6</text:p>
          </table:table-cell>
          <table:table-cell office:value-type="float" table:style-name="ce1" office:value="-0.886203579231">
            <text:p>-0.886204</text:p>
          </table:table-cell>
          <table:table-cell office:value-type="float" table:style-name="ce1" office:value="0.46329603512">
            <text:p>0.463296</text:p>
          </table:table-cell>
          <table:table-cell table:number-columns-repeated="16381"/>
        </table:table-row>
        <table:table-row table:style-name="ro1">
          <table:table-cell office:value-type="float" table:style-name="ce1" office:value="297.7">
            <text:p>297.7</text:p>
          </table:table-cell>
          <table:table-cell office:value-type="float" table:style-name="ce1" office:value="-0.885393625754">
            <text:p>-0.885394</text:p>
          </table:table-cell>
          <table:table-cell office:value-type="float" table:style-name="ce1" office:value="0.464842045725">
            <text:p>0.464842</text:p>
          </table:table-cell>
          <table:table-cell table:number-columns-repeated="16381"/>
        </table:table-row>
        <table:table-row table:style-name="ro1">
          <table:table-cell office:value-type="float" table:style-name="ce1" office:value="297.8">
            <text:p>297.8</text:p>
          </table:table-cell>
          <table:table-cell office:value-type="float" table:style-name="ce1" office:value="-0.884580975215">
            <text:p>-0.884581</text:p>
          </table:table-cell>
          <table:table-cell office:value-type="float" table:style-name="ce1" office:value="0.46638664034">
            <text:p>0.466387</text:p>
          </table:table-cell>
          <table:table-cell table:number-columns-repeated="16381"/>
        </table:table-row>
        <table:table-row table:style-name="ro1">
          <table:table-cell office:value-type="float" table:style-name="ce1" office:value="297.9">
            <text:p>297.9</text:p>
          </table:table-cell>
          <table:table-cell office:value-type="float" table:style-name="ce1" office:value="-0.883765630089">
            <text:p>-0.883766</text:p>
          </table:table-cell>
          <table:table-cell office:value-type="float" table:style-name="ce1" office:value="0.467929814261">
            <text:p>0.46793</text:p>
          </table:table-cell>
          <table:table-cell table:number-columns-repeated="16381"/>
        </table:table-row>
        <table:table-row table:style-name="ro1">
          <table:table-cell office:value-type="float" table:style-name="ce1" office:value="298.0">
            <text:p>298</text:p>
          </table:table-cell>
          <table:table-cell office:value-type="float" table:style-name="ce1" office:value="-0.882947592859">
            <text:p>-0.882948</text:p>
          </table:table-cell>
          <table:table-cell office:value-type="float" table:style-name="ce1" office:value="0.469471562786">
            <text:p>0.469472</text:p>
          </table:table-cell>
          <table:table-cell table:number-columns-repeated="16381"/>
        </table:table-row>
        <table:table-row table:style-name="ro1">
          <table:table-cell office:value-type="float" table:style-name="ce1" office:value="298.1">
            <text:p>298.1</text:p>
          </table:table-cell>
          <table:table-cell office:value-type="float" table:style-name="ce1" office:value="-0.882126866018">
            <text:p>-0.882127</text:p>
          </table:table-cell>
          <table:table-cell office:value-type="float" table:style-name="ce1" office:value="0.471011881219">
            <text:p>0.471012</text:p>
          </table:table-cell>
          <table:table-cell table:number-columns-repeated="16381"/>
        </table:table-row>
        <table:table-row table:style-name="ro1">
          <table:table-cell office:value-type="float" table:style-name="ce1" office:value="298.2">
            <text:p>298.2</text:p>
          </table:table-cell>
          <table:table-cell office:value-type="float" table:style-name="ce1" office:value="-0.881303452065">
            <text:p>-0.881303</text:p>
          </table:table-cell>
          <table:table-cell office:value-type="float" table:style-name="ce1" office:value="0.472550764869">
            <text:p>0.472551</text:p>
          </table:table-cell>
          <table:table-cell table:number-columns-repeated="16381"/>
        </table:table-row>
        <table:table-row table:style-name="ro1">
          <table:table-cell office:value-type="float" table:style-name="ce1" office:value="298.3">
            <text:p>298.3</text:p>
          </table:table-cell>
          <table:table-cell office:value-type="float" table:style-name="ce1" office:value="-0.880477353509">
            <text:p>-0.880477</text:p>
          </table:table-cell>
          <table:table-cell office:value-type="float" table:style-name="ce1" office:value="0.474088209047">
            <text:p>0.474088</text:p>
          </table:table-cell>
          <table:table-cell table:number-columns-repeated="16381"/>
        </table:table-row>
        <table:table-row table:style-name="ro1">
          <table:table-cell office:value-type="float" table:style-name="ce1" office:value="298.4">
            <text:p>298.4</text:p>
          </table:table-cell>
          <table:table-cell office:value-type="float" table:style-name="ce1" office:value="-0.879648572867">
            <text:p>-0.879649</text:p>
          </table:table-cell>
          <table:table-cell office:value-type="float" table:style-name="ce1" office:value="0.47562420907">
            <text:p>0.475624</text:p>
          </table:table-cell>
          <table:table-cell table:number-columns-repeated="16381"/>
        </table:table-row>
        <table:table-row table:style-name="ro1">
          <table:table-cell office:value-type="float" table:style-name="ce1" office:value="298.5">
            <text:p>298.5</text:p>
          </table:table-cell>
          <table:table-cell office:value-type="float" table:style-name="ce1" office:value="-0.878817112662">
            <text:p>-0.878817</text:p>
          </table:table-cell>
          <table:table-cell office:value-type="float" table:style-name="ce1" office:value="0.47715876026">
            <text:p>0.477159</text:p>
          </table:table-cell>
          <table:table-cell table:number-columns-repeated="16381"/>
        </table:table-row>
        <table:table-row table:style-name="ro1">
          <table:table-cell office:value-type="float" table:style-name="ce1" office:value="298.6">
            <text:p>298.6</text:p>
          </table:table-cell>
          <table:table-cell office:value-type="float" table:style-name="ce1" office:value="-0.877982975428">
            <text:p>-0.877983</text:p>
          </table:table-cell>
          <table:table-cell office:value-type="float" table:style-name="ce1" office:value="0.478691857941">
            <text:p>0.478692</text:p>
          </table:table-cell>
          <table:table-cell table:number-columns-repeated="16381"/>
        </table:table-row>
        <table:table-row table:style-name="ro1">
          <table:table-cell office:value-type="float" table:style-name="ce1" office:value="298.7">
            <text:p>298.7</text:p>
          </table:table-cell>
          <table:table-cell office:value-type="float" table:style-name="ce1" office:value="-0.877146163706">
            <text:p>-0.877146</text:p>
          </table:table-cell>
          <table:table-cell office:value-type="float" table:style-name="ce1" office:value="0.480223497443">
            <text:p>0.480223</text:p>
          </table:table-cell>
          <table:table-cell table:number-columns-repeated="16381"/>
        </table:table-row>
        <table:table-row table:style-name="ro1">
          <table:table-cell office:value-type="float" table:style-name="ce1" office:value="298.8">
            <text:p>298.8</text:p>
          </table:table-cell>
          <table:table-cell office:value-type="float" table:style-name="ce1" office:value="-0.876306680044">
            <text:p>-0.876307</text:p>
          </table:table-cell>
          <table:table-cell office:value-type="float" table:style-name="ce1" office:value="0.481753674102">
            <text:p>0.481754</text:p>
          </table:table-cell>
          <table:table-cell table:number-columns-repeated="16381"/>
        </table:table-row>
        <table:table-row table:style-name="ro1">
          <table:table-cell office:value-type="float" table:style-name="ce1" office:value="298.9">
            <text:p>298.9</text:p>
          </table:table-cell>
          <table:table-cell office:value-type="float" table:style-name="ce1" office:value="-0.875464527">
            <text:p>-0.875465</text:p>
          </table:table-cell>
          <table:table-cell office:value-type="float" table:style-name="ce1" office:value="0.483282383255">
            <text:p>0.483282</text:p>
          </table:table-cell>
          <table:table-cell table:number-columns-repeated="16381"/>
        </table:table-row>
        <table:table-row table:style-name="ro1">
          <table:table-cell office:value-type="float" table:style-name="ce1" office:value="299.0">
            <text:p>299</text:p>
          </table:table-cell>
          <table:table-cell office:value-type="float" table:style-name="ce1" office:value="-0.874619707139">
            <text:p>-0.87462</text:p>
          </table:table-cell>
          <table:table-cell office:value-type="float" table:style-name="ce1" office:value="0.484809620246">
            <text:p>0.48481</text:p>
          </table:table-cell>
          <table:table-cell table:number-columns-repeated="16381"/>
        </table:table-row>
        <table:table-row table:style-name="ro1">
          <table:table-cell office:value-type="float" table:style-name="ce1" office:value="299.1">
            <text:p>299.1</text:p>
          </table:table-cell>
          <table:table-cell office:value-type="float" table:style-name="ce1" office:value="-0.873772223035">
            <text:p>-0.873772</text:p>
          </table:table-cell>
          <table:table-cell office:value-type="float" table:style-name="ce1" office:value="0.486335380423">
            <text:p>0.486335</text:p>
          </table:table-cell>
          <table:table-cell table:number-columns-repeated="16381"/>
        </table:table-row>
        <table:table-row table:style-name="ro1">
          <table:table-cell office:value-type="float" table:style-name="ce1" office:value="299.2">
            <text:p>299.2</text:p>
          </table:table-cell>
          <table:table-cell office:value-type="float" table:style-name="ce1" office:value="-0.87292207727">
            <text:p>-0.872922</text:p>
          </table:table-cell>
          <table:table-cell office:value-type="float" table:style-name="ce1" office:value="0.487859659139">
            <text:p>0.48786</text:p>
          </table:table-cell>
          <table:table-cell table:number-columns-repeated="16381"/>
        </table:table-row>
        <table:table-row table:style-name="ro1">
          <table:table-cell office:value-type="float" table:style-name="ce1" office:value="299.3">
            <text:p>299.3</text:p>
          </table:table-cell>
          <table:table-cell office:value-type="float" table:style-name="ce1" office:value="-0.872069272432">
            <text:p>-0.872069</text:p>
          </table:table-cell>
          <table:table-cell office:value-type="float" table:style-name="ce1" office:value="0.489382451749">
            <text:p>0.489382</text:p>
          </table:table-cell>
          <table:table-cell table:number-columns-repeated="16381"/>
        </table:table-row>
        <table:table-row table:style-name="ro1">
          <table:table-cell office:value-type="float" table:style-name="ce1" office:value="299.4">
            <text:p>299.4</text:p>
          </table:table-cell>
          <table:table-cell office:value-type="float" table:style-name="ce1" office:value="-0.87121381112">
            <text:p>-0.871214</text:p>
          </table:table-cell>
          <table:table-cell office:value-type="float" table:style-name="ce1" office:value="0.490903753615">
            <text:p>0.490904</text:p>
          </table:table-cell>
          <table:table-cell table:number-columns-repeated="16381"/>
        </table:table-row>
        <table:table-row table:style-name="ro1">
          <table:table-cell office:value-type="float" table:style-name="ce1" office:value="299.5">
            <text:p>299.5</text:p>
          </table:table-cell>
          <table:table-cell office:value-type="float" table:style-name="ce1" office:value="-0.87035569594">
            <text:p>-0.870356</text:p>
          </table:table-cell>
          <table:table-cell office:value-type="float" table:style-name="ce1" office:value="0.492423560103">
            <text:p>0.492424</text:p>
          </table:table-cell>
          <table:table-cell table:number-columns-repeated="16381"/>
        </table:table-row>
        <table:table-row table:style-name="ro1">
          <table:table-cell office:value-type="float" table:style-name="ce1" office:value="299.6">
            <text:p>299.6</text:p>
          </table:table-cell>
          <table:table-cell office:value-type="float" table:style-name="ce1" office:value="-0.869494929505">
            <text:p>-0.869495</text:p>
          </table:table-cell>
          <table:table-cell office:value-type="float" table:style-name="ce1" office:value="0.493941866584">
            <text:p>0.493942</text:p>
          </table:table-cell>
          <table:table-cell table:number-columns-repeated="16381"/>
        </table:table-row>
        <table:table-row table:style-name="ro1">
          <table:table-cell office:value-type="float" table:style-name="ce1" office:value="299.7">
            <text:p>299.7</text:p>
          </table:table-cell>
          <table:table-cell office:value-type="float" table:style-name="ce1" office:value="-0.868631514438">
            <text:p>-0.868632</text:p>
          </table:table-cell>
          <table:table-cell office:value-type="float" table:style-name="ce1" office:value="0.495458668432">
            <text:p>0.495459</text:p>
          </table:table-cell>
          <table:table-cell table:number-columns-repeated="16381"/>
        </table:table-row>
        <table:table-row table:style-name="ro1">
          <table:table-cell office:value-type="float" table:style-name="ce1" office:value="299.8">
            <text:p>299.8</text:p>
          </table:table-cell>
          <table:table-cell office:value-type="float" table:style-name="ce1" office:value="-0.867765453369">
            <text:p>-0.867765</text:p>
          </table:table-cell>
          <table:table-cell office:value-type="float" table:style-name="ce1" office:value="0.496973961028">
            <text:p>0.496974</text:p>
          </table:table-cell>
          <table:table-cell table:number-columns-repeated="16381"/>
        </table:table-row>
        <table:table-row table:style-name="ro1">
          <table:table-cell office:value-type="float" table:style-name="ce1" office:value="299.9">
            <text:p>299.9</text:p>
          </table:table-cell>
          <table:table-cell office:value-type="float" table:style-name="ce1" office:value="-0.866896748936">
            <text:p>-0.866897</text:p>
          </table:table-cell>
          <table:table-cell office:value-type="float" table:style-name="ce1" office:value="0.498487739754">
            <text:p>0.498488</text:p>
          </table:table-cell>
          <table:table-cell table:number-columns-repeated="16381"/>
        </table:table-row>
        <table:table-row table:style-name="ro1">
          <table:table-cell office:value-type="float" table:style-name="ce1" office:value="300.0">
            <text:p>300</text:p>
          </table:table-cell>
          <table:table-cell office:value-type="float" table:style-name="ce1" office:value="-0.866025403784">
            <text:p>-0.866025</text:p>
          </table:table-cell>
          <table:table-cell office:value-type="float" table:style-name="ce1" office:value="0.5">
            <text:p>0.5</text:p>
          </table:table-cell>
          <table:table-cell table:number-columns-repeated="16381"/>
        </table:table-row>
        <table:table-row table:style-name="ro1">
          <table:table-cell office:value-type="float" table:style-name="ce1" office:value="300.1">
            <text:p>300.1</text:p>
          </table:table-cell>
          <table:table-cell office:value-type="float" table:style-name="ce1" office:value="-0.86515142057">
            <text:p>-0.865151</text:p>
          </table:table-cell>
          <table:table-cell office:value-type="float" table:style-name="ce1" office:value="0.501510737159">
            <text:p>0.501511</text:p>
          </table:table-cell>
          <table:table-cell table:number-columns-repeated="16381"/>
        </table:table-row>
        <table:table-row table:style-name="ro1">
          <table:table-cell office:value-type="float" table:style-name="ce1" office:value="300.2">
            <text:p>300.2</text:p>
          </table:table-cell>
          <table:table-cell office:value-type="float" table:style-name="ce1" office:value="-0.864274801954">
            <text:p>-0.864275</text:p>
          </table:table-cell>
          <table:table-cell office:value-type="float" table:style-name="ce1" office:value="0.50301994663">
            <text:p>0.50302</text:p>
          </table:table-cell>
          <table:table-cell table:number-columns-repeated="16381"/>
        </table:table-row>
        <table:table-row table:style-name="ro1">
          <table:table-cell office:value-type="float" table:style-name="ce1" office:value="300.3">
            <text:p>300.3</text:p>
          </table:table-cell>
          <table:table-cell office:value-type="float" table:style-name="ce1" office:value="-0.863395550607">
            <text:p>-0.863396</text:p>
          </table:table-cell>
          <table:table-cell office:value-type="float" table:style-name="ce1" office:value="0.504527623815">
            <text:p>0.504528</text:p>
          </table:table-cell>
          <table:table-cell table:number-columns-repeated="16381"/>
        </table:table-row>
        <table:table-row table:style-name="ro1">
          <table:table-cell office:value-type="float" table:style-name="ce1" office:value="300.4">
            <text:p>300.4</text:p>
          </table:table-cell>
          <table:table-cell office:value-type="float" table:style-name="ce1" office:value="-0.862513669207">
            <text:p>-0.862514</text:p>
          </table:table-cell>
          <table:table-cell office:value-type="float" table:style-name="ce1" office:value="0.506033764121">
            <text:p>0.506034</text:p>
          </table:table-cell>
          <table:table-cell table:number-columns-repeated="16381"/>
        </table:table-row>
        <table:table-row table:style-name="ro1">
          <table:table-cell office:value-type="float" table:style-name="ce1" office:value="300.5">
            <text:p>300.5</text:p>
          </table:table-cell>
          <table:table-cell office:value-type="float" table:style-name="ce1" office:value="-0.861629160442">
            <text:p>-0.861629</text:p>
          </table:table-cell>
          <table:table-cell office:value-type="float" table:style-name="ce1" office:value="0.507538362961">
            <text:p>0.507538</text:p>
          </table:table-cell>
          <table:table-cell table:number-columns-repeated="16381"/>
        </table:table-row>
        <table:table-row table:style-name="ro1">
          <table:table-cell office:value-type="float" table:style-name="ce1" office:value="300.6">
            <text:p>300.6</text:p>
          </table:table-cell>
          <table:table-cell office:value-type="float" table:style-name="ce1" office:value="-0.860742027004">
            <text:p>-0.860742</text:p>
          </table:table-cell>
          <table:table-cell office:value-type="float" table:style-name="ce1" office:value="0.50904141575">
            <text:p>0.509041</text:p>
          </table:table-cell>
          <table:table-cell table:number-columns-repeated="16381"/>
        </table:table-row>
        <table:table-row table:style-name="ro1">
          <table:table-cell office:value-type="float" table:style-name="ce1" office:value="300.7">
            <text:p>300.7</text:p>
          </table:table-cell>
          <table:table-cell office:value-type="float" table:style-name="ce1" office:value="-0.859852271597">
            <text:p>-0.859852</text:p>
          </table:table-cell>
          <table:table-cell office:value-type="float" table:style-name="ce1" office:value="0.510542917912">
            <text:p>0.510543</text:p>
          </table:table-cell>
          <table:table-cell table:number-columns-repeated="16381"/>
        </table:table-row>
        <table:table-row table:style-name="ro1">
          <table:table-cell office:value-type="float" table:style-name="ce1" office:value="300.8">
            <text:p>300.8</text:p>
          </table:table-cell>
          <table:table-cell office:value-type="float" table:style-name="ce1" office:value="-0.858959896931">
            <text:p>-0.85896</text:p>
          </table:table-cell>
          <table:table-cell office:value-type="float" table:style-name="ce1" office:value="0.512042864871">
            <text:p>0.512043</text:p>
          </table:table-cell>
          <table:table-cell table:number-columns-repeated="16381"/>
        </table:table-row>
        <table:table-row table:style-name="ro1">
          <table:table-cell office:value-type="float" table:style-name="ce1" office:value="300.9">
            <text:p>300.9</text:p>
          </table:table-cell>
          <table:table-cell office:value-type="float" table:style-name="ce1" office:value="-0.858064905724">
            <text:p>-0.858065</text:p>
          </table:table-cell>
          <table:table-cell office:value-type="float" table:style-name="ce1" office:value="0.513541252058">
            <text:p>0.513541</text:p>
          </table:table-cell>
          <table:table-cell table:number-columns-repeated="16381"/>
        </table:table-row>
        <table:table-row table:style-name="ro1">
          <table:table-cell office:value-type="float" table:style-name="ce1" office:value="301.0">
            <text:p>301</text:p>
          </table:table-cell>
          <table:table-cell office:value-type="float" table:style-name="ce1" office:value="-0.857167300702">
            <text:p>-0.857167</text:p>
          </table:table-cell>
          <table:table-cell office:value-type="float" table:style-name="ce1" office:value="0.51503807491">
            <text:p>0.515038</text:p>
          </table:table-cell>
          <table:table-cell table:number-columns-repeated="16381"/>
        </table:table-row>
        <table:table-row table:style-name="ro1">
          <table:table-cell office:value-type="float" table:style-name="ce1" office:value="301.1">
            <text:p>301.1</text:p>
          </table:table-cell>
          <table:table-cell office:value-type="float" table:style-name="ce1" office:value="-0.8562670846">
            <text:p>-0.856267</text:p>
          </table:table-cell>
          <table:table-cell office:value-type="float" table:style-name="ce1" office:value="0.516533328867">
            <text:p>0.516533</text:p>
          </table:table-cell>
          <table:table-cell table:number-columns-repeated="16381"/>
        </table:table-row>
        <table:table-row table:style-name="ro1">
          <table:table-cell office:value-type="float" table:style-name="ce1" office:value="301.2">
            <text:p>301.2</text:p>
          </table:table-cell>
          <table:table-cell office:value-type="float" table:style-name="ce1" office:value="-0.855364260161">
            <text:p>-0.855364</text:p>
          </table:table-cell>
          <table:table-cell office:value-type="float" table:style-name="ce1" office:value="0.518027009373">
            <text:p>0.518027</text:p>
          </table:table-cell>
          <table:table-cell table:number-columns-repeated="16381"/>
        </table:table-row>
        <table:table-row table:style-name="ro1">
          <table:table-cell office:value-type="float" table:style-name="ce1" office:value="301.3">
            <text:p>301.3</text:p>
          </table:table-cell>
          <table:table-cell office:value-type="float" table:style-name="ce1" office:value="-0.854458830133">
            <text:p>-0.854459</text:p>
          </table:table-cell>
          <table:table-cell office:value-type="float" table:style-name="ce1" office:value="0.51951911188">
            <text:p>0.519519</text:p>
          </table:table-cell>
          <table:table-cell table:number-columns-repeated="16381"/>
        </table:table-row>
        <table:table-row table:style-name="ro1">
          <table:table-cell office:value-type="float" table:style-name="ce1" office:value="301.4">
            <text:p>301.4</text:p>
          </table:table-cell>
          <table:table-cell office:value-type="float" table:style-name="ce1" office:value="-0.853550797275">
            <text:p>-0.853551</text:p>
          </table:table-cell>
          <table:table-cell office:value-type="float" table:style-name="ce1" office:value="0.521009631841">
            <text:p>0.52101</text:p>
          </table:table-cell>
          <table:table-cell table:number-columns-repeated="16381"/>
        </table:table-row>
        <table:table-row table:style-name="ro1">
          <table:table-cell office:value-type="float" table:style-name="ce1" office:value="301.5">
            <text:p>301.5</text:p>
          </table:table-cell>
          <table:table-cell office:value-type="float" table:style-name="ce1" office:value="-0.852640164354">
            <text:p>-0.85264</text:p>
          </table:table-cell>
          <table:table-cell office:value-type="float" table:style-name="ce1" office:value="0.522498564716">
            <text:p>0.522499</text:p>
          </table:table-cell>
          <table:table-cell table:number-columns-repeated="16381"/>
        </table:table-row>
        <table:table-row table:style-name="ro1">
          <table:table-cell office:value-type="float" table:style-name="ce1" office:value="301.6">
            <text:p>301.6</text:p>
          </table:table-cell>
          <table:table-cell office:value-type="float" table:style-name="ce1" office:value="-0.851726934143">
            <text:p>-0.851727</text:p>
          </table:table-cell>
          <table:table-cell office:value-type="float" table:style-name="ce1" office:value="0.52398590597">
            <text:p>0.523986</text:p>
          </table:table-cell>
          <table:table-cell table:number-columns-repeated="16381"/>
        </table:table-row>
        <table:table-row table:style-name="ro1">
          <table:table-cell office:value-type="float" table:style-name="ce1" office:value="301.7">
            <text:p>301.7</text:p>
          </table:table-cell>
          <table:table-cell office:value-type="float" table:style-name="ce1" office:value="-0.850811109424">
            <text:p>-0.850811</text:p>
          </table:table-cell>
          <table:table-cell office:value-type="float" table:style-name="ce1" office:value="0.525471651072">
            <text:p>0.525472</text:p>
          </table:table-cell>
          <table:table-cell table:number-columns-repeated="16381"/>
        </table:table-row>
        <table:table-row table:style-name="ro1">
          <table:table-cell office:value-type="float" table:style-name="ce1" office:value="301.8">
            <text:p>301.8</text:p>
          </table:table-cell>
          <table:table-cell office:value-type="float" table:style-name="ce1" office:value="-0.849892692987">
            <text:p>-0.849893</text:p>
          </table:table-cell>
          <table:table-cell office:value-type="float" table:style-name="ce1" office:value="0.526955795497">
            <text:p>0.526956</text:p>
          </table:table-cell>
          <table:table-cell table:number-columns-repeated="16381"/>
        </table:table-row>
        <table:table-row table:style-name="ro1">
          <table:table-cell office:value-type="float" table:style-name="ce1" office:value="301.9">
            <text:p>301.9</text:p>
          </table:table-cell>
          <table:table-cell office:value-type="float" table:style-name="ce1" office:value="-0.848971687629">
            <text:p>-0.848972</text:p>
          </table:table-cell>
          <table:table-cell office:value-type="float" table:style-name="ce1" office:value="0.528438334722">
            <text:p>0.528438</text:p>
          </table:table-cell>
          <table:table-cell table:number-columns-repeated="16381"/>
        </table:table-row>
        <table:table-row table:style-name="ro1">
          <table:table-cell office:value-type="float" table:style-name="ce1" office:value="302.0">
            <text:p>302</text:p>
          </table:table-cell>
          <table:table-cell office:value-type="float" table:style-name="ce1" office:value="-0.848048096156">
            <text:p>-0.848048</text:p>
          </table:table-cell>
          <table:table-cell office:value-type="float" table:style-name="ce1" office:value="0.529919264233">
            <text:p>0.529919</text:p>
          </table:table-cell>
          <table:table-cell table:number-columns-repeated="16381"/>
        </table:table-row>
        <table:table-row table:style-name="ro1">
          <table:table-cell office:value-type="float" table:style-name="ce1" office:value="302.1">
            <text:p>302.1</text:p>
          </table:table-cell>
          <table:table-cell office:value-type="float" table:style-name="ce1" office:value="-0.847121921382">
            <text:p>-0.847122</text:p>
          </table:table-cell>
          <table:table-cell office:value-type="float" table:style-name="ce1" office:value="0.531398579518">
            <text:p>0.531399</text:p>
          </table:table-cell>
          <table:table-cell table:number-columns-repeated="16381"/>
        </table:table-row>
        <table:table-row table:style-name="ro1">
          <table:table-cell office:value-type="float" table:style-name="ce1" office:value="302.2">
            <text:p>302.2</text:p>
          </table:table-cell>
          <table:table-cell office:value-type="float" table:style-name="ce1" office:value="-0.846193166128">
            <text:p>-0.846193</text:p>
          </table:table-cell>
          <table:table-cell office:value-type="float" table:style-name="ce1" office:value="0.532876276071">
            <text:p>0.532876</text:p>
          </table:table-cell>
          <table:table-cell table:number-columns-repeated="16381"/>
        </table:table-row>
        <table:table-row table:style-name="ro1">
          <table:table-cell office:value-type="float" table:style-name="ce1" office:value="302.3">
            <text:p>302.3</text:p>
          </table:table-cell>
          <table:table-cell office:value-type="float" table:style-name="ce1" office:value="-0.845261833222">
            <text:p>-0.845262</text:p>
          </table:table-cell>
          <table:table-cell office:value-type="float" table:style-name="ce1" office:value="0.53435234939">
            <text:p>0.534352</text:p>
          </table:table-cell>
          <table:table-cell table:number-columns-repeated="16381"/>
        </table:table-row>
        <table:table-row table:style-name="ro1">
          <table:table-cell office:value-type="float" table:style-name="ce1" office:value="302.4">
            <text:p>302.4</text:p>
          </table:table-cell>
          <table:table-cell office:value-type="float" table:style-name="ce1" office:value="-0.844327925502">
            <text:p>-0.844328</text:p>
          </table:table-cell>
          <table:table-cell office:value-type="float" table:style-name="ce1" office:value="0.535826794979">
            <text:p>0.535827</text:p>
          </table:table-cell>
          <table:table-cell table:number-columns-repeated="16381"/>
        </table:table-row>
        <table:table-row table:style-name="ro1">
          <table:table-cell office:value-type="float" table:style-name="ce1" office:value="302.5">
            <text:p>302.5</text:p>
          </table:table-cell>
          <table:table-cell office:value-type="float" table:style-name="ce1" office:value="-0.843391445813">
            <text:p>-0.843391</text:p>
          </table:table-cell>
          <table:table-cell office:value-type="float" table:style-name="ce1" office:value="0.537299608347">
            <text:p>0.5373</text:p>
          </table:table-cell>
          <table:table-cell table:number-columns-repeated="16381"/>
        </table:table-row>
        <table:table-row table:style-name="ro1">
          <table:table-cell office:value-type="float" table:style-name="ce1" office:value="302.6">
            <text:p>302.6</text:p>
          </table:table-cell>
          <table:table-cell office:value-type="float" table:style-name="ce1" office:value="-0.842452397007">
            <text:p>-0.842452</text:p>
          </table:table-cell>
          <table:table-cell office:value-type="float" table:style-name="ce1" office:value="0.538770785007">
            <text:p>0.538771</text:p>
          </table:table-cell>
          <table:table-cell table:number-columns-repeated="16381"/>
        </table:table-row>
        <table:table-row table:style-name="ro1">
          <table:table-cell office:value-type="float" table:style-name="ce1" office:value="302.7">
            <text:p>302.7</text:p>
          </table:table-cell>
          <table:table-cell office:value-type="float" table:style-name="ce1" office:value="-0.841510781945">
            <text:p>-0.841511</text:p>
          </table:table-cell>
          <table:table-cell office:value-type="float" table:style-name="ce1" office:value="0.540240320478">
            <text:p>0.54024</text:p>
          </table:table-cell>
          <table:table-cell table:number-columns-repeated="16381"/>
        </table:table-row>
        <table:table-row table:style-name="ro1">
          <table:table-cell office:value-type="float" table:style-name="ce1" office:value="302.8">
            <text:p>302.8</text:p>
          </table:table-cell>
          <table:table-cell office:value-type="float" table:style-name="ce1" office:value="-0.840566603496">
            <text:p>-0.840567</text:p>
          </table:table-cell>
          <table:table-cell office:value-type="float" table:style-name="ce1" office:value="0.541708210283">
            <text:p>0.541708</text:p>
          </table:table-cell>
          <table:table-cell table:number-columns-repeated="16381"/>
        </table:table-row>
        <table:table-row table:style-name="ro1">
          <table:table-cell office:value-type="float" table:style-name="ce1" office:value="302.9">
            <text:p>302.9</text:p>
          </table:table-cell>
          <table:table-cell office:value-type="float" table:style-name="ce1" office:value="-0.839619864534">
            <text:p>-0.83962</text:p>
          </table:table-cell>
          <table:table-cell office:value-type="float" table:style-name="ce1" office:value="0.543174449951">
            <text:p>0.543174</text:p>
          </table:table-cell>
          <table:table-cell table:number-columns-repeated="16381"/>
        </table:table-row>
        <table:table-row table:style-name="ro1">
          <table:table-cell office:value-type="float" table:style-name="ce1" office:value="303.0">
            <text:p>303</text:p>
          </table:table-cell>
          <table:table-cell office:value-type="float" table:style-name="ce1" office:value="-0.838670567945">
            <text:p>-0.838671</text:p>
          </table:table-cell>
          <table:table-cell office:value-type="float" table:style-name="ce1" office:value="0.544639035015">
            <text:p>0.544639</text:p>
          </table:table-cell>
          <table:table-cell table:number-columns-repeated="16381"/>
        </table:table-row>
        <table:table-row table:style-name="ro1">
          <table:table-cell office:value-type="float" table:style-name="ce1" office:value="303.1">
            <text:p>303.1</text:p>
          </table:table-cell>
          <table:table-cell office:value-type="float" table:style-name="ce1" office:value="-0.83771871662">
            <text:p>-0.837719</text:p>
          </table:table-cell>
          <table:table-cell office:value-type="float" table:style-name="ce1" office:value="0.546101961014">
            <text:p>0.546102</text:p>
          </table:table-cell>
          <table:table-cell table:number-columns-repeated="16381"/>
        </table:table-row>
        <table:table-row table:style-name="ro1">
          <table:table-cell office:value-type="float" table:style-name="ce1" office:value="303.2">
            <text:p>303.2</text:p>
          </table:table-cell>
          <table:table-cell office:value-type="float" table:style-name="ce1" office:value="-0.836764313459">
            <text:p>-0.836764</text:p>
          </table:table-cell>
          <table:table-cell office:value-type="float" table:style-name="ce1" office:value="0.547563223493">
            <text:p>0.547563</text:p>
          </table:table-cell>
          <table:table-cell table:number-columns-repeated="16381"/>
        </table:table-row>
        <table:table-row table:style-name="ro1">
          <table:table-cell office:value-type="float" table:style-name="ce1" office:value="303.3">
            <text:p>303.3</text:p>
          </table:table-cell>
          <table:table-cell office:value-type="float" table:style-name="ce1" office:value="-0.835807361368">
            <text:p>-0.835807</text:p>
          </table:table-cell>
          <table:table-cell office:value-type="float" table:style-name="ce1" office:value="0.549022817998">
            <text:p>0.549023</text:p>
          </table:table-cell>
          <table:table-cell table:number-columns-repeated="16381"/>
        </table:table-row>
        <table:table-row table:style-name="ro1">
          <table:table-cell office:value-type="float" table:style-name="ce1" office:value="303.4">
            <text:p>303.4</text:p>
          </table:table-cell>
          <table:table-cell office:value-type="float" table:style-name="ce1" office:value="-0.834847863263">
            <text:p>-0.834848</text:p>
          </table:table-cell>
          <table:table-cell office:value-type="float" table:style-name="ce1" office:value="0.550480740085">
            <text:p>0.550481</text:p>
          </table:table-cell>
          <table:table-cell table:number-columns-repeated="16381"/>
        </table:table-row>
        <table:table-row table:style-name="ro1">
          <table:table-cell office:value-type="float" table:style-name="ce1" office:value="303.5">
            <text:p>303.5</text:p>
          </table:table-cell>
          <table:table-cell office:value-type="float" table:style-name="ce1" office:value="-0.833885822067">
            <text:p>-0.833886</text:p>
          </table:table-cell>
          <table:table-cell office:value-type="float" table:style-name="ce1" office:value="0.551936985312">
            <text:p>0.551937</text:p>
          </table:table-cell>
          <table:table-cell table:number-columns-repeated="16381"/>
        </table:table-row>
        <table:table-row table:style-name="ro1">
          <table:table-cell office:value-type="float" table:style-name="ce1" office:value="303.6">
            <text:p>303.6</text:p>
          </table:table-cell>
          <table:table-cell office:value-type="float" table:style-name="ce1" office:value="-0.83292124071">
            <text:p>-0.832921</text:p>
          </table:table-cell>
          <table:table-cell office:value-type="float" table:style-name="ce1" office:value="0.553391549243">
            <text:p>0.553392</text:p>
          </table:table-cell>
          <table:table-cell table:number-columns-repeated="16381"/>
        </table:table-row>
        <table:table-row table:style-name="ro1">
          <table:table-cell office:value-type="float" table:style-name="ce1" office:value="303.7">
            <text:p>303.7</text:p>
          </table:table-cell>
          <table:table-cell office:value-type="float" table:style-name="ce1" office:value="-0.83195412213">
            <text:p>-0.831954</text:p>
          </table:table-cell>
          <table:table-cell office:value-type="float" table:style-name="ce1" office:value="0.554844427448">
            <text:p>0.554844</text:p>
          </table:table-cell>
          <table:table-cell table:number-columns-repeated="16381"/>
        </table:table-row>
        <table:table-row table:style-name="ro1">
          <table:table-cell office:value-type="float" table:style-name="ce1" office:value="303.8">
            <text:p>303.8</text:p>
          </table:table-cell>
          <table:table-cell office:value-type="float" table:style-name="ce1" office:value="-0.830984469274">
            <text:p>-0.830984</text:p>
          </table:table-cell>
          <table:table-cell office:value-type="float" table:style-name="ce1" office:value="0.5562956155">
            <text:p>0.556296</text:p>
          </table:table-cell>
          <table:table-cell table:number-columns-repeated="16381"/>
        </table:table-row>
        <table:table-row table:style-name="ro1">
          <table:table-cell office:value-type="float" table:style-name="ce1" office:value="303.9">
            <text:p>303.9</text:p>
          </table:table-cell>
          <table:table-cell office:value-type="float" table:style-name="ce1" office:value="-0.830012285095">
            <text:p>-0.830012</text:p>
          </table:table-cell>
          <table:table-cell office:value-type="float" table:style-name="ce1" office:value="0.55774510898">
            <text:p>0.557745</text:p>
          </table:table-cell>
          <table:table-cell table:number-columns-repeated="16381"/>
        </table:table-row>
        <table:table-row table:style-name="ro1">
          <table:table-cell office:value-type="float" table:style-name="ce1" office:value="304.0">
            <text:p>304</text:p>
          </table:table-cell>
          <table:table-cell office:value-type="float" table:style-name="ce1" office:value="-0.829037572555">
            <text:p>-0.829038</text:p>
          </table:table-cell>
          <table:table-cell office:value-type="float" table:style-name="ce1" office:value="0.559192903471">
            <text:p>0.559193</text:p>
          </table:table-cell>
          <table:table-cell table:number-columns-repeated="16381"/>
        </table:table-row>
        <table:table-row table:style-name="ro1">
          <table:table-cell office:value-type="float" table:style-name="ce1" office:value="304.1">
            <text:p>304.1</text:p>
          </table:table-cell>
          <table:table-cell office:value-type="float" table:style-name="ce1" office:value="-0.828060334622">
            <text:p>-0.82806</text:p>
          </table:table-cell>
          <table:table-cell office:value-type="float" table:style-name="ce1" office:value="0.560638994563">
            <text:p>0.560639</text:p>
          </table:table-cell>
          <table:table-cell table:number-columns-repeated="16381"/>
        </table:table-row>
        <table:table-row table:style-name="ro1">
          <table:table-cell office:value-type="float" table:style-name="ce1" office:value="304.2">
            <text:p>304.2</text:p>
          </table:table-cell>
          <table:table-cell office:value-type="float" table:style-name="ce1" office:value="-0.827080574275">
            <text:p>-0.827081</text:p>
          </table:table-cell>
          <table:table-cell office:value-type="float" table:style-name="ce1" office:value="0.562083377852">
            <text:p>0.562083</text:p>
          </table:table-cell>
          <table:table-cell table:number-columns-repeated="16381"/>
        </table:table-row>
        <table:table-row table:style-name="ro1">
          <table:table-cell office:value-type="float" table:style-name="ce1" office:value="304.3">
            <text:p>304.3</text:p>
          </table:table-cell>
          <table:table-cell office:value-type="float" table:style-name="ce1" office:value="-0.826098294496">
            <text:p>-0.826098</text:p>
          </table:table-cell>
          <table:table-cell office:value-type="float" table:style-name="ce1" office:value="0.563526048938">
            <text:p>0.563526</text:p>
          </table:table-cell>
          <table:table-cell table:number-columns-repeated="16381"/>
        </table:table-row>
        <table:table-row table:style-name="ro1">
          <table:table-cell office:value-type="float" table:style-name="ce1" office:value="304.4">
            <text:p>304.4</text:p>
          </table:table-cell>
          <table:table-cell office:value-type="float" table:style-name="ce1" office:value="-0.825113498278">
            <text:p>-0.825113</text:p>
          </table:table-cell>
          <table:table-cell office:value-type="float" table:style-name="ce1" office:value="0.564967003425">
            <text:p>0.564967</text:p>
          </table:table-cell>
          <table:table-cell table:number-columns-repeated="16381"/>
        </table:table-row>
        <table:table-row table:style-name="ro1">
          <table:table-cell office:value-type="float" table:style-name="ce1" office:value="304.5">
            <text:p>304.5</text:p>
          </table:table-cell>
          <table:table-cell office:value-type="float" table:style-name="ce1" office:value="-0.824126188622">
            <text:p>-0.824126</text:p>
          </table:table-cell>
          <table:table-cell office:value-type="float" table:style-name="ce1" office:value="0.566406236925">
            <text:p>0.566406</text:p>
          </table:table-cell>
          <table:table-cell table:number-columns-repeated="16381"/>
        </table:table-row>
        <table:table-row table:style-name="ro1">
          <table:table-cell office:value-type="float" table:style-name="ce1" office:value="304.6">
            <text:p>304.6</text:p>
          </table:table-cell>
          <table:table-cell office:value-type="float" table:style-name="ce1" office:value="-0.823136368534">
            <text:p>-0.823136</text:p>
          </table:table-cell>
          <table:table-cell office:value-type="float" table:style-name="ce1" office:value="0.567843745053">
            <text:p>0.567844</text:p>
          </table:table-cell>
          <table:table-cell table:number-columns-repeated="16381"/>
        </table:table-row>
        <table:table-row table:style-name="ro1">
          <table:table-cell office:value-type="float" table:style-name="ce1" office:value="304.7">
            <text:p>304.7</text:p>
          </table:table-cell>
          <table:table-cell office:value-type="float" table:style-name="ce1" office:value="-0.822144041031">
            <text:p>-0.822144</text:p>
          </table:table-cell>
          <table:table-cell office:value-type="float" table:style-name="ce1" office:value="0.569279523431">
            <text:p>0.56928</text:p>
          </table:table-cell>
          <table:table-cell table:number-columns-repeated="16381"/>
        </table:table-row>
        <table:table-row table:style-name="ro1">
          <table:table-cell office:value-type="float" table:style-name="ce1" office:value="304.8">
            <text:p>304.8</text:p>
          </table:table-cell>
          <table:table-cell office:value-type="float" table:style-name="ce1" office:value="-0.821149209134">
            <text:p>-0.821149</text:p>
          </table:table-cell>
          <table:table-cell office:value-type="float" table:style-name="ce1" office:value="0.570713567684">
            <text:p>0.570714</text:p>
          </table:table-cell>
          <table:table-cell table:number-columns-repeated="16381"/>
        </table:table-row>
        <table:table-row table:style-name="ro1">
          <table:table-cell office:value-type="float" table:style-name="ce1" office:value="304.9">
            <text:p>304.9</text:p>
          </table:table-cell>
          <table:table-cell office:value-type="float" table:style-name="ce1" office:value="-0.820151875874">
            <text:p>-0.820152</text:p>
          </table:table-cell>
          <table:table-cell office:value-type="float" table:style-name="ce1" office:value="0.572145873446">
            <text:p>0.572146</text:p>
          </table:table-cell>
          <table:table-cell table:number-columns-repeated="16381"/>
        </table:table-row>
        <table:table-row table:style-name="ro1">
          <table:table-cell office:value-type="float" table:style-name="ce1" office:value="305.0">
            <text:p>305</text:p>
          </table:table-cell>
          <table:table-cell office:value-type="float" table:style-name="ce1" office:value="-0.819152044289">
            <text:p>-0.819152</text:p>
          </table:table-cell>
          <table:table-cell office:value-type="float" table:style-name="ce1" office:value="0.573576436351">
            <text:p>0.573576</text:p>
          </table:table-cell>
          <table:table-cell table:number-columns-repeated="16381"/>
        </table:table-row>
        <table:table-row table:style-name="ro1">
          <table:table-cell office:value-type="float" table:style-name="ce1" office:value="305.1">
            <text:p>305.1</text:p>
          </table:table-cell>
          <table:table-cell office:value-type="float" table:style-name="ce1" office:value="-0.818149717425">
            <text:p>-0.81815</text:p>
          </table:table-cell>
          <table:table-cell office:value-type="float" table:style-name="ce1" office:value="0.575005252043">
            <text:p>0.575005</text:p>
          </table:table-cell>
          <table:table-cell table:number-columns-repeated="16381"/>
        </table:table-row>
        <table:table-row table:style-name="ro1">
          <table:table-cell office:value-type="float" table:style-name="ce1" office:value="305.2">
            <text:p>305.2</text:p>
          </table:table-cell>
          <table:table-cell office:value-type="float" table:style-name="ce1" office:value="-0.817144898335">
            <text:p>-0.817145</text:p>
          </table:table-cell>
          <table:table-cell office:value-type="float" table:style-name="ce1" office:value="0.57643231617">
            <text:p>0.576432</text:p>
          </table:table-cell>
          <table:table-cell table:number-columns-repeated="16381"/>
        </table:table-row>
        <table:table-row table:style-name="ro1">
          <table:table-cell office:value-type="float" table:style-name="ce1" office:value="305.3">
            <text:p>305.3</text:p>
          </table:table-cell>
          <table:table-cell office:value-type="float" table:style-name="ce1" office:value="-0.81613759008">
            <text:p>-0.816138</text:p>
          </table:table-cell>
          <table:table-cell office:value-type="float" table:style-name="ce1" office:value="0.577857624384">
            <text:p>0.577858</text:p>
          </table:table-cell>
          <table:table-cell table:number-columns-repeated="16381"/>
        </table:table-row>
        <table:table-row table:style-name="ro1">
          <table:table-cell office:value-type="float" table:style-name="ce1" office:value="305.4">
            <text:p>305.4</text:p>
          </table:table-cell>
          <table:table-cell office:value-type="float" table:style-name="ce1" office:value="-0.815127795729">
            <text:p>-0.815128</text:p>
          </table:table-cell>
          <table:table-cell office:value-type="float" table:style-name="ce1" office:value="0.579281172343">
            <text:p>0.579281</text:p>
          </table:table-cell>
          <table:table-cell table:number-columns-repeated="16381"/>
        </table:table-row>
        <table:table-row table:style-name="ro1">
          <table:table-cell office:value-type="float" table:style-name="ce1" office:value="305.5">
            <text:p>305.5</text:p>
          </table:table-cell>
          <table:table-cell office:value-type="float" table:style-name="ce1" office:value="-0.814115518356">
            <text:p>-0.814116</text:p>
          </table:table-cell>
          <table:table-cell office:value-type="float" table:style-name="ce1" office:value="0.580702955711">
            <text:p>0.580703</text:p>
          </table:table-cell>
          <table:table-cell table:number-columns-repeated="16381"/>
        </table:table-row>
        <table:table-row table:style-name="ro1">
          <table:table-cell office:value-type="float" table:style-name="ce1" office:value="305.6">
            <text:p>305.6</text:p>
          </table:table-cell>
          <table:table-cell office:value-type="float" table:style-name="ce1" office:value="-0.813100761047">
            <text:p>-0.813101</text:p>
          </table:table-cell>
          <table:table-cell office:value-type="float" table:style-name="ce1" office:value="0.582122970157">
            <text:p>0.582123</text:p>
          </table:table-cell>
          <table:table-cell table:number-columns-repeated="16381"/>
        </table:table-row>
        <table:table-row table:style-name="ro1">
          <table:table-cell office:value-type="float" table:style-name="ce1" office:value="305.7">
            <text:p>305.7</text:p>
          </table:table-cell>
          <table:table-cell office:value-type="float" table:style-name="ce1" office:value="-0.812083526892">
            <text:p>-0.812084</text:p>
          </table:table-cell>
          <table:table-cell office:value-type="float" table:style-name="ce1" office:value="0.583541211356">
            <text:p>0.583541</text:p>
          </table:table-cell>
          <table:table-cell table:number-columns-repeated="16381"/>
        </table:table-row>
        <table:table-row table:style-name="ro1">
          <table:table-cell office:value-type="float" table:style-name="ce1" office:value="305.8">
            <text:p>305.8</text:p>
          </table:table-cell>
          <table:table-cell office:value-type="float" table:style-name="ce1" office:value="-0.811063818989">
            <text:p>-0.811064</text:p>
          </table:table-cell>
          <table:table-cell office:value-type="float" table:style-name="ce1" office:value="0.584957674987">
            <text:p>0.584958</text:p>
          </table:table-cell>
          <table:table-cell table:number-columns-repeated="16381"/>
        </table:table-row>
        <table:table-row table:style-name="ro1">
          <table:table-cell office:value-type="float" table:style-name="ce1" office:value="305.9">
            <text:p>305.9</text:p>
          </table:table-cell>
          <table:table-cell office:value-type="float" table:style-name="ce1" office:value="-0.810041640446">
            <text:p>-0.810042</text:p>
          </table:table-cell>
          <table:table-cell office:value-type="float" table:style-name="ce1" office:value="0.586372356736">
            <text:p>0.586372</text:p>
          </table:table-cell>
          <table:table-cell table:number-columns-repeated="16381"/>
        </table:table-row>
        <table:table-row table:style-name="ro1">
          <table:table-cell office:value-type="float" table:style-name="ce1" office:value="306.0">
            <text:p>306</text:p>
          </table:table-cell>
          <table:table-cell office:value-type="float" table:style-name="ce1" office:value="-0.809016994375">
            <text:p>-0.809017</text:p>
          </table:table-cell>
          <table:table-cell office:value-type="float" table:style-name="ce1" office:value="0.587785252292">
            <text:p>0.587785</text:p>
          </table:table-cell>
          <table:table-cell table:number-columns-repeated="16381"/>
        </table:table-row>
        <table:table-row table:style-name="ro1">
          <table:table-cell office:value-type="float" table:style-name="ce1" office:value="306.1">
            <text:p>306.1</text:p>
          </table:table-cell>
          <table:table-cell office:value-type="float" table:style-name="ce1" office:value="-0.807989883898">
            <text:p>-0.80799</text:p>
          </table:table-cell>
          <table:table-cell office:value-type="float" table:style-name="ce1" office:value="0.589196357353">
            <text:p>0.589196</text:p>
          </table:table-cell>
          <table:table-cell table:number-columns-repeated="16381"/>
        </table:table-row>
        <table:table-row table:style-name="ro1">
          <table:table-cell office:value-type="float" table:style-name="ce1" office:value="306.2">
            <text:p>306.2</text:p>
          </table:table-cell>
          <table:table-cell office:value-type="float" table:style-name="ce1" office:value="-0.806960312144">
            <text:p>-0.80696</text:p>
          </table:table-cell>
          <table:table-cell office:value-type="float" table:style-name="ce1" office:value="0.59060566762">
            <text:p>0.590606</text:p>
          </table:table-cell>
          <table:table-cell table:number-columns-repeated="16381"/>
        </table:table-row>
        <table:table-row table:style-name="ro1">
          <table:table-cell office:value-type="float" table:style-name="ce1" office:value="306.3">
            <text:p>306.3</text:p>
          </table:table-cell>
          <table:table-cell office:value-type="float" table:style-name="ce1" office:value="-0.805928282249">
            <text:p>-0.805928</text:p>
          </table:table-cell>
          <table:table-cell office:value-type="float" table:style-name="ce1" office:value="0.592013178799">
            <text:p>0.592013</text:p>
          </table:table-cell>
          <table:table-cell table:number-columns-repeated="16381"/>
        </table:table-row>
        <table:table-row table:style-name="ro1">
          <table:table-cell office:value-type="float" table:style-name="ce1" office:value="306.4">
            <text:p>306.4</text:p>
          </table:table-cell>
          <table:table-cell office:value-type="float" table:style-name="ce1" office:value="-0.804893797356">
            <text:p>-0.804894</text:p>
          </table:table-cell>
          <table:table-cell office:value-type="float" table:style-name="ce1" office:value="0.593418886604">
            <text:p>0.593419</text:p>
          </table:table-cell>
          <table:table-cell table:number-columns-repeated="16381"/>
        </table:table-row>
        <table:table-row table:style-name="ro1">
          <table:table-cell office:value-type="float" table:style-name="ce1" office:value="306.5">
            <text:p>306.5</text:p>
          </table:table-cell>
          <table:table-cell office:value-type="float" table:style-name="ce1" office:value="-0.803856860617">
            <text:p>-0.803857</text:p>
          </table:table-cell>
          <table:table-cell office:value-type="float" table:style-name="ce1" office:value="0.594822786751">
            <text:p>0.594823</text:p>
          </table:table-cell>
          <table:table-cell table:number-columns-repeated="16381"/>
        </table:table-row>
        <table:table-row table:style-name="ro1">
          <table:table-cell office:value-type="float" table:style-name="ce1" office:value="306.6">
            <text:p>306.6</text:p>
          </table:table-cell>
          <table:table-cell office:value-type="float" table:style-name="ce1" office:value="-0.802817475191">
            <text:p>-0.802817</text:p>
          </table:table-cell>
          <table:table-cell office:value-type="float" table:style-name="ce1" office:value="0.596224874966">
            <text:p>0.596225</text:p>
          </table:table-cell>
          <table:table-cell table:number-columns-repeated="16381"/>
        </table:table-row>
        <table:table-row table:style-name="ro1">
          <table:table-cell office:value-type="float" table:style-name="ce1" office:value="306.7">
            <text:p>306.7</text:p>
          </table:table-cell>
          <table:table-cell office:value-type="float" table:style-name="ce1" office:value="-0.801775644244">
            <text:p>-0.801776</text:p>
          </table:table-cell>
          <table:table-cell office:value-type="float" table:style-name="ce1" office:value="0.597625146976">
            <text:p>0.597625</text:p>
          </table:table-cell>
          <table:table-cell table:number-columns-repeated="16381"/>
        </table:table-row>
        <table:table-row table:style-name="ro1">
          <table:table-cell office:value-type="float" table:style-name="ce1" office:value="306.8">
            <text:p>306.8</text:p>
          </table:table-cell>
          <table:table-cell office:value-type="float" table:style-name="ce1" office:value="-0.800731370949">
            <text:p>-0.800731</text:p>
          </table:table-cell>
          <table:table-cell office:value-type="float" table:style-name="ce1" office:value="0.599023598516">
            <text:p>0.599024</text:p>
          </table:table-cell>
          <table:table-cell table:number-columns-repeated="16381"/>
        </table:table-row>
        <table:table-row table:style-name="ro1">
          <table:table-cell office:value-type="float" table:style-name="ce1" office:value="306.9">
            <text:p>306.9</text:p>
          </table:table-cell>
          <table:table-cell office:value-type="float" table:style-name="ce1" office:value="-0.799684658487">
            <text:p>-0.799685</text:p>
          </table:table-cell>
          <table:table-cell office:value-type="float" table:style-name="ce1" office:value="0.600420225326">
            <text:p>0.60042</text:p>
          </table:table-cell>
          <table:table-cell table:number-columns-repeated="16381"/>
        </table:table-row>
        <table:table-row table:style-name="ro1">
          <table:table-cell office:value-type="float" table:style-name="ce1" office:value="307.0">
            <text:p>307</text:p>
          </table:table-cell>
          <table:table-cell office:value-type="float" table:style-name="ce1" office:value="-0.798635510047">
            <text:p>-0.798636</text:p>
          </table:table-cell>
          <table:table-cell office:value-type="float" table:style-name="ce1" office:value="0.601815023152">
            <text:p>0.601815</text:p>
          </table:table-cell>
          <table:table-cell table:number-columns-repeated="16381"/>
        </table:table-row>
        <table:table-row table:style-name="ro1">
          <table:table-cell office:value-type="float" table:style-name="ce1" office:value="307.1">
            <text:p>307.1</text:p>
          </table:table-cell>
          <table:table-cell office:value-type="float" table:style-name="ce1" office:value="-0.797583928825">
            <text:p>-0.797584</text:p>
          </table:table-cell>
          <table:table-cell office:value-type="float" table:style-name="ce1" office:value="0.603207987745">
            <text:p>0.603208</text:p>
          </table:table-cell>
          <table:table-cell table:number-columns-repeated="16381"/>
        </table:table-row>
        <table:table-row table:style-name="ro1">
          <table:table-cell office:value-type="float" table:style-name="ce1" office:value="307.2">
            <text:p>307.2</text:p>
          </table:table-cell>
          <table:table-cell office:value-type="float" table:style-name="ce1" office:value="-0.796529918024">
            <text:p>-0.79653</text:p>
          </table:table-cell>
          <table:table-cell office:value-type="float" table:style-name="ce1" office:value="0.604599114862">
            <text:p>0.604599</text:p>
          </table:table-cell>
          <table:table-cell table:number-columns-repeated="16381"/>
        </table:table-row>
        <table:table-row table:style-name="ro1">
          <table:table-cell office:value-type="float" table:style-name="ce1" office:value="307.3">
            <text:p>307.3</text:p>
          </table:table-cell>
          <table:table-cell office:value-type="float" table:style-name="ce1" office:value="-0.795473480855">
            <text:p>-0.795473</text:p>
          </table:table-cell>
          <table:table-cell office:value-type="float" table:style-name="ce1" office:value="0.605988400266">
            <text:p>0.605988</text:p>
          </table:table-cell>
          <table:table-cell table:number-columns-repeated="16381"/>
        </table:table-row>
        <table:table-row table:style-name="ro1">
          <table:table-cell office:value-type="float" table:style-name="ce1" office:value="307.4">
            <text:p>307.4</text:p>
          </table:table-cell>
          <table:table-cell office:value-type="float" table:style-name="ce1" office:value="-0.794414620535">
            <text:p>-0.794415</text:p>
          </table:table-cell>
          <table:table-cell office:value-type="float" table:style-name="ce1" office:value="0.607375839723">
            <text:p>0.607376</text:p>
          </table:table-cell>
          <table:table-cell table:number-columns-repeated="16381"/>
        </table:table-row>
        <table:table-row table:style-name="ro1">
          <table:table-cell office:value-type="float" table:style-name="ce1" office:value="307.5">
            <text:p>307.5</text:p>
          </table:table-cell>
          <table:table-cell office:value-type="float" table:style-name="ce1" office:value="-0.793353340291">
            <text:p>-0.793353</text:p>
          </table:table-cell>
          <table:table-cell office:value-type="float" table:style-name="ce1" office:value="0.608761429009">
            <text:p>0.608761</text:p>
          </table:table-cell>
          <table:table-cell table:number-columns-repeated="16381"/>
        </table:table-row>
        <table:table-row table:style-name="ro1">
          <table:table-cell office:value-type="float" table:style-name="ce1" office:value="307.6">
            <text:p>307.6</text:p>
          </table:table-cell>
          <table:table-cell office:value-type="float" table:style-name="ce1" office:value="-0.792289643355">
            <text:p>-0.79229</text:p>
          </table:table-cell>
          <table:table-cell office:value-type="float" table:style-name="ce1" office:value="0.610145163901">
            <text:p>0.610145</text:p>
          </table:table-cell>
          <table:table-cell table:number-columns-repeated="16381"/>
        </table:table-row>
        <table:table-row table:style-name="ro1">
          <table:table-cell office:value-type="float" table:style-name="ce1" office:value="307.7">
            <text:p>307.7</text:p>
          </table:table-cell>
          <table:table-cell office:value-type="float" table:style-name="ce1" office:value="-0.791223532967">
            <text:p>-0.791224</text:p>
          </table:table-cell>
          <table:table-cell office:value-type="float" table:style-name="ce1" office:value="0.611527040186">
            <text:p>0.611527</text:p>
          </table:table-cell>
          <table:table-cell table:number-columns-repeated="16381"/>
        </table:table-row>
        <table:table-row table:style-name="ro1">
          <table:table-cell office:value-type="float" table:style-name="ce1" office:value="307.8">
            <text:p>307.8</text:p>
          </table:table-cell>
          <table:table-cell office:value-type="float" table:style-name="ce1" office:value="-0.790155012376">
            <text:p>-0.790155</text:p>
          </table:table-cell>
          <table:table-cell office:value-type="float" table:style-name="ce1" office:value="0.612907053653">
            <text:p>0.612907</text:p>
          </table:table-cell>
          <table:table-cell table:number-columns-repeated="16381"/>
        </table:table-row>
        <table:table-row table:style-name="ro1">
          <table:table-cell office:value-type="float" table:style-name="ce1" office:value="307.9">
            <text:p>307.9</text:p>
          </table:table-cell>
          <table:table-cell office:value-type="float" table:style-name="ce1" office:value="-0.789084084835">
            <text:p>-0.789084</text:p>
          </table:table-cell>
          <table:table-cell office:value-type="float" table:style-name="ce1" office:value="0.614285200099">
            <text:p>0.614285</text:p>
          </table:table-cell>
          <table:table-cell table:number-columns-repeated="16381"/>
        </table:table-row>
        <table:table-row table:style-name="ro1">
          <table:table-cell office:value-type="float" table:style-name="ce1" office:value="308.0">
            <text:p>308</text:p>
          </table:table-cell>
          <table:table-cell office:value-type="float" table:style-name="ce1" office:value="-0.788010753607">
            <text:p>-0.788011</text:p>
          </table:table-cell>
          <table:table-cell office:value-type="float" table:style-name="ce1" office:value="0.615661475326">
            <text:p>0.615661</text:p>
          </table:table-cell>
          <table:table-cell table:number-columns-repeated="16381"/>
        </table:table-row>
        <table:table-row table:style-name="ro1">
          <table:table-cell office:value-type="float" table:style-name="ce1" office:value="308.1">
            <text:p>308.1</text:p>
          </table:table-cell>
          <table:table-cell office:value-type="float" table:style-name="ce1" office:value="-0.786935021961">
            <text:p>-0.786935</text:p>
          </table:table-cell>
          <table:table-cell office:value-type="float" table:style-name="ce1" office:value="0.617035875141">
            <text:p>0.617036</text:p>
          </table:table-cell>
          <table:table-cell table:number-columns-repeated="16381"/>
        </table:table-row>
        <table:table-row table:style-name="ro1">
          <table:table-cell office:value-type="float" table:style-name="ce1" office:value="308.2">
            <text:p>308.2</text:p>
          </table:table-cell>
          <table:table-cell office:value-type="float" table:style-name="ce1" office:value="-0.785856893175">
            <text:p>-0.785857</text:p>
          </table:table-cell>
          <table:table-cell office:value-type="float" table:style-name="ce1" office:value="0.618408395358">
            <text:p>0.618408</text:p>
          </table:table-cell>
          <table:table-cell table:number-columns-repeated="16381"/>
        </table:table-row>
        <table:table-row table:style-name="ro1">
          <table:table-cell office:value-type="float" table:style-name="ce1" office:value="308.3">
            <text:p>308.3</text:p>
          </table:table-cell>
          <table:table-cell office:value-type="float" table:style-name="ce1" office:value="-0.784776370533">
            <text:p>-0.784776</text:p>
          </table:table-cell>
          <table:table-cell office:value-type="float" table:style-name="ce1" office:value="0.619779031795">
            <text:p>0.619779</text:p>
          </table:table-cell>
          <table:table-cell table:number-columns-repeated="16381"/>
        </table:table-row>
        <table:table-row table:style-name="ro1">
          <table:table-cell office:value-type="float" table:style-name="ce1" office:value="308.4">
            <text:p>308.4</text:p>
          </table:table-cell>
          <table:table-cell office:value-type="float" table:style-name="ce1" office:value="-0.783693457326">
            <text:p>-0.783693</text:p>
          </table:table-cell>
          <table:table-cell office:value-type="float" table:style-name="ce1" office:value="0.621147780278">
            <text:p>0.621148</text:p>
          </table:table-cell>
          <table:table-cell table:number-columns-repeated="16381"/>
        </table:table-row>
        <table:table-row table:style-name="ro1">
          <table:table-cell office:value-type="float" table:style-name="ce1" office:value="308.5">
            <text:p>308.5</text:p>
          </table:table-cell>
          <table:table-cell office:value-type="float" table:style-name="ce1" office:value="-0.782608156852">
            <text:p>-0.782608</text:p>
          </table:table-cell>
          <table:table-cell office:value-type="float" table:style-name="ce1" office:value="0.622514636638">
            <text:p>0.622515</text:p>
          </table:table-cell>
          <table:table-cell table:number-columns-repeated="16381"/>
        </table:table-row>
        <table:table-row table:style-name="ro1">
          <table:table-cell office:value-type="float" table:style-name="ce1" office:value="308.6">
            <text:p>308.6</text:p>
          </table:table-cell>
          <table:table-cell office:value-type="float" table:style-name="ce1" office:value="-0.781520472419">
            <text:p>-0.78152</text:p>
          </table:table-cell>
          <table:table-cell office:value-type="float" table:style-name="ce1" office:value="0.623879596709">
            <text:p>0.62388</text:p>
          </table:table-cell>
          <table:table-cell table:number-columns-repeated="16381"/>
        </table:table-row>
        <table:table-row table:style-name="ro1">
          <table:table-cell office:value-type="float" table:style-name="ce1" office:value="308.7">
            <text:p>308.7</text:p>
          </table:table-cell>
          <table:table-cell office:value-type="float" table:style-name="ce1" office:value="-0.780430407338">
            <text:p>-0.78043</text:p>
          </table:table-cell>
          <table:table-cell office:value-type="float" table:style-name="ce1" office:value="0.625242656336">
            <text:p>0.625243</text:p>
          </table:table-cell>
          <table:table-cell table:number-columns-repeated="16381"/>
        </table:table-row>
        <table:table-row table:style-name="ro1">
          <table:table-cell office:value-type="float" table:style-name="ce1" office:value="308.8">
            <text:p>308.8</text:p>
          </table:table-cell>
          <table:table-cell office:value-type="float" table:style-name="ce1" office:value="-0.779337964931">
            <text:p>-0.779338</text:p>
          </table:table-cell>
          <table:table-cell office:value-type="float" table:style-name="ce1" office:value="0.626603811364">
            <text:p>0.626604</text:p>
          </table:table-cell>
          <table:table-cell table:number-columns-repeated="16381"/>
        </table:table-row>
        <table:table-row table:style-name="ro1">
          <table:table-cell office:value-type="float" table:style-name="ce1" office:value="308.9">
            <text:p>308.9</text:p>
          </table:table-cell>
          <table:table-cell office:value-type="float" table:style-name="ce1" office:value="-0.778243148526">
            <text:p>-0.778243</text:p>
          </table:table-cell>
          <table:table-cell office:value-type="float" table:style-name="ce1" office:value="0.627963057649">
            <text:p>0.627963</text:p>
          </table:table-cell>
          <table:table-cell table:number-columns-repeated="16381"/>
        </table:table-row>
        <table:table-row table:style-name="ro1">
          <table:table-cell office:value-type="float" table:style-name="ce1" office:value="309.0">
            <text:p>309</text:p>
          </table:table-cell>
          <table:table-cell office:value-type="float" table:style-name="ce1" office:value="-0.777145961457">
            <text:p>-0.777146</text:p>
          </table:table-cell>
          <table:table-cell office:value-type="float" table:style-name="ce1" office:value="0.62932039105">
            <text:p>0.62932</text:p>
          </table:table-cell>
          <table:table-cell table:number-columns-repeated="16381"/>
        </table:table-row>
        <table:table-row table:style-name="ro1">
          <table:table-cell office:value-type="float" table:style-name="ce1" office:value="309.1">
            <text:p>309.1</text:p>
          </table:table-cell>
          <table:table-cell office:value-type="float" table:style-name="ce1" office:value="-0.776046407067">
            <text:p>-0.776046</text:p>
          </table:table-cell>
          <table:table-cell office:value-type="float" table:style-name="ce1" office:value="0.630675807431">
            <text:p>0.630676</text:p>
          </table:table-cell>
          <table:table-cell table:number-columns-repeated="16381"/>
        </table:table-row>
        <table:table-row table:style-name="ro1">
          <table:table-cell office:value-type="float" table:style-name="ce1" office:value="309.2">
            <text:p>309.2</text:p>
          </table:table-cell>
          <table:table-cell office:value-type="float" table:style-name="ce1" office:value="-0.774944488704">
            <text:p>-0.774944</text:p>
          </table:table-cell>
          <table:table-cell office:value-type="float" table:style-name="ce1" office:value="0.632029302665">
            <text:p>0.632029</text:p>
          </table:table-cell>
          <table:table-cell table:number-columns-repeated="16381"/>
        </table:table-row>
        <table:table-row table:style-name="ro1">
          <table:table-cell office:value-type="float" table:style-name="ce1" office:value="309.3">
            <text:p>309.3</text:p>
          </table:table-cell>
          <table:table-cell office:value-type="float" table:style-name="ce1" office:value="-0.773840209727">
            <text:p>-0.77384</text:p>
          </table:table-cell>
          <table:table-cell office:value-type="float" table:style-name="ce1" office:value="0.633380872628">
            <text:p>0.633381</text:p>
          </table:table-cell>
          <table:table-cell table:number-columns-repeated="16381"/>
        </table:table-row>
        <table:table-row table:style-name="ro1">
          <table:table-cell office:value-type="float" table:style-name="ce1" office:value="309.4">
            <text:p>309.4</text:p>
          </table:table-cell>
          <table:table-cell office:value-type="float" table:style-name="ce1" office:value="-0.772733573497">
            <text:p>-0.772734</text:p>
          </table:table-cell>
          <table:table-cell office:value-type="float" table:style-name="ce1" office:value="0.634730513202">
            <text:p>0.634731</text:p>
          </table:table-cell>
          <table:table-cell table:number-columns-repeated="16381"/>
        </table:table-row>
        <table:table-row table:style-name="ro1">
          <table:table-cell office:value-type="float" table:style-name="ce1" office:value="309.5">
            <text:p>309.5</text:p>
          </table:table-cell>
          <table:table-cell office:value-type="float" table:style-name="ce1" office:value="-0.771624583388">
            <text:p>-0.771625</text:p>
          </table:table-cell>
          <table:table-cell office:value-type="float" table:style-name="ce1" office:value="0.636078220278">
            <text:p>0.636078</text:p>
          </table:table-cell>
          <table:table-cell table:number-columns-repeated="16381"/>
        </table:table-row>
        <table:table-row table:style-name="ro1">
          <table:table-cell office:value-type="float" table:style-name="ce1" office:value="309.6">
            <text:p>309.6</text:p>
          </table:table-cell>
          <table:table-cell office:value-type="float" table:style-name="ce1" office:value="-0.770513242776">
            <text:p>-0.770513</text:p>
          </table:table-cell>
          <table:table-cell office:value-type="float" table:style-name="ce1" office:value="0.637423989749">
            <text:p>0.637424</text:p>
          </table:table-cell>
          <table:table-cell table:number-columns-repeated="16381"/>
        </table:table-row>
        <table:table-row table:style-name="ro1">
          <table:table-cell office:value-type="float" table:style-name="ce1" office:value="309.7">
            <text:p>309.7</text:p>
          </table:table-cell>
          <table:table-cell office:value-type="float" table:style-name="ce1" office:value="-0.769399555047">
            <text:p>-0.7694</text:p>
          </table:table-cell>
          <table:table-cell office:value-type="float" table:style-name="ce1" office:value="0.638767817516">
            <text:p>0.638768</text:p>
          </table:table-cell>
          <table:table-cell table:number-columns-repeated="16381"/>
        </table:table-row>
        <table:table-row table:style-name="ro1">
          <table:table-cell office:value-type="float" table:style-name="ce1" office:value="309.8">
            <text:p>309.8</text:p>
          </table:table-cell>
          <table:table-cell office:value-type="float" table:style-name="ce1" office:value="-0.768283523594">
            <text:p>-0.768284</text:p>
          </table:table-cell>
          <table:table-cell office:value-type="float" table:style-name="ce1" office:value="0.640109699485">
            <text:p>0.64011</text:p>
          </table:table-cell>
          <table:table-cell table:number-columns-repeated="16381"/>
        </table:table-row>
        <table:table-row table:style-name="ro1">
          <table:table-cell office:value-type="float" table:style-name="ce1" office:value="309.9">
            <text:p>309.9</text:p>
          </table:table-cell>
          <table:table-cell office:value-type="float" table:style-name="ce1" office:value="-0.767165151815">
            <text:p>-0.767165</text:p>
          </table:table-cell>
          <table:table-cell office:value-type="float" table:style-name="ce1" office:value="0.641449631569">
            <text:p>0.64145</text:p>
          </table:table-cell>
          <table:table-cell table:number-columns-repeated="16381"/>
        </table:table-row>
        <table:table-row table:style-name="ro1">
          <table:table-cell office:value-type="float" table:style-name="ce1" office:value="310.0">
            <text:p>310</text:p>
          </table:table-cell>
          <table:table-cell office:value-type="float" table:style-name="ce1" office:value="-0.766044443119">
            <text:p>-0.766044</text:p>
          </table:table-cell>
          <table:table-cell office:value-type="float" table:style-name="ce1" office:value="0.642787609687">
            <text:p>0.642788</text:p>
          </table:table-cell>
          <table:table-cell table:number-columns-repeated="16381"/>
        </table:table-row>
        <table:table-row table:style-name="ro1">
          <table:table-cell office:value-type="float" table:style-name="ce1" office:value="310.1">
            <text:p>310.1</text:p>
          </table:table-cell>
          <table:table-cell office:value-type="float" table:style-name="ce1" office:value="-0.764921400918">
            <text:p>-0.764921</text:p>
          </table:table-cell>
          <table:table-cell office:value-type="float" table:style-name="ce1" office:value="0.644123629761">
            <text:p>0.644124</text:p>
          </table:table-cell>
          <table:table-cell table:number-columns-repeated="16381"/>
        </table:table-row>
        <table:table-row table:style-name="ro1">
          <table:table-cell office:value-type="float" table:style-name="ce1" office:value="310.2">
            <text:p>310.2</text:p>
          </table:table-cell>
          <table:table-cell office:value-type="float" table:style-name="ce1" office:value="-0.763796028635">
            <text:p>-0.763796</text:p>
          </table:table-cell>
          <table:table-cell office:value-type="float" table:style-name="ce1" office:value="0.645457687724">
            <text:p>0.645458</text:p>
          </table:table-cell>
          <table:table-cell table:number-columns-repeated="16381"/>
        </table:table-row>
        <table:table-row table:style-name="ro1">
          <table:table-cell office:value-type="float" table:style-name="ce1" office:value="310.3">
            <text:p>310.3</text:p>
          </table:table-cell>
          <table:table-cell office:value-type="float" table:style-name="ce1" office:value="-0.762668329696">
            <text:p>-0.762668</text:p>
          </table:table-cell>
          <table:table-cell office:value-type="float" table:style-name="ce1" office:value="0.64678977951">
            <text:p>0.64679</text:p>
          </table:table-cell>
          <table:table-cell table:number-columns-repeated="16381"/>
        </table:table-row>
        <table:table-row table:style-name="ro1">
          <table:table-cell office:value-type="float" table:style-name="ce1" office:value="310.4">
            <text:p>310.4</text:p>
          </table:table-cell>
          <table:table-cell office:value-type="float" table:style-name="ce1" office:value="-0.761538307537">
            <text:p>-0.761538</text:p>
          </table:table-cell>
          <table:table-cell office:value-type="float" table:style-name="ce1" office:value="0.648119901063">
            <text:p>0.64812</text:p>
          </table:table-cell>
          <table:table-cell table:number-columns-repeated="16381"/>
        </table:table-row>
        <table:table-row table:style-name="ro1">
          <table:table-cell office:value-type="float" table:style-name="ce1" office:value="310.5">
            <text:p>310.5</text:p>
          </table:table-cell>
          <table:table-cell office:value-type="float" table:style-name="ce1" office:value="-0.7604059656">
            <text:p>-0.760406</text:p>
          </table:table-cell>
          <table:table-cell office:value-type="float" table:style-name="ce1" office:value="0.64944804833">
            <text:p>0.649448</text:p>
          </table:table-cell>
          <table:table-cell table:number-columns-repeated="16381"/>
        </table:table-row>
        <table:table-row table:style-name="ro1">
          <table:table-cell office:value-type="float" table:style-name="ce1" office:value="310.6">
            <text:p>310.6</text:p>
          </table:table-cell>
          <table:table-cell office:value-type="float" table:style-name="ce1" office:value="-0.759271307335">
            <text:p>-0.759271</text:p>
          </table:table-cell>
          <table:table-cell office:value-type="float" table:style-name="ce1" office:value="0.650774217266">
            <text:p>0.650774</text:p>
          </table:table-cell>
          <table:table-cell table:number-columns-repeated="16381"/>
        </table:table-row>
        <table:table-row table:style-name="ro1">
          <table:table-cell office:value-type="float" table:style-name="ce1" office:value="310.7">
            <text:p>310.7</text:p>
          </table:table-cell>
          <table:table-cell office:value-type="float" table:style-name="ce1" office:value="-0.758134336198">
            <text:p>-0.758134</text:p>
          </table:table-cell>
          <table:table-cell office:value-type="float" table:style-name="ce1" office:value="0.65209840383">
            <text:p>0.652098</text:p>
          </table:table-cell>
          <table:table-cell table:number-columns-repeated="16381"/>
        </table:table-row>
        <table:table-row table:style-name="ro1">
          <table:table-cell office:value-type="float" table:style-name="ce1" office:value="310.8">
            <text:p>310.8</text:p>
          </table:table-cell>
          <table:table-cell office:value-type="float" table:style-name="ce1" office:value="-0.756995055652">
            <text:p>-0.756995</text:p>
          </table:table-cell>
          <table:table-cell office:value-type="float" table:style-name="ce1" office:value="0.65342060399">
            <text:p>0.653421</text:p>
          </table:table-cell>
          <table:table-cell table:number-columns-repeated="16381"/>
        </table:table-row>
        <table:table-row table:style-name="ro1">
          <table:table-cell office:value-type="float" table:style-name="ce1" office:value="310.9">
            <text:p>310.9</text:p>
          </table:table-cell>
          <table:table-cell office:value-type="float" table:style-name="ce1" office:value="-0.755853469168">
            <text:p>-0.755853</text:p>
          </table:table-cell>
          <table:table-cell office:value-type="float" table:style-name="ce1" office:value="0.654740813717">
            <text:p>0.654741</text:p>
          </table:table-cell>
          <table:table-cell table:number-columns-repeated="16381"/>
        </table:table-row>
        <table:table-row table:style-name="ro1">
          <table:table-cell office:value-type="float" table:style-name="ce1" office:value="311.0">
            <text:p>311</text:p>
          </table:table-cell>
          <table:table-cell office:value-type="float" table:style-name="ce1" office:value="-0.754709580223">
            <text:p>-0.75471</text:p>
          </table:table-cell>
          <table:table-cell office:value-type="float" table:style-name="ce1" office:value="0.656059028991">
            <text:p>0.656059</text:p>
          </table:table-cell>
          <table:table-cell table:number-columns-repeated="16381"/>
        </table:table-row>
        <table:table-row table:style-name="ro1">
          <table:table-cell office:value-type="float" table:style-name="ce1" office:value="311.1">
            <text:p>311.1</text:p>
          </table:table-cell>
          <table:table-cell office:value-type="float" table:style-name="ce1" office:value="-0.753563392302">
            <text:p>-0.753563</text:p>
          </table:table-cell>
          <table:table-cell office:value-type="float" table:style-name="ce1" office:value="0.657375245794">
            <text:p>0.657375</text:p>
          </table:table-cell>
          <table:table-cell table:number-columns-repeated="16381"/>
        </table:table-row>
        <table:table-row table:style-name="ro1">
          <table:table-cell office:value-type="float" table:style-name="ce1" office:value="311.2">
            <text:p>311.2</text:p>
          </table:table-cell>
          <table:table-cell office:value-type="float" table:style-name="ce1" office:value="-0.752414908896">
            <text:p>-0.752415</text:p>
          </table:table-cell>
          <table:table-cell office:value-type="float" table:style-name="ce1" office:value="0.658689460119">
            <text:p>0.658689</text:p>
          </table:table-cell>
          <table:table-cell table:number-columns-repeated="16381"/>
        </table:table-row>
        <table:table-row table:style-name="ro1">
          <table:table-cell office:value-type="float" table:style-name="ce1" office:value="311.3">
            <text:p>311.3</text:p>
          </table:table-cell>
          <table:table-cell office:value-type="float" table:style-name="ce1" office:value="-0.751264133504">
            <text:p>-0.751264</text:p>
          </table:table-cell>
          <table:table-cell office:value-type="float" table:style-name="ce1" office:value="0.660001667961">
            <text:p>0.660002</text:p>
          </table:table-cell>
          <table:table-cell table:number-columns-repeated="16381"/>
        </table:table-row>
        <table:table-row table:style-name="ro1">
          <table:table-cell office:value-type="float" table:style-name="ce1" office:value="311.4">
            <text:p>311.4</text:p>
          </table:table-cell>
          <table:table-cell office:value-type="float" table:style-name="ce1" office:value="-0.75011106963">
            <text:p>-0.750111</text:p>
          </table:table-cell>
          <table:table-cell office:value-type="float" table:style-name="ce1" office:value="0.661311865324">
            <text:p>0.661312</text:p>
          </table:table-cell>
          <table:table-cell table:number-columns-repeated="16381"/>
        </table:table-row>
        <table:table-row table:style-name="ro1">
          <table:table-cell office:value-type="float" table:style-name="ce1" office:value="311.5">
            <text:p>311.5</text:p>
          </table:table-cell>
          <table:table-cell office:value-type="float" table:style-name="ce1" office:value="-0.748955720789">
            <text:p>-0.748956</text:p>
          </table:table-cell>
          <table:table-cell office:value-type="float" table:style-name="ce1" office:value="0.662620048216">
            <text:p>0.66262</text:p>
          </table:table-cell>
          <table:table-cell table:number-columns-repeated="16381"/>
        </table:table-row>
        <table:table-row table:style-name="ro1">
          <table:table-cell office:value-type="float" table:style-name="ce1" office:value="311.6">
            <text:p>311.6</text:p>
          </table:table-cell>
          <table:table-cell office:value-type="float" table:style-name="ce1" office:value="-0.747798090499">
            <text:p>-0.747798</text:p>
          </table:table-cell>
          <table:table-cell office:value-type="float" table:style-name="ce1" office:value="0.663926212652">
            <text:p>0.663926</text:p>
          </table:table-cell>
          <table:table-cell table:number-columns-repeated="16381"/>
        </table:table-row>
        <table:table-row table:style-name="ro1">
          <table:table-cell office:value-type="float" table:style-name="ce1" office:value="311.7">
            <text:p>311.7</text:p>
          </table:table-cell>
          <table:table-cell office:value-type="float" table:style-name="ce1" office:value="-0.746638182285">
            <text:p>-0.746638</text:p>
          </table:table-cell>
          <table:table-cell office:value-type="float" table:style-name="ce1" office:value="0.665230354654">
            <text:p>0.66523</text:p>
          </table:table-cell>
          <table:table-cell table:number-columns-repeated="16381"/>
        </table:table-row>
        <table:table-row table:style-name="ro1">
          <table:table-cell office:value-type="float" table:style-name="ce1" office:value="311.8">
            <text:p>311.8</text:p>
          </table:table-cell>
          <table:table-cell office:value-type="float" table:style-name="ce1" office:value="-0.745475999683">
            <text:p>-0.745476</text:p>
          </table:table-cell>
          <table:table-cell office:value-type="float" table:style-name="ce1" office:value="0.666532470249">
            <text:p>0.666532</text:p>
          </table:table-cell>
          <table:table-cell table:number-columns-repeated="16381"/>
        </table:table-row>
        <table:table-row table:style-name="ro1">
          <table:table-cell office:value-type="float" table:style-name="ce1" office:value="311.9">
            <text:p>311.9</text:p>
          </table:table-cell>
          <table:table-cell office:value-type="float" table:style-name="ce1" office:value="-0.744311546231">
            <text:p>-0.744312</text:p>
          </table:table-cell>
          <table:table-cell office:value-type="float" table:style-name="ce1" office:value="0.667832555471">
            <text:p>0.667833</text:p>
          </table:table-cell>
          <table:table-cell table:number-columns-repeated="16381"/>
        </table:table-row>
        <table:table-row table:style-name="ro1">
          <table:table-cell office:value-type="float" table:style-name="ce1" office:value="312.0">
            <text:p>312</text:p>
          </table:table-cell>
          <table:table-cell office:value-type="float" table:style-name="ce1" office:value="-0.743144825477">
            <text:p>-0.743145</text:p>
          </table:table-cell>
          <table:table-cell office:value-type="float" table:style-name="ce1" office:value="0.669130606359">
            <text:p>0.669131</text:p>
          </table:table-cell>
          <table:table-cell table:number-columns-repeated="16381"/>
        </table:table-row>
        <table:table-row table:style-name="ro1">
          <table:table-cell office:value-type="float" table:style-name="ce1" office:value="312.1">
            <text:p>312.1</text:p>
          </table:table-cell>
          <table:table-cell office:value-type="float" table:style-name="ce1" office:value="-0.741975840976">
            <text:p>-0.741976</text:p>
          </table:table-cell>
          <table:table-cell office:value-type="float" table:style-name="ce1" office:value="0.670426618959">
            <text:p>0.670427</text:p>
          </table:table-cell>
          <table:table-cell table:number-columns-repeated="16381"/>
        </table:table-row>
        <table:table-row table:style-name="ro1">
          <table:table-cell office:value-type="float" table:style-name="ce1" office:value="312.2">
            <text:p>312.2</text:p>
          </table:table-cell>
          <table:table-cell office:value-type="float" table:style-name="ce1" office:value="-0.740804596287">
            <text:p>-0.740805</text:p>
          </table:table-cell>
          <table:table-cell office:value-type="float" table:style-name="ce1" office:value="0.671720589323">
            <text:p>0.671721</text:p>
          </table:table-cell>
          <table:table-cell table:number-columns-repeated="16381"/>
        </table:table-row>
        <table:table-row table:style-name="ro1">
          <table:table-cell office:value-type="float" table:style-name="ce1" office:value="312.3">
            <text:p>312.3</text:p>
          </table:table-cell>
          <table:table-cell office:value-type="float" table:style-name="ce1" office:value="-0.739631094979">
            <text:p>-0.739631</text:p>
          </table:table-cell>
          <table:table-cell office:value-type="float" table:style-name="ce1" office:value="0.67301251351">
            <text:p>0.673013</text:p>
          </table:table-cell>
          <table:table-cell table:number-columns-repeated="16381"/>
        </table:table-row>
        <table:table-row table:style-name="ro1">
          <table:table-cell office:value-type="float" table:style-name="ce1" office:value="312.4">
            <text:p>312.4</text:p>
          </table:table-cell>
          <table:table-cell office:value-type="float" table:style-name="ce1" office:value="-0.738455340626">
            <text:p>-0.738455</text:p>
          </table:table-cell>
          <table:table-cell office:value-type="float" table:style-name="ce1" office:value="0.674302387584">
            <text:p>0.674302</text:p>
          </table:table-cell>
          <table:table-cell table:number-columns-repeated="16381"/>
        </table:table-row>
        <table:table-row table:style-name="ro1">
          <table:table-cell office:value-type="float" table:style-name="ce1" office:value="312.5">
            <text:p>312.5</text:p>
          </table:table-cell>
          <table:table-cell office:value-type="float" table:style-name="ce1" office:value="-0.73727733681">
            <text:p>-0.737277</text:p>
          </table:table-cell>
          <table:table-cell office:value-type="float" table:style-name="ce1" office:value="0.675590207616">
            <text:p>0.67559</text:p>
          </table:table-cell>
          <table:table-cell table:number-columns-repeated="16381"/>
        </table:table-row>
        <table:table-row table:style-name="ro1">
          <table:table-cell office:value-type="float" table:style-name="ce1" office:value="312.6">
            <text:p>312.6</text:p>
          </table:table-cell>
          <table:table-cell office:value-type="float" table:style-name="ce1" office:value="-0.73609708712">
            <text:p>-0.736097</text:p>
          </table:table-cell>
          <table:table-cell office:value-type="float" table:style-name="ce1" office:value="0.676875969683">
            <text:p>0.676876</text:p>
          </table:table-cell>
          <table:table-cell table:number-columns-repeated="16381"/>
        </table:table-row>
        <table:table-row table:style-name="ro1">
          <table:table-cell office:value-type="float" table:style-name="ce1" office:value="312.7">
            <text:p>312.7</text:p>
          </table:table-cell>
          <table:table-cell office:value-type="float" table:style-name="ce1" office:value="-0.73491459515">
            <text:p>-0.734915</text:p>
          </table:table-cell>
          <table:table-cell office:value-type="float" table:style-name="ce1" office:value="0.678159669868">
            <text:p>0.67816</text:p>
          </table:table-cell>
          <table:table-cell table:number-columns-repeated="16381"/>
        </table:table-row>
        <table:table-row table:style-name="ro1">
          <table:table-cell office:value-type="float" table:style-name="ce1" office:value="312.8">
            <text:p>312.8</text:p>
          </table:table-cell>
          <table:table-cell office:value-type="float" table:style-name="ce1" office:value="-0.733729864503">
            <text:p>-0.73373</text:p>
          </table:table-cell>
          <table:table-cell office:value-type="float" table:style-name="ce1" office:value="0.679441304262">
            <text:p>0.679441</text:p>
          </table:table-cell>
          <table:table-cell table:number-columns-repeated="16381"/>
        </table:table-row>
        <table:table-row table:style-name="ro1">
          <table:table-cell office:value-type="float" table:style-name="ce1" office:value="312.9">
            <text:p>312.9</text:p>
          </table:table-cell>
          <table:table-cell office:value-type="float" table:style-name="ce1" office:value="-0.732542898787">
            <text:p>-0.732543</text:p>
          </table:table-cell>
          <table:table-cell office:value-type="float" table:style-name="ce1" office:value="0.680720868959">
            <text:p>0.680721</text:p>
          </table:table-cell>
          <table:table-cell table:number-columns-repeated="16381"/>
        </table:table-row>
        <table:table-row table:style-name="ro1">
          <table:table-cell office:value-type="float" table:style-name="ce1" office:value="313.0">
            <text:p>313</text:p>
          </table:table-cell>
          <table:table-cell office:value-type="float" table:style-name="ce1" office:value="-0.731353701619">
            <text:p>-0.731354</text:p>
          </table:table-cell>
          <table:table-cell office:value-type="float" table:style-name="ce1" office:value="0.681998360062">
            <text:p>0.681998</text:p>
          </table:table-cell>
          <table:table-cell table:number-columns-repeated="16381"/>
        </table:table-row>
        <table:table-row table:style-name="ro1">
          <table:table-cell office:value-type="float" table:style-name="ce1" office:value="313.1">
            <text:p>313.1</text:p>
          </table:table-cell>
          <table:table-cell office:value-type="float" table:style-name="ce1" office:value="-0.730162276621">
            <text:p>-0.730162</text:p>
          </table:table-cell>
          <table:table-cell office:value-type="float" table:style-name="ce1" office:value="0.683273773681">
            <text:p>0.683274</text:p>
          </table:table-cell>
          <table:table-cell table:number-columns-repeated="16381"/>
        </table:table-row>
        <table:table-row table:style-name="ro1">
          <table:table-cell office:value-type="float" table:style-name="ce1" office:value="313.2">
            <text:p>313.2</text:p>
          </table:table-cell>
          <table:table-cell office:value-type="float" table:style-name="ce1" office:value="-0.728968627421">
            <text:p>-0.728969</text:p>
          </table:table-cell>
          <table:table-cell office:value-type="float" table:style-name="ce1" office:value="0.684547105929">
            <text:p>0.684547</text:p>
          </table:table-cell>
          <table:table-cell table:number-columns-repeated="16381"/>
        </table:table-row>
        <table:table-row table:style-name="ro1">
          <table:table-cell office:value-type="float" table:style-name="ce1" office:value="313.3">
            <text:p>313.3</text:p>
          </table:table-cell>
          <table:table-cell office:value-type="float" table:style-name="ce1" office:value="-0.727772757657">
            <text:p>-0.727773</text:p>
          </table:table-cell>
          <table:table-cell office:value-type="float" table:style-name="ce1" office:value="0.685818352927">
            <text:p>0.685818</text:p>
          </table:table-cell>
          <table:table-cell table:number-columns-repeated="16381"/>
        </table:table-row>
        <table:table-row table:style-name="ro1">
          <table:table-cell office:value-type="float" table:style-name="ce1" office:value="313.4">
            <text:p>313.4</text:p>
          </table:table-cell>
          <table:table-cell office:value-type="float" table:style-name="ce1" office:value="-0.726574670971">
            <text:p>-0.726575</text:p>
          </table:table-cell>
          <table:table-cell office:value-type="float" table:style-name="ce1" office:value="0.687087510804">
            <text:p>0.687088</text:p>
          </table:table-cell>
          <table:table-cell table:number-columns-repeated="16381"/>
        </table:table-row>
        <table:table-row table:style-name="ro1">
          <table:table-cell office:value-type="float" table:style-name="ce1" office:value="313.5">
            <text:p>313.5</text:p>
          </table:table-cell>
          <table:table-cell office:value-type="float" table:style-name="ce1" office:value="-0.725374371012">
            <text:p>-0.725374</text:p>
          </table:table-cell>
          <table:table-cell office:value-type="float" table:style-name="ce1" office:value="0.688354575694">
            <text:p>0.688355</text:p>
          </table:table-cell>
          <table:table-cell table:number-columns-repeated="16381"/>
        </table:table-row>
        <table:table-row table:style-name="ro1">
          <table:table-cell office:value-type="float" table:style-name="ce1" office:value="313.6">
            <text:p>313.6</text:p>
          </table:table-cell>
          <table:table-cell office:value-type="float" table:style-name="ce1" office:value="-0.724171861437">
            <text:p>-0.724172</text:p>
          </table:table-cell>
          <table:table-cell office:value-type="float" table:style-name="ce1" office:value="0.689619543736">
            <text:p>0.68962</text:p>
          </table:table-cell>
          <table:table-cell table:number-columns-repeated="16381"/>
        </table:table-row>
        <table:table-row table:style-name="ro1">
          <table:table-cell office:value-type="float" table:style-name="ce1" office:value="313.7">
            <text:p>313.7</text:p>
          </table:table-cell>
          <table:table-cell office:value-type="float" table:style-name="ce1" office:value="-0.72296714591">
            <text:p>-0.722967</text:p>
          </table:table-cell>
          <table:table-cell office:value-type="float" table:style-name="ce1" office:value="0.690882411077">
            <text:p>0.690882</text:p>
          </table:table-cell>
          <table:table-cell table:number-columns-repeated="16381"/>
        </table:table-row>
        <table:table-row table:style-name="ro1">
          <table:table-cell office:value-type="float" table:style-name="ce1" office:value="313.8">
            <text:p>313.8</text:p>
          </table:table-cell>
          <table:table-cell office:value-type="float" table:style-name="ce1" office:value="-0.721760228098">
            <text:p>-0.72176</text:p>
          </table:table-cell>
          <table:table-cell office:value-type="float" table:style-name="ce1" office:value="0.69214317387">
            <text:p>0.692143</text:p>
          </table:table-cell>
          <table:table-cell table:number-columns-repeated="16381"/>
        </table:table-row>
        <table:table-row table:style-name="ro1">
          <table:table-cell office:value-type="float" table:style-name="ce1" office:value="313.9">
            <text:p>313.9</text:p>
          </table:table-cell>
          <table:table-cell office:value-type="float" table:style-name="ce1" office:value="-0.72055111168">
            <text:p>-0.720551</text:p>
          </table:table-cell>
          <table:table-cell office:value-type="float" table:style-name="ce1" office:value="0.693401828276">
            <text:p>0.693402</text:p>
          </table:table-cell>
          <table:table-cell table:number-columns-repeated="16381"/>
        </table:table-row>
        <table:table-row table:style-name="ro1">
          <table:table-cell office:value-type="float" table:style-name="ce1" office:value="314.0">
            <text:p>314</text:p>
          </table:table-cell>
          <table:table-cell office:value-type="float" table:style-name="ce1" office:value="-0.719339800339">
            <text:p>-0.71934</text:p>
          </table:table-cell>
          <table:table-cell office:value-type="float" table:style-name="ce1" office:value="0.694658370459">
            <text:p>0.694658</text:p>
          </table:table-cell>
          <table:table-cell table:number-columns-repeated="16381"/>
        </table:table-row>
        <table:table-row table:style-name="ro1">
          <table:table-cell office:value-type="float" table:style-name="ce1" office:value="314.1">
            <text:p>314.1</text:p>
          </table:table-cell>
          <table:table-cell office:value-type="float" table:style-name="ce1" office:value="-0.718126297763">
            <text:p>-0.718126</text:p>
          </table:table-cell>
          <table:table-cell office:value-type="float" table:style-name="ce1" office:value="0.695912796592">
            <text:p>0.695913</text:p>
          </table:table-cell>
          <table:table-cell table:number-columns-repeated="16381"/>
        </table:table-row>
        <table:table-row table:style-name="ro1">
          <table:table-cell office:value-type="float" table:style-name="ce1" office:value="314.2">
            <text:p>314.2</text:p>
          </table:table-cell>
          <table:table-cell office:value-type="float" table:style-name="ce1" office:value="-0.71691060765">
            <text:p>-0.716911</text:p>
          </table:table-cell>
          <table:table-cell office:value-type="float" table:style-name="ce1" office:value="0.697165102855">
            <text:p>0.697165</text:p>
          </table:table-cell>
          <table:table-cell table:number-columns-repeated="16381"/>
        </table:table-row>
        <table:table-row table:style-name="ro1">
          <table:table-cell office:value-type="float" table:style-name="ce1" office:value="314.3">
            <text:p>314.3</text:p>
          </table:table-cell>
          <table:table-cell office:value-type="float" table:style-name="ce1" office:value="-0.715692733704">
            <text:p>-0.715693</text:p>
          </table:table-cell>
          <table:table-cell office:value-type="float" table:style-name="ce1" office:value="0.698415285431">
            <text:p>0.698415</text:p>
          </table:table-cell>
          <table:table-cell table:number-columns-repeated="16381"/>
        </table:table-row>
        <table:table-row table:style-name="ro1">
          <table:table-cell office:value-type="float" table:style-name="ce1" office:value="314.4">
            <text:p>314.4</text:p>
          </table:table-cell>
          <table:table-cell office:value-type="float" table:style-name="ce1" office:value="-0.714472679633">
            <text:p>-0.714473</text:p>
          </table:table-cell>
          <table:table-cell office:value-type="float" table:style-name="ce1" office:value="0.699663340513">
            <text:p>0.699663</text:p>
          </table:table-cell>
          <table:table-cell table:number-columns-repeated="16381"/>
        </table:table-row>
        <table:table-row table:style-name="ro1">
          <table:table-cell office:value-type="float" table:style-name="ce1" office:value="314.5">
            <text:p>314.5</text:p>
          </table:table-cell>
          <table:table-cell office:value-type="float" table:style-name="ce1" office:value="-0.713250449154">
            <text:p>-0.71325</text:p>
          </table:table-cell>
          <table:table-cell office:value-type="float" table:style-name="ce1" office:value="0.7009092643">
            <text:p>0.700909</text:p>
          </table:table-cell>
          <table:table-cell table:number-columns-repeated="16381"/>
        </table:table-row>
        <table:table-row table:style-name="ro1">
          <table:table-cell office:value-type="float" table:style-name="ce1" office:value="314.6">
            <text:p>314.6</text:p>
          </table:table-cell>
          <table:table-cell office:value-type="float" table:style-name="ce1" office:value="-0.712026045991">
            <text:p>-0.712026</text:p>
          </table:table-cell>
          <table:table-cell office:value-type="float" table:style-name="ce1" office:value="0.702153052995">
            <text:p>0.702153</text:p>
          </table:table-cell>
          <table:table-cell table:number-columns-repeated="16381"/>
        </table:table-row>
        <table:table-row table:style-name="ro1">
          <table:table-cell office:value-type="float" table:style-name="ce1" office:value="314.7">
            <text:p>314.7</text:p>
          </table:table-cell>
          <table:table-cell office:value-type="float" table:style-name="ce1" office:value="-0.710799473873">
            <text:p>-0.710799</text:p>
          </table:table-cell>
          <table:table-cell office:value-type="float" table:style-name="ce1" office:value="0.703394702811">
            <text:p>0.703395</text:p>
          </table:table-cell>
          <table:table-cell table:number-columns-repeated="16381"/>
        </table:table-row>
        <table:table-row table:style-name="ro1">
          <table:table-cell office:value-type="float" table:style-name="ce1" office:value="314.8">
            <text:p>314.8</text:p>
          </table:table-cell>
          <table:table-cell office:value-type="float" table:style-name="ce1" office:value="-0.709570736537">
            <text:p>-0.709571</text:p>
          </table:table-cell>
          <table:table-cell office:value-type="float" table:style-name="ce1" office:value="0.704634209964">
            <text:p>0.704634</text:p>
          </table:table-cell>
          <table:table-cell table:number-columns-repeated="16381"/>
        </table:table-row>
        <table:table-row table:style-name="ro1">
          <table:table-cell office:value-type="float" table:style-name="ce1" office:value="314.9">
            <text:p>314.9</text:p>
          </table:table-cell>
          <table:table-cell office:value-type="float" table:style-name="ce1" office:value="-0.708339837725">
            <text:p>-0.70834</text:p>
          </table:table-cell>
          <table:table-cell office:value-type="float" table:style-name="ce1" office:value="0.705871570679">
            <text:p>0.705872</text:p>
          </table:table-cell>
          <table:table-cell table:number-columns-repeated="16381"/>
        </table:table-row>
        <table:table-row table:style-name="ro1">
          <table:table-cell office:value-type="float" table:style-name="ce1" office:value="315.0">
            <text:p>315</text:p>
          </table:table-cell>
          <table:table-cell office:value-type="float" table:style-name="ce1" office:value="-0.707106781187">
            <text:p>-0.707107</text:p>
          </table:table-cell>
          <table:table-cell office:value-type="float" table:style-name="ce1" office:value="0.707106781187">
            <text:p>0.707107</text:p>
          </table:table-cell>
          <table:table-cell table:number-columns-repeated="16381"/>
        </table:table-row>
        <table:table-row table:style-name="ro1">
          <table:table-cell office:value-type="float" table:style-name="ce1" office:value="315.1">
            <text:p>315.1</text:p>
          </table:table-cell>
          <table:table-cell office:value-type="float" table:style-name="ce1" office:value="-0.705871570679">
            <text:p>-0.705872</text:p>
          </table:table-cell>
          <table:table-cell office:value-type="float" table:style-name="ce1" office:value="0.708339837725">
            <text:p>0.70834</text:p>
          </table:table-cell>
          <table:table-cell table:number-columns-repeated="16381"/>
        </table:table-row>
        <table:table-row table:style-name="ro1">
          <table:table-cell office:value-type="float" table:style-name="ce1" office:value="315.2">
            <text:p>315.2</text:p>
          </table:table-cell>
          <table:table-cell office:value-type="float" table:style-name="ce1" office:value="-0.704634209964">
            <text:p>-0.704634</text:p>
          </table:table-cell>
          <table:table-cell office:value-type="float" table:style-name="ce1" office:value="0.709570736537">
            <text:p>0.709571</text:p>
          </table:table-cell>
          <table:table-cell table:number-columns-repeated="16381"/>
        </table:table-row>
        <table:table-row table:style-name="ro1">
          <table:table-cell office:value-type="float" table:style-name="ce1" office:value="315.3">
            <text:p>315.3</text:p>
          </table:table-cell>
          <table:table-cell office:value-type="float" table:style-name="ce1" office:value="-0.703394702811">
            <text:p>-0.703395</text:p>
          </table:table-cell>
          <table:table-cell office:value-type="float" table:style-name="ce1" office:value="0.710799473873">
            <text:p>0.710799</text:p>
          </table:table-cell>
          <table:table-cell table:number-columns-repeated="16381"/>
        </table:table-row>
        <table:table-row table:style-name="ro1">
          <table:table-cell office:value-type="float" table:style-name="ce1" office:value="315.4">
            <text:p>315.4</text:p>
          </table:table-cell>
          <table:table-cell office:value-type="float" table:style-name="ce1" office:value="-0.702153052995">
            <text:p>-0.702153</text:p>
          </table:table-cell>
          <table:table-cell office:value-type="float" table:style-name="ce1" office:value="0.712026045991">
            <text:p>0.712026</text:p>
          </table:table-cell>
          <table:table-cell table:number-columns-repeated="16381"/>
        </table:table-row>
        <table:table-row table:style-name="ro1">
          <table:table-cell office:value-type="float" table:style-name="ce1" office:value="315.5">
            <text:p>315.5</text:p>
          </table:table-cell>
          <table:table-cell office:value-type="float" table:style-name="ce1" office:value="-0.7009092643">
            <text:p>-0.700909</text:p>
          </table:table-cell>
          <table:table-cell office:value-type="float" table:style-name="ce1" office:value="0.713250449154">
            <text:p>0.71325</text:p>
          </table:table-cell>
          <table:table-cell table:number-columns-repeated="16381"/>
        </table:table-row>
        <table:table-row table:style-name="ro1">
          <table:table-cell office:value-type="float" table:style-name="ce1" office:value="315.6">
            <text:p>315.6</text:p>
          </table:table-cell>
          <table:table-cell office:value-type="float" table:style-name="ce1" office:value="-0.699663340513">
            <text:p>-0.699663</text:p>
          </table:table-cell>
          <table:table-cell office:value-type="float" table:style-name="ce1" office:value="0.714472679633">
            <text:p>0.714473</text:p>
          </table:table-cell>
          <table:table-cell table:number-columns-repeated="16381"/>
        </table:table-row>
        <table:table-row table:style-name="ro1">
          <table:table-cell office:value-type="float" table:style-name="ce1" office:value="315.7">
            <text:p>315.7</text:p>
          </table:table-cell>
          <table:table-cell office:value-type="float" table:style-name="ce1" office:value="-0.698415285431">
            <text:p>-0.698415</text:p>
          </table:table-cell>
          <table:table-cell office:value-type="float" table:style-name="ce1" office:value="0.715692733704">
            <text:p>0.715693</text:p>
          </table:table-cell>
          <table:table-cell table:number-columns-repeated="16381"/>
        </table:table-row>
        <table:table-row table:style-name="ro1">
          <table:table-cell office:value-type="float" table:style-name="ce1" office:value="315.8">
            <text:p>315.8</text:p>
          </table:table-cell>
          <table:table-cell office:value-type="float" table:style-name="ce1" office:value="-0.697165102855">
            <text:p>-0.697165</text:p>
          </table:table-cell>
          <table:table-cell office:value-type="float" table:style-name="ce1" office:value="0.71691060765">
            <text:p>0.716911</text:p>
          </table:table-cell>
          <table:table-cell table:number-columns-repeated="16381"/>
        </table:table-row>
        <table:table-row table:style-name="ro1">
          <table:table-cell office:value-type="float" table:style-name="ce1" office:value="315.9">
            <text:p>315.9</text:p>
          </table:table-cell>
          <table:table-cell office:value-type="float" table:style-name="ce1" office:value="-0.695912796592">
            <text:p>-0.695913</text:p>
          </table:table-cell>
          <table:table-cell office:value-type="float" table:style-name="ce1" office:value="0.718126297763">
            <text:p>0.718126</text:p>
          </table:table-cell>
          <table:table-cell table:number-columns-repeated="16381"/>
        </table:table-row>
        <table:table-row table:style-name="ro1">
          <table:table-cell office:value-type="float" table:style-name="ce1" office:value="316.0">
            <text:p>316</text:p>
          </table:table-cell>
          <table:table-cell office:value-type="float" table:style-name="ce1" office:value="-0.694658370459">
            <text:p>-0.694658</text:p>
          </table:table-cell>
          <table:table-cell office:value-type="float" table:style-name="ce1" office:value="0.719339800339">
            <text:p>0.71934</text:p>
          </table:table-cell>
          <table:table-cell table:number-columns-repeated="16381"/>
        </table:table-row>
        <table:table-row table:style-name="ro1">
          <table:table-cell office:value-type="float" table:style-name="ce1" office:value="316.1">
            <text:p>316.1</text:p>
          </table:table-cell>
          <table:table-cell office:value-type="float" table:style-name="ce1" office:value="-0.693401828276">
            <text:p>-0.693402</text:p>
          </table:table-cell>
          <table:table-cell office:value-type="float" table:style-name="ce1" office:value="0.72055111168">
            <text:p>0.720551</text:p>
          </table:table-cell>
          <table:table-cell table:number-columns-repeated="16381"/>
        </table:table-row>
        <table:table-row table:style-name="ro1">
          <table:table-cell office:value-type="float" table:style-name="ce1" office:value="316.2">
            <text:p>316.2</text:p>
          </table:table-cell>
          <table:table-cell office:value-type="float" table:style-name="ce1" office:value="-0.69214317387">
            <text:p>-0.692143</text:p>
          </table:table-cell>
          <table:table-cell office:value-type="float" table:style-name="ce1" office:value="0.721760228098">
            <text:p>0.72176</text:p>
          </table:table-cell>
          <table:table-cell table:number-columns-repeated="16381"/>
        </table:table-row>
        <table:table-row table:style-name="ro1">
          <table:table-cell office:value-type="float" table:style-name="ce1" office:value="316.3">
            <text:p>316.3</text:p>
          </table:table-cell>
          <table:table-cell office:value-type="float" table:style-name="ce1" office:value="-0.690882411077">
            <text:p>-0.690882</text:p>
          </table:table-cell>
          <table:table-cell office:value-type="float" table:style-name="ce1" office:value="0.72296714591">
            <text:p>0.722967</text:p>
          </table:table-cell>
          <table:table-cell table:number-columns-repeated="16381"/>
        </table:table-row>
        <table:table-row table:style-name="ro1">
          <table:table-cell office:value-type="float" table:style-name="ce1" office:value="316.4">
            <text:p>316.4</text:p>
          </table:table-cell>
          <table:table-cell office:value-type="float" table:style-name="ce1" office:value="-0.689619543736">
            <text:p>-0.68962</text:p>
          </table:table-cell>
          <table:table-cell office:value-type="float" table:style-name="ce1" office:value="0.724171861437">
            <text:p>0.724172</text:p>
          </table:table-cell>
          <table:table-cell table:number-columns-repeated="16381"/>
        </table:table-row>
        <table:table-row table:style-name="ro1">
          <table:table-cell office:value-type="float" table:style-name="ce1" office:value="316.5">
            <text:p>316.5</text:p>
          </table:table-cell>
          <table:table-cell office:value-type="float" table:style-name="ce1" office:value="-0.688354575694">
            <text:p>-0.688355</text:p>
          </table:table-cell>
          <table:table-cell office:value-type="float" table:style-name="ce1" office:value="0.725374371012">
            <text:p>0.725374</text:p>
          </table:table-cell>
          <table:table-cell table:number-columns-repeated="16381"/>
        </table:table-row>
        <table:table-row table:style-name="ro1">
          <table:table-cell office:value-type="float" table:style-name="ce1" office:value="316.6">
            <text:p>316.6</text:p>
          </table:table-cell>
          <table:table-cell office:value-type="float" table:style-name="ce1" office:value="-0.687087510804">
            <text:p>-0.687088</text:p>
          </table:table-cell>
          <table:table-cell office:value-type="float" table:style-name="ce1" office:value="0.726574670971">
            <text:p>0.726575</text:p>
          </table:table-cell>
          <table:table-cell table:number-columns-repeated="16381"/>
        </table:table-row>
        <table:table-row table:style-name="ro1">
          <table:table-cell office:value-type="float" table:style-name="ce1" office:value="316.7">
            <text:p>316.7</text:p>
          </table:table-cell>
          <table:table-cell office:value-type="float" table:style-name="ce1" office:value="-0.685818352927">
            <text:p>-0.685818</text:p>
          </table:table-cell>
          <table:table-cell office:value-type="float" table:style-name="ce1" office:value="0.727772757657">
            <text:p>0.727773</text:p>
          </table:table-cell>
          <table:table-cell table:number-columns-repeated="16381"/>
        </table:table-row>
        <table:table-row table:style-name="ro1">
          <table:table-cell office:value-type="float" table:style-name="ce1" office:value="316.8">
            <text:p>316.8</text:p>
          </table:table-cell>
          <table:table-cell office:value-type="float" table:style-name="ce1" office:value="-0.684547105929">
            <text:p>-0.684547</text:p>
          </table:table-cell>
          <table:table-cell office:value-type="float" table:style-name="ce1" office:value="0.728968627421">
            <text:p>0.728969</text:p>
          </table:table-cell>
          <table:table-cell table:number-columns-repeated="16381"/>
        </table:table-row>
        <table:table-row table:style-name="ro1">
          <table:table-cell office:value-type="float" table:style-name="ce1" office:value="316.9">
            <text:p>316.9</text:p>
          </table:table-cell>
          <table:table-cell office:value-type="float" table:style-name="ce1" office:value="-0.683273773681">
            <text:p>-0.683274</text:p>
          </table:table-cell>
          <table:table-cell office:value-type="float" table:style-name="ce1" office:value="0.730162276621">
            <text:p>0.730162</text:p>
          </table:table-cell>
          <table:table-cell table:number-columns-repeated="16381"/>
        </table:table-row>
        <table:table-row table:style-name="ro1">
          <table:table-cell office:value-type="float" table:style-name="ce1" office:value="317.0">
            <text:p>317</text:p>
          </table:table-cell>
          <table:table-cell office:value-type="float" table:style-name="ce1" office:value="-0.681998360062">
            <text:p>-0.681998</text:p>
          </table:table-cell>
          <table:table-cell office:value-type="float" table:style-name="ce1" office:value="0.731353701619">
            <text:p>0.731354</text:p>
          </table:table-cell>
          <table:table-cell table:number-columns-repeated="16381"/>
        </table:table-row>
        <table:table-row table:style-name="ro1">
          <table:table-cell office:value-type="float" table:style-name="ce1" office:value="317.1">
            <text:p>317.1</text:p>
          </table:table-cell>
          <table:table-cell office:value-type="float" table:style-name="ce1" office:value="-0.680720868959">
            <text:p>-0.680721</text:p>
          </table:table-cell>
          <table:table-cell office:value-type="float" table:style-name="ce1" office:value="0.732542898787">
            <text:p>0.732543</text:p>
          </table:table-cell>
          <table:table-cell table:number-columns-repeated="16381"/>
        </table:table-row>
        <table:table-row table:style-name="ro1">
          <table:table-cell office:value-type="float" table:style-name="ce1" office:value="317.2">
            <text:p>317.2</text:p>
          </table:table-cell>
          <table:table-cell office:value-type="float" table:style-name="ce1" office:value="-0.679441304262">
            <text:p>-0.679441</text:p>
          </table:table-cell>
          <table:table-cell office:value-type="float" table:style-name="ce1" office:value="0.733729864503">
            <text:p>0.73373</text:p>
          </table:table-cell>
          <table:table-cell table:number-columns-repeated="16381"/>
        </table:table-row>
        <table:table-row table:style-name="ro1">
          <table:table-cell office:value-type="float" table:style-name="ce1" office:value="317.3">
            <text:p>317.3</text:p>
          </table:table-cell>
          <table:table-cell office:value-type="float" table:style-name="ce1" office:value="-0.678159669868">
            <text:p>-0.67816</text:p>
          </table:table-cell>
          <table:table-cell office:value-type="float" table:style-name="ce1" office:value="0.73491459515">
            <text:p>0.734915</text:p>
          </table:table-cell>
          <table:table-cell table:number-columns-repeated="16381"/>
        </table:table-row>
        <table:table-row table:style-name="ro1">
          <table:table-cell office:value-type="float" table:style-name="ce1" office:value="317.4">
            <text:p>317.4</text:p>
          </table:table-cell>
          <table:table-cell office:value-type="float" table:style-name="ce1" office:value="-0.676875969683">
            <text:p>-0.676876</text:p>
          </table:table-cell>
          <table:table-cell office:value-type="float" table:style-name="ce1" office:value="0.73609708712">
            <text:p>0.736097</text:p>
          </table:table-cell>
          <table:table-cell table:number-columns-repeated="16381"/>
        </table:table-row>
        <table:table-row table:style-name="ro1">
          <table:table-cell office:value-type="float" table:style-name="ce1" office:value="317.5">
            <text:p>317.5</text:p>
          </table:table-cell>
          <table:table-cell office:value-type="float" table:style-name="ce1" office:value="-0.675590207616">
            <text:p>-0.67559</text:p>
          </table:table-cell>
          <table:table-cell office:value-type="float" table:style-name="ce1" office:value="0.73727733681">
            <text:p>0.737277</text:p>
          </table:table-cell>
          <table:table-cell table:number-columns-repeated="16381"/>
        </table:table-row>
        <table:table-row table:style-name="ro1">
          <table:table-cell office:value-type="float" table:style-name="ce1" office:value="317.6">
            <text:p>317.6</text:p>
          </table:table-cell>
          <table:table-cell office:value-type="float" table:style-name="ce1" office:value="-0.674302387584">
            <text:p>-0.674302</text:p>
          </table:table-cell>
          <table:table-cell office:value-type="float" table:style-name="ce1" office:value="0.738455340626">
            <text:p>0.738455</text:p>
          </table:table-cell>
          <table:table-cell table:number-columns-repeated="16381"/>
        </table:table-row>
        <table:table-row table:style-name="ro1">
          <table:table-cell office:value-type="float" table:style-name="ce1" office:value="317.7">
            <text:p>317.7</text:p>
          </table:table-cell>
          <table:table-cell office:value-type="float" table:style-name="ce1" office:value="-0.67301251351">
            <text:p>-0.673013</text:p>
          </table:table-cell>
          <table:table-cell office:value-type="float" table:style-name="ce1" office:value="0.739631094979">
            <text:p>0.739631</text:p>
          </table:table-cell>
          <table:table-cell table:number-columns-repeated="16381"/>
        </table:table-row>
        <table:table-row table:style-name="ro1">
          <table:table-cell office:value-type="float" table:style-name="ce1" office:value="317.8">
            <text:p>317.8</text:p>
          </table:table-cell>
          <table:table-cell office:value-type="float" table:style-name="ce1" office:value="-0.671720589323">
            <text:p>-0.671721</text:p>
          </table:table-cell>
          <table:table-cell office:value-type="float" table:style-name="ce1" office:value="0.740804596287">
            <text:p>0.740805</text:p>
          </table:table-cell>
          <table:table-cell table:number-columns-repeated="16381"/>
        </table:table-row>
        <table:table-row table:style-name="ro1">
          <table:table-cell office:value-type="float" table:style-name="ce1" office:value="317.9">
            <text:p>317.9</text:p>
          </table:table-cell>
          <table:table-cell office:value-type="float" table:style-name="ce1" office:value="-0.670426618959">
            <text:p>-0.670427</text:p>
          </table:table-cell>
          <table:table-cell office:value-type="float" table:style-name="ce1" office:value="0.741975840976">
            <text:p>0.741976</text:p>
          </table:table-cell>
          <table:table-cell table:number-columns-repeated="16381"/>
        </table:table-row>
        <table:table-row table:style-name="ro1">
          <table:table-cell office:value-type="float" table:style-name="ce1" office:value="318.0">
            <text:p>318</text:p>
          </table:table-cell>
          <table:table-cell office:value-type="float" table:style-name="ce1" office:value="-0.669130606359">
            <text:p>-0.669131</text:p>
          </table:table-cell>
          <table:table-cell office:value-type="float" table:style-name="ce1" office:value="0.743144825477">
            <text:p>0.743145</text:p>
          </table:table-cell>
          <table:table-cell table:number-columns-repeated="16381"/>
        </table:table-row>
        <table:table-row table:style-name="ro1">
          <table:table-cell office:value-type="float" table:style-name="ce1" office:value="318.1">
            <text:p>318.1</text:p>
          </table:table-cell>
          <table:table-cell office:value-type="float" table:style-name="ce1" office:value="-0.667832555471">
            <text:p>-0.667833</text:p>
          </table:table-cell>
          <table:table-cell office:value-type="float" table:style-name="ce1" office:value="0.744311546231">
            <text:p>0.744312</text:p>
          </table:table-cell>
          <table:table-cell table:number-columns-repeated="16381"/>
        </table:table-row>
        <table:table-row table:style-name="ro1">
          <table:table-cell office:value-type="float" table:style-name="ce1" office:value="318.2">
            <text:p>318.2</text:p>
          </table:table-cell>
          <table:table-cell office:value-type="float" table:style-name="ce1" office:value="-0.666532470249">
            <text:p>-0.666532</text:p>
          </table:table-cell>
          <table:table-cell office:value-type="float" table:style-name="ce1" office:value="0.745475999683">
            <text:p>0.745476</text:p>
          </table:table-cell>
          <table:table-cell table:number-columns-repeated="16381"/>
        </table:table-row>
        <table:table-row table:style-name="ro1">
          <table:table-cell office:value-type="float" table:style-name="ce1" office:value="318.3">
            <text:p>318.3</text:p>
          </table:table-cell>
          <table:table-cell office:value-type="float" table:style-name="ce1" office:value="-0.665230354654">
            <text:p>-0.66523</text:p>
          </table:table-cell>
          <table:table-cell office:value-type="float" table:style-name="ce1" office:value="0.746638182285">
            <text:p>0.746638</text:p>
          </table:table-cell>
          <table:table-cell table:number-columns-repeated="16381"/>
        </table:table-row>
        <table:table-row table:style-name="ro1">
          <table:table-cell office:value-type="float" table:style-name="ce1" office:value="318.4">
            <text:p>318.4</text:p>
          </table:table-cell>
          <table:table-cell office:value-type="float" table:style-name="ce1" office:value="-0.663926212652">
            <text:p>-0.663926</text:p>
          </table:table-cell>
          <table:table-cell office:value-type="float" table:style-name="ce1" office:value="0.747798090499">
            <text:p>0.747798</text:p>
          </table:table-cell>
          <table:table-cell table:number-columns-repeated="16381"/>
        </table:table-row>
        <table:table-row table:style-name="ro1">
          <table:table-cell office:value-type="float" table:style-name="ce1" office:value="318.5">
            <text:p>318.5</text:p>
          </table:table-cell>
          <table:table-cell office:value-type="float" table:style-name="ce1" office:value="-0.662620048216">
            <text:p>-0.66262</text:p>
          </table:table-cell>
          <table:table-cell office:value-type="float" table:style-name="ce1" office:value="0.748955720789">
            <text:p>0.748956</text:p>
          </table:table-cell>
          <table:table-cell table:number-columns-repeated="16381"/>
        </table:table-row>
        <table:table-row table:style-name="ro1">
          <table:table-cell office:value-type="float" table:style-name="ce1" office:value="318.6">
            <text:p>318.6</text:p>
          </table:table-cell>
          <table:table-cell office:value-type="float" table:style-name="ce1" office:value="-0.661311865324">
            <text:p>-0.661312</text:p>
          </table:table-cell>
          <table:table-cell office:value-type="float" table:style-name="ce1" office:value="0.75011106963">
            <text:p>0.750111</text:p>
          </table:table-cell>
          <table:table-cell table:number-columns-repeated="16381"/>
        </table:table-row>
        <table:table-row table:style-name="ro1">
          <table:table-cell office:value-type="float" table:style-name="ce1" office:value="318.7">
            <text:p>318.7</text:p>
          </table:table-cell>
          <table:table-cell office:value-type="float" table:style-name="ce1" office:value="-0.660001667961">
            <text:p>-0.660002</text:p>
          </table:table-cell>
          <table:table-cell office:value-type="float" table:style-name="ce1" office:value="0.751264133504">
            <text:p>0.751264</text:p>
          </table:table-cell>
          <table:table-cell table:number-columns-repeated="16381"/>
        </table:table-row>
        <table:table-row table:style-name="ro1">
          <table:table-cell office:value-type="float" table:style-name="ce1" office:value="318.8">
            <text:p>318.8</text:p>
          </table:table-cell>
          <table:table-cell office:value-type="float" table:style-name="ce1" office:value="-0.658689460119">
            <text:p>-0.658689</text:p>
          </table:table-cell>
          <table:table-cell office:value-type="float" table:style-name="ce1" office:value="0.752414908896">
            <text:p>0.752415</text:p>
          </table:table-cell>
          <table:table-cell table:number-columns-repeated="16381"/>
        </table:table-row>
        <table:table-row table:style-name="ro1">
          <table:table-cell office:value-type="float" table:style-name="ce1" office:value="318.9">
            <text:p>318.9</text:p>
          </table:table-cell>
          <table:table-cell office:value-type="float" table:style-name="ce1" office:value="-0.657375245794">
            <text:p>-0.657375</text:p>
          </table:table-cell>
          <table:table-cell office:value-type="float" table:style-name="ce1" office:value="0.753563392302">
            <text:p>0.753563</text:p>
          </table:table-cell>
          <table:table-cell table:number-columns-repeated="16381"/>
        </table:table-row>
        <table:table-row table:style-name="ro1">
          <table:table-cell office:value-type="float" table:style-name="ce1" office:value="319.0">
            <text:p>319</text:p>
          </table:table-cell>
          <table:table-cell office:value-type="float" table:style-name="ce1" office:value="-0.656059028991">
            <text:p>-0.656059</text:p>
          </table:table-cell>
          <table:table-cell office:value-type="float" table:style-name="ce1" office:value="0.754709580223">
            <text:p>0.75471</text:p>
          </table:table-cell>
          <table:table-cell table:number-columns-repeated="16381"/>
        </table:table-row>
        <table:table-row table:style-name="ro1">
          <table:table-cell office:value-type="float" table:style-name="ce1" office:value="319.1">
            <text:p>319.1</text:p>
          </table:table-cell>
          <table:table-cell office:value-type="float" table:style-name="ce1" office:value="-0.654740813717">
            <text:p>-0.654741</text:p>
          </table:table-cell>
          <table:table-cell office:value-type="float" table:style-name="ce1" office:value="0.755853469168">
            <text:p>0.755853</text:p>
          </table:table-cell>
          <table:table-cell table:number-columns-repeated="16381"/>
        </table:table-row>
        <table:table-row table:style-name="ro1">
          <table:table-cell office:value-type="float" table:style-name="ce1" office:value="319.2">
            <text:p>319.2</text:p>
          </table:table-cell>
          <table:table-cell office:value-type="float" table:style-name="ce1" office:value="-0.65342060399">
            <text:p>-0.653421</text:p>
          </table:table-cell>
          <table:table-cell office:value-type="float" table:style-name="ce1" office:value="0.756995055652">
            <text:p>0.756995</text:p>
          </table:table-cell>
          <table:table-cell table:number-columns-repeated="16381"/>
        </table:table-row>
        <table:table-row table:style-name="ro1">
          <table:table-cell office:value-type="float" table:style-name="ce1" office:value="319.3">
            <text:p>319.3</text:p>
          </table:table-cell>
          <table:table-cell office:value-type="float" table:style-name="ce1" office:value="-0.65209840383">
            <text:p>-0.652098</text:p>
          </table:table-cell>
          <table:table-cell office:value-type="float" table:style-name="ce1" office:value="0.758134336198">
            <text:p>0.758134</text:p>
          </table:table-cell>
          <table:table-cell table:number-columns-repeated="16381"/>
        </table:table-row>
        <table:table-row table:style-name="ro1">
          <table:table-cell office:value-type="float" table:style-name="ce1" office:value="319.4">
            <text:p>319.4</text:p>
          </table:table-cell>
          <table:table-cell office:value-type="float" table:style-name="ce1" office:value="-0.650774217266">
            <text:p>-0.650774</text:p>
          </table:table-cell>
          <table:table-cell office:value-type="float" table:style-name="ce1" office:value="0.759271307335">
            <text:p>0.759271</text:p>
          </table:table-cell>
          <table:table-cell table:number-columns-repeated="16381"/>
        </table:table-row>
        <table:table-row table:style-name="ro1">
          <table:table-cell office:value-type="float" table:style-name="ce1" office:value="319.5">
            <text:p>319.5</text:p>
          </table:table-cell>
          <table:table-cell office:value-type="float" table:style-name="ce1" office:value="-0.64944804833">
            <text:p>-0.649448</text:p>
          </table:table-cell>
          <table:table-cell office:value-type="float" table:style-name="ce1" office:value="0.7604059656">
            <text:p>0.760406</text:p>
          </table:table-cell>
          <table:table-cell table:number-columns-repeated="16381"/>
        </table:table-row>
        <table:table-row table:style-name="ro1">
          <table:table-cell office:value-type="float" table:style-name="ce1" office:value="319.6">
            <text:p>319.6</text:p>
          </table:table-cell>
          <table:table-cell office:value-type="float" table:style-name="ce1" office:value="-0.648119901063">
            <text:p>-0.64812</text:p>
          </table:table-cell>
          <table:table-cell office:value-type="float" table:style-name="ce1" office:value="0.761538307537">
            <text:p>0.761538</text:p>
          </table:table-cell>
          <table:table-cell table:number-columns-repeated="16381"/>
        </table:table-row>
        <table:table-row table:style-name="ro1">
          <table:table-cell office:value-type="float" table:style-name="ce1" office:value="319.7">
            <text:p>319.7</text:p>
          </table:table-cell>
          <table:table-cell office:value-type="float" table:style-name="ce1" office:value="-0.64678977951">
            <text:p>-0.64679</text:p>
          </table:table-cell>
          <table:table-cell office:value-type="float" table:style-name="ce1" office:value="0.762668329696">
            <text:p>0.762668</text:p>
          </table:table-cell>
          <table:table-cell table:number-columns-repeated="16381"/>
        </table:table-row>
        <table:table-row table:style-name="ro1">
          <table:table-cell office:value-type="float" table:style-name="ce1" office:value="319.8">
            <text:p>319.8</text:p>
          </table:table-cell>
          <table:table-cell office:value-type="float" table:style-name="ce1" office:value="-0.645457687724">
            <text:p>-0.645458</text:p>
          </table:table-cell>
          <table:table-cell office:value-type="float" table:style-name="ce1" office:value="0.763796028635">
            <text:p>0.763796</text:p>
          </table:table-cell>
          <table:table-cell table:number-columns-repeated="16381"/>
        </table:table-row>
        <table:table-row table:style-name="ro1">
          <table:table-cell office:value-type="float" table:style-name="ce1" office:value="319.9">
            <text:p>319.9</text:p>
          </table:table-cell>
          <table:table-cell office:value-type="float" table:style-name="ce1" office:value="-0.644123629761">
            <text:p>-0.644124</text:p>
          </table:table-cell>
          <table:table-cell office:value-type="float" table:style-name="ce1" office:value="0.764921400918">
            <text:p>0.764921</text:p>
          </table:table-cell>
          <table:table-cell table:number-columns-repeated="16381"/>
        </table:table-row>
        <table:table-row table:style-name="ro1">
          <table:table-cell office:value-type="float" table:style-name="ce1" office:value="320.0">
            <text:p>320</text:p>
          </table:table-cell>
          <table:table-cell office:value-type="float" table:style-name="ce1" office:value="-0.642787609687">
            <text:p>-0.642788</text:p>
          </table:table-cell>
          <table:table-cell office:value-type="float" table:style-name="ce1" office:value="0.766044443119">
            <text:p>0.766044</text:p>
          </table:table-cell>
          <table:table-cell table:number-columns-repeated="16381"/>
        </table:table-row>
        <table:table-row table:style-name="ro1">
          <table:table-cell office:value-type="float" table:style-name="ce1" office:value="320.1">
            <text:p>320.1</text:p>
          </table:table-cell>
          <table:table-cell office:value-type="float" table:style-name="ce1" office:value="-0.641449631569">
            <text:p>-0.64145</text:p>
          </table:table-cell>
          <table:table-cell office:value-type="float" table:style-name="ce1" office:value="0.767165151815">
            <text:p>0.767165</text:p>
          </table:table-cell>
          <table:table-cell table:number-columns-repeated="16381"/>
        </table:table-row>
        <table:table-row table:style-name="ro1">
          <table:table-cell office:value-type="float" table:style-name="ce1" office:value="320.2">
            <text:p>320.2</text:p>
          </table:table-cell>
          <table:table-cell office:value-type="float" table:style-name="ce1" office:value="-0.640109699485">
            <text:p>-0.64011</text:p>
          </table:table-cell>
          <table:table-cell office:value-type="float" table:style-name="ce1" office:value="0.768283523594">
            <text:p>0.768284</text:p>
          </table:table-cell>
          <table:table-cell table:number-columns-repeated="16381"/>
        </table:table-row>
        <table:table-row table:style-name="ro1">
          <table:table-cell office:value-type="float" table:style-name="ce1" office:value="320.3">
            <text:p>320.3</text:p>
          </table:table-cell>
          <table:table-cell office:value-type="float" table:style-name="ce1" office:value="-0.638767817516">
            <text:p>-0.638768</text:p>
          </table:table-cell>
          <table:table-cell office:value-type="float" table:style-name="ce1" office:value="0.769399555047">
            <text:p>0.7694</text:p>
          </table:table-cell>
          <table:table-cell table:number-columns-repeated="16381"/>
        </table:table-row>
        <table:table-row table:style-name="ro1">
          <table:table-cell office:value-type="float" table:style-name="ce1" office:value="320.4">
            <text:p>320.4</text:p>
          </table:table-cell>
          <table:table-cell office:value-type="float" table:style-name="ce1" office:value="-0.637423989749">
            <text:p>-0.637424</text:p>
          </table:table-cell>
          <table:table-cell office:value-type="float" table:style-name="ce1" office:value="0.770513242776">
            <text:p>0.770513</text:p>
          </table:table-cell>
          <table:table-cell table:number-columns-repeated="16381"/>
        </table:table-row>
        <table:table-row table:style-name="ro1">
          <table:table-cell office:value-type="float" table:style-name="ce1" office:value="320.5">
            <text:p>320.5</text:p>
          </table:table-cell>
          <table:table-cell office:value-type="float" table:style-name="ce1" office:value="-0.636078220278">
            <text:p>-0.636078</text:p>
          </table:table-cell>
          <table:table-cell office:value-type="float" table:style-name="ce1" office:value="0.771624583388">
            <text:p>0.771625</text:p>
          </table:table-cell>
          <table:table-cell table:number-columns-repeated="16381"/>
        </table:table-row>
        <table:table-row table:style-name="ro1">
          <table:table-cell office:value-type="float" table:style-name="ce1" office:value="320.6">
            <text:p>320.6</text:p>
          </table:table-cell>
          <table:table-cell office:value-type="float" table:style-name="ce1" office:value="-0.634730513202">
            <text:p>-0.634731</text:p>
          </table:table-cell>
          <table:table-cell office:value-type="float" table:style-name="ce1" office:value="0.772733573497">
            <text:p>0.772734</text:p>
          </table:table-cell>
          <table:table-cell table:number-columns-repeated="16381"/>
        </table:table-row>
        <table:table-row table:style-name="ro1">
          <table:table-cell office:value-type="float" table:style-name="ce1" office:value="320.7">
            <text:p>320.7</text:p>
          </table:table-cell>
          <table:table-cell office:value-type="float" table:style-name="ce1" office:value="-0.633380872628">
            <text:p>-0.633381</text:p>
          </table:table-cell>
          <table:table-cell office:value-type="float" table:style-name="ce1" office:value="0.773840209727">
            <text:p>0.77384</text:p>
          </table:table-cell>
          <table:table-cell table:number-columns-repeated="16381"/>
        </table:table-row>
        <table:table-row table:style-name="ro1">
          <table:table-cell office:value-type="float" table:style-name="ce1" office:value="320.8">
            <text:p>320.8</text:p>
          </table:table-cell>
          <table:table-cell office:value-type="float" table:style-name="ce1" office:value="-0.632029302665">
            <text:p>-0.632029</text:p>
          </table:table-cell>
          <table:table-cell office:value-type="float" table:style-name="ce1" office:value="0.774944488704">
            <text:p>0.774944</text:p>
          </table:table-cell>
          <table:table-cell table:number-columns-repeated="16381"/>
        </table:table-row>
        <table:table-row table:style-name="ro1">
          <table:table-cell office:value-type="float" table:style-name="ce1" office:value="320.9">
            <text:p>320.9</text:p>
          </table:table-cell>
          <table:table-cell office:value-type="float" table:style-name="ce1" office:value="-0.630675807431">
            <text:p>-0.630676</text:p>
          </table:table-cell>
          <table:table-cell office:value-type="float" table:style-name="ce1" office:value="0.776046407067">
            <text:p>0.776046</text:p>
          </table:table-cell>
          <table:table-cell table:number-columns-repeated="16381"/>
        </table:table-row>
        <table:table-row table:style-name="ro1">
          <table:table-cell office:value-type="float" table:style-name="ce1" office:value="321.0">
            <text:p>321</text:p>
          </table:table-cell>
          <table:table-cell office:value-type="float" table:style-name="ce1" office:value="-0.62932039105">
            <text:p>-0.62932</text:p>
          </table:table-cell>
          <table:table-cell office:value-type="float" table:style-name="ce1" office:value="0.777145961457">
            <text:p>0.7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321.1">
            <text:p>321.1</text:p>
          </table:table-cell>
          <table:table-cell office:value-type="float" table:style-name="ce1" office:value="-0.627963057649">
            <text:p>-0.627963</text:p>
          </table:table-cell>
          <table:table-cell office:value-type="float" table:style-name="ce1" office:value="0.778243148526">
            <text:p>0.778243</text:p>
          </table:table-cell>
          <table:table-cell table:number-columns-repeated="16381"/>
        </table:table-row>
        <table:table-row table:style-name="ro1">
          <table:table-cell office:value-type="float" table:style-name="ce1" office:value="321.2">
            <text:p>321.2</text:p>
          </table:table-cell>
          <table:table-cell office:value-type="float" table:style-name="ce1" office:value="-0.626603811364">
            <text:p>-0.626604</text:p>
          </table:table-cell>
          <table:table-cell office:value-type="float" table:style-name="ce1" office:value="0.779337964931">
            <text:p>0.779338</text:p>
          </table:table-cell>
          <table:table-cell table:number-columns-repeated="16381"/>
        </table:table-row>
        <table:table-row table:style-name="ro1">
          <table:table-cell office:value-type="float" table:style-name="ce1" office:value="321.3">
            <text:p>321.3</text:p>
          </table:table-cell>
          <table:table-cell office:value-type="float" table:style-name="ce1" office:value="-0.625242656336">
            <text:p>-0.625243</text:p>
          </table:table-cell>
          <table:table-cell office:value-type="float" table:style-name="ce1" office:value="0.780430407338">
            <text:p>0.78043</text:p>
          </table:table-cell>
          <table:table-cell table:number-columns-repeated="16381"/>
        </table:table-row>
        <table:table-row table:style-name="ro1">
          <table:table-cell office:value-type="float" table:style-name="ce1" office:value="321.4">
            <text:p>321.4</text:p>
          </table:table-cell>
          <table:table-cell office:value-type="float" table:style-name="ce1" office:value="-0.623879596709">
            <text:p>-0.62388</text:p>
          </table:table-cell>
          <table:table-cell office:value-type="float" table:style-name="ce1" office:value="0.781520472419">
            <text:p>0.78152</text:p>
          </table:table-cell>
          <table:table-cell table:number-columns-repeated="16381"/>
        </table:table-row>
        <table:table-row table:style-name="ro1">
          <table:table-cell office:value-type="float" table:style-name="ce1" office:value="321.5">
            <text:p>321.5</text:p>
          </table:table-cell>
          <table:table-cell office:value-type="float" table:style-name="ce1" office:value="-0.622514636638">
            <text:p>-0.622515</text:p>
          </table:table-cell>
          <table:table-cell office:value-type="float" table:style-name="ce1" office:value="0.782608156852">
            <text:p>0.782608</text:p>
          </table:table-cell>
          <table:table-cell table:number-columns-repeated="16381"/>
        </table:table-row>
        <table:table-row table:style-name="ro1">
          <table:table-cell office:value-type="float" table:style-name="ce1" office:value="321.6">
            <text:p>321.6</text:p>
          </table:table-cell>
          <table:table-cell office:value-type="float" table:style-name="ce1" office:value="-0.621147780278">
            <text:p>-0.621148</text:p>
          </table:table-cell>
          <table:table-cell office:value-type="float" table:style-name="ce1" office:value="0.783693457326">
            <text:p>0.783693</text:p>
          </table:table-cell>
          <table:table-cell table:number-columns-repeated="16381"/>
        </table:table-row>
        <table:table-row table:style-name="ro1">
          <table:table-cell office:value-type="float" table:style-name="ce1" office:value="321.7">
            <text:p>321.7</text:p>
          </table:table-cell>
          <table:table-cell office:value-type="float" table:style-name="ce1" office:value="-0.619779031795">
            <text:p>-0.619779</text:p>
          </table:table-cell>
          <table:table-cell office:value-type="float" table:style-name="ce1" office:value="0.784776370533">
            <text:p>0.784776</text:p>
          </table:table-cell>
          <table:table-cell table:number-columns-repeated="16381"/>
        </table:table-row>
        <table:table-row table:style-name="ro1">
          <table:table-cell office:value-type="float" table:style-name="ce1" office:value="321.8">
            <text:p>321.8</text:p>
          </table:table-cell>
          <table:table-cell office:value-type="float" table:style-name="ce1" office:value="-0.618408395358">
            <text:p>-0.618408</text:p>
          </table:table-cell>
          <table:table-cell office:value-type="float" table:style-name="ce1" office:value="0.785856893175">
            <text:p>0.785857</text:p>
          </table:table-cell>
          <table:table-cell table:number-columns-repeated="16381"/>
        </table:table-row>
        <table:table-row table:style-name="ro1">
          <table:table-cell office:value-type="float" table:style-name="ce1" office:value="321.9">
            <text:p>321.9</text:p>
          </table:table-cell>
          <table:table-cell office:value-type="float" table:style-name="ce1" office:value="-0.617035875141">
            <text:p>-0.617036</text:p>
          </table:table-cell>
          <table:table-cell office:value-type="float" table:style-name="ce1" office:value="0.786935021961">
            <text:p>0.786935</text:p>
          </table:table-cell>
          <table:table-cell table:number-columns-repeated="16381"/>
        </table:table-row>
        <table:table-row table:style-name="ro1">
          <table:table-cell office:value-type="float" table:style-name="ce1" office:value="322.0">
            <text:p>322</text:p>
          </table:table-cell>
          <table:table-cell office:value-type="float" table:style-name="ce1" office:value="-0.615661475326">
            <text:p>-0.615661</text:p>
          </table:table-cell>
          <table:table-cell office:value-type="float" table:style-name="ce1" office:value="0.788010753607">
            <text:p>0.788011</text:p>
          </table:table-cell>
          <table:table-cell table:number-columns-repeated="16381"/>
        </table:table-row>
        <table:table-row table:style-name="ro1">
          <table:table-cell office:value-type="float" table:style-name="ce1" office:value="322.1">
            <text:p>322.1</text:p>
          </table:table-cell>
          <table:table-cell office:value-type="float" table:style-name="ce1" office:value="-0.614285200099">
            <text:p>-0.614285</text:p>
          </table:table-cell>
          <table:table-cell office:value-type="float" table:style-name="ce1" office:value="0.789084084835">
            <text:p>0.789084</text:p>
          </table:table-cell>
          <table:table-cell table:number-columns-repeated="16381"/>
        </table:table-row>
        <table:table-row table:style-name="ro1">
          <table:table-cell office:value-type="float" table:style-name="ce1" office:value="322.2">
            <text:p>322.2</text:p>
          </table:table-cell>
          <table:table-cell office:value-type="float" table:style-name="ce1" office:value="-0.612907053653">
            <text:p>-0.612907</text:p>
          </table:table-cell>
          <table:table-cell office:value-type="float" table:style-name="ce1" office:value="0.790155012376">
            <text:p>0.790155</text:p>
          </table:table-cell>
          <table:table-cell table:number-columns-repeated="16381"/>
        </table:table-row>
        <table:table-row table:style-name="ro1">
          <table:table-cell office:value-type="float" table:style-name="ce1" office:value="322.3">
            <text:p>322.3</text:p>
          </table:table-cell>
          <table:table-cell office:value-type="float" table:style-name="ce1" office:value="-0.611527040186">
            <text:p>-0.611527</text:p>
          </table:table-cell>
          <table:table-cell office:value-type="float" table:style-name="ce1" office:value="0.791223532967">
            <text:p>0.791224</text:p>
          </table:table-cell>
          <table:table-cell table:number-columns-repeated="16381"/>
        </table:table-row>
        <table:table-row table:style-name="ro1">
          <table:table-cell office:value-type="float" table:style-name="ce1" office:value="322.4">
            <text:p>322.4</text:p>
          </table:table-cell>
          <table:table-cell office:value-type="float" table:style-name="ce1" office:value="-0.610145163901">
            <text:p>-0.610145</text:p>
          </table:table-cell>
          <table:table-cell office:value-type="float" table:style-name="ce1" office:value="0.792289643355">
            <text:p>0.79229</text:p>
          </table:table-cell>
          <table:table-cell table:number-columns-repeated="16381"/>
        </table:table-row>
        <table:table-row table:style-name="ro1">
          <table:table-cell office:value-type="float" table:style-name="ce1" office:value="322.5">
            <text:p>322.5</text:p>
          </table:table-cell>
          <table:table-cell office:value-type="float" table:style-name="ce1" office:value="-0.608761429009">
            <text:p>-0.608761</text:p>
          </table:table-cell>
          <table:table-cell office:value-type="float" table:style-name="ce1" office:value="0.793353340291">
            <text:p>0.793353</text:p>
          </table:table-cell>
          <table:table-cell table:number-columns-repeated="16381"/>
        </table:table-row>
        <table:table-row table:style-name="ro1">
          <table:table-cell office:value-type="float" table:style-name="ce1" office:value="322.6">
            <text:p>322.6</text:p>
          </table:table-cell>
          <table:table-cell office:value-type="float" table:style-name="ce1" office:value="-0.607375839723">
            <text:p>-0.607376</text:p>
          </table:table-cell>
          <table:table-cell office:value-type="float" table:style-name="ce1" office:value="0.794414620535">
            <text:p>0.794415</text:p>
          </table:table-cell>
          <table:table-cell table:number-columns-repeated="16381"/>
        </table:table-row>
        <table:table-row table:style-name="ro1">
          <table:table-cell office:value-type="float" table:style-name="ce1" office:value="322.7">
            <text:p>322.7</text:p>
          </table:table-cell>
          <table:table-cell office:value-type="float" table:style-name="ce1" office:value="-0.605988400266">
            <text:p>-0.605988</text:p>
          </table:table-cell>
          <table:table-cell office:value-type="float" table:style-name="ce1" office:value="0.795473480855">
            <text:p>0.795473</text:p>
          </table:table-cell>
          <table:table-cell table:number-columns-repeated="16381"/>
        </table:table-row>
        <table:table-row table:style-name="ro1">
          <table:table-cell office:value-type="float" table:style-name="ce1" office:value="322.8">
            <text:p>322.8</text:p>
          </table:table-cell>
          <table:table-cell office:value-type="float" table:style-name="ce1" office:value="-0.604599114862">
            <text:p>-0.604599</text:p>
          </table:table-cell>
          <table:table-cell office:value-type="float" table:style-name="ce1" office:value="0.796529918024">
            <text:p>0.79653</text:p>
          </table:table-cell>
          <table:table-cell table:number-columns-repeated="16381"/>
        </table:table-row>
        <table:table-row table:style-name="ro1">
          <table:table-cell office:value-type="float" table:style-name="ce1" office:value="322.9">
            <text:p>322.9</text:p>
          </table:table-cell>
          <table:table-cell office:value-type="float" table:style-name="ce1" office:value="-0.603207987745">
            <text:p>-0.603208</text:p>
          </table:table-cell>
          <table:table-cell office:value-type="float" table:style-name="ce1" office:value="0.797583928825">
            <text:p>0.797584</text:p>
          </table:table-cell>
          <table:table-cell table:number-columns-repeated="16381"/>
        </table:table-row>
        <table:table-row table:style-name="ro1">
          <table:table-cell office:value-type="float" table:style-name="ce1" office:value="323.0">
            <text:p>323</text:p>
          </table:table-cell>
          <table:table-cell office:value-type="float" table:style-name="ce1" office:value="-0.601815023152">
            <text:p>-0.601815</text:p>
          </table:table-cell>
          <table:table-cell office:value-type="float" table:style-name="ce1" office:value="0.798635510047">
            <text:p>0.798636</text:p>
          </table:table-cell>
          <table:table-cell table:number-columns-repeated="16381"/>
        </table:table-row>
        <table:table-row table:style-name="ro1">
          <table:table-cell office:value-type="float" table:style-name="ce1" office:value="323.1">
            <text:p>323.1</text:p>
          </table:table-cell>
          <table:table-cell office:value-type="float" table:style-name="ce1" office:value="-0.600420225326">
            <text:p>-0.60042</text:p>
          </table:table-cell>
          <table:table-cell office:value-type="float" table:style-name="ce1" office:value="0.799684658487">
            <text:p>0.799685</text:p>
          </table:table-cell>
          <table:table-cell table:number-columns-repeated="16381"/>
        </table:table-row>
        <table:table-row table:style-name="ro1">
          <table:table-cell office:value-type="float" table:style-name="ce1" office:value="323.2">
            <text:p>323.2</text:p>
          </table:table-cell>
          <table:table-cell office:value-type="float" table:style-name="ce1" office:value="-0.599023598516">
            <text:p>-0.599024</text:p>
          </table:table-cell>
          <table:table-cell office:value-type="float" table:style-name="ce1" office:value="0.800731370949">
            <text:p>0.800731</text:p>
          </table:table-cell>
          <table:table-cell table:number-columns-repeated="16381"/>
        </table:table-row>
        <table:table-row table:style-name="ro1">
          <table:table-cell office:value-type="float" table:style-name="ce1" office:value="323.3">
            <text:p>323.3</text:p>
          </table:table-cell>
          <table:table-cell office:value-type="float" table:style-name="ce1" office:value="-0.597625146976">
            <text:p>-0.597625</text:p>
          </table:table-cell>
          <table:table-cell office:value-type="float" table:style-name="ce1" office:value="0.801775644244">
            <text:p>0.801776</text:p>
          </table:table-cell>
          <table:table-cell table:number-columns-repeated="16381"/>
        </table:table-row>
        <table:table-row table:style-name="ro1">
          <table:table-cell office:value-type="float" table:style-name="ce1" office:value="323.4">
            <text:p>323.4</text:p>
          </table:table-cell>
          <table:table-cell office:value-type="float" table:style-name="ce1" office:value="-0.596224874966">
            <text:p>-0.596225</text:p>
          </table:table-cell>
          <table:table-cell office:value-type="float" table:style-name="ce1" office:value="0.802817475191">
            <text:p>0.802817</text:p>
          </table:table-cell>
          <table:table-cell table:number-columns-repeated="16381"/>
        </table:table-row>
        <table:table-row table:style-name="ro1">
          <table:table-cell office:value-type="float" table:style-name="ce1" office:value="323.5">
            <text:p>323.5</text:p>
          </table:table-cell>
          <table:table-cell office:value-type="float" table:style-name="ce1" office:value="-0.594822786751">
            <text:p>-0.594823</text:p>
          </table:table-cell>
          <table:table-cell office:value-type="float" table:style-name="ce1" office:value="0.803856860617">
            <text:p>0.803857</text:p>
          </table:table-cell>
          <table:table-cell table:number-columns-repeated="16381"/>
        </table:table-row>
        <table:table-row table:style-name="ro1">
          <table:table-cell office:value-type="float" table:style-name="ce1" office:value="323.6">
            <text:p>323.6</text:p>
          </table:table-cell>
          <table:table-cell office:value-type="float" table:style-name="ce1" office:value="-0.593418886604">
            <text:p>-0.593419</text:p>
          </table:table-cell>
          <table:table-cell office:value-type="float" table:style-name="ce1" office:value="0.804893797356">
            <text:p>0.804894</text:p>
          </table:table-cell>
          <table:table-cell table:number-columns-repeated="16381"/>
        </table:table-row>
        <table:table-row table:style-name="ro1">
          <table:table-cell office:value-type="float" table:style-name="ce1" office:value="323.7">
            <text:p>323.7</text:p>
          </table:table-cell>
          <table:table-cell office:value-type="float" table:style-name="ce1" office:value="-0.592013178799">
            <text:p>-0.592013</text:p>
          </table:table-cell>
          <table:table-cell office:value-type="float" table:style-name="ce1" office:value="0.805928282249">
            <text:p>0.805928</text:p>
          </table:table-cell>
          <table:table-cell table:number-columns-repeated="16381"/>
        </table:table-row>
        <table:table-row table:style-name="ro1">
          <table:table-cell office:value-type="float" table:style-name="ce1" office:value="323.8">
            <text:p>323.8</text:p>
          </table:table-cell>
          <table:table-cell office:value-type="float" table:style-name="ce1" office:value="-0.59060566762">
            <text:p>-0.590606</text:p>
          </table:table-cell>
          <table:table-cell office:value-type="float" table:style-name="ce1" office:value="0.806960312144">
            <text:p>0.80696</text:p>
          </table:table-cell>
          <table:table-cell table:number-columns-repeated="16381"/>
        </table:table-row>
        <table:table-row table:style-name="ro1">
          <table:table-cell office:value-type="float" table:style-name="ce1" office:value="323.9">
            <text:p>323.9</text:p>
          </table:table-cell>
          <table:table-cell office:value-type="float" table:style-name="ce1" office:value="-0.589196357353">
            <text:p>-0.589196</text:p>
          </table:table-cell>
          <table:table-cell office:value-type="float" table:style-name="ce1" office:value="0.807989883898">
            <text:p>0.80799</text:p>
          </table:table-cell>
          <table:table-cell table:number-columns-repeated="16381"/>
        </table:table-row>
        <table:table-row table:style-name="ro1">
          <table:table-cell office:value-type="float" table:style-name="ce1" office:value="324.0">
            <text:p>324</text:p>
          </table:table-cell>
          <table:table-cell office:value-type="float" table:style-name="ce1" office:value="-0.587785252292">
            <text:p>-0.587785</text:p>
          </table:table-cell>
          <table:table-cell office:value-type="float" table:style-name="ce1" office:value="0.809016994375">
            <text:p>0.809017</text:p>
          </table:table-cell>
          <table:table-cell table:number-columns-repeated="16381"/>
        </table:table-row>
        <table:table-row table:style-name="ro1">
          <table:table-cell office:value-type="float" table:style-name="ce1" office:value="324.1">
            <text:p>324.1</text:p>
          </table:table-cell>
          <table:table-cell office:value-type="float" table:style-name="ce1" office:value="-0.586372356736">
            <text:p>-0.586372</text:p>
          </table:table-cell>
          <table:table-cell office:value-type="float" table:style-name="ce1" office:value="0.810041640446">
            <text:p>0.810042</text:p>
          </table:table-cell>
          <table:table-cell table:number-columns-repeated="16381"/>
        </table:table-row>
        <table:table-row table:style-name="ro1">
          <table:table-cell office:value-type="float" table:style-name="ce1" office:value="324.2">
            <text:p>324.2</text:p>
          </table:table-cell>
          <table:table-cell office:value-type="float" table:style-name="ce1" office:value="-0.584957674987">
            <text:p>-0.584958</text:p>
          </table:table-cell>
          <table:table-cell office:value-type="float" table:style-name="ce1" office:value="0.811063818989">
            <text:p>0.811064</text:p>
          </table:table-cell>
          <table:table-cell table:number-columns-repeated="16381"/>
        </table:table-row>
        <table:table-row table:style-name="ro1">
          <table:table-cell office:value-type="float" table:style-name="ce1" office:value="324.3">
            <text:p>324.3</text:p>
          </table:table-cell>
          <table:table-cell office:value-type="float" table:style-name="ce1" office:value="-0.583541211356">
            <text:p>-0.583541</text:p>
          </table:table-cell>
          <table:table-cell office:value-type="float" table:style-name="ce1" office:value="0.812083526892">
            <text:p>0.812084</text:p>
          </table:table-cell>
          <table:table-cell table:number-columns-repeated="16381"/>
        </table:table-row>
        <table:table-row table:style-name="ro1">
          <table:table-cell office:value-type="float" table:style-name="ce1" office:value="324.4">
            <text:p>324.4</text:p>
          </table:table-cell>
          <table:table-cell office:value-type="float" table:style-name="ce1" office:value="-0.582122970157">
            <text:p>-0.582123</text:p>
          </table:table-cell>
          <table:table-cell office:value-type="float" table:style-name="ce1" office:value="0.813100761047">
            <text:p>0.813101</text:p>
          </table:table-cell>
          <table:table-cell table:number-columns-repeated="16381"/>
        </table:table-row>
        <table:table-row table:style-name="ro1">
          <table:table-cell office:value-type="float" table:style-name="ce1" office:value="324.5">
            <text:p>324.5</text:p>
          </table:table-cell>
          <table:table-cell office:value-type="float" table:style-name="ce1" office:value="-0.580702955711">
            <text:p>-0.580703</text:p>
          </table:table-cell>
          <table:table-cell office:value-type="float" table:style-name="ce1" office:value="0.814115518356">
            <text:p>0.814116</text:p>
          </table:table-cell>
          <table:table-cell table:number-columns-repeated="16381"/>
        </table:table-row>
        <table:table-row table:style-name="ro1">
          <table:table-cell office:value-type="float" table:style-name="ce1" office:value="324.6">
            <text:p>324.6</text:p>
          </table:table-cell>
          <table:table-cell office:value-type="float" table:style-name="ce1" office:value="-0.579281172343">
            <text:p>-0.579281</text:p>
          </table:table-cell>
          <table:table-cell office:value-type="float" table:style-name="ce1" office:value="0.815127795729">
            <text:p>0.815128</text:p>
          </table:table-cell>
          <table:table-cell table:number-columns-repeated="16381"/>
        </table:table-row>
        <table:table-row table:style-name="ro1">
          <table:table-cell office:value-type="float" table:style-name="ce1" office:value="324.7">
            <text:p>324.7</text:p>
          </table:table-cell>
          <table:table-cell office:value-type="float" table:style-name="ce1" office:value="-0.577857624384">
            <text:p>-0.577858</text:p>
          </table:table-cell>
          <table:table-cell office:value-type="float" table:style-name="ce1" office:value="0.81613759008">
            <text:p>0.816138</text:p>
          </table:table-cell>
          <table:table-cell table:number-columns-repeated="16381"/>
        </table:table-row>
        <table:table-row table:style-name="ro1">
          <table:table-cell office:value-type="float" table:style-name="ce1" office:value="324.8">
            <text:p>324.8</text:p>
          </table:table-cell>
          <table:table-cell office:value-type="float" table:style-name="ce1" office:value="-0.57643231617">
            <text:p>-0.576432</text:p>
          </table:table-cell>
          <table:table-cell office:value-type="float" table:style-name="ce1" office:value="0.817144898335">
            <text:p>0.817145</text:p>
          </table:table-cell>
          <table:table-cell table:number-columns-repeated="16381"/>
        </table:table-row>
        <table:table-row table:style-name="ro1">
          <table:table-cell office:value-type="float" table:style-name="ce1" office:value="324.9">
            <text:p>324.9</text:p>
          </table:table-cell>
          <table:table-cell office:value-type="float" table:style-name="ce1" office:value="-0.575005252043">
            <text:p>-0.575005</text:p>
          </table:table-cell>
          <table:table-cell office:value-type="float" table:style-name="ce1" office:value="0.818149717425">
            <text:p>0.81815</text:p>
          </table:table-cell>
          <table:table-cell table:number-columns-repeated="16381"/>
        </table:table-row>
        <table:table-row table:style-name="ro1">
          <table:table-cell office:value-type="float" table:style-name="ce1" office:value="325.0">
            <text:p>325</text:p>
          </table:table-cell>
          <table:table-cell office:value-type="float" table:style-name="ce1" office:value="-0.573576436351">
            <text:p>-0.573576</text:p>
          </table:table-cell>
          <table:table-cell office:value-type="float" table:style-name="ce1" office:value="0.819152044289">
            <text:p>0.819152</text:p>
          </table:table-cell>
          <table:table-cell table:number-columns-repeated="16381"/>
        </table:table-row>
        <table:table-row table:style-name="ro1">
          <table:table-cell office:value-type="float" table:style-name="ce1" office:value="325.1">
            <text:p>325.1</text:p>
          </table:table-cell>
          <table:table-cell office:value-type="float" table:style-name="ce1" office:value="-0.572145873446">
            <text:p>-0.572146</text:p>
          </table:table-cell>
          <table:table-cell office:value-type="float" table:style-name="ce1" office:value="0.820151875874">
            <text:p>0.820152</text:p>
          </table:table-cell>
          <table:table-cell table:number-columns-repeated="16381"/>
        </table:table-row>
        <table:table-row table:style-name="ro1">
          <table:table-cell office:value-type="float" table:style-name="ce1" office:value="325.2">
            <text:p>325.2</text:p>
          </table:table-cell>
          <table:table-cell office:value-type="float" table:style-name="ce1" office:value="-0.570713567684">
            <text:p>-0.570714</text:p>
          </table:table-cell>
          <table:table-cell office:value-type="float" table:style-name="ce1" office:value="0.821149209134">
            <text:p>0.821149</text:p>
          </table:table-cell>
          <table:table-cell table:number-columns-repeated="16381"/>
        </table:table-row>
        <table:table-row table:style-name="ro1">
          <table:table-cell office:value-type="float" table:style-name="ce1" office:value="325.3">
            <text:p>325.3</text:p>
          </table:table-cell>
          <table:table-cell office:value-type="float" table:style-name="ce1" office:value="-0.569279523431">
            <text:p>-0.56928</text:p>
          </table:table-cell>
          <table:table-cell office:value-type="float" table:style-name="ce1" office:value="0.822144041031">
            <text:p>0.822144</text:p>
          </table:table-cell>
          <table:table-cell table:number-columns-repeated="16381"/>
        </table:table-row>
        <table:table-row table:style-name="ro1">
          <table:table-cell office:value-type="float" table:style-name="ce1" office:value="325.4">
            <text:p>325.4</text:p>
          </table:table-cell>
          <table:table-cell office:value-type="float" table:style-name="ce1" office:value="-0.567843745053">
            <text:p>-0.567844</text:p>
          </table:table-cell>
          <table:table-cell office:value-type="float" table:style-name="ce1" office:value="0.823136368534">
            <text:p>0.823136</text:p>
          </table:table-cell>
          <table:table-cell table:number-columns-repeated="16381"/>
        </table:table-row>
        <table:table-row table:style-name="ro1">
          <table:table-cell office:value-type="float" table:style-name="ce1" office:value="325.5">
            <text:p>325.5</text:p>
          </table:table-cell>
          <table:table-cell office:value-type="float" table:style-name="ce1" office:value="-0.566406236925">
            <text:p>-0.566406</text:p>
          </table:table-cell>
          <table:table-cell office:value-type="float" table:style-name="ce1" office:value="0.824126188622">
            <text:p>0.824126</text:p>
          </table:table-cell>
          <table:table-cell table:number-columns-repeated="16381"/>
        </table:table-row>
        <table:table-row table:style-name="ro1">
          <table:table-cell office:value-type="float" table:style-name="ce1" office:value="325.6">
            <text:p>325.6</text:p>
          </table:table-cell>
          <table:table-cell office:value-type="float" table:style-name="ce1" office:value="-0.564967003425">
            <text:p>-0.564967</text:p>
          </table:table-cell>
          <table:table-cell office:value-type="float" table:style-name="ce1" office:value="0.825113498278">
            <text:p>0.825113</text:p>
          </table:table-cell>
          <table:table-cell table:number-columns-repeated="16381"/>
        </table:table-row>
        <table:table-row table:style-name="ro1">
          <table:table-cell office:value-type="float" table:style-name="ce1" office:value="325.7">
            <text:p>325.7</text:p>
          </table:table-cell>
          <table:table-cell office:value-type="float" table:style-name="ce1" office:value="-0.563526048938">
            <text:p>-0.563526</text:p>
          </table:table-cell>
          <table:table-cell office:value-type="float" table:style-name="ce1" office:value="0.826098294496">
            <text:p>0.826098</text:p>
          </table:table-cell>
          <table:table-cell table:number-columns-repeated="16381"/>
        </table:table-row>
        <table:table-row table:style-name="ro1">
          <table:table-cell office:value-type="float" table:style-name="ce1" office:value="325.8">
            <text:p>325.8</text:p>
          </table:table-cell>
          <table:table-cell office:value-type="float" table:style-name="ce1" office:value="-0.562083377852">
            <text:p>-0.562083</text:p>
          </table:table-cell>
          <table:table-cell office:value-type="float" table:style-name="ce1" office:value="0.827080574275">
            <text:p>0.827081</text:p>
          </table:table-cell>
          <table:table-cell table:number-columns-repeated="16381"/>
        </table:table-row>
        <table:table-row table:style-name="ro1">
          <table:table-cell office:value-type="float" table:style-name="ce1" office:value="325.9">
            <text:p>325.9</text:p>
          </table:table-cell>
          <table:table-cell office:value-type="float" table:style-name="ce1" office:value="-0.560638994563">
            <text:p>-0.560639</text:p>
          </table:table-cell>
          <table:table-cell office:value-type="float" table:style-name="ce1" office:value="0.828060334622">
            <text:p>0.82806</text:p>
          </table:table-cell>
          <table:table-cell table:number-columns-repeated="16381"/>
        </table:table-row>
        <table:table-row table:style-name="ro1">
          <table:table-cell office:value-type="float" table:style-name="ce1" office:value="326.0">
            <text:p>326</text:p>
          </table:table-cell>
          <table:table-cell office:value-type="float" table:style-name="ce1" office:value="-0.559192903471">
            <text:p>-0.559193</text:p>
          </table:table-cell>
          <table:table-cell office:value-type="float" table:style-name="ce1" office:value="0.829037572555">
            <text:p>0.829038</text:p>
          </table:table-cell>
          <table:table-cell table:number-columns-repeated="16381"/>
        </table:table-row>
        <table:table-row table:style-name="ro1">
          <table:table-cell office:value-type="float" table:style-name="ce1" office:value="326.1">
            <text:p>326.1</text:p>
          </table:table-cell>
          <table:table-cell office:value-type="float" table:style-name="ce1" office:value="-0.55774510898">
            <text:p>-0.557745</text:p>
          </table:table-cell>
          <table:table-cell office:value-type="float" table:style-name="ce1" office:value="0.830012285095">
            <text:p>0.830012</text:p>
          </table:table-cell>
          <table:table-cell table:number-columns-repeated="16381"/>
        </table:table-row>
        <table:table-row table:style-name="ro1">
          <table:table-cell office:value-type="float" table:style-name="ce1" office:value="326.2">
            <text:p>326.2</text:p>
          </table:table-cell>
          <table:table-cell office:value-type="float" table:style-name="ce1" office:value="-0.5562956155">
            <text:p>-0.556296</text:p>
          </table:table-cell>
          <table:table-cell office:value-type="float" table:style-name="ce1" office:value="0.830984469274">
            <text:p>0.830984</text:p>
          </table:table-cell>
          <table:table-cell table:number-columns-repeated="16381"/>
        </table:table-row>
        <table:table-row table:style-name="ro1">
          <table:table-cell office:value-type="float" table:style-name="ce1" office:value="326.3">
            <text:p>326.3</text:p>
          </table:table-cell>
          <table:table-cell office:value-type="float" table:style-name="ce1" office:value="-0.554844427448">
            <text:p>-0.554844</text:p>
          </table:table-cell>
          <table:table-cell office:value-type="float" table:style-name="ce1" office:value="0.83195412213">
            <text:p>0.831954</text:p>
          </table:table-cell>
          <table:table-cell table:number-columns-repeated="16381"/>
        </table:table-row>
        <table:table-row table:style-name="ro1">
          <table:table-cell office:value-type="float" table:style-name="ce1" office:value="326.4">
            <text:p>326.4</text:p>
          </table:table-cell>
          <table:table-cell office:value-type="float" table:style-name="ce1" office:value="-0.553391549243">
            <text:p>-0.553392</text:p>
          </table:table-cell>
          <table:table-cell office:value-type="float" table:style-name="ce1" office:value="0.83292124071">
            <text:p>0.832921</text:p>
          </table:table-cell>
          <table:table-cell table:number-columns-repeated="16381"/>
        </table:table-row>
        <table:table-row table:style-name="ro1">
          <table:table-cell office:value-type="float" table:style-name="ce1" office:value="326.5">
            <text:p>326.5</text:p>
          </table:table-cell>
          <table:table-cell office:value-type="float" table:style-name="ce1" office:value="-0.551936985312">
            <text:p>-0.551937</text:p>
          </table:table-cell>
          <table:table-cell office:value-type="float" table:style-name="ce1" office:value="0.833885822067">
            <text:p>0.833886</text:p>
          </table:table-cell>
          <table:table-cell table:number-columns-repeated="16381"/>
        </table:table-row>
        <table:table-row table:style-name="ro1">
          <table:table-cell office:value-type="float" table:style-name="ce1" office:value="326.6">
            <text:p>326.6</text:p>
          </table:table-cell>
          <table:table-cell office:value-type="float" table:style-name="ce1" office:value="-0.550480740085">
            <text:p>-0.550481</text:p>
          </table:table-cell>
          <table:table-cell office:value-type="float" table:style-name="ce1" office:value="0.834847863263">
            <text:p>0.834848</text:p>
          </table:table-cell>
          <table:table-cell table:number-columns-repeated="16381"/>
        </table:table-row>
        <table:table-row table:style-name="ro1">
          <table:table-cell office:value-type="float" table:style-name="ce1" office:value="326.7">
            <text:p>326.7</text:p>
          </table:table-cell>
          <table:table-cell office:value-type="float" table:style-name="ce1" office:value="-0.549022817998">
            <text:p>-0.549023</text:p>
          </table:table-cell>
          <table:table-cell office:value-type="float" table:style-name="ce1" office:value="0.835807361368">
            <text:p>0.835807</text:p>
          </table:table-cell>
          <table:table-cell table:number-columns-repeated="16381"/>
        </table:table-row>
        <table:table-row table:style-name="ro1">
          <table:table-cell office:value-type="float" table:style-name="ce1" office:value="326.8">
            <text:p>326.8</text:p>
          </table:table-cell>
          <table:table-cell office:value-type="float" table:style-name="ce1" office:value="-0.547563223493">
            <text:p>-0.547563</text:p>
          </table:table-cell>
          <table:table-cell office:value-type="float" table:style-name="ce1" office:value="0.836764313459">
            <text:p>0.836764</text:p>
          </table:table-cell>
          <table:table-cell table:number-columns-repeated="16381"/>
        </table:table-row>
        <table:table-row table:style-name="ro1">
          <table:table-cell office:value-type="float" table:style-name="ce1" office:value="326.9">
            <text:p>326.9</text:p>
          </table:table-cell>
          <table:table-cell office:value-type="float" table:style-name="ce1" office:value="-0.546101961014">
            <text:p>-0.546102</text:p>
          </table:table-cell>
          <table:table-cell office:value-type="float" table:style-name="ce1" office:value="0.83771871662">
            <text:p>0.837719</text:p>
          </table:table-cell>
          <table:table-cell table:number-columns-repeated="16381"/>
        </table:table-row>
        <table:table-row table:style-name="ro1">
          <table:table-cell office:value-type="float" table:style-name="ce1" office:value="327.0">
            <text:p>327</text:p>
          </table:table-cell>
          <table:table-cell office:value-type="float" table:style-name="ce1" office:value="-0.544639035015">
            <text:p>-0.544639</text:p>
          </table:table-cell>
          <table:table-cell office:value-type="float" table:style-name="ce1" office:value="0.838670567945">
            <text:p>0.838671</text:p>
          </table:table-cell>
          <table:table-cell table:number-columns-repeated="16381"/>
        </table:table-row>
        <table:table-row table:style-name="ro1">
          <table:table-cell office:value-type="float" table:style-name="ce1" office:value="327.1">
            <text:p>327.1</text:p>
          </table:table-cell>
          <table:table-cell office:value-type="float" table:style-name="ce1" office:value="-0.543174449951">
            <text:p>-0.543174</text:p>
          </table:table-cell>
          <table:table-cell office:value-type="float" table:style-name="ce1" office:value="0.839619864534">
            <text:p>0.83962</text:p>
          </table:table-cell>
          <table:table-cell table:number-columns-repeated="16381"/>
        </table:table-row>
        <table:table-row table:style-name="ro1">
          <table:table-cell office:value-type="float" table:style-name="ce1" office:value="327.2">
            <text:p>327.2</text:p>
          </table:table-cell>
          <table:table-cell office:value-type="float" table:style-name="ce1" office:value="-0.541708210283">
            <text:p>-0.541708</text:p>
          </table:table-cell>
          <table:table-cell office:value-type="float" table:style-name="ce1" office:value="0.840566603496">
            <text:p>0.840567</text:p>
          </table:table-cell>
          <table:table-cell table:number-columns-repeated="16381"/>
        </table:table-row>
        <table:table-row table:style-name="ro1">
          <table:table-cell office:value-type="float" table:style-name="ce1" office:value="327.3">
            <text:p>327.3</text:p>
          </table:table-cell>
          <table:table-cell office:value-type="float" table:style-name="ce1" office:value="-0.540240320478">
            <text:p>-0.54024</text:p>
          </table:table-cell>
          <table:table-cell office:value-type="float" table:style-name="ce1" office:value="0.841510781945">
            <text:p>0.841511</text:p>
          </table:table-cell>
          <table:table-cell table:number-columns-repeated="16381"/>
        </table:table-row>
        <table:table-row table:style-name="ro1">
          <table:table-cell office:value-type="float" table:style-name="ce1" office:value="327.4">
            <text:p>327.4</text:p>
          </table:table-cell>
          <table:table-cell office:value-type="float" table:style-name="ce1" office:value="-0.538770785007">
            <text:p>-0.538771</text:p>
          </table:table-cell>
          <table:table-cell office:value-type="float" table:style-name="ce1" office:value="0.842452397007">
            <text:p>0.842452</text:p>
          </table:table-cell>
          <table:table-cell table:number-columns-repeated="16381"/>
        </table:table-row>
        <table:table-row table:style-name="ro1">
          <table:table-cell office:value-type="float" table:style-name="ce1" office:value="327.5">
            <text:p>327.5</text:p>
          </table:table-cell>
          <table:table-cell office:value-type="float" table:style-name="ce1" office:value="-0.537299608347">
            <text:p>-0.5373</text:p>
          </table:table-cell>
          <table:table-cell office:value-type="float" table:style-name="ce1" office:value="0.843391445813">
            <text:p>0.843391</text:p>
          </table:table-cell>
          <table:table-cell table:number-columns-repeated="16381"/>
        </table:table-row>
        <table:table-row table:style-name="ro1">
          <table:table-cell office:value-type="float" table:style-name="ce1" office:value="327.6">
            <text:p>327.6</text:p>
          </table:table-cell>
          <table:table-cell office:value-type="float" table:style-name="ce1" office:value="-0.535826794979">
            <text:p>-0.535827</text:p>
          </table:table-cell>
          <table:table-cell office:value-type="float" table:style-name="ce1" office:value="0.844327925502">
            <text:p>0.844328</text:p>
          </table:table-cell>
          <table:table-cell table:number-columns-repeated="16381"/>
        </table:table-row>
        <table:table-row table:style-name="ro1">
          <table:table-cell office:value-type="float" table:style-name="ce1" office:value="327.7">
            <text:p>327.7</text:p>
          </table:table-cell>
          <table:table-cell office:value-type="float" table:style-name="ce1" office:value="-0.53435234939">
            <text:p>-0.534352</text:p>
          </table:table-cell>
          <table:table-cell office:value-type="float" table:style-name="ce1" office:value="0.845261833222">
            <text:p>0.845262</text:p>
          </table:table-cell>
          <table:table-cell table:number-columns-repeated="16381"/>
        </table:table-row>
        <table:table-row table:style-name="ro1">
          <table:table-cell office:value-type="float" table:style-name="ce1" office:value="327.8">
            <text:p>327.8</text:p>
          </table:table-cell>
          <table:table-cell office:value-type="float" table:style-name="ce1" office:value="-0.532876276071">
            <text:p>-0.532876</text:p>
          </table:table-cell>
          <table:table-cell office:value-type="float" table:style-name="ce1" office:value="0.846193166128">
            <text:p>0.846193</text:p>
          </table:table-cell>
          <table:table-cell table:number-columns-repeated="16381"/>
        </table:table-row>
        <table:table-row table:style-name="ro1">
          <table:table-cell office:value-type="float" table:style-name="ce1" office:value="327.9">
            <text:p>327.9</text:p>
          </table:table-cell>
          <table:table-cell office:value-type="float" table:style-name="ce1" office:value="-0.531398579518">
            <text:p>-0.531399</text:p>
          </table:table-cell>
          <table:table-cell office:value-type="float" table:style-name="ce1" office:value="0.847121921382">
            <text:p>0.847122</text:p>
          </table:table-cell>
          <table:table-cell table:number-columns-repeated="16381"/>
        </table:table-row>
        <table:table-row table:style-name="ro1">
          <table:table-cell office:value-type="float" table:style-name="ce1" office:value="328.0">
            <text:p>328</text:p>
          </table:table-cell>
          <table:table-cell office:value-type="float" table:style-name="ce1" office:value="-0.529919264233">
            <text:p>-0.529919</text:p>
          </table:table-cell>
          <table:table-cell office:value-type="float" table:style-name="ce1" office:value="0.848048096156">
            <text:p>0.848048</text:p>
          </table:table-cell>
          <table:table-cell table:number-columns-repeated="16381"/>
        </table:table-row>
        <table:table-row table:style-name="ro1">
          <table:table-cell office:value-type="float" table:style-name="ce1" office:value="328.1">
            <text:p>328.1</text:p>
          </table:table-cell>
          <table:table-cell office:value-type="float" table:style-name="ce1" office:value="-0.528438334722">
            <text:p>-0.528438</text:p>
          </table:table-cell>
          <table:table-cell office:value-type="float" table:style-name="ce1" office:value="0.848971687629">
            <text:p>0.848972</text:p>
          </table:table-cell>
          <table:table-cell table:number-columns-repeated="16381"/>
        </table:table-row>
        <table:table-row table:style-name="ro1">
          <table:table-cell office:value-type="float" table:style-name="ce1" office:value="328.2">
            <text:p>328.2</text:p>
          </table:table-cell>
          <table:table-cell office:value-type="float" table:style-name="ce1" office:value="-0.526955795497">
            <text:p>-0.526956</text:p>
          </table:table-cell>
          <table:table-cell office:value-type="float" table:style-name="ce1" office:value="0.849892692987">
            <text:p>0.849893</text:p>
          </table:table-cell>
          <table:table-cell table:number-columns-repeated="16381"/>
        </table:table-row>
        <table:table-row table:style-name="ro1">
          <table:table-cell office:value-type="float" table:style-name="ce1" office:value="328.3">
            <text:p>328.3</text:p>
          </table:table-cell>
          <table:table-cell office:value-type="float" table:style-name="ce1" office:value="-0.525471651072">
            <text:p>-0.525472</text:p>
          </table:table-cell>
          <table:table-cell office:value-type="float" table:style-name="ce1" office:value="0.850811109424">
            <text:p>0.850811</text:p>
          </table:table-cell>
          <table:table-cell table:number-columns-repeated="16381"/>
        </table:table-row>
        <table:table-row table:style-name="ro1">
          <table:table-cell office:value-type="float" table:style-name="ce1" office:value="328.4">
            <text:p>328.4</text:p>
          </table:table-cell>
          <table:table-cell office:value-type="float" table:style-name="ce1" office:value="-0.52398590597">
            <text:p>-0.523986</text:p>
          </table:table-cell>
          <table:table-cell office:value-type="float" table:style-name="ce1" office:value="0.851726934143">
            <text:p>0.851727</text:p>
          </table:table-cell>
          <table:table-cell table:number-columns-repeated="16381"/>
        </table:table-row>
        <table:table-row table:style-name="ro1">
          <table:table-cell office:value-type="float" table:style-name="ce1" office:value="328.5">
            <text:p>328.5</text:p>
          </table:table-cell>
          <table:table-cell office:value-type="float" table:style-name="ce1" office:value="-0.522498564716">
            <text:p>-0.522499</text:p>
          </table:table-cell>
          <table:table-cell office:value-type="float" table:style-name="ce1" office:value="0.852640164354">
            <text:p>0.85264</text:p>
          </table:table-cell>
          <table:table-cell table:number-columns-repeated="16381"/>
        </table:table-row>
        <table:table-row table:style-name="ro1">
          <table:table-cell office:value-type="float" table:style-name="ce1" office:value="328.6">
            <text:p>328.6</text:p>
          </table:table-cell>
          <table:table-cell office:value-type="float" table:style-name="ce1" office:value="-0.521009631841">
            <text:p>-0.52101</text:p>
          </table:table-cell>
          <table:table-cell office:value-type="float" table:style-name="ce1" office:value="0.853550797275">
            <text:p>0.853551</text:p>
          </table:table-cell>
          <table:table-cell table:number-columns-repeated="16381"/>
        </table:table-row>
        <table:table-row table:style-name="ro1">
          <table:table-cell office:value-type="float" table:style-name="ce1" office:value="328.7">
            <text:p>328.7</text:p>
          </table:table-cell>
          <table:table-cell office:value-type="float" table:style-name="ce1" office:value="-0.51951911188">
            <text:p>-0.519519</text:p>
          </table:table-cell>
          <table:table-cell office:value-type="float" table:style-name="ce1" office:value="0.854458830133">
            <text:p>0.854459</text:p>
          </table:table-cell>
          <table:table-cell table:number-columns-repeated="16381"/>
        </table:table-row>
        <table:table-row table:style-name="ro1">
          <table:table-cell office:value-type="float" table:style-name="ce1" office:value="328.8">
            <text:p>328.8</text:p>
          </table:table-cell>
          <table:table-cell office:value-type="float" table:style-name="ce1" office:value="-0.518027009373">
            <text:p>-0.518027</text:p>
          </table:table-cell>
          <table:table-cell office:value-type="float" table:style-name="ce1" office:value="0.855364260161">
            <text:p>0.855364</text:p>
          </table:table-cell>
          <table:table-cell table:number-columns-repeated="16381"/>
        </table:table-row>
        <table:table-row table:style-name="ro1">
          <table:table-cell office:value-type="float" table:style-name="ce1" office:value="328.9">
            <text:p>328.9</text:p>
          </table:table-cell>
          <table:table-cell office:value-type="float" table:style-name="ce1" office:value="-0.516533328867">
            <text:p>-0.516533</text:p>
          </table:table-cell>
          <table:table-cell office:value-type="float" table:style-name="ce1" office:value="0.8562670846">
            <text:p>0.856267</text:p>
          </table:table-cell>
          <table:table-cell table:number-columns-repeated="16381"/>
        </table:table-row>
        <table:table-row table:style-name="ro1">
          <table:table-cell office:value-type="float" table:style-name="ce1" office:value="329.0">
            <text:p>329</text:p>
          </table:table-cell>
          <table:table-cell office:value-type="float" table:style-name="ce1" office:value="-0.51503807491">
            <text:p>-0.515038</text:p>
          </table:table-cell>
          <table:table-cell office:value-type="float" table:style-name="ce1" office:value="0.857167300702">
            <text:p>0.857167</text:p>
          </table:table-cell>
          <table:table-cell table:number-columns-repeated="16381"/>
        </table:table-row>
        <table:table-row table:style-name="ro1">
          <table:table-cell office:value-type="float" table:style-name="ce1" office:value="329.1">
            <text:p>329.1</text:p>
          </table:table-cell>
          <table:table-cell office:value-type="float" table:style-name="ce1" office:value="-0.513541252058">
            <text:p>-0.513541</text:p>
          </table:table-cell>
          <table:table-cell office:value-type="float" table:style-name="ce1" office:value="0.858064905724">
            <text:p>0.858065</text:p>
          </table:table-cell>
          <table:table-cell table:number-columns-repeated="16381"/>
        </table:table-row>
        <table:table-row table:style-name="ro1">
          <table:table-cell office:value-type="float" table:style-name="ce1" office:value="329.2">
            <text:p>329.2</text:p>
          </table:table-cell>
          <table:table-cell office:value-type="float" table:style-name="ce1" office:value="-0.512042864871">
            <text:p>-0.512043</text:p>
          </table:table-cell>
          <table:table-cell office:value-type="float" table:style-name="ce1" office:value="0.858959896931">
            <text:p>0.85896</text:p>
          </table:table-cell>
          <table:table-cell table:number-columns-repeated="16381"/>
        </table:table-row>
        <table:table-row table:style-name="ro1">
          <table:table-cell office:value-type="float" table:style-name="ce1" office:value="329.3">
            <text:p>329.3</text:p>
          </table:table-cell>
          <table:table-cell office:value-type="float" table:style-name="ce1" office:value="-0.510542917912">
            <text:p>-0.510543</text:p>
          </table:table-cell>
          <table:table-cell office:value-type="float" table:style-name="ce1" office:value="0.859852271597">
            <text:p>0.859852</text:p>
          </table:table-cell>
          <table:table-cell table:number-columns-repeated="16381"/>
        </table:table-row>
        <table:table-row table:style-name="ro1">
          <table:table-cell office:value-type="float" table:style-name="ce1" office:value="329.4">
            <text:p>329.4</text:p>
          </table:table-cell>
          <table:table-cell office:value-type="float" table:style-name="ce1" office:value="-0.50904141575">
            <text:p>-0.509041</text:p>
          </table:table-cell>
          <table:table-cell office:value-type="float" table:style-name="ce1" office:value="0.860742027004">
            <text:p>0.860742</text:p>
          </table:table-cell>
          <table:table-cell table:number-columns-repeated="16381"/>
        </table:table-row>
        <table:table-row table:style-name="ro1">
          <table:table-cell office:value-type="float" table:style-name="ce1" office:value="329.5">
            <text:p>329.5</text:p>
          </table:table-cell>
          <table:table-cell office:value-type="float" table:style-name="ce1" office:value="-0.507538362961">
            <text:p>-0.507538</text:p>
          </table:table-cell>
          <table:table-cell office:value-type="float" table:style-name="ce1" office:value="0.861629160442">
            <text:p>0.861629</text:p>
          </table:table-cell>
          <table:table-cell table:number-columns-repeated="16381"/>
        </table:table-row>
        <table:table-row table:style-name="ro1">
          <table:table-cell office:value-type="float" table:style-name="ce1" office:value="329.6">
            <text:p>329.6</text:p>
          </table:table-cell>
          <table:table-cell office:value-type="float" table:style-name="ce1" office:value="-0.506033764121">
            <text:p>-0.506034</text:p>
          </table:table-cell>
          <table:table-cell office:value-type="float" table:style-name="ce1" office:value="0.862513669207">
            <text:p>0.862514</text:p>
          </table:table-cell>
          <table:table-cell table:number-columns-repeated="16381"/>
        </table:table-row>
        <table:table-row table:style-name="ro1">
          <table:table-cell office:value-type="float" table:style-name="ce1" office:value="329.7">
            <text:p>329.7</text:p>
          </table:table-cell>
          <table:table-cell office:value-type="float" table:style-name="ce1" office:value="-0.504527623815">
            <text:p>-0.504528</text:p>
          </table:table-cell>
          <table:table-cell office:value-type="float" table:style-name="ce1" office:value="0.863395550607">
            <text:p>0.863396</text:p>
          </table:table-cell>
          <table:table-cell table:number-columns-repeated="16381"/>
        </table:table-row>
        <table:table-row table:style-name="ro1">
          <table:table-cell office:value-type="float" table:style-name="ce1" office:value="329.8">
            <text:p>329.8</text:p>
          </table:table-cell>
          <table:table-cell office:value-type="float" table:style-name="ce1" office:value="-0.50301994663">
            <text:p>-0.50302</text:p>
          </table:table-cell>
          <table:table-cell office:value-type="float" table:style-name="ce1" office:value="0.864274801954">
            <text:p>0.864275</text:p>
          </table:table-cell>
          <table:table-cell table:number-columns-repeated="16381"/>
        </table:table-row>
        <table:table-row table:style-name="ro1">
          <table:table-cell office:value-type="float" table:style-name="ce1" office:value="329.9">
            <text:p>329.9</text:p>
          </table:table-cell>
          <table:table-cell office:value-type="float" table:style-name="ce1" office:value="-0.501510737159">
            <text:p>-0.501511</text:p>
          </table:table-cell>
          <table:table-cell office:value-type="float" table:style-name="ce1" office:value="0.86515142057">
            <text:p>0.865151</text:p>
          </table:table-cell>
          <table:table-cell table:number-columns-repeated="16381"/>
        </table:table-row>
        <table:table-row table:style-name="ro1">
          <table:table-cell office:value-type="float" table:style-name="ce1" office:value="330.0">
            <text:p>330</text:p>
          </table:table-cell>
          <table:table-cell office:value-type="float" table:style-name="ce1" office:value="-0.5">
            <text:p>-0.5</text:p>
          </table:table-cell>
          <table:table-cell office:value-type="float" table:style-name="ce1" office:value="0.866025403784">
            <text:p>0.866025</text:p>
          </table:table-cell>
          <table:table-cell table:number-columns-repeated="16381"/>
        </table:table-row>
        <table:table-row table:style-name="ro1">
          <table:table-cell office:value-type="float" table:style-name="ce1" office:value="330.1">
            <text:p>330.1</text:p>
          </table:table-cell>
          <table:table-cell office:value-type="float" table:style-name="ce1" office:value="-0.498487739754">
            <text:p>-0.498488</text:p>
          </table:table-cell>
          <table:table-cell office:value-type="float" table:style-name="ce1" office:value="0.866896748936">
            <text:p>0.866897</text:p>
          </table:table-cell>
          <table:table-cell table:number-columns-repeated="16381"/>
        </table:table-row>
        <table:table-row table:style-name="ro1">
          <table:table-cell office:value-type="float" table:style-name="ce1" office:value="330.2">
            <text:p>330.2</text:p>
          </table:table-cell>
          <table:table-cell office:value-type="float" table:style-name="ce1" office:value="-0.496973961028">
            <text:p>-0.496974</text:p>
          </table:table-cell>
          <table:table-cell office:value-type="float" table:style-name="ce1" office:value="0.867765453369">
            <text:p>0.867765</text:p>
          </table:table-cell>
          <table:table-cell table:number-columns-repeated="16381"/>
        </table:table-row>
        <table:table-row table:style-name="ro1">
          <table:table-cell office:value-type="float" table:style-name="ce1" office:value="330.3">
            <text:p>330.3</text:p>
          </table:table-cell>
          <table:table-cell office:value-type="float" table:style-name="ce1" office:value="-0.495458668432">
            <text:p>-0.495459</text:p>
          </table:table-cell>
          <table:table-cell office:value-type="float" table:style-name="ce1" office:value="0.868631514438">
            <text:p>0.868632</text:p>
          </table:table-cell>
          <table:table-cell table:number-columns-repeated="16381"/>
        </table:table-row>
        <table:table-row table:style-name="ro1">
          <table:table-cell office:value-type="float" table:style-name="ce1" office:value="330.4">
            <text:p>330.4</text:p>
          </table:table-cell>
          <table:table-cell office:value-type="float" table:style-name="ce1" office:value="-0.493941866584">
            <text:p>-0.493942</text:p>
          </table:table-cell>
          <table:table-cell office:value-type="float" table:style-name="ce1" office:value="0.869494929505">
            <text:p>0.869495</text:p>
          </table:table-cell>
          <table:table-cell table:number-columns-repeated="16381"/>
        </table:table-row>
        <table:table-row table:style-name="ro1">
          <table:table-cell office:value-type="float" table:style-name="ce1" office:value="330.5">
            <text:p>330.5</text:p>
          </table:table-cell>
          <table:table-cell office:value-type="float" table:style-name="ce1" office:value="-0.492423560103">
            <text:p>-0.492424</text:p>
          </table:table-cell>
          <table:table-cell office:value-type="float" table:style-name="ce1" office:value="0.87035569594">
            <text:p>0.870356</text:p>
          </table:table-cell>
          <table:table-cell table:number-columns-repeated="16381"/>
        </table:table-row>
        <table:table-row table:style-name="ro1">
          <table:table-cell office:value-type="float" table:style-name="ce1" office:value="330.6">
            <text:p>330.6</text:p>
          </table:table-cell>
          <table:table-cell office:value-type="float" table:style-name="ce1" office:value="-0.490903753615">
            <text:p>-0.490904</text:p>
          </table:table-cell>
          <table:table-cell office:value-type="float" table:style-name="ce1" office:value="0.87121381112">
            <text:p>0.871214</text:p>
          </table:table-cell>
          <table:table-cell table:number-columns-repeated="16381"/>
        </table:table-row>
        <table:table-row table:style-name="ro1">
          <table:table-cell office:value-type="float" table:style-name="ce1" office:value="330.7">
            <text:p>330.7</text:p>
          </table:table-cell>
          <table:table-cell office:value-type="float" table:style-name="ce1" office:value="-0.489382451749">
            <text:p>-0.489382</text:p>
          </table:table-cell>
          <table:table-cell office:value-type="float" table:style-name="ce1" office:value="0.872069272432">
            <text:p>0.872069</text:p>
          </table:table-cell>
          <table:table-cell table:number-columns-repeated="16381"/>
        </table:table-row>
        <table:table-row table:style-name="ro1">
          <table:table-cell office:value-type="float" table:style-name="ce1" office:value="330.8">
            <text:p>330.8</text:p>
          </table:table-cell>
          <table:table-cell office:value-type="float" table:style-name="ce1" office:value="-0.487859659139">
            <text:p>-0.48786</text:p>
          </table:table-cell>
          <table:table-cell office:value-type="float" table:style-name="ce1" office:value="0.87292207727">
            <text:p>0.872922</text:p>
          </table:table-cell>
          <table:table-cell table:number-columns-repeated="16381"/>
        </table:table-row>
        <table:table-row table:style-name="ro1">
          <table:table-cell office:value-type="float" table:style-name="ce1" office:value="330.9">
            <text:p>330.9</text:p>
          </table:table-cell>
          <table:table-cell office:value-type="float" table:style-name="ce1" office:value="-0.486335380423">
            <text:p>-0.486335</text:p>
          </table:table-cell>
          <table:table-cell office:value-type="float" table:style-name="ce1" office:value="0.873772223035">
            <text:p>0.873772</text:p>
          </table:table-cell>
          <table:table-cell table:number-columns-repeated="16381"/>
        </table:table-row>
        <table:table-row table:style-name="ro1">
          <table:table-cell office:value-type="float" table:style-name="ce1" office:value="331.0">
            <text:p>331</text:p>
          </table:table-cell>
          <table:table-cell office:value-type="float" table:style-name="ce1" office:value="-0.484809620246">
            <text:p>-0.48481</text:p>
          </table:table-cell>
          <table:table-cell office:value-type="float" table:style-name="ce1" office:value="0.874619707139">
            <text:p>0.87462</text:p>
          </table:table-cell>
          <table:table-cell table:number-columns-repeated="16381"/>
        </table:table-row>
        <table:table-row table:style-name="ro1">
          <table:table-cell office:value-type="float" table:style-name="ce1" office:value="331.1">
            <text:p>331.1</text:p>
          </table:table-cell>
          <table:table-cell office:value-type="float" table:style-name="ce1" office:value="-0.483282383255">
            <text:p>-0.483282</text:p>
          </table:table-cell>
          <table:table-cell office:value-type="float" table:style-name="ce1" office:value="0.875464527">
            <text:p>0.875465</text:p>
          </table:table-cell>
          <table:table-cell table:number-columns-repeated="16381"/>
        </table:table-row>
        <table:table-row table:style-name="ro1">
          <table:table-cell office:value-type="float" table:style-name="ce1" office:value="331.2">
            <text:p>331.2</text:p>
          </table:table-cell>
          <table:table-cell office:value-type="float" table:style-name="ce1" office:value="-0.481753674102">
            <text:p>-0.481754</text:p>
          </table:table-cell>
          <table:table-cell office:value-type="float" table:style-name="ce1" office:value="0.876306680044">
            <text:p>0.876307</text:p>
          </table:table-cell>
          <table:table-cell table:number-columns-repeated="16381"/>
        </table:table-row>
        <table:table-row table:style-name="ro1">
          <table:table-cell office:value-type="float" table:style-name="ce1" office:value="331.3">
            <text:p>331.3</text:p>
          </table:table-cell>
          <table:table-cell office:value-type="float" table:style-name="ce1" office:value="-0.480223497443">
            <text:p>-0.480223</text:p>
          </table:table-cell>
          <table:table-cell office:value-type="float" table:style-name="ce1" office:value="0.877146163706">
            <text:p>0.877146</text:p>
          </table:table-cell>
          <table:table-cell table:number-columns-repeated="16381"/>
        </table:table-row>
        <table:table-row table:style-name="ro1">
          <table:table-cell office:value-type="float" table:style-name="ce1" office:value="331.4">
            <text:p>331.4</text:p>
          </table:table-cell>
          <table:table-cell office:value-type="float" table:style-name="ce1" office:value="-0.478691857941">
            <text:p>-0.478692</text:p>
          </table:table-cell>
          <table:table-cell office:value-type="float" table:style-name="ce1" office:value="0.877982975428">
            <text:p>0.877983</text:p>
          </table:table-cell>
          <table:table-cell table:number-columns-repeated="16381"/>
        </table:table-row>
        <table:table-row table:style-name="ro1">
          <table:table-cell office:value-type="float" table:style-name="ce1" office:value="331.5">
            <text:p>331.5</text:p>
          </table:table-cell>
          <table:table-cell office:value-type="float" table:style-name="ce1" office:value="-0.47715876026">
            <text:p>-0.477159</text:p>
          </table:table-cell>
          <table:table-cell office:value-type="float" table:style-name="ce1" office:value="0.878817112662">
            <text:p>0.878817</text:p>
          </table:table-cell>
          <table:table-cell table:number-columns-repeated="16381"/>
        </table:table-row>
        <table:table-row table:style-name="ro1">
          <table:table-cell office:value-type="float" table:style-name="ce1" office:value="331.6">
            <text:p>331.6</text:p>
          </table:table-cell>
          <table:table-cell office:value-type="float" table:style-name="ce1" office:value="-0.47562420907">
            <text:p>-0.475624</text:p>
          </table:table-cell>
          <table:table-cell office:value-type="float" table:style-name="ce1" office:value="0.879648572867">
            <text:p>0.879649</text:p>
          </table:table-cell>
          <table:table-cell table:number-columns-repeated="16381"/>
        </table:table-row>
        <table:table-row table:style-name="ro1">
          <table:table-cell office:value-type="float" table:style-name="ce1" office:value="331.7">
            <text:p>331.7</text:p>
          </table:table-cell>
          <table:table-cell office:value-type="float" table:style-name="ce1" office:value="-0.474088209047">
            <text:p>-0.474088</text:p>
          </table:table-cell>
          <table:table-cell office:value-type="float" table:style-name="ce1" office:value="0.880477353509">
            <text:p>0.880477</text:p>
          </table:table-cell>
          <table:table-cell table:number-columns-repeated="16381"/>
        </table:table-row>
        <table:table-row table:style-name="ro1">
          <table:table-cell office:value-type="float" table:style-name="ce1" office:value="331.8">
            <text:p>331.8</text:p>
          </table:table-cell>
          <table:table-cell office:value-type="float" table:style-name="ce1" office:value="-0.472550764869">
            <text:p>-0.472551</text:p>
          </table:table-cell>
          <table:table-cell office:value-type="float" table:style-name="ce1" office:value="0.881303452065">
            <text:p>0.881303</text:p>
          </table:table-cell>
          <table:table-cell table:number-columns-repeated="16381"/>
        </table:table-row>
        <table:table-row table:style-name="ro1">
          <table:table-cell office:value-type="float" table:style-name="ce1" office:value="331.9">
            <text:p>331.9</text:p>
          </table:table-cell>
          <table:table-cell office:value-type="float" table:style-name="ce1" office:value="-0.471011881219">
            <text:p>-0.471012</text:p>
          </table:table-cell>
          <table:table-cell office:value-type="float" table:style-name="ce1" office:value="0.882126866018">
            <text:p>0.882127</text:p>
          </table:table-cell>
          <table:table-cell table:number-columns-repeated="16381"/>
        </table:table-row>
        <table:table-row table:style-name="ro1">
          <table:table-cell office:value-type="float" table:style-name="ce1" office:value="332.0">
            <text:p>332</text:p>
          </table:table-cell>
          <table:table-cell office:value-type="float" table:style-name="ce1" office:value="-0.469471562786">
            <text:p>-0.469472</text:p>
          </table:table-cell>
          <table:table-cell office:value-type="float" table:style-name="ce1" office:value="0.882947592859">
            <text:p>0.882948</text:p>
          </table:table-cell>
          <table:table-cell table:number-columns-repeated="16381"/>
        </table:table-row>
        <table:table-row table:style-name="ro1">
          <table:table-cell office:value-type="float" table:style-name="ce1" office:value="332.1">
            <text:p>332.1</text:p>
          </table:table-cell>
          <table:table-cell office:value-type="float" table:style-name="ce1" office:value="-0.467929814261">
            <text:p>-0.46793</text:p>
          </table:table-cell>
          <table:table-cell office:value-type="float" table:style-name="ce1" office:value="0.883765630089">
            <text:p>0.883766</text:p>
          </table:table-cell>
          <table:table-cell table:number-columns-repeated="16381"/>
        </table:table-row>
        <table:table-row table:style-name="ro1">
          <table:table-cell office:value-type="float" table:style-name="ce1" office:value="332.2">
            <text:p>332.2</text:p>
          </table:table-cell>
          <table:table-cell office:value-type="float" table:style-name="ce1" office:value="-0.46638664034">
            <text:p>-0.466387</text:p>
          </table:table-cell>
          <table:table-cell office:value-type="float" table:style-name="ce1" office:value="0.884580975215">
            <text:p>0.884581</text:p>
          </table:table-cell>
          <table:table-cell table:number-columns-repeated="16381"/>
        </table:table-row>
        <table:table-row table:style-name="ro1">
          <table:table-cell office:value-type="float" table:style-name="ce1" office:value="332.3">
            <text:p>332.3</text:p>
          </table:table-cell>
          <table:table-cell office:value-type="float" table:style-name="ce1" office:value="-0.464842045725">
            <text:p>-0.464842</text:p>
          </table:table-cell>
          <table:table-cell office:value-type="float" table:style-name="ce1" office:value="0.885393625754">
            <text:p>0.885394</text:p>
          </table:table-cell>
          <table:table-cell table:number-columns-repeated="16381"/>
        </table:table-row>
        <table:table-row table:style-name="ro1">
          <table:table-cell office:value-type="float" table:style-name="ce1" office:value="332.4">
            <text:p>332.4</text:p>
          </table:table-cell>
          <table:table-cell office:value-type="float" table:style-name="ce1" office:value="-0.46329603512">
            <text:p>-0.463296</text:p>
          </table:table-cell>
          <table:table-cell office:value-type="float" table:style-name="ce1" office:value="0.886203579231">
            <text:p>0.886204</text:p>
          </table:table-cell>
          <table:table-cell table:number-columns-repeated="16381"/>
        </table:table-row>
        <table:table-row table:style-name="ro1">
          <table:table-cell office:value-type="float" table:style-name="ce1" office:value="332.5">
            <text:p>332.5</text:p>
          </table:table-cell>
          <table:table-cell office:value-type="float" table:style-name="ce1" office:value="-0.461748613235">
            <text:p>-0.461749</text:p>
          </table:table-cell>
          <table:table-cell office:value-type="float" table:style-name="ce1" office:value="0.887010833178">
            <text:p>0.887011</text:p>
          </table:table-cell>
          <table:table-cell table:number-columns-repeated="16381"/>
        </table:table-row>
        <table:table-row table:style-name="ro1">
          <table:table-cell office:value-type="float" table:style-name="ce1" office:value="332.6">
            <text:p>332.6</text:p>
          </table:table-cell>
          <table:table-cell office:value-type="float" table:style-name="ce1" office:value="-0.460199784784">
            <text:p>-0.4602</text:p>
          </table:table-cell>
          <table:table-cell office:value-type="float" table:style-name="ce1" office:value="0.887815385136">
            <text:p>0.887815</text:p>
          </table:table-cell>
          <table:table-cell table:number-columns-repeated="16381"/>
        </table:table-row>
        <table:table-row table:style-name="ro1">
          <table:table-cell office:value-type="float" table:style-name="ce1" office:value="332.7">
            <text:p>332.7</text:p>
          </table:table-cell>
          <table:table-cell office:value-type="float" table:style-name="ce1" office:value="-0.458649554484">
            <text:p>-0.45865</text:p>
          </table:table-cell>
          <table:table-cell office:value-type="float" table:style-name="ce1" office:value="0.888617232655">
            <text:p>0.888617</text:p>
          </table:table-cell>
          <table:table-cell table:number-columns-repeated="16381"/>
        </table:table-row>
        <table:table-row table:style-name="ro1">
          <table:table-cell office:value-type="float" table:style-name="ce1" office:value="332.8">
            <text:p>332.8</text:p>
          </table:table-cell>
          <table:table-cell office:value-type="float" table:style-name="ce1" office:value="-0.457097927059">
            <text:p>-0.457098</text:p>
          </table:table-cell>
          <table:table-cell office:value-type="float" table:style-name="ce1" office:value="0.889416373291">
            <text:p>0.889416</text:p>
          </table:table-cell>
          <table:table-cell table:number-columns-repeated="16381"/>
        </table:table-row>
        <table:table-row table:style-name="ro1">
          <table:table-cell office:value-type="float" table:style-name="ce1" office:value="332.9">
            <text:p>332.9</text:p>
          </table:table-cell>
          <table:table-cell office:value-type="float" table:style-name="ce1" office:value="-0.455544907234">
            <text:p>-0.455545</text:p>
          </table:table-cell>
          <table:table-cell office:value-type="float" table:style-name="ce1" office:value="0.890212804611">
            <text:p>0.890213</text:p>
          </table:table-cell>
          <table:table-cell table:number-columns-repeated="16381"/>
        </table:table-row>
        <table:table-row table:style-name="ro1">
          <table:table-cell office:value-type="float" table:style-name="ce1" office:value="333.0">
            <text:p>333</text:p>
          </table:table-cell>
          <table:table-cell office:value-type="float" table:style-name="ce1" office:value="-0.45399049974">
            <text:p>-0.45399</text:p>
          </table:table-cell>
          <table:table-cell office:value-type="float" table:style-name="ce1" office:value="0.891006524188">
            <text:p>0.891007</text:p>
          </table:table-cell>
          <table:table-cell table:number-columns-repeated="16381"/>
        </table:table-row>
        <table:table-row table:style-name="ro1">
          <table:table-cell office:value-type="float" table:style-name="ce1" office:value="333.1">
            <text:p>333.1</text:p>
          </table:table-cell>
          <table:table-cell office:value-type="float" table:style-name="ce1" office:value="-0.452434709312">
            <text:p>-0.452435</text:p>
          </table:table-cell>
          <table:table-cell office:value-type="float" table:style-name="ce1" office:value="0.891797529605">
            <text:p>0.891798</text:p>
          </table:table-cell>
          <table:table-cell table:number-columns-repeated="16381"/>
        </table:table-row>
        <table:table-row table:style-name="ro1">
          <table:table-cell office:value-type="float" table:style-name="ce1" office:value="333.2">
            <text:p>333.2</text:p>
          </table:table-cell>
          <table:table-cell office:value-type="float" table:style-name="ce1" office:value="-0.450877540689">
            <text:p>-0.450878</text:p>
          </table:table-cell>
          <table:table-cell office:value-type="float" table:style-name="ce1" office:value="0.892585818452">
            <text:p>0.892586</text:p>
          </table:table-cell>
          <table:table-cell table:number-columns-repeated="16381"/>
        </table:table-row>
        <table:table-row table:style-name="ro1">
          <table:table-cell office:value-type="float" table:style-name="ce1" office:value="333.3">
            <text:p>333.3</text:p>
          </table:table-cell>
          <table:table-cell office:value-type="float" table:style-name="ce1" office:value="-0.449318998616">
            <text:p>-0.449319</text:p>
          </table:table-cell>
          <table:table-cell office:value-type="float" table:style-name="ce1" office:value="0.893371388328">
            <text:p>0.893371</text:p>
          </table:table-cell>
          <table:table-cell table:number-columns-repeated="16381"/>
        </table:table-row>
        <table:table-row table:style-name="ro1">
          <table:table-cell office:value-type="float" table:style-name="ce1" office:value="333.4">
            <text:p>333.4</text:p>
          </table:table-cell>
          <table:table-cell office:value-type="float" table:style-name="ce1" office:value="-0.447759087839">
            <text:p>-0.447759</text:p>
          </table:table-cell>
          <table:table-cell office:value-type="float" table:style-name="ce1" office:value="0.894154236839">
            <text:p>0.894154</text:p>
          </table:table-cell>
          <table:table-cell table:number-columns-repeated="16381"/>
        </table:table-row>
        <table:table-row table:style-name="ro1">
          <table:table-cell office:value-type="float" table:style-name="ce1" office:value="333.5">
            <text:p>333.5</text:p>
          </table:table-cell>
          <table:table-cell office:value-type="float" table:style-name="ce1" office:value="-0.44619781311">
            <text:p>-0.446198</text:p>
          </table:table-cell>
          <table:table-cell office:value-type="float" table:style-name="ce1" office:value="0.894934361602">
            <text:p>0.894934</text:p>
          </table:table-cell>
          <table:table-cell table:number-columns-repeated="16381"/>
        </table:table-row>
        <table:table-row table:style-name="ro1">
          <table:table-cell office:value-type="float" table:style-name="ce1" office:value="333.6">
            <text:p>333.6</text:p>
          </table:table-cell>
          <table:table-cell office:value-type="float" table:style-name="ce1" office:value="-0.444635179185">
            <text:p>-0.444635</text:p>
          </table:table-cell>
          <table:table-cell office:value-type="float" table:style-name="ce1" office:value="0.895711760239">
            <text:p>0.895712</text:p>
          </table:table-cell>
          <table:table-cell table:number-columns-repeated="16381"/>
        </table:table-row>
        <table:table-row table:style-name="ro1">
          <table:table-cell office:value-type="float" table:style-name="ce1" office:value="333.7">
            <text:p>333.7</text:p>
          </table:table-cell>
          <table:table-cell office:value-type="float" table:style-name="ce1" office:value="-0.443071190824">
            <text:p>-0.443071</text:p>
          </table:table-cell>
          <table:table-cell office:value-type="float" table:style-name="ce1" office:value="0.896486430383">
            <text:p>0.896486</text:p>
          </table:table-cell>
          <table:table-cell table:number-columns-repeated="16381"/>
        </table:table-row>
        <table:table-row table:style-name="ro1">
          <table:table-cell office:value-type="float" table:style-name="ce1" office:value="333.8">
            <text:p>333.8</text:p>
          </table:table-cell>
          <table:table-cell office:value-type="float" table:style-name="ce1" office:value="-0.441505852792">
            <text:p>-0.441506</text:p>
          </table:table-cell>
          <table:table-cell office:value-type="float" table:style-name="ce1" office:value="0.897258369674">
            <text:p>0.897258</text:p>
          </table:table-cell>
          <table:table-cell table:number-columns-repeated="16381"/>
        </table:table-row>
        <table:table-row table:style-name="ro1">
          <table:table-cell office:value-type="float" table:style-name="ce1" office:value="333.9">
            <text:p>333.9</text:p>
          </table:table-cell>
          <table:table-cell office:value-type="float" table:style-name="ce1" office:value="-0.439939169856">
            <text:p>-0.439939</text:p>
          </table:table-cell>
          <table:table-cell office:value-type="float" table:style-name="ce1" office:value="0.898027575761">
            <text:p>0.898028</text:p>
          </table:table-cell>
          <table:table-cell table:number-columns-repeated="16381"/>
        </table:table-row>
        <table:table-row table:style-name="ro1">
          <table:table-cell office:value-type="float" table:style-name="ce1" office:value="334.0">
            <text:p>334</text:p>
          </table:table-cell>
          <table:table-cell office:value-type="float" table:style-name="ce1" office:value="-0.438371146789">
            <text:p>-0.438371</text:p>
          </table:table-cell>
          <table:table-cell office:value-type="float" table:style-name="ce1" office:value="0.898794046299">
            <text:p>0.898794</text:p>
          </table:table-cell>
          <table:table-cell table:number-columns-repeated="16381"/>
        </table:table-row>
        <table:table-row table:style-name="ro1">
          <table:table-cell office:value-type="float" table:style-name="ce1" office:value="334.1">
            <text:p>334.1</text:p>
          </table:table-cell>
          <table:table-cell office:value-type="float" table:style-name="ce1" office:value="-0.436801788368">
            <text:p>-0.436802</text:p>
          </table:table-cell>
          <table:table-cell office:value-type="float" table:style-name="ce1" office:value="0.899557778955">
            <text:p>0.899558</text:p>
          </table:table-cell>
          <table:table-cell table:number-columns-repeated="16381"/>
        </table:table-row>
        <table:table-row table:style-name="ro1">
          <table:table-cell office:value-type="float" table:style-name="ce1" office:value="334.2">
            <text:p>334.2</text:p>
          </table:table-cell>
          <table:table-cell office:value-type="float" table:style-name="ce1" office:value="-0.435231099372">
            <text:p>-0.435231</text:p>
          </table:table-cell>
          <table:table-cell office:value-type="float" table:style-name="ce1" office:value="0.900318771402">
            <text:p>0.900319</text:p>
          </table:table-cell>
          <table:table-cell table:number-columns-repeated="16381"/>
        </table:table-row>
        <table:table-row table:style-name="ro1">
          <table:table-cell office:value-type="float" table:style-name="ce1" office:value="334.3">
            <text:p>334.3</text:p>
          </table:table-cell>
          <table:table-cell office:value-type="float" table:style-name="ce1" office:value="-0.433659084588">
            <text:p>-0.433659</text:p>
          </table:table-cell>
          <table:table-cell office:value-type="float" table:style-name="ce1" office:value="0.901077021322">
            <text:p>0.901077</text:p>
          </table:table-cell>
          <table:table-cell table:number-columns-repeated="16381"/>
        </table:table-row>
        <table:table-row table:style-name="ro1">
          <table:table-cell office:value-type="float" table:style-name="ce1" office:value="334.4">
            <text:p>334.4</text:p>
          </table:table-cell>
          <table:table-cell office:value-type="float" table:style-name="ce1" office:value="-0.432085748802">
            <text:p>-0.432086</text:p>
          </table:table-cell>
          <table:table-cell office:value-type="float" table:style-name="ce1" office:value="0.901832526405">
            <text:p>0.901833</text:p>
          </table:table-cell>
          <table:table-cell table:number-columns-repeated="16381"/>
        </table:table-row>
        <table:table-row table:style-name="ro1">
          <table:table-cell office:value-type="float" table:style-name="ce1" office:value="334.5">
            <text:p>334.5</text:p>
          </table:table-cell>
          <table:table-cell office:value-type="float" table:style-name="ce1" office:value="-0.430511096808">
            <text:p>-0.430511</text:p>
          </table:table-cell>
          <table:table-cell office:value-type="float" table:style-name="ce1" office:value="0.90258528435">
            <text:p>0.902585</text:p>
          </table:table-cell>
          <table:table-cell table:number-columns-repeated="16381"/>
        </table:table-row>
        <table:table-row table:style-name="ro1">
          <table:table-cell office:value-type="float" table:style-name="ce1" office:value="334.6">
            <text:p>334.6</text:p>
          </table:table-cell>
          <table:table-cell office:value-type="float" table:style-name="ce1" office:value="-0.428935133403">
            <text:p>-0.428935</text:p>
          </table:table-cell>
          <table:table-cell office:value-type="float" table:style-name="ce1" office:value="0.903335292863">
            <text:p>0.903335</text:p>
          </table:table-cell>
          <table:table-cell table:number-columns-repeated="16381"/>
        </table:table-row>
        <table:table-row table:style-name="ro1">
          <table:table-cell office:value-type="float" table:style-name="ce1" office:value="334.7">
            <text:p>334.7</text:p>
          </table:table-cell>
          <table:table-cell office:value-type="float" table:style-name="ce1" office:value="-0.427357863387">
            <text:p>-0.427358</text:p>
          </table:table-cell>
          <table:table-cell office:value-type="float" table:style-name="ce1" office:value="0.904082549661">
            <text:p>0.904083</text:p>
          </table:table-cell>
          <table:table-cell table:number-columns-repeated="16381"/>
        </table:table-row>
        <table:table-row table:style-name="ro1">
          <table:table-cell office:value-type="float" table:style-name="ce1" office:value="334.8">
            <text:p>334.8</text:p>
          </table:table-cell>
          <table:table-cell office:value-type="float" table:style-name="ce1" office:value="-0.425779291565">
            <text:p>-0.425779</text:p>
          </table:table-cell>
          <table:table-cell office:value-type="float" table:style-name="ce1" office:value="0.904827052466">
            <text:p>0.904827</text:p>
          </table:table-cell>
          <table:table-cell table:number-columns-repeated="16381"/>
        </table:table-row>
        <table:table-row table:style-name="ro1">
          <table:table-cell office:value-type="float" table:style-name="ce1" office:value="334.9">
            <text:p>334.9</text:p>
          </table:table-cell>
          <table:table-cell office:value-type="float" table:style-name="ce1" office:value="-0.424199422745">
            <text:p>-0.424199</text:p>
          </table:table-cell>
          <table:table-cell office:value-type="float" table:style-name="ce1" office:value="0.905568799011">
            <text:p>0.905569</text:p>
          </table:table-cell>
          <table:table-cell table:number-columns-repeated="16381"/>
        </table:table-row>
        <table:table-row table:style-name="ro1">
          <table:table-cell office:value-type="float" table:style-name="ce1" office:value="335.0">
            <text:p>335</text:p>
          </table:table-cell>
          <table:table-cell office:value-type="float" table:style-name="ce1" office:value="-0.422618261741">
            <text:p>-0.422618</text:p>
          </table:table-cell>
          <table:table-cell office:value-type="float" table:style-name="ce1" office:value="0.906307787037">
            <text:p>0.906308</text:p>
          </table:table-cell>
          <table:table-cell table:number-columns-repeated="16381"/>
        </table:table-row>
        <table:table-row table:style-name="ro1">
          <table:table-cell office:value-type="float" table:style-name="ce1" office:value="335.1">
            <text:p>335.1</text:p>
          </table:table-cell>
          <table:table-cell office:value-type="float" table:style-name="ce1" office:value="-0.421035813367">
            <text:p>-0.421036</text:p>
          </table:table-cell>
          <table:table-cell office:value-type="float" table:style-name="ce1" office:value="0.907044014291">
            <text:p>0.907044</text:p>
          </table:table-cell>
          <table:table-cell table:number-columns-repeated="16381"/>
        </table:table-row>
        <table:table-row table:style-name="ro1">
          <table:table-cell office:value-type="float" table:style-name="ce1" office:value="335.2">
            <text:p>335.2</text:p>
          </table:table-cell>
          <table:table-cell office:value-type="float" table:style-name="ce1" office:value="-0.419452082446">
            <text:p>-0.419452</text:p>
          </table:table-cell>
          <table:table-cell office:value-type="float" table:style-name="ce1" office:value="0.907777478533">
            <text:p>0.907777</text:p>
          </table:table-cell>
          <table:table-cell table:number-columns-repeated="16381"/>
        </table:table-row>
        <table:table-row table:style-name="ro1">
          <table:table-cell office:value-type="float" table:style-name="ce1" office:value="335.3">
            <text:p>335.3</text:p>
          </table:table-cell>
          <table:table-cell office:value-type="float" table:style-name="ce1" office:value="-0.417867073801">
            <text:p>-0.417867</text:p>
          </table:table-cell>
          <table:table-cell office:value-type="float" table:style-name="ce1" office:value="0.908508177527">
            <text:p>0.908508</text:p>
          </table:table-cell>
          <table:table-cell table:number-columns-repeated="16381"/>
        </table:table-row>
        <table:table-row table:style-name="ro1">
          <table:table-cell office:value-type="float" table:style-name="ce1" office:value="335.4">
            <text:p>335.4</text:p>
          </table:table-cell>
          <table:table-cell office:value-type="float" table:style-name="ce1" office:value="-0.41628079226">
            <text:p>-0.416281</text:p>
          </table:table-cell>
          <table:table-cell office:value-type="float" table:style-name="ce1" office:value="0.909236109047">
            <text:p>0.909236</text:p>
          </table:table-cell>
          <table:table-cell table:number-columns-repeated="16381"/>
        </table:table-row>
        <table:table-row table:style-name="ro1">
          <table:table-cell office:value-type="float" table:style-name="ce1" office:value="335.5">
            <text:p>335.5</text:p>
          </table:table-cell>
          <table:table-cell office:value-type="float" table:style-name="ce1" office:value="-0.414693242656">
            <text:p>-0.414693</text:p>
          </table:table-cell>
          <table:table-cell office:value-type="float" table:style-name="ce1" office:value="0.909961270877">
            <text:p>0.909961</text:p>
          </table:table-cell>
          <table:table-cell table:number-columns-repeated="16381"/>
        </table:table-row>
        <table:table-row table:style-name="ro1">
          <table:table-cell office:value-type="float" table:style-name="ce1" office:value="335.6">
            <text:p>335.6</text:p>
          </table:table-cell>
          <table:table-cell office:value-type="float" table:style-name="ce1" office:value="-0.413104429825">
            <text:p>-0.413104</text:p>
          </table:table-cell>
          <table:table-cell office:value-type="float" table:style-name="ce1" office:value="0.910683660806">
            <text:p>0.910684</text:p>
          </table:table-cell>
          <table:table-cell table:number-columns-repeated="16381"/>
        </table:table-row>
        <table:table-row table:style-name="ro1">
          <table:table-cell office:value-type="float" table:style-name="ce1" office:value="335.7">
            <text:p>335.7</text:p>
          </table:table-cell>
          <table:table-cell office:value-type="float" table:style-name="ce1" office:value="-0.411514358605">
            <text:p>-0.411514</text:p>
          </table:table-cell>
          <table:table-cell office:value-type="float" table:style-name="ce1" office:value="0.911403276635">
            <text:p>0.911403</text:p>
          </table:table-cell>
          <table:table-cell table:number-columns-repeated="16381"/>
        </table:table-row>
        <table:table-row table:style-name="ro1">
          <table:table-cell office:value-type="float" table:style-name="ce1" office:value="335.8">
            <text:p>335.8</text:p>
          </table:table-cell>
          <table:table-cell office:value-type="float" table:style-name="ce1" office:value="-0.409923033842">
            <text:p>-0.409923</text:p>
          </table:table-cell>
          <table:table-cell office:value-type="float" table:style-name="ce1" office:value="0.912120116172">
            <text:p>0.91212</text:p>
          </table:table-cell>
          <table:table-cell table:number-columns-repeated="16381"/>
        </table:table-row>
        <table:table-row table:style-name="ro1">
          <table:table-cell office:value-type="float" table:style-name="ce1" office:value="335.9">
            <text:p>335.9</text:p>
          </table:table-cell>
          <table:table-cell office:value-type="float" table:style-name="ce1" office:value="-0.408330460381">
            <text:p>-0.40833</text:p>
          </table:table-cell>
          <table:table-cell office:value-type="float" table:style-name="ce1" office:value="0.912834177233">
            <text:p>0.912834</text:p>
          </table:table-cell>
          <table:table-cell table:number-columns-repeated="16381"/>
        </table:table-row>
        <table:table-row table:style-name="ro1">
          <table:table-cell office:value-type="float" table:style-name="ce1" office:value="336.0">
            <text:p>336</text:p>
          </table:table-cell>
          <table:table-cell office:value-type="float" table:style-name="ce1" office:value="-0.406736643076">
            <text:p>-0.406737</text:p>
          </table:table-cell>
          <table:table-cell office:value-type="float" table:style-name="ce1" office:value="0.913545457643">
            <text:p>0.913545</text:p>
          </table:table-cell>
          <table:table-cell table:number-columns-repeated="16381"/>
        </table:table-row>
        <table:table-row table:style-name="ro1">
          <table:table-cell office:value-type="float" table:style-name="ce1" office:value="336.1">
            <text:p>336.1</text:p>
          </table:table-cell>
          <table:table-cell office:value-type="float" table:style-name="ce1" office:value="-0.40514158678">
            <text:p>-0.405142</text:p>
          </table:table-cell>
          <table:table-cell office:value-type="float" table:style-name="ce1" office:value="0.914253955234">
            <text:p>0.914254</text:p>
          </table:table-cell>
          <table:table-cell table:number-columns-repeated="16381"/>
        </table:table-row>
        <table:table-row table:style-name="ro1">
          <table:table-cell office:value-type="float" table:style-name="ce1" office:value="336.2">
            <text:p>336.2</text:p>
          </table:table-cell>
          <table:table-cell office:value-type="float" table:style-name="ce1" office:value="-0.403545296352">
            <text:p>-0.403545</text:p>
          </table:table-cell>
          <table:table-cell office:value-type="float" table:style-name="ce1" office:value="0.91495966785">
            <text:p>0.91496</text:p>
          </table:table-cell>
          <table:table-cell table:number-columns-repeated="16381"/>
        </table:table-row>
        <table:table-row table:style-name="ro1">
          <table:table-cell office:value-type="float" table:style-name="ce1" office:value="336.3">
            <text:p>336.3</text:p>
          </table:table-cell>
          <table:table-cell office:value-type="float" table:style-name="ce1" office:value="-0.401947776656">
            <text:p>-0.401948</text:p>
          </table:table-cell>
          <table:table-cell office:value-type="float" table:style-name="ce1" office:value="0.91566259334">
            <text:p>0.915663</text:p>
          </table:table-cell>
          <table:table-cell table:number-columns-repeated="16381"/>
        </table:table-row>
        <table:table-row table:style-name="ro1">
          <table:table-cell office:value-type="float" table:style-name="ce1" office:value="336.4">
            <text:p>336.4</text:p>
          </table:table-cell>
          <table:table-cell office:value-type="float" table:style-name="ce1" office:value="-0.400349032557">
            <text:p>-0.400349</text:p>
          </table:table-cell>
          <table:table-cell office:value-type="float" table:style-name="ce1" office:value="0.916362729562">
            <text:p>0.916363</text:p>
          </table:table-cell>
          <table:table-cell table:number-columns-repeated="16381"/>
        </table:table-row>
        <table:table-row table:style-name="ro1">
          <table:table-cell office:value-type="float" table:style-name="ce1" office:value="336.5">
            <text:p>336.5</text:p>
          </table:table-cell>
          <table:table-cell office:value-type="float" table:style-name="ce1" office:value="-0.398749068925">
            <text:p>-0.398749</text:p>
          </table:table-cell>
          <table:table-cell office:value-type="float" table:style-name="ce1" office:value="0.917060074385">
            <text:p>0.91706</text:p>
          </table:table-cell>
          <table:table-cell table:number-columns-repeated="16381"/>
        </table:table-row>
        <table:table-row table:style-name="ro1">
          <table:table-cell office:value-type="float" table:style-name="ce1" office:value="336.6">
            <text:p>336.6</text:p>
          </table:table-cell>
          <table:table-cell office:value-type="float" table:style-name="ce1" office:value="-0.397147890635">
            <text:p>-0.397148</text:p>
          </table:table-cell>
          <table:table-cell office:value-type="float" table:style-name="ce1" office:value="0.917754625684">
            <text:p>0.917755</text:p>
          </table:table-cell>
          <table:table-cell table:number-columns-repeated="16381"/>
        </table:table-row>
        <table:table-row table:style-name="ro1">
          <table:table-cell office:value-type="float" table:style-name="ce1" office:value="336.7">
            <text:p>336.7</text:p>
          </table:table-cell>
          <table:table-cell office:value-type="float" table:style-name="ce1" office:value="-0.395545502563">
            <text:p>-0.395546</text:p>
          </table:table-cell>
          <table:table-cell office:value-type="float" table:style-name="ce1" office:value="0.918446381343">
            <text:p>0.918446</text:p>
          </table:table-cell>
          <table:table-cell table:number-columns-repeated="16381"/>
        </table:table-row>
        <table:table-row table:style-name="ro1">
          <table:table-cell office:value-type="float" table:style-name="ce1" office:value="336.8">
            <text:p>336.8</text:p>
          </table:table-cell>
          <table:table-cell office:value-type="float" table:style-name="ce1" office:value="-0.393941909591">
            <text:p>-0.393942</text:p>
          </table:table-cell>
          <table:table-cell office:value-type="float" table:style-name="ce1" office:value="0.919135339255">
            <text:p>0.919135</text:p>
          </table:table-cell>
          <table:table-cell table:number-columns-repeated="16381"/>
        </table:table-row>
        <table:table-row table:style-name="ro1">
          <table:table-cell office:value-type="float" table:style-name="ce1" office:value="336.9">
            <text:p>336.9</text:p>
          </table:table-cell>
          <table:table-cell office:value-type="float" table:style-name="ce1" office:value="-0.392337116604">
            <text:p>-0.392337</text:p>
          </table:table-cell>
          <table:table-cell office:value-type="float" table:style-name="ce1" office:value="0.919821497322">
            <text:p>0.919821</text:p>
          </table:table-cell>
          <table:table-cell table:number-columns-repeated="16381"/>
        </table:table-row>
        <table:table-row table:style-name="ro1">
          <table:table-cell office:value-type="float" table:style-name="ce1" office:value="337.0">
            <text:p>337</text:p>
          </table:table-cell>
          <table:table-cell office:value-type="float" table:style-name="ce1" office:value="-0.390731128489">
            <text:p>-0.390731</text:p>
          </table:table-cell>
          <table:table-cell office:value-type="float" table:style-name="ce1" office:value="0.920504853452">
            <text:p>0.920505</text:p>
          </table:table-cell>
          <table:table-cell table:number-columns-repeated="16381"/>
        </table:table-row>
        <table:table-row table:style-name="ro1">
          <table:table-cell office:value-type="float" table:style-name="ce1" office:value="337.1">
            <text:p>337.1</text:p>
          </table:table-cell>
          <table:table-cell office:value-type="float" table:style-name="ce1" office:value="-0.38912395014">
            <text:p>-0.389124</text:p>
          </table:table-cell>
          <table:table-cell office:value-type="float" table:style-name="ce1" office:value="0.921185405566">
            <text:p>0.921185</text:p>
          </table:table-cell>
          <table:table-cell table:number-columns-repeated="16381"/>
        </table:table-row>
        <table:table-row table:style-name="ro1">
          <table:table-cell office:value-type="float" table:style-name="ce1" office:value="337.2">
            <text:p>337.2</text:p>
          </table:table-cell>
          <table:table-cell office:value-type="float" table:style-name="ce1" office:value="-0.387515586452">
            <text:p>-0.387516</text:p>
          </table:table-cell>
          <table:table-cell office:value-type="float" table:style-name="ce1" office:value="0.921863151589">
            <text:p>0.921863</text:p>
          </table:table-cell>
          <table:table-cell table:number-columns-repeated="16381"/>
        </table:table-row>
        <table:table-row table:style-name="ro1">
          <table:table-cell office:value-type="float" table:style-name="ce1" office:value="337.3">
            <text:p>337.3</text:p>
          </table:table-cell>
          <table:table-cell office:value-type="float" table:style-name="ce1" office:value="-0.385906042324">
            <text:p>-0.385906</text:p>
          </table:table-cell>
          <table:table-cell office:value-type="float" table:style-name="ce1" office:value="0.922538089456">
            <text:p>0.922538</text:p>
          </table:table-cell>
          <table:table-cell table:number-columns-repeated="16381"/>
        </table:table-row>
        <table:table-row table:style-name="ro1">
          <table:table-cell office:value-type="float" table:style-name="ce1" office:value="337.4">
            <text:p>337.4</text:p>
          </table:table-cell>
          <table:table-cell office:value-type="float" table:style-name="ce1" office:value="-0.38429532266">
            <text:p>-0.384295</text:p>
          </table:table-cell>
          <table:table-cell office:value-type="float" table:style-name="ce1" office:value="0.923210217113">
            <text:p>0.92321</text:p>
          </table:table-cell>
          <table:table-cell table:number-columns-repeated="16381"/>
        </table:table-row>
        <table:table-row table:style-name="ro1">
          <table:table-cell office:value-type="float" table:style-name="ce1" office:value="337.5">
            <text:p>337.5</text:p>
          </table:table-cell>
          <table:table-cell office:value-type="float" table:style-name="ce1" office:value="-0.382683432365">
            <text:p>-0.382683</text:p>
          </table:table-cell>
          <table:table-cell office:value-type="float" table:style-name="ce1" office:value="0.923879532511">
            <text:p>0.92388</text:p>
          </table:table-cell>
          <table:table-cell table:number-columns-repeated="16381"/>
        </table:table-row>
        <table:table-row table:style-name="ro1">
          <table:table-cell office:value-type="float" table:style-name="ce1" office:value="337.6">
            <text:p>337.6</text:p>
          </table:table-cell>
          <table:table-cell office:value-type="float" table:style-name="ce1" office:value="-0.38107037635">
            <text:p>-0.38107</text:p>
          </table:table-cell>
          <table:table-cell office:value-type="float" table:style-name="ce1" office:value="0.924546033612">
            <text:p>0.924546</text:p>
          </table:table-cell>
          <table:table-cell table:number-columns-repeated="16381"/>
        </table:table-row>
        <table:table-row table:style-name="ro1">
          <table:table-cell office:value-type="float" table:style-name="ce1" office:value="337.7">
            <text:p>337.7</text:p>
          </table:table-cell>
          <table:table-cell office:value-type="float" table:style-name="ce1" office:value="-0.379456159529">
            <text:p>-0.379456</text:p>
          </table:table-cell>
          <table:table-cell office:value-type="float" table:style-name="ce1" office:value="0.925209718386">
            <text:p>0.92521</text:p>
          </table:table-cell>
          <table:table-cell table:number-columns-repeated="16381"/>
        </table:table-row>
        <table:table-row table:style-name="ro1">
          <table:table-cell office:value-type="float" table:style-name="ce1" office:value="337.8">
            <text:p>337.8</text:p>
          </table:table-cell>
          <table:table-cell office:value-type="float" table:style-name="ce1" office:value="-0.377840786818">
            <text:p>-0.377841</text:p>
          </table:table-cell>
          <table:table-cell office:value-type="float" table:style-name="ce1" office:value="0.92587058481">
            <text:p>0.925871</text:p>
          </table:table-cell>
          <table:table-cell table:number-columns-repeated="16381"/>
        </table:table-row>
        <table:table-row table:style-name="ro1">
          <table:table-cell office:value-type="float" table:style-name="ce1" office:value="337.9">
            <text:p>337.9</text:p>
          </table:table-cell>
          <table:table-cell office:value-type="float" table:style-name="ce1" office:value="-0.376224263139">
            <text:p>-0.376224</text:p>
          </table:table-cell>
          <table:table-cell office:value-type="float" table:style-name="ce1" office:value="0.926528630872">
            <text:p>0.926529</text:p>
          </table:table-cell>
          <table:table-cell table:number-columns-repeated="16381"/>
        </table:table-row>
        <table:table-row table:style-name="ro1">
          <table:table-cell office:value-type="float" table:style-name="ce1" office:value="338.0">
            <text:p>338</text:p>
          </table:table-cell>
          <table:table-cell office:value-type="float" table:style-name="ce1" office:value="-0.374606593416">
            <text:p>-0.374607</text:p>
          </table:table-cell>
          <table:table-cell office:value-type="float" table:style-name="ce1" office:value="0.927183854567">
            <text:p>0.927184</text:p>
          </table:table-cell>
          <table:table-cell table:number-columns-repeated="16381"/>
        </table:table-row>
        <table:table-row table:style-name="ro1">
          <table:table-cell office:value-type="float" table:style-name="ce1" office:value="338.1">
            <text:p>338.1</text:p>
          </table:table-cell>
          <table:table-cell office:value-type="float" table:style-name="ce1" office:value="-0.372987782576">
            <text:p>-0.372988</text:p>
          </table:table-cell>
          <table:table-cell office:value-type="float" table:style-name="ce1" office:value="0.927836253899">
            <text:p>0.927836</text:p>
          </table:table-cell>
          <table:table-cell table:number-columns-repeated="16381"/>
        </table:table-row>
        <table:table-row table:style-name="ro1">
          <table:table-cell office:value-type="float" table:style-name="ce1" office:value="338.2">
            <text:p>338.2</text:p>
          </table:table-cell>
          <table:table-cell office:value-type="float" table:style-name="ce1" office:value="-0.37136783555">
            <text:p>-0.371368</text:p>
          </table:table-cell>
          <table:table-cell office:value-type="float" table:style-name="ce1" office:value="0.928485826881">
            <text:p>0.928486</text:p>
          </table:table-cell>
          <table:table-cell table:number-columns-repeated="16381"/>
        </table:table-row>
        <table:table-row table:style-name="ro1">
          <table:table-cell office:value-type="float" table:style-name="ce1" office:value="338.3">
            <text:p>338.3</text:p>
          </table:table-cell>
          <table:table-cell office:value-type="float" table:style-name="ce1" office:value="-0.369746757274">
            <text:p>-0.369747</text:p>
          </table:table-cell>
          <table:table-cell office:value-type="float" table:style-name="ce1" office:value="0.929132571534">
            <text:p>0.929133</text:p>
          </table:table-cell>
          <table:table-cell table:number-columns-repeated="16381"/>
        </table:table-row>
        <table:table-row table:style-name="ro1">
          <table:table-cell office:value-type="float" table:style-name="ce1" office:value="338.4">
            <text:p>338.4</text:p>
          </table:table-cell>
          <table:table-cell office:value-type="float" table:style-name="ce1" office:value="-0.368124552685">
            <text:p>-0.368125</text:p>
          </table:table-cell>
          <table:table-cell office:value-type="float" table:style-name="ce1" office:value="0.929776485888">
            <text:p>0.929776</text:p>
          </table:table-cell>
          <table:table-cell table:number-columns-repeated="16381"/>
        </table:table-row>
        <table:table-row table:style-name="ro1">
          <table:table-cell office:value-type="float" table:style-name="ce1" office:value="338.5">
            <text:p>338.5</text:p>
          </table:table-cell>
          <table:table-cell office:value-type="float" table:style-name="ce1" office:value="-0.366501226724">
            <text:p>-0.366501</text:p>
          </table:table-cell>
          <table:table-cell office:value-type="float" table:style-name="ce1" office:value="0.930417567982">
            <text:p>0.930418</text:p>
          </table:table-cell>
          <table:table-cell table:number-columns-repeated="16381"/>
        </table:table-row>
        <table:table-row table:style-name="ro1">
          <table:table-cell office:value-type="float" table:style-name="ce1" office:value="338.6">
            <text:p>338.6</text:p>
          </table:table-cell>
          <table:table-cell office:value-type="float" table:style-name="ce1" office:value="-0.364876784338">
            <text:p>-0.364877</text:p>
          </table:table-cell>
          <table:table-cell office:value-type="float" table:style-name="ce1" office:value="0.931055815863">
            <text:p>0.931056</text:p>
          </table:table-cell>
          <table:table-cell table:number-columns-repeated="16381"/>
        </table:table-row>
        <table:table-row table:style-name="ro1">
          <table:table-cell office:value-type="float" table:style-name="ce1" office:value="338.7">
            <text:p>338.7</text:p>
          </table:table-cell>
          <table:table-cell office:value-type="float" table:style-name="ce1" office:value="-0.363251230473">
            <text:p>-0.363251</text:p>
          </table:table-cell>
          <table:table-cell office:value-type="float" table:style-name="ce1" office:value="0.931691227586">
            <text:p>0.931691</text:p>
          </table:table-cell>
          <table:table-cell table:number-columns-repeated="16381"/>
        </table:table-row>
        <table:table-row table:style-name="ro1">
          <table:table-cell office:value-type="float" table:style-name="ce1" office:value="338.8">
            <text:p>338.8</text:p>
          </table:table-cell>
          <table:table-cell office:value-type="float" table:style-name="ce1" office:value="-0.361624570082">
            <text:p>-0.361625</text:p>
          </table:table-cell>
          <table:table-cell office:value-type="float" table:style-name="ce1" office:value="0.932323801216">
            <text:p>0.932324</text:p>
          </table:table-cell>
          <table:table-cell table:number-columns-repeated="16381"/>
        </table:table-row>
        <table:table-row table:style-name="ro1">
          <table:table-cell office:value-type="float" table:style-name="ce1" office:value="338.9">
            <text:p>338.9</text:p>
          </table:table-cell>
          <table:table-cell office:value-type="float" table:style-name="ce1" office:value="-0.35999680812">
            <text:p>-0.359997</text:p>
          </table:table-cell>
          <table:table-cell office:value-type="float" table:style-name="ce1" office:value="0.932953534825">
            <text:p>0.932954</text:p>
          </table:table-cell>
          <table:table-cell table:number-columns-repeated="16381"/>
        </table:table-row>
        <table:table-row table:style-name="ro1">
          <table:table-cell office:value-type="float" table:style-name="ce1" office:value="339.0">
            <text:p>339</text:p>
          </table:table-cell>
          <table:table-cell office:value-type="float" table:style-name="ce1" office:value="-0.358367949545">
            <text:p>-0.358368</text:p>
          </table:table-cell>
          <table:table-cell office:value-type="float" table:style-name="ce1" office:value="0.933580426497">
            <text:p>0.93358</text:p>
          </table:table-cell>
          <table:table-cell table:number-columns-repeated="16381"/>
        </table:table-row>
        <table:table-row table:style-name="ro1">
          <table:table-cell office:value-type="float" table:style-name="ce1" office:value="339.1">
            <text:p>339.1</text:p>
          </table:table-cell>
          <table:table-cell office:value-type="float" table:style-name="ce1" office:value="-0.35673799932">
            <text:p>-0.356738</text:p>
          </table:table-cell>
          <table:table-cell office:value-type="float" table:style-name="ce1" office:value="0.934204474321">
            <text:p>0.934204</text:p>
          </table:table-cell>
          <table:table-cell table:number-columns-repeated="16381"/>
        </table:table-row>
        <table:table-row table:style-name="ro1">
          <table:table-cell office:value-type="float" table:style-name="ce1" office:value="339.2">
            <text:p>339.2</text:p>
          </table:table-cell>
          <table:table-cell office:value-type="float" table:style-name="ce1" office:value="-0.355106962408">
            <text:p>-0.355107</text:p>
          </table:table-cell>
          <table:table-cell office:value-type="float" table:style-name="ce1" office:value="0.934825676396">
            <text:p>0.934826</text:p>
          </table:table-cell>
          <table:table-cell table:number-columns-repeated="16381"/>
        </table:table-row>
        <table:table-row table:style-name="ro1">
          <table:table-cell office:value-type="float" table:style-name="ce1" office:value="339.3">
            <text:p>339.3</text:p>
          </table:table-cell>
          <table:table-cell office:value-type="float" table:style-name="ce1" office:value="-0.353474843779">
            <text:p>-0.353475</text:p>
          </table:table-cell>
          <table:table-cell office:value-type="float" table:style-name="ce1" office:value="0.93544403083">
            <text:p>0.935444</text:p>
          </table:table-cell>
          <table:table-cell table:number-columns-repeated="16381"/>
        </table:table-row>
        <table:table-row table:style-name="ro1">
          <table:table-cell office:value-type="float" table:style-name="ce1" office:value="339.4">
            <text:p>339.4</text:p>
          </table:table-cell>
          <table:table-cell office:value-type="float" table:style-name="ce1" office:value="-0.351841648405">
            <text:p>-0.351842</text:p>
          </table:table-cell>
          <table:table-cell office:value-type="float" table:style-name="ce1" office:value="0.936059535739">
            <text:p>0.93606</text:p>
          </table:table-cell>
          <table:table-cell table:number-columns-repeated="16381"/>
        </table:table-row>
        <table:table-row table:style-name="ro1">
          <table:table-cell office:value-type="float" table:style-name="ce1" office:value="339.5">
            <text:p>339.5</text:p>
          </table:table-cell>
          <table:table-cell office:value-type="float" table:style-name="ce1" office:value="-0.350207381259">
            <text:p>-0.350207</text:p>
          </table:table-cell>
          <table:table-cell office:value-type="float" table:style-name="ce1" office:value="0.936672189248">
            <text:p>0.936672</text:p>
          </table:table-cell>
          <table:table-cell table:number-columns-repeated="16381"/>
        </table:table-row>
        <table:table-row table:style-name="ro1">
          <table:table-cell office:value-type="float" table:style-name="ce1" office:value="339.6">
            <text:p>339.6</text:p>
          </table:table-cell>
          <table:table-cell office:value-type="float" table:style-name="ce1" office:value="-0.348572047322">
            <text:p>-0.348572</text:p>
          </table:table-cell>
          <table:table-cell office:value-type="float" table:style-name="ce1" office:value="0.937281989492">
            <text:p>0.937282</text:p>
          </table:table-cell>
          <table:table-cell table:number-columns-repeated="16381"/>
        </table:table-row>
        <table:table-row table:style-name="ro1">
          <table:table-cell office:value-type="float" table:style-name="ce1" office:value="339.7">
            <text:p>339.7</text:p>
          </table:table-cell>
          <table:table-cell office:value-type="float" table:style-name="ce1" office:value="-0.346935651573">
            <text:p>-0.346936</text:p>
          </table:table-cell>
          <table:table-cell office:value-type="float" table:style-name="ce1" office:value="0.937888934612">
            <text:p>0.937889</text:p>
          </table:table-cell>
          <table:table-cell table:number-columns-repeated="16381"/>
        </table:table-row>
        <table:table-row table:style-name="ro1">
          <table:table-cell office:value-type="float" table:style-name="ce1" office:value="339.8">
            <text:p>339.8</text:p>
          </table:table-cell>
          <table:table-cell office:value-type="float" table:style-name="ce1" office:value="-0.345298198999">
            <text:p>-0.345298</text:p>
          </table:table-cell>
          <table:table-cell office:value-type="float" table:style-name="ce1" office:value="0.93849302276">
            <text:p>0.938493</text:p>
          </table:table-cell>
          <table:table-cell table:number-columns-repeated="16381"/>
        </table:table-row>
        <table:table-row table:style-name="ro1">
          <table:table-cell office:value-type="float" table:style-name="ce1" office:value="339.9">
            <text:p>339.9</text:p>
          </table:table-cell>
          <table:table-cell office:value-type="float" table:style-name="ce1" office:value="-0.343659694586">
            <text:p>-0.34366</text:p>
          </table:table-cell>
          <table:table-cell office:value-type="float" table:style-name="ce1" office:value="0.939094252095">
            <text:p>0.939094</text:p>
          </table:table-cell>
          <table:table-cell table:number-columns-repeated="16381"/>
        </table:table-row>
        <table:table-row table:style-name="ro1">
          <table:table-cell office:value-type="float" table:style-name="ce1" office:value="340.0">
            <text:p>340</text:p>
          </table:table-cell>
          <table:table-cell office:value-type="float" table:style-name="ce1" office:value="-0.342020143326">
            <text:p>-0.34202</text:p>
          </table:table-cell>
          <table:table-cell office:value-type="float" table:style-name="ce1" office:value="0.939692620786">
            <text:p>0.939693</text:p>
          </table:table-cell>
          <table:table-cell table:number-columns-repeated="16381"/>
        </table:table-row>
        <table:table-row table:style-name="ro1">
          <table:table-cell office:value-type="float" table:style-name="ce1" office:value="340.1">
            <text:p>340.1</text:p>
          </table:table-cell>
          <table:table-cell office:value-type="float" table:style-name="ce1" office:value="-0.340379550213">
            <text:p>-0.34038</text:p>
          </table:table-cell>
          <table:table-cell office:value-type="float" table:style-name="ce1" office:value="0.94028812701">
            <text:p>0.940288</text:p>
          </table:table-cell>
          <table:table-cell table:number-columns-repeated="16381"/>
        </table:table-row>
        <table:table-row table:style-name="ro1">
          <table:table-cell office:value-type="float" table:style-name="ce1" office:value="340.2">
            <text:p>340.2</text:p>
          </table:table-cell>
          <table:table-cell office:value-type="float" table:style-name="ce1" office:value="-0.338737920245">
            <text:p>-0.338738</text:p>
          </table:table-cell>
          <table:table-cell office:value-type="float" table:style-name="ce1" office:value="0.940880768954">
            <text:p>0.940881</text:p>
          </table:table-cell>
          <table:table-cell table:number-columns-repeated="16381"/>
        </table:table-row>
        <table:table-row table:style-name="ro1">
          <table:table-cell office:value-type="float" table:style-name="ce1" office:value="340.3">
            <text:p>340.3</text:p>
          </table:table-cell>
          <table:table-cell office:value-type="float" table:style-name="ce1" office:value="-0.337095258423">
            <text:p>-0.337095</text:p>
          </table:table-cell>
          <table:table-cell office:value-type="float" table:style-name="ce1" office:value="0.941470544812">
            <text:p>0.941471</text:p>
          </table:table-cell>
          <table:table-cell table:number-columns-repeated="16381"/>
        </table:table-row>
        <table:table-row table:style-name="ro1">
          <table:table-cell office:value-type="float" table:style-name="ce1" office:value="340.4">
            <text:p>340.4</text:p>
          </table:table-cell>
          <table:table-cell office:value-type="float" table:style-name="ce1" office:value="-0.33545156975">
            <text:p>-0.335452</text:p>
          </table:table-cell>
          <table:table-cell office:value-type="float" table:style-name="ce1" office:value="0.942057452787">
            <text:p>0.942057</text:p>
          </table:table-cell>
          <table:table-cell table:number-columns-repeated="16381"/>
        </table:table-row>
        <table:table-row table:style-name="ro1">
          <table:table-cell office:value-type="float" table:style-name="ce1" office:value="340.5">
            <text:p>340.5</text:p>
          </table:table-cell>
          <table:table-cell office:value-type="float" table:style-name="ce1" office:value="-0.333806859234">
            <text:p>-0.333807</text:p>
          </table:table-cell>
          <table:table-cell office:value-type="float" table:style-name="ce1" office:value="0.942641491092">
            <text:p>0.942641</text:p>
          </table:table-cell>
          <table:table-cell table:number-columns-repeated="16381"/>
        </table:table-row>
        <table:table-row table:style-name="ro1">
          <table:table-cell office:value-type="float" table:style-name="ce1" office:value="340.6">
            <text:p>340.6</text:p>
          </table:table-cell>
          <table:table-cell office:value-type="float" table:style-name="ce1" office:value="-0.332161131884">
            <text:p>-0.332161</text:p>
          </table:table-cell>
          <table:table-cell office:value-type="float" table:style-name="ce1" office:value="0.943222657948">
            <text:p>0.943223</text:p>
          </table:table-cell>
          <table:table-cell table:number-columns-repeated="16381"/>
        </table:table-row>
        <table:table-row table:style-name="ro1">
          <table:table-cell office:value-type="float" table:style-name="ce1" office:value="340.7">
            <text:p>340.7</text:p>
          </table:table-cell>
          <table:table-cell office:value-type="float" table:style-name="ce1" office:value="-0.330514392713">
            <text:p>-0.330514</text:p>
          </table:table-cell>
          <table:table-cell office:value-type="float" table:style-name="ce1" office:value="0.943800951583">
            <text:p>0.943801</text:p>
          </table:table-cell>
          <table:table-cell table:number-columns-repeated="16381"/>
        </table:table-row>
        <table:table-row table:style-name="ro1">
          <table:table-cell office:value-type="float" table:style-name="ce1" office:value="340.8">
            <text:p>340.8</text:p>
          </table:table-cell>
          <table:table-cell office:value-type="float" table:style-name="ce1" office:value="-0.328866646739">
            <text:p>-0.328867</text:p>
          </table:table-cell>
          <table:table-cell office:value-type="float" table:style-name="ce1" office:value="0.944376370237">
            <text:p>0.944376</text:p>
          </table:table-cell>
          <table:table-cell table:number-columns-repeated="16381"/>
        </table:table-row>
        <table:table-row table:style-name="ro1">
          <table:table-cell office:value-type="float" table:style-name="ce1" office:value="340.9">
            <text:p>340.9</text:p>
          </table:table-cell>
          <table:table-cell office:value-type="float" table:style-name="ce1" office:value="-0.327217898979">
            <text:p>-0.327218</text:p>
          </table:table-cell>
          <table:table-cell office:value-type="float" table:style-name="ce1" office:value="0.944948912158">
            <text:p>0.944949</text:p>
          </table:table-cell>
          <table:table-cell table:number-columns-repeated="16381"/>
        </table:table-row>
        <table:table-row table:style-name="ro1">
          <table:table-cell office:value-type="float" table:style-name="ce1" office:value="341.0">
            <text:p>341</text:p>
          </table:table-cell>
          <table:table-cell office:value-type="float" table:style-name="ce1" office:value="-0.325568154457">
            <text:p>-0.325568</text:p>
          </table:table-cell>
          <table:table-cell office:value-type="float" table:style-name="ce1" office:value="0.945518575599">
            <text:p>0.945519</text:p>
          </table:table-cell>
          <table:table-cell table:number-columns-repeated="16381"/>
        </table:table-row>
        <table:table-row table:style-name="ro1">
          <table:table-cell office:value-type="float" table:style-name="ce1" office:value="341.1">
            <text:p>341.1</text:p>
          </table:table-cell>
          <table:table-cell office:value-type="float" table:style-name="ce1" office:value="-0.323917418198">
            <text:p>-0.323917</text:p>
          </table:table-cell>
          <table:table-cell office:value-type="float" table:style-name="ce1" office:value="0.946085358828">
            <text:p>0.946085</text:p>
          </table:table-cell>
          <table:table-cell table:number-columns-repeated="16381"/>
        </table:table-row>
        <table:table-row table:style-name="ro1">
          <table:table-cell office:value-type="float" table:style-name="ce1" office:value="341.2">
            <text:p>341.2</text:p>
          </table:table-cell>
          <table:table-cell office:value-type="float" table:style-name="ce1" office:value="-0.322265695231">
            <text:p>-0.322266</text:p>
          </table:table-cell>
          <table:table-cell office:value-type="float" table:style-name="ce1" office:value="0.946649260116">
            <text:p>0.946649</text:p>
          </table:table-cell>
          <table:table-cell table:number-columns-repeated="16381"/>
        </table:table-row>
        <table:table-row table:style-name="ro1">
          <table:table-cell office:value-type="float" table:style-name="ce1" office:value="341.3">
            <text:p>341.3</text:p>
          </table:table-cell>
          <table:table-cell office:value-type="float" table:style-name="ce1" office:value="-0.320612990586">
            <text:p>-0.320613</text:p>
          </table:table-cell>
          <table:table-cell office:value-type="float" table:style-name="ce1" office:value="0.947210277746">
            <text:p>0.94721</text:p>
          </table:table-cell>
          <table:table-cell table:number-columns-repeated="16381"/>
        </table:table-row>
        <table:table-row table:style-name="ro1">
          <table:table-cell office:value-type="float" table:style-name="ce1" office:value="341.4">
            <text:p>341.4</text:p>
          </table:table-cell>
          <table:table-cell office:value-type="float" table:style-name="ce1" office:value="-0.318959309298">
            <text:p>-0.318959</text:p>
          </table:table-cell>
          <table:table-cell office:value-type="float" table:style-name="ce1" office:value="0.94776841001">
            <text:p>0.947768</text:p>
          </table:table-cell>
          <table:table-cell table:number-columns-repeated="16381"/>
        </table:table-row>
        <table:table-row table:style-name="ro1">
          <table:table-cell office:value-type="float" table:style-name="ce1" office:value="341.5">
            <text:p>341.5</text:p>
          </table:table-cell>
          <table:table-cell office:value-type="float" table:style-name="ce1" office:value="-0.317304656405">
            <text:p>-0.317305</text:p>
          </table:table-cell>
          <table:table-cell office:value-type="float" table:style-name="ce1" office:value="0.948323655206">
            <text:p>0.948324</text:p>
          </table:table-cell>
          <table:table-cell table:number-columns-repeated="16381"/>
        </table:table-row>
        <table:table-row table:style-name="ro1">
          <table:table-cell office:value-type="float" table:style-name="ce1" office:value="341.6">
            <text:p>341.6</text:p>
          </table:table-cell>
          <table:table-cell office:value-type="float" table:style-name="ce1" office:value="-0.315649036947">
            <text:p>-0.315649</text:p>
          </table:table-cell>
          <table:table-cell office:value-type="float" table:style-name="ce1" office:value="0.948876011644">
            <text:p>0.948876</text:p>
          </table:table-cell>
          <table:table-cell table:number-columns-repeated="16381"/>
        </table:table-row>
        <table:table-row table:style-name="ro1">
          <table:table-cell office:value-type="float" table:style-name="ce1" office:value="341.7">
            <text:p>341.7</text:p>
          </table:table-cell>
          <table:table-cell office:value-type="float" table:style-name="ce1" office:value="-0.313992455967">
            <text:p>-0.313992</text:p>
          </table:table-cell>
          <table:table-cell office:value-type="float" table:style-name="ce1" office:value="0.949425477642">
            <text:p>0.949425</text:p>
          </table:table-cell>
          <table:table-cell table:number-columns-repeated="16381"/>
        </table:table-row>
        <table:table-row table:style-name="ro1">
          <table:table-cell office:value-type="float" table:style-name="ce1" office:value="341.8">
            <text:p>341.8</text:p>
          </table:table-cell>
          <table:table-cell office:value-type="float" table:style-name="ce1" office:value="-0.312334918512">
            <text:p>-0.312335</text:p>
          </table:table-cell>
          <table:table-cell office:value-type="float" table:style-name="ce1" office:value="0.949972051525">
            <text:p>0.949972</text:p>
          </table:table-cell>
          <table:table-cell table:number-columns-repeated="16381"/>
        </table:table-row>
        <table:table-row table:style-name="ro1">
          <table:table-cell office:value-type="float" table:style-name="ce1" office:value="341.9">
            <text:p>341.9</text:p>
          </table:table-cell>
          <table:table-cell office:value-type="float" table:style-name="ce1" office:value="-0.310676429631">
            <text:p>-0.310676</text:p>
          </table:table-cell>
          <table:table-cell office:value-type="float" table:style-name="ce1" office:value="0.950515731628">
            <text:p>0.950516</text:p>
          </table:table-cell>
          <table:table-cell table:number-columns-repeated="16381"/>
        </table:table-row>
        <table:table-row table:style-name="ro1">
          <table:table-cell office:value-type="float" table:style-name="ce1" office:value="342.0">
            <text:p>342</text:p>
          </table:table-cell>
          <table:table-cell office:value-type="float" table:style-name="ce1" office:value="-0.309016994375">
            <text:p>-0.309017</text:p>
          </table:table-cell>
          <table:table-cell office:value-type="float" table:style-name="ce1" office:value="0.951056516295">
            <text:p>0.951057</text:p>
          </table:table-cell>
          <table:table-cell table:number-columns-repeated="16381"/>
        </table:table-row>
        <table:table-row table:style-name="ro1">
          <table:table-cell office:value-type="float" table:style-name="ce1" office:value="342.1">
            <text:p>342.1</text:p>
          </table:table-cell>
          <table:table-cell office:value-type="float" table:style-name="ce1" office:value="-0.3073566178">
            <text:p>-0.307357</text:p>
          </table:table-cell>
          <table:table-cell office:value-type="float" table:style-name="ce1" office:value="0.951594403879">
            <text:p>0.951594</text:p>
          </table:table-cell>
          <table:table-cell table:number-columns-repeated="16381"/>
        </table:table-row>
        <table:table-row table:style-name="ro1">
          <table:table-cell office:value-type="float" table:style-name="ce1" office:value="342.2">
            <text:p>342.2</text:p>
          </table:table-cell>
          <table:table-cell office:value-type="float" table:style-name="ce1" office:value="-0.305695304963">
            <text:p>-0.305695</text:p>
          </table:table-cell>
          <table:table-cell office:value-type="float" table:style-name="ce1" office:value="0.952129392742">
            <text:p>0.952129</text:p>
          </table:table-cell>
          <table:table-cell table:number-columns-repeated="16381"/>
        </table:table-row>
        <table:table-row table:style-name="ro1">
          <table:table-cell office:value-type="float" table:style-name="ce1" office:value="342.3">
            <text:p>342.3</text:p>
          </table:table-cell>
          <table:table-cell office:value-type="float" table:style-name="ce1" office:value="-0.304033060925">
            <text:p>-0.304033</text:p>
          </table:table-cell>
          <table:table-cell office:value-type="float" table:style-name="ce1" office:value="0.952661481254">
            <text:p>0.952661</text:p>
          </table:table-cell>
          <table:table-cell table:number-columns-repeated="16381"/>
        </table:table-row>
        <table:table-row table:style-name="ro1">
          <table:table-cell office:value-type="float" table:style-name="ce1" office:value="342.4">
            <text:p>342.4</text:p>
          </table:table-cell>
          <table:table-cell office:value-type="float" table:style-name="ce1" office:value="-0.30236989075">
            <text:p>-0.30237</text:p>
          </table:table-cell>
          <table:table-cell office:value-type="float" table:style-name="ce1" office:value="0.953190667793">
            <text:p>0.953191</text:p>
          </table:table-cell>
          <table:table-cell table:number-columns-repeated="16381"/>
        </table:table-row>
        <table:table-row table:style-name="ro1">
          <table:table-cell office:value-type="float" table:style-name="ce1" office:value="342.5">
            <text:p>342.5</text:p>
          </table:table-cell>
          <table:table-cell office:value-type="float" table:style-name="ce1" office:value="-0.300705799504">
            <text:p>-0.300706</text:p>
          </table:table-cell>
          <table:table-cell office:value-type="float" table:style-name="ce1" office:value="0.953716950748">
            <text:p>0.953717</text:p>
          </table:table-cell>
          <table:table-cell table:number-columns-repeated="16381"/>
        </table:table-row>
        <table:table-row table:style-name="ro1">
          <table:table-cell office:value-type="float" table:style-name="ce1" office:value="342.6">
            <text:p>342.6</text:p>
          </table:table-cell>
          <table:table-cell office:value-type="float" table:style-name="ce1" office:value="-0.299040792256">
            <text:p>-0.299041</text:p>
          </table:table-cell>
          <table:table-cell office:value-type="float" table:style-name="ce1" office:value="0.954240328516">
            <text:p>0.95424</text:p>
          </table:table-cell>
          <table:table-cell table:number-columns-repeated="16381"/>
        </table:table-row>
        <table:table-row table:style-name="ro1">
          <table:table-cell office:value-type="float" table:style-name="ce1" office:value="342.7">
            <text:p>342.7</text:p>
          </table:table-cell>
          <table:table-cell office:value-type="float" table:style-name="ce1" office:value="-0.297374874078">
            <text:p>-0.297375</text:p>
          </table:table-cell>
          <table:table-cell office:value-type="float" table:style-name="ce1" office:value="0.954760799503">
            <text:p>0.954761</text:p>
          </table:table-cell>
          <table:table-cell table:number-columns-repeated="16381"/>
        </table:table-row>
        <table:table-row table:style-name="ro1">
          <table:table-cell office:value-type="float" table:style-name="ce1" office:value="342.8">
            <text:p>342.8</text:p>
          </table:table-cell>
          <table:table-cell office:value-type="float" table:style-name="ce1" office:value="-0.295708050044">
            <text:p>-0.295708</text:p>
          </table:table-cell>
          <table:table-cell office:value-type="float" table:style-name="ce1" office:value="0.955278362122">
            <text:p>0.955278</text:p>
          </table:table-cell>
          <table:table-cell table:number-columns-repeated="16381"/>
        </table:table-row>
        <table:table-row table:style-name="ro1">
          <table:table-cell office:value-type="float" table:style-name="ce1" office:value="342.9">
            <text:p>342.9</text:p>
          </table:table-cell>
          <table:table-cell office:value-type="float" table:style-name="ce1" office:value="-0.294040325232">
            <text:p>-0.29404</text:p>
          </table:table-cell>
          <table:table-cell office:value-type="float" table:style-name="ce1" office:value="0.955793014798">
            <text:p>0.955793</text:p>
          </table:table-cell>
          <table:table-cell table:number-columns-repeated="16381"/>
        </table:table-row>
        <table:table-row table:style-name="ro1">
          <table:table-cell office:value-type="float" table:style-name="ce1" office:value="343.0">
            <text:p>343</text:p>
          </table:table-cell>
          <table:table-cell office:value-type="float" table:style-name="ce1" office:value="-0.292371704723">
            <text:p>-0.292372</text:p>
          </table:table-cell>
          <table:table-cell office:value-type="float" table:style-name="ce1" office:value="0.956304755963">
            <text:p>0.956305</text:p>
          </table:table-cell>
          <table:table-cell table:number-columns-repeated="16381"/>
        </table:table-row>
        <table:table-row table:style-name="ro1">
          <table:table-cell office:value-type="float" table:style-name="ce1" office:value="343.1">
            <text:p>343.1</text:p>
          </table:table-cell>
          <table:table-cell office:value-type="float" table:style-name="ce1" office:value="-0.290702193598">
            <text:p>-0.290702</text:p>
          </table:table-cell>
          <table:table-cell office:value-type="float" table:style-name="ce1" office:value="0.956813584058">
            <text:p>0.956814</text:p>
          </table:table-cell>
          <table:table-cell table:number-columns-repeated="16381"/>
        </table:table-row>
        <table:table-row table:style-name="ro1">
          <table:table-cell office:value-type="float" table:style-name="ce1" office:value="343.2">
            <text:p>343.2</text:p>
          </table:table-cell>
          <table:table-cell office:value-type="float" table:style-name="ce1" office:value="-0.289031796944">
            <text:p>-0.289032</text:p>
          </table:table-cell>
          <table:table-cell office:value-type="float" table:style-name="ce1" office:value="0.957319497532">
            <text:p>0.957319</text:p>
          </table:table-cell>
          <table:table-cell table:number-columns-repeated="16381"/>
        </table:table-row>
        <table:table-row table:style-name="ro1">
          <table:table-cell office:value-type="float" table:style-name="ce1" office:value="343.3">
            <text:p>343.3</text:p>
          </table:table-cell>
          <table:table-cell office:value-type="float" table:style-name="ce1" office:value="-0.28736051985">
            <text:p>-0.287361</text:p>
          </table:table-cell>
          <table:table-cell office:value-type="float" table:style-name="ce1" office:value="0.957822494845">
            <text:p>0.957822</text:p>
          </table:table-cell>
          <table:table-cell table:number-columns-repeated="16381"/>
        </table:table-row>
        <table:table-row table:style-name="ro1">
          <table:table-cell office:value-type="float" table:style-name="ce1" office:value="343.4">
            <text:p>343.4</text:p>
          </table:table-cell>
          <table:table-cell office:value-type="float" table:style-name="ce1" office:value="-0.285688367405">
            <text:p>-0.285688</text:p>
          </table:table-cell>
          <table:table-cell office:value-type="float" table:style-name="ce1" office:value="0.958322574465">
            <text:p>0.958323</text:p>
          </table:table-cell>
          <table:table-cell table:number-columns-repeated="16381"/>
        </table:table-row>
        <table:table-row table:style-name="ro1">
          <table:table-cell office:value-type="float" table:style-name="ce1" office:value="343.5">
            <text:p>343.5</text:p>
          </table:table-cell>
          <table:table-cell office:value-type="float" table:style-name="ce1" office:value="-0.284015344704">
            <text:p>-0.284015</text:p>
          </table:table-cell>
          <table:table-cell office:value-type="float" table:style-name="ce1" office:value="0.958819734868">
            <text:p>0.95882</text:p>
          </table:table-cell>
          <table:table-cell table:number-columns-repeated="16381"/>
        </table:table-row>
        <table:table-row table:style-name="ro1">
          <table:table-cell office:value-type="float" table:style-name="ce1" office:value="343.6">
            <text:p>343.6</text:p>
          </table:table-cell>
          <table:table-cell office:value-type="float" table:style-name="ce1" office:value="-0.282341456843">
            <text:p>-0.282341</text:p>
          </table:table-cell>
          <table:table-cell office:value-type="float" table:style-name="ce1" office:value="0.95931397454">
            <text:p>0.959314</text:p>
          </table:table-cell>
          <table:table-cell table:number-columns-repeated="16381"/>
        </table:table-row>
        <table:table-row table:style-name="ro1">
          <table:table-cell office:value-type="float" table:style-name="ce1" office:value="343.7">
            <text:p>343.7</text:p>
          </table:table-cell>
          <table:table-cell office:value-type="float" table:style-name="ce1" office:value="-0.280666708921">
            <text:p>-0.280667</text:p>
          </table:table-cell>
          <table:table-cell office:value-type="float" table:style-name="ce1" office:value="0.959805291975">
            <text:p>0.959805</text:p>
          </table:table-cell>
          <table:table-cell table:number-columns-repeated="16381"/>
        </table:table-row>
        <table:table-row table:style-name="ro1">
          <table:table-cell office:value-type="float" table:style-name="ce1" office:value="343.8">
            <text:p>343.8</text:p>
          </table:table-cell>
          <table:table-cell office:value-type="float" table:style-name="ce1" office:value="-0.278991106039">
            <text:p>-0.278991</text:p>
          </table:table-cell>
          <table:table-cell office:value-type="float" table:style-name="ce1" office:value="0.960293685677">
            <text:p>0.960294</text:p>
          </table:table-cell>
          <table:table-cell table:number-columns-repeated="16381"/>
        </table:table-row>
        <table:table-row table:style-name="ro1">
          <table:table-cell office:value-type="float" table:style-name="ce1" office:value="343.9">
            <text:p>343.9</text:p>
          </table:table-cell>
          <table:table-cell office:value-type="float" table:style-name="ce1" office:value="-0.277314653302">
            <text:p>-0.277315</text:p>
          </table:table-cell>
          <table:table-cell office:value-type="float" table:style-name="ce1" office:value="0.960779154158">
            <text:p>0.960779</text:p>
          </table:table-cell>
          <table:table-cell table:number-columns-repeated="16381"/>
        </table:table-row>
        <table:table-row table:style-name="ro1">
          <table:table-cell office:value-type="float" table:style-name="ce1" office:value="344.0">
            <text:p>344</text:p>
          </table:table-cell>
          <table:table-cell office:value-type="float" table:style-name="ce1" office:value="-0.275637355817">
            <text:p>-0.275637</text:p>
          </table:table-cell>
          <table:table-cell office:value-type="float" table:style-name="ce1" office:value="0.961261695938">
            <text:p>0.961262</text:p>
          </table:table-cell>
          <table:table-cell table:number-columns-repeated="16381"/>
        </table:table-row>
        <table:table-row table:style-name="ro1">
          <table:table-cell office:value-type="float" table:style-name="ce1" office:value="344.1">
            <text:p>344.1</text:p>
          </table:table-cell>
          <table:table-cell office:value-type="float" table:style-name="ce1" office:value="-0.273959218692">
            <text:p>-0.273959</text:p>
          </table:table-cell>
          <table:table-cell office:value-type="float" table:style-name="ce1" office:value="0.961741309549">
            <text:p>0.961741</text:p>
          </table:table-cell>
          <table:table-cell table:number-columns-repeated="16381"/>
        </table:table-row>
        <table:table-row table:style-name="ro1">
          <table:table-cell office:value-type="float" table:style-name="ce1" office:value="344.2">
            <text:p>344.2</text:p>
          </table:table-cell>
          <table:table-cell office:value-type="float" table:style-name="ce1" office:value="-0.272280247041">
            <text:p>-0.27228</text:p>
          </table:table-cell>
          <table:table-cell office:value-type="float" table:style-name="ce1" office:value="0.962217993529">
            <text:p>0.962218</text:p>
          </table:table-cell>
          <table:table-cell table:number-columns-repeated="16381"/>
        </table:table-row>
        <table:table-row table:style-name="ro1">
          <table:table-cell office:value-type="float" table:style-name="ce1" office:value="344.3">
            <text:p>344.3</text:p>
          </table:table-cell>
          <table:table-cell office:value-type="float" table:style-name="ce1" office:value="-0.270600445976">
            <text:p>-0.2706</text:p>
          </table:table-cell>
          <table:table-cell office:value-type="float" table:style-name="ce1" office:value="0.962691746426">
            <text:p>0.962692</text:p>
          </table:table-cell>
          <table:table-cell table:number-columns-repeated="16381"/>
        </table:table-row>
        <table:table-row table:style-name="ro1">
          <table:table-cell office:value-type="float" table:style-name="ce1" office:value="344.4">
            <text:p>344.4</text:p>
          </table:table-cell>
          <table:table-cell office:value-type="float" table:style-name="ce1" office:value="-0.268919820615">
            <text:p>-0.26892</text:p>
          </table:table-cell>
          <table:table-cell office:value-type="float" table:style-name="ce1" office:value="0.963162566798">
            <text:p>0.963163</text:p>
          </table:table-cell>
          <table:table-cell table:number-columns-repeated="16381"/>
        </table:table-row>
        <table:table-row table:style-name="ro1">
          <table:table-cell office:value-type="float" table:style-name="ce1" office:value="344.5">
            <text:p>344.5</text:p>
          </table:table-cell>
          <table:table-cell office:value-type="float" table:style-name="ce1" office:value="-0.267238376078">
            <text:p>-0.267238</text:p>
          </table:table-cell>
          <table:table-cell office:value-type="float" table:style-name="ce1" office:value="0.963630453209">
            <text:p>0.96363</text:p>
          </table:table-cell>
          <table:table-cell table:number-columns-repeated="16381"/>
        </table:table-row>
        <table:table-row table:style-name="ro1">
          <table:table-cell office:value-type="float" table:style-name="ce1" office:value="344.6">
            <text:p>344.6</text:p>
          </table:table-cell>
          <table:table-cell office:value-type="float" table:style-name="ce1" office:value="-0.265556117487">
            <text:p>-0.265556</text:p>
          </table:table-cell>
          <table:table-cell office:value-type="float" table:style-name="ce1" office:value="0.964095404234">
            <text:p>0.964095</text:p>
          </table:table-cell>
          <table:table-cell table:number-columns-repeated="16381"/>
        </table:table-row>
        <table:table-row table:style-name="ro1">
          <table:table-cell office:value-type="float" table:style-name="ce1" office:value="344.7">
            <text:p>344.7</text:p>
          </table:table-cell>
          <table:table-cell office:value-type="float" table:style-name="ce1" office:value="-0.263873049965">
            <text:p>-0.263873</text:p>
          </table:table-cell>
          <table:table-cell office:value-type="float" table:style-name="ce1" office:value="0.964557418458">
            <text:p>0.964557</text:p>
          </table:table-cell>
          <table:table-cell table:number-columns-repeated="16381"/>
        </table:table-row>
        <table:table-row table:style-name="ro1">
          <table:table-cell office:value-type="float" table:style-name="ce1" office:value="344.8">
            <text:p>344.8</text:p>
          </table:table-cell>
          <table:table-cell office:value-type="float" table:style-name="ce1" office:value="-0.262189178641">
            <text:p>-0.262189</text:p>
          </table:table-cell>
          <table:table-cell office:value-type="float" table:style-name="ce1" office:value="0.965016494472">
            <text:p>0.965016</text:p>
          </table:table-cell>
          <table:table-cell table:number-columns-repeated="16381"/>
        </table:table-row>
        <table:table-row table:style-name="ro1">
          <table:table-cell office:value-type="float" table:style-name="ce1" office:value="344.9">
            <text:p>344.9</text:p>
          </table:table-cell>
          <table:table-cell office:value-type="float" table:style-name="ce1" office:value="-0.260504508643">
            <text:p>-0.260505</text:p>
          </table:table-cell>
          <table:table-cell office:value-type="float" table:style-name="ce1" office:value="0.965472630879">
            <text:p>0.965473</text:p>
          </table:table-cell>
          <table:table-cell table:number-columns-repeated="16381"/>
        </table:table-row>
        <table:table-row table:style-name="ro1">
          <table:table-cell office:value-type="float" table:style-name="ce1" office:value="345.0">
            <text:p>345</text:p>
          </table:table-cell>
          <table:table-cell office:value-type="float" table:style-name="ce1" office:value="-0.258819045103">
            <text:p>-0.258819</text:p>
          </table:table-cell>
          <table:table-cell office:value-type="float" table:style-name="ce1" office:value="0.965925826289">
            <text:p>0.965926</text:p>
          </table:table-cell>
          <table:table-cell table:number-columns-repeated="16381"/>
        </table:table-row>
        <table:table-row table:style-name="ro1">
          <table:table-cell office:value-type="float" table:style-name="ce1" office:value="345.1">
            <text:p>345.1</text:p>
          </table:table-cell>
          <table:table-cell office:value-type="float" table:style-name="ce1" office:value="-0.257132793155">
            <text:p>-0.257133</text:p>
          </table:table-cell>
          <table:table-cell office:value-type="float" table:style-name="ce1" office:value="0.966376079321">
            <text:p>0.966376</text:p>
          </table:table-cell>
          <table:table-cell table:number-columns-repeated="16381"/>
        </table:table-row>
        <table:table-row table:style-name="ro1">
          <table:table-cell office:value-type="float" table:style-name="ce1" office:value="345.2">
            <text:p>345.2</text:p>
          </table:table-cell>
          <table:table-cell office:value-type="float" table:style-name="ce1" office:value="-0.255445757936">
            <text:p>-0.255446</text:p>
          </table:table-cell>
          <table:table-cell office:value-type="float" table:style-name="ce1" office:value="0.966823388604">
            <text:p>0.966823</text:p>
          </table:table-cell>
          <table:table-cell table:number-columns-repeated="16381"/>
        </table:table-row>
        <table:table-row table:style-name="ro1">
          <table:table-cell office:value-type="float" table:style-name="ce1" office:value="345.3">
            <text:p>345.3</text:p>
          </table:table-cell>
          <table:table-cell office:value-type="float" table:style-name="ce1" office:value="-0.253757944585">
            <text:p>-0.253758</text:p>
          </table:table-cell>
          <table:table-cell office:value-type="float" table:style-name="ce1" office:value="0.967267752776">
            <text:p>0.967268</text:p>
          </table:table-cell>
          <table:table-cell table:number-columns-repeated="16381"/>
        </table:table-row>
        <table:table-row table:style-name="ro1">
          <table:table-cell office:value-type="float" table:style-name="ce1" office:value="345.4">
            <text:p>345.4</text:p>
          </table:table-cell>
          <table:table-cell office:value-type="float" table:style-name="ce1" office:value="-0.252069358243">
            <text:p>-0.252069</text:p>
          </table:table-cell>
          <table:table-cell office:value-type="float" table:style-name="ce1" office:value="0.967709170482">
            <text:p>0.967709</text:p>
          </table:table-cell>
          <table:table-cell table:number-columns-repeated="16381"/>
        </table:table-row>
        <table:table-row table:style-name="ro1">
          <table:table-cell office:value-type="float" table:style-name="ce1" office:value="345.5">
            <text:p>345.5</text:p>
          </table:table-cell>
          <table:table-cell office:value-type="float" table:style-name="ce1" office:value="-0.250380004054">
            <text:p>-0.25038</text:p>
          </table:table-cell>
          <table:table-cell office:value-type="float" table:style-name="ce1" office:value="0.968147640378">
            <text:p>0.968148</text:p>
          </table:table-cell>
          <table:table-cell table:number-columns-repeated="16381"/>
        </table:table-row>
        <table:table-row table:style-name="ro1">
          <table:table-cell office:value-type="float" table:style-name="ce1" office:value="345.6">
            <text:p>345.6</text:p>
          </table:table-cell>
          <table:table-cell office:value-type="float" table:style-name="ce1" office:value="-0.248689887165">
            <text:p>-0.24869</text:p>
          </table:table-cell>
          <table:table-cell office:value-type="float" table:style-name="ce1" office:value="0.968583161129">
            <text:p>0.968583</text:p>
          </table:table-cell>
          <table:table-cell table:number-columns-repeated="16381"/>
        </table:table-row>
        <table:table-row table:style-name="ro1">
          <table:table-cell office:value-type="float" table:style-name="ce1" office:value="345.7">
            <text:p>345.7</text:p>
          </table:table-cell>
          <table:table-cell office:value-type="float" table:style-name="ce1" office:value="-0.246999012723">
            <text:p>-0.246999</text:p>
          </table:table-cell>
          <table:table-cell office:value-type="float" table:style-name="ce1" office:value="0.969015731407">
            <text:p>0.969016</text:p>
          </table:table-cell>
          <table:table-cell table:number-columns-repeated="16381"/>
        </table:table-row>
        <table:table-row table:style-name="ro1">
          <table:table-cell office:value-type="float" table:style-name="ce1" office:value="345.8">
            <text:p>345.8</text:p>
          </table:table-cell>
          <table:table-cell office:value-type="float" table:style-name="ce1" office:value="-0.245307385879">
            <text:p>-0.245307</text:p>
          </table:table-cell>
          <table:table-cell office:value-type="float" table:style-name="ce1" office:value="0.969445349895">
            <text:p>0.969445</text:p>
          </table:table-cell>
          <table:table-cell table:number-columns-repeated="16381"/>
        </table:table-row>
        <table:table-row table:style-name="ro1">
          <table:table-cell office:value-type="float" table:style-name="ce1" office:value="345.9">
            <text:p>345.9</text:p>
          </table:table-cell>
          <table:table-cell office:value-type="float" table:style-name="ce1" office:value="-0.243615011786">
            <text:p>-0.243615</text:p>
          </table:table-cell>
          <table:table-cell office:value-type="float" table:style-name="ce1" office:value="0.969872015285">
            <text:p>0.969872</text:p>
          </table:table-cell>
          <table:table-cell table:number-columns-repeated="16381"/>
        </table:table-row>
        <table:table-row table:style-name="ro1">
          <table:table-cell office:value-type="float" table:style-name="ce1" office:value="346.0">
            <text:p>346</text:p>
          </table:table-cell>
          <table:table-cell office:value-type="float" table:style-name="ce1" office:value="-0.2419218956">
            <text:p>-0.241922</text:p>
          </table:table-cell>
          <table:table-cell office:value-type="float" table:style-name="ce1" office:value="0.970295726276">
            <text:p>0.970296</text:p>
          </table:table-cell>
          <table:table-cell table:number-columns-repeated="16381"/>
        </table:table-row>
        <table:table-row table:style-name="ro1">
          <table:table-cell office:value-type="float" table:style-name="ce1" office:value="346.1">
            <text:p>346.1</text:p>
          </table:table-cell>
          <table:table-cell office:value-type="float" table:style-name="ce1" office:value="-0.240228042477">
            <text:p>-0.240228</text:p>
          </table:table-cell>
          <table:table-cell office:value-type="float" table:style-name="ce1" office:value="0.970716481578">
            <text:p>0.970716</text:p>
          </table:table-cell>
          <table:table-cell table:number-columns-repeated="16381"/>
        </table:table-row>
        <table:table-row table:style-name="ro1">
          <table:table-cell office:value-type="float" table:style-name="ce1" office:value="346.2">
            <text:p>346.2</text:p>
          </table:table-cell>
          <table:table-cell office:value-type="float" table:style-name="ce1" office:value="-0.238533457579">
            <text:p>-0.238533</text:p>
          </table:table-cell>
          <table:table-cell office:value-type="float" table:style-name="ce1" office:value="0.97113427991">
            <text:p>0.971134</text:p>
          </table:table-cell>
          <table:table-cell table:number-columns-repeated="16381"/>
        </table:table-row>
        <table:table-row table:style-name="ro1">
          <table:table-cell office:value-type="float" table:style-name="ce1" office:value="346.3">
            <text:p>346.3</text:p>
          </table:table-cell>
          <table:table-cell office:value-type="float" table:style-name="ce1" office:value="-0.236838146066">
            <text:p>-0.236838</text:p>
          </table:table-cell>
          <table:table-cell office:value-type="float" table:style-name="ce1" office:value="0.971549119998">
            <text:p>0.971549</text:p>
          </table:table-cell>
          <table:table-cell table:number-columns-repeated="16381"/>
        </table:table-row>
        <table:table-row table:style-name="ro1">
          <table:table-cell office:value-type="float" table:style-name="ce1" office:value="346.4">
            <text:p>346.4</text:p>
          </table:table-cell>
          <table:table-cell office:value-type="float" table:style-name="ce1" office:value="-0.235142113103">
            <text:p>-0.235142</text:p>
          </table:table-cell>
          <table:table-cell office:value-type="float" table:style-name="ce1" office:value="0.971961000579">
            <text:p>0.971961</text:p>
          </table:table-cell>
          <table:table-cell table:number-columns-repeated="16381"/>
        </table:table-row>
        <table:table-row table:style-name="ro1">
          <table:table-cell office:value-type="float" table:style-name="ce1" office:value="346.5">
            <text:p>346.5</text:p>
          </table:table-cell>
          <table:table-cell office:value-type="float" table:style-name="ce1" office:value="-0.233445363856">
            <text:p>-0.233445</text:p>
          </table:table-cell>
          <table:table-cell office:value-type="float" table:style-name="ce1" office:value="0.972369920398">
            <text:p>0.97237</text:p>
          </table:table-cell>
          <table:table-cell table:number-columns-repeated="16381"/>
        </table:table-row>
        <table:table-row table:style-name="ro1">
          <table:table-cell office:value-type="float" table:style-name="ce1" office:value="346.6">
            <text:p>346.6</text:p>
          </table:table-cell>
          <table:table-cell office:value-type="float" table:style-name="ce1" office:value="-0.231747903494">
            <text:p>-0.231748</text:p>
          </table:table-cell>
          <table:table-cell office:value-type="float" table:style-name="ce1" office:value="0.972775878209">
            <text:p>0.972776</text:p>
          </table:table-cell>
          <table:table-cell table:number-columns-repeated="16381"/>
        </table:table-row>
        <table:table-row table:style-name="ro1">
          <table:table-cell office:value-type="float" table:style-name="ce1" office:value="346.7">
            <text:p>346.7</text:p>
          </table:table-cell>
          <table:table-cell office:value-type="float" table:style-name="ce1" office:value="-0.230049737188">
            <text:p>-0.23005</text:p>
          </table:table-cell>
          <table:table-cell office:value-type="float" table:style-name="ce1" office:value="0.973178872777">
            <text:p>0.973179</text:p>
          </table:table-cell>
          <table:table-cell table:number-columns-repeated="16381"/>
        </table:table-row>
        <table:table-row table:style-name="ro1">
          <table:table-cell office:value-type="float" table:style-name="ce1" office:value="346.8">
            <text:p>346.8</text:p>
          </table:table-cell>
          <table:table-cell office:value-type="float" table:style-name="ce1" office:value="-0.228350870111">
            <text:p>-0.228351</text:p>
          </table:table-cell>
          <table:table-cell office:value-type="float" table:style-name="ce1" office:value="0.973578902873">
            <text:p>0.973579</text:p>
          </table:table-cell>
          <table:table-cell table:number-columns-repeated="16381"/>
        </table:table-row>
        <table:table-row table:style-name="ro1">
          <table:table-cell office:value-type="float" table:style-name="ce1" office:value="346.9">
            <text:p>346.9</text:p>
          </table:table-cell>
          <table:table-cell office:value-type="float" table:style-name="ce1" office:value="-0.226651307437">
            <text:p>-0.226651</text:p>
          </table:table-cell>
          <table:table-cell office:value-type="float" table:style-name="ce1" office:value="0.973975967279">
            <text:p>0.973976</text:p>
          </table:table-cell>
          <table:table-cell table:number-columns-repeated="16381"/>
        </table:table-row>
        <table:table-row table:style-name="ro1">
          <table:table-cell office:value-type="float" table:style-name="ce1" office:value="347.0">
            <text:p>347</text:p>
          </table:table-cell>
          <table:table-cell office:value-type="float" table:style-name="ce1" office:value="-0.224951054344">
            <text:p>-0.224951</text:p>
          </table:table-cell>
          <table:table-cell office:value-type="float" table:style-name="ce1" office:value="0.974370064785">
            <text:p>0.97437</text:p>
          </table:table-cell>
          <table:table-cell table:number-columns-repeated="16381"/>
        </table:table-row>
        <table:table-row table:style-name="ro1">
          <table:table-cell office:value-type="float" table:style-name="ce1" office:value="347.1">
            <text:p>347.1</text:p>
          </table:table-cell>
          <table:table-cell office:value-type="float" table:style-name="ce1" office:value="-0.223250116011">
            <text:p>-0.22325</text:p>
          </table:table-cell>
          <table:table-cell office:value-type="float" table:style-name="ce1" office:value="0.974761194191">
            <text:p>0.974761</text:p>
          </table:table-cell>
          <table:table-cell table:number-columns-repeated="16381"/>
        </table:table-row>
        <table:table-row table:style-name="ro1">
          <table:table-cell office:value-type="float" table:style-name="ce1" office:value="347.2">
            <text:p>347.2</text:p>
          </table:table-cell>
          <table:table-cell office:value-type="float" table:style-name="ce1" office:value="-0.221548497619">
            <text:p>-0.221548</text:p>
          </table:table-cell>
          <table:table-cell office:value-type="float" table:style-name="ce1" office:value="0.975149354306">
            <text:p>0.975149</text:p>
          </table:table-cell>
          <table:table-cell table:number-columns-repeated="16381"/>
        </table:table-row>
        <table:table-row table:style-name="ro1">
          <table:table-cell office:value-type="float" table:style-name="ce1" office:value="347.3">
            <text:p>347.3</text:p>
          </table:table-cell>
          <table:table-cell office:value-type="float" table:style-name="ce1" office:value="-0.219846204353">
            <text:p>-0.219846</text:p>
          </table:table-cell>
          <table:table-cell office:value-type="float" table:style-name="ce1" office:value="0.975534543946">
            <text:p>0.975535</text:p>
          </table:table-cell>
          <table:table-cell table:number-columns-repeated="16381"/>
        </table:table-row>
        <table:table-row table:style-name="ro1">
          <table:table-cell office:value-type="float" table:style-name="ce1" office:value="347.4">
            <text:p>347.4</text:p>
          </table:table-cell>
          <table:table-cell office:value-type="float" table:style-name="ce1" office:value="-0.218143241397">
            <text:p>-0.218143</text:p>
          </table:table-cell>
          <table:table-cell office:value-type="float" table:style-name="ce1" office:value="0.975916761939">
            <text:p>0.975917</text:p>
          </table:table-cell>
          <table:table-cell table:number-columns-repeated="16381"/>
        </table:table-row>
        <table:table-row table:style-name="ro1">
          <table:table-cell office:value-type="float" table:style-name="ce1" office:value="347.5">
            <text:p>347.5</text:p>
          </table:table-cell>
          <table:table-cell office:value-type="float" table:style-name="ce1" office:value="-0.216439613938">
            <text:p>-0.21644</text:p>
          </table:table-cell>
          <table:table-cell office:value-type="float" table:style-name="ce1" office:value="0.97629600712">
            <text:p>0.976296</text:p>
          </table:table-cell>
          <table:table-cell table:number-columns-repeated="16381"/>
        </table:table-row>
        <table:table-row table:style-name="ro1">
          <table:table-cell office:value-type="float" table:style-name="ce1" office:value="347.6">
            <text:p>347.6</text:p>
          </table:table-cell>
          <table:table-cell office:value-type="float" table:style-name="ce1" office:value="-0.214735327167">
            <text:p>-0.214735</text:p>
          </table:table-cell>
          <table:table-cell office:value-type="float" table:style-name="ce1" office:value="0.976672278334">
            <text:p>0.976672</text:p>
          </table:table-cell>
          <table:table-cell table:number-columns-repeated="16381"/>
        </table:table-row>
        <table:table-row table:style-name="ro1">
          <table:table-cell office:value-type="float" table:style-name="ce1" office:value="347.7">
            <text:p>347.7</text:p>
          </table:table-cell>
          <table:table-cell office:value-type="float" table:style-name="ce1" office:value="-0.213030386275">
            <text:p>-0.21303</text:p>
          </table:table-cell>
          <table:table-cell office:value-type="float" table:style-name="ce1" office:value="0.977045574435">
            <text:p>0.977046</text:p>
          </table:table-cell>
          <table:table-cell table:number-columns-repeated="16381"/>
        </table:table-row>
        <table:table-row table:style-name="ro1">
          <table:table-cell office:value-type="float" table:style-name="ce1" office:value="347.8">
            <text:p>347.8</text:p>
          </table:table-cell>
          <table:table-cell office:value-type="float" table:style-name="ce1" office:value="-0.211324796455">
            <text:p>-0.211325</text:p>
          </table:table-cell>
          <table:table-cell office:value-type="float" table:style-name="ce1" office:value="0.977415894286">
            <text:p>0.977416</text:p>
          </table:table-cell>
          <table:table-cell table:number-columns-repeated="16381"/>
        </table:table-row>
        <table:table-row table:style-name="ro1">
          <table:table-cell office:value-type="float" table:style-name="ce1" office:value="347.9">
            <text:p>347.9</text:p>
          </table:table-cell>
          <table:table-cell office:value-type="float" table:style-name="ce1" office:value="-0.209618562904">
            <text:p>-0.209619</text:p>
          </table:table-cell>
          <table:table-cell office:value-type="float" table:style-name="ce1" office:value="0.977783236759">
            <text:p>0.977783</text:p>
          </table:table-cell>
          <table:table-cell table:number-columns-repeated="16381"/>
        </table:table-row>
        <table:table-row table:style-name="ro1">
          <table:table-cell office:value-type="float" table:style-name="ce1" office:value="348.0">
            <text:p>348</text:p>
          </table:table-cell>
          <table:table-cell office:value-type="float" table:style-name="ce1" office:value="-0.207911690818">
            <text:p>-0.207912</text:p>
          </table:table-cell>
          <table:table-cell office:value-type="float" table:style-name="ce1" office:value="0.978147600734">
            <text:p>0.978148</text:p>
          </table:table-cell>
          <table:table-cell table:number-columns-repeated="16381"/>
        </table:table-row>
        <table:table-row table:style-name="ro1">
          <table:table-cell office:value-type="float" table:style-name="ce1" office:value="348.1">
            <text:p>348.1</text:p>
          </table:table-cell>
          <table:table-cell office:value-type="float" table:style-name="ce1" office:value="-0.206204185397">
            <text:p>-0.206204</text:p>
          </table:table-cell>
          <table:table-cell office:value-type="float" table:style-name="ce1" office:value="0.978508985102">
            <text:p>0.978509</text:p>
          </table:table-cell>
          <table:table-cell table:number-columns-repeated="16381"/>
        </table:table-row>
        <table:table-row table:style-name="ro1">
          <table:table-cell office:value-type="float" table:style-name="ce1" office:value="348.2">
            <text:p>348.2</text:p>
          </table:table-cell>
          <table:table-cell office:value-type="float" table:style-name="ce1" office:value="-0.204496051842">
            <text:p>-0.204496</text:p>
          </table:table-cell>
          <table:table-cell office:value-type="float" table:style-name="ce1" office:value="0.978867388762">
            <text:p>0.978867</text:p>
          </table:table-cell>
          <table:table-cell table:number-columns-repeated="16381"/>
        </table:table-row>
        <table:table-row table:style-name="ro1">
          <table:table-cell office:value-type="float" table:style-name="ce1" office:value="348.3">
            <text:p>348.3</text:p>
          </table:table-cell>
          <table:table-cell office:value-type="float" table:style-name="ce1" office:value="-0.202787295357">
            <text:p>-0.202787</text:p>
          </table:table-cell>
          <table:table-cell office:value-type="float" table:style-name="ce1" office:value="0.979222810622">
            <text:p>0.979223</text:p>
          </table:table-cell>
          <table:table-cell table:number-columns-repeated="16381"/>
        </table:table-row>
        <table:table-row table:style-name="ro1">
          <table:table-cell office:value-type="float" table:style-name="ce1" office:value="348.4">
            <text:p>348.4</text:p>
          </table:table-cell>
          <table:table-cell office:value-type="float" table:style-name="ce1" office:value="-0.201077921146">
            <text:p>-0.201078</text:p>
          </table:table-cell>
          <table:table-cell office:value-type="float" table:style-name="ce1" office:value="0.979575249599">
            <text:p>0.979575</text:p>
          </table:table-cell>
          <table:table-cell table:number-columns-repeated="16381"/>
        </table:table-row>
        <table:table-row table:style-name="ro1">
          <table:table-cell office:value-type="float" table:style-name="ce1" office:value="348.5">
            <text:p>348.5</text:p>
          </table:table-cell>
          <table:table-cell office:value-type="float" table:style-name="ce1" office:value="-0.199367934417">
            <text:p>-0.199368</text:p>
          </table:table-cell>
          <table:table-cell office:value-type="float" table:style-name="ce1" office:value="0.979924704621">
            <text:p>0.979925</text:p>
          </table:table-cell>
          <table:table-cell table:number-columns-repeated="16381"/>
        </table:table-row>
        <table:table-row table:style-name="ro1">
          <table:table-cell office:value-type="float" table:style-name="ce1" office:value="348.6">
            <text:p>348.6</text:p>
          </table:table-cell>
          <table:table-cell office:value-type="float" table:style-name="ce1" office:value="-0.197657340379">
            <text:p>-0.197657</text:p>
          </table:table-cell>
          <table:table-cell office:value-type="float" table:style-name="ce1" office:value="0.980271174622">
            <text:p>0.980271</text:p>
          </table:table-cell>
          <table:table-cell table:number-columns-repeated="16381"/>
        </table:table-row>
        <table:table-row table:style-name="ro1">
          <table:table-cell office:value-type="float" table:style-name="ce1" office:value="348.7">
            <text:p>348.7</text:p>
          </table:table-cell>
          <table:table-cell office:value-type="float" table:style-name="ce1" office:value="-0.195946144243">
            <text:p>-0.195946</text:p>
          </table:table-cell>
          <table:table-cell office:value-type="float" table:style-name="ce1" office:value="0.980614658547">
            <text:p>0.980615</text:p>
          </table:table-cell>
          <table:table-cell table:number-columns-repeated="16381"/>
        </table:table-row>
        <table:table-row table:style-name="ro1">
          <table:table-cell office:value-type="float" table:style-name="ce1" office:value="348.8">
            <text:p>348.8</text:p>
          </table:table-cell>
          <table:table-cell office:value-type="float" table:style-name="ce1" office:value="-0.19423435122">
            <text:p>-0.194234</text:p>
          </table:table-cell>
          <table:table-cell office:value-type="float" table:style-name="ce1" office:value="0.980955155349">
            <text:p>0.980955</text:p>
          </table:table-cell>
          <table:table-cell table:number-columns-repeated="16381"/>
        </table:table-row>
        <table:table-row table:style-name="ro1">
          <table:table-cell office:value-type="float" table:style-name="ce1" office:value="348.9">
            <text:p>348.9</text:p>
          </table:table-cell>
          <table:table-cell office:value-type="float" table:style-name="ce1" office:value="-0.192521966526">
            <text:p>-0.192522</text:p>
          </table:table-cell>
          <table:table-cell office:value-type="float" table:style-name="ce1" office:value="0.981292663992">
            <text:p>0.981293</text:p>
          </table:table-cell>
          <table:table-cell table:number-columns-repeated="16381"/>
        </table:table-row>
        <table:table-row table:style-name="ro1">
          <table:table-cell office:value-type="float" table:style-name="ce1" office:value="349.0">
            <text:p>349</text:p>
          </table:table-cell>
          <table:table-cell office:value-type="float" table:style-name="ce1" office:value="-0.190808995377">
            <text:p>-0.190809</text:p>
          </table:table-cell>
          <table:table-cell office:value-type="float" table:style-name="ce1" office:value="0.981627183448">
            <text:p>0.981627</text:p>
          </table:table-cell>
          <table:table-cell table:number-columns-repeated="16381"/>
        </table:table-row>
        <table:table-row table:style-name="ro1">
          <table:table-cell office:value-type="float" table:style-name="ce1" office:value="349.1">
            <text:p>349.1</text:p>
          </table:table-cell>
          <table:table-cell office:value-type="float" table:style-name="ce1" office:value="-0.18909544299">
            <text:p>-0.189095</text:p>
          </table:table-cell>
          <table:table-cell office:value-type="float" table:style-name="ce1" office:value="0.981958712696">
            <text:p>0.981959</text:p>
          </table:table-cell>
          <table:table-cell table:number-columns-repeated="16381"/>
        </table:table-row>
        <table:table-row table:style-name="ro1">
          <table:table-cell office:value-type="float" table:style-name="ce1" office:value="349.2">
            <text:p>349.2</text:p>
          </table:table-cell>
          <table:table-cell office:value-type="float" table:style-name="ce1" office:value="-0.187381314586">
            <text:p>-0.187381</text:p>
          </table:table-cell>
          <table:table-cell office:value-type="float" table:style-name="ce1" office:value="0.982287250729">
            <text:p>0.982287</text:p>
          </table:table-cell>
          <table:table-cell table:number-columns-repeated="16381"/>
        </table:table-row>
        <table:table-row table:style-name="ro1">
          <table:table-cell office:value-type="float" table:style-name="ce1" office:value="349.3">
            <text:p>349.3</text:p>
          </table:table-cell>
          <table:table-cell office:value-type="float" table:style-name="ce1" office:value="-0.185666615386">
            <text:p>-0.185667</text:p>
          </table:table-cell>
          <table:table-cell office:value-type="float" table:style-name="ce1" office:value="0.982612796544">
            <text:p>0.982613</text:p>
          </table:table-cell>
          <table:table-cell table:number-columns-repeated="16381"/>
        </table:table-row>
        <table:table-row table:style-name="ro1">
          <table:table-cell office:value-type="float" table:style-name="ce1" office:value="349.4">
            <text:p>349.4</text:p>
          </table:table-cell>
          <table:table-cell office:value-type="float" table:style-name="ce1" office:value="-0.183951350613">
            <text:p>-0.183951</text:p>
          </table:table-cell>
          <table:table-cell office:value-type="float" table:style-name="ce1" office:value="0.98293534915">
            <text:p>0.982935</text:p>
          </table:table-cell>
          <table:table-cell table:number-columns-repeated="16381"/>
        </table:table-row>
        <table:table-row table:style-name="ro1">
          <table:table-cell office:value-type="float" table:style-name="ce1" office:value="349.5">
            <text:p>349.5</text:p>
          </table:table-cell>
          <table:table-cell office:value-type="float" table:style-name="ce1" office:value="-0.182235525492">
            <text:p>-0.182236</text:p>
          </table:table-cell>
          <table:table-cell office:value-type="float" table:style-name="ce1" office:value="0.983254907564">
            <text:p>0.983255</text:p>
          </table:table-cell>
          <table:table-cell table:number-columns-repeated="16381"/>
        </table:table-row>
        <table:table-row table:style-name="ro1">
          <table:table-cell office:value-type="float" table:style-name="ce1" office:value="349.6">
            <text:p>349.6</text:p>
          </table:table-cell>
          <table:table-cell office:value-type="float" table:style-name="ce1" office:value="-0.180519145251">
            <text:p>-0.180519</text:p>
          </table:table-cell>
          <table:table-cell office:value-type="float" table:style-name="ce1" office:value="0.983571470813">
            <text:p>0.983571</text:p>
          </table:table-cell>
          <table:table-cell table:number-columns-repeated="16381"/>
        </table:table-row>
        <table:table-row table:style-name="ro1">
          <table:table-cell office:value-type="float" table:style-name="ce1" office:value="349.7">
            <text:p>349.7</text:p>
          </table:table-cell>
          <table:table-cell office:value-type="float" table:style-name="ce1" office:value="-0.178802215116">
            <text:p>-0.178802</text:p>
          </table:table-cell>
          <table:table-cell office:value-type="float" table:style-name="ce1" office:value="0.983885037934">
            <text:p>0.983885</text:p>
          </table:table-cell>
          <table:table-cell table:number-columns-repeated="16381"/>
        </table:table-row>
        <table:table-row table:style-name="ro1">
          <table:table-cell office:value-type="float" table:style-name="ce1" office:value="349.8">
            <text:p>349.8</text:p>
          </table:table-cell>
          <table:table-cell office:value-type="float" table:style-name="ce1" office:value="-0.17708474032">
            <text:p>-0.177085</text:p>
          </table:table-cell>
          <table:table-cell office:value-type="float" table:style-name="ce1" office:value="0.984195607969">
            <text:p>0.984196</text:p>
          </table:table-cell>
          <table:table-cell table:number-columns-repeated="16381"/>
        </table:table-row>
        <table:table-row table:style-name="ro1">
          <table:table-cell office:value-type="float" table:style-name="ce1" office:value="349.9">
            <text:p>349.9</text:p>
          </table:table-cell>
          <table:table-cell office:value-type="float" table:style-name="ce1" office:value="-0.175366726092">
            <text:p>-0.175367</text:p>
          </table:table-cell>
          <table:table-cell office:value-type="float" table:style-name="ce1" office:value="0.984503179974">
            <text:p>0.984503</text:p>
          </table:table-cell>
          <table:table-cell table:number-columns-repeated="16381"/>
        </table:table-row>
        <table:table-row table:style-name="ro1">
          <table:table-cell office:value-type="float" table:style-name="ce1" office:value="350.0">
            <text:p>350</text:p>
          </table:table-cell>
          <table:table-cell office:value-type="float" table:style-name="ce1" office:value="-0.173648177667">
            <text:p>-0.173648</text:p>
          </table:table-cell>
          <table:table-cell office:value-type="float" table:style-name="ce1" office:value="0.984807753012">
            <text:p>0.984808</text:p>
          </table:table-cell>
          <table:table-cell table:number-columns-repeated="16381"/>
        </table:table-row>
        <table:table-row table:style-name="ro1">
          <table:table-cell office:value-type="float" table:style-name="ce1" office:value="350.1">
            <text:p>350.1</text:p>
          </table:table-cell>
          <table:table-cell office:value-type="float" table:style-name="ce1" office:value="-0.171929100279">
            <text:p>-0.171929</text:p>
          </table:table-cell>
          <table:table-cell office:value-type="float" table:style-name="ce1" office:value="0.985109326155">
            <text:p>0.985109</text:p>
          </table:table-cell>
          <table:table-cell table:number-columns-repeated="16381"/>
        </table:table-row>
        <table:table-row table:style-name="ro1">
          <table:table-cell office:value-type="float" table:style-name="ce1" office:value="350.2">
            <text:p>350.2</text:p>
          </table:table-cell>
          <table:table-cell office:value-type="float" table:style-name="ce1" office:value="-0.170209499166">
            <text:p>-0.170209</text:p>
          </table:table-cell>
          <table:table-cell office:value-type="float" table:style-name="ce1" office:value="0.985407898483">
            <text:p>0.985408</text:p>
          </table:table-cell>
          <table:table-cell table:number-columns-repeated="16381"/>
        </table:table-row>
        <table:table-row table:style-name="ro1">
          <table:table-cell office:value-type="float" table:style-name="ce1" office:value="350.3">
            <text:p>350.3</text:p>
          </table:table-cell>
          <table:table-cell office:value-type="float" table:style-name="ce1" office:value="-0.168489379565">
            <text:p>-0.168489</text:p>
          </table:table-cell>
          <table:table-cell office:value-type="float" table:style-name="ce1" office:value="0.985703469089">
            <text:p>0.985703</text:p>
          </table:table-cell>
          <table:table-cell table:number-columns-repeated="16381"/>
        </table:table-row>
        <table:table-row table:style-name="ro1">
          <table:table-cell office:value-type="float" table:style-name="ce1" office:value="350.4">
            <text:p>350.4</text:p>
          </table:table-cell>
          <table:table-cell office:value-type="float" table:style-name="ce1" office:value="-0.166768746716">
            <text:p>-0.166769</text:p>
          </table:table-cell>
          <table:table-cell office:value-type="float" table:style-name="ce1" office:value="0.985996037071">
            <text:p>0.985996</text:p>
          </table:table-cell>
          <table:table-cell table:number-columns-repeated="16381"/>
        </table:table-row>
        <table:table-row table:style-name="ro1">
          <table:table-cell office:value-type="float" table:style-name="ce1" office:value="350.5">
            <text:p>350.5</text:p>
          </table:table-cell>
          <table:table-cell office:value-type="float" table:style-name="ce1" office:value="-0.165047605861">
            <text:p>-0.165048</text:p>
          </table:table-cell>
          <table:table-cell office:value-type="float" table:style-name="ce1" office:value="0.986285601537">
            <text:p>0.986286</text:p>
          </table:table-cell>
          <table:table-cell table:number-columns-repeated="16381"/>
        </table:table-row>
        <table:table-row table:style-name="ro1">
          <table:table-cell office:value-type="float" table:style-name="ce1" office:value="350.6">
            <text:p>350.6</text:p>
          </table:table-cell>
          <table:table-cell office:value-type="float" table:style-name="ce1" office:value="-0.163325962242">
            <text:p>-0.163326</text:p>
          </table:table-cell>
          <table:table-cell office:value-type="float" table:style-name="ce1" office:value="0.986572161607">
            <text:p>0.986572</text:p>
          </table:table-cell>
          <table:table-cell table:number-columns-repeated="16381"/>
        </table:table-row>
        <table:table-row table:style-name="ro1">
          <table:table-cell office:value-type="float" table:style-name="ce1" office:value="350.7">
            <text:p>350.7</text:p>
          </table:table-cell>
          <table:table-cell office:value-type="float" table:style-name="ce1" office:value="-0.161603821103">
            <text:p>-0.161604</text:p>
          </table:table-cell>
          <table:table-cell office:value-type="float" table:style-name="ce1" office:value="0.986855716407">
            <text:p>0.986856</text:p>
          </table:table-cell>
          <table:table-cell table:number-columns-repeated="16381"/>
        </table:table-row>
        <table:table-row table:style-name="ro1">
          <table:table-cell office:value-type="float" table:style-name="ce1" office:value="350.8">
            <text:p>350.8</text:p>
          </table:table-cell>
          <table:table-cell office:value-type="float" table:style-name="ce1" office:value="-0.159881187692">
            <text:p>-0.159881</text:p>
          </table:table-cell>
          <table:table-cell office:value-type="float" table:style-name="ce1" office:value="0.987136265073">
            <text:p>0.987136</text:p>
          </table:table-cell>
          <table:table-cell table:number-columns-repeated="16381"/>
        </table:table-row>
        <table:table-row table:style-name="ro1">
          <table:table-cell office:value-type="float" table:style-name="ce1" office:value="350.9">
            <text:p>350.9</text:p>
          </table:table-cell>
          <table:table-cell office:value-type="float" table:style-name="ce1" office:value="-0.158158067254">
            <text:p>-0.158158</text:p>
          </table:table-cell>
          <table:table-cell office:value-type="float" table:style-name="ce1" office:value="0.987413806751">
            <text:p>0.987414</text:p>
          </table:table-cell>
          <table:table-cell table:number-columns-repeated="16381"/>
        </table:table-row>
        <table:table-row table:style-name="ro1">
          <table:table-cell office:value-type="float" table:style-name="ce1" office:value="351.0">
            <text:p>351</text:p>
          </table:table-cell>
          <table:table-cell office:value-type="float" table:style-name="ce1" office:value="-0.15643446504">
            <text:p>-0.156434</text:p>
          </table:table-cell>
          <table:table-cell office:value-type="float" table:style-name="ce1" office:value="0.987688340595">
            <text:p>0.987688</text:p>
          </table:table-cell>
          <table:table-cell table:number-columns-repeated="16381"/>
        </table:table-row>
        <table:table-row table:style-name="ro1">
          <table:table-cell office:value-type="float" table:style-name="ce1" office:value="351.1">
            <text:p>351.1</text:p>
          </table:table-cell>
          <table:table-cell office:value-type="float" table:style-name="ce1" office:value="-0.154710386299">
            <text:p>-0.15471</text:p>
          </table:table-cell>
          <table:table-cell office:value-type="float" table:style-name="ce1" office:value="0.987959865769">
            <text:p>0.98796</text:p>
          </table:table-cell>
          <table:table-cell table:number-columns-repeated="16381"/>
        </table:table-row>
        <table:table-row table:style-name="ro1">
          <table:table-cell office:value-type="float" table:style-name="ce1" office:value="351.2">
            <text:p>351.2</text:p>
          </table:table-cell>
          <table:table-cell office:value-type="float" table:style-name="ce1" office:value="-0.152985836284">
            <text:p>-0.152986</text:p>
          </table:table-cell>
          <table:table-cell office:value-type="float" table:style-name="ce1" office:value="0.988228381447">
            <text:p>0.988228</text:p>
          </table:table-cell>
          <table:table-cell table:number-columns-repeated="16381"/>
        </table:table-row>
        <table:table-row table:style-name="ro1">
          <table:table-cell office:value-type="float" table:style-name="ce1" office:value="351.3">
            <text:p>351.3</text:p>
          </table:table-cell>
          <table:table-cell office:value-type="float" table:style-name="ce1" office:value="-0.151260820247">
            <text:p>-0.151261</text:p>
          </table:table-cell>
          <table:table-cell office:value-type="float" table:style-name="ce1" office:value="0.988493886809">
            <text:p>0.988494</text:p>
          </table:table-cell>
          <table:table-cell table:number-columns-repeated="16381"/>
        </table:table-row>
        <table:table-row table:style-name="ro1">
          <table:table-cell office:value-type="float" table:style-name="ce1" office:value="351.4">
            <text:p>351.4</text:p>
          </table:table-cell>
          <table:table-cell office:value-type="float" table:style-name="ce1" office:value="-0.149535343444">
            <text:p>-0.149535</text:p>
          </table:table-cell>
          <table:table-cell office:value-type="float" table:style-name="ce1" office:value="0.988756381047">
            <text:p>0.988756</text:p>
          </table:table-cell>
          <table:table-cell table:number-columns-repeated="16381"/>
        </table:table-row>
        <table:table-row table:style-name="ro1">
          <table:table-cell office:value-type="float" table:style-name="ce1" office:value="351.5">
            <text:p>351.5</text:p>
          </table:table-cell>
          <table:table-cell office:value-type="float" table:style-name="ce1" office:value="-0.14780941113">
            <text:p>-0.147809</text:p>
          </table:table-cell>
          <table:table-cell office:value-type="float" table:style-name="ce1" office:value="0.989015863362">
            <text:p>0.989016</text:p>
          </table:table-cell>
          <table:table-cell table:number-columns-repeated="16381"/>
        </table:table-row>
        <table:table-row table:style-name="ro1">
          <table:table-cell office:value-type="float" table:style-name="ce1" office:value="351.6">
            <text:p>351.6</text:p>
          </table:table-cell>
          <table:table-cell office:value-type="float" table:style-name="ce1" office:value="-0.146083028562">
            <text:p>-0.146083</text:p>
          </table:table-cell>
          <table:table-cell office:value-type="float" table:style-name="ce1" office:value="0.989272332963">
            <text:p>0.989272</text:p>
          </table:table-cell>
          <table:table-cell table:number-columns-repeated="16381"/>
        </table:table-row>
        <table:table-row table:style-name="ro1">
          <table:table-cell office:value-type="float" table:style-name="ce1" office:value="351.7">
            <text:p>351.7</text:p>
          </table:table-cell>
          <table:table-cell office:value-type="float" table:style-name="ce1" office:value="-0.144356201001">
            <text:p>-0.144356</text:p>
          </table:table-cell>
          <table:table-cell office:value-type="float" table:style-name="ce1" office:value="0.989525789069">
            <text:p>0.989526</text:p>
          </table:table-cell>
          <table:table-cell table:number-columns-repeated="16381"/>
        </table:table-row>
        <table:table-row table:style-name="ro1">
          <table:table-cell office:value-type="float" table:style-name="ce1" office:value="351.8">
            <text:p>351.8</text:p>
          </table:table-cell>
          <table:table-cell office:value-type="float" table:style-name="ce1" office:value="-0.142628933706">
            <text:p>-0.142629</text:p>
          </table:table-cell>
          <table:table-cell office:value-type="float" table:style-name="ce1" office:value="0.989776230908">
            <text:p>0.989776</text:p>
          </table:table-cell>
          <table:table-cell table:number-columns-repeated="16381"/>
        </table:table-row>
        <table:table-row table:style-name="ro1">
          <table:table-cell office:value-type="float" table:style-name="ce1" office:value="351.9">
            <text:p>351.9</text:p>
          </table:table-cell>
          <table:table-cell office:value-type="float" table:style-name="ce1" office:value="-0.140901231938">
            <text:p>-0.140901</text:p>
          </table:table-cell>
          <table:table-cell office:value-type="float" table:style-name="ce1" office:value="0.990023657717">
            <text:p>0.990024</text:p>
          </table:table-cell>
          <table:table-cell table:number-columns-repeated="16381"/>
        </table:table-row>
        <table:table-row table:style-name="ro1">
          <table:table-cell office:value-type="float" table:style-name="ce1" office:value="352.0">
            <text:p>352</text:p>
          </table:table-cell>
          <table:table-cell office:value-type="float" table:style-name="ce1" office:value="-0.13917310096">
            <text:p>-0.139173</text:p>
          </table:table-cell>
          <table:table-cell office:value-type="float" table:style-name="ce1" office:value="0.990268068742">
            <text:p>0.990268</text:p>
          </table:table-cell>
          <table:table-cell table:number-columns-repeated="16381"/>
        </table:table-row>
        <table:table-row table:style-name="ro1">
          <table:table-cell office:value-type="float" table:style-name="ce1" office:value="352.1">
            <text:p>352.1</text:p>
          </table:table-cell>
          <table:table-cell office:value-type="float" table:style-name="ce1" office:value="-0.137444546037">
            <text:p>-0.137445</text:p>
          </table:table-cell>
          <table:table-cell office:value-type="float" table:style-name="ce1" office:value="0.990509463238">
            <text:p>0.990509</text:p>
          </table:table-cell>
          <table:table-cell table:number-columns-repeated="16381"/>
        </table:table-row>
        <table:table-row table:style-name="ro1">
          <table:table-cell office:value-type="float" table:style-name="ce1" office:value="352.2">
            <text:p>352.2</text:p>
          </table:table-cell>
          <table:table-cell office:value-type="float" table:style-name="ce1" office:value="-0.135715572434">
            <text:p>-0.135716</text:p>
          </table:table-cell>
          <table:table-cell office:value-type="float" table:style-name="ce1" office:value="0.990747840471">
            <text:p>0.990748</text:p>
          </table:table-cell>
          <table:table-cell table:number-columns-repeated="16381"/>
        </table:table-row>
        <table:table-row table:style-name="ro1">
          <table:table-cell office:value-type="float" table:style-name="ce1" office:value="352.3">
            <text:p>352.3</text:p>
          </table:table-cell>
          <table:table-cell office:value-type="float" table:style-name="ce1" office:value="-0.133986185418">
            <text:p>-0.133986</text:p>
          </table:table-cell>
          <table:table-cell office:value-type="float" table:style-name="ce1" office:value="0.990983199715">
            <text:p>0.990983</text:p>
          </table:table-cell>
          <table:table-cell table:number-columns-repeated="16381"/>
        </table:table-row>
        <table:table-row table:style-name="ro1">
          <table:table-cell office:value-type="float" table:style-name="ce1" office:value="352.4">
            <text:p>352.4</text:p>
          </table:table-cell>
          <table:table-cell office:value-type="float" table:style-name="ce1" office:value="-0.132256390257">
            <text:p>-0.132256</text:p>
          </table:table-cell>
          <table:table-cell office:value-type="float" table:style-name="ce1" office:value="0.991215540252">
            <text:p>0.991216</text:p>
          </table:table-cell>
          <table:table-cell table:number-columns-repeated="16381"/>
        </table:table-row>
        <table:table-row table:style-name="ro1">
          <table:table-cell office:value-type="float" table:style-name="ce1" office:value="352.5">
            <text:p>352.5</text:p>
          </table:table-cell>
          <table:table-cell office:value-type="float" table:style-name="ce1" office:value="-0.13052619222">
            <text:p>-0.130526</text:p>
          </table:table-cell>
          <table:table-cell office:value-type="float" table:style-name="ce1" office:value="0.991444861374">
            <text:p>0.991445</text:p>
          </table:table-cell>
          <table:table-cell table:number-columns-repeated="16381"/>
        </table:table-row>
        <table:table-row table:style-name="ro1">
          <table:table-cell office:value-type="float" table:style-name="ce1" office:value="352.6">
            <text:p>352.6</text:p>
          </table:table-cell>
          <table:table-cell office:value-type="float" table:style-name="ce1" office:value="-0.128795596578">
            <text:p>-0.128796</text:p>
          </table:table-cell>
          <table:table-cell office:value-type="float" table:style-name="ce1" office:value="0.991671162383">
            <text:p>0.991671</text:p>
          </table:table-cell>
          <table:table-cell table:number-columns-repeated="16381"/>
        </table:table-row>
        <table:table-row table:style-name="ro1">
          <table:table-cell office:value-type="float" table:style-name="ce1" office:value="352.7">
            <text:p>352.7</text:p>
          </table:table-cell>
          <table:table-cell office:value-type="float" table:style-name="ce1" office:value="-0.127064608601">
            <text:p>-0.127065</text:p>
          </table:table-cell>
          <table:table-cell office:value-type="float" table:style-name="ce1" office:value="0.99189444259">
            <text:p>0.991894</text:p>
          </table:table-cell>
          <table:table-cell table:number-columns-repeated="16381"/>
        </table:table-row>
        <table:table-row table:style-name="ro1">
          <table:table-cell office:value-type="float" table:style-name="ce1" office:value="352.8">
            <text:p>352.8</text:p>
          </table:table-cell>
          <table:table-cell office:value-type="float" table:style-name="ce1" office:value="-0.125333233564">
            <text:p>-0.125333</text:p>
          </table:table-cell>
          <table:table-cell office:value-type="float" table:style-name="ce1" office:value="0.992114701314">
            <text:p>0.992115</text:p>
          </table:table-cell>
          <table:table-cell table:number-columns-repeated="16381"/>
        </table:table-row>
        <table:table-row table:style-name="ro1">
          <table:table-cell office:value-type="float" table:style-name="ce1" office:value="352.9">
            <text:p>352.9</text:p>
          </table:table-cell>
          <table:table-cell office:value-type="float" table:style-name="ce1" office:value="-0.12360147674">
            <text:p>-0.123601</text:p>
          </table:table-cell>
          <table:table-cell office:value-type="float" table:style-name="ce1" office:value="0.992331937885">
            <text:p>0.992332</text:p>
          </table:table-cell>
          <table:table-cell table:number-columns-repeated="16381"/>
        </table:table-row>
        <table:table-row table:style-name="ro1">
          <table:table-cell office:value-type="float" table:style-name="ce1" office:value="353.0">
            <text:p>353</text:p>
          </table:table-cell>
          <table:table-cell office:value-type="float" table:style-name="ce1" office:value="-0.121869343405">
            <text:p>-0.121869</text:p>
          </table:table-cell>
          <table:table-cell office:value-type="float" table:style-name="ce1" office:value="0.992546151641">
            <text:p>0.992546</text:p>
          </table:table-cell>
          <table:table-cell table:number-columns-repeated="16381"/>
        </table:table-row>
        <table:table-row table:style-name="ro1">
          <table:table-cell office:value-type="float" table:style-name="ce1" office:value="353.1">
            <text:p>353.1</text:p>
          </table:table-cell>
          <table:table-cell office:value-type="float" table:style-name="ce1" office:value="-0.120136838835">
            <text:p>-0.120137</text:p>
          </table:table-cell>
          <table:table-cell office:value-type="float" table:style-name="ce1" office:value="0.992757341929">
            <text:p>0.992757</text:p>
          </table:table-cell>
          <table:table-cell table:number-columns-repeated="16381"/>
        </table:table-row>
        <table:table-row table:style-name="ro1">
          <table:table-cell office:value-type="float" table:style-name="ce1" office:value="353.2">
            <text:p>353.2</text:p>
          </table:table-cell>
          <table:table-cell office:value-type="float" table:style-name="ce1" office:value="-0.118403968307">
            <text:p>-0.118404</text:p>
          </table:table-cell>
          <table:table-cell office:value-type="float" table:style-name="ce1" office:value="0.992965508107">
            <text:p>0.992966</text:p>
          </table:table-cell>
          <table:table-cell table:number-columns-repeated="16381"/>
        </table:table-row>
        <table:table-row table:style-name="ro1">
          <table:table-cell office:value-type="float" table:style-name="ce1" office:value="353.3">
            <text:p>353.3</text:p>
          </table:table-cell>
          <table:table-cell office:value-type="float" table:style-name="ce1" office:value="-0.116670737099">
            <text:p>-0.116671</text:p>
          </table:table-cell>
          <table:table-cell office:value-type="float" table:style-name="ce1" office:value="0.993170649538">
            <text:p>0.993171</text:p>
          </table:table-cell>
          <table:table-cell table:number-columns-repeated="16381"/>
        </table:table-row>
        <table:table-row table:style-name="ro1">
          <table:table-cell office:value-type="float" table:style-name="ce1" office:value="353.4">
            <text:p>353.4</text:p>
          </table:table-cell>
          <table:table-cell office:value-type="float" table:style-name="ce1" office:value="-0.114937150493">
            <text:p>-0.114937</text:p>
          </table:table-cell>
          <table:table-cell office:value-type="float" table:style-name="ce1" office:value="0.9933727656">
            <text:p>0.993373</text:p>
          </table:table-cell>
          <table:table-cell table:number-columns-repeated="16381"/>
        </table:table-row>
        <table:table-row table:style-name="ro1">
          <table:table-cell office:value-type="float" table:style-name="ce1" office:value="353.5">
            <text:p>353.5</text:p>
          </table:table-cell>
          <table:table-cell office:value-type="float" table:style-name="ce1" office:value="-0.113203213768">
            <text:p>-0.113203</text:p>
          </table:table-cell>
          <table:table-cell office:value-type="float" table:style-name="ce1" office:value="0.993571855677">
            <text:p>0.993572</text:p>
          </table:table-cell>
          <table:table-cell table:number-columns-repeated="16381"/>
        </table:table-row>
        <table:table-row table:style-name="ro1">
          <table:table-cell office:value-type="float" table:style-name="ce1" office:value="353.6">
            <text:p>353.6</text:p>
          </table:table-cell>
          <table:table-cell office:value-type="float" table:style-name="ce1" office:value="-0.111468932206">
            <text:p>-0.111469</text:p>
          </table:table-cell>
          <table:table-cell office:value-type="float" table:style-name="ce1" office:value="0.993767919161">
            <text:p>0.993768</text:p>
          </table:table-cell>
          <table:table-cell table:number-columns-repeated="16381"/>
        </table:table-row>
        <table:table-row table:style-name="ro1">
          <table:table-cell office:value-type="float" table:style-name="ce1" office:value="353.7">
            <text:p>353.7</text:p>
          </table:table-cell>
          <table:table-cell office:value-type="float" table:style-name="ce1" office:value="-0.109734311091">
            <text:p>-0.109734</text:p>
          </table:table-cell>
          <table:table-cell office:value-type="float" table:style-name="ce1" office:value="0.993960955455">
            <text:p>0.993961</text:p>
          </table:table-cell>
          <table:table-cell table:number-columns-repeated="16381"/>
        </table:table-row>
        <table:table-row table:style-name="ro1">
          <table:table-cell office:value-type="float" table:style-name="ce1" office:value="353.8">
            <text:p>353.8</text:p>
          </table:table-cell>
          <table:table-cell office:value-type="float" table:style-name="ce1" office:value="-0.107999355706">
            <text:p>-0.107999</text:p>
          </table:table-cell>
          <table:table-cell office:value-type="float" table:style-name="ce1" office:value="0.994150963972">
            <text:p>0.994151</text:p>
          </table:table-cell>
          <table:table-cell table:number-columns-repeated="16381"/>
        </table:table-row>
        <table:table-row table:style-name="ro1">
          <table:table-cell office:value-type="float" table:style-name="ce1" office:value="353.9">
            <text:p>353.9</text:p>
          </table:table-cell>
          <table:table-cell office:value-type="float" table:style-name="ce1" office:value="-0.106264071336">
            <text:p>-0.106264</text:p>
          </table:table-cell>
          <table:table-cell office:value-type="float" table:style-name="ce1" office:value="0.994337944133">
            <text:p>0.994338</text:p>
          </table:table-cell>
          <table:table-cell table:number-columns-repeated="16381"/>
        </table:table-row>
        <table:table-row table:style-name="ro1">
          <table:table-cell office:value-type="float" table:style-name="ce1" office:value="354.0">
            <text:p>354</text:p>
          </table:table-cell>
          <table:table-cell office:value-type="float" table:style-name="ce1" office:value="-0.104528463268">
            <text:p>-0.104528</text:p>
          </table:table-cell>
          <table:table-cell office:value-type="float" table:style-name="ce1" office:value="0.994521895368">
            <text:p>0.994522</text:p>
          </table:table-cell>
          <table:table-cell table:number-columns-repeated="16381"/>
        </table:table-row>
        <table:table-row table:style-name="ro1">
          <table:table-cell office:value-type="float" table:style-name="ce1" office:value="354.1">
            <text:p>354.1</text:p>
          </table:table-cell>
          <table:table-cell office:value-type="float" table:style-name="ce1" office:value="-0.102792536787">
            <text:p>-0.102793</text:p>
          </table:table-cell>
          <table:table-cell office:value-type="float" table:style-name="ce1" office:value="0.994702817117">
            <text:p>0.994703</text:p>
          </table:table-cell>
          <table:table-cell table:number-columns-repeated="16381"/>
        </table:table-row>
        <table:table-row table:style-name="ro1">
          <table:table-cell office:value-type="float" table:style-name="ce1" office:value="354.2">
            <text:p>354.2</text:p>
          </table:table-cell>
          <table:table-cell office:value-type="float" table:style-name="ce1" office:value="-0.101056297183">
            <text:p>-0.101056</text:p>
          </table:table-cell>
          <table:table-cell office:value-type="float" table:style-name="ce1" office:value="0.994880708829">
            <text:p>0.994881</text:p>
          </table:table-cell>
          <table:table-cell table:number-columns-repeated="16381"/>
        </table:table-row>
        <table:table-row table:style-name="ro1">
          <table:table-cell office:value-type="float" table:style-name="ce1" office:value="354.3">
            <text:p>354.3</text:p>
          </table:table-cell>
          <table:table-cell office:value-type="float" table:style-name="ce1" office:value="-0.0993197497436">
            <text:p>-0.0993197</text:p>
          </table:table-cell>
          <table:table-cell office:value-type="float" table:style-name="ce1" office:value="0.995055569961">
            <text:p>0.995056</text:p>
          </table:table-cell>
          <table:table-cell table:number-columns-repeated="16381"/>
        </table:table-row>
        <table:table-row table:style-name="ro1">
          <table:table-cell office:value-type="float" table:style-name="ce1" office:value="354.4">
            <text:p>354.4</text:p>
          </table:table-cell>
          <table:table-cell office:value-type="float" table:style-name="ce1" office:value="-0.0975828997591">
            <text:p>-0.0975829</text:p>
          </table:table-cell>
          <table:table-cell office:value-type="float" table:style-name="ce1" office:value="0.995227399982">
            <text:p>0.995227</text:p>
          </table:table-cell>
          <table:table-cell table:number-columns-repeated="16381"/>
        </table:table-row>
        <table:table-row table:style-name="ro1">
          <table:table-cell office:value-type="float" table:style-name="ce1" office:value="354.5">
            <text:p>354.5</text:p>
          </table:table-cell>
          <table:table-cell office:value-type="float" table:style-name="ce1" office:value="-0.0958457525202">
            <text:p>-0.0958458</text:p>
          </table:table-cell>
          <table:table-cell office:value-type="float" table:style-name="ce1" office:value="0.995396198367">
            <text:p>0.995396</text:p>
          </table:table-cell>
          <table:table-cell table:number-columns-repeated="16381"/>
        </table:table-row>
        <table:table-row table:style-name="ro1">
          <table:table-cell office:value-type="float" table:style-name="ce1" office:value="354.6">
            <text:p>354.6</text:p>
          </table:table-cell>
          <table:table-cell office:value-type="float" table:style-name="ce1" office:value="-0.0941083133185">
            <text:p>-0.0941083</text:p>
          </table:table-cell>
          <table:table-cell office:value-type="float" table:style-name="ce1" office:value="0.995561964603">
            <text:p>0.995562</text:p>
          </table:table-cell>
          <table:table-cell table:number-columns-repeated="16381"/>
        </table:table-row>
        <table:table-row table:style-name="ro1">
          <table:table-cell office:value-type="float" table:style-name="ce1" office:value="354.7">
            <text:p>354.7</text:p>
          </table:table-cell>
          <table:table-cell office:value-type="float" table:style-name="ce1" office:value="-0.0923705874466">
            <text:p>-0.0923706</text:p>
          </table:table-cell>
          <table:table-cell office:value-type="float" table:style-name="ce1" office:value="0.995724698185">
            <text:p>0.995725</text:p>
          </table:table-cell>
          <table:table-cell table:number-columns-repeated="16381"/>
        </table:table-row>
        <table:table-row table:style-name="ro1">
          <table:table-cell office:value-type="float" table:style-name="ce1" office:value="354.8">
            <text:p>354.8</text:p>
          </table:table-cell>
          <table:table-cell office:value-type="float" table:style-name="ce1" office:value="-0.0906325801978">
            <text:p>-0.0906326</text:p>
          </table:table-cell>
          <table:table-cell office:value-type="float" table:style-name="ce1" office:value="0.995884398616">
            <text:p>0.995884</text:p>
          </table:table-cell>
          <table:table-cell table:number-columns-repeated="16381"/>
        </table:table-row>
        <table:table-row table:style-name="ro1">
          <table:table-cell office:value-type="float" table:style-name="ce1" office:value="354.9">
            <text:p>354.9</text:p>
          </table:table-cell>
          <table:table-cell office:value-type="float" table:style-name="ce1" office:value="-0.0888942968664">
            <text:p>-0.0888943</text:p>
          </table:table-cell>
          <table:table-cell office:value-type="float" table:style-name="ce1" office:value="0.996041065411">
            <text:p>0.996041</text:p>
          </table:table-cell>
          <table:table-cell table:number-columns-repeated="16381"/>
        </table:table-row>
        <table:table-row table:style-name="ro1">
          <table:table-cell office:value-type="float" table:style-name="ce1" office:value="355.0">
            <text:p>355</text:p>
          </table:table-cell>
          <table:table-cell office:value-type="float" table:style-name="ce1" office:value="-0.0871557427477">
            <text:p>-0.0871557</text:p>
          </table:table-cell>
          <table:table-cell office:value-type="float" table:style-name="ce1" office:value="0.996194698092">
            <text:p>0.996195</text:p>
          </table:table-cell>
          <table:table-cell table:number-columns-repeated="16381"/>
        </table:table-row>
        <table:table-row table:style-name="ro1">
          <table:table-cell office:value-type="float" table:style-name="ce1" office:value="355.1">
            <text:p>355.1</text:p>
          </table:table-cell>
          <table:table-cell office:value-type="float" table:style-name="ce1" office:value="-0.0854169231374">
            <text:p>-0.0854169</text:p>
          </table:table-cell>
          <table:table-cell office:value-type="float" table:style-name="ce1" office:value="0.996345296191">
            <text:p>0.996345</text:p>
          </table:table-cell>
          <table:table-cell table:number-columns-repeated="16381"/>
        </table:table-row>
        <table:table-row table:style-name="ro1">
          <table:table-cell office:value-type="float" table:style-name="ce1" office:value="355.2">
            <text:p>355.2</text:p>
          </table:table-cell>
          <table:table-cell office:value-type="float" table:style-name="ce1" office:value="-0.0836778433323">
            <text:p>-0.0836778</text:p>
          </table:table-cell>
          <table:table-cell office:value-type="float" table:style-name="ce1" office:value="0.99649285925">
            <text:p>0.996493</text:p>
          </table:table-cell>
          <table:table-cell table:number-columns-repeated="16381"/>
        </table:table-row>
        <table:table-row table:style-name="ro1">
          <table:table-cell office:value-type="float" table:style-name="ce1" office:value="355.3">
            <text:p>355.3</text:p>
          </table:table-cell>
          <table:table-cell office:value-type="float" table:style-name="ce1" office:value="-0.08193850863">
            <text:p>-0.0819385</text:p>
          </table:table-cell>
          <table:table-cell office:value-type="float" table:style-name="ce1" office:value="0.996637386818">
            <text:p>0.996637</text:p>
          </table:table-cell>
          <table:table-cell table:number-columns-repeated="16381"/>
        </table:table-row>
        <table:table-row table:style-name="ro1">
          <table:table-cell office:value-type="float" table:style-name="ce1" office:value="355.4">
            <text:p>355.4</text:p>
          </table:table-cell>
          <table:table-cell office:value-type="float" table:style-name="ce1" office:value="-0.0801989243289">
            <text:p>-0.0801989</text:p>
          </table:table-cell>
          <table:table-cell office:value-type="float" table:style-name="ce1" office:value="0.996778878456">
            <text:p>0.996779</text:p>
          </table:table-cell>
          <table:table-cell table:number-columns-repeated="16381"/>
        </table:table-row>
        <table:table-row table:style-name="ro1">
          <table:table-cell office:value-type="float" table:style-name="ce1" office:value="355.5">
            <text:p>355.5</text:p>
          </table:table-cell>
          <table:table-cell office:value-type="float" table:style-name="ce1" office:value="-0.0784590957278">
            <text:p>-0.0784591</text:p>
          </table:table-cell>
          <table:table-cell office:value-type="float" table:style-name="ce1" office:value="0.996917333733">
            <text:p>0.996917</text:p>
          </table:table-cell>
          <table:table-cell table:number-columns-repeated="16381"/>
        </table:table-row>
        <table:table-row table:style-name="ro1">
          <table:table-cell office:value-type="float" table:style-name="ce1" office:value="355.6">
            <text:p>355.6</text:p>
          </table:table-cell>
          <table:table-cell office:value-type="float" table:style-name="ce1" office:value="-0.0767190281268">
            <text:p>-0.076719</text:p>
          </table:table-cell>
          <table:table-cell office:value-type="float" table:style-name="ce1" office:value="0.997052752227">
            <text:p>0.997053</text:p>
          </table:table-cell>
          <table:table-cell table:number-columns-repeated="16381"/>
        </table:table-row>
        <table:table-row table:style-name="ro1">
          <table:table-cell office:value-type="float" table:style-name="ce1" office:value="355.7">
            <text:p>355.7</text:p>
          </table:table-cell>
          <table:table-cell office:value-type="float" table:style-name="ce1" office:value="-0.0749787268263">
            <text:p>-0.0749787</text:p>
          </table:table-cell>
          <table:table-cell office:value-type="float" table:style-name="ce1" office:value="0.997185133525">
            <text:p>0.997185</text:p>
          </table:table-cell>
          <table:table-cell table:number-columns-repeated="16381"/>
        </table:table-row>
        <table:table-row table:style-name="ro1">
          <table:table-cell office:value-type="float" table:style-name="ce1" office:value="355.8">
            <text:p>355.8</text:p>
          </table:table-cell>
          <table:table-cell office:value-type="float" table:style-name="ce1" office:value="-0.0732381971276">
            <text:p>-0.0732382</text:p>
          </table:table-cell>
          <table:table-cell office:value-type="float" table:style-name="ce1" office:value="0.997314477224">
            <text:p>0.997314</text:p>
          </table:table-cell>
          <table:table-cell table:number-columns-repeated="16381"/>
        </table:table-row>
        <table:table-row table:style-name="ro1">
          <table:table-cell office:value-type="float" table:style-name="ce1" office:value="355.9">
            <text:p>355.9</text:p>
          </table:table-cell>
          <table:table-cell office:value-type="float" table:style-name="ce1" office:value="-0.0714974443327">
            <text:p>-0.0714974</text:p>
          </table:table-cell>
          <table:table-cell office:value-type="float" table:style-name="ce1" office:value="0.997440782931">
            <text:p>0.997441</text:p>
          </table:table-cell>
          <table:table-cell table:number-columns-repeated="16381"/>
        </table:table-row>
        <table:table-row table:style-name="ro1">
          <table:table-cell office:value-type="float" table:style-name="ce1" office:value="356.0">
            <text:p>356</text:p>
          </table:table-cell>
          <table:table-cell office:value-type="float" table:style-name="ce1" office:value="-0.0697564737441">
            <text:p>-0.0697565</text:p>
          </table:table-cell>
          <table:table-cell office:value-type="float" table:style-name="ce1" office:value="0.99756405026">
            <text:p>0.997564</text:p>
          </table:table-cell>
          <table:table-cell table:number-columns-repeated="16381"/>
        </table:table-row>
        <table:table-row table:style-name="ro1">
          <table:table-cell office:value-type="float" table:style-name="ce1" office:value="356.1">
            <text:p>356.1</text:p>
          </table:table-cell>
          <table:table-cell office:value-type="float" table:style-name="ce1" office:value="-0.0680152906652">
            <text:p>-0.0680153</text:p>
          </table:table-cell>
          <table:table-cell office:value-type="float" table:style-name="ce1" office:value="0.997684278836">
            <text:p>0.997684</text:p>
          </table:table-cell>
          <table:table-cell table:number-columns-repeated="16381"/>
        </table:table-row>
        <table:table-row table:style-name="ro1">
          <table:table-cell office:value-type="float" table:style-name="ce1" office:value="356.2">
            <text:p>356.2</text:p>
          </table:table-cell>
          <table:table-cell office:value-type="float" table:style-name="ce1" office:value="-0.0662739004">
            <text:p>-0.0662739</text:p>
          </table:table-cell>
          <table:table-cell office:value-type="float" table:style-name="ce1" office:value="0.997801468292">
            <text:p>0.997801</text:p>
          </table:table-cell>
          <table:table-cell table:number-columns-repeated="16381"/>
        </table:table-row>
        <table:table-row table:style-name="ro1">
          <table:table-cell office:value-type="float" table:style-name="ce1" office:value="356.3">
            <text:p>356.3</text:p>
          </table:table-cell>
          <table:table-cell office:value-type="float" table:style-name="ce1" office:value="-0.064532308253">
            <text:p>-0.0645323</text:p>
          </table:table-cell>
          <table:table-cell office:value-type="float" table:style-name="ce1" office:value="0.997915618272">
            <text:p>0.997916</text:p>
          </table:table-cell>
          <table:table-cell table:number-columns-repeated="16381"/>
        </table:table-row>
        <table:table-row table:style-name="ro1">
          <table:table-cell office:value-type="float" table:style-name="ce1" office:value="356.4">
            <text:p>356.4</text:p>
          </table:table-cell>
          <table:table-cell office:value-type="float" table:style-name="ce1" office:value="-0.0627905195293">
            <text:p>-0.0627905</text:p>
          </table:table-cell>
          <table:table-cell office:value-type="float" table:style-name="ce1" office:value="0.998026728428">
            <text:p>0.998027</text:p>
          </table:table-cell>
          <table:table-cell table:number-columns-repeated="16381"/>
        </table:table-row>
        <table:table-row table:style-name="ro1">
          <table:table-cell office:value-type="float" table:style-name="ce1" office:value="356.5">
            <text:p>356.5</text:p>
          </table:table-cell>
          <table:table-cell office:value-type="float" table:style-name="ce1" office:value="-0.0610485395349">
            <text:p>-0.0610485</text:p>
          </table:table-cell>
          <table:table-cell office:value-type="float" table:style-name="ce1" office:value="0.998134798422">
            <text:p>0.998135</text:p>
          </table:table-cell>
          <table:table-cell table:number-columns-repeated="16381"/>
        </table:table-row>
        <table:table-row table:style-name="ro1">
          <table:table-cell office:value-type="float" table:style-name="ce1" office:value="356.6">
            <text:p>356.6</text:p>
          </table:table-cell>
          <table:table-cell office:value-type="float" table:style-name="ce1" office:value="-0.059306373576">
            <text:p>-0.0593064</text:p>
          </table:table-cell>
          <table:table-cell office:value-type="float" table:style-name="ce1" office:value="0.998239827924">
            <text:p>0.99824</text:p>
          </table:table-cell>
          <table:table-cell table:number-columns-repeated="16381"/>
        </table:table-row>
        <table:table-row table:style-name="ro1">
          <table:table-cell office:value-type="float" table:style-name="ce1" office:value="356.7">
            <text:p>356.7</text:p>
          </table:table-cell>
          <table:table-cell office:value-type="float" table:style-name="ce1" office:value="-0.0575640269596">
            <text:p>-0.057564</text:p>
          </table:table-cell>
          <table:table-cell office:value-type="float" table:style-name="ce1" office:value="0.998341816614">
            <text:p>0.998342</text:p>
          </table:table-cell>
          <table:table-cell table:number-columns-repeated="16381"/>
        </table:table-row>
        <table:table-row table:style-name="ro1">
          <table:table-cell office:value-type="float" table:style-name="ce1" office:value="356.8">
            <text:p>356.8</text:p>
          </table:table-cell>
          <table:table-cell office:value-type="float" table:style-name="ce1" office:value="-0.0558215049932">
            <text:p>-0.0558215</text:p>
          </table:table-cell>
          <table:table-cell office:value-type="float" table:style-name="ce1" office:value="0.998440764182">
            <text:p>0.998441</text:p>
          </table:table-cell>
          <table:table-cell table:number-columns-repeated="16381"/>
        </table:table-row>
        <table:table-row table:style-name="ro1">
          <table:table-cell office:value-type="float" table:style-name="ce1" office:value="356.9">
            <text:p>356.9</text:p>
          </table:table-cell>
          <table:table-cell office:value-type="float" table:style-name="ce1" office:value="-0.0540788129848">
            <text:p>-0.0540788</text:p>
          </table:table-cell>
          <table:table-cell office:value-type="float" table:style-name="ce1" office:value="0.998536670326">
            <text:p>0.998537</text:p>
          </table:table-cell>
          <table:table-cell table:number-columns-repeated="16381"/>
        </table:table-row>
        <table:table-row table:style-name="ro1">
          <table:table-cell office:value-type="float" table:style-name="ce1" office:value="357.0">
            <text:p>357</text:p>
          </table:table-cell>
          <table:table-cell office:value-type="float" table:style-name="ce1" office:value="-0.0523359562429">
            <text:p>-0.052336</text:p>
          </table:table-cell>
          <table:table-cell office:value-type="float" table:style-name="ce1" office:value="0.998629534755">
            <text:p>0.99863</text:p>
          </table:table-cell>
          <table:table-cell table:number-columns-repeated="16381"/>
        </table:table-row>
        <table:table-row table:style-name="ro1">
          <table:table-cell office:value-type="float" table:style-name="ce1" office:value="357.1">
            <text:p>357.1</text:p>
          </table:table-cell>
          <table:table-cell office:value-type="float" table:style-name="ce1" office:value="-0.0505929400767">
            <text:p>-0.0505929</text:p>
          </table:table-cell>
          <table:table-cell office:value-type="float" table:style-name="ce1" office:value="0.998719357184">
            <text:p>0.998719</text:p>
          </table:table-cell>
          <table:table-cell table:number-columns-repeated="16381"/>
        </table:table-row>
        <table:table-row table:style-name="ro1">
          <table:table-cell office:value-type="float" table:style-name="ce1" office:value="357.2">
            <text:p>357.2</text:p>
          </table:table-cell>
          <table:table-cell office:value-type="float" table:style-name="ce1" office:value="-0.0488497697956">
            <text:p>-0.0488498</text:p>
          </table:table-cell>
          <table:table-cell office:value-type="float" table:style-name="ce1" office:value="0.998806137341">
            <text:p>0.998806</text:p>
          </table:table-cell>
          <table:table-cell table:number-columns-repeated="16381"/>
        </table:table-row>
        <table:table-row table:style-name="ro1">
          <table:table-cell office:value-type="float" table:style-name="ce1" office:value="357.3">
            <text:p>357.3</text:p>
          </table:table-cell>
          <table:table-cell office:value-type="float" table:style-name="ce1" office:value="-0.0471064507096">
            <text:p>-0.0471065</text:p>
          </table:table-cell>
          <table:table-cell office:value-type="float" table:style-name="ce1" office:value="0.998889874962">
            <text:p>0.99889</text:p>
          </table:table-cell>
          <table:table-cell table:number-columns-repeated="16381"/>
        </table:table-row>
        <table:table-row table:style-name="ro1">
          <table:table-cell office:value-type="float" table:style-name="ce1" office:value="357.4">
            <text:p>357.4</text:p>
          </table:table-cell>
          <table:table-cell office:value-type="float" table:style-name="ce1" office:value="-0.0453629881293">
            <text:p>-0.045363</text:p>
          </table:table-cell>
          <table:table-cell office:value-type="float" table:style-name="ce1" office:value="0.998970569791">
            <text:p>0.998971</text:p>
          </table:table-cell>
          <table:table-cell table:number-columns-repeated="16381"/>
        </table:table-row>
        <table:table-row table:style-name="ro1">
          <table:table-cell office:value-type="float" table:style-name="ce1" office:value="357.5">
            <text:p>357.5</text:p>
          </table:table-cell>
          <table:table-cell office:value-type="float" table:style-name="ce1" office:value="-0.0436193873653">
            <text:p>-0.0436194</text:p>
          </table:table-cell>
          <table:table-cell office:value-type="float" table:style-name="ce1" office:value="0.999048221582">
            <text:p>0.999048</text:p>
          </table:table-cell>
          <table:table-cell table:number-columns-repeated="16381"/>
        </table:table-row>
        <table:table-row table:style-name="ro1">
          <table:table-cell office:value-type="float" table:style-name="ce1" office:value="357.6">
            <text:p>357.6</text:p>
          </table:table-cell>
          <table:table-cell office:value-type="float" table:style-name="ce1" office:value="-0.0418756537292">
            <text:p>-0.0418757</text:p>
          </table:table-cell>
          <table:table-cell office:value-type="float" table:style-name="ce1" office:value="0.999122830099">
            <text:p>0.999123</text:p>
          </table:table-cell>
          <table:table-cell table:number-columns-repeated="16381"/>
        </table:table-row>
        <table:table-row table:style-name="ro1">
          <table:table-cell office:value-type="float" table:style-name="ce1" office:value="357.7">
            <text:p>357.7</text:p>
          </table:table-cell>
          <table:table-cell office:value-type="float" table:style-name="ce1" office:value="-0.0401317925326">
            <text:p>-0.0401318</text:p>
          </table:table-cell>
          <table:table-cell office:value-type="float" table:style-name="ce1" office:value="0.999194395114">
            <text:p>0.999194</text:p>
          </table:table-cell>
          <table:table-cell table:number-columns-repeated="16381"/>
        </table:table-row>
        <table:table-row table:style-name="ro1">
          <table:table-cell office:value-type="float" table:style-name="ce1" office:value="357.8">
            <text:p>357.8</text:p>
          </table:table-cell>
          <table:table-cell office:value-type="float" table:style-name="ce1" office:value="-0.0383878090875">
            <text:p>-0.0383878</text:p>
          </table:table-cell>
          <table:table-cell office:value-type="float" table:style-name="ce1" office:value="0.999262916411">
            <text:p>0.999263</text:p>
          </table:table-cell>
          <table:table-cell table:number-columns-repeated="16381"/>
        </table:table-row>
        <table:table-row table:style-name="ro1">
          <table:table-cell office:value-type="float" table:style-name="ce1" office:value="357.9">
            <text:p>357.9</text:p>
          </table:table-cell>
          <table:table-cell office:value-type="float" table:style-name="ce1" office:value="-0.0366437087066">
            <text:p>-0.0366437</text:p>
          </table:table-cell>
          <table:table-cell office:value-type="float" table:style-name="ce1" office:value="0.999328393779">
            <text:p>0.999328</text:p>
          </table:table-cell>
          <table:table-cell table:number-columns-repeated="16381"/>
        </table:table-row>
        <table:table-row table:style-name="ro1">
          <table:table-cell office:value-type="float" table:style-name="ce1" office:value="358.0">
            <text:p>358</text:p>
          </table:table-cell>
          <table:table-cell office:value-type="float" table:style-name="ce1" office:value="-0.0348994967025">
            <text:p>-0.0348995</text:p>
          </table:table-cell>
          <table:table-cell office:value-type="float" table:style-name="ce1" office:value="0.999390827019">
            <text:p>0.999391</text:p>
          </table:table-cell>
          <table:table-cell table:number-columns-repeated="16381"/>
        </table:table-row>
        <table:table-row table:style-name="ro1">
          <table:table-cell office:value-type="float" table:style-name="ce1" office:value="358.1">
            <text:p>358.1</text:p>
          </table:table-cell>
          <table:table-cell office:value-type="float" table:style-name="ce1" office:value="-0.0331551783885">
            <text:p>-0.0331552</text:p>
          </table:table-cell>
          <table:table-cell office:value-type="float" table:style-name="ce1" office:value="0.999450215942">
            <text:p>0.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358.2">
            <text:p>358.2</text:p>
          </table:table-cell>
          <table:table-cell office:value-type="float" table:style-name="ce1" office:value="-0.0314107590781">
            <text:p>-0.0314108</text:p>
          </table:table-cell>
          <table:table-cell office:value-type="float" table:style-name="ce1" office:value="0.999506560366">
            <text:p>0.999507</text:p>
          </table:table-cell>
          <table:table-cell table:number-columns-repeated="16381"/>
        </table:table-row>
        <table:table-row table:style-name="ro1">
          <table:table-cell office:value-type="float" table:style-name="ce1" office:value="358.3">
            <text:p>358.3</text:p>
          </table:table-cell>
          <table:table-cell office:value-type="float" table:style-name="ce1" office:value="-0.0296662440851">
            <text:p>-0.0296662</text:p>
          </table:table-cell>
          <table:table-cell office:value-type="float" table:style-name="ce1" office:value="0.999559860119">
            <text:p>0.99956</text:p>
          </table:table-cell>
          <table:table-cell table:number-columns-repeated="16381"/>
        </table:table-row>
        <table:table-row table:style-name="ro1">
          <table:table-cell office:value-type="float" table:style-name="ce1" office:value="358.4">
            <text:p>358.4</text:p>
          </table:table-cell>
          <table:table-cell office:value-type="float" table:style-name="ce1" office:value="-0.0279216387236">
            <text:p>-0.0279216</text:p>
          </table:table-cell>
          <table:table-cell office:value-type="float" table:style-name="ce1" office:value="0.99961011504">
            <text:p>0.99961</text:p>
          </table:table-cell>
          <table:table-cell table:number-columns-repeated="16381"/>
        </table:table-row>
        <table:table-row table:style-name="ro1">
          <table:table-cell office:value-type="float" table:style-name="ce1" office:value="358.5">
            <text:p>358.5</text:p>
          </table:table-cell>
          <table:table-cell office:value-type="float" table:style-name="ce1" office:value="-0.0261769483079">
            <text:p>-0.0261769</text:p>
          </table:table-cell>
          <table:table-cell office:value-type="float" table:style-name="ce1" office:value="0.999657324976">
            <text:p>0.999657</text:p>
          </table:table-cell>
          <table:table-cell table:number-columns-repeated="16381"/>
        </table:table-row>
        <table:table-row table:style-name="ro1">
          <table:table-cell office:value-type="float" table:style-name="ce1" office:value="358.6">
            <text:p>358.6</text:p>
          </table:table-cell>
          <table:table-cell office:value-type="float" table:style-name="ce1" office:value="-0.0244321781527">
            <text:p>-0.0244322</text:p>
          </table:table-cell>
          <table:table-cell office:value-type="float" table:style-name="ce1" office:value="0.999701489781">
            <text:p>0.999701</text:p>
          </table:table-cell>
          <table:table-cell table:number-columns-repeated="16381"/>
        </table:table-row>
        <table:table-row table:style-name="ro1">
          <table:table-cell office:value-type="float" table:style-name="ce1" office:value="358.7">
            <text:p>358.7</text:p>
          </table:table-cell>
          <table:table-cell office:value-type="float" table:style-name="ce1" office:value="-0.0226873335728">
            <text:p>-0.0226873</text:p>
          </table:table-cell>
          <table:table-cell office:value-type="float" table:style-name="ce1" office:value="0.999742609323">
            <text:p>0.999743</text:p>
          </table:table-cell>
          <table:table-cell table:number-columns-repeated="16381"/>
        </table:table-row>
        <table:table-row table:style-name="ro1">
          <table:table-cell office:value-type="float" table:style-name="ce1" office:value="358.8">
            <text:p>358.8</text:p>
          </table:table-cell>
          <table:table-cell office:value-type="float" table:style-name="ce1" office:value="-0.0209424198834">
            <text:p>-0.0209424</text:p>
          </table:table-cell>
          <table:table-cell office:value-type="float" table:style-name="ce1" office:value="0.999780683475">
            <text:p>0.999781</text:p>
          </table:table-cell>
          <table:table-cell table:number-columns-repeated="16381"/>
        </table:table-row>
        <table:table-row table:style-name="ro1">
          <table:table-cell office:value-type="float" table:style-name="ce1" office:value="358.9">
            <text:p>358.9</text:p>
          </table:table-cell>
          <table:table-cell office:value-type="float" table:style-name="ce1" office:value="-0.0191974423997">
            <text:p>-0.0191974</text:p>
          </table:table-cell>
          <table:table-cell office:value-type="float" table:style-name="ce1" office:value="0.999815712122">
            <text:p>0.999816</text:p>
          </table:table-cell>
          <table:table-cell table:number-columns-repeated="16381"/>
        </table:table-row>
        <table:table-row table:style-name="ro1">
          <table:table-cell office:value-type="float" table:style-name="ce1" office:value="359.0">
            <text:p>359</text:p>
          </table:table-cell>
          <table:table-cell office:value-type="float" table:style-name="ce1" office:value="-0.0174524064373">
            <text:p>-0.0174524</text:p>
          </table:table-cell>
          <table:table-cell office:value-type="float" table:style-name="ce1" office:value="0.999847695156">
            <text:p>0.999848</text:p>
          </table:table-cell>
          <table:table-cell table:number-columns-repeated="16381"/>
        </table:table-row>
        <table:table-row table:style-name="ro1">
          <table:table-cell office:value-type="float" table:style-name="ce1" office:value="359.1">
            <text:p>359.1</text:p>
          </table:table-cell>
          <table:table-cell office:value-type="float" table:style-name="ce1" office:value="-0.0157073173118">
            <text:p>-0.0157073</text:p>
          </table:table-cell>
          <table:table-cell office:value-type="float" table:style-name="ce1" office:value="0.999876632482">
            <text:p>0.999877</text:p>
          </table:table-cell>
          <table:table-cell table:number-columns-repeated="16381"/>
        </table:table-row>
        <table:table-row table:style-name="ro1">
          <table:table-cell office:value-type="float" table:style-name="ce1" office:value="359.2">
            <text:p>359.2</text:p>
          </table:table-cell>
          <table:table-cell office:value-type="float" table:style-name="ce1" office:value="-0.0139621803391">
            <text:p>-0.0139622</text:p>
          </table:table-cell>
          <table:table-cell office:value-type="float" table:style-name="ce1" office:value="0.999902524009">
            <text:p>0.999903</text:p>
          </table:table-cell>
          <table:table-cell table:number-columns-repeated="16381"/>
        </table:table-row>
        <table:table-row table:style-name="ro1">
          <table:table-cell office:value-type="float" table:style-name="ce1" office:value="359.3">
            <text:p>359.3</text:p>
          </table:table-cell>
          <table:table-cell office:value-type="float" table:style-name="ce1" office:value="-0.0122170008352">
            <text:p>-0.012217</text:p>
          </table:table-cell>
          <table:table-cell office:value-type="float" table:style-name="ce1" office:value="0.99992536966">
            <text:p>0.999925</text:p>
          </table:table-cell>
          <table:table-cell table:number-columns-repeated="16381"/>
        </table:table-row>
        <table:table-row table:style-name="ro1">
          <table:table-cell office:value-type="float" table:style-name="ce1" office:value="359.4">
            <text:p>359.4</text:p>
          </table:table-cell>
          <table:table-cell office:value-type="float" table:style-name="ce1" office:value="-0.0104717841162">
            <text:p>-0.0104718</text:p>
          </table:table-cell>
          <table:table-cell office:value-type="float" table:style-name="ce1" office:value="0.999945169366">
            <text:p>0.999945</text:p>
          </table:table-cell>
          <table:table-cell table:number-columns-repeated="16381"/>
        </table:table-row>
        <table:table-row table:style-name="ro1">
          <table:table-cell office:value-type="float" table:style-name="ce1" office:value="359.5">
            <text:p>359.5</text:p>
          </table:table-cell>
          <table:table-cell office:value-type="float" table:style-name="ce1" office:value="-0.00872653549837">
            <text:p>-0.00872654</text:p>
          </table:table-cell>
          <table:table-cell office:value-type="float" table:style-name="ce1" office:value="0.999961923064">
            <text:p>0.999962</text:p>
          </table:table-cell>
          <table:table-cell table:number-columns-repeated="16381"/>
        </table:table-row>
        <table:table-row table:style-name="ro1">
          <table:table-cell office:value-type="float" table:style-name="ce1" office:value="359.6">
            <text:p>359.6</text:p>
          </table:table-cell>
          <table:table-cell office:value-type="float" table:style-name="ce1" office:value="-0.00698126029796">
            <text:p>-0.00698126</text:p>
          </table:table-cell>
          <table:table-cell office:value-type="float" table:style-name="ce1" office:value="0.999975630705">
            <text:p>0.999976</text:p>
          </table:table-cell>
          <table:table-cell table:number-columns-repeated="16381"/>
        </table:table-row>
        <table:table-row table:style-name="ro1">
          <table:table-cell office:value-type="float" table:style-name="ce1" office:value="359.7">
            <text:p>359.7</text:p>
          </table:table-cell>
          <table:table-cell office:value-type="float" table:style-name="ce1" office:value="-0.00523596383142">
            <text:p>-0.00523596</text:p>
          </table:table-cell>
          <table:table-cell office:value-type="float" table:style-name="ce1" office:value="0.999986292247">
            <text:p>0.999986</text:p>
          </table:table-cell>
          <table:table-cell table:number-columns-repeated="16381"/>
        </table:table-row>
        <table:table-row table:style-name="ro1">
          <table:table-cell office:value-type="float" table:style-name="ce1" office:value="359.8">
            <text:p>359.8</text:p>
          </table:table-cell>
          <table:table-cell office:value-type="float" table:style-name="ce1" office:value="-0.00349065141522">
            <text:p>-0.00349065</text:p>
          </table:table-cell>
          <table:table-cell office:value-type="float" table:style-name="ce1" office:value="0.999993907658">
            <text:p>0.999994</text:p>
          </table:table-cell>
          <table:table-cell table:number-columns-repeated="16381"/>
        </table:table-row>
        <table:table-row table:style-name="ro1">
          <table:table-cell office:value-type="float" table:style-name="ce1" office:value="359.9">
            <text:p>359.9</text:p>
          </table:table-cell>
          <table:table-cell office:value-type="float" table:style-name="ce1" office:value="-0.0017453283659">
            <text:p>-0.00174533</text:p>
          </table:table-cell>
          <table:table-cell office:value-type="float" table:style-name="ce1" office:value="0.999998476913">
            <text:p>0.999998</text:p>
          </table:table-cell>
          <table:table-cell table:number-columns-repeated="16381"/>
        </table:table-row>
        <table:table-row table:style-name="ro1">
          <table:table-cell office:value-type="float" table:style-name="ce1" office:value="360.0">
            <text:p>360</text:p>
          </table:table-cell>
          <table:table-cell office:value-type="float" table:style-name="ce1" office:value="-2.44929359829e-16">
            <text:p>-2.44929e-16</text:p>
          </table:table-cell>
          <table:table-cell office:value-type="float" table:style-name="ce1" office:value="1.0">
            <text:p>1</text:p>
          </table:table-cell>
          <table:table-cell table:number-columns-repeated="16381"/>
        </table:table-row>
        <table:table-row table:number-rows-repeated="10449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5T16:06:03</meta:creation-date>
    <dc:date>2015-10-05T16:06:03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8mm" svg:stroke-color="#325885" svg:stroke-opacity="100%" draw:stroke-linejoin="round" draw:fill-color="#325885"/>
    </style:style>
    <style:style style:family="chart" style:name="G0S1">
      <style:chart-properties chart:symbol-type="none" chart:connect-bars="false" chart:solid-type="cuboid"/>
      <style:graphic-properties draw:fill="none" draw:stroke="solid" svg:stroke-width="0.8mm" svg:stroke-color="#873331" svg:stroke-opacity="100%" draw:stroke-linejoin="round" draw:fill-color="#873331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Trig Function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ngle (deg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Trig Function</text:p>
            </chart:title>
            <chart:grid chart:class="major" chart:style-name="GMa1"/>
          </chart:axis>
          <chart:series chart:label-cell-address="Trig_Data.$B$1" chart:values-cell-range-address="Trig_Data.$B$3:.$B$3603" chart:class="chart:scatter" chart:attached-axis="primary-y" chart:style-name="G0S0">
            <chart:domain table:cell-range-address="Trig_Data.$A$3:.$A$3603"/>
            <chart:data-point chart:repeated="3601"/>
          </chart:series>
          <chart:series chart:label-cell-address="Trig_Data.$C$1" chart:values-cell-range-address="Trig_Data.$C$3:.$C$3603" chart:class="chart:scatter" chart:attached-axis="primary-y" chart:style-name="G0S1" table:cell-range-address="Trig_Data.$A$3:.$A$3603">
            <chart:domain table:cell-range-address="Trig_Data.$A$3:.$A$3603"/>
            <chart:data-point chart:repeated="36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